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 Thread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8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.25022" calcext:value-type="float">
            <text:p>2.25022</text:p>
          </table:table-cell>
          <table:table-cell table:number-columns-repeated="67"/>
          <table:table-cell table:formula="of:=MIN([.A2:.BL2])" office:value-type="float" office:value="2.25022" calcext:value-type="float">
            <text:p>2.25022</text:p>
          </table:table-cell>
          <table:table-cell table:formula="of:=MAX([.A2:.BL2])" office:value-type="float" office:value="2.25022" calcext:value-type="float">
            <text:p>2.25022</text:p>
          </table:table-cell>
          <table:table-cell table:number-columns-repeated="7"/>
        </table:table-row>
        <table:table-row table:style-name="ro1">
          <table:table-cell office:value-type="float" office:value="1.89124" calcext:value-type="float">
            <text:p>1.89124</text:p>
          </table:table-cell>
          <table:table-cell table:number-columns-repeated="67"/>
          <table:table-cell table:formula="of:=MIN([.A3:.BL3])" office:value-type="float" office:value="1.89124" calcext:value-type="float">
            <text:p>1.89124</text:p>
          </table:table-cell>
          <table:table-cell table:formula="of:=MAX([.A3:.BL3])" office:value-type="float" office:value="1.89124" calcext:value-type="float">
            <text:p>1.89124</text:p>
          </table:table-cell>
          <table:table-cell table:number-columns-repeated="7"/>
        </table:table-row>
        <table:table-row table:style-name="ro1">
          <table:table-cell office:value-type="float" office:value="1.98429" calcext:value-type="float">
            <text:p>1.98429</text:p>
          </table:table-cell>
          <table:table-cell table:number-columns-repeated="67"/>
          <table:table-cell table:formula="of:=MIN([.A4:.BL4])" office:value-type="float" office:value="1.98429" calcext:value-type="float">
            <text:p>1.98429</text:p>
          </table:table-cell>
          <table:table-cell table:formula="of:=MAX([.A4:.BL4])" office:value-type="float" office:value="1.98429" calcext:value-type="float">
            <text:p>1.98429</text:p>
          </table:table-cell>
          <table:table-cell table:number-columns-repeated="7"/>
        </table:table-row>
        <table:table-row table:style-name="ro1">
          <table:table-cell office:value-type="float" office:value="2.13236" calcext:value-type="float">
            <text:p>2.13236</text:p>
          </table:table-cell>
          <table:table-cell table:number-columns-repeated="67"/>
          <table:table-cell table:formula="of:=MIN([.A5:.BL5])" office:value-type="float" office:value="2.13236" calcext:value-type="float">
            <text:p>2.13236</text:p>
          </table:table-cell>
          <table:table-cell table:formula="of:=MAX([.A5:.BL5])" office:value-type="float" office:value="2.13236" calcext:value-type="float">
            <text:p>2.13236</text:p>
          </table:table-cell>
          <table:table-cell table:number-columns-repeated="7"/>
        </table:table-row>
        <table:table-row table:style-name="ro1">
          <table:table-cell office:value-type="float" office:value="2.2797" calcext:value-type="float">
            <text:p>2.2797</text:p>
          </table:table-cell>
          <table:table-cell table:number-columns-repeated="67"/>
          <table:table-cell table:formula="of:=MIN([.A6:.BL6])" office:value-type="float" office:value="2.2797" calcext:value-type="float">
            <text:p>2.2797</text:p>
          </table:table-cell>
          <table:table-cell table:formula="of:=MAX([.A6:.BL6])" office:value-type="float" office:value="2.2797" calcext:value-type="float">
            <text:p>2.2797</text:p>
          </table:table-cell>
          <table:table-cell table:number-columns-repeated="7"/>
        </table:table-row>
        <table:table-row table:style-name="ro1">
          <table:table-cell office:value-type="float" office:value="2.06763" calcext:value-type="float">
            <text:p>2.06763</text:p>
          </table:table-cell>
          <table:table-cell table:number-columns-repeated="67"/>
          <table:table-cell table:formula="of:=MIN([.A7:.BL7])" office:value-type="float" office:value="2.06763" calcext:value-type="float">
            <text:p>2.06763</text:p>
          </table:table-cell>
          <table:table-cell table:formula="of:=MAX([.A7:.BL7])" office:value-type="float" office:value="2.06763" calcext:value-type="float">
            <text:p>2.06763</text:p>
          </table:table-cell>
          <table:table-cell table:number-columns-repeated="7"/>
        </table:table-row>
        <table:table-row table:style-name="ro2">
          <table:table-cell office:value-type="float" office:value="2.411" calcext:value-type="float">
            <text:p>2.411</text:p>
          </table:table-cell>
          <table:table-cell table:number-columns-repeated="67"/>
          <table:table-cell table:formula="of:=MIN([.A8:.BL8])" office:value-type="float" office:value="2.411" calcext:value-type="float">
            <text:p>2.411</text:p>
          </table:table-cell>
          <table:table-cell table:formula="of:=MAX([.A8:.BL8])" office:value-type="float" office:value="2.411" calcext:value-type="float">
            <text:p>2.411</text:p>
          </table:table-cell>
          <table:table-cell table:number-columns-repeated="7"/>
        </table:table-row>
        <table:table-row table:style-name="ro2">
          <table:table-cell office:value-type="float" office:value="1.91107" calcext:value-type="float">
            <text:p>1.91107</text:p>
          </table:table-cell>
          <table:table-cell table:number-columns-repeated="67"/>
          <table:table-cell table:formula="of:=MIN([.A9:.BL9])" office:value-type="float" office:value="1.91107" calcext:value-type="float">
            <text:p>1.91107</text:p>
          </table:table-cell>
          <table:table-cell table:formula="of:=MAX([.A9:.BL9])" office:value-type="float" office:value="1.91107" calcext:value-type="float">
            <text:p>1.91107</text:p>
          </table:table-cell>
          <table:table-cell table:number-columns-repeated="7"/>
        </table:table-row>
        <table:table-row table:style-name="ro2">
          <table:table-cell office:value-type="float" office:value="1.89487" calcext:value-type="float">
            <text:p>1.89487</text:p>
          </table:table-cell>
          <table:table-cell table:number-columns-repeated="67"/>
          <table:table-cell table:formula="of:=MIN([.A10:.BL10])" office:value-type="float" office:value="1.89487" calcext:value-type="float">
            <text:p>1.89487</text:p>
          </table:table-cell>
          <table:table-cell table:formula="of:=MAX([.A10:.BL10])" office:value-type="float" office:value="1.89487" calcext:value-type="float">
            <text:p>1.89487</text:p>
          </table:table-cell>
          <table:table-cell table:number-columns-repeated="7"/>
        </table:table-row>
        <table:table-row table:style-name="ro2">
          <table:table-cell office:value-type="float" office:value="1.97975" calcext:value-type="float">
            <text:p>1.97975</text:p>
          </table:table-cell>
          <table:table-cell table:number-columns-repeated="67"/>
          <table:table-cell table:formula="of:=MIN([.A11:.BL11])" office:value-type="float" office:value="1.97975" calcext:value-type="float">
            <text:p>1.97975</text:p>
          </table:table-cell>
          <table:table-cell table:formula="of:=MAX([.A11:.BL11])" office:value-type="float" office:value="1.97975" calcext:value-type="float">
            <text:p>1.97975</text:p>
          </table:table-cell>
          <table:table-cell table:number-columns-repeated="7"/>
        </table:table-row>
        <table:table-row table:style-name="ro2">
          <table:table-cell office:value-type="float" office:value="2.42478" calcext:value-type="float">
            <text:p>2.42478</text:p>
          </table:table-cell>
          <table:table-cell table:number-columns-repeated="67"/>
          <table:table-cell table:formula="of:=MIN([.A12:.BL12])" office:value-type="float" office:value="2.42478" calcext:value-type="float">
            <text:p>2.42478</text:p>
          </table:table-cell>
          <table:table-cell table:formula="of:=MAX([.A12:.BL12])" office:value-type="float" office:value="2.42478" calcext:value-type="float">
            <text:p>2.42478</text:p>
          </table:table-cell>
          <table:table-cell table:number-columns-repeated="7"/>
        </table:table-row>
        <table:table-row table:style-name="ro2">
          <table:table-cell office:value-type="float" office:value="2.40357" calcext:value-type="float">
            <text:p>2.40357</text:p>
          </table:table-cell>
          <table:table-cell table:number-columns-repeated="67"/>
          <table:table-cell table:formula="of:=MIN([.A13:.BL13])" office:value-type="float" office:value="2.40357" calcext:value-type="float">
            <text:p>2.40357</text:p>
          </table:table-cell>
          <table:table-cell table:formula="of:=MAX([.A13:.BL13])" office:value-type="float" office:value="2.40357" calcext:value-type="float">
            <text:p>2.40357</text:p>
          </table:table-cell>
          <table:table-cell table:number-columns-repeated="7"/>
        </table:table-row>
        <table:table-row table:style-name="ro2">
          <table:table-cell office:value-type="float" office:value="1.8802" calcext:value-type="float">
            <text:p>1.8802</text:p>
          </table:table-cell>
          <table:table-cell table:number-columns-repeated="67"/>
          <table:table-cell table:formula="of:=MIN([.A14:.BL14])" office:value-type="float" office:value="1.8802" calcext:value-type="float">
            <text:p>1.8802</text:p>
          </table:table-cell>
          <table:table-cell table:formula="of:=MAX([.A14:.BL14])" office:value-type="float" office:value="1.8802" calcext:value-type="float">
            <text:p>1.8802</text:p>
          </table:table-cell>
          <table:table-cell table:number-columns-repeated="7"/>
        </table:table-row>
        <table:table-row table:style-name="ro2">
          <table:table-cell office:value-type="float" office:value="1.90052" calcext:value-type="float">
            <text:p>1.90052</text:p>
          </table:table-cell>
          <table:table-cell table:number-columns-repeated="67"/>
          <table:table-cell table:formula="of:=MIN([.A15:.BL15])" office:value-type="float" office:value="1.90052" calcext:value-type="float">
            <text:p>1.90052</text:p>
          </table:table-cell>
          <table:table-cell table:formula="of:=MAX([.A15:.BL15])" office:value-type="float" office:value="1.90052" calcext:value-type="float">
            <text:p>1.90052</text:p>
          </table:table-cell>
          <table:table-cell table:number-columns-repeated="7"/>
        </table:table-row>
        <table:table-row table:style-name="ro1">
          <table:table-cell office:value-type="float" office:value="1.90792" calcext:value-type="float">
            <text:p>1.90792</text:p>
          </table:table-cell>
          <table:table-cell table:number-columns-repeated="67"/>
          <table:table-cell table:formula="of:=MIN([.A16:.BL16])" office:value-type="float" office:value="1.90792" calcext:value-type="float">
            <text:p>1.90792</text:p>
          </table:table-cell>
          <table:table-cell table:formula="of:=MAX([.A16:.BL16])" office:value-type="float" office:value="1.90792" calcext:value-type="float">
            <text:p>1.90792</text:p>
          </table:table-cell>
          <table:table-cell table:number-columns-repeated="7"/>
        </table:table-row>
        <table:table-row table:style-name="ro1">
          <table:table-cell office:value-type="float" office:value="2.39734" calcext:value-type="float">
            <text:p>2.39734</text:p>
          </table:table-cell>
          <table:table-cell table:number-columns-repeated="67"/>
          <table:table-cell table:formula="of:=MIN([.A17:.BL17])" office:value-type="float" office:value="2.39734" calcext:value-type="float">
            <text:p>2.39734</text:p>
          </table:table-cell>
          <table:table-cell table:formula="of:=MAX([.A17:.BL17])" office:value-type="float" office:value="2.39734" calcext:value-type="float">
            <text:p>2.39734</text:p>
          </table:table-cell>
          <table:table-cell table:number-columns-repeated="7"/>
        </table:table-row>
        <table:table-row table:style-name="ro1">
          <table:table-cell office:value-type="float" office:value="1.95462" calcext:value-type="float">
            <text:p>1.95462</text:p>
          </table:table-cell>
          <table:table-cell table:number-columns-repeated="67"/>
          <table:table-cell table:formula="of:=MIN([.A18:.BL18])" office:value-type="float" office:value="1.95462" calcext:value-type="float">
            <text:p>1.95462</text:p>
          </table:table-cell>
          <table:table-cell table:formula="of:=MAX([.A18:.BL18])" office:value-type="float" office:value="1.95462" calcext:value-type="float">
            <text:p>1.95462</text:p>
          </table:table-cell>
          <table:table-cell table:number-columns-repeated="7"/>
        </table:table-row>
        <table:table-row table:style-name="ro1">
          <table:table-cell office:value-type="float" office:value="2.35842" calcext:value-type="float">
            <text:p>2.35842</text:p>
          </table:table-cell>
          <table:table-cell table:number-columns-repeated="67"/>
          <table:table-cell table:formula="of:=MIN([.A19:.BL19])" office:value-type="float" office:value="2.35842" calcext:value-type="float">
            <text:p>2.35842</text:p>
          </table:table-cell>
          <table:table-cell table:formula="of:=MAX([.A19:.BL19])" office:value-type="float" office:value="2.35842" calcext:value-type="float">
            <text:p>2.35842</text:p>
          </table:table-cell>
          <table:table-cell table:number-columns-repeated="7"/>
        </table:table-row>
        <table:table-row table:style-name="ro1">
          <table:table-cell office:value-type="float" office:value="1.87956" calcext:value-type="float">
            <text:p>1.87956</text:p>
          </table:table-cell>
          <table:table-cell table:number-columns-repeated="67"/>
          <table:table-cell table:formula="of:=MIN([.A20:.BL20])" office:value-type="float" office:value="1.87956" calcext:value-type="float">
            <text:p>1.87956</text:p>
          </table:table-cell>
          <table:table-cell table:formula="of:=MAX([.A20:.BL20])" office:value-type="float" office:value="1.87956" calcext:value-type="float">
            <text:p>1.87956</text:p>
          </table:table-cell>
          <table:table-cell table:number-columns-repeated="7"/>
        </table:table-row>
        <table:table-row table:style-name="ro1">
          <table:table-cell office:value-type="float" office:value="1.88252" calcext:value-type="float">
            <text:p>1.88252</text:p>
          </table:table-cell>
          <table:table-cell table:number-columns-repeated="67"/>
          <table:table-cell table:formula="of:=MIN([.A21:.BL21])" office:value-type="float" office:value="1.88252" calcext:value-type="float">
            <text:p>1.88252</text:p>
          </table:table-cell>
          <table:table-cell table:formula="of:=MAX([.A21:.BL21])" office:value-type="float" office:value="1.88252" calcext:value-type="float">
            <text:p>1.8825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2.72981" calcext:value-type="float">
            <text:p>2.72981</text:p>
          </table:table-cell>
          <table:table-cell office:value-type="float" office:value="3.19227" calcext:value-type="float">
            <text:p>3.19227</text:p>
          </table:table-cell>
          <table:table-cell table:number-columns-repeated="66"/>
          <table:table-cell table:formula="of:=MIN([.A23:.BL23])" office:value-type="float" office:value="2.72981" calcext:value-type="float">
            <text:p>2.72981</text:p>
          </table:table-cell>
          <table:table-cell table:formula="of:=MAX([.A23:.BL23])" office:value-type="float" office:value="3.19227" calcext:value-type="float">
            <text:p>3.19227</text:p>
          </table:table-cell>
          <table:table-cell table:number-columns-repeated="7"/>
        </table:table-row>
        <table:table-row table:style-name="ro2">
          <table:table-cell office:value-type="float" office:value="1.8295" calcext:value-type="float">
            <text:p>1.8295</text:p>
          </table:table-cell>
          <table:table-cell office:value-type="float" office:value="2.43956" calcext:value-type="float">
            <text:p>2.43956</text:p>
          </table:table-cell>
          <table:table-cell table:number-columns-repeated="66"/>
          <table:table-cell table:formula="of:=MIN([.A24:.BL24])" office:value-type="float" office:value="1.8295" calcext:value-type="float">
            <text:p>1.8295</text:p>
          </table:table-cell>
          <table:table-cell table:formula="of:=MAX([.A24:.BL24])" office:value-type="float" office:value="2.43956" calcext:value-type="float">
            <text:p>2.43956</text:p>
          </table:table-cell>
          <table:table-cell table:number-columns-repeated="7"/>
        </table:table-row>
        <table:table-row table:style-name="ro2">
          <table:table-cell office:value-type="float" office:value="2.4236" calcext:value-type="float">
            <text:p>2.4236</text:p>
          </table:table-cell>
          <table:table-cell office:value-type="float" office:value="2.44795" calcext:value-type="float">
            <text:p>2.44795</text:p>
          </table:table-cell>
          <table:table-cell table:number-columns-repeated="66"/>
          <table:table-cell table:formula="of:=MIN([.A25:.BL25])" office:value-type="float" office:value="2.4236" calcext:value-type="float">
            <text:p>2.4236</text:p>
          </table:table-cell>
          <table:table-cell table:formula="of:=MAX([.A25:.BL25])" office:value-type="float" office:value="2.44795" calcext:value-type="float">
            <text:p>2.44795</text:p>
          </table:table-cell>
          <table:table-cell table:number-columns-repeated="7"/>
        </table:table-row>
        <table:table-row table:style-name="ro1">
          <table:table-cell office:value-type="float" office:value="1.81217" calcext:value-type="float">
            <text:p>1.81217</text:p>
          </table:table-cell>
          <table:table-cell office:value-type="float" office:value="2.4244" calcext:value-type="float">
            <text:p>2.4244</text:p>
          </table:table-cell>
          <table:table-cell table:number-columns-repeated="66"/>
          <table:table-cell table:formula="of:=MIN([.A26:.BL26])" office:value-type="float" office:value="1.81217" calcext:value-type="float">
            <text:p>1.81217</text:p>
          </table:table-cell>
          <table:table-cell table:formula="of:=MAX([.A26:.BL26])" office:value-type="float" office:value="2.4244" calcext:value-type="float">
            <text:p>2.4244</text:p>
          </table:table-cell>
          <table:table-cell table:number-columns-repeated="7"/>
        </table:table-row>
        <table:table-row table:style-name="ro1">
          <table:table-cell office:value-type="float" office:value="1.19678" calcext:value-type="float">
            <text:p>1.19678</text:p>
          </table:table-cell>
          <table:table-cell office:value-type="float" office:value="1.19645" calcext:value-type="float">
            <text:p>1.19645</text:p>
          </table:table-cell>
          <table:table-cell table:number-columns-repeated="66"/>
          <table:table-cell table:formula="of:=MIN([.A27:.BL27])" office:value-type="float" office:value="1.19645" calcext:value-type="float">
            <text:p>1.19645</text:p>
          </table:table-cell>
          <table:table-cell table:formula="of:=MAX([.A27:.BL27])" office:value-type="float" office:value="1.19678" calcext:value-type="float">
            <text:p>1.19678</text:p>
          </table:table-cell>
          <table:table-cell table:number-columns-repeated="7"/>
        </table:table-row>
        <table:table-row table:style-name="ro1">
          <table:table-cell office:value-type="float" office:value="2.42965" calcext:value-type="float">
            <text:p>2.42965</text:p>
          </table:table-cell>
          <table:table-cell office:value-type="float" office:value="2.46177" calcext:value-type="float">
            <text:p>2.46177</text:p>
          </table:table-cell>
          <table:table-cell table:number-columns-repeated="66"/>
          <table:table-cell table:formula="of:=MIN([.A28:.BL28])" office:value-type="float" office:value="2.42965" calcext:value-type="float">
            <text:p>2.42965</text:p>
          </table:table-cell>
          <table:table-cell table:formula="of:=MAX([.A28:.BL28])" office:value-type="float" office:value="2.46177" calcext:value-type="float">
            <text:p>2.46177</text:p>
          </table:table-cell>
          <table:table-cell table:number-columns-repeated="7"/>
        </table:table-row>
        <table:table-row table:style-name="ro1">
          <table:table-cell office:value-type="float" office:value="1.83555" calcext:value-type="float">
            <text:p>1.83555</text:p>
          </table:table-cell>
          <table:table-cell office:value-type="float" office:value="1.8378" calcext:value-type="float">
            <text:p>1.8378</text:p>
          </table:table-cell>
          <table:table-cell table:number-columns-repeated="66"/>
          <table:table-cell table:formula="of:=MIN([.A29:.BL29])" office:value-type="float" office:value="1.83555" calcext:value-type="float">
            <text:p>1.83555</text:p>
          </table:table-cell>
          <table:table-cell table:formula="of:=MAX([.A29:.BL29])" office:value-type="float" office:value="1.8378" calcext:value-type="float">
            <text:p>1.8378</text:p>
          </table:table-cell>
          <table:table-cell table:number-columns-repeated="7"/>
        </table:table-row>
        <table:table-row table:style-name="ro1">
          <table:table-cell office:value-type="float" office:value="1.07895" calcext:value-type="float">
            <text:p>1.07895</text:p>
          </table:table-cell>
          <table:table-cell office:value-type="float" office:value="0.941726" calcext:value-type="float">
            <text:p>0.941726</text:p>
          </table:table-cell>
          <table:table-cell table:number-columns-repeated="66"/>
          <table:table-cell table:formula="of:=MIN([.A30:.BL30])" office:value-type="float" office:value="0.941726" calcext:value-type="float">
            <text:p>0.941726</text:p>
          </table:table-cell>
          <table:table-cell table:formula="of:=MAX([.A30:.BL30])" office:value-type="float" office:value="1.07895" calcext:value-type="float">
            <text:p>1.07895</text:p>
          </table:table-cell>
          <table:table-cell table:number-columns-repeated="7"/>
        </table:table-row>
        <table:table-row table:style-name="ro1">
          <table:table-cell office:value-type="float" office:value="2.6825" calcext:value-type="float">
            <text:p>2.6825</text:p>
          </table:table-cell>
          <table:table-cell office:value-type="float" office:value="3.1567" calcext:value-type="float">
            <text:p>3.1567</text:p>
          </table:table-cell>
          <table:table-cell table:number-columns-repeated="66"/>
          <table:table-cell table:formula="of:=MIN([.A31:.BL31])" office:value-type="float" office:value="2.6825" calcext:value-type="float">
            <text:p>2.6825</text:p>
          </table:table-cell>
          <table:table-cell table:formula="of:=MAX([.A31:.BL31])" office:value-type="float" office:value="3.1567" calcext:value-type="float">
            <text:p>3.1567</text:p>
          </table:table-cell>
          <table:table-cell table:number-columns-repeated="7"/>
        </table:table-row>
        <table:table-row table:style-name="ro1">
          <table:table-cell office:value-type="float" office:value="2.59356" calcext:value-type="float">
            <text:p>2.59356</text:p>
          </table:table-cell>
          <table:table-cell office:value-type="float" office:value="3.27254" calcext:value-type="float">
            <text:p>3.27254</text:p>
          </table:table-cell>
          <table:table-cell table:number-columns-repeated="66"/>
          <table:table-cell table:formula="of:=MIN([.A32:.BL32])" office:value-type="float" office:value="2.59356" calcext:value-type="float">
            <text:p>2.59356</text:p>
          </table:table-cell>
          <table:table-cell table:formula="of:=MAX([.A32:.BL32])" office:value-type="float" office:value="3.27254" calcext:value-type="float">
            <text:p>3.27254</text:p>
          </table:table-cell>
          <table:table-cell table:number-columns-repeated="7"/>
        </table:table-row>
        <table:table-row table:style-name="ro1">
          <table:table-cell office:value-type="float" office:value="2.40364" calcext:value-type="float">
            <text:p>2.40364</text:p>
          </table:table-cell>
          <table:table-cell office:value-type="float" office:value="2.40884" calcext:value-type="float">
            <text:p>2.40884</text:p>
          </table:table-cell>
          <table:table-cell table:number-columns-repeated="66"/>
          <table:table-cell table:formula="of:=MIN([.A33:.BL33])" office:value-type="float" office:value="2.40364" calcext:value-type="float">
            <text:p>2.40364</text:p>
          </table:table-cell>
          <table:table-cell table:formula="of:=MAX([.A33:.BL33])" office:value-type="float" office:value="2.40884" calcext:value-type="float">
            <text:p>2.40884</text:p>
          </table:table-cell>
          <table:table-cell table:number-columns-repeated="7"/>
        </table:table-row>
        <table:table-row table:style-name="ro1">
          <table:table-cell office:value-type="float" office:value="2.40768" calcext:value-type="float">
            <text:p>2.40768</text:p>
          </table:table-cell>
          <table:table-cell office:value-type="float" office:value="2.44572" calcext:value-type="float">
            <text:p>2.44572</text:p>
          </table:table-cell>
          <table:table-cell table:number-columns-repeated="66"/>
          <table:table-cell table:formula="of:=MIN([.A34:.BL34])" office:value-type="float" office:value="2.40768" calcext:value-type="float">
            <text:p>2.40768</text:p>
          </table:table-cell>
          <table:table-cell table:formula="of:=MAX([.A34:.BL34])" office:value-type="float" office:value="2.44572" calcext:value-type="float">
            <text:p>2.44572</text:p>
          </table:table-cell>
          <table:table-cell table:number-columns-repeated="7"/>
        </table:table-row>
        <table:table-row table:style-name="ro2">
          <table:table-cell office:value-type="float" office:value="2.454" calcext:value-type="float">
            <text:p>2.454</text:p>
          </table:table-cell>
          <table:table-cell office:value-type="float" office:value="2.46135" calcext:value-type="float">
            <text:p>2.46135</text:p>
          </table:table-cell>
          <table:table-cell table:number-columns-repeated="66"/>
          <table:table-cell table:formula="of:=MIN([.A35:.BL35])" office:value-type="float" office:value="2.454" calcext:value-type="float">
            <text:p>2.454</text:p>
          </table:table-cell>
          <table:table-cell table:formula="of:=MAX([.A35:.BL35])" office:value-type="float" office:value="2.46135" calcext:value-type="float">
            <text:p>2.46135</text:p>
          </table:table-cell>
          <table:table-cell table:number-columns-repeated="7"/>
        </table:table-row>
        <table:table-row table:style-name="ro2">
          <table:table-cell office:value-type="float" office:value="2.44951" calcext:value-type="float">
            <text:p>2.44951</text:p>
          </table:table-cell>
          <table:table-cell office:value-type="float" office:value="2.45005" calcext:value-type="float">
            <text:p>2.45005</text:p>
          </table:table-cell>
          <table:table-cell table:number-columns-repeated="66"/>
          <table:table-cell table:formula="of:=MIN([.A36:.BL36])" office:value-type="float" office:value="2.44951" calcext:value-type="float">
            <text:p>2.44951</text:p>
          </table:table-cell>
          <table:table-cell table:formula="of:=MAX([.A36:.BL36])" office:value-type="float" office:value="2.45005" calcext:value-type="float">
            <text:p>2.45005</text:p>
          </table:table-cell>
          <table:table-cell table:number-columns-repeated="7"/>
        </table:table-row>
        <table:table-row table:style-name="ro2">
          <table:table-cell office:value-type="float" office:value="2.41449" calcext:value-type="float">
            <text:p>2.41449</text:p>
          </table:table-cell>
          <table:table-cell office:value-type="float" office:value="2.42926" calcext:value-type="float">
            <text:p>2.42926</text:p>
          </table:table-cell>
          <table:table-cell table:number-columns-repeated="66"/>
          <table:table-cell table:formula="of:=MIN([.A37:.BL37])" office:value-type="float" office:value="2.41449" calcext:value-type="float">
            <text:p>2.41449</text:p>
          </table:table-cell>
          <table:table-cell table:formula="of:=MAX([.A37:.BL37])" office:value-type="float" office:value="2.42926" calcext:value-type="float">
            <text:p>2.42926</text:p>
          </table:table-cell>
          <table:table-cell table:number-columns-repeated="7"/>
        </table:table-row>
        <table:table-row table:style-name="ro1">
          <table:table-cell office:value-type="float" office:value="1.20146" calcext:value-type="float">
            <text:p>1.20146</text:p>
          </table:table-cell>
          <table:table-cell office:value-type="float" office:value="1.15054" calcext:value-type="float">
            <text:p>1.15054</text:p>
          </table:table-cell>
          <table:table-cell table:number-columns-repeated="66"/>
          <table:table-cell table:formula="of:=MIN([.A38:.BL38])" office:value-type="float" office:value="1.15054" calcext:value-type="float">
            <text:p>1.15054</text:p>
          </table:table-cell>
          <table:table-cell table:formula="of:=MAX([.A38:.BL38])" office:value-type="float" office:value="1.20146" calcext:value-type="float">
            <text:p>1.20146</text:p>
          </table:table-cell>
          <table:table-cell table:number-columns-repeated="7"/>
        </table:table-row>
        <table:table-row table:style-name="ro2">
          <table:table-cell office:value-type="float" office:value="2.42377" calcext:value-type="float">
            <text:p>2.42377</text:p>
          </table:table-cell>
          <table:table-cell office:value-type="float" office:value="2.43967" calcext:value-type="float">
            <text:p>2.43967</text:p>
          </table:table-cell>
          <table:table-cell table:number-columns-repeated="66"/>
          <table:table-cell table:formula="of:=MIN([.A39:.BL39])" office:value-type="float" office:value="2.42377" calcext:value-type="float">
            <text:p>2.42377</text:p>
          </table:table-cell>
          <table:table-cell table:formula="of:=MAX([.A39:.BL39])" office:value-type="float" office:value="2.43967" calcext:value-type="float">
            <text:p>2.43967</text:p>
          </table:table-cell>
          <table:table-cell table:number-columns-repeated="7"/>
        </table:table-row>
        <table:table-row table:style-name="ro1">
          <table:table-cell office:value-type="float" office:value="1.77808" calcext:value-type="float">
            <text:p>1.77808</text:p>
          </table:table-cell>
          <table:table-cell office:value-type="float" office:value="1.78954" calcext:value-type="float">
            <text:p>1.78954</text:p>
          </table:table-cell>
          <table:table-cell table:number-columns-repeated="66"/>
          <table:table-cell table:formula="of:=MIN([.A40:.BL40])" office:value-type="float" office:value="1.77808" calcext:value-type="float">
            <text:p>1.77808</text:p>
          </table:table-cell>
          <table:table-cell table:formula="of:=MAX([.A40:.BL40])" office:value-type="float" office:value="1.78954" calcext:value-type="float">
            <text:p>1.78954</text:p>
          </table:table-cell>
          <table:table-cell table:number-columns-repeated="7"/>
        </table:table-row>
        <table:table-row table:style-name="ro1">
          <table:table-cell office:value-type="float" office:value="2.42497" calcext:value-type="float">
            <text:p>2.42497</text:p>
          </table:table-cell>
          <table:table-cell office:value-type="float" office:value="2.44285" calcext:value-type="float">
            <text:p>2.44285</text:p>
          </table:table-cell>
          <table:table-cell table:number-columns-repeated="66"/>
          <table:table-cell table:formula="of:=MIN([.A41:.BL41])" office:value-type="float" office:value="2.42497" calcext:value-type="float">
            <text:p>2.42497</text:p>
          </table:table-cell>
          <table:table-cell table:formula="of:=MAX([.A41:.BL41])" office:value-type="float" office:value="2.44285" calcext:value-type="float">
            <text:p>2.44285</text:p>
          </table:table-cell>
          <table:table-cell table:number-columns-repeated="7"/>
        </table:table-row>
        <table:table-row table:style-name="ro1">
          <table:table-cell office:value-type="float" office:value="1.20852" calcext:value-type="float">
            <text:p>1.20852</text:p>
          </table:table-cell>
          <table:table-cell office:value-type="float" office:value="1.20139" calcext:value-type="float">
            <text:p>1.20139</text:p>
          </table:table-cell>
          <table:table-cell table:number-columns-repeated="66"/>
          <table:table-cell table:formula="of:=MIN([.A42:.BL42])" office:value-type="float" office:value="1.20139" calcext:value-type="float">
            <text:p>1.20139</text:p>
          </table:table-cell>
          <table:table-cell table:formula="of:=MAX([.A42:.BL42])" office:value-type="float" office:value="1.20852" calcext:value-type="float">
            <text:p>1.2085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.81469" calcext:value-type="float">
            <text:p>1.81469</text:p>
          </table:table-cell>
          <table:table-cell office:value-type="float" office:value="1.8232" calcext:value-type="float">
            <text:p>1.8232</text:p>
          </table:table-cell>
          <table:table-cell office:value-type="float" office:value="2.00274" calcext:value-type="float">
            <text:p>2.00274</text:p>
          </table:table-cell>
          <table:table-cell office:value-type="float" office:value="0.683646" calcext:value-type="float">
            <text:p>0.683646</text:p>
          </table:table-cell>
          <table:table-cell table:number-columns-repeated="64"/>
          <table:table-cell table:formula="of:=MIN([.A44:.BL44])" office:value-type="float" office:value="0.683646" calcext:value-type="float">
            <text:p>0.683646</text:p>
          </table:table-cell>
          <table:table-cell table:formula="of:=MAX([.A44:.BL44])" office:value-type="float" office:value="2.00274" calcext:value-type="float">
            <text:p>2.00274</text:p>
          </table:table-cell>
          <table:table-cell table:number-columns-repeated="7"/>
        </table:table-row>
        <table:table-row table:style-name="ro1">
          <table:table-cell office:value-type="float" office:value="1.80629" calcext:value-type="float">
            <text:p>1.80629</text:p>
          </table:table-cell>
          <table:table-cell office:value-type="float" office:value="1.81903" calcext:value-type="float">
            <text:p>1.81903</text:p>
          </table:table-cell>
          <table:table-cell office:value-type="float" office:value="1.99514" calcext:value-type="float">
            <text:p>1.99514</text:p>
          </table:table-cell>
          <table:table-cell office:value-type="float" office:value="0.610671" calcext:value-type="float">
            <text:p>0.610671</text:p>
          </table:table-cell>
          <table:table-cell table:number-columns-repeated="64"/>
          <table:table-cell table:formula="of:=MIN([.A45:.BL45])" office:value-type="float" office:value="0.610671" calcext:value-type="float">
            <text:p>0.610671</text:p>
          </table:table-cell>
          <table:table-cell table:formula="of:=MAX([.A45:.BL45])" office:value-type="float" office:value="1.99514" calcext:value-type="float">
            <text:p>1.99514</text:p>
          </table:table-cell>
          <table:table-cell table:number-columns-repeated="7"/>
        </table:table-row>
        <table:table-row table:style-name="ro1">
          <table:table-cell office:value-type="float" office:value="1.75384" calcext:value-type="float">
            <text:p>1.75384</text:p>
          </table:table-cell>
          <table:table-cell office:value-type="float" office:value="1.75732" calcext:value-type="float">
            <text:p>1.75732</text:p>
          </table:table-cell>
          <table:table-cell office:value-type="float" office:value="1.77403" calcext:value-type="float">
            <text:p>1.77403</text:p>
          </table:table-cell>
          <table:table-cell office:value-type="float" office:value="0.610602" calcext:value-type="float">
            <text:p>0.610602</text:p>
          </table:table-cell>
          <table:table-cell table:number-columns-repeated="64"/>
          <table:table-cell table:formula="of:=MIN([.A46:.BL46])" office:value-type="float" office:value="0.610602" calcext:value-type="float">
            <text:p>0.610602</text:p>
          </table:table-cell>
          <table:table-cell table:formula="of:=MAX([.A46:.BL46])" office:value-type="float" office:value="1.77403" calcext:value-type="float">
            <text:p>1.77403</text:p>
          </table:table-cell>
          <table:table-cell table:number-columns-repeated="7"/>
        </table:table-row>
        <table:table-row table:style-name="ro1">
          <table:table-cell office:value-type="float" office:value="1.75402" calcext:value-type="float">
            <text:p>1.75402</text:p>
          </table:table-cell>
          <table:table-cell office:value-type="float" office:value="1.76247" calcext:value-type="float">
            <text:p>1.76247</text:p>
          </table:table-cell>
          <table:table-cell office:value-type="float" office:value="1.77709" calcext:value-type="float">
            <text:p>1.77709</text:p>
          </table:table-cell>
          <table:table-cell office:value-type="float" office:value="0.611464" calcext:value-type="float">
            <text:p>0.611464</text:p>
          </table:table-cell>
          <table:table-cell table:number-columns-repeated="64"/>
          <table:table-cell table:formula="of:=MIN([.A47:.BL47])" office:value-type="float" office:value="0.611464" calcext:value-type="float">
            <text:p>0.611464</text:p>
          </table:table-cell>
          <table:table-cell table:formula="of:=MAX([.A47:.BL47])" office:value-type="float" office:value="1.77709" calcext:value-type="float">
            <text:p>1.77709</text:p>
          </table:table-cell>
          <table:table-cell table:number-columns-repeated="7"/>
        </table:table-row>
        <table:table-row table:style-name="ro2">
          <table:table-cell office:value-type="float" office:value="1.81739" calcext:value-type="float">
            <text:p>1.81739</text:p>
          </table:table-cell>
          <table:table-cell office:value-type="float" office:value="2.00292" calcext:value-type="float">
            <text:p>2.00292</text:p>
          </table:table-cell>
          <table:table-cell office:value-type="float" office:value="2.03971" calcext:value-type="float">
            <text:p>2.03971</text:p>
          </table:table-cell>
          <table:table-cell office:value-type="float" office:value="0.704305" calcext:value-type="float">
            <text:p>0.704305</text:p>
          </table:table-cell>
          <table:table-cell table:number-columns-repeated="64"/>
          <table:table-cell table:formula="of:=MIN([.A48:.BL48])" office:value-type="float" office:value="0.704305" calcext:value-type="float">
            <text:p>0.704305</text:p>
          </table:table-cell>
          <table:table-cell table:formula="of:=MAX([.A48:.BL48])" office:value-type="float" office:value="2.03971" calcext:value-type="float">
            <text:p>2.03971</text:p>
          </table:table-cell>
          <table:table-cell table:number-columns-repeated="7"/>
        </table:table-row>
        <table:table-row table:style-name="ro2">
          <table:table-cell office:value-type="float" office:value="1.32843" calcext:value-type="float">
            <text:p>1.32843</text:p>
          </table:table-cell>
          <table:table-cell office:value-type="float" office:value="1.41407" calcext:value-type="float">
            <text:p>1.41407</text:p>
          </table:table-cell>
          <table:table-cell office:value-type="float" office:value="1.84477" calcext:value-type="float">
            <text:p>1.84477</text:p>
          </table:table-cell>
          <table:table-cell office:value-type="float" office:value="0.727529" calcext:value-type="float">
            <text:p>0.727529</text:p>
          </table:table-cell>
          <table:table-cell table:number-columns-repeated="64"/>
          <table:table-cell table:formula="of:=MIN([.A49:.BL49])" office:value-type="float" office:value="0.727529" calcext:value-type="float">
            <text:p>0.727529</text:p>
          </table:table-cell>
          <table:table-cell table:formula="of:=MAX([.A49:.BL49])" office:value-type="float" office:value="1.84477" calcext:value-type="float">
            <text:p>1.84477</text:p>
          </table:table-cell>
          <table:table-cell table:number-columns-repeated="7"/>
        </table:table-row>
        <table:table-row table:style-name="ro2">
          <table:table-cell office:value-type="float" office:value="0.909768" calcext:value-type="float">
            <text:p>0.909768</text:p>
          </table:table-cell>
          <table:table-cell office:value-type="float" office:value="1.50409" calcext:value-type="float">
            <text:p>1.50409</text:p>
          </table:table-cell>
          <table:table-cell office:value-type="float" office:value="0.950182" calcext:value-type="float">
            <text:p>0.950182</text:p>
          </table:table-cell>
          <table:table-cell office:value-type="float" office:value="0.473318" calcext:value-type="float">
            <text:p>0.473318</text:p>
          </table:table-cell>
          <table:table-cell table:number-columns-repeated="64"/>
          <table:table-cell table:formula="of:=MIN([.A50:.BL50])" office:value-type="float" office:value="0.473318" calcext:value-type="float">
            <text:p>0.473318</text:p>
          </table:table-cell>
          <table:table-cell table:formula="of:=MAX([.A50:.BL50])" office:value-type="float" office:value="1.50409" calcext:value-type="float">
            <text:p>1.50409</text:p>
          </table:table-cell>
          <table:table-cell table:number-columns-repeated="7"/>
        </table:table-row>
        <table:table-row table:style-name="ro2">
          <table:table-cell office:value-type="float" office:value="1.77518" calcext:value-type="float">
            <text:p>1.77518</text:p>
          </table:table-cell>
          <table:table-cell office:value-type="float" office:value="1.86826" calcext:value-type="float">
            <text:p>1.86826</text:p>
          </table:table-cell>
          <table:table-cell office:value-type="float" office:value="2.0181" calcext:value-type="float">
            <text:p>2.0181</text:p>
          </table:table-cell>
          <table:table-cell office:value-type="float" office:value="0.726809" calcext:value-type="float">
            <text:p>0.726809</text:p>
          </table:table-cell>
          <table:table-cell table:number-columns-repeated="64"/>
          <table:table-cell table:formula="of:=MIN([.A51:.BL51])" office:value-type="float" office:value="0.726809" calcext:value-type="float">
            <text:p>0.726809</text:p>
          </table:table-cell>
          <table:table-cell table:formula="of:=MAX([.A51:.BL51])" office:value-type="float" office:value="2.0181" calcext:value-type="float">
            <text:p>2.0181</text:p>
          </table:table-cell>
          <table:table-cell table:number-columns-repeated="7"/>
        </table:table-row>
        <table:table-row table:style-name="ro2">
          <table:table-cell office:value-type="float" office:value="1.73849" calcext:value-type="float">
            <text:p>1.73849</text:p>
          </table:table-cell>
          <table:table-cell office:value-type="float" office:value="1.7972" calcext:value-type="float">
            <text:p>1.7972</text:p>
          </table:table-cell>
          <table:table-cell office:value-type="float" office:value="1.80721" calcext:value-type="float">
            <text:p>1.80721</text:p>
          </table:table-cell>
          <table:table-cell office:value-type="float" office:value="0.651813" calcext:value-type="float">
            <text:p>0.651813</text:p>
          </table:table-cell>
          <table:table-cell table:number-columns-repeated="64"/>
          <table:table-cell table:formula="of:=MIN([.A52:.BL52])" office:value-type="float" office:value="0.651813" calcext:value-type="float">
            <text:p>0.651813</text:p>
          </table:table-cell>
          <table:table-cell table:formula="of:=MAX([.A52:.BL52])" office:value-type="float" office:value="1.80721" calcext:value-type="float">
            <text:p>1.80721</text:p>
          </table:table-cell>
          <table:table-cell table:number-columns-repeated="7"/>
        </table:table-row>
        <table:table-row table:style-name="ro2">
          <table:table-cell office:value-type="float" office:value="1.55874" calcext:value-type="float">
            <text:p>1.55874</text:p>
          </table:table-cell>
          <table:table-cell office:value-type="float" office:value="1.58201" calcext:value-type="float">
            <text:p>1.58201</text:p>
          </table:table-cell>
          <table:table-cell office:value-type="float" office:value="1.56656" calcext:value-type="float">
            <text:p>1.56656</text:p>
          </table:table-cell>
          <table:table-cell office:value-type="float" office:value="0.492174" calcext:value-type="float">
            <text:p>0.492174</text:p>
          </table:table-cell>
          <table:table-cell table:number-columns-repeated="64"/>
          <table:table-cell table:formula="of:=MIN([.A53:.BL53])" office:value-type="float" office:value="0.492174" calcext:value-type="float">
            <text:p>0.492174</text:p>
          </table:table-cell>
          <table:table-cell table:formula="of:=MAX([.A53:.BL53])" office:value-type="float" office:value="1.58201" calcext:value-type="float">
            <text:p>1.58201</text:p>
          </table:table-cell>
          <table:table-cell table:number-columns-repeated="7"/>
        </table:table-row>
        <table:table-row table:style-name="ro2">
          <table:table-cell office:value-type="float" office:value="1.80212" calcext:value-type="float">
            <text:p>1.80212</text:p>
          </table:table-cell>
          <table:table-cell office:value-type="float" office:value="1.84743" calcext:value-type="float">
            <text:p>1.84743</text:p>
          </table:table-cell>
          <table:table-cell office:value-type="float" office:value="2.02037" calcext:value-type="float">
            <text:p>2.02037</text:p>
          </table:table-cell>
          <table:table-cell office:value-type="float" office:value="0.752714" calcext:value-type="float">
            <text:p>0.752714</text:p>
          </table:table-cell>
          <table:table-cell table:number-columns-repeated="64"/>
          <table:table-cell table:formula="of:=MIN([.A54:.BL54])" office:value-type="float" office:value="0.752714" calcext:value-type="float">
            <text:p>0.752714</text:p>
          </table:table-cell>
          <table:table-cell table:formula="of:=MAX([.A54:.BL54])" office:value-type="float" office:value="2.02037" calcext:value-type="float">
            <text:p>2.02037</text:p>
          </table:table-cell>
          <table:table-cell table:number-columns-repeated="7"/>
        </table:table-row>
        <table:table-row table:style-name="ro2">
          <table:table-cell office:value-type="float" office:value="1.33788" calcext:value-type="float">
            <text:p>1.33788</text:p>
          </table:table-cell>
          <table:table-cell office:value-type="float" office:value="1.39081" calcext:value-type="float">
            <text:p>1.39081</text:p>
          </table:table-cell>
          <table:table-cell office:value-type="float" office:value="1.51122" calcext:value-type="float">
            <text:p>1.51122</text:p>
          </table:table-cell>
          <table:table-cell office:value-type="float" office:value="0.566441" calcext:value-type="float">
            <text:p>0.566441</text:p>
          </table:table-cell>
          <table:table-cell table:number-columns-repeated="64"/>
          <table:table-cell table:formula="of:=MIN([.A55:.BL55])" office:value-type="float" office:value="0.566441" calcext:value-type="float">
            <text:p>0.566441</text:p>
          </table:table-cell>
          <table:table-cell table:formula="of:=MAX([.A55:.BL55])" office:value-type="float" office:value="1.51122" calcext:value-type="float">
            <text:p>1.51122</text:p>
          </table:table-cell>
          <table:table-cell table:number-columns-repeated="7"/>
        </table:table-row>
        <table:table-row table:style-name="ro1">
          <table:table-cell office:value-type="float" office:value="1.74654" calcext:value-type="float">
            <text:p>1.74654</text:p>
          </table:table-cell>
          <table:table-cell office:value-type="float" office:value="1.76594" calcext:value-type="float">
            <text:p>1.76594</text:p>
          </table:table-cell>
          <table:table-cell office:value-type="float" office:value="1.77716" calcext:value-type="float">
            <text:p>1.77716</text:p>
          </table:table-cell>
          <table:table-cell office:value-type="float" office:value="0.605373" calcext:value-type="float">
            <text:p>0.605373</text:p>
          </table:table-cell>
          <table:table-cell table:number-columns-repeated="64"/>
          <table:table-cell table:formula="of:=MIN([.A56:.BL56])" office:value-type="float" office:value="0.605373" calcext:value-type="float">
            <text:p>0.605373</text:p>
          </table:table-cell>
          <table:table-cell table:formula="of:=MAX([.A56:.BL56])" office:value-type="float" office:value="1.77716" calcext:value-type="float">
            <text:p>1.77716</text:p>
          </table:table-cell>
          <table:table-cell table:number-columns-repeated="7"/>
        </table:table-row>
        <table:table-row table:style-name="ro2">
          <table:table-cell office:value-type="float" office:value="1.29567" calcext:value-type="float">
            <text:p>1.29567</text:p>
          </table:table-cell>
          <table:table-cell office:value-type="float" office:value="1.33803" calcext:value-type="float">
            <text:p>1.33803</text:p>
          </table:table-cell>
          <table:table-cell office:value-type="float" office:value="1.31828" calcext:value-type="float">
            <text:p>1.31828</text:p>
          </table:table-cell>
          <table:table-cell office:value-type="float" office:value="0.507935" calcext:value-type="float">
            <text:p>0.507935</text:p>
          </table:table-cell>
          <table:table-cell table:number-columns-repeated="64"/>
          <table:table-cell table:formula="of:=MIN([.A57:.BL57])" office:value-type="float" office:value="0.507935" calcext:value-type="float">
            <text:p>0.507935</text:p>
          </table:table-cell>
          <table:table-cell table:formula="of:=MAX([.A57:.BL57])" office:value-type="float" office:value="1.33803" calcext:value-type="float">
            <text:p>1.33803</text:p>
          </table:table-cell>
          <table:table-cell table:number-columns-repeated="7"/>
        </table:table-row>
        <table:table-row table:style-name="ro2">
          <table:table-cell office:value-type="float" office:value="1.74966" calcext:value-type="float">
            <text:p>1.74966</text:p>
          </table:table-cell>
          <table:table-cell office:value-type="float" office:value="1.74343" calcext:value-type="float">
            <text:p>1.74343</text:p>
          </table:table-cell>
          <table:table-cell office:value-type="float" office:value="1.77518" calcext:value-type="float">
            <text:p>1.77518</text:p>
          </table:table-cell>
          <table:table-cell office:value-type="float" office:value="0.604214" calcext:value-type="float">
            <text:p>0.604214</text:p>
          </table:table-cell>
          <table:table-cell table:number-columns-repeated="64"/>
          <table:table-cell table:formula="of:=MIN([.A58:.BL58])" office:value-type="float" office:value="0.604214" calcext:value-type="float">
            <text:p>0.604214</text:p>
          </table:table-cell>
          <table:table-cell table:formula="of:=MAX([.A58:.BL58])" office:value-type="float" office:value="1.77518" calcext:value-type="float">
            <text:p>1.77518</text:p>
          </table:table-cell>
          <table:table-cell table:number-columns-repeated="7"/>
        </table:table-row>
        <table:table-row table:style-name="ro2">
          <table:table-cell office:value-type="float" office:value="1.75658" calcext:value-type="float">
            <text:p>1.75658</text:p>
          </table:table-cell>
          <table:table-cell office:value-type="float" office:value="1.75534" calcext:value-type="float">
            <text:p>1.75534</text:p>
          </table:table-cell>
          <table:table-cell office:value-type="float" office:value="1.77024" calcext:value-type="float">
            <text:p>1.77024</text:p>
          </table:table-cell>
          <table:table-cell office:value-type="float" office:value="0.605186" calcext:value-type="float">
            <text:p>0.605186</text:p>
          </table:table-cell>
          <table:table-cell table:number-columns-repeated="64"/>
          <table:table-cell table:formula="of:=MIN([.A59:.BL59])" office:value-type="float" office:value="0.605186" calcext:value-type="float">
            <text:p>0.605186</text:p>
          </table:table-cell>
          <table:table-cell table:formula="of:=MAX([.A59:.BL59])" office:value-type="float" office:value="1.77024" calcext:value-type="float">
            <text:p>1.77024</text:p>
          </table:table-cell>
          <table:table-cell table:number-columns-repeated="7"/>
        </table:table-row>
        <table:table-row table:style-name="ro2">
          <table:table-cell office:value-type="float" office:value="1.72205" calcext:value-type="float">
            <text:p>1.72205</text:p>
          </table:table-cell>
          <table:table-cell office:value-type="float" office:value="1.77337" calcext:value-type="float">
            <text:p>1.77337</text:p>
          </table:table-cell>
          <table:table-cell office:value-type="float" office:value="1.87672" calcext:value-type="float">
            <text:p>1.87672</text:p>
          </table:table-cell>
          <table:table-cell office:value-type="float" office:value="0.547565" calcext:value-type="float">
            <text:p>0.547565</text:p>
          </table:table-cell>
          <table:table-cell table:number-columns-repeated="64"/>
          <table:table-cell table:formula="of:=MIN([.A60:.BL60])" office:value-type="float" office:value="0.547565" calcext:value-type="float">
            <text:p>0.547565</text:p>
          </table:table-cell>
          <table:table-cell table:formula="of:=MAX([.A60:.BL60])" office:value-type="float" office:value="1.87672" calcext:value-type="float">
            <text:p>1.87672</text:p>
          </table:table-cell>
          <table:table-cell table:number-columns-repeated="7"/>
        </table:table-row>
        <table:table-row table:style-name="ro2">
          <table:table-cell office:value-type="float" office:value="1.61748" calcext:value-type="float">
            <text:p>1.61748</text:p>
          </table:table-cell>
          <table:table-cell office:value-type="float" office:value="1.64351" calcext:value-type="float">
            <text:p>1.64351</text:p>
          </table:table-cell>
          <table:table-cell office:value-type="float" office:value="1.65334" calcext:value-type="float">
            <text:p>1.65334</text:p>
          </table:table-cell>
          <table:table-cell office:value-type="float" office:value="1.62563" calcext:value-type="float">
            <text:p>1.62563</text:p>
          </table:table-cell>
          <table:table-cell table:number-columns-repeated="64"/>
          <table:table-cell table:formula="of:=MIN([.A61:.BL61])" office:value-type="float" office:value="1.61748" calcext:value-type="float">
            <text:p>1.61748</text:p>
          </table:table-cell>
          <table:table-cell table:formula="of:=MAX([.A61:.BL61])" office:value-type="float" office:value="1.65334" calcext:value-type="float">
            <text:p>1.65334</text:p>
          </table:table-cell>
          <table:table-cell table:number-columns-repeated="7"/>
        </table:table-row>
        <table:table-row table:style-name="ro2">
          <table:table-cell office:value-type="float" office:value="2.23407" calcext:value-type="float">
            <text:p>2.23407</text:p>
          </table:table-cell>
          <table:table-cell office:value-type="float" office:value="2.30258" calcext:value-type="float">
            <text:p>2.30258</text:p>
          </table:table-cell>
          <table:table-cell office:value-type="float" office:value="2.28046" calcext:value-type="float">
            <text:p>2.28046</text:p>
          </table:table-cell>
          <table:table-cell office:value-type="float" office:value="2.3207" calcext:value-type="float">
            <text:p>2.3207</text:p>
          </table:table-cell>
          <table:table-cell table:number-columns-repeated="64"/>
          <table:table-cell table:formula="of:=MIN([.A62:.BL62])" office:value-type="float" office:value="2.23407" calcext:value-type="float">
            <text:p>2.23407</text:p>
          </table:table-cell>
          <table:table-cell table:formula="of:=MAX([.A62:.BL62])" office:value-type="float" office:value="2.3207" calcext:value-type="float">
            <text:p>2.3207</text:p>
          </table:table-cell>
          <table:table-cell table:number-columns-repeated="7"/>
        </table:table-row>
        <table:table-row table:style-name="ro2">
          <table:table-cell office:value-type="float" office:value="0.91037" calcext:value-type="float">
            <text:p>0.91037</text:p>
          </table:table-cell>
          <table:table-cell office:value-type="float" office:value="0.900661" calcext:value-type="float">
            <text:p>0.900661</text:p>
          </table:table-cell>
          <table:table-cell office:value-type="float" office:value="2.52564" calcext:value-type="float">
            <text:p>2.52564</text:p>
          </table:table-cell>
          <table:table-cell office:value-type="float" office:value="0.803909" calcext:value-type="float">
            <text:p>0.803909</text:p>
          </table:table-cell>
          <table:table-cell table:number-columns-repeated="64"/>
          <table:table-cell table:formula="of:=MIN([.A63:.BL63])" office:value-type="float" office:value="0.803909" calcext:value-type="float">
            <text:p>0.803909</text:p>
          </table:table-cell>
          <table:table-cell table:formula="of:=MAX([.A63:.BL63])" office:value-type="float" office:value="2.52564" calcext:value-type="float">
            <text:p>2.5256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1.1275" calcext:value-type="float">
            <text:p>1.1275</text:p>
          </table:table-cell>
          <table:table-cell office:value-type="float" office:value="1.17259" calcext:value-type="float">
            <text:p>1.17259</text:p>
          </table:table-cell>
          <table:table-cell office:value-type="float" office:value="1.19801" calcext:value-type="float">
            <text:p>1.19801</text:p>
          </table:table-cell>
          <table:table-cell office:value-type="float" office:value="1.21889" calcext:value-type="float">
            <text:p>1.21889</text:p>
          </table:table-cell>
          <table:table-cell office:value-type="float" office:value="1.12619" calcext:value-type="float">
            <text:p>1.12619</text:p>
          </table:table-cell>
          <table:table-cell office:value-type="float" office:value="1.1981" calcext:value-type="float">
            <text:p>1.1981</text:p>
          </table:table-cell>
          <table:table-cell office:value-type="float" office:value="1.16325" calcext:value-type="float">
            <text:p>1.16325</text:p>
          </table:table-cell>
          <table:table-cell office:value-type="float" office:value="1.1275" calcext:value-type="float">
            <text:p>1.1275</text:p>
          </table:table-cell>
          <table:table-cell table:number-columns-repeated="60"/>
          <table:table-cell table:formula="of:=MIN([.A65:.BL65])" office:value-type="float" office:value="1.12619" calcext:value-type="float">
            <text:p>1.12619</text:p>
          </table:table-cell>
          <table:table-cell table:formula="of:=MAX([.A65:.BL65])" office:value-type="float" office:value="1.21889" calcext:value-type="float">
            <text:p>1.21889</text:p>
          </table:table-cell>
          <table:table-cell table:number-columns-repeated="7"/>
        </table:table-row>
        <table:table-row table:style-name="ro2">
          <table:table-cell office:value-type="float" office:value="0.597143" calcext:value-type="float">
            <text:p>0.597143</text:p>
          </table:table-cell>
          <table:table-cell office:value-type="float" office:value="0.639923" calcext:value-type="float">
            <text:p>0.639923</text:p>
          </table:table-cell>
          <table:table-cell office:value-type="float" office:value="0.676125" calcext:value-type="float">
            <text:p>0.676125</text:p>
          </table:table-cell>
          <table:table-cell office:value-type="float" office:value="0.922138" calcext:value-type="float">
            <text:p>0.922138</text:p>
          </table:table-cell>
          <table:table-cell office:value-type="float" office:value="0.77694" calcext:value-type="float">
            <text:p>0.77694</text:p>
          </table:table-cell>
          <table:table-cell office:value-type="float" office:value="1.77584" calcext:value-type="float">
            <text:p>1.77584</text:p>
          </table:table-cell>
          <table:table-cell office:value-type="float" office:value="0.784333" calcext:value-type="float">
            <text:p>0.784333</text:p>
          </table:table-cell>
          <table:table-cell office:value-type="float" office:value="0.667929" calcext:value-type="float">
            <text:p>0.667929</text:p>
          </table:table-cell>
          <table:table-cell table:number-columns-repeated="60"/>
          <table:table-cell table:formula="of:=MIN([.A66:.BL66])" office:value-type="float" office:value="0.597143" calcext:value-type="float">
            <text:p>0.597143</text:p>
          </table:table-cell>
          <table:table-cell table:formula="of:=MAX([.A66:.BL66])" office:value-type="float" office:value="1.77584" calcext:value-type="float">
            <text:p>1.77584</text:p>
          </table:table-cell>
          <table:table-cell table:number-columns-repeated="7"/>
        </table:table-row>
        <table:table-row table:style-name="ro2">
          <table:table-cell office:value-type="float" office:value="1.13138" calcext:value-type="float">
            <text:p>1.13138</text:p>
          </table:table-cell>
          <table:table-cell office:value-type="float" office:value="1.15378" calcext:value-type="float">
            <text:p>1.15378</text:p>
          </table:table-cell>
          <table:table-cell office:value-type="float" office:value="1.16534" calcext:value-type="float">
            <text:p>1.16534</text:p>
          </table:table-cell>
          <table:table-cell office:value-type="float" office:value="0.881896" calcext:value-type="float">
            <text:p>0.881896</text:p>
          </table:table-cell>
          <table:table-cell office:value-type="float" office:value="0.887921" calcext:value-type="float">
            <text:p>0.887921</text:p>
          </table:table-cell>
          <table:table-cell office:value-type="float" office:value="2.06004" calcext:value-type="float">
            <text:p>2.06004</text:p>
          </table:table-cell>
          <table:table-cell office:value-type="float" office:value="0.902044" calcext:value-type="float">
            <text:p>0.902044</text:p>
          </table:table-cell>
          <table:table-cell office:value-type="float" office:value="1.19039" calcext:value-type="float">
            <text:p>1.19039</text:p>
          </table:table-cell>
          <table:table-cell table:number-columns-repeated="60"/>
          <table:table-cell table:formula="of:=MIN([.A67:.BL67])" office:value-type="float" office:value="0.881896" calcext:value-type="float">
            <text:p>0.881896</text:p>
          </table:table-cell>
          <table:table-cell table:formula="of:=MAX([.A67:.BL67])" office:value-type="float" office:value="2.06004" calcext:value-type="float">
            <text:p>2.06004</text:p>
          </table:table-cell>
          <table:table-cell table:number-columns-repeated="7"/>
        </table:table-row>
        <table:table-row table:style-name="ro2">
          <table:table-cell office:value-type="float" office:value="0.668606" calcext:value-type="float">
            <text:p>0.668606</text:p>
          </table:table-cell>
          <table:table-cell office:value-type="float" office:value="0.726279" calcext:value-type="float">
            <text:p>0.726279</text:p>
          </table:table-cell>
          <table:table-cell office:value-type="float" office:value="0.872632" calcext:value-type="float">
            <text:p>0.872632</text:p>
          </table:table-cell>
          <table:table-cell office:value-type="float" office:value="0.677467" calcext:value-type="float">
            <text:p>0.677467</text:p>
          </table:table-cell>
          <table:table-cell office:value-type="float" office:value="0.749848" calcext:value-type="float">
            <text:p>0.749848</text:p>
          </table:table-cell>
          <table:table-cell office:value-type="float" office:value="0.702839" calcext:value-type="float">
            <text:p>0.702839</text:p>
          </table:table-cell>
          <table:table-cell office:value-type="float" office:value="0.474313" calcext:value-type="float">
            <text:p>0.474313</text:p>
          </table:table-cell>
          <table:table-cell office:value-type="float" office:value="0.440415" calcext:value-type="float">
            <text:p>0.440415</text:p>
          </table:table-cell>
          <table:table-cell table:number-columns-repeated="60"/>
          <table:table-cell table:formula="of:=MIN([.A68:.BL68])" office:value-type="float" office:value="0.440415" calcext:value-type="float">
            <text:p>0.440415</text:p>
          </table:table-cell>
          <table:table-cell table:formula="of:=MAX([.A68:.BL68])" office:value-type="float" office:value="0.872632" calcext:value-type="float">
            <text:p>0.872632</text:p>
          </table:table-cell>
          <table:table-cell table:number-columns-repeated="7"/>
        </table:table-row>
        <table:table-row table:style-name="ro2">
          <table:table-cell office:value-type="float" office:value="0.899533" calcext:value-type="float">
            <text:p>0.899533</text:p>
          </table:table-cell>
          <table:table-cell office:value-type="float" office:value="0.92163" calcext:value-type="float">
            <text:p>0.92163</text:p>
          </table:table-cell>
          <table:table-cell office:value-type="float" office:value="1.05346" calcext:value-type="float">
            <text:p>1.05346</text:p>
          </table:table-cell>
          <table:table-cell office:value-type="float" office:value="0.894978" calcext:value-type="float">
            <text:p>0.894978</text:p>
          </table:table-cell>
          <table:table-cell office:value-type="float" office:value="0.893161" calcext:value-type="float">
            <text:p>0.893161</text:p>
          </table:table-cell>
          <table:table-cell office:value-type="float" office:value="0.836508" calcext:value-type="float">
            <text:p>0.836508</text:p>
          </table:table-cell>
          <table:table-cell office:value-type="float" office:value="0.701498" calcext:value-type="float">
            <text:p>0.701498</text:p>
          </table:table-cell>
          <table:table-cell office:value-type="float" office:value="0.80725" calcext:value-type="float">
            <text:p>0.80725</text:p>
          </table:table-cell>
          <table:table-cell table:number-columns-repeated="60"/>
          <table:table-cell table:formula="of:=MIN([.A69:.BL69])" office:value-type="float" office:value="0.701498" calcext:value-type="float">
            <text:p>0.701498</text:p>
          </table:table-cell>
          <table:table-cell table:formula="of:=MAX([.A69:.BL69])" office:value-type="float" office:value="1.05346" calcext:value-type="float">
            <text:p>1.05346</text:p>
          </table:table-cell>
          <table:table-cell table:number-columns-repeated="7"/>
        </table:table-row>
        <table:table-row table:style-name="ro2">
          <table:table-cell office:value-type="float" office:value="0.658733" calcext:value-type="float">
            <text:p>0.658733</text:p>
          </table:table-cell>
          <table:table-cell office:value-type="float" office:value="0.724571" calcext:value-type="float">
            <text:p>0.724571</text:p>
          </table:table-cell>
          <table:table-cell office:value-type="float" office:value="0.659185" calcext:value-type="float">
            <text:p>0.659185</text:p>
          </table:table-cell>
          <table:table-cell office:value-type="float" office:value="0.714455" calcext:value-type="float">
            <text:p>0.714455</text:p>
          </table:table-cell>
          <table:table-cell office:value-type="float" office:value="1.50036" calcext:value-type="float">
            <text:p>1.50036</text:p>
          </table:table-cell>
          <table:table-cell office:value-type="float" office:value="0.844692" calcext:value-type="float">
            <text:p>0.844692</text:p>
          </table:table-cell>
          <table:table-cell office:value-type="float" office:value="0.553336" calcext:value-type="float">
            <text:p>0.553336</text:p>
          </table:table-cell>
          <table:table-cell office:value-type="float" office:value="1.28233" calcext:value-type="float">
            <text:p>1.28233</text:p>
          </table:table-cell>
          <table:table-cell table:number-columns-repeated="60"/>
          <table:table-cell table:formula="of:=MIN([.A70:.BL70])" office:value-type="float" office:value="0.553336" calcext:value-type="float">
            <text:p>0.553336</text:p>
          </table:table-cell>
          <table:table-cell table:formula="of:=MAX([.A70:.BL70])" office:value-type="float" office:value="1.50036" calcext:value-type="float">
            <text:p>1.50036</text:p>
          </table:table-cell>
          <table:table-cell table:number-columns-repeated="7"/>
        </table:table-row>
        <table:table-row table:style-name="ro2">
          <table:table-cell office:value-type="float" office:value="0.875882" calcext:value-type="float">
            <text:p>0.875882</text:p>
          </table:table-cell>
          <table:table-cell office:value-type="float" office:value="0.901667" calcext:value-type="float">
            <text:p>0.901667</text:p>
          </table:table-cell>
          <table:table-cell office:value-type="float" office:value="0.905701" calcext:value-type="float">
            <text:p>0.905701</text:p>
          </table:table-cell>
          <table:table-cell office:value-type="float" office:value="0.92985" calcext:value-type="float">
            <text:p>0.92985</text:p>
          </table:table-cell>
          <table:table-cell office:value-type="float" office:value="0.548713" calcext:value-type="float">
            <text:p>0.548713</text:p>
          </table:table-cell>
          <table:table-cell office:value-type="float" office:value="0.62051" calcext:value-type="float">
            <text:p>0.62051</text:p>
          </table:table-cell>
          <table:table-cell office:value-type="float" office:value="0.675531" calcext:value-type="float">
            <text:p>0.675531</text:p>
          </table:table-cell>
          <table:table-cell office:value-type="float" office:value="0.830889" calcext:value-type="float">
            <text:p>0.830889</text:p>
          </table:table-cell>
          <table:table-cell table:number-columns-repeated="60"/>
          <table:table-cell table:formula="of:=MIN([.A71:.BL71])" office:value-type="float" office:value="0.548713" calcext:value-type="float">
            <text:p>0.548713</text:p>
          </table:table-cell>
          <table:table-cell table:formula="of:=MAX([.A71:.BL71])" office:value-type="float" office:value="0.92985" calcext:value-type="float">
            <text:p>0.92985</text:p>
          </table:table-cell>
          <table:table-cell table:number-columns-repeated="7"/>
        </table:table-row>
        <table:table-row table:style-name="ro2">
          <table:table-cell office:value-type="float" office:value="1.12467" calcext:value-type="float">
            <text:p>1.12467</text:p>
          </table:table-cell>
          <table:table-cell office:value-type="float" office:value="1.17303" calcext:value-type="float">
            <text:p>1.17303</text:p>
          </table:table-cell>
          <table:table-cell office:value-type="float" office:value="0.884061" calcext:value-type="float">
            <text:p>0.884061</text:p>
          </table:table-cell>
          <table:table-cell office:value-type="float" office:value="2.06265" calcext:value-type="float">
            <text:p>2.06265</text:p>
          </table:table-cell>
          <table:table-cell office:value-type="float" office:value="2.06442" calcext:value-type="float">
            <text:p>2.06442</text:p>
          </table:table-cell>
          <table:table-cell office:value-type="float" office:value="0.925538" calcext:value-type="float">
            <text:p>0.925538</text:p>
          </table:table-cell>
          <table:table-cell office:value-type="float" office:value="1.05671" calcext:value-type="float">
            <text:p>1.05671</text:p>
          </table:table-cell>
          <table:table-cell office:value-type="float" office:value="0.362445" calcext:value-type="float">
            <text:p>0.362445</text:p>
          </table:table-cell>
          <table:table-cell table:number-columns-repeated="60"/>
          <table:table-cell table:formula="of:=MIN([.A72:.BL72])" office:value-type="float" office:value="0.362445" calcext:value-type="float">
            <text:p>0.362445</text:p>
          </table:table-cell>
          <table:table-cell table:formula="of:=MAX([.A72:.BL72])" office:value-type="float" office:value="2.06442" calcext:value-type="float">
            <text:p>2.06442</text:p>
          </table:table-cell>
          <table:table-cell table:number-columns-repeated="7"/>
        </table:table-row>
        <table:table-row table:style-name="ro2">
          <table:table-cell office:value-type="float" office:value="0.913219" calcext:value-type="float">
            <text:p>0.913219</text:p>
          </table:table-cell>
          <table:table-cell office:value-type="float" office:value="0.948308" calcext:value-type="float">
            <text:p>0.948308</text:p>
          </table:table-cell>
          <table:table-cell office:value-type="float" office:value="1.08943" calcext:value-type="float">
            <text:p>1.08943</text:p>
          </table:table-cell>
          <table:table-cell office:value-type="float" office:value="1.04343" calcext:value-type="float">
            <text:p>1.04343</text:p>
          </table:table-cell>
          <table:table-cell office:value-type="float" office:value="0.929626" calcext:value-type="float">
            <text:p>0.929626</text:p>
          </table:table-cell>
          <table:table-cell office:value-type="float" office:value="0.985669" calcext:value-type="float">
            <text:p>0.985669</text:p>
          </table:table-cell>
          <table:table-cell office:value-type="float" office:value="1.39933" calcext:value-type="float">
            <text:p>1.39933</text:p>
          </table:table-cell>
          <table:table-cell office:value-type="float" office:value="1.61427" calcext:value-type="float">
            <text:p>1.61427</text:p>
          </table:table-cell>
          <table:table-cell table:number-columns-repeated="60"/>
          <table:table-cell table:formula="of:=MIN([.A73:.BL73])" office:value-type="float" office:value="0.913219" calcext:value-type="float">
            <text:p>0.913219</text:p>
          </table:table-cell>
          <table:table-cell table:formula="of:=MAX([.A73:.BL73])" office:value-type="float" office:value="1.61427" calcext:value-type="float">
            <text:p>1.61427</text:p>
          </table:table-cell>
          <table:table-cell table:number-columns-repeated="7"/>
        </table:table-row>
        <table:table-row table:style-name="ro2">
          <table:table-cell office:value-type="float" office:value="0.607179" calcext:value-type="float">
            <text:p>0.607179</text:p>
          </table:table-cell>
          <table:table-cell office:value-type="float" office:value="0.649936" calcext:value-type="float">
            <text:p>0.649936</text:p>
          </table:table-cell>
          <table:table-cell office:value-type="float" office:value="0.618224" calcext:value-type="float">
            <text:p>0.618224</text:p>
          </table:table-cell>
          <table:table-cell office:value-type="float" office:value="0.665437" calcext:value-type="float">
            <text:p>0.665437</text:p>
          </table:table-cell>
          <table:table-cell office:value-type="float" office:value="0.543057" calcext:value-type="float">
            <text:p>0.543057</text:p>
          </table:table-cell>
          <table:table-cell office:value-type="float" office:value="1.22683" calcext:value-type="float">
            <text:p>1.22683</text:p>
          </table:table-cell>
          <table:table-cell office:value-type="float" office:value="0.613557" calcext:value-type="float">
            <text:p>0.613557</text:p>
          </table:table-cell>
          <table:table-cell office:value-type="float" office:value="0.651653" calcext:value-type="float">
            <text:p>0.651653</text:p>
          </table:table-cell>
          <table:table-cell table:number-columns-repeated="60"/>
          <table:table-cell table:formula="of:=MIN([.A74:.BL74])" office:value-type="float" office:value="0.543057" calcext:value-type="float">
            <text:p>0.543057</text:p>
          </table:table-cell>
          <table:table-cell table:formula="of:=MAX([.A74:.BL74])" office:value-type="float" office:value="1.22683" calcext:value-type="float">
            <text:p>1.22683</text:p>
          </table:table-cell>
          <table:table-cell table:number-columns-repeated="7"/>
        </table:table-row>
        <table:table-row table:style-name="ro2">
          <table:table-cell office:value-type="float" office:value="0.843002" calcext:value-type="float">
            <text:p>0.843002</text:p>
          </table:table-cell>
          <table:table-cell office:value-type="float" office:value="0.865229" calcext:value-type="float">
            <text:p>0.865229</text:p>
          </table:table-cell>
          <table:table-cell office:value-type="float" office:value="0.867029" calcext:value-type="float">
            <text:p>0.867029</text:p>
          </table:table-cell>
          <table:table-cell office:value-type="float" office:value="0.883529" calcext:value-type="float">
            <text:p>0.883529</text:p>
          </table:table-cell>
          <table:table-cell office:value-type="float" office:value="0.707888" calcext:value-type="float">
            <text:p>0.707888</text:p>
          </table:table-cell>
          <table:table-cell office:value-type="float" office:value="0.834177" calcext:value-type="float">
            <text:p>0.834177</text:p>
          </table:table-cell>
          <table:table-cell office:value-type="float" office:value="0.826868" calcext:value-type="float">
            <text:p>0.826868</text:p>
          </table:table-cell>
          <table:table-cell office:value-type="float" office:value="1.09807" calcext:value-type="float">
            <text:p>1.09807</text:p>
          </table:table-cell>
          <table:table-cell table:number-columns-repeated="60"/>
          <table:table-cell table:formula="of:=MIN([.A75:.BL75])" office:value-type="float" office:value="0.707888" calcext:value-type="float">
            <text:p>0.707888</text:p>
          </table:table-cell>
          <table:table-cell table:formula="of:=MAX([.A75:.BL75])" office:value-type="float" office:value="1.09807" calcext:value-type="float">
            <text:p>1.09807</text:p>
          </table:table-cell>
          <table:table-cell table:number-columns-repeated="7"/>
        </table:table-row>
        <table:table-row table:style-name="ro2">
          <table:table-cell office:value-type="float" office:value="0.959467" calcext:value-type="float">
            <text:p>0.959467</text:p>
          </table:table-cell>
          <table:table-cell office:value-type="float" office:value="0.972804" calcext:value-type="float">
            <text:p>0.972804</text:p>
          </table:table-cell>
          <table:table-cell office:value-type="float" office:value="0.982426" calcext:value-type="float">
            <text:p>0.982426</text:p>
          </table:table-cell>
          <table:table-cell office:value-type="float" office:value="0.976635" calcext:value-type="float">
            <text:p>0.976635</text:p>
          </table:table-cell>
          <table:table-cell office:value-type="float" office:value="0.483178" calcext:value-type="float">
            <text:p>0.483178</text:p>
          </table:table-cell>
          <table:table-cell office:value-type="float" office:value="0.971318" calcext:value-type="float">
            <text:p>0.971318</text:p>
          </table:table-cell>
          <table:table-cell office:value-type="float" office:value="1.22924" calcext:value-type="float">
            <text:p>1.22924</text:p>
          </table:table-cell>
          <table:table-cell office:value-type="float" office:value="1.32505" calcext:value-type="float">
            <text:p>1.32505</text:p>
          </table:table-cell>
          <table:table-cell table:number-columns-repeated="60"/>
          <table:table-cell table:formula="of:=MIN([.A76:.BL76])" office:value-type="float" office:value="0.483178" calcext:value-type="float">
            <text:p>0.483178</text:p>
          </table:table-cell>
          <table:table-cell table:formula="of:=MAX([.A76:.BL76])" office:value-type="float" office:value="1.32505" calcext:value-type="float">
            <text:p>1.32505</text:p>
          </table:table-cell>
          <table:table-cell table:number-columns-repeated="7"/>
        </table:table-row>
        <table:table-row table:style-name="ro2">
          <table:table-cell office:value-type="float" office:value="0.905975" calcext:value-type="float">
            <text:p>0.905975</text:p>
          </table:table-cell>
          <table:table-cell office:value-type="float" office:value="0.935771" calcext:value-type="float">
            <text:p>0.935771</text:p>
          </table:table-cell>
          <table:table-cell office:value-type="float" office:value="0.953842" calcext:value-type="float">
            <text:p>0.953842</text:p>
          </table:table-cell>
          <table:table-cell office:value-type="float" office:value="0.986113" calcext:value-type="float">
            <text:p>0.986113</text:p>
          </table:table-cell>
          <table:table-cell office:value-type="float" office:value="0.885211" calcext:value-type="float">
            <text:p>0.885211</text:p>
          </table:table-cell>
          <table:table-cell office:value-type="float" office:value="0.896146" calcext:value-type="float">
            <text:p>0.896146</text:p>
          </table:table-cell>
          <table:table-cell office:value-type="float" office:value="0.915663" calcext:value-type="float">
            <text:p>0.915663</text:p>
          </table:table-cell>
          <table:table-cell office:value-type="float" office:value="0.869617" calcext:value-type="float">
            <text:p>0.869617</text:p>
          </table:table-cell>
          <table:table-cell table:number-columns-repeated="60"/>
          <table:table-cell table:formula="of:=MIN([.A77:.BL77])" office:value-type="float" office:value="0.869617" calcext:value-type="float">
            <text:p>0.869617</text:p>
          </table:table-cell>
          <table:table-cell table:formula="of:=MAX([.A77:.BL77])" office:value-type="float" office:value="0.986113" calcext:value-type="float">
            <text:p>0.986113</text:p>
          </table:table-cell>
          <table:table-cell table:number-columns-repeated="7"/>
        </table:table-row>
        <table:table-row table:style-name="ro2">
          <table:table-cell office:value-type="float" office:value="0.891775" calcext:value-type="float">
            <text:p>0.891775</text:p>
          </table:table-cell>
          <table:table-cell office:value-type="float" office:value="0.896851" calcext:value-type="float">
            <text:p>0.896851</text:p>
          </table:table-cell>
          <table:table-cell office:value-type="float" office:value="0.904957" calcext:value-type="float">
            <text:p>0.904957</text:p>
          </table:table-cell>
          <table:table-cell office:value-type="float" office:value="0.878431" calcext:value-type="float">
            <text:p>0.878431</text:p>
          </table:table-cell>
          <table:table-cell office:value-type="float" office:value="0.929342" calcext:value-type="float">
            <text:p>0.929342</text:p>
          </table:table-cell>
          <table:table-cell office:value-type="float" office:value="0.666505" calcext:value-type="float">
            <text:p>0.666505</text:p>
          </table:table-cell>
          <table:table-cell office:value-type="float" office:value="1.54572" calcext:value-type="float">
            <text:p>1.54572</text:p>
          </table:table-cell>
          <table:table-cell office:value-type="float" office:value="0.783644" calcext:value-type="float">
            <text:p>0.783644</text:p>
          </table:table-cell>
          <table:table-cell table:number-columns-repeated="60"/>
          <table:table-cell table:formula="of:=MIN([.A78:.BL78])" office:value-type="float" office:value="0.666505" calcext:value-type="float">
            <text:p>0.666505</text:p>
          </table:table-cell>
          <table:table-cell table:formula="of:=MAX([.A78:.BL78])" office:value-type="float" office:value="1.54572" calcext:value-type="float">
            <text:p>1.54572</text:p>
          </table:table-cell>
          <table:table-cell table:number-columns-repeated="7"/>
        </table:table-row>
        <table:table-row table:style-name="ro2">
          <table:table-cell office:value-type="float" office:value="1.13997" calcext:value-type="float">
            <text:p>1.13997</text:p>
          </table:table-cell>
          <table:table-cell office:value-type="float" office:value="1.17747" calcext:value-type="float">
            <text:p>1.17747</text:p>
          </table:table-cell>
          <table:table-cell office:value-type="float" office:value="1.20419" calcext:value-type="float">
            <text:p>1.20419</text:p>
          </table:table-cell>
          <table:table-cell office:value-type="float" office:value="1.23377" calcext:value-type="float">
            <text:p>1.23377</text:p>
          </table:table-cell>
          <table:table-cell office:value-type="float" office:value="1.19655" calcext:value-type="float">
            <text:p>1.19655</text:p>
          </table:table-cell>
          <table:table-cell office:value-type="float" office:value="1.18866" calcext:value-type="float">
            <text:p>1.18866</text:p>
          </table:table-cell>
          <table:table-cell office:value-type="float" office:value="1.19059" calcext:value-type="float">
            <text:p>1.19059</text:p>
          </table:table-cell>
          <table:table-cell office:value-type="float" office:value="1.16602" calcext:value-type="float">
            <text:p>1.16602</text:p>
          </table:table-cell>
          <table:table-cell table:number-columns-repeated="60"/>
          <table:table-cell table:formula="of:=MIN([.A79:.BL79])" office:value-type="float" office:value="1.13997" calcext:value-type="float">
            <text:p>1.13997</text:p>
          </table:table-cell>
          <table:table-cell table:formula="of:=MAX([.A79:.BL79])" office:value-type="float" office:value="1.23377" calcext:value-type="float">
            <text:p>1.23377</text:p>
          </table:table-cell>
          <table:table-cell table:number-columns-repeated="7"/>
        </table:table-row>
        <table:table-row table:style-name="ro2">
          <table:table-cell office:value-type="float" office:value="1.11649" calcext:value-type="float">
            <text:p>1.11649</text:p>
          </table:table-cell>
          <table:table-cell office:value-type="float" office:value="1.18934" calcext:value-type="float">
            <text:p>1.18934</text:p>
          </table:table-cell>
          <table:table-cell office:value-type="float" office:value="1.20597" calcext:value-type="float">
            <text:p>1.20597</text:p>
          </table:table-cell>
          <table:table-cell office:value-type="float" office:value="1.25434" calcext:value-type="float">
            <text:p>1.25434</text:p>
          </table:table-cell>
          <table:table-cell office:value-type="float" office:value="0.947545" calcext:value-type="float">
            <text:p>0.947545</text:p>
          </table:table-cell>
          <table:table-cell office:value-type="float" office:value="1.06181" calcext:value-type="float">
            <text:p>1.06181</text:p>
          </table:table-cell>
          <table:table-cell office:value-type="float" office:value="0.997091" calcext:value-type="float">
            <text:p>0.997091</text:p>
          </table:table-cell>
          <table:table-cell office:value-type="float" office:value="1.213" calcext:value-type="float">
            <text:p>1.213</text:p>
          </table:table-cell>
          <table:table-cell table:number-columns-repeated="60"/>
          <table:table-cell table:formula="of:=MIN([.A80:.BL80])" office:value-type="float" office:value="0.947545" calcext:value-type="float">
            <text:p>0.947545</text:p>
          </table:table-cell>
          <table:table-cell table:formula="of:=MAX([.A80:.BL80])" office:value-type="float" office:value="1.25434" calcext:value-type="float">
            <text:p>1.25434</text:p>
          </table:table-cell>
          <table:table-cell table:number-columns-repeated="7"/>
        </table:table-row>
        <table:table-row table:style-name="ro2">
          <table:table-cell office:value-type="float" office:value="0.909542" calcext:value-type="float">
            <text:p>0.909542</text:p>
          </table:table-cell>
          <table:table-cell office:value-type="float" office:value="1.07237" calcext:value-type="float">
            <text:p>1.07237</text:p>
          </table:table-cell>
          <table:table-cell office:value-type="float" office:value="0.87899" calcext:value-type="float">
            <text:p>0.87899</text:p>
          </table:table-cell>
          <table:table-cell office:value-type="float" office:value="1.05487" calcext:value-type="float">
            <text:p>1.05487</text:p>
          </table:table-cell>
          <table:table-cell office:value-type="float" office:value="1.96262" calcext:value-type="float">
            <text:p>1.96262</text:p>
          </table:table-cell>
          <table:table-cell office:value-type="float" office:value="1.534" calcext:value-type="float">
            <text:p>1.534</text:p>
          </table:table-cell>
          <table:table-cell office:value-type="float" office:value="1.38348" calcext:value-type="float">
            <text:p>1.38348</text:p>
          </table:table-cell>
          <table:table-cell office:value-type="float" office:value="0.573914" calcext:value-type="float">
            <text:p>0.573914</text:p>
          </table:table-cell>
          <table:table-cell table:number-columns-repeated="60"/>
          <table:table-cell table:formula="of:=MIN([.A81:.BL81])" office:value-type="float" office:value="0.573914" calcext:value-type="float">
            <text:p>0.573914</text:p>
          </table:table-cell>
          <table:table-cell table:formula="of:=MAX([.A81:.BL81])" office:value-type="float" office:value="1.96262" calcext:value-type="float">
            <text:p>1.96262</text:p>
          </table:table-cell>
          <table:table-cell table:number-columns-repeated="7"/>
        </table:table-row>
        <table:table-row table:style-name="ro2">
          <table:table-cell office:value-type="float" office:value="0.667785" calcext:value-type="float">
            <text:p>0.667785</text:p>
          </table:table-cell>
          <table:table-cell office:value-type="float" office:value="0.657672" calcext:value-type="float">
            <text:p>0.657672</text:p>
          </table:table-cell>
          <table:table-cell office:value-type="float" office:value="0.469353" calcext:value-type="float">
            <text:p>0.469353</text:p>
          </table:table-cell>
          <table:table-cell office:value-type="float" office:value="0.482291" calcext:value-type="float">
            <text:p>0.482291</text:p>
          </table:table-cell>
          <table:table-cell office:value-type="float" office:value="0.771672" calcext:value-type="float">
            <text:p>0.771672</text:p>
          </table:table-cell>
          <table:table-cell office:value-type="float" office:value="2.65013" calcext:value-type="float">
            <text:p>2.65013</text:p>
          </table:table-cell>
          <table:table-cell office:value-type="float" office:value="1.99635" calcext:value-type="float">
            <text:p>1.99635</text:p>
          </table:table-cell>
          <table:table-cell office:value-type="float" office:value="0.255789" calcext:value-type="float">
            <text:p>0.255789</text:p>
          </table:table-cell>
          <table:table-cell table:number-columns-repeated="60"/>
          <table:table-cell table:formula="of:=MIN([.A82:.BL82])" office:value-type="float" office:value="0.255789" calcext:value-type="float">
            <text:p>0.255789</text:p>
          </table:table-cell>
          <table:table-cell table:formula="of:=MAX([.A82:.BL82])" office:value-type="float" office:value="2.65013" calcext:value-type="float">
            <text:p>2.65013</text:p>
          </table:table-cell>
          <table:table-cell table:number-columns-repeated="7"/>
        </table:table-row>
        <table:table-row table:style-name="ro2">
          <table:table-cell office:value-type="float" office:value="0.886477" calcext:value-type="float">
            <text:p>0.886477</text:p>
          </table:table-cell>
          <table:table-cell office:value-type="float" office:value="0.909595" calcext:value-type="float">
            <text:p>0.909595</text:p>
          </table:table-cell>
          <table:table-cell office:value-type="float" office:value="0.889731" calcext:value-type="float">
            <text:p>0.889731</text:p>
          </table:table-cell>
          <table:table-cell office:value-type="float" office:value="1.77507" calcext:value-type="float">
            <text:p>1.77507</text:p>
          </table:table-cell>
          <table:table-cell office:value-type="float" office:value="0.895011" calcext:value-type="float">
            <text:p>0.895011</text:p>
          </table:table-cell>
          <table:table-cell office:value-type="float" office:value="0.887558" calcext:value-type="float">
            <text:p>0.887558</text:p>
          </table:table-cell>
          <table:table-cell office:value-type="float" office:value="0.68222" calcext:value-type="float">
            <text:p>0.68222</text:p>
          </table:table-cell>
          <table:table-cell office:value-type="float" office:value="0.858222" calcext:value-type="float">
            <text:p>0.858222</text:p>
          </table:table-cell>
          <table:table-cell table:number-columns-repeated="60"/>
          <table:table-cell table:formula="of:=MIN([.A83:.BL83])" office:value-type="float" office:value="0.68222" calcext:value-type="float">
            <text:p>0.68222</text:p>
          </table:table-cell>
          <table:table-cell table:formula="of:=MAX([.A83:.BL83])" office:value-type="float" office:value="1.77507" calcext:value-type="float">
            <text:p>1.77507</text:p>
          </table:table-cell>
          <table:table-cell table:number-columns-repeated="7"/>
        </table:table-row>
        <table:table-row table:style-name="ro2">
          <table:table-cell office:value-type="float" office:value="1.04464" calcext:value-type="float">
            <text:p>1.04464</text:p>
          </table:table-cell>
          <table:table-cell office:value-type="float" office:value="1.07358" calcext:value-type="float">
            <text:p>1.07358</text:p>
          </table:table-cell>
          <table:table-cell office:value-type="float" office:value="0.640938" calcext:value-type="float">
            <text:p>0.640938</text:p>
          </table:table-cell>
          <table:table-cell office:value-type="float" office:value="1.72357" calcext:value-type="float">
            <text:p>1.72357</text:p>
          </table:table-cell>
          <table:table-cell office:value-type="float" office:value="0.748088" calcext:value-type="float">
            <text:p>0.748088</text:p>
          </table:table-cell>
          <table:table-cell office:value-type="float" office:value="0.814945" calcext:value-type="float">
            <text:p>0.814945</text:p>
          </table:table-cell>
          <table:table-cell office:value-type="float" office:value="1.86638" calcext:value-type="float">
            <text:p>1.86638</text:p>
          </table:table-cell>
          <table:table-cell office:value-type="float" office:value="0.322367" calcext:value-type="float">
            <text:p>0.322367</text:p>
          </table:table-cell>
          <table:table-cell table:number-columns-repeated="60"/>
          <table:table-cell table:formula="of:=MIN([.A84:.BL84])" office:value-type="float" office:value="0.322367" calcext:value-type="float">
            <text:p>0.322367</text:p>
          </table:table-cell>
          <table:table-cell table:formula="of:=MAX([.A84:.BL84])" office:value-type="float" office:value="1.86638" calcext:value-type="float">
            <text:p>1.8663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office:value-type="float" office:value="0.410459" calcext:value-type="float">
            <text:p>0.410459</text:p>
          </table:table-cell>
          <table:table-cell office:value-type="float" office:value="0.422462" calcext:value-type="float">
            <text:p>0.422462</text:p>
          </table:table-cell>
          <table:table-cell office:value-type="float" office:value="0.4585" calcext:value-type="float">
            <text:p>0.4585</text:p>
          </table:table-cell>
          <table:table-cell office:value-type="float" office:value="0.464823" calcext:value-type="float">
            <text:p>0.464823</text:p>
          </table:table-cell>
          <table:table-cell office:value-type="float" office:value="0.415771" calcext:value-type="float">
            <text:p>0.415771</text:p>
          </table:table-cell>
          <table:table-cell office:value-type="float" office:value="0.378119" calcext:value-type="float">
            <text:p>0.378119</text:p>
          </table:table-cell>
          <table:table-cell office:value-type="float" office:value="0.409954" calcext:value-type="float">
            <text:p>0.409954</text:p>
          </table:table-cell>
          <table:table-cell office:value-type="float" office:value="0.631772" calcext:value-type="float">
            <text:p>0.631772</text:p>
          </table:table-cell>
          <table:table-cell office:value-type="float" office:value="0.233177" calcext:value-type="float">
            <text:p>0.233177</text:p>
          </table:table-cell>
          <table:table-cell office:value-type="float" office:value="0.912336" calcext:value-type="float">
            <text:p>0.912336</text:p>
          </table:table-cell>
          <table:table-cell office:value-type="float" office:value="0.350344" calcext:value-type="float">
            <text:p>0.350344</text:p>
          </table:table-cell>
          <table:table-cell office:value-type="float" office:value="0.40113" calcext:value-type="float">
            <text:p>0.40113</text:p>
          </table:table-cell>
          <table:table-cell office:value-type="float" office:value="0.231065" calcext:value-type="float">
            <text:p>0.231065</text:p>
          </table:table-cell>
          <table:table-cell office:value-type="float" office:value="0.250796" calcext:value-type="float">
            <text:p>0.250796</text:p>
          </table:table-cell>
          <table:table-cell office:value-type="float" office:value="1.46447" calcext:value-type="float">
            <text:p>1.46447</text:p>
          </table:table-cell>
          <table:table-cell office:value-type="float" office:value="1.48075" calcext:value-type="float">
            <text:p>1.48075</text:p>
          </table:table-cell>
          <table:table-cell table:number-columns-repeated="52"/>
          <table:table-cell table:formula="of:=MIN([.A86:.BL86])" office:value-type="float" office:value="0.231065" calcext:value-type="float">
            <text:p>0.231065</text:p>
          </table:table-cell>
          <table:table-cell table:formula="of:=MAX([.A86:.BL86])" office:value-type="float" office:value="1.48075" calcext:value-type="float">
            <text:p>1.48075</text:p>
          </table:table-cell>
          <table:table-cell table:number-columns-repeated="7"/>
        </table:table-row>
        <table:table-row table:style-name="ro2">
          <table:table-cell office:value-type="float" office:value="0.450025" calcext:value-type="float">
            <text:p>0.450025</text:p>
          </table:table-cell>
          <table:table-cell office:value-type="float" office:value="0.468454" calcext:value-type="float">
            <text:p>0.468454</text:p>
          </table:table-cell>
          <table:table-cell office:value-type="float" office:value="0.53595" calcext:value-type="float">
            <text:p>0.53595</text:p>
          </table:table-cell>
          <table:table-cell office:value-type="float" office:value="0.452475" calcext:value-type="float">
            <text:p>0.452475</text:p>
          </table:table-cell>
          <table:table-cell office:value-type="float" office:value="0.469971" calcext:value-type="float">
            <text:p>0.469971</text:p>
          </table:table-cell>
          <table:table-cell office:value-type="float" office:value="0.534213" calcext:value-type="float">
            <text:p>0.534213</text:p>
          </table:table-cell>
          <table:table-cell office:value-type="float" office:value="0.487219" calcext:value-type="float">
            <text:p>0.487219</text:p>
          </table:table-cell>
          <table:table-cell office:value-type="float" office:value="0.470887" calcext:value-type="float">
            <text:p>0.470887</text:p>
          </table:table-cell>
          <table:table-cell office:value-type="float" office:value="0.518069" calcext:value-type="float">
            <text:p>0.518069</text:p>
          </table:table-cell>
          <table:table-cell office:value-type="float" office:value="1.52449" calcext:value-type="float">
            <text:p>1.52449</text:p>
          </table:table-cell>
          <table:table-cell office:value-type="float" office:value="1.57944" calcext:value-type="float">
            <text:p>1.57944</text:p>
          </table:table-cell>
          <table:table-cell office:value-type="float" office:value="0.653768" calcext:value-type="float">
            <text:p>0.653768</text:p>
          </table:table-cell>
          <table:table-cell office:value-type="float" office:value="0.602816" calcext:value-type="float">
            <text:p>0.602816</text:p>
          </table:table-cell>
          <table:table-cell office:value-type="float" office:value="0.41334" calcext:value-type="float">
            <text:p>0.41334</text:p>
          </table:table-cell>
          <table:table-cell office:value-type="float" office:value="2.04139" calcext:value-type="float">
            <text:p>2.04139</text:p>
          </table:table-cell>
          <table:table-cell office:value-type="float" office:value="1.50494" calcext:value-type="float">
            <text:p>1.50494</text:p>
          </table:table-cell>
          <table:table-cell table:number-columns-repeated="52"/>
          <table:table-cell table:formula="of:=MIN([.A87:.BL87])" office:value-type="float" office:value="0.41334" calcext:value-type="float">
            <text:p>0.41334</text:p>
          </table:table-cell>
          <table:table-cell table:formula="of:=MAX([.A87:.BL87])" office:value-type="float" office:value="2.04139" calcext:value-type="float">
            <text:p>2.04139</text:p>
          </table:table-cell>
          <table:table-cell table:number-columns-repeated="7"/>
        </table:table-row>
        <table:table-row table:style-name="ro2">
          <table:table-cell office:value-type="float" office:value="0.562932" calcext:value-type="float">
            <text:p>0.562932</text:p>
          </table:table-cell>
          <table:table-cell office:value-type="float" office:value="0.625351" calcext:value-type="float">
            <text:p>0.625351</text:p>
          </table:table-cell>
          <table:table-cell office:value-type="float" office:value="0.564607" calcext:value-type="float">
            <text:p>0.564607</text:p>
          </table:table-cell>
          <table:table-cell office:value-type="float" office:value="1.19623" calcext:value-type="float">
            <text:p>1.19623</text:p>
          </table:table-cell>
          <table:table-cell office:value-type="float" office:value="0.616651" calcext:value-type="float">
            <text:p>0.616651</text:p>
          </table:table-cell>
          <table:table-cell office:value-type="float" office:value="1.25668" calcext:value-type="float">
            <text:p>1.25668</text:p>
          </table:table-cell>
          <table:table-cell office:value-type="float" office:value="1.07549" calcext:value-type="float">
            <text:p>1.07549</text:p>
          </table:table-cell>
          <table:table-cell office:value-type="float" office:value="1.01885" calcext:value-type="float">
            <text:p>1.01885</text:p>
          </table:table-cell>
          <table:table-cell office:value-type="float" office:value="0.510219" calcext:value-type="float">
            <text:p>0.510219</text:p>
          </table:table-cell>
          <table:table-cell office:value-type="float" office:value="0.486117" calcext:value-type="float">
            <text:p>0.486117</text:p>
          </table:table-cell>
          <table:table-cell office:value-type="float" office:value="1.59493" calcext:value-type="float">
            <text:p>1.59493</text:p>
          </table:table-cell>
          <table:table-cell office:value-type="float" office:value="1.54574" calcext:value-type="float">
            <text:p>1.54574</text:p>
          </table:table-cell>
          <table:table-cell office:value-type="float" office:value="1.66974" calcext:value-type="float">
            <text:p>1.66974</text:p>
          </table:table-cell>
          <table:table-cell office:value-type="float" office:value="0.638542" calcext:value-type="float">
            <text:p>0.638542</text:p>
          </table:table-cell>
          <table:table-cell office:value-type="float" office:value="0.548542" calcext:value-type="float">
            <text:p>0.548542</text:p>
          </table:table-cell>
          <table:table-cell office:value-type="float" office:value="1.1591" calcext:value-type="float">
            <text:p>1.1591</text:p>
          </table:table-cell>
          <table:table-cell table:number-columns-repeated="52"/>
          <table:table-cell table:formula="of:=MIN([.A88:.BL88])" office:value-type="float" office:value="0.486117" calcext:value-type="float">
            <text:p>0.486117</text:p>
          </table:table-cell>
          <table:table-cell table:formula="of:=MAX([.A88:.BL88])" office:value-type="float" office:value="1.66974" calcext:value-type="float">
            <text:p>1.66974</text:p>
          </table:table-cell>
          <table:table-cell table:number-columns-repeated="7"/>
        </table:table-row>
        <table:table-row table:style-name="ro2">
          <table:table-cell office:value-type="float" office:value="0.410043" calcext:value-type="float">
            <text:p>0.410043</text:p>
          </table:table-cell>
          <table:table-cell office:value-type="float" office:value="0.436399" calcext:value-type="float">
            <text:p>0.436399</text:p>
          </table:table-cell>
          <table:table-cell office:value-type="float" office:value="0.468793" calcext:value-type="float">
            <text:p>0.468793</text:p>
          </table:table-cell>
          <table:table-cell office:value-type="float" office:value="0.434497" calcext:value-type="float">
            <text:p>0.434497</text:p>
          </table:table-cell>
          <table:table-cell office:value-type="float" office:value="0.486484" calcext:value-type="float">
            <text:p>0.486484</text:p>
          </table:table-cell>
          <table:table-cell office:value-type="float" office:value="0.451597" calcext:value-type="float">
            <text:p>0.451597</text:p>
          </table:table-cell>
          <table:table-cell office:value-type="float" office:value="0.764042" calcext:value-type="float">
            <text:p>0.764042</text:p>
          </table:table-cell>
          <table:table-cell office:value-type="float" office:value="0.736651" calcext:value-type="float">
            <text:p>0.736651</text:p>
          </table:table-cell>
          <table:table-cell office:value-type="float" office:value="0.471967" calcext:value-type="float">
            <text:p>0.471967</text:p>
          </table:table-cell>
          <table:table-cell office:value-type="float" office:value="0.989452" calcext:value-type="float">
            <text:p>0.989452</text:p>
          </table:table-cell>
          <table:table-cell office:value-type="float" office:value="1.46351" calcext:value-type="float">
            <text:p>1.46351</text:p>
          </table:table-cell>
          <table:table-cell office:value-type="float" office:value="1.25403" calcext:value-type="float">
            <text:p>1.25403</text:p>
          </table:table-cell>
          <table:table-cell office:value-type="float" office:value="0.235321" calcext:value-type="float">
            <text:p>0.235321</text:p>
          </table:table-cell>
          <table:table-cell office:value-type="float" office:value="1.02426" calcext:value-type="float">
            <text:p>1.02426</text:p>
          </table:table-cell>
          <table:table-cell office:value-type="float" office:value="1.48865" calcext:value-type="float">
            <text:p>1.48865</text:p>
          </table:table-cell>
          <table:table-cell office:value-type="float" office:value="1.07132" calcext:value-type="float">
            <text:p>1.07132</text:p>
          </table:table-cell>
          <table:table-cell table:number-columns-repeated="52"/>
          <table:table-cell table:formula="of:=MIN([.A89:.BL89])" office:value-type="float" office:value="0.235321" calcext:value-type="float">
            <text:p>0.235321</text:p>
          </table:table-cell>
          <table:table-cell table:formula="of:=MAX([.A89:.BL89])" office:value-type="float" office:value="1.48865" calcext:value-type="float">
            <text:p>1.48865</text:p>
          </table:table-cell>
          <table:table-cell table:number-columns-repeated="7"/>
        </table:table-row>
        <table:table-row table:style-name="ro2">
          <table:table-cell office:value-type="float" office:value="0.494355" calcext:value-type="float">
            <text:p>0.494355</text:p>
          </table:table-cell>
          <table:table-cell office:value-type="float" office:value="0.527393" calcext:value-type="float">
            <text:p>0.527393</text:p>
          </table:table-cell>
          <table:table-cell office:value-type="float" office:value="0.568717" calcext:value-type="float">
            <text:p>0.568717</text:p>
          </table:table-cell>
          <table:table-cell office:value-type="float" office:value="0.404796" calcext:value-type="float">
            <text:p>0.404796</text:p>
          </table:table-cell>
          <table:table-cell office:value-type="float" office:value="0.413348" calcext:value-type="float">
            <text:p>0.413348</text:p>
          </table:table-cell>
          <table:table-cell office:value-type="float" office:value="1.0016" calcext:value-type="float">
            <text:p>1.0016</text:p>
          </table:table-cell>
          <table:table-cell office:value-type="float" office:value="0.84023" calcext:value-type="float">
            <text:p>0.84023</text:p>
          </table:table-cell>
          <table:table-cell office:value-type="float" office:value="0.904811" calcext:value-type="float">
            <text:p>0.904811</text:p>
          </table:table-cell>
          <table:table-cell office:value-type="float" office:value="0.419455" calcext:value-type="float">
            <text:p>0.419455</text:p>
          </table:table-cell>
          <table:table-cell office:value-type="float" office:value="0.853663" calcext:value-type="float">
            <text:p>0.853663</text:p>
          </table:table-cell>
          <table:table-cell office:value-type="float" office:value="0.860655" calcext:value-type="float">
            <text:p>0.860655</text:p>
          </table:table-cell>
          <table:table-cell office:value-type="float" office:value="0.456554" calcext:value-type="float">
            <text:p>0.456554</text:p>
          </table:table-cell>
          <table:table-cell office:value-type="float" office:value="1.20811" calcext:value-type="float">
            <text:p>1.20811</text:p>
          </table:table-cell>
          <table:table-cell office:value-type="float" office:value="0.77119" calcext:value-type="float">
            <text:p>0.77119</text:p>
          </table:table-cell>
          <table:table-cell office:value-type="float" office:value="1.29611" calcext:value-type="float">
            <text:p>1.29611</text:p>
          </table:table-cell>
          <table:table-cell office:value-type="float" office:value="1.37362" calcext:value-type="float">
            <text:p>1.37362</text:p>
          </table:table-cell>
          <table:table-cell table:number-columns-repeated="52"/>
          <table:table-cell table:formula="of:=MIN([.A90:.BL90])" office:value-type="float" office:value="0.404796" calcext:value-type="float">
            <text:p>0.404796</text:p>
          </table:table-cell>
          <table:table-cell table:formula="of:=MAX([.A90:.BL90])" office:value-type="float" office:value="1.37362" calcext:value-type="float">
            <text:p>1.37362</text:p>
          </table:table-cell>
          <table:table-cell table:number-columns-repeated="7"/>
        </table:table-row>
        <table:table-row table:style-name="ro2">
          <table:table-cell office:value-type="float" office:value="0.434324" calcext:value-type="float">
            <text:p>0.434324</text:p>
          </table:table-cell>
          <table:table-cell office:value-type="float" office:value="0.495881" calcext:value-type="float">
            <text:p>0.495881</text:p>
          </table:table-cell>
          <table:table-cell office:value-type="float" office:value="0.542761" calcext:value-type="float">
            <text:p>0.542761</text:p>
          </table:table-cell>
          <table:table-cell office:value-type="float" office:value="0.543576" calcext:value-type="float">
            <text:p>0.543576</text:p>
          </table:table-cell>
          <table:table-cell office:value-type="float" office:value="0.495082" calcext:value-type="float">
            <text:p>0.495082</text:p>
          </table:table-cell>
          <table:table-cell office:value-type="float" office:value="0.548572" calcext:value-type="float">
            <text:p>0.548572</text:p>
          </table:table-cell>
          <table:table-cell office:value-type="float" office:value="0.457814" calcext:value-type="float">
            <text:p>0.457814</text:p>
          </table:table-cell>
          <table:table-cell office:value-type="float" office:value="0.485916" calcext:value-type="float">
            <text:p>0.485916</text:p>
          </table:table-cell>
          <table:table-cell office:value-type="float" office:value="0.446792" calcext:value-type="float">
            <text:p>0.446792</text:p>
          </table:table-cell>
          <table:table-cell office:value-type="float" office:value="0.881804" calcext:value-type="float">
            <text:p>0.881804</text:p>
          </table:table-cell>
          <table:table-cell office:value-type="float" office:value="0.550833" calcext:value-type="float">
            <text:p>0.550833</text:p>
          </table:table-cell>
          <table:table-cell office:value-type="float" office:value="1.48314" calcext:value-type="float">
            <text:p>1.48314</text:p>
          </table:table-cell>
          <table:table-cell office:value-type="float" office:value="1.9407" calcext:value-type="float">
            <text:p>1.9407</text:p>
          </table:table-cell>
          <table:table-cell office:value-type="float" office:value="1.95499" calcext:value-type="float">
            <text:p>1.95499</text:p>
          </table:table-cell>
          <table:table-cell office:value-type="float" office:value="1.93154" calcext:value-type="float">
            <text:p>1.93154</text:p>
          </table:table-cell>
          <table:table-cell office:value-type="float" office:value="1.55165" calcext:value-type="float">
            <text:p>1.55165</text:p>
          </table:table-cell>
          <table:table-cell table:number-columns-repeated="52"/>
          <table:table-cell table:formula="of:=MIN([.A91:.BL91])" office:value-type="float" office:value="0.434324" calcext:value-type="float">
            <text:p>0.434324</text:p>
          </table:table-cell>
          <table:table-cell table:formula="of:=MAX([.A91:.BL91])" office:value-type="float" office:value="1.95499" calcext:value-type="float">
            <text:p>1.95499</text:p>
          </table:table-cell>
          <table:table-cell table:number-columns-repeated="7"/>
        </table:table-row>
        <table:table-row table:style-name="ro2">
          <table:table-cell office:value-type="float" office:value="0.431408" calcext:value-type="float">
            <text:p>0.431408</text:p>
          </table:table-cell>
          <table:table-cell office:value-type="float" office:value="0.459446" calcext:value-type="float">
            <text:p>0.459446</text:p>
          </table:table-cell>
          <table:table-cell office:value-type="float" office:value="0.485632" calcext:value-type="float">
            <text:p>0.485632</text:p>
          </table:table-cell>
          <table:table-cell office:value-type="float" office:value="0.427016" calcext:value-type="float">
            <text:p>0.427016</text:p>
          </table:table-cell>
          <table:table-cell office:value-type="float" office:value="0.454648" calcext:value-type="float">
            <text:p>0.454648</text:p>
          </table:table-cell>
          <table:table-cell office:value-type="float" office:value="0.517381" calcext:value-type="float">
            <text:p>0.517381</text:p>
          </table:table-cell>
          <table:table-cell office:value-type="float" office:value="1.02998" calcext:value-type="float">
            <text:p>1.02998</text:p>
          </table:table-cell>
          <table:table-cell office:value-type="float" office:value="0.591315" calcext:value-type="float">
            <text:p>0.591315</text:p>
          </table:table-cell>
          <table:table-cell office:value-type="float" office:value="0.638336" calcext:value-type="float">
            <text:p>0.638336</text:p>
          </table:table-cell>
          <table:table-cell office:value-type="float" office:value="1.00926" calcext:value-type="float">
            <text:p>1.00926</text:p>
          </table:table-cell>
          <table:table-cell office:value-type="float" office:value="0.449462" calcext:value-type="float">
            <text:p>0.449462</text:p>
          </table:table-cell>
          <table:table-cell office:value-type="float" office:value="1.05272" calcext:value-type="float">
            <text:p>1.05272</text:p>
          </table:table-cell>
          <table:table-cell office:value-type="float" office:value="0.468244" calcext:value-type="float">
            <text:p>0.468244</text:p>
          </table:table-cell>
          <table:table-cell office:value-type="float" office:value="1.33973" calcext:value-type="float">
            <text:p>1.33973</text:p>
          </table:table-cell>
          <table:table-cell office:value-type="float" office:value="1.85264" calcext:value-type="float">
            <text:p>1.85264</text:p>
          </table:table-cell>
          <table:table-cell office:value-type="float" office:value="0.194945" calcext:value-type="float">
            <text:p>0.194945</text:p>
          </table:table-cell>
          <table:table-cell table:number-columns-repeated="52"/>
          <table:table-cell table:formula="of:=MIN([.A92:.BL92])" office:value-type="float" office:value="0.194945" calcext:value-type="float">
            <text:p>0.194945</text:p>
          </table:table-cell>
          <table:table-cell table:formula="of:=MAX([.A92:.BL92])" office:value-type="float" office:value="1.85264" calcext:value-type="float">
            <text:p>1.85264</text:p>
          </table:table-cell>
          <table:table-cell table:number-columns-repeated="7"/>
        </table:table-row>
        <table:table-row table:style-name="ro2">
          <table:table-cell office:value-type="float" office:value="0.330631" calcext:value-type="float">
            <text:p>0.330631</text:p>
          </table:table-cell>
          <table:table-cell office:value-type="float" office:value="0.395981" calcext:value-type="float">
            <text:p>0.395981</text:p>
          </table:table-cell>
          <table:table-cell office:value-type="float" office:value="0.464014" calcext:value-type="float">
            <text:p>0.464014</text:p>
          </table:table-cell>
          <table:table-cell office:value-type="float" office:value="0.475326" calcext:value-type="float">
            <text:p>0.475326</text:p>
          </table:table-cell>
          <table:table-cell office:value-type="float" office:value="0.484466" calcext:value-type="float">
            <text:p>0.484466</text:p>
          </table:table-cell>
          <table:table-cell office:value-type="float" office:value="0.486347" calcext:value-type="float">
            <text:p>0.486347</text:p>
          </table:table-cell>
          <table:table-cell office:value-type="float" office:value="0.280363" calcext:value-type="float">
            <text:p>0.280363</text:p>
          </table:table-cell>
          <table:table-cell office:value-type="float" office:value="0.397546" calcext:value-type="float">
            <text:p>0.397546</text:p>
          </table:table-cell>
          <table:table-cell office:value-type="float" office:value="0.582697" calcext:value-type="float">
            <text:p>0.582697</text:p>
          </table:table-cell>
          <table:table-cell office:value-type="float" office:value="0.487815" calcext:value-type="float">
            <text:p>0.487815</text:p>
          </table:table-cell>
          <table:table-cell office:value-type="float" office:value="0.392276" calcext:value-type="float">
            <text:p>0.392276</text:p>
          </table:table-cell>
          <table:table-cell office:value-type="float" office:value="1.88879" calcext:value-type="float">
            <text:p>1.88879</text:p>
          </table:table-cell>
          <table:table-cell office:value-type="float" office:value="0.341746" calcext:value-type="float">
            <text:p>0.341746</text:p>
          </table:table-cell>
          <table:table-cell office:value-type="float" office:value="0.398081" calcext:value-type="float">
            <text:p>0.398081</text:p>
          </table:table-cell>
          <table:table-cell office:value-type="float" office:value="0.651531" calcext:value-type="float">
            <text:p>0.651531</text:p>
          </table:table-cell>
          <table:table-cell office:value-type="float" office:value="0.284829" calcext:value-type="float">
            <text:p>0.284829</text:p>
          </table:table-cell>
          <table:table-cell table:number-columns-repeated="52"/>
          <table:table-cell table:formula="of:=MIN([.A93:.BL93])" office:value-type="float" office:value="0.280363" calcext:value-type="float">
            <text:p>0.280363</text:p>
          </table:table-cell>
          <table:table-cell table:formula="of:=MAX([.A93:.BL93])" office:value-type="float" office:value="1.88879" calcext:value-type="float">
            <text:p>1.88879</text:p>
          </table:table-cell>
          <table:table-cell table:number-columns-repeated="7"/>
        </table:table-row>
        <table:table-row table:style-name="ro1">
          <table:table-cell office:value-type="float" office:value="0.330294" calcext:value-type="float">
            <text:p>0.330294</text:p>
          </table:table-cell>
          <table:table-cell office:value-type="float" office:value="0.220544" calcext:value-type="float">
            <text:p>0.220544</text:p>
          </table:table-cell>
          <table:table-cell office:value-type="float" office:value="0.246588" calcext:value-type="float">
            <text:p>0.246588</text:p>
          </table:table-cell>
          <table:table-cell office:value-type="float" office:value="0.228983" calcext:value-type="float">
            <text:p>0.228983</text:p>
          </table:table-cell>
          <table:table-cell office:value-type="float" office:value="0.789191" calcext:value-type="float">
            <text:p>0.789191</text:p>
          </table:table-cell>
          <table:table-cell office:value-type="float" office:value="0.435357" calcext:value-type="float">
            <text:p>0.435357</text:p>
          </table:table-cell>
          <table:table-cell office:value-type="float" office:value="1.08911" calcext:value-type="float">
            <text:p>1.08911</text:p>
          </table:table-cell>
          <table:table-cell office:value-type="float" office:value="0.315896" calcext:value-type="float">
            <text:p>0.315896</text:p>
          </table:table-cell>
          <table:table-cell office:value-type="float" office:value="0.749179" calcext:value-type="float">
            <text:p>0.749179</text:p>
          </table:table-cell>
          <table:table-cell office:value-type="float" office:value="0.715992" calcext:value-type="float">
            <text:p>0.715992</text:p>
          </table:table-cell>
          <table:table-cell office:value-type="float" office:value="0.731886" calcext:value-type="float">
            <text:p>0.731886</text:p>
          </table:table-cell>
          <table:table-cell office:value-type="float" office:value="0.361664" calcext:value-type="float">
            <text:p>0.361664</text:p>
          </table:table-cell>
          <table:table-cell office:value-type="float" office:value="1.34549" calcext:value-type="float">
            <text:p>1.34549</text:p>
          </table:table-cell>
          <table:table-cell office:value-type="float" office:value="0.942197" calcext:value-type="float">
            <text:p>0.942197</text:p>
          </table:table-cell>
          <table:table-cell office:value-type="float" office:value="0.76211" calcext:value-type="float">
            <text:p>0.76211</text:p>
          </table:table-cell>
          <table:table-cell office:value-type="float" office:value="1.33324" calcext:value-type="float">
            <text:p>1.33324</text:p>
          </table:table-cell>
          <table:table-cell table:number-columns-repeated="52"/>
          <table:table-cell table:formula="of:=MIN([.A94:.BL94])" office:value-type="float" office:value="0.220544" calcext:value-type="float">
            <text:p>0.220544</text:p>
          </table:table-cell>
          <table:table-cell table:formula="of:=MAX([.A94:.BL94])" office:value-type="float" office:value="1.34549" calcext:value-type="float">
            <text:p>1.34549</text:p>
          </table:table-cell>
          <table:table-cell table:number-columns-repeated="7"/>
        </table:table-row>
        <table:table-row table:style-name="ro2">
          <table:table-cell office:value-type="float" office:value="0.441025" calcext:value-type="float">
            <text:p>0.441025</text:p>
          </table:table-cell>
          <table:table-cell office:value-type="float" office:value="0.435721" calcext:value-type="float">
            <text:p>0.435721</text:p>
          </table:table-cell>
          <table:table-cell office:value-type="float" office:value="0.881948" calcext:value-type="float">
            <text:p>0.881948</text:p>
          </table:table-cell>
          <table:table-cell office:value-type="float" office:value="0.49974" calcext:value-type="float">
            <text:p>0.49974</text:p>
          </table:table-cell>
          <table:table-cell office:value-type="float" office:value="0.455406" calcext:value-type="float">
            <text:p>0.455406</text:p>
          </table:table-cell>
          <table:table-cell office:value-type="float" office:value="0.834874" calcext:value-type="float">
            <text:p>0.834874</text:p>
          </table:table-cell>
          <table:table-cell office:value-type="float" office:value="0.826336" calcext:value-type="float">
            <text:p>0.826336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476156" calcext:value-type="float">
            <text:p>0.476156</text:p>
          </table:table-cell>
          <table:table-cell office:value-type="float" office:value="2.20825" calcext:value-type="float">
            <text:p>2.20825</text:p>
          </table:table-cell>
          <table:table-cell office:value-type="float" office:value="0.892797" calcext:value-type="float">
            <text:p>0.892797</text:p>
          </table:table-cell>
          <table:table-cell office:value-type="float" office:value="1.80398" calcext:value-type="float">
            <text:p>1.80398</text:p>
          </table:table-cell>
          <table:table-cell office:value-type="float" office:value="1.81815" calcext:value-type="float">
            <text:p>1.81815</text:p>
          </table:table-cell>
          <table:table-cell office:value-type="float" office:value="1.3933" calcext:value-type="float">
            <text:p>1.3933</text:p>
          </table:table-cell>
          <table:table-cell office:value-type="float" office:value="0.619238" calcext:value-type="float">
            <text:p>0.619238</text:p>
          </table:table-cell>
          <table:table-cell office:value-type="float" office:value="0.203399" calcext:value-type="float">
            <text:p>0.203399</text:p>
          </table:table-cell>
          <table:table-cell table:number-columns-repeated="52"/>
          <table:table-cell table:formula="of:=MIN([.A95:.BL95])" office:value-type="float" office:value="0.203399" calcext:value-type="float">
            <text:p>0.203399</text:p>
          </table:table-cell>
          <table:table-cell table:formula="of:=MAX([.A95:.BL95])" office:value-type="float" office:value="2.20825" calcext:value-type="float">
            <text:p>2.20825</text:p>
          </table:table-cell>
          <table:table-cell table:number-columns-repeated="7"/>
        </table:table-row>
        <table:table-row table:style-name="ro2">
          <table:table-cell office:value-type="float" office:value="0.404168" calcext:value-type="float">
            <text:p>0.404168</text:p>
          </table:table-cell>
          <table:table-cell office:value-type="float" office:value="0.419431" calcext:value-type="float">
            <text:p>0.419431</text:p>
          </table:table-cell>
          <table:table-cell office:value-type="float" office:value="0.448489" calcext:value-type="float">
            <text:p>0.448489</text:p>
          </table:table-cell>
          <table:table-cell office:value-type="float" office:value="0.400113" calcext:value-type="float">
            <text:p>0.400113</text:p>
          </table:table-cell>
          <table:table-cell office:value-type="float" office:value="0.410423" calcext:value-type="float">
            <text:p>0.410423</text:p>
          </table:table-cell>
          <table:table-cell office:value-type="float" office:value="0.430617" calcext:value-type="float">
            <text:p>0.430617</text:p>
          </table:table-cell>
          <table:table-cell office:value-type="float" office:value="0.475396" calcext:value-type="float">
            <text:p>0.475396</text:p>
          </table:table-cell>
          <table:table-cell office:value-type="float" office:value="0.427474" calcext:value-type="float">
            <text:p>0.427474</text:p>
          </table:table-cell>
          <table:table-cell office:value-type="float" office:value="0.895412" calcext:value-type="float">
            <text:p>0.895412</text:p>
          </table:table-cell>
          <table:table-cell office:value-type="float" office:value="0.894561" calcext:value-type="float">
            <text:p>0.894561</text:p>
          </table:table-cell>
          <table:table-cell office:value-type="float" office:value="1.31455" calcext:value-type="float">
            <text:p>1.31455</text:p>
          </table:table-cell>
          <table:table-cell office:value-type="float" office:value="0.876139" calcext:value-type="float">
            <text:p>0.876139</text:p>
          </table:table-cell>
          <table:table-cell office:value-type="float" office:value="1.1984" calcext:value-type="float">
            <text:p>1.1984</text:p>
          </table:table-cell>
          <table:table-cell office:value-type="float" office:value="0.387261" calcext:value-type="float">
            <text:p>0.387261</text:p>
          </table:table-cell>
          <table:table-cell office:value-type="float" office:value="0.398271" calcext:value-type="float">
            <text:p>0.398271</text:p>
          </table:table-cell>
          <table:table-cell office:value-type="float" office:value="0.176128" calcext:value-type="float">
            <text:p>0.176128</text:p>
          </table:table-cell>
          <table:table-cell table:number-columns-repeated="52"/>
          <table:table-cell table:formula="of:=MIN([.A96:.BL96])" office:value-type="float" office:value="0.176128" calcext:value-type="float">
            <text:p>0.176128</text:p>
          </table:table-cell>
          <table:table-cell table:formula="of:=MAX([.A96:.BL96])" office:value-type="float" office:value="1.31455" calcext:value-type="float">
            <text:p>1.31455</text:p>
          </table:table-cell>
          <table:table-cell table:number-columns-repeated="7"/>
        </table:table-row>
        <table:table-row table:style-name="ro2">
          <table:table-cell office:value-type="float" office:value="0.409948" calcext:value-type="float">
            <text:p>0.409948</text:p>
          </table:table-cell>
          <table:table-cell office:value-type="float" office:value="0.43849" calcext:value-type="float">
            <text:p>0.43849</text:p>
          </table:table-cell>
          <table:table-cell office:value-type="float" office:value="0.417895" calcext:value-type="float">
            <text:p>0.417895</text:p>
          </table:table-cell>
          <table:table-cell office:value-type="float" office:value="0.453828" calcext:value-type="float">
            <text:p>0.453828</text:p>
          </table:table-cell>
          <table:table-cell office:value-type="float" office:value="0.861462" calcext:value-type="float">
            <text:p>0.861462</text:p>
          </table:table-cell>
          <table:table-cell office:value-type="float" office:value="0.835908" calcext:value-type="float">
            <text:p>0.835908</text:p>
          </table:table-cell>
          <table:table-cell office:value-type="float" office:value="1.27887" calcext:value-type="float">
            <text:p>1.27887</text:p>
          </table:table-cell>
          <table:table-cell office:value-type="float" office:value="0.872712" calcext:value-type="float">
            <text:p>0.872712</text:p>
          </table:table-cell>
          <table:table-cell office:value-type="float" office:value="1.29414" calcext:value-type="float">
            <text:p>1.29414</text:p>
          </table:table-cell>
          <table:table-cell office:value-type="float" office:value="0.460032" calcext:value-type="float">
            <text:p>0.460032</text:p>
          </table:table-cell>
          <table:table-cell office:value-type="float" office:value="0.457215" calcext:value-type="float">
            <text:p>0.457215</text:p>
          </table:table-cell>
          <table:table-cell office:value-type="float" office:value="0.738488" calcext:value-type="float">
            <text:p>0.738488</text:p>
          </table:table-cell>
          <table:table-cell office:value-type="float" office:value="0.750662" calcext:value-type="float">
            <text:p>0.750662</text:p>
          </table:table-cell>
          <table:table-cell office:value-type="float" office:value="0.341501" calcext:value-type="float">
            <text:p>0.341501</text:p>
          </table:table-cell>
          <table:table-cell office:value-type="float" office:value="0.360181" calcext:value-type="float">
            <text:p>0.360181</text:p>
          </table:table-cell>
          <table:table-cell office:value-type="float" office:value="0.165773" calcext:value-type="float">
            <text:p>0.165773</text:p>
          </table:table-cell>
          <table:table-cell table:number-columns-repeated="52"/>
          <table:table-cell table:formula="of:=MIN([.A97:.BL97])" office:value-type="float" office:value="0.165773" calcext:value-type="float">
            <text:p>0.165773</text:p>
          </table:table-cell>
          <table:table-cell table:formula="of:=MAX([.A97:.BL97])" office:value-type="float" office:value="1.29414" calcext:value-type="float">
            <text:p>1.29414</text:p>
          </table:table-cell>
          <table:table-cell table:number-columns-repeated="7"/>
        </table:table-row>
        <table:table-row table:style-name="ro2">
          <table:table-cell office:value-type="float" office:value="0.4135" calcext:value-type="float">
            <text:p>0.4135</text:p>
          </table:table-cell>
          <table:table-cell office:value-type="float" office:value="0.468572" calcext:value-type="float">
            <text:p>0.468572</text:p>
          </table:table-cell>
          <table:table-cell office:value-type="float" office:value="0.501555" calcext:value-type="float">
            <text:p>0.501555</text:p>
          </table:table-cell>
          <table:table-cell office:value-type="float" office:value="0.526488" calcext:value-type="float">
            <text:p>0.526488</text:p>
          </table:table-cell>
          <table:table-cell office:value-type="float" office:value="0.40236" calcext:value-type="float">
            <text:p>0.40236</text:p>
          </table:table-cell>
          <table:table-cell office:value-type="float" office:value="0.412813" calcext:value-type="float">
            <text:p>0.412813</text:p>
          </table:table-cell>
          <table:table-cell office:value-type="float" office:value="0.906691" calcext:value-type="float">
            <text:p>0.906691</text:p>
          </table:table-cell>
          <table:table-cell office:value-type="float" office:value="1.37729" calcext:value-type="float">
            <text:p>1.37729</text:p>
          </table:table-cell>
          <table:table-cell office:value-type="float" office:value="0.490431" calcext:value-type="float">
            <text:p>0.490431</text:p>
          </table:table-cell>
          <table:table-cell office:value-type="float" office:value="0.964489" calcext:value-type="float">
            <text:p>0.964489</text:p>
          </table:table-cell>
          <table:table-cell office:value-type="float" office:value="0.364608" calcext:value-type="float">
            <text:p>0.364608</text:p>
          </table:table-cell>
          <table:table-cell office:value-type="float" office:value="0.780352" calcext:value-type="float">
            <text:p>0.780352</text:p>
          </table:table-cell>
          <table:table-cell office:value-type="float" office:value="1.72441" calcext:value-type="float">
            <text:p>1.72441</text:p>
          </table:table-cell>
          <table:table-cell office:value-type="float" office:value="0.393168" calcext:value-type="float">
            <text:p>0.393168</text:p>
          </table:table-cell>
          <table:table-cell office:value-type="float" office:value="1.49261" calcext:value-type="float">
            <text:p>1.49261</text:p>
          </table:table-cell>
          <table:table-cell office:value-type="float" office:value="0.992481" calcext:value-type="float">
            <text:p>0.992481</text:p>
          </table:table-cell>
          <table:table-cell table:number-columns-repeated="52"/>
          <table:table-cell table:formula="of:=MIN([.A98:.BL98])" office:value-type="float" office:value="0.364608" calcext:value-type="float">
            <text:p>0.364608</text:p>
          </table:table-cell>
          <table:table-cell table:formula="of:=MAX([.A98:.BL98])" office:value-type="float" office:value="1.72441" calcext:value-type="float">
            <text:p>1.72441</text:p>
          </table:table-cell>
          <table:table-cell table:number-columns-repeated="7"/>
        </table:table-row>
        <table:table-row table:style-name="ro2">
          <table:table-cell office:value-type="float" office:value="0.407752" calcext:value-type="float">
            <text:p>0.407752</text:p>
          </table:table-cell>
          <table:table-cell office:value-type="float" office:value="0.43077" calcext:value-type="float">
            <text:p>0.43077</text:p>
          </table:table-cell>
          <table:table-cell office:value-type="float" office:value="0.456561" calcext:value-type="float">
            <text:p>0.456561</text:p>
          </table:table-cell>
          <table:table-cell office:value-type="float" office:value="0.506852" calcext:value-type="float">
            <text:p>0.506852</text:p>
          </table:table-cell>
          <table:table-cell office:value-type="float" office:value="0.480964" calcext:value-type="float">
            <text:p>0.480964</text:p>
          </table:table-cell>
          <table:table-cell office:value-type="float" office:value="0.433634" calcext:value-type="float">
            <text:p>0.433634</text:p>
          </table:table-cell>
          <table:table-cell office:value-type="float" office:value="0.229577" calcext:value-type="float">
            <text:p>0.229577</text:p>
          </table:table-cell>
          <table:table-cell office:value-type="float" office:value="0.966309" calcext:value-type="float">
            <text:p>0.966309</text:p>
          </table:table-cell>
          <table:table-cell office:value-type="float" office:value="0.878784" calcext:value-type="float">
            <text:p>0.878784</text:p>
          </table:table-cell>
          <table:table-cell office:value-type="float" office:value="1.05621" calcext:value-type="float">
            <text:p>1.05621</text:p>
          </table:table-cell>
          <table:table-cell office:value-type="float" office:value="1.14278" calcext:value-type="float">
            <text:p>1.14278</text:p>
          </table:table-cell>
          <table:table-cell office:value-type="float" office:value="0.803259" calcext:value-type="float">
            <text:p>0.803259</text:p>
          </table:table-cell>
          <table:table-cell office:value-type="float" office:value="1.2154" calcext:value-type="float">
            <text:p>1.2154</text:p>
          </table:table-cell>
          <table:table-cell office:value-type="float" office:value="0.423973" calcext:value-type="float">
            <text:p>0.423973</text:p>
          </table:table-cell>
          <table:table-cell office:value-type="float" office:value="1.54775" calcext:value-type="float">
            <text:p>1.54775</text:p>
          </table:table-cell>
          <table:table-cell office:value-type="float" office:value="0.284606" calcext:value-type="float">
            <text:p>0.284606</text:p>
          </table:table-cell>
          <table:table-cell table:number-columns-repeated="52"/>
          <table:table-cell table:formula="of:=MIN([.A99:.BL99])" office:value-type="float" office:value="0.229577" calcext:value-type="float">
            <text:p>0.229577</text:p>
          </table:table-cell>
          <table:table-cell table:formula="of:=MAX([.A99:.BL99])" office:value-type="float" office:value="1.54775" calcext:value-type="float">
            <text:p>1.54775</text:p>
          </table:table-cell>
          <table:table-cell table:number-columns-repeated="7"/>
        </table:table-row>
        <table:table-row table:style-name="ro2">
          <table:table-cell office:value-type="float" office:value="0.564763" calcext:value-type="float">
            <text:p>0.564763</text:p>
          </table:table-cell>
          <table:table-cell office:value-type="float" office:value="0.595489" calcext:value-type="float">
            <text:p>0.595489</text:p>
          </table:table-cell>
          <table:table-cell office:value-type="float" office:value="0.609028" calcext:value-type="float">
            <text:p>0.609028</text:p>
          </table:table-cell>
          <table:table-cell office:value-type="float" office:value="0.648369" calcext:value-type="float">
            <text:p>0.648369</text:p>
          </table:table-cell>
          <table:table-cell office:value-type="float" office:value="0.456669" calcext:value-type="float">
            <text:p>0.456669</text:p>
          </table:table-cell>
          <table:table-cell office:value-type="float" office:value="0.481524" calcext:value-type="float">
            <text:p>0.481524</text:p>
          </table:table-cell>
          <table:table-cell office:value-type="float" office:value="0.464641" calcext:value-type="float">
            <text:p>0.464641</text:p>
          </table:table-cell>
          <table:table-cell office:value-type="float" office:value="1.04659" calcext:value-type="float">
            <text:p>1.04659</text:p>
          </table:table-cell>
          <table:table-cell office:value-type="float" office:value="0.987349" calcext:value-type="float">
            <text:p>0.987349</text:p>
          </table:table-cell>
          <table:table-cell office:value-type="float" office:value="1.41126" calcext:value-type="float">
            <text:p>1.41126</text:p>
          </table:table-cell>
          <table:table-cell office:value-type="float" office:value="0.413619" calcext:value-type="float">
            <text:p>0.413619</text:p>
          </table:table-cell>
          <table:table-cell office:value-type="float" office:value="0.451047" calcext:value-type="float">
            <text:p>0.451047</text:p>
          </table:table-cell>
          <table:table-cell office:value-type="float" office:value="1.49427" calcext:value-type="float">
            <text:p>1.49427</text:p>
          </table:table-cell>
          <table:table-cell office:value-type="float" office:value="1.00696" calcext:value-type="float">
            <text:p>1.00696</text:p>
          </table:table-cell>
          <table:table-cell office:value-type="float" office:value="0.323529" calcext:value-type="float">
            <text:p>0.323529</text:p>
          </table:table-cell>
          <table:table-cell office:value-type="float" office:value="0.346882" calcext:value-type="float">
            <text:p>0.346882</text:p>
          </table:table-cell>
          <table:table-cell table:number-columns-repeated="52"/>
          <table:table-cell table:formula="of:=MIN([.A100:.BL100])" office:value-type="float" office:value="0.323529" calcext:value-type="float">
            <text:p>0.323529</text:p>
          </table:table-cell>
          <table:table-cell table:formula="of:=MAX([.A100:.BL100])" office:value-type="float" office:value="1.49427" calcext:value-type="float">
            <text:p>1.49427</text:p>
          </table:table-cell>
          <table:table-cell table:number-columns-repeated="7"/>
        </table:table-row>
        <table:table-row table:style-name="ro2">
          <table:table-cell office:value-type="float" office:value="0.406513" calcext:value-type="float">
            <text:p>0.406513</text:p>
          </table:table-cell>
          <table:table-cell office:value-type="float" office:value="0.434576" calcext:value-type="float">
            <text:p>0.434576</text:p>
          </table:table-cell>
          <table:table-cell office:value-type="float" office:value="0.46938" calcext:value-type="float">
            <text:p>0.46938</text:p>
          </table:table-cell>
          <table:table-cell office:value-type="float" office:value="0.481215" calcext:value-type="float">
            <text:p>0.481215</text:p>
          </table:table-cell>
          <table:table-cell office:value-type="float" office:value="0.449647" calcext:value-type="float">
            <text:p>0.449647</text:p>
          </table:table-cell>
          <table:table-cell office:value-type="float" office:value="0.449721" calcext:value-type="float">
            <text:p>0.449721</text:p>
          </table:table-cell>
          <table:table-cell office:value-type="float" office:value="0.301873" calcext:value-type="float">
            <text:p>0.301873</text:p>
          </table:table-cell>
          <table:table-cell office:value-type="float" office:value="0.503772" calcext:value-type="float">
            <text:p>0.503772</text:p>
          </table:table-cell>
          <table:table-cell office:value-type="float" office:value="0.544886" calcext:value-type="float">
            <text:p>0.544886</text:p>
          </table:table-cell>
          <table:table-cell office:value-type="float" office:value="1.03356" calcext:value-type="float">
            <text:p>1.03356</text:p>
          </table:table-cell>
          <table:table-cell office:value-type="float" office:value="0.347568" calcext:value-type="float">
            <text:p>0.347568</text:p>
          </table:table-cell>
          <table:table-cell office:value-type="float" office:value="1.27307" calcext:value-type="float">
            <text:p>1.27307</text:p>
          </table:table-cell>
          <table:table-cell office:value-type="float" office:value="1.24192" calcext:value-type="float">
            <text:p>1.24192</text:p>
          </table:table-cell>
          <table:table-cell office:value-type="float" office:value="1.29978" calcext:value-type="float">
            <text:p>1.29978</text:p>
          </table:table-cell>
          <table:table-cell office:value-type="float" office:value="0.440312" calcext:value-type="float">
            <text:p>0.440312</text:p>
          </table:table-cell>
          <table:table-cell office:value-type="float" office:value="1.01927" calcext:value-type="float">
            <text:p>1.01927</text:p>
          </table:table-cell>
          <table:table-cell table:number-columns-repeated="52"/>
          <table:table-cell table:formula="of:=MIN([.A101:.BL101])" office:value-type="float" office:value="0.301873" calcext:value-type="float">
            <text:p>0.301873</text:p>
          </table:table-cell>
          <table:table-cell table:formula="of:=MAX([.A101:.BL101])" office:value-type="float" office:value="1.29978" calcext:value-type="float">
            <text:p>1.29978</text:p>
          </table:table-cell>
          <table:table-cell table:number-columns-repeated="7"/>
        </table:table-row>
        <table:table-row table:style-name="ro2">
          <table:table-cell office:value-type="float" office:value="0.422105" calcext:value-type="float">
            <text:p>0.422105</text:p>
          </table:table-cell>
          <table:table-cell office:value-type="float" office:value="0.412777" calcext:value-type="float">
            <text:p>0.412777</text:p>
          </table:table-cell>
          <table:table-cell office:value-type="float" office:value="0.837078" calcext:value-type="float">
            <text:p>0.837078</text:p>
          </table:table-cell>
          <table:table-cell office:value-type="float" office:value="0.438834" calcext:value-type="float">
            <text:p>0.438834</text:p>
          </table:table-cell>
          <table:table-cell office:value-type="float" office:value="0.868709" calcext:value-type="float">
            <text:p>0.868709</text:p>
          </table:table-cell>
          <table:table-cell office:value-type="float" office:value="0.466889" calcext:value-type="float">
            <text:p>0.466889</text:p>
          </table:table-cell>
          <table:table-cell office:value-type="float" office:value="0.472305" calcext:value-type="float">
            <text:p>0.472305</text:p>
          </table:table-cell>
          <table:table-cell office:value-type="float" office:value="0.367668" calcext:value-type="float">
            <text:p>0.367668</text:p>
          </table:table-cell>
          <table:table-cell office:value-type="float" office:value="0.417752" calcext:value-type="float">
            <text:p>0.417752</text:p>
          </table:table-cell>
          <table:table-cell office:value-type="float" office:value="0.463974" calcext:value-type="float">
            <text:p>0.463974</text:p>
          </table:table-cell>
          <table:table-cell office:value-type="float" office:value="0.734688" calcext:value-type="float">
            <text:p>0.734688</text:p>
          </table:table-cell>
          <table:table-cell office:value-type="float" office:value="0.74194" calcext:value-type="float">
            <text:p>0.74194</text:p>
          </table:table-cell>
          <table:table-cell office:value-type="float" office:value="0.754562" calcext:value-type="float">
            <text:p>0.754562</text:p>
          </table:table-cell>
          <table:table-cell office:value-type="float" office:value="0.241286" calcext:value-type="float">
            <text:p>0.241286</text:p>
          </table:table-cell>
          <table:table-cell office:value-type="float" office:value="1.81524" calcext:value-type="float">
            <text:p>1.81524</text:p>
          </table:table-cell>
          <table:table-cell office:value-type="float" office:value="0.312799" calcext:value-type="float">
            <text:p>0.312799</text:p>
          </table:table-cell>
          <table:table-cell table:number-columns-repeated="52"/>
          <table:table-cell table:formula="of:=MIN([.A102:.BL102])" office:value-type="float" office:value="0.241286" calcext:value-type="float">
            <text:p>0.241286</text:p>
          </table:table-cell>
          <table:table-cell table:formula="of:=MAX([.A102:.BL102])" office:value-type="float" office:value="1.81524" calcext:value-type="float">
            <text:p>1.81524</text:p>
          </table:table-cell>
          <table:table-cell table:number-columns-repeated="7"/>
        </table:table-row>
        <table:table-row table:style-name="ro2">
          <table:table-cell office:value-type="float" office:value="0.403729" calcext:value-type="float">
            <text:p>0.403729</text:p>
          </table:table-cell>
          <table:table-cell office:value-type="float" office:value="0.436282" calcext:value-type="float">
            <text:p>0.436282</text:p>
          </table:table-cell>
          <table:table-cell office:value-type="float" office:value="0.451297" calcext:value-type="float">
            <text:p>0.451297</text:p>
          </table:table-cell>
          <table:table-cell office:value-type="float" office:value="0.442746" calcext:value-type="float">
            <text:p>0.442746</text:p>
          </table:table-cell>
          <table:table-cell office:value-type="float" office:value="0.432374" calcext:value-type="float">
            <text:p>0.432374</text:p>
          </table:table-cell>
          <table:table-cell office:value-type="float" office:value="0.882811" calcext:value-type="float">
            <text:p>0.882811</text:p>
          </table:table-cell>
          <table:table-cell office:value-type="float" office:value="0.478951" calcext:value-type="float">
            <text:p>0.478951</text:p>
          </table:table-cell>
          <table:table-cell office:value-type="float" office:value="0.486317" calcext:value-type="float">
            <text:p>0.486317</text:p>
          </table:table-cell>
          <table:table-cell office:value-type="float" office:value="0.858214" calcext:value-type="float">
            <text:p>0.858214</text:p>
          </table:table-cell>
          <table:table-cell office:value-type="float" office:value="0.421944" calcext:value-type="float">
            <text:p>0.421944</text:p>
          </table:table-cell>
          <table:table-cell office:value-type="float" office:value="0.442039" calcext:value-type="float">
            <text:p>0.442039</text:p>
          </table:table-cell>
          <table:table-cell office:value-type="float" office:value="0.447092" calcext:value-type="float">
            <text:p>0.447092</text:p>
          </table:table-cell>
          <table:table-cell office:value-type="float" office:value="0.805796" calcext:value-type="float">
            <text:p>0.805796</text:p>
          </table:table-cell>
          <table:table-cell office:value-type="float" office:value="0.410726" calcext:value-type="float">
            <text:p>0.410726</text:p>
          </table:table-cell>
          <table:table-cell office:value-type="float" office:value="0.389435" calcext:value-type="float">
            <text:p>0.389435</text:p>
          </table:table-cell>
          <table:table-cell office:value-type="float" office:value="0.418864" calcext:value-type="float">
            <text:p>0.418864</text:p>
          </table:table-cell>
          <table:table-cell table:number-columns-repeated="52"/>
          <table:table-cell table:formula="of:=MIN([.A103:.BL103])" office:value-type="float" office:value="0.389435" calcext:value-type="float">
            <text:p>0.389435</text:p>
          </table:table-cell>
          <table:table-cell table:formula="of:=MAX([.A103:.BL103])" office:value-type="float" office:value="0.882811" calcext:value-type="float">
            <text:p>0.882811</text:p>
          </table:table-cell>
          <table:table-cell table:number-columns-repeated="7"/>
        </table:table-row>
        <table:table-row table:style-name="ro2">
          <table:table-cell office:value-type="float" office:value="0.560292" calcext:value-type="float">
            <text:p>0.560292</text:p>
          </table:table-cell>
          <table:table-cell office:value-type="float" office:value="0.602772" calcext:value-type="float">
            <text:p>0.602772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563781" calcext:value-type="float">
            <text:p>0.563781</text:p>
          </table:table-cell>
          <table:table-cell office:value-type="float" office:value="1.16894" calcext:value-type="float">
            <text:p>1.16894</text:p>
          </table:table-cell>
          <table:table-cell office:value-type="float" office:value="0.611887" calcext:value-type="float">
            <text:p>0.611887</text:p>
          </table:table-cell>
          <table:table-cell office:value-type="float" office:value="0.618919" calcext:value-type="float">
            <text:p>0.618919</text:p>
          </table:table-cell>
          <table:table-cell office:value-type="float" office:value="0.326723" calcext:value-type="float">
            <text:p>0.326723</text:p>
          </table:table-cell>
          <table:table-cell office:value-type="float" office:value="0.938962" calcext:value-type="float">
            <text:p>0.938962</text:p>
          </table:table-cell>
          <table:table-cell office:value-type="float" office:value="1.06479" calcext:value-type="float">
            <text:p>1.06479</text:p>
          </table:table-cell>
          <table:table-cell office:value-type="float" office:value="0.474951" calcext:value-type="float">
            <text:p>0.474951</text:p>
          </table:table-cell>
          <table:table-cell office:value-type="float" office:value="0.470815" calcext:value-type="float">
            <text:p>0.470815</text:p>
          </table:table-cell>
          <table:table-cell office:value-type="float" office:value="1.02138" calcext:value-type="float">
            <text:p>1.02138</text:p>
          </table:table-cell>
          <table:table-cell office:value-type="float" office:value="0.309133" calcext:value-type="float">
            <text:p>0.309133</text:p>
          </table:table-cell>
          <table:table-cell office:value-type="float" office:value="1.37412" calcext:value-type="float">
            <text:p>1.37412</text:p>
          </table:table-cell>
          <table:table-cell office:value-type="float" office:value="0.612789" calcext:value-type="float">
            <text:p>0.612789</text:p>
          </table:table-cell>
          <table:table-cell table:number-columns-repeated="52"/>
          <table:table-cell table:formula="of:=MIN([.A104:.BL104])" office:value-type="float" office:value="0.309133" calcext:value-type="float">
            <text:p>0.309133</text:p>
          </table:table-cell>
          <table:table-cell table:formula="of:=MAX([.A104:.BL104])" office:value-type="float" office:value="1.37412" calcext:value-type="float">
            <text:p>1.37412</text:p>
          </table:table-cell>
          <table:table-cell table:number-columns-repeated="7"/>
        </table:table-row>
        <table:table-row table:style-name="ro2">
          <table:table-cell office:value-type="float" office:value="0.403834" calcext:value-type="float">
            <text:p>0.403834</text:p>
          </table:table-cell>
          <table:table-cell office:value-type="float" office:value="0.409085" calcext:value-type="float">
            <text:p>0.409085</text:p>
          </table:table-cell>
          <table:table-cell office:value-type="float" office:value="0.43293" calcext:value-type="float">
            <text:p>0.43293</text:p>
          </table:table-cell>
          <table:table-cell office:value-type="float" office:value="0.458787" calcext:value-type="float">
            <text:p>0.458787</text:p>
          </table:table-cell>
          <table:table-cell office:value-type="float" office:value="0.425508" calcext:value-type="float">
            <text:p>0.425508</text:p>
          </table:table-cell>
          <table:table-cell office:value-type="float" office:value="0.430282" calcext:value-type="float">
            <text:p>0.430282</text:p>
          </table:table-cell>
          <table:table-cell office:value-type="float" office:value="0.446205" calcext:value-type="float">
            <text:p>0.446205</text:p>
          </table:table-cell>
          <table:table-cell office:value-type="float" office:value="0.208411" calcext:value-type="float">
            <text:p>0.208411</text:p>
          </table:table-cell>
          <table:table-cell office:value-type="float" office:value="0.226234" calcext:value-type="float">
            <text:p>0.226234</text:p>
          </table:table-cell>
          <table:table-cell office:value-type="float" office:value="0.642258" calcext:value-type="float">
            <text:p>0.642258</text:p>
          </table:table-cell>
          <table:table-cell office:value-type="float" office:value="0.766574" calcext:value-type="float">
            <text:p>0.766574</text:p>
          </table:table-cell>
          <table:table-cell office:value-type="float" office:value="1.27895" calcext:value-type="float">
            <text:p>1.27895</text:p>
          </table:table-cell>
          <table:table-cell office:value-type="float" office:value="1.34102" calcext:value-type="float">
            <text:p>1.34102</text:p>
          </table:table-cell>
          <table:table-cell office:value-type="float" office:value="0.916178" calcext:value-type="float">
            <text:p>0.916178</text:p>
          </table:table-cell>
          <table:table-cell office:value-type="float" office:value="1.50109" calcext:value-type="float">
            <text:p>1.50109</text:p>
          </table:table-cell>
          <table:table-cell office:value-type="float" office:value="1.50594" calcext:value-type="float">
            <text:p>1.50594</text:p>
          </table:table-cell>
          <table:table-cell table:number-columns-repeated="52"/>
          <table:table-cell table:formula="of:=MIN([.A105:.BL105])" office:value-type="float" office:value="0.208411" calcext:value-type="float">
            <text:p>0.208411</text:p>
          </table:table-cell>
          <table:table-cell table:formula="of:=MAX([.A105:.BL105])" office:value-type="float" office:value="1.50594" calcext:value-type="float">
            <text:p>1.5059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float" office:value="0.378397" calcext:value-type="float">
            <text:p>0.378397</text:p>
          </table:table-cell>
          <table:table-cell office:value-type="float" office:value="0.429322" calcext:value-type="float">
            <text:p>0.429322</text:p>
          </table:table-cell>
          <table:table-cell office:value-type="float" office:value="0.37703" calcext:value-type="float">
            <text:p>0.37703</text:p>
          </table:table-cell>
          <table:table-cell office:value-type="float" office:value="0.815945" calcext:value-type="float">
            <text:p>0.815945</text:p>
          </table:table-cell>
          <table:table-cell office:value-type="float" office:value="0.813032" calcext:value-type="float">
            <text:p>0.813032</text:p>
          </table:table-cell>
          <table:table-cell office:value-type="float" office:value="0.438085" calcext:value-type="float">
            <text:p>0.438085</text:p>
          </table:table-cell>
          <table:table-cell office:value-type="float" office:value="0.455325" calcext:value-type="float">
            <text:p>0.455325</text:p>
          </table:table-cell>
          <table:table-cell office:value-type="float" office:value="0.470463" calcext:value-type="float">
            <text:p>0.470463</text:p>
          </table:table-cell>
          <table:table-cell office:value-type="float" office:value="0.338276" calcext:value-type="float">
            <text:p>0.338276</text:p>
          </table:table-cell>
          <table:table-cell office:value-type="float" office:value="0.297632" calcext:value-type="float">
            <text:p>0.297632</text:p>
          </table:table-cell>
          <table:table-cell office:value-type="float" office:value="0.336698" calcext:value-type="float">
            <text:p>0.336698</text:p>
          </table:table-cell>
          <table:table-cell office:value-type="float" office:value="0.285757" calcext:value-type="float">
            <text:p>0.285757</text:p>
          </table:table-cell>
          <table:table-cell office:value-type="float" office:value="0.335871" calcext:value-type="float">
            <text:p>0.335871</text:p>
          </table:table-cell>
          <table:table-cell office:value-type="float" office:value="0.585034" calcext:value-type="float">
            <text:p>0.585034</text:p>
          </table:table-cell>
          <table:table-cell office:value-type="float" office:value="1.56205" calcext:value-type="float">
            <text:p>1.56205</text:p>
          </table:table-cell>
          <table:table-cell office:value-type="float" office:value="0.519387" calcext:value-type="float">
            <text:p>0.519387</text:p>
          </table:table-cell>
          <table:table-cell office:value-type="float" office:value="1.64647" calcext:value-type="float">
            <text:p>1.64647</text:p>
          </table:table-cell>
          <table:table-cell office:value-type="float" office:value="0.989105" calcext:value-type="float">
            <text:p>0.989105</text:p>
          </table:table-cell>
          <table:table-cell office:value-type="float" office:value="1.77884" calcext:value-type="float">
            <text:p>1.77884</text:p>
          </table:table-cell>
          <table:table-cell office:value-type="float" office:value="1.80161" calcext:value-type="float">
            <text:p>1.80161</text:p>
          </table:table-cell>
          <table:table-cell office:value-type="float" office:value="1.06993" calcext:value-type="float">
            <text:p>1.06993</text:p>
          </table:table-cell>
          <table:table-cell office:value-type="float" office:value="1.91481" calcext:value-type="float">
            <text:p>1.91481</text:p>
          </table:table-cell>
          <table:table-cell office:value-type="float" office:value="0.250881" calcext:value-type="float">
            <text:p>0.250881</text:p>
          </table:table-cell>
          <table:table-cell office:value-type="float" office:value="0.268889" calcext:value-type="float">
            <text:p>0.268889</text:p>
          </table:table-cell>
          <table:table-cell table:number-columns-repeated="44"/>
          <table:table-cell table:formula="of:=MIN([.A107:.BL107])" office:value-type="float" office:value="0.250881" calcext:value-type="float">
            <text:p>0.250881</text:p>
          </table:table-cell>
          <table:table-cell table:formula="of:=MAX([.A107:.BL107])" office:value-type="float" office:value="1.91481" calcext:value-type="float">
            <text:p>1.91481</text:p>
          </table:table-cell>
          <table:table-cell table:number-columns-repeated="7"/>
        </table:table-row>
        <table:table-row table:style-name="ro2">
          <table:table-cell office:value-type="float" office:value="0.268221" calcext:value-type="float">
            <text:p>0.268221</text:p>
          </table:table-cell>
          <table:table-cell office:value-type="float" office:value="0.269615" calcext:value-type="float">
            <text:p>0.269615</text:p>
          </table:table-cell>
          <table:table-cell office:value-type="float" office:value="0.312124" calcext:value-type="float">
            <text:p>0.312124</text:p>
          </table:table-cell>
          <table:table-cell office:value-type="float" office:value="0.583985" calcext:value-type="float">
            <text:p>0.583985</text:p>
          </table:table-cell>
          <table:table-cell office:value-type="float" office:value="0.586831" calcext:value-type="float">
            <text:p>0.586831</text:p>
          </table:table-cell>
          <table:table-cell office:value-type="float" office:value="0.346823" calcext:value-type="float">
            <text:p>0.346823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270195" calcext:value-type="float">
            <text:p>0.270195</text:p>
          </table:table-cell>
          <table:table-cell office:value-type="float" office:value="0.31041" calcext:value-type="float">
            <text:p>0.31041</text:p>
          </table:table-cell>
          <table:table-cell office:value-type="float" office:value="0.576057" calcext:value-type="float">
            <text:p>0.576057</text:p>
          </table:table-cell>
          <table:table-cell office:value-type="float" office:value="0.534723" calcext:value-type="float">
            <text:p>0.534723</text:p>
          </table:table-cell>
          <table:table-cell office:value-type="float" office:value="1.12282" calcext:value-type="float">
            <text:p>1.12282</text:p>
          </table:table-cell>
          <table:table-cell office:value-type="float" office:value="0.852139" calcext:value-type="float">
            <text:p>0.852139</text:p>
          </table:table-cell>
          <table:table-cell office:value-type="float" office:value="0.339526" calcext:value-type="float">
            <text:p>0.339526</text:p>
          </table:table-cell>
          <table:table-cell office:value-type="float" office:value="0.340165" calcext:value-type="float">
            <text:p>0.340165</text:p>
          </table:table-cell>
          <table:table-cell office:value-type="float" office:value="0.32207" calcext:value-type="float">
            <text:p>0.32207</text:p>
          </table:table-cell>
          <table:table-cell office:value-type="float" office:value="0.611345" calcext:value-type="float">
            <text:p>0.611345</text:p>
          </table:table-cell>
          <table:table-cell office:value-type="float" office:value="0.773965" calcext:value-type="float">
            <text:p>0.773965</text:p>
          </table:table-cell>
          <table:table-cell office:value-type="float" office:value="0.226925" calcext:value-type="float">
            <text:p>0.226925</text:p>
          </table:table-cell>
          <table:table-cell office:value-type="float" office:value="0.254574" calcext:value-type="float">
            <text:p>0.254574</text:p>
          </table:table-cell>
          <table:table-cell office:value-type="float" office:value="0.893679" calcext:value-type="float">
            <text:p>0.893679</text:p>
          </table:table-cell>
          <table:table-cell office:value-type="float" office:value="0.951798" calcext:value-type="float">
            <text:p>0.951798</text:p>
          </table:table-cell>
          <table:table-cell office:value-type="float" office:value="0.938438" calcext:value-type="float">
            <text:p>0.938438</text:p>
          </table:table-cell>
          <table:table-cell office:value-type="float" office:value="1.25864" calcext:value-type="float">
            <text:p>1.25864</text:p>
          </table:table-cell>
          <table:table-cell table:number-columns-repeated="44"/>
          <table:table-cell table:formula="of:=MIN([.A108:.BL108])" office:value-type="float" office:value="0.226925" calcext:value-type="float">
            <text:p>0.226925</text:p>
          </table:table-cell>
          <table:table-cell table:formula="of:=MAX([.A108:.BL108])" office:value-type="float" office:value="1.25864" calcext:value-type="float">
            <text:p>1.25864</text:p>
          </table:table-cell>
          <table:table-cell table:number-columns-repeated="7"/>
        </table:table-row>
        <table:table-row table:style-name="ro2">
          <table:table-cell office:value-type="float" office:value="0.269565" calcext:value-type="float">
            <text:p>0.269565</text:p>
          </table:table-cell>
          <table:table-cell office:value-type="float" office:value="0.271375" calcext:value-type="float">
            <text:p>0.271375</text:p>
          </table:table-cell>
          <table:table-cell office:value-type="float" office:value="0.293674" calcext:value-type="float">
            <text:p>0.293674</text:p>
          </table:table-cell>
          <table:table-cell office:value-type="float" office:value="0.321142" calcext:value-type="float">
            <text:p>0.321142</text:p>
          </table:table-cell>
          <table:table-cell office:value-type="float" office:value="0.269888" calcext:value-type="float">
            <text:p>0.269888</text:p>
          </table:table-cell>
          <table:table-cell office:value-type="float" office:value="0.29579" calcext:value-type="float">
            <text:p>0.29579</text:p>
          </table:table-cell>
          <table:table-cell office:value-type="float" office:value="0.299268" calcext:value-type="float">
            <text:p>0.299268</text:p>
          </table:table-cell>
          <table:table-cell office:value-type="float" office:value="0.377023" calcext:value-type="float">
            <text:p>0.377023</text:p>
          </table:table-cell>
          <table:table-cell office:value-type="float" office:value="0.628344" calcext:value-type="float">
            <text:p>0.628344</text:p>
          </table:table-cell>
          <table:table-cell office:value-type="float" office:value="0.649043" calcext:value-type="float">
            <text:p>0.649043</text:p>
          </table:table-cell>
          <table:table-cell office:value-type="float" office:value="0.571953" calcext:value-type="float">
            <text:p>0.571953</text:p>
          </table:table-cell>
          <table:table-cell office:value-type="float" office:value="0.560376" calcext:value-type="float">
            <text:p>0.560376</text:p>
          </table:table-cell>
          <table:table-cell office:value-type="float" office:value="0.547982" calcext:value-type="float">
            <text:p>0.547982</text:p>
          </table:table-cell>
          <table:table-cell office:value-type="float" office:value="0.62574" calcext:value-type="float">
            <text:p>0.62574</text:p>
          </table:table-cell>
          <table:table-cell office:value-type="float" office:value="0.360403" calcext:value-type="float">
            <text:p>0.360403</text:p>
          </table:table-cell>
          <table:table-cell office:value-type="float" office:value="0.353269" calcext:value-type="float">
            <text:p>0.353269</text:p>
          </table:table-cell>
          <table:table-cell office:value-type="float" office:value="0.320891" calcext:value-type="float">
            <text:p>0.320891</text:p>
          </table:table-cell>
          <table:table-cell office:value-type="float" office:value="0.31223" calcext:value-type="float">
            <text:p>0.31223</text:p>
          </table:table-cell>
          <table:table-cell office:value-type="float" office:value="0.331819" calcext:value-type="float">
            <text:p>0.331819</text:p>
          </table:table-cell>
          <table:table-cell office:value-type="float" office:value="0.302985" calcext:value-type="float">
            <text:p>0.302985</text:p>
          </table:table-cell>
          <table:table-cell office:value-type="float" office:value="0.22204" calcext:value-type="float">
            <text:p>0.22204</text:p>
          </table:table-cell>
          <table:table-cell office:value-type="float" office:value="0.563638" calcext:value-type="float">
            <text:p>0.563638</text:p>
          </table:table-cell>
          <table:table-cell office:value-type="float" office:value="0.289115" calcext:value-type="float">
            <text:p>0.289115</text:p>
          </table:table-cell>
          <table:table-cell office:value-type="float" office:value="0.093606" calcext:value-type="float">
            <text:p>0.093606</text:p>
          </table:table-cell>
          <table:table-cell table:number-columns-repeated="44"/>
          <table:table-cell table:formula="of:=MIN([.A109:.BL109])" office:value-type="float" office:value="0.093606" calcext:value-type="float">
            <text:p>0.093606</text:p>
          </table:table-cell>
          <table:table-cell table:formula="of:=MAX([.A109:.BL109])" office:value-type="float" office:value="0.649043" calcext:value-type="float">
            <text:p>0.649043</text:p>
          </table:table-cell>
          <table:table-cell table:number-columns-repeated="7"/>
        </table:table-row>
        <table:table-row table:style-name="ro2">
          <table:table-cell office:value-type="float" office:value="0.340836" calcext:value-type="float">
            <text:p>0.340836</text:p>
          </table:table-cell>
          <table:table-cell office:value-type="float" office:value="0.388011" calcext:value-type="float">
            <text:p>0.388011</text:p>
          </table:table-cell>
          <table:table-cell office:value-type="float" office:value="0.276737" calcext:value-type="float">
            <text:p>0.276737</text:p>
          </table:table-cell>
          <table:table-cell office:value-type="float" office:value="0.283687" calcext:value-type="float">
            <text:p>0.283687</text:p>
          </table:table-cell>
          <table:table-cell office:value-type="float" office:value="0.337432" calcext:value-type="float">
            <text:p>0.337432</text:p>
          </table:table-cell>
          <table:table-cell office:value-type="float" office:value="0.773791" calcext:value-type="float">
            <text:p>0.773791</text:p>
          </table:table-cell>
          <table:table-cell office:value-type="float" office:value="0.783874" calcext:value-type="float">
            <text:p>0.783874</text:p>
          </table:table-cell>
          <table:table-cell office:value-type="float" office:value="0.624579" calcext:value-type="float">
            <text:p>0.624579</text:p>
          </table:table-cell>
          <table:table-cell office:value-type="float" office:value="0.553636" calcext:value-type="float">
            <text:p>0.553636</text:p>
          </table:table-cell>
          <table:table-cell office:value-type="float" office:value="0.479548" calcext:value-type="float">
            <text:p>0.479548</text:p>
          </table:table-cell>
          <table:table-cell office:value-type="float" office:value="0.850672" calcext:value-type="float">
            <text:p>0.850672</text:p>
          </table:table-cell>
          <table:table-cell office:value-type="float" office:value="0.855145" calcext:value-type="float">
            <text:p>0.855145</text:p>
          </table:table-cell>
          <table:table-cell office:value-type="float" office:value="0.53917" calcext:value-type="float">
            <text:p>0.53917</text:p>
          </table:table-cell>
          <table:table-cell office:value-type="float" office:value="0.576985" calcext:value-type="float">
            <text:p>0.576985</text:p>
          </table:table-cell>
          <table:table-cell office:value-type="float" office:value="0.282623" calcext:value-type="float">
            <text:p>0.282623</text:p>
          </table:table-cell>
          <table:table-cell office:value-type="float" office:value="0.851833" calcext:value-type="float">
            <text:p>0.851833</text:p>
          </table:table-cell>
          <table:table-cell office:value-type="float" office:value="0.900626" calcext:value-type="float">
            <text:p>0.900626</text:p>
          </table:table-cell>
          <table:table-cell office:value-type="float" office:value="0.705" calcext:value-type="float">
            <text:p>0.705</text:p>
          </table:table-cell>
          <table:table-cell office:value-type="float" office:value="0.931285" calcext:value-type="float">
            <text:p>0.931285</text:p>
          </table:table-cell>
          <table:table-cell office:value-type="float" office:value="1.0418" calcext:value-type="float">
            <text:p>1.0418</text:p>
          </table:table-cell>
          <table:table-cell office:value-type="float" office:value="0.771361" calcext:value-type="float">
            <text:p>0.771361</text:p>
          </table:table-cell>
          <table:table-cell office:value-type="float" office:value="0.874714" calcext:value-type="float">
            <text:p>0.874714</text:p>
          </table:table-cell>
          <table:table-cell office:value-type="float" office:value="1.0723" calcext:value-type="float">
            <text:p>1.0723</text:p>
          </table:table-cell>
          <table:table-cell office:value-type="float" office:value="1.14444" calcext:value-type="float">
            <text:p>1.14444</text:p>
          </table:table-cell>
          <table:table-cell table:number-columns-repeated="44"/>
          <table:table-cell table:formula="of:=MIN([.A110:.BL110])" office:value-type="float" office:value="0.276737" calcext:value-type="float">
            <text:p>0.276737</text:p>
          </table:table-cell>
          <table:table-cell table:formula="of:=MAX([.A110:.BL110])" office:value-type="float" office:value="1.14444" calcext:value-type="float">
            <text:p>1.14444</text:p>
          </table:table-cell>
          <table:table-cell table:number-columns-repeated="7"/>
        </table:table-row>
        <table:table-row table:style-name="ro2">
          <table:table-cell office:value-type="float" office:value="0.221504" calcext:value-type="float">
            <text:p>0.221504</text:p>
          </table:table-cell>
          <table:table-cell office:value-type="float" office:value="0.258823" calcext:value-type="float">
            <text:p>0.258823</text:p>
          </table:table-cell>
          <table:table-cell office:value-type="float" office:value="0.308807" calcext:value-type="float">
            <text:p>0.308807</text:p>
          </table:table-cell>
          <table:table-cell office:value-type="float" office:value="0.294403" calcext:value-type="float">
            <text:p>0.294403</text:p>
          </table:table-cell>
          <table:table-cell office:value-type="float" office:value="0.306796" calcext:value-type="float">
            <text:p>0.306796</text:p>
          </table:table-cell>
          <table:table-cell office:value-type="float" office:value="0.29672" calcext:value-type="float">
            <text:p>0.29672</text:p>
          </table:table-cell>
          <table:table-cell office:value-type="float" office:value="0.570824" calcext:value-type="float">
            <text:p>0.570824</text:p>
          </table:table-cell>
          <table:table-cell office:value-type="float" office:value="0.327961" calcext:value-type="float">
            <text:p>0.327961</text:p>
          </table:table-cell>
          <table:table-cell office:value-type="float" office:value="0.373336" calcext:value-type="float">
            <text:p>0.373336</text:p>
          </table:table-cell>
          <table:table-cell office:value-type="float" office:value="0.560168" calcext:value-type="float">
            <text:p>0.560168</text:p>
          </table:table-cell>
          <table:table-cell office:value-type="float" office:value="0.336272" calcext:value-type="float">
            <text:p>0.336272</text:p>
          </table:table-cell>
          <table:table-cell office:value-type="float" office:value="1.0206" calcext:value-type="float">
            <text:p>1.0206</text:p>
          </table:table-cell>
          <table:table-cell office:value-type="float" office:value="0.336441" calcext:value-type="float">
            <text:p>0.336441</text:p>
          </table:table-cell>
          <table:table-cell office:value-type="float" office:value="1.02526" calcext:value-type="float">
            <text:p>1.02526</text:p>
          </table:table-cell>
          <table:table-cell office:value-type="float" office:value="0.920377" calcext:value-type="float">
            <text:p>0.920377</text:p>
          </table:table-cell>
          <table:table-cell office:value-type="float" office:value="0.293392" calcext:value-type="float">
            <text:p>0.293392</text:p>
          </table:table-cell>
          <table:table-cell office:value-type="float" office:value="0.543425" calcext:value-type="float">
            <text:p>0.543425</text:p>
          </table:table-cell>
          <table:table-cell office:value-type="float" office:value="1.17826" calcext:value-type="float">
            <text:p>1.17826</text:p>
          </table:table-cell>
          <table:table-cell office:value-type="float" office:value="0.897981" calcext:value-type="float">
            <text:p>0.897981</text:p>
          </table:table-cell>
          <table:table-cell office:value-type="float" office:value="0.585785" calcext:value-type="float">
            <text:p>0.585785</text:p>
          </table:table-cell>
          <table:table-cell office:value-type="float" office:value="0.651016" calcext:value-type="float">
            <text:p>0.651016</text:p>
          </table:table-cell>
          <table:table-cell office:value-type="float" office:value="0.279525" calcext:value-type="float">
            <text:p>0.279525</text:p>
          </table:table-cell>
          <table:table-cell office:value-type="float" office:value="0.286421" calcext:value-type="float">
            <text:p>0.286421</text:p>
          </table:table-cell>
          <table:table-cell office:value-type="float" office:value="0.607514" calcext:value-type="float">
            <text:p>0.607514</text:p>
          </table:table-cell>
          <table:table-cell table:number-columns-repeated="44"/>
          <table:table-cell table:formula="of:=MIN([.A111:.BL111])" office:value-type="float" office:value="0.221504" calcext:value-type="float">
            <text:p>0.221504</text:p>
          </table:table-cell>
          <table:table-cell table:formula="of:=MAX([.A111:.BL111])" office:value-type="float" office:value="1.17826" calcext:value-type="float">
            <text:p>1.17826</text:p>
          </table:table-cell>
          <table:table-cell table:number-columns-repeated="7"/>
        </table:table-row>
        <table:table-row table:style-name="ro2">
          <table:table-cell office:value-type="float" office:value="0.291472" calcext:value-type="float">
            <text:p>0.291472</text:p>
          </table:table-cell>
          <table:table-cell office:value-type="float" office:value="0.294864" calcext:value-type="float">
            <text:p>0.294864</text:p>
          </table:table-cell>
          <table:table-cell office:value-type="float" office:value="0.297008" calcext:value-type="float">
            <text:p>0.297008</text:p>
          </table:table-cell>
          <table:table-cell office:value-type="float" office:value="0.299827" calcext:value-type="float">
            <text:p>0.299827</text:p>
          </table:table-cell>
          <table:table-cell office:value-type="float" office:value="0.198591" calcext:value-type="float">
            <text:p>0.198591</text:p>
          </table:table-cell>
          <table:table-cell office:value-type="float" office:value="0.188043" calcext:value-type="float">
            <text:p>0.188043</text:p>
          </table:table-cell>
          <table:table-cell office:value-type="float" office:value="0.18723" calcext:value-type="float">
            <text:p>0.18723</text:p>
          </table:table-cell>
          <table:table-cell office:value-type="float" office:value="0.192391" calcext:value-type="float">
            <text:p>0.192391</text:p>
          </table:table-cell>
          <table:table-cell office:value-type="float" office:value="0.18744" calcext:value-type="float">
            <text:p>0.18744</text:p>
          </table:table-cell>
          <table:table-cell office:value-type="float" office:value="2.1621" calcext:value-type="float">
            <text:p>2.1621</text:p>
          </table:table-cell>
          <table:table-cell office:value-type="float" office:value="1.87636" calcext:value-type="float">
            <text:p>1.87636</text:p>
          </table:table-cell>
          <table:table-cell office:value-type="float" office:value="1.5883" calcext:value-type="float">
            <text:p>1.5883</text:p>
          </table:table-cell>
          <table:table-cell office:value-type="float" office:value="1.2925" calcext:value-type="float">
            <text:p>1.2925</text:p>
          </table:table-cell>
          <table:table-cell office:value-type="float" office:value="0.999857" calcext:value-type="float">
            <text:p>0.999857</text:p>
          </table:table-cell>
          <table:table-cell office:value-type="float" office:value="0.674937" calcext:value-type="float">
            <text:p>0.674937</text:p>
          </table:table-cell>
          <table:table-cell office:value-type="float" office:value="0.515395" calcext:value-type="float">
            <text:p>0.515395</text:p>
          </table:table-cell>
          <table:table-cell office:value-type="float" office:value="1.41139" calcext:value-type="float">
            <text:p>1.41139</text:p>
          </table:table-cell>
          <table:table-cell office:value-type="float" office:value="1.72906" calcext:value-type="float">
            <text:p>1.72906</text:p>
          </table:table-cell>
          <table:table-cell office:value-type="float" office:value="0.372291" calcext:value-type="float">
            <text:p>0.372291</text:p>
          </table:table-cell>
          <table:table-cell office:value-type="float" office:value="2.03689" calcext:value-type="float">
            <text:p>2.03689</text:p>
          </table:table-cell>
          <table:table-cell office:value-type="float" office:value="2.34182" calcext:value-type="float">
            <text:p>2.34182</text:p>
          </table:table-cell>
          <table:table-cell office:value-type="float" office:value="0.305386" calcext:value-type="float">
            <text:p>0.305386</text:p>
          </table:table-cell>
          <table:table-cell office:value-type="float" office:value="1.12171" calcext:value-type="float">
            <text:p>1.12171</text:p>
          </table:table-cell>
          <table:table-cell office:value-type="float" office:value="0.406828" calcext:value-type="float">
            <text:p>0.406828</text:p>
          </table:table-cell>
          <table:table-cell table:number-columns-repeated="44"/>
          <table:table-cell table:formula="of:=MIN([.A112:.BL112])" office:value-type="float" office:value="0.18723" calcext:value-type="float">
            <text:p>0.18723</text:p>
          </table:table-cell>
          <table:table-cell table:formula="of:=MAX([.A112:.BL112])" office:value-type="float" office:value="2.34182" calcext:value-type="float">
            <text:p>2.34182</text:p>
          </table:table-cell>
          <table:table-cell table:number-columns-repeated="7"/>
        </table:table-row>
        <table:table-row table:style-name="ro2">
          <table:table-cell office:value-type="float" office:value="0.277459" calcext:value-type="float">
            <text:p>0.277459</text:p>
          </table:table-cell>
          <table:table-cell office:value-type="float" office:value="0.310531" calcext:value-type="float">
            <text:p>0.310531</text:p>
          </table:table-cell>
          <table:table-cell office:value-type="float" office:value="0.342032" calcext:value-type="float">
            <text:p>0.342032</text:p>
          </table:table-cell>
          <table:table-cell office:value-type="float" office:value="0.362784" calcext:value-type="float">
            <text:p>0.362784</text:p>
          </table:table-cell>
          <table:table-cell office:value-type="float" office:value="0.329815" calcext:value-type="float">
            <text:p>0.329815</text:p>
          </table:table-cell>
          <table:table-cell office:value-type="float" office:value="0.350954" calcext:value-type="float">
            <text:p>0.350954</text:p>
          </table:table-cell>
          <table:table-cell office:value-type="float" office:value="0.300806" calcext:value-type="float">
            <text:p>0.300806</text:p>
          </table:table-cell>
          <table:table-cell office:value-type="float" office:value="0.348586" calcext:value-type="float">
            <text:p>0.348586</text:p>
          </table:table-cell>
          <table:table-cell office:value-type="float" office:value="0.669101" calcext:value-type="float">
            <text:p>0.669101</text:p>
          </table:table-cell>
          <table:table-cell office:value-type="float" office:value="0.35348" calcext:value-type="float">
            <text:p>0.35348</text:p>
          </table:table-cell>
          <table:table-cell office:value-type="float" office:value="0.322616" calcext:value-type="float">
            <text:p>0.322616</text:p>
          </table:table-cell>
          <table:table-cell office:value-type="float" office:value="0.38056" calcext:value-type="float">
            <text:p>0.38056</text:p>
          </table:table-cell>
          <table:table-cell office:value-type="float" office:value="0.334911" calcext:value-type="float">
            <text:p>0.334911</text:p>
          </table:table-cell>
          <table:table-cell office:value-type="float" office:value="0.337646" calcext:value-type="float">
            <text:p>0.337646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323422" calcext:value-type="float">
            <text:p>0.323422</text:p>
          </table:table-cell>
          <table:table-cell office:value-type="float" office:value="0.244621" calcext:value-type="float">
            <text:p>0.244621</text:p>
          </table:table-cell>
          <table:table-cell office:value-type="float" office:value="1.28567" calcext:value-type="float">
            <text:p>1.28567</text:p>
          </table:table-cell>
          <table:table-cell office:value-type="float" office:value="1.42303" calcext:value-type="float">
            <text:p>1.42303</text:p>
          </table:table-cell>
          <table:table-cell office:value-type="float" office:value="1.41974" calcext:value-type="float">
            <text:p>1.41974</text:p>
          </table:table-cell>
          <table:table-cell office:value-type="float" office:value="0.231028" calcext:value-type="float">
            <text:p>0.231028</text:p>
          </table:table-cell>
          <table:table-cell office:value-type="float" office:value="1.14864" calcext:value-type="float">
            <text:p>1.14864</text:p>
          </table:table-cell>
          <table:table-cell office:value-type="float" office:value="0.584461" calcext:value-type="float">
            <text:p>0.584461</text:p>
          </table:table-cell>
          <table:table-cell office:value-type="float" office:value="0.895099" calcext:value-type="float">
            <text:p>0.895099</text:p>
          </table:table-cell>
          <table:table-cell table:number-columns-repeated="44"/>
          <table:table-cell table:formula="of:=MIN([.A113:.BL113])" office:value-type="float" office:value="0.231028" calcext:value-type="float">
            <text:p>0.231028</text:p>
          </table:table-cell>
          <table:table-cell table:formula="of:=MAX([.A113:.BL113])" office:value-type="float" office:value="1.42303" calcext:value-type="float">
            <text:p>1.42303</text:p>
          </table:table-cell>
          <table:table-cell table:number-columns-repeated="7"/>
        </table:table-row>
        <table:table-row table:style-name="ro2">
          <table:table-cell office:value-type="float" office:value="0.379325" calcext:value-type="float">
            <text:p>0.379325</text:p>
          </table:table-cell>
          <table:table-cell office:value-type="float" office:value="0.401415" calcext:value-type="float">
            <text:p>0.401415</text:p>
          </table:table-cell>
          <table:table-cell office:value-type="float" office:value="0.427975" calcext:value-type="float">
            <text:p>0.427975</text:p>
          </table:table-cell>
          <table:table-cell office:value-type="float" office:value="0.433074" calcext:value-type="float">
            <text:p>0.433074</text:p>
          </table:table-cell>
          <table:table-cell office:value-type="float" office:value="0.358597" calcext:value-type="float">
            <text:p>0.358597</text:p>
          </table:table-cell>
          <table:table-cell office:value-type="float" office:value="0.384846" calcext:value-type="float">
            <text:p>0.384846</text:p>
          </table:table-cell>
          <table:table-cell office:value-type="float" office:value="0.399143" calcext:value-type="float">
            <text:p>0.399143</text:p>
          </table:table-cell>
          <table:table-cell office:value-type="float" office:value="0.491696" calcext:value-type="float">
            <text:p>0.491696</text:p>
          </table:table-cell>
          <table:table-cell office:value-type="float" office:value="0.711978" calcext:value-type="float">
            <text:p>0.711978</text:p>
          </table:table-cell>
          <table:table-cell office:value-type="float" office:value="0.269608" calcext:value-type="float">
            <text:p>0.269608</text:p>
          </table:table-cell>
          <table:table-cell office:value-type="float" office:value="0.281076" calcext:value-type="float">
            <text:p>0.281076</text:p>
          </table:table-cell>
          <table:table-cell office:value-type="float" office:value="0.95073" calcext:value-type="float">
            <text:p>0.95073</text:p>
          </table:table-cell>
          <table:table-cell office:value-type="float" office:value="0.236342" calcext:value-type="float">
            <text:p>0.236342</text:p>
          </table:table-cell>
          <table:table-cell office:value-type="float" office:value="0.732007" calcext:value-type="float">
            <text:p>0.732007</text:p>
          </table:table-cell>
          <table:table-cell office:value-type="float" office:value="0.804088" calcext:value-type="float">
            <text:p>0.804088</text:p>
          </table:table-cell>
          <table:table-cell office:value-type="float" office:value="1.3669" calcext:value-type="float">
            <text:p>1.3669</text:p>
          </table:table-cell>
          <table:table-cell office:value-type="float" office:value="0.926019" calcext:value-type="float">
            <text:p>0.926019</text:p>
          </table:table-cell>
          <table:table-cell office:value-type="float" office:value="1.06672" calcext:value-type="float">
            <text:p>1.06672</text:p>
          </table:table-cell>
          <table:table-cell office:value-type="float" office:value="0.747643" calcext:value-type="float">
            <text:p>0.747643</text:p>
          </table:table-cell>
          <table:table-cell office:value-type="float" office:value="0.34186" calcext:value-type="float">
            <text:p>0.34186</text:p>
          </table:table-cell>
          <table:table-cell office:value-type="float" office:value="1.53234" calcext:value-type="float">
            <text:p>1.53234</text:p>
          </table:table-cell>
          <table:table-cell office:value-type="float" office:value="1.19115" calcext:value-type="float">
            <text:p>1.19115</text:p>
          </table:table-cell>
          <table:table-cell office:value-type="float" office:value="1.21127" calcext:value-type="float">
            <text:p>1.21127</text:p>
          </table:table-cell>
          <table:table-cell office:value-type="float" office:value="1.23929" calcext:value-type="float">
            <text:p>1.23929</text:p>
          </table:table-cell>
          <table:table-cell table:number-columns-repeated="44"/>
          <table:table-cell table:formula="of:=MIN([.A114:.BL114])" office:value-type="float" office:value="0.236342" calcext:value-type="float">
            <text:p>0.236342</text:p>
          </table:table-cell>
          <table:table-cell table:formula="of:=MAX([.A114:.BL114])" office:value-type="float" office:value="1.53234" calcext:value-type="float">
            <text:p>1.53234</text:p>
          </table:table-cell>
          <table:table-cell table:number-columns-repeated="7"/>
        </table:table-row>
        <table:table-row table:style-name="ro2">
          <table:table-cell office:value-type="float" office:value="0.361692" calcext:value-type="float">
            <text:p>0.361692</text:p>
          </table:table-cell>
          <table:table-cell office:value-type="float" office:value="0.407727" calcext:value-type="float">
            <text:p>0.407727</text:p>
          </table:table-cell>
          <table:table-cell office:value-type="float" office:value="0.477549" calcext:value-type="float">
            <text:p>0.477549</text:p>
          </table:table-cell>
          <table:table-cell office:value-type="float" office:value="0.487068" calcext:value-type="float">
            <text:p>0.487068</text:p>
          </table:table-cell>
          <table:table-cell office:value-type="float" office:value="0.329516" calcext:value-type="float">
            <text:p>0.329516</text:p>
          </table:table-cell>
          <table:table-cell office:value-type="float" office:value="0.2955" calcext:value-type="float">
            <text:p>0.2955</text:p>
          </table:table-cell>
          <table:table-cell office:value-type="float" office:value="0.282641" calcext:value-type="float">
            <text:p>0.282641</text:p>
          </table:table-cell>
          <table:table-cell office:value-type="float" office:value="0.369327" calcext:value-type="float">
            <text:p>0.369327</text:p>
          </table:table-cell>
          <table:table-cell office:value-type="float" office:value="0.612848" calcext:value-type="float">
            <text:p>0.612848</text:p>
          </table:table-cell>
          <table:table-cell office:value-type="float" office:value="0.35236" calcext:value-type="float">
            <text:p>0.35236</text:p>
          </table:table-cell>
          <table:table-cell office:value-type="float" office:value="1.20582" calcext:value-type="float">
            <text:p>1.20582</text:p>
          </table:table-cell>
          <table:table-cell office:value-type="float" office:value="1.11575" calcext:value-type="float">
            <text:p>1.11575</text:p>
          </table:table-cell>
          <table:table-cell office:value-type="float" office:value="0.859738" calcext:value-type="float">
            <text:p>0.859738</text:p>
          </table:table-cell>
          <table:table-cell office:value-type="float" office:value="0.570412" calcext:value-type="float">
            <text:p>0.570412</text:p>
          </table:table-cell>
          <table:table-cell office:value-type="float" office:value="1.51711" calcext:value-type="float">
            <text:p>1.51711</text:p>
          </table:table-cell>
          <table:table-cell office:value-type="float" office:value="1.58965" calcext:value-type="float">
            <text:p>1.58965</text:p>
          </table:table-cell>
          <table:table-cell office:value-type="float" office:value="0.412751" calcext:value-type="float">
            <text:p>0.412751</text:p>
          </table:table-cell>
          <table:table-cell office:value-type="float" office:value="0.498947" calcext:value-type="float">
            <text:p>0.498947</text:p>
          </table:table-cell>
          <table:table-cell office:value-type="float" office:value="0.75896" calcext:value-type="float">
            <text:p>0.75896</text:p>
          </table:table-cell>
          <table:table-cell office:value-type="float" office:value="0.689171" calcext:value-type="float">
            <text:p>0.689171</text:p>
          </table:table-cell>
          <table:table-cell office:value-type="float" office:value="0.781116" calcext:value-type="float">
            <text:p>0.781116</text:p>
          </table:table-cell>
          <table:table-cell office:value-type="float" office:value="0.789523" calcext:value-type="float">
            <text:p>0.789523</text:p>
          </table:table-cell>
          <table:table-cell office:value-type="float" office:value="1.10096" calcext:value-type="float">
            <text:p>1.10096</text:p>
          </table:table-cell>
          <table:table-cell office:value-type="float" office:value="0.207943" calcext:value-type="float">
            <text:p>0.207943</text:p>
          </table:table-cell>
          <table:table-cell table:number-columns-repeated="44"/>
          <table:table-cell table:formula="of:=MIN([.A115:.BL115])" office:value-type="float" office:value="0.207943" calcext:value-type="float">
            <text:p>0.207943</text:p>
          </table:table-cell>
          <table:table-cell table:formula="of:=MAX([.A115:.BL115])" office:value-type="float" office:value="1.58965" calcext:value-type="float">
            <text:p>1.58965</text:p>
          </table:table-cell>
          <table:table-cell table:number-columns-repeated="7"/>
        </table:table-row>
        <table:table-row table:style-name="ro2">
          <table:table-cell office:value-type="float" office:value="0.382187" calcext:value-type="float">
            <text:p>0.382187</text:p>
          </table:table-cell>
          <table:table-cell office:value-type="float" office:value="0.395701" calcext:value-type="float">
            <text:p>0.395701</text:p>
          </table:table-cell>
          <table:table-cell office:value-type="float" office:value="0.411622" calcext:value-type="float">
            <text:p>0.411622</text:p>
          </table:table-cell>
          <table:table-cell office:value-type="float" office:value="0.280821" calcext:value-type="float">
            <text:p>0.280821</text:p>
          </table:table-cell>
          <table:table-cell office:value-type="float" office:value="0.315662" calcext:value-type="float">
            <text:p>0.315662</text:p>
          </table:table-cell>
          <table:table-cell office:value-type="float" office:value="0.291501" calcext:value-type="float">
            <text:p>0.291501</text:p>
          </table:table-cell>
          <table:table-cell office:value-type="float" office:value="0.307336" calcext:value-type="float">
            <text:p>0.307336</text:p>
          </table:table-cell>
          <table:table-cell office:value-type="float" office:value="0.884762" calcext:value-type="float">
            <text:p>0.884762</text:p>
          </table:table-cell>
          <table:table-cell office:value-type="float" office:value="1.28148" calcext:value-type="float">
            <text:p>1.28148</text:p>
          </table:table-cell>
          <table:table-cell office:value-type="float" office:value="0.305917" calcext:value-type="float">
            <text:p>0.305917</text:p>
          </table:table-cell>
          <table:table-cell office:value-type="float" office:value="0.959191" calcext:value-type="float">
            <text:p>0.959191</text:p>
          </table:table-cell>
          <table:table-cell office:value-type="float" office:value="0.676852" calcext:value-type="float">
            <text:p>0.676852</text:p>
          </table:table-cell>
          <table:table-cell office:value-type="float" office:value="0.392131" calcext:value-type="float">
            <text:p>0.392131</text:p>
          </table:table-cell>
          <table:table-cell office:value-type="float" office:value="0.322003" calcext:value-type="float">
            <text:p>0.322003</text:p>
          </table:table-cell>
          <table:table-cell office:value-type="float" office:value="0.289201" calcext:value-type="float">
            <text:p>0.289201</text:p>
          </table:table-cell>
          <table:table-cell office:value-type="float" office:value="0.648715" calcext:value-type="float">
            <text:p>0.648715</text:p>
          </table:table-cell>
          <table:table-cell office:value-type="float" office:value="0.655464" calcext:value-type="float">
            <text:p>0.655464</text:p>
          </table:table-cell>
          <table:table-cell office:value-type="float" office:value="0.348325" calcext:value-type="float">
            <text:p>0.348325</text:p>
          </table:table-cell>
          <table:table-cell office:value-type="float" office:value="1.81887" calcext:value-type="float">
            <text:p>1.81887</text:p>
          </table:table-cell>
          <table:table-cell office:value-type="float" office:value="0.311648" calcext:value-type="float">
            <text:p>0.311648</text:p>
          </table:table-cell>
          <table:table-cell office:value-type="float" office:value="0.331842" calcext:value-type="float">
            <text:p>0.331842</text:p>
          </table:table-cell>
          <table:table-cell office:value-type="float" office:value="0.894603" calcext:value-type="float">
            <text:p>0.894603</text:p>
          </table:table-cell>
          <table:table-cell office:value-type="float" office:value="0.13245" calcext:value-type="float">
            <text:p>0.13245</text:p>
          </table:table-cell>
          <table:table-cell office:value-type="float" office:value="0.080184" calcext:value-type="float">
            <text:p>0.080184</text:p>
          </table:table-cell>
          <table:table-cell table:number-columns-repeated="44"/>
          <table:table-cell table:formula="of:=MIN([.A116:.BL116])" office:value-type="float" office:value="0.080184" calcext:value-type="float">
            <text:p>0.080184</text:p>
          </table:table-cell>
          <table:table-cell table:formula="of:=MAX([.A116:.BL116])" office:value-type="float" office:value="1.81887" calcext:value-type="float">
            <text:p>1.81887</text:p>
          </table:table-cell>
          <table:table-cell table:number-columns-repeated="7"/>
        </table:table-row>
        <table:table-row table:style-name="ro2">
          <table:table-cell office:value-type="float" office:value="0.218393" calcext:value-type="float">
            <text:p>0.218393</text:p>
          </table:table-cell>
          <table:table-cell office:value-type="float" office:value="0.347896" calcext:value-type="float">
            <text:p>0.347896</text:p>
          </table:table-cell>
          <table:table-cell office:value-type="float" office:value="0.195866" calcext:value-type="float">
            <text:p>0.195866</text:p>
          </table:table-cell>
          <table:table-cell office:value-type="float" office:value="0.649775" calcext:value-type="float">
            <text:p>0.649775</text:p>
          </table:table-cell>
          <table:table-cell office:value-type="float" office:value="0.487535" calcext:value-type="float">
            <text:p>0.487535</text:p>
          </table:table-cell>
          <table:table-cell office:value-type="float" office:value="0.595113" calcext:value-type="float">
            <text:p>0.595113</text:p>
          </table:table-cell>
          <table:table-cell office:value-type="float" office:value="0.34371" calcext:value-type="float">
            <text:p>0.34371</text:p>
          </table:table-cell>
          <table:table-cell office:value-type="float" office:value="0.333159" calcext:value-type="float">
            <text:p>0.333159</text:p>
          </table:table-cell>
          <table:table-cell office:value-type="float" office:value="0.388822" calcext:value-type="float">
            <text:p>0.388822</text:p>
          </table:table-cell>
          <table:table-cell office:value-type="float" office:value="0.29133" calcext:value-type="float">
            <text:p>0.29133</text:p>
          </table:table-cell>
          <table:table-cell office:value-type="float" office:value="0.198033" calcext:value-type="float">
            <text:p>0.198033</text:p>
          </table:table-cell>
          <table:table-cell office:value-type="float" office:value="0.383403" calcext:value-type="float">
            <text:p>0.383403</text:p>
          </table:table-cell>
          <table:table-cell office:value-type="float" office:value="0.404176" calcext:value-type="float">
            <text:p>0.404176</text:p>
          </table:table-cell>
          <table:table-cell office:value-type="float" office:value="1.22725" calcext:value-type="float">
            <text:p>1.22725</text:p>
          </table:table-cell>
          <table:table-cell office:value-type="float" office:value="1.40096" calcext:value-type="float">
            <text:p>1.40096</text:p>
          </table:table-cell>
          <table:table-cell office:value-type="float" office:value="0.889324" calcext:value-type="float">
            <text:p>0.889324</text:p>
          </table:table-cell>
          <table:table-cell office:value-type="float" office:value="0.615219" calcext:value-type="float">
            <text:p>0.615219</text:p>
          </table:table-cell>
          <table:table-cell office:value-type="float" office:value="0.446437" calcext:value-type="float">
            <text:p>0.446437</text:p>
          </table:table-cell>
          <table:table-cell office:value-type="float" office:value="0.321621" calcext:value-type="float">
            <text:p>0.321621</text:p>
          </table:table-cell>
          <table:table-cell office:value-type="float" office:value="0.349057" calcext:value-type="float">
            <text:p>0.349057</text:p>
          </table:table-cell>
          <table:table-cell office:value-type="float" office:value="0.334569" calcext:value-type="float">
            <text:p>0.334569</text:p>
          </table:table-cell>
          <table:table-cell office:value-type="float" office:value="0.284431" calcext:value-type="float">
            <text:p>0.284431</text:p>
          </table:table-cell>
          <table:table-cell office:value-type="float" office:value="0.238417" calcext:value-type="float">
            <text:p>0.238417</text:p>
          </table:table-cell>
          <table:table-cell office:value-type="float" office:value="1.49102" calcext:value-type="float">
            <text:p>1.49102</text:p>
          </table:table-cell>
          <table:table-cell table:number-columns-repeated="44"/>
          <table:table-cell table:formula="of:=MIN([.A117:.BL117])" office:value-type="float" office:value="0.195866" calcext:value-type="float">
            <text:p>0.195866</text:p>
          </table:table-cell>
          <table:table-cell table:formula="of:=MAX([.A117:.BL117])" office:value-type="float" office:value="1.49102" calcext:value-type="float">
            <text:p>1.49102</text:p>
          </table:table-cell>
          <table:table-cell table:number-columns-repeated="7"/>
        </table:table-row>
        <table:table-row table:style-name="ro2">
          <table:table-cell office:value-type="float" office:value="0.377571" calcext:value-type="float">
            <text:p>0.377571</text:p>
          </table:table-cell>
          <table:table-cell office:value-type="float" office:value="0.425255" calcext:value-type="float">
            <text:p>0.425255</text:p>
          </table:table-cell>
          <table:table-cell office:value-type="float" office:value="0.380688" calcext:value-type="float">
            <text:p>0.380688</text:p>
          </table:table-cell>
          <table:table-cell office:value-type="float" office:value="0.766353" calcext:value-type="float">
            <text:p>0.766353</text:p>
          </table:table-cell>
          <table:table-cell office:value-type="float" office:value="0.436653" calcext:value-type="float">
            <text:p>0.436653</text:p>
          </table:table-cell>
          <table:table-cell office:value-type="float" office:value="0.407705" calcext:value-type="float">
            <text:p>0.407705</text:p>
          </table:table-cell>
          <table:table-cell office:value-type="float" office:value="0.448984" calcext:value-type="float">
            <text:p>0.448984</text:p>
          </table:table-cell>
          <table:table-cell office:value-type="float" office:value="0.814263" calcext:value-type="float">
            <text:p>0.814263</text:p>
          </table:table-cell>
          <table:table-cell office:value-type="float" office:value="0.728119" calcext:value-type="float">
            <text:p>0.728119</text:p>
          </table:table-cell>
          <table:table-cell office:value-type="float" office:value="1.50288" calcext:value-type="float">
            <text:p>1.50288</text:p>
          </table:table-cell>
          <table:table-cell office:value-type="float" office:value="1.13591" calcext:value-type="float">
            <text:p>1.13591</text:p>
          </table:table-cell>
          <table:table-cell office:value-type="float" office:value="0.707299" calcext:value-type="float">
            <text:p>0.707299</text:p>
          </table:table-cell>
          <table:table-cell office:value-type="float" office:value="0.721198" calcext:value-type="float">
            <text:p>0.721198</text:p>
          </table:table-cell>
          <table:table-cell office:value-type="float" office:value="0.435817" calcext:value-type="float">
            <text:p>0.435817</text:p>
          </table:table-cell>
          <table:table-cell office:value-type="float" office:value="0.380641" calcext:value-type="float">
            <text:p>0.380641</text:p>
          </table:table-cell>
          <table:table-cell office:value-type="float" office:value="0.744759" calcext:value-type="float">
            <text:p>0.744759</text:p>
          </table:table-cell>
          <table:table-cell office:value-type="float" office:value="1.18713" calcext:value-type="float">
            <text:p>1.18713</text:p>
          </table:table-cell>
          <table:table-cell office:value-type="float" office:value="0.455822" calcext:value-type="float">
            <text:p>0.455822</text:p>
          </table:table-cell>
          <table:table-cell office:value-type="float" office:value="0.411291" calcext:value-type="float">
            <text:p>0.411291</text:p>
          </table:table-cell>
          <table:table-cell office:value-type="float" office:value="0.701272" calcext:value-type="float">
            <text:p>0.701272</text:p>
          </table:table-cell>
          <table:table-cell office:value-type="float" office:value="0.306355" calcext:value-type="float">
            <text:p>0.306355</text:p>
          </table:table-cell>
          <table:table-cell office:value-type="float" office:value="0.647051" calcext:value-type="float">
            <text:p>0.647051</text:p>
          </table:table-cell>
          <table:table-cell office:value-type="float" office:value="0.251551" calcext:value-type="float">
            <text:p>0.251551</text:p>
          </table:table-cell>
          <table:table-cell office:value-type="float" office:value="0.101897" calcext:value-type="float">
            <text:p>0.101897</text:p>
          </table:table-cell>
          <table:table-cell table:number-columns-repeated="44"/>
          <table:table-cell table:formula="of:=MIN([.A118:.BL118])" office:value-type="float" office:value="0.101897" calcext:value-type="float">
            <text:p>0.101897</text:p>
          </table:table-cell>
          <table:table-cell table:formula="of:=MAX([.A118:.BL118])" office:value-type="float" office:value="1.50288" calcext:value-type="float">
            <text:p>1.50288</text:p>
          </table:table-cell>
          <table:table-cell table:number-columns-repeated="7"/>
        </table:table-row>
        <table:table-row table:style-name="ro2">
          <table:table-cell office:value-type="float" office:value="0.377102" calcext:value-type="float">
            <text:p>0.377102</text:p>
          </table:table-cell>
          <table:table-cell office:value-type="float" office:value="0.428022" calcext:value-type="float">
            <text:p>0.428022</text:p>
          </table:table-cell>
          <table:table-cell office:value-type="float" office:value="0.362872" calcext:value-type="float">
            <text:p>0.362872</text:p>
          </table:table-cell>
          <table:table-cell office:value-type="float" office:value="0.452244" calcext:value-type="float">
            <text:p>0.452244</text:p>
          </table:table-cell>
          <table:table-cell office:value-type="float" office:value="0.364382" calcext:value-type="float">
            <text:p>0.364382</text:p>
          </table:table-cell>
          <table:table-cell office:value-type="float" office:value="1.20293" calcext:value-type="float">
            <text:p>1.20293</text:p>
          </table:table-cell>
          <table:table-cell office:value-type="float" office:value="0.459642" calcext:value-type="float">
            <text:p>0.459642</text:p>
          </table:table-cell>
          <table:table-cell office:value-type="float" office:value="0.834756" calcext:value-type="float">
            <text:p>0.834756</text:p>
          </table:table-cell>
          <table:table-cell office:value-type="float" office:value="0.791198" calcext:value-type="float">
            <text:p>0.791198</text:p>
          </table:table-cell>
          <table:table-cell office:value-type="float" office:value="1.58255" calcext:value-type="float">
            <text:p>1.58255</text:p>
          </table:table-cell>
          <table:table-cell office:value-type="float" office:value="0.758989" calcext:value-type="float">
            <text:p>0.758989</text:p>
          </table:table-cell>
          <table:table-cell office:value-type="float" office:value="1.16642" calcext:value-type="float">
            <text:p>1.16642</text:p>
          </table:table-cell>
          <table:table-cell office:value-type="float" office:value="0.465305" calcext:value-type="float">
            <text:p>0.465305</text:p>
          </table:table-cell>
          <table:table-cell office:value-type="float" office:value="0.836415" calcext:value-type="float">
            <text:p>0.836415</text:p>
          </table:table-cell>
          <table:table-cell office:value-type="float" office:value="0.453106" calcext:value-type="float">
            <text:p>0.453106</text:p>
          </table:table-cell>
          <table:table-cell office:value-type="float" office:value="0.484394" calcext:value-type="float">
            <text:p>0.484394</text:p>
          </table:table-cell>
          <table:table-cell office:value-type="float" office:value="0.763881" calcext:value-type="float">
            <text:p>0.763881</text:p>
          </table:table-cell>
          <table:table-cell office:value-type="float" office:value="1.20399" calcext:value-type="float">
            <text:p>1.20399</text:p>
          </table:table-cell>
          <table:table-cell office:value-type="float" office:value="1.67083" calcext:value-type="float">
            <text:p>1.67083</text:p>
          </table:table-cell>
          <table:table-cell office:value-type="float" office:value="0.450644" calcext:value-type="float">
            <text:p>0.450644</text:p>
          </table:table-cell>
          <table:table-cell office:value-type="float" office:value="1.82169" calcext:value-type="float">
            <text:p>1.82169</text:p>
          </table:table-cell>
          <table:table-cell office:value-type="float" office:value="1.06835" calcext:value-type="float">
            <text:p>1.06835</text:p>
          </table:table-cell>
          <table:table-cell office:value-type="float" office:value="1.0169" calcext:value-type="float">
            <text:p>1.0169</text:p>
          </table:table-cell>
          <table:table-cell office:value-type="float" office:value="0.14441" calcext:value-type="float">
            <text:p>0.14441</text:p>
          </table:table-cell>
          <table:table-cell table:number-columns-repeated="44"/>
          <table:table-cell table:formula="of:=MIN([.A119:.BL119])" office:value-type="float" office:value="0.14441" calcext:value-type="float">
            <text:p>0.14441</text:p>
          </table:table-cell>
          <table:table-cell table:formula="of:=MAX([.A119:.BL119])" office:value-type="float" office:value="1.82169" calcext:value-type="float">
            <text:p>1.82169</text:p>
          </table:table-cell>
          <table:table-cell table:number-columns-repeated="7"/>
        </table:table-row>
        <table:table-row table:style-name="ro2">
          <table:table-cell office:value-type="float" office:value="0.374438" calcext:value-type="float">
            <text:p>0.374438</text:p>
          </table:table-cell>
          <table:table-cell office:value-type="float" office:value="0.412813" calcext:value-type="float">
            <text:p>0.412813</text:p>
          </table:table-cell>
          <table:table-cell office:value-type="float" office:value="0.302762" calcext:value-type="float">
            <text:p>0.302762</text:p>
          </table:table-cell>
          <table:table-cell office:value-type="float" office:value="0.325042" calcext:value-type="float">
            <text:p>0.325042</text:p>
          </table:table-cell>
          <table:table-cell office:value-type="float" office:value="0.758576" calcext:value-type="float">
            <text:p>0.758576</text:p>
          </table:table-cell>
          <table:table-cell office:value-type="float" office:value="0.291898" calcext:value-type="float">
            <text:p>0.291898</text:p>
          </table:table-cell>
          <table:table-cell office:value-type="float" office:value="0.69405" calcext:value-type="float">
            <text:p>0.69405</text:p>
          </table:table-cell>
          <table:table-cell office:value-type="float" office:value="1.0726" calcext:value-type="float">
            <text:p>1.0726</text:p>
          </table:table-cell>
          <table:table-cell office:value-type="float" office:value="0.69029" calcext:value-type="float">
            <text:p>0.69029</text:p>
          </table:table-cell>
          <table:table-cell office:value-type="float" office:value="0.724074" calcext:value-type="float">
            <text:p>0.724074</text:p>
          </table:table-cell>
          <table:table-cell office:value-type="float" office:value="0.635249" calcext:value-type="float">
            <text:p>0.635249</text:p>
          </table:table-cell>
          <table:table-cell office:value-type="float" office:value="0.313424" calcext:value-type="float">
            <text:p>0.313424</text:p>
          </table:table-cell>
          <table:table-cell office:value-type="float" office:value="0.45126" calcext:value-type="float">
            <text:p>0.45126</text:p>
          </table:table-cell>
          <table:table-cell office:value-type="float" office:value="0.282884" calcext:value-type="float">
            <text:p>0.282884</text:p>
          </table:table-cell>
          <table:table-cell office:value-type="float" office:value="0.28064" calcext:value-type="float">
            <text:p>0.28064</text:p>
          </table:table-cell>
          <table:table-cell office:value-type="float" office:value="0.300035" calcext:value-type="float">
            <text:p>0.300035</text:p>
          </table:table-cell>
          <table:table-cell office:value-type="float" office:value="1.28899" calcext:value-type="float">
            <text:p>1.28899</text:p>
          </table:table-cell>
          <table:table-cell office:value-type="float" office:value="0.301243" calcext:value-type="float">
            <text:p>0.301243</text:p>
          </table:table-cell>
          <table:table-cell office:value-type="float" office:value="1.88023" calcext:value-type="float">
            <text:p>1.88023</text:p>
          </table:table-cell>
          <table:table-cell office:value-type="float" office:value="0.377203" calcext:value-type="float">
            <text:p>0.377203</text:p>
          </table:table-cell>
          <table:table-cell office:value-type="float" office:value="0.332466" calcext:value-type="float">
            <text:p>0.332466</text:p>
          </table:table-cell>
          <table:table-cell office:value-type="float" office:value="0.754835" calcext:value-type="float">
            <text:p>0.754835</text:p>
          </table:table-cell>
          <table:table-cell office:value-type="float" office:value="0.270082" calcext:value-type="float">
            <text:p>0.270082</text:p>
          </table:table-cell>
          <table:table-cell office:value-type="float" office:value="2.11033" calcext:value-type="float">
            <text:p>2.11033</text:p>
          </table:table-cell>
          <table:table-cell table:number-columns-repeated="44"/>
          <table:table-cell table:formula="of:=MIN([.A120:.BL120])" office:value-type="float" office:value="0.270082" calcext:value-type="float">
            <text:p>0.270082</text:p>
          </table:table-cell>
          <table:table-cell table:formula="of:=MAX([.A120:.BL120])" office:value-type="float" office:value="2.11033" calcext:value-type="float">
            <text:p>2.11033</text:p>
          </table:table-cell>
          <table:table-cell table:number-columns-repeated="7"/>
        </table:table-row>
        <table:table-row table:style-name="ro2">
          <table:table-cell office:value-type="float" office:value="0.289878" calcext:value-type="float">
            <text:p>0.289878</text:p>
          </table:table-cell>
          <table:table-cell office:value-type="float" office:value="0.323322" calcext:value-type="float">
            <text:p>0.323322</text:p>
          </table:table-cell>
          <table:table-cell office:value-type="float" office:value="0.348229" calcext:value-type="float">
            <text:p>0.348229</text:p>
          </table:table-cell>
          <table:table-cell office:value-type="float" office:value="0.333474" calcext:value-type="float">
            <text:p>0.333474</text:p>
          </table:table-cell>
          <table:table-cell office:value-type="float" office:value="0.309259" calcext:value-type="float">
            <text:p>0.309259</text:p>
          </table:table-cell>
          <table:table-cell office:value-type="float" office:value="0.338987" calcext:value-type="float">
            <text:p>0.338987</text:p>
          </table:table-cell>
          <table:table-cell office:value-type="float" office:value="0.693572" calcext:value-type="float">
            <text:p>0.693572</text:p>
          </table:table-cell>
          <table:table-cell office:value-type="float" office:value="0.401208" calcext:value-type="float">
            <text:p>0.401208</text:p>
          </table:table-cell>
          <table:table-cell office:value-type="float" office:value="0.644626" calcext:value-type="float">
            <text:p>0.644626</text:p>
          </table:table-cell>
          <table:table-cell office:value-type="float" office:value="0.309234" calcext:value-type="float">
            <text:p>0.309234</text:p>
          </table:table-cell>
          <table:table-cell office:value-type="float" office:value="0.733729" calcext:value-type="float">
            <text:p>0.733729</text:p>
          </table:table-cell>
          <table:table-cell office:value-type="float" office:value="0.383371" calcext:value-type="float">
            <text:p>0.383371</text:p>
          </table:table-cell>
          <table:table-cell office:value-type="float" office:value="0.976195" calcext:value-type="float">
            <text:p>0.976195</text:p>
          </table:table-cell>
          <table:table-cell office:value-type="float" office:value="0.36655" calcext:value-type="float">
            <text:p>0.36655</text:p>
          </table:table-cell>
          <table:table-cell office:value-type="float" office:value="0.31797" calcext:value-type="float">
            <text:p>0.31797</text:p>
          </table:table-cell>
          <table:table-cell office:value-type="float" office:value="0.195826" calcext:value-type="float">
            <text:p>0.195826</text:p>
          </table:table-cell>
          <table:table-cell office:value-type="float" office:value="0.197482" calcext:value-type="float">
            <text:p>0.197482</text:p>
          </table:table-cell>
          <table:table-cell office:value-type="float" office:value="1.47001" calcext:value-type="float">
            <text:p>1.47001</text:p>
          </table:table-cell>
          <table:table-cell office:value-type="float" office:value="1.89597" calcext:value-type="float">
            <text:p>1.89597</text:p>
          </table:table-cell>
          <table:table-cell office:value-type="float" office:value="0.545618" calcext:value-type="float">
            <text:p>0.545618</text:p>
          </table:table-cell>
          <table:table-cell office:value-type="float" office:value="0.520212" calcext:value-type="float">
            <text:p>0.520212</text:p>
          </table:table-cell>
          <table:table-cell office:value-type="float" office:value="0.334829" calcext:value-type="float">
            <text:p>0.334829</text:p>
          </table:table-cell>
          <table:table-cell office:value-type="float" office:value="0.764448" calcext:value-type="float">
            <text:p>0.764448</text:p>
          </table:table-cell>
          <table:table-cell office:value-type="float" office:value="0.716762" calcext:value-type="float">
            <text:p>0.716762</text:p>
          </table:table-cell>
          <table:table-cell table:number-columns-repeated="44"/>
          <table:table-cell table:formula="of:=MIN([.A121:.BL121])" office:value-type="float" office:value="0.195826" calcext:value-type="float">
            <text:p>0.195826</text:p>
          </table:table-cell>
          <table:table-cell table:formula="of:=MAX([.A121:.BL121])" office:value-type="float" office:value="1.89597" calcext:value-type="float">
            <text:p>1.89597</text:p>
          </table:table-cell>
          <table:table-cell table:number-columns-repeated="7"/>
        </table:table-row>
        <table:table-row table:style-name="ro2">
          <table:table-cell office:value-type="float" office:value="0.223996" calcext:value-type="float">
            <text:p>0.223996</text:p>
          </table:table-cell>
          <table:table-cell office:value-type="float" office:value="0.263251" calcext:value-type="float">
            <text:p>0.263251</text:p>
          </table:table-cell>
          <table:table-cell office:value-type="float" office:value="0.311183" calcext:value-type="float">
            <text:p>0.311183</text:p>
          </table:table-cell>
          <table:table-cell office:value-type="float" office:value="0.215556" calcext:value-type="float">
            <text:p>0.215556</text:p>
          </table:table-cell>
          <table:table-cell office:value-type="float" office:value="0.24989" calcext:value-type="float">
            <text:p>0.24989</text:p>
          </table:table-cell>
          <table:table-cell office:value-type="float" office:value="0.30705" calcext:value-type="float">
            <text:p>0.30705</text:p>
          </table:table-cell>
          <table:table-cell office:value-type="float" office:value="0.215033" calcext:value-type="float">
            <text:p>0.215033</text:p>
          </table:table-cell>
          <table:table-cell office:value-type="float" office:value="0.248394" calcext:value-type="float">
            <text:p>0.248394</text:p>
          </table:table-cell>
          <table:table-cell office:value-type="float" office:value="0.307713" calcext:value-type="float">
            <text:p>0.307713</text:p>
          </table:table-cell>
          <table:table-cell office:value-type="float" office:value="0.877782" calcext:value-type="float">
            <text:p>0.877782</text:p>
          </table:table-cell>
          <table:table-cell office:value-type="float" office:value="0.66125" calcext:value-type="float">
            <text:p>0.66125</text:p>
          </table:table-cell>
          <table:table-cell office:value-type="float" office:value="0.877617" calcext:value-type="float">
            <text:p>0.877617</text:p>
          </table:table-cell>
          <table:table-cell office:value-type="float" office:value="1.18136" calcext:value-type="float">
            <text:p>1.18136</text:p>
          </table:table-cell>
          <table:table-cell office:value-type="float" office:value="1.20639" calcext:value-type="float">
            <text:p>1.20639</text:p>
          </table:table-cell>
          <table:table-cell office:value-type="float" office:value="0.290713" calcext:value-type="float">
            <text:p>0.290713</text:p>
          </table:table-cell>
          <table:table-cell office:value-type="float" office:value="1.01622" calcext:value-type="float">
            <text:p>1.01622</text:p>
          </table:table-cell>
          <table:table-cell office:value-type="float" office:value="1.43359" calcext:value-type="float">
            <text:p>1.43359</text:p>
          </table:table-cell>
          <table:table-cell office:value-type="float" office:value="1.38093" calcext:value-type="float">
            <text:p>1.38093</text:p>
          </table:table-cell>
          <table:table-cell office:value-type="float" office:value="0.881459" calcext:value-type="float">
            <text:p>0.881459</text:p>
          </table:table-cell>
          <table:table-cell office:value-type="float" office:value="0.67257" calcext:value-type="float">
            <text:p>0.67257</text:p>
          </table:table-cell>
          <table:table-cell office:value-type="float" office:value="0.316987" calcext:value-type="float">
            <text:p>0.316987</text:p>
          </table:table-cell>
          <table:table-cell office:value-type="float" office:value="1.01038" calcext:value-type="float">
            <text:p>1.01038</text:p>
          </table:table-cell>
          <table:table-cell office:value-type="float" office:value="1.41991" calcext:value-type="float">
            <text:p>1.41991</text:p>
          </table:table-cell>
          <table:table-cell office:value-type="float" office:value="0.155472" calcext:value-type="float">
            <text:p>0.155472</text:p>
          </table:table-cell>
          <table:table-cell table:number-columns-repeated="44"/>
          <table:table-cell table:formula="of:=MIN([.A122:.BL122])" office:value-type="float" office:value="0.155472" calcext:value-type="float">
            <text:p>0.155472</text:p>
          </table:table-cell>
          <table:table-cell table:formula="of:=MAX([.A122:.BL122])" office:value-type="float" office:value="1.43359" calcext:value-type="float">
            <text:p>1.43359</text:p>
          </table:table-cell>
          <table:table-cell table:number-columns-repeated="7"/>
        </table:table-row>
        <table:table-row table:style-name="ro2">
          <table:table-cell office:value-type="float" office:value="0.289907" calcext:value-type="float">
            <text:p>0.289907</text:p>
          </table:table-cell>
          <table:table-cell office:value-type="float" office:value="0.29196" calcext:value-type="float">
            <text:p>0.29196</text:p>
          </table:table-cell>
          <table:table-cell office:value-type="float" office:value="0.294833" calcext:value-type="float">
            <text:p>0.294833</text:p>
          </table:table-cell>
          <table:table-cell office:value-type="float" office:value="0.318946" calcext:value-type="float">
            <text:p>0.318946</text:p>
          </table:table-cell>
          <table:table-cell office:value-type="float" office:value="0.61141" calcext:value-type="float">
            <text:p>0.61141</text:p>
          </table:table-cell>
          <table:table-cell office:value-type="float" office:value="1.19455" calcext:value-type="float">
            <text:p>1.19455</text:p>
          </table:table-cell>
          <table:table-cell office:value-type="float" office:value="0.906401" calcext:value-type="float">
            <text:p>0.906401</text:p>
          </table:table-cell>
          <table:table-cell office:value-type="float" office:value="0.614028" calcext:value-type="float">
            <text:p>0.614028</text:p>
          </table:table-cell>
          <table:table-cell office:value-type="float" office:value="0.917989" calcext:value-type="float">
            <text:p>0.917989</text:p>
          </table:table-cell>
          <table:table-cell office:value-type="float" office:value="0.334453" calcext:value-type="float">
            <text:p>0.334453</text:p>
          </table:table-cell>
          <table:table-cell office:value-type="float" office:value="0.665846" calcext:value-type="float">
            <text:p>0.665846</text:p>
          </table:table-cell>
          <table:table-cell office:value-type="float" office:value="0.322341" calcext:value-type="float">
            <text:p>0.322341</text:p>
          </table:table-cell>
          <table:table-cell office:value-type="float" office:value="0.355372" calcext:value-type="float">
            <text:p>0.355372</text:p>
          </table:table-cell>
          <table:table-cell office:value-type="float" office:value="1.55036" calcext:value-type="float">
            <text:p>1.55036</text:p>
          </table:table-cell>
          <table:table-cell office:value-type="float" office:value="1.55467" calcext:value-type="float">
            <text:p>1.55467</text:p>
          </table:table-cell>
          <table:table-cell office:value-type="float" office:value="0.429324" calcext:value-type="float">
            <text:p>0.429324</text:p>
          </table:table-cell>
          <table:table-cell office:value-type="float" office:value="0.445549" calcext:value-type="float">
            <text:p>0.445549</text:p>
          </table:table-cell>
          <table:table-cell office:value-type="float" office:value="0.999524" calcext:value-type="float">
            <text:p>0.999524</text:p>
          </table:table-cell>
          <table:table-cell office:value-type="float" office:value="0.352987" calcext:value-type="float">
            <text:p>0.352987</text:p>
          </table:table-cell>
          <table:table-cell office:value-type="float" office:value="0.752906" calcext:value-type="float">
            <text:p>0.752906</text:p>
          </table:table-cell>
          <table:table-cell office:value-type="float" office:value="1.07061" calcext:value-type="float">
            <text:p>1.07061</text:p>
          </table:table-cell>
          <table:table-cell office:value-type="float" office:value="0.377041" calcext:value-type="float">
            <text:p>0.377041</text:p>
          </table:table-cell>
          <table:table-cell office:value-type="float" office:value="0.338976" calcext:value-type="float">
            <text:p>0.338976</text:p>
          </table:table-cell>
          <table:table-cell office:value-type="float" office:value="1.5109" calcext:value-type="float">
            <text:p>1.5109</text:p>
          </table:table-cell>
          <table:table-cell table:number-columns-repeated="44"/>
          <table:table-cell table:formula="of:=MIN([.A123:.BL123])" office:value-type="float" office:value="0.289907" calcext:value-type="float">
            <text:p>0.289907</text:p>
          </table:table-cell>
          <table:table-cell table:formula="of:=MAX([.A123:.BL123])" office:value-type="float" office:value="1.55467" calcext:value-type="float">
            <text:p>1.55467</text:p>
          </table:table-cell>
          <table:table-cell table:number-columns-repeated="7"/>
        </table:table-row>
        <table:table-row table:style-name="ro2">
          <table:table-cell office:value-type="float" office:value="0.378069" calcext:value-type="float">
            <text:p>0.378069</text:p>
          </table:table-cell>
          <table:table-cell office:value-type="float" office:value="0.429818" calcext:value-type="float">
            <text:p>0.429818</text:p>
          </table:table-cell>
          <table:table-cell office:value-type="float" office:value="0.389457" calcext:value-type="float">
            <text:p>0.389457</text:p>
          </table:table-cell>
          <table:table-cell office:value-type="float" office:value="0.775718" calcext:value-type="float">
            <text:p>0.775718</text:p>
          </table:table-cell>
          <table:table-cell office:value-type="float" office:value="0.410207" calcext:value-type="float">
            <text:p>0.410207</text:p>
          </table:table-cell>
          <table:table-cell office:value-type="float" office:value="0.432538" calcext:value-type="float">
            <text:p>0.432538</text:p>
          </table:table-cell>
          <table:table-cell office:value-type="float" office:value="0.48997" calcext:value-type="float">
            <text:p>0.48997</text:p>
          </table:table-cell>
          <table:table-cell office:value-type="float" office:value="0.740979" calcext:value-type="float">
            <text:p>0.740979</text:p>
          </table:table-cell>
          <table:table-cell office:value-type="float" office:value="0.419619" calcext:value-type="float">
            <text:p>0.419619</text:p>
          </table:table-cell>
          <table:table-cell office:value-type="float" office:value="0.447038" calcext:value-type="float">
            <text:p>0.447038</text:p>
          </table:table-cell>
          <table:table-cell office:value-type="float" office:value="0.649663" calcext:value-type="float">
            <text:p>0.649663</text:p>
          </table:table-cell>
          <table:table-cell office:value-type="float" office:value="0.386521" calcext:value-type="float">
            <text:p>0.386521</text:p>
          </table:table-cell>
          <table:table-cell office:value-type="float" office:value="1.58332" calcext:value-type="float">
            <text:p>1.58332</text:p>
          </table:table-cell>
          <table:table-cell office:value-type="float" office:value="0.420923" calcext:value-type="float">
            <text:p>0.420923</text:p>
          </table:table-cell>
          <table:table-cell office:value-type="float" office:value="1.42142" calcext:value-type="float">
            <text:p>1.42142</text:p>
          </table:table-cell>
          <table:table-cell office:value-type="float" office:value="0.195151" calcext:value-type="float">
            <text:p>0.195151</text:p>
          </table:table-cell>
          <table:table-cell office:value-type="float" office:value="0.408958" calcext:value-type="float">
            <text:p>0.408958</text:p>
          </table:table-cell>
          <table:table-cell office:value-type="float" office:value="0.806986" calcext:value-type="float">
            <text:p>0.806986</text:p>
          </table:table-cell>
          <table:table-cell office:value-type="float" office:value="0.245908" calcext:value-type="float">
            <text:p>0.245908</text:p>
          </table:table-cell>
          <table:table-cell office:value-type="float" office:value="1.28021" calcext:value-type="float">
            <text:p>1.28021</text:p>
          </table:table-cell>
          <table:table-cell office:value-type="float" office:value="0.234544" calcext:value-type="float">
            <text:p>0.234544</text:p>
          </table:table-cell>
          <table:table-cell office:value-type="float" office:value="0.298201" calcext:value-type="float">
            <text:p>0.298201</text:p>
          </table:table-cell>
          <table:table-cell office:value-type="float" office:value="0.934362" calcext:value-type="float">
            <text:p>0.934362</text:p>
          </table:table-cell>
          <table:table-cell office:value-type="float" office:value="0.142538" calcext:value-type="float">
            <text:p>0.142538</text:p>
          </table:table-cell>
          <table:table-cell table:number-columns-repeated="44"/>
          <table:table-cell table:formula="of:=MIN([.A124:.BL124])" office:value-type="float" office:value="0.142538" calcext:value-type="float">
            <text:p>0.142538</text:p>
          </table:table-cell>
          <table:table-cell table:formula="of:=MAX([.A124:.BL124])" office:value-type="float" office:value="1.58332" calcext:value-type="float">
            <text:p>1.58332</text:p>
          </table:table-cell>
          <table:table-cell table:number-columns-repeated="7"/>
        </table:table-row>
        <table:table-row table:style-name="ro2">
          <table:table-cell office:value-type="float" office:value="0.277618" calcext:value-type="float">
            <text:p>0.277618</text:p>
          </table:table-cell>
          <table:table-cell office:value-type="float" office:value="0.304372" calcext:value-type="float">
            <text:p>0.304372</text:p>
          </table:table-cell>
          <table:table-cell office:value-type="float" office:value="0.341597" calcext:value-type="float">
            <text:p>0.341597</text:p>
          </table:table-cell>
          <table:table-cell office:value-type="float" office:value="0.281839" calcext:value-type="float">
            <text:p>0.281839</text:p>
          </table:table-cell>
          <table:table-cell office:value-type="float" office:value="0.309348" calcext:value-type="float">
            <text:p>0.309348</text:p>
          </table:table-cell>
          <table:table-cell office:value-type="float" office:value="0.318504" calcext:value-type="float">
            <text:p>0.318504</text:p>
          </table:table-cell>
          <table:table-cell office:value-type="float" office:value="0.557567" calcext:value-type="float">
            <text:p>0.557567</text:p>
          </table:table-cell>
          <table:table-cell office:value-type="float" office:value="0.865568" calcext:value-type="float">
            <text:p>0.865568</text:p>
          </table:table-cell>
          <table:table-cell office:value-type="float" office:value="0.316729" calcext:value-type="float">
            <text:p>0.316729</text:p>
          </table:table-cell>
          <table:table-cell office:value-type="float" office:value="0.615522" calcext:value-type="float">
            <text:p>0.615522</text:p>
          </table:table-cell>
          <table:table-cell office:value-type="float" office:value="0.380404" calcext:value-type="float">
            <text:p>0.380404</text:p>
          </table:table-cell>
          <table:table-cell office:value-type="float" office:value="0.52684" calcext:value-type="float">
            <text:p>0.52684</text:p>
          </table:table-cell>
          <table:table-cell office:value-type="float" office:value="0.506808" calcext:value-type="float">
            <text:p>0.506808</text:p>
          </table:table-cell>
          <table:table-cell office:value-type="float" office:value="0.900606" calcext:value-type="float">
            <text:p>0.900606</text:p>
          </table:table-cell>
          <table:table-cell office:value-type="float" office:value="0.309333" calcext:value-type="float">
            <text:p>0.309333</text:p>
          </table:table-cell>
          <table:table-cell office:value-type="float" office:value="0.310198" calcext:value-type="float">
            <text:p>0.310198</text:p>
          </table:table-cell>
          <table:table-cell office:value-type="float" office:value="0.220802" calcext:value-type="float">
            <text:p>0.220802</text:p>
          </table:table-cell>
          <table:table-cell office:value-type="float" office:value="0.664158" calcext:value-type="float">
            <text:p>0.664158</text:p>
          </table:table-cell>
          <table:table-cell office:value-type="float" office:value="0.45527" calcext:value-type="float">
            <text:p>0.45527</text:p>
          </table:table-cell>
          <table:table-cell office:value-type="float" office:value="0.159275" calcext:value-type="float">
            <text:p>0.159275</text:p>
          </table:table-cell>
          <table:table-cell office:value-type="float" office:value="0.380213" calcext:value-type="float">
            <text:p>0.380213</text:p>
          </table:table-cell>
          <table:table-cell office:value-type="float" office:value="1.3927" calcext:value-type="float">
            <text:p>1.3927</text:p>
          </table:table-cell>
          <table:table-cell office:value-type="float" office:value="0.0891681" calcext:value-type="float">
            <text:p>0.0891681</text:p>
          </table:table-cell>
          <table:table-cell office:value-type="float" office:value="0.0792139" calcext:value-type="float">
            <text:p>0.0792139</text:p>
          </table:table-cell>
          <table:table-cell table:number-columns-repeated="44"/>
          <table:table-cell table:formula="of:=MIN([.A125:.BL125])" office:value-type="float" office:value="0.0792139" calcext:value-type="float">
            <text:p>0.0792139</text:p>
          </table:table-cell>
          <table:table-cell table:formula="of:=MAX([.A125:.BL125])" office:value-type="float" office:value="1.3927" calcext:value-type="float">
            <text:p>1.3927</text:p>
          </table:table-cell>
          <table:table-cell table:number-columns-repeated="7"/>
        </table:table-row>
        <table:table-row table:style-name="ro2">
          <table:table-cell office:value-type="float" office:value="0.373591" calcext:value-type="float">
            <text:p>0.373591</text:p>
          </table:table-cell>
          <table:table-cell office:value-type="float" office:value="0.402205" calcext:value-type="float">
            <text:p>0.402205</text:p>
          </table:table-cell>
          <table:table-cell office:value-type="float" office:value="0.423364" calcext:value-type="float">
            <text:p>0.423364</text:p>
          </table:table-cell>
          <table:table-cell office:value-type="float" office:value="0.462326" calcext:value-type="float">
            <text:p>0.462326</text:p>
          </table:table-cell>
          <table:table-cell office:value-type="float" office:value="0.363913" calcext:value-type="float">
            <text:p>0.363913</text:p>
          </table:table-cell>
          <table:table-cell office:value-type="float" office:value="0.403151" calcext:value-type="float">
            <text:p>0.403151</text:p>
          </table:table-cell>
          <table:table-cell office:value-type="float" office:value="0.375892" calcext:value-type="float">
            <text:p>0.375892</text:p>
          </table:table-cell>
          <table:table-cell office:value-type="float" office:value="0.418352" calcext:value-type="float">
            <text:p>0.418352</text:p>
          </table:table-cell>
          <table:table-cell office:value-type="float" office:value="0.458923" calcext:value-type="float">
            <text:p>0.458923</text:p>
          </table:table-cell>
          <table:table-cell office:value-type="float" office:value="0.462845" calcext:value-type="float">
            <text:p>0.462845</text:p>
          </table:table-cell>
          <table:table-cell office:value-type="float" office:value="0.319478" calcext:value-type="float">
            <text:p>0.319478</text:p>
          </table:table-cell>
          <table:table-cell office:value-type="float" office:value="1.24682" calcext:value-type="float">
            <text:p>1.24682</text:p>
          </table:table-cell>
          <table:table-cell office:value-type="float" office:value="1.21225" calcext:value-type="float">
            <text:p>1.21225</text:p>
          </table:table-cell>
          <table:table-cell office:value-type="float" office:value="1.04186" calcext:value-type="float">
            <text:p>1.04186</text:p>
          </table:table-cell>
          <table:table-cell office:value-type="float" office:value="1.40639" calcext:value-type="float">
            <text:p>1.40639</text:p>
          </table:table-cell>
          <table:table-cell office:value-type="float" office:value="1.51215" calcext:value-type="float">
            <text:p>1.51215</text:p>
          </table:table-cell>
          <table:table-cell office:value-type="float" office:value="1.57354" calcext:value-type="float">
            <text:p>1.57354</text:p>
          </table:table-cell>
          <table:table-cell office:value-type="float" office:value="1.56403" calcext:value-type="float">
            <text:p>1.56403</text:p>
          </table:table-cell>
          <table:table-cell office:value-type="float" office:value="1.78078" calcext:value-type="float">
            <text:p>1.78078</text:p>
          </table:table-cell>
          <table:table-cell office:value-type="float" office:value="1.41671" calcext:value-type="float">
            <text:p>1.41671</text:p>
          </table:table-cell>
          <table:table-cell office:value-type="float" office:value="1.90591" calcext:value-type="float">
            <text:p>1.90591</text:p>
          </table:table-cell>
          <table:table-cell office:value-type="float" office:value="0.382996" calcext:value-type="float">
            <text:p>0.382996</text:p>
          </table:table-cell>
          <table:table-cell office:value-type="float" office:value="0.243376" calcext:value-type="float">
            <text:p>0.243376</text:p>
          </table:table-cell>
          <table:table-cell office:value-type="float" office:value="1.14446" calcext:value-type="float">
            <text:p>1.14446</text:p>
          </table:table-cell>
          <table:table-cell table:number-columns-repeated="44"/>
          <table:table-cell table:formula="of:=MIN([.A126:.BL126])" office:value-type="float" office:value="0.243376" calcext:value-type="float">
            <text:p>0.243376</text:p>
          </table:table-cell>
          <table:table-cell table:formula="of:=MAX([.A126:.BL126])" office:value-type="float" office:value="1.90591" calcext:value-type="float">
            <text:p>1.9059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office:value-type="float" office:value="0.289087" calcext:value-type="float">
            <text:p>0.289087</text:p>
          </table:table-cell>
          <table:table-cell office:value-type="float" office:value="0.326795" calcext:value-type="float">
            <text:p>0.326795</text:p>
          </table:table-cell>
          <table:table-cell office:value-type="float" office:value="0.386012" calcext:value-type="float">
            <text:p>0.386012</text:p>
          </table:table-cell>
          <table:table-cell office:value-type="float" office:value="0.276167" calcext:value-type="float">
            <text:p>0.276167</text:p>
          </table:table-cell>
          <table:table-cell office:value-type="float" office:value="0.370767" calcext:value-type="float">
            <text:p>0.370767</text:p>
          </table:table-cell>
          <table:table-cell office:value-type="float" office:value="0.370265" calcext:value-type="float">
            <text:p>0.370265</text:p>
          </table:table-cell>
          <table:table-cell office:value-type="float" office:value="0.279562" calcext:value-type="float">
            <text:p>0.279562</text:p>
          </table:table-cell>
          <table:table-cell office:value-type="float" office:value="1.04449" calcext:value-type="float">
            <text:p>1.04449</text:p>
          </table:table-cell>
          <table:table-cell office:value-type="float" office:value="0.371536" calcext:value-type="float">
            <text:p>0.371536</text:p>
          </table:table-cell>
          <table:table-cell office:value-type="float" office:value="0.356286" calcext:value-type="float">
            <text:p>0.356286</text:p>
          </table:table-cell>
          <table:table-cell office:value-type="float" office:value="0.736199" calcext:value-type="float">
            <text:p>0.736199</text:p>
          </table:table-cell>
          <table:table-cell office:value-type="float" office:value="1.00501" calcext:value-type="float">
            <text:p>1.00501</text:p>
          </table:table-cell>
          <table:table-cell office:value-type="float" office:value="0.335958" calcext:value-type="float">
            <text:p>0.335958</text:p>
          </table:table-cell>
          <table:table-cell office:value-type="float" office:value="0.659289" calcext:value-type="float">
            <text:p>0.659289</text:p>
          </table:table-cell>
          <table:table-cell office:value-type="float" office:value="0.413543" calcext:value-type="float">
            <text:p>0.413543</text:p>
          </table:table-cell>
          <table:table-cell office:value-type="float" office:value="0.955508" calcext:value-type="float">
            <text:p>0.955508</text:p>
          </table:table-cell>
          <table:table-cell office:value-type="float" office:value="0.334389" calcext:value-type="float">
            <text:p>0.334389</text:p>
          </table:table-cell>
          <table:table-cell office:value-type="float" office:value="1.08051" calcext:value-type="float">
            <text:p>1.08051</text:p>
          </table:table-cell>
          <table:table-cell office:value-type="float" office:value="1.45592" calcext:value-type="float">
            <text:p>1.45592</text:p>
          </table:table-cell>
          <table:table-cell office:value-type="float" office:value="0.321528" calcext:value-type="float">
            <text:p>0.321528</text:p>
          </table:table-cell>
          <table:table-cell office:value-type="float" office:value="1.18591" calcext:value-type="float">
            <text:p>1.18591</text:p>
          </table:table-cell>
          <table:table-cell office:value-type="float" office:value="1.20871" calcext:value-type="float">
            <text:p>1.20871</text:p>
          </table:table-cell>
          <table:table-cell office:value-type="float" office:value="1.70864" calcext:value-type="float">
            <text:p>1.70864</text:p>
          </table:table-cell>
          <table:table-cell office:value-type="float" office:value="1.68147" calcext:value-type="float">
            <text:p>1.68147</text:p>
          </table:table-cell>
          <table:table-cell office:value-type="float" office:value="1.44874" calcext:value-type="float">
            <text:p>1.44874</text:p>
          </table:table-cell>
          <table:table-cell office:value-type="float" office:value="1.80678" calcext:value-type="float">
            <text:p>1.80678</text:p>
          </table:table-cell>
          <table:table-cell office:value-type="float" office:value="0.202335" calcext:value-type="float">
            <text:p>0.202335</text:p>
          </table:table-cell>
          <table:table-cell office:value-type="float" office:value="1.94174" calcext:value-type="float">
            <text:p>1.94174</text:p>
          </table:table-cell>
          <table:table-cell office:value-type="float" office:value="0.0999012" calcext:value-type="float">
            <text:p>0.0999012</text:p>
          </table:table-cell>
          <table:table-cell office:value-type="float" office:value="0.598553" calcext:value-type="float">
            <text:p>0.598553</text:p>
          </table:table-cell>
          <table:table-cell office:value-type="float" office:value="0.0755239" calcext:value-type="float">
            <text:p>0.0755239</text:p>
          </table:table-cell>
          <table:table-cell office:value-type="float" office:value="0.711465" calcext:value-type="float">
            <text:p>0.711465</text:p>
          </table:table-cell>
          <table:table-cell table:number-columns-repeated="36"/>
          <table:table-cell table:formula="of:=MIN([.A128:.BL128])" office:value-type="float" office:value="0.0755239" calcext:value-type="float">
            <text:p>0.0755239</text:p>
          </table:table-cell>
          <table:table-cell table:formula="of:=MAX([.A128:.BL128])" office:value-type="float" office:value="1.94174" calcext:value-type="float">
            <text:p>1.94174</text:p>
          </table:table-cell>
          <table:table-cell table:number-columns-repeated="7"/>
        </table:table-row>
        <table:table-row table:style-name="ro2">
          <table:table-cell office:value-type="float" office:value="0.208802" calcext:value-type="float">
            <text:p>0.208802</text:p>
          </table:table-cell>
          <table:table-cell office:value-type="float" office:value="0.232047" calcext:value-type="float">
            <text:p>0.232047</text:p>
          </table:table-cell>
          <table:table-cell office:value-type="float" office:value="0.251555" calcext:value-type="float">
            <text:p>0.251555</text:p>
          </table:table-cell>
          <table:table-cell office:value-type="float" office:value="0.297078" calcext:value-type="float">
            <text:p>0.297078</text:p>
          </table:table-cell>
          <table:table-cell office:value-type="float" office:value="0.220166" calcext:value-type="float">
            <text:p>0.220166</text:p>
          </table:table-cell>
          <table:table-cell office:value-type="float" office:value="0.241946" calcext:value-type="float">
            <text:p>0.241946</text:p>
          </table:table-cell>
          <table:table-cell office:value-type="float" office:value="0.198564" calcext:value-type="float">
            <text:p>0.198564</text:p>
          </table:table-cell>
          <table:table-cell office:value-type="float" office:value="0.214562" calcext:value-type="float">
            <text:p>0.214562</text:p>
          </table:table-cell>
          <table:table-cell office:value-type="float" office:value="0.236725" calcext:value-type="float">
            <text:p>0.236725</text:p>
          </table:table-cell>
          <table:table-cell office:value-type="float" office:value="0.702169" calcext:value-type="float">
            <text:p>0.702169</text:p>
          </table:table-cell>
          <table:table-cell office:value-type="float" office:value="0.683987" calcext:value-type="float">
            <text:p>0.683987</text:p>
          </table:table-cell>
          <table:table-cell office:value-type="float" office:value="0.452336" calcext:value-type="float">
            <text:p>0.452336</text:p>
          </table:table-cell>
          <table:table-cell office:value-type="float" office:value="0.29099" calcext:value-type="float">
            <text:p>0.29099</text:p>
          </table:table-cell>
          <table:table-cell office:value-type="float" office:value="0.299494" calcext:value-type="float">
            <text:p>0.299494</text:p>
          </table:table-cell>
          <table:table-cell office:value-type="float" office:value="0.75783" calcext:value-type="float">
            <text:p>0.75783</text:p>
          </table:table-cell>
          <table:table-cell office:value-type="float" office:value="0.998089" calcext:value-type="float">
            <text:p>0.998089</text:p>
          </table:table-cell>
          <table:table-cell office:value-type="float" office:value="0.768321" calcext:value-type="float">
            <text:p>0.768321</text:p>
          </table:table-cell>
          <table:table-cell office:value-type="float" office:value="0.356802" calcext:value-type="float">
            <text:p>0.356802</text:p>
          </table:table-cell>
          <table:table-cell office:value-type="float" office:value="0.467672" calcext:value-type="float">
            <text:p>0.467672</text:p>
          </table:table-cell>
          <table:table-cell office:value-type="float" office:value="0.670035" calcext:value-type="float">
            <text:p>0.670035</text:p>
          </table:table-cell>
          <table:table-cell office:value-type="float" office:value="0.788976" calcext:value-type="float">
            <text:p>0.788976</text:p>
          </table:table-cell>
          <table:table-cell office:value-type="float" office:value="0.593301" calcext:value-type="float">
            <text:p>0.593301</text:p>
          </table:table-cell>
          <table:table-cell office:value-type="float" office:value="1.30997" calcext:value-type="float">
            <text:p>1.30997</text:p>
          </table:table-cell>
          <table:table-cell office:value-type="float" office:value="0.585564" calcext:value-type="float">
            <text:p>0.585564</text:p>
          </table:table-cell>
          <table:table-cell office:value-type="float" office:value="0.625262" calcext:value-type="float">
            <text:p>0.625262</text:p>
          </table:table-cell>
          <table:table-cell office:value-type="float" office:value="0.976736" calcext:value-type="float">
            <text:p>0.976736</text:p>
          </table:table-cell>
          <table:table-cell office:value-type="float" office:value="0.786979" calcext:value-type="float">
            <text:p>0.786979</text:p>
          </table:table-cell>
          <table:table-cell office:value-type="float" office:value="1.52176" calcext:value-type="float">
            <text:p>1.52176</text:p>
          </table:table-cell>
          <table:table-cell office:value-type="float" office:value="0.820369" calcext:value-type="float">
            <text:p>0.820369</text:p>
          </table:table-cell>
          <table:table-cell office:value-type="float" office:value="0.203038" calcext:value-type="float">
            <text:p>0.203038</text:p>
          </table:table-cell>
          <table:table-cell office:value-type="float" office:value="0.907993" calcext:value-type="float">
            <text:p>0.907993</text:p>
          </table:table-cell>
          <table:table-cell office:value-type="float" office:value="0.158742" calcext:value-type="float">
            <text:p>0.158742</text:p>
          </table:table-cell>
          <table:table-cell table:number-columns-repeated="36"/>
          <table:table-cell table:formula="of:=MIN([.A129:.BL129])" office:value-type="float" office:value="0.158742" calcext:value-type="float">
            <text:p>0.158742</text:p>
          </table:table-cell>
          <table:table-cell table:formula="of:=MAX([.A129:.BL129])" office:value-type="float" office:value="1.52176" calcext:value-type="float">
            <text:p>1.52176</text:p>
          </table:table-cell>
          <table:table-cell table:number-columns-repeated="7"/>
        </table:table-row>
        <table:table-row table:style-name="ro2">
          <table:table-cell office:value-type="float" office:value="0.282544" calcext:value-type="float">
            <text:p>0.282544</text:p>
          </table:table-cell>
          <table:table-cell office:value-type="float" office:value="0.315339" calcext:value-type="float">
            <text:p>0.315339</text:p>
          </table:table-cell>
          <table:table-cell office:value-type="float" office:value="0.358283" calcext:value-type="float">
            <text:p>0.358283</text:p>
          </table:table-cell>
          <table:table-cell office:value-type="float" office:value="0.283253" calcext:value-type="float">
            <text:p>0.283253</text:p>
          </table:table-cell>
          <table:table-cell office:value-type="float" office:value="0.32216" calcext:value-type="float">
            <text:p>0.32216</text:p>
          </table:table-cell>
          <table:table-cell office:value-type="float" office:value="0.364189" calcext:value-type="float">
            <text:p>0.364189</text:p>
          </table:table-cell>
          <table:table-cell office:value-type="float" office:value="0.403249" calcext:value-type="float">
            <text:p>0.403249</text:p>
          </table:table-cell>
          <table:table-cell office:value-type="float" office:value="0.36285" calcext:value-type="float">
            <text:p>0.36285</text:p>
          </table:table-cell>
          <table:table-cell office:value-type="float" office:value="0.324341" calcext:value-type="float">
            <text:p>0.324341</text:p>
          </table:table-cell>
          <table:table-cell office:value-type="float" office:value="0.563191" calcext:value-type="float">
            <text:p>0.563191</text:p>
          </table:table-cell>
          <table:table-cell office:value-type="float" office:value="1.28791" calcext:value-type="float">
            <text:p>1.28791</text:p>
          </table:table-cell>
          <table:table-cell office:value-type="float" office:value="0.55187" calcext:value-type="float">
            <text:p>0.55187</text:p>
          </table:table-cell>
          <table:table-cell office:value-type="float" office:value="1.0606" calcext:value-type="float">
            <text:p>1.0606</text:p>
          </table:table-cell>
          <table:table-cell office:value-type="float" office:value="0.368612" calcext:value-type="float">
            <text:p>0.368612</text:p>
          </table:table-cell>
          <table:table-cell office:value-type="float" office:value="0.381769" calcext:value-type="float">
            <text:p>0.381769</text:p>
          </table:table-cell>
          <table:table-cell office:value-type="float" office:value="1.28532" calcext:value-type="float">
            <text:p>1.28532</text:p>
          </table:table-cell>
          <table:table-cell office:value-type="float" office:value="0.99731" calcext:value-type="float">
            <text:p>0.99731</text:p>
          </table:table-cell>
          <table:table-cell office:value-type="float" office:value="0.314673" calcext:value-type="float">
            <text:p>0.314673</text:p>
          </table:table-cell>
          <table:table-cell office:value-type="float" office:value="0.2986" calcext:value-type="float">
            <text:p>0.2986</text:p>
          </table:table-cell>
          <table:table-cell office:value-type="float" office:value="0.841737" calcext:value-type="float">
            <text:p>0.841737</text:p>
          </table:table-cell>
          <table:table-cell office:value-type="float" office:value="0.268664" calcext:value-type="float">
            <text:p>0.268664</text:p>
          </table:table-cell>
          <table:table-cell office:value-type="float" office:value="1.73094" calcext:value-type="float">
            <text:p>1.73094</text:p>
          </table:table-cell>
          <table:table-cell office:value-type="float" office:value="1.29278" calcext:value-type="float">
            <text:p>1.29278</text:p>
          </table:table-cell>
          <table:table-cell office:value-type="float" office:value="1.73367" calcext:value-type="float">
            <text:p>1.73367</text:p>
          </table:table-cell>
          <table:table-cell office:value-type="float" office:value="1.42011" calcext:value-type="float">
            <text:p>1.42011</text:p>
          </table:table-cell>
          <table:table-cell office:value-type="float" office:value="1.85868" calcext:value-type="float">
            <text:p>1.85868</text:p>
          </table:table-cell>
          <table:table-cell office:value-type="float" office:value="1.47276" calcext:value-type="float">
            <text:p>1.47276</text:p>
          </table:table-cell>
          <table:table-cell office:value-type="float" office:value="1.88039" calcext:value-type="float">
            <text:p>1.88039</text:p>
          </table:table-cell>
          <table:table-cell office:value-type="float" office:value="1.58068" calcext:value-type="float">
            <text:p>1.58068</text:p>
          </table:table-cell>
          <table:table-cell office:value-type="float" office:value="0.224273" calcext:value-type="float">
            <text:p>0.224273</text:p>
          </table:table-cell>
          <table:table-cell office:value-type="float" office:value="0.253186" calcext:value-type="float">
            <text:p>0.253186</text:p>
          </table:table-cell>
          <table:table-cell office:value-type="float" office:value="0.159388" calcext:value-type="float">
            <text:p>0.159388</text:p>
          </table:table-cell>
          <table:table-cell table:number-columns-repeated="36"/>
          <table:table-cell table:formula="of:=MIN([.A130:.BL130])" office:value-type="float" office:value="0.159388" calcext:value-type="float">
            <text:p>0.159388</text:p>
          </table:table-cell>
          <table:table-cell table:formula="of:=MAX([.A130:.BL130])" office:value-type="float" office:value="1.88039" calcext:value-type="float">
            <text:p>1.88039</text:p>
          </table:table-cell>
          <table:table-cell table:number-columns-repeated="7"/>
        </table:table-row>
        <table:table-row table:style-name="ro2">
          <table:table-cell office:value-type="float" office:value="0.264292" calcext:value-type="float">
            <text:p>0.264292</text:p>
          </table:table-cell>
          <table:table-cell office:value-type="float" office:value="0.30619" calcext:value-type="float">
            <text:p>0.30619</text:p>
          </table:table-cell>
          <table:table-cell office:value-type="float" office:value="0.205171" calcext:value-type="float">
            <text:p>0.205171</text:p>
          </table:table-cell>
          <table:table-cell office:value-type="float" office:value="0.205793" calcext:value-type="float">
            <text:p>0.205793</text:p>
          </table:table-cell>
          <table:table-cell office:value-type="float" office:value="0.206138" calcext:value-type="float">
            <text:p>0.206138</text:p>
          </table:table-cell>
          <table:table-cell office:value-type="float" office:value="0.227233" calcext:value-type="float">
            <text:p>0.227233</text:p>
          </table:table-cell>
          <table:table-cell office:value-type="float" office:value="0.422177" calcext:value-type="float">
            <text:p>0.422177</text:p>
          </table:table-cell>
          <table:table-cell office:value-type="float" office:value="0.689912" calcext:value-type="float">
            <text:p>0.689912</text:p>
          </table:table-cell>
          <table:table-cell office:value-type="float" office:value="0.560593" calcext:value-type="float">
            <text:p>0.560593</text:p>
          </table:table-cell>
          <table:table-cell office:value-type="float" office:value="0.341638" calcext:value-type="float">
            <text:p>0.341638</text:p>
          </table:table-cell>
          <table:table-cell office:value-type="float" office:value="0.330939" calcext:value-type="float">
            <text:p>0.330939</text:p>
          </table:table-cell>
          <table:table-cell office:value-type="float" office:value="0.364923" calcext:value-type="float">
            <text:p>0.364923</text:p>
          </table:table-cell>
          <table:table-cell office:value-type="float" office:value="0.539827" calcext:value-type="float">
            <text:p>0.539827</text:p>
          </table:table-cell>
          <table:table-cell office:value-type="float" office:value="0.422307" calcext:value-type="float">
            <text:p>0.422307</text:p>
          </table:table-cell>
          <table:table-cell office:value-type="float" office:value="0.717579" calcext:value-type="float">
            <text:p>0.717579</text:p>
          </table:table-cell>
          <table:table-cell office:value-type="float" office:value="0.550423" calcext:value-type="float">
            <text:p>0.550423</text:p>
          </table:table-cell>
          <table:table-cell office:value-type="float" office:value="0.454603" calcext:value-type="float">
            <text:p>0.454603</text:p>
          </table:table-cell>
          <table:table-cell office:value-type="float" office:value="0.433824" calcext:value-type="float">
            <text:p>0.433824</text:p>
          </table:table-cell>
          <table:table-cell office:value-type="float" office:value="0.397904" calcext:value-type="float">
            <text:p>0.397904</text:p>
          </table:table-cell>
          <table:table-cell office:value-type="float" office:value="0.638764" calcext:value-type="float">
            <text:p>0.638764</text:p>
          </table:table-cell>
          <table:table-cell office:value-type="float" office:value="1.49598" calcext:value-type="float">
            <text:p>1.49598</text:p>
          </table:table-cell>
          <table:table-cell office:value-type="float" office:value="0.731525" calcext:value-type="float">
            <text:p>0.731525</text:p>
          </table:table-cell>
          <table:table-cell office:value-type="float" office:value="0.557302" calcext:value-type="float">
            <text:p>0.557302</text:p>
          </table:table-cell>
          <table:table-cell office:value-type="float" office:value="0.414193" calcext:value-type="float">
            <text:p>0.414193</text:p>
          </table:table-cell>
          <table:table-cell office:value-type="float" office:value="0.494743" calcext:value-type="float">
            <text:p>0.494743</text:p>
          </table:table-cell>
          <table:table-cell office:value-type="float" office:value="1.50952" calcext:value-type="float">
            <text:p>1.50952</text:p>
          </table:table-cell>
          <table:table-cell office:value-type="float" office:value="0.193735" calcext:value-type="float">
            <text:p>0.193735</text:p>
          </table:table-cell>
          <table:table-cell office:value-type="float" office:value="0.641556" calcext:value-type="float">
            <text:p>0.641556</text:p>
          </table:table-cell>
          <table:table-cell office:value-type="float" office:value="0.203194" calcext:value-type="float">
            <text:p>0.203194</text:p>
          </table:table-cell>
          <table:table-cell office:value-type="float" office:value="0.210773" calcext:value-type="float">
            <text:p>0.210773</text:p>
          </table:table-cell>
          <table:table-cell office:value-type="float" office:value="0.79718" calcext:value-type="float">
            <text:p>0.79718</text:p>
          </table:table-cell>
          <table:table-cell office:value-type="float" office:value="0.59321" calcext:value-type="float">
            <text:p>0.59321</text:p>
          </table:table-cell>
          <table:table-cell table:number-columns-repeated="36"/>
          <table:table-cell table:formula="of:=MIN([.A131:.BL131])" office:value-type="float" office:value="0.193735" calcext:value-type="float">
            <text:p>0.193735</text:p>
          </table:table-cell>
          <table:table-cell table:formula="of:=MAX([.A131:.BL131])" office:value-type="float" office:value="1.50952" calcext:value-type="float">
            <text:p>1.50952</text:p>
          </table:table-cell>
          <table:table-cell table:number-columns-repeated="7"/>
        </table:table-row>
        <table:table-row table:style-name="ro2">
          <table:table-cell office:value-type="float" office:value="0.201044" calcext:value-type="float">
            <text:p>0.201044</text:p>
          </table:table-cell>
          <table:table-cell office:value-type="float" office:value="0.20248" calcext:value-type="float">
            <text:p>0.20248</text:p>
          </table:table-cell>
          <table:table-cell office:value-type="float" office:value="0.252324" calcext:value-type="float">
            <text:p>0.252324</text:p>
          </table:table-cell>
          <table:table-cell office:value-type="float" office:value="0.240351" calcext:value-type="float">
            <text:p>0.240351</text:p>
          </table:table-cell>
          <table:table-cell office:value-type="float" office:value="0.229826" calcext:value-type="float">
            <text:p>0.229826</text:p>
          </table:table-cell>
          <table:table-cell office:value-type="float" office:value="0.202747" calcext:value-type="float">
            <text:p>0.202747</text:p>
          </table:table-cell>
          <table:table-cell office:value-type="float" office:value="0.225263" calcext:value-type="float">
            <text:p>0.225263</text:p>
          </table:table-cell>
          <table:table-cell office:value-type="float" office:value="0.26574" calcext:value-type="float">
            <text:p>0.26574</text:p>
          </table:table-cell>
          <table:table-cell office:value-type="float" office:value="0.202041" calcext:value-type="float">
            <text:p>0.202041</text:p>
          </table:table-cell>
          <table:table-cell office:value-type="float" office:value="0.96593" calcext:value-type="float">
            <text:p>0.96593</text:p>
          </table:table-cell>
          <table:table-cell office:value-type="float" office:value="0.248091" calcext:value-type="float">
            <text:p>0.248091</text:p>
          </table:table-cell>
          <table:table-cell office:value-type="float" office:value="0.74758" calcext:value-type="float">
            <text:p>0.74758</text:p>
          </table:table-cell>
          <table:table-cell office:value-type="float" office:value="0.756006" calcext:value-type="float">
            <text:p>0.756006</text:p>
          </table:table-cell>
          <table:table-cell office:value-type="float" office:value="0.529943" calcext:value-type="float">
            <text:p>0.529943</text:p>
          </table:table-cell>
          <table:table-cell office:value-type="float" office:value="0.736804" calcext:value-type="float">
            <text:p>0.736804</text:p>
          </table:table-cell>
          <table:table-cell office:value-type="float" office:value="0.240104" calcext:value-type="float">
            <text:p>0.240104</text:p>
          </table:table-cell>
          <table:table-cell office:value-type="float" office:value="0.492852" calcext:value-type="float">
            <text:p>0.492852</text:p>
          </table:table-cell>
          <table:table-cell office:value-type="float" office:value="1.07392" calcext:value-type="float">
            <text:p>1.07392</text:p>
          </table:table-cell>
          <table:table-cell office:value-type="float" office:value="0.527315" calcext:value-type="float">
            <text:p>0.527315</text:p>
          </table:table-cell>
          <table:table-cell office:value-type="float" office:value="1.20398" calcext:value-type="float">
            <text:p>1.20398</text:p>
          </table:table-cell>
          <table:table-cell office:value-type="float" office:value="0.986396" calcext:value-type="float">
            <text:p>0.986396</text:p>
          </table:table-cell>
          <table:table-cell office:value-type="float" office:value="0.756349" calcext:value-type="float">
            <text:p>0.756349</text:p>
          </table:table-cell>
          <table:table-cell office:value-type="float" office:value="0.234771" calcext:value-type="float">
            <text:p>0.234771</text:p>
          </table:table-cell>
          <table:table-cell office:value-type="float" office:value="0.86571" calcext:value-type="float">
            <text:p>0.86571</text:p>
          </table:table-cell>
          <table:table-cell office:value-type="float" office:value="1.17739" calcext:value-type="float">
            <text:p>1.17739</text:p>
          </table:table-cell>
          <table:table-cell office:value-type="float" office:value="0.947504" calcext:value-type="float">
            <text:p>0.947504</text:p>
          </table:table-cell>
          <table:table-cell office:value-type="float" office:value="0.971968" calcext:value-type="float">
            <text:p>0.971968</text:p>
          </table:table-cell>
          <table:table-cell office:value-type="float" office:value="1.55252" calcext:value-type="float">
            <text:p>1.55252</text:p>
          </table:table-cell>
          <table:table-cell office:value-type="float" office:value="1.09211" calcext:value-type="float">
            <text:p>1.09211</text:p>
          </table:table-cell>
          <table:table-cell office:value-type="float" office:value="1.63814" calcext:value-type="float">
            <text:p>1.63814</text:p>
          </table:table-cell>
          <table:table-cell office:value-type="float" office:value="0.207473" calcext:value-type="float">
            <text:p>0.207473</text:p>
          </table:table-cell>
          <table:table-cell office:value-type="float" office:value="1.64496" calcext:value-type="float">
            <text:p>1.64496</text:p>
          </table:table-cell>
          <table:table-cell table:number-columns-repeated="36"/>
          <table:table-cell table:formula="of:=MIN([.A132:.BL132])" office:value-type="float" office:value="0.201044" calcext:value-type="float">
            <text:p>0.201044</text:p>
          </table:table-cell>
          <table:table-cell table:formula="of:=MAX([.A132:.BL132])" office:value-type="float" office:value="1.64496" calcext:value-type="float">
            <text:p>1.64496</text:p>
          </table:table-cell>
          <table:table-cell table:number-columns-repeated="7"/>
        </table:table-row>
        <table:table-row table:style-name="ro2">
          <table:table-cell office:value-type="float" office:value="0.28187" calcext:value-type="float">
            <text:p>0.28187</text:p>
          </table:table-cell>
          <table:table-cell office:value-type="float" office:value="0.316014" calcext:value-type="float">
            <text:p>0.316014</text:p>
          </table:table-cell>
          <table:table-cell office:value-type="float" office:value="0.271242" calcext:value-type="float">
            <text:p>0.271242</text:p>
          </table:table-cell>
          <table:table-cell office:value-type="float" office:value="0.310164" calcext:value-type="float">
            <text:p>0.310164</text:p>
          </table:table-cell>
          <table:table-cell office:value-type="float" office:value="0.351863" calcext:value-type="float">
            <text:p>0.351863</text:p>
          </table:table-cell>
          <table:table-cell office:value-type="float" office:value="0.633733" calcext:value-type="float">
            <text:p>0.633733</text:p>
          </table:table-cell>
          <table:table-cell office:value-type="float" office:value="0.321009" calcext:value-type="float">
            <text:p>0.321009</text:p>
          </table:table-cell>
          <table:table-cell office:value-type="float" office:value="0.63058" calcext:value-type="float">
            <text:p>0.63058</text:p>
          </table:table-cell>
          <table:table-cell office:value-type="float" office:value="1.22584" calcext:value-type="float">
            <text:p>1.22584</text:p>
          </table:table-cell>
          <table:table-cell office:value-type="float" office:value="1.23041" calcext:value-type="float">
            <text:p>1.23041</text:p>
          </table:table-cell>
          <table:table-cell office:value-type="float" office:value="0.953575" calcext:value-type="float">
            <text:p>0.953575</text:p>
          </table:table-cell>
          <table:table-cell office:value-type="float" office:value="0.335059" calcext:value-type="float">
            <text:p>0.335059</text:p>
          </table:table-cell>
          <table:table-cell office:value-type="float" office:value="0.66152" calcext:value-type="float">
            <text:p>0.66152</text:p>
          </table:table-cell>
          <table:table-cell office:value-type="float" office:value="0.640434" calcext:value-type="float">
            <text:p>0.640434</text:p>
          </table:table-cell>
          <table:table-cell office:value-type="float" office:value="0.403502" calcext:value-type="float">
            <text:p>0.403502</text:p>
          </table:table-cell>
          <table:table-cell office:value-type="float" office:value="0.382786" calcext:value-type="float">
            <text:p>0.382786</text:p>
          </table:table-cell>
          <table:table-cell office:value-type="float" office:value="1.2026" calcext:value-type="float">
            <text:p>1.2026</text:p>
          </table:table-cell>
          <table:table-cell office:value-type="float" office:value="0.24356" calcext:value-type="float">
            <text:p>0.24356</text:p>
          </table:table-cell>
          <table:table-cell office:value-type="float" office:value="0.799259" calcext:value-type="float">
            <text:p>0.799259</text:p>
          </table:table-cell>
          <table:table-cell office:value-type="float" office:value="0.236299" calcext:value-type="float">
            <text:p>0.236299</text:p>
          </table:table-cell>
          <table:table-cell office:value-type="float" office:value="0.62685" calcext:value-type="float">
            <text:p>0.62685</text:p>
          </table:table-cell>
          <table:table-cell office:value-type="float" office:value="1.30357" calcext:value-type="float">
            <text:p>1.30357</text:p>
          </table:table-cell>
          <table:table-cell office:value-type="float" office:value="0.725866" calcext:value-type="float">
            <text:p>0.725866</text:p>
          </table:table-cell>
          <table:table-cell office:value-type="float" office:value="1.78983" calcext:value-type="float">
            <text:p>1.78983</text:p>
          </table:table-cell>
          <table:table-cell office:value-type="float" office:value="0.150621" calcext:value-type="float">
            <text:p>0.150621</text:p>
          </table:table-cell>
          <table:table-cell office:value-type="float" office:value="0.152059" calcext:value-type="float">
            <text:p>0.152059</text:p>
          </table:table-cell>
          <table:table-cell office:value-type="float" office:value="1.66443" calcext:value-type="float">
            <text:p>1.66443</text:p>
          </table:table-cell>
          <table:table-cell office:value-type="float" office:value="0.505505" calcext:value-type="float">
            <text:p>0.505505</text:p>
          </table:table-cell>
          <table:table-cell office:value-type="float" office:value="1.05358" calcext:value-type="float">
            <text:p>1.05358</text:p>
          </table:table-cell>
          <table:table-cell office:value-type="float" office:value="1.11252" calcext:value-type="float">
            <text:p>1.11252</text:p>
          </table:table-cell>
          <table:table-cell office:value-type="float" office:value="1.13555" calcext:value-type="float">
            <text:p>1.13555</text:p>
          </table:table-cell>
          <table:table-cell office:value-type="float" office:value="0.0851071" calcext:value-type="float">
            <text:p>0.0851071</text:p>
          </table:table-cell>
          <table:table-cell table:number-columns-repeated="36"/>
          <table:table-cell table:formula="of:=MIN([.A133:.BL133])" office:value-type="float" office:value="0.0851071" calcext:value-type="float">
            <text:p>0.0851071</text:p>
          </table:table-cell>
          <table:table-cell table:formula="of:=MAX([.A133:.BL133])" office:value-type="float" office:value="1.78983" calcext:value-type="float">
            <text:p>1.78983</text:p>
          </table:table-cell>
          <table:table-cell table:number-columns-repeated="7"/>
        </table:table-row>
        <table:table-row table:style-name="ro2">
          <table:table-cell office:value-type="float" office:value="0.155824" calcext:value-type="float">
            <text:p>0.155824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158297" calcext:value-type="float">
            <text:p>0.158297</text:p>
          </table:table-cell>
          <table:table-cell office:value-type="float" office:value="0.194862" calcext:value-type="float">
            <text:p>0.194862</text:p>
          </table:table-cell>
          <table:table-cell office:value-type="float" office:value="0.157752" calcext:value-type="float">
            <text:p>0.157752</text:p>
          </table:table-cell>
          <table:table-cell office:value-type="float" office:value="0.19385" calcext:value-type="float">
            <text:p>0.19385</text:p>
          </table:table-cell>
          <table:table-cell office:value-type="float" office:value="0.258323" calcext:value-type="float">
            <text:p>0.258323</text:p>
          </table:table-cell>
          <table:table-cell office:value-type="float" office:value="0.172366" calcext:value-type="float">
            <text:p>0.172366</text:p>
          </table:table-cell>
          <table:table-cell office:value-type="float" office:value="0.203331" calcext:value-type="float">
            <text:p>0.203331</text:p>
          </table:table-cell>
          <table:table-cell office:value-type="float" office:value="0.843849" calcext:value-type="float">
            <text:p>0.843849</text:p>
          </table:table-cell>
          <table:table-cell office:value-type="float" office:value="0.195855" calcext:value-type="float">
            <text:p>0.195855</text:p>
          </table:table-cell>
          <table:table-cell office:value-type="float" office:value="0.195793" calcext:value-type="float">
            <text:p>0.195793</text:p>
          </table:table-cell>
          <table:table-cell office:value-type="float" office:value="0.823096" calcext:value-type="float">
            <text:p>0.823096</text:p>
          </table:table-cell>
          <table:table-cell office:value-type="float" office:value="0.530496" calcext:value-type="float">
            <text:p>0.530496</text:p>
          </table:table-cell>
          <table:table-cell office:value-type="float" office:value="0.795598" calcext:value-type="float">
            <text:p>0.795598</text:p>
          </table:table-cell>
          <table:table-cell office:value-type="float" office:value="0.251164" calcext:value-type="float">
            <text:p>0.251164</text:p>
          </table:table-cell>
          <table:table-cell office:value-type="float" office:value="0.20686" calcext:value-type="float">
            <text:p>0.20686</text:p>
          </table:table-cell>
          <table:table-cell office:value-type="float" office:value="0.420841" calcext:value-type="float">
            <text:p>0.420841</text:p>
          </table:table-cell>
          <table:table-cell office:value-type="float" office:value="0.338498" calcext:value-type="float">
            <text:p>0.338498</text:p>
          </table:table-cell>
          <table:table-cell office:value-type="float" office:value="0.428197" calcext:value-type="float">
            <text:p>0.428197</text:p>
          </table:table-cell>
          <table:table-cell office:value-type="float" office:value="0.346347" calcext:value-type="float">
            <text:p>0.346347</text:p>
          </table:table-cell>
          <table:table-cell office:value-type="float" office:value="1.4501" calcext:value-type="float">
            <text:p>1.4501</text:p>
          </table:table-cell>
          <table:table-cell office:value-type="float" office:value="0.906617" calcext:value-type="float">
            <text:p>0.906617</text:p>
          </table:table-cell>
          <table:table-cell office:value-type="float" office:value="0.465883" calcext:value-type="float">
            <text:p>0.465883</text:p>
          </table:table-cell>
          <table:table-cell office:value-type="float" office:value="1.55125" calcext:value-type="float">
            <text:p>1.55125</text:p>
          </table:table-cell>
          <table:table-cell office:value-type="float" office:value="1.41046" calcext:value-type="float">
            <text:p>1.41046</text:p>
          </table:table-cell>
          <table:table-cell office:value-type="float" office:value="1.30635" calcext:value-type="float">
            <text:p>1.30635</text:p>
          </table:table-cell>
          <table:table-cell office:value-type="float" office:value="1.33712" calcext:value-type="float">
            <text:p>1.33712</text:p>
          </table:table-cell>
          <table:table-cell office:value-type="float" office:value="1.56859" calcext:value-type="float">
            <text:p>1.56859</text:p>
          </table:table-cell>
          <table:table-cell office:value-type="float" office:value="1.17395" calcext:value-type="float">
            <text:p>1.17395</text:p>
          </table:table-cell>
          <table:table-cell office:value-type="float" office:value="1.21905" calcext:value-type="float">
            <text:p>1.21905</text:p>
          </table:table-cell>
          <table:table-cell office:value-type="float" office:value="1.22486" calcext:value-type="float">
            <text:p>1.22486</text:p>
          </table:table-cell>
          <table:table-cell table:number-columns-repeated="36"/>
          <table:table-cell table:formula="of:=MIN([.A134:.BL134])" office:value-type="float" office:value="0.155824" calcext:value-type="float">
            <text:p>0.155824</text:p>
          </table:table-cell>
          <table:table-cell table:formula="of:=MAX([.A134:.BL134])" office:value-type="float" office:value="1.56859" calcext:value-type="float">
            <text:p>1.56859</text:p>
          </table:table-cell>
          <table:table-cell table:number-columns-repeated="7"/>
        </table:table-row>
        <table:table-row table:style-name="ro2">
          <table:table-cell office:value-type="float" office:value="0.216328" calcext:value-type="float">
            <text:p>0.216328</text:p>
          </table:table-cell>
          <table:table-cell office:value-type="float" office:value="0.266581" calcext:value-type="float">
            <text:p>0.266581</text:p>
          </table:table-cell>
          <table:table-cell office:value-type="float" office:value="0.284696" calcext:value-type="float">
            <text:p>0.284696</text:p>
          </table:table-cell>
          <table:table-cell office:value-type="float" office:value="0.243385" calcext:value-type="float">
            <text:p>0.243385</text:p>
          </table:table-cell>
          <table:table-cell office:value-type="float" office:value="0.239806" calcext:value-type="float">
            <text:p>0.239806</text:p>
          </table:table-cell>
          <table:table-cell office:value-type="float" office:value="0.272812" calcext:value-type="float">
            <text:p>0.272812</text:p>
          </table:table-cell>
          <table:table-cell office:value-type="float" office:value="0.267534" calcext:value-type="float">
            <text:p>0.267534</text:p>
          </table:table-cell>
          <table:table-cell office:value-type="float" office:value="0.251748" calcext:value-type="float">
            <text:p>0.251748</text:p>
          </table:table-cell>
          <table:table-cell office:value-type="float" office:value="0.27017" calcext:value-type="float">
            <text:p>0.27017</text:p>
          </table:table-cell>
          <table:table-cell office:value-type="float" office:value="0.230463" calcext:value-type="float">
            <text:p>0.230463</text:p>
          </table:table-cell>
          <table:table-cell office:value-type="float" office:value="0.378692" calcext:value-type="float">
            <text:p>0.378692</text:p>
          </table:table-cell>
          <table:table-cell office:value-type="float" office:value="0.343653" calcext:value-type="float">
            <text:p>0.343653</text:p>
          </table:table-cell>
          <table:table-cell office:value-type="float" office:value="0.254311" calcext:value-type="float">
            <text:p>0.254311</text:p>
          </table:table-cell>
          <table:table-cell office:value-type="float" office:value="0.283013" calcext:value-type="float">
            <text:p>0.283013</text:p>
          </table:table-cell>
          <table:table-cell office:value-type="float" office:value="0.658049" calcext:value-type="float">
            <text:p>0.658049</text:p>
          </table:table-cell>
          <table:table-cell office:value-type="float" office:value="0.273081" calcext:value-type="float">
            <text:p>0.273081</text:p>
          </table:table-cell>
          <table:table-cell office:value-type="float" office:value="0.18709" calcext:value-type="float">
            <text:p>0.18709</text:p>
          </table:table-cell>
          <table:table-cell office:value-type="float" office:value="0.625173" calcext:value-type="float">
            <text:p>0.625173</text:p>
          </table:table-cell>
          <table:table-cell office:value-type="float" office:value="0.496504" calcext:value-type="float">
            <text:p>0.496504</text:p>
          </table:table-cell>
          <table:table-cell office:value-type="float" office:value="0.535672" calcext:value-type="float">
            <text:p>0.535672</text:p>
          </table:table-cell>
          <table:table-cell office:value-type="float" office:value="0.183425" calcext:value-type="float">
            <text:p>0.183425</text:p>
          </table:table-cell>
          <table:table-cell office:value-type="float" office:value="0.404309" calcext:value-type="float">
            <text:p>0.404309</text:p>
          </table:table-cell>
          <table:table-cell office:value-type="float" office:value="1.53918" calcext:value-type="float">
            <text:p>1.53918</text:p>
          </table:table-cell>
          <table:table-cell office:value-type="float" office:value="1.3229" calcext:value-type="float">
            <text:p>1.3229</text:p>
          </table:table-cell>
          <table:table-cell office:value-type="float" office:value="0.329284" calcext:value-type="float">
            <text:p>0.329284</text:p>
          </table:table-cell>
          <table:table-cell office:value-type="float" office:value="0.298669" calcext:value-type="float">
            <text:p>0.298669</text:p>
          </table:table-cell>
          <table:table-cell office:value-type="float" office:value="0.23314" calcext:value-type="float">
            <text:p>0.23314</text:p>
          </table:table-cell>
          <table:table-cell office:value-type="float" office:value="0.580054" calcext:value-type="float">
            <text:p>0.580054</text:p>
          </table:table-cell>
          <table:table-cell office:value-type="float" office:value="0.527097" calcext:value-type="float">
            <text:p>0.527097</text:p>
          </table:table-cell>
          <table:table-cell office:value-type="float" office:value="2.17833" calcext:value-type="float">
            <text:p>2.17833</text:p>
          </table:table-cell>
          <table:table-cell office:value-type="float" office:value="0.279304" calcext:value-type="float">
            <text:p>0.279304</text:p>
          </table:table-cell>
          <table:table-cell office:value-type="float" office:value="2.27416" calcext:value-type="float">
            <text:p>2.27416</text:p>
          </table:table-cell>
          <table:table-cell table:number-columns-repeated="36"/>
          <table:table-cell table:formula="of:=MIN([.A135:.BL135])" office:value-type="float" office:value="0.183425" calcext:value-type="float">
            <text:p>0.183425</text:p>
          </table:table-cell>
          <table:table-cell table:formula="of:=MAX([.A135:.BL135])" office:value-type="float" office:value="2.27416" calcext:value-type="float">
            <text:p>2.27416</text:p>
          </table:table-cell>
          <table:table-cell table:number-columns-repeated="7"/>
        </table:table-row>
        <table:table-row table:style-name="ro2">
          <table:table-cell office:value-type="float" office:value="0.283892" calcext:value-type="float">
            <text:p>0.283892</text:p>
          </table:table-cell>
          <table:table-cell office:value-type="float" office:value="0.302962" calcext:value-type="float">
            <text:p>0.302962</text:p>
          </table:table-cell>
          <table:table-cell office:value-type="float" office:value="0.325234" calcext:value-type="float">
            <text:p>0.325234</text:p>
          </table:table-cell>
          <table:table-cell office:value-type="float" office:value="0.284644" calcext:value-type="float">
            <text:p>0.284644</text:p>
          </table:table-cell>
          <table:table-cell office:value-type="float" office:value="0.303942" calcext:value-type="float">
            <text:p>0.303942</text:p>
          </table:table-cell>
          <table:table-cell office:value-type="float" office:value="0.325709" calcext:value-type="float">
            <text:p>0.325709</text:p>
          </table:table-cell>
          <table:table-cell office:value-type="float" office:value="0.65336" calcext:value-type="float">
            <text:p>0.65336</text:p>
          </table:table-cell>
          <table:table-cell office:value-type="float" office:value="0.359163" calcext:value-type="float">
            <text:p>0.359163</text:p>
          </table:table-cell>
          <table:table-cell office:value-type="float" office:value="0.273851" calcext:value-type="float">
            <text:p>0.273851</text:p>
          </table:table-cell>
          <table:table-cell office:value-type="float" office:value="0.331316" calcext:value-type="float">
            <text:p>0.331316</text:p>
          </table:table-cell>
          <table:table-cell office:value-type="float" office:value="0.35352" calcext:value-type="float">
            <text:p>0.35352</text:p>
          </table:table-cell>
          <table:table-cell office:value-type="float" office:value="0.60712" calcext:value-type="float">
            <text:p>0.60712</text:p>
          </table:table-cell>
          <table:table-cell office:value-type="float" office:value="0.51192" calcext:value-type="float">
            <text:p>0.51192</text:p>
          </table:table-cell>
          <table:table-cell office:value-type="float" office:value="0.513535" calcext:value-type="float">
            <text:p>0.513535</text:p>
          </table:table-cell>
          <table:table-cell office:value-type="float" office:value="0.383633" calcext:value-type="float">
            <text:p>0.383633</text:p>
          </table:table-cell>
          <table:table-cell office:value-type="float" office:value="0.375778" calcext:value-type="float">
            <text:p>0.375778</text:p>
          </table:table-cell>
          <table:table-cell office:value-type="float" office:value="1.24214" calcext:value-type="float">
            <text:p>1.24214</text:p>
          </table:table-cell>
          <table:table-cell office:value-type="float" office:value="0.317946" calcext:value-type="float">
            <text:p>0.317946</text:p>
          </table:table-cell>
          <table:table-cell office:value-type="float" office:value="1.31632" calcext:value-type="float">
            <text:p>1.31632</text:p>
          </table:table-cell>
          <table:table-cell office:value-type="float" office:value="1.34185" calcext:value-type="float">
            <text:p>1.34185</text:p>
          </table:table-cell>
          <table:table-cell office:value-type="float" office:value="0.535915" calcext:value-type="float">
            <text:p>0.535915</text:p>
          </table:table-cell>
          <table:table-cell office:value-type="float" office:value="0.537755" calcext:value-type="float">
            <text:p>0.537755</text:p>
          </table:table-cell>
          <table:table-cell office:value-type="float" office:value="1.19952" calcext:value-type="float">
            <text:p>1.19952</text:p>
          </table:table-cell>
          <table:table-cell office:value-type="float" office:value="1.88319" calcext:value-type="float">
            <text:p>1.88319</text:p>
          </table:table-cell>
          <table:table-cell office:value-type="float" office:value="1.57741" calcext:value-type="float">
            <text:p>1.57741</text:p>
          </table:table-cell>
          <table:table-cell office:value-type="float" office:value="1.63923" calcext:value-type="float">
            <text:p>1.63923</text:p>
          </table:table-cell>
          <table:table-cell office:value-type="float" office:value="0.354329" calcext:value-type="float">
            <text:p>0.354329</text:p>
          </table:table-cell>
          <table:table-cell office:value-type="float" office:value="2.03073" calcext:value-type="float">
            <text:p>2.03073</text:p>
          </table:table-cell>
          <table:table-cell office:value-type="float" office:value="1.31495" calcext:value-type="float">
            <text:p>1.31495</text:p>
          </table:table-cell>
          <table:table-cell office:value-type="float" office:value="2.04998" calcext:value-type="float">
            <text:p>2.04998</text:p>
          </table:table-cell>
          <table:table-cell office:value-type="float" office:value="2.09355" calcext:value-type="float">
            <text:p>2.09355</text:p>
          </table:table-cell>
          <table:table-cell office:value-type="float" office:value="2.10391" calcext:value-type="float">
            <text:p>2.10391</text:p>
          </table:table-cell>
          <table:table-cell table:number-columns-repeated="36"/>
          <table:table-cell table:formula="of:=MIN([.A136:.BL136])" office:value-type="float" office:value="0.273851" calcext:value-type="float">
            <text:p>0.273851</text:p>
          </table:table-cell>
          <table:table-cell table:formula="of:=MAX([.A136:.BL136])" office:value-type="float" office:value="2.10391" calcext:value-type="float">
            <text:p>2.10391</text:p>
          </table:table-cell>
          <table:table-cell table:number-columns-repeated="7"/>
        </table:table-row>
        <table:table-row table:style-name="ro2">
          <table:table-cell office:value-type="float" office:value="0.283551" calcext:value-type="float">
            <text:p>0.283551</text:p>
          </table:table-cell>
          <table:table-cell office:value-type="float" office:value="0.306993" calcext:value-type="float">
            <text:p>0.306993</text:p>
          </table:table-cell>
          <table:table-cell office:value-type="float" office:value="0.344289" calcext:value-type="float">
            <text:p>0.344289</text:p>
          </table:table-cell>
          <table:table-cell office:value-type="float" office:value="0.400601" calcext:value-type="float">
            <text:p>0.400601</text:p>
          </table:table-cell>
          <table:table-cell office:value-type="float" office:value="0.320629" calcext:value-type="float">
            <text:p>0.320629</text:p>
          </table:table-cell>
          <table:table-cell office:value-type="float" office:value="0.316458" calcext:value-type="float">
            <text:p>0.316458</text:p>
          </table:table-cell>
          <table:table-cell office:value-type="float" office:value="0.378696" calcext:value-type="float">
            <text:p>0.378696</text:p>
          </table:table-cell>
          <table:table-cell office:value-type="float" office:value="0.605167" calcext:value-type="float">
            <text:p>0.605167</text:p>
          </table:table-cell>
          <table:table-cell office:value-type="float" office:value="0.557429" calcext:value-type="float">
            <text:p>0.557429</text:p>
          </table:table-cell>
          <table:table-cell office:value-type="float" office:value="0.693198" calcext:value-type="float">
            <text:p>0.693198</text:p>
          </table:table-cell>
          <table:table-cell office:value-type="float" office:value="0.347373" calcext:value-type="float">
            <text:p>0.347373</text:p>
          </table:table-cell>
          <table:table-cell office:value-type="float" office:value="0.847207" calcext:value-type="float">
            <text:p>0.847207</text:p>
          </table:table-cell>
          <table:table-cell office:value-type="float" office:value="0.625792" calcext:value-type="float">
            <text:p>0.625792</text:p>
          </table:table-cell>
          <table:table-cell office:value-type="float" office:value="0.45516" calcext:value-type="float">
            <text:p>0.45516</text:p>
          </table:table-cell>
          <table:table-cell office:value-type="float" office:value="0.479195" calcext:value-type="float">
            <text:p>0.479195</text:p>
          </table:table-cell>
          <table:table-cell office:value-type="float" office:value="0.489719" calcext:value-type="float">
            <text:p>0.489719</text:p>
          </table:table-cell>
          <table:table-cell office:value-type="float" office:value="0.504359" calcext:value-type="float">
            <text:p>0.504359</text:p>
          </table:table-cell>
          <table:table-cell office:value-type="float" office:value="0.438306" calcext:value-type="float">
            <text:p>0.438306</text:p>
          </table:table-cell>
          <table:table-cell office:value-type="float" office:value="0.351868" calcext:value-type="float">
            <text:p>0.351868</text:p>
          </table:table-cell>
          <table:table-cell office:value-type="float" office:value="1.49068" calcext:value-type="float">
            <text:p>1.49068</text:p>
          </table:table-cell>
          <table:table-cell office:value-type="float" office:value="0.420068" calcext:value-type="float">
            <text:p>0.420068</text:p>
          </table:table-cell>
          <table:table-cell office:value-type="float" office:value="1.13673" calcext:value-type="float">
            <text:p>1.13673</text:p>
          </table:table-cell>
          <table:table-cell office:value-type="float" office:value="1.25998" calcext:value-type="float">
            <text:p>1.25998</text:p>
          </table:table-cell>
          <table:table-cell office:value-type="float" office:value="0.566777" calcext:value-type="float">
            <text:p>0.566777</text:p>
          </table:table-cell>
          <table:table-cell office:value-type="float" office:value="1.79946" calcext:value-type="float">
            <text:p>1.79946</text:p>
          </table:table-cell>
          <table:table-cell office:value-type="float" office:value="0.311141" calcext:value-type="float">
            <text:p>0.311141</text:p>
          </table:table-cell>
          <table:table-cell office:value-type="float" office:value="1.85996" calcext:value-type="float">
            <text:p>1.85996</text:p>
          </table:table-cell>
          <table:table-cell office:value-type="float" office:value="1.2895" calcext:value-type="float">
            <text:p>1.2895</text:p>
          </table:table-cell>
          <table:table-cell office:value-type="float" office:value="1.30244" calcext:value-type="float">
            <text:p>1.30244</text:p>
          </table:table-cell>
          <table:table-cell office:value-type="float" office:value="1.57067" calcext:value-type="float">
            <text:p>1.57067</text:p>
          </table:table-cell>
          <table:table-cell office:value-type="float" office:value="0.198418" calcext:value-type="float">
            <text:p>0.198418</text:p>
          </table:table-cell>
          <table:table-cell office:value-type="float" office:value="0.154708" calcext:value-type="float">
            <text:p>0.154708</text:p>
          </table:table-cell>
          <table:table-cell table:number-columns-repeated="36"/>
          <table:table-cell table:formula="of:=MIN([.A137:.BL137])" office:value-type="float" office:value="0.154708" calcext:value-type="float">
            <text:p>0.154708</text:p>
          </table:table-cell>
          <table:table-cell table:formula="of:=MAX([.A137:.BL137])" office:value-type="float" office:value="1.85996" calcext:value-type="float">
            <text:p>1.85996</text:p>
          </table:table-cell>
          <table:table-cell table:number-columns-repeated="7"/>
        </table:table-row>
        <table:table-row table:style-name="ro2">
          <table:table-cell office:value-type="float" office:value="0.285534" calcext:value-type="float">
            <text:p>0.285534</text:p>
          </table:table-cell>
          <table:table-cell office:value-type="float" office:value="0.308231" calcext:value-type="float">
            <text:p>0.308231</text:p>
          </table:table-cell>
          <table:table-cell office:value-type="float" office:value="0.350545" calcext:value-type="float">
            <text:p>0.350545</text:p>
          </table:table-cell>
          <table:table-cell office:value-type="float" office:value="0.36267" calcext:value-type="float">
            <text:p>0.36267</text:p>
          </table:table-cell>
          <table:table-cell office:value-type="float" office:value="0.272307" calcext:value-type="float">
            <text:p>0.272307</text:p>
          </table:table-cell>
          <table:table-cell office:value-type="float" office:value="0.342545" calcext:value-type="float">
            <text:p>0.342545</text:p>
          </table:table-cell>
          <table:table-cell office:value-type="float" office:value="0.317909" calcext:value-type="float">
            <text:p>0.317909</text:p>
          </table:table-cell>
          <table:table-cell office:value-type="float" office:value="0.366044" calcext:value-type="float">
            <text:p>0.366044</text:p>
          </table:table-cell>
          <table:table-cell office:value-type="float" office:value="0.269392" calcext:value-type="float">
            <text:p>0.269392</text:p>
          </table:table-cell>
          <table:table-cell office:value-type="float" office:value="0.350107" calcext:value-type="float">
            <text:p>0.350107</text:p>
          </table:table-cell>
          <table:table-cell office:value-type="float" office:value="0.341626" calcext:value-type="float">
            <text:p>0.341626</text:p>
          </table:table-cell>
          <table:table-cell office:value-type="float" office:value="0.669272" calcext:value-type="float">
            <text:p>0.669272</text:p>
          </table:table-cell>
          <table:table-cell office:value-type="float" office:value="0.30438" calcext:value-type="float">
            <text:p>0.30438</text:p>
          </table:table-cell>
          <table:table-cell office:value-type="float" office:value="0.344155" calcext:value-type="float">
            <text:p>0.344155</text:p>
          </table:table-cell>
          <table:table-cell office:value-type="float" office:value="0.415127" calcext:value-type="float">
            <text:p>0.415127</text:p>
          </table:table-cell>
          <table:table-cell office:value-type="float" office:value="1.30211" calcext:value-type="float">
            <text:p>1.30211</text:p>
          </table:table-cell>
          <table:table-cell office:value-type="float" office:value="0.307579" calcext:value-type="float">
            <text:p>0.307579</text:p>
          </table:table-cell>
          <table:table-cell office:value-type="float" office:value="1.0037" calcext:value-type="float">
            <text:p>1.0037</text:p>
          </table:table-cell>
          <table:table-cell office:value-type="float" office:value="0.414594" calcext:value-type="float">
            <text:p>0.414594</text:p>
          </table:table-cell>
          <table:table-cell office:value-type="float" office:value="1.60046" calcext:value-type="float">
            <text:p>1.60046</text:p>
          </table:table-cell>
          <table:table-cell office:value-type="float" office:value="1.00437" calcext:value-type="float">
            <text:p>1.00437</text:p>
          </table:table-cell>
          <table:table-cell office:value-type="float" office:value="0.353222" calcext:value-type="float">
            <text:p>0.353222</text:p>
          </table:table-cell>
          <table:table-cell office:value-type="float" office:value="1.53022" calcext:value-type="float">
            <text:p>1.53022</text:p>
          </table:table-cell>
          <table:table-cell office:value-type="float" office:value="0.87707" calcext:value-type="float">
            <text:p>0.87707</text:p>
          </table:table-cell>
          <table:table-cell office:value-type="float" office:value="0.841832" calcext:value-type="float">
            <text:p>0.841832</text:p>
          </table:table-cell>
          <table:table-cell office:value-type="float" office:value="1.92918" calcext:value-type="float">
            <text:p>1.92918</text:p>
          </table:table-cell>
          <table:table-cell office:value-type="float" office:value="1.90307" calcext:value-type="float">
            <text:p>1.90307</text:p>
          </table:table-cell>
          <table:table-cell office:value-type="float" office:value="1.57996" calcext:value-type="float">
            <text:p>1.57996</text:p>
          </table:table-cell>
          <table:table-cell office:value-type="float" office:value="1.95251" calcext:value-type="float">
            <text:p>1.95251</text:p>
          </table:table-cell>
          <table:table-cell office:value-type="float" office:value="1.65593" calcext:value-type="float">
            <text:p>1.65593</text:p>
          </table:table-cell>
          <table:table-cell office:value-type="float" office:value="1.04736" calcext:value-type="float">
            <text:p>1.04736</text:p>
          </table:table-cell>
          <table:table-cell office:value-type="float" office:value="1.06424" calcext:value-type="float">
            <text:p>1.06424</text:p>
          </table:table-cell>
          <table:table-cell table:number-columns-repeated="36"/>
          <table:table-cell table:formula="of:=MIN([.A138:.BL138])" office:value-type="float" office:value="0.269392" calcext:value-type="float">
            <text:p>0.269392</text:p>
          </table:table-cell>
          <table:table-cell table:formula="of:=MAX([.A138:.BL138])" office:value-type="float" office:value="1.95251" calcext:value-type="float">
            <text:p>1.95251</text:p>
          </table:table-cell>
          <table:table-cell table:number-columns-repeated="7"/>
        </table:table-row>
        <table:table-row table:style-name="ro2">
          <table:table-cell office:value-type="float" office:value="0.213785" calcext:value-type="float">
            <text:p>0.213785</text:p>
          </table:table-cell>
          <table:table-cell office:value-type="float" office:value="0.224024" calcext:value-type="float">
            <text:p>0.224024</text:p>
          </table:table-cell>
          <table:table-cell office:value-type="float" office:value="0.245423" calcext:value-type="float">
            <text:p>0.245423</text:p>
          </table:table-cell>
          <table:table-cell office:value-type="float" office:value="0.294494" calcext:value-type="float">
            <text:p>0.294494</text:p>
          </table:table-cell>
          <table:table-cell office:value-type="float" office:value="0.240583" calcext:value-type="float">
            <text:p>0.240583</text:p>
          </table:table-cell>
          <table:table-cell office:value-type="float" office:value="0.399012" calcext:value-type="float">
            <text:p>0.399012</text:p>
          </table:table-cell>
          <table:table-cell office:value-type="float" office:value="0.484096" calcext:value-type="float">
            <text:p>0.484096</text:p>
          </table:table-cell>
          <table:table-cell office:value-type="float" office:value="0.437888" calcext:value-type="float">
            <text:p>0.437888</text:p>
          </table:table-cell>
          <table:table-cell office:value-type="float" office:value="0.278169" calcext:value-type="float">
            <text:p>0.278169</text:p>
          </table:table-cell>
          <table:table-cell office:value-type="float" office:value="0.471271" calcext:value-type="float">
            <text:p>0.471271</text:p>
          </table:table-cell>
          <table:table-cell office:value-type="float" office:value="0.624416" calcext:value-type="float">
            <text:p>0.624416</text:p>
          </table:table-cell>
          <table:table-cell office:value-type="float" office:value="0.388158" calcext:value-type="float">
            <text:p>0.388158</text:p>
          </table:table-cell>
          <table:table-cell office:value-type="float" office:value="0.677532" calcext:value-type="float">
            <text:p>0.677532</text:p>
          </table:table-cell>
          <table:table-cell office:value-type="float" office:value="0.786896" calcext:value-type="float">
            <text:p>0.786896</text:p>
          </table:table-cell>
          <table:table-cell office:value-type="float" office:value="0.257847" calcext:value-type="float">
            <text:p>0.257847</text:p>
          </table:table-cell>
          <table:table-cell office:value-type="float" office:value="0.930433" calcext:value-type="float">
            <text:p>0.930433</text:p>
          </table:table-cell>
          <table:table-cell office:value-type="float" office:value="0.884315" calcext:value-type="float">
            <text:p>0.884315</text:p>
          </table:table-cell>
          <table:table-cell office:value-type="float" office:value="0.212161" calcext:value-type="float">
            <text:p>0.212161</text:p>
          </table:table-cell>
          <table:table-cell office:value-type="float" office:value="0.763546" calcext:value-type="float">
            <text:p>0.763546</text:p>
          </table:table-cell>
          <table:table-cell office:value-type="float" office:value="0.261181" calcext:value-type="float">
            <text:p>0.261181</text:p>
          </table:table-cell>
          <table:table-cell office:value-type="float" office:value="1.10861" calcext:value-type="float">
            <text:p>1.10861</text:p>
          </table:table-cell>
          <table:table-cell office:value-type="float" office:value="0.523385" calcext:value-type="float">
            <text:p>0.523385</text:p>
          </table:table-cell>
          <table:table-cell office:value-type="float" office:value="1.0337" calcext:value-type="float">
            <text:p>1.0337</text:p>
          </table:table-cell>
          <table:table-cell office:value-type="float" office:value="0.197247" calcext:value-type="float">
            <text:p>0.197247</text:p>
          </table:table-cell>
          <table:table-cell office:value-type="float" office:value="0.410638" calcext:value-type="float">
            <text:p>0.410638</text:p>
          </table:table-cell>
          <table:table-cell office:value-type="float" office:value="0.199878" calcext:value-type="float">
            <text:p>0.199878</text:p>
          </table:table-cell>
          <table:table-cell office:value-type="float" office:value="0.383598" calcext:value-type="float">
            <text:p>0.383598</text:p>
          </table:table-cell>
          <table:table-cell office:value-type="float" office:value="0.190696" calcext:value-type="float">
            <text:p>0.190696</text:p>
          </table:table-cell>
          <table:table-cell office:value-type="float" office:value="0.478656" calcext:value-type="float">
            <text:p>0.478656</text:p>
          </table:table-cell>
          <table:table-cell office:value-type="float" office:value="0.296246" calcext:value-type="float">
            <text:p>0.296246</text:p>
          </table:table-cell>
          <table:table-cell office:value-type="float" office:value="0.601217" calcext:value-type="float">
            <text:p>0.601217</text:p>
          </table:table-cell>
          <table:table-cell office:value-type="float" office:value="0.420712" calcext:value-type="float">
            <text:p>0.420712</text:p>
          </table:table-cell>
          <table:table-cell table:number-columns-repeated="36"/>
          <table:table-cell table:formula="of:=MIN([.A139:.BL139])" office:value-type="float" office:value="0.190696" calcext:value-type="float">
            <text:p>0.190696</text:p>
          </table:table-cell>
          <table:table-cell table:formula="of:=MAX([.A139:.BL139])" office:value-type="float" office:value="1.10861" calcext:value-type="float">
            <text:p>1.10861</text:p>
          </table:table-cell>
          <table:table-cell table:number-columns-repeated="7"/>
        </table:table-row>
        <table:table-row table:style-name="ro2">
          <table:table-cell office:value-type="float" office:value="0.107701" calcext:value-type="float">
            <text:p>0.107701</text:p>
          </table:table-cell>
          <table:table-cell office:value-type="float" office:value="0.107579" calcext:value-type="float">
            <text:p>0.107579</text:p>
          </table:table-cell>
          <table:table-cell office:value-type="float" office:value="0.18545" calcext:value-type="float">
            <text:p>0.18545</text:p>
          </table:table-cell>
          <table:table-cell office:value-type="float" office:value="0.161397" calcext:value-type="float">
            <text:p>0.161397</text:p>
          </table:table-cell>
          <table:table-cell office:value-type="float" office:value="0.17282" calcext:value-type="float">
            <text:p>0.17282</text:p>
          </table:table-cell>
          <table:table-cell office:value-type="float" office:value="0.180815" calcext:value-type="float">
            <text:p>0.180815</text:p>
          </table:table-cell>
          <table:table-cell office:value-type="float" office:value="0.173677" calcext:value-type="float">
            <text:p>0.173677</text:p>
          </table:table-cell>
          <table:table-cell office:value-type="float" office:value="0.162013" calcext:value-type="float">
            <text:p>0.162013</text:p>
          </table:table-cell>
          <table:table-cell office:value-type="float" office:value="0.165828" calcext:value-type="float">
            <text:p>0.165828</text:p>
          </table:table-cell>
          <table:table-cell office:value-type="float" office:value="0.172188" calcext:value-type="float">
            <text:p>0.172188</text:p>
          </table:table-cell>
          <table:table-cell office:value-type="float" office:value="0.881635" calcext:value-type="float">
            <text:p>0.881635</text:p>
          </table:table-cell>
          <table:table-cell office:value-type="float" office:value="0.174826" calcext:value-type="float">
            <text:p>0.174826</text:p>
          </table:table-cell>
          <table:table-cell office:value-type="float" office:value="1.11998" calcext:value-type="float">
            <text:p>1.11998</text:p>
          </table:table-cell>
          <table:table-cell office:value-type="float" office:value="0.199081" calcext:value-type="float">
            <text:p>0.199081</text:p>
          </table:table-cell>
          <table:table-cell office:value-type="float" office:value="0.510562" calcext:value-type="float">
            <text:p>0.510562</text:p>
          </table:table-cell>
          <table:table-cell office:value-type="float" office:value="0.290096" calcext:value-type="float">
            <text:p>0.290096</text:p>
          </table:table-cell>
          <table:table-cell office:value-type="float" office:value="0.205269" calcext:value-type="float">
            <text:p>0.205269</text:p>
          </table:table-cell>
          <table:table-cell office:value-type="float" office:value="0.233915" calcext:value-type="float">
            <text:p>0.233915</text:p>
          </table:table-cell>
          <table:table-cell office:value-type="float" office:value="0.210165" calcext:value-type="float">
            <text:p>0.210165</text:p>
          </table:table-cell>
          <table:table-cell office:value-type="float" office:value="0.421543" calcext:value-type="float">
            <text:p>0.421543</text:p>
          </table:table-cell>
          <table:table-cell office:value-type="float" office:value="0.621255" calcext:value-type="float">
            <text:p>0.621255</text:p>
          </table:table-cell>
          <table:table-cell office:value-type="float" office:value="0.434403" calcext:value-type="float">
            <text:p>0.434403</text:p>
          </table:table-cell>
          <table:table-cell office:value-type="float" office:value="0.255364" calcext:value-type="float">
            <text:p>0.255364</text:p>
          </table:table-cell>
          <table:table-cell office:value-type="float" office:value="0.239143" calcext:value-type="float">
            <text:p>0.239143</text:p>
          </table:table-cell>
          <table:table-cell office:value-type="float" office:value="0.212866" calcext:value-type="float">
            <text:p>0.212866</text:p>
          </table:table-cell>
          <table:table-cell office:value-type="float" office:value="0.267426" calcext:value-type="float">
            <text:p>0.267426</text:p>
          </table:table-cell>
          <table:table-cell office:value-type="float" office:value="0.312464" calcext:value-type="float">
            <text:p>0.312464</text:p>
          </table:table-cell>
          <table:table-cell office:value-type="float" office:value="0.781435" calcext:value-type="float">
            <text:p>0.781435</text:p>
          </table:table-cell>
          <table:table-cell office:value-type="float" office:value="0.391369" calcext:value-type="float">
            <text:p>0.391369</text:p>
          </table:table-cell>
          <table:table-cell office:value-type="float" office:value="0.404901" calcext:value-type="float">
            <text:p>0.404901</text:p>
          </table:table-cell>
          <table:table-cell office:value-type="float" office:value="0.626311" calcext:value-type="float">
            <text:p>0.626311</text:p>
          </table:table-cell>
          <table:table-cell office:value-type="float" office:value="0.224664" calcext:value-type="float">
            <text:p>0.224664</text:p>
          </table:table-cell>
          <table:table-cell table:number-columns-repeated="36"/>
          <table:table-cell table:formula="of:=MIN([.A140:.BL140])" office:value-type="float" office:value="0.107579" calcext:value-type="float">
            <text:p>0.107579</text:p>
          </table:table-cell>
          <table:table-cell table:formula="of:=MAX([.A140:.BL140])" office:value-type="float" office:value="1.11998" calcext:value-type="float">
            <text:p>1.11998</text:p>
          </table:table-cell>
          <table:table-cell table:number-columns-repeated="7"/>
        </table:table-row>
        <table:table-row table:style-name="ro2">
          <table:table-cell office:value-type="float" office:value="0.282046" calcext:value-type="float">
            <text:p>0.282046</text:p>
          </table:table-cell>
          <table:table-cell office:value-type="float" office:value="0.290028" calcext:value-type="float">
            <text:p>0.290028</text:p>
          </table:table-cell>
          <table:table-cell office:value-type="float" office:value="0.286947" calcext:value-type="float">
            <text:p>0.286947</text:p>
          </table:table-cell>
          <table:table-cell office:value-type="float" office:value="0.289826" calcext:value-type="float">
            <text:p>0.289826</text:p>
          </table:table-cell>
          <table:table-cell office:value-type="float" office:value="1.16195" calcext:value-type="float">
            <text:p>1.16195</text:p>
          </table:table-cell>
          <table:table-cell office:value-type="float" office:value="0.88358" calcext:value-type="float">
            <text:p>0.88358</text:p>
          </table:table-cell>
          <table:table-cell office:value-type="float" office:value="1.17602" calcext:value-type="float">
            <text:p>1.17602</text:p>
          </table:table-cell>
          <table:table-cell office:value-type="float" office:value="0.60341" calcext:value-type="float">
            <text:p>0.60341</text:p>
          </table:table-cell>
          <table:table-cell office:value-type="float" office:value="0.608937" calcext:value-type="float">
            <text:p>0.608937</text:p>
          </table:table-cell>
          <table:table-cell office:value-type="float" office:value="0.352089" calcext:value-type="float">
            <text:p>0.352089</text:p>
          </table:table-cell>
          <table:table-cell office:value-type="float" office:value="0.326972" calcext:value-type="float">
            <text:p>0.326972</text:p>
          </table:table-cell>
          <table:table-cell office:value-type="float" office:value="0.54164" calcext:value-type="float">
            <text:p>0.54164</text:p>
          </table:table-cell>
          <table:table-cell office:value-type="float" office:value="0.521456" calcext:value-type="float">
            <text:p>0.521456</text:p>
          </table:table-cell>
          <table:table-cell office:value-type="float" office:value="1.45911" calcext:value-type="float">
            <text:p>1.45911</text:p>
          </table:table-cell>
          <table:table-cell office:value-type="float" office:value="0.882522" calcext:value-type="float">
            <text:p>0.882522</text:p>
          </table:table-cell>
          <table:table-cell office:value-type="float" office:value="0.595838" calcext:value-type="float">
            <text:p>0.595838</text:p>
          </table:table-cell>
          <table:table-cell office:value-type="float" office:value="0.630055" calcext:value-type="float">
            <text:p>0.630055</text:p>
          </table:table-cell>
          <table:table-cell office:value-type="float" office:value="0.342939" calcext:value-type="float">
            <text:p>0.342939</text:p>
          </table:table-cell>
          <table:table-cell office:value-type="float" office:value="1.82788" calcext:value-type="float">
            <text:p>1.82788</text:p>
          </table:table-cell>
          <table:table-cell office:value-type="float" office:value="1.55162" calcext:value-type="float">
            <text:p>1.55162</text:p>
          </table:table-cell>
          <table:table-cell office:value-type="float" office:value="1.26442" calcext:value-type="float">
            <text:p>1.26442</text:p>
          </table:table-cell>
          <table:table-cell office:value-type="float" office:value="0.97919" calcext:value-type="float">
            <text:p>0.97919</text:p>
          </table:table-cell>
          <table:table-cell office:value-type="float" office:value="0.716429" calcext:value-type="float">
            <text:p>0.716429</text:p>
          </table:table-cell>
          <table:table-cell office:value-type="float" office:value="0.929294" calcext:value-type="float">
            <text:p>0.929294</text:p>
          </table:table-cell>
          <table:table-cell office:value-type="float" office:value="0.924916" calcext:value-type="float">
            <text:p>0.924916</text:p>
          </table:table-cell>
          <table:table-cell office:value-type="float" office:value="0.280511" calcext:value-type="float">
            <text:p>0.280511</text:p>
          </table:table-cell>
          <table:table-cell office:value-type="float" office:value="0.307409" calcext:value-type="float">
            <text:p>0.307409</text:p>
          </table:table-cell>
          <table:table-cell office:value-type="float" office:value="0.997637" calcext:value-type="float">
            <text:p>0.997637</text:p>
          </table:table-cell>
          <table:table-cell office:value-type="float" office:value="1.15856" calcext:value-type="float">
            <text:p>1.15856</text:p>
          </table:table-cell>
          <table:table-cell office:value-type="float" office:value="0.222273" calcext:value-type="float">
            <text:p>0.222273</text:p>
          </table:table-cell>
          <table:table-cell office:value-type="float" office:value="0.531165" calcext:value-type="float">
            <text:p>0.531165</text:p>
          </table:table-cell>
          <table:table-cell office:value-type="float" office:value="0.603092" calcext:value-type="float">
            <text:p>0.603092</text:p>
          </table:table-cell>
          <table:table-cell table:number-columns-repeated="36"/>
          <table:table-cell table:formula="of:=MIN([.A141:.BL141])" office:value-type="float" office:value="0.222273" calcext:value-type="float">
            <text:p>0.222273</text:p>
          </table:table-cell>
          <table:table-cell table:formula="of:=MAX([.A141:.BL141])" office:value-type="float" office:value="1.82788" calcext:value-type="float">
            <text:p>1.82788</text:p>
          </table:table-cell>
          <table:table-cell table:number-columns-repeated="7"/>
        </table:table-row>
        <table:table-row table:style-name="ro2">
          <table:table-cell office:value-type="float" office:value="0.272625" calcext:value-type="float">
            <text:p>0.272625</text:p>
          </table:table-cell>
          <table:table-cell office:value-type="float" office:value="0.304706" calcext:value-type="float">
            <text:p>0.304706</text:p>
          </table:table-cell>
          <table:table-cell office:value-type="float" office:value="0.358117" calcext:value-type="float">
            <text:p>0.358117</text:p>
          </table:table-cell>
          <table:table-cell office:value-type="float" office:value="0.395051" calcext:value-type="float">
            <text:p>0.395051</text:p>
          </table:table-cell>
          <table:table-cell office:value-type="float" office:value="0.264719" calcext:value-type="float">
            <text:p>0.264719</text:p>
          </table:table-cell>
          <table:table-cell office:value-type="float" office:value="0.412882" calcext:value-type="float">
            <text:p>0.412882</text:p>
          </table:table-cell>
          <table:table-cell office:value-type="float" office:value="0.637932" calcext:value-type="float">
            <text:p>0.637932</text:p>
          </table:table-cell>
          <table:table-cell office:value-type="float" office:value="0.654427" calcext:value-type="float">
            <text:p>0.654427</text:p>
          </table:table-cell>
          <table:table-cell office:value-type="float" office:value="0.360721" calcext:value-type="float">
            <text:p>0.360721</text:p>
          </table:table-cell>
          <table:table-cell office:value-type="float" office:value="0.639025" calcext:value-type="float">
            <text:p>0.639025</text:p>
          </table:table-cell>
          <table:table-cell office:value-type="float" office:value="0.957068" calcext:value-type="float">
            <text:p>0.957068</text:p>
          </table:table-cell>
          <table:table-cell office:value-type="float" office:value="0.610733" calcext:value-type="float">
            <text:p>0.610733</text:p>
          </table:table-cell>
          <table:table-cell office:value-type="float" office:value="0.567187" calcext:value-type="float">
            <text:p>0.567187</text:p>
          </table:table-cell>
          <table:table-cell office:value-type="float" office:value="0.353354" calcext:value-type="float">
            <text:p>0.353354</text:p>
          </table:table-cell>
          <table:table-cell office:value-type="float" office:value="0.318098" calcext:value-type="float">
            <text:p>0.318098</text:p>
          </table:table-cell>
          <table:table-cell office:value-type="float" office:value="0.37297" calcext:value-type="float">
            <text:p>0.37297</text:p>
          </table:table-cell>
          <table:table-cell office:value-type="float" office:value="1.29029" calcext:value-type="float">
            <text:p>1.29029</text:p>
          </table:table-cell>
          <table:table-cell office:value-type="float" office:value="0.5263" calcext:value-type="float">
            <text:p>0.5263</text:p>
          </table:table-cell>
          <table:table-cell office:value-type="float" office:value="0.453669" calcext:value-type="float">
            <text:p>0.453669</text:p>
          </table:table-cell>
          <table:table-cell office:value-type="float" office:value="1.60259" calcext:value-type="float">
            <text:p>1.60259</text:p>
          </table:table-cell>
          <table:table-cell office:value-type="float" office:value="0.598255" calcext:value-type="float">
            <text:p>0.598255</text:p>
          </table:table-cell>
          <table:table-cell office:value-type="float" office:value="1.63043" calcext:value-type="float">
            <text:p>1.63043</text:p>
          </table:table-cell>
          <table:table-cell office:value-type="float" office:value="0.367467" calcext:value-type="float">
            <text:p>0.367467</text:p>
          </table:table-cell>
          <table:table-cell office:value-type="float" office:value="1.41208" calcext:value-type="float">
            <text:p>1.41208</text:p>
          </table:table-cell>
          <table:table-cell office:value-type="float" office:value="0.892506" calcext:value-type="float">
            <text:p>0.892506</text:p>
          </table:table-cell>
          <table:table-cell office:value-type="float" office:value="1.86389" calcext:value-type="float">
            <text:p>1.86389</text:p>
          </table:table-cell>
          <table:table-cell office:value-type="float" office:value="1.88026" calcext:value-type="float">
            <text:p>1.88026</text:p>
          </table:table-cell>
          <table:table-cell office:value-type="float" office:value="1.26045" calcext:value-type="float">
            <text:p>1.26045</text:p>
          </table:table-cell>
          <table:table-cell office:value-type="float" office:value="0.312105" calcext:value-type="float">
            <text:p>0.312105</text:p>
          </table:table-cell>
          <table:table-cell office:value-type="float" office:value="1.37932" calcext:value-type="float">
            <text:p>1.37932</text:p>
          </table:table-cell>
          <table:table-cell office:value-type="float" office:value="0.534242" calcext:value-type="float">
            <text:p>0.534242</text:p>
          </table:table-cell>
          <table:table-cell office:value-type="float" office:value="0.223615" calcext:value-type="float">
            <text:p>0.223615</text:p>
          </table:table-cell>
          <table:table-cell table:number-columns-repeated="36"/>
          <table:table-cell table:formula="of:=MIN([.A142:.BL142])" office:value-type="float" office:value="0.223615" calcext:value-type="float">
            <text:p>0.223615</text:p>
          </table:table-cell>
          <table:table-cell table:formula="of:=MAX([.A142:.BL142])" office:value-type="float" office:value="1.88026" calcext:value-type="float">
            <text:p>1.88026</text:p>
          </table:table-cell>
          <table:table-cell table:number-columns-repeated="7"/>
        </table:table-row>
        <table:table-row table:style-name="ro2">
          <table:table-cell office:value-type="float" office:value="0.283352" calcext:value-type="float">
            <text:p>0.283352</text:p>
          </table:table-cell>
          <table:table-cell office:value-type="float" office:value="0.301764" calcext:value-type="float">
            <text:p>0.301764</text:p>
          </table:table-cell>
          <table:table-cell office:value-type="float" office:value="0.280815" calcext:value-type="float">
            <text:p>0.280815</text:p>
          </table:table-cell>
          <table:table-cell office:value-type="float" office:value="0.307991" calcext:value-type="float">
            <text:p>0.307991</text:p>
          </table:table-cell>
          <table:table-cell office:value-type="float" office:value="0.346439" calcext:value-type="float">
            <text:p>0.346439</text:p>
          </table:table-cell>
          <table:table-cell office:value-type="float" office:value="0.400455" calcext:value-type="float">
            <text:p>0.400455</text:p>
          </table:table-cell>
          <table:table-cell office:value-type="float" office:value="0.318343" calcext:value-type="float">
            <text:p>0.318343</text:p>
          </table:table-cell>
          <table:table-cell office:value-type="float" office:value="0.969005" calcext:value-type="float">
            <text:p>0.969005</text:p>
          </table:table-cell>
          <table:table-cell office:value-type="float" office:value="0.360603" calcext:value-type="float">
            <text:p>0.360603</text:p>
          </table:table-cell>
          <table:table-cell office:value-type="float" office:value="0.631528" calcext:value-type="float">
            <text:p>0.631528</text:p>
          </table:table-cell>
          <table:table-cell office:value-type="float" office:value="0.61142" calcext:value-type="float">
            <text:p>0.61142</text:p>
          </table:table-cell>
          <table:table-cell office:value-type="float" office:value="0.558679" calcext:value-type="float">
            <text:p>0.558679</text:p>
          </table:table-cell>
          <table:table-cell office:value-type="float" office:value="0.567258" calcext:value-type="float">
            <text:p>0.567258</text:p>
          </table:table-cell>
          <table:table-cell office:value-type="float" office:value="0.356606" calcext:value-type="float">
            <text:p>0.356606</text:p>
          </table:table-cell>
          <table:table-cell office:value-type="float" office:value="1.37008" calcext:value-type="float">
            <text:p>1.37008</text:p>
          </table:table-cell>
          <table:table-cell office:value-type="float" office:value="0.404892" calcext:value-type="float">
            <text:p>0.404892</text:p>
          </table:table-cell>
          <table:table-cell office:value-type="float" office:value="0.337401" calcext:value-type="float">
            <text:p>0.337401</text:p>
          </table:table-cell>
          <table:table-cell office:value-type="float" office:value="1.01049" calcext:value-type="float">
            <text:p>1.01049</text:p>
          </table:table-cell>
          <table:table-cell office:value-type="float" office:value="0.523072" calcext:value-type="float">
            <text:p>0.523072</text:p>
          </table:table-cell>
          <table:table-cell office:value-type="float" office:value="1.21265" calcext:value-type="float">
            <text:p>1.21265</text:p>
          </table:table-cell>
          <table:table-cell office:value-type="float" office:value="0.333208" calcext:value-type="float">
            <text:p>0.333208</text:p>
          </table:table-cell>
          <table:table-cell office:value-type="float" office:value="1.05503" calcext:value-type="float">
            <text:p>1.05503</text:p>
          </table:table-cell>
          <table:table-cell office:value-type="float" office:value="1.41597" calcext:value-type="float">
            <text:p>1.41597</text:p>
          </table:table-cell>
          <table:table-cell office:value-type="float" office:value="1.06996" calcext:value-type="float">
            <text:p>1.06996</text:p>
          </table:table-cell>
          <table:table-cell office:value-type="float" office:value="1.18182" calcext:value-type="float">
            <text:p>1.18182</text:p>
          </table:table-cell>
          <table:table-cell office:value-type="float" office:value="0.913054" calcext:value-type="float">
            <text:p>0.913054</text:p>
          </table:table-cell>
          <table:table-cell office:value-type="float" office:value="1.21673" calcext:value-type="float">
            <text:p>1.21673</text:p>
          </table:table-cell>
          <table:table-cell office:value-type="float" office:value="1.64362" calcext:value-type="float">
            <text:p>1.64362</text:p>
          </table:table-cell>
          <table:table-cell office:value-type="float" office:value="0.539483" calcext:value-type="float">
            <text:p>0.539483</text:p>
          </table:table-cell>
          <table:table-cell office:value-type="float" office:value="0.324434" calcext:value-type="float">
            <text:p>0.324434</text:p>
          </table:table-cell>
          <table:table-cell office:value-type="float" office:value="2.06674" calcext:value-type="float">
            <text:p>2.06674</text:p>
          </table:table-cell>
          <table:table-cell office:value-type="float" office:value="0.15245" calcext:value-type="float">
            <text:p>0.15245</text:p>
          </table:table-cell>
          <table:table-cell table:number-columns-repeated="36"/>
          <table:table-cell table:formula="of:=MIN([.A143:.BL143])" office:value-type="float" office:value="0.15245" calcext:value-type="float">
            <text:p>0.15245</text:p>
          </table:table-cell>
          <table:table-cell table:formula="of:=MAX([.A143:.BL143])" office:value-type="float" office:value="2.06674" calcext:value-type="float">
            <text:p>2.06674</text:p>
          </table:table-cell>
          <table:table-cell table:number-columns-repeated="7"/>
        </table:table-row>
        <table:table-row table:style-name="ro2">
          <table:table-cell office:value-type="float" office:value="0.286992" calcext:value-type="float">
            <text:p>0.286992</text:p>
          </table:table-cell>
          <table:table-cell office:value-type="float" office:value="0.30055" calcext:value-type="float">
            <text:p>0.30055</text:p>
          </table:table-cell>
          <table:table-cell office:value-type="float" office:value="0.317777" calcext:value-type="float">
            <text:p>0.317777</text:p>
          </table:table-cell>
          <table:table-cell office:value-type="float" office:value="0.333287" calcext:value-type="float">
            <text:p>0.333287</text:p>
          </table:table-cell>
          <table:table-cell office:value-type="float" office:value="0.285895" calcext:value-type="float">
            <text:p>0.285895</text:p>
          </table:table-cell>
          <table:table-cell office:value-type="float" office:value="0.33784" calcext:value-type="float">
            <text:p>0.33784</text:p>
          </table:table-cell>
          <table:table-cell office:value-type="float" office:value="0.309034" calcext:value-type="float">
            <text:p>0.309034</text:p>
          </table:table-cell>
          <table:table-cell office:value-type="float" office:value="0.360142" calcext:value-type="float">
            <text:p>0.360142</text:p>
          </table:table-cell>
          <table:table-cell office:value-type="float" office:value="0.663314" calcext:value-type="float">
            <text:p>0.663314</text:p>
          </table:table-cell>
          <table:table-cell office:value-type="float" office:value="0.322078" calcext:value-type="float">
            <text:p>0.322078</text:p>
          </table:table-cell>
          <table:table-cell office:value-type="float" office:value="0.301607" calcext:value-type="float">
            <text:p>0.301607</text:p>
          </table:table-cell>
          <table:table-cell office:value-type="float" office:value="0.333736" calcext:value-type="float">
            <text:p>0.333736</text:p>
          </table:table-cell>
          <table:table-cell office:value-type="float" office:value="0.277826" calcext:value-type="float">
            <text:p>0.277826</text:p>
          </table:table-cell>
          <table:table-cell office:value-type="float" office:value="0.344804" calcext:value-type="float">
            <text:p>0.344804</text:p>
          </table:table-cell>
          <table:table-cell office:value-type="float" office:value="0.336411" calcext:value-type="float">
            <text:p>0.336411</text:p>
          </table:table-cell>
          <table:table-cell office:value-type="float" office:value="1.31859" calcext:value-type="float">
            <text:p>1.31859</text:p>
          </table:table-cell>
          <table:table-cell office:value-type="float" office:value="0.990637" calcext:value-type="float">
            <text:p>0.990637</text:p>
          </table:table-cell>
          <table:table-cell office:value-type="float" office:value="1.33421" calcext:value-type="float">
            <text:p>1.33421</text:p>
          </table:table-cell>
          <table:table-cell office:value-type="float" office:value="1.54865" calcext:value-type="float">
            <text:p>1.54865</text:p>
          </table:table-cell>
          <table:table-cell office:value-type="float" office:value="0.961579" calcext:value-type="float">
            <text:p>0.961579</text:p>
          </table:table-cell>
          <table:table-cell office:value-type="float" office:value="1.27287" calcext:value-type="float">
            <text:p>1.27287</text:p>
          </table:table-cell>
          <table:table-cell office:value-type="float" office:value="0.920911" calcext:value-type="float">
            <text:p>0.920911</text:p>
          </table:table-cell>
          <table:table-cell office:value-type="float" office:value="1.3183" calcext:value-type="float">
            <text:p>1.3183</text:p>
          </table:table-cell>
          <table:table-cell office:value-type="float" office:value="0.325603" calcext:value-type="float">
            <text:p>0.325603</text:p>
          </table:table-cell>
          <table:table-cell office:value-type="float" office:value="0.812304" calcext:value-type="float">
            <text:p>0.812304</text:p>
          </table:table-cell>
          <table:table-cell office:value-type="float" office:value="0.556108" calcext:value-type="float">
            <text:p>0.556108</text:p>
          </table:table-cell>
          <table:table-cell office:value-type="float" office:value="0.929935" calcext:value-type="float">
            <text:p>0.929935</text:p>
          </table:table-cell>
          <table:table-cell office:value-type="float" office:value="1.97263" calcext:value-type="float">
            <text:p>1.97263</text:p>
          </table:table-cell>
          <table:table-cell office:value-type="float" office:value="1.9994" calcext:value-type="float">
            <text:p>1.9994</text:p>
          </table:table-cell>
          <table:table-cell office:value-type="float" office:value="0.712853" calcext:value-type="float">
            <text:p>0.712853</text:p>
          </table:table-cell>
          <table:table-cell office:value-type="float" office:value="1.73582" calcext:value-type="float">
            <text:p>1.73582</text:p>
          </table:table-cell>
          <table:table-cell office:value-type="float" office:value="0.0760942" calcext:value-type="float">
            <text:p>0.0760942</text:p>
          </table:table-cell>
          <table:table-cell table:number-columns-repeated="36"/>
          <table:table-cell table:formula="of:=MIN([.A144:.BL144])" office:value-type="float" office:value="0.0760942" calcext:value-type="float">
            <text:p>0.0760942</text:p>
          </table:table-cell>
          <table:table-cell table:formula="of:=MAX([.A144:.BL144])" office:value-type="float" office:value="1.9994" calcext:value-type="float">
            <text:p>1.9994</text:p>
          </table:table-cell>
          <table:table-cell table:number-columns-repeated="7"/>
        </table:table-row>
        <table:table-row table:style-name="ro2">
          <table:table-cell office:value-type="float" office:value="0.275569" calcext:value-type="float">
            <text:p>0.275569</text:p>
          </table:table-cell>
          <table:table-cell office:value-type="float" office:value="0.303955" calcext:value-type="float">
            <text:p>0.303955</text:p>
          </table:table-cell>
          <table:table-cell office:value-type="float" office:value="0.330214" calcext:value-type="float">
            <text:p>0.330214</text:p>
          </table:table-cell>
          <table:table-cell office:value-type="float" office:value="0.376068" calcext:value-type="float">
            <text:p>0.376068</text:p>
          </table:table-cell>
          <table:table-cell office:value-type="float" office:value="0.330472" calcext:value-type="float">
            <text:p>0.330472</text:p>
          </table:table-cell>
          <table:table-cell office:value-type="float" office:value="0.339932" calcext:value-type="float">
            <text:p>0.339932</text:p>
          </table:table-cell>
          <table:table-cell office:value-type="float" office:value="0.324327" calcext:value-type="float">
            <text:p>0.324327</text:p>
          </table:table-cell>
          <table:table-cell office:value-type="float" office:value="0.332705" calcext:value-type="float">
            <text:p>0.332705</text:p>
          </table:table-cell>
          <table:table-cell office:value-type="float" office:value="0.2911" calcext:value-type="float">
            <text:p>0.2911</text:p>
          </table:table-cell>
          <table:table-cell office:value-type="float" office:value="0.329869" calcext:value-type="float">
            <text:p>0.329869</text:p>
          </table:table-cell>
          <table:table-cell office:value-type="float" office:value="0.325157" calcext:value-type="float">
            <text:p>0.325157</text:p>
          </table:table-cell>
          <table:table-cell office:value-type="float" office:value="0.341149" calcext:value-type="float">
            <text:p>0.341149</text:p>
          </table:table-cell>
          <table:table-cell office:value-type="float" office:value="1.00533" calcext:value-type="float">
            <text:p>1.00533</text:p>
          </table:table-cell>
          <table:table-cell office:value-type="float" office:value="0.312865" calcext:value-type="float">
            <text:p>0.312865</text:p>
          </table:table-cell>
          <table:table-cell office:value-type="float" office:value="0.333028" calcext:value-type="float">
            <text:p>0.333028</text:p>
          </table:table-cell>
          <table:table-cell office:value-type="float" office:value="0.332449" calcext:value-type="float">
            <text:p>0.332449</text:p>
          </table:table-cell>
          <table:table-cell office:value-type="float" office:value="1.20251" calcext:value-type="float">
            <text:p>1.20251</text:p>
          </table:table-cell>
          <table:table-cell office:value-type="float" office:value="0.971197" calcext:value-type="float">
            <text:p>0.971197</text:p>
          </table:table-cell>
          <table:table-cell office:value-type="float" office:value="0.338763" calcext:value-type="float">
            <text:p>0.338763</text:p>
          </table:table-cell>
          <table:table-cell office:value-type="float" office:value="0.328659" calcext:value-type="float">
            <text:p>0.328659</text:p>
          </table:table-cell>
          <table:table-cell office:value-type="float" office:value="1.57594" calcext:value-type="float">
            <text:p>1.57594</text:p>
          </table:table-cell>
          <table:table-cell office:value-type="float" office:value="0.919711" calcext:value-type="float">
            <text:p>0.919711</text:p>
          </table:table-cell>
          <table:table-cell office:value-type="float" office:value="0.966186" calcext:value-type="float">
            <text:p>0.966186</text:p>
          </table:table-cell>
          <table:table-cell office:value-type="float" office:value="0.293762" calcext:value-type="float">
            <text:p>0.293762</text:p>
          </table:table-cell>
          <table:table-cell office:value-type="float" office:value="1.35106" calcext:value-type="float">
            <text:p>1.35106</text:p>
          </table:table-cell>
          <table:table-cell office:value-type="float" office:value="1.14995" calcext:value-type="float">
            <text:p>1.14995</text:p>
          </table:table-cell>
          <table:table-cell office:value-type="float" office:value="1.60992" calcext:value-type="float">
            <text:p>1.60992</text:p>
          </table:table-cell>
          <table:table-cell office:value-type="float" office:value="1.91608" calcext:value-type="float">
            <text:p>1.91608</text:p>
          </table:table-cell>
          <table:table-cell office:value-type="float" office:value="0.297707" calcext:value-type="float">
            <text:p>0.297707</text:p>
          </table:table-cell>
          <table:table-cell office:value-type="float" office:value="0.217016" calcext:value-type="float">
            <text:p>0.217016</text:p>
          </table:table-cell>
          <table:table-cell office:value-type="float" office:value="0.149556" calcext:value-type="float">
            <text:p>0.149556</text:p>
          </table:table-cell>
          <table:table-cell office:value-type="float" office:value="0.124489" calcext:value-type="float">
            <text:p>0.124489</text:p>
          </table:table-cell>
          <table:table-cell table:number-columns-repeated="36"/>
          <table:table-cell table:formula="of:=MIN([.A145:.BL145])" office:value-type="float" office:value="0.124489" calcext:value-type="float">
            <text:p>0.124489</text:p>
          </table:table-cell>
          <table:table-cell table:formula="of:=MAX([.A145:.BL145])" office:value-type="float" office:value="1.91608" calcext:value-type="float">
            <text:p>1.91608</text:p>
          </table:table-cell>
          <table:table-cell table:number-columns-repeated="7"/>
        </table:table-row>
        <table:table-row table:style-name="ro2">
          <table:table-cell office:value-type="float" office:value="0.218583" calcext:value-type="float">
            <text:p>0.218583</text:p>
          </table:table-cell>
          <table:table-cell office:value-type="float" office:value="0.213668" calcext:value-type="float">
            <text:p>0.213668</text:p>
          </table:table-cell>
          <table:table-cell office:value-type="float" office:value="0.220962" calcext:value-type="float">
            <text:p>0.220962</text:p>
          </table:table-cell>
          <table:table-cell office:value-type="float" office:value="0.215759" calcext:value-type="float">
            <text:p>0.215759</text:p>
          </table:table-cell>
          <table:table-cell office:value-type="float" office:value="0.879062" calcext:value-type="float">
            <text:p>0.879062</text:p>
          </table:table-cell>
          <table:table-cell office:value-type="float" office:value="0.66429" calcext:value-type="float">
            <text:p>0.66429</text:p>
          </table:table-cell>
          <table:table-cell office:value-type="float" office:value="0.450762" calcext:value-type="float">
            <text:p>0.450762</text:p>
          </table:table-cell>
          <table:table-cell office:value-type="float" office:value="0.263763" calcext:value-type="float">
            <text:p>0.263763</text:p>
          </table:table-cell>
          <table:table-cell office:value-type="float" office:value="0.263174" calcext:value-type="float">
            <text:p>0.263174</text:p>
          </table:table-cell>
          <table:table-cell office:value-type="float" office:value="0.467645" calcext:value-type="float">
            <text:p>0.467645</text:p>
          </table:table-cell>
          <table:table-cell office:value-type="float" office:value="0.639013" calcext:value-type="float">
            <text:p>0.639013</text:p>
          </table:table-cell>
          <table:table-cell office:value-type="float" office:value="0.610658" calcext:value-type="float">
            <text:p>0.610658</text:p>
          </table:table-cell>
          <table:table-cell office:value-type="float" office:value="0.402776" calcext:value-type="float">
            <text:p>0.402776</text:p>
          </table:table-cell>
          <table:table-cell office:value-type="float" office:value="0.703157" calcext:value-type="float">
            <text:p>0.703157</text:p>
          </table:table-cell>
          <table:table-cell office:value-type="float" office:value="1.60036" calcext:value-type="float">
            <text:p>1.60036</text:p>
          </table:table-cell>
          <table:table-cell office:value-type="float" office:value="1.39331" calcext:value-type="float">
            <text:p>1.39331</text:p>
          </table:table-cell>
          <table:table-cell office:value-type="float" office:value="1.18093" calcext:value-type="float">
            <text:p>1.18093</text:p>
          </table:table-cell>
          <table:table-cell office:value-type="float" office:value="0.968449" calcext:value-type="float">
            <text:p>0.968449</text:p>
          </table:table-cell>
          <table:table-cell office:value-type="float" office:value="0.888723" calcext:value-type="float">
            <text:p>0.888723</text:p>
          </table:table-cell>
          <table:table-cell office:value-type="float" office:value="0.858684" calcext:value-type="float">
            <text:p>0.858684</text:p>
          </table:table-cell>
          <table:table-cell office:value-type="float" office:value="0.64795" calcext:value-type="float">
            <text:p>0.64795</text:p>
          </table:table-cell>
          <table:table-cell office:value-type="float" office:value="0.438341" calcext:value-type="float">
            <text:p>0.438341</text:p>
          </table:table-cell>
          <table:table-cell office:value-type="float" office:value="1.02333" calcext:value-type="float">
            <text:p>1.02333</text:p>
          </table:table-cell>
          <table:table-cell office:value-type="float" office:value="0.454826" calcext:value-type="float">
            <text:p>0.454826</text:p>
          </table:table-cell>
          <table:table-cell office:value-type="float" office:value="1.20904" calcext:value-type="float">
            <text:p>1.20904</text:p>
          </table:table-cell>
          <table:table-cell office:value-type="float" office:value="1.21431" calcext:value-type="float">
            <text:p>1.21431</text:p>
          </table:table-cell>
          <table:table-cell office:value-type="float" office:value="0.290552" calcext:value-type="float">
            <text:p>0.290552</text:p>
          </table:table-cell>
          <table:table-cell office:value-type="float" office:value="0.252004" calcext:value-type="float">
            <text:p>0.252004</text:p>
          </table:table-cell>
          <table:table-cell office:value-type="float" office:value="0.81144" calcext:value-type="float">
            <text:p>0.81144</text:p>
          </table:table-cell>
          <table:table-cell office:value-type="float" office:value="0.862447" calcext:value-type="float">
            <text:p>0.862447</text:p>
          </table:table-cell>
          <table:table-cell office:value-type="float" office:value="0.863023" calcext:value-type="float">
            <text:p>0.863023</text:p>
          </table:table-cell>
          <table:table-cell office:value-type="float" office:value="0.234641" calcext:value-type="float">
            <text:p>0.234641</text:p>
          </table:table-cell>
          <table:table-cell table:number-columns-repeated="36"/>
          <table:table-cell table:formula="of:=MIN([.A146:.BL146])" office:value-type="float" office:value="0.213668" calcext:value-type="float">
            <text:p>0.213668</text:p>
          </table:table-cell>
          <table:table-cell table:formula="of:=MAX([.A146:.BL146])" office:value-type="float" office:value="1.60036" calcext:value-type="float">
            <text:p>1.60036</text:p>
          </table:table-cell>
          <table:table-cell table:number-columns-repeated="7"/>
        </table:table-row>
        <table:table-row table:style-name="ro2">
          <table:table-cell office:value-type="float" office:value="0.277582" calcext:value-type="float">
            <text:p>0.277582</text:p>
          </table:table-cell>
          <table:table-cell office:value-type="float" office:value="0.284261" calcext:value-type="float">
            <text:p>0.284261</text:p>
          </table:table-cell>
          <table:table-cell office:value-type="float" office:value="0.248636" calcext:value-type="float">
            <text:p>0.248636</text:p>
          </table:table-cell>
          <table:table-cell office:value-type="float" office:value="0.822596" calcext:value-type="float">
            <text:p>0.822596</text:p>
          </table:table-cell>
          <table:table-cell office:value-type="float" office:value="0.55049" calcext:value-type="float">
            <text:p>0.55049</text:p>
          </table:table-cell>
          <table:table-cell office:value-type="float" office:value="0.555979" calcext:value-type="float">
            <text:p>0.555979</text:p>
          </table:table-cell>
          <table:table-cell office:value-type="float" office:value="0.296735" calcext:value-type="float">
            <text:p>0.296735</text:p>
          </table:table-cell>
          <table:table-cell office:value-type="float" office:value="0.309069" calcext:value-type="float">
            <text:p>0.309069</text:p>
          </table:table-cell>
          <table:table-cell office:value-type="float" office:value="0.267445" calcext:value-type="float">
            <text:p>0.267445</text:p>
          </table:table-cell>
          <table:table-cell office:value-type="float" office:value="0.274173" calcext:value-type="float">
            <text:p>0.274173</text:p>
          </table:table-cell>
          <table:table-cell office:value-type="float" office:value="0.176436" calcext:value-type="float">
            <text:p>0.176436</text:p>
          </table:table-cell>
          <table:table-cell office:value-type="float" office:value="0.455601" calcext:value-type="float">
            <text:p>0.455601</text:p>
          </table:table-cell>
          <table:table-cell office:value-type="float" office:value="0.549094" calcext:value-type="float">
            <text:p>0.549094</text:p>
          </table:table-cell>
          <table:table-cell office:value-type="float" office:value="0.492036" calcext:value-type="float">
            <text:p>0.492036</text:p>
          </table:table-cell>
          <table:table-cell office:value-type="float" office:value="0.689089" calcext:value-type="float">
            <text:p>0.689089</text:p>
          </table:table-cell>
          <table:table-cell office:value-type="float" office:value="0.321861" calcext:value-type="float">
            <text:p>0.321861</text:p>
          </table:table-cell>
          <table:table-cell office:value-type="float" office:value="0.258049" calcext:value-type="float">
            <text:p>0.258049</text:p>
          </table:table-cell>
          <table:table-cell office:value-type="float" office:value="1.62514" calcext:value-type="float">
            <text:p>1.62514</text:p>
          </table:table-cell>
          <table:table-cell office:value-type="float" office:value="1.34921" calcext:value-type="float">
            <text:p>1.34921</text:p>
          </table:table-cell>
          <table:table-cell office:value-type="float" office:value="1.06646" calcext:value-type="float">
            <text:p>1.06646</text:p>
          </table:table-cell>
          <table:table-cell office:value-type="float" office:value="0.281659" calcext:value-type="float">
            <text:p>0.281659</text:p>
          </table:table-cell>
          <table:table-cell office:value-type="float" office:value="1.64831" calcext:value-type="float">
            <text:p>1.64831</text:p>
          </table:table-cell>
          <table:table-cell office:value-type="float" office:value="0.861816" calcext:value-type="float">
            <text:p>0.861816</text:p>
          </table:table-cell>
          <table:table-cell office:value-type="float" office:value="0.217833" calcext:value-type="float">
            <text:p>0.217833</text:p>
          </table:table-cell>
          <table:table-cell office:value-type="float" office:value="1.05285" calcext:value-type="float">
            <text:p>1.05285</text:p>
          </table:table-cell>
          <table:table-cell office:value-type="float" office:value="1.06414" calcext:value-type="float">
            <text:p>1.06414</text:p>
          </table:table-cell>
          <table:table-cell office:value-type="float" office:value="0.531309" calcext:value-type="float">
            <text:p>0.531309</text:p>
          </table:table-cell>
          <table:table-cell office:value-type="float" office:value="0.388664" calcext:value-type="float">
            <text:p>0.388664</text:p>
          </table:table-cell>
          <table:table-cell office:value-type="float" office:value="1.1525" calcext:value-type="float">
            <text:p>1.1525</text:p>
          </table:table-cell>
          <table:table-cell office:value-type="float" office:value="0.108054" calcext:value-type="float">
            <text:p>0.108054</text:p>
          </table:table-cell>
          <table:table-cell office:value-type="float" office:value="0.232765" calcext:value-type="float">
            <text:p>0.232765</text:p>
          </table:table-cell>
          <table:table-cell office:value-type="float" office:value="0.0756412" calcext:value-type="float">
            <text:p>0.0756412</text:p>
          </table:table-cell>
          <table:table-cell table:number-columns-repeated="36"/>
          <table:table-cell table:formula="of:=MIN([.A147:.BL147])" office:value-type="float" office:value="0.0756412" calcext:value-type="float">
            <text:p>0.0756412</text:p>
          </table:table-cell>
          <table:table-cell table:formula="of:=MAX([.A147:.BL147])" office:value-type="float" office:value="1.64831" calcext:value-type="float">
            <text:p>1.64831</text:p>
          </table:table-cell>
          <table:table-cell table:number-columns-repeated="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2">
          <table:table-cell office:value-type="float" office:value="0.181" calcext:value-type="float">
            <text:p>0.181</text:p>
          </table:table-cell>
          <table:table-cell office:value-type="float" office:value="0.234631" calcext:value-type="float">
            <text:p>0.234631</text:p>
          </table:table-cell>
          <table:table-cell office:value-type="float" office:value="0.218982" calcext:value-type="float">
            <text:p>0.218982</text:p>
          </table:table-cell>
          <table:table-cell office:value-type="float" office:value="0.221576" calcext:value-type="float">
            <text:p>0.221576</text:p>
          </table:table-cell>
          <table:table-cell office:value-type="float" office:value="0.220806" calcext:value-type="float">
            <text:p>0.220806</text:p>
          </table:table-cell>
          <table:table-cell office:value-type="float" office:value="0.220567" calcext:value-type="float">
            <text:p>0.220567</text:p>
          </table:table-cell>
          <table:table-cell office:value-type="float" office:value="0.224709" calcext:value-type="float">
            <text:p>0.224709</text:p>
          </table:table-cell>
          <table:table-cell office:value-type="float" office:value="0.215952" calcext:value-type="float">
            <text:p>0.215952</text:p>
          </table:table-cell>
          <table:table-cell office:value-type="float" office:value="0.219649" calcext:value-type="float">
            <text:p>0.219649</text:p>
          </table:table-cell>
          <table:table-cell office:value-type="float" office:value="1.07019" calcext:value-type="float">
            <text:p>1.07019</text:p>
          </table:table-cell>
          <table:table-cell office:value-type="float" office:value="0.221049" calcext:value-type="float">
            <text:p>0.221049</text:p>
          </table:table-cell>
          <table:table-cell office:value-type="float" office:value="0.92554" calcext:value-type="float">
            <text:p>0.92554</text:p>
          </table:table-cell>
          <table:table-cell office:value-type="float" office:value="0.853392" calcext:value-type="float">
            <text:p>0.853392</text:p>
          </table:table-cell>
          <table:table-cell office:value-type="float" office:value="0.804626" calcext:value-type="float">
            <text:p>0.804626</text:p>
          </table:table-cell>
          <table:table-cell office:value-type="float" office:value="0.845998" calcext:value-type="float">
            <text:p>0.845998</text:p>
          </table:table-cell>
          <table:table-cell office:value-type="float" office:value="0.653095" calcext:value-type="float">
            <text:p>0.653095</text:p>
          </table:table-cell>
          <table:table-cell office:value-type="float" office:value="0.804675" calcext:value-type="float">
            <text:p>0.804675</text:p>
          </table:table-cell>
          <table:table-cell office:value-type="float" office:value="0.531436" calcext:value-type="float">
            <text:p>0.531436</text:p>
          </table:table-cell>
          <table:table-cell office:value-type="float" office:value="0.771849" calcext:value-type="float">
            <text:p>0.771849</text:p>
          </table:table-cell>
          <table:table-cell office:value-type="float" office:value="0.823972" calcext:value-type="float">
            <text:p>0.823972</text:p>
          </table:table-cell>
          <table:table-cell office:value-type="float" office:value="0.85908" calcext:value-type="float">
            <text:p>0.85908</text:p>
          </table:table-cell>
          <table:table-cell office:value-type="float" office:value="1.39196" calcext:value-type="float">
            <text:p>1.39196</text:p>
          </table:table-cell>
          <table:table-cell office:value-type="float" office:value="1.17904" calcext:value-type="float">
            <text:p>1.17904</text:p>
          </table:table-cell>
          <table:table-cell office:value-type="float" office:value="0.988315" calcext:value-type="float">
            <text:p>0.988315</text:p>
          </table:table-cell>
          <table:table-cell office:value-type="float" office:value="0.795458" calcext:value-type="float">
            <text:p>0.795458</text:p>
          </table:table-cell>
          <table:table-cell office:value-type="float" office:value="0.847591" calcext:value-type="float">
            <text:p>0.847591</text:p>
          </table:table-cell>
          <table:table-cell office:value-type="float" office:value="0.658274" calcext:value-type="float">
            <text:p>0.658274</text:p>
          </table:table-cell>
          <table:table-cell office:value-type="float" office:value="0.660712" calcext:value-type="float">
            <text:p>0.660712</text:p>
          </table:table-cell>
          <table:table-cell office:value-type="float" office:value="1.81123" calcext:value-type="float">
            <text:p>1.81123</text:p>
          </table:table-cell>
          <table:table-cell office:value-type="float" office:value="1.7094" calcext:value-type="float">
            <text:p>1.7094</text:p>
          </table:table-cell>
          <table:table-cell office:value-type="float" office:value="0.840821" calcext:value-type="float">
            <text:p>0.840821</text:p>
          </table:table-cell>
          <table:table-cell office:value-type="float" office:value="0.744924" calcext:value-type="float">
            <text:p>0.744924</text:p>
          </table:table-cell>
          <table:table-cell office:value-type="float" office:value="0.759505" calcext:value-type="float">
            <text:p>0.759505</text:p>
          </table:table-cell>
          <table:table-cell office:value-type="float" office:value="1.31834" calcext:value-type="float">
            <text:p>1.31834</text:p>
          </table:table-cell>
          <table:table-cell office:value-type="float" office:value="0.720783" calcext:value-type="float">
            <text:p>0.720783</text:p>
          </table:table-cell>
          <table:table-cell office:value-type="float" office:value="0.777013" calcext:value-type="float">
            <text:p>0.777013</text:p>
          </table:table-cell>
          <table:table-cell office:value-type="float" office:value="0.697091" calcext:value-type="float">
            <text:p>0.697091</text:p>
          </table:table-cell>
          <table:table-cell office:value-type="float" office:value="0.696244" calcext:value-type="float">
            <text:p>0.696244</text:p>
          </table:table-cell>
          <table:table-cell office:value-type="float" office:value="0.775894" calcext:value-type="float">
            <text:p>0.775894</text:p>
          </table:table-cell>
          <table:table-cell office:value-type="float" office:value="0.715798" calcext:value-type="float">
            <text:p>0.715798</text:p>
          </table:table-cell>
          <table:table-cell office:value-type="float" office:value="0.657375" calcext:value-type="float">
            <text:p>0.657375</text:p>
          </table:table-cell>
          <table:table-cell office:value-type="float" office:value="2.04624" calcext:value-type="float">
            <text:p>2.04624</text:p>
          </table:table-cell>
          <table:table-cell office:value-type="float" office:value="0.75506" calcext:value-type="float">
            <text:p>0.75506</text:p>
          </table:table-cell>
          <table:table-cell office:value-type="float" office:value="2.08639" calcext:value-type="float">
            <text:p>2.08639</text:p>
          </table:table-cell>
          <table:table-cell office:value-type="float" office:value="0.640812" calcext:value-type="float">
            <text:p>0.640812</text:p>
          </table:table-cell>
          <table:table-cell office:value-type="float" office:value="0.765606" calcext:value-type="float">
            <text:p>0.765606</text:p>
          </table:table-cell>
          <table:table-cell office:value-type="float" office:value="0.797862" calcext:value-type="float">
            <text:p>0.797862</text:p>
          </table:table-cell>
          <table:table-cell office:value-type="float" office:value="0.825863" calcext:value-type="float">
            <text:p>0.825863</text:p>
          </table:table-cell>
          <table:table-cell table:number-columns-repeated="20"/>
          <table:table-cell table:formula="of:=MIN([.A149:.BL149])" office:value-type="float" office:value="0.181" calcext:value-type="float">
            <text:p>0.181</text:p>
          </table:table-cell>
          <table:table-cell table:formula="of:=MAX([.A149:.BL149])" office:value-type="float" office:value="2.08639" calcext:value-type="float">
            <text:p>2.08639</text:p>
          </table:table-cell>
          <table:table-cell table:number-columns-repeated="7"/>
        </table:table-row>
        <table:table-row table:style-name="ro2">
          <table:table-cell office:value-type="float" office:value="0.188193" calcext:value-type="float">
            <text:p>0.188193</text:p>
          </table:table-cell>
          <table:table-cell office:value-type="float" office:value="0.19044" calcext:value-type="float">
            <text:p>0.19044</text:p>
          </table:table-cell>
          <table:table-cell office:value-type="float" office:value="0.192036" calcext:value-type="float">
            <text:p>0.192036</text:p>
          </table:table-cell>
          <table:table-cell office:value-type="float" office:value="0.577152" calcext:value-type="float">
            <text:p>0.577152</text:p>
          </table:table-cell>
          <table:table-cell office:value-type="float" office:value="0.397434" calcext:value-type="float">
            <text:p>0.397434</text:p>
          </table:table-cell>
          <table:table-cell office:value-type="float" office:value="0.240699" calcext:value-type="float">
            <text:p>0.240699</text:p>
          </table:table-cell>
          <table:table-cell office:value-type="float" office:value="0.291852" calcext:value-type="float">
            <text:p>0.291852</text:p>
          </table:table-cell>
          <table:table-cell office:value-type="float" office:value="0.263728" calcext:value-type="float">
            <text:p>0.263728</text:p>
          </table:table-cell>
          <table:table-cell office:value-type="float" office:value="0.272972" calcext:value-type="float">
            <text:p>0.272972</text:p>
          </table:table-cell>
          <table:table-cell office:value-type="float" office:value="0.462177" calcext:value-type="float">
            <text:p>0.462177</text:p>
          </table:table-cell>
          <table:table-cell office:value-type="float" office:value="0.37263" calcext:value-type="float">
            <text:p>0.37263</text:p>
          </table:table-cell>
          <table:table-cell office:value-type="float" office:value="1.05211" calcext:value-type="float">
            <text:p>1.05211</text:p>
          </table:table-cell>
          <table:table-cell office:value-type="float" office:value="0.869658" calcext:value-type="float">
            <text:p>0.869658</text:p>
          </table:table-cell>
          <table:table-cell office:value-type="float" office:value="0.683343" calcext:value-type="float">
            <text:p>0.683343</text:p>
          </table:table-cell>
          <table:table-cell office:value-type="float" office:value="0.264889" calcext:value-type="float">
            <text:p>0.264889</text:p>
          </table:table-cell>
          <table:table-cell office:value-type="float" office:value="0.320471" calcext:value-type="float">
            <text:p>0.320471</text:p>
          </table:table-cell>
          <table:table-cell office:value-type="float" office:value="1.21853" calcext:value-type="float">
            <text:p>1.21853</text:p>
          </table:table-cell>
          <table:table-cell office:value-type="float" office:value="1.03558" calcext:value-type="float">
            <text:p>1.03558</text:p>
          </table:table-cell>
          <table:table-cell office:value-type="float" office:value="1.16125" calcext:value-type="float">
            <text:p>1.16125</text:p>
          </table:table-cell>
          <table:table-cell office:value-type="float" office:value="0.362147" calcext:value-type="float">
            <text:p>0.362147</text:p>
          </table:table-cell>
          <table:table-cell office:value-type="float" office:value="0.732849" calcext:value-type="float">
            <text:p>0.732849</text:p>
          </table:table-cell>
          <table:table-cell office:value-type="float" office:value="0.280548" calcext:value-type="float">
            <text:p>0.280548</text:p>
          </table:table-cell>
          <table:table-cell office:value-type="float" office:value="0.594" calcext:value-type="float">
            <text:p>0.594</text:p>
          </table:table-cell>
          <table:table-cell office:value-type="float" office:value="0.276694" calcext:value-type="float">
            <text:p>0.276694</text:p>
          </table:table-cell>
          <table:table-cell office:value-type="float" office:value="1.20262" calcext:value-type="float">
            <text:p>1.20262</text:p>
          </table:table-cell>
          <table:table-cell office:value-type="float" office:value="0.794201" calcext:value-type="float">
            <text:p>0.794201</text:p>
          </table:table-cell>
          <table:table-cell office:value-type="float" office:value="0.310657" calcext:value-type="float">
            <text:p>0.310657</text:p>
          </table:table-cell>
          <table:table-cell office:value-type="float" office:value="0.268424" calcext:value-type="float">
            <text:p>0.268424</text:p>
          </table:table-cell>
          <table:table-cell office:value-type="float" office:value="0.812871" calcext:value-type="float">
            <text:p>0.812871</text:p>
          </table:table-cell>
          <table:table-cell office:value-type="float" office:value="1.33219" calcext:value-type="float">
            <text:p>1.33219</text:p>
          </table:table-cell>
          <table:table-cell office:value-type="float" office:value="0.861187" calcext:value-type="float">
            <text:p>0.861187</text:p>
          </table:table-cell>
          <table:table-cell office:value-type="float" office:value="0.788493" calcext:value-type="float">
            <text:p>0.788493</text:p>
          </table:table-cell>
          <table:table-cell office:value-type="float" office:value="0.919712" calcext:value-type="float">
            <text:p>0.919712</text:p>
          </table:table-cell>
          <table:table-cell office:value-type="float" office:value="0.91824" calcext:value-type="float">
            <text:p>0.91824</text:p>
          </table:table-cell>
          <table:table-cell office:value-type="float" office:value="0.918295" calcext:value-type="float">
            <text:p>0.918295</text:p>
          </table:table-cell>
          <table:table-cell office:value-type="float" office:value="0.22797" calcext:value-type="float">
            <text:p>0.22797</text:p>
          </table:table-cell>
          <table:table-cell office:value-type="float" office:value="0.313759" calcext:value-type="float">
            <text:p>0.313759</text:p>
          </table:table-cell>
          <table:table-cell office:value-type="float" office:value="1.50267" calcext:value-type="float">
            <text:p>1.50267</text:p>
          </table:table-cell>
          <table:table-cell office:value-type="float" office:value="1.26135" calcext:value-type="float">
            <text:p>1.26135</text:p>
          </table:table-cell>
          <table:table-cell office:value-type="float" office:value="1.54125" calcext:value-type="float">
            <text:p>1.54125</text:p>
          </table:table-cell>
          <table:table-cell office:value-type="float" office:value="0.198245" calcext:value-type="float">
            <text:p>0.198245</text:p>
          </table:table-cell>
          <table:table-cell office:value-type="float" office:value="0.326387" calcext:value-type="float">
            <text:p>0.326387</text:p>
          </table:table-cell>
          <table:table-cell office:value-type="float" office:value="0.300871" calcext:value-type="float">
            <text:p>0.300871</text:p>
          </table:table-cell>
          <table:table-cell office:value-type="float" office:value="0.223463" calcext:value-type="float">
            <text:p>0.223463</text:p>
          </table:table-cell>
          <table:table-cell office:value-type="float" office:value="1.75075" calcext:value-type="float">
            <text:p>1.75075</text:p>
          </table:table-cell>
          <table:table-cell office:value-type="float" office:value="0.367998" calcext:value-type="float">
            <text:p>0.367998</text:p>
          </table:table-cell>
          <table:table-cell office:value-type="float" office:value="0.119418" calcext:value-type="float">
            <text:p>0.119418</text:p>
          </table:table-cell>
          <table:table-cell office:value-type="float" office:value="0.0690689" calcext:value-type="float">
            <text:p>0.0690689</text:p>
          </table:table-cell>
          <table:table-cell table:number-columns-repeated="20"/>
          <table:table-cell table:formula="of:=MIN([.A150:.BL150])" office:value-type="float" office:value="0.0690689" calcext:value-type="float">
            <text:p>0.0690689</text:p>
          </table:table-cell>
          <table:table-cell table:formula="of:=MAX([.A150:.BL150])" office:value-type="float" office:value="1.75075" calcext:value-type="float">
            <text:p>1.75075</text:p>
          </table:table-cell>
          <table:table-cell table:number-columns-repeated="7"/>
        </table:table-row>
        <table:table-row table:style-name="ro2">
          <table:table-cell office:value-type="float" office:value="0.184396" calcext:value-type="float">
            <text:p>0.184396</text:p>
          </table:table-cell>
          <table:table-cell office:value-type="float" office:value="0.217415" calcext:value-type="float">
            <text:p>0.217415</text:p>
          </table:table-cell>
          <table:table-cell office:value-type="float" office:value="0.248326" calcext:value-type="float">
            <text:p>0.248326</text:p>
          </table:table-cell>
          <table:table-cell office:value-type="float" office:value="0.206959" calcext:value-type="float">
            <text:p>0.206959</text:p>
          </table:table-cell>
          <table:table-cell office:value-type="float" office:value="0.213441" calcext:value-type="float">
            <text:p>0.213441</text:p>
          </table:table-cell>
          <table:table-cell office:value-type="float" office:value="0.254598" calcext:value-type="float">
            <text:p>0.254598</text:p>
          </table:table-cell>
          <table:table-cell office:value-type="float" office:value="0.197629" calcext:value-type="float">
            <text:p>0.197629</text:p>
          </table:table-cell>
          <table:table-cell office:value-type="float" office:value="0.212141" calcext:value-type="float">
            <text:p>0.212141</text:p>
          </table:table-cell>
          <table:table-cell office:value-type="float" office:value="0.242637" calcext:value-type="float">
            <text:p>0.242637</text:p>
          </table:table-cell>
          <table:table-cell office:value-type="float" office:value="0.196467" calcext:value-type="float">
            <text:p>0.196467</text:p>
          </table:table-cell>
          <table:table-cell office:value-type="float" office:value="0.218485" calcext:value-type="float">
            <text:p>0.218485</text:p>
          </table:table-cell>
          <table:table-cell office:value-type="float" office:value="0.216159" calcext:value-type="float">
            <text:p>0.216159</text:p>
          </table:table-cell>
          <table:table-cell office:value-type="float" office:value="0.241103" calcext:value-type="float">
            <text:p>0.241103</text:p>
          </table:table-cell>
          <table:table-cell office:value-type="float" office:value="0.23012" calcext:value-type="float">
            <text:p>0.23012</text:p>
          </table:table-cell>
          <table:table-cell office:value-type="float" office:value="0.222818" calcext:value-type="float">
            <text:p>0.222818</text:p>
          </table:table-cell>
          <table:table-cell office:value-type="float" office:value="0.230518" calcext:value-type="float">
            <text:p>0.230518</text:p>
          </table:table-cell>
          <table:table-cell office:value-type="float" office:value="0.195743" calcext:value-type="float">
            <text:p>0.195743</text:p>
          </table:table-cell>
          <table:table-cell office:value-type="float" office:value="0.216147" calcext:value-type="float">
            <text:p>0.216147</text:p>
          </table:table-cell>
          <table:table-cell office:value-type="float" office:value="0.209534" calcext:value-type="float">
            <text:p>0.209534</text:p>
          </table:table-cell>
          <table:table-cell office:value-type="float" office:value="0.195117" calcext:value-type="float">
            <text:p>0.195117</text:p>
          </table:table-cell>
          <table:table-cell office:value-type="float" office:value="1.53026" calcext:value-type="float">
            <text:p>1.53026</text:p>
          </table:table-cell>
          <table:table-cell office:value-type="float" office:value="0.213378" calcext:value-type="float">
            <text:p>0.213378</text:p>
          </table:table-cell>
          <table:table-cell office:value-type="float" office:value="1.35749" calcext:value-type="float">
            <text:p>1.35749</text:p>
          </table:table-cell>
          <table:table-cell office:value-type="float" office:value="1.33112" calcext:value-type="float">
            <text:p>1.33112</text:p>
          </table:table-cell>
          <table:table-cell office:value-type="float" office:value="0.244066" calcext:value-type="float">
            <text:p>0.244066</text:p>
          </table:table-cell>
          <table:table-cell office:value-type="float" office:value="1.27489" calcext:value-type="float">
            <text:p>1.27489</text:p>
          </table:table-cell>
          <table:table-cell office:value-type="float" office:value="0.229294" calcext:value-type="float">
            <text:p>0.229294</text:p>
          </table:table-cell>
          <table:table-cell office:value-type="float" office:value="0.238328" calcext:value-type="float">
            <text:p>0.238328</text:p>
          </table:table-cell>
          <table:table-cell office:value-type="float" office:value="0.244825" calcext:value-type="float">
            <text:p>0.244825</text:p>
          </table:table-cell>
          <table:table-cell office:value-type="float" office:value="1.51001" calcext:value-type="float">
            <text:p>1.51001</text:p>
          </table:table-cell>
          <table:table-cell office:value-type="float" office:value="0.236917" calcext:value-type="float">
            <text:p>0.236917</text:p>
          </table:table-cell>
          <table:table-cell office:value-type="float" office:value="0.254107" calcext:value-type="float">
            <text:p>0.254107</text:p>
          </table:table-cell>
          <table:table-cell office:value-type="float" office:value="0.9781" calcext:value-type="float">
            <text:p>0.9781</text:p>
          </table:table-cell>
          <table:table-cell office:value-type="float" office:value="1.59308" calcext:value-type="float">
            <text:p>1.59308</text:p>
          </table:table-cell>
          <table:table-cell office:value-type="float" office:value="1.32504" calcext:value-type="float">
            <text:p>1.32504</text:p>
          </table:table-cell>
          <table:table-cell office:value-type="float" office:value="0.450656" calcext:value-type="float">
            <text:p>0.450656</text:p>
          </table:table-cell>
          <table:table-cell office:value-type="float" office:value="0.496142" calcext:value-type="float">
            <text:p>0.496142</text:p>
          </table:table-cell>
          <table:table-cell office:value-type="float" office:value="1.17367" calcext:value-type="float">
            <text:p>1.17367</text:p>
          </table:table-cell>
          <table:table-cell office:value-type="float" office:value="1.34039" calcext:value-type="float">
            <text:p>1.34039</text:p>
          </table:table-cell>
          <table:table-cell office:value-type="float" office:value="2.12132" calcext:value-type="float">
            <text:p>2.12132</text:p>
          </table:table-cell>
          <table:table-cell office:value-type="float" office:value="1.0843" calcext:value-type="float">
            <text:p>1.0843</text:p>
          </table:table-cell>
          <table:table-cell office:value-type="float" office:value="2.22496" calcext:value-type="float">
            <text:p>2.22496</text:p>
          </table:table-cell>
          <table:table-cell office:value-type="float" office:value="2.22976" calcext:value-type="float">
            <text:p>2.22976</text:p>
          </table:table-cell>
          <table:table-cell office:value-type="float" office:value="0.435473" calcext:value-type="float">
            <text:p>0.435473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1.60027" calcext:value-type="float">
            <text:p>1.60027</text:p>
          </table:table-cell>
          <table:table-cell office:value-type="float" office:value="1.37088" calcext:value-type="float">
            <text:p>1.37088</text:p>
          </table:table-cell>
          <table:table-cell office:value-type="float" office:value="2.04711" calcext:value-type="float">
            <text:p>2.04711</text:p>
          </table:table-cell>
          <table:table-cell table:number-columns-repeated="20"/>
          <table:table-cell table:formula="of:=MIN([.A151:.BL151])" office:value-type="float" office:value="0.184396" calcext:value-type="float">
            <text:p>0.184396</text:p>
          </table:table-cell>
          <table:table-cell table:formula="of:=MAX([.A151:.BL151])" office:value-type="float" office:value="2.22976" calcext:value-type="float">
            <text:p>2.22976</text:p>
          </table:table-cell>
          <table:table-cell table:number-columns-repeated="7"/>
        </table:table-row>
        <table:table-row table:style-name="ro2">
          <table:table-cell office:value-type="float" office:value="0.148107" calcext:value-type="float">
            <text:p>0.148107</text:p>
          </table:table-cell>
          <table:table-cell office:value-type="float" office:value="0.183059" calcext:value-type="float">
            <text:p>0.183059</text:p>
          </table:table-cell>
          <table:table-cell office:value-type="float" office:value="0.234768" calcext:value-type="float">
            <text:p>0.234768</text:p>
          </table:table-cell>
          <table:table-cell office:value-type="float" office:value="0.146601" calcext:value-type="float">
            <text:p>0.146601</text:p>
          </table:table-cell>
          <table:table-cell office:value-type="float" office:value="0.170191" calcext:value-type="float">
            <text:p>0.170191</text:p>
          </table:table-cell>
          <table:table-cell office:value-type="float" office:value="0.206318" calcext:value-type="float">
            <text:p>0.206318</text:p>
          </table:table-cell>
          <table:table-cell office:value-type="float" office:value="0.194904" calcext:value-type="float">
            <text:p>0.194904</text:p>
          </table:table-cell>
          <table:table-cell office:value-type="float" office:value="0.26368" calcext:value-type="float">
            <text:p>0.26368</text:p>
          </table:table-cell>
          <table:table-cell office:value-type="float" office:value="0.156874" calcext:value-type="float">
            <text:p>0.156874</text:p>
          </table:table-cell>
          <table:table-cell office:value-type="float" office:value="0.176508" calcext:value-type="float">
            <text:p>0.176508</text:p>
          </table:table-cell>
          <table:table-cell office:value-type="float" office:value="0.175064" calcext:value-type="float">
            <text:p>0.175064</text:p>
          </table:table-cell>
          <table:table-cell office:value-type="float" office:value="0.19431" calcext:value-type="float">
            <text:p>0.19431</text:p>
          </table:table-cell>
          <table:table-cell office:value-type="float" office:value="0.131552" calcext:value-type="float">
            <text:p>0.131552</text:p>
          </table:table-cell>
          <table:table-cell office:value-type="float" office:value="0.17379" calcext:value-type="float">
            <text:p>0.17379</text:p>
          </table:table-cell>
          <table:table-cell office:value-type="float" office:value="0.175755" calcext:value-type="float">
            <text:p>0.175755</text:p>
          </table:table-cell>
          <table:table-cell office:value-type="float" office:value="0.129676" calcext:value-type="float">
            <text:p>0.129676</text:p>
          </table:table-cell>
          <table:table-cell office:value-type="float" office:value="0.951936" calcext:value-type="float">
            <text:p>0.951936</text:p>
          </table:table-cell>
          <table:table-cell office:value-type="float" office:value="0.186061" calcext:value-type="float">
            <text:p>0.186061</text:p>
          </table:table-cell>
          <table:table-cell office:value-type="float" office:value="0.18555" calcext:value-type="float">
            <text:p>0.18555</text:p>
          </table:table-cell>
          <table:table-cell office:value-type="float" office:value="0.535305" calcext:value-type="float">
            <text:p>0.535305</text:p>
          </table:table-cell>
          <table:table-cell office:value-type="float" office:value="0.431583" calcext:value-type="float">
            <text:p>0.431583</text:p>
          </table:table-cell>
          <table:table-cell office:value-type="float" office:value="1.00667" calcext:value-type="float">
            <text:p>1.00667</text:p>
          </table:table-cell>
          <table:table-cell office:value-type="float" office:value="0.563992" calcext:value-type="float">
            <text:p>0.563992</text:p>
          </table:table-cell>
          <table:table-cell office:value-type="float" office:value="0.352832" calcext:value-type="float">
            <text:p>0.352832</text:p>
          </table:table-cell>
          <table:table-cell office:value-type="float" office:value="0.444499" calcext:value-type="float">
            <text:p>0.444499</text:p>
          </table:table-cell>
          <table:table-cell office:value-type="float" office:value="1.02699" calcext:value-type="float">
            <text:p>1.02699</text:p>
          </table:table-cell>
          <table:table-cell office:value-type="float" office:value="0.313637" calcext:value-type="float">
            <text:p>0.313637</text:p>
          </table:table-cell>
          <table:table-cell office:value-type="float" office:value="0.393382" calcext:value-type="float">
            <text:p>0.393382</text:p>
          </table:table-cell>
          <table:table-cell office:value-type="float" office:value="1.23255" calcext:value-type="float">
            <text:p>1.23255</text:p>
          </table:table-cell>
          <table:table-cell office:value-type="float" office:value="1.24391" calcext:value-type="float">
            <text:p>1.24391</text:p>
          </table:table-cell>
          <table:table-cell office:value-type="float" office:value="0.350216" calcext:value-type="float">
            <text:p>0.350216</text:p>
          </table:table-cell>
          <table:table-cell office:value-type="float" office:value="0.475657" calcext:value-type="float">
            <text:p>0.475657</text:p>
          </table:table-cell>
          <table:table-cell office:value-type="float" office:value="0.425002" calcext:value-type="float">
            <text:p>0.425002</text:p>
          </table:table-cell>
          <table:table-cell office:value-type="float" office:value="0.427588" calcext:value-type="float">
            <text:p>0.427588</text:p>
          </table:table-cell>
          <table:table-cell office:value-type="float" office:value="0.23761" calcext:value-type="float">
            <text:p>0.23761</text:p>
          </table:table-cell>
          <table:table-cell office:value-type="float" office:value="1.08809" calcext:value-type="float">
            <text:p>1.08809</text:p>
          </table:table-cell>
          <table:table-cell office:value-type="float" office:value="0.542528" calcext:value-type="float">
            <text:p>0.542528</text:p>
          </table:table-cell>
          <table:table-cell office:value-type="float" office:value="0.963812" calcext:value-type="float">
            <text:p>0.963812</text:p>
          </table:table-cell>
          <table:table-cell office:value-type="float" office:value="1.44039" calcext:value-type="float">
            <text:p>1.44039</text:p>
          </table:table-cell>
          <table:table-cell office:value-type="float" office:value="1.01806" calcext:value-type="float">
            <text:p>1.01806</text:p>
          </table:table-cell>
          <table:table-cell office:value-type="float" office:value="0.452014" calcext:value-type="float">
            <text:p>0.452014</text:p>
          </table:table-cell>
          <table:table-cell office:value-type="float" office:value="0.390978" calcext:value-type="float">
            <text:p>0.390978</text:p>
          </table:table-cell>
          <table:table-cell office:value-type="float" office:value="0.29877" calcext:value-type="float">
            <text:p>0.29877</text:p>
          </table:table-cell>
          <table:table-cell office:value-type="float" office:value="0.459026" calcext:value-type="float">
            <text:p>0.459026</text:p>
          </table:table-cell>
          <table:table-cell office:value-type="float" office:value="0.319539" calcext:value-type="float">
            <text:p>0.319539</text:p>
          </table:table-cell>
          <table:table-cell office:value-type="float" office:value="1.35551" calcext:value-type="float">
            <text:p>1.35551</text:p>
          </table:table-cell>
          <table:table-cell office:value-type="float" office:value="0.545598" calcext:value-type="float">
            <text:p>0.545598</text:p>
          </table:table-cell>
          <table:table-cell office:value-type="float" office:value="0.0397968" calcext:value-type="float">
            <text:p>0.0397968</text:p>
          </table:table-cell>
          <table:table-cell table:number-columns-repeated="20"/>
          <table:table-cell table:formula="of:=MIN([.A152:.BL152])" office:value-type="float" office:value="0.0397968" calcext:value-type="float">
            <text:p>0.0397968</text:p>
          </table:table-cell>
          <table:table-cell table:formula="of:=MAX([.A152:.BL152])" office:value-type="float" office:value="1.44039" calcext:value-type="float">
            <text:p>1.44039</text:p>
          </table:table-cell>
          <table:table-cell table:number-columns-repeated="7"/>
        </table:table-row>
        <table:table-row table:style-name="ro2">
          <table:table-cell office:value-type="float" office:value="0.181026" calcext:value-type="float">
            <text:p>0.181026</text:p>
          </table:table-cell>
          <table:table-cell office:value-type="float" office:value="0.23534" calcext:value-type="float">
            <text:p>0.23534</text:p>
          </table:table-cell>
          <table:table-cell office:value-type="float" office:value="0.245656" calcext:value-type="float">
            <text:p>0.245656</text:p>
          </table:table-cell>
          <table:table-cell office:value-type="float" office:value="0.202176" calcext:value-type="float">
            <text:p>0.202176</text:p>
          </table:table-cell>
          <table:table-cell office:value-type="float" office:value="0.253524" calcext:value-type="float">
            <text:p>0.253524</text:p>
          </table:table-cell>
          <table:table-cell office:value-type="float" office:value="0.23097" calcext:value-type="float">
            <text:p>0.23097</text:p>
          </table:table-cell>
          <table:table-cell office:value-type="float" office:value="0.319675" calcext:value-type="float">
            <text:p>0.319675</text:p>
          </table:table-cell>
          <table:table-cell office:value-type="float" office:value="0.200895" calcext:value-type="float">
            <text:p>0.200895</text:p>
          </table:table-cell>
          <table:table-cell office:value-type="float" office:value="0.174556" calcext:value-type="float">
            <text:p>0.174556</text:p>
          </table:table-cell>
          <table:table-cell office:value-type="float" office:value="0.249179" calcext:value-type="float">
            <text:p>0.249179</text:p>
          </table:table-cell>
          <table:table-cell office:value-type="float" office:value="0.160976" calcext:value-type="float">
            <text:p>0.160976</text:p>
          </table:table-cell>
          <table:table-cell office:value-type="float" office:value="0.367098" calcext:value-type="float">
            <text:p>0.367098</text:p>
          </table:table-cell>
          <table:table-cell office:value-type="float" office:value="0.184714" calcext:value-type="float">
            <text:p>0.184714</text:p>
          </table:table-cell>
          <table:table-cell office:value-type="float" office:value="0.220616" calcext:value-type="float">
            <text:p>0.220616</text:p>
          </table:table-cell>
          <table:table-cell office:value-type="float" office:value="0.169152" calcext:value-type="float">
            <text:p>0.169152</text:p>
          </table:table-cell>
          <table:table-cell office:value-type="float" office:value="0.82821" calcext:value-type="float">
            <text:p>0.82821</text:p>
          </table:table-cell>
          <table:table-cell office:value-type="float" office:value="0.649533" calcext:value-type="float">
            <text:p>0.649533</text:p>
          </table:table-cell>
          <table:table-cell office:value-type="float" office:value="0.137878" calcext:value-type="float">
            <text:p>0.137878</text:p>
          </table:table-cell>
          <table:table-cell office:value-type="float" office:value="0.150993" calcext:value-type="float">
            <text:p>0.150993</text:p>
          </table:table-cell>
          <table:table-cell office:value-type="float" office:value="0.254803" calcext:value-type="float">
            <text:p>0.254803</text:p>
          </table:table-cell>
          <table:table-cell office:value-type="float" office:value="0.135604" calcext:value-type="float">
            <text:p>0.135604</text:p>
          </table:table-cell>
          <table:table-cell office:value-type="float" office:value="0.154769" calcext:value-type="float">
            <text:p>0.154769</text:p>
          </table:table-cell>
          <table:table-cell office:value-type="float" office:value="0.190735" calcext:value-type="float">
            <text:p>0.190735</text:p>
          </table:table-cell>
          <table:table-cell office:value-type="float" office:value="0.198743" calcext:value-type="float">
            <text:p>0.198743</text:p>
          </table:table-cell>
          <table:table-cell office:value-type="float" office:value="0.897597" calcext:value-type="float">
            <text:p>0.897597</text:p>
          </table:table-cell>
          <table:table-cell office:value-type="float" office:value="0.160966" calcext:value-type="float">
            <text:p>0.160966</text:p>
          </table:table-cell>
          <table:table-cell office:value-type="float" office:value="0.534435" calcext:value-type="float">
            <text:p>0.534435</text:p>
          </table:table-cell>
          <table:table-cell office:value-type="float" office:value="0.212518" calcext:value-type="float">
            <text:p>0.212518</text:p>
          </table:table-cell>
          <table:table-cell office:value-type="float" office:value="0.388205" calcext:value-type="float">
            <text:p>0.388205</text:p>
          </table:table-cell>
          <table:table-cell office:value-type="float" office:value="0.333038" calcext:value-type="float">
            <text:p>0.333038</text:p>
          </table:table-cell>
          <table:table-cell office:value-type="float" office:value="0.821933" calcext:value-type="float">
            <text:p>0.821933</text:p>
          </table:table-cell>
          <table:table-cell office:value-type="float" office:value="0.249184" calcext:value-type="float">
            <text:p>0.249184</text:p>
          </table:table-cell>
          <table:table-cell office:value-type="float" office:value="0.943839" calcext:value-type="float">
            <text:p>0.943839</text:p>
          </table:table-cell>
          <table:table-cell office:value-type="float" office:value="0.927815" calcext:value-type="float">
            <text:p>0.927815</text:p>
          </table:table-cell>
          <table:table-cell office:value-type="float" office:value="0.76425" calcext:value-type="float">
            <text:p>0.76425</text:p>
          </table:table-cell>
          <table:table-cell office:value-type="float" office:value="0.790815" calcext:value-type="float">
            <text:p>0.790815</text:p>
          </table:table-cell>
          <table:table-cell office:value-type="float" office:value="0.575573" calcext:value-type="float">
            <text:p>0.575573</text:p>
          </table:table-cell>
          <table:table-cell office:value-type="float" office:value="0.81571" calcext:value-type="float">
            <text:p>0.81571</text:p>
          </table:table-cell>
          <table:table-cell office:value-type="float" office:value="0.656748" calcext:value-type="float">
            <text:p>0.656748</text:p>
          </table:table-cell>
          <table:table-cell office:value-type="float" office:value="0.451769" calcext:value-type="float">
            <text:p>0.451769</text:p>
          </table:table-cell>
          <table:table-cell office:value-type="float" office:value="0.721007" calcext:value-type="float">
            <text:p>0.721007</text:p>
          </table:table-cell>
          <table:table-cell office:value-type="float" office:value="0.736581" calcext:value-type="float">
            <text:p>0.736581</text:p>
          </table:table-cell>
          <table:table-cell office:value-type="float" office:value="0.549017" calcext:value-type="float">
            <text:p>0.549017</text:p>
          </table:table-cell>
          <table:table-cell office:value-type="float" office:value="0.605094" calcext:value-type="float">
            <text:p>0.605094</text:p>
          </table:table-cell>
          <table:table-cell office:value-type="float" office:value="0.376205" calcext:value-type="float">
            <text:p>0.376205</text:p>
          </table:table-cell>
          <table:table-cell office:value-type="float" office:value="0.986762" calcext:value-type="float">
            <text:p>0.986762</text:p>
          </table:table-cell>
          <table:table-cell office:value-type="float" office:value="0.417795" calcext:value-type="float">
            <text:p>0.417795</text:p>
          </table:table-cell>
          <table:table-cell office:value-type="float" office:value="0.426766" calcext:value-type="float">
            <text:p>0.426766</text:p>
          </table:table-cell>
          <table:table-cell table:number-columns-repeated="20"/>
          <table:table-cell table:formula="of:=MIN([.A153:.BL153])" office:value-type="float" office:value="0.135604" calcext:value-type="float">
            <text:p>0.135604</text:p>
          </table:table-cell>
          <table:table-cell table:formula="of:=MAX([.A153:.BL153])" office:value-type="float" office:value="0.986762" calcext:value-type="float">
            <text:p>0.986762</text:p>
          </table:table-cell>
          <table:table-cell table:number-columns-repeated="7"/>
        </table:table-row>
        <table:table-row table:style-name="ro2">
          <table:table-cell office:value-type="float" office:value="0.104557" calcext:value-type="float">
            <text:p>0.104557</text:p>
          </table:table-cell>
          <table:table-cell office:value-type="float" office:value="0.171809" calcext:value-type="float">
            <text:p>0.171809</text:p>
          </table:table-cell>
          <table:table-cell office:value-type="float" office:value="0.0984681" calcext:value-type="float">
            <text:p>0.0984681</text:p>
          </table:table-cell>
          <table:table-cell office:value-type="float" office:value="0.171731" calcext:value-type="float">
            <text:p>0.171731</text:p>
          </table:table-cell>
          <table:table-cell office:value-type="float" office:value="0.0944319" calcext:value-type="float">
            <text:p>0.0944319</text:p>
          </table:table-cell>
          <table:table-cell office:value-type="float" office:value="0.182201" calcext:value-type="float">
            <text:p>0.182201</text:p>
          </table:table-cell>
          <table:table-cell office:value-type="float" office:value="0.452909" calcext:value-type="float">
            <text:p>0.452909</text:p>
          </table:table-cell>
          <table:table-cell office:value-type="float" office:value="0.302286" calcext:value-type="float">
            <text:p>0.302286</text:p>
          </table:table-cell>
          <table:table-cell office:value-type="float" office:value="0.161289" calcext:value-type="float">
            <text:p>0.161289</text:p>
          </table:table-cell>
          <table:table-cell office:value-type="float" office:value="0.0919771" calcext:value-type="float">
            <text:p>0.0919771</text:p>
          </table:table-cell>
          <table:table-cell office:value-type="float" office:value="0.229484" calcext:value-type="float">
            <text:p>0.229484</text:p>
          </table:table-cell>
          <table:table-cell office:value-type="float" office:value="0.096415" calcext:value-type="float">
            <text:p>0.096415</text:p>
          </table:table-cell>
          <table:table-cell office:value-type="float" office:value="0.338829" calcext:value-type="float">
            <text:p>0.338829</text:p>
          </table:table-cell>
          <table:table-cell office:value-type="float" office:value="0.416033" calcext:value-type="float">
            <text:p>0.416033</text:p>
          </table:table-cell>
          <table:table-cell office:value-type="float" office:value="0.424117" calcext:value-type="float">
            <text:p>0.424117</text:p>
          </table:table-cell>
          <table:table-cell office:value-type="float" office:value="0.357827" calcext:value-type="float">
            <text:p>0.357827</text:p>
          </table:table-cell>
          <table:table-cell office:value-type="float" office:value="0.273521" calcext:value-type="float">
            <text:p>0.273521</text:p>
          </table:table-cell>
          <table:table-cell office:value-type="float" office:value="0.0965071" calcext:value-type="float">
            <text:p>0.0965071</text:p>
          </table:table-cell>
          <table:table-cell office:value-type="float" office:value="0.254925" calcext:value-type="float">
            <text:p>0.254925</text:p>
          </table:table-cell>
          <table:table-cell office:value-type="float" office:value="0.646177" calcext:value-type="float">
            <text:p>0.646177</text:p>
          </table:table-cell>
          <table:table-cell office:value-type="float" office:value="0.330097" calcext:value-type="float">
            <text:p>0.330097</text:p>
          </table:table-cell>
          <table:table-cell office:value-type="float" office:value="0.326749" calcext:value-type="float">
            <text:p>0.326749</text:p>
          </table:table-cell>
          <table:table-cell office:value-type="float" office:value="0.526087" calcext:value-type="float">
            <text:p>0.526087</text:p>
          </table:table-cell>
          <table:table-cell office:value-type="float" office:value="0.25278" calcext:value-type="float">
            <text:p>0.25278</text:p>
          </table:table-cell>
          <table:table-cell office:value-type="float" office:value="0.231434" calcext:value-type="float">
            <text:p>0.231434</text:p>
          </table:table-cell>
          <table:table-cell office:value-type="float" office:value="1.50047" calcext:value-type="float">
            <text:p>1.50047</text:p>
          </table:table-cell>
          <table:table-cell office:value-type="float" office:value="1.44952" calcext:value-type="float">
            <text:p>1.44952</text:p>
          </table:table-cell>
          <table:table-cell office:value-type="float" office:value="1.40235" calcext:value-type="float">
            <text:p>1.40235</text:p>
          </table:table-cell>
          <table:table-cell office:value-type="float" office:value="0.260221" calcext:value-type="float">
            <text:p>0.260221</text:p>
          </table:table-cell>
          <table:table-cell office:value-type="float" office:value="1.36709" calcext:value-type="float">
            <text:p>1.36709</text:p>
          </table:table-cell>
          <table:table-cell office:value-type="float" office:value="0.271087" calcext:value-type="float">
            <text:p>0.271087</text:p>
          </table:table-cell>
          <table:table-cell office:value-type="float" office:value="0.188211" calcext:value-type="float">
            <text:p>0.188211</text:p>
          </table:table-cell>
          <table:table-cell office:value-type="float" office:value="1.35369" calcext:value-type="float">
            <text:p>1.35369</text:p>
          </table:table-cell>
          <table:table-cell office:value-type="float" office:value="1.13577" calcext:value-type="float">
            <text:p>1.13577</text:p>
          </table:table-cell>
          <table:table-cell office:value-type="float" office:value="1.12385" calcext:value-type="float">
            <text:p>1.12385</text:p>
          </table:table-cell>
          <table:table-cell office:value-type="float" office:value="1.30192" calcext:value-type="float">
            <text:p>1.30192</text:p>
          </table:table-cell>
          <table:table-cell office:value-type="float" office:value="0.931586" calcext:value-type="float">
            <text:p>0.931586</text:p>
          </table:table-cell>
          <table:table-cell office:value-type="float" office:value="0.812514" calcext:value-type="float">
            <text:p>0.812514</text:p>
          </table:table-cell>
          <table:table-cell office:value-type="float" office:value="1.05202" calcext:value-type="float">
            <text:p>1.05202</text:p>
          </table:table-cell>
          <table:table-cell office:value-type="float" office:value="1.30414" calcext:value-type="float">
            <text:p>1.30414</text:p>
          </table:table-cell>
          <table:table-cell office:value-type="float" office:value="0.812818" calcext:value-type="float">
            <text:p>0.812818</text:p>
          </table:table-cell>
          <table:table-cell office:value-type="float" office:value="1.35349" calcext:value-type="float">
            <text:p>1.35349</text:p>
          </table:table-cell>
          <table:table-cell office:value-type="float" office:value="0.935432" calcext:value-type="float">
            <text:p>0.935432</text:p>
          </table:table-cell>
          <table:table-cell office:value-type="float" office:value="0.133449" calcext:value-type="float">
            <text:p>0.133449</text:p>
          </table:table-cell>
          <table:table-cell office:value-type="float" office:value="0.532818" calcext:value-type="float">
            <text:p>0.532818</text:p>
          </table:table-cell>
          <table:table-cell office:value-type="float" office:value="0.218858" calcext:value-type="float">
            <text:p>0.218858</text:p>
          </table:table-cell>
          <table:table-cell office:value-type="float" office:value="0.066709" calcext:value-type="float">
            <text:p>0.066709</text:p>
          </table:table-cell>
          <table:table-cell office:value-type="float" office:value="0.0867009" calcext:value-type="float">
            <text:p>0.0867009</text:p>
          </table:table-cell>
          <table:table-cell table:number-columns-repeated="20"/>
          <table:table-cell table:formula="of:=MIN([.A154:.BL154])" office:value-type="float" office:value="0.066709" calcext:value-type="float">
            <text:p>0.066709</text:p>
          </table:table-cell>
          <table:table-cell table:formula="of:=MAX([.A154:.BL154])" office:value-type="float" office:value="1.50047" calcext:value-type="float">
            <text:p>1.50047</text:p>
          </table:table-cell>
          <table:table-cell table:number-columns-repeated="7"/>
        </table:table-row>
        <table:table-row table:style-name="ro2">
          <table:table-cell office:value-type="float" office:value="0.178769" calcext:value-type="float">
            <text:p>0.178769</text:p>
          </table:table-cell>
          <table:table-cell office:value-type="float" office:value="0.191926" calcext:value-type="float">
            <text:p>0.191926</text:p>
          </table:table-cell>
          <table:table-cell office:value-type="float" office:value="0.191146" calcext:value-type="float">
            <text:p>0.191146</text:p>
          </table:table-cell>
          <table:table-cell office:value-type="float" office:value="0.189619" calcext:value-type="float">
            <text:p>0.189619</text:p>
          </table:table-cell>
          <table:table-cell office:value-type="float" office:value="0.237234" calcext:value-type="float">
            <text:p>0.237234</text:p>
          </table:table-cell>
          <table:table-cell office:value-type="float" office:value="0.208101" calcext:value-type="float">
            <text:p>0.208101</text:p>
          </table:table-cell>
          <table:table-cell office:value-type="float" office:value="0.199345" calcext:value-type="float">
            <text:p>0.199345</text:p>
          </table:table-cell>
          <table:table-cell office:value-type="float" office:value="0.173158" calcext:value-type="float">
            <text:p>0.173158</text:p>
          </table:table-cell>
          <table:table-cell office:value-type="float" office:value="0.992905" calcext:value-type="float">
            <text:p>0.992905</text:p>
          </table:table-cell>
          <table:table-cell office:value-type="float" office:value="0.200522" calcext:value-type="float">
            <text:p>0.200522</text:p>
          </table:table-cell>
          <table:table-cell office:value-type="float" office:value="1.15314" calcext:value-type="float">
            <text:p>1.15314</text:p>
          </table:table-cell>
          <table:table-cell office:value-type="float" office:value="1.34036" calcext:value-type="float">
            <text:p>1.34036</text:p>
          </table:table-cell>
          <table:table-cell office:value-type="float" office:value="1.16112" calcext:value-type="float">
            <text:p>1.16112</text:p>
          </table:table-cell>
          <table:table-cell office:value-type="float" office:value="0.974956" calcext:value-type="float">
            <text:p>0.974956</text:p>
          </table:table-cell>
          <table:table-cell office:value-type="float" office:value="0.182671" calcext:value-type="float">
            <text:p>0.182671</text:p>
          </table:table-cell>
          <table:table-cell office:value-type="float" office:value="1.40266" calcext:value-type="float">
            <text:p>1.40266</text:p>
          </table:table-cell>
          <table:table-cell office:value-type="float" office:value="1.22145" calcext:value-type="float">
            <text:p>1.22145</text:p>
          </table:table-cell>
          <table:table-cell office:value-type="float" office:value="1.03622" calcext:value-type="float">
            <text:p>1.03622</text:p>
          </table:table-cell>
          <table:table-cell office:value-type="float" office:value="0.851363" calcext:value-type="float">
            <text:p>0.851363</text:p>
          </table:table-cell>
          <table:table-cell office:value-type="float" office:value="0.218647" calcext:value-type="float">
            <text:p>0.218647</text:p>
          </table:table-cell>
          <table:table-cell office:value-type="float" office:value="0.625082" calcext:value-type="float">
            <text:p>0.625082</text:p>
          </table:table-cell>
          <table:table-cell office:value-type="float" office:value="0.939941" calcext:value-type="float">
            <text:p>0.939941</text:p>
          </table:table-cell>
          <table:table-cell office:value-type="float" office:value="0.749079" calcext:value-type="float">
            <text:p>0.749079</text:p>
          </table:table-cell>
          <table:table-cell office:value-type="float" office:value="0.198334" calcext:value-type="float">
            <text:p>0.198334</text:p>
          </table:table-cell>
          <table:table-cell office:value-type="float" office:value="1.00447" calcext:value-type="float">
            <text:p>1.00447</text:p>
          </table:table-cell>
          <table:table-cell office:value-type="float" office:value="0.567251" calcext:value-type="float">
            <text:p>0.567251</text:p>
          </table:table-cell>
          <table:table-cell office:value-type="float" office:value="0.859048" calcext:value-type="float">
            <text:p>0.859048</text:p>
          </table:table-cell>
          <table:table-cell office:value-type="float" office:value="1.62346" calcext:value-type="float">
            <text:p>1.62346</text:p>
          </table:table-cell>
          <table:table-cell office:value-type="float" office:value="1.45056" calcext:value-type="float">
            <text:p>1.45056</text:p>
          </table:table-cell>
          <table:table-cell office:value-type="float" office:value="1.26607" calcext:value-type="float">
            <text:p>1.26607</text:p>
          </table:table-cell>
          <table:table-cell office:value-type="float" office:value="1.08244" calcext:value-type="float">
            <text:p>1.08244</text:p>
          </table:table-cell>
          <table:table-cell office:value-type="float" office:value="0.988915" calcext:value-type="float">
            <text:p>0.988915</text:p>
          </table:table-cell>
          <table:table-cell office:value-type="float" office:value="0.950112" calcext:value-type="float">
            <text:p>0.950112</text:p>
          </table:table-cell>
          <table:table-cell office:value-type="float" office:value="0.190312" calcext:value-type="float">
            <text:p>0.190312</text:p>
          </table:table-cell>
          <table:table-cell office:value-type="float" office:value="0.204641" calcext:value-type="float">
            <text:p>0.204641</text:p>
          </table:table-cell>
          <table:table-cell office:value-type="float" office:value="0.20088" calcext:value-type="float">
            <text:p>0.20088</text:p>
          </table:table-cell>
          <table:table-cell office:value-type="float" office:value="0.691831" calcext:value-type="float">
            <text:p>0.691831</text:p>
          </table:table-cell>
          <table:table-cell office:value-type="float" office:value="1.11712" calcext:value-type="float">
            <text:p>1.11712</text:p>
          </table:table-cell>
          <table:table-cell office:value-type="float" office:value="0.750134" calcext:value-type="float">
            <text:p>0.750134</text:p>
          </table:table-cell>
          <table:table-cell office:value-type="float" office:value="1.38422" calcext:value-type="float">
            <text:p>1.38422</text:p>
          </table:table-cell>
          <table:table-cell office:value-type="float" office:value="0.155696" calcext:value-type="float">
            <text:p>0.155696</text:p>
          </table:table-cell>
          <table:table-cell office:value-type="float" office:value="0.363556" calcext:value-type="float">
            <text:p>0.363556</text:p>
          </table:table-cell>
          <table:table-cell office:value-type="float" office:value="0.247099" calcext:value-type="float">
            <text:p>0.247099</text:p>
          </table:table-cell>
          <table:table-cell office:value-type="float" office:value="0.331984" calcext:value-type="float">
            <text:p>0.331984</text:p>
          </table:table-cell>
          <table:table-cell office:value-type="float" office:value="0.983145" calcext:value-type="float">
            <text:p>0.983145</text:p>
          </table:table-cell>
          <table:table-cell office:value-type="float" office:value="0.146959" calcext:value-type="float">
            <text:p>0.146959</text:p>
          </table:table-cell>
          <table:table-cell office:value-type="float" office:value="0.187372" calcext:value-type="float">
            <text:p>0.187372</text:p>
          </table:table-cell>
          <table:table-cell office:value-type="float" office:value="1.20337" calcext:value-type="float">
            <text:p>1.20337</text:p>
          </table:table-cell>
          <table:table-cell table:number-columns-repeated="20"/>
          <table:table-cell table:formula="of:=MIN([.A155:.BL155])" office:value-type="float" office:value="0.146959" calcext:value-type="float">
            <text:p>0.146959</text:p>
          </table:table-cell>
          <table:table-cell table:formula="of:=MAX([.A155:.BL155])" office:value-type="float" office:value="1.62346" calcext:value-type="float">
            <text:p>1.62346</text:p>
          </table:table-cell>
          <table:table-cell table:number-columns-repeated="7"/>
        </table:table-row>
        <table:table-row table:style-name="ro2">
          <table:table-cell office:value-type="float" office:value="0.13448" calcext:value-type="float">
            <text:p>0.13448</text:p>
          </table:table-cell>
          <table:table-cell office:value-type="float" office:value="0.17218" calcext:value-type="float">
            <text:p>0.17218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170099" calcext:value-type="float">
            <text:p>0.170099</text:p>
          </table:table-cell>
          <table:table-cell office:value-type="float" office:value="0.194625" calcext:value-type="float">
            <text:p>0.194625</text:p>
          </table:table-cell>
          <table:table-cell office:value-type="float" office:value="0.136795" calcext:value-type="float">
            <text:p>0.136795</text:p>
          </table:table-cell>
          <table:table-cell office:value-type="float" office:value="0.160011" calcext:value-type="float">
            <text:p>0.160011</text:p>
          </table:table-cell>
          <table:table-cell office:value-type="float" office:value="0.528525" calcext:value-type="float">
            <text:p>0.528525</text:p>
          </table:table-cell>
          <table:table-cell office:value-type="float" office:value="0.197287" calcext:value-type="float">
            <text:p>0.197287</text:p>
          </table:table-cell>
          <table:table-cell office:value-type="float" office:value="0.347088" calcext:value-type="float">
            <text:p>0.347088</text:p>
          </table:table-cell>
          <table:table-cell office:value-type="float" office:value="0.171049" calcext:value-type="float">
            <text:p>0.171049</text:p>
          </table:table-cell>
          <table:table-cell office:value-type="float" office:value="0.737087" calcext:value-type="float">
            <text:p>0.737087</text:p>
          </table:table-cell>
          <table:table-cell office:value-type="float" office:value="0.295173" calcext:value-type="float">
            <text:p>0.295173</text:p>
          </table:table-cell>
          <table:table-cell office:value-type="float" office:value="0.652656" calcext:value-type="float">
            <text:p>0.652656</text:p>
          </table:table-cell>
          <table:table-cell office:value-type="float" office:value="0.369705" calcext:value-type="float">
            <text:p>0.369705</text:p>
          </table:table-cell>
          <table:table-cell office:value-type="float" office:value="0.339497" calcext:value-type="float">
            <text:p>0.339497</text:p>
          </table:table-cell>
          <table:table-cell office:value-type="float" office:value="0.538785" calcext:value-type="float">
            <text:p>0.538785</text:p>
          </table:table-cell>
          <table:table-cell office:value-type="float" office:value="0.782242" calcext:value-type="float">
            <text:p>0.782242</text:p>
          </table:table-cell>
          <table:table-cell office:value-type="float" office:value="0.409853" calcext:value-type="float">
            <text:p>0.409853</text:p>
          </table:table-cell>
          <table:table-cell office:value-type="float" office:value="0.382711" calcext:value-type="float">
            <text:p>0.382711</text:p>
          </table:table-cell>
          <table:table-cell office:value-type="float" office:value="0.246268" calcext:value-type="float">
            <text:p>0.246268</text:p>
          </table:table-cell>
          <table:table-cell office:value-type="float" office:value="0.724568" calcext:value-type="float">
            <text:p>0.724568</text:p>
          </table:table-cell>
          <table:table-cell office:value-type="float" office:value="0.95445" calcext:value-type="float">
            <text:p>0.95445</text:p>
          </table:table-cell>
          <table:table-cell office:value-type="float" office:value="0.528469" calcext:value-type="float">
            <text:p>0.528469</text:p>
          </table:table-cell>
          <table:table-cell office:value-type="float" office:value="0.617313" calcext:value-type="float">
            <text:p>0.617313</text:p>
          </table:table-cell>
          <table:table-cell office:value-type="float" office:value="0.184875" calcext:value-type="float">
            <text:p>0.184875</text:p>
          </table:table-cell>
          <table:table-cell office:value-type="float" office:value="1.06062" calcext:value-type="float">
            <text:p>1.06062</text:p>
          </table:table-cell>
          <table:table-cell office:value-type="float" office:value="0.867726" calcext:value-type="float">
            <text:p>0.867726</text:p>
          </table:table-cell>
          <table:table-cell office:value-type="float" office:value="0.924216" calcext:value-type="float">
            <text:p>0.924216</text:p>
          </table:table-cell>
          <table:table-cell office:value-type="float" office:value="0.771022" calcext:value-type="float">
            <text:p>0.771022</text:p>
          </table:table-cell>
          <table:table-cell office:value-type="float" office:value="0.757979" calcext:value-type="float">
            <text:p>0.757979</text:p>
          </table:table-cell>
          <table:table-cell office:value-type="float" office:value="0.181285" calcext:value-type="float">
            <text:p>0.181285</text:p>
          </table:table-cell>
          <table:table-cell office:value-type="float" office:value="0.185854" calcext:value-type="float">
            <text:p>0.185854</text:p>
          </table:table-cell>
          <table:table-cell office:value-type="float" office:value="1.0448" calcext:value-type="float">
            <text:p>1.0448</text:p>
          </table:table-cell>
          <table:table-cell office:value-type="float" office:value="0.252798" calcext:value-type="float">
            <text:p>0.252798</text:p>
          </table:table-cell>
          <table:table-cell office:value-type="float" office:value="0.165442" calcext:value-type="float">
            <text:p>0.165442</text:p>
          </table:table-cell>
          <table:table-cell office:value-type="float" office:value="0.137356" calcext:value-type="float">
            <text:p>0.137356</text:p>
          </table:table-cell>
          <table:table-cell office:value-type="float" office:value="0.425603" calcext:value-type="float">
            <text:p>0.425603</text:p>
          </table:table-cell>
          <table:table-cell office:value-type="float" office:value="0.264713" calcext:value-type="float">
            <text:p>0.264713</text:p>
          </table:table-cell>
          <table:table-cell office:value-type="float" office:value="0.224118" calcext:value-type="float">
            <text:p>0.224118</text:p>
          </table:table-cell>
          <table:table-cell office:value-type="float" office:value="0.286543" calcext:value-type="float">
            <text:p>0.286543</text:p>
          </table:table-cell>
          <table:table-cell office:value-type="float" office:value="0.183756" calcext:value-type="float">
            <text:p>0.183756</text:p>
          </table:table-cell>
          <table:table-cell office:value-type="float" office:value="0.179859" calcext:value-type="float">
            <text:p>0.179859</text:p>
          </table:table-cell>
          <table:table-cell office:value-type="float" office:value="0.204592" calcext:value-type="float">
            <text:p>0.204592</text:p>
          </table:table-cell>
          <table:table-cell office:value-type="float" office:value="0.483403" calcext:value-type="float">
            <text:p>0.483403</text:p>
          </table:table-cell>
          <table:table-cell office:value-type="float" office:value="0.0738242" calcext:value-type="float">
            <text:p>0.0738242</text:p>
          </table:table-cell>
          <table:table-cell office:value-type="float" office:value="0.0909231" calcext:value-type="float">
            <text:p>0.0909231</text:p>
          </table:table-cell>
          <table:table-cell office:value-type="float" office:value="0.10579" calcext:value-type="float">
            <text:p>0.10579</text:p>
          </table:table-cell>
          <table:table-cell table:number-columns-repeated="20"/>
          <table:table-cell table:formula="of:=MIN([.A156:.BL156])" office:value-type="float" office:value="0.0738242" calcext:value-type="float">
            <text:p>0.0738242</text:p>
          </table:table-cell>
          <table:table-cell table:formula="of:=MAX([.A156:.BL156])" office:value-type="float" office:value="1.06062" calcext:value-type="float">
            <text:p>1.06062</text:p>
          </table:table-cell>
          <table:table-cell table:number-columns-repeated="7"/>
        </table:table-row>
        <table:table-row table:style-name="ro2">
          <table:table-cell office:value-type="float" office:value="0.105983" calcext:value-type="float">
            <text:p>0.105983</text:p>
          </table:table-cell>
          <table:table-cell office:value-type="float" office:value="0.142957" calcext:value-type="float">
            <text:p>0.142957</text:p>
          </table:table-cell>
          <table:table-cell office:value-type="float" office:value="0.130136" calcext:value-type="float">
            <text:p>0.130136</text:p>
          </table:table-cell>
          <table:table-cell office:value-type="float" office:value="0.103246" calcext:value-type="float">
            <text:p>0.103246</text:p>
          </table:table-cell>
          <table:table-cell office:value-type="float" office:value="0.103831" calcext:value-type="float">
            <text:p>0.103831</text:p>
          </table:table-cell>
          <table:table-cell office:value-type="float" office:value="0.130749" calcext:value-type="float">
            <text:p>0.130749</text:p>
          </table:table-cell>
          <table:table-cell office:value-type="float" office:value="0.105121" calcext:value-type="float">
            <text:p>0.105121</text:p>
          </table:table-cell>
          <table:table-cell office:value-type="float" office:value="0.107085" calcext:value-type="float">
            <text:p>0.107085</text:p>
          </table:table-cell>
          <table:table-cell office:value-type="float" office:value="0.133527" calcext:value-type="float">
            <text:p>0.133527</text:p>
          </table:table-cell>
          <table:table-cell office:value-type="float" office:value="0.133509" calcext:value-type="float">
            <text:p>0.133509</text:p>
          </table:table-cell>
          <table:table-cell office:value-type="float" office:value="0.108161" calcext:value-type="float">
            <text:p>0.108161</text:p>
          </table:table-cell>
          <table:table-cell office:value-type="float" office:value="0.127235" calcext:value-type="float">
            <text:p>0.127235</text:p>
          </table:table-cell>
          <table:table-cell office:value-type="float" office:value="0.732834" calcext:value-type="float">
            <text:p>0.732834</text:p>
          </table:table-cell>
          <table:table-cell office:value-type="float" office:value="0.702236" calcext:value-type="float">
            <text:p>0.702236</text:p>
          </table:table-cell>
          <table:table-cell office:value-type="float" office:value="0.683346" calcext:value-type="float">
            <text:p>0.683346</text:p>
          </table:table-cell>
          <table:table-cell office:value-type="float" office:value="0.143271" calcext:value-type="float">
            <text:p>0.143271</text:p>
          </table:table-cell>
          <table:table-cell office:value-type="float" office:value="0.626944" calcext:value-type="float">
            <text:p>0.626944</text:p>
          </table:table-cell>
          <table:table-cell office:value-type="float" office:value="0.600827" calcext:value-type="float">
            <text:p>0.600827</text:p>
          </table:table-cell>
          <table:table-cell office:value-type="float" office:value="0.49642" calcext:value-type="float">
            <text:p>0.49642</text:p>
          </table:table-cell>
          <table:table-cell office:value-type="float" office:value="0.124989" calcext:value-type="float">
            <text:p>0.124989</text:p>
          </table:table-cell>
          <table:table-cell office:value-type="float" office:value="0.517703" calcext:value-type="float">
            <text:p>0.517703</text:p>
          </table:table-cell>
          <table:table-cell office:value-type="float" office:value="0.102906" calcext:value-type="float">
            <text:p>0.102906</text:p>
          </table:table-cell>
          <table:table-cell office:value-type="float" office:value="0.103096" calcext:value-type="float">
            <text:p>0.103096</text:p>
          </table:table-cell>
          <table:table-cell office:value-type="float" office:value="0.509849" calcext:value-type="float">
            <text:p>0.509849</text:p>
          </table:table-cell>
          <table:table-cell office:value-type="float" office:value="0.521241" calcext:value-type="float">
            <text:p>0.521241</text:p>
          </table:table-cell>
          <table:table-cell office:value-type="float" office:value="0.1213" calcext:value-type="float">
            <text:p>0.1213</text:p>
          </table:table-cell>
          <table:table-cell office:value-type="float" office:value="0.992427" calcext:value-type="float">
            <text:p>0.992427</text:p>
          </table:table-cell>
          <table:table-cell office:value-type="float" office:value="0.494303" calcext:value-type="float">
            <text:p>0.494303</text:p>
          </table:table-cell>
          <table:table-cell office:value-type="float" office:value="0.119819" calcext:value-type="float">
            <text:p>0.119819</text:p>
          </table:table-cell>
          <table:table-cell office:value-type="float" office:value="1.15966" calcext:value-type="float">
            <text:p>1.15966</text:p>
          </table:table-cell>
          <table:table-cell office:value-type="float" office:value="0.797181" calcext:value-type="float">
            <text:p>0.797181</text:p>
          </table:table-cell>
          <table:table-cell office:value-type="float" office:value="0.812533" calcext:value-type="float">
            <text:p>0.812533</text:p>
          </table:table-cell>
          <table:table-cell office:value-type="float" office:value="0.754961" calcext:value-type="float">
            <text:p>0.754961</text:p>
          </table:table-cell>
          <table:table-cell office:value-type="float" office:value="0.149505" calcext:value-type="float">
            <text:p>0.149505</text:p>
          </table:table-cell>
          <table:table-cell office:value-type="float" office:value="1.23238" calcext:value-type="float">
            <text:p>1.23238</text:p>
          </table:table-cell>
          <table:table-cell office:value-type="float" office:value="1.06911" calcext:value-type="float">
            <text:p>1.06911</text:p>
          </table:table-cell>
          <table:table-cell office:value-type="float" office:value="0.954187" calcext:value-type="float">
            <text:p>0.954187</text:p>
          </table:table-cell>
          <table:table-cell office:value-type="float" office:value="0.711399" calcext:value-type="float">
            <text:p>0.711399</text:p>
          </table:table-cell>
          <table:table-cell office:value-type="float" office:value="1.14353" calcext:value-type="float">
            <text:p>1.14353</text:p>
          </table:table-cell>
          <table:table-cell office:value-type="float" office:value="1.45141" calcext:value-type="float">
            <text:p>1.45141</text:p>
          </table:table-cell>
          <table:table-cell office:value-type="float" office:value="0.155881" calcext:value-type="float">
            <text:p>0.155881</text:p>
          </table:table-cell>
          <table:table-cell office:value-type="float" office:value="0.161364" calcext:value-type="float">
            <text:p>0.161364</text:p>
          </table:table-cell>
          <table:table-cell office:value-type="float" office:value="0.261721" calcext:value-type="float">
            <text:p>0.261721</text:p>
          </table:table-cell>
          <table:table-cell office:value-type="float" office:value="1.73261" calcext:value-type="float">
            <text:p>1.73261</text:p>
          </table:table-cell>
          <table:table-cell office:value-type="float" office:value="1.78743" calcext:value-type="float">
            <text:p>1.78743</text:p>
          </table:table-cell>
          <table:table-cell office:value-type="float" office:value="0.152728" calcext:value-type="float">
            <text:p>0.152728</text:p>
          </table:table-cell>
          <table:table-cell office:value-type="float" office:value="0.0852611" calcext:value-type="float">
            <text:p>0.0852611</text:p>
          </table:table-cell>
          <table:table-cell office:value-type="float" office:value="0.11562" calcext:value-type="float">
            <text:p>0.11562</text:p>
          </table:table-cell>
          <table:table-cell table:number-columns-repeated="20"/>
          <table:table-cell table:formula="of:=MIN([.A157:.BL157])" office:value-type="float" office:value="0.0852611" calcext:value-type="float">
            <text:p>0.0852611</text:p>
          </table:table-cell>
          <table:table-cell table:formula="of:=MAX([.A157:.BL157])" office:value-type="float" office:value="1.78743" calcext:value-type="float">
            <text:p>1.78743</text:p>
          </table:table-cell>
          <table:table-cell table:number-columns-repeated="7"/>
        </table:table-row>
        <table:table-row table:style-name="ro2">
          <table:table-cell office:value-type="float" office:value="0.189738" calcext:value-type="float">
            <text:p>0.189738</text:p>
          </table:table-cell>
          <table:table-cell office:value-type="float" office:value="0.234041" calcext:value-type="float">
            <text:p>0.234041</text:p>
          </table:table-cell>
          <table:table-cell office:value-type="float" office:value="0.189023" calcext:value-type="float">
            <text:p>0.189023</text:p>
          </table:table-cell>
          <table:table-cell office:value-type="float" office:value="0.239231" calcext:value-type="float">
            <text:p>0.239231</text:p>
          </table:table-cell>
          <table:table-cell office:value-type="float" office:value="0.481648" calcext:value-type="float">
            <text:p>0.481648</text:p>
          </table:table-cell>
          <table:table-cell office:value-type="float" office:value="0.427145" calcext:value-type="float">
            <text:p>0.427145</text:p>
          </table:table-cell>
          <table:table-cell office:value-type="float" office:value="0.38862" calcext:value-type="float">
            <text:p>0.38862</text:p>
          </table:table-cell>
          <table:table-cell office:value-type="float" office:value="0.253213" calcext:value-type="float">
            <text:p>0.253213</text:p>
          </table:table-cell>
          <table:table-cell office:value-type="float" office:value="0.435755" calcext:value-type="float">
            <text:p>0.435755</text:p>
          </table:table-cell>
          <table:table-cell office:value-type="float" office:value="0.476241" calcext:value-type="float">
            <text:p>0.476241</text:p>
          </table:table-cell>
          <table:table-cell office:value-type="float" office:value="0.258468" calcext:value-type="float">
            <text:p>0.258468</text:p>
          </table:table-cell>
          <table:table-cell office:value-type="float" office:value="0.428324" calcext:value-type="float">
            <text:p>0.428324</text:p>
          </table:table-cell>
          <table:table-cell office:value-type="float" office:value="0.335592" calcext:value-type="float">
            <text:p>0.335592</text:p>
          </table:table-cell>
          <table:table-cell office:value-type="float" office:value="0.2755" calcext:value-type="float">
            <text:p>0.2755</text:p>
          </table:table-cell>
          <table:table-cell office:value-type="float" office:value="0.330242" calcext:value-type="float">
            <text:p>0.330242</text:p>
          </table:table-cell>
          <table:table-cell office:value-type="float" office:value="0.347592" calcext:value-type="float">
            <text:p>0.347592</text:p>
          </table:table-cell>
          <table:table-cell office:value-type="float" office:value="1.19968" calcext:value-type="float">
            <text:p>1.19968</text:p>
          </table:table-cell>
          <table:table-cell office:value-type="float" office:value="1.44028" calcext:value-type="float">
            <text:p>1.44028</text:p>
          </table:table-cell>
          <table:table-cell office:value-type="float" office:value="0.289292" calcext:value-type="float">
            <text:p>0.289292</text:p>
          </table:table-cell>
          <table:table-cell office:value-type="float" office:value="1.25204" calcext:value-type="float">
            <text:p>1.25204</text:p>
          </table:table-cell>
          <table:table-cell office:value-type="float" office:value="0.466759" calcext:value-type="float">
            <text:p>0.466759</text:p>
          </table:table-cell>
          <table:table-cell office:value-type="float" office:value="0.357738" calcext:value-type="float">
            <text:p>0.357738</text:p>
          </table:table-cell>
          <table:table-cell office:value-type="float" office:value="1.40975" calcext:value-type="float">
            <text:p>1.40975</text:p>
          </table:table-cell>
          <table:table-cell office:value-type="float" office:value="0.343563" calcext:value-type="float">
            <text:p>0.343563</text:p>
          </table:table-cell>
          <table:table-cell office:value-type="float" office:value="1.55054" calcext:value-type="float">
            <text:p>1.55054</text:p>
          </table:table-cell>
          <table:table-cell office:value-type="float" office:value="1.02071" calcext:value-type="float">
            <text:p>1.02071</text:p>
          </table:table-cell>
          <table:table-cell office:value-type="float" office:value="0.316599" calcext:value-type="float">
            <text:p>0.316599</text:p>
          </table:table-cell>
          <table:table-cell office:value-type="float" office:value="1.40309" calcext:value-type="float">
            <text:p>1.40309</text:p>
          </table:table-cell>
          <table:table-cell office:value-type="float" office:value="1.72803" calcext:value-type="float">
            <text:p>1.72803</text:p>
          </table:table-cell>
          <table:table-cell office:value-type="float" office:value="1.29325" calcext:value-type="float">
            <text:p>1.29325</text:p>
          </table:table-cell>
          <table:table-cell office:value-type="float" office:value="1.50424" calcext:value-type="float">
            <text:p>1.50424</text:p>
          </table:table-cell>
          <table:table-cell office:value-type="float" office:value="1.52527" calcext:value-type="float">
            <text:p>1.52527</text:p>
          </table:table-cell>
          <table:table-cell office:value-type="float" office:value="0.212075" calcext:value-type="float">
            <text:p>0.212075</text:p>
          </table:table-cell>
          <table:table-cell office:value-type="float" office:value="1.07567" calcext:value-type="float">
            <text:p>1.07567</text:p>
          </table:table-cell>
          <table:table-cell office:value-type="float" office:value="0.999949" calcext:value-type="float">
            <text:p>0.999949</text:p>
          </table:table-cell>
          <table:table-cell office:value-type="float" office:value="1.63784" calcext:value-type="float">
            <text:p>1.63784</text:p>
          </table:table-cell>
          <table:table-cell office:value-type="float" office:value="0.920187" calcext:value-type="float">
            <text:p>0.920187</text:p>
          </table:table-cell>
          <table:table-cell office:value-type="float" office:value="1.50847" calcext:value-type="float">
            <text:p>1.50847</text:p>
          </table:table-cell>
          <table:table-cell office:value-type="float" office:value="1.15459" calcext:value-type="float">
            <text:p>1.15459</text:p>
          </table:table-cell>
          <table:table-cell office:value-type="float" office:value="2.05313" calcext:value-type="float">
            <text:p>2.05313</text:p>
          </table:table-cell>
          <table:table-cell office:value-type="float" office:value="2.00911" calcext:value-type="float">
            <text:p>2.00911</text:p>
          </table:table-cell>
          <table:table-cell office:value-type="float" office:value="1.65123" calcext:value-type="float">
            <text:p>1.65123</text:p>
          </table:table-cell>
          <table:table-cell office:value-type="float" office:value="0.166946" calcext:value-type="float">
            <text:p>0.166946</text:p>
          </table:table-cell>
          <table:table-cell office:value-type="float" office:value="0.194153" calcext:value-type="float">
            <text:p>0.194153</text:p>
          </table:table-cell>
          <table:table-cell office:value-type="float" office:value="0.347108" calcext:value-type="float">
            <text:p>0.347108</text:p>
          </table:table-cell>
          <table:table-cell office:value-type="float" office:value="0.345584" calcext:value-type="float">
            <text:p>0.345584</text:p>
          </table:table-cell>
          <table:table-cell office:value-type="float" office:value="0.159216" calcext:value-type="float">
            <text:p>0.159216</text:p>
          </table:table-cell>
          <table:table-cell office:value-type="float" office:value="0.10612" calcext:value-type="float">
            <text:p>0.10612</text:p>
          </table:table-cell>
          <table:table-cell table:number-columns-repeated="20"/>
          <table:table-cell table:formula="of:=MIN([.A158:.BL158])" office:value-type="float" office:value="0.10612" calcext:value-type="float">
            <text:p>0.10612</text:p>
          </table:table-cell>
          <table:table-cell table:formula="of:=MAX([.A158:.BL158])" office:value-type="float" office:value="2.05313" calcext:value-type="float">
            <text:p>2.05313</text:p>
          </table:table-cell>
          <table:table-cell table:number-columns-repeated="7"/>
        </table:table-row>
        <table:table-row table:style-name="ro2">
          <table:table-cell office:value-type="float" office:value="0.191954" calcext:value-type="float">
            <text:p>0.191954</text:p>
          </table:table-cell>
          <table:table-cell office:value-type="float" office:value="0.193068" calcext:value-type="float">
            <text:p>0.193068</text:p>
          </table:table-cell>
          <table:table-cell office:value-type="float" office:value="0.188903" calcext:value-type="float">
            <text:p>0.188903</text:p>
          </table:table-cell>
          <table:table-cell office:value-type="float" office:value="0.581829" calcext:value-type="float">
            <text:p>0.581829</text:p>
          </table:table-cell>
          <table:table-cell office:value-type="float" office:value="0.401158" calcext:value-type="float">
            <text:p>0.401158</text:p>
          </table:table-cell>
          <table:table-cell office:value-type="float" office:value="0.261938" calcext:value-type="float">
            <text:p>0.261938</text:p>
          </table:table-cell>
          <table:table-cell office:value-type="float" office:value="0.253806" calcext:value-type="float">
            <text:p>0.253806</text:p>
          </table:table-cell>
          <table:table-cell office:value-type="float" office:value="0.424986" calcext:value-type="float">
            <text:p>0.424986</text:p>
          </table:table-cell>
          <table:table-cell office:value-type="float" office:value="0.540349" calcext:value-type="float">
            <text:p>0.540349</text:p>
          </table:table-cell>
          <table:table-cell office:value-type="float" office:value="1.14189" calcext:value-type="float">
            <text:p>1.14189</text:p>
          </table:table-cell>
          <table:table-cell office:value-type="float" office:value="0.956635" calcext:value-type="float">
            <text:p>0.956635</text:p>
          </table:table-cell>
          <table:table-cell office:value-type="float" office:value="0.769709" calcext:value-type="float">
            <text:p>0.769709</text:p>
          </table:table-cell>
          <table:table-cell office:value-type="float" office:value="0.515609" calcext:value-type="float">
            <text:p>0.515609</text:p>
          </table:table-cell>
          <table:table-cell office:value-type="float" office:value="0.35693" calcext:value-type="float">
            <text:p>0.35693</text:p>
          </table:table-cell>
          <table:table-cell office:value-type="float" office:value="1.18354" calcext:value-type="float">
            <text:p>1.18354</text:p>
          </table:table-cell>
          <table:table-cell office:value-type="float" office:value="1.00273" calcext:value-type="float">
            <text:p>1.00273</text:p>
          </table:table-cell>
          <table:table-cell office:value-type="float" office:value="0.817111" calcext:value-type="float">
            <text:p>0.817111</text:p>
          </table:table-cell>
          <table:table-cell office:value-type="float" office:value="0.293705" calcext:value-type="float">
            <text:p>0.293705</text:p>
          </table:table-cell>
          <table:table-cell office:value-type="float" office:value="0.705768" calcext:value-type="float">
            <text:p>0.705768</text:p>
          </table:table-cell>
          <table:table-cell office:value-type="float" office:value="0.366868" calcext:value-type="float">
            <text:p>0.366868</text:p>
          </table:table-cell>
          <table:table-cell office:value-type="float" office:value="0.918775" calcext:value-type="float">
            <text:p>0.918775</text:p>
          </table:table-cell>
          <table:table-cell office:value-type="float" office:value="1.04116" calcext:value-type="float">
            <text:p>1.04116</text:p>
          </table:table-cell>
          <table:table-cell office:value-type="float" office:value="1.00245" calcext:value-type="float">
            <text:p>1.00245</text:p>
          </table:table-cell>
          <table:table-cell office:value-type="float" office:value="0.837962" calcext:value-type="float">
            <text:p>0.837962</text:p>
          </table:table-cell>
          <table:table-cell office:value-type="float" office:value="0.713517" calcext:value-type="float">
            <text:p>0.713517</text:p>
          </table:table-cell>
          <table:table-cell office:value-type="float" office:value="0.616145" calcext:value-type="float">
            <text:p>0.616145</text:p>
          </table:table-cell>
          <table:table-cell office:value-type="float" office:value="1.25669" calcext:value-type="float">
            <text:p>1.25669</text:p>
          </table:table-cell>
          <table:table-cell office:value-type="float" office:value="1.25628" calcext:value-type="float">
            <text:p>1.25628</text:p>
          </table:table-cell>
          <table:table-cell office:value-type="float" office:value="1.19439" calcext:value-type="float">
            <text:p>1.19439</text:p>
          </table:table-cell>
          <table:table-cell office:value-type="float" office:value="1.01956" calcext:value-type="float">
            <text:p>1.01956</text:p>
          </table:table-cell>
          <table:table-cell office:value-type="float" office:value="1.37601" calcext:value-type="float">
            <text:p>1.37601</text:p>
          </table:table-cell>
          <table:table-cell office:value-type="float" office:value="0.815501" calcext:value-type="float">
            <text:p>0.815501</text:p>
          </table:table-cell>
          <table:table-cell office:value-type="float" office:value="0.833518" calcext:value-type="float">
            <text:p>0.833518</text:p>
          </table:table-cell>
          <table:table-cell office:value-type="float" office:value="1.41728" calcext:value-type="float">
            <text:p>1.41728</text:p>
          </table:table-cell>
          <table:table-cell office:value-type="float" office:value="0.87974" calcext:value-type="float">
            <text:p>0.87974</text:p>
          </table:table-cell>
          <table:table-cell office:value-type="float" office:value="0.317281" calcext:value-type="float">
            <text:p>0.317281</text:p>
          </table:table-cell>
          <table:table-cell office:value-type="float" office:value="1.50905" calcext:value-type="float">
            <text:p>1.50905</text:p>
          </table:table-cell>
          <table:table-cell office:value-type="float" office:value="0.924598" calcext:value-type="float">
            <text:p>0.924598</text:p>
          </table:table-cell>
          <table:table-cell office:value-type="float" office:value="0.949581" calcext:value-type="float">
            <text:p>0.949581</text:p>
          </table:table-cell>
          <table:table-cell office:value-type="float" office:value="1.00154" calcext:value-type="float">
            <text:p>1.00154</text:p>
          </table:table-cell>
          <table:table-cell office:value-type="float" office:value="1.00416" calcext:value-type="float">
            <text:p>1.00416</text:p>
          </table:table-cell>
          <table:table-cell office:value-type="float" office:value="0.900909" calcext:value-type="float">
            <text:p>0.900909</text:p>
          </table:table-cell>
          <table:table-cell office:value-type="float" office:value="1.09232" calcext:value-type="float">
            <text:p>1.09232</text:p>
          </table:table-cell>
          <table:table-cell office:value-type="float" office:value="1.15349" calcext:value-type="float">
            <text:p>1.15349</text:p>
          </table:table-cell>
          <table:table-cell office:value-type="float" office:value="0.34289" calcext:value-type="float">
            <text:p>0.34289</text:p>
          </table:table-cell>
          <table:table-cell office:value-type="float" office:value="0.200746" calcext:value-type="float">
            <text:p>0.200746</text:p>
          </table:table-cell>
          <table:table-cell office:value-type="float" office:value="0.201117" calcext:value-type="float">
            <text:p>0.201117</text:p>
          </table:table-cell>
          <table:table-cell office:value-type="float" office:value="0.113936" calcext:value-type="float">
            <text:p>0.113936</text:p>
          </table:table-cell>
          <table:table-cell table:number-columns-repeated="20"/>
          <table:table-cell table:formula="of:=MIN([.A159:.BL159])" office:value-type="float" office:value="0.113936" calcext:value-type="float">
            <text:p>0.113936</text:p>
          </table:table-cell>
          <table:table-cell table:formula="of:=MAX([.A159:.BL159])" office:value-type="float" office:value="1.50905" calcext:value-type="float">
            <text:p>1.50905</text:p>
          </table:table-cell>
          <table:table-cell table:number-columns-repeated="7"/>
        </table:table-row>
        <table:table-row table:style-name="ro2">
          <table:table-cell office:value-type="float" office:value="0.181304" calcext:value-type="float">
            <text:p>0.181304</text:p>
          </table:table-cell>
          <table:table-cell office:value-type="float" office:value="0.243201" calcext:value-type="float">
            <text:p>0.243201</text:p>
          </table:table-cell>
          <table:table-cell office:value-type="float" office:value="0.193105" calcext:value-type="float">
            <text:p>0.193105</text:p>
          </table:table-cell>
          <table:table-cell office:value-type="float" office:value="0.43733" calcext:value-type="float">
            <text:p>0.43733</text:p>
          </table:table-cell>
          <table:table-cell office:value-type="float" office:value="0.251259" calcext:value-type="float">
            <text:p>0.251259</text:p>
          </table:table-cell>
          <table:table-cell office:value-type="float" office:value="0.271887" calcext:value-type="float">
            <text:p>0.271887</text:p>
          </table:table-cell>
          <table:table-cell office:value-type="float" office:value="0.281005" calcext:value-type="float">
            <text:p>0.281005</text:p>
          </table:table-cell>
          <table:table-cell office:value-type="float" office:value="0.409654" calcext:value-type="float">
            <text:p>0.409654</text:p>
          </table:table-cell>
          <table:table-cell office:value-type="float" office:value="0.207962" calcext:value-type="float">
            <text:p>0.207962</text:p>
          </table:table-cell>
          <table:table-cell office:value-type="float" office:value="0.543063" calcext:value-type="float">
            <text:p>0.543063</text:p>
          </table:table-cell>
          <table:table-cell office:value-type="float" office:value="0.262432" calcext:value-type="float">
            <text:p>0.262432</text:p>
          </table:table-cell>
          <table:table-cell office:value-type="float" office:value="0.137707" calcext:value-type="float">
            <text:p>0.137707</text:p>
          </table:table-cell>
          <table:table-cell office:value-type="float" office:value="0.289583" calcext:value-type="float">
            <text:p>0.289583</text:p>
          </table:table-cell>
          <table:table-cell office:value-type="float" office:value="0.161004" calcext:value-type="float">
            <text:p>0.161004</text:p>
          </table:table-cell>
          <table:table-cell office:value-type="float" office:value="0.215946" calcext:value-type="float">
            <text:p>0.215946</text:p>
          </table:table-cell>
          <table:table-cell office:value-type="float" office:value="0.970513" calcext:value-type="float">
            <text:p>0.970513</text:p>
          </table:table-cell>
          <table:table-cell office:value-type="float" office:value="0.271087" calcext:value-type="float">
            <text:p>0.271087</text:p>
          </table:table-cell>
          <table:table-cell office:value-type="float" office:value="0.671716" calcext:value-type="float">
            <text:p>0.671716</text:p>
          </table:table-cell>
          <table:table-cell office:value-type="float" office:value="0.219273" calcext:value-type="float">
            <text:p>0.219273</text:p>
          </table:table-cell>
          <table:table-cell office:value-type="float" office:value="0.203005" calcext:value-type="float">
            <text:p>0.203005</text:p>
          </table:table-cell>
          <table:table-cell office:value-type="float" office:value="0.182445" calcext:value-type="float">
            <text:p>0.182445</text:p>
          </table:table-cell>
          <table:table-cell office:value-type="float" office:value="0.203641" calcext:value-type="float">
            <text:p>0.203641</text:p>
          </table:table-cell>
          <table:table-cell office:value-type="float" office:value="0.16033" calcext:value-type="float">
            <text:p>0.16033</text:p>
          </table:table-cell>
          <table:table-cell office:value-type="float" office:value="1.34161" calcext:value-type="float">
            <text:p>1.34161</text:p>
          </table:table-cell>
          <table:table-cell office:value-type="float" office:value="1.07597" calcext:value-type="float">
            <text:p>1.07597</text:p>
          </table:table-cell>
          <table:table-cell office:value-type="float" office:value="1.0146" calcext:value-type="float">
            <text:p>1.0146</text:p>
          </table:table-cell>
          <table:table-cell office:value-type="float" office:value="1.34681" calcext:value-type="float">
            <text:p>1.34681</text:p>
          </table:table-cell>
          <table:table-cell office:value-type="float" office:value="0.674557" calcext:value-type="float">
            <text:p>0.674557</text:p>
          </table:table-cell>
          <table:table-cell office:value-type="float" office:value="0.469492" calcext:value-type="float">
            <text:p>0.469492</text:p>
          </table:table-cell>
          <table:table-cell office:value-type="float" office:value="0.339627" calcext:value-type="float">
            <text:p>0.339627</text:p>
          </table:table-cell>
          <table:table-cell office:value-type="float" office:value="0.338576" calcext:value-type="float">
            <text:p>0.338576</text:p>
          </table:table-cell>
          <table:table-cell office:value-type="float" office:value="1.9079" calcext:value-type="float">
            <text:p>1.9079</text:p>
          </table:table-cell>
          <table:table-cell office:value-type="float" office:value="0.326926" calcext:value-type="float">
            <text:p>0.326926</text:p>
          </table:table-cell>
          <table:table-cell office:value-type="float" office:value="1.56558" calcext:value-type="float">
            <text:p>1.56558</text:p>
          </table:table-cell>
          <table:table-cell office:value-type="float" office:value="1.56637" calcext:value-type="float">
            <text:p>1.56637</text:p>
          </table:table-cell>
          <table:table-cell office:value-type="float" office:value="0.965409" calcext:value-type="float">
            <text:p>0.965409</text:p>
          </table:table-cell>
          <table:table-cell office:value-type="float" office:value="1.93395" calcext:value-type="float">
            <text:p>1.93395</text:p>
          </table:table-cell>
          <table:table-cell office:value-type="float" office:value="0.404392" calcext:value-type="float">
            <text:p>0.404392</text:p>
          </table:table-cell>
          <table:table-cell office:value-type="float" office:value="0.414781" calcext:value-type="float">
            <text:p>0.414781</text:p>
          </table:table-cell>
          <table:table-cell office:value-type="float" office:value="0.420332" calcext:value-type="float">
            <text:p>0.420332</text:p>
          </table:table-cell>
          <table:table-cell office:value-type="float" office:value="0.517262" calcext:value-type="float">
            <text:p>0.517262</text:p>
          </table:table-cell>
          <table:table-cell office:value-type="float" office:value="0.527427" calcext:value-type="float">
            <text:p>0.527427</text:p>
          </table:table-cell>
          <table:table-cell office:value-type="float" office:value="0.582047" calcext:value-type="float">
            <text:p>0.582047</text:p>
          </table:table-cell>
          <table:table-cell office:value-type="float" office:value="0.434766" calcext:value-type="float">
            <text:p>0.434766</text:p>
          </table:table-cell>
          <table:table-cell office:value-type="float" office:value="0.64649" calcext:value-type="float">
            <text:p>0.64649</text:p>
          </table:table-cell>
          <table:table-cell office:value-type="float" office:value="0.0840199" calcext:value-type="float">
            <text:p>0.0840199</text:p>
          </table:table-cell>
          <table:table-cell office:value-type="float" office:value="0.142012" calcext:value-type="float">
            <text:p>0.142012</text:p>
          </table:table-cell>
          <table:table-cell office:value-type="float" office:value="0.404398" calcext:value-type="float">
            <text:p>0.404398</text:p>
          </table:table-cell>
          <table:table-cell table:number-columns-repeated="20"/>
          <table:table-cell table:formula="of:=MIN([.A160:.BL160])" office:value-type="float" office:value="0.0840199" calcext:value-type="float">
            <text:p>0.0840199</text:p>
          </table:table-cell>
          <table:table-cell table:formula="of:=MAX([.A160:.BL160])" office:value-type="float" office:value="1.93395" calcext:value-type="float">
            <text:p>1.93395</text:p>
          </table:table-cell>
          <table:table-cell table:number-columns-repeated="7"/>
        </table:table-row>
        <table:table-row table:style-name="ro2">
          <table:table-cell office:value-type="float" office:value="0.143048" calcext:value-type="float">
            <text:p>0.143048</text:p>
          </table:table-cell>
          <table:table-cell office:value-type="float" office:value="0.170062" calcext:value-type="float">
            <text:p>0.170062</text:p>
          </table:table-cell>
          <table:table-cell office:value-type="float" office:value="0.207959" calcext:value-type="float">
            <text:p>0.207959</text:p>
          </table:table-cell>
          <table:table-cell office:value-type="float" office:value="0.139134" calcext:value-type="float">
            <text:p>0.139134</text:p>
          </table:table-cell>
          <table:table-cell office:value-type="float" office:value="0.154502" calcext:value-type="float">
            <text:p>0.154502</text:p>
          </table:table-cell>
          <table:table-cell office:value-type="float" office:value="0.128769" calcext:value-type="float">
            <text:p>0.128769</text:p>
          </table:table-cell>
          <table:table-cell office:value-type="float" office:value="0.150012" calcext:value-type="float">
            <text:p>0.150012</text:p>
          </table:table-cell>
          <table:table-cell office:value-type="float" office:value="0.174815" calcext:value-type="float">
            <text:p>0.174815</text:p>
          </table:table-cell>
          <table:table-cell office:value-type="float" office:value="0.124711" calcext:value-type="float">
            <text:p>0.124711</text:p>
          </table:table-cell>
          <table:table-cell office:value-type="float" office:value="0.151832" calcext:value-type="float">
            <text:p>0.151832</text:p>
          </table:table-cell>
          <table:table-cell office:value-type="float" office:value="0.176063" calcext:value-type="float">
            <text:p>0.176063</text:p>
          </table:table-cell>
          <table:table-cell office:value-type="float" office:value="0.124791" calcext:value-type="float">
            <text:p>0.124791</text:p>
          </table:table-cell>
          <table:table-cell office:value-type="float" office:value="0.149216" calcext:value-type="float">
            <text:p>0.149216</text:p>
          </table:table-cell>
          <table:table-cell office:value-type="float" office:value="0.790764" calcext:value-type="float">
            <text:p>0.790764</text:p>
          </table:table-cell>
          <table:table-cell office:value-type="float" office:value="0.751674" calcext:value-type="float">
            <text:p>0.751674</text:p>
          </table:table-cell>
          <table:table-cell office:value-type="float" office:value="0.657987" calcext:value-type="float">
            <text:p>0.657987</text:p>
          </table:table-cell>
          <table:table-cell office:value-type="float" office:value="0.198789" calcext:value-type="float">
            <text:p>0.198789</text:p>
          </table:table-cell>
          <table:table-cell office:value-type="float" office:value="0.551947" calcext:value-type="float">
            <text:p>0.551947</text:p>
          </table:table-cell>
          <table:table-cell office:value-type="float" office:value="1.02364" calcext:value-type="float">
            <text:p>1.02364</text:p>
          </table:table-cell>
          <table:table-cell office:value-type="float" office:value="0.501399" calcext:value-type="float">
            <text:p>0.501399</text:p>
          </table:table-cell>
          <table:table-cell office:value-type="float" office:value="0.482762" calcext:value-type="float">
            <text:p>0.482762</text:p>
          </table:table-cell>
          <table:table-cell office:value-type="float" office:value="0.362073" calcext:value-type="float">
            <text:p>0.362073</text:p>
          </table:table-cell>
          <table:table-cell office:value-type="float" office:value="0.356402" calcext:value-type="float">
            <text:p>0.356402</text:p>
          </table:table-cell>
          <table:table-cell office:value-type="float" office:value="0.196943" calcext:value-type="float">
            <text:p>0.196943</text:p>
          </table:table-cell>
          <table:table-cell office:value-type="float" office:value="0.329926" calcext:value-type="float">
            <text:p>0.329926</text:p>
          </table:table-cell>
          <table:table-cell office:value-type="float" office:value="0.199291" calcext:value-type="float">
            <text:p>0.199291</text:p>
          </table:table-cell>
          <table:table-cell office:value-type="float" office:value="0.336218" calcext:value-type="float">
            <text:p>0.336218</text:p>
          </table:table-cell>
          <table:table-cell office:value-type="float" office:value="0.24595" calcext:value-type="float">
            <text:p>0.24595</text:p>
          </table:table-cell>
          <table:table-cell office:value-type="float" office:value="0.705078" calcext:value-type="float">
            <text:p>0.705078</text:p>
          </table:table-cell>
          <table:table-cell office:value-type="float" office:value="0.201578" calcext:value-type="float">
            <text:p>0.201578</text:p>
          </table:table-cell>
          <table:table-cell office:value-type="float" office:value="1.25631" calcext:value-type="float">
            <text:p>1.25631</text:p>
          </table:table-cell>
          <table:table-cell office:value-type="float" office:value="0.232856" calcext:value-type="float">
            <text:p>0.232856</text:p>
          </table:table-cell>
          <table:table-cell office:value-type="float" office:value="1.31143" calcext:value-type="float">
            <text:p>1.31143</text:p>
          </table:table-cell>
          <table:table-cell office:value-type="float" office:value="0.861258" calcext:value-type="float">
            <text:p>0.861258</text:p>
          </table:table-cell>
          <table:table-cell office:value-type="float" office:value="1.09047" calcext:value-type="float">
            <text:p>1.09047</text:p>
          </table:table-cell>
          <table:table-cell office:value-type="float" office:value="0.639507" calcext:value-type="float">
            <text:p>0.639507</text:p>
          </table:table-cell>
          <table:table-cell office:value-type="float" office:value="0.644093" calcext:value-type="float">
            <text:p>0.644093</text:p>
          </table:table-cell>
          <table:table-cell office:value-type="float" office:value="0.98268" calcext:value-type="float">
            <text:p>0.98268</text:p>
          </table:table-cell>
          <table:table-cell office:value-type="float" office:value="0.716757" calcext:value-type="float">
            <text:p>0.716757</text:p>
          </table:table-cell>
          <table:table-cell office:value-type="float" office:value="0.207474" calcext:value-type="float">
            <text:p>0.207474</text:p>
          </table:table-cell>
          <table:table-cell office:value-type="float" office:value="1.21542" calcext:value-type="float">
            <text:p>1.21542</text:p>
          </table:table-cell>
          <table:table-cell office:value-type="float" office:value="0.0989051" calcext:value-type="float">
            <text:p>0.0989051</text:p>
          </table:table-cell>
          <table:table-cell office:value-type="float" office:value="0.180983" calcext:value-type="float">
            <text:p>0.180983</text:p>
          </table:table-cell>
          <table:table-cell office:value-type="float" office:value="0.0541079" calcext:value-type="float">
            <text:p>0.0541079</text:p>
          </table:table-cell>
          <table:table-cell office:value-type="float" office:value="0.289864" calcext:value-type="float">
            <text:p>0.289864</text:p>
          </table:table-cell>
          <table:table-cell office:value-type="float" office:value="0.241511" calcext:value-type="float">
            <text:p>0.241511</text:p>
          </table:table-cell>
          <table:table-cell office:value-type="float" office:value="0.162162" calcext:value-type="float">
            <text:p>0.162162</text:p>
          </table:table-cell>
          <table:table-cell office:value-type="float" office:value="0.293418" calcext:value-type="float">
            <text:p>0.293418</text:p>
          </table:table-cell>
          <table:table-cell table:number-columns-repeated="20"/>
          <table:table-cell table:formula="of:=MIN([.A161:.BL161])" office:value-type="float" office:value="0.0541079" calcext:value-type="float">
            <text:p>0.0541079</text:p>
          </table:table-cell>
          <table:table-cell table:formula="of:=MAX([.A161:.BL161])" office:value-type="float" office:value="1.31143" calcext:value-type="float">
            <text:p>1.31143</text:p>
          </table:table-cell>
          <table:table-cell table:number-columns-repeated="7"/>
        </table:table-row>
        <table:table-row table:style-name="ro2">
          <table:table-cell office:value-type="float" office:value="0.198951" calcext:value-type="float">
            <text:p>0.198951</text:p>
          </table:table-cell>
          <table:table-cell office:value-type="float" office:value="0.22218" calcext:value-type="float">
            <text:p>0.22218</text:p>
          </table:table-cell>
          <table:table-cell office:value-type="float" office:value="0.24752" calcext:value-type="float">
            <text:p>0.24752</text:p>
          </table:table-cell>
          <table:table-cell office:value-type="float" office:value="0.272321" calcext:value-type="float">
            <text:p>0.272321</text:p>
          </table:table-cell>
          <table:table-cell office:value-type="float" office:value="0.181746" calcext:value-type="float">
            <text:p>0.181746</text:p>
          </table:table-cell>
          <table:table-cell office:value-type="float" office:value="0.20369" calcext:value-type="float">
            <text:p>0.20369</text:p>
          </table:table-cell>
          <table:table-cell office:value-type="float" office:value="0.2256" calcext:value-type="float">
            <text:p>0.2256</text:p>
          </table:table-cell>
          <table:table-cell office:value-type="float" office:value="0.293273" calcext:value-type="float">
            <text:p>0.293273</text:p>
          </table:table-cell>
          <table:table-cell office:value-type="float" office:value="0.214093" calcext:value-type="float">
            <text:p>0.214093</text:p>
          </table:table-cell>
          <table:table-cell office:value-type="float" office:value="0.23964" calcext:value-type="float">
            <text:p>0.23964</text:p>
          </table:table-cell>
          <table:table-cell office:value-type="float" office:value="0.237042" calcext:value-type="float">
            <text:p>0.237042</text:p>
          </table:table-cell>
          <table:table-cell office:value-type="float" office:value="0.440068" calcext:value-type="float">
            <text:p>0.440068</text:p>
          </table:table-cell>
          <table:table-cell office:value-type="float" office:value="0.230448" calcext:value-type="float">
            <text:p>0.230448</text:p>
          </table:table-cell>
          <table:table-cell office:value-type="float" office:value="0.176428" calcext:value-type="float">
            <text:p>0.176428</text:p>
          </table:table-cell>
          <table:table-cell office:value-type="float" office:value="0.669399" calcext:value-type="float">
            <text:p>0.669399</text:p>
          </table:table-cell>
          <table:table-cell office:value-type="float" office:value="0.221605" calcext:value-type="float">
            <text:p>0.221605</text:p>
          </table:table-cell>
          <table:table-cell office:value-type="float" office:value="1.1215" calcext:value-type="float">
            <text:p>1.1215</text:p>
          </table:table-cell>
          <table:table-cell office:value-type="float" office:value="1.17732" calcext:value-type="float">
            <text:p>1.17732</text:p>
          </table:table-cell>
          <table:table-cell office:value-type="float" office:value="0.235596" calcext:value-type="float">
            <text:p>0.235596</text:p>
          </table:table-cell>
          <table:table-cell office:value-type="float" office:value="1.34149" calcext:value-type="float">
            <text:p>1.34149</text:p>
          </table:table-cell>
          <table:table-cell office:value-type="float" office:value="1.14295" calcext:value-type="float">
            <text:p>1.14295</text:p>
          </table:table-cell>
          <table:table-cell office:value-type="float" office:value="1.21974" calcext:value-type="float">
            <text:p>1.21974</text:p>
          </table:table-cell>
          <table:table-cell office:value-type="float" office:value="0.544665" calcext:value-type="float">
            <text:p>0.544665</text:p>
          </table:table-cell>
          <table:table-cell office:value-type="float" office:value="1.28798" calcext:value-type="float">
            <text:p>1.28798</text:p>
          </table:table-cell>
          <table:table-cell office:value-type="float" office:value="1.22997" calcext:value-type="float">
            <text:p>1.22997</text:p>
          </table:table-cell>
          <table:table-cell office:value-type="float" office:value="1.52596" calcext:value-type="float">
            <text:p>1.52596</text:p>
          </table:table-cell>
          <table:table-cell office:value-type="float" office:value="0.835605" calcext:value-type="float">
            <text:p>0.835605</text:p>
          </table:table-cell>
          <table:table-cell office:value-type="float" office:value="0.6818" calcext:value-type="float">
            <text:p>0.6818</text:p>
          </table:table-cell>
          <table:table-cell office:value-type="float" office:value="1.6105" calcext:value-type="float">
            <text:p>1.6105</text:p>
          </table:table-cell>
          <table:table-cell office:value-type="float" office:value="1.40372" calcext:value-type="float">
            <text:p>1.40372</text:p>
          </table:table-cell>
          <table:table-cell office:value-type="float" office:value="0.454282" calcext:value-type="float">
            <text:p>0.454282</text:p>
          </table:table-cell>
          <table:table-cell office:value-type="float" office:value="1.19133" calcext:value-type="float">
            <text:p>1.19133</text:p>
          </table:table-cell>
          <table:table-cell office:value-type="float" office:value="0.792509" calcext:value-type="float">
            <text:p>0.792509</text:p>
          </table:table-cell>
          <table:table-cell office:value-type="float" office:value="1.2505" calcext:value-type="float">
            <text:p>1.2505</text:p>
          </table:table-cell>
          <table:table-cell office:value-type="float" office:value="1.21451" calcext:value-type="float">
            <text:p>1.21451</text:p>
          </table:table-cell>
          <table:table-cell office:value-type="float" office:value="0.291536" calcext:value-type="float">
            <text:p>0.291536</text:p>
          </table:table-cell>
          <table:table-cell office:value-type="float" office:value="0.738454" calcext:value-type="float">
            <text:p>0.738454</text:p>
          </table:table-cell>
          <table:table-cell office:value-type="float" office:value="0.744073" calcext:value-type="float">
            <text:p>0.744073</text:p>
          </table:table-cell>
          <table:table-cell office:value-type="float" office:value="1.18858" calcext:value-type="float">
            <text:p>1.18858</text:p>
          </table:table-cell>
          <table:table-cell office:value-type="float" office:value="0.145205" calcext:value-type="float">
            <text:p>0.145205</text:p>
          </table:table-cell>
          <table:table-cell office:value-type="float" office:value="0.178221" calcext:value-type="float">
            <text:p>0.178221</text:p>
          </table:table-cell>
          <table:table-cell office:value-type="float" office:value="0.175908" calcext:value-type="float">
            <text:p>0.175908</text:p>
          </table:table-cell>
          <table:table-cell office:value-type="float" office:value="0.310868" calcext:value-type="float">
            <text:p>0.310868</text:p>
          </table:table-cell>
          <table:table-cell office:value-type="float" office:value="0.134668" calcext:value-type="float">
            <text:p>0.134668</text:p>
          </table:table-cell>
          <table:table-cell office:value-type="float" office:value="1.99293" calcext:value-type="float">
            <text:p>1.99293</text:p>
          </table:table-cell>
          <table:table-cell office:value-type="float" office:value="0.567411" calcext:value-type="float">
            <text:p>0.567411</text:p>
          </table:table-cell>
          <table:table-cell office:value-type="float" office:value="0.501026" calcext:value-type="float">
            <text:p>0.501026</text:p>
          </table:table-cell>
          <table:table-cell office:value-type="float" office:value="0.119785" calcext:value-type="float">
            <text:p>0.119785</text:p>
          </table:table-cell>
          <table:table-cell table:number-columns-repeated="20"/>
          <table:table-cell table:formula="of:=MIN([.A162:.BL162])" office:value-type="float" office:value="0.119785" calcext:value-type="float">
            <text:p>0.119785</text:p>
          </table:table-cell>
          <table:table-cell table:formula="of:=MAX([.A162:.BL162])" office:value-type="float" office:value="1.99293" calcext:value-type="float">
            <text:p>1.99293</text:p>
          </table:table-cell>
          <table:table-cell table:number-columns-repeated="7"/>
        </table:table-row>
        <table:table-row table:style-name="ro2">
          <table:table-cell office:value-type="float" office:value="0.188539" calcext:value-type="float">
            <text:p>0.188539</text:p>
          </table:table-cell>
          <table:table-cell office:value-type="float" office:value="0.235536" calcext:value-type="float">
            <text:p>0.235536</text:p>
          </table:table-cell>
          <table:table-cell office:value-type="float" office:value="0.190638" calcext:value-type="float">
            <text:p>0.190638</text:p>
          </table:table-cell>
          <table:table-cell office:value-type="float" office:value="0.433066" calcext:value-type="float">
            <text:p>0.433066</text:p>
          </table:table-cell>
          <table:table-cell office:value-type="float" office:value="0.244698" calcext:value-type="float">
            <text:p>0.244698</text:p>
          </table:table-cell>
          <table:table-cell office:value-type="float" office:value="0.284173" calcext:value-type="float">
            <text:p>0.284173</text:p>
          </table:table-cell>
          <table:table-cell office:value-type="float" office:value="0.26403" calcext:value-type="float">
            <text:p>0.26403</text:p>
          </table:table-cell>
          <table:table-cell office:value-type="float" office:value="0.266491" calcext:value-type="float">
            <text:p>0.266491</text:p>
          </table:table-cell>
          <table:table-cell office:value-type="float" office:value="0.407511" calcext:value-type="float">
            <text:p>0.407511</text:p>
          </table:table-cell>
          <table:table-cell office:value-type="float" office:value="0.381905" calcext:value-type="float">
            <text:p>0.381905</text:p>
          </table:table-cell>
          <table:table-cell office:value-type="float" office:value="0.25344" calcext:value-type="float">
            <text:p>0.25344</text:p>
          </table:table-cell>
          <table:table-cell office:value-type="float" office:value="0.309028" calcext:value-type="float">
            <text:p>0.309028</text:p>
          </table:table-cell>
          <table:table-cell office:value-type="float" office:value="0.327156" calcext:value-type="float">
            <text:p>0.327156</text:p>
          </table:table-cell>
          <table:table-cell office:value-type="float" office:value="1.21918" calcext:value-type="float">
            <text:p>1.21918</text:p>
          </table:table-cell>
          <table:table-cell office:value-type="float" office:value="0.281856" calcext:value-type="float">
            <text:p>0.281856</text:p>
          </table:table-cell>
          <table:table-cell office:value-type="float" office:value="1.0579" calcext:value-type="float">
            <text:p>1.0579</text:p>
          </table:table-cell>
          <table:table-cell office:value-type="float" office:value="0.42239" calcext:value-type="float">
            <text:p>0.42239</text:p>
          </table:table-cell>
          <table:table-cell office:value-type="float" office:value="0.387166" calcext:value-type="float">
            <text:p>0.387166</text:p>
          </table:table-cell>
          <table:table-cell office:value-type="float" office:value="1.29872" calcext:value-type="float">
            <text:p>1.29872</text:p>
          </table:table-cell>
          <table:table-cell office:value-type="float" office:value="0.977535" calcext:value-type="float">
            <text:p>0.977535</text:p>
          </table:table-cell>
          <table:table-cell office:value-type="float" office:value="1.11686" calcext:value-type="float">
            <text:p>1.11686</text:p>
          </table:table-cell>
          <table:table-cell office:value-type="float" office:value="0.292893" calcext:value-type="float">
            <text:p>0.292893</text:p>
          </table:table-cell>
          <table:table-cell office:value-type="float" office:value="0.342487" calcext:value-type="float">
            <text:p>0.342487</text:p>
          </table:table-cell>
          <table:table-cell office:value-type="float" office:value="1.48849" calcext:value-type="float">
            <text:p>1.48849</text:p>
          </table:table-cell>
          <table:table-cell office:value-type="float" office:value="0.948773" calcext:value-type="float">
            <text:p>0.948773</text:p>
          </table:table-cell>
          <table:table-cell office:value-type="float" office:value="0.963491" calcext:value-type="float">
            <text:p>0.963491</text:p>
          </table:table-cell>
          <table:table-cell office:value-type="float" office:value="1.31233" calcext:value-type="float">
            <text:p>1.31233</text:p>
          </table:table-cell>
          <table:table-cell office:value-type="float" office:value="1.06296" calcext:value-type="float">
            <text:p>1.06296</text:p>
          </table:table-cell>
          <table:table-cell office:value-type="float" office:value="0.85626" calcext:value-type="float">
            <text:p>0.85626</text:p>
          </table:table-cell>
          <table:table-cell office:value-type="float" office:value="1.35589" calcext:value-type="float">
            <text:p>1.35589</text:p>
          </table:table-cell>
          <table:table-cell office:value-type="float" office:value="0.902144" calcext:value-type="float">
            <text:p>0.902144</text:p>
          </table:table-cell>
          <table:table-cell office:value-type="float" office:value="1.32829" calcext:value-type="float">
            <text:p>1.32829</text:p>
          </table:table-cell>
          <table:table-cell office:value-type="float" office:value="1.39411" calcext:value-type="float">
            <text:p>1.39411</text:p>
          </table:table-cell>
          <table:table-cell office:value-type="float" office:value="0.976307" calcext:value-type="float">
            <text:p>0.976307</text:p>
          </table:table-cell>
          <table:table-cell office:value-type="float" office:value="0.900216" calcext:value-type="float">
            <text:p>0.900216</text:p>
          </table:table-cell>
          <table:table-cell office:value-type="float" office:value="0.348426" calcext:value-type="float">
            <text:p>0.348426</text:p>
          </table:table-cell>
          <table:table-cell office:value-type="float" office:value="0.235027" calcext:value-type="float">
            <text:p>0.235027</text:p>
          </table:table-cell>
          <table:table-cell office:value-type="float" office:value="0.82325" calcext:value-type="float">
            <text:p>0.82325</text:p>
          </table:table-cell>
          <table:table-cell office:value-type="float" office:value="0.423971" calcext:value-type="float">
            <text:p>0.423971</text:p>
          </table:table-cell>
          <table:table-cell office:value-type="float" office:value="1.98122" calcext:value-type="float">
            <text:p>1.98122</text:p>
          </table:table-cell>
          <table:table-cell office:value-type="float" office:value="0.967326" calcext:value-type="float">
            <text:p>0.967326</text:p>
          </table:table-cell>
          <table:table-cell office:value-type="float" office:value="0.293144" calcext:value-type="float">
            <text:p>0.293144</text:p>
          </table:table-cell>
          <table:table-cell office:value-type="float" office:value="0.201924" calcext:value-type="float">
            <text:p>0.201924</text:p>
          </table:table-cell>
          <table:table-cell office:value-type="float" office:value="2.18434" calcext:value-type="float">
            <text:p>2.18434</text:p>
          </table:table-cell>
          <table:table-cell office:value-type="float" office:value="2.21435" calcext:value-type="float">
            <text:p>2.21435</text:p>
          </table:table-cell>
          <table:table-cell office:value-type="float" office:value="0.193572" calcext:value-type="float">
            <text:p>0.193572</text:p>
          </table:table-cell>
          <table:table-cell office:value-type="float" office:value="0.196708" calcext:value-type="float">
            <text:p>0.196708</text:p>
          </table:table-cell>
          <table:table-cell office:value-type="float" office:value="0.239167" calcext:value-type="float">
            <text:p>0.239167</text:p>
          </table:table-cell>
          <table:table-cell table:number-columns-repeated="20"/>
          <table:table-cell table:formula="of:=MIN([.A163:.BL163])" office:value-type="float" office:value="0.188539" calcext:value-type="float">
            <text:p>0.188539</text:p>
          </table:table-cell>
          <table:table-cell table:formula="of:=MAX([.A163:.BL163])" office:value-type="float" office:value="2.21435" calcext:value-type="float">
            <text:p>2.21435</text:p>
          </table:table-cell>
          <table:table-cell table:number-columns-repeated="7"/>
        </table:table-row>
        <table:table-row table:style-name="ro2">
          <table:table-cell office:value-type="float" office:value="0.179948" calcext:value-type="float">
            <text:p>0.179948</text:p>
          </table:table-cell>
          <table:table-cell office:value-type="float" office:value="0.203104" calcext:value-type="float">
            <text:p>0.203104</text:p>
          </table:table-cell>
          <table:table-cell office:value-type="float" office:value="0.232928" calcext:value-type="float">
            <text:p>0.232928</text:p>
          </table:table-cell>
          <table:table-cell office:value-type="float" office:value="0.210105" calcext:value-type="float">
            <text:p>0.210105</text:p>
          </table:table-cell>
          <table:table-cell office:value-type="float" office:value="0.201275" calcext:value-type="float">
            <text:p>0.201275</text:p>
          </table:table-cell>
          <table:table-cell office:value-type="float" office:value="0.241349" calcext:value-type="float">
            <text:p>0.241349</text:p>
          </table:table-cell>
          <table:table-cell office:value-type="float" office:value="0.191793" calcext:value-type="float">
            <text:p>0.191793</text:p>
          </table:table-cell>
          <table:table-cell office:value-type="float" office:value="0.215873" calcext:value-type="float">
            <text:p>0.215873</text:p>
          </table:table-cell>
          <table:table-cell office:value-type="float" office:value="0.24515" calcext:value-type="float">
            <text:p>0.24515</text:p>
          </table:table-cell>
          <table:table-cell office:value-type="float" office:value="0.205194" calcext:value-type="float">
            <text:p>0.205194</text:p>
          </table:table-cell>
          <table:table-cell office:value-type="float" office:value="0.198091" calcext:value-type="float">
            <text:p>0.198091</text:p>
          </table:table-cell>
          <table:table-cell office:value-type="float" office:value="0.226234" calcext:value-type="float">
            <text:p>0.226234</text:p>
          </table:table-cell>
          <table:table-cell office:value-type="float" office:value="0.920814" calcext:value-type="float">
            <text:p>0.920814</text:p>
          </table:table-cell>
          <table:table-cell office:value-type="float" office:value="0.8801" calcext:value-type="float">
            <text:p>0.8801</text:p>
          </table:table-cell>
          <table:table-cell office:value-type="float" office:value="0.222214" calcext:value-type="float">
            <text:p>0.222214</text:p>
          </table:table-cell>
          <table:table-cell office:value-type="float" office:value="0.234927" calcext:value-type="float">
            <text:p>0.234927</text:p>
          </table:table-cell>
          <table:table-cell office:value-type="float" office:value="0.680175" calcext:value-type="float">
            <text:p>0.680175</text:p>
          </table:table-cell>
          <table:table-cell office:value-type="float" office:value="0.670186" calcext:value-type="float">
            <text:p>0.670186</text:p>
          </table:table-cell>
          <table:table-cell office:value-type="float" office:value="0.617848" calcext:value-type="float">
            <text:p>0.617848</text:p>
          </table:table-cell>
          <table:table-cell office:value-type="float" office:value="0.245234" calcext:value-type="float">
            <text:p>0.245234</text:p>
          </table:table-cell>
          <table:table-cell office:value-type="float" office:value="0.651103" calcext:value-type="float">
            <text:p>0.651103</text:p>
          </table:table-cell>
          <table:table-cell office:value-type="float" office:value="0.417003" calcext:value-type="float">
            <text:p>0.417003</text:p>
          </table:table-cell>
          <table:table-cell office:value-type="float" office:value="0.666241" calcext:value-type="float">
            <text:p>0.666241</text:p>
          </table:table-cell>
          <table:table-cell office:value-type="float" office:value="0.345239" calcext:value-type="float">
            <text:p>0.345239</text:p>
          </table:table-cell>
          <table:table-cell office:value-type="float" office:value="1.41019" calcext:value-type="float">
            <text:p>1.41019</text:p>
          </table:table-cell>
          <table:table-cell office:value-type="float" office:value="0.530301" calcext:value-type="float">
            <text:p>0.530301</text:p>
          </table:table-cell>
          <table:table-cell office:value-type="float" office:value="0.287754" calcext:value-type="float">
            <text:p>0.287754</text:p>
          </table:table-cell>
          <table:table-cell office:value-type="float" office:value="0.663173" calcext:value-type="float">
            <text:p>0.663173</text:p>
          </table:table-cell>
          <table:table-cell office:value-type="float" office:value="0.325485" calcext:value-type="float">
            <text:p>0.325485</text:p>
          </table:table-cell>
          <table:table-cell office:value-type="float" office:value="1.33761" calcext:value-type="float">
            <text:p>1.33761</text:p>
          </table:table-cell>
          <table:table-cell office:value-type="float" office:value="0.59505" calcext:value-type="float">
            <text:p>0.59505</text:p>
          </table:table-cell>
          <table:table-cell office:value-type="float" office:value="0.902924" calcext:value-type="float">
            <text:p>0.902924</text:p>
          </table:table-cell>
          <table:table-cell office:value-type="float" office:value="0.51596" calcext:value-type="float">
            <text:p>0.51596</text:p>
          </table:table-cell>
          <table:table-cell office:value-type="float" office:value="1.74191" calcext:value-type="float">
            <text:p>1.74191</text:p>
          </table:table-cell>
          <table:table-cell office:value-type="float" office:value="0.284779" calcext:value-type="float">
            <text:p>0.284779</text:p>
          </table:table-cell>
          <table:table-cell office:value-type="float" office:value="1.09811" calcext:value-type="float">
            <text:p>1.09811</text:p>
          </table:table-cell>
          <table:table-cell office:value-type="float" office:value="0.2782" calcext:value-type="float">
            <text:p>0.2782</text:p>
          </table:table-cell>
          <table:table-cell office:value-type="float" office:value="1.43009" calcext:value-type="float">
            <text:p>1.43009</text:p>
          </table:table-cell>
          <table:table-cell office:value-type="float" office:value="0.390202" calcext:value-type="float">
            <text:p>0.390202</text:p>
          </table:table-cell>
          <table:table-cell office:value-type="float" office:value="0.220364" calcext:value-type="float">
            <text:p>0.220364</text:p>
          </table:table-cell>
          <table:table-cell office:value-type="float" office:value="0.222598" calcext:value-type="float">
            <text:p>0.222598</text:p>
          </table:table-cell>
          <table:table-cell office:value-type="float" office:value="0.441877" calcext:value-type="float">
            <text:p>0.441877</text:p>
          </table:table-cell>
          <table:table-cell office:value-type="float" office:value="1.70421" calcext:value-type="float">
            <text:p>1.70421</text:p>
          </table:table-cell>
          <table:table-cell office:value-type="float" office:value="0.569704" calcext:value-type="float">
            <text:p>0.569704</text:p>
          </table:table-cell>
          <table:table-cell office:value-type="float" office:value="0.334085" calcext:value-type="float">
            <text:p>0.334085</text:p>
          </table:table-cell>
          <table:table-cell office:value-type="float" office:value="0.315676" calcext:value-type="float">
            <text:p>0.315676</text:p>
          </table:table-cell>
          <table:table-cell office:value-type="float" office:value="0.207615" calcext:value-type="float">
            <text:p>0.207615</text:p>
          </table:table-cell>
          <table:table-cell office:value-type="float" office:value="0.213494" calcext:value-type="float">
            <text:p>0.213494</text:p>
          </table:table-cell>
          <table:table-cell table:number-columns-repeated="20"/>
          <table:table-cell table:formula="of:=MIN([.A164:.BL164])" office:value-type="float" office:value="0.179948" calcext:value-type="float">
            <text:p>0.179948</text:p>
          </table:table-cell>
          <table:table-cell table:formula="of:=MAX([.A164:.BL164])" office:value-type="float" office:value="1.74191" calcext:value-type="float">
            <text:p>1.74191</text:p>
          </table:table-cell>
          <table:table-cell table:number-columns-repeated="7"/>
        </table:table-row>
        <table:table-row table:style-name="ro2">
          <table:table-cell office:value-type="float" office:value="0.186573" calcext:value-type="float">
            <text:p>0.186573</text:p>
          </table:table-cell>
          <table:table-cell office:value-type="float" office:value="0.237821" calcext:value-type="float">
            <text:p>0.237821</text:p>
          </table:table-cell>
          <table:table-cell office:value-type="float" office:value="0.281757" calcext:value-type="float">
            <text:p>0.281757</text:p>
          </table:table-cell>
          <table:table-cell office:value-type="float" office:value="0.182583" calcext:value-type="float">
            <text:p>0.182583</text:p>
          </table:table-cell>
          <table:table-cell office:value-type="float" office:value="0.181065" calcext:value-type="float">
            <text:p>0.181065</text:p>
          </table:table-cell>
          <table:table-cell office:value-type="float" office:value="0.421327" calcext:value-type="float">
            <text:p>0.421327</text:p>
          </table:table-cell>
          <table:table-cell office:value-type="float" office:value="0.333792" calcext:value-type="float">
            <text:p>0.333792</text:p>
          </table:table-cell>
          <table:table-cell office:value-type="float" office:value="0.29957" calcext:value-type="float">
            <text:p>0.29957</text:p>
          </table:table-cell>
          <table:table-cell office:value-type="float" office:value="0.206858" calcext:value-type="float">
            <text:p>0.206858</text:p>
          </table:table-cell>
          <table:table-cell office:value-type="float" office:value="0.248981" calcext:value-type="float">
            <text:p>0.248981</text:p>
          </table:table-cell>
          <table:table-cell office:value-type="float" office:value="0.180795" calcext:value-type="float">
            <text:p>0.180795</text:p>
          </table:table-cell>
          <table:table-cell office:value-type="float" office:value="0.237701" calcext:value-type="float">
            <text:p>0.237701</text:p>
          </table:table-cell>
          <table:table-cell office:value-type="float" office:value="0.238403" calcext:value-type="float">
            <text:p>0.238403</text:p>
          </table:table-cell>
          <table:table-cell office:value-type="float" office:value="0.265502" calcext:value-type="float">
            <text:p>0.265502</text:p>
          </table:table-cell>
          <table:table-cell office:value-type="float" office:value="0.477164" calcext:value-type="float">
            <text:p>0.477164</text:p>
          </table:table-cell>
          <table:table-cell office:value-type="float" office:value="0.476379" calcext:value-type="float">
            <text:p>0.476379</text:p>
          </table:table-cell>
          <table:table-cell office:value-type="float" office:value="0.59538" calcext:value-type="float">
            <text:p>0.59538</text:p>
          </table:table-cell>
          <table:table-cell office:value-type="float" office:value="0.541975" calcext:value-type="float">
            <text:p>0.541975</text:p>
          </table:table-cell>
          <table:table-cell office:value-type="float" office:value="0.3774" calcext:value-type="float">
            <text:p>0.3774</text:p>
          </table:table-cell>
          <table:table-cell office:value-type="float" office:value="0.464443" calcext:value-type="float">
            <text:p>0.464443</text:p>
          </table:table-cell>
          <table:table-cell office:value-type="float" office:value="0.503966" calcext:value-type="float">
            <text:p>0.503966</text:p>
          </table:table-cell>
          <table:table-cell office:value-type="float" office:value="0.447453" calcext:value-type="float">
            <text:p>0.447453</text:p>
          </table:table-cell>
          <table:table-cell office:value-type="float" office:value="0.388303" calcext:value-type="float">
            <text:p>0.388303</text:p>
          </table:table-cell>
          <table:table-cell office:value-type="float" office:value="1.1764" calcext:value-type="float">
            <text:p>1.1764</text:p>
          </table:table-cell>
          <table:table-cell office:value-type="float" office:value="0.555982" calcext:value-type="float">
            <text:p>0.555982</text:p>
          </table:table-cell>
          <table:table-cell office:value-type="float" office:value="0.425311" calcext:value-type="float">
            <text:p>0.425311</text:p>
          </table:table-cell>
          <table:table-cell office:value-type="float" office:value="0.417041" calcext:value-type="float">
            <text:p>0.417041</text:p>
          </table:table-cell>
          <table:table-cell office:value-type="float" office:value="1.41421" calcext:value-type="float">
            <text:p>1.41421</text:p>
          </table:table-cell>
          <table:table-cell office:value-type="float" office:value="0.511484" calcext:value-type="float">
            <text:p>0.511484</text:p>
          </table:table-cell>
          <table:table-cell office:value-type="float" office:value="0.414381" calcext:value-type="float">
            <text:p>0.414381</text:p>
          </table:table-cell>
          <table:table-cell office:value-type="float" office:value="0.355102" calcext:value-type="float">
            <text:p>0.355102</text:p>
          </table:table-cell>
          <table:table-cell office:value-type="float" office:value="0.350902" calcext:value-type="float">
            <text:p>0.350902</text:p>
          </table:table-cell>
          <table:table-cell office:value-type="float" office:value="0.223877" calcext:value-type="float">
            <text:p>0.223877</text:p>
          </table:table-cell>
          <table:table-cell office:value-type="float" office:value="0.224225" calcext:value-type="float">
            <text:p>0.224225</text:p>
          </table:table-cell>
          <table:table-cell office:value-type="float" office:value="0.18759" calcext:value-type="float">
            <text:p>0.18759</text:p>
          </table:table-cell>
          <table:table-cell office:value-type="float" office:value="0.484149" calcext:value-type="float">
            <text:p>0.484149</text:p>
          </table:table-cell>
          <table:table-cell office:value-type="float" office:value="0.212636" calcext:value-type="float">
            <text:p>0.212636</text:p>
          </table:table-cell>
          <table:table-cell office:value-type="float" office:value="0.250668" calcext:value-type="float">
            <text:p>0.250668</text:p>
          </table:table-cell>
          <table:table-cell office:value-type="float" office:value="0.256245" calcext:value-type="float">
            <text:p>0.256245</text:p>
          </table:table-cell>
          <table:table-cell office:value-type="float" office:value="0.404804" calcext:value-type="float">
            <text:p>0.404804</text:p>
          </table:table-cell>
          <table:table-cell office:value-type="float" office:value="0.47324" calcext:value-type="float">
            <text:p>0.47324</text:p>
          </table:table-cell>
          <table:table-cell office:value-type="float" office:value="0.201512" calcext:value-type="float">
            <text:p>0.201512</text:p>
          </table:table-cell>
          <table:table-cell office:value-type="float" office:value="0.242444" calcext:value-type="float">
            <text:p>0.242444</text:p>
          </table:table-cell>
          <table:table-cell office:value-type="float" office:value="0.778494" calcext:value-type="float">
            <text:p>0.778494</text:p>
          </table:table-cell>
          <table:table-cell office:value-type="float" office:value="2.14188" calcext:value-type="float">
            <text:p>2.14188</text:p>
          </table:table-cell>
          <table:table-cell office:value-type="float" office:value="0.326596" calcext:value-type="float">
            <text:p>0.326596</text:p>
          </table:table-cell>
          <table:table-cell office:value-type="float" office:value="0.100908" calcext:value-type="float">
            <text:p>0.100908</text:p>
          </table:table-cell>
          <table:table-cell office:value-type="float" office:value="0.132835" calcext:value-type="float">
            <text:p>0.132835</text:p>
          </table:table-cell>
          <table:table-cell table:number-columns-repeated="20"/>
          <table:table-cell table:formula="of:=MIN([.A165:.BL165])" office:value-type="float" office:value="0.100908" calcext:value-type="float">
            <text:p>0.100908</text:p>
          </table:table-cell>
          <table:table-cell table:formula="of:=MAX([.A165:.BL165])" office:value-type="float" office:value="2.14188" calcext:value-type="float">
            <text:p>2.14188</text:p>
          </table:table-cell>
          <table:table-cell table:number-columns-repeated="7"/>
        </table:table-row>
        <table:table-row table:style-name="ro2">
          <table:table-cell office:value-type="float" office:value="0.188344" calcext:value-type="float">
            <text:p>0.188344</text:p>
          </table:table-cell>
          <table:table-cell office:value-type="float" office:value="0.214136" calcext:value-type="float">
            <text:p>0.214136</text:p>
          </table:table-cell>
          <table:table-cell office:value-type="float" office:value="0.235346" calcext:value-type="float">
            <text:p>0.235346</text:p>
          </table:table-cell>
          <table:table-cell office:value-type="float" office:value="0.285795" calcext:value-type="float">
            <text:p>0.285795</text:p>
          </table:table-cell>
          <table:table-cell office:value-type="float" office:value="0.175828" calcext:value-type="float">
            <text:p>0.175828</text:p>
          </table:table-cell>
          <table:table-cell office:value-type="float" office:value="0.234738" calcext:value-type="float">
            <text:p>0.234738</text:p>
          </table:table-cell>
          <table:table-cell office:value-type="float" office:value="0.429614" calcext:value-type="float">
            <text:p>0.429614</text:p>
          </table:table-cell>
          <table:table-cell office:value-type="float" office:value="0.226781" calcext:value-type="float">
            <text:p>0.226781</text:p>
          </table:table-cell>
          <table:table-cell office:value-type="float" office:value="0.277295" calcext:value-type="float">
            <text:p>0.277295</text:p>
          </table:table-cell>
          <table:table-cell office:value-type="float" office:value="0.296139" calcext:value-type="float">
            <text:p>0.296139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26239" calcext:value-type="float">
            <text:p>0.26239</text:p>
          </table:table-cell>
          <table:table-cell office:value-type="float" office:value="0.387985" calcext:value-type="float">
            <text:p>0.387985</text:p>
          </table:table-cell>
          <table:table-cell office:value-type="float" office:value="0.387467" calcext:value-type="float">
            <text:p>0.387467</text:p>
          </table:table-cell>
          <table:table-cell office:value-type="float" office:value="0.242219" calcext:value-type="float">
            <text:p>0.242219</text:p>
          </table:table-cell>
          <table:table-cell office:value-type="float" office:value="0.275661" calcext:value-type="float">
            <text:p>0.275661</text:p>
          </table:table-cell>
          <table:table-cell office:value-type="float" office:value="0.29749" calcext:value-type="float">
            <text:p>0.29749</text:p>
          </table:table-cell>
          <table:table-cell office:value-type="float" office:value="0.177116" calcext:value-type="float">
            <text:p>0.177116</text:p>
          </table:table-cell>
          <table:table-cell office:value-type="float" office:value="0.251753" calcext:value-type="float">
            <text:p>0.251753</text:p>
          </table:table-cell>
          <table:table-cell office:value-type="float" office:value="0.23552" calcext:value-type="float">
            <text:p>0.23552</text:p>
          </table:table-cell>
          <table:table-cell office:value-type="float" office:value="0.440873" calcext:value-type="float">
            <text:p>0.440873</text:p>
          </table:table-cell>
          <table:table-cell office:value-type="float" office:value="1.40995" calcext:value-type="float">
            <text:p>1.40995</text:p>
          </table:table-cell>
          <table:table-cell office:value-type="float" office:value="0.441071" calcext:value-type="float">
            <text:p>0.441071</text:p>
          </table:table-cell>
          <table:table-cell office:value-type="float" office:value="0.262672" calcext:value-type="float">
            <text:p>0.262672</text:p>
          </table:table-cell>
          <table:table-cell office:value-type="float" office:value="1.49438" calcext:value-type="float">
            <text:p>1.49438</text:p>
          </table:table-cell>
          <table:table-cell office:value-type="float" office:value="1.49767" calcext:value-type="float">
            <text:p>1.49767</text:p>
          </table:table-cell>
          <table:table-cell office:value-type="float" office:value="1.55679" calcext:value-type="float">
            <text:p>1.55679</text:p>
          </table:table-cell>
          <table:table-cell office:value-type="float" office:value="1.59745" calcext:value-type="float">
            <text:p>1.59745</text:p>
          </table:table-cell>
          <table:table-cell office:value-type="float" office:value="1.36193" calcext:value-type="float">
            <text:p>1.36193</text:p>
          </table:table-cell>
          <table:table-cell office:value-type="float" office:value="0.945383" calcext:value-type="float">
            <text:p>0.945383</text:p>
          </table:table-cell>
          <table:table-cell office:value-type="float" office:value="1.11184" calcext:value-type="float">
            <text:p>1.11184</text:p>
          </table:table-cell>
          <table:table-cell office:value-type="float" office:value="1.51408" calcext:value-type="float">
            <text:p>1.51408</text:p>
          </table:table-cell>
          <table:table-cell office:value-type="float" office:value="0.719265" calcext:value-type="float">
            <text:p>0.719265</text:p>
          </table:table-cell>
          <table:table-cell office:value-type="float" office:value="0.814865" calcext:value-type="float">
            <text:p>0.814865</text:p>
          </table:table-cell>
          <table:table-cell office:value-type="float" office:value="0.903545" calcext:value-type="float">
            <text:p>0.903545</text:p>
          </table:table-cell>
          <table:table-cell office:value-type="float" office:value="0.281819" calcext:value-type="float">
            <text:p>0.281819</text:p>
          </table:table-cell>
          <table:table-cell office:value-type="float" office:value="1.77252" calcext:value-type="float">
            <text:p>1.77252</text:p>
          </table:table-cell>
          <table:table-cell office:value-type="float" office:value="1.91744" calcext:value-type="float">
            <text:p>1.91744</text:p>
          </table:table-cell>
          <table:table-cell office:value-type="float" office:value="0.722173" calcext:value-type="float">
            <text:p>0.722173</text:p>
          </table:table-cell>
          <table:table-cell office:value-type="float" office:value="0.324572" calcext:value-type="float">
            <text:p>0.324572</text:p>
          </table:table-cell>
          <table:table-cell office:value-type="float" office:value="1.51123" calcext:value-type="float">
            <text:p>1.51123</text:p>
          </table:table-cell>
          <table:table-cell office:value-type="float" office:value="0.209011" calcext:value-type="float">
            <text:p>0.209011</text:p>
          </table:table-cell>
          <table:table-cell office:value-type="float" office:value="0.292027" calcext:value-type="float">
            <text:p>0.292027</text:p>
          </table:table-cell>
          <table:table-cell office:value-type="float" office:value="0.130987" calcext:value-type="float">
            <text:p>0.130987</text:p>
          </table:table-cell>
          <table:table-cell office:value-type="float" office:value="0.237214" calcext:value-type="float">
            <text:p>0.237214</text:p>
          </table:table-cell>
          <table:table-cell office:value-type="float" office:value="0.143632" calcext:value-type="float">
            <text:p>0.143632</text:p>
          </table:table-cell>
          <table:table-cell office:value-type="float" office:value="0.0834701" calcext:value-type="float">
            <text:p>0.0834701</text:p>
          </table:table-cell>
          <table:table-cell office:value-type="float" office:value="0.0501258" calcext:value-type="float">
            <text:p>0.0501258</text:p>
          </table:table-cell>
          <table:table-cell table:number-columns-repeated="20"/>
          <table:table-cell table:formula="of:=MIN([.A166:.BL166])" office:value-type="float" office:value="0.0501258" calcext:value-type="float">
            <text:p>0.0501258</text:p>
          </table:table-cell>
          <table:table-cell table:formula="of:=MAX([.A166:.BL166])" office:value-type="float" office:value="1.91744" calcext:value-type="float">
            <text:p>1.91744</text:p>
          </table:table-cell>
          <table:table-cell table:number-columns-repeated="7"/>
        </table:table-row>
        <table:table-row table:style-name="ro2">
          <table:table-cell office:value-type="float" office:value="0.180457" calcext:value-type="float">
            <text:p>0.180457</text:p>
          </table:table-cell>
          <table:table-cell office:value-type="float" office:value="0.204528" calcext:value-type="float">
            <text:p>0.204528</text:p>
          </table:table-cell>
          <table:table-cell office:value-type="float" office:value="0.248838" calcext:value-type="float">
            <text:p>0.248838</text:p>
          </table:table-cell>
          <table:table-cell office:value-type="float" office:value="0.179125" calcext:value-type="float">
            <text:p>0.179125</text:p>
          </table:table-cell>
          <table:table-cell office:value-type="float" office:value="0.23135" calcext:value-type="float">
            <text:p>0.23135</text:p>
          </table:table-cell>
          <table:table-cell office:value-type="float" office:value="0.232997" calcext:value-type="float">
            <text:p>0.232997</text:p>
          </table:table-cell>
          <table:table-cell office:value-type="float" office:value="0.397169" calcext:value-type="float">
            <text:p>0.397169</text:p>
          </table:table-cell>
          <table:table-cell office:value-type="float" office:value="0.240715" calcext:value-type="float">
            <text:p>0.240715</text:p>
          </table:table-cell>
          <table:table-cell office:value-type="float" office:value="0.24191" calcext:value-type="float">
            <text:p>0.24191</text:p>
          </table:table-cell>
          <table:table-cell office:value-type="float" office:value="0.177557" calcext:value-type="float">
            <text:p>0.177557</text:p>
          </table:table-cell>
          <table:table-cell office:value-type="float" office:value="0.241396" calcext:value-type="float">
            <text:p>0.241396</text:p>
          </table:table-cell>
          <table:table-cell office:value-type="float" office:value="0.237614" calcext:value-type="float">
            <text:p>0.237614</text:p>
          </table:table-cell>
          <table:table-cell office:value-type="float" office:value="0.258715" calcext:value-type="float">
            <text:p>0.258715</text:p>
          </table:table-cell>
          <table:table-cell office:value-type="float" office:value="0.178136" calcext:value-type="float">
            <text:p>0.178136</text:p>
          </table:table-cell>
          <table:table-cell office:value-type="float" office:value="0.74691" calcext:value-type="float">
            <text:p>0.74691</text:p>
          </table:table-cell>
          <table:table-cell office:value-type="float" office:value="0.277954" calcext:value-type="float">
            <text:p>0.277954</text:p>
          </table:table-cell>
          <table:table-cell office:value-type="float" office:value="0.258444" calcext:value-type="float">
            <text:p>0.258444</text:p>
          </table:table-cell>
          <table:table-cell office:value-type="float" office:value="0.7318" calcext:value-type="float">
            <text:p>0.7318</text:p>
          </table:table-cell>
          <table:table-cell office:value-type="float" office:value="0.252957" calcext:value-type="float">
            <text:p>0.252957</text:p>
          </table:table-cell>
          <table:table-cell office:value-type="float" office:value="0.250698" calcext:value-type="float">
            <text:p>0.250698</text:p>
          </table:table-cell>
          <table:table-cell office:value-type="float" office:value="1.24708" calcext:value-type="float">
            <text:p>1.24708</text:p>
          </table:table-cell>
          <table:table-cell office:value-type="float" office:value="1.18075" calcext:value-type="float">
            <text:p>1.18075</text:p>
          </table:table-cell>
          <table:table-cell office:value-type="float" office:value="1.13916" calcext:value-type="float">
            <text:p>1.13916</text:p>
          </table:table-cell>
          <table:table-cell office:value-type="float" office:value="0.25638" calcext:value-type="float">
            <text:p>0.25638</text:p>
          </table:table-cell>
          <table:table-cell office:value-type="float" office:value="0.55007" calcext:value-type="float">
            <text:p>0.55007</text:p>
          </table:table-cell>
          <table:table-cell office:value-type="float" office:value="0.577236" calcext:value-type="float">
            <text:p>0.577236</text:p>
          </table:table-cell>
          <table:table-cell office:value-type="float" office:value="1.42096" calcext:value-type="float">
            <text:p>1.42096</text:p>
          </table:table-cell>
          <table:table-cell office:value-type="float" office:value="1.70204" calcext:value-type="float">
            <text:p>1.70204</text:p>
          </table:table-cell>
          <table:table-cell office:value-type="float" office:value="0.96772" calcext:value-type="float">
            <text:p>0.96772</text:p>
          </table:table-cell>
          <table:table-cell office:value-type="float" office:value="0.278734" calcext:value-type="float">
            <text:p>0.278734</text:p>
          </table:table-cell>
          <table:table-cell office:value-type="float" office:value="0.264868" calcext:value-type="float">
            <text:p>0.264868</text:p>
          </table:table-cell>
          <table:table-cell office:value-type="float" office:value="1.33425" calcext:value-type="float">
            <text:p>1.33425</text:p>
          </table:table-cell>
          <table:table-cell office:value-type="float" office:value="2.01476" calcext:value-type="float">
            <text:p>2.01476</text:p>
          </table:table-cell>
          <table:table-cell office:value-type="float" office:value="1.20153" calcext:value-type="float">
            <text:p>1.20153</text:p>
          </table:table-cell>
          <table:table-cell office:value-type="float" office:value="1.94098" calcext:value-type="float">
            <text:p>1.94098</text:p>
          </table:table-cell>
          <table:table-cell office:value-type="float" office:value="1.48302" calcext:value-type="float">
            <text:p>1.48302</text:p>
          </table:table-cell>
          <table:table-cell office:value-type="float" office:value="1.21674" calcext:value-type="float">
            <text:p>1.21674</text:p>
          </table:table-cell>
          <table:table-cell office:value-type="float" office:value="0.303632" calcext:value-type="float">
            <text:p>0.303632</text:p>
          </table:table-cell>
          <table:table-cell office:value-type="float" office:value="1.37476" calcext:value-type="float">
            <text:p>1.37476</text:p>
          </table:table-cell>
          <table:table-cell office:value-type="float" office:value="1.1281" calcext:value-type="float">
            <text:p>1.1281</text:p>
          </table:table-cell>
          <table:table-cell office:value-type="float" office:value="1.1817" calcext:value-type="float">
            <text:p>1.1817</text:p>
          </table:table-cell>
          <table:table-cell office:value-type="float" office:value="1.14763" calcext:value-type="float">
            <text:p>1.14763</text:p>
          </table:table-cell>
          <table:table-cell office:value-type="float" office:value="0.545012" calcext:value-type="float">
            <text:p>0.545012</text:p>
          </table:table-cell>
          <table:table-cell office:value-type="float" office:value="0.098582" calcext:value-type="float">
            <text:p>0.098582</text:p>
          </table:table-cell>
          <table:table-cell office:value-type="float" office:value="0.489613" calcext:value-type="float">
            <text:p>0.489613</text:p>
          </table:table-cell>
          <table:table-cell office:value-type="float" office:value="1.56487" calcext:value-type="float">
            <text:p>1.56487</text:p>
          </table:table-cell>
          <table:table-cell office:value-type="float" office:value="1.3241" calcext:value-type="float">
            <text:p>1.3241</text:p>
          </table:table-cell>
          <table:table-cell office:value-type="float" office:value="1.30274" calcext:value-type="float">
            <text:p>1.30274</text:p>
          </table:table-cell>
          <table:table-cell table:number-columns-repeated="20"/>
          <table:table-cell table:formula="of:=MIN([.A167:.BL167])" office:value-type="float" office:value="0.098582" calcext:value-type="float">
            <text:p>0.098582</text:p>
          </table:table-cell>
          <table:table-cell table:formula="of:=MAX([.A167:.BL167])" office:value-type="float" office:value="2.01476" calcext:value-type="float">
            <text:p>2.01476</text:p>
          </table:table-cell>
          <table:table-cell table:number-columns-repeated="7"/>
        </table:table-row>
        <table:table-row table:style-name="ro2">
          <table:table-cell office:value-type="float" office:value="0.188874" calcext:value-type="float">
            <text:p>0.188874</text:p>
          </table:table-cell>
          <table:table-cell office:value-type="float" office:value="0.222171" calcext:value-type="float">
            <text:p>0.222171</text:p>
          </table:table-cell>
          <table:table-cell office:value-type="float" office:value="0.275642" calcext:value-type="float">
            <text:p>0.275642</text:p>
          </table:table-cell>
          <table:table-cell office:value-type="float" office:value="0.178119" calcext:value-type="float">
            <text:p>0.178119</text:p>
          </table:table-cell>
          <table:table-cell office:value-type="float" office:value="0.211609" calcext:value-type="float">
            <text:p>0.211609</text:p>
          </table:table-cell>
          <table:table-cell office:value-type="float" office:value="0.303935" calcext:value-type="float">
            <text:p>0.303935</text:p>
          </table:table-cell>
          <table:table-cell office:value-type="float" office:value="0.451839" calcext:value-type="float">
            <text:p>0.451839</text:p>
          </table:table-cell>
          <table:table-cell office:value-type="float" office:value="0.334387" calcext:value-type="float">
            <text:p>0.334387</text:p>
          </table:table-cell>
          <table:table-cell office:value-type="float" office:value="0.347207" calcext:value-type="float">
            <text:p>0.347207</text:p>
          </table:table-cell>
          <table:table-cell office:value-type="float" office:value="0.731553" calcext:value-type="float">
            <text:p>0.731553</text:p>
          </table:table-cell>
          <table:table-cell office:value-type="float" office:value="0.821389" calcext:value-type="float">
            <text:p>0.821389</text:p>
          </table:table-cell>
          <table:table-cell office:value-type="float" office:value="0.562644" calcext:value-type="float">
            <text:p>0.562644</text:p>
          </table:table-cell>
          <table:table-cell office:value-type="float" office:value="0.446219" calcext:value-type="float">
            <text:p>0.446219</text:p>
          </table:table-cell>
          <table:table-cell office:value-type="float" office:value="0.752295" calcext:value-type="float">
            <text:p>0.752295</text:p>
          </table:table-cell>
          <table:table-cell office:value-type="float" office:value="1.20369" calcext:value-type="float">
            <text:p>1.20369</text:p>
          </table:table-cell>
          <table:table-cell office:value-type="float" office:value="0.734323" calcext:value-type="float">
            <text:p>0.734323</text:p>
          </table:table-cell>
          <table:table-cell office:value-type="float" office:value="0.769581" calcext:value-type="float">
            <text:p>0.769581</text:p>
          </table:table-cell>
          <table:table-cell office:value-type="float" office:value="0.987881" calcext:value-type="float">
            <text:p>0.987881</text:p>
          </table:table-cell>
          <table:table-cell office:value-type="float" office:value="0.377294" calcext:value-type="float">
            <text:p>0.377294</text:p>
          </table:table-cell>
          <table:table-cell office:value-type="float" office:value="0.55279" calcext:value-type="float">
            <text:p>0.55279</text:p>
          </table:table-cell>
          <table:table-cell office:value-type="float" office:value="0.60559" calcext:value-type="float">
            <text:p>0.60559</text:p>
          </table:table-cell>
          <table:table-cell office:value-type="float" office:value="0.482047" calcext:value-type="float">
            <text:p>0.482047</text:p>
          </table:table-cell>
          <table:table-cell office:value-type="float" office:value="0.493617" calcext:value-type="float">
            <text:p>0.493617</text:p>
          </table:table-cell>
          <table:table-cell office:value-type="float" office:value="0.911536" calcext:value-type="float">
            <text:p>0.911536</text:p>
          </table:table-cell>
          <table:table-cell office:value-type="float" office:value="0.324862" calcext:value-type="float">
            <text:p>0.324862</text:p>
          </table:table-cell>
          <table:table-cell office:value-type="float" office:value="0.763363" calcext:value-type="float">
            <text:p>0.763363</text:p>
          </table:table-cell>
          <table:table-cell office:value-type="float" office:value="1.18443" calcext:value-type="float">
            <text:p>1.18443</text:p>
          </table:table-cell>
          <table:table-cell office:value-type="float" office:value="1.21963" calcext:value-type="float">
            <text:p>1.21963</text:p>
          </table:table-cell>
          <table:table-cell office:value-type="float" office:value="0.887039" calcext:value-type="float">
            <text:p>0.887039</text:p>
          </table:table-cell>
          <table:table-cell office:value-type="float" office:value="0.620025" calcext:value-type="float">
            <text:p>0.620025</text:p>
          </table:table-cell>
          <table:table-cell office:value-type="float" office:value="1.57642" calcext:value-type="float">
            <text:p>1.57642</text:p>
          </table:table-cell>
          <table:table-cell office:value-type="float" office:value="1.61298" calcext:value-type="float">
            <text:p>1.61298</text:p>
          </table:table-cell>
          <table:table-cell office:value-type="float" office:value="1.39626" calcext:value-type="float">
            <text:p>1.39626</text:p>
          </table:table-cell>
          <table:table-cell office:value-type="float" office:value="0.27978" calcext:value-type="float">
            <text:p>0.27978</text:p>
          </table:table-cell>
          <table:table-cell office:value-type="float" office:value="1.79358" calcext:value-type="float">
            <text:p>1.79358</text:p>
          </table:table-cell>
          <table:table-cell office:value-type="float" office:value="0.86503" calcext:value-type="float">
            <text:p>0.86503</text:p>
          </table:table-cell>
          <table:table-cell office:value-type="float" office:value="0.900428" calcext:value-type="float">
            <text:p>0.900428</text:p>
          </table:table-cell>
          <table:table-cell office:value-type="float" office:value="0.430498" calcext:value-type="float">
            <text:p>0.430498</text:p>
          </table:table-cell>
          <table:table-cell office:value-type="float" office:value="0.394311" calcext:value-type="float">
            <text:p>0.394311</text:p>
          </table:table-cell>
          <table:table-cell office:value-type="float" office:value="0.23167" calcext:value-type="float">
            <text:p>0.23167</text:p>
          </table:table-cell>
          <table:table-cell office:value-type="float" office:value="0.313635" calcext:value-type="float">
            <text:p>0.313635</text:p>
          </table:table-cell>
          <table:table-cell office:value-type="float" office:value="0.206246" calcext:value-type="float">
            <text:p>0.206246</text:p>
          </table:table-cell>
          <table:table-cell office:value-type="float" office:value="0.237295" calcext:value-type="float">
            <text:p>0.237295</text:p>
          </table:table-cell>
          <table:table-cell office:value-type="float" office:value="0.442819" calcext:value-type="float">
            <text:p>0.442819</text:p>
          </table:table-cell>
          <table:table-cell office:value-type="float" office:value="0.272387" calcext:value-type="float">
            <text:p>0.272387</text:p>
          </table:table-cell>
          <table:table-cell office:value-type="float" office:value="0.578557" calcext:value-type="float">
            <text:p>0.578557</text:p>
          </table:table-cell>
          <table:table-cell office:value-type="float" office:value="0.0884151" calcext:value-type="float">
            <text:p>0.0884151</text:p>
          </table:table-cell>
          <table:table-cell office:value-type="float" office:value="0.145533" calcext:value-type="float">
            <text:p>0.145533</text:p>
          </table:table-cell>
          <table:table-cell table:number-columns-repeated="20"/>
          <table:table-cell table:formula="of:=MIN([.A168:.BL168])" office:value-type="float" office:value="0.0884151" calcext:value-type="float">
            <text:p>0.0884151</text:p>
          </table:table-cell>
          <table:table-cell table:formula="of:=MAX([.A168:.BL168])" office:value-type="float" office:value="1.79358" calcext:value-type="float">
            <text:p>1.79358</text:p>
          </table:table-cell>
          <table:table-cell table:number-columns-repeated="7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office:value-type="float" office:value="0.101964" calcext:value-type="float">
            <text:p>0.101964</text:p>
          </table:table-cell>
          <table:table-cell office:value-type="float" office:value="0.140904" calcext:value-type="float">
            <text:p>0.140904</text:p>
          </table:table-cell>
          <table:table-cell office:value-type="float" office:value="0.177685" calcext:value-type="float">
            <text:p>0.177685</text:p>
          </table:table-cell>
          <table:table-cell office:value-type="float" office:value="0.114579" calcext:value-type="float">
            <text:p>0.114579</text:p>
          </table:table-cell>
          <table:table-cell office:value-type="float" office:value="0.183218" calcext:value-type="float">
            <text:p>0.183218</text:p>
          </table:table-cell>
          <table:table-cell office:value-type="float" office:value="0.181845" calcext:value-type="float">
            <text:p>0.181845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169549" calcext:value-type="float">
            <text:p>0.169549</text:p>
          </table:table-cell>
          <table:table-cell office:value-type="float" office:value="0.182489" calcext:value-type="float">
            <text:p>0.182489</text:p>
          </table:table-cell>
          <table:table-cell office:value-type="float" office:value="0.554439" calcext:value-type="float">
            <text:p>0.554439</text:p>
          </table:table-cell>
          <table:table-cell office:value-type="float" office:value="0.173154" calcext:value-type="float">
            <text:p>0.173154</text:p>
          </table:table-cell>
          <table:table-cell office:value-type="float" office:value="0.521876" calcext:value-type="float">
            <text:p>0.521876</text:p>
          </table:table-cell>
          <table:table-cell office:value-type="float" office:value="0.201821" calcext:value-type="float">
            <text:p>0.201821</text:p>
          </table:table-cell>
          <table:table-cell office:value-type="float" office:value="0.150232" calcext:value-type="float">
            <text:p>0.150232</text:p>
          </table:table-cell>
          <table:table-cell office:value-type="float" office:value="0.590671" calcext:value-type="float">
            <text:p>0.590671</text:p>
          </table:table-cell>
          <table:table-cell office:value-type="float" office:value="0.53685" calcext:value-type="float">
            <text:p>0.53685</text:p>
          </table:table-cell>
          <table:table-cell office:value-type="float" office:value="0.408415" calcext:value-type="float">
            <text:p>0.408415</text:p>
          </table:table-cell>
          <table:table-cell office:value-type="float" office:value="0.52106" calcext:value-type="float">
            <text:p>0.52106</text:p>
          </table:table-cell>
          <table:table-cell office:value-type="float" office:value="0.153562" calcext:value-type="float">
            <text:p>0.153562</text:p>
          </table:table-cell>
          <table:table-cell office:value-type="float" office:value="0.435672" calcext:value-type="float">
            <text:p>0.435672</text:p>
          </table:table-cell>
          <table:table-cell office:value-type="float" office:value="0.188376" calcext:value-type="float">
            <text:p>0.188376</text:p>
          </table:table-cell>
          <table:table-cell office:value-type="float" office:value="0.466193" calcext:value-type="float">
            <text:p>0.466193</text:p>
          </table:table-cell>
          <table:table-cell office:value-type="float" office:value="0.441752" calcext:value-type="float">
            <text:p>0.441752</text:p>
          </table:table-cell>
          <table:table-cell office:value-type="float" office:value="0.377746" calcext:value-type="float">
            <text:p>0.377746</text:p>
          </table:table-cell>
          <table:table-cell office:value-type="float" office:value="0.505582" calcext:value-type="float">
            <text:p>0.505582</text:p>
          </table:table-cell>
          <table:table-cell office:value-type="float" office:value="0.157346" calcext:value-type="float">
            <text:p>0.157346</text:p>
          </table:table-cell>
          <table:table-cell office:value-type="float" office:value="0.708551" calcext:value-type="float">
            <text:p>0.708551</text:p>
          </table:table-cell>
          <table:table-cell office:value-type="float" office:value="1.02676" calcext:value-type="float">
            <text:p>1.02676</text:p>
          </table:table-cell>
          <table:table-cell office:value-type="float" office:value="0.775391" calcext:value-type="float">
            <text:p>0.775391</text:p>
          </table:table-cell>
          <table:table-cell office:value-type="float" office:value="0.628587" calcext:value-type="float">
            <text:p>0.628587</text:p>
          </table:table-cell>
          <table:table-cell office:value-type="float" office:value="0.479353" calcext:value-type="float">
            <text:p>0.479353</text:p>
          </table:table-cell>
          <table:table-cell office:value-type="float" office:value="0.468483" calcext:value-type="float">
            <text:p>0.468483</text:p>
          </table:table-cell>
          <table:table-cell office:value-type="float" office:value="0.176458" calcext:value-type="float">
            <text:p>0.176458</text:p>
          </table:table-cell>
          <table:table-cell office:value-type="float" office:value="0.363981" calcext:value-type="float">
            <text:p>0.363981</text:p>
          </table:table-cell>
          <table:table-cell office:value-type="float" office:value="0.233279" calcext:value-type="float">
            <text:p>0.233279</text:p>
          </table:table-cell>
          <table:table-cell office:value-type="float" office:value="0.211238" calcext:value-type="float">
            <text:p>0.211238</text:p>
          </table:table-cell>
          <table:table-cell office:value-type="float" office:value="0.149616" calcext:value-type="float">
            <text:p>0.149616</text:p>
          </table:table-cell>
          <table:table-cell office:value-type="float" office:value="0.258066" calcext:value-type="float">
            <text:p>0.258066</text:p>
          </table:table-cell>
          <table:table-cell office:value-type="float" office:value="0.182341" calcext:value-type="float">
            <text:p>0.182341</text:p>
          </table:table-cell>
          <table:table-cell office:value-type="float" office:value="0.190558" calcext:value-type="float">
            <text:p>0.190558</text:p>
          </table:table-cell>
          <table:table-cell office:value-type="float" office:value="0.318038" calcext:value-type="float">
            <text:p>0.318038</text:p>
          </table:table-cell>
          <table:table-cell office:value-type="float" office:value="0.522358" calcext:value-type="float">
            <text:p>0.522358</text:p>
          </table:table-cell>
          <table:table-cell office:value-type="float" office:value="0.727597" calcext:value-type="float">
            <text:p>0.727597</text:p>
          </table:table-cell>
          <table:table-cell office:value-type="float" office:value="0.266096" calcext:value-type="float">
            <text:p>0.266096</text:p>
          </table:table-cell>
          <table:table-cell office:value-type="float" office:value="0.659605" calcext:value-type="float">
            <text:p>0.659605</text:p>
          </table:table-cell>
          <table:table-cell office:value-type="float" office:value="1.52787" calcext:value-type="float">
            <text:p>1.52787</text:p>
          </table:table-cell>
          <table:table-cell office:value-type="float" office:value="1.37524" calcext:value-type="float">
            <text:p>1.37524</text:p>
          </table:table-cell>
          <table:table-cell office:value-type="float" office:value="0.200334" calcext:value-type="float">
            <text:p>0.200334</text:p>
          </table:table-cell>
          <table:table-cell office:value-type="float" office:value="0.255731" calcext:value-type="float">
            <text:p>0.255731</text:p>
          </table:table-cell>
          <table:table-cell office:value-type="float" office:value="0.287074" calcext:value-type="float">
            <text:p>0.287074</text:p>
          </table:table-cell>
          <table:table-cell office:value-type="float" office:value="0.192627" calcext:value-type="float">
            <text:p>0.192627</text:p>
          </table:table-cell>
          <table:table-cell office:value-type="float" office:value="1.62705" calcext:value-type="float">
            <text:p>1.62705</text:p>
          </table:table-cell>
          <table:table-cell office:value-type="float" office:value="0.193299" calcext:value-type="float">
            <text:p>0.193299</text:p>
          </table:table-cell>
          <table:table-cell office:value-type="float" office:value="0.314656" calcext:value-type="float">
            <text:p>0.314656</text:p>
          </table:table-cell>
          <table:table-cell office:value-type="float" office:value="0.202718" calcext:value-type="float">
            <text:p>0.202718</text:p>
          </table:table-cell>
          <table:table-cell office:value-type="float" office:value="0.118007" calcext:value-type="float">
            <text:p>0.118007</text:p>
          </table:table-cell>
          <table:table-cell office:value-type="float" office:value="0.11525" calcext:value-type="float">
            <text:p>0.11525</text:p>
          </table:table-cell>
          <table:table-cell office:value-type="float" office:value="0.668031" calcext:value-type="float">
            <text:p>0.668031</text:p>
          </table:table-cell>
          <table:table-cell office:value-type="float" office:value="0.129873" calcext:value-type="float">
            <text:p>0.129873</text:p>
          </table:table-cell>
          <table:table-cell office:value-type="float" office:value="0.130749" calcext:value-type="float">
            <text:p>0.130749</text:p>
          </table:table-cell>
          <table:table-cell office:value-type="float" office:value="0.128065" calcext:value-type="float">
            <text:p>0.128065</text:p>
          </table:table-cell>
          <table:table-cell office:value-type="float" office:value="0.11676" calcext:value-type="float">
            <text:p>0.11676</text:p>
          </table:table-cell>
          <table:table-cell office:value-type="float" office:value="0.092783" calcext:value-type="float">
            <text:p>0.092783</text:p>
          </table:table-cell>
          <table:table-cell office:value-type="float" office:value="0.0489359" calcext:value-type="float">
            <text:p>0.0489359</text:p>
          </table:table-cell>
          <table:table-cell table:number-columns-repeated="4"/>
          <table:table-cell table:formula="of:=MIN([.A170:.BL170])" office:value-type="float" office:value="0.0489359" calcext:value-type="float">
            <text:p>0.0489359</text:p>
          </table:table-cell>
          <table:table-cell table:formula="of:=MAX([.A170:.BL170])" office:value-type="float" office:value="1.62705" calcext:value-type="float">
            <text:p>1.62705</text:p>
          </table:table-cell>
          <table:table-cell table:number-columns-repeated="7"/>
        </table:table-row>
        <table:table-row table:style-name="ro2">
          <table:table-cell office:value-type="float" office:value="0.0765259" calcext:value-type="float">
            <text:p>0.0765259</text:p>
          </table:table-cell>
          <table:table-cell office:value-type="float" office:value="0.106601" calcext:value-type="float">
            <text:p>0.106601</text:p>
          </table:table-cell>
          <table:table-cell office:value-type="float" office:value="0.132573" calcext:value-type="float">
            <text:p>0.132573</text:p>
          </table:table-cell>
          <table:table-cell office:value-type="float" office:value="0.0756791" calcext:value-type="float">
            <text:p>0.0756791</text:p>
          </table:table-cell>
          <table:table-cell office:value-type="float" office:value="0.101865" calcext:value-type="float">
            <text:p>0.101865</text:p>
          </table:table-cell>
          <table:table-cell office:value-type="float" office:value="0.13101" calcext:value-type="float">
            <text:p>0.13101</text:p>
          </table:table-cell>
          <table:table-cell office:value-type="float" office:value="0.074538" calcext:value-type="float">
            <text:p>0.074538</text:p>
          </table:table-cell>
          <table:table-cell office:value-type="float" office:value="0.231841" calcext:value-type="float">
            <text:p>0.231841</text:p>
          </table:table-cell>
          <table:table-cell office:value-type="float" office:value="0.173265" calcext:value-type="float">
            <text:p>0.173265</text:p>
          </table:table-cell>
          <table:table-cell office:value-type="float" office:value="0.156879" calcext:value-type="float">
            <text:p>0.156879</text:p>
          </table:table-cell>
          <table:table-cell office:value-type="float" office:value="0.125815" calcext:value-type="float">
            <text:p>0.125815</text:p>
          </table:table-cell>
          <table:table-cell office:value-type="float" office:value="0.0749321" calcext:value-type="float">
            <text:p>0.0749321</text:p>
          </table:table-cell>
          <table:table-cell office:value-type="float" office:value="0.152045" calcext:value-type="float">
            <text:p>0.152045</text:p>
          </table:table-cell>
          <table:table-cell office:value-type="float" office:value="0.186605" calcext:value-type="float">
            <text:p>0.186605</text:p>
          </table:table-cell>
          <table:table-cell office:value-type="float" office:value="0.162167" calcext:value-type="float">
            <text:p>0.16216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592177" calcext:value-type="float">
            <text:p>0.592177</text:p>
          </table:table-cell>
          <table:table-cell office:value-type="float" office:value="0.528676" calcext:value-type="float">
            <text:p>0.528676</text:p>
          </table:table-cell>
          <table:table-cell office:value-type="float" office:value="0.200776" calcext:value-type="float">
            <text:p>0.200776</text:p>
          </table:table-cell>
          <table:table-cell office:value-type="float" office:value="0.0752361" calcext:value-type="float">
            <text:p>0.0752361</text:p>
          </table:table-cell>
          <table:table-cell office:value-type="float" office:value="0.237821" calcext:value-type="float">
            <text:p>0.237821</text:p>
          </table:table-cell>
          <table:table-cell office:value-type="float" office:value="0.511694" calcext:value-type="float">
            <text:p>0.511694</text:p>
          </table:table-cell>
          <table:table-cell office:value-type="float" office:value="0.629334" calcext:value-type="float">
            <text:p>0.629334</text:p>
          </table:table-cell>
          <table:table-cell office:value-type="float" office:value="0.464977" calcext:value-type="float">
            <text:p>0.464977</text:p>
          </table:table-cell>
          <table:table-cell office:value-type="float" office:value="0.580066" calcext:value-type="float">
            <text:p>0.580066</text:p>
          </table:table-cell>
          <table:table-cell office:value-type="float" office:value="0.389839" calcext:value-type="float">
            <text:p>0.389839</text:p>
          </table:table-cell>
          <table:table-cell office:value-type="float" office:value="0.390294" calcext:value-type="float">
            <text:p>0.390294</text:p>
          </table:table-cell>
          <table:table-cell office:value-type="float" office:value="0.614679" calcext:value-type="float">
            <text:p>0.614679</text:p>
          </table:table-cell>
          <table:table-cell office:value-type="float" office:value="0.499312" calcext:value-type="float">
            <text:p>0.499312</text:p>
          </table:table-cell>
          <table:table-cell office:value-type="float" office:value="0.435503" calcext:value-type="float">
            <text:p>0.435503</text:p>
          </table:table-cell>
          <table:table-cell office:value-type="float" office:value="0.426503" calcext:value-type="float">
            <text:p>0.426503</text:p>
          </table:table-cell>
          <table:table-cell office:value-type="float" office:value="0.879633" calcext:value-type="float">
            <text:p>0.879633</text:p>
          </table:table-cell>
          <table:table-cell office:value-type="float" office:value="0.411311" calcext:value-type="float">
            <text:p>0.411311</text:p>
          </table:table-cell>
          <table:table-cell office:value-type="float" office:value="0.362397" calcext:value-type="float">
            <text:p>0.362397</text:p>
          </table:table-cell>
          <table:table-cell office:value-type="float" office:value="0.144056" calcext:value-type="float">
            <text:p>0.144056</text:p>
          </table:table-cell>
          <table:table-cell office:value-type="float" office:value="0.562146" calcext:value-type="float">
            <text:p>0.562146</text:p>
          </table:table-cell>
          <table:table-cell office:value-type="float" office:value="0.192677" calcext:value-type="float">
            <text:p>0.192677</text:p>
          </table:table-cell>
          <table:table-cell office:value-type="float" office:value="0.353798" calcext:value-type="float">
            <text:p>0.353798</text:p>
          </table:table-cell>
          <table:table-cell office:value-type="float" office:value="0.46585" calcext:value-type="float">
            <text:p>0.46585</text:p>
          </table:table-cell>
          <table:table-cell office:value-type="float" office:value="0.451495" calcext:value-type="float">
            <text:p>0.451495</text:p>
          </table:table-cell>
          <table:table-cell office:value-type="float" office:value="0.393497" calcext:value-type="float">
            <text:p>0.393497</text:p>
          </table:table-cell>
          <table:table-cell office:value-type="float" office:value="0.186886" calcext:value-type="float">
            <text:p>0.186886</text:p>
          </table:table-cell>
          <table:table-cell office:value-type="float" office:value="0.429739" calcext:value-type="float">
            <text:p>0.429739</text:p>
          </table:table-cell>
          <table:table-cell office:value-type="float" office:value="0.630118" calcext:value-type="float">
            <text:p>0.630118</text:p>
          </table:table-cell>
          <table:table-cell office:value-type="float" office:value="0.659351" calcext:value-type="float">
            <text:p>0.659351</text:p>
          </table:table-cell>
          <table:table-cell office:value-type="float" office:value="0.112329" calcext:value-type="float">
            <text:p>0.112329</text:p>
          </table:table-cell>
          <table:table-cell office:value-type="float" office:value="0.163012" calcext:value-type="float">
            <text:p>0.163012</text:p>
          </table:table-cell>
          <table:table-cell office:value-type="float" office:value="0.115012" calcext:value-type="float">
            <text:p>0.115012</text:p>
          </table:table-cell>
          <table:table-cell office:value-type="float" office:value="0.821756" calcext:value-type="float">
            <text:p>0.821756</text:p>
          </table:table-cell>
          <table:table-cell office:value-type="float" office:value="0.822311" calcext:value-type="float">
            <text:p>0.822311</text:p>
          </table:table-cell>
          <table:table-cell office:value-type="float" office:value="0.256654" calcext:value-type="float">
            <text:p>0.256654</text:p>
          </table:table-cell>
          <table:table-cell office:value-type="float" office:value="0.727716" calcext:value-type="float">
            <text:p>0.727716</text:p>
          </table:table-cell>
          <table:table-cell office:value-type="float" office:value="0.154565" calcext:value-type="float">
            <text:p>0.154565</text:p>
          </table:table-cell>
          <table:table-cell office:value-type="float" office:value="0.144812" calcext:value-type="float">
            <text:p>0.144812</text:p>
          </table:table-cell>
          <table:table-cell office:value-type="float" office:value="0.219411" calcext:value-type="float">
            <text:p>0.219411</text:p>
          </table:table-cell>
          <table:table-cell office:value-type="float" office:value="0.104504" calcext:value-type="float">
            <text:p>0.104504</text:p>
          </table:table-cell>
          <table:table-cell office:value-type="float" office:value="0.0837471" calcext:value-type="float">
            <text:p>0.0837471</text:p>
          </table:table-cell>
          <table:table-cell office:value-type="float" office:value="0.101535" calcext:value-type="float">
            <text:p>0.101535</text:p>
          </table:table-cell>
          <table:table-cell office:value-type="float" office:value="0.615955" calcext:value-type="float">
            <text:p>0.615955</text:p>
          </table:table-cell>
          <table:table-cell office:value-type="float" office:value="0.594452" calcext:value-type="float">
            <text:p>0.594452</text:p>
          </table:table-cell>
          <table:table-cell office:value-type="float" office:value="0.246091" calcext:value-type="float">
            <text:p>0.246091</text:p>
          </table:table-cell>
          <table:table-cell office:value-type="float" office:value="0.401896" calcext:value-type="float">
            <text:p>0.401896</text:p>
          </table:table-cell>
          <table:table-cell office:value-type="float" office:value="0.0533741" calcext:value-type="float">
            <text:p>0.0533741</text:p>
          </table:table-cell>
          <table:table-cell office:value-type="float" office:value="0.0879729" calcext:value-type="float">
            <text:p>0.0879729</text:p>
          </table:table-cell>
          <table:table-cell table:number-columns-repeated="4"/>
          <table:table-cell table:formula="of:=MIN([.A171:.BL171])" office:value-type="float" office:value="0.0533741" calcext:value-type="float">
            <text:p>0.0533741</text:p>
          </table:table-cell>
          <table:table-cell table:formula="of:=MAX([.A171:.BL171])" office:value-type="float" office:value="0.879633" calcext:value-type="float">
            <text:p>0.879633</text:p>
          </table:table-cell>
          <table:table-cell table:number-columns-repeated="7"/>
        </table:table-row>
        <table:table-row table:style-name="ro2">
          <table:table-cell office:value-type="float" office:value="0.12734" calcext:value-type="float">
            <text:p>0.12734</text:p>
          </table:table-cell>
          <table:table-cell office:value-type="float" office:value="0.223663" calcext:value-type="float">
            <text:p>0.223663</text:p>
          </table:table-cell>
          <table:table-cell office:value-type="float" office:value="0.144881" calcext:value-type="float">
            <text:p>0.144881</text:p>
          </table:table-cell>
          <table:table-cell office:value-type="float" office:value="0.174938" calcext:value-type="float">
            <text:p>0.174938</text:p>
          </table:table-cell>
          <table:table-cell office:value-type="float" office:value="0.227534" calcext:value-type="float">
            <text:p>0.227534</text:p>
          </table:table-cell>
          <table:table-cell office:value-type="float" office:value="0.34852" calcext:value-type="float">
            <text:p>0.34852</text:p>
          </table:table-cell>
          <table:table-cell office:value-type="float" office:value="0.240148" calcext:value-type="float">
            <text:p>0.240148</text:p>
          </table:table-cell>
          <table:table-cell office:value-type="float" office:value="0.252146" calcext:value-type="float">
            <text:p>0.252146</text:p>
          </table:table-cell>
          <table:table-cell office:value-type="float" office:value="0.310349" calcext:value-type="float">
            <text:p>0.310349</text:p>
          </table:table-cell>
          <table:table-cell office:value-type="float" office:value="0.282281" calcext:value-type="float">
            <text:p>0.282281</text:p>
          </table:table-cell>
          <table:table-cell office:value-type="float" office:value="0.233203" calcext:value-type="float">
            <text:p>0.233203</text:p>
          </table:table-cell>
          <table:table-cell office:value-type="float" office:value="0.221323" calcext:value-type="float">
            <text:p>0.221323</text:p>
          </table:table-cell>
          <table:table-cell office:value-type="float" office:value="0.260347" calcext:value-type="float">
            <text:p>0.260347</text:p>
          </table:table-cell>
          <table:table-cell office:value-type="float" office:value="0.242612" calcext:value-type="float">
            <text:p>0.242612</text:p>
          </table:table-cell>
          <table:table-cell office:value-type="float" office:value="0.437739" calcext:value-type="float">
            <text:p>0.437739</text:p>
          </table:table-cell>
          <table:table-cell office:value-type="float" office:value="0.310924" calcext:value-type="float">
            <text:p>0.310924</text:p>
          </table:table-cell>
          <table:table-cell office:value-type="float" office:value="0.30125" calcext:value-type="float">
            <text:p>0.30125</text:p>
          </table:table-cell>
          <table:table-cell office:value-type="float" office:value="0.248099" calcext:value-type="float">
            <text:p>0.248099</text:p>
          </table:table-cell>
          <table:table-cell office:value-type="float" office:value="0.241225" calcext:value-type="float">
            <text:p>0.241225</text:p>
          </table:table-cell>
          <table:table-cell office:value-type="float" office:value="0.460824" calcext:value-type="float">
            <text:p>0.460824</text:p>
          </table:table-cell>
          <table:table-cell office:value-type="float" office:value="1.38218" calcext:value-type="float">
            <text:p>1.38218</text:p>
          </table:table-cell>
          <table:table-cell office:value-type="float" office:value="1.28904" calcext:value-type="float">
            <text:p>1.28904</text:p>
          </table:table-cell>
          <table:table-cell office:value-type="float" office:value="0.584036" calcext:value-type="float">
            <text:p>0.584036</text:p>
          </table:table-cell>
          <table:table-cell office:value-type="float" office:value="1.10025" calcext:value-type="float">
            <text:p>1.10025</text:p>
          </table:table-cell>
          <table:table-cell office:value-type="float" office:value="1.13652" calcext:value-type="float">
            <text:p>1.13652</text:p>
          </table:table-cell>
          <table:table-cell office:value-type="float" office:value="0.332049" calcext:value-type="float">
            <text:p>0.332049</text:p>
          </table:table-cell>
          <table:table-cell office:value-type="float" office:value="0.835368" calcext:value-type="float">
            <text:p>0.835368</text:p>
          </table:table-cell>
          <table:table-cell office:value-type="float" office:value="0.437803" calcext:value-type="float">
            <text:p>0.437803</text:p>
          </table:table-cell>
          <table:table-cell office:value-type="float" office:value="0.418392" calcext:value-type="float">
            <text:p>0.418392</text:p>
          </table:table-cell>
          <table:table-cell office:value-type="float" office:value="0.363575" calcext:value-type="float">
            <text:p>0.363575</text:p>
          </table:table-cell>
          <table:table-cell office:value-type="float" office:value="0.373941" calcext:value-type="float">
            <text:p>0.373941</text:p>
          </table:table-cell>
          <table:table-cell office:value-type="float" office:value="0.41643" calcext:value-type="float">
            <text:p>0.41643</text:p>
          </table:table-cell>
          <table:table-cell office:value-type="float" office:value="0.4215" calcext:value-type="float">
            <text:p>0.4215</text:p>
          </table:table-cell>
          <table:table-cell office:value-type="float" office:value="0.392982" calcext:value-type="float">
            <text:p>0.392982</text:p>
          </table:table-cell>
          <table:table-cell office:value-type="float" office:value="0.369577" calcext:value-type="float">
            <text:p>0.369577</text:p>
          </table:table-cell>
          <table:table-cell office:value-type="float" office:value="1.91087" calcext:value-type="float">
            <text:p>1.91087</text:p>
          </table:table-cell>
          <table:table-cell office:value-type="float" office:value="1.81146" calcext:value-type="float">
            <text:p>1.81146</text:p>
          </table:table-cell>
          <table:table-cell office:value-type="float" office:value="1.7263" calcext:value-type="float">
            <text:p>1.7263</text:p>
          </table:table-cell>
          <table:table-cell office:value-type="float" office:value="0.353671" calcext:value-type="float">
            <text:p>0.353671</text:p>
          </table:table-cell>
          <table:table-cell office:value-type="float" office:value="0.440747" calcext:value-type="float">
            <text:p>0.440747</text:p>
          </table:table-cell>
          <table:table-cell office:value-type="float" office:value="0.454805" calcext:value-type="float">
            <text:p>0.454805</text:p>
          </table:table-cell>
          <table:table-cell office:value-type="float" office:value="1.57706" calcext:value-type="float">
            <text:p>1.57706</text:p>
          </table:table-cell>
          <table:table-cell office:value-type="float" office:value="0.479487" calcext:value-type="float">
            <text:p>0.479487</text:p>
          </table:table-cell>
          <table:table-cell office:value-type="float" office:value="0.423427" calcext:value-type="float">
            <text:p>0.423427</text:p>
          </table:table-cell>
          <table:table-cell office:value-type="float" office:value="0.406123" calcext:value-type="float">
            <text:p>0.406123</text:p>
          </table:table-cell>
          <table:table-cell office:value-type="float" office:value="1.82299" calcext:value-type="float">
            <text:p>1.82299</text:p>
          </table:table-cell>
          <table:table-cell office:value-type="float" office:value="1.55341" calcext:value-type="float">
            <text:p>1.55341</text:p>
          </table:table-cell>
          <table:table-cell office:value-type="float" office:value="1.82243" calcext:value-type="float">
            <text:p>1.82243</text:p>
          </table:table-cell>
          <table:table-cell office:value-type="float" office:value="1.34126" calcext:value-type="float">
            <text:p>1.34126</text:p>
          </table:table-cell>
          <table:table-cell office:value-type="float" office:value="1.50221" calcext:value-type="float">
            <text:p>1.50221</text:p>
          </table:table-cell>
          <table:table-cell office:value-type="float" office:value="0.448886" calcext:value-type="float">
            <text:p>0.448886</text:p>
          </table:table-cell>
          <table:table-cell office:value-type="float" office:value="1.71145" calcext:value-type="float">
            <text:p>1.71145</text:p>
          </table:table-cell>
          <table:table-cell office:value-type="float" office:value="0.498329" calcext:value-type="float">
            <text:p>0.498329</text:p>
          </table:table-cell>
          <table:table-cell office:value-type="float" office:value="1.29502" calcext:value-type="float">
            <text:p>1.29502</text:p>
          </table:table-cell>
          <table:table-cell office:value-type="float" office:value="1.98763" calcext:value-type="float">
            <text:p>1.98763</text:p>
          </table:table-cell>
          <table:table-cell office:value-type="float" office:value="1.17981" calcext:value-type="float">
            <text:p>1.17981</text:p>
          </table:table-cell>
          <table:table-cell office:value-type="float" office:value="1.57536" calcext:value-type="float">
            <text:p>1.57536</text:p>
          </table:table-cell>
          <table:table-cell office:value-type="float" office:value="1.56522" calcext:value-type="float">
            <text:p>1.56522</text:p>
          </table:table-cell>
          <table:table-cell office:value-type="float" office:value="1.44427" calcext:value-type="float">
            <text:p>1.44427</text:p>
          </table:table-cell>
          <table:table-cell office:value-type="float" office:value="1.70308" calcext:value-type="float">
            <text:p>1.70308</text:p>
          </table:table-cell>
          <table:table-cell office:value-type="float" office:value="1.26485" calcext:value-type="float">
            <text:p>1.26485</text:p>
          </table:table-cell>
          <table:table-cell office:value-type="float" office:value="1.30216" calcext:value-type="float">
            <text:p>1.30216</text:p>
          </table:table-cell>
          <table:table-cell office:value-type="float" office:value="0.593542" calcext:value-type="float">
            <text:p>0.593542</text:p>
          </table:table-cell>
          <table:table-cell office:value-type="float" office:value="1.16416" calcext:value-type="float">
            <text:p>1.16416</text:p>
          </table:table-cell>
          <table:table-cell table:number-columns-repeated="4"/>
          <table:table-cell table:formula="of:=MIN([.A172:.BL172])" office:value-type="float" office:value="0.12734" calcext:value-type="float">
            <text:p>0.12734</text:p>
          </table:table-cell>
          <table:table-cell table:formula="of:=MAX([.A172:.BL172])" office:value-type="float" office:value="1.98763" calcext:value-type="float">
            <text:p>1.98763</text:p>
          </table:table-cell>
          <table:table-cell table:number-columns-repeated="7"/>
        </table:table-row>
        <table:table-row table:style-name="ro2">
          <table:table-cell office:value-type="float" office:value="0.118411" calcext:value-type="float">
            <text:p>0.118411</text:p>
          </table:table-cell>
          <table:table-cell office:value-type="float" office:value="0.156259" calcext:value-type="float">
            <text:p>0.156259</text:p>
          </table:table-cell>
          <table:table-cell office:value-type="float" office:value="0.0980649" calcext:value-type="float">
            <text:p>0.0980649</text:p>
          </table:table-cell>
          <table:table-cell office:value-type="float" office:value="0.253864" calcext:value-type="float">
            <text:p>0.253864</text:p>
          </table:table-cell>
          <table:table-cell office:value-type="float" office:value="0.174974" calcext:value-type="float">
            <text:p>0.174974</text:p>
          </table:table-cell>
          <table:table-cell office:value-type="float" office:value="0.170234" calcext:value-type="float">
            <text:p>0.170234</text:p>
          </table:table-cell>
          <table:table-cell office:value-type="float" office:value="0.255134" calcext:value-type="float">
            <text:p>0.255134</text:p>
          </table:table-cell>
          <table:table-cell office:value-type="float" office:value="0.196693" calcext:value-type="float">
            <text:p>0.196693</text:p>
          </table:table-cell>
          <table:table-cell office:value-type="float" office:value="0.165081" calcext:value-type="float">
            <text:p>0.165081</text:p>
          </table:table-cell>
          <table:table-cell office:value-type="float" office:value="0.213153" calcext:value-type="float">
            <text:p>0.213153</text:p>
          </table:table-cell>
          <table:table-cell office:value-type="float" office:value="0.287514" calcext:value-type="float">
            <text:p>0.287514</text:p>
          </table:table-cell>
          <table:table-cell office:value-type="float" office:value="0.242615" calcext:value-type="float">
            <text:p>0.242615</text:p>
          </table:table-cell>
          <table:table-cell office:value-type="float" office:value="0.230316" calcext:value-type="float">
            <text:p>0.230316</text:p>
          </table:table-cell>
          <table:table-cell office:value-type="float" office:value="0.229281" calcext:value-type="float">
            <text:p>0.229281</text:p>
          </table:table-cell>
          <table:table-cell office:value-type="float" office:value="0.240169" calcext:value-type="float">
            <text:p>0.240169</text:p>
          </table:table-cell>
          <table:table-cell office:value-type="float" office:value="0.240999" calcext:value-type="float">
            <text:p>0.240999</text:p>
          </table:table-cell>
          <table:table-cell office:value-type="float" office:value="0.242471" calcext:value-type="float">
            <text:p>0.242471</text:p>
          </table:table-cell>
          <table:table-cell office:value-type="float" office:value="0.235985" calcext:value-type="float">
            <text:p>0.235985</text:p>
          </table:table-cell>
          <table:table-cell office:value-type="float" office:value="0.23637" calcext:value-type="float">
            <text:p>0.23637</text:p>
          </table:table-cell>
          <table:table-cell office:value-type="float" office:value="0.239484" calcext:value-type="float">
            <text:p>0.239484</text:p>
          </table:table-cell>
          <table:table-cell office:value-type="float" office:value="0.235123" calcext:value-type="float">
            <text:p>0.235123</text:p>
          </table:table-cell>
          <table:table-cell office:value-type="float" office:value="0.24258" calcext:value-type="float">
            <text:p>0.24258</text:p>
          </table:table-cell>
          <table:table-cell office:value-type="float" office:value="0.230917" calcext:value-type="float">
            <text:p>0.230917</text:p>
          </table:table-cell>
          <table:table-cell office:value-type="float" office:value="0.234316" calcext:value-type="float">
            <text:p>0.234316</text:p>
          </table:table-cell>
          <table:table-cell office:value-type="float" office:value="0.927072" calcext:value-type="float">
            <text:p>0.927072</text:p>
          </table:table-cell>
          <table:table-cell office:value-type="float" office:value="1.25608" calcext:value-type="float">
            <text:p>1.25608</text:p>
          </table:table-cell>
          <table:table-cell office:value-type="float" office:value="0.237218" calcext:value-type="float">
            <text:p>0.237218</text:p>
          </table:table-cell>
          <table:table-cell office:value-type="float" office:value="1.15322" calcext:value-type="float">
            <text:p>1.15322</text:p>
          </table:table-cell>
          <table:table-cell office:value-type="float" office:value="0.240782" calcext:value-type="float">
            <text:p>0.240782</text:p>
          </table:table-cell>
          <table:table-cell office:value-type="float" office:value="0.226942" calcext:value-type="float">
            <text:p>0.226942</text:p>
          </table:table-cell>
          <table:table-cell office:value-type="float" office:value="0.222751" calcext:value-type="float">
            <text:p>0.222751</text:p>
          </table:table-cell>
          <table:table-cell office:value-type="float" office:value="0.210469" calcext:value-type="float">
            <text:p>0.210469</text:p>
          </table:table-cell>
          <table:table-cell office:value-type="float" office:value="1.12564" calcext:value-type="float">
            <text:p>1.12564</text:p>
          </table:table-cell>
          <table:table-cell office:value-type="float" office:value="0.215564" calcext:value-type="float">
            <text:p>0.215564</text:p>
          </table:table-cell>
          <table:table-cell office:value-type="float" office:value="0.515342" calcext:value-type="float">
            <text:p>0.515342</text:p>
          </table:table-cell>
          <table:table-cell office:value-type="float" office:value="0.50416" calcext:value-type="float">
            <text:p>0.50416</text:p>
          </table:table-cell>
          <table:table-cell office:value-type="float" office:value="0.497039" calcext:value-type="float">
            <text:p>0.497039</text:p>
          </table:table-cell>
          <table:table-cell office:value-type="float" office:value="0.293975" calcext:value-type="float">
            <text:p>0.293975</text:p>
          </table:table-cell>
          <table:table-cell office:value-type="float" office:value="0.474203" calcext:value-type="float">
            <text:p>0.474203</text:p>
          </table:table-cell>
          <table:table-cell office:value-type="float" office:value="1.56995" calcext:value-type="float">
            <text:p>1.56995</text:p>
          </table:table-cell>
          <table:table-cell office:value-type="float" office:value="1.38255" calcext:value-type="float">
            <text:p>1.38255</text:p>
          </table:table-cell>
          <table:table-cell office:value-type="float" office:value="0.878648" calcext:value-type="float">
            <text:p>0.878648</text:p>
          </table:table-cell>
          <table:table-cell office:value-type="float" office:value="1.51189" calcext:value-type="float">
            <text:p>1.51189</text:p>
          </table:table-cell>
          <table:table-cell office:value-type="float" office:value="1.50389" calcext:value-type="float">
            <text:p>1.50389</text:p>
          </table:table-cell>
          <table:table-cell office:value-type="float" office:value="1.58111" calcext:value-type="float">
            <text:p>1.58111</text:p>
          </table:table-cell>
          <table:table-cell office:value-type="float" office:value="1.23066" calcext:value-type="float">
            <text:p>1.23066</text:p>
          </table:table-cell>
          <table:table-cell office:value-type="float" office:value="1.3663" calcext:value-type="float">
            <text:p>1.3663</text:p>
          </table:table-cell>
          <table:table-cell office:value-type="float" office:value="1.33223" calcext:value-type="float">
            <text:p>1.33223</text:p>
          </table:table-cell>
          <table:table-cell office:value-type="float" office:value="1.43579" calcext:value-type="float">
            <text:p>1.43579</text:p>
          </table:table-cell>
          <table:table-cell office:value-type="float" office:value="1.32317" calcext:value-type="float">
            <text:p>1.32317</text:p>
          </table:table-cell>
          <table:table-cell office:value-type="float" office:value="1.20105" calcext:value-type="float">
            <text:p>1.20105</text:p>
          </table:table-cell>
          <table:table-cell office:value-type="float" office:value="1.26547" calcext:value-type="float">
            <text:p>1.26547</text:p>
          </table:table-cell>
          <table:table-cell office:value-type="float" office:value="1.00497" calcext:value-type="float">
            <text:p>1.00497</text:p>
          </table:table-cell>
          <table:table-cell office:value-type="float" office:value="1.18751" calcext:value-type="float">
            <text:p>1.18751</text:p>
          </table:table-cell>
          <table:table-cell office:value-type="float" office:value="1.11946" calcext:value-type="float">
            <text:p>1.11946</text:p>
          </table:table-cell>
          <table:table-cell office:value-type="float" office:value="1.07941" calcext:value-type="float">
            <text:p>1.07941</text:p>
          </table:table-cell>
          <table:table-cell office:value-type="float" office:value="1.19782" calcext:value-type="float">
            <text:p>1.19782</text:p>
          </table:table-cell>
          <table:table-cell office:value-type="float" office:value="0.132597" calcext:value-type="float">
            <text:p>0.132597</text:p>
          </table:table-cell>
          <table:table-cell office:value-type="float" office:value="0.134269" calcext:value-type="float">
            <text:p>0.134269</text:p>
          </table:table-cell>
          <table:table-cell office:value-type="float" office:value="0.126112" calcext:value-type="float">
            <text:p>0.126112</text:p>
          </table:table-cell>
          <table:table-cell office:value-type="float" office:value="0.108715" calcext:value-type="float">
            <text:p>0.108715</text:p>
          </table:table-cell>
          <table:table-cell office:value-type="float" office:value="0.301179" calcext:value-type="float">
            <text:p>0.301179</text:p>
          </table:table-cell>
          <table:table-cell office:value-type="float" office:value="0.079613" calcext:value-type="float">
            <text:p>0.079613</text:p>
          </table:table-cell>
          <table:table-cell office:value-type="float" office:value="0.0652521" calcext:value-type="float">
            <text:p>0.0652521</text:p>
          </table:table-cell>
          <table:table-cell table:number-columns-repeated="4"/>
          <table:table-cell table:formula="of:=MIN([.A173:.BL173])" office:value-type="float" office:value="0.0652521" calcext:value-type="float">
            <text:p>0.0652521</text:p>
          </table:table-cell>
          <table:table-cell table:formula="of:=MAX([.A173:.BL173])" office:value-type="float" office:value="1.58111" calcext:value-type="float">
            <text:p>1.58111</text:p>
          </table:table-cell>
          <table:table-cell table:number-columns-repeated="7"/>
        </table:table-row>
        <table:table-row table:style-name="ro2">
          <table:table-cell office:value-type="float" office:value="0.103953" calcext:value-type="float">
            <text:p>0.103953</text:p>
          </table:table-cell>
          <table:table-cell office:value-type="float" office:value="0.107815" calcext:value-type="float">
            <text:p>0.107815</text:p>
          </table:table-cell>
          <table:table-cell office:value-type="float" office:value="0.129213" calcext:value-type="float">
            <text:p>0.129213</text:p>
          </table:table-cell>
          <table:table-cell office:value-type="float" office:value="0.153603" calcext:value-type="float">
            <text:p>0.153603</text:p>
          </table:table-cell>
          <table:table-cell office:value-type="float" office:value="0.0937219" calcext:value-type="float">
            <text:p>0.0937219</text:p>
          </table:table-cell>
          <table:table-cell office:value-type="float" office:value="0.131426" calcext:value-type="float">
            <text:p>0.131426</text:p>
          </table:table-cell>
          <table:table-cell office:value-type="float" office:value="0.146097" calcext:value-type="float">
            <text:p>0.146097</text:p>
          </table:table-cell>
          <table:table-cell office:value-type="float" office:value="0.124784" calcext:value-type="float">
            <text:p>0.124784</text:p>
          </table:table-cell>
          <table:table-cell office:value-type="float" office:value="0.31087" calcext:value-type="float">
            <text:p>0.31087</text:p>
          </table:table-cell>
          <table:table-cell office:value-type="float" office:value="0.118026" calcext:value-type="float">
            <text:p>0.118026</text:p>
          </table:table-cell>
          <table:table-cell office:value-type="float" office:value="0.33366" calcext:value-type="float">
            <text:p>0.33366</text:p>
          </table:table-cell>
          <table:table-cell office:value-type="float" office:value="0.117394" calcext:value-type="float">
            <text:p>0.117394</text:p>
          </table:table-cell>
          <table:table-cell office:value-type="float" office:value="0.0929172" calcext:value-type="float">
            <text:p>0.0929172</text:p>
          </table:table-cell>
          <table:table-cell office:value-type="float" office:value="0.101146" calcext:value-type="float">
            <text:p>0.101146</text:p>
          </table:table-cell>
          <table:table-cell office:value-type="float" office:value="0.141032" calcext:value-type="float">
            <text:p>0.141032</text:p>
          </table:table-cell>
          <table:table-cell office:value-type="float" office:value="0.116107" calcext:value-type="float">
            <text:p>0.116107</text:p>
          </table:table-cell>
          <table:table-cell office:value-type="float" office:value="0.143357" calcext:value-type="float">
            <text:p>0.143357</text:p>
          </table:table-cell>
          <table:table-cell office:value-type="float" office:value="0.812682" calcext:value-type="float">
            <text:p>0.812682</text:p>
          </table:table-cell>
          <table:table-cell office:value-type="float" office:value="0.805313" calcext:value-type="float">
            <text:p>0.805313</text:p>
          </table:table-cell>
          <table:table-cell office:value-type="float" office:value="0.692077" calcext:value-type="float">
            <text:p>0.692077</text:p>
          </table:table-cell>
          <table:table-cell office:value-type="float" office:value="0.570502" calcext:value-type="float">
            <text:p>0.570502</text:p>
          </table:table-cell>
          <table:table-cell office:value-type="float" office:value="0.455127" calcext:value-type="float">
            <text:p>0.455127</text:p>
          </table:table-cell>
          <table:table-cell office:value-type="float" office:value="0.45611" calcext:value-type="float">
            <text:p>0.45611</text:p>
          </table:table-cell>
          <table:table-cell office:value-type="float" office:value="0.381278" calcext:value-type="float">
            <text:p>0.381278</text:p>
          </table:table-cell>
          <table:table-cell office:value-type="float" office:value="0.258309" calcext:value-type="float">
            <text:p>0.258309</text:p>
          </table:table-cell>
          <table:table-cell office:value-type="float" office:value="0.299426" calcext:value-type="float">
            <text:p>0.299426</text:p>
          </table:table-cell>
          <table:table-cell office:value-type="float" office:value="0.773671" calcext:value-type="float">
            <text:p>0.773671</text:p>
          </table:table-cell>
          <table:table-cell office:value-type="float" office:value="0.217772" calcext:value-type="float">
            <text:p>0.217772</text:p>
          </table:table-cell>
          <table:table-cell office:value-type="float" office:value="0.693126" calcext:value-type="float">
            <text:p>0.693126</text:p>
          </table:table-cell>
          <table:table-cell office:value-type="float" office:value="0.767393" calcext:value-type="float">
            <text:p>0.767393</text:p>
          </table:table-cell>
          <table:table-cell office:value-type="float" office:value="0.678265" calcext:value-type="float">
            <text:p>0.678265</text:p>
          </table:table-cell>
          <table:table-cell office:value-type="float" office:value="0.556512" calcext:value-type="float">
            <text:p>0.556512</text:p>
          </table:table-cell>
          <table:table-cell office:value-type="float" office:value="0.402239" calcext:value-type="float">
            <text:p>0.402239</text:p>
          </table:table-cell>
          <table:table-cell office:value-type="float" office:value="0.329861" calcext:value-type="float">
            <text:p>0.329861</text:p>
          </table:table-cell>
          <table:table-cell office:value-type="float" office:value="0.280413" calcext:value-type="float">
            <text:p>0.280413</text:p>
          </table:table-cell>
          <table:table-cell office:value-type="float" office:value="0.172498" calcext:value-type="float">
            <text:p>0.172498</text:p>
          </table:table-cell>
          <table:table-cell office:value-type="float" office:value="0.348989" calcext:value-type="float">
            <text:p>0.348989</text:p>
          </table:table-cell>
          <table:table-cell office:value-type="float" office:value="0.129309" calcext:value-type="float">
            <text:p>0.129309</text:p>
          </table:table-cell>
          <table:table-cell office:value-type="float" office:value="0.171544" calcext:value-type="float">
            <text:p>0.171544</text:p>
          </table:table-cell>
          <table:table-cell office:value-type="float" office:value="1.24351" calcext:value-type="float">
            <text:p>1.24351</text:p>
          </table:table-cell>
          <table:table-cell office:value-type="float" office:value="1.1089" calcext:value-type="float">
            <text:p>1.1089</text:p>
          </table:table-cell>
          <table:table-cell office:value-type="float" office:value="1.32064" calcext:value-type="float">
            <text:p>1.32064</text:p>
          </table:table-cell>
          <table:table-cell office:value-type="float" office:value="0.74454" calcext:value-type="float">
            <text:p>0.74454</text:p>
          </table:table-cell>
          <table:table-cell office:value-type="float" office:value="0.153629" calcext:value-type="float">
            <text:p>0.153629</text:p>
          </table:table-cell>
          <table:table-cell office:value-type="float" office:value="0.159119" calcext:value-type="float">
            <text:p>0.159119</text:p>
          </table:table-cell>
          <table:table-cell office:value-type="float" office:value="0.0997241" calcext:value-type="float">
            <text:p>0.0997241</text:p>
          </table:table-cell>
          <table:table-cell office:value-type="float" office:value="0.135517" calcext:value-type="float">
            <text:p>0.135517</text:p>
          </table:table-cell>
          <table:table-cell office:value-type="float" office:value="0.69608" calcext:value-type="float">
            <text:p>0.69608</text:p>
          </table:table-cell>
          <table:table-cell office:value-type="float" office:value="1.56213" calcext:value-type="float">
            <text:p>1.56213</text:p>
          </table:table-cell>
          <table:table-cell office:value-type="float" office:value="0.126014" calcext:value-type="float">
            <text:p>0.126014</text:p>
          </table:table-cell>
          <table:table-cell office:value-type="float" office:value="1.56033" calcext:value-type="float">
            <text:p>1.56033</text:p>
          </table:table-cell>
          <table:table-cell office:value-type="float" office:value="0.151534" calcext:value-type="float">
            <text:p>0.151534</text:p>
          </table:table-cell>
          <table:table-cell office:value-type="float" office:value="0.823364" calcext:value-type="float">
            <text:p>0.823364</text:p>
          </table:table-cell>
          <table:table-cell office:value-type="float" office:value="0.305921" calcext:value-type="float">
            <text:p>0.305921</text:p>
          </table:table-cell>
          <table:table-cell office:value-type="float" office:value="0.573386" calcext:value-type="float">
            <text:p>0.573386</text:p>
          </table:table-cell>
          <table:table-cell office:value-type="float" office:value="0.430728" calcext:value-type="float">
            <text:p>0.430728</text:p>
          </table:table-cell>
          <table:table-cell office:value-type="float" office:value="0.402097" calcext:value-type="float">
            <text:p>0.402097</text:p>
          </table:table-cell>
          <table:table-cell office:value-type="float" office:value="0.097383" calcext:value-type="float">
            <text:p>0.097383</text:p>
          </table:table-cell>
          <table:table-cell office:value-type="float" office:value="1.47007" calcext:value-type="float">
            <text:p>1.47007</text:p>
          </table:table-cell>
          <table:table-cell office:value-type="float" office:value="0.131299" calcext:value-type="float">
            <text:p>0.131299</text:p>
          </table:table-cell>
          <table:table-cell office:value-type="float" office:value="0.270613" calcext:value-type="float">
            <text:p>0.270613</text:p>
          </table:table-cell>
          <table:table-cell office:value-type="float" office:value="0.21418" calcext:value-type="float">
            <text:p>0.21418</text:p>
          </table:table-cell>
          <table:table-cell office:value-type="float" office:value="0.276037" calcext:value-type="float">
            <text:p>0.276037</text:p>
          </table:table-cell>
          <table:table-cell office:value-type="float" office:value="0.274504" calcext:value-type="float">
            <text:p>0.274504</text:p>
          </table:table-cell>
          <table:table-cell table:number-columns-repeated="4"/>
          <table:table-cell table:formula="of:=MIN([.A174:.BL174])" office:value-type="float" office:value="0.0929172" calcext:value-type="float">
            <text:p>0.0929172</text:p>
          </table:table-cell>
          <table:table-cell table:formula="of:=MAX([.A174:.BL174])" office:value-type="float" office:value="1.56213" calcext:value-type="float">
            <text:p>1.56213</text:p>
          </table:table-cell>
          <table:table-cell table:number-columns-repeated="7"/>
        </table:table-row>
        <table:table-row table:style-name="ro2">
          <table:table-cell office:value-type="float" office:value="0.107229" calcext:value-type="float">
            <text:p>0.107229</text:p>
          </table:table-cell>
          <table:table-cell office:value-type="float" office:value="0.132898" calcext:value-type="float">
            <text:p>0.132898</text:p>
          </table:table-cell>
          <table:table-cell office:value-type="float" office:value="0.169384" calcext:value-type="float">
            <text:p>0.169384</text:p>
          </table:table-cell>
          <table:table-cell office:value-type="float" office:value="0.100959" calcext:value-type="float">
            <text:p>0.100959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107408" calcext:value-type="float">
            <text:p>0.107408</text:p>
          </table:table-cell>
          <table:table-cell office:value-type="float" office:value="0.133009" calcext:value-type="float">
            <text:p>0.133009</text:p>
          </table:table-cell>
          <table:table-cell office:value-type="float" office:value="0.155068" calcext:value-type="float">
            <text:p>0.155068</text:p>
          </table:table-cell>
          <table:table-cell office:value-type="float" office:value="0.410665" calcext:value-type="float">
            <text:p>0.410665</text:p>
          </table:table-cell>
          <table:table-cell office:value-type="float" office:value="0.454028" calcext:value-type="float">
            <text:p>0.454028</text:p>
          </table:table-cell>
          <table:table-cell office:value-type="float" office:value="0.16296" calcext:value-type="float">
            <text:p>0.16296</text:p>
          </table:table-cell>
          <table:table-cell office:value-type="float" office:value="0.276024" calcext:value-type="float">
            <text:p>0.276024</text:p>
          </table:table-cell>
          <table:table-cell office:value-type="float" office:value="0.318346" calcext:value-type="float">
            <text:p>0.318346</text:p>
          </table:table-cell>
          <table:table-cell office:value-type="float" office:value="0.165558" calcext:value-type="float">
            <text:p>0.165558</text:p>
          </table:table-cell>
          <table:table-cell office:value-type="float" office:value="0.290309" calcext:value-type="float">
            <text:p>0.290309</text:p>
          </table:table-cell>
          <table:table-cell office:value-type="float" office:value="0.295748" calcext:value-type="float">
            <text:p>0.295748</text:p>
          </table:table-cell>
          <table:table-cell office:value-type="float" office:value="0.319101" calcext:value-type="float">
            <text:p>0.319101</text:p>
          </table:table-cell>
          <table:table-cell office:value-type="float" office:value="0.285143" calcext:value-type="float">
            <text:p>0.285143</text:p>
          </table:table-cell>
          <table:table-cell office:value-type="float" office:value="0.224491" calcext:value-type="float">
            <text:p>0.224491</text:p>
          </table:table-cell>
          <table:table-cell office:value-type="float" office:value="0.302482" calcext:value-type="float">
            <text:p>0.302482</text:p>
          </table:table-cell>
          <table:table-cell office:value-type="float" office:value="0.965089" calcext:value-type="float">
            <text:p>0.965089</text:p>
          </table:table-cell>
          <table:table-cell office:value-type="float" office:value="0.264654" calcext:value-type="float">
            <text:p>0.264654</text:p>
          </table:table-cell>
          <table:table-cell office:value-type="float" office:value="0.184956" calcext:value-type="float">
            <text:p>0.184956</text:p>
          </table:table-cell>
          <table:table-cell office:value-type="float" office:value="0.281386" calcext:value-type="float">
            <text:p>0.281386</text:p>
          </table:table-cell>
          <table:table-cell office:value-type="float" office:value="0.279887" calcext:value-type="float">
            <text:p>0.279887</text:p>
          </table:table-cell>
          <table:table-cell office:value-type="float" office:value="0.273374" calcext:value-type="float">
            <text:p>0.273374</text:p>
          </table:table-cell>
          <table:table-cell office:value-type="float" office:value="0.296406" calcext:value-type="float">
            <text:p>0.296406</text:p>
          </table:table-cell>
          <table:table-cell office:value-type="float" office:value="0.22396" calcext:value-type="float">
            <text:p>0.22396</text:p>
          </table:table-cell>
          <table:table-cell office:value-type="float" office:value="0.28422" calcext:value-type="float">
            <text:p>0.28422</text:p>
          </table:table-cell>
          <table:table-cell office:value-type="float" office:value="0.284405" calcext:value-type="float">
            <text:p>0.284405</text:p>
          </table:table-cell>
          <table:table-cell office:value-type="float" office:value="0.263859" calcext:value-type="float">
            <text:p>0.263859</text:p>
          </table:table-cell>
          <table:table-cell office:value-type="float" office:value="0.219003" calcext:value-type="float">
            <text:p>0.219003</text:p>
          </table:table-cell>
          <table:table-cell office:value-type="float" office:value="0.215611" calcext:value-type="float">
            <text:p>0.215611</text:p>
          </table:table-cell>
          <table:table-cell office:value-type="float" office:value="0.156254" calcext:value-type="float">
            <text:p>0.156254</text:p>
          </table:table-cell>
          <table:table-cell office:value-type="float" office:value="0.165754" calcext:value-type="float">
            <text:p>0.165754</text:p>
          </table:table-cell>
          <table:table-cell office:value-type="float" office:value="0.296362" calcext:value-type="float">
            <text:p>0.296362</text:p>
          </table:table-cell>
          <table:table-cell office:value-type="float" office:value="0.272698" calcext:value-type="float">
            <text:p>0.272698</text:p>
          </table:table-cell>
          <table:table-cell office:value-type="float" office:value="1.67373" calcext:value-type="float">
            <text:p>1.67373</text:p>
          </table:table-cell>
          <table:table-cell office:value-type="float" office:value="1.61614" calcext:value-type="float">
            <text:p>1.61614</text:p>
          </table:table-cell>
          <table:table-cell office:value-type="float" office:value="1.44602" calcext:value-type="float">
            <text:p>1.44602</text:p>
          </table:table-cell>
          <table:table-cell office:value-type="float" office:value="1.16956" calcext:value-type="float">
            <text:p>1.16956</text:p>
          </table:table-cell>
          <table:table-cell office:value-type="float" office:value="1.00204" calcext:value-type="float">
            <text:p>1.00204</text:p>
          </table:table-cell>
          <table:table-cell office:value-type="float" office:value="0.809761" calcext:value-type="float">
            <text:p>0.809761</text:p>
          </table:table-cell>
          <table:table-cell office:value-type="float" office:value="0.250143" calcext:value-type="float">
            <text:p>0.250143</text:p>
          </table:table-cell>
          <table:table-cell office:value-type="float" office:value="0.190894" calcext:value-type="float">
            <text:p>0.190894</text:p>
          </table:table-cell>
          <table:table-cell office:value-type="float" office:value="0.25132" calcext:value-type="float">
            <text:p>0.25132</text:p>
          </table:table-cell>
          <table:table-cell office:value-type="float" office:value="0.224384" calcext:value-type="float">
            <text:p>0.224384</text:p>
          </table:table-cell>
          <table:table-cell office:value-type="float" office:value="0.159115" calcext:value-type="float">
            <text:p>0.159115</text:p>
          </table:table-cell>
          <table:table-cell office:value-type="float" office:value="0.120501" calcext:value-type="float">
            <text:p>0.120501</text:p>
          </table:table-cell>
          <table:table-cell office:value-type="float" office:value="0.200592" calcext:value-type="float">
            <text:p>0.200592</text:p>
          </table:table-cell>
          <table:table-cell office:value-type="float" office:value="0.36657" calcext:value-type="float">
            <text:p>0.36657</text:p>
          </table:table-cell>
          <table:table-cell office:value-type="float" office:value="0.852533" calcext:value-type="float">
            <text:p>0.852533</text:p>
          </table:table-cell>
          <table:table-cell office:value-type="float" office:value="1.1097" calcext:value-type="float">
            <text:p>1.1097</text:p>
          </table:table-cell>
          <table:table-cell office:value-type="float" office:value="0.6878" calcext:value-type="float">
            <text:p>0.6878</text:p>
          </table:table-cell>
          <table:table-cell office:value-type="float" office:value="0.653236" calcext:value-type="float">
            <text:p>0.653236</text:p>
          </table:table-cell>
          <table:table-cell office:value-type="float" office:value="2.26086" calcext:value-type="float">
            <text:p>2.26086</text:p>
          </table:table-cell>
          <table:table-cell office:value-type="float" office:value="1.33898" calcext:value-type="float">
            <text:p>1.33898</text:p>
          </table:table-cell>
          <table:table-cell office:value-type="float" office:value="2.15423" calcext:value-type="float">
            <text:p>2.15423</text:p>
          </table:table-cell>
          <table:table-cell office:value-type="float" office:value="2.04273" calcext:value-type="float">
            <text:p>2.04273</text:p>
          </table:table-cell>
          <table:table-cell office:value-type="float" office:value="0.333572" calcext:value-type="float">
            <text:p>0.333572</text:p>
          </table:table-cell>
          <table:table-cell office:value-type="float" office:value="1.54974" calcext:value-type="float">
            <text:p>1.54974</text:p>
          </table:table-cell>
          <table:table-cell office:value-type="float" office:value="0.166403" calcext:value-type="float">
            <text:p>0.166403</text:p>
          </table:table-cell>
          <table:table-cell office:value-type="float" office:value="0.0851178" calcext:value-type="float">
            <text:p>0.0851178</text:p>
          </table:table-cell>
          <table:table-cell office:value-type="float" office:value="0.132157" calcext:value-type="float">
            <text:p>0.132157</text:p>
          </table:table-cell>
          <table:table-cell table:number-columns-repeated="4"/>
          <table:table-cell table:formula="of:=MIN([.A175:.BL175])" office:value-type="float" office:value="0.0851178" calcext:value-type="float">
            <text:p>0.0851178</text:p>
          </table:table-cell>
          <table:table-cell table:formula="of:=MAX([.A175:.BL175])" office:value-type="float" office:value="2.26086" calcext:value-type="float">
            <text:p>2.26086</text:p>
          </table:table-cell>
          <table:table-cell table:number-columns-repeated="7"/>
        </table:table-row>
        <table:table-row table:style-name="ro2">
          <table:table-cell office:value-type="float" office:value="0.110898" calcext:value-type="float">
            <text:p>0.110898</text:p>
          </table:table-cell>
          <table:table-cell office:value-type="float" office:value="0.114086" calcext:value-type="float">
            <text:p>0.114086</text:p>
          </table:table-cell>
          <table:table-cell office:value-type="float" office:value="0.163243" calcext:value-type="float">
            <text:p>0.163243</text:p>
          </table:table-cell>
          <table:table-cell office:value-type="float" office:value="0.14431" calcext:value-type="float">
            <text:p>0.14431</text:p>
          </table:table-cell>
          <table:table-cell office:value-type="float" office:value="0.109015" calcext:value-type="float">
            <text:p>0.109015</text:p>
          </table:table-cell>
          <table:table-cell office:value-type="float" office:value="0.114523" calcext:value-type="float">
            <text:p>0.114523</text:p>
          </table:table-cell>
          <table:table-cell office:value-type="float" office:value="0.150025" calcext:value-type="float">
            <text:p>0.150025</text:p>
          </table:table-cell>
          <table:table-cell office:value-type="float" office:value="0.199567" calcext:value-type="float">
            <text:p>0.199567</text:p>
          </table:table-cell>
          <table:table-cell office:value-type="float" office:value="0.295966" calcext:value-type="float">
            <text:p>0.295966</text:p>
          </table:table-cell>
          <table:table-cell office:value-type="float" office:value="0.281457" calcext:value-type="float">
            <text:p>0.281457</text:p>
          </table:table-cell>
          <table:table-cell office:value-type="float" office:value="0.168534" calcext:value-type="float">
            <text:p>0.168534</text:p>
          </table:table-cell>
          <table:table-cell office:value-type="float" office:value="0.230607" calcext:value-type="float">
            <text:p>0.230607</text:p>
          </table:table-cell>
          <table:table-cell office:value-type="float" office:value="0.0995858" calcext:value-type="float">
            <text:p>0.0995858</text:p>
          </table:table-cell>
          <table:table-cell office:value-type="float" office:value="0.118288" calcext:value-type="float">
            <text:p>0.118288</text:p>
          </table:table-cell>
          <table:table-cell office:value-type="float" office:value="0.13989" calcext:value-type="float">
            <text:p>0.13989</text:p>
          </table:table-cell>
          <table:table-cell office:value-type="float" office:value="0.0793331" calcext:value-type="float">
            <text:p>0.0793331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134544" calcext:value-type="float">
            <text:p>0.134544</text:p>
          </table:table-cell>
          <table:table-cell office:value-type="float" office:value="0.084893" calcext:value-type="float">
            <text:p>0.084893</text:p>
          </table:table-cell>
          <table:table-cell office:value-type="float" office:value="0.10868" calcext:value-type="float">
            <text:p>0.10868</text:p>
          </table:table-cell>
          <table:table-cell office:value-type="float" office:value="0.139989" calcext:value-type="float">
            <text:p>0.139989</text:p>
          </table:table-cell>
          <table:table-cell office:value-type="float" office:value="0.082993" calcext:value-type="float">
            <text:p>0.082993</text:p>
          </table:table-cell>
          <table:table-cell office:value-type="float" office:value="0.117606" calcext:value-type="float">
            <text:p>0.117606</text:p>
          </table:table-cell>
          <table:table-cell office:value-type="float" office:value="0.143067" calcext:value-type="float">
            <text:p>0.143067</text:p>
          </table:table-cell>
          <table:table-cell office:value-type="float" office:value="0.705025" calcext:value-type="float">
            <text:p>0.705025</text:p>
          </table:table-cell>
          <table:table-cell office:value-type="float" office:value="0.680102" calcext:value-type="float">
            <text:p>0.680102</text:p>
          </table:table-cell>
          <table:table-cell office:value-type="float" office:value="1.22001" calcext:value-type="float">
            <text:p>1.22001</text:p>
          </table:table-cell>
          <table:table-cell office:value-type="float" office:value="1.14182" calcext:value-type="float">
            <text:p>1.14182</text:p>
          </table:table-cell>
          <table:table-cell office:value-type="float" office:value="1.10392" calcext:value-type="float">
            <text:p>1.10392</text:p>
          </table:table-cell>
          <table:table-cell office:value-type="float" office:value="0.159134" calcext:value-type="float">
            <text:p>0.159134</text:p>
          </table:table-cell>
          <table:table-cell office:value-type="float" office:value="1.18337" calcext:value-type="float">
            <text:p>1.18337</text:p>
          </table:table-cell>
          <table:table-cell office:value-type="float" office:value="0.94854" calcext:value-type="float">
            <text:p>0.94854</text:p>
          </table:table-cell>
          <table:table-cell office:value-type="float" office:value="0.956496" calcext:value-type="float">
            <text:p>0.956496</text:p>
          </table:table-cell>
          <table:table-cell office:value-type="float" office:value="0.679633" calcext:value-type="float">
            <text:p>0.679633</text:p>
          </table:table-cell>
          <table:table-cell office:value-type="float" office:value="0.633701" calcext:value-type="float">
            <text:p>0.633701</text:p>
          </table:table-cell>
          <table:table-cell office:value-type="float" office:value="0.13597" calcext:value-type="float">
            <text:p>0.13597</text:p>
          </table:table-cell>
          <table:table-cell office:value-type="float" office:value="0.548859" calcext:value-type="float">
            <text:p>0.548859</text:p>
          </table:table-cell>
          <table:table-cell office:value-type="float" office:value="0.563265" calcext:value-type="float">
            <text:p>0.563265</text:p>
          </table:table-cell>
          <table:table-cell office:value-type="float" office:value="0.126275" calcext:value-type="float">
            <text:p>0.126275</text:p>
          </table:table-cell>
          <table:table-cell office:value-type="float" office:value="1.16362" calcext:value-type="float">
            <text:p>1.16362</text:p>
          </table:table-cell>
          <table:table-cell office:value-type="float" office:value="1.41965" calcext:value-type="float">
            <text:p>1.41965</text:p>
          </table:table-cell>
          <table:table-cell office:value-type="float" office:value="0.261665" calcext:value-type="float">
            <text:p>0.261665</text:p>
          </table:table-cell>
          <table:table-cell office:value-type="float" office:value="1.49792" calcext:value-type="float">
            <text:p>1.49792</text:p>
          </table:table-cell>
          <table:table-cell office:value-type="float" office:value="0.191278" calcext:value-type="float">
            <text:p>0.191278</text:p>
          </table:table-cell>
          <table:table-cell office:value-type="float" office:value="1.54842" calcext:value-type="float">
            <text:p>1.54842</text:p>
          </table:table-cell>
          <table:table-cell office:value-type="float" office:value="1.33897" calcext:value-type="float">
            <text:p>1.33897</text:p>
          </table:table-cell>
          <table:table-cell office:value-type="float" office:value="1.19292" calcext:value-type="float">
            <text:p>1.19292</text:p>
          </table:table-cell>
          <table:table-cell office:value-type="float" office:value="1.06325" calcext:value-type="float">
            <text:p>1.06325</text:p>
          </table:table-cell>
          <table:table-cell office:value-type="float" office:value="1.08242" calcext:value-type="float">
            <text:p>1.08242</text:p>
          </table:table-cell>
          <table:table-cell office:value-type="float" office:value="0.944325" calcext:value-type="float">
            <text:p>0.944325</text:p>
          </table:table-cell>
          <table:table-cell office:value-type="float" office:value="0.699342" calcext:value-type="float">
            <text:p>0.699342</text:p>
          </table:table-cell>
          <table:table-cell office:value-type="float" office:value="0.24646" calcext:value-type="float">
            <text:p>0.24646</text:p>
          </table:table-cell>
          <table:table-cell office:value-type="float" office:value="0.373578" calcext:value-type="float">
            <text:p>0.373578</text:p>
          </table:table-cell>
          <table:table-cell office:value-type="float" office:value="0.649127" calcext:value-type="float">
            <text:p>0.649127</text:p>
          </table:table-cell>
          <table:table-cell office:value-type="float" office:value="0.880592" calcext:value-type="float">
            <text:p>0.880592</text:p>
          </table:table-cell>
          <table:table-cell office:value-type="float" office:value="1.01869" calcext:value-type="float">
            <text:p>1.01869</text:p>
          </table:table-cell>
          <table:table-cell office:value-type="float" office:value="0.749875" calcext:value-type="float">
            <text:p>0.749875</text:p>
          </table:table-cell>
          <table:table-cell office:value-type="float" office:value="0.762315" calcext:value-type="float">
            <text:p>0.762315</text:p>
          </table:table-cell>
          <table:table-cell office:value-type="float" office:value="0.74137" calcext:value-type="float">
            <text:p>0.74137</text:p>
          </table:table-cell>
          <table:table-cell office:value-type="float" office:value="0.271829" calcext:value-type="float">
            <text:p>0.271829</text:p>
          </table:table-cell>
          <table:table-cell office:value-type="float" office:value="0.114185" calcext:value-type="float">
            <text:p>0.114185</text:p>
          </table:table-cell>
          <table:table-cell office:value-type="float" office:value="0.110346" calcext:value-type="float">
            <text:p>0.110346</text:p>
          </table:table-cell>
          <table:table-cell office:value-type="float" office:value="0.118978" calcext:value-type="float">
            <text:p>0.118978</text:p>
          </table:table-cell>
          <table:table-cell office:value-type="float" office:value="0.0814278" calcext:value-type="float">
            <text:p>0.0814278</text:p>
          </table:table-cell>
          <table:table-cell table:number-columns-repeated="4"/>
          <table:table-cell table:formula="of:=MIN([.A176:.BL176])" office:value-type="float" office:value="0.0793331" calcext:value-type="float">
            <text:p>0.0793331</text:p>
          </table:table-cell>
          <table:table-cell table:formula="of:=MAX([.A176:.BL176])" office:value-type="float" office:value="1.54842" calcext:value-type="float">
            <text:p>1.54842</text:p>
          </table:table-cell>
          <table:table-cell table:number-columns-repeated="7"/>
        </table:table-row>
        <table:table-row table:style-name="ro1">
          <table:table-cell office:value-type="float" office:value="0.109269" calcext:value-type="float">
            <text:p>0.109269</text:p>
          </table:table-cell>
          <table:table-cell office:value-type="float" office:value="0.132146" calcext:value-type="float">
            <text:p>0.132146</text:p>
          </table:table-cell>
          <table:table-cell office:value-type="float" office:value="0.168378" calcext:value-type="float">
            <text:p>0.168378</text:p>
          </table:table-cell>
          <table:table-cell office:value-type="float" office:value="0.104613" calcext:value-type="float">
            <text:p>0.104613</text:p>
          </table:table-cell>
          <table:table-cell office:value-type="float" office:value="0.182232" calcext:value-type="float">
            <text:p>0.182232</text:p>
          </table:table-cell>
          <table:table-cell office:value-type="float" office:value="0.102617" calcext:value-type="float">
            <text:p>0.102617</text:p>
          </table:table-cell>
          <table:table-cell office:value-type="float" office:value="0.153894" calcext:value-type="float">
            <text:p>0.153894</text:p>
          </table:table-cell>
          <table:table-cell office:value-type="float" office:value="0.441081" calcext:value-type="float">
            <text:p>0.441081</text:p>
          </table:table-cell>
          <table:table-cell office:value-type="float" office:value="0.127719" calcext:value-type="float">
            <text:p>0.127719</text:p>
          </table:table-cell>
          <table:table-cell office:value-type="float" office:value="0.460626" calcext:value-type="float">
            <text:p>0.460626</text:p>
          </table:table-cell>
          <table:table-cell office:value-type="float" office:value="0.425907" calcext:value-type="float">
            <text:p>0.425907</text:p>
          </table:table-cell>
          <table:table-cell office:value-type="float" office:value="0.126545" calcext:value-type="float">
            <text:p>0.126545</text:p>
          </table:table-cell>
          <table:table-cell office:value-type="float" office:value="0.358988" calcext:value-type="float">
            <text:p>0.358988</text:p>
          </table:table-cell>
          <table:table-cell office:value-type="float" office:value="0.482631" calcext:value-type="float">
            <text:p>0.482631</text:p>
          </table:table-cell>
          <table:table-cell office:value-type="float" office:value="0.362243" calcext:value-type="float">
            <text:p>0.362243</text:p>
          </table:table-cell>
          <table:table-cell office:value-type="float" office:value="0.260624" calcext:value-type="float">
            <text:p>0.260624</text:p>
          </table:table-cell>
          <table:table-cell office:value-type="float" office:value="0.163024" calcext:value-type="float">
            <text:p>0.163024</text:p>
          </table:table-cell>
          <table:table-cell office:value-type="float" office:value="0.175747" calcext:value-type="float">
            <text:p>0.175747</text:p>
          </table:table-cell>
          <table:table-cell office:value-type="float" office:value="0.175096" calcext:value-type="float">
            <text:p>0.175096</text:p>
          </table:table-cell>
          <table:table-cell office:value-type="float" office:value="0.143184" calcext:value-type="float">
            <text:p>0.143184</text:p>
          </table:table-cell>
          <table:table-cell office:value-type="float" office:value="0.241364" calcext:value-type="float">
            <text:p>0.241364</text:p>
          </table:table-cell>
          <table:table-cell office:value-type="float" office:value="0.120061" calcext:value-type="float">
            <text:p>0.120061</text:p>
          </table:table-cell>
          <table:table-cell office:value-type="float" office:value="0.158605" calcext:value-type="float">
            <text:p>0.158605</text:p>
          </table:table-cell>
          <table:table-cell office:value-type="float" office:value="0.273368" calcext:value-type="float">
            <text:p>0.273368</text:p>
          </table:table-cell>
          <table:table-cell office:value-type="float" office:value="0.203009" calcext:value-type="float">
            <text:p>0.203009</text:p>
          </table:table-cell>
          <table:table-cell office:value-type="float" office:value="0.655013" calcext:value-type="float">
            <text:p>0.655013</text:p>
          </table:table-cell>
          <table:table-cell office:value-type="float" office:value="0.957044" calcext:value-type="float">
            <text:p>0.957044</text:p>
          </table:table-cell>
          <table:table-cell office:value-type="float" office:value="0.126756" calcext:value-type="float">
            <text:p>0.126756</text:p>
          </table:table-cell>
          <table:table-cell office:value-type="float" office:value="0.164322" calcext:value-type="float">
            <text:p>0.164322</text:p>
          </table:table-cell>
          <table:table-cell office:value-type="float" office:value="1.0147" calcext:value-type="float">
            <text:p>1.0147</text:p>
          </table:table-cell>
          <table:table-cell office:value-type="float" office:value="0.737596" calcext:value-type="float">
            <text:p>0.737596</text:p>
          </table:table-cell>
          <table:table-cell office:value-type="float" office:value="0.954097" calcext:value-type="float">
            <text:p>0.954097</text:p>
          </table:table-cell>
          <table:table-cell office:value-type="float" office:value="0.988038" calcext:value-type="float">
            <text:p>0.988038</text:p>
          </table:table-cell>
          <table:table-cell office:value-type="float" office:value="0.890078" calcext:value-type="float">
            <text:p>0.890078</text:p>
          </table:table-cell>
          <table:table-cell office:value-type="float" office:value="0.218984" calcext:value-type="float">
            <text:p>0.218984</text:p>
          </table:table-cell>
          <table:table-cell office:value-type="float" office:value="0.199806" calcext:value-type="float">
            <text:p>0.199806</text:p>
          </table:table-cell>
          <table:table-cell office:value-type="float" office:value="0.289122" calcext:value-type="float">
            <text:p>0.289122</text:p>
          </table:table-cell>
          <table:table-cell office:value-type="float" office:value="0.121884" calcext:value-type="float">
            <text:p>0.121884</text:p>
          </table:table-cell>
          <table:table-cell office:value-type="float" office:value="0.170859" calcext:value-type="float">
            <text:p>0.170859</text:p>
          </table:table-cell>
          <table:table-cell office:value-type="float" office:value="0.16855" calcext:value-type="float">
            <text:p>0.16855</text:p>
          </table:table-cell>
          <table:table-cell office:value-type="float" office:value="0.196997" calcext:value-type="float">
            <text:p>0.196997</text:p>
          </table:table-cell>
          <table:table-cell office:value-type="float" office:value="0.164207" calcext:value-type="float">
            <text:p>0.164207</text:p>
          </table:table-cell>
          <table:table-cell office:value-type="float" office:value="0.709392" calcext:value-type="float">
            <text:p>0.709392</text:p>
          </table:table-cell>
          <table:table-cell office:value-type="float" office:value="0.41269" calcext:value-type="float">
            <text:p>0.41269</text:p>
          </table:table-cell>
          <table:table-cell office:value-type="float" office:value="0.224825" calcext:value-type="float">
            <text:p>0.224825</text:p>
          </table:table-cell>
          <table:table-cell office:value-type="float" office:value="1.03453" calcext:value-type="float">
            <text:p>1.03453</text:p>
          </table:table-cell>
          <table:table-cell office:value-type="float" office:value="0.824887" calcext:value-type="float">
            <text:p>0.824887</text:p>
          </table:table-cell>
          <table:table-cell office:value-type="float" office:value="0.233127" calcext:value-type="float">
            <text:p>0.233127</text:p>
          </table:table-cell>
          <table:table-cell office:value-type="float" office:value="1.07384" calcext:value-type="float">
            <text:p>1.07384</text:p>
          </table:table-cell>
          <table:table-cell office:value-type="float" office:value="0.30111" calcext:value-type="float">
            <text:p>0.30111</text:p>
          </table:table-cell>
          <table:table-cell office:value-type="float" office:value="1.63867" calcext:value-type="float">
            <text:p>1.63867</text:p>
          </table:table-cell>
          <table:table-cell office:value-type="float" office:value="0.289573" calcext:value-type="float">
            <text:p>0.289573</text:p>
          </table:table-cell>
          <table:table-cell office:value-type="float" office:value="1.19809" calcext:value-type="float">
            <text:p>1.19809</text:p>
          </table:table-cell>
          <table:table-cell office:value-type="float" office:value="1.15476" calcext:value-type="float">
            <text:p>1.15476</text:p>
          </table:table-cell>
          <table:table-cell office:value-type="float" office:value="1.67625" calcext:value-type="float">
            <text:p>1.67625</text:p>
          </table:table-cell>
          <table:table-cell office:value-type="float" office:value="1.38412" calcext:value-type="float">
            <text:p>1.38412</text:p>
          </table:table-cell>
          <table:table-cell office:value-type="float" office:value="1.19714" calcext:value-type="float">
            <text:p>1.19714</text:p>
          </table:table-cell>
          <table:table-cell office:value-type="float" office:value="1.46768" calcext:value-type="float">
            <text:p>1.46768</text:p>
          </table:table-cell>
          <table:table-cell office:value-type="float" office:value="0.329208" calcext:value-type="float">
            <text:p>0.329208</text:p>
          </table:table-cell>
          <table:table-cell office:value-type="float" office:value="0.0517609" calcext:value-type="float">
            <text:p>0.0517609</text:p>
          </table:table-cell>
          <table:table-cell office:value-type="float" office:value="0.0683389" calcext:value-type="float">
            <text:p>0.0683389</text:p>
          </table:table-cell>
          <table:table-cell office:value-type="float" office:value="1.26707" calcext:value-type="float">
            <text:p>1.26707</text:p>
          </table:table-cell>
          <table:table-cell office:value-type="float" office:value="0.072984" calcext:value-type="float">
            <text:p>0.072984</text:p>
          </table:table-cell>
          <table:table-cell office:value-type="float" office:value="0.254582" calcext:value-type="float">
            <text:p>0.254582</text:p>
          </table:table-cell>
          <table:table-cell table:number-columns-repeated="4"/>
          <table:table-cell table:formula="of:=MIN([.A177:.BL177])" office:value-type="float" office:value="0.0517609" calcext:value-type="float">
            <text:p>0.0517609</text:p>
          </table:table-cell>
          <table:table-cell table:formula="of:=MAX([.A177:.BL177])" office:value-type="float" office:value="1.67625" calcext:value-type="float">
            <text:p>1.67625</text:p>
          </table:table-cell>
          <table:table-cell table:number-columns-repeated="7"/>
        </table:table-row>
        <table:table-row table:style-name="ro2">
          <table:table-cell office:value-type="float" office:value="0.100793" calcext:value-type="float">
            <text:p>0.100793</text:p>
          </table:table-cell>
          <table:table-cell office:value-type="float" office:value="0.127769" calcext:value-type="float">
            <text:p>0.127769</text:p>
          </table:table-cell>
          <table:table-cell office:value-type="float" office:value="0.107412" calcext:value-type="float">
            <text:p>0.107412</text:p>
          </table:table-cell>
          <table:table-cell office:value-type="float" office:value="0.141453" calcext:value-type="float">
            <text:p>0.141453</text:p>
          </table:table-cell>
          <table:table-cell office:value-type="float" office:value="0.163618" calcext:value-type="float">
            <text:p>0.163618</text:p>
          </table:table-cell>
          <table:table-cell office:value-type="float" office:value="0.10491" calcext:value-type="float">
            <text:p>0.10491</text:p>
          </table:table-cell>
          <table:table-cell office:value-type="float" office:value="0.141781" calcext:value-type="float">
            <text:p>0.141781</text:p>
          </table:table-cell>
          <table:table-cell office:value-type="float" office:value="0.163698" calcext:value-type="float">
            <text:p>0.163698</text:p>
          </table:table-cell>
          <table:table-cell office:value-type="float" office:value="0.101318" calcext:value-type="float">
            <text:p>0.101318</text:p>
          </table:table-cell>
          <table:table-cell office:value-type="float" office:value="0.126097" calcext:value-type="float">
            <text:p>0.126097</text:p>
          </table:table-cell>
          <table:table-cell office:value-type="float" office:value="0.161439" calcext:value-type="float">
            <text:p>0.161439</text:p>
          </table:table-cell>
          <table:table-cell office:value-type="float" office:value="0.10198" calcext:value-type="float">
            <text:p>0.10198</text:p>
          </table:table-cell>
          <table:table-cell office:value-type="float" office:value="0.734621" calcext:value-type="float">
            <text:p>0.734621</text:p>
          </table:table-cell>
          <table:table-cell office:value-type="float" office:value="0.139087" calcext:value-type="float">
            <text:p>0.139087</text:p>
          </table:table-cell>
          <table:table-cell office:value-type="float" office:value="0.172924" calcext:value-type="float">
            <text:p>0.172924</text:p>
          </table:table-cell>
          <table:table-cell office:value-type="float" office:value="0.719592" calcext:value-type="float">
            <text:p>0.719592</text:p>
          </table:table-cell>
          <table:table-cell office:value-type="float" office:value="0.602496" calcext:value-type="float">
            <text:p>0.602496</text:p>
          </table:table-cell>
          <table:table-cell office:value-type="float" office:value="0.490218" calcext:value-type="float">
            <text:p>0.490218</text:p>
          </table:table-cell>
          <table:table-cell office:value-type="float" office:value="0.66715" calcext:value-type="float">
            <text:p>0.66715</text:p>
          </table:table-cell>
          <table:table-cell office:value-type="float" office:value="0.205831" calcext:value-type="float">
            <text:p>0.205831</text:p>
          </table:table-cell>
          <table:table-cell office:value-type="float" office:value="0.4245" calcext:value-type="float">
            <text:p>0.4245</text:p>
          </table:table-cell>
          <table:table-cell office:value-type="float" office:value="0.516543" calcext:value-type="float">
            <text:p>0.516543</text:p>
          </table:table-cell>
          <table:table-cell office:value-type="float" office:value="0.144592" calcext:value-type="float">
            <text:p>0.144592</text:p>
          </table:table-cell>
          <table:table-cell office:value-type="float" office:value="1.1211" calcext:value-type="float">
            <text:p>1.1211</text:p>
          </table:table-cell>
          <table:table-cell office:value-type="float" office:value="1.06341" calcext:value-type="float">
            <text:p>1.06341</text:p>
          </table:table-cell>
          <table:table-cell office:value-type="float" office:value="1.02329" calcext:value-type="float">
            <text:p>1.02329</text:p>
          </table:table-cell>
          <table:table-cell office:value-type="float" office:value="0.408395" calcext:value-type="float">
            <text:p>0.408395</text:p>
          </table:table-cell>
          <table:table-cell office:value-type="float" office:value="0.476303" calcext:value-type="float">
            <text:p>0.476303</text:p>
          </table:table-cell>
          <table:table-cell office:value-type="float" office:value="0.905899" calcext:value-type="float">
            <text:p>0.905899</text:p>
          </table:table-cell>
          <table:table-cell office:value-type="float" office:value="0.863813" calcext:value-type="float">
            <text:p>0.863813</text:p>
          </table:table-cell>
          <table:table-cell office:value-type="float" office:value="0.456864" calcext:value-type="float">
            <text:p>0.456864</text:p>
          </table:table-cell>
          <table:table-cell office:value-type="float" office:value="0.810436" calcext:value-type="float">
            <text:p>0.810436</text:p>
          </table:table-cell>
          <table:table-cell office:value-type="float" office:value="0.184331" calcext:value-type="float">
            <text:p>0.184331</text:p>
          </table:table-cell>
          <table:table-cell office:value-type="float" office:value="0.440861" calcext:value-type="float">
            <text:p>0.440861</text:p>
          </table:table-cell>
          <table:table-cell office:value-type="float" office:value="0.712014" calcext:value-type="float">
            <text:p>0.712014</text:p>
          </table:table-cell>
          <table:table-cell office:value-type="float" office:value="0.534697" calcext:value-type="float">
            <text:p>0.534697</text:p>
          </table:table-cell>
          <table:table-cell office:value-type="float" office:value="0.452177" calcext:value-type="float">
            <text:p>0.452177</text:p>
          </table:table-cell>
          <table:table-cell office:value-type="float" office:value="0.496975" calcext:value-type="float">
            <text:p>0.496975</text:p>
          </table:table-cell>
          <table:table-cell office:value-type="float" office:value="0.436506" calcext:value-type="float">
            <text:p>0.436506</text:p>
          </table:table-cell>
          <table:table-cell office:value-type="float" office:value="0.180617" calcext:value-type="float">
            <text:p>0.180617</text:p>
          </table:table-cell>
          <table:table-cell office:value-type="float" office:value="1.24151" calcext:value-type="float">
            <text:p>1.24151</text:p>
          </table:table-cell>
          <table:table-cell office:value-type="float" office:value="1.30415" calcext:value-type="float">
            <text:p>1.30415</text:p>
          </table:table-cell>
          <table:table-cell office:value-type="float" office:value="1.02559" calcext:value-type="float">
            <text:p>1.02559</text:p>
          </table:table-cell>
          <table:table-cell office:value-type="float" office:value="1.47164" calcext:value-type="float">
            <text:p>1.47164</text:p>
          </table:table-cell>
          <table:table-cell office:value-type="float" office:value="0.13843" calcext:value-type="float">
            <text:p>0.13843</text:p>
          </table:table-cell>
          <table:table-cell office:value-type="float" office:value="0.152653" calcext:value-type="float">
            <text:p>0.152653</text:p>
          </table:table-cell>
          <table:table-cell office:value-type="float" office:value="1.21504" calcext:value-type="float">
            <text:p>1.21504</text:p>
          </table:table-cell>
          <table:table-cell office:value-type="float" office:value="0.950468" calcext:value-type="float">
            <text:p>0.950468</text:p>
          </table:table-cell>
          <table:table-cell office:value-type="float" office:value="0.890898" calcext:value-type="float">
            <text:p>0.890898</text:p>
          </table:table-cell>
          <table:table-cell office:value-type="float" office:value="0.643864" calcext:value-type="float">
            <text:p>0.643864</text:p>
          </table:table-cell>
          <table:table-cell office:value-type="float" office:value="1.28999" calcext:value-type="float">
            <text:p>1.28999</text:p>
          </table:table-cell>
          <table:table-cell office:value-type="float" office:value="0.115004" calcext:value-type="float">
            <text:p>0.115004</text:p>
          </table:table-cell>
          <table:table-cell office:value-type="float" office:value="0.402442" calcext:value-type="float">
            <text:p>0.402442</text:p>
          </table:table-cell>
          <table:table-cell office:value-type="float" office:value="0.198768" calcext:value-type="float">
            <text:p>0.198768</text:p>
          </table:table-cell>
          <table:table-cell office:value-type="float" office:value="1.23509" calcext:value-type="float">
            <text:p>1.23509</text:p>
          </table:table-cell>
          <table:table-cell office:value-type="float" office:value="1.11125" calcext:value-type="float">
            <text:p>1.11125</text:p>
          </table:table-cell>
          <table:table-cell office:value-type="float" office:value="1.47412" calcext:value-type="float">
            <text:p>1.47412</text:p>
          </table:table-cell>
          <table:table-cell office:value-type="float" office:value="1.63844" calcext:value-type="float">
            <text:p>1.63844</text:p>
          </table:table-cell>
          <table:table-cell office:value-type="float" office:value="0.158174" calcext:value-type="float">
            <text:p>0.158174</text:p>
          </table:table-cell>
          <table:table-cell office:value-type="float" office:value="0.340057" calcext:value-type="float">
            <text:p>0.340057</text:p>
          </table:table-cell>
          <table:table-cell office:value-type="float" office:value="0.23438" calcext:value-type="float">
            <text:p>0.23438</text:p>
          </table:table-cell>
          <table:table-cell office:value-type="float" office:value="0.436201" calcext:value-type="float">
            <text:p>0.436201</text:p>
          </table:table-cell>
          <table:table-cell office:value-type="float" office:value="1.90639" calcext:value-type="float">
            <text:p>1.90639</text:p>
          </table:table-cell>
          <table:table-cell office:value-type="float" office:value="0.09848" calcext:value-type="float">
            <text:p>0.09848</text:p>
          </table:table-cell>
          <table:table-cell table:number-columns-repeated="4"/>
          <table:table-cell table:formula="of:=MIN([.A178:.BL178])" office:value-type="float" office:value="0.09848" calcext:value-type="float">
            <text:p>0.09848</text:p>
          </table:table-cell>
          <table:table-cell table:formula="of:=MAX([.A178:.BL178])" office:value-type="float" office:value="1.90639" calcext:value-type="float">
            <text:p>1.90639</text:p>
          </table:table-cell>
          <table:table-cell table:number-columns-repeated="7"/>
        </table:table-row>
        <table:table-row table:style-name="ro2">
          <table:table-cell office:value-type="float" office:value="0.110461" calcext:value-type="float">
            <text:p>0.110461</text:p>
          </table:table-cell>
          <table:table-cell office:value-type="float" office:value="0.114361" calcext:value-type="float">
            <text:p>0.114361</text:p>
          </table:table-cell>
          <table:table-cell office:value-type="float" office:value="0.145152" calcext:value-type="float">
            <text:p>0.145152</text:p>
          </table:table-cell>
          <table:table-cell office:value-type="float" office:value="0.18531" calcext:value-type="float">
            <text:p>0.18531</text:p>
          </table:table-cell>
          <table:table-cell office:value-type="float" office:value="0.10261" calcext:value-type="float">
            <text:p>0.10261</text:p>
          </table:table-cell>
          <table:table-cell office:value-type="float" office:value="0.145355" calcext:value-type="float">
            <text:p>0.145355</text:p>
          </table:table-cell>
          <table:table-cell office:value-type="float" office:value="0.091784" calcext:value-type="float">
            <text:p>0.091784</text:p>
          </table:table-cell>
          <table:table-cell office:value-type="float" office:value="0.129287" calcext:value-type="float">
            <text:p>0.129287</text:p>
          </table:table-cell>
          <table:table-cell office:value-type="float" office:value="0.139226" calcext:value-type="float">
            <text:p>0.139226</text:p>
          </table:table-cell>
          <table:table-cell office:value-type="float" office:value="0.379966" calcext:value-type="float">
            <text:p>0.379966</text:p>
          </table:table-cell>
          <table:table-cell office:value-type="float" office:value="0.356343" calcext:value-type="float">
            <text:p>0.356343</text:p>
          </table:table-cell>
          <table:table-cell office:value-type="float" office:value="0.330305" calcext:value-type="float">
            <text:p>0.330305</text:p>
          </table:table-cell>
          <table:table-cell office:value-type="float" office:value="0.270082" calcext:value-type="float">
            <text:p>0.270082</text:p>
          </table:table-cell>
          <table:table-cell office:value-type="float" office:value="0.446725" calcext:value-type="float">
            <text:p>0.446725</text:p>
          </table:table-cell>
          <table:table-cell office:value-type="float" office:value="0.153784" calcext:value-type="float">
            <text:p>0.153784</text:p>
          </table:table-cell>
          <table:table-cell office:value-type="float" office:value="0.494405" calcext:value-type="float">
            <text:p>0.494405</text:p>
          </table:table-cell>
          <table:table-cell office:value-type="float" office:value="0.24378" calcext:value-type="float">
            <text:p>0.24378</text:p>
          </table:table-cell>
          <table:table-cell office:value-type="float" office:value="0.23173" calcext:value-type="float">
            <text:p>0.23173</text:p>
          </table:table-cell>
          <table:table-cell office:value-type="float" office:value="0.0837281" calcext:value-type="float">
            <text:p>0.0837281</text:p>
          </table:table-cell>
          <table:table-cell office:value-type="float" office:value="0.113639" calcext:value-type="float">
            <text:p>0.113639</text:p>
          </table:table-cell>
          <table:table-cell office:value-type="float" office:value="0.139545" calcext:value-type="float">
            <text:p>0.139545</text:p>
          </table:table-cell>
          <table:table-cell office:value-type="float" office:value="0.072258" calcext:value-type="float">
            <text:p>0.072258</text:p>
          </table:table-cell>
          <table:table-cell office:value-type="float" office:value="0.125952" calcext:value-type="float">
            <text:p>0.125952</text:p>
          </table:table-cell>
          <table:table-cell office:value-type="float" office:value="0.4206" calcext:value-type="float">
            <text:p>0.4206</text:p>
          </table:table-cell>
          <table:table-cell office:value-type="float" office:value="0.0755858" calcext:value-type="float">
            <text:p>0.0755858</text:p>
          </table:table-cell>
          <table:table-cell office:value-type="float" office:value="0.24913" calcext:value-type="float">
            <text:p>0.24913</text:p>
          </table:table-cell>
          <table:table-cell office:value-type="float" office:value="0.22408" calcext:value-type="float">
            <text:p>0.22408</text:p>
          </table:table-cell>
          <table:table-cell office:value-type="float" office:value="0.0793319" calcext:value-type="float">
            <text:p>0.0793319</text:p>
          </table:table-cell>
          <table:table-cell office:value-type="float" office:value="0.110749" calcext:value-type="float">
            <text:p>0.110749</text:p>
          </table:table-cell>
          <table:table-cell office:value-type="float" office:value="0.230388" calcext:value-type="float">
            <text:p>0.230388</text:p>
          </table:table-cell>
          <table:table-cell office:value-type="float" office:value="0.262253" calcext:value-type="float">
            <text:p>0.262253</text:p>
          </table:table-cell>
          <table:table-cell office:value-type="float" office:value="0.88633" calcext:value-type="float">
            <text:p>0.88633</text:p>
          </table:table-cell>
          <table:table-cell office:value-type="float" office:value="0.507274" calcext:value-type="float">
            <text:p>0.507274</text:p>
          </table:table-cell>
          <table:table-cell office:value-type="float" office:value="1.04742" calcext:value-type="float">
            <text:p>1.04742</text:p>
          </table:table-cell>
          <table:table-cell office:value-type="float" office:value="0.446435" calcext:value-type="float">
            <text:p>0.446435</text:p>
          </table:table-cell>
          <table:table-cell office:value-type="float" office:value="0.31216" calcext:value-type="float">
            <text:p>0.31216</text:p>
          </table:table-cell>
          <table:table-cell office:value-type="float" office:value="0.183481" calcext:value-type="float">
            <text:p>0.183481</text:p>
          </table:table-cell>
          <table:table-cell office:value-type="float" office:value="0.41005" calcext:value-type="float">
            <text:p>0.41005</text:p>
          </table:table-cell>
          <table:table-cell office:value-type="float" office:value="0.303116" calcext:value-type="float">
            <text:p>0.303116</text:p>
          </table:table-cell>
          <table:table-cell office:value-type="float" office:value="0.385989" calcext:value-type="float">
            <text:p>0.385989</text:p>
          </table:table-cell>
          <table:table-cell office:value-type="float" office:value="0.355721" calcext:value-type="float">
            <text:p>0.355721</text:p>
          </table:table-cell>
          <table:table-cell office:value-type="float" office:value="0.363813" calcext:value-type="float">
            <text:p>0.363813</text:p>
          </table:table-cell>
          <table:table-cell office:value-type="float" office:value="0.245462" calcext:value-type="float">
            <text:p>0.245462</text:p>
          </table:table-cell>
          <table:table-cell office:value-type="float" office:value="0.268385" calcext:value-type="float">
            <text:p>0.268385</text:p>
          </table:table-cell>
          <table:table-cell office:value-type="float" office:value="0.248949" calcext:value-type="float">
            <text:p>0.248949</text:p>
          </table:table-cell>
          <table:table-cell office:value-type="float" office:value="0.481854" calcext:value-type="float">
            <text:p>0.481854</text:p>
          </table:table-cell>
          <table:table-cell office:value-type="float" office:value="0.215299" calcext:value-type="float">
            <text:p>0.215299</text:p>
          </table:table-cell>
          <table:table-cell office:value-type="float" office:value="0.764221" calcext:value-type="float">
            <text:p>0.764221</text:p>
          </table:table-cell>
          <table:table-cell office:value-type="float" office:value="0.222024" calcext:value-type="float">
            <text:p>0.222024</text:p>
          </table:table-cell>
          <table:table-cell office:value-type="float" office:value="0.909156" calcext:value-type="float">
            <text:p>0.909156</text:p>
          </table:table-cell>
          <table:table-cell office:value-type="float" office:value="0.83845" calcext:value-type="float">
            <text:p>0.83845</text:p>
          </table:table-cell>
          <table:table-cell office:value-type="float" office:value="0.339398" calcext:value-type="float">
            <text:p>0.339398</text:p>
          </table:table-cell>
          <table:table-cell office:value-type="float" office:value="0.226423" calcext:value-type="float">
            <text:p>0.226423</text:p>
          </table:table-cell>
          <table:table-cell office:value-type="float" office:value="0.25456" calcext:value-type="float">
            <text:p>0.25456</text:p>
          </table:table-cell>
          <table:table-cell office:value-type="float" office:value="0.394993" calcext:value-type="float">
            <text:p>0.394993</text:p>
          </table:table-cell>
          <table:table-cell office:value-type="float" office:value="0.202426" calcext:value-type="float">
            <text:p>0.202426</text:p>
          </table:table-cell>
          <table:table-cell office:value-type="float" office:value="0.158934" calcext:value-type="float">
            <text:p>0.158934</text:p>
          </table:table-cell>
          <table:table-cell office:value-type="float" office:value="0.489935" calcext:value-type="float">
            <text:p>0.489935</text:p>
          </table:table-cell>
          <table:table-cell office:value-type="float" office:value="0.607966" calcext:value-type="float">
            <text:p>0.607966</text:p>
          </table:table-cell>
          <table:table-cell office:value-type="float" office:value="1.22029" calcext:value-type="float">
            <text:p>1.22029</text:p>
          </table:table-cell>
          <table:table-cell office:value-type="float" office:value="0.976078" calcext:value-type="float">
            <text:p>0.976078</text:p>
          </table:table-cell>
          <table:table-cell office:value-type="float" office:value="0.0678658" calcext:value-type="float">
            <text:p>0.0678658</text:p>
          </table:table-cell>
          <table:table-cell office:value-type="float" office:value="0.093596" calcext:value-type="float">
            <text:p>0.093596</text:p>
          </table:table-cell>
          <table:table-cell office:value-type="float" office:value="0.051564" calcext:value-type="float">
            <text:p>0.051564</text:p>
          </table:table-cell>
          <table:table-cell table:number-columns-repeated="4"/>
          <table:table-cell table:formula="of:=MIN([.A179:.BL179])" office:value-type="float" office:value="0.051564" calcext:value-type="float">
            <text:p>0.051564</text:p>
          </table:table-cell>
          <table:table-cell table:formula="of:=MAX([.A179:.BL179])" office:value-type="float" office:value="1.22029" calcext:value-type="float">
            <text:p>1.22029</text:p>
          </table:table-cell>
          <table:table-cell table:number-columns-repeated="7"/>
        </table:table-row>
        <table:table-row table:style-name="ro2">
          <table:table-cell office:value-type="float" office:value="0.128976" calcext:value-type="float">
            <text:p>0.128976</text:p>
          </table:table-cell>
          <table:table-cell office:value-type="float" office:value="0.103979" calcext:value-type="float">
            <text:p>0.103979</text:p>
          </table:table-cell>
          <table:table-cell office:value-type="float" office:value="0.105722" calcext:value-type="float">
            <text:p>0.105722</text:p>
          </table:table-cell>
          <table:table-cell office:value-type="float" office:value="0.123744" calcext:value-type="float">
            <text:p>0.123744</text:p>
          </table:table-cell>
          <table:table-cell office:value-type="float" office:value="0.17401" calcext:value-type="float">
            <text:p>0.17401</text:p>
          </table:table-cell>
          <table:table-cell office:value-type="float" office:value="0.14188" calcext:value-type="float">
            <text:p>0.14188</text:p>
          </table:table-cell>
          <table:table-cell office:value-type="float" office:value="0.103629" calcext:value-type="float">
            <text:p>0.103629</text:p>
          </table:table-cell>
          <table:table-cell office:value-type="float" office:value="0.498633" calcext:value-type="float">
            <text:p>0.498633</text:p>
          </table:table-cell>
          <table:table-cell office:value-type="float" office:value="0.10978" calcext:value-type="float">
            <text:p>0.10978</text:p>
          </table:table-cell>
          <table:table-cell office:value-type="float" office:value="0.126403" calcext:value-type="float">
            <text:p>0.126403</text:p>
          </table:table-cell>
          <table:table-cell office:value-type="float" office:value="0.16102" calcext:value-type="float">
            <text:p>0.16102</text:p>
          </table:table-cell>
          <table:table-cell office:value-type="float" office:value="0.355762" calcext:value-type="float">
            <text:p>0.355762</text:p>
          </table:table-cell>
          <table:table-cell office:value-type="float" office:value="0.308974" calcext:value-type="float">
            <text:p>0.308974</text:p>
          </table:table-cell>
          <table:table-cell office:value-type="float" office:value="0.136522" calcext:value-type="float">
            <text:p>0.136522</text:p>
          </table:table-cell>
          <table:table-cell office:value-type="float" office:value="0.691413" calcext:value-type="float">
            <text:p>0.691413</text:p>
          </table:table-cell>
          <table:table-cell office:value-type="float" office:value="0.545427" calcext:value-type="float">
            <text:p>0.545427</text:p>
          </table:table-cell>
          <table:table-cell office:value-type="float" office:value="0.57329" calcext:value-type="float">
            <text:p>0.57329</text:p>
          </table:table-cell>
          <table:table-cell office:value-type="float" office:value="0.525755" calcext:value-type="float">
            <text:p>0.525755</text:p>
          </table:table-cell>
          <table:table-cell office:value-type="float" office:value="0.574348" calcext:value-type="float">
            <text:p>0.574348</text:p>
          </table:table-cell>
          <table:table-cell office:value-type="float" office:value="0.281969" calcext:value-type="float">
            <text:p>0.281969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436618" calcext:value-type="float">
            <text:p>0.436618</text:p>
          </table:table-cell>
          <table:table-cell office:value-type="float" office:value="0.225921" calcext:value-type="float">
            <text:p>0.225921</text:p>
          </table:table-cell>
          <table:table-cell office:value-type="float" office:value="0.545871" calcext:value-type="float">
            <text:p>0.545871</text:p>
          </table:table-cell>
          <table:table-cell office:value-type="float" office:value="0.545293" calcext:value-type="float">
            <text:p>0.545293</text:p>
          </table:table-cell>
          <table:table-cell office:value-type="float" office:value="0.542254" calcext:value-type="float">
            <text:p>0.542254</text:p>
          </table:table-cell>
          <table:table-cell office:value-type="float" office:value="0.554537" calcext:value-type="float">
            <text:p>0.554537</text:p>
          </table:table-cell>
          <table:table-cell office:value-type="float" office:value="0.552325" calcext:value-type="float">
            <text:p>0.552325</text:p>
          </table:table-cell>
          <table:table-cell office:value-type="float" office:value="0.260489" calcext:value-type="float">
            <text:p>0.260489</text:p>
          </table:table-cell>
          <table:table-cell office:value-type="float" office:value="0.165128" calcext:value-type="float">
            <text:p>0.165128</text:p>
          </table:table-cell>
          <table:table-cell office:value-type="float" office:value="0.523942" calcext:value-type="float">
            <text:p>0.523942</text:p>
          </table:table-cell>
          <table:table-cell office:value-type="float" office:value="0.694591" calcext:value-type="float">
            <text:p>0.694591</text:p>
          </table:table-cell>
          <table:table-cell office:value-type="float" office:value="0.457231" calcext:value-type="float">
            <text:p>0.457231</text:p>
          </table:table-cell>
          <table:table-cell office:value-type="float" office:value="1.11322" calcext:value-type="float">
            <text:p>1.11322</text:p>
          </table:table-cell>
          <table:table-cell office:value-type="float" office:value="0.472749" calcext:value-type="float">
            <text:p>0.472749</text:p>
          </table:table-cell>
          <table:table-cell office:value-type="float" office:value="0.132732" calcext:value-type="float">
            <text:p>0.132732</text:p>
          </table:table-cell>
          <table:table-cell office:value-type="float" office:value="0.430324" calcext:value-type="float">
            <text:p>0.430324</text:p>
          </table:table-cell>
          <table:table-cell office:value-type="float" office:value="0.916987" calcext:value-type="float">
            <text:p>0.916987</text:p>
          </table:table-cell>
          <table:table-cell office:value-type="float" office:value="0.88258" calcext:value-type="float">
            <text:p>0.88258</text:p>
          </table:table-cell>
          <table:table-cell office:value-type="float" office:value="1.22208" calcext:value-type="float">
            <text:p>1.22208</text:p>
          </table:table-cell>
          <table:table-cell office:value-type="float" office:value="0.95992" calcext:value-type="float">
            <text:p>0.95992</text:p>
          </table:table-cell>
          <table:table-cell office:value-type="float" office:value="1.22517" calcext:value-type="float">
            <text:p>1.22517</text:p>
          </table:table-cell>
          <table:table-cell office:value-type="float" office:value="0.667704" calcext:value-type="float">
            <text:p>0.667704</text:p>
          </table:table-cell>
          <table:table-cell office:value-type="float" office:value="0.596623" calcext:value-type="float">
            <text:p>0.596623</text:p>
          </table:table-cell>
          <table:table-cell office:value-type="float" office:value="1.06608" calcext:value-type="float">
            <text:p>1.06608</text:p>
          </table:table-cell>
          <table:table-cell office:value-type="float" office:value="1.56649" calcext:value-type="float">
            <text:p>1.56649</text:p>
          </table:table-cell>
          <table:table-cell office:value-type="float" office:value="0.11795" calcext:value-type="float">
            <text:p>0.11795</text:p>
          </table:table-cell>
          <table:table-cell office:value-type="float" office:value="1.3119" calcext:value-type="float">
            <text:p>1.3119</text:p>
          </table:table-cell>
          <table:table-cell office:value-type="float" office:value="0.191698" calcext:value-type="float">
            <text:p>0.191698</text:p>
          </table:table-cell>
          <table:table-cell office:value-type="float" office:value="0.951183" calcext:value-type="float">
            <text:p>0.951183</text:p>
          </table:table-cell>
          <table:table-cell office:value-type="float" office:value="0.13193" calcext:value-type="float">
            <text:p>0.13193</text:p>
          </table:table-cell>
          <table:table-cell office:value-type="float" office:value="0.116188" calcext:value-type="float">
            <text:p>0.116188</text:p>
          </table:table-cell>
          <table:table-cell office:value-type="float" office:value="0.462182" calcext:value-type="float">
            <text:p>0.462182</text:p>
          </table:table-cell>
          <table:table-cell office:value-type="float" office:value="0.095516" calcext:value-type="float">
            <text:p>0.095516</text:p>
          </table:table-cell>
          <table:table-cell office:value-type="float" office:value="0.262193" calcext:value-type="float">
            <text:p>0.262193</text:p>
          </table:table-cell>
          <table:table-cell office:value-type="float" office:value="1.50795" calcext:value-type="float">
            <text:p>1.50795</text:p>
          </table:table-cell>
          <table:table-cell office:value-type="float" office:value="1.2847" calcext:value-type="float">
            <text:p>1.2847</text:p>
          </table:table-cell>
          <table:table-cell office:value-type="float" office:value="0.618769" calcext:value-type="float">
            <text:p>0.618769</text:p>
          </table:table-cell>
          <table:table-cell office:value-type="float" office:value="0.12902" calcext:value-type="float">
            <text:p>0.12902</text:p>
          </table:table-cell>
          <table:table-cell office:value-type="float" office:value="0.184998" calcext:value-type="float">
            <text:p>0.184998</text:p>
          </table:table-cell>
          <table:table-cell office:value-type="float" office:value="0.499283" calcext:value-type="float">
            <text:p>0.499283</text:p>
          </table:table-cell>
          <table:table-cell office:value-type="float" office:value="0.157433" calcext:value-type="float">
            <text:p>0.157433</text:p>
          </table:table-cell>
          <table:table-cell office:value-type="float" office:value="0.454019" calcext:value-type="float">
            <text:p>0.454019</text:p>
          </table:table-cell>
          <table:table-cell office:value-type="float" office:value="0.0567372" calcext:value-type="float">
            <text:p>0.0567372</text:p>
          </table:table-cell>
          <table:table-cell table:number-columns-repeated="4"/>
          <table:table-cell table:formula="of:=MIN([.A180:.BL180])" office:value-type="float" office:value="0.0567372" calcext:value-type="float">
            <text:p>0.0567372</text:p>
          </table:table-cell>
          <table:table-cell table:formula="of:=MAX([.A180:.BL180])" office:value-type="float" office:value="1.56649" calcext:value-type="float">
            <text:p>1.56649</text:p>
          </table:table-cell>
          <table:table-cell table:number-columns-repeated="7"/>
        </table:table-row>
        <table:table-row table:style-name="ro1">
          <table:table-cell office:value-type="float" office:value="0.108195" calcext:value-type="float">
            <text:p>0.108195</text:p>
          </table:table-cell>
          <table:table-cell office:value-type="float" office:value="0.11329" calcext:value-type="float">
            <text:p>0.11329</text:p>
          </table:table-cell>
          <table:table-cell office:value-type="float" office:value="0.131253" calcext:value-type="float">
            <text:p>0.131253</text:p>
          </table:table-cell>
          <table:table-cell office:value-type="float" office:value="0.167338" calcext:value-type="float">
            <text:p>0.167338</text:p>
          </table:table-cell>
          <table:table-cell office:value-type="float" office:value="0.102404" calcext:value-type="float">
            <text:p>0.102404</text:p>
          </table:table-cell>
          <table:table-cell office:value-type="float" office:value="0.153094" calcext:value-type="float">
            <text:p>0.153094</text:p>
          </table:table-cell>
          <table:table-cell office:value-type="float" office:value="0.116774" calcext:value-type="float">
            <text:p>0.116774</text:p>
          </table:table-cell>
          <table:table-cell office:value-type="float" office:value="0.102419" calcext:value-type="float">
            <text:p>0.102419</text:p>
          </table:table-cell>
          <table:table-cell office:value-type="float" office:value="0.15186" calcext:value-type="float">
            <text:p>0.15186</text:p>
          </table:table-cell>
          <table:table-cell office:value-type="float" office:value="0.115821" calcext:value-type="float">
            <text:p>0.115821</text:p>
          </table:table-cell>
          <table:table-cell office:value-type="float" office:value="0.101792" calcext:value-type="float">
            <text:p>0.101792</text:p>
          </table:table-cell>
          <table:table-cell office:value-type="float" office:value="0.152605" calcext:value-type="float">
            <text:p>0.152605</text:p>
          </table:table-cell>
          <table:table-cell office:value-type="float" office:value="0.114417" calcext:value-type="float">
            <text:p>0.114417</text:p>
          </table:table-cell>
          <table:table-cell office:value-type="float" office:value="0.102004" calcext:value-type="float">
            <text:p>0.102004</text:p>
          </table:table-cell>
          <table:table-cell office:value-type="float" office:value="0.151529" calcext:value-type="float">
            <text:p>0.151529</text:p>
          </table:table-cell>
          <table:table-cell office:value-type="float" office:value="0.92959" calcext:value-type="float">
            <text:p>0.92959</text:p>
          </table:table-cell>
          <table:table-cell office:value-type="float" office:value="0.137292" calcext:value-type="float">
            <text:p>0.137292</text:p>
          </table:table-cell>
          <table:table-cell office:value-type="float" office:value="0.189158" calcext:value-type="float">
            <text:p>0.189158</text:p>
          </table:table-cell>
          <table:table-cell office:value-type="float" office:value="0.897113" calcext:value-type="float">
            <text:p>0.897113</text:p>
          </table:table-cell>
          <table:table-cell office:value-type="float" office:value="1.0623" calcext:value-type="float">
            <text:p>1.0623</text:p>
          </table:table-cell>
          <table:table-cell office:value-type="float" office:value="1.0274" calcext:value-type="float">
            <text:p>1.0274</text:p>
          </table:table-cell>
          <table:table-cell office:value-type="float" office:value="0.925306" calcext:value-type="float">
            <text:p>0.925306</text:p>
          </table:table-cell>
          <table:table-cell office:value-type="float" office:value="0.809635" calcext:value-type="float">
            <text:p>0.809635</text:p>
          </table:table-cell>
          <table:table-cell office:value-type="float" office:value="0.70883" calcext:value-type="float">
            <text:p>0.70883</text:p>
          </table:table-cell>
          <table:table-cell office:value-type="float" office:value="0.928729" calcext:value-type="float">
            <text:p>0.928729</text:p>
          </table:table-cell>
          <table:table-cell office:value-type="float" office:value="0.594482" calcext:value-type="float">
            <text:p>0.594482</text:p>
          </table:table-cell>
          <table:table-cell office:value-type="float" office:value="0.711368" calcext:value-type="float">
            <text:p>0.711368</text:p>
          </table:table-cell>
          <table:table-cell office:value-type="float" office:value="0.494334" calcext:value-type="float">
            <text:p>0.494334</text:p>
          </table:table-cell>
          <table:table-cell office:value-type="float" office:value="0.496532" calcext:value-type="float">
            <text:p>0.496532</text:p>
          </table:table-cell>
          <table:table-cell office:value-type="float" office:value="0.382347" calcext:value-type="float">
            <text:p>0.382347</text:p>
          </table:table-cell>
          <table:table-cell office:value-type="float" office:value="0.330217" calcext:value-type="float">
            <text:p>0.330217</text:p>
          </table:table-cell>
          <table:table-cell office:value-type="float" office:value="0.306485" calcext:value-type="float">
            <text:p>0.306485</text:p>
          </table:table-cell>
          <table:table-cell office:value-type="float" office:value="0.247117" calcext:value-type="float">
            <text:p>0.247117</text:p>
          </table:table-cell>
          <table:table-cell office:value-type="float" office:value="1.1883" calcext:value-type="float">
            <text:p>1.1883</text:p>
          </table:table-cell>
          <table:table-cell office:value-type="float" office:value="1.00539" calcext:value-type="float">
            <text:p>1.00539</text:p>
          </table:table-cell>
          <table:table-cell office:value-type="float" office:value="0.891306" calcext:value-type="float">
            <text:p>0.891306</text:p>
          </table:table-cell>
          <table:table-cell office:value-type="float" office:value="0.868384" calcext:value-type="float">
            <text:p>0.868384</text:p>
          </table:table-cell>
          <table:table-cell office:value-type="float" office:value="1.23975" calcext:value-type="float">
            <text:p>1.23975</text:p>
          </table:table-cell>
          <table:table-cell office:value-type="float" office:value="1.02169" calcext:value-type="float">
            <text:p>1.02169</text:p>
          </table:table-cell>
          <table:table-cell office:value-type="float" office:value="0.804766" calcext:value-type="float">
            <text:p>0.804766</text:p>
          </table:table-cell>
          <table:table-cell office:value-type="float" office:value="0.590402" calcext:value-type="float">
            <text:p>0.590402</text:p>
          </table:table-cell>
          <table:table-cell office:value-type="float" office:value="1.30411" calcext:value-type="float">
            <text:p>1.30411</text:p>
          </table:table-cell>
          <table:table-cell office:value-type="float" office:value="0.318526" calcext:value-type="float">
            <text:p>0.318526</text:p>
          </table:table-cell>
          <table:table-cell office:value-type="float" office:value="0.684193" calcext:value-type="float">
            <text:p>0.684193</text:p>
          </table:table-cell>
          <table:table-cell office:value-type="float" office:value="0.44727" calcext:value-type="float">
            <text:p>0.44727</text:p>
          </table:table-cell>
          <table:table-cell office:value-type="float" office:value="0.438498" calcext:value-type="float">
            <text:p>0.438498</text:p>
          </table:table-cell>
          <table:table-cell office:value-type="float" office:value="0.399909" calcext:value-type="float">
            <text:p>0.399909</text:p>
          </table:table-cell>
          <table:table-cell office:value-type="float" office:value="0.360251" calcext:value-type="float">
            <text:p>0.360251</text:p>
          </table:table-cell>
          <table:table-cell office:value-type="float" office:value="0.34363" calcext:value-type="float">
            <text:p>0.34363</text:p>
          </table:table-cell>
          <table:table-cell office:value-type="float" office:value="1.39729" calcext:value-type="float">
            <text:p>1.39729</text:p>
          </table:table-cell>
          <table:table-cell office:value-type="float" office:value="0.40212" calcext:value-type="float">
            <text:p>0.40212</text:p>
          </table:table-cell>
          <table:table-cell office:value-type="float" office:value="0.451958" calcext:value-type="float">
            <text:p>0.451958</text:p>
          </table:table-cell>
          <table:table-cell office:value-type="float" office:value="1.56046" calcext:value-type="float">
            <text:p>1.56046</text:p>
          </table:table-cell>
          <table:table-cell office:value-type="float" office:value="0.492279" calcext:value-type="float">
            <text:p>0.492279</text:p>
          </table:table-cell>
          <table:table-cell office:value-type="float" office:value="0.311638" calcext:value-type="float">
            <text:p>0.311638</text:p>
          </table:table-cell>
          <table:table-cell office:value-type="float" office:value="1.03892" calcext:value-type="float">
            <text:p>1.03892</text:p>
          </table:table-cell>
          <table:table-cell office:value-type="float" office:value="0.55443" calcext:value-type="float">
            <text:p>0.55443</text:p>
          </table:table-cell>
          <table:table-cell office:value-type="float" office:value="1.23295" calcext:value-type="float">
            <text:p>1.23295</text:p>
          </table:table-cell>
          <table:table-cell office:value-type="float" office:value="0.604673" calcext:value-type="float">
            <text:p>0.604673</text:p>
          </table:table-cell>
          <table:table-cell office:value-type="float" office:value="0.086525" calcext:value-type="float">
            <text:p>0.086525</text:p>
          </table:table-cell>
          <table:table-cell office:value-type="float" office:value="0.037925" calcext:value-type="float">
            <text:p>0.037925</text:p>
          </table:table-cell>
          <table:table-cell office:value-type="float" office:value="0.177341" calcext:value-type="float">
            <text:p>0.177341</text:p>
          </table:table-cell>
          <table:table-cell office:value-type="float" office:value="1.73914" calcext:value-type="float">
            <text:p>1.73914</text:p>
          </table:table-cell>
          <table:table-cell office:value-type="float" office:value="0.038156" calcext:value-type="float">
            <text:p>0.038156</text:p>
          </table:table-cell>
          <table:table-cell table:number-columns-repeated="4"/>
          <table:table-cell table:formula="of:=MIN([.A181:.BL181])" office:value-type="float" office:value="0.037925" calcext:value-type="float">
            <text:p>0.037925</text:p>
          </table:table-cell>
          <table:table-cell table:formula="of:=MAX([.A181:.BL181])" office:value-type="float" office:value="1.73914" calcext:value-type="float">
            <text:p>1.73914</text:p>
          </table:table-cell>
          <table:table-cell table:number-columns-repeated="7"/>
        </table:table-row>
        <table:table-row table:style-name="ro1">
          <table:table-cell office:value-type="float" office:value="0.108534" calcext:value-type="float">
            <text:p>0.108534</text:p>
          </table:table-cell>
          <table:table-cell office:value-type="float" office:value="0.117203" calcext:value-type="float">
            <text:p>0.117203</text:p>
          </table:table-cell>
          <table:table-cell office:value-type="float" office:value="0.151384" calcext:value-type="float">
            <text:p>0.151384</text:p>
          </table:table-cell>
          <table:table-cell office:value-type="float" office:value="0.094491" calcext:value-type="float">
            <text:p>0.094491</text:p>
          </table:table-cell>
          <table:table-cell office:value-type="float" office:value="0.165054" calcext:value-type="float">
            <text:p>0.165054</text:p>
          </table:table-cell>
          <table:table-cell office:value-type="float" office:value="0.167192" calcext:value-type="float">
            <text:p>0.167192</text:p>
          </table:table-cell>
          <table:table-cell office:value-type="float" office:value="0.107876" calcext:value-type="float">
            <text:p>0.107876</text:p>
          </table:table-cell>
          <table:table-cell office:value-type="float" office:value="0.165542" calcext:value-type="float">
            <text:p>0.165542</text:p>
          </table:table-cell>
          <table:table-cell office:value-type="float" office:value="0.098434" calcext:value-type="float">
            <text:p>0.098434</text:p>
          </table:table-cell>
          <table:table-cell office:value-type="float" office:value="0.126523" calcext:value-type="float">
            <text:p>0.126523</text:p>
          </table:table-cell>
          <table:table-cell office:value-type="float" office:value="0.152093" calcext:value-type="float">
            <text:p>0.152093</text:p>
          </table:table-cell>
          <table:table-cell office:value-type="float" office:value="0.0933409" calcext:value-type="float">
            <text:p>0.0933409</text:p>
          </table:table-cell>
          <table:table-cell office:value-type="float" office:value="0.099838" calcext:value-type="float">
            <text:p>0.099838</text:p>
          </table:table-cell>
          <table:table-cell office:value-type="float" office:value="0.17378" calcext:value-type="float">
            <text:p>0.17378</text:p>
          </table:table-cell>
          <table:table-cell office:value-type="float" office:value="0.120716" calcext:value-type="float">
            <text:p>0.120716</text:p>
          </table:table-cell>
          <table:table-cell office:value-type="float" office:value="0.122937" calcext:value-type="float">
            <text:p>0.122937</text:p>
          </table:table-cell>
          <table:table-cell office:value-type="float" office:value="0.146871" calcext:value-type="float">
            <text:p>0.146871</text:p>
          </table:table-cell>
          <table:table-cell office:value-type="float" office:value="0.630253" calcext:value-type="float">
            <text:p>0.630253</text:p>
          </table:table-cell>
          <table:table-cell office:value-type="float" office:value="0.759922" calcext:value-type="float">
            <text:p>0.759922</text:p>
          </table:table-cell>
          <table:table-cell office:value-type="float" office:value="0.160486" calcext:value-type="float">
            <text:p>0.160486</text:p>
          </table:table-cell>
          <table:table-cell office:value-type="float" office:value="0.157193" calcext:value-type="float">
            <text:p>0.157193</text:p>
          </table:table-cell>
          <table:table-cell office:value-type="float" office:value="0.136971" calcext:value-type="float">
            <text:p>0.136971</text:p>
          </table:table-cell>
          <table:table-cell office:value-type="float" office:value="0.141393" calcext:value-type="float">
            <text:p>0.141393</text:p>
          </table:table-cell>
          <table:table-cell office:value-type="float" office:value="0.128612" calcext:value-type="float">
            <text:p>0.128612</text:p>
          </table:table-cell>
          <table:table-cell office:value-type="float" office:value="0.122945" calcext:value-type="float">
            <text:p>0.122945</text:p>
          </table:table-cell>
          <table:table-cell office:value-type="float" office:value="0.131796" calcext:value-type="float">
            <text:p>0.131796</text:p>
          </table:table-cell>
          <table:table-cell office:value-type="float" office:value="0.128351" calcext:value-type="float">
            <text:p>0.128351</text:p>
          </table:table-cell>
          <table:table-cell office:value-type="float" office:value="0.124884" calcext:value-type="float">
            <text:p>0.124884</text:p>
          </table:table-cell>
          <table:table-cell office:value-type="float" office:value="0.128071" calcext:value-type="float">
            <text:p>0.128071</text:p>
          </table:table-cell>
          <table:table-cell office:value-type="float" office:value="0.131579" calcext:value-type="float">
            <text:p>0.131579</text:p>
          </table:table-cell>
          <table:table-cell office:value-type="float" office:value="0.101155" calcext:value-type="float">
            <text:p>0.101155</text:p>
          </table:table-cell>
          <table:table-cell office:value-type="float" office:value="0.116122" calcext:value-type="float">
            <text:p>0.116122</text:p>
          </table:table-cell>
          <table:table-cell office:value-type="float" office:value="0.095998" calcext:value-type="float">
            <text:p>0.095998</text:p>
          </table:table-cell>
          <table:table-cell office:value-type="float" office:value="0.121478" calcext:value-type="float">
            <text:p>0.121478</text:p>
          </table:table-cell>
          <table:table-cell office:value-type="float" office:value="0.150658" calcext:value-type="float">
            <text:p>0.150658</text:p>
          </table:table-cell>
          <table:table-cell office:value-type="float" office:value="0.125377" calcext:value-type="float">
            <text:p>0.125377</text:p>
          </table:table-cell>
          <table:table-cell office:value-type="float" office:value="0.1278" calcext:value-type="float">
            <text:p>0.1278</text:p>
          </table:table-cell>
          <table:table-cell office:value-type="float" office:value="1.59761" calcext:value-type="float">
            <text:p>1.59761</text:p>
          </table:table-cell>
          <table:table-cell office:value-type="float" office:value="0.699816" calcext:value-type="float">
            <text:p>0.699816</text:p>
          </table:table-cell>
          <table:table-cell office:value-type="float" office:value="0.610214" calcext:value-type="float">
            <text:p>0.610214</text:p>
          </table:table-cell>
          <table:table-cell office:value-type="float" office:value="1.4832" calcext:value-type="float">
            <text:p>1.4832</text:p>
          </table:table-cell>
          <table:table-cell office:value-type="float" office:value="1.35657" calcext:value-type="float">
            <text:p>1.35657</text:p>
          </table:table-cell>
          <table:table-cell office:value-type="float" office:value="1.33488" calcext:value-type="float">
            <text:p>1.33488</text:p>
          </table:table-cell>
          <table:table-cell office:value-type="float" office:value="1.26899" calcext:value-type="float">
            <text:p>1.26899</text:p>
          </table:table-cell>
          <table:table-cell office:value-type="float" office:value="0.475622" calcext:value-type="float">
            <text:p>0.475622</text:p>
          </table:table-cell>
          <table:table-cell office:value-type="float" office:value="0.411454" calcext:value-type="float">
            <text:p>0.411454</text:p>
          </table:table-cell>
          <table:table-cell office:value-type="float" office:value="1.1377" calcext:value-type="float">
            <text:p>1.1377</text:p>
          </table:table-cell>
          <table:table-cell office:value-type="float" office:value="1.03452" calcext:value-type="float">
            <text:p>1.03452</text:p>
          </table:table-cell>
          <table:table-cell office:value-type="float" office:value="0.326016" calcext:value-type="float">
            <text:p>0.326016</text:p>
          </table:table-cell>
          <table:table-cell office:value-type="float" office:value="1.40713" calcext:value-type="float">
            <text:p>1.40713</text:p>
          </table:table-cell>
          <table:table-cell office:value-type="float" office:value="0.208061" calcext:value-type="float">
            <text:p>0.208061</text:p>
          </table:table-cell>
          <table:table-cell office:value-type="float" office:value="0.206075" calcext:value-type="float">
            <text:p>0.206075</text:p>
          </table:table-cell>
          <table:table-cell office:value-type="float" office:value="1.27026" calcext:value-type="float">
            <text:p>1.27026</text:p>
          </table:table-cell>
          <table:table-cell office:value-type="float" office:value="1.16618" calcext:value-type="float">
            <text:p>1.16618</text:p>
          </table:table-cell>
          <table:table-cell office:value-type="float" office:value="1.7138" calcext:value-type="float">
            <text:p>1.7138</text:p>
          </table:table-cell>
          <table:table-cell office:value-type="float" office:value="1.60736" calcext:value-type="float">
            <text:p>1.60736</text:p>
          </table:table-cell>
          <table:table-cell office:value-type="float" office:value="0.152181" calcext:value-type="float">
            <text:p>0.152181</text:p>
          </table:table-cell>
          <table:table-cell office:value-type="float" office:value="0.0510342" calcext:value-type="float">
            <text:p>0.0510342</text:p>
          </table:table-cell>
          <table:table-cell office:value-type="float" office:value="0.330557" calcext:value-type="float">
            <text:p>0.330557</text:p>
          </table:table-cell>
          <table:table-cell office:value-type="float" office:value="0.131219" calcext:value-type="float">
            <text:p>0.131219</text:p>
          </table:table-cell>
          <table:table-cell office:value-type="float" office:value="0.241668" calcext:value-type="float">
            <text:p>0.241668</text:p>
          </table:table-cell>
          <table:table-cell office:value-type="float" office:value="1.86386" calcext:value-type="float">
            <text:p>1.86386</text:p>
          </table:table-cell>
          <table:table-cell office:value-type="float" office:value="1.75119" calcext:value-type="float">
            <text:p>1.75119</text:p>
          </table:table-cell>
          <table:table-cell office:value-type="float" office:value="0.130552" calcext:value-type="float">
            <text:p>0.130552</text:p>
          </table:table-cell>
          <table:table-cell table:number-columns-repeated="4"/>
          <table:table-cell table:formula="of:=MIN([.A182:.BL182])" office:value-type="float" office:value="0.0510342" calcext:value-type="float">
            <text:p>0.0510342</text:p>
          </table:table-cell>
          <table:table-cell table:formula="of:=MAX([.A182:.BL182])" office:value-type="float" office:value="1.86386" calcext:value-type="float">
            <text:p>1.86386</text:p>
          </table:table-cell>
          <table:table-cell table:number-columns-repeated="7"/>
        </table:table-row>
        <table:table-row table:style-name="ro1">
          <table:table-cell office:value-type="float" office:value="0.125762" calcext:value-type="float">
            <text:p>0.125762</text:p>
          </table:table-cell>
          <table:table-cell office:value-type="float" office:value="0.168078" calcext:value-type="float">
            <text:p>0.168078</text:p>
          </table:table-cell>
          <table:table-cell office:value-type="float" office:value="0.252318" calcext:value-type="float">
            <text:p>0.252318</text:p>
          </table:table-cell>
          <table:table-cell office:value-type="float" office:value="0.145421" calcext:value-type="float">
            <text:p>0.145421</text:p>
          </table:table-cell>
          <table:table-cell office:value-type="float" office:value="0.176923" calcext:value-type="float">
            <text:p>0.176923</text:p>
          </table:table-cell>
          <table:table-cell office:value-type="float" office:value="0.21655" calcext:value-type="float">
            <text:p>0.21655</text:p>
          </table:table-cell>
          <table:table-cell office:value-type="float" office:value="0.144979" calcext:value-type="float">
            <text:p>0.144979</text:p>
          </table:table-cell>
          <table:table-cell office:value-type="float" office:value="0.176059" calcext:value-type="float">
            <text:p>0.176059</text:p>
          </table:table-cell>
          <table:table-cell office:value-type="float" office:value="0.21547" calcext:value-type="float">
            <text:p>0.21547</text:p>
          </table:table-cell>
          <table:table-cell office:value-type="float" office:value="0.123562" calcext:value-type="float">
            <text:p>0.123562</text:p>
          </table:table-cell>
          <table:table-cell office:value-type="float" office:value="0.132574" calcext:value-type="float">
            <text:p>0.132574</text:p>
          </table:table-cell>
          <table:table-cell office:value-type="float" office:value="0.15443" calcext:value-type="float">
            <text:p>0.15443</text:p>
          </table:table-cell>
          <table:table-cell office:value-type="float" office:value="0.188095" calcext:value-type="float">
            <text:p>0.188095</text:p>
          </table:table-cell>
          <table:table-cell office:value-type="float" office:value="0.624152" calcext:value-type="float">
            <text:p>0.624152</text:p>
          </table:table-cell>
          <table:table-cell office:value-type="float" office:value="0.548397" calcext:value-type="float">
            <text:p>0.548397</text:p>
          </table:table-cell>
          <table:table-cell office:value-type="float" office:value="0.120983" calcext:value-type="float">
            <text:p>0.120983</text:p>
          </table:table-cell>
          <table:table-cell office:value-type="float" office:value="0.527935" calcext:value-type="float">
            <text:p>0.527935</text:p>
          </table:table-cell>
          <table:table-cell office:value-type="float" office:value="0.157985" calcext:value-type="float">
            <text:p>0.157985</text:p>
          </table:table-cell>
          <table:table-cell office:value-type="float" office:value="0.208376" calcext:value-type="float">
            <text:p>0.208376</text:p>
          </table:table-cell>
          <table:table-cell office:value-type="float" office:value="0.130714" calcext:value-type="float">
            <text:p>0.130714</text:p>
          </table:table-cell>
          <table:table-cell office:value-type="float" office:value="0.169775" calcext:value-type="float">
            <text:p>0.169775</text:p>
          </table:table-cell>
          <table:table-cell office:value-type="float" office:value="1.07481" calcext:value-type="float">
            <text:p>1.07481</text:p>
          </table:table-cell>
          <table:table-cell office:value-type="float" office:value="0.91591" calcext:value-type="float">
            <text:p>0.91591</text:p>
          </table:table-cell>
          <table:table-cell office:value-type="float" office:value="0.163918" calcext:value-type="float">
            <text:p>0.163918</text:p>
          </table:table-cell>
          <table:table-cell office:value-type="float" office:value="0.162458" calcext:value-type="float">
            <text:p>0.162458</text:p>
          </table:table-cell>
          <table:table-cell office:value-type="float" office:value="1.41248" calcext:value-type="float">
            <text:p>1.41248</text:p>
          </table:table-cell>
          <table:table-cell office:value-type="float" office:value="0.819164" calcext:value-type="float">
            <text:p>0.819164</text:p>
          </table:table-cell>
          <table:table-cell office:value-type="float" office:value="1.33856" calcext:value-type="float">
            <text:p>1.33856</text:p>
          </table:table-cell>
          <table:table-cell office:value-type="float" office:value="1.08986" calcext:value-type="float">
            <text:p>1.08986</text:p>
          </table:table-cell>
          <table:table-cell office:value-type="float" office:value="0.935162" calcext:value-type="float">
            <text:p>0.935162</text:p>
          </table:table-cell>
          <table:table-cell office:value-type="float" office:value="0.15581" calcext:value-type="float">
            <text:p>0.15581</text:p>
          </table:table-cell>
          <table:table-cell office:value-type="float" office:value="0.769585" calcext:value-type="float">
            <text:p>0.769585</text:p>
          </table:table-cell>
          <table:table-cell office:value-type="float" office:value="0.235389" calcext:value-type="float">
            <text:p>0.235389</text:p>
          </table:table-cell>
          <table:table-cell office:value-type="float" office:value="0.778453" calcext:value-type="float">
            <text:p>0.778453</text:p>
          </table:table-cell>
          <table:table-cell office:value-type="float" office:value="0.668566" calcext:value-type="float">
            <text:p>0.668566</text:p>
          </table:table-cell>
          <table:table-cell office:value-type="float" office:value="0.840266" calcext:value-type="float">
            <text:p>0.840266</text:p>
          </table:table-cell>
          <table:table-cell office:value-type="float" office:value="0.624391" calcext:value-type="float">
            <text:p>0.624391</text:p>
          </table:table-cell>
          <table:table-cell office:value-type="float" office:value="0.758815" calcext:value-type="float">
            <text:p>0.758815</text:p>
          </table:table-cell>
          <table:table-cell office:value-type="float" office:value="1.64467" calcext:value-type="float">
            <text:p>1.64467</text:p>
          </table:table-cell>
          <table:table-cell office:value-type="float" office:value="1.36167" calcext:value-type="float">
            <text:p>1.36167</text:p>
          </table:table-cell>
          <table:table-cell office:value-type="float" office:value="0.217464" calcext:value-type="float">
            <text:p>0.217464</text:p>
          </table:table-cell>
          <table:table-cell office:value-type="float" office:value="1.01645" calcext:value-type="float">
            <text:p>1.01645</text:p>
          </table:table-cell>
          <table:table-cell office:value-type="float" office:value="1.72447" calcext:value-type="float">
            <text:p>1.72447</text:p>
          </table:table-cell>
          <table:table-cell office:value-type="float" office:value="1.39272" calcext:value-type="float">
            <text:p>1.39272</text:p>
          </table:table-cell>
          <table:table-cell office:value-type="float" office:value="1.06274" calcext:value-type="float">
            <text:p>1.06274</text:p>
          </table:table-cell>
          <table:table-cell office:value-type="float" office:value="0.333192" calcext:value-type="float">
            <text:p>0.333192</text:p>
          </table:table-cell>
          <table:table-cell office:value-type="float" office:value="0.762864" calcext:value-type="float">
            <text:p>0.762864</text:p>
          </table:table-cell>
          <table:table-cell office:value-type="float" office:value="0.93094" calcext:value-type="float">
            <text:p>0.93094</text:p>
          </table:table-cell>
          <table:table-cell office:value-type="float" office:value="1.33493" calcext:value-type="float">
            <text:p>1.33493</text:p>
          </table:table-cell>
          <table:table-cell office:value-type="float" office:value="1.36741" calcext:value-type="float">
            <text:p>1.36741</text:p>
          </table:table-cell>
          <table:table-cell office:value-type="float" office:value="0.996888" calcext:value-type="float">
            <text:p>0.996888</text:p>
          </table:table-cell>
          <table:table-cell office:value-type="float" office:value="1.34858" calcext:value-type="float">
            <text:p>1.34858</text:p>
          </table:table-cell>
          <table:table-cell office:value-type="float" office:value="0.964511" calcext:value-type="float">
            <text:p>0.964511</text:p>
          </table:table-cell>
          <table:table-cell office:value-type="float" office:value="0.209913" calcext:value-type="float">
            <text:p>0.209913</text:p>
          </table:table-cell>
          <table:table-cell office:value-type="float" office:value="0.881692" calcext:value-type="float">
            <text:p>0.881692</text:p>
          </table:table-cell>
          <table:table-cell office:value-type="float" office:value="1.71786" calcext:value-type="float">
            <text:p>1.71786</text:p>
          </table:table-cell>
          <table:table-cell office:value-type="float" office:value="0.258726" calcext:value-type="float">
            <text:p>0.258726</text:p>
          </table:table-cell>
          <table:table-cell office:value-type="float" office:value="0.169883" calcext:value-type="float">
            <text:p>0.169883</text:p>
          </table:table-cell>
          <table:table-cell office:value-type="float" office:value="2.00024" calcext:value-type="float">
            <text:p>2.00024</text:p>
          </table:table-cell>
          <table:table-cell office:value-type="float" office:value="1.76648" calcext:value-type="float">
            <text:p>1.76648</text:p>
          </table:table-cell>
          <table:table-cell office:value-type="float" office:value="0.833394" calcext:value-type="float">
            <text:p>0.833394</text:p>
          </table:table-cell>
          <table:table-cell office:value-type="float" office:value="0.325297" calcext:value-type="float">
            <text:p>0.325297</text:p>
          </table:table-cell>
          <table:table-cell office:value-type="float" office:value="0.108652" calcext:value-type="float">
            <text:p>0.108652</text:p>
          </table:table-cell>
          <table:table-cell office:value-type="float" office:value="0.093013" calcext:value-type="float">
            <text:p>0.093013</text:p>
          </table:table-cell>
          <table:table-cell table:number-columns-repeated="4"/>
          <table:table-cell table:formula="of:=MIN([.A183:.BL183])" office:value-type="float" office:value="0.093013" calcext:value-type="float">
            <text:p>0.093013</text:p>
          </table:table-cell>
          <table:table-cell table:formula="of:=MAX([.A183:.BL183])" office:value-type="float" office:value="2.00024" calcext:value-type="float">
            <text:p>2.00024</text:p>
          </table:table-cell>
          <table:table-cell table:number-columns-repeated="7"/>
        </table:table-row>
        <table:table-row table:style-name="ro1">
          <table:table-cell office:value-type="float" office:value="0.142256" calcext:value-type="float">
            <text:p>0.142256</text:p>
          </table:table-cell>
          <table:table-cell office:value-type="float" office:value="0.173367" calcext:value-type="float">
            <text:p>0.173367</text:p>
          </table:table-cell>
          <table:table-cell office:value-type="float" office:value="0.230889" calcext:value-type="float">
            <text:p>0.230889</text:p>
          </table:table-cell>
          <table:table-cell office:value-type="float" office:value="0.130833" calcext:value-type="float">
            <text:p>0.130833</text:p>
          </table:table-cell>
          <table:table-cell office:value-type="float" office:value="0.212905" calcext:value-type="float">
            <text:p>0.212905</text:p>
          </table:table-cell>
          <table:table-cell office:value-type="float" office:value="0.310452" calcext:value-type="float">
            <text:p>0.310452</text:p>
          </table:table-cell>
          <table:table-cell office:value-type="float" office:value="0.26236" calcext:value-type="float">
            <text:p>0.26236</text:p>
          </table:table-cell>
          <table:table-cell office:value-type="float" office:value="0.200269" calcext:value-type="float">
            <text:p>0.200269</text:p>
          </table:table-cell>
          <table:table-cell office:value-type="float" office:value="0.141062" calcext:value-type="float">
            <text:p>0.141062</text:p>
          </table:table-cell>
          <table:table-cell office:value-type="float" office:value="0.265638" calcext:value-type="float">
            <text:p>0.265638</text:p>
          </table:table-cell>
          <table:table-cell office:value-type="float" office:value="0.302757" calcext:value-type="float">
            <text:p>0.302757</text:p>
          </table:table-cell>
          <table:table-cell office:value-type="float" office:value="0.262113" calcext:value-type="float">
            <text:p>0.262113</text:p>
          </table:table-cell>
          <table:table-cell office:value-type="float" office:value="0.229664" calcext:value-type="float">
            <text:p>0.229664</text:p>
          </table:table-cell>
          <table:table-cell office:value-type="float" office:value="0.269878" calcext:value-type="float">
            <text:p>0.269878</text:p>
          </table:table-cell>
          <table:table-cell office:value-type="float" office:value="0.238142" calcext:value-type="float">
            <text:p>0.238142</text:p>
          </table:table-cell>
          <table:table-cell office:value-type="float" office:value="0.995197" calcext:value-type="float">
            <text:p>0.995197</text:p>
          </table:table-cell>
          <table:table-cell office:value-type="float" office:value="0.254232" calcext:value-type="float">
            <text:p>0.254232</text:p>
          </table:table-cell>
          <table:table-cell office:value-type="float" office:value="0.895304" calcext:value-type="float">
            <text:p>0.895304</text:p>
          </table:table-cell>
          <table:table-cell office:value-type="float" office:value="1.20668" calcext:value-type="float">
            <text:p>1.20668</text:p>
          </table:table-cell>
          <table:table-cell office:value-type="float" office:value="0.88787" calcext:value-type="float">
            <text:p>0.88787</text:p>
          </table:table-cell>
          <table:table-cell office:value-type="float" office:value="1.38505" calcext:value-type="float">
            <text:p>1.38505</text:p>
          </table:table-cell>
          <table:table-cell office:value-type="float" office:value="1.07577" calcext:value-type="float">
            <text:p>1.07577</text:p>
          </table:table-cell>
          <table:table-cell office:value-type="float" office:value="1.34162" calcext:value-type="float">
            <text:p>1.34162</text:p>
          </table:table-cell>
          <table:table-cell office:value-type="float" office:value="1.29142" calcext:value-type="float">
            <text:p>1.29142</text:p>
          </table:table-cell>
          <table:table-cell office:value-type="float" office:value="0.807041" calcext:value-type="float">
            <text:p>0.807041</text:p>
          </table:table-cell>
          <table:table-cell office:value-type="float" office:value="1.11264" calcext:value-type="float">
            <text:p>1.11264</text:p>
          </table:table-cell>
          <table:table-cell office:value-type="float" office:value="0.749851" calcext:value-type="float">
            <text:p>0.749851</text:p>
          </table:table-cell>
          <table:table-cell office:value-type="float" office:value="1.14596" calcext:value-type="float">
            <text:p>1.14596</text:p>
          </table:table-cell>
          <table:table-cell office:value-type="float" office:value="1.05914" calcext:value-type="float">
            <text:p>1.05914</text:p>
          </table:table-cell>
          <table:table-cell office:value-type="float" office:value="1.29169" calcext:value-type="float">
            <text:p>1.29169</text:p>
          </table:table-cell>
          <table:table-cell office:value-type="float" office:value="0.983941" calcext:value-type="float">
            <text:p>0.983941</text:p>
          </table:table-cell>
          <table:table-cell office:value-type="float" office:value="0.77559" calcext:value-type="float">
            <text:p>0.77559</text:p>
          </table:table-cell>
          <table:table-cell office:value-type="float" office:value="0.913937" calcext:value-type="float">
            <text:p>0.913937</text:p>
          </table:table-cell>
          <table:table-cell office:value-type="float" office:value="1.64277" calcext:value-type="float">
            <text:p>1.64277</text:p>
          </table:table-cell>
          <table:table-cell office:value-type="float" office:value="0.716304" calcext:value-type="float">
            <text:p>0.716304</text:p>
          </table:table-cell>
          <table:table-cell office:value-type="float" office:value="0.75981" calcext:value-type="float">
            <text:p>0.75981</text:p>
          </table:table-cell>
          <table:table-cell office:value-type="float" office:value="1.07154" calcext:value-type="float">
            <text:p>1.07154</text:p>
          </table:table-cell>
          <table:table-cell office:value-type="float" office:value="1.31884" calcext:value-type="float">
            <text:p>1.31884</text:p>
          </table:table-cell>
          <table:table-cell office:value-type="float" office:value="0.642754" calcext:value-type="float">
            <text:p>0.642754</text:p>
          </table:table-cell>
          <table:table-cell office:value-type="float" office:value="1.16715" calcext:value-type="float">
            <text:p>1.16715</text:p>
          </table:table-cell>
          <table:table-cell office:value-type="float" office:value="0.99852" calcext:value-type="float">
            <text:p>0.99852</text:p>
          </table:table-cell>
          <table:table-cell office:value-type="float" office:value="0.674806" calcext:value-type="float">
            <text:p>0.674806</text:p>
          </table:table-cell>
          <table:table-cell office:value-type="float" office:value="1.68597" calcext:value-type="float">
            <text:p>1.68597</text:p>
          </table:table-cell>
          <table:table-cell office:value-type="float" office:value="0.855318" calcext:value-type="float">
            <text:p>0.855318</text:p>
          </table:table-cell>
          <table:table-cell office:value-type="float" office:value="1.04723" calcext:value-type="float">
            <text:p>1.04723</text:p>
          </table:table-cell>
          <table:table-cell office:value-type="float" office:value="1.41429" calcext:value-type="float">
            <text:p>1.41429</text:p>
          </table:table-cell>
          <table:table-cell office:value-type="float" office:value="1.41345" calcext:value-type="float">
            <text:p>1.41345</text:p>
          </table:table-cell>
          <table:table-cell office:value-type="float" office:value="0.956396" calcext:value-type="float">
            <text:p>0.956396</text:p>
          </table:table-cell>
          <table:table-cell office:value-type="float" office:value="1.03328" calcext:value-type="float">
            <text:p>1.03328</text:p>
          </table:table-cell>
          <table:table-cell office:value-type="float" office:value="0.931355" calcext:value-type="float">
            <text:p>0.931355</text:p>
          </table:table-cell>
          <table:table-cell office:value-type="float" office:value="1.75956" calcext:value-type="float">
            <text:p>1.75956</text:p>
          </table:table-cell>
          <table:table-cell office:value-type="float" office:value="0.85667" calcext:value-type="float">
            <text:p>0.85667</text:p>
          </table:table-cell>
          <table:table-cell office:value-type="float" office:value="0.814679" calcext:value-type="float">
            <text:p>0.814679</text:p>
          </table:table-cell>
          <table:table-cell office:value-type="float" office:value="1.19738" calcext:value-type="float">
            <text:p>1.19738</text:p>
          </table:table-cell>
          <table:table-cell office:value-type="float" office:value="0.779734" calcext:value-type="float">
            <text:p>0.779734</text:p>
          </table:table-cell>
          <table:table-cell office:value-type="float" office:value="0.772165" calcext:value-type="float">
            <text:p>0.772165</text:p>
          </table:table-cell>
          <table:table-cell office:value-type="float" office:value="0.768053" calcext:value-type="float">
            <text:p>0.768053</text:p>
          </table:table-cell>
          <table:table-cell office:value-type="float" office:value="1.01343" calcext:value-type="float">
            <text:p>1.01343</text:p>
          </table:table-cell>
          <table:table-cell office:value-type="float" office:value="0.881503" calcext:value-type="float">
            <text:p>0.881503</text:p>
          </table:table-cell>
          <table:table-cell office:value-type="float" office:value="0.752706" calcext:value-type="float">
            <text:p>0.752706</text:p>
          </table:table-cell>
          <table:table-cell office:value-type="float" office:value="1.0524" calcext:value-type="float">
            <text:p>1.0524</text:p>
          </table:table-cell>
          <table:table-cell office:value-type="float" office:value="0.796448" calcext:value-type="float">
            <text:p>0.796448</text:p>
          </table:table-cell>
          <table:table-cell office:value-type="float" office:value="0.851157" calcext:value-type="float">
            <text:p>0.851157</text:p>
          </table:table-cell>
          <table:table-cell office:value-type="float" office:value="0.0519662" calcext:value-type="float">
            <text:p>0.0519662</text:p>
          </table:table-cell>
          <table:table-cell table:number-columns-repeated="4"/>
          <table:table-cell table:formula="of:=MIN([.A184:.BL184])" office:value-type="float" office:value="0.0519662" calcext:value-type="float">
            <text:p>0.0519662</text:p>
          </table:table-cell>
          <table:table-cell table:formula="of:=MAX([.A184:.BL184])" office:value-type="float" office:value="1.75956" calcext:value-type="float">
            <text:p>1.75956</text:p>
          </table:table-cell>
          <table:table-cell table:number-columns-repeated="7"/>
        </table:table-row>
        <table:table-row table:style-name="ro1">
          <table:table-cell office:value-type="float" office:value="0.136594" calcext:value-type="float">
            <text:p>0.136594</text:p>
          </table:table-cell>
          <table:table-cell office:value-type="float" office:value="0.173042" calcext:value-type="float">
            <text:p>0.173042</text:p>
          </table:table-cell>
          <table:table-cell office:value-type="float" office:value="0.218422" calcext:value-type="float">
            <text:p>0.218422</text:p>
          </table:table-cell>
          <table:table-cell office:value-type="float" office:value="0.142646" calcext:value-type="float">
            <text:p>0.142646</text:p>
          </table:table-cell>
          <table:table-cell office:value-type="float" office:value="0.175297" calcext:value-type="float">
            <text:p>0.175297</text:p>
          </table:table-cell>
          <table:table-cell office:value-type="float" office:value="0.217125" calcext:value-type="float">
            <text:p>0.217125</text:p>
          </table:table-cell>
          <table:table-cell office:value-type="float" office:value="0.143211" calcext:value-type="float">
            <text:p>0.143211</text:p>
          </table:table-cell>
          <table:table-cell office:value-type="float" office:value="0.175746" calcext:value-type="float">
            <text:p>0.175746</text:p>
          </table:table-cell>
          <table:table-cell office:value-type="float" office:value="0.230044" calcext:value-type="float">
            <text:p>0.230044</text:p>
          </table:table-cell>
          <table:table-cell office:value-type="float" office:value="0.669921" calcext:value-type="float">
            <text:p>0.669921</text:p>
          </table:table-cell>
          <table:table-cell office:value-type="float" office:value="0.607152" calcext:value-type="float">
            <text:p>0.607152</text:p>
          </table:table-cell>
          <table:table-cell office:value-type="float" office:value="0.649919" calcext:value-type="float">
            <text:p>0.649919</text:p>
          </table:table-cell>
          <table:table-cell office:value-type="float" office:value="0.615013" calcext:value-type="float">
            <text:p>0.615013</text:p>
          </table:table-cell>
          <table:table-cell office:value-type="float" office:value="0.716463" calcext:value-type="float">
            <text:p>0.716463</text:p>
          </table:table-cell>
          <table:table-cell office:value-type="float" office:value="0.250787" calcext:value-type="float">
            <text:p>0.250787</text:p>
          </table:table-cell>
          <table:table-cell office:value-type="float" office:value="0.705454" calcext:value-type="float">
            <text:p>0.705454</text:p>
          </table:table-cell>
          <table:table-cell office:value-type="float" office:value="0.426181" calcext:value-type="float">
            <text:p>0.426181</text:p>
          </table:table-cell>
          <table:table-cell office:value-type="float" office:value="0.46458" calcext:value-type="float">
            <text:p>0.46458</text:p>
          </table:table-cell>
          <table:table-cell office:value-type="float" office:value="0.243147" calcext:value-type="float">
            <text:p>0.243147</text:p>
          </table:table-cell>
          <table:table-cell office:value-type="float" office:value="0.485046" calcext:value-type="float">
            <text:p>0.485046</text:p>
          </table:table-cell>
          <table:table-cell office:value-type="float" office:value="0.445745" calcext:value-type="float">
            <text:p>0.445745</text:p>
          </table:table-cell>
          <table:table-cell office:value-type="float" office:value="1.11442" calcext:value-type="float">
            <text:p>1.11442</text:p>
          </table:table-cell>
          <table:table-cell office:value-type="float" office:value="0.255152" calcext:value-type="float">
            <text:p>0.255152</text:p>
          </table:table-cell>
          <table:table-cell office:value-type="float" office:value="0.194091" calcext:value-type="float">
            <text:p>0.194091</text:p>
          </table:table-cell>
          <table:table-cell office:value-type="float" office:value="1.08846" calcext:value-type="float">
            <text:p>1.08846</text:p>
          </table:table-cell>
          <table:table-cell office:value-type="float" office:value="0.595448" calcext:value-type="float">
            <text:p>0.595448</text:p>
          </table:table-cell>
          <table:table-cell office:value-type="float" office:value="0.563311" calcext:value-type="float">
            <text:p>0.563311</text:p>
          </table:table-cell>
          <table:table-cell office:value-type="float" office:value="0.197123" calcext:value-type="float">
            <text:p>0.197123</text:p>
          </table:table-cell>
          <table:table-cell office:value-type="float" office:value="0.578096" calcext:value-type="float">
            <text:p>0.578096</text:p>
          </table:table-cell>
          <table:table-cell office:value-type="float" office:value="1.07278" calcext:value-type="float">
            <text:p>1.07278</text:p>
          </table:table-cell>
          <table:table-cell office:value-type="float" office:value="1.58571" calcext:value-type="float">
            <text:p>1.58571</text:p>
          </table:table-cell>
          <table:table-cell office:value-type="float" office:value="1.3566" calcext:value-type="float">
            <text:p>1.3566</text:p>
          </table:table-cell>
          <table:table-cell office:value-type="float" office:value="1.17027" calcext:value-type="float">
            <text:p>1.17027</text:p>
          </table:table-cell>
          <table:table-cell office:value-type="float" office:value="0.221781" calcext:value-type="float">
            <text:p>0.221781</text:p>
          </table:table-cell>
          <table:table-cell office:value-type="float" office:value="0.896318" calcext:value-type="float">
            <text:p>0.896318</text:p>
          </table:table-cell>
          <table:table-cell office:value-type="float" office:value="1.63908" calcext:value-type="float">
            <text:p>1.63908</text:p>
          </table:table-cell>
          <table:table-cell office:value-type="float" office:value="1.48518" calcext:value-type="float">
            <text:p>1.48518</text:p>
          </table:table-cell>
          <table:table-cell office:value-type="float" office:value="1.27341" calcext:value-type="float">
            <text:p>1.27341</text:p>
          </table:table-cell>
          <table:table-cell office:value-type="float" office:value="1.25437" calcext:value-type="float">
            <text:p>1.25437</text:p>
          </table:table-cell>
          <table:table-cell office:value-type="float" office:value="1.09696" calcext:value-type="float">
            <text:p>1.09696</text:p>
          </table:table-cell>
          <table:table-cell office:value-type="float" office:value="1.09234" calcext:value-type="float">
            <text:p>1.09234</text:p>
          </table:table-cell>
          <table:table-cell office:value-type="float" office:value="1.07264" calcext:value-type="float">
            <text:p>1.07264</text:p>
          </table:table-cell>
          <table:table-cell office:value-type="float" office:value="1.02648" calcext:value-type="float">
            <text:p>1.02648</text:p>
          </table:table-cell>
          <table:table-cell office:value-type="float" office:value="0.919946" calcext:value-type="float">
            <text:p>0.919946</text:p>
          </table:table-cell>
          <table:table-cell office:value-type="float" office:value="0.843763" calcext:value-type="float">
            <text:p>0.843763</text:p>
          </table:table-cell>
          <table:table-cell office:value-type="float" office:value="0.24684" calcext:value-type="float">
            <text:p>0.24684</text:p>
          </table:table-cell>
          <table:table-cell office:value-type="float" office:value="0.247182" calcext:value-type="float">
            <text:p>0.247182</text:p>
          </table:table-cell>
          <table:table-cell office:value-type="float" office:value="1.50686" calcext:value-type="float">
            <text:p>1.50686</text:p>
          </table:table-cell>
          <table:table-cell office:value-type="float" office:value="0.728949" calcext:value-type="float">
            <text:p>0.728949</text:p>
          </table:table-cell>
          <table:table-cell office:value-type="float" office:value="0.53341" calcext:value-type="float">
            <text:p>0.53341</text:p>
          </table:table-cell>
          <table:table-cell office:value-type="float" office:value="1.29143" calcext:value-type="float">
            <text:p>1.29143</text:p>
          </table:table-cell>
          <table:table-cell office:value-type="float" office:value="0.416418" calcext:value-type="float">
            <text:p>0.416418</text:p>
          </table:table-cell>
          <table:table-cell office:value-type="float" office:value="0.28208" calcext:value-type="float">
            <text:p>0.28208</text:p>
          </table:table-cell>
          <table:table-cell office:value-type="float" office:value="0.525214" calcext:value-type="float">
            <text:p>0.525214</text:p>
          </table:table-cell>
          <table:table-cell office:value-type="float" office:value="1.92926" calcext:value-type="float">
            <text:p>1.92926</text:p>
          </table:table-cell>
          <table:table-cell office:value-type="float" office:value="0.408867" calcext:value-type="float">
            <text:p>0.408867</text:p>
          </table:table-cell>
          <table:table-cell office:value-type="float" office:value="2.16437" calcext:value-type="float">
            <text:p>2.16437</text:p>
          </table:table-cell>
          <table:table-cell office:value-type="float" office:value="0.556742" calcext:value-type="float">
            <text:p>0.556742</text:p>
          </table:table-cell>
          <table:table-cell office:value-type="float" office:value="0.31973" calcext:value-type="float">
            <text:p>0.31973</text:p>
          </table:table-cell>
          <table:table-cell office:value-type="float" office:value="0.153487" calcext:value-type="float">
            <text:p>0.153487</text:p>
          </table:table-cell>
          <table:table-cell office:value-type="float" office:value="0.341486" calcext:value-type="float">
            <text:p>0.341486</text:p>
          </table:table-cell>
          <table:table-cell office:value-type="float" office:value="0.350554" calcext:value-type="float">
            <text:p>0.350554</text:p>
          </table:table-cell>
          <table:table-cell office:value-type="float" office:value="0.239289" calcext:value-type="float">
            <text:p>0.239289</text:p>
          </table:table-cell>
          <table:table-cell office:value-type="float" office:value="0.0539799" calcext:value-type="float">
            <text:p>0.0539799</text:p>
          </table:table-cell>
          <table:table-cell table:number-columns-repeated="4"/>
          <table:table-cell table:formula="of:=MIN([.A185:.BL185])" office:value-type="float" office:value="0.0539799" calcext:value-type="float">
            <text:p>0.0539799</text:p>
          </table:table-cell>
          <table:table-cell table:formula="of:=MAX([.A185:.BL185])" office:value-type="float" office:value="2.16437" calcext:value-type="float">
            <text:p>2.16437</text:p>
          </table:table-cell>
          <table:table-cell table:number-columns-repeated="7"/>
        </table:table-row>
        <table:table-row table:style-name="ro1">
          <table:table-cell office:value-type="float" office:value="0.103442" calcext:value-type="float">
            <text:p>0.103442</text:p>
          </table:table-cell>
          <table:table-cell office:value-type="float" office:value="0.144563" calcext:value-type="float">
            <text:p>0.144563</text:p>
          </table:table-cell>
          <table:table-cell office:value-type="float" office:value="0.102174" calcext:value-type="float">
            <text:p>0.102174</text:p>
          </table:table-cell>
          <table:table-cell office:value-type="float" office:value="0.105114" calcext:value-type="float">
            <text:p>0.105114</text:p>
          </table:table-cell>
          <table:table-cell office:value-type="float" office:value="0.14239" calcext:value-type="float">
            <text:p>0.14239</text:p>
          </table:table-cell>
          <table:table-cell office:value-type="float" office:value="0.10193" calcext:value-type="float">
            <text:p>0.10193</text:p>
          </table:table-cell>
          <table:table-cell office:value-type="float" office:value="0.125803" calcext:value-type="float">
            <text:p>0.125803</text:p>
          </table:table-cell>
          <table:table-cell office:value-type="float" office:value="0.104652" calcext:value-type="float">
            <text:p>0.104652</text:p>
          </table:table-cell>
          <table:table-cell office:value-type="float" office:value="0.128099" calcext:value-type="float">
            <text:p>0.128099</text:p>
          </table:table-cell>
          <table:table-cell office:value-type="float" office:value="0.10619" calcext:value-type="float">
            <text:p>0.10619</text:p>
          </table:table-cell>
          <table:table-cell office:value-type="float" office:value="0.124683" calcext:value-type="float">
            <text:p>0.124683</text:p>
          </table:table-cell>
          <table:table-cell office:value-type="float" office:value="0.137074" calcext:value-type="float">
            <text:p>0.137074</text:p>
          </table:table-cell>
          <table:table-cell office:value-type="float" office:value="0.683778" calcext:value-type="float">
            <text:p>0.683778</text:p>
          </table:table-cell>
          <table:table-cell office:value-type="float" office:value="0.188457" calcext:value-type="float">
            <text:p>0.188457</text:p>
          </table:table-cell>
          <table:table-cell office:value-type="float" office:value="0.586055" calcext:value-type="float">
            <text:p>0.586055</text:p>
          </table:table-cell>
          <table:table-cell office:value-type="float" office:value="0.538499" calcext:value-type="float">
            <text:p>0.538499</text:p>
          </table:table-cell>
          <table:table-cell office:value-type="float" office:value="0.790803" calcext:value-type="float">
            <text:p>0.790803</text:p>
          </table:table-cell>
          <table:table-cell office:value-type="float" office:value="0.504795" calcext:value-type="float">
            <text:p>0.504795</text:p>
          </table:table-cell>
          <table:table-cell office:value-type="float" office:value="0.187056" calcext:value-type="float">
            <text:p>0.187056</text:p>
          </table:table-cell>
          <table:table-cell office:value-type="float" office:value="0.455228" calcext:value-type="float">
            <text:p>0.455228</text:p>
          </table:table-cell>
          <table:table-cell office:value-type="float" office:value="0.432355" calcext:value-type="float">
            <text:p>0.432355</text:p>
          </table:table-cell>
          <table:table-cell office:value-type="float" office:value="0.320261" calcext:value-type="float">
            <text:p>0.320261</text:p>
          </table:table-cell>
          <table:table-cell office:value-type="float" office:value="0.155099" calcext:value-type="float">
            <text:p>0.155099</text:p>
          </table:table-cell>
          <table:table-cell office:value-type="float" office:value="0.93495" calcext:value-type="float">
            <text:p>0.93495</text:p>
          </table:table-cell>
          <table:table-cell office:value-type="float" office:value="0.80925" calcext:value-type="float">
            <text:p>0.80925</text:p>
          </table:table-cell>
          <table:table-cell office:value-type="float" office:value="0.827991" calcext:value-type="float">
            <text:p>0.827991</text:p>
          </table:table-cell>
          <table:table-cell office:value-type="float" office:value="0.689943" calcext:value-type="float">
            <text:p>0.689943</text:p>
          </table:table-cell>
          <table:table-cell office:value-type="float" office:value="0.565859" calcext:value-type="float">
            <text:p>0.565859</text:p>
          </table:table-cell>
          <table:table-cell office:value-type="float" office:value="0.460824" calcext:value-type="float">
            <text:p>0.460824</text:p>
          </table:table-cell>
          <table:table-cell office:value-type="float" office:value="0.491305" calcext:value-type="float">
            <text:p>0.491305</text:p>
          </table:table-cell>
          <table:table-cell office:value-type="float" office:value="0.484063" calcext:value-type="float">
            <text:p>0.484063</text:p>
          </table:table-cell>
          <table:table-cell office:value-type="float" office:value="0.163458" calcext:value-type="float">
            <text:p>0.163458</text:p>
          </table:table-cell>
          <table:table-cell office:value-type="float" office:value="0.457011" calcext:value-type="float">
            <text:p>0.457011</text:p>
          </table:table-cell>
          <table:table-cell office:value-type="float" office:value="1.08523" calcext:value-type="float">
            <text:p>1.08523</text:p>
          </table:table-cell>
          <table:table-cell office:value-type="float" office:value="0.954065" calcext:value-type="float">
            <text:p>0.954065</text:p>
          </table:table-cell>
          <table:table-cell office:value-type="float" office:value="0.125661" calcext:value-type="float">
            <text:p>0.125661</text:p>
          </table:table-cell>
          <table:table-cell office:value-type="float" office:value="0.174894" calcext:value-type="float">
            <text:p>0.174894</text:p>
          </table:table-cell>
          <table:table-cell office:value-type="float" office:value="0.179457" calcext:value-type="float">
            <text:p>0.179457</text:p>
          </table:table-cell>
          <table:table-cell office:value-type="float" office:value="0.169709" calcext:value-type="float">
            <text:p>0.169709</text:p>
          </table:table-cell>
          <table:table-cell office:value-type="float" office:value="0.279571" calcext:value-type="float">
            <text:p>0.279571</text:p>
          </table:table-cell>
          <table:table-cell office:value-type="float" office:value="0.225187" calcext:value-type="float">
            <text:p>0.225187</text:p>
          </table:table-cell>
          <table:table-cell office:value-type="float" office:value="0.190582" calcext:value-type="float">
            <text:p>0.190582</text:p>
          </table:table-cell>
          <table:table-cell office:value-type="float" office:value="0.218579" calcext:value-type="float">
            <text:p>0.218579</text:p>
          </table:table-cell>
          <table:table-cell office:value-type="float" office:value="0.49258" calcext:value-type="float">
            <text:p>0.49258</text:p>
          </table:table-cell>
          <table:table-cell office:value-type="float" office:value="0.273808" calcext:value-type="float">
            <text:p>0.273808</text:p>
          </table:table-cell>
          <table:table-cell office:value-type="float" office:value="1.24728" calcext:value-type="float">
            <text:p>1.24728</text:p>
          </table:table-cell>
          <table:table-cell office:value-type="float" office:value="1.37321" calcext:value-type="float">
            <text:p>1.37321</text:p>
          </table:table-cell>
          <table:table-cell office:value-type="float" office:value="1.24827" calcext:value-type="float">
            <text:p>1.24827</text:p>
          </table:table-cell>
          <table:table-cell office:value-type="float" office:value="1.56324" calcext:value-type="float">
            <text:p>1.56324</text:p>
          </table:table-cell>
          <table:table-cell office:value-type="float" office:value="0.364561" calcext:value-type="float">
            <text:p>0.364561</text:p>
          </table:table-cell>
          <table:table-cell office:value-type="float" office:value="1.28543" calcext:value-type="float">
            <text:p>1.28543</text:p>
          </table:table-cell>
          <table:table-cell office:value-type="float" office:value="0.974877" calcext:value-type="float">
            <text:p>0.974877</text:p>
          </table:table-cell>
          <table:table-cell office:value-type="float" office:value="0.370264" calcext:value-type="float">
            <text:p>0.370264</text:p>
          </table:table-cell>
          <table:table-cell office:value-type="float" office:value="1.08786" calcext:value-type="float">
            <text:p>1.08786</text:p>
          </table:table-cell>
          <table:table-cell office:value-type="float" office:value="1.12519" calcext:value-type="float">
            <text:p>1.12519</text:p>
          </table:table-cell>
          <table:table-cell office:value-type="float" office:value="0.767368" calcext:value-type="float">
            <text:p>0.767368</text:p>
          </table:table-cell>
          <table:table-cell office:value-type="float" office:value="0.313887" calcext:value-type="float">
            <text:p>0.313887</text:p>
          </table:table-cell>
          <table:table-cell office:value-type="float" office:value="0.618591" calcext:value-type="float">
            <text:p>0.618591</text:p>
          </table:table-cell>
          <table:table-cell office:value-type="float" office:value="0.215602" calcext:value-type="float">
            <text:p>0.215602</text:p>
          </table:table-cell>
          <table:table-cell office:value-type="float" office:value="0.523634" calcext:value-type="float">
            <text:p>0.523634</text:p>
          </table:table-cell>
          <table:table-cell office:value-type="float" office:value="0.216202" calcext:value-type="float">
            <text:p>0.216202</text:p>
          </table:table-cell>
          <table:table-cell office:value-type="float" office:value="0.401045" calcext:value-type="float">
            <text:p>0.401045</text:p>
          </table:table-cell>
          <table:table-cell office:value-type="float" office:value="0.0457542" calcext:value-type="float">
            <text:p>0.0457542</text:p>
          </table:table-cell>
          <table:table-cell office:value-type="float" office:value="0.0389571" calcext:value-type="float">
            <text:p>0.0389571</text:p>
          </table:table-cell>
          <table:table-cell table:number-columns-repeated="4"/>
          <table:table-cell table:formula="of:=MIN([.A186:.BL186])" office:value-type="float" office:value="0.0389571" calcext:value-type="float">
            <text:p>0.0389571</text:p>
          </table:table-cell>
          <table:table-cell table:formula="of:=MAX([.A186:.BL186])" office:value-type="float" office:value="1.56324" calcext:value-type="float">
            <text:p>1.56324</text:p>
          </table:table-cell>
          <table:table-cell table:number-columns-repeated="7"/>
        </table:table-row>
        <table:table-row table:style-name="ro1">
          <table:table-cell office:value-type="float" office:value="0.140069" calcext:value-type="float">
            <text:p>0.140069</text:p>
          </table:table-cell>
          <table:table-cell office:value-type="float" office:value="0.185224" calcext:value-type="float">
            <text:p>0.185224</text:p>
          </table:table-cell>
          <table:table-cell office:value-type="float" office:value="0.164573" calcext:value-type="float">
            <text:p>0.164573</text:p>
          </table:table-cell>
          <table:table-cell office:value-type="float" office:value="0.109776" calcext:value-type="float">
            <text:p>0.109776</text:p>
          </table:table-cell>
          <table:table-cell office:value-type="float" office:value="0.107824" calcext:value-type="float">
            <text:p>0.107824</text:p>
          </table:table-cell>
          <table:table-cell office:value-type="float" office:value="0.114353" calcext:value-type="float">
            <text:p>0.114353</text:p>
          </table:table-cell>
          <table:table-cell office:value-type="float" office:value="0.153426" calcext:value-type="float">
            <text:p>0.153426</text:p>
          </table:table-cell>
          <table:table-cell office:value-type="float" office:value="0.158007" calcext:value-type="float">
            <text:p>0.158007</text:p>
          </table:table-cell>
          <table:table-cell office:value-type="float" office:value="0.143895" calcext:value-type="float">
            <text:p>0.143895</text:p>
          </table:table-cell>
          <table:table-cell office:value-type="float" office:value="0.680247" calcext:value-type="float">
            <text:p>0.680247</text:p>
          </table:table-cell>
          <table:table-cell office:value-type="float" office:value="0.59887" calcext:value-type="float">
            <text:p>0.59887</text:p>
          </table:table-cell>
          <table:table-cell office:value-type="float" office:value="0.541785" calcext:value-type="float">
            <text:p>0.541785</text:p>
          </table:table-cell>
          <table:table-cell office:value-type="float" office:value="0.547274" calcext:value-type="float">
            <text:p>0.547274</text:p>
          </table:table-cell>
          <table:table-cell office:value-type="float" office:value="0.273396" calcext:value-type="float">
            <text:p>0.273396</text:p>
          </table:table-cell>
          <table:table-cell office:value-type="float" office:value="0.176158" calcext:value-type="float">
            <text:p>0.176158</text:p>
          </table:table-cell>
          <table:table-cell office:value-type="float" office:value="0.283462" calcext:value-type="float">
            <text:p>0.283462</text:p>
          </table:table-cell>
          <table:table-cell office:value-type="float" office:value="0.432741" calcext:value-type="float">
            <text:p>0.432741</text:p>
          </table:table-cell>
          <table:table-cell office:value-type="float" office:value="0.346383" calcext:value-type="float">
            <text:p>0.346383</text:p>
          </table:table-cell>
          <table:table-cell office:value-type="float" office:value="0.417813" calcext:value-type="float">
            <text:p>0.417813</text:p>
          </table:table-cell>
          <table:table-cell office:value-type="float" office:value="0.461221" calcext:value-type="float">
            <text:p>0.461221</text:p>
          </table:table-cell>
          <table:table-cell office:value-type="float" office:value="0.483572" calcext:value-type="float">
            <text:p>0.483572</text:p>
          </table:table-cell>
          <table:table-cell office:value-type="float" office:value="0.403665" calcext:value-type="float">
            <text:p>0.403665</text:p>
          </table:table-cell>
          <table:table-cell office:value-type="float" office:value="0.108184" calcext:value-type="float">
            <text:p>0.108184</text:p>
          </table:table-cell>
          <table:table-cell office:value-type="float" office:value="0.509583" calcext:value-type="float">
            <text:p>0.509583</text:p>
          </table:table-cell>
          <table:table-cell office:value-type="float" office:value="0.463393" calcext:value-type="float">
            <text:p>0.463393</text:p>
          </table:table-cell>
          <table:table-cell office:value-type="float" office:value="0.424768" calcext:value-type="float">
            <text:p>0.424768</text:p>
          </table:table-cell>
          <table:table-cell office:value-type="float" office:value="0.360042" calcext:value-type="float">
            <text:p>0.360042</text:p>
          </table:table-cell>
          <table:table-cell office:value-type="float" office:value="0.308925" calcext:value-type="float">
            <text:p>0.308925</text:p>
          </table:table-cell>
          <table:table-cell office:value-type="float" office:value="0.184517" calcext:value-type="float">
            <text:p>0.184517</text:p>
          </table:table-cell>
          <table:table-cell office:value-type="float" office:value="0.327504" calcext:value-type="float">
            <text:p>0.327504</text:p>
          </table:table-cell>
          <table:table-cell office:value-type="float" office:value="0.298399" calcext:value-type="float">
            <text:p>0.298399</text:p>
          </table:table-cell>
          <table:table-cell office:value-type="float" office:value="0.140864" calcext:value-type="float">
            <text:p>0.140864</text:p>
          </table:table-cell>
          <table:table-cell office:value-type="float" office:value="0.341689" calcext:value-type="float">
            <text:p>0.341689</text:p>
          </table:table-cell>
          <table:table-cell office:value-type="float" office:value="0.123312" calcext:value-type="float">
            <text:p>0.123312</text:p>
          </table:table-cell>
          <table:table-cell office:value-type="float" office:value="0.149799" calcext:value-type="float">
            <text:p>0.149799</text:p>
          </table:table-cell>
          <table:table-cell office:value-type="float" office:value="1.04892" calcext:value-type="float">
            <text:p>1.04892</text:p>
          </table:table-cell>
          <table:table-cell office:value-type="float" office:value="0.116108" calcext:value-type="float">
            <text:p>0.116108</text:p>
          </table:table-cell>
          <table:table-cell office:value-type="float" office:value="0.401041" calcext:value-type="float">
            <text:p>0.401041</text:p>
          </table:table-cell>
          <table:table-cell office:value-type="float" office:value="1.85369" calcext:value-type="float">
            <text:p>1.85369</text:p>
          </table:table-cell>
          <table:table-cell office:value-type="float" office:value="0.219304" calcext:value-type="float">
            <text:p>0.219304</text:p>
          </table:table-cell>
          <table:table-cell office:value-type="float" office:value="1.45712" calcext:value-type="float">
            <text:p>1.45712</text:p>
          </table:table-cell>
          <table:table-cell office:value-type="float" office:value="0.2181" calcext:value-type="float">
            <text:p>0.2181</text:p>
          </table:table-cell>
          <table:table-cell office:value-type="float" office:value="1.38479" calcext:value-type="float">
            <text:p>1.38479</text:p>
          </table:table-cell>
          <table:table-cell office:value-type="float" office:value="1.34099" calcext:value-type="float">
            <text:p>1.34099</text:p>
          </table:table-cell>
          <table:table-cell office:value-type="float" office:value="1.34322" calcext:value-type="float">
            <text:p>1.34322</text:p>
          </table:table-cell>
          <table:table-cell office:value-type="float" office:value="1.28516" calcext:value-type="float">
            <text:p>1.28516</text:p>
          </table:table-cell>
          <table:table-cell office:value-type="float" office:value="0.884032" calcext:value-type="float">
            <text:p>0.884032</text:p>
          </table:table-cell>
          <table:table-cell office:value-type="float" office:value="0.756986" calcext:value-type="float">
            <text:p>0.756986</text:p>
          </table:table-cell>
          <table:table-cell office:value-type="float" office:value="0.21352" calcext:value-type="float">
            <text:p>0.21352</text:p>
          </table:table-cell>
          <table:table-cell office:value-type="float" office:value="0.717235" calcext:value-type="float">
            <text:p>0.717235</text:p>
          </table:table-cell>
          <table:table-cell office:value-type="float" office:value="0.668361" calcext:value-type="float">
            <text:p>0.668361</text:p>
          </table:table-cell>
          <table:table-cell office:value-type="float" office:value="1.71083" calcext:value-type="float">
            <text:p>1.71083</text:p>
          </table:table-cell>
          <table:table-cell office:value-type="float" office:value="1.68191" calcext:value-type="float">
            <text:p>1.68191</text:p>
          </table:table-cell>
          <table:table-cell office:value-type="float" office:value="0.807976" calcext:value-type="float">
            <text:p>0.807976</text:p>
          </table:table-cell>
          <table:table-cell office:value-type="float" office:value="2.06567" calcext:value-type="float">
            <text:p>2.06567</text:p>
          </table:table-cell>
          <table:table-cell office:value-type="float" office:value="1.96833" calcext:value-type="float">
            <text:p>1.96833</text:p>
          </table:table-cell>
          <table:table-cell office:value-type="float" office:value="0.224122" calcext:value-type="float">
            <text:p>0.224122</text:p>
          </table:table-cell>
          <table:table-cell office:value-type="float" office:value="0.273608" calcext:value-type="float">
            <text:p>0.273608</text:p>
          </table:table-cell>
          <table:table-cell office:value-type="float" office:value="0.195345" calcext:value-type="float">
            <text:p>0.195345</text:p>
          </table:table-cell>
          <table:table-cell office:value-type="float" office:value="2.23299" calcext:value-type="float">
            <text:p>2.23299</text:p>
          </table:table-cell>
          <table:table-cell office:value-type="float" office:value="2.28746" calcext:value-type="float">
            <text:p>2.28746</text:p>
          </table:table-cell>
          <table:table-cell office:value-type="float" office:value="0.151089" calcext:value-type="float">
            <text:p>0.151089</text:p>
          </table:table-cell>
          <table:table-cell office:value-type="float" office:value="0.081749" calcext:value-type="float">
            <text:p>0.081749</text:p>
          </table:table-cell>
          <table:table-cell office:value-type="float" office:value="0.0833092" calcext:value-type="float">
            <text:p>0.0833092</text:p>
          </table:table-cell>
          <table:table-cell table:number-columns-repeated="4"/>
          <table:table-cell table:formula="of:=MIN([.A187:.BL187])" office:value-type="float" office:value="0.081749" calcext:value-type="float">
            <text:p>0.081749</text:p>
          </table:table-cell>
          <table:table-cell table:formula="of:=MAX([.A187:.BL187])" office:value-type="float" office:value="2.28746" calcext:value-type="float">
            <text:p>2.28746</text:p>
          </table:table-cell>
          <table:table-cell table:number-columns-repeated="7"/>
        </table:table-row>
        <table:table-row table:style-name="ro1">
          <table:table-cell office:value-type="float" office:value="0.108027" calcext:value-type="float">
            <text:p>0.108027</text:p>
          </table:table-cell>
          <table:table-cell office:value-type="float" office:value="0.145625" calcext:value-type="float">
            <text:p>0.145625</text:p>
          </table:table-cell>
          <table:table-cell office:value-type="float" office:value="0.12676" calcext:value-type="float">
            <text:p>0.12676</text:p>
          </table:table-cell>
          <table:table-cell office:value-type="float" office:value="0.127352" calcext:value-type="float">
            <text:p>0.127352</text:p>
          </table:table-cell>
          <table:table-cell office:value-type="float" office:value="0.0892391" calcext:value-type="float">
            <text:p>0.0892391</text:p>
          </table:table-cell>
          <table:table-cell office:value-type="float" office:value="0.165778" calcext:value-type="float">
            <text:p>0.165778</text:p>
          </table:table-cell>
          <table:table-cell office:value-type="float" office:value="0.126723" calcext:value-type="float">
            <text:p>0.126723</text:p>
          </table:table-cell>
          <table:table-cell office:value-type="float" office:value="0.126431" calcext:value-type="float">
            <text:p>0.126431</text:p>
          </table:table-cell>
          <table:table-cell office:value-type="float" office:value="0.126892" calcext:value-type="float">
            <text:p>0.126892</text:p>
          </table:table-cell>
          <table:table-cell office:value-type="float" office:value="0.126161" calcext:value-type="float">
            <text:p>0.126161</text:p>
          </table:table-cell>
          <table:table-cell office:value-type="float" office:value="0.655638" calcext:value-type="float">
            <text:p>0.655638</text:p>
          </table:table-cell>
          <table:table-cell office:value-type="float" office:value="0.620522" calcext:value-type="float">
            <text:p>0.620522</text:p>
          </table:table-cell>
          <table:table-cell office:value-type="float" office:value="0.135735" calcext:value-type="float">
            <text:p>0.135735</text:p>
          </table:table-cell>
          <table:table-cell office:value-type="float" office:value="0.630599" calcext:value-type="float">
            <text:p>0.630599</text:p>
          </table:table-cell>
          <table:table-cell office:value-type="float" office:value="0.139385" calcext:value-type="float">
            <text:p>0.139385</text:p>
          </table:table-cell>
          <table:table-cell office:value-type="float" office:value="0.795336" calcext:value-type="float">
            <text:p>0.795336</text:p>
          </table:table-cell>
          <table:table-cell office:value-type="float" office:value="0.415959" calcext:value-type="float">
            <text:p>0.415959</text:p>
          </table:table-cell>
          <table:table-cell office:value-type="float" office:value="0.760909" calcext:value-type="float">
            <text:p>0.760909</text:p>
          </table:table-cell>
          <table:table-cell office:value-type="float" office:value="0.366237" calcext:value-type="float">
            <text:p>0.366237</text:p>
          </table:table-cell>
          <table:table-cell office:value-type="float" office:value="0.747992" calcext:value-type="float">
            <text:p>0.747992</text:p>
          </table:table-cell>
          <table:table-cell office:value-type="float" office:value="0.140184" calcext:value-type="float">
            <text:p>0.140184</text:p>
          </table:table-cell>
          <table:table-cell office:value-type="float" office:value="0.665115" calcext:value-type="float">
            <text:p>0.665115</text:p>
          </table:table-cell>
          <table:table-cell office:value-type="float" office:value="0.680338" calcext:value-type="float">
            <text:p>0.680338</text:p>
          </table:table-cell>
          <table:table-cell office:value-type="float" office:value="0.230609" calcext:value-type="float">
            <text:p>0.230609</text:p>
          </table:table-cell>
          <table:table-cell office:value-type="float" office:value="0.51843" calcext:value-type="float">
            <text:p>0.51843</text:p>
          </table:table-cell>
          <table:table-cell office:value-type="float" office:value="0.13272" calcext:value-type="float">
            <text:p>0.13272</text:p>
          </table:table-cell>
          <table:table-cell office:value-type="float" office:value="0.85066" calcext:value-type="float">
            <text:p>0.85066</text:p>
          </table:table-cell>
          <table:table-cell office:value-type="float" office:value="0.13367" calcext:value-type="float">
            <text:p>0.13367</text:p>
          </table:table-cell>
          <table:table-cell office:value-type="float" office:value="0.187031" calcext:value-type="float">
            <text:p>0.187031</text:p>
          </table:table-cell>
          <table:table-cell office:value-type="float" office:value="0.08937" calcext:value-type="float">
            <text:p>0.08937</text:p>
          </table:table-cell>
          <table:table-cell office:value-type="float" office:value="0.116456" calcext:value-type="float">
            <text:p>0.116456</text:p>
          </table:table-cell>
          <table:table-cell office:value-type="float" office:value="0.919121" calcext:value-type="float">
            <text:p>0.919121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116049" calcext:value-type="float">
            <text:p>0.116049</text:p>
          </table:table-cell>
          <table:table-cell office:value-type="float" office:value="0.140969" calcext:value-type="float">
            <text:p>0.140969</text:p>
          </table:table-cell>
          <table:table-cell office:value-type="float" office:value="0.0924439" calcext:value-type="float">
            <text:p>0.0924439</text:p>
          </table:table-cell>
          <table:table-cell office:value-type="float" office:value="0.113858" calcext:value-type="float">
            <text:p>0.113858</text:p>
          </table:table-cell>
          <table:table-cell office:value-type="float" office:value="1.10616" calcext:value-type="float">
            <text:p>1.10616</text:p>
          </table:table-cell>
          <table:table-cell office:value-type="float" office:value="1.24974" calcext:value-type="float">
            <text:p>1.24974</text:p>
          </table:table-cell>
          <table:table-cell office:value-type="float" office:value="0.118495" calcext:value-type="float">
            <text:p>0.118495</text:p>
          </table:table-cell>
          <table:table-cell office:value-type="float" office:value="1.14352" calcext:value-type="float">
            <text:p>1.14352</text:p>
          </table:table-cell>
          <table:table-cell office:value-type="float" office:value="0.170677" calcext:value-type="float">
            <text:p>0.170677</text:p>
          </table:table-cell>
          <table:table-cell office:value-type="float" office:value="0.598511" calcext:value-type="float">
            <text:p>0.598511</text:p>
          </table:table-cell>
          <table:table-cell office:value-type="float" office:value="1.07467" calcext:value-type="float">
            <text:p>1.07467</text:p>
          </table:table-cell>
          <table:table-cell office:value-type="float" office:value="1.52037" calcext:value-type="float">
            <text:p>1.52037</text:p>
          </table:table-cell>
          <table:table-cell office:value-type="float" office:value="1.42762" calcext:value-type="float">
            <text:p>1.42762</text:p>
          </table:table-cell>
          <table:table-cell office:value-type="float" office:value="0.565311" calcext:value-type="float">
            <text:p>0.565311</text:p>
          </table:table-cell>
          <table:table-cell office:value-type="float" office:value="1.65558" calcext:value-type="float">
            <text:p>1.65558</text:p>
          </table:table-cell>
          <table:table-cell office:value-type="float" office:value="1.45683" calcext:value-type="float">
            <text:p>1.45683</text:p>
          </table:table-cell>
          <table:table-cell office:value-type="float" office:value="0.75715" calcext:value-type="float">
            <text:p>0.75715</text:p>
          </table:table-cell>
          <table:table-cell office:value-type="float" office:value="0.433584" calcext:value-type="float">
            <text:p>0.433584</text:p>
          </table:table-cell>
          <table:table-cell office:value-type="float" office:value="0.318767" calcext:value-type="float">
            <text:p>0.318767</text:p>
          </table:table-cell>
          <table:table-cell office:value-type="float" office:value="1.08922" calcext:value-type="float">
            <text:p>1.08922</text:p>
          </table:table-cell>
          <table:table-cell office:value-type="float" office:value="1.36703" calcext:value-type="float">
            <text:p>1.36703</text:p>
          </table:table-cell>
          <table:table-cell office:value-type="float" office:value="1.25668" calcext:value-type="float">
            <text:p>1.25668</text:p>
          </table:table-cell>
          <table:table-cell office:value-type="float" office:value="1.26054" calcext:value-type="float">
            <text:p>1.26054</text:p>
          </table:table-cell>
          <table:table-cell office:value-type="float" office:value="0.520904" calcext:value-type="float">
            <text:p>0.520904</text:p>
          </table:table-cell>
          <table:table-cell office:value-type="float" office:value="0.655663" calcext:value-type="float">
            <text:p>0.655663</text:p>
          </table:table-cell>
          <table:table-cell office:value-type="float" office:value="1.55096" calcext:value-type="float">
            <text:p>1.55096</text:p>
          </table:table-cell>
          <table:table-cell office:value-type="float" office:value="0.807169" calcext:value-type="float">
            <text:p>0.807169</text:p>
          </table:table-cell>
          <table:table-cell office:value-type="float" office:value="0.545885" calcext:value-type="float">
            <text:p>0.545885</text:p>
          </table:table-cell>
          <table:table-cell office:value-type="float" office:value="0.300311" calcext:value-type="float">
            <text:p>0.300311</text:p>
          </table:table-cell>
          <table:table-cell office:value-type="float" office:value="0.0770109" calcext:value-type="float">
            <text:p>0.0770109</text:p>
          </table:table-cell>
          <table:table-cell office:value-type="float" office:value="0.050889" calcext:value-type="float">
            <text:p>0.050889</text:p>
          </table:table-cell>
          <table:table-cell table:number-columns-repeated="4"/>
          <table:table-cell table:formula="of:=MIN([.A188:.BL188])" office:value-type="float" office:value="0.050889" calcext:value-type="float">
            <text:p>0.050889</text:p>
          </table:table-cell>
          <table:table-cell table:formula="of:=MAX([.A188:.BL188])" office:value-type="float" office:value="1.65558" calcext:value-type="float">
            <text:p>1.65558</text:p>
          </table:table-cell>
          <table:table-cell table:number-columns-repeated="7"/>
        </table:table-row>
        <table:table-row table:style-name="ro1">
          <table:table-cell office:value-type="float" office:value="0.13854" calcext:value-type="float">
            <text:p>0.13854</text:p>
          </table:table-cell>
          <table:table-cell office:value-type="float" office:value="0.161266" calcext:value-type="float">
            <text:p>0.161266</text:p>
          </table:table-cell>
          <table:table-cell office:value-type="float" office:value="0.200841" calcext:value-type="float">
            <text:p>0.200841</text:p>
          </table:table-cell>
          <table:table-cell office:value-type="float" office:value="0.225077" calcext:value-type="float">
            <text:p>0.225077</text:p>
          </table:table-cell>
          <table:table-cell office:value-type="float" office:value="0.144568" calcext:value-type="float">
            <text:p>0.144568</text:p>
          </table:table-cell>
          <table:table-cell office:value-type="float" office:value="0.164292" calcext:value-type="float">
            <text:p>0.164292</text:p>
          </table:table-cell>
          <table:table-cell office:value-type="float" office:value="0.216173" calcext:value-type="float">
            <text:p>0.216173</text:p>
          </table:table-cell>
          <table:table-cell office:value-type="float" office:value="0.236872" calcext:value-type="float">
            <text:p>0.236872</text:p>
          </table:table-cell>
          <table:table-cell office:value-type="float" office:value="0.383899" calcext:value-type="float">
            <text:p>0.383899</text:p>
          </table:table-cell>
          <table:table-cell office:value-type="float" office:value="0.249313" calcext:value-type="float">
            <text:p>0.249313</text:p>
          </table:table-cell>
          <table:table-cell office:value-type="float" office:value="0.348891" calcext:value-type="float">
            <text:p>0.348891</text:p>
          </table:table-cell>
          <table:table-cell office:value-type="float" office:value="0.191989" calcext:value-type="float">
            <text:p>0.191989</text:p>
          </table:table-cell>
          <table:table-cell office:value-type="float" office:value="0.424494" calcext:value-type="float">
            <text:p>0.424494</text:p>
          </table:table-cell>
          <table:table-cell office:value-type="float" office:value="0.37312" calcext:value-type="float">
            <text:p>0.37312</text:p>
          </table:table-cell>
          <table:table-cell office:value-type="float" office:value="0.313309" calcext:value-type="float">
            <text:p>0.313309</text:p>
          </table:table-cell>
          <table:table-cell office:value-type="float" office:value="0.267098" calcext:value-type="float">
            <text:p>0.267098</text:p>
          </table:table-cell>
          <table:table-cell office:value-type="float" office:value="0.240512" calcext:value-type="float">
            <text:p>0.240512</text:p>
          </table:table-cell>
          <table:table-cell office:value-type="float" office:value="0.275252" calcext:value-type="float">
            <text:p>0.275252</text:p>
          </table:table-cell>
          <table:table-cell office:value-type="float" office:value="0.973567" calcext:value-type="float">
            <text:p>0.973567</text:p>
          </table:table-cell>
          <table:table-cell office:value-type="float" office:value="0.961858" calcext:value-type="float">
            <text:p>0.961858</text:p>
          </table:table-cell>
          <table:table-cell office:value-type="float" office:value="0.640064" calcext:value-type="float">
            <text:p>0.640064</text:p>
          </table:table-cell>
          <table:table-cell office:value-type="float" office:value="0.575755" calcext:value-type="float">
            <text:p>0.575755</text:p>
          </table:table-cell>
          <table:table-cell office:value-type="float" office:value="0.864804" calcext:value-type="float">
            <text:p>0.864804</text:p>
          </table:table-cell>
          <table:table-cell office:value-type="float" office:value="0.861643" calcext:value-type="float">
            <text:p>0.861643</text:p>
          </table:table-cell>
          <table:table-cell office:value-type="float" office:value="0.863784" calcext:value-type="float">
            <text:p>0.863784</text:p>
          </table:table-cell>
          <table:table-cell office:value-type="float" office:value="0.844282" calcext:value-type="float">
            <text:p>0.844282</text:p>
          </table:table-cell>
          <table:table-cell office:value-type="float" office:value="1.11016" calcext:value-type="float">
            <text:p>1.11016</text:p>
          </table:table-cell>
          <table:table-cell office:value-type="float" office:value="0.229106" calcext:value-type="float">
            <text:p>0.229106</text:p>
          </table:table-cell>
          <table:table-cell office:value-type="float" office:value="0.995058" calcext:value-type="float">
            <text:p>0.995058</text:p>
          </table:table-cell>
          <table:table-cell office:value-type="float" office:value="0.227495" calcext:value-type="float">
            <text:p>0.227495</text:p>
          </table:table-cell>
          <table:table-cell office:value-type="float" office:value="0.512426" calcext:value-type="float">
            <text:p>0.512426</text:p>
          </table:table-cell>
          <table:table-cell office:value-type="float" office:value="0.467811" calcext:value-type="float">
            <text:p>0.467811</text:p>
          </table:table-cell>
          <table:table-cell office:value-type="float" office:value="0.430272" calcext:value-type="float">
            <text:p>0.430272</text:p>
          </table:table-cell>
          <table:table-cell office:value-type="float" office:value="0.413267" calcext:value-type="float">
            <text:p>0.413267</text:p>
          </table:table-cell>
          <table:table-cell office:value-type="float" office:value="0.116272" calcext:value-type="float">
            <text:p>0.116272</text:p>
          </table:table-cell>
          <table:table-cell office:value-type="float" office:value="0.14532" calcext:value-type="float">
            <text:p>0.14532</text:p>
          </table:table-cell>
          <table:table-cell office:value-type="float" office:value="1.19411" calcext:value-type="float">
            <text:p>1.19411</text:p>
          </table:table-cell>
          <table:table-cell office:value-type="float" office:value="0.098047" calcext:value-type="float">
            <text:p>0.098047</text:p>
          </table:table-cell>
          <table:table-cell office:value-type="float" office:value="0.12001" calcext:value-type="float">
            <text:p>0.12001</text:p>
          </table:table-cell>
          <table:table-cell office:value-type="float" office:value="0.100961" calcext:value-type="float">
            <text:p>0.100961</text:p>
          </table:table-cell>
          <table:table-cell office:value-type="float" office:value="0.102696" calcext:value-type="float">
            <text:p>0.102696</text:p>
          </table:table-cell>
          <table:table-cell office:value-type="float" office:value="0.12663" calcext:value-type="float">
            <text:p>0.12663</text:p>
          </table:table-cell>
          <table:table-cell office:value-type="float" office:value="1.68397" calcext:value-type="float">
            <text:p>1.68397</text:p>
          </table:table-cell>
          <table:table-cell office:value-type="float" office:value="1.64606" calcext:value-type="float">
            <text:p>1.64606</text:p>
          </table:table-cell>
          <table:table-cell office:value-type="float" office:value="1.41001" calcext:value-type="float">
            <text:p>1.41001</text:p>
          </table:table-cell>
          <table:table-cell office:value-type="float" office:value="1.71965" calcext:value-type="float">
            <text:p>1.71965</text:p>
          </table:table-cell>
          <table:table-cell office:value-type="float" office:value="1.04746" calcext:value-type="float">
            <text:p>1.04746</text:p>
          </table:table-cell>
          <table:table-cell office:value-type="float" office:value="0.976226" calcext:value-type="float">
            <text:p>0.976226</text:p>
          </table:table-cell>
          <table:table-cell office:value-type="float" office:value="1.51581" calcext:value-type="float">
            <text:p>1.51581</text:p>
          </table:table-cell>
          <table:table-cell office:value-type="float" office:value="0.775049" calcext:value-type="float">
            <text:p>0.775049</text:p>
          </table:table-cell>
          <table:table-cell office:value-type="float" office:value="1.095" calcext:value-type="float">
            <text:p>1.095</text:p>
          </table:table-cell>
          <table:table-cell office:value-type="float" office:value="0.445875" calcext:value-type="float">
            <text:p>0.445875</text:p>
          </table:table-cell>
          <table:table-cell office:value-type="float" office:value="0.244701" calcext:value-type="float">
            <text:p>0.244701</text:p>
          </table:table-cell>
          <table:table-cell office:value-type="float" office:value="0.223622" calcext:value-type="float">
            <text:p>0.223622</text:p>
          </table:table-cell>
          <table:table-cell office:value-type="float" office:value="0.165315" calcext:value-type="float">
            <text:p>0.165315</text:p>
          </table:table-cell>
          <table:table-cell office:value-type="float" office:value="0.150676" calcext:value-type="float">
            <text:p>0.150676</text:p>
          </table:table-cell>
          <table:table-cell office:value-type="float" office:value="0.0777631" calcext:value-type="float">
            <text:p>0.0777631</text:p>
          </table:table-cell>
          <table:table-cell office:value-type="float" office:value="0.13325" calcext:value-type="float">
            <text:p>0.13325</text:p>
          </table:table-cell>
          <table:table-cell office:value-type="float" office:value="0.591477" calcext:value-type="float">
            <text:p>0.591477</text:p>
          </table:table-cell>
          <table:table-cell office:value-type="float" office:value="0.213494" calcext:value-type="float">
            <text:p>0.213494</text:p>
          </table:table-cell>
          <table:table-cell office:value-type="float" office:value="0.916913" calcext:value-type="float">
            <text:p>0.916913</text:p>
          </table:table-cell>
          <table:table-cell office:value-type="float" office:value="0.178625" calcext:value-type="float">
            <text:p>0.178625</text:p>
          </table:table-cell>
          <table:table-cell office:value-type="float" office:value="0.040139" calcext:value-type="float">
            <text:p>0.040139</text:p>
          </table:table-cell>
          <table:table-cell office:value-type="float" office:value="0.0383148" calcext:value-type="float">
            <text:p>0.0383148</text:p>
          </table:table-cell>
          <table:table-cell table:number-columns-repeated="4"/>
          <table:table-cell table:formula="of:=MIN([.A189:.BL189])" office:value-type="float" office:value="0.0383148" calcext:value-type="float">
            <text:p>0.0383148</text:p>
          </table:table-cell>
          <table:table-cell table:formula="of:=MAX([.A189:.BL189])" office:value-type="float" office:value="1.71965" calcext:value-type="float">
            <text:p>1.71965</text:p>
          </table:table-cell>
          <table:table-cell table:number-columns-repeated="2"/>
          <table:table-cell office:value-type="string" calcext:value-type="string">
            <text:p>Socket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1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2.089579" calcext:value-type="float">
            <text:p>2.089579</text:p>
          </table:table-cell>
          <table:table-cell table:formula="of:=AVERAGE([.BR2:.BR21])" office:value-type="float" office:value="2.089579" calcext:value-type="float">
            <text:p>2.089579</text:p>
          </table:table-cell>
          <table:table-cell table:formula="of:=STDEV([.BQ2:.BQ21])/2" office:value-type="float" office:value="0.108552627097352" calcext:value-type="float">
            <text:p>0.1085526271</text:p>
          </table:table-cell>
          <table:table-cell table:formula="of:=STDEV([.BR2:.BR21])/2" office:value-type="float" office:value="0.108552627097352" calcext:value-type="float">
            <text:p>0.1085526271</text:p>
          </table:table-cell>
        </table:table-row>
        <table:table-row table:style-name="ro2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2.0791293" calcext:value-type="float">
            <text:p>2.0791293</text:p>
          </table:table-cell>
          <table:table-cell table:formula="of:=AVERAGE([.BR23:.BR42])" office:value-type="float" office:value="2.239299" calcext:value-type="float">
            <text:p>2.239299</text:p>
          </table:table-cell>
          <table:table-cell table:formula="of:=STDEV([.BQ23:.BQ42])/2" office:value-type="float" office:value="0.28387531545108" calcext:value-type="float">
            <text:p>0.2838753155</text:p>
          </table:table-cell>
          <table:table-cell table:formula="of:=STDEV([.BR23:.BR42])/2" office:value-type="float" office:value="0.328550630320423" calcext:value-type="float">
            <text:p>0.3285506303</text:p>
          </table:table-cell>
        </table:table-row>
        <table:table-row table:style-name="ro2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0.7568609" calcext:value-type="float">
            <text:p>0.7568609</text:p>
          </table:table-cell>
          <table:table-cell table:formula="of:=AVERAGE([.BR44:.BR63])" office:value-type="float" office:value="1.8456745" calcext:value-type="float">
            <text:p>1.8456745</text:p>
          </table:table-cell>
          <table:table-cell table:formula="of:=STDEV([.BQ44:.BQ63])/2" office:value-type="float" office:value="0.210625836147826" calcext:value-type="float">
            <text:p>0.2106258361</text:p>
          </table:table-cell>
          <table:table-cell table:formula="of:=STDEV([.BR44:.BR63])/2" office:value-type="float" office:value="0.13828364784665" calcext:value-type="float">
            <text:p>0.1382836478</text:p>
          </table:table-cell>
        </table:table-row>
        <table:table-row table:style-name="ro2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66584525" calcext:value-type="float">
            <text:p>0.66584525</text:p>
          </table:table-cell>
          <table:table-cell table:formula="of:=AVERAGE([.BR65:.BR84])" office:value-type="float" office:value="1.50069275" calcext:value-type="float">
            <text:p>1.50069275</text:p>
          </table:table-cell>
          <table:table-cell table:formula="of:=STDEV([.BQ65:.BQ84])/2" office:value-type="float" office:value="0.124908181752151" calcext:value-type="float">
            <text:p>0.1249081818</text:p>
          </table:table-cell>
          <table:table-cell table:formula="of:=STDEV([.BR65:.BR84])/2" office:value-type="float" office:value="0.23309478601277" calcext:value-type="float">
            <text:p>0.233094786</text:p>
          </table:table-cell>
        </table:table-row>
        <table:table-row table:style-name="ro2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29069835" calcext:value-type="float">
            <text:p>0.29069835</text:p>
          </table:table-cell>
          <table:table-cell table:formula="of:=AVERAGE([.BR86:.BR105])" office:value-type="float" office:value="1.57786605" calcext:value-type="float">
            <text:p>1.57786605</text:p>
          </table:table-cell>
          <table:table-cell table:formula="of:=STDEV([.BQ86:.BQ105])/2" office:value-type="float" office:value="0.0478144141626535" calcext:value-type="float">
            <text:p>0.0478144142</text:p>
          </table:table-cell>
          <table:table-cell table:formula="of:=STDEV([.BR86:.BR105])/2" office:value-type="float" office:value="0.157732868865827" calcext:value-type="float">
            <text:p>0.1577328689</text:p>
          </table:table-cell>
        </table:table-row>
        <table:table-row table:style-name="ro2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191548395" calcext:value-type="float">
            <text:p>0.191548395</text:p>
          </table:table-cell>
          <table:table-cell table:formula="of:=AVERAGE([.BR107:.BR126])" office:value-type="float" office:value="1.57714915" calcext:value-type="float">
            <text:p>1.57714915</text:p>
          </table:table-cell>
          <table:table-cell table:formula="of:=STDEV([.BQ107:.BQ126])/2" office:value-type="float" office:value="0.0332297673483013" calcext:value-type="float">
            <text:p>0.0332297673</text:p>
          </table:table-cell>
          <table:table-cell table:formula="of:=STDEV([.BR107:.BR126])/2" office:value-type="float" office:value="0.188978617640871" calcext:value-type="float">
            <text:p>0.1889786176</text:p>
          </table:table-cell>
        </table:table-row>
        <table:table-row table:style-name="ro2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6486227" calcext:value-type="float">
            <text:p>0.16486227</text:p>
          </table:table-cell>
          <table:table-cell table:formula="of:=AVERAGE([.BR128:.BR147])" office:value-type="float" office:value="1.7607475" calcext:value-type="float">
            <text:p>1.7607475</text:p>
          </table:table-cell>
          <table:table-cell table:formula="of:=STDEV([.BQ128:.BQ147])/2" office:value-type="float" office:value="0.0304764048544206" calcext:value-type="float">
            <text:p>0.0304764049</text:p>
          </table:table-cell>
          <table:table-cell table:formula="of:=STDEV([.BR128:.BR147])/2" office:value-type="float" office:value="0.150183487808072" calcext:value-type="float">
            <text:p>0.1501834878</text:p>
          </table:table-cell>
        </table:table-row>
        <table:table-row table:style-name="ro2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108355285" calcext:value-type="float">
            <text:p>0.108355285</text:p>
          </table:table-cell>
          <table:table-cell table:formula="of:=AVERAGE([.BR149:.BR168])" office:value-type="float" office:value="1.7545221" calcext:value-type="float">
            <text:p>1.7545221</text:p>
          </table:table-cell>
          <table:table-cell table:formula="of:=STDEV([.BQ149:.BQ168])/2" office:value-type="float" office:value="0.0235617881625675" calcext:value-type="float">
            <text:p>0.0235617882</text:p>
          </table:table-cell>
          <table:table-cell table:formula="of:=STDEV([.BR149:.BR168])/2" office:value-type="float" office:value="0.18066630723358" calcext:value-type="float">
            <text:p>0.1806663072</text:p>
          </table:table-cell>
        </table:table-row>
        <table:table-row table:style-name="ro2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65432025" calcext:value-type="float">
            <text:p>0.065432025</text:p>
          </table:table-cell>
          <table:table-cell table:formula="of:=AVERAGE([.BR170:.BR189])" office:value-type="float" office:value="1.72846765" calcext:value-type="float">
            <text:p>1.72846765</text:p>
          </table:table-cell>
          <table:table-cell table:formula="of:=STDEV([.BQ170:.BQ189])/2" office:value-type="float" office:value="0.0120767679813337" calcext:value-type="float">
            <text:p>0.012076768</text:p>
          </table:table-cell>
          <table:table-cell table:formula="of:=STDEV([.BR170:.BR189])/2" office:value-type="float" office:value="0.166643422160776" calcext:value-type="float">
            <text:p>0.1666434222</text:p>
          </table:table-cell>
        </table:table-row>
      </table:table>
      <table:table table:name="2 Threads" table:style-name="ta1">
        <table:table-column table:style-name="co2" table:number-columns-repeated="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3" table:number-columns-repeated="1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2.41973" calcext:value-type="float">
            <text:p>2.41973</text:p>
          </table:table-cell>
          <table:table-cell table:number-columns-repeated="67"/>
          <table:table-cell table:formula="of:=MIN([.A2:.BL2])" office:value-type="float" office:value="2.41973" calcext:value-type="float">
            <text:p>2.41973</text:p>
          </table:table-cell>
          <table:table-cell table:formula="of:=MAX([.A2:.BL2])" office:value-type="float" office:value="2.41973" calcext:value-type="float">
            <text:p>2.41973</text:p>
          </table:table-cell>
          <table:table-cell table:number-columns-repeated="7"/>
        </table:table-row>
        <table:table-row table:style-name="ro2">
          <table:table-cell office:value-type="float" office:value="2.42204" calcext:value-type="float">
            <text:p>2.42204</text:p>
          </table:table-cell>
          <table:table-cell table:number-columns-repeated="67"/>
          <table:table-cell table:formula="of:=MIN([.A3:.BL3])" office:value-type="float" office:value="2.42204" calcext:value-type="float">
            <text:p>2.42204</text:p>
          </table:table-cell>
          <table:table-cell table:formula="of:=MAX([.A3:.BL3])" office:value-type="float" office:value="2.42204" calcext:value-type="float">
            <text:p>2.42204</text:p>
          </table:table-cell>
          <table:table-cell table:number-columns-repeated="7"/>
        </table:table-row>
        <table:table-row table:style-name="ro2">
          <table:table-cell office:value-type="float" office:value="1.88639" calcext:value-type="float">
            <text:p>1.88639</text:p>
          </table:table-cell>
          <table:table-cell table:number-columns-repeated="67"/>
          <table:table-cell table:formula="of:=MIN([.A4:.BL4])" office:value-type="float" office:value="1.88639" calcext:value-type="float">
            <text:p>1.88639</text:p>
          </table:table-cell>
          <table:table-cell table:formula="of:=MAX([.A4:.BL4])" office:value-type="float" office:value="1.88639" calcext:value-type="float">
            <text:p>1.88639</text:p>
          </table:table-cell>
          <table:table-cell table:number-columns-repeated="7"/>
        </table:table-row>
        <table:table-row table:style-name="ro2">
          <table:table-cell office:value-type="float" office:value="2.4053" calcext:value-type="float">
            <text:p>2.4053</text:p>
          </table:table-cell>
          <table:table-cell table:number-columns-repeated="67"/>
          <table:table-cell table:formula="of:=MIN([.A5:.BL5])" office:value-type="float" office:value="2.4053" calcext:value-type="float">
            <text:p>2.4053</text:p>
          </table:table-cell>
          <table:table-cell table:formula="of:=MAX([.A5:.BL5])" office:value-type="float" office:value="2.4053" calcext:value-type="float">
            <text:p>2.4053</text:p>
          </table:table-cell>
          <table:table-cell table:number-columns-repeated="7"/>
        </table:table-row>
        <table:table-row table:style-name="ro2">
          <table:table-cell office:value-type="float" office:value="1.90108" calcext:value-type="float">
            <text:p>1.90108</text:p>
          </table:table-cell>
          <table:table-cell table:number-columns-repeated="67"/>
          <table:table-cell table:formula="of:=MIN([.A6:.BL6])" office:value-type="float" office:value="1.90108" calcext:value-type="float">
            <text:p>1.90108</text:p>
          </table:table-cell>
          <table:table-cell table:formula="of:=MAX([.A6:.BL6])" office:value-type="float" office:value="1.90108" calcext:value-type="float">
            <text:p>1.90108</text:p>
          </table:table-cell>
          <table:table-cell table:number-columns-repeated="7"/>
        </table:table-row>
        <table:table-row table:style-name="ro2">
          <table:table-cell office:value-type="float" office:value="2.41115" calcext:value-type="float">
            <text:p>2.41115</text:p>
          </table:table-cell>
          <table:table-cell table:number-columns-repeated="67"/>
          <table:table-cell table:formula="of:=MIN([.A7:.BL7])" office:value-type="float" office:value="2.41115" calcext:value-type="float">
            <text:p>2.41115</text:p>
          </table:table-cell>
          <table:table-cell table:formula="of:=MAX([.A7:.BL7])" office:value-type="float" office:value="2.41115" calcext:value-type="float">
            <text:p>2.41115</text:p>
          </table:table-cell>
          <table:table-cell table:number-columns-repeated="7"/>
        </table:table-row>
        <table:table-row table:style-name="ro2">
          <table:table-cell office:value-type="float" office:value="2.41945" calcext:value-type="float">
            <text:p>2.41945</text:p>
          </table:table-cell>
          <table:table-cell table:number-columns-repeated="67"/>
          <table:table-cell table:formula="of:=MIN([.A8:.BL8])" office:value-type="float" office:value="2.41945" calcext:value-type="float">
            <text:p>2.41945</text:p>
          </table:table-cell>
          <table:table-cell table:formula="of:=MAX([.A8:.BL8])" office:value-type="float" office:value="2.41945" calcext:value-type="float">
            <text:p>2.41945</text:p>
          </table:table-cell>
          <table:table-cell table:number-columns-repeated="7"/>
        </table:table-row>
        <table:table-row table:style-name="ro2">
          <table:table-cell office:value-type="float" office:value="1.8995" calcext:value-type="float">
            <text:p>1.8995</text:p>
          </table:table-cell>
          <table:table-cell table:number-columns-repeated="67"/>
          <table:table-cell table:formula="of:=MIN([.A9:.BL9])" office:value-type="float" office:value="1.8995" calcext:value-type="float">
            <text:p>1.8995</text:p>
          </table:table-cell>
          <table:table-cell table:formula="of:=MAX([.A9:.BL9])" office:value-type="float" office:value="1.8995" calcext:value-type="float">
            <text:p>1.8995</text:p>
          </table:table-cell>
          <table:table-cell table:number-columns-repeated="7"/>
        </table:table-row>
        <table:table-row table:style-name="ro2">
          <table:table-cell office:value-type="float" office:value="2.41223" calcext:value-type="float">
            <text:p>2.41223</text:p>
          </table:table-cell>
          <table:table-cell table:number-columns-repeated="67"/>
          <table:table-cell table:formula="of:=MIN([.A10:.BL10])" office:value-type="float" office:value="2.41223" calcext:value-type="float">
            <text:p>2.41223</text:p>
          </table:table-cell>
          <table:table-cell table:formula="of:=MAX([.A10:.BL10])" office:value-type="float" office:value="2.41223" calcext:value-type="float">
            <text:p>2.41223</text:p>
          </table:table-cell>
          <table:table-cell table:number-columns-repeated="7"/>
        </table:table-row>
        <table:table-row table:style-name="ro2">
          <table:table-cell office:value-type="float" office:value="2.39826" calcext:value-type="float">
            <text:p>2.39826</text:p>
          </table:table-cell>
          <table:table-cell table:number-columns-repeated="67"/>
          <table:table-cell table:formula="of:=MIN([.A11:.BL11])" office:value-type="float" office:value="2.39826" calcext:value-type="float">
            <text:p>2.39826</text:p>
          </table:table-cell>
          <table:table-cell table:formula="of:=MAX([.A11:.BL11])" office:value-type="float" office:value="2.39826" calcext:value-type="float">
            <text:p>2.39826</text:p>
          </table:table-cell>
          <table:table-cell table:number-columns-repeated="7"/>
        </table:table-row>
        <table:table-row table:style-name="ro2">
          <table:table-cell office:value-type="float" office:value="2.42098" calcext:value-type="float">
            <text:p>2.42098</text:p>
          </table:table-cell>
          <table:table-cell table:number-columns-repeated="67"/>
          <table:table-cell table:formula="of:=MIN([.A12:.BL12])" office:value-type="float" office:value="2.42098" calcext:value-type="float">
            <text:p>2.42098</text:p>
          </table:table-cell>
          <table:table-cell table:formula="of:=MAX([.A12:.BL12])" office:value-type="float" office:value="2.42098" calcext:value-type="float">
            <text:p>2.42098</text:p>
          </table:table-cell>
          <table:table-cell table:number-columns-repeated="7"/>
        </table:table-row>
        <table:table-row table:style-name="ro2">
          <table:table-cell office:value-type="float" office:value="2.42731" calcext:value-type="float">
            <text:p>2.42731</text:p>
          </table:table-cell>
          <table:table-cell table:number-columns-repeated="67"/>
          <table:table-cell table:formula="of:=MIN([.A13:.BL13])" office:value-type="float" office:value="2.42731" calcext:value-type="float">
            <text:p>2.42731</text:p>
          </table:table-cell>
          <table:table-cell table:formula="of:=MAX([.A13:.BL13])" office:value-type="float" office:value="2.42731" calcext:value-type="float">
            <text:p>2.42731</text:p>
          </table:table-cell>
          <table:table-cell table:number-columns-repeated="7"/>
        </table:table-row>
        <table:table-row table:style-name="ro2">
          <table:table-cell office:value-type="float" office:value="2.40931" calcext:value-type="float">
            <text:p>2.40931</text:p>
          </table:table-cell>
          <table:table-cell table:number-columns-repeated="67"/>
          <table:table-cell table:formula="of:=MIN([.A14:.BL14])" office:value-type="float" office:value="2.40931" calcext:value-type="float">
            <text:p>2.40931</text:p>
          </table:table-cell>
          <table:table-cell table:formula="of:=MAX([.A14:.BL14])" office:value-type="float" office:value="2.40931" calcext:value-type="float">
            <text:p>2.40931</text:p>
          </table:table-cell>
          <table:table-cell table:number-columns-repeated="7"/>
        </table:table-row>
        <table:table-row table:style-name="ro2">
          <table:table-cell office:value-type="float" office:value="2.41726" calcext:value-type="float">
            <text:p>2.41726</text:p>
          </table:table-cell>
          <table:table-cell table:number-columns-repeated="67"/>
          <table:table-cell table:formula="of:=MIN([.A15:.BL15])" office:value-type="float" office:value="2.41726" calcext:value-type="float">
            <text:p>2.41726</text:p>
          </table:table-cell>
          <table:table-cell table:formula="of:=MAX([.A15:.BL15])" office:value-type="float" office:value="2.41726" calcext:value-type="float">
            <text:p>2.41726</text:p>
          </table:table-cell>
          <table:table-cell table:number-columns-repeated="7"/>
        </table:table-row>
        <table:table-row table:style-name="ro2">
          <table:table-cell office:value-type="float" office:value="2.45142" calcext:value-type="float">
            <text:p>2.45142</text:p>
          </table:table-cell>
          <table:table-cell table:number-columns-repeated="67"/>
          <table:table-cell table:formula="of:=MIN([.A16:.BL16])" office:value-type="float" office:value="2.45142" calcext:value-type="float">
            <text:p>2.45142</text:p>
          </table:table-cell>
          <table:table-cell table:formula="of:=MAX([.A16:.BL16])" office:value-type="float" office:value="2.45142" calcext:value-type="float">
            <text:p>2.45142</text:p>
          </table:table-cell>
          <table:table-cell table:number-columns-repeated="7"/>
        </table:table-row>
        <table:table-row table:style-name="ro2">
          <table:table-cell office:value-type="float" office:value="2.41053" calcext:value-type="float">
            <text:p>2.41053</text:p>
          </table:table-cell>
          <table:table-cell table:number-columns-repeated="67"/>
          <table:table-cell table:formula="of:=MIN([.A17:.BL17])" office:value-type="float" office:value="2.41053" calcext:value-type="float">
            <text:p>2.41053</text:p>
          </table:table-cell>
          <table:table-cell table:formula="of:=MAX([.A17:.BL17])" office:value-type="float" office:value="2.41053" calcext:value-type="float">
            <text:p>2.41053</text:p>
          </table:table-cell>
          <table:table-cell table:number-columns-repeated="7"/>
        </table:table-row>
        <table:table-row table:style-name="ro2">
          <table:table-cell office:value-type="float" office:value="1.89693" calcext:value-type="float">
            <text:p>1.89693</text:p>
          </table:table-cell>
          <table:table-cell table:number-columns-repeated="67"/>
          <table:table-cell table:formula="of:=MIN([.A18:.BL18])" office:value-type="float" office:value="1.89693" calcext:value-type="float">
            <text:p>1.89693</text:p>
          </table:table-cell>
          <table:table-cell table:formula="of:=MAX([.A18:.BL18])" office:value-type="float" office:value="1.89693" calcext:value-type="float">
            <text:p>1.89693</text:p>
          </table:table-cell>
          <table:table-cell table:number-columns-repeated="7"/>
        </table:table-row>
        <table:table-row table:style-name="ro2">
          <table:table-cell office:value-type="float" office:value="2.45712" calcext:value-type="float">
            <text:p>2.45712</text:p>
          </table:table-cell>
          <table:table-cell table:number-columns-repeated="67"/>
          <table:table-cell table:formula="of:=MIN([.A19:.BL19])" office:value-type="float" office:value="2.45712" calcext:value-type="float">
            <text:p>2.45712</text:p>
          </table:table-cell>
          <table:table-cell table:formula="of:=MAX([.A19:.BL19])" office:value-type="float" office:value="2.45712" calcext:value-type="float">
            <text:p>2.45712</text:p>
          </table:table-cell>
          <table:table-cell table:number-columns-repeated="7"/>
        </table:table-row>
        <table:table-row table:style-name="ro2">
          <table:table-cell office:value-type="float" office:value="2.43862" calcext:value-type="float">
            <text:p>2.43862</text:p>
          </table:table-cell>
          <table:table-cell table:number-columns-repeated="67"/>
          <table:table-cell table:formula="of:=MIN([.A20:.BL20])" office:value-type="float" office:value="2.43862" calcext:value-type="float">
            <text:p>2.43862</text:p>
          </table:table-cell>
          <table:table-cell table:formula="of:=MAX([.A20:.BL20])" office:value-type="float" office:value="2.43862" calcext:value-type="float">
            <text:p>2.43862</text:p>
          </table:table-cell>
          <table:table-cell table:number-columns-repeated="7"/>
        </table:table-row>
        <table:table-row table:style-name="ro2">
          <table:table-cell office:value-type="float" office:value="2.42673" calcext:value-type="float">
            <text:p>2.42673</text:p>
          </table:table-cell>
          <table:table-cell table:number-columns-repeated="67"/>
          <table:table-cell table:formula="of:=MIN([.A21:.BL21])" office:value-type="float" office:value="2.42673" calcext:value-type="float">
            <text:p>2.42673</text:p>
          </table:table-cell>
          <table:table-cell table:formula="of:=MAX([.A21:.BL21])" office:value-type="float" office:value="2.42673" calcext:value-type="float">
            <text:p>2.42673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1.77334" calcext:value-type="float">
            <text:p>1.77334</text:p>
          </table:table-cell>
          <table:table-cell office:value-type="float" office:value="2.07111" calcext:value-type="float">
            <text:p>2.07111</text:p>
          </table:table-cell>
          <table:table-cell table:number-columns-repeated="66"/>
          <table:table-cell table:formula="of:=MIN([.A23:.BL23])" office:value-type="float" office:value="1.77334" calcext:value-type="float">
            <text:p>1.77334</text:p>
          </table:table-cell>
          <table:table-cell table:formula="of:=MAX([.A23:.BL23])" office:value-type="float" office:value="2.07111" calcext:value-type="float">
            <text:p>2.07111</text:p>
          </table:table-cell>
          <table:table-cell table:number-columns-repeated="7"/>
        </table:table-row>
        <table:table-row table:style-name="ro2">
          <table:table-cell office:value-type="float" office:value="1.90514" calcext:value-type="float">
            <text:p>1.90514</text:p>
          </table:table-cell>
          <table:table-cell office:value-type="float" office:value="2.42506" calcext:value-type="float">
            <text:p>2.42506</text:p>
          </table:table-cell>
          <table:table-cell table:number-columns-repeated="66"/>
          <table:table-cell table:formula="of:=MIN([.A24:.BL24])" office:value-type="float" office:value="1.90514" calcext:value-type="float">
            <text:p>1.90514</text:p>
          </table:table-cell>
          <table:table-cell table:formula="of:=MAX([.A24:.BL24])" office:value-type="float" office:value="2.42506" calcext:value-type="float">
            <text:p>2.42506</text:p>
          </table:table-cell>
          <table:table-cell table:number-columns-repeated="7"/>
        </table:table-row>
        <table:table-row table:style-name="ro2">
          <table:table-cell office:value-type="float" office:value="1.91109" calcext:value-type="float">
            <text:p>1.91109</text:p>
          </table:table-cell>
          <table:table-cell office:value-type="float" office:value="2.50858" calcext:value-type="float">
            <text:p>2.50858</text:p>
          </table:table-cell>
          <table:table-cell table:number-columns-repeated="66"/>
          <table:table-cell table:formula="of:=MIN([.A25:.BL25])" office:value-type="float" office:value="1.91109" calcext:value-type="float">
            <text:p>1.91109</text:p>
          </table:table-cell>
          <table:table-cell table:formula="of:=MAX([.A25:.BL25])" office:value-type="float" office:value="2.50858" calcext:value-type="float">
            <text:p>2.50858</text:p>
          </table:table-cell>
          <table:table-cell table:number-columns-repeated="7"/>
        </table:table-row>
        <table:table-row table:style-name="ro2">
          <table:table-cell office:value-type="float" office:value="2.39229" calcext:value-type="float">
            <text:p>2.39229</text:p>
          </table:table-cell>
          <table:table-cell office:value-type="float" office:value="2.42109" calcext:value-type="float">
            <text:p>2.42109</text:p>
          </table:table-cell>
          <table:table-cell table:number-columns-repeated="66"/>
          <table:table-cell table:formula="of:=MIN([.A26:.BL26])" office:value-type="float" office:value="2.39229" calcext:value-type="float">
            <text:p>2.39229</text:p>
          </table:table-cell>
          <table:table-cell table:formula="of:=MAX([.A26:.BL26])" office:value-type="float" office:value="2.42109" calcext:value-type="float">
            <text:p>2.42109</text:p>
          </table:table-cell>
          <table:table-cell table:number-columns-repeated="7"/>
        </table:table-row>
        <table:table-row table:style-name="ro2">
          <table:table-cell office:value-type="float" office:value="2.3885" calcext:value-type="float">
            <text:p>2.3885</text:p>
          </table:table-cell>
          <table:table-cell office:value-type="float" office:value="2.41572" calcext:value-type="float">
            <text:p>2.41572</text:p>
          </table:table-cell>
          <table:table-cell table:number-columns-repeated="66"/>
          <table:table-cell table:formula="of:=MIN([.A27:.BL27])" office:value-type="float" office:value="2.3885" calcext:value-type="float">
            <text:p>2.3885</text:p>
          </table:table-cell>
          <table:table-cell table:formula="of:=MAX([.A27:.BL27])" office:value-type="float" office:value="2.41572" calcext:value-type="float">
            <text:p>2.41572</text:p>
          </table:table-cell>
          <table:table-cell table:number-columns-repeated="7"/>
        </table:table-row>
        <table:table-row table:style-name="ro2">
          <table:table-cell office:value-type="float" office:value="2.42502" calcext:value-type="float">
            <text:p>2.42502</text:p>
          </table:table-cell>
          <table:table-cell office:value-type="float" office:value="3.00238" calcext:value-type="float">
            <text:p>3.00238</text:p>
          </table:table-cell>
          <table:table-cell table:number-columns-repeated="66"/>
          <table:table-cell table:formula="of:=MIN([.A28:.BL28])" office:value-type="float" office:value="2.42502" calcext:value-type="float">
            <text:p>2.42502</text:p>
          </table:table-cell>
          <table:table-cell table:formula="of:=MAX([.A28:.BL28])" office:value-type="float" office:value="3.00238" calcext:value-type="float">
            <text:p>3.00238</text:p>
          </table:table-cell>
          <table:table-cell table:number-columns-repeated="7"/>
        </table:table-row>
        <table:table-row table:style-name="ro2">
          <table:table-cell office:value-type="float" office:value="1.77951" calcext:value-type="float">
            <text:p>1.77951</text:p>
          </table:table-cell>
          <table:table-cell office:value-type="float" office:value="1.78434" calcext:value-type="float">
            <text:p>1.78434</text:p>
          </table:table-cell>
          <table:table-cell table:number-columns-repeated="66"/>
          <table:table-cell table:formula="of:=MIN([.A29:.BL29])" office:value-type="float" office:value="1.77951" calcext:value-type="float">
            <text:p>1.77951</text:p>
          </table:table-cell>
          <table:table-cell table:formula="of:=MAX([.A29:.BL29])" office:value-type="float" office:value="1.78434" calcext:value-type="float">
            <text:p>1.78434</text:p>
          </table:table-cell>
          <table:table-cell table:number-columns-repeated="7"/>
        </table:table-row>
        <table:table-row table:style-name="ro2">
          <table:table-cell office:value-type="float" office:value="2.37583" calcext:value-type="float">
            <text:p>2.37583</text:p>
          </table:table-cell>
          <table:table-cell office:value-type="float" office:value="2.40878" calcext:value-type="float">
            <text:p>2.40878</text:p>
          </table:table-cell>
          <table:table-cell table:number-columns-repeated="66"/>
          <table:table-cell table:formula="of:=MIN([.A30:.BL30])" office:value-type="float" office:value="2.37583" calcext:value-type="float">
            <text:p>2.37583</text:p>
          </table:table-cell>
          <table:table-cell table:formula="of:=MAX([.A30:.BL30])" office:value-type="float" office:value="2.40878" calcext:value-type="float">
            <text:p>2.40878</text:p>
          </table:table-cell>
          <table:table-cell table:number-columns-repeated="7"/>
        </table:table-row>
        <table:table-row table:style-name="ro2">
          <table:table-cell office:value-type="float" office:value="2.4112" calcext:value-type="float">
            <text:p>2.4112</text:p>
          </table:table-cell>
          <table:table-cell office:value-type="float" office:value="2.99325" calcext:value-type="float">
            <text:p>2.99325</text:p>
          </table:table-cell>
          <table:table-cell table:number-columns-repeated="66"/>
          <table:table-cell table:formula="of:=MIN([.A31:.BL31])" office:value-type="float" office:value="2.4112" calcext:value-type="float">
            <text:p>2.4112</text:p>
          </table:table-cell>
          <table:table-cell table:formula="of:=MAX([.A31:.BL31])" office:value-type="float" office:value="2.99325" calcext:value-type="float">
            <text:p>2.99325</text:p>
          </table:table-cell>
          <table:table-cell table:number-columns-repeated="7"/>
        </table:table-row>
        <table:table-row table:style-name="ro2">
          <table:table-cell office:value-type="float" office:value="1.89034" calcext:value-type="float">
            <text:p>1.89034</text:p>
          </table:table-cell>
          <table:table-cell office:value-type="float" office:value="2.47785" calcext:value-type="float">
            <text:p>2.47785</text:p>
          </table:table-cell>
          <table:table-cell table:number-columns-repeated="66"/>
          <table:table-cell table:formula="of:=MIN([.A32:.BL32])" office:value-type="float" office:value="1.89034" calcext:value-type="float">
            <text:p>1.89034</text:p>
          </table:table-cell>
          <table:table-cell table:formula="of:=MAX([.A32:.BL32])" office:value-type="float" office:value="2.47785" calcext:value-type="float">
            <text:p>2.47785</text:p>
          </table:table-cell>
          <table:table-cell table:number-columns-repeated="7"/>
        </table:table-row>
        <table:table-row table:style-name="ro2">
          <table:table-cell office:value-type="float" office:value="1.92615" calcext:value-type="float">
            <text:p>1.92615</text:p>
          </table:table-cell>
          <table:table-cell office:value-type="float" office:value="2.44899" calcext:value-type="float">
            <text:p>2.44899</text:p>
          </table:table-cell>
          <table:table-cell table:number-columns-repeated="66"/>
          <table:table-cell table:formula="of:=MIN([.A33:.BL33])" office:value-type="float" office:value="1.92615" calcext:value-type="float">
            <text:p>1.92615</text:p>
          </table:table-cell>
          <table:table-cell table:formula="of:=MAX([.A33:.BL33])" office:value-type="float" office:value="2.44899" calcext:value-type="float">
            <text:p>2.44899</text:p>
          </table:table-cell>
          <table:table-cell table:number-columns-repeated="7"/>
        </table:table-row>
        <table:table-row table:style-name="ro2">
          <table:table-cell office:value-type="float" office:value="1.9173" calcext:value-type="float">
            <text:p>1.9173</text:p>
          </table:table-cell>
          <table:table-cell office:value-type="float" office:value="2.51028" calcext:value-type="float">
            <text:p>2.51028</text:p>
          </table:table-cell>
          <table:table-cell table:number-columns-repeated="66"/>
          <table:table-cell table:formula="of:=MIN([.A34:.BL34])" office:value-type="float" office:value="1.9173" calcext:value-type="float">
            <text:p>1.9173</text:p>
          </table:table-cell>
          <table:table-cell table:formula="of:=MAX([.A34:.BL34])" office:value-type="float" office:value="2.51028" calcext:value-type="float">
            <text:p>2.51028</text:p>
          </table:table-cell>
          <table:table-cell table:number-columns-repeated="7"/>
        </table:table-row>
        <table:table-row table:style-name="ro2">
          <table:table-cell office:value-type="float" office:value="2.41519" calcext:value-type="float">
            <text:p>2.41519</text:p>
          </table:table-cell>
          <table:table-cell office:value-type="float" office:value="3.0006" calcext:value-type="float">
            <text:p>3.0006</text:p>
          </table:table-cell>
          <table:table-cell table:number-columns-repeated="66"/>
          <table:table-cell table:formula="of:=MIN([.A35:.BL35])" office:value-type="float" office:value="2.41519" calcext:value-type="float">
            <text:p>2.41519</text:p>
          </table:table-cell>
          <table:table-cell table:formula="of:=MAX([.A35:.BL35])" office:value-type="float" office:value="3.0006" calcext:value-type="float">
            <text:p>3.0006</text:p>
          </table:table-cell>
          <table:table-cell table:number-columns-repeated="7"/>
        </table:table-row>
        <table:table-row table:style-name="ro2">
          <table:table-cell office:value-type="float" office:value="1.7875" calcext:value-type="float">
            <text:p>1.7875</text:p>
          </table:table-cell>
          <table:table-cell office:value-type="float" office:value="1.8067" calcext:value-type="float">
            <text:p>1.8067</text:p>
          </table:table-cell>
          <table:table-cell table:number-columns-repeated="66"/>
          <table:table-cell table:formula="of:=MIN([.A36:.BL36])" office:value-type="float" office:value="1.7875" calcext:value-type="float">
            <text:p>1.7875</text:p>
          </table:table-cell>
          <table:table-cell table:formula="of:=MAX([.A36:.BL36])" office:value-type="float" office:value="1.8067" calcext:value-type="float">
            <text:p>1.8067</text:p>
          </table:table-cell>
          <table:table-cell table:number-columns-repeated="7"/>
        </table:table-row>
        <table:table-row table:style-name="ro2">
          <table:table-cell office:value-type="float" office:value="1.19756" calcext:value-type="float">
            <text:p>1.19756</text:p>
          </table:table-cell>
          <table:table-cell office:value-type="float" office:value="1.2099" calcext:value-type="float">
            <text:p>1.2099</text:p>
          </table:table-cell>
          <table:table-cell table:number-columns-repeated="66"/>
          <table:table-cell table:formula="of:=MIN([.A37:.BL37])" office:value-type="float" office:value="1.19756" calcext:value-type="float">
            <text:p>1.19756</text:p>
          </table:table-cell>
          <table:table-cell table:formula="of:=MAX([.A37:.BL37])" office:value-type="float" office:value="1.2099" calcext:value-type="float">
            <text:p>1.2099</text:p>
          </table:table-cell>
          <table:table-cell table:number-columns-repeated="7"/>
        </table:table-row>
        <table:table-row table:style-name="ro2">
          <table:table-cell office:value-type="float" office:value="2.4255" calcext:value-type="float">
            <text:p>2.4255</text:p>
          </table:table-cell>
          <table:table-cell office:value-type="float" office:value="3.01581" calcext:value-type="float">
            <text:p>3.01581</text:p>
          </table:table-cell>
          <table:table-cell table:number-columns-repeated="66"/>
          <table:table-cell table:formula="of:=MIN([.A38:.BL38])" office:value-type="float" office:value="2.4255" calcext:value-type="float">
            <text:p>2.4255</text:p>
          </table:table-cell>
          <table:table-cell table:formula="of:=MAX([.A38:.BL38])" office:value-type="float" office:value="3.01581" calcext:value-type="float">
            <text:p>3.01581</text:p>
          </table:table-cell>
          <table:table-cell table:number-columns-repeated="7"/>
        </table:table-row>
        <table:table-row table:style-name="ro2">
          <table:table-cell office:value-type="float" office:value="2.40242" calcext:value-type="float">
            <text:p>2.40242</text:p>
          </table:table-cell>
          <table:table-cell office:value-type="float" office:value="2.41209" calcext:value-type="float">
            <text:p>2.41209</text:p>
          </table:table-cell>
          <table:table-cell table:number-columns-repeated="66"/>
          <table:table-cell table:formula="of:=MIN([.A39:.BL39])" office:value-type="float" office:value="2.40242" calcext:value-type="float">
            <text:p>2.40242</text:p>
          </table:table-cell>
          <table:table-cell table:formula="of:=MAX([.A39:.BL39])" office:value-type="float" office:value="2.41209" calcext:value-type="float">
            <text:p>2.41209</text:p>
          </table:table-cell>
          <table:table-cell table:number-columns-repeated="7"/>
        </table:table-row>
        <table:table-row table:style-name="ro2">
          <table:table-cell office:value-type="float" office:value="2.38571" calcext:value-type="float">
            <text:p>2.38571</text:p>
          </table:table-cell>
          <table:table-cell office:value-type="float" office:value="2.41688" calcext:value-type="float">
            <text:p>2.41688</text:p>
          </table:table-cell>
          <table:table-cell table:number-columns-repeated="66"/>
          <table:table-cell table:formula="of:=MIN([.A40:.BL40])" office:value-type="float" office:value="2.38571" calcext:value-type="float">
            <text:p>2.38571</text:p>
          </table:table-cell>
          <table:table-cell table:formula="of:=MAX([.A40:.BL40])" office:value-type="float" office:value="2.41688" calcext:value-type="float">
            <text:p>2.41688</text:p>
          </table:table-cell>
          <table:table-cell table:number-columns-repeated="7"/>
        </table:table-row>
        <table:table-row table:style-name="ro2">
          <table:table-cell office:value-type="float" office:value="2.41787" calcext:value-type="float">
            <text:p>2.41787</text:p>
          </table:table-cell>
          <table:table-cell office:value-type="float" office:value="2.96527" calcext:value-type="float">
            <text:p>2.96527</text:p>
          </table:table-cell>
          <table:table-cell table:number-columns-repeated="66"/>
          <table:table-cell table:formula="of:=MIN([.A41:.BL41])" office:value-type="float" office:value="2.41787" calcext:value-type="float">
            <text:p>2.41787</text:p>
          </table:table-cell>
          <table:table-cell table:formula="of:=MAX([.A41:.BL41])" office:value-type="float" office:value="2.96527" calcext:value-type="float">
            <text:p>2.96527</text:p>
          </table:table-cell>
          <table:table-cell table:number-columns-repeated="7"/>
        </table:table-row>
        <table:table-row table:style-name="ro2">
          <table:table-cell office:value-type="float" office:value="2.36283" calcext:value-type="float">
            <text:p>2.36283</text:p>
          </table:table-cell>
          <table:table-cell office:value-type="float" office:value="2.97066" calcext:value-type="float">
            <text:p>2.97066</text:p>
          </table:table-cell>
          <table:table-cell table:number-columns-repeated="66"/>
          <table:table-cell table:formula="of:=MIN([.A42:.BL42])" office:value-type="float" office:value="2.36283" calcext:value-type="float">
            <text:p>2.36283</text:p>
          </table:table-cell>
          <table:table-cell table:formula="of:=MAX([.A42:.BL42])" office:value-type="float" office:value="2.97066" calcext:value-type="float">
            <text:p>2.9706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float" office:value="1.76282" calcext:value-type="float">
            <text:p>1.76282</text:p>
          </table:table-cell>
          <table:table-cell office:value-type="float" office:value="1.77996" calcext:value-type="float">
            <text:p>1.77996</text:p>
          </table:table-cell>
          <table:table-cell office:value-type="float" office:value="1.83592" calcext:value-type="float">
            <text:p>1.83592</text:p>
          </table:table-cell>
          <table:table-cell office:value-type="float" office:value="0.628011" calcext:value-type="float">
            <text:p>0.628011</text:p>
          </table:table-cell>
          <table:table-cell table:number-columns-repeated="64"/>
          <table:table-cell table:formula="of:=MIN([.A44:.BL44])" office:value-type="float" office:value="0.628011" calcext:value-type="float">
            <text:p>0.628011</text:p>
          </table:table-cell>
          <table:table-cell table:formula="of:=MAX([.A44:.BL44])" office:value-type="float" office:value="1.83592" calcext:value-type="float">
            <text:p>1.83592</text:p>
          </table:table-cell>
          <table:table-cell table:number-columns-repeated="7"/>
        </table:table-row>
        <table:table-row table:style-name="ro2">
          <table:table-cell office:value-type="float" office:value="1.76296" calcext:value-type="float">
            <text:p>1.76296</text:p>
          </table:table-cell>
          <table:table-cell office:value-type="float" office:value="1.76958" calcext:value-type="float">
            <text:p>1.76958</text:p>
          </table:table-cell>
          <table:table-cell office:value-type="float" office:value="1.79196" calcext:value-type="float">
            <text:p>1.79196</text:p>
          </table:table-cell>
          <table:table-cell office:value-type="float" office:value="0.626339" calcext:value-type="float">
            <text:p>0.626339</text:p>
          </table:table-cell>
          <table:table-cell table:number-columns-repeated="64"/>
          <table:table-cell table:formula="of:=MIN([.A45:.BL45])" office:value-type="float" office:value="0.626339" calcext:value-type="float">
            <text:p>0.626339</text:p>
          </table:table-cell>
          <table:table-cell table:formula="of:=MAX([.A45:.BL45])" office:value-type="float" office:value="1.79196" calcext:value-type="float">
            <text:p>1.79196</text:p>
          </table:table-cell>
          <table:table-cell table:number-columns-repeated="7"/>
        </table:table-row>
        <table:table-row table:style-name="ro2">
          <table:table-cell office:value-type="float" office:value="1.78749" calcext:value-type="float">
            <text:p>1.78749</text:p>
          </table:table-cell>
          <table:table-cell office:value-type="float" office:value="1.87465" calcext:value-type="float">
            <text:p>1.87465</text:p>
          </table:table-cell>
          <table:table-cell office:value-type="float" office:value="1.97299" calcext:value-type="float">
            <text:p>1.97299</text:p>
          </table:table-cell>
          <table:table-cell office:value-type="float" office:value="0.694427" calcext:value-type="float">
            <text:p>0.694427</text:p>
          </table:table-cell>
          <table:table-cell table:number-columns-repeated="64"/>
          <table:table-cell table:formula="of:=MIN([.A46:.BL46])" office:value-type="float" office:value="0.694427" calcext:value-type="float">
            <text:p>0.694427</text:p>
          </table:table-cell>
          <table:table-cell table:formula="of:=MAX([.A46:.BL46])" office:value-type="float" office:value="1.97299" calcext:value-type="float">
            <text:p>1.97299</text:p>
          </table:table-cell>
          <table:table-cell table:number-columns-repeated="7"/>
        </table:table-row>
        <table:table-row table:style-name="ro2">
          <table:table-cell office:value-type="float" office:value="1.2643" calcext:value-type="float">
            <text:p>1.2643</text:p>
          </table:table-cell>
          <table:table-cell office:value-type="float" office:value="1.32049" calcext:value-type="float">
            <text:p>1.32049</text:p>
          </table:table-cell>
          <table:table-cell office:value-type="float" office:value="1.33072" calcext:value-type="float">
            <text:p>1.33072</text:p>
          </table:table-cell>
          <table:table-cell office:value-type="float" office:value="0.505061" calcext:value-type="float">
            <text:p>0.505061</text:p>
          </table:table-cell>
          <table:table-cell table:number-columns-repeated="64"/>
          <table:table-cell table:formula="of:=MIN([.A47:.BL47])" office:value-type="float" office:value="0.505061" calcext:value-type="float">
            <text:p>0.505061</text:p>
          </table:table-cell>
          <table:table-cell table:formula="of:=MAX([.A47:.BL47])" office:value-type="float" office:value="1.33072" calcext:value-type="float">
            <text:p>1.33072</text:p>
          </table:table-cell>
          <table:table-cell table:number-columns-repeated="7"/>
        </table:table-row>
        <table:table-row table:style-name="ro2">
          <table:table-cell office:value-type="float" office:value="2.24089" calcext:value-type="float">
            <text:p>2.24089</text:p>
          </table:table-cell>
          <table:table-cell office:value-type="float" office:value="2.30386" calcext:value-type="float">
            <text:p>2.30386</text:p>
          </table:table-cell>
          <table:table-cell office:value-type="float" office:value="2.3071" calcext:value-type="float">
            <text:p>2.3071</text:p>
          </table:table-cell>
          <table:table-cell office:value-type="float" office:value="2.3297" calcext:value-type="float">
            <text:p>2.3297</text:p>
          </table:table-cell>
          <table:table-cell table:number-columns-repeated="64"/>
          <table:table-cell table:formula="of:=MIN([.A48:.BL48])" office:value-type="float" office:value="2.24089" calcext:value-type="float">
            <text:p>2.24089</text:p>
          </table:table-cell>
          <table:table-cell table:formula="of:=MAX([.A48:.BL48])" office:value-type="float" office:value="2.3297" calcext:value-type="float">
            <text:p>2.3297</text:p>
          </table:table-cell>
          <table:table-cell table:number-columns-repeated="7"/>
        </table:table-row>
        <table:table-row table:style-name="ro2">
          <table:table-cell office:value-type="float" office:value="1.41725" calcext:value-type="float">
            <text:p>1.41725</text:p>
          </table:table-cell>
          <table:table-cell office:value-type="float" office:value="2.1055" calcext:value-type="float">
            <text:p>2.1055</text:p>
          </table:table-cell>
          <table:table-cell office:value-type="float" office:value="1.76403" calcext:value-type="float">
            <text:p>1.76403</text:p>
          </table:table-cell>
          <table:table-cell office:value-type="float" office:value="1.43158" calcext:value-type="float">
            <text:p>1.43158</text:p>
          </table:table-cell>
          <table:table-cell table:number-columns-repeated="64"/>
          <table:table-cell table:formula="of:=MIN([.A49:.BL49])" office:value-type="float" office:value="1.41725" calcext:value-type="float">
            <text:p>1.41725</text:p>
          </table:table-cell>
          <table:table-cell table:formula="of:=MAX([.A49:.BL49])" office:value-type="float" office:value="2.1055" calcext:value-type="float">
            <text:p>2.1055</text:p>
          </table:table-cell>
          <table:table-cell table:number-columns-repeated="7"/>
        </table:table-row>
        <table:table-row table:style-name="ro2">
          <table:table-cell office:value-type="float" office:value="1.76289" calcext:value-type="float">
            <text:p>1.76289</text:p>
          </table:table-cell>
          <table:table-cell office:value-type="float" office:value="1.76354" calcext:value-type="float">
            <text:p>1.76354</text:p>
          </table:table-cell>
          <table:table-cell office:value-type="float" office:value="1.82239" calcext:value-type="float">
            <text:p>1.82239</text:p>
          </table:table-cell>
          <table:table-cell office:value-type="float" office:value="0.603291" calcext:value-type="float">
            <text:p>0.603291</text:p>
          </table:table-cell>
          <table:table-cell table:number-columns-repeated="64"/>
          <table:table-cell table:formula="of:=MIN([.A50:.BL50])" office:value-type="float" office:value="0.603291" calcext:value-type="float">
            <text:p>0.603291</text:p>
          </table:table-cell>
          <table:table-cell table:formula="of:=MAX([.A50:.BL50])" office:value-type="float" office:value="1.82239" calcext:value-type="float">
            <text:p>1.82239</text:p>
          </table:table-cell>
          <table:table-cell table:number-columns-repeated="7"/>
        </table:table-row>
        <table:table-row table:style-name="ro2">
          <table:table-cell office:value-type="float" office:value="1.19773" calcext:value-type="float">
            <text:p>1.19773</text:p>
          </table:table-cell>
          <table:table-cell office:value-type="float" office:value="1.48752" calcext:value-type="float">
            <text:p>1.48752</text:p>
          </table:table-cell>
          <table:table-cell office:value-type="float" office:value="1.20341" calcext:value-type="float">
            <text:p>1.20341</text:p>
          </table:table-cell>
          <table:table-cell office:value-type="float" office:value="1.20381" calcext:value-type="float">
            <text:p>1.20381</text:p>
          </table:table-cell>
          <table:table-cell table:number-columns-repeated="64"/>
          <table:table-cell table:formula="of:=MIN([.A51:.BL51])" office:value-type="float" office:value="1.19773" calcext:value-type="float">
            <text:p>1.19773</text:p>
          </table:table-cell>
          <table:table-cell table:formula="of:=MAX([.A51:.BL51])" office:value-type="float" office:value="1.48752" calcext:value-type="float">
            <text:p>1.48752</text:p>
          </table:table-cell>
          <table:table-cell table:number-columns-repeated="7"/>
        </table:table-row>
        <table:table-row table:style-name="ro2">
          <table:table-cell office:value-type="float" office:value="0.90062" calcext:value-type="float">
            <text:p>0.90062</text:p>
          </table:table-cell>
          <table:table-cell office:value-type="float" office:value="1.30447" calcext:value-type="float">
            <text:p>1.30447</text:p>
          </table:table-cell>
          <table:table-cell office:value-type="float" office:value="0.919296" calcext:value-type="float">
            <text:p>0.919296</text:p>
          </table:table-cell>
          <table:table-cell office:value-type="float" office:value="1.37457" calcext:value-type="float">
            <text:p>1.37457</text:p>
          </table:table-cell>
          <table:table-cell table:number-columns-repeated="64"/>
          <table:table-cell table:formula="of:=MIN([.A52:.BL52])" office:value-type="float" office:value="0.90062" calcext:value-type="float">
            <text:p>0.90062</text:p>
          </table:table-cell>
          <table:table-cell table:formula="of:=MAX([.A52:.BL52])" office:value-type="float" office:value="1.37457" calcext:value-type="float">
            <text:p>1.37457</text:p>
          </table:table-cell>
          <table:table-cell table:number-columns-repeated="7"/>
        </table:table-row>
        <table:table-row table:style-name="ro2">
          <table:table-cell office:value-type="float" office:value="0.938168" calcext:value-type="float">
            <text:p>0.938168</text:p>
          </table:table-cell>
          <table:table-cell office:value-type="float" office:value="1.54004" calcext:value-type="float">
            <text:p>1.54004</text:p>
          </table:table-cell>
          <table:table-cell office:value-type="float" office:value="0.967637" calcext:value-type="float">
            <text:p>0.967637</text:p>
          </table:table-cell>
          <table:table-cell office:value-type="float" office:value="0.587022" calcext:value-type="float">
            <text:p>0.587022</text:p>
          </table:table-cell>
          <table:table-cell table:number-columns-repeated="64"/>
          <table:table-cell table:formula="of:=MIN([.A53:.BL53])" office:value-type="float" office:value="0.587022" calcext:value-type="float">
            <text:p>0.587022</text:p>
          </table:table-cell>
          <table:table-cell table:formula="of:=MAX([.A53:.BL53])" office:value-type="float" office:value="1.54004" calcext:value-type="float">
            <text:p>1.54004</text:p>
          </table:table-cell>
          <table:table-cell table:number-columns-repeated="7"/>
        </table:table-row>
        <table:table-row table:style-name="ro2">
          <table:table-cell office:value-type="float" office:value="1.75573" calcext:value-type="float">
            <text:p>1.75573</text:p>
          </table:table-cell>
          <table:table-cell office:value-type="float" office:value="1.80153" calcext:value-type="float">
            <text:p>1.80153</text:p>
          </table:table-cell>
          <table:table-cell office:value-type="float" office:value="1.82533" calcext:value-type="float">
            <text:p>1.82533</text:p>
          </table:table-cell>
          <table:table-cell office:value-type="float" office:value="0.636053" calcext:value-type="float">
            <text:p>0.636053</text:p>
          </table:table-cell>
          <table:table-cell table:number-columns-repeated="64"/>
          <table:table-cell table:formula="of:=MIN([.A54:.BL54])" office:value-type="float" office:value="0.636053" calcext:value-type="float">
            <text:p>0.636053</text:p>
          </table:table-cell>
          <table:table-cell table:formula="of:=MAX([.A54:.BL54])" office:value-type="float" office:value="1.82533" calcext:value-type="float">
            <text:p>1.82533</text:p>
          </table:table-cell>
          <table:table-cell table:number-columns-repeated="7"/>
        </table:table-row>
        <table:table-row table:style-name="ro2">
          <table:table-cell office:value-type="float" office:value="0.940773" calcext:value-type="float">
            <text:p>0.940773</text:p>
          </table:table-cell>
          <table:table-cell office:value-type="float" office:value="0.943101" calcext:value-type="float">
            <text:p>0.943101</text:p>
          </table:table-cell>
          <table:table-cell office:value-type="float" office:value="1.97467" calcext:value-type="float">
            <text:p>1.97467</text:p>
          </table:table-cell>
          <table:table-cell office:value-type="float" office:value="0.531693" calcext:value-type="float">
            <text:p>0.531693</text:p>
          </table:table-cell>
          <table:table-cell table:number-columns-repeated="64"/>
          <table:table-cell table:formula="of:=MIN([.A55:.BL55])" office:value-type="float" office:value="0.531693" calcext:value-type="float">
            <text:p>0.531693</text:p>
          </table:table-cell>
          <table:table-cell table:formula="of:=MAX([.A55:.BL55])" office:value-type="float" office:value="1.97467" calcext:value-type="float">
            <text:p>1.97467</text:p>
          </table:table-cell>
          <table:table-cell table:number-columns-repeated="7"/>
        </table:table-row>
        <table:table-row table:style-name="ro2">
          <table:table-cell office:value-type="float" office:value="1.22928" calcext:value-type="float">
            <text:p>1.22928</text:p>
          </table:table-cell>
          <table:table-cell office:value-type="float" office:value="2.38851" calcext:value-type="float">
            <text:p>2.38851</text:p>
          </table:table-cell>
          <table:table-cell office:value-type="float" office:value="1.17966" calcext:value-type="float">
            <text:p>1.17966</text:p>
          </table:table-cell>
          <table:table-cell office:value-type="float" office:value="0.609712" calcext:value-type="float">
            <text:p>0.609712</text:p>
          </table:table-cell>
          <table:table-cell table:number-columns-repeated="64"/>
          <table:table-cell table:formula="of:=MIN([.A56:.BL56])" office:value-type="float" office:value="0.609712" calcext:value-type="float">
            <text:p>0.609712</text:p>
          </table:table-cell>
          <table:table-cell table:formula="of:=MAX([.A56:.BL56])" office:value-type="float" office:value="2.38851" calcext:value-type="float">
            <text:p>2.38851</text:p>
          </table:table-cell>
          <table:table-cell table:number-columns-repeated="7"/>
        </table:table-row>
        <table:table-row table:style-name="ro2">
          <table:table-cell office:value-type="float" office:value="1.76227" calcext:value-type="float">
            <text:p>1.76227</text:p>
          </table:table-cell>
          <table:table-cell office:value-type="float" office:value="1.79317" calcext:value-type="float">
            <text:p>1.79317</text:p>
          </table:table-cell>
          <table:table-cell office:value-type="float" office:value="1.81139" calcext:value-type="float">
            <text:p>1.81139</text:p>
          </table:table-cell>
          <table:table-cell office:value-type="float" office:value="0.616055" calcext:value-type="float">
            <text:p>0.616055</text:p>
          </table:table-cell>
          <table:table-cell table:number-columns-repeated="64"/>
          <table:table-cell table:formula="of:=MIN([.A57:.BL57])" office:value-type="float" office:value="0.616055" calcext:value-type="float">
            <text:p>0.616055</text:p>
          </table:table-cell>
          <table:table-cell table:formula="of:=MAX([.A57:.BL57])" office:value-type="float" office:value="1.81139" calcext:value-type="float">
            <text:p>1.81139</text:p>
          </table:table-cell>
          <table:table-cell table:number-columns-repeated="7"/>
        </table:table-row>
        <table:table-row table:style-name="ro2">
          <table:table-cell office:value-type="float" office:value="1.8135" calcext:value-type="float">
            <text:p>1.8135</text:p>
          </table:table-cell>
          <table:table-cell office:value-type="float" office:value="1.85347" calcext:value-type="float">
            <text:p>1.85347</text:p>
          </table:table-cell>
          <table:table-cell office:value-type="float" office:value="1.96509" calcext:value-type="float">
            <text:p>1.96509</text:p>
          </table:table-cell>
          <table:table-cell office:value-type="float" office:value="0.671214" calcext:value-type="float">
            <text:p>0.671214</text:p>
          </table:table-cell>
          <table:table-cell table:number-columns-repeated="64"/>
          <table:table-cell table:formula="of:=MIN([.A58:.BL58])" office:value-type="float" office:value="0.671214" calcext:value-type="float">
            <text:p>0.671214</text:p>
          </table:table-cell>
          <table:table-cell table:formula="of:=MAX([.A58:.BL58])" office:value-type="float" office:value="1.96509" calcext:value-type="float">
            <text:p>1.96509</text:p>
          </table:table-cell>
          <table:table-cell table:number-columns-repeated="7"/>
        </table:table-row>
        <table:table-row table:style-name="ro2">
          <table:table-cell office:value-type="float" office:value="0.89415" calcext:value-type="float">
            <text:p>0.89415</text:p>
          </table:table-cell>
          <table:table-cell office:value-type="float" office:value="0.889944" calcext:value-type="float">
            <text:p>0.889944</text:p>
          </table:table-cell>
          <table:table-cell office:value-type="float" office:value="1.78476" calcext:value-type="float">
            <text:p>1.78476</text:p>
          </table:table-cell>
          <table:table-cell office:value-type="float" office:value="0.89209" calcext:value-type="float">
            <text:p>0.89209</text:p>
          </table:table-cell>
          <table:table-cell table:number-columns-repeated="64"/>
          <table:table-cell table:formula="of:=MIN([.A59:.BL59])" office:value-type="float" office:value="0.889944" calcext:value-type="float">
            <text:p>0.889944</text:p>
          </table:table-cell>
          <table:table-cell table:formula="of:=MAX([.A59:.BL59])" office:value-type="float" office:value="1.78476" calcext:value-type="float">
            <text:p>1.78476</text:p>
          </table:table-cell>
          <table:table-cell table:number-columns-repeated="7"/>
        </table:table-row>
        <table:table-row table:style-name="ro2">
          <table:table-cell office:value-type="float" office:value="1.80067" calcext:value-type="float">
            <text:p>1.80067</text:p>
          </table:table-cell>
          <table:table-cell office:value-type="float" office:value="1.79248" calcext:value-type="float">
            <text:p>1.79248</text:p>
          </table:table-cell>
          <table:table-cell office:value-type="float" office:value="1.96075" calcext:value-type="float">
            <text:p>1.96075</text:p>
          </table:table-cell>
          <table:table-cell office:value-type="float" office:value="0.670632" calcext:value-type="float">
            <text:p>0.670632</text:p>
          </table:table-cell>
          <table:table-cell table:number-columns-repeated="64"/>
          <table:table-cell table:formula="of:=MIN([.A60:.BL60])" office:value-type="float" office:value="0.670632" calcext:value-type="float">
            <text:p>0.670632</text:p>
          </table:table-cell>
          <table:table-cell table:formula="of:=MAX([.A60:.BL60])" office:value-type="float" office:value="1.96075" calcext:value-type="float">
            <text:p>1.96075</text:p>
          </table:table-cell>
          <table:table-cell table:number-columns-repeated="7"/>
        </table:table-row>
        <table:table-row table:style-name="ro2">
          <table:table-cell office:value-type="float" office:value="0.946794" calcext:value-type="float">
            <text:p>0.946794</text:p>
          </table:table-cell>
          <table:table-cell office:value-type="float" office:value="1.67954" calcext:value-type="float">
            <text:p>1.67954</text:p>
          </table:table-cell>
          <table:table-cell office:value-type="float" office:value="1.33715" calcext:value-type="float">
            <text:p>1.33715</text:p>
          </table:table-cell>
          <table:table-cell office:value-type="float" office:value="1.53788" calcext:value-type="float">
            <text:p>1.53788</text:p>
          </table:table-cell>
          <table:table-cell table:number-columns-repeated="64"/>
          <table:table-cell table:formula="of:=MIN([.A61:.BL61])" office:value-type="float" office:value="0.946794" calcext:value-type="float">
            <text:p>0.946794</text:p>
          </table:table-cell>
          <table:table-cell table:formula="of:=MAX([.A61:.BL61])" office:value-type="float" office:value="1.67954" calcext:value-type="float">
            <text:p>1.67954</text:p>
          </table:table-cell>
          <table:table-cell table:number-columns-repeated="7"/>
        </table:table-row>
        <table:table-row table:style-name="ro2">
          <table:table-cell office:value-type="float" office:value="1.64638" calcext:value-type="float">
            <text:p>1.64638</text:p>
          </table:table-cell>
          <table:table-cell office:value-type="float" office:value="1.65053" calcext:value-type="float">
            <text:p>1.65053</text:p>
          </table:table-cell>
          <table:table-cell office:value-type="float" office:value="1.66606" calcext:value-type="float">
            <text:p>1.66606</text:p>
          </table:table-cell>
          <table:table-cell office:value-type="float" office:value="1.668" calcext:value-type="float">
            <text:p>1.668</text:p>
          </table:table-cell>
          <table:table-cell table:number-columns-repeated="64"/>
          <table:table-cell table:formula="of:=MIN([.A62:.BL62])" office:value-type="float" office:value="1.64638" calcext:value-type="float">
            <text:p>1.64638</text:p>
          </table:table-cell>
          <table:table-cell table:formula="of:=MAX([.A62:.BL62])" office:value-type="float" office:value="1.668" calcext:value-type="float">
            <text:p>1.668</text:p>
          </table:table-cell>
          <table:table-cell table:number-columns-repeated="7"/>
        </table:table-row>
        <table:table-row table:style-name="ro2">
          <table:table-cell office:value-type="float" office:value="1.19275" calcext:value-type="float">
            <text:p>1.19275</text:p>
          </table:table-cell>
          <table:table-cell office:value-type="float" office:value="2.1383" calcext:value-type="float">
            <text:p>2.1383</text:p>
          </table:table-cell>
          <table:table-cell office:value-type="float" office:value="1.55978" calcext:value-type="float">
            <text:p>1.55978</text:p>
          </table:table-cell>
          <table:table-cell office:value-type="float" office:value="1.68468" calcext:value-type="float">
            <text:p>1.68468</text:p>
          </table:table-cell>
          <table:table-cell table:number-columns-repeated="64"/>
          <table:table-cell table:formula="of:=MIN([.A63:.BL63])" office:value-type="float" office:value="1.19275" calcext:value-type="float">
            <text:p>1.19275</text:p>
          </table:table-cell>
          <table:table-cell table:formula="of:=MAX([.A63:.BL63])" office:value-type="float" office:value="2.1383" calcext:value-type="float">
            <text:p>2.138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1.12273" calcext:value-type="float">
            <text:p>1.12273</text:p>
          </table:table-cell>
          <table:table-cell office:value-type="float" office:value="1.25234" calcext:value-type="float">
            <text:p>1.25234</text:p>
          </table:table-cell>
          <table:table-cell office:value-type="float" office:value="1.29163" calcext:value-type="float">
            <text:p>1.29163</text:p>
          </table:table-cell>
          <table:table-cell office:value-type="float" office:value="1.31531" calcext:value-type="float">
            <text:p>1.31531</text:p>
          </table:table-cell>
          <table:table-cell office:value-type="float" office:value="0.956864" calcext:value-type="float">
            <text:p>0.956864</text:p>
          </table:table-cell>
          <table:table-cell office:value-type="float" office:value="0.994376" calcext:value-type="float">
            <text:p>0.994376</text:p>
          </table:table-cell>
          <table:table-cell office:value-type="float" office:value="1.03506" calcext:value-type="float">
            <text:p>1.03506</text:p>
          </table:table-cell>
          <table:table-cell office:value-type="float" office:value="1.18056" calcext:value-type="float">
            <text:p>1.18056</text:p>
          </table:table-cell>
          <table:table-cell table:number-columns-repeated="60"/>
          <table:table-cell table:formula="of:=MIN([.A65:.BL65])" office:value-type="float" office:value="0.956864" calcext:value-type="float">
            <text:p>0.956864</text:p>
          </table:table-cell>
          <table:table-cell table:formula="of:=MAX([.A65:.BL65])" office:value-type="float" office:value="1.31531" calcext:value-type="float">
            <text:p>1.31531</text:p>
          </table:table-cell>
          <table:table-cell table:number-columns-repeated="7"/>
        </table:table-row>
        <table:table-row table:style-name="ro2">
          <table:table-cell office:value-type="float" office:value="1.09164" calcext:value-type="float">
            <text:p>1.09164</text:p>
          </table:table-cell>
          <table:table-cell office:value-type="float" office:value="1.24953" calcext:value-type="float">
            <text:p>1.24953</text:p>
          </table:table-cell>
          <table:table-cell office:value-type="float" office:value="1.29403" calcext:value-type="float">
            <text:p>1.29403</text:p>
          </table:table-cell>
          <table:table-cell office:value-type="float" office:value="1.29306" calcext:value-type="float">
            <text:p>1.29306</text:p>
          </table:table-cell>
          <table:table-cell office:value-type="float" office:value="0.941633" calcext:value-type="float">
            <text:p>0.941633</text:p>
          </table:table-cell>
          <table:table-cell office:value-type="float" office:value="0.843544" calcext:value-type="float">
            <text:p>0.843544</text:p>
          </table:table-cell>
          <table:table-cell office:value-type="float" office:value="1.06985" calcext:value-type="float">
            <text:p>1.06985</text:p>
          </table:table-cell>
          <table:table-cell office:value-type="float" office:value="0.3235" calcext:value-type="float">
            <text:p>0.3235</text:p>
          </table:table-cell>
          <table:table-cell table:number-columns-repeated="60"/>
          <table:table-cell table:formula="of:=MIN([.A66:.BL66])" office:value-type="float" office:value="0.3235" calcext:value-type="float">
            <text:p>0.3235</text:p>
          </table:table-cell>
          <table:table-cell table:formula="of:=MAX([.A66:.BL66])" office:value-type="float" office:value="1.29403" calcext:value-type="float">
            <text:p>1.29403</text:p>
          </table:table-cell>
          <table:table-cell table:number-columns-repeated="7"/>
        </table:table-row>
        <table:table-row table:style-name="ro2">
          <table:table-cell office:value-type="float" office:value="0.889468" calcext:value-type="float">
            <text:p>0.889468</text:p>
          </table:table-cell>
          <table:table-cell office:value-type="float" office:value="0.967296" calcext:value-type="float">
            <text:p>0.967296</text:p>
          </table:table-cell>
          <table:table-cell office:value-type="float" office:value="1.0538" calcext:value-type="float">
            <text:p>1.0538</text:p>
          </table:table-cell>
          <table:table-cell office:value-type="float" office:value="0.905285" calcext:value-type="float">
            <text:p>0.905285</text:p>
          </table:table-cell>
          <table:table-cell office:value-type="float" office:value="0.941265" calcext:value-type="float">
            <text:p>0.941265</text:p>
          </table:table-cell>
          <table:table-cell office:value-type="float" office:value="0.595566" calcext:value-type="float">
            <text:p>0.595566</text:p>
          </table:table-cell>
          <table:table-cell office:value-type="float" office:value="1.46776" calcext:value-type="float">
            <text:p>1.46776</text:p>
          </table:table-cell>
          <table:table-cell office:value-type="float" office:value="0.820382" calcext:value-type="float">
            <text:p>0.820382</text:p>
          </table:table-cell>
          <table:table-cell table:number-columns-repeated="60"/>
          <table:table-cell table:formula="of:=MIN([.A67:.BL67])" office:value-type="float" office:value="0.595566" calcext:value-type="float">
            <text:p>0.595566</text:p>
          </table:table-cell>
          <table:table-cell table:formula="of:=MAX([.A67:.BL67])" office:value-type="float" office:value="1.46776" calcext:value-type="float">
            <text:p>1.46776</text:p>
          </table:table-cell>
          <table:table-cell table:number-columns-repeated="7"/>
        </table:table-row>
        <table:table-row table:style-name="ro2">
          <table:table-cell office:value-type="float" office:value="0.664564" calcext:value-type="float">
            <text:p>0.664564</text:p>
          </table:table-cell>
          <table:table-cell office:value-type="float" office:value="0.983671" calcext:value-type="float">
            <text:p>0.983671</text:p>
          </table:table-cell>
          <table:table-cell office:value-type="float" office:value="1.0008" calcext:value-type="float">
            <text:p>1.0008</text:p>
          </table:table-cell>
          <table:table-cell office:value-type="float" office:value="0.621092" calcext:value-type="float">
            <text:p>0.621092</text:p>
          </table:table-cell>
          <table:table-cell office:value-type="float" office:value="0.724064" calcext:value-type="float">
            <text:p>0.724064</text:p>
          </table:table-cell>
          <table:table-cell office:value-type="float" office:value="0.725908" calcext:value-type="float">
            <text:p>0.725908</text:p>
          </table:table-cell>
          <table:table-cell office:value-type="float" office:value="0.813667" calcext:value-type="float">
            <text:p>0.813667</text:p>
          </table:table-cell>
          <table:table-cell office:value-type="float" office:value="0.300822" calcext:value-type="float">
            <text:p>0.300822</text:p>
          </table:table-cell>
          <table:table-cell table:number-columns-repeated="60"/>
          <table:table-cell table:formula="of:=MIN([.A68:.BL68])" office:value-type="float" office:value="0.300822" calcext:value-type="float">
            <text:p>0.300822</text:p>
          </table:table-cell>
          <table:table-cell table:formula="of:=MAX([.A68:.BL68])" office:value-type="float" office:value="1.0008" calcext:value-type="float">
            <text:p>1.0008</text:p>
          </table:table-cell>
          <table:table-cell table:number-columns-repeated="7"/>
        </table:table-row>
        <table:table-row table:style-name="ro2">
          <table:table-cell office:value-type="float" office:value="0.821633" calcext:value-type="float">
            <text:p>0.821633</text:p>
          </table:table-cell>
          <table:table-cell office:value-type="float" office:value="0.897429" calcext:value-type="float">
            <text:p>0.897429</text:p>
          </table:table-cell>
          <table:table-cell office:value-type="float" office:value="0.937222" calcext:value-type="float">
            <text:p>0.937222</text:p>
          </table:table-cell>
          <table:table-cell office:value-type="float" office:value="0.952018" calcext:value-type="float">
            <text:p>0.952018</text:p>
          </table:table-cell>
          <table:table-cell office:value-type="float" office:value="0.84444" calcext:value-type="float">
            <text:p>0.84444</text:p>
          </table:table-cell>
          <table:table-cell office:value-type="float" office:value="0.852526" calcext:value-type="float">
            <text:p>0.852526</text:p>
          </table:table-cell>
          <table:table-cell office:value-type="float" office:value="0.797747" calcext:value-type="float">
            <text:p>0.797747</text:p>
          </table:table-cell>
          <table:table-cell office:value-type="float" office:value="0.87427" calcext:value-type="float">
            <text:p>0.87427</text:p>
          </table:table-cell>
          <table:table-cell table:number-columns-repeated="60"/>
          <table:table-cell table:formula="of:=MIN([.A69:.BL69])" office:value-type="float" office:value="0.797747" calcext:value-type="float">
            <text:p>0.797747</text:p>
          </table:table-cell>
          <table:table-cell table:formula="of:=MAX([.A69:.BL69])" office:value-type="float" office:value="0.952018" calcext:value-type="float">
            <text:p>0.952018</text:p>
          </table:table-cell>
          <table:table-cell table:number-columns-repeated="7"/>
        </table:table-row>
        <table:table-row table:style-name="ro2">
          <table:table-cell office:value-type="float" office:value="0.827688" calcext:value-type="float">
            <text:p>0.827688</text:p>
          </table:table-cell>
          <table:table-cell office:value-type="float" office:value="0.838967" calcext:value-type="float">
            <text:p>0.838967</text:p>
          </table:table-cell>
          <table:table-cell office:value-type="float" office:value="0.881053" calcext:value-type="float">
            <text:p>0.881053</text:p>
          </table:table-cell>
          <table:table-cell office:value-type="float" office:value="0.979481" calcext:value-type="float">
            <text:p>0.979481</text:p>
          </table:table-cell>
          <table:table-cell office:value-type="float" office:value="0.861793" calcext:value-type="float">
            <text:p>0.861793</text:p>
          </table:table-cell>
          <table:table-cell office:value-type="float" office:value="0.87655" calcext:value-type="float">
            <text:p>0.87655</text:p>
          </table:table-cell>
          <table:table-cell office:value-type="float" office:value="0.833573" calcext:value-type="float">
            <text:p>0.833573</text:p>
          </table:table-cell>
          <table:table-cell office:value-type="float" office:value="0.759261" calcext:value-type="float">
            <text:p>0.759261</text:p>
          </table:table-cell>
          <table:table-cell table:number-columns-repeated="60"/>
          <table:table-cell table:formula="of:=MIN([.A70:.BL70])" office:value-type="float" office:value="0.759261" calcext:value-type="float">
            <text:p>0.759261</text:p>
          </table:table-cell>
          <table:table-cell table:formula="of:=MAX([.A70:.BL70])" office:value-type="float" office:value="0.979481" calcext:value-type="float">
            <text:p>0.979481</text:p>
          </table:table-cell>
          <table:table-cell table:number-columns-repeated="7"/>
        </table:table-row>
        <table:table-row table:style-name="ro2">
          <table:table-cell office:value-type="float" office:value="0.602768" calcext:value-type="float">
            <text:p>0.602768</text:p>
          </table:table-cell>
          <table:table-cell office:value-type="float" office:value="0.597547" calcext:value-type="float">
            <text:p>0.597547</text:p>
          </table:table-cell>
          <table:table-cell office:value-type="float" office:value="0.600428" calcext:value-type="float">
            <text:p>0.600428</text:p>
          </table:table-cell>
          <table:table-cell office:value-type="float" office:value="1.77631" calcext:value-type="float">
            <text:p>1.77631</text:p>
          </table:table-cell>
          <table:table-cell office:value-type="float" office:value="0.607501" calcext:value-type="float">
            <text:p>0.607501</text:p>
          </table:table-cell>
          <table:table-cell office:value-type="float" office:value="2.56639" calcext:value-type="float">
            <text:p>2.56639</text:p>
          </table:table-cell>
          <table:table-cell office:value-type="float" office:value="1.48458" calcext:value-type="float">
            <text:p>1.48458</text:p>
          </table:table-cell>
          <table:table-cell office:value-type="float" office:value="0.301543" calcext:value-type="float">
            <text:p>0.301543</text:p>
          </table:table-cell>
          <table:table-cell table:number-columns-repeated="60"/>
          <table:table-cell table:formula="of:=MIN([.A71:.BL71])" office:value-type="float" office:value="0.301543" calcext:value-type="float">
            <text:p>0.301543</text:p>
          </table:table-cell>
          <table:table-cell table:formula="of:=MAX([.A71:.BL71])" office:value-type="float" office:value="2.56639" calcext:value-type="float">
            <text:p>2.56639</text:p>
          </table:table-cell>
          <table:table-cell table:number-columns-repeated="7"/>
        </table:table-row>
        <table:table-row table:style-name="ro2">
          <table:table-cell office:value-type="float" office:value="0.889748" calcext:value-type="float">
            <text:p>0.889748</text:p>
          </table:table-cell>
          <table:table-cell office:value-type="float" office:value="0.922673" calcext:value-type="float">
            <text:p>0.922673</text:p>
          </table:table-cell>
          <table:table-cell office:value-type="float" office:value="0.878667" calcext:value-type="float">
            <text:p>0.878667</text:p>
          </table:table-cell>
          <table:table-cell office:value-type="float" office:value="0.920185" calcext:value-type="float">
            <text:p>0.920185</text:p>
          </table:table-cell>
          <table:table-cell office:value-type="float" office:value="1.05754" calcext:value-type="float">
            <text:p>1.05754</text:p>
          </table:table-cell>
          <table:table-cell office:value-type="float" office:value="1.95242" calcext:value-type="float">
            <text:p>1.95242</text:p>
          </table:table-cell>
          <table:table-cell office:value-type="float" office:value="0.624817" calcext:value-type="float">
            <text:p>0.624817</text:p>
          </table:table-cell>
          <table:table-cell office:value-type="float" office:value="0.817972" calcext:value-type="float">
            <text:p>0.817972</text:p>
          </table:table-cell>
          <table:table-cell table:number-columns-repeated="60"/>
          <table:table-cell table:formula="of:=MIN([.A72:.BL72])" office:value-type="float" office:value="0.624817" calcext:value-type="float">
            <text:p>0.624817</text:p>
          </table:table-cell>
          <table:table-cell table:formula="of:=MAX([.A72:.BL72])" office:value-type="float" office:value="1.95242" calcext:value-type="float">
            <text:p>1.95242</text:p>
          </table:table-cell>
          <table:table-cell table:number-columns-repeated="7"/>
        </table:table-row>
        <table:table-row table:style-name="ro2">
          <table:table-cell office:value-type="float" office:value="0.895616" calcext:value-type="float">
            <text:p>0.895616</text:p>
          </table:table-cell>
          <table:table-cell office:value-type="float" office:value="0.923256" calcext:value-type="float">
            <text:p>0.923256</text:p>
          </table:table-cell>
          <table:table-cell office:value-type="float" office:value="0.973928" calcext:value-type="float">
            <text:p>0.973928</text:p>
          </table:table-cell>
          <table:table-cell office:value-type="float" office:value="0.64698" calcext:value-type="float">
            <text:p>0.64698</text:p>
          </table:table-cell>
          <table:table-cell office:value-type="float" office:value="1.06397" calcext:value-type="float">
            <text:p>1.06397</text:p>
          </table:table-cell>
          <table:table-cell office:value-type="float" office:value="0.748734" calcext:value-type="float">
            <text:p>0.748734</text:p>
          </table:table-cell>
          <table:table-cell office:value-type="float" office:value="0.753015" calcext:value-type="float">
            <text:p>0.753015</text:p>
          </table:table-cell>
          <table:table-cell office:value-type="float" office:value="0.301439" calcext:value-type="float">
            <text:p>0.301439</text:p>
          </table:table-cell>
          <table:table-cell table:number-columns-repeated="60"/>
          <table:table-cell table:formula="of:=MIN([.A73:.BL73])" office:value-type="float" office:value="0.301439" calcext:value-type="float">
            <text:p>0.301439</text:p>
          </table:table-cell>
          <table:table-cell table:formula="of:=MAX([.A73:.BL73])" office:value-type="float" office:value="1.06397" calcext:value-type="float">
            <text:p>1.06397</text:p>
          </table:table-cell>
          <table:table-cell table:number-columns-repeated="7"/>
        </table:table-row>
        <table:table-row table:style-name="ro2">
          <table:table-cell office:value-type="float" office:value="1.12431" calcext:value-type="float">
            <text:p>1.12431</text:p>
          </table:table-cell>
          <table:table-cell office:value-type="float" office:value="0.889338" calcext:value-type="float">
            <text:p>0.889338</text:p>
          </table:table-cell>
          <table:table-cell office:value-type="float" office:value="2.03075" calcext:value-type="float">
            <text:p>2.03075</text:p>
          </table:table-cell>
          <table:table-cell office:value-type="float" office:value="2.05926" calcext:value-type="float">
            <text:p>2.05926</text:p>
          </table:table-cell>
          <table:table-cell office:value-type="float" office:value="2.06257" calcext:value-type="float">
            <text:p>2.06257</text:p>
          </table:table-cell>
          <table:table-cell office:value-type="float" office:value="0.978965" calcext:value-type="float">
            <text:p>0.978965</text:p>
          </table:table-cell>
          <table:table-cell office:value-type="float" office:value="1.0277" calcext:value-type="float">
            <text:p>1.0277</text:p>
          </table:table-cell>
          <table:table-cell office:value-type="float" office:value="0.365733" calcext:value-type="float">
            <text:p>0.365733</text:p>
          </table:table-cell>
          <table:table-cell table:number-columns-repeated="60"/>
          <table:table-cell table:formula="of:=MIN([.A74:.BL74])" office:value-type="float" office:value="0.365733" calcext:value-type="float">
            <text:p>0.365733</text:p>
          </table:table-cell>
          <table:table-cell table:formula="of:=MAX([.A74:.BL74])" office:value-type="float" office:value="2.06257" calcext:value-type="float">
            <text:p>2.06257</text:p>
          </table:table-cell>
          <table:table-cell table:number-columns-repeated="7"/>
        </table:table-row>
        <table:table-row table:style-name="ro2">
          <table:table-cell office:value-type="float" office:value="0.592648" calcext:value-type="float">
            <text:p>0.592648</text:p>
          </table:table-cell>
          <table:table-cell office:value-type="float" office:value="0.668731" calcext:value-type="float">
            <text:p>0.668731</text:p>
          </table:table-cell>
          <table:table-cell office:value-type="float" office:value="0.59798" calcext:value-type="float">
            <text:p>0.59798</text:p>
          </table:table-cell>
          <table:table-cell office:value-type="float" office:value="0.629545" calcext:value-type="float">
            <text:p>0.629545</text:p>
          </table:table-cell>
          <table:table-cell office:value-type="float" office:value="0.561776" calcext:value-type="float">
            <text:p>0.561776</text:p>
          </table:table-cell>
          <table:table-cell office:value-type="float" office:value="0.302854" calcext:value-type="float">
            <text:p>0.302854</text:p>
          </table:table-cell>
          <table:table-cell office:value-type="float" office:value="0.301415" calcext:value-type="float">
            <text:p>0.301415</text:p>
          </table:table-cell>
          <table:table-cell office:value-type="float" office:value="1.94539" calcext:value-type="float">
            <text:p>1.94539</text:p>
          </table:table-cell>
          <table:table-cell table:number-columns-repeated="60"/>
          <table:table-cell table:formula="of:=MIN([.A75:.BL75])" office:value-type="float" office:value="0.301415" calcext:value-type="float">
            <text:p>0.301415</text:p>
          </table:table-cell>
          <table:table-cell table:formula="of:=MAX([.A75:.BL75])" office:value-type="float" office:value="1.94539" calcext:value-type="float">
            <text:p>1.94539</text:p>
          </table:table-cell>
          <table:table-cell table:number-columns-repeated="7"/>
        </table:table-row>
        <table:table-row table:style-name="ro2">
          <table:table-cell office:value-type="float" office:value="0.639533" calcext:value-type="float">
            <text:p>0.639533</text:p>
          </table:table-cell>
          <table:table-cell office:value-type="float" office:value="0.690571" calcext:value-type="float">
            <text:p>0.690571</text:p>
          </table:table-cell>
          <table:table-cell office:value-type="float" office:value="0.644851" calcext:value-type="float">
            <text:p>0.644851</text:p>
          </table:table-cell>
          <table:table-cell office:value-type="float" office:value="1.31686" calcext:value-type="float">
            <text:p>1.31686</text:p>
          </table:table-cell>
          <table:table-cell office:value-type="float" office:value="0.69782" calcext:value-type="float">
            <text:p>0.69782</text:p>
          </table:table-cell>
          <table:table-cell office:value-type="float" office:value="0.693116" calcext:value-type="float">
            <text:p>0.693116</text:p>
          </table:table-cell>
          <table:table-cell office:value-type="float" office:value="0.469278" calcext:value-type="float">
            <text:p>0.469278</text:p>
          </table:table-cell>
          <table:table-cell office:value-type="float" office:value="0.47516" calcext:value-type="float">
            <text:p>0.47516</text:p>
          </table:table-cell>
          <table:table-cell table:number-columns-repeated="60"/>
          <table:table-cell table:formula="of:=MIN([.A76:.BL76])" office:value-type="float" office:value="0.469278" calcext:value-type="float">
            <text:p>0.469278</text:p>
          </table:table-cell>
          <table:table-cell table:formula="of:=MAX([.A76:.BL76])" office:value-type="float" office:value="1.31686" calcext:value-type="float">
            <text:p>1.31686</text:p>
          </table:table-cell>
          <table:table-cell table:number-columns-repeated="7"/>
        </table:table-row>
        <table:table-row table:style-name="ro2">
          <table:table-cell office:value-type="float" office:value="0.62505" calcext:value-type="float">
            <text:p>0.62505</text:p>
          </table:table-cell>
          <table:table-cell office:value-type="float" office:value="1.00317" calcext:value-type="float">
            <text:p>1.00317</text:p>
          </table:table-cell>
          <table:table-cell office:value-type="float" office:value="1.0652" calcext:value-type="float">
            <text:p>1.0652</text:p>
          </table:table-cell>
          <table:table-cell office:value-type="float" office:value="0.651821" calcext:value-type="float">
            <text:p>0.651821</text:p>
          </table:table-cell>
          <table:table-cell office:value-type="float" office:value="0.727017" calcext:value-type="float">
            <text:p>0.727017</text:p>
          </table:table-cell>
          <table:table-cell office:value-type="float" office:value="0.912291" calcext:value-type="float">
            <text:p>0.912291</text:p>
          </table:table-cell>
          <table:table-cell office:value-type="float" office:value="1.32568" calcext:value-type="float">
            <text:p>1.32568</text:p>
          </table:table-cell>
          <table:table-cell office:value-type="float" office:value="1.08581" calcext:value-type="float">
            <text:p>1.08581</text:p>
          </table:table-cell>
          <table:table-cell table:number-columns-repeated="60"/>
          <table:table-cell table:formula="of:=MIN([.A77:.BL77])" office:value-type="float" office:value="0.62505" calcext:value-type="float">
            <text:p>0.62505</text:p>
          </table:table-cell>
          <table:table-cell table:formula="of:=MAX([.A77:.BL77])" office:value-type="float" office:value="1.32568" calcext:value-type="float">
            <text:p>1.32568</text:p>
          </table:table-cell>
          <table:table-cell table:number-columns-repeated="7"/>
        </table:table-row>
        <table:table-row table:style-name="ro2">
          <table:table-cell office:value-type="float" office:value="0.885422" calcext:value-type="float">
            <text:p>0.885422</text:p>
          </table:table-cell>
          <table:table-cell office:value-type="float" office:value="0.903198" calcext:value-type="float">
            <text:p>0.903198</text:p>
          </table:table-cell>
          <table:table-cell office:value-type="float" office:value="0.958249" calcext:value-type="float">
            <text:p>0.958249</text:p>
          </table:table-cell>
          <table:table-cell office:value-type="float" office:value="0.921096" calcext:value-type="float">
            <text:p>0.921096</text:p>
          </table:table-cell>
          <table:table-cell office:value-type="float" office:value="0.994572" calcext:value-type="float">
            <text:p>0.994572</text:p>
          </table:table-cell>
          <table:table-cell office:value-type="float" office:value="0.982471" calcext:value-type="float">
            <text:p>0.982471</text:p>
          </table:table-cell>
          <table:table-cell office:value-type="float" office:value="1.51725" calcext:value-type="float">
            <text:p>1.51725</text:p>
          </table:table-cell>
          <table:table-cell office:value-type="float" office:value="0.657576" calcext:value-type="float">
            <text:p>0.657576</text:p>
          </table:table-cell>
          <table:table-cell table:number-columns-repeated="60"/>
          <table:table-cell table:formula="of:=MIN([.A78:.BL78])" office:value-type="float" office:value="0.657576" calcext:value-type="float">
            <text:p>0.657576</text:p>
          </table:table-cell>
          <table:table-cell table:formula="of:=MAX([.A78:.BL78])" office:value-type="float" office:value="1.51725" calcext:value-type="float">
            <text:p>1.51725</text:p>
          </table:table-cell>
          <table:table-cell table:number-columns-repeated="7"/>
        </table:table-row>
        <table:table-row table:style-name="ro2">
          <table:table-cell office:value-type="float" office:value="0.631206" calcext:value-type="float">
            <text:p>0.631206</text:p>
          </table:table-cell>
          <table:table-cell office:value-type="float" office:value="0.674974" calcext:value-type="float">
            <text:p>0.674974</text:p>
          </table:table-cell>
          <table:table-cell office:value-type="float" office:value="0.682235" calcext:value-type="float">
            <text:p>0.682235</text:p>
          </table:table-cell>
          <table:table-cell office:value-type="float" office:value="0.666693" calcext:value-type="float">
            <text:p>0.666693</text:p>
          </table:table-cell>
          <table:table-cell office:value-type="float" office:value="0.720997" calcext:value-type="float">
            <text:p>0.720997</text:p>
          </table:table-cell>
          <table:table-cell office:value-type="float" office:value="0.885283" calcext:value-type="float">
            <text:p>0.885283</text:p>
          </table:table-cell>
          <table:table-cell office:value-type="float" office:value="0.605421" calcext:value-type="float">
            <text:p>0.605421</text:p>
          </table:table-cell>
          <table:table-cell office:value-type="float" office:value="0.53618" calcext:value-type="float">
            <text:p>0.53618</text:p>
          </table:table-cell>
          <table:table-cell table:number-columns-repeated="60"/>
          <table:table-cell table:formula="of:=MIN([.A79:.BL79])" office:value-type="float" office:value="0.53618" calcext:value-type="float">
            <text:p>0.53618</text:p>
          </table:table-cell>
          <table:table-cell table:formula="of:=MAX([.A79:.BL79])" office:value-type="float" office:value="0.885283" calcext:value-type="float">
            <text:p>0.885283</text:p>
          </table:table-cell>
          <table:table-cell table:number-columns-repeated="7"/>
        </table:table-row>
        <table:table-row table:style-name="ro2">
          <table:table-cell office:value-type="float" office:value="0.673888" calcext:value-type="float">
            <text:p>0.673888</text:p>
          </table:table-cell>
          <table:table-cell office:value-type="float" office:value="0.670723" calcext:value-type="float">
            <text:p>0.670723</text:p>
          </table:table-cell>
          <table:table-cell office:value-type="float" office:value="1.36583" calcext:value-type="float">
            <text:p>1.36583</text:p>
          </table:table-cell>
          <table:table-cell office:value-type="float" office:value="0.75703" calcext:value-type="float">
            <text:p>0.75703</text:p>
          </table:table-cell>
          <table:table-cell office:value-type="float" office:value="0.856282" calcext:value-type="float">
            <text:p>0.856282</text:p>
          </table:table-cell>
          <table:table-cell office:value-type="float" office:value="0.554801" calcext:value-type="float">
            <text:p>0.554801</text:p>
          </table:table-cell>
          <table:table-cell office:value-type="float" office:value="1.93931" calcext:value-type="float">
            <text:p>1.93931</text:p>
          </table:table-cell>
          <table:table-cell office:value-type="float" office:value="0.555255" calcext:value-type="float">
            <text:p>0.555255</text:p>
          </table:table-cell>
          <table:table-cell table:number-columns-repeated="60"/>
          <table:table-cell table:formula="of:=MIN([.A80:.BL80])" office:value-type="float" office:value="0.554801" calcext:value-type="float">
            <text:p>0.554801</text:p>
          </table:table-cell>
          <table:table-cell table:formula="of:=MAX([.A80:.BL80])" office:value-type="float" office:value="1.93931" calcext:value-type="float">
            <text:p>1.93931</text:p>
          </table:table-cell>
          <table:table-cell table:number-columns-repeated="7"/>
        </table:table-row>
        <table:table-row table:style-name="ro2">
          <table:table-cell office:value-type="float" office:value="0.488353" calcext:value-type="float">
            <text:p>0.488353</text:p>
          </table:table-cell>
          <table:table-cell office:value-type="float" office:value="0.472939" calcext:value-type="float">
            <text:p>0.472939</text:p>
          </table:table-cell>
          <table:table-cell office:value-type="float" office:value="0.473005" calcext:value-type="float">
            <text:p>0.473005</text:p>
          </table:table-cell>
          <table:table-cell office:value-type="float" office:value="0.460142" calcext:value-type="float">
            <text:p>0.460142</text:p>
          </table:table-cell>
          <table:table-cell office:value-type="float" office:value="0.727289" calcext:value-type="float">
            <text:p>0.727289</text:p>
          </table:table-cell>
          <table:table-cell office:value-type="float" office:value="2.30379" calcext:value-type="float">
            <text:p>2.30379</text:p>
          </table:table-cell>
          <table:table-cell office:value-type="float" office:value="2.02292" calcext:value-type="float">
            <text:p>2.02292</text:p>
          </table:table-cell>
          <table:table-cell office:value-type="float" office:value="1.63173" calcext:value-type="float">
            <text:p>1.63173</text:p>
          </table:table-cell>
          <table:table-cell table:number-columns-repeated="60"/>
          <table:table-cell table:formula="of:=MIN([.A81:.BL81])" office:value-type="float" office:value="0.460142" calcext:value-type="float">
            <text:p>0.460142</text:p>
          </table:table-cell>
          <table:table-cell table:formula="of:=MAX([.A81:.BL81])" office:value-type="float" office:value="2.30379" calcext:value-type="float">
            <text:p>2.30379</text:p>
          </table:table-cell>
          <table:table-cell table:number-columns-repeated="7"/>
        </table:table-row>
        <table:table-row table:style-name="ro2">
          <table:table-cell office:value-type="float" office:value="0.889439" calcext:value-type="float">
            <text:p>0.889439</text:p>
          </table:table-cell>
          <table:table-cell office:value-type="float" office:value="0.951718" calcext:value-type="float">
            <text:p>0.951718</text:p>
          </table:table-cell>
          <table:table-cell office:value-type="float" office:value="0.970241" calcext:value-type="float">
            <text:p>0.970241</text:p>
          </table:table-cell>
          <table:table-cell office:value-type="float" office:value="0.641859" calcext:value-type="float">
            <text:p>0.641859</text:p>
          </table:table-cell>
          <table:table-cell office:value-type="float" office:value="1.06293" calcext:value-type="float">
            <text:p>1.06293</text:p>
          </table:table-cell>
          <table:table-cell office:value-type="float" office:value="0.916037" calcext:value-type="float">
            <text:p>0.916037</text:p>
          </table:table-cell>
          <table:table-cell office:value-type="float" office:value="0.961447" calcext:value-type="float">
            <text:p>0.961447</text:p>
          </table:table-cell>
          <table:table-cell office:value-type="float" office:value="1.70146" calcext:value-type="float">
            <text:p>1.70146</text:p>
          </table:table-cell>
          <table:table-cell table:number-columns-repeated="60"/>
          <table:table-cell table:formula="of:=MIN([.A82:.BL82])" office:value-type="float" office:value="0.641859" calcext:value-type="float">
            <text:p>0.641859</text:p>
          </table:table-cell>
          <table:table-cell table:formula="of:=MAX([.A82:.BL82])" office:value-type="float" office:value="1.70146" calcext:value-type="float">
            <text:p>1.70146</text:p>
          </table:table-cell>
          <table:table-cell table:number-columns-repeated="7"/>
        </table:table-row>
        <table:table-row table:style-name="ro2">
          <table:table-cell office:value-type="float" office:value="0.893106" calcext:value-type="float">
            <text:p>0.893106</text:p>
          </table:table-cell>
          <table:table-cell office:value-type="float" office:value="1.00953" calcext:value-type="float">
            <text:p>1.00953</text:p>
          </table:table-cell>
          <table:table-cell office:value-type="float" office:value="0.759891" calcext:value-type="float">
            <text:p>0.759891</text:p>
          </table:table-cell>
          <table:table-cell office:value-type="float" office:value="1.02191" calcext:value-type="float">
            <text:p>1.02191</text:p>
          </table:table-cell>
          <table:table-cell office:value-type="float" office:value="2.04172" calcext:value-type="float">
            <text:p>2.04172</text:p>
          </table:table-cell>
          <table:table-cell office:value-type="float" office:value="0.893866" calcext:value-type="float">
            <text:p>0.893866</text:p>
          </table:table-cell>
          <table:table-cell office:value-type="float" office:value="1.79129" calcext:value-type="float">
            <text:p>1.79129</text:p>
          </table:table-cell>
          <table:table-cell office:value-type="float" office:value="0.301541" calcext:value-type="float">
            <text:p>0.301541</text:p>
          </table:table-cell>
          <table:table-cell table:number-columns-repeated="60"/>
          <table:table-cell table:formula="of:=MIN([.A83:.BL83])" office:value-type="float" office:value="0.301541" calcext:value-type="float">
            <text:p>0.301541</text:p>
          </table:table-cell>
          <table:table-cell table:formula="of:=MAX([.A83:.BL83])" office:value-type="float" office:value="2.04172" calcext:value-type="float">
            <text:p>2.04172</text:p>
          </table:table-cell>
          <table:table-cell table:number-columns-repeated="7"/>
        </table:table-row>
        <table:table-row table:style-name="ro2">
          <table:table-cell office:value-type="float" office:value="0.597372" calcext:value-type="float">
            <text:p>0.597372</text:p>
          </table:table-cell>
          <table:table-cell office:value-type="float" office:value="0.647977" calcext:value-type="float">
            <text:p>0.647977</text:p>
          </table:table-cell>
          <table:table-cell office:value-type="float" office:value="0.598703" calcext:value-type="float">
            <text:p>0.598703</text:p>
          </table:table-cell>
          <table:table-cell office:value-type="float" office:value="0.634198" calcext:value-type="float">
            <text:p>0.634198</text:p>
          </table:table-cell>
          <table:table-cell office:value-type="float" office:value="0.584824" calcext:value-type="float">
            <text:p>0.584824</text:p>
          </table:table-cell>
          <table:table-cell office:value-type="float" office:value="0.877243" calcext:value-type="float">
            <text:p>0.877243</text:p>
          </table:table-cell>
          <table:table-cell office:value-type="float" office:value="0.771621" calcext:value-type="float">
            <text:p>0.771621</text:p>
          </table:table-cell>
          <table:table-cell office:value-type="float" office:value="2.15142" calcext:value-type="float">
            <text:p>2.15142</text:p>
          </table:table-cell>
          <table:table-cell table:number-columns-repeated="60"/>
          <table:table-cell table:formula="of:=MIN([.A84:.BL84])" office:value-type="float" office:value="0.584824" calcext:value-type="float">
            <text:p>0.584824</text:p>
          </table:table-cell>
          <table:table-cell table:formula="of:=MAX([.A84:.BL84])" office:value-type="float" office:value="2.15142" calcext:value-type="float">
            <text:p>2.1514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office:value-type="float" office:value="0.438264" calcext:value-type="float">
            <text:p>0.438264</text:p>
          </table:table-cell>
          <table:table-cell office:value-type="float" office:value="0.436296" calcext:value-type="float">
            <text:p>0.436296</text:p>
          </table:table-cell>
          <table:table-cell office:value-type="float" office:value="0.877985" calcext:value-type="float">
            <text:p>0.877985</text:p>
          </table:table-cell>
          <table:table-cell office:value-type="float" office:value="0.469999" calcext:value-type="float">
            <text:p>0.469999</text:p>
          </table:table-cell>
          <table:table-cell office:value-type="float" office:value="0.528191" calcext:value-type="float">
            <text:p>0.528191</text:p>
          </table:table-cell>
          <table:table-cell office:value-type="float" office:value="0.970859" calcext:value-type="float">
            <text:p>0.970859</text:p>
          </table:table-cell>
          <table:table-cell office:value-type="float" office:value="0.642599" calcext:value-type="float">
            <text:p>0.642599</text:p>
          </table:table-cell>
          <table:table-cell office:value-type="float" office:value="0.708117" calcext:value-type="float">
            <text:p>0.708117</text:p>
          </table:table-cell>
          <table:table-cell office:value-type="float" office:value="0.641481" calcext:value-type="float">
            <text:p>0.641481</text:p>
          </table:table-cell>
          <table:table-cell office:value-type="float" office:value="1.14924" calcext:value-type="float">
            <text:p>1.14924</text:p>
          </table:table-cell>
          <table:table-cell office:value-type="float" office:value="0.596394" calcext:value-type="float">
            <text:p>0.596394</text:p>
          </table:table-cell>
          <table:table-cell office:value-type="float" office:value="0.559871" calcext:value-type="float">
            <text:p>0.559871</text:p>
          </table:table-cell>
          <table:table-cell office:value-type="float" office:value="0.627792" calcext:value-type="float">
            <text:p>0.627792</text:p>
          </table:table-cell>
          <table:table-cell office:value-type="float" office:value="1.36888" calcext:value-type="float">
            <text:p>1.36888</text:p>
          </table:table-cell>
          <table:table-cell office:value-type="float" office:value="1.56212" calcext:value-type="float">
            <text:p>1.56212</text:p>
          </table:table-cell>
          <table:table-cell office:value-type="float" office:value="0.347105" calcext:value-type="float">
            <text:p>0.347105</text:p>
          </table:table-cell>
          <table:table-cell table:number-columns-repeated="52"/>
          <table:table-cell table:formula="of:=MIN([.A86:.BL86])" office:value-type="float" office:value="0.347105" calcext:value-type="float">
            <text:p>0.347105</text:p>
          </table:table-cell>
          <table:table-cell table:formula="of:=MAX([.A86:.BL86])" office:value-type="float" office:value="1.56212" calcext:value-type="float">
            <text:p>1.56212</text:p>
          </table:table-cell>
          <table:table-cell table:number-columns-repeated="7"/>
        </table:table-row>
        <table:table-row table:style-name="ro2">
          <table:table-cell office:value-type="float" office:value="0.443147" calcext:value-type="float">
            <text:p>0.443147</text:p>
          </table:table-cell>
          <table:table-cell office:value-type="float" office:value="0.467156" calcext:value-type="float">
            <text:p>0.467156</text:p>
          </table:table-cell>
          <table:table-cell office:value-type="float" office:value="0.527278" calcext:value-type="float">
            <text:p>0.527278</text:p>
          </table:table-cell>
          <table:table-cell office:value-type="float" office:value="0.446976" calcext:value-type="float">
            <text:p>0.446976</text:p>
          </table:table-cell>
          <table:table-cell office:value-type="float" office:value="0.488028" calcext:value-type="float">
            <text:p>0.488028</text:p>
          </table:table-cell>
          <table:table-cell office:value-type="float" office:value="1.0248" calcext:value-type="float">
            <text:p>1.0248</text:p>
          </table:table-cell>
          <table:table-cell office:value-type="float" office:value="0.612851" calcext:value-type="float">
            <text:p>0.612851</text:p>
          </table:table-cell>
          <table:table-cell office:value-type="float" office:value="1.0684" calcext:value-type="float">
            <text:p>1.0684</text:p>
          </table:table-cell>
          <table:table-cell office:value-type="float" office:value="0.673058" calcext:value-type="float">
            <text:p>0.673058</text:p>
          </table:table-cell>
          <table:table-cell office:value-type="float" office:value="1.00466" calcext:value-type="float">
            <text:p>1.00466</text:p>
          </table:table-cell>
          <table:table-cell office:value-type="float" office:value="1.5112" calcext:value-type="float">
            <text:p>1.5112</text:p>
          </table:table-cell>
          <table:table-cell office:value-type="float" office:value="0.534502" calcext:value-type="float">
            <text:p>0.534502</text:p>
          </table:table-cell>
          <table:table-cell office:value-type="float" office:value="1.73142" calcext:value-type="float">
            <text:p>1.73142</text:p>
          </table:table-cell>
          <table:table-cell office:value-type="float" office:value="1.37226" calcext:value-type="float">
            <text:p>1.37226</text:p>
          </table:table-cell>
          <table:table-cell office:value-type="float" office:value="0.430712" calcext:value-type="float">
            <text:p>0.430712</text:p>
          </table:table-cell>
          <table:table-cell office:value-type="float" office:value="0.32438" calcext:value-type="float">
            <text:p>0.32438</text:p>
          </table:table-cell>
          <table:table-cell table:number-columns-repeated="52"/>
          <table:table-cell table:formula="of:=MIN([.A87:.BL87])" office:value-type="float" office:value="0.32438" calcext:value-type="float">
            <text:p>0.32438</text:p>
          </table:table-cell>
          <table:table-cell table:formula="of:=MAX([.A87:.BL87])" office:value-type="float" office:value="1.73142" calcext:value-type="float">
            <text:p>1.73142</text:p>
          </table:table-cell>
          <table:table-cell table:number-columns-repeated="7"/>
        </table:table-row>
        <table:table-row table:style-name="ro2">
          <table:table-cell office:value-type="float" office:value="0.416732" calcext:value-type="float">
            <text:p>0.416732</text:p>
          </table:table-cell>
          <table:table-cell office:value-type="float" office:value="0.419488" calcext:value-type="float">
            <text:p>0.419488</text:p>
          </table:table-cell>
          <table:table-cell office:value-type="float" office:value="0.489946" calcext:value-type="float">
            <text:p>0.489946</text:p>
          </table:table-cell>
          <table:table-cell office:value-type="float" office:value="0.519746" calcext:value-type="float">
            <text:p>0.519746</text:p>
          </table:table-cell>
          <table:table-cell office:value-type="float" office:value="0.464039" calcext:value-type="float">
            <text:p>0.464039</text:p>
          </table:table-cell>
          <table:table-cell office:value-type="float" office:value="0.513137" calcext:value-type="float">
            <text:p>0.513137</text:p>
          </table:table-cell>
          <table:table-cell office:value-type="float" office:value="0.909111" calcext:value-type="float">
            <text:p>0.909111</text:p>
          </table:table-cell>
          <table:table-cell office:value-type="float" office:value="0.409013" calcext:value-type="float">
            <text:p>0.409013</text:p>
          </table:table-cell>
          <table:table-cell office:value-type="float" office:value="0.84747" calcext:value-type="float">
            <text:p>0.84747</text:p>
          </table:table-cell>
          <table:table-cell office:value-type="float" office:value="0.96431" calcext:value-type="float">
            <text:p>0.96431</text:p>
          </table:table-cell>
          <table:table-cell office:value-type="float" office:value="0.94308" calcext:value-type="float">
            <text:p>0.94308</text:p>
          </table:table-cell>
          <table:table-cell office:value-type="float" office:value="1.27627" calcext:value-type="float">
            <text:p>1.27627</text:p>
          </table:table-cell>
          <table:table-cell office:value-type="float" office:value="0.866367" calcext:value-type="float">
            <text:p>0.866367</text:p>
          </table:table-cell>
          <table:table-cell office:value-type="float" office:value="0.457244" calcext:value-type="float">
            <text:p>0.457244</text:p>
          </table:table-cell>
          <table:table-cell office:value-type="float" office:value="0.851489" calcext:value-type="float">
            <text:p>0.851489</text:p>
          </table:table-cell>
          <table:table-cell office:value-type="float" office:value="0.417892" calcext:value-type="float">
            <text:p>0.417892</text:p>
          </table:table-cell>
          <table:table-cell table:number-columns-repeated="52"/>
          <table:table-cell table:formula="of:=MIN([.A88:.BL88])" office:value-type="float" office:value="0.409013" calcext:value-type="float">
            <text:p>0.409013</text:p>
          </table:table-cell>
          <table:table-cell table:formula="of:=MAX([.A88:.BL88])" office:value-type="float" office:value="1.27627" calcext:value-type="float">
            <text:p>1.27627</text:p>
          </table:table-cell>
          <table:table-cell table:number-columns-repeated="7"/>
        </table:table-row>
        <table:table-row table:style-name="ro2">
          <table:table-cell office:value-type="float" office:value="0.563363" calcext:value-type="float">
            <text:p>0.563363</text:p>
          </table:table-cell>
          <table:table-cell office:value-type="float" office:value="0.603903" calcext:value-type="float">
            <text:p>0.603903</text:p>
          </table:table-cell>
          <table:table-cell office:value-type="float" office:value="0.615219" calcext:value-type="float">
            <text:p>0.615219</text:p>
          </table:table-cell>
          <table:table-cell office:value-type="float" office:value="0.706744" calcext:value-type="float">
            <text:p>0.706744</text:p>
          </table:table-cell>
          <table:table-cell office:value-type="float" office:value="0.564164" calcext:value-type="float">
            <text:p>0.564164</text:p>
          </table:table-cell>
          <table:table-cell office:value-type="float" office:value="0.635646" calcext:value-type="float">
            <text:p>0.635646</text:p>
          </table:table-cell>
          <table:table-cell office:value-type="float" office:value="1.20297" calcext:value-type="float">
            <text:p>1.20297</text:p>
          </table:table-cell>
          <table:table-cell office:value-type="float" office:value="0.636278" calcext:value-type="float">
            <text:p>0.636278</text:p>
          </table:table-cell>
          <table:table-cell office:value-type="float" office:value="1.28724" calcext:value-type="float">
            <text:p>1.28724</text:p>
          </table:table-cell>
          <table:table-cell office:value-type="float" office:value="0.685804" calcext:value-type="float">
            <text:p>0.685804</text:p>
          </table:table-cell>
          <table:table-cell office:value-type="float" office:value="0.705116" calcext:value-type="float">
            <text:p>0.705116</text:p>
          </table:table-cell>
          <table:table-cell office:value-type="float" office:value="1.27654" calcext:value-type="float">
            <text:p>1.27654</text:p>
          </table:table-cell>
          <table:table-cell office:value-type="float" office:value="1.06178" calcext:value-type="float">
            <text:p>1.06178</text:p>
          </table:table-cell>
          <table:table-cell office:value-type="float" office:value="1.72526" calcext:value-type="float">
            <text:p>1.72526</text:p>
          </table:table-cell>
          <table:table-cell office:value-type="float" office:value="0.492359" calcext:value-type="float">
            <text:p>0.492359</text:p>
          </table:table-cell>
          <table:table-cell office:value-type="float" office:value="1.26515" calcext:value-type="float">
            <text:p>1.26515</text:p>
          </table:table-cell>
          <table:table-cell table:number-columns-repeated="52"/>
          <table:table-cell table:formula="of:=MIN([.A89:.BL89])" office:value-type="float" office:value="0.492359" calcext:value-type="float">
            <text:p>0.492359</text:p>
          </table:table-cell>
          <table:table-cell table:formula="of:=MAX([.A89:.BL89])" office:value-type="float" office:value="1.72526" calcext:value-type="float">
            <text:p>1.72526</text:p>
          </table:table-cell>
          <table:table-cell table:number-columns-repeated="7"/>
        </table:table-row>
        <table:table-row table:style-name="ro2">
          <table:table-cell office:value-type="float" office:value="0.340149" calcext:value-type="float">
            <text:p>0.340149</text:p>
          </table:table-cell>
          <table:table-cell office:value-type="float" office:value="0.487005" calcext:value-type="float">
            <text:p>0.487005</text:p>
          </table:table-cell>
          <table:table-cell office:value-type="float" office:value="0.502736" calcext:value-type="float">
            <text:p>0.502736</text:p>
          </table:table-cell>
          <table:table-cell office:value-type="float" office:value="0.407268" calcext:value-type="float">
            <text:p>0.407268</text:p>
          </table:table-cell>
          <table:table-cell office:value-type="float" office:value="0.478655" calcext:value-type="float">
            <text:p>0.478655</text:p>
          </table:table-cell>
          <table:table-cell office:value-type="float" office:value="0.570901" calcext:value-type="float">
            <text:p>0.570901</text:p>
          </table:table-cell>
          <table:table-cell office:value-type="float" office:value="0.674115" calcext:value-type="float">
            <text:p>0.674115</text:p>
          </table:table-cell>
          <table:table-cell office:value-type="float" office:value="0.526343" calcext:value-type="float">
            <text:p>0.526343</text:p>
          </table:table-cell>
          <table:table-cell office:value-type="float" office:value="0.467048" calcext:value-type="float">
            <text:p>0.467048</text:p>
          </table:table-cell>
          <table:table-cell office:value-type="float" office:value="0.528622" calcext:value-type="float">
            <text:p>0.528622</text:p>
          </table:table-cell>
          <table:table-cell office:value-type="float" office:value="0.656478" calcext:value-type="float">
            <text:p>0.656478</text:p>
          </table:table-cell>
          <table:table-cell office:value-type="float" office:value="0.654436" calcext:value-type="float">
            <text:p>0.654436</text:p>
          </table:table-cell>
          <table:table-cell office:value-type="float" office:value="0.396494" calcext:value-type="float">
            <text:p>0.396494</text:p>
          </table:table-cell>
          <table:table-cell office:value-type="float" office:value="1.58529" calcext:value-type="float">
            <text:p>1.58529</text:p>
          </table:table-cell>
          <table:table-cell office:value-type="float" office:value="0.699671" calcext:value-type="float">
            <text:p>0.699671</text:p>
          </table:table-cell>
          <table:table-cell office:value-type="float" office:value="0.157446" calcext:value-type="float">
            <text:p>0.157446</text:p>
          </table:table-cell>
          <table:table-cell table:number-columns-repeated="52"/>
          <table:table-cell table:formula="of:=MIN([.A90:.BL90])" office:value-type="float" office:value="0.157446" calcext:value-type="float">
            <text:p>0.157446</text:p>
          </table:table-cell>
          <table:table-cell table:formula="of:=MAX([.A90:.BL90])" office:value-type="float" office:value="1.58529" calcext:value-type="float">
            <text:p>1.58529</text:p>
          </table:table-cell>
          <table:table-cell table:number-columns-repeated="7"/>
        </table:table-row>
        <table:table-row table:style-name="ro2">
          <table:table-cell office:value-type="float" office:value="0.435383" calcext:value-type="float">
            <text:p>0.435383</text:p>
          </table:table-cell>
          <table:table-cell office:value-type="float" office:value="0.498999" calcext:value-type="float">
            <text:p>0.498999</text:p>
          </table:table-cell>
          <table:table-cell office:value-type="float" office:value="0.414849" calcext:value-type="float">
            <text:p>0.414849</text:p>
          </table:table-cell>
          <table:table-cell office:value-type="float" office:value="0.529657" calcext:value-type="float">
            <text:p>0.529657</text:p>
          </table:table-cell>
          <table:table-cell office:value-type="float" office:value="0.607615" calcext:value-type="float">
            <text:p>0.607615</text:p>
          </table:table-cell>
          <table:table-cell office:value-type="float" office:value="1.07507" calcext:value-type="float">
            <text:p>1.07507</text:p>
          </table:table-cell>
          <table:table-cell office:value-type="float" office:value="0.519387" calcext:value-type="float">
            <text:p>0.519387</text:p>
          </table:table-cell>
          <table:table-cell office:value-type="float" office:value="0.544897" calcext:value-type="float">
            <text:p>0.544897</text:p>
          </table:table-cell>
          <table:table-cell office:value-type="float" office:value="0.599996" calcext:value-type="float">
            <text:p>0.599996</text:p>
          </table:table-cell>
          <table:table-cell office:value-type="float" office:value="0.919245" calcext:value-type="float">
            <text:p>0.919245</text:p>
          </table:table-cell>
          <table:table-cell office:value-type="float" office:value="0.496379" calcext:value-type="float">
            <text:p>0.496379</text:p>
          </table:table-cell>
          <table:table-cell office:value-type="float" office:value="0.46932" calcext:value-type="float">
            <text:p>0.46932</text:p>
          </table:table-cell>
          <table:table-cell office:value-type="float" office:value="0.484061" calcext:value-type="float">
            <text:p>0.484061</text:p>
          </table:table-cell>
          <table:table-cell office:value-type="float" office:value="0.502695" calcext:value-type="float">
            <text:p>0.502695</text:p>
          </table:table-cell>
          <table:table-cell office:value-type="float" office:value="0.501288" calcext:value-type="float">
            <text:p>0.501288</text:p>
          </table:table-cell>
          <table:table-cell office:value-type="float" office:value="1.53629" calcext:value-type="float">
            <text:p>1.53629</text:p>
          </table:table-cell>
          <table:table-cell table:number-columns-repeated="52"/>
          <table:table-cell table:formula="of:=MIN([.A91:.BL91])" office:value-type="float" office:value="0.414849" calcext:value-type="float">
            <text:p>0.414849</text:p>
          </table:table-cell>
          <table:table-cell table:formula="of:=MAX([.A91:.BL91])" office:value-type="float" office:value="1.53629" calcext:value-type="float">
            <text:p>1.53629</text:p>
          </table:table-cell>
          <table:table-cell table:number-columns-repeated="7"/>
        </table:table-row>
        <table:table-row table:style-name="ro2">
          <table:table-cell office:value-type="float" office:value="0.570076" calcext:value-type="float">
            <text:p>0.570076</text:p>
          </table:table-cell>
          <table:table-cell office:value-type="float" office:value="0.601486" calcext:value-type="float">
            <text:p>0.601486</text:p>
          </table:table-cell>
          <table:table-cell office:value-type="float" office:value="0.633798" calcext:value-type="float">
            <text:p>0.633798</text:p>
          </table:table-cell>
          <table:table-cell office:value-type="float" office:value="0.659324" calcext:value-type="float">
            <text:p>0.659324</text:p>
          </table:table-cell>
          <table:table-cell office:value-type="float" office:value="0.535326" calcext:value-type="float">
            <text:p>0.535326</text:p>
          </table:table-cell>
          <table:table-cell office:value-type="float" office:value="0.582082" calcext:value-type="float">
            <text:p>0.582082</text:p>
          </table:table-cell>
          <table:table-cell office:value-type="float" office:value="1.17576" calcext:value-type="float">
            <text:p>1.17576</text:p>
          </table:table-cell>
          <table:table-cell office:value-type="float" office:value="1.15874" calcext:value-type="float">
            <text:p>1.15874</text:p>
          </table:table-cell>
          <table:table-cell office:value-type="float" office:value="1.13909" calcext:value-type="float">
            <text:p>1.13909</text:p>
          </table:table-cell>
          <table:table-cell office:value-type="float" office:value="0.593213" calcext:value-type="float">
            <text:p>0.593213</text:p>
          </table:table-cell>
          <table:table-cell office:value-type="float" office:value="0.614937" calcext:value-type="float">
            <text:p>0.614937</text:p>
          </table:table-cell>
          <table:table-cell office:value-type="float" office:value="0.701652" calcext:value-type="float">
            <text:p>0.701652</text:p>
          </table:table-cell>
          <table:table-cell office:value-type="float" office:value="0.479524" calcext:value-type="float">
            <text:p>0.479524</text:p>
          </table:table-cell>
          <table:table-cell office:value-type="float" office:value="0.508143" calcext:value-type="float">
            <text:p>0.508143</text:p>
          </table:table-cell>
          <table:table-cell office:value-type="float" office:value="0.640412" calcext:value-type="float">
            <text:p>0.640412</text:p>
          </table:table-cell>
          <table:table-cell office:value-type="float" office:value="0.263714" calcext:value-type="float">
            <text:p>0.263714</text:p>
          </table:table-cell>
          <table:table-cell table:number-columns-repeated="52"/>
          <table:table-cell table:formula="of:=MIN([.A92:.BL92])" office:value-type="float" office:value="0.263714" calcext:value-type="float">
            <text:p>0.263714</text:p>
          </table:table-cell>
          <table:table-cell table:formula="of:=MAX([.A92:.BL92])" office:value-type="float" office:value="1.17576" calcext:value-type="float">
            <text:p>1.17576</text:p>
          </table:table-cell>
          <table:table-cell table:number-columns-repeated="7"/>
        </table:table-row>
        <table:table-row table:style-name="ro2">
          <table:table-cell office:value-type="float" office:value="0.415502" calcext:value-type="float">
            <text:p>0.415502</text:p>
          </table:table-cell>
          <table:table-cell office:value-type="float" office:value="0.464228" calcext:value-type="float">
            <text:p>0.464228</text:p>
          </table:table-cell>
          <table:table-cell office:value-type="float" office:value="0.513595" calcext:value-type="float">
            <text:p>0.513595</text:p>
          </table:table-cell>
          <table:table-cell office:value-type="float" office:value="0.529543" calcext:value-type="float">
            <text:p>0.529543</text:p>
          </table:table-cell>
          <table:table-cell office:value-type="float" office:value="0.474467" calcext:value-type="float">
            <text:p>0.474467</text:p>
          </table:table-cell>
          <table:table-cell office:value-type="float" office:value="0.421975" calcext:value-type="float">
            <text:p>0.421975</text:p>
          </table:table-cell>
          <table:table-cell office:value-type="float" office:value="0.505478" calcext:value-type="float">
            <text:p>0.505478</text:p>
          </table:table-cell>
          <table:table-cell office:value-type="float" office:value="0.432309" calcext:value-type="float">
            <text:p>0.432309</text:p>
          </table:table-cell>
          <table:table-cell office:value-type="float" office:value="0.446209" calcext:value-type="float">
            <text:p>0.446209</text:p>
          </table:table-cell>
          <table:table-cell office:value-type="float" office:value="0.536633" calcext:value-type="float">
            <text:p>0.536633</text:p>
          </table:table-cell>
          <table:table-cell office:value-type="float" office:value="1.27455" calcext:value-type="float">
            <text:p>1.27455</text:p>
          </table:table-cell>
          <table:table-cell office:value-type="float" office:value="1.18402" calcext:value-type="float">
            <text:p>1.18402</text:p>
          </table:table-cell>
          <table:table-cell office:value-type="float" office:value="1.24971" calcext:value-type="float">
            <text:p>1.24971</text:p>
          </table:table-cell>
          <table:table-cell office:value-type="float" office:value="1.30258" calcext:value-type="float">
            <text:p>1.30258</text:p>
          </table:table-cell>
          <table:table-cell office:value-type="float" office:value="1.32095" calcext:value-type="float">
            <text:p>1.32095</text:p>
          </table:table-cell>
          <table:table-cell office:value-type="float" office:value="0.129028" calcext:value-type="float">
            <text:p>0.129028</text:p>
          </table:table-cell>
          <table:table-cell table:number-columns-repeated="52"/>
          <table:table-cell table:formula="of:=MIN([.A93:.BL93])" office:value-type="float" office:value="0.129028" calcext:value-type="float">
            <text:p>0.129028</text:p>
          </table:table-cell>
          <table:table-cell table:formula="of:=MAX([.A93:.BL93])" office:value-type="float" office:value="1.32095" calcext:value-type="float">
            <text:p>1.32095</text:p>
          </table:table-cell>
          <table:table-cell table:number-columns-repeated="7"/>
        </table:table-row>
        <table:table-row table:style-name="ro2">
          <table:table-cell office:value-type="float" office:value="0.416441" calcext:value-type="float">
            <text:p>0.416441</text:p>
          </table:table-cell>
          <table:table-cell office:value-type="float" office:value="0.491586" calcext:value-type="float">
            <text:p>0.491586</text:p>
          </table:table-cell>
          <table:table-cell office:value-type="float" office:value="0.556867" calcext:value-type="float">
            <text:p>0.556867</text:p>
          </table:table-cell>
          <table:table-cell office:value-type="float" office:value="0.393817" calcext:value-type="float">
            <text:p>0.393817</text:p>
          </table:table-cell>
          <table:table-cell office:value-type="float" office:value="0.395791" calcext:value-type="float">
            <text:p>0.395791</text:p>
          </table:table-cell>
          <table:table-cell office:value-type="float" office:value="0.561061" calcext:value-type="float">
            <text:p>0.561061</text:p>
          </table:table-cell>
          <table:table-cell office:value-type="float" office:value="0.528297" calcext:value-type="float">
            <text:p>0.528297</text:p>
          </table:table-cell>
          <table:table-cell office:value-type="float" office:value="0.895825" calcext:value-type="float">
            <text:p>0.895825</text:p>
          </table:table-cell>
          <table:table-cell office:value-type="float" office:value="0.464228" calcext:value-type="float">
            <text:p>0.464228</text:p>
          </table:table-cell>
          <table:table-cell office:value-type="float" office:value="1.35446" calcext:value-type="float">
            <text:p>1.35446</text:p>
          </table:table-cell>
          <table:table-cell office:value-type="float" office:value="0.497129" calcext:value-type="float">
            <text:p>0.497129</text:p>
          </table:table-cell>
          <table:table-cell office:value-type="float" office:value="0.500473" calcext:value-type="float">
            <text:p>0.500473</text:p>
          </table:table-cell>
          <table:table-cell office:value-type="float" office:value="1.25765" calcext:value-type="float">
            <text:p>1.25765</text:p>
          </table:table-cell>
          <table:table-cell office:value-type="float" office:value="0.371539" calcext:value-type="float">
            <text:p>0.371539</text:p>
          </table:table-cell>
          <table:table-cell office:value-type="float" office:value="0.35723" calcext:value-type="float">
            <text:p>0.35723</text:p>
          </table:table-cell>
          <table:table-cell office:value-type="float" office:value="0.908957" calcext:value-type="float">
            <text:p>0.908957</text:p>
          </table:table-cell>
          <table:table-cell table:number-columns-repeated="52"/>
          <table:table-cell table:formula="of:=MIN([.A94:.BL94])" office:value-type="float" office:value="0.35723" calcext:value-type="float">
            <text:p>0.35723</text:p>
          </table:table-cell>
          <table:table-cell table:formula="of:=MAX([.A94:.BL94])" office:value-type="float" office:value="1.35446" calcext:value-type="float">
            <text:p>1.35446</text:p>
          </table:table-cell>
          <table:table-cell table:number-columns-repeated="7"/>
        </table:table-row>
        <table:table-row table:style-name="ro2">
          <table:table-cell office:value-type="float" office:value="0.416458" calcext:value-type="float">
            <text:p>0.416458</text:p>
          </table:table-cell>
          <table:table-cell office:value-type="float" office:value="0.489554" calcext:value-type="float">
            <text:p>0.489554</text:p>
          </table:table-cell>
          <table:table-cell office:value-type="float" office:value="0.463259" calcext:value-type="float">
            <text:p>0.463259</text:p>
          </table:table-cell>
          <table:table-cell office:value-type="float" office:value="0.883225" calcext:value-type="float">
            <text:p>0.883225</text:p>
          </table:table-cell>
          <table:table-cell office:value-type="float" office:value="0.462411" calcext:value-type="float">
            <text:p>0.462411</text:p>
          </table:table-cell>
          <table:table-cell office:value-type="float" office:value="0.513652" calcext:value-type="float">
            <text:p>0.513652</text:p>
          </table:table-cell>
          <table:table-cell office:value-type="float" office:value="0.804563" calcext:value-type="float">
            <text:p>0.804563</text:p>
          </table:table-cell>
          <table:table-cell office:value-type="float" office:value="0.864143" calcext:value-type="float">
            <text:p>0.864143</text:p>
          </table:table-cell>
          <table:table-cell office:value-type="float" office:value="0.795858" calcext:value-type="float">
            <text:p>0.795858</text:p>
          </table:table-cell>
          <table:table-cell office:value-type="float" office:value="0.520611" calcext:value-type="float">
            <text:p>0.520611</text:p>
          </table:table-cell>
          <table:table-cell office:value-type="float" office:value="1.40108" calcext:value-type="float">
            <text:p>1.40108</text:p>
          </table:table-cell>
          <table:table-cell office:value-type="float" office:value="0.683693" calcext:value-type="float">
            <text:p>0.683693</text:p>
          </table:table-cell>
          <table:table-cell office:value-type="float" office:value="0.73318" calcext:value-type="float">
            <text:p>0.73318</text:p>
          </table:table-cell>
          <table:table-cell office:value-type="float" office:value="0.884805" calcext:value-type="float">
            <text:p>0.884805</text:p>
          </table:table-cell>
          <table:table-cell office:value-type="float" office:value="0.814489" calcext:value-type="float">
            <text:p>0.814489</text:p>
          </table:table-cell>
          <table:table-cell office:value-type="float" office:value="0.230105" calcext:value-type="float">
            <text:p>0.230105</text:p>
          </table:table-cell>
          <table:table-cell table:number-columns-repeated="52"/>
          <table:table-cell table:formula="of:=MIN([.A95:.BL95])" office:value-type="float" office:value="0.230105" calcext:value-type="float">
            <text:p>0.230105</text:p>
          </table:table-cell>
          <table:table-cell table:formula="of:=MAX([.A95:.BL95])" office:value-type="float" office:value="1.40108" calcext:value-type="float">
            <text:p>1.40108</text:p>
          </table:table-cell>
          <table:table-cell table:number-columns-repeated="7"/>
        </table:table-row>
        <table:table-row table:style-name="ro2">
          <table:table-cell office:value-type="float" office:value="0.56091" calcext:value-type="float">
            <text:p>0.56091</text:p>
          </table:table-cell>
          <table:table-cell office:value-type="float" office:value="0.567401" calcext:value-type="float">
            <text:p>0.567401</text:p>
          </table:table-cell>
          <table:table-cell office:value-type="float" office:value="1.14898" calcext:value-type="float">
            <text:p>1.14898</text:p>
          </table:table-cell>
          <table:table-cell office:value-type="float" office:value="1.15418" calcext:value-type="float">
            <text:p>1.15418</text:p>
          </table:table-cell>
          <table:table-cell office:value-type="float" office:value="0.645017" calcext:value-type="float">
            <text:p>0.645017</text:p>
          </table:table-cell>
          <table:table-cell office:value-type="float" office:value="1.22784" calcext:value-type="float">
            <text:p>1.22784</text:p>
          </table:table-cell>
          <table:table-cell office:value-type="float" office:value="0.350257" calcext:value-type="float">
            <text:p>0.350257</text:p>
          </table:table-cell>
          <table:table-cell office:value-type="float" office:value="0.921981" calcext:value-type="float">
            <text:p>0.921981</text:p>
          </table:table-cell>
          <table:table-cell office:value-type="float" office:value="0.926037" calcext:value-type="float">
            <text:p>0.926037</text:p>
          </table:table-cell>
          <table:table-cell office:value-type="float" office:value="0.387275" calcext:value-type="float">
            <text:p>0.387275</text:p>
          </table:table-cell>
          <table:table-cell office:value-type="float" office:value="0.591703" calcext:value-type="float">
            <text:p>0.591703</text:p>
          </table:table-cell>
          <table:table-cell office:value-type="float" office:value="0.26681" calcext:value-type="float">
            <text:p>0.26681</text:p>
          </table:table-cell>
          <table:table-cell office:value-type="float" office:value="0.608061" calcext:value-type="float">
            <text:p>0.608061</text:p>
          </table:table-cell>
          <table:table-cell office:value-type="float" office:value="0.428216" calcext:value-type="float">
            <text:p>0.428216</text:p>
          </table:table-cell>
          <table:table-cell office:value-type="float" office:value="0.37517" calcext:value-type="float">
            <text:p>0.37517</text:p>
          </table:table-cell>
          <table:table-cell office:value-type="float" office:value="0.39097" calcext:value-type="float">
            <text:p>0.39097</text:p>
          </table:table-cell>
          <table:table-cell table:number-columns-repeated="52"/>
          <table:table-cell table:formula="of:=MIN([.A96:.BL96])" office:value-type="float" office:value="0.26681" calcext:value-type="float">
            <text:p>0.26681</text:p>
          </table:table-cell>
          <table:table-cell table:formula="of:=MAX([.A96:.BL96])" office:value-type="float" office:value="1.22784" calcext:value-type="float">
            <text:p>1.22784</text:p>
          </table:table-cell>
          <table:table-cell table:number-columns-repeated="7"/>
        </table:table-row>
        <table:table-row table:style-name="ro2">
          <table:table-cell office:value-type="float" office:value="0.557305" calcext:value-type="float">
            <text:p>0.557305</text:p>
          </table:table-cell>
          <table:table-cell office:value-type="float" office:value="0.598407" calcext:value-type="float">
            <text:p>0.598407</text:p>
          </table:table-cell>
          <table:table-cell office:value-type="float" office:value="0.653113" calcext:value-type="float">
            <text:p>0.653113</text:p>
          </table:table-cell>
          <table:table-cell office:value-type="float" office:value="0.767365" calcext:value-type="float">
            <text:p>0.767365</text:p>
          </table:table-cell>
          <table:table-cell office:value-type="float" office:value="0.705575" calcext:value-type="float">
            <text:p>0.705575</text:p>
          </table:table-cell>
          <table:table-cell office:value-type="float" office:value="0.591696" calcext:value-type="float">
            <text:p>0.591696</text:p>
          </table:table-cell>
          <table:table-cell office:value-type="float" office:value="1.11607" calcext:value-type="float">
            <text:p>1.11607</text:p>
          </table:table-cell>
          <table:table-cell office:value-type="float" office:value="1.07944" calcext:value-type="float">
            <text:p>1.07944</text:p>
          </table:table-cell>
          <table:table-cell office:value-type="float" office:value="1.15866" calcext:value-type="float">
            <text:p>1.15866</text:p>
          </table:table-cell>
          <table:table-cell office:value-type="float" office:value="1.14015" calcext:value-type="float">
            <text:p>1.14015</text:p>
          </table:table-cell>
          <table:table-cell office:value-type="float" office:value="0.294344" calcext:value-type="float">
            <text:p>0.294344</text:p>
          </table:table-cell>
          <table:table-cell office:value-type="float" office:value="0.940194" calcext:value-type="float">
            <text:p>0.940194</text:p>
          </table:table-cell>
          <table:table-cell office:value-type="float" office:value="0.43664" calcext:value-type="float">
            <text:p>0.43664</text:p>
          </table:table-cell>
          <table:table-cell office:value-type="float" office:value="1.60888" calcext:value-type="float">
            <text:p>1.60888</text:p>
          </table:table-cell>
          <table:table-cell office:value-type="float" office:value="1.15225" calcext:value-type="float">
            <text:p>1.15225</text:p>
          </table:table-cell>
          <table:table-cell office:value-type="float" office:value="1.93866" calcext:value-type="float">
            <text:p>1.93866</text:p>
          </table:table-cell>
          <table:table-cell table:number-columns-repeated="52"/>
          <table:table-cell table:formula="of:=MIN([.A97:.BL97])" office:value-type="float" office:value="0.294344" calcext:value-type="float">
            <text:p>0.294344</text:p>
          </table:table-cell>
          <table:table-cell table:formula="of:=MAX([.A97:.BL97])" office:value-type="float" office:value="1.93866" calcext:value-type="float">
            <text:p>1.93866</text:p>
          </table:table-cell>
          <table:table-cell table:number-columns-repeated="7"/>
        </table:table-row>
        <table:table-row table:style-name="ro2">
          <table:table-cell office:value-type="float" office:value="0.560979" calcext:value-type="float">
            <text:p>0.560979</text:p>
          </table:table-cell>
          <table:table-cell office:value-type="float" office:value="0.611353" calcext:value-type="float">
            <text:p>0.611353</text:p>
          </table:table-cell>
          <table:table-cell office:value-type="float" office:value="0.686301" calcext:value-type="float">
            <text:p>0.686301</text:p>
          </table:table-cell>
          <table:table-cell office:value-type="float" office:value="0.699349" calcext:value-type="float">
            <text:p>0.699349</text:p>
          </table:table-cell>
          <table:table-cell office:value-type="float" office:value="0.543636" calcext:value-type="float">
            <text:p>0.543636</text:p>
          </table:table-cell>
          <table:table-cell office:value-type="float" office:value="0.649122" calcext:value-type="float">
            <text:p>0.649122</text:p>
          </table:table-cell>
          <table:table-cell office:value-type="float" office:value="0.811468" calcext:value-type="float">
            <text:p>0.811468</text:p>
          </table:table-cell>
          <table:table-cell office:value-type="float" office:value="0.728441" calcext:value-type="float">
            <text:p>0.728441</text:p>
          </table:table-cell>
          <table:table-cell office:value-type="float" office:value="1.25073" calcext:value-type="float">
            <text:p>1.25073</text:p>
          </table:table-cell>
          <table:table-cell office:value-type="float" office:value="1.23283" calcext:value-type="float">
            <text:p>1.23283</text:p>
          </table:table-cell>
          <table:table-cell office:value-type="float" office:value="1.31347" calcext:value-type="float">
            <text:p>1.31347</text:p>
          </table:table-cell>
          <table:table-cell office:value-type="float" office:value="0.709531" calcext:value-type="float">
            <text:p>0.709531</text:p>
          </table:table-cell>
          <table:table-cell office:value-type="float" office:value="1.68607" calcext:value-type="float">
            <text:p>1.68607</text:p>
          </table:table-cell>
          <table:table-cell office:value-type="float" office:value="1.00629" calcext:value-type="float">
            <text:p>1.00629</text:p>
          </table:table-cell>
          <table:table-cell office:value-type="float" office:value="0.435035" calcext:value-type="float">
            <text:p>0.435035</text:p>
          </table:table-cell>
          <table:table-cell office:value-type="float" office:value="0.468993" calcext:value-type="float">
            <text:p>0.468993</text:p>
          </table:table-cell>
          <table:table-cell table:number-columns-repeated="52"/>
          <table:table-cell table:formula="of:=MIN([.A98:.BL98])" office:value-type="float" office:value="0.435035" calcext:value-type="float">
            <text:p>0.435035</text:p>
          </table:table-cell>
          <table:table-cell table:formula="of:=MAX([.A98:.BL98])" office:value-type="float" office:value="1.68607" calcext:value-type="float">
            <text:p>1.68607</text:p>
          </table:table-cell>
          <table:table-cell table:number-columns-repeated="7"/>
        </table:table-row>
        <table:table-row table:style-name="ro2">
          <table:table-cell office:value-type="float" office:value="0.438098" calcext:value-type="float">
            <text:p>0.438098</text:p>
          </table:table-cell>
          <table:table-cell office:value-type="float" office:value="0.483321" calcext:value-type="float">
            <text:p>0.483321</text:p>
          </table:table-cell>
          <table:table-cell office:value-type="float" office:value="0.566325" calcext:value-type="float">
            <text:p>0.566325</text:p>
          </table:table-cell>
          <table:table-cell office:value-type="float" office:value="0.453079" calcext:value-type="float">
            <text:p>0.453079</text:p>
          </table:table-cell>
          <table:table-cell office:value-type="float" office:value="0.459209" calcext:value-type="float">
            <text:p>0.459209</text:p>
          </table:table-cell>
          <table:table-cell office:value-type="float" office:value="0.594856" calcext:value-type="float">
            <text:p>0.594856</text:p>
          </table:table-cell>
          <table:table-cell office:value-type="float" office:value="1.12243" calcext:value-type="float">
            <text:p>1.12243</text:p>
          </table:table-cell>
          <table:table-cell office:value-type="float" office:value="0.44242" calcext:value-type="float">
            <text:p>0.44242</text:p>
          </table:table-cell>
          <table:table-cell office:value-type="float" office:value="0.89716" calcext:value-type="float">
            <text:p>0.89716</text:p>
          </table:table-cell>
          <table:table-cell office:value-type="float" office:value="0.928969" calcext:value-type="float">
            <text:p>0.928969</text:p>
          </table:table-cell>
          <table:table-cell office:value-type="float" office:value="0.57788" calcext:value-type="float">
            <text:p>0.57788</text:p>
          </table:table-cell>
          <table:table-cell office:value-type="float" office:value="0.598302" calcext:value-type="float">
            <text:p>0.598302</text:p>
          </table:table-cell>
          <table:table-cell office:value-type="float" office:value="1.39428" calcext:value-type="float">
            <text:p>1.39428</text:p>
          </table:table-cell>
          <table:table-cell office:value-type="float" office:value="2.03328" calcext:value-type="float">
            <text:p>2.03328</text:p>
          </table:table-cell>
          <table:table-cell office:value-type="float" office:value="1.50426" calcext:value-type="float">
            <text:p>1.50426</text:p>
          </table:table-cell>
          <table:table-cell office:value-type="float" office:value="0.488692" calcext:value-type="float">
            <text:p>0.488692</text:p>
          </table:table-cell>
          <table:table-cell table:number-columns-repeated="52"/>
          <table:table-cell table:formula="of:=MIN([.A99:.BL99])" office:value-type="float" office:value="0.438098" calcext:value-type="float">
            <text:p>0.438098</text:p>
          </table:table-cell>
          <table:table-cell table:formula="of:=MAX([.A99:.BL99])" office:value-type="float" office:value="2.03328" calcext:value-type="float">
            <text:p>2.03328</text:p>
          </table:table-cell>
          <table:table-cell table:number-columns-repeated="7"/>
        </table:table-row>
        <table:table-row table:style-name="ro2">
          <table:table-cell office:value-type="float" office:value="0.323635" calcext:value-type="float">
            <text:p>0.323635</text:p>
          </table:table-cell>
          <table:table-cell office:value-type="float" office:value="0.564075" calcext:value-type="float">
            <text:p>0.564075</text:p>
          </table:table-cell>
          <table:table-cell office:value-type="float" office:value="0.322131" calcext:value-type="float">
            <text:p>0.322131</text:p>
          </table:table-cell>
          <table:table-cell office:value-type="float" office:value="0.984317" calcext:value-type="float">
            <text:p>0.984317</text:p>
          </table:table-cell>
          <table:table-cell office:value-type="float" office:value="0.799176" calcext:value-type="float">
            <text:p>0.799176</text:p>
          </table:table-cell>
          <table:table-cell office:value-type="float" office:value="0.648507" calcext:value-type="float">
            <text:p>0.648507</text:p>
          </table:table-cell>
          <table:table-cell office:value-type="float" office:value="0.649433" calcext:value-type="float">
            <text:p>0.649433</text:p>
          </table:table-cell>
          <table:table-cell office:value-type="float" office:value="0.983559" calcext:value-type="float">
            <text:p>0.983559</text:p>
          </table:table-cell>
          <table:table-cell office:value-type="float" office:value="1.30355" calcext:value-type="float">
            <text:p>1.30355</text:p>
          </table:table-cell>
          <table:table-cell office:value-type="float" office:value="0.664192" calcext:value-type="float">
            <text:p>0.664192</text:p>
          </table:table-cell>
          <table:table-cell office:value-type="float" office:value="0.320955" calcext:value-type="float">
            <text:p>0.320955</text:p>
          </table:table-cell>
          <table:table-cell office:value-type="float" office:value="0.967683" calcext:value-type="float">
            <text:p>0.967683</text:p>
          </table:table-cell>
          <table:table-cell office:value-type="float" office:value="0.972052" calcext:value-type="float">
            <text:p>0.972052</text:p>
          </table:table-cell>
          <table:table-cell office:value-type="float" office:value="0.718492" calcext:value-type="float">
            <text:p>0.718492</text:p>
          </table:table-cell>
          <table:table-cell office:value-type="float" office:value="1.41171" calcext:value-type="float">
            <text:p>1.41171</text:p>
          </table:table-cell>
          <table:table-cell office:value-type="float" office:value="1.31752" calcext:value-type="float">
            <text:p>1.31752</text:p>
          </table:table-cell>
          <table:table-cell table:number-columns-repeated="52"/>
          <table:table-cell table:formula="of:=MIN([.A100:.BL100])" office:value-type="float" office:value="0.320955" calcext:value-type="float">
            <text:p>0.320955</text:p>
          </table:table-cell>
          <table:table-cell table:formula="of:=MAX([.A100:.BL100])" office:value-type="float" office:value="1.41171" calcext:value-type="float">
            <text:p>1.41171</text:p>
          </table:table-cell>
          <table:table-cell table:number-columns-repeated="7"/>
        </table:table-row>
        <table:table-row table:style-name="ro2">
          <table:table-cell office:value-type="float" office:value="0.553969" calcext:value-type="float">
            <text:p>0.553969</text:p>
          </table:table-cell>
          <table:table-cell office:value-type="float" office:value="0.600137" calcext:value-type="float">
            <text:p>0.600137</text:p>
          </table:table-cell>
          <table:table-cell office:value-type="float" office:value="0.72726" calcext:value-type="float">
            <text:p>0.72726</text:p>
          </table:table-cell>
          <table:table-cell office:value-type="float" office:value="0.587278" calcext:value-type="float">
            <text:p>0.587278</text:p>
          </table:table-cell>
          <table:table-cell office:value-type="float" office:value="0.583989" calcext:value-type="float">
            <text:p>0.583989</text:p>
          </table:table-cell>
          <table:table-cell office:value-type="float" office:value="0.614925" calcext:value-type="float">
            <text:p>0.614925</text:p>
          </table:table-cell>
          <table:table-cell office:value-type="float" office:value="1.34318" calcext:value-type="float">
            <text:p>1.34318</text:p>
          </table:table-cell>
          <table:table-cell office:value-type="float" office:value="0.69434" calcext:value-type="float">
            <text:p>0.69434</text:p>
          </table:table-cell>
          <table:table-cell office:value-type="float" office:value="1.10946" calcext:value-type="float">
            <text:p>1.10946</text:p>
          </table:table-cell>
          <table:table-cell office:value-type="float" office:value="0.589868" calcext:value-type="float">
            <text:p>0.589868</text:p>
          </table:table-cell>
          <table:table-cell office:value-type="float" office:value="0.53867" calcext:value-type="float">
            <text:p>0.53867</text:p>
          </table:table-cell>
          <table:table-cell office:value-type="float" office:value="1.3663" calcext:value-type="float">
            <text:p>1.3663</text:p>
          </table:table-cell>
          <table:table-cell office:value-type="float" office:value="1.75226" calcext:value-type="float">
            <text:p>1.75226</text:p>
          </table:table-cell>
          <table:table-cell office:value-type="float" office:value="1.19955" calcext:value-type="float">
            <text:p>1.19955</text:p>
          </table:table-cell>
          <table:table-cell office:value-type="float" office:value="0.508426" calcext:value-type="float">
            <text:p>0.508426</text:p>
          </table:table-cell>
          <table:table-cell office:value-type="float" office:value="1.13369" calcext:value-type="float">
            <text:p>1.13369</text:p>
          </table:table-cell>
          <table:table-cell table:number-columns-repeated="52"/>
          <table:table-cell table:formula="of:=MIN([.A101:.BL101])" office:value-type="float" office:value="0.508426" calcext:value-type="float">
            <text:p>0.508426</text:p>
          </table:table-cell>
          <table:table-cell table:formula="of:=MAX([.A101:.BL101])" office:value-type="float" office:value="1.75226" calcext:value-type="float">
            <text:p>1.75226</text:p>
          </table:table-cell>
          <table:table-cell table:number-columns-repeated="7"/>
        </table:table-row>
        <table:table-row table:style-name="ro2">
          <table:table-cell office:value-type="float" office:value="0.564244" calcext:value-type="float">
            <text:p>0.564244</text:p>
          </table:table-cell>
          <table:table-cell office:value-type="float" office:value="0.610248" calcext:value-type="float">
            <text:p>0.610248</text:p>
          </table:table-cell>
          <table:table-cell office:value-type="float" office:value="0.6982" calcext:value-type="float">
            <text:p>0.6982</text:p>
          </table:table-cell>
          <table:table-cell office:value-type="float" office:value="0.692044" calcext:value-type="float">
            <text:p>0.692044</text:p>
          </table:table-cell>
          <table:table-cell office:value-type="float" office:value="0.598102" calcext:value-type="float">
            <text:p>0.598102</text:p>
          </table:table-cell>
          <table:table-cell office:value-type="float" office:value="0.644787" calcext:value-type="float">
            <text:p>0.644787</text:p>
          </table:table-cell>
          <table:table-cell office:value-type="float" office:value="1.12178" calcext:value-type="float">
            <text:p>1.12178</text:p>
          </table:table-cell>
          <table:table-cell office:value-type="float" office:value="0.464573" calcext:value-type="float">
            <text:p>0.464573</text:p>
          </table:table-cell>
          <table:table-cell office:value-type="float" office:value="1.03228" calcext:value-type="float">
            <text:p>1.03228</text:p>
          </table:table-cell>
          <table:table-cell office:value-type="float" office:value="1.21955" calcext:value-type="float">
            <text:p>1.21955</text:p>
          </table:table-cell>
          <table:table-cell office:value-type="float" office:value="1.08117" calcext:value-type="float">
            <text:p>1.08117</text:p>
          </table:table-cell>
          <table:table-cell office:value-type="float" office:value="1.47106" calcext:value-type="float">
            <text:p>1.47106</text:p>
          </table:table-cell>
          <table:table-cell office:value-type="float" office:value="1.488" calcext:value-type="float">
            <text:p>1.488</text:p>
          </table:table-cell>
          <table:table-cell office:value-type="float" office:value="0.55658" calcext:value-type="float">
            <text:p>0.55658</text:p>
          </table:table-cell>
          <table:table-cell office:value-type="float" office:value="0.69188" calcext:value-type="float">
            <text:p>0.69188</text:p>
          </table:table-cell>
          <table:table-cell office:value-type="float" office:value="0.204794" calcext:value-type="float">
            <text:p>0.204794</text:p>
          </table:table-cell>
          <table:table-cell table:number-columns-repeated="52"/>
          <table:table-cell table:formula="of:=MIN([.A102:.BL102])" office:value-type="float" office:value="0.204794" calcext:value-type="float">
            <text:p>0.204794</text:p>
          </table:table-cell>
          <table:table-cell table:formula="of:=MAX([.A102:.BL102])" office:value-type="float" office:value="1.488" calcext:value-type="float">
            <text:p>1.488</text:p>
          </table:table-cell>
          <table:table-cell table:number-columns-repeated="7"/>
        </table:table-row>
        <table:table-row table:style-name="ro2">
          <table:table-cell office:value-type="float" office:value="0.558719" calcext:value-type="float">
            <text:p>0.558719</text:p>
          </table:table-cell>
          <table:table-cell office:value-type="float" office:value="0.662383" calcext:value-type="float">
            <text:p>0.662383</text:p>
          </table:table-cell>
          <table:table-cell office:value-type="float" office:value="0.746134" calcext:value-type="float">
            <text:p>0.746134</text:p>
          </table:table-cell>
          <table:table-cell office:value-type="float" office:value="0.637385" calcext:value-type="float">
            <text:p>0.637385</text:p>
          </table:table-cell>
          <table:table-cell office:value-type="float" office:value="1.21116" calcext:value-type="float">
            <text:p>1.21116</text:p>
          </table:table-cell>
          <table:table-cell office:value-type="float" office:value="0.689316" calcext:value-type="float">
            <text:p>0.689316</text:p>
          </table:table-cell>
          <table:table-cell office:value-type="float" office:value="0.665706" calcext:value-type="float">
            <text:p>0.665706</text:p>
          </table:table-cell>
          <table:table-cell office:value-type="float" office:value="0.66977" calcext:value-type="float">
            <text:p>0.66977</text:p>
          </table:table-cell>
          <table:table-cell office:value-type="float" office:value="1.05346" calcext:value-type="float">
            <text:p>1.05346</text:p>
          </table:table-cell>
          <table:table-cell office:value-type="float" office:value="1.29586" calcext:value-type="float">
            <text:p>1.29586</text:p>
          </table:table-cell>
          <table:table-cell office:value-type="float" office:value="1.15203" calcext:value-type="float">
            <text:p>1.15203</text:p>
          </table:table-cell>
          <table:table-cell office:value-type="float" office:value="0.638264" calcext:value-type="float">
            <text:p>0.638264</text:p>
          </table:table-cell>
          <table:table-cell office:value-type="float" office:value="0.354749" calcext:value-type="float">
            <text:p>0.354749</text:p>
          </table:table-cell>
          <table:table-cell office:value-type="float" office:value="0.308862" calcext:value-type="float">
            <text:p>0.308862</text:p>
          </table:table-cell>
          <table:table-cell office:value-type="float" office:value="1.7655" calcext:value-type="float">
            <text:p>1.7655</text:p>
          </table:table-cell>
          <table:table-cell office:value-type="float" office:value="0.72134" calcext:value-type="float">
            <text:p>0.72134</text:p>
          </table:table-cell>
          <table:table-cell table:number-columns-repeated="52"/>
          <table:table-cell table:formula="of:=MIN([.A103:.BL103])" office:value-type="float" office:value="0.308862" calcext:value-type="float">
            <text:p>0.308862</text:p>
          </table:table-cell>
          <table:table-cell table:formula="of:=MAX([.A103:.BL103])" office:value-type="float" office:value="1.7655" calcext:value-type="float">
            <text:p>1.7655</text:p>
          </table:table-cell>
          <table:table-cell table:number-columns-repeated="7"/>
        </table:table-row>
        <table:table-row table:style-name="ro2">
          <table:table-cell office:value-type="float" office:value="0.408299" calcext:value-type="float">
            <text:p>0.408299</text:p>
          </table:table-cell>
          <table:table-cell office:value-type="float" office:value="0.410754" calcext:value-type="float">
            <text:p>0.410754</text:p>
          </table:table-cell>
          <table:table-cell office:value-type="float" office:value="0.449726" calcext:value-type="float">
            <text:p>0.449726</text:p>
          </table:table-cell>
          <table:table-cell office:value-type="float" office:value="0.586561" calcext:value-type="float">
            <text:p>0.586561</text:p>
          </table:table-cell>
          <table:table-cell office:value-type="float" office:value="0.554312" calcext:value-type="float">
            <text:p>0.554312</text:p>
          </table:table-cell>
          <table:table-cell office:value-type="float" office:value="0.489574" calcext:value-type="float">
            <text:p>0.489574</text:p>
          </table:table-cell>
          <table:table-cell office:value-type="float" office:value="0.672839" calcext:value-type="float">
            <text:p>0.672839</text:p>
          </table:table-cell>
          <table:table-cell office:value-type="float" office:value="0.7401" calcext:value-type="float">
            <text:p>0.7401</text:p>
          </table:table-cell>
          <table:table-cell office:value-type="float" office:value="0.798325" calcext:value-type="float">
            <text:p>0.798325</text:p>
          </table:table-cell>
          <table:table-cell office:value-type="float" office:value="0.798246" calcext:value-type="float">
            <text:p>0.798246</text:p>
          </table:table-cell>
          <table:table-cell office:value-type="float" office:value="0.870208" calcext:value-type="float">
            <text:p>0.870208</text:p>
          </table:table-cell>
          <table:table-cell office:value-type="float" office:value="0.358917" calcext:value-type="float">
            <text:p>0.358917</text:p>
          </table:table-cell>
          <table:table-cell office:value-type="float" office:value="0.266633" calcext:value-type="float">
            <text:p>0.266633</text:p>
          </table:table-cell>
          <table:table-cell office:value-type="float" office:value="0.231904" calcext:value-type="float">
            <text:p>0.231904</text:p>
          </table:table-cell>
          <table:table-cell office:value-type="float" office:value="0.392622" calcext:value-type="float">
            <text:p>0.392622</text:p>
          </table:table-cell>
          <table:table-cell office:value-type="float" office:value="0.243024" calcext:value-type="float">
            <text:p>0.243024</text:p>
          </table:table-cell>
          <table:table-cell table:number-columns-repeated="52"/>
          <table:table-cell table:formula="of:=MIN([.A104:.BL104])" office:value-type="float" office:value="0.231904" calcext:value-type="float">
            <text:p>0.231904</text:p>
          </table:table-cell>
          <table:table-cell table:formula="of:=MAX([.A104:.BL104])" office:value-type="float" office:value="0.870208" calcext:value-type="float">
            <text:p>0.870208</text:p>
          </table:table-cell>
          <table:table-cell table:number-columns-repeated="7"/>
        </table:table-row>
        <table:table-row table:style-name="ro2">
          <table:table-cell office:value-type="float" office:value="0.548105" calcext:value-type="float">
            <text:p>0.548105</text:p>
          </table:table-cell>
          <table:table-cell office:value-type="float" office:value="0.596222" calcext:value-type="float">
            <text:p>0.596222</text:p>
          </table:table-cell>
          <table:table-cell office:value-type="float" office:value="0.630451" calcext:value-type="float">
            <text:p>0.630451</text:p>
          </table:table-cell>
          <table:table-cell office:value-type="float" office:value="0.729962" calcext:value-type="float">
            <text:p>0.729962</text:p>
          </table:table-cell>
          <table:table-cell office:value-type="float" office:value="0.589015" calcext:value-type="float">
            <text:p>0.589015</text:p>
          </table:table-cell>
          <table:table-cell office:value-type="float" office:value="0.649749" calcext:value-type="float">
            <text:p>0.649749</text:p>
          </table:table-cell>
          <table:table-cell office:value-type="float" office:value="1.02104" calcext:value-type="float">
            <text:p>1.02104</text:p>
          </table:table-cell>
          <table:table-cell office:value-type="float" office:value="0.858016" calcext:value-type="float">
            <text:p>0.858016</text:p>
          </table:table-cell>
          <table:table-cell office:value-type="float" office:value="0.778712" calcext:value-type="float">
            <text:p>0.778712</text:p>
          </table:table-cell>
          <table:table-cell office:value-type="float" office:value="0.514204" calcext:value-type="float">
            <text:p>0.514204</text:p>
          </table:table-cell>
          <table:table-cell office:value-type="float" office:value="0.884614" calcext:value-type="float">
            <text:p>0.884614</text:p>
          </table:table-cell>
          <table:table-cell office:value-type="float" office:value="1.4064" calcext:value-type="float">
            <text:p>1.4064</text:p>
          </table:table-cell>
          <table:table-cell office:value-type="float" office:value="0.617974" calcext:value-type="float">
            <text:p>0.617974</text:p>
          </table:table-cell>
          <table:table-cell office:value-type="float" office:value="0.984566" calcext:value-type="float">
            <text:p>0.984566</text:p>
          </table:table-cell>
          <table:table-cell office:value-type="float" office:value="0.32223" calcext:value-type="float">
            <text:p>0.32223</text:p>
          </table:table-cell>
          <table:table-cell office:value-type="float" office:value="0.322941" calcext:value-type="float">
            <text:p>0.322941</text:p>
          </table:table-cell>
          <table:table-cell table:number-columns-repeated="52"/>
          <table:table-cell table:formula="of:=MIN([.A105:.BL105])" office:value-type="float" office:value="0.32223" calcext:value-type="float">
            <text:p>0.32223</text:p>
          </table:table-cell>
          <table:table-cell table:formula="of:=MAX([.A105:.BL105])" office:value-type="float" office:value="1.4064" calcext:value-type="float">
            <text:p>1.406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float" office:value="0.276665" calcext:value-type="float">
            <text:p>0.276665</text:p>
          </table:table-cell>
          <table:table-cell office:value-type="float" office:value="0.280994" calcext:value-type="float">
            <text:p>0.280994</text:p>
          </table:table-cell>
          <table:table-cell office:value-type="float" office:value="0.318294" calcext:value-type="float">
            <text:p>0.318294</text:p>
          </table:table-cell>
          <table:table-cell office:value-type="float" office:value="0.387507" calcext:value-type="float">
            <text:p>0.387507</text:p>
          </table:table-cell>
          <table:table-cell office:value-type="float" office:value="0.275226" calcext:value-type="float">
            <text:p>0.275226</text:p>
          </table:table-cell>
          <table:table-cell office:value-type="float" office:value="0.373323" calcext:value-type="float">
            <text:p>0.373323</text:p>
          </table:table-cell>
          <table:table-cell office:value-type="float" office:value="0.695419" calcext:value-type="float">
            <text:p>0.695419</text:p>
          </table:table-cell>
          <table:table-cell office:value-type="float" office:value="0.373455" calcext:value-type="float">
            <text:p>0.373455</text:p>
          </table:table-cell>
          <table:table-cell office:value-type="float" office:value="0.217947" calcext:value-type="float">
            <text:p>0.217947</text:p>
          </table:table-cell>
          <table:table-cell office:value-type="float" office:value="0.260148" calcext:value-type="float">
            <text:p>0.260148</text:p>
          </table:table-cell>
          <table:table-cell office:value-type="float" office:value="0.910725" calcext:value-type="float">
            <text:p>0.910725</text:p>
          </table:table-cell>
          <table:table-cell office:value-type="float" office:value="0.357037" calcext:value-type="float">
            <text:p>0.357037</text:p>
          </table:table-cell>
          <table:table-cell office:value-type="float" office:value="1.00617" calcext:value-type="float">
            <text:p>1.00617</text:p>
          </table:table-cell>
          <table:table-cell office:value-type="float" office:value="0.63569" calcext:value-type="float">
            <text:p>0.63569</text:p>
          </table:table-cell>
          <table:table-cell office:value-type="float" office:value="0.645091" calcext:value-type="float">
            <text:p>0.645091</text:p>
          </table:table-cell>
          <table:table-cell office:value-type="float" office:value="1.13873" calcext:value-type="float">
            <text:p>1.13873</text:p>
          </table:table-cell>
          <table:table-cell office:value-type="float" office:value="0.834084" calcext:value-type="float">
            <text:p>0.834084</text:p>
          </table:table-cell>
          <table:table-cell office:value-type="float" office:value="1.26247" calcext:value-type="float">
            <text:p>1.26247</text:p>
          </table:table-cell>
          <table:table-cell office:value-type="float" office:value="0.24519" calcext:value-type="float">
            <text:p>0.24519</text:p>
          </table:table-cell>
          <table:table-cell office:value-type="float" office:value="1.4297" calcext:value-type="float">
            <text:p>1.4297</text:p>
          </table:table-cell>
          <table:table-cell office:value-type="float" office:value="1.52504" calcext:value-type="float">
            <text:p>1.52504</text:p>
          </table:table-cell>
          <table:table-cell office:value-type="float" office:value="1.15206" calcext:value-type="float">
            <text:p>1.15206</text:p>
          </table:table-cell>
          <table:table-cell office:value-type="float" office:value="0.570896" calcext:value-type="float">
            <text:p>0.570896</text:p>
          </table:table-cell>
          <table:table-cell office:value-type="float" office:value="1.17739" calcext:value-type="float">
            <text:p>1.17739</text:p>
          </table:table-cell>
          <table:table-cell table:number-columns-repeated="44"/>
          <table:table-cell table:formula="of:=MIN([.A107:.BL107])" office:value-type="float" office:value="0.217947" calcext:value-type="float">
            <text:p>0.217947</text:p>
          </table:table-cell>
          <table:table-cell table:formula="of:=MAX([.A107:.BL107])" office:value-type="float" office:value="1.52504" calcext:value-type="float">
            <text:p>1.52504</text:p>
          </table:table-cell>
          <table:table-cell table:number-columns-repeated="7"/>
        </table:table-row>
        <table:table-row table:style-name="ro2">
          <table:table-cell office:value-type="float" office:value="0.27487" calcext:value-type="float">
            <text:p>0.27487</text:p>
          </table:table-cell>
          <table:table-cell office:value-type="float" office:value="0.350209" calcext:value-type="float">
            <text:p>0.350209</text:p>
          </table:table-cell>
          <table:table-cell office:value-type="float" office:value="0.327584" calcext:value-type="float">
            <text:p>0.327584</text:p>
          </table:table-cell>
          <table:table-cell office:value-type="float" office:value="0.3791" calcext:value-type="float">
            <text:p>0.3791</text:p>
          </table:table-cell>
          <table:table-cell office:value-type="float" office:value="0.360602" calcext:value-type="float">
            <text:p>0.360602</text:p>
          </table:table-cell>
          <table:table-cell office:value-type="float" office:value="0.469346" calcext:value-type="float">
            <text:p>0.469346</text:p>
          </table:table-cell>
          <table:table-cell office:value-type="float" office:value="0.374198" calcext:value-type="float">
            <text:p>0.374198</text:p>
          </table:table-cell>
          <table:table-cell office:value-type="float" office:value="0.391555" calcext:value-type="float">
            <text:p>0.391555</text:p>
          </table:table-cell>
          <table:table-cell office:value-type="float" office:value="0.513552" calcext:value-type="float">
            <text:p>0.513552</text:p>
          </table:table-cell>
          <table:table-cell office:value-type="float" office:value="0.391576" calcext:value-type="float">
            <text:p>0.391576</text:p>
          </table:table-cell>
          <table:table-cell office:value-type="float" office:value="1.13811" calcext:value-type="float">
            <text:p>1.13811</text:p>
          </table:table-cell>
          <table:table-cell office:value-type="float" office:value="1.13315" calcext:value-type="float">
            <text:p>1.13315</text:p>
          </table:table-cell>
          <table:table-cell office:value-type="float" office:value="1.00297" calcext:value-type="float">
            <text:p>1.00297</text:p>
          </table:table-cell>
          <table:table-cell office:value-type="float" office:value="0.740497" calcext:value-type="float">
            <text:p>0.740497</text:p>
          </table:table-cell>
          <table:table-cell office:value-type="float" office:value="0.211224" calcext:value-type="float">
            <text:p>0.211224</text:p>
          </table:table-cell>
          <table:table-cell office:value-type="float" office:value="1.05405" calcext:value-type="float">
            <text:p>1.05405</text:p>
          </table:table-cell>
          <table:table-cell office:value-type="float" office:value="0.65006" calcext:value-type="float">
            <text:p>0.65006</text:p>
          </table:table-cell>
          <table:table-cell office:value-type="float" office:value="0.255757" calcext:value-type="float">
            <text:p>0.255757</text:p>
          </table:table-cell>
          <table:table-cell office:value-type="float" office:value="0.469265" calcext:value-type="float">
            <text:p>0.469265</text:p>
          </table:table-cell>
          <table:table-cell office:value-type="float" office:value="1.12706" calcext:value-type="float">
            <text:p>1.12706</text:p>
          </table:table-cell>
          <table:table-cell office:value-type="float" office:value="0.926521" calcext:value-type="float">
            <text:p>0.926521</text:p>
          </table:table-cell>
          <table:table-cell office:value-type="float" office:value="0.303589" calcext:value-type="float">
            <text:p>0.303589</text:p>
          </table:table-cell>
          <table:table-cell office:value-type="float" office:value="0.81966" calcext:value-type="float">
            <text:p>0.81966</text:p>
          </table:table-cell>
          <table:table-cell office:value-type="float" office:value="0.251182" calcext:value-type="float">
            <text:p>0.251182</text:p>
          </table:table-cell>
          <table:table-cell table:number-columns-repeated="44"/>
          <table:table-cell table:formula="of:=MIN([.A108:.BL108])" office:value-type="float" office:value="0.211224" calcext:value-type="float">
            <text:p>0.211224</text:p>
          </table:table-cell>
          <table:table-cell table:formula="of:=MAX([.A108:.BL108])" office:value-type="float" office:value="1.13811" calcext:value-type="float">
            <text:p>1.13811</text:p>
          </table:table-cell>
          <table:table-cell table:number-columns-repeated="7"/>
        </table:table-row>
        <table:table-row table:style-name="ro2">
          <table:table-cell office:value-type="float" office:value="0.377239" calcext:value-type="float">
            <text:p>0.377239</text:p>
          </table:table-cell>
          <table:table-cell office:value-type="float" office:value="0.413225" calcext:value-type="float">
            <text:p>0.413225</text:p>
          </table:table-cell>
          <table:table-cell office:value-type="float" office:value="0.460834" calcext:value-type="float">
            <text:p>0.460834</text:p>
          </table:table-cell>
          <table:table-cell office:value-type="float" office:value="0.540848" calcext:value-type="float">
            <text:p>0.540848</text:p>
          </table:table-cell>
          <table:table-cell office:value-type="float" office:value="0.400045" calcext:value-type="float">
            <text:p>0.400045</text:p>
          </table:table-cell>
          <table:table-cell office:value-type="float" office:value="0.480735" calcext:value-type="float">
            <text:p>0.480735</text:p>
          </table:table-cell>
          <table:table-cell office:value-type="float" office:value="0.721288" calcext:value-type="float">
            <text:p>0.721288</text:p>
          </table:table-cell>
          <table:table-cell office:value-type="float" office:value="0.665141" calcext:value-type="float">
            <text:p>0.665141</text:p>
          </table:table-cell>
          <table:table-cell office:value-type="float" office:value="0.860461" calcext:value-type="float">
            <text:p>0.860461</text:p>
          </table:table-cell>
          <table:table-cell office:value-type="float" office:value="0.488769" calcext:value-type="float">
            <text:p>0.488769</text:p>
          </table:table-cell>
          <table:table-cell office:value-type="float" office:value="0.993658" calcext:value-type="float">
            <text:p>0.993658</text:p>
          </table:table-cell>
          <table:table-cell office:value-type="float" office:value="0.663262" calcext:value-type="float">
            <text:p>0.663262</text:p>
          </table:table-cell>
          <table:table-cell office:value-type="float" office:value="0.601139" calcext:value-type="float">
            <text:p>0.601139</text:p>
          </table:table-cell>
          <table:table-cell office:value-type="float" office:value="1.2371" calcext:value-type="float">
            <text:p>1.2371</text:p>
          </table:table-cell>
          <table:table-cell office:value-type="float" office:value="0.520011" calcext:value-type="float">
            <text:p>0.520011</text:p>
          </table:table-cell>
          <table:table-cell office:value-type="float" office:value="0.389766" calcext:value-type="float">
            <text:p>0.389766</text:p>
          </table:table-cell>
          <table:table-cell office:value-type="float" office:value="0.421791" calcext:value-type="float">
            <text:p>0.421791</text:p>
          </table:table-cell>
          <table:table-cell office:value-type="float" office:value="0.763633" calcext:value-type="float">
            <text:p>0.763633</text:p>
          </table:table-cell>
          <table:table-cell office:value-type="float" office:value="0.613435" calcext:value-type="float">
            <text:p>0.613435</text:p>
          </table:table-cell>
          <table:table-cell office:value-type="float" office:value="0.365228" calcext:value-type="float">
            <text:p>0.365228</text:p>
          </table:table-cell>
          <table:table-cell office:value-type="float" office:value="0.883479" calcext:value-type="float">
            <text:p>0.883479</text:p>
          </table:table-cell>
          <table:table-cell office:value-type="float" office:value="1.08482" calcext:value-type="float">
            <text:p>1.08482</text:p>
          </table:table-cell>
          <table:table-cell office:value-type="float" office:value="0.419858" calcext:value-type="float">
            <text:p>0.419858</text:p>
          </table:table-cell>
          <table:table-cell office:value-type="float" office:value="0.337705" calcext:value-type="float">
            <text:p>0.337705</text:p>
          </table:table-cell>
          <table:table-cell table:number-columns-repeated="44"/>
          <table:table-cell table:formula="of:=MIN([.A109:.BL109])" office:value-type="float" office:value="0.337705" calcext:value-type="float">
            <text:p>0.337705</text:p>
          </table:table-cell>
          <table:table-cell table:formula="of:=MAX([.A109:.BL109])" office:value-type="float" office:value="1.2371" calcext:value-type="float">
            <text:p>1.2371</text:p>
          </table:table-cell>
          <table:table-cell table:number-columns-repeated="7"/>
        </table:table-row>
        <table:table-row table:style-name="ro2">
          <table:table-cell office:value-type="float" office:value="0.372178" calcext:value-type="float">
            <text:p>0.372178</text:p>
          </table:table-cell>
          <table:table-cell office:value-type="float" office:value="0.379166" calcext:value-type="float">
            <text:p>0.379166</text:p>
          </table:table-cell>
          <table:table-cell office:value-type="float" office:value="0.766631" calcext:value-type="float">
            <text:p>0.766631</text:p>
          </table:table-cell>
          <table:table-cell office:value-type="float" office:value="0.773818" calcext:value-type="float">
            <text:p>0.773818</text:p>
          </table:table-cell>
          <table:table-cell office:value-type="float" office:value="0.487845" calcext:value-type="float">
            <text:p>0.487845</text:p>
          </table:table-cell>
          <table:table-cell office:value-type="float" office:value="0.443616" calcext:value-type="float">
            <text:p>0.443616</text:p>
          </table:table-cell>
          <table:table-cell office:value-type="float" office:value="0.832732" calcext:value-type="float">
            <text:p>0.832732</text:p>
          </table:table-cell>
          <table:table-cell office:value-type="float" office:value="0.84005" calcext:value-type="float">
            <text:p>0.84005</text:p>
          </table:table-cell>
          <table:table-cell office:value-type="float" office:value="0.54611" calcext:value-type="float">
            <text:p>0.54611</text:p>
          </table:table-cell>
          <table:table-cell office:value-type="float" office:value="0.590384" calcext:value-type="float">
            <text:p>0.590384</text:p>
          </table:table-cell>
          <table:table-cell office:value-type="float" office:value="0.499345" calcext:value-type="float">
            <text:p>0.499345</text:p>
          </table:table-cell>
          <table:table-cell office:value-type="float" office:value="0.393795" calcext:value-type="float">
            <text:p>0.393795</text:p>
          </table:table-cell>
          <table:table-cell office:value-type="float" office:value="1.60529" calcext:value-type="float">
            <text:p>1.60529</text:p>
          </table:table-cell>
          <table:table-cell office:value-type="float" office:value="0.370102" calcext:value-type="float">
            <text:p>0.370102</text:p>
          </table:table-cell>
          <table:table-cell office:value-type="float" office:value="1.02364" calcext:value-type="float">
            <text:p>1.02364</text:p>
          </table:table-cell>
          <table:table-cell office:value-type="float" office:value="1.0372" calcext:value-type="float">
            <text:p>1.0372</text:p>
          </table:table-cell>
          <table:table-cell office:value-type="float" office:value="0.495827" calcext:value-type="float">
            <text:p>0.495827</text:p>
          </table:table-cell>
          <table:table-cell office:value-type="float" office:value="0.618215" calcext:value-type="float">
            <text:p>0.618215</text:p>
          </table:table-cell>
          <table:table-cell office:value-type="float" office:value="1.21007" calcext:value-type="float">
            <text:p>1.21007</text:p>
          </table:table-cell>
          <table:table-cell office:value-type="float" office:value="0.199331" calcext:value-type="float">
            <text:p>0.199331</text:p>
          </table:table-cell>
          <table:table-cell office:value-type="float" office:value="0.193214" calcext:value-type="float">
            <text:p>0.193214</text:p>
          </table:table-cell>
          <table:table-cell office:value-type="float" office:value="0.571891" calcext:value-type="float">
            <text:p>0.571891</text:p>
          </table:table-cell>
          <table:table-cell office:value-type="float" office:value="0.493933" calcext:value-type="float">
            <text:p>0.493933</text:p>
          </table:table-cell>
          <table:table-cell office:value-type="float" office:value="0.348242" calcext:value-type="float">
            <text:p>0.348242</text:p>
          </table:table-cell>
          <table:table-cell table:number-columns-repeated="44"/>
          <table:table-cell table:formula="of:=MIN([.A110:.BL110])" office:value-type="float" office:value="0.193214" calcext:value-type="float">
            <text:p>0.193214</text:p>
          </table:table-cell>
          <table:table-cell table:formula="of:=MAX([.A110:.BL110])" office:value-type="float" office:value="1.60529" calcext:value-type="float">
            <text:p>1.60529</text:p>
          </table:table-cell>
          <table:table-cell table:number-columns-repeated="7"/>
        </table:table-row>
        <table:table-row table:style-name="ro2">
          <table:table-cell office:value-type="float" office:value="0.274139" calcext:value-type="float">
            <text:p>0.274139</text:p>
          </table:table-cell>
          <table:table-cell office:value-type="float" office:value="0.34942" calcext:value-type="float">
            <text:p>0.34942</text:p>
          </table:table-cell>
          <table:table-cell office:value-type="float" office:value="0.30242" calcext:value-type="float">
            <text:p>0.30242</text:p>
          </table:table-cell>
          <table:table-cell office:value-type="float" office:value="0.57331" calcext:value-type="float">
            <text:p>0.57331</text:p>
          </table:table-cell>
          <table:table-cell office:value-type="float" office:value="0.580593" calcext:value-type="float">
            <text:p>0.580593</text:p>
          </table:table-cell>
          <table:table-cell office:value-type="float" office:value="0.37849" calcext:value-type="float">
            <text:p>0.37849</text:p>
          </table:table-cell>
          <table:table-cell office:value-type="float" office:value="0.393809" calcext:value-type="float">
            <text:p>0.393809</text:p>
          </table:table-cell>
          <table:table-cell office:value-type="float" office:value="0.455486" calcext:value-type="float">
            <text:p>0.455486</text:p>
          </table:table-cell>
          <table:table-cell office:value-type="float" office:value="0.649926" calcext:value-type="float">
            <text:p>0.649926</text:p>
          </table:table-cell>
          <table:table-cell office:value-type="float" office:value="0.514675" calcext:value-type="float">
            <text:p>0.514675</text:p>
          </table:table-cell>
          <table:table-cell office:value-type="float" office:value="0.569503" calcext:value-type="float">
            <text:p>0.569503</text:p>
          </table:table-cell>
          <table:table-cell office:value-type="float" office:value="0.682108" calcext:value-type="float">
            <text:p>0.682108</text:p>
          </table:table-cell>
          <table:table-cell office:value-type="float" office:value="0.624616" calcext:value-type="float">
            <text:p>0.624616</text:p>
          </table:table-cell>
          <table:table-cell office:value-type="float" office:value="0.450703" calcext:value-type="float">
            <text:p>0.450703</text:p>
          </table:table-cell>
          <table:table-cell office:value-type="float" office:value="0.334099" calcext:value-type="float">
            <text:p>0.334099</text:p>
          </table:table-cell>
          <table:table-cell office:value-type="float" office:value="0.213772" calcext:value-type="float">
            <text:p>0.213772</text:p>
          </table:table-cell>
          <table:table-cell office:value-type="float" office:value="1.01884" calcext:value-type="float">
            <text:p>1.01884</text:p>
          </table:table-cell>
          <table:table-cell office:value-type="float" office:value="1.022" calcext:value-type="float">
            <text:p>1.022</text:p>
          </table:table-cell>
          <table:table-cell office:value-type="float" office:value="0.502523" calcext:value-type="float">
            <text:p>0.502523</text:p>
          </table:table-cell>
          <table:table-cell office:value-type="float" office:value="0.471715" calcext:value-type="float">
            <text:p>0.471715</text:p>
          </table:table-cell>
          <table:table-cell office:value-type="float" office:value="0.534909" calcext:value-type="float">
            <text:p>0.534909</text:p>
          </table:table-cell>
          <table:table-cell office:value-type="float" office:value="0.975933" calcext:value-type="float">
            <text:p>0.975933</text:p>
          </table:table-cell>
          <table:table-cell office:value-type="float" office:value="0.379711" calcext:value-type="float">
            <text:p>0.379711</text:p>
          </table:table-cell>
          <table:table-cell office:value-type="float" office:value="0.823471" calcext:value-type="float">
            <text:p>0.823471</text:p>
          </table:table-cell>
          <table:table-cell table:number-columns-repeated="44"/>
          <table:table-cell table:formula="of:=MIN([.A111:.BL111])" office:value-type="float" office:value="0.213772" calcext:value-type="float">
            <text:p>0.213772</text:p>
          </table:table-cell>
          <table:table-cell table:formula="of:=MAX([.A111:.BL111])" office:value-type="float" office:value="1.022" calcext:value-type="float">
            <text:p>1.022</text:p>
          </table:table-cell>
          <table:table-cell table:number-columns-repeated="7"/>
        </table:table-row>
        <table:table-row table:style-name="ro2">
          <table:table-cell office:value-type="float" office:value="0.373373" calcext:value-type="float">
            <text:p>0.373373</text:p>
          </table:table-cell>
          <table:table-cell office:value-type="float" office:value="0.411784" calcext:value-type="float">
            <text:p>0.411784</text:p>
          </table:table-cell>
          <table:table-cell office:value-type="float" office:value="0.458565" calcext:value-type="float">
            <text:p>0.458565</text:p>
          </table:table-cell>
          <table:table-cell office:value-type="float" office:value="0.506879" calcext:value-type="float">
            <text:p>0.506879</text:p>
          </table:table-cell>
          <table:table-cell office:value-type="float" office:value="0.378688" calcext:value-type="float">
            <text:p>0.378688</text:p>
          </table:table-cell>
          <table:table-cell office:value-type="float" office:value="0.470594" calcext:value-type="float">
            <text:p>0.470594</text:p>
          </table:table-cell>
          <table:table-cell office:value-type="float" office:value="0.605621" calcext:value-type="float">
            <text:p>0.605621</text:p>
          </table:table-cell>
          <table:table-cell office:value-type="float" office:value="0.504275" calcext:value-type="float">
            <text:p>0.504275</text:p>
          </table:table-cell>
          <table:table-cell office:value-type="float" office:value="0.820502" calcext:value-type="float">
            <text:p>0.820502</text:p>
          </table:table-cell>
          <table:table-cell office:value-type="float" office:value="0.824568" calcext:value-type="float">
            <text:p>0.824568</text:p>
          </table:table-cell>
          <table:table-cell office:value-type="float" office:value="0.574189" calcext:value-type="float">
            <text:p>0.574189</text:p>
          </table:table-cell>
          <table:table-cell office:value-type="float" office:value="0.495908" calcext:value-type="float">
            <text:p>0.495908</text:p>
          </table:table-cell>
          <table:table-cell office:value-type="float" office:value="0.709472" calcext:value-type="float">
            <text:p>0.709472</text:p>
          </table:table-cell>
          <table:table-cell office:value-type="float" office:value="1.36363" calcext:value-type="float">
            <text:p>1.36363</text:p>
          </table:table-cell>
          <table:table-cell office:value-type="float" office:value="0.555991" calcext:value-type="float">
            <text:p>0.555991</text:p>
          </table:table-cell>
          <table:table-cell office:value-type="float" office:value="0.413765" calcext:value-type="float">
            <text:p>0.413765</text:p>
          </table:table-cell>
          <table:table-cell office:value-type="float" office:value="0.444451" calcext:value-type="float">
            <text:p>0.444451</text:p>
          </table:table-cell>
          <table:table-cell office:value-type="float" office:value="1.32453" calcext:value-type="float">
            <text:p>1.32453</text:p>
          </table:table-cell>
          <table:table-cell office:value-type="float" office:value="0.629" calcext:value-type="float">
            <text:p>0.629</text:p>
          </table:table-cell>
          <table:table-cell office:value-type="float" office:value="1.02204" calcext:value-type="float">
            <text:p>1.02204</text:p>
          </table:table-cell>
          <table:table-cell office:value-type="float" office:value="0.995209" calcext:value-type="float">
            <text:p>0.995209</text:p>
          </table:table-cell>
          <table:table-cell office:value-type="float" office:value="0.347472" calcext:value-type="float">
            <text:p>0.347472</text:p>
          </table:table-cell>
          <table:table-cell office:value-type="float" office:value="0.294761" calcext:value-type="float">
            <text:p>0.294761</text:p>
          </table:table-cell>
          <table:table-cell office:value-type="float" office:value="0.20139" calcext:value-type="float">
            <text:p>0.20139</text:p>
          </table:table-cell>
          <table:table-cell table:number-columns-repeated="44"/>
          <table:table-cell table:formula="of:=MIN([.A112:.BL112])" office:value-type="float" office:value="0.20139" calcext:value-type="float">
            <text:p>0.20139</text:p>
          </table:table-cell>
          <table:table-cell table:formula="of:=MAX([.A112:.BL112])" office:value-type="float" office:value="1.36363" calcext:value-type="float">
            <text:p>1.36363</text:p>
          </table:table-cell>
          <table:table-cell table:number-columns-repeated="7"/>
        </table:table-row>
        <table:table-row table:style-name="ro2">
          <table:table-cell office:value-type="float" office:value="0.261392" calcext:value-type="float">
            <text:p>0.261392</text:p>
          </table:table-cell>
          <table:table-cell office:value-type="float" office:value="0.327818" calcext:value-type="float">
            <text:p>0.327818</text:p>
          </table:table-cell>
          <table:table-cell office:value-type="float" office:value="0.377704" calcext:value-type="float">
            <text:p>0.377704</text:p>
          </table:table-cell>
          <table:table-cell office:value-type="float" office:value="0.474582" calcext:value-type="float">
            <text:p>0.474582</text:p>
          </table:table-cell>
          <table:table-cell office:value-type="float" office:value="0.401008" calcext:value-type="float">
            <text:p>0.401008</text:p>
          </table:table-cell>
          <table:table-cell office:value-type="float" office:value="0.322852" calcext:value-type="float">
            <text:p>0.322852</text:p>
          </table:table-cell>
          <table:table-cell office:value-type="float" office:value="0.34187" calcext:value-type="float">
            <text:p>0.34187</text:p>
          </table:table-cell>
          <table:table-cell office:value-type="float" office:value="0.775602" calcext:value-type="float">
            <text:p>0.775602</text:p>
          </table:table-cell>
          <table:table-cell office:value-type="float" office:value="0.305591" calcext:value-type="float">
            <text:p>0.305591</text:p>
          </table:table-cell>
          <table:table-cell office:value-type="float" office:value="0.975672" calcext:value-type="float">
            <text:p>0.975672</text:p>
          </table:table-cell>
          <table:table-cell office:value-type="float" office:value="0.76283" calcext:value-type="float">
            <text:p>0.76283</text:p>
          </table:table-cell>
          <table:table-cell office:value-type="float" office:value="0.511211" calcext:value-type="float">
            <text:p>0.511211</text:p>
          </table:table-cell>
          <table:table-cell office:value-type="float" office:value="0.889521" calcext:value-type="float">
            <text:p>0.889521</text:p>
          </table:table-cell>
          <table:table-cell office:value-type="float" office:value="0.379955" calcext:value-type="float">
            <text:p>0.379955</text:p>
          </table:table-cell>
          <table:table-cell office:value-type="float" office:value="0.378987" calcext:value-type="float">
            <text:p>0.378987</text:p>
          </table:table-cell>
          <table:table-cell office:value-type="float" office:value="1.34905" calcext:value-type="float">
            <text:p>1.34905</text:p>
          </table:table-cell>
          <table:table-cell office:value-type="float" office:value="0.241738" calcext:value-type="float">
            <text:p>0.241738</text:p>
          </table:table-cell>
          <table:table-cell office:value-type="float" office:value="0.978156" calcext:value-type="float">
            <text:p>0.978156</text:p>
          </table:table-cell>
          <table:table-cell office:value-type="float" office:value="0.324293" calcext:value-type="float">
            <text:p>0.324293</text:p>
          </table:table-cell>
          <table:table-cell office:value-type="float" office:value="0.614737" calcext:value-type="float">
            <text:p>0.614737</text:p>
          </table:table-cell>
          <table:table-cell office:value-type="float" office:value="0.55466" calcext:value-type="float">
            <text:p>0.55466</text:p>
          </table:table-cell>
          <table:table-cell office:value-type="float" office:value="1.20401" calcext:value-type="float">
            <text:p>1.20401</text:p>
          </table:table-cell>
          <table:table-cell office:value-type="float" office:value="0.614114" calcext:value-type="float">
            <text:p>0.614114</text:p>
          </table:table-cell>
          <table:table-cell office:value-type="float" office:value="0.281308" calcext:value-type="float">
            <text:p>0.281308</text:p>
          </table:table-cell>
          <table:table-cell table:number-columns-repeated="44"/>
          <table:table-cell table:formula="of:=MIN([.A113:.BL113])" office:value-type="float" office:value="0.241738" calcext:value-type="float">
            <text:p>0.241738</text:p>
          </table:table-cell>
          <table:table-cell table:formula="of:=MAX([.A113:.BL113])" office:value-type="float" office:value="1.34905" calcext:value-type="float">
            <text:p>1.34905</text:p>
          </table:table-cell>
          <table:table-cell table:number-columns-repeated="7"/>
        </table:table-row>
        <table:table-row table:style-name="ro2">
          <table:table-cell office:value-type="float" office:value="0.378813" calcext:value-type="float">
            <text:p>0.378813</text:p>
          </table:table-cell>
          <table:table-cell office:value-type="float" office:value="0.437667" calcext:value-type="float">
            <text:p>0.437667</text:p>
          </table:table-cell>
          <table:table-cell office:value-type="float" office:value="0.486069" calcext:value-type="float">
            <text:p>0.486069</text:p>
          </table:table-cell>
          <table:table-cell office:value-type="float" office:value="0.355445" calcext:value-type="float">
            <text:p>0.355445</text:p>
          </table:table-cell>
          <table:table-cell office:value-type="float" office:value="0.851992" calcext:value-type="float">
            <text:p>0.851992</text:p>
          </table:table-cell>
          <table:table-cell office:value-type="float" office:value="0.396963" calcext:value-type="float">
            <text:p>0.396963</text:p>
          </table:table-cell>
          <table:table-cell office:value-type="float" office:value="0.427832" calcext:value-type="float">
            <text:p>0.427832</text:p>
          </table:table-cell>
          <table:table-cell office:value-type="float" office:value="0.791153" calcext:value-type="float">
            <text:p>0.791153</text:p>
          </table:table-cell>
          <table:table-cell office:value-type="float" office:value="0.368973" calcext:value-type="float">
            <text:p>0.368973</text:p>
          </table:table-cell>
          <table:table-cell office:value-type="float" office:value="0.508347" calcext:value-type="float">
            <text:p>0.508347</text:p>
          </table:table-cell>
          <table:table-cell office:value-type="float" office:value="0.920815" calcext:value-type="float">
            <text:p>0.920815</text:p>
          </table:table-cell>
          <table:table-cell office:value-type="float" office:value="0.528418" calcext:value-type="float">
            <text:p>0.528418</text:p>
          </table:table-cell>
          <table:table-cell office:value-type="float" office:value="1.16725" calcext:value-type="float">
            <text:p>1.16725</text:p>
          </table:table-cell>
          <table:table-cell office:value-type="float" office:value="1.13474" calcext:value-type="float">
            <text:p>1.13474</text:p>
          </table:table-cell>
          <table:table-cell office:value-type="float" office:value="0.445929" calcext:value-type="float">
            <text:p>0.445929</text:p>
          </table:table-cell>
          <table:table-cell office:value-type="float" office:value="0.379823" calcext:value-type="float">
            <text:p>0.379823</text:p>
          </table:table-cell>
          <table:table-cell office:value-type="float" office:value="0.700024" calcext:value-type="float">
            <text:p>0.700024</text:p>
          </table:table-cell>
          <table:table-cell office:value-type="float" office:value="1.51039" calcext:value-type="float">
            <text:p>1.51039</text:p>
          </table:table-cell>
          <table:table-cell office:value-type="float" office:value="0.455208" calcext:value-type="float">
            <text:p>0.455208</text:p>
          </table:table-cell>
          <table:table-cell office:value-type="float" office:value="0.46385" calcext:value-type="float">
            <text:p>0.46385</text:p>
          </table:table-cell>
          <table:table-cell office:value-type="float" office:value="0.369155" calcext:value-type="float">
            <text:p>0.369155</text:p>
          </table:table-cell>
          <table:table-cell office:value-type="float" office:value="0.357348" calcext:value-type="float">
            <text:p>0.357348</text:p>
          </table:table-cell>
          <table:table-cell office:value-type="float" office:value="0.369739" calcext:value-type="float">
            <text:p>0.369739</text:p>
          </table:table-cell>
          <table:table-cell office:value-type="float" office:value="0.109456" calcext:value-type="float">
            <text:p>0.109456</text:p>
          </table:table-cell>
          <table:table-cell table:number-columns-repeated="44"/>
          <table:table-cell table:formula="of:=MIN([.A114:.BL114])" office:value-type="float" office:value="0.109456" calcext:value-type="float">
            <text:p>0.109456</text:p>
          </table:table-cell>
          <table:table-cell table:formula="of:=MAX([.A114:.BL114])" office:value-type="float" office:value="1.51039" calcext:value-type="float">
            <text:p>1.51039</text:p>
          </table:table-cell>
          <table:table-cell table:number-columns-repeated="7"/>
        </table:table-row>
        <table:table-row table:style-name="ro2">
          <table:table-cell office:value-type="float" office:value="0.375303" calcext:value-type="float">
            <text:p>0.375303</text:p>
          </table:table-cell>
          <table:table-cell office:value-type="float" office:value="0.439815" calcext:value-type="float">
            <text:p>0.439815</text:p>
          </table:table-cell>
          <table:table-cell office:value-type="float" office:value="0.52307" calcext:value-type="float">
            <text:p>0.52307</text:p>
          </table:table-cell>
          <table:table-cell office:value-type="float" office:value="0.44486" calcext:value-type="float">
            <text:p>0.44486</text:p>
          </table:table-cell>
          <table:table-cell office:value-type="float" office:value="0.42378" calcext:value-type="float">
            <text:p>0.42378</text:p>
          </table:table-cell>
          <table:table-cell office:value-type="float" office:value="0.468601" calcext:value-type="float">
            <text:p>0.468601</text:p>
          </table:table-cell>
          <table:table-cell office:value-type="float" office:value="0.376607" calcext:value-type="float">
            <text:p>0.376607</text:p>
          </table:table-cell>
          <table:table-cell office:value-type="float" office:value="0.414971" calcext:value-type="float">
            <text:p>0.414971</text:p>
          </table:table-cell>
          <table:table-cell office:value-type="float" office:value="0.517791" calcext:value-type="float">
            <text:p>0.517791</text:p>
          </table:table-cell>
          <table:table-cell office:value-type="float" office:value="1.43203" calcext:value-type="float">
            <text:p>1.43203</text:p>
          </table:table-cell>
          <table:table-cell office:value-type="float" office:value="1.31794" calcext:value-type="float">
            <text:p>1.31794</text:p>
          </table:table-cell>
          <table:table-cell office:value-type="float" office:value="0.859329" calcext:value-type="float">
            <text:p>0.859329</text:p>
          </table:table-cell>
          <table:table-cell office:value-type="float" office:value="0.814362" calcext:value-type="float">
            <text:p>0.814362</text:p>
          </table:table-cell>
          <table:table-cell office:value-type="float" office:value="0.508102" calcext:value-type="float">
            <text:p>0.508102</text:p>
          </table:table-cell>
          <table:table-cell office:value-type="float" office:value="1.34345" calcext:value-type="float">
            <text:p>1.34345</text:p>
          </table:table-cell>
          <table:table-cell office:value-type="float" office:value="0.79539" calcext:value-type="float">
            <text:p>0.79539</text:p>
          </table:table-cell>
          <table:table-cell office:value-type="float" office:value="0.889908" calcext:value-type="float">
            <text:p>0.889908</text:p>
          </table:table-cell>
          <table:table-cell office:value-type="float" office:value="0.892503" calcext:value-type="float">
            <text:p>0.892503</text:p>
          </table:table-cell>
          <table:table-cell office:value-type="float" office:value="0.895859" calcext:value-type="float">
            <text:p>0.895859</text:p>
          </table:table-cell>
          <table:table-cell office:value-type="float" office:value="1.37869" calcext:value-type="float">
            <text:p>1.37869</text:p>
          </table:table-cell>
          <table:table-cell office:value-type="float" office:value="0.818913" calcext:value-type="float">
            <text:p>0.818913</text:p>
          </table:table-cell>
          <table:table-cell office:value-type="float" office:value="1.89161" calcext:value-type="float">
            <text:p>1.89161</text:p>
          </table:table-cell>
          <table:table-cell office:value-type="float" office:value="0.230895" calcext:value-type="float">
            <text:p>0.230895</text:p>
          </table:table-cell>
          <table:table-cell office:value-type="float" office:value="0.153919" calcext:value-type="float">
            <text:p>0.153919</text:p>
          </table:table-cell>
          <table:table-cell table:number-columns-repeated="44"/>
          <table:table-cell table:formula="of:=MIN([.A115:.BL115])" office:value-type="float" office:value="0.153919" calcext:value-type="float">
            <text:p>0.153919</text:p>
          </table:table-cell>
          <table:table-cell table:formula="of:=MAX([.A115:.BL115])" office:value-type="float" office:value="1.89161" calcext:value-type="float">
            <text:p>1.89161</text:p>
          </table:table-cell>
          <table:table-cell table:number-columns-repeated="7"/>
        </table:table-row>
        <table:table-row table:style-name="ro2">
          <table:table-cell office:value-type="float" office:value="0.369251" calcext:value-type="float">
            <text:p>0.369251</text:p>
          </table:table-cell>
          <table:table-cell office:value-type="float" office:value="0.465252" calcext:value-type="float">
            <text:p>0.465252</text:p>
          </table:table-cell>
          <table:table-cell office:value-type="float" office:value="0.540318" calcext:value-type="float">
            <text:p>0.540318</text:p>
          </table:table-cell>
          <table:table-cell office:value-type="float" office:value="0.38228" calcext:value-type="float">
            <text:p>0.38228</text:p>
          </table:table-cell>
          <table:table-cell office:value-type="float" office:value="0.854101" calcext:value-type="float">
            <text:p>0.854101</text:p>
          </table:table-cell>
          <table:table-cell office:value-type="float" office:value="0.448759" calcext:value-type="float">
            <text:p>0.448759</text:p>
          </table:table-cell>
          <table:table-cell office:value-type="float" office:value="0.497502" calcext:value-type="float">
            <text:p>0.497502</text:p>
          </table:table-cell>
          <table:table-cell office:value-type="float" office:value="0.498969" calcext:value-type="float">
            <text:p>0.498969</text:p>
          </table:table-cell>
          <table:table-cell office:value-type="float" office:value="0.822883" calcext:value-type="float">
            <text:p>0.822883</text:p>
          </table:table-cell>
          <table:table-cell office:value-type="float" office:value="0.876056" calcext:value-type="float">
            <text:p>0.876056</text:p>
          </table:table-cell>
          <table:table-cell office:value-type="float" office:value="0.439967" calcext:value-type="float">
            <text:p>0.439967</text:p>
          </table:table-cell>
          <table:table-cell office:value-type="float" office:value="0.485292" calcext:value-type="float">
            <text:p>0.485292</text:p>
          </table:table-cell>
          <table:table-cell office:value-type="float" office:value="1.27485" calcext:value-type="float">
            <text:p>1.27485</text:p>
          </table:table-cell>
          <table:table-cell office:value-type="float" office:value="0.475971" calcext:value-type="float">
            <text:p>0.475971</text:p>
          </table:table-cell>
          <table:table-cell office:value-type="float" office:value="0.487109" calcext:value-type="float">
            <text:p>0.487109</text:p>
          </table:table-cell>
          <table:table-cell office:value-type="float" office:value="1.19218" calcext:value-type="float">
            <text:p>1.19218</text:p>
          </table:table-cell>
          <table:table-cell office:value-type="float" office:value="0.465961" calcext:value-type="float">
            <text:p>0.465961</text:p>
          </table:table-cell>
          <table:table-cell office:value-type="float" office:value="0.474351" calcext:value-type="float">
            <text:p>0.474351</text:p>
          </table:table-cell>
          <table:table-cell office:value-type="float" office:value="0.984785" calcext:value-type="float">
            <text:p>0.984785</text:p>
          </table:table-cell>
          <table:table-cell office:value-type="float" office:value="1.43379" calcext:value-type="float">
            <text:p>1.43379</text:p>
          </table:table-cell>
          <table:table-cell office:value-type="float" office:value="1.52198" calcext:value-type="float">
            <text:p>1.52198</text:p>
          </table:table-cell>
          <table:table-cell office:value-type="float" office:value="0.781524" calcext:value-type="float">
            <text:p>0.781524</text:p>
          </table:table-cell>
          <table:table-cell office:value-type="float" office:value="0.362702" calcext:value-type="float">
            <text:p>0.362702</text:p>
          </table:table-cell>
          <table:table-cell office:value-type="float" office:value="0.377114" calcext:value-type="float">
            <text:p>0.377114</text:p>
          </table:table-cell>
          <table:table-cell table:number-columns-repeated="44"/>
          <table:table-cell table:formula="of:=MIN([.A116:.BL116])" office:value-type="float" office:value="0.362702" calcext:value-type="float">
            <text:p>0.362702</text:p>
          </table:table-cell>
          <table:table-cell table:formula="of:=MAX([.A116:.BL116])" office:value-type="float" office:value="1.52198" calcext:value-type="float">
            <text:p>1.52198</text:p>
          </table:table-cell>
          <table:table-cell table:number-columns-repeated="7"/>
        </table:table-row>
        <table:table-row table:style-name="ro2">
          <table:table-cell office:value-type="float" office:value="0.282793" calcext:value-type="float">
            <text:p>0.282793</text:p>
          </table:table-cell>
          <table:table-cell office:value-type="float" office:value="0.332044" calcext:value-type="float">
            <text:p>0.332044</text:p>
          </table:table-cell>
          <table:table-cell office:value-type="float" office:value="0.40571" calcext:value-type="float">
            <text:p>0.40571</text:p>
          </table:table-cell>
          <table:table-cell office:value-type="float" office:value="0.313734" calcext:value-type="float">
            <text:p>0.313734</text:p>
          </table:table-cell>
          <table:table-cell office:value-type="float" office:value="0.324928" calcext:value-type="float">
            <text:p>0.324928</text:p>
          </table:table-cell>
          <table:table-cell office:value-type="float" office:value="0.309971" calcext:value-type="float">
            <text:p>0.309971</text:p>
          </table:table-cell>
          <table:table-cell office:value-type="float" office:value="0.309512" calcext:value-type="float">
            <text:p>0.309512</text:p>
          </table:table-cell>
          <table:table-cell office:value-type="float" office:value="0.319685" calcext:value-type="float">
            <text:p>0.319685</text:p>
          </table:table-cell>
          <table:table-cell office:value-type="float" office:value="0.329399" calcext:value-type="float">
            <text:p>0.329399</text:p>
          </table:table-cell>
          <table:table-cell office:value-type="float" office:value="0.380022" calcext:value-type="float">
            <text:p>0.380022</text:p>
          </table:table-cell>
          <table:table-cell office:value-type="float" office:value="0.394042" calcext:value-type="float">
            <text:p>0.394042</text:p>
          </table:table-cell>
          <table:table-cell office:value-type="float" office:value="0.417269" calcext:value-type="float">
            <text:p>0.417269</text:p>
          </table:table-cell>
          <table:table-cell office:value-type="float" office:value="0.45327" calcext:value-type="float">
            <text:p>0.45327</text:p>
          </table:table-cell>
          <table:table-cell office:value-type="float" office:value="0.752673" calcext:value-type="float">
            <text:p>0.752673</text:p>
          </table:table-cell>
          <table:table-cell office:value-type="float" office:value="0.448491" calcext:value-type="float">
            <text:p>0.448491</text:p>
          </table:table-cell>
          <table:table-cell office:value-type="float" office:value="0.36902" calcext:value-type="float">
            <text:p>0.36902</text:p>
          </table:table-cell>
          <table:table-cell office:value-type="float" office:value="0.68035" calcext:value-type="float">
            <text:p>0.68035</text:p>
          </table:table-cell>
          <table:table-cell office:value-type="float" office:value="0.289901" calcext:value-type="float">
            <text:p>0.289901</text:p>
          </table:table-cell>
          <table:table-cell office:value-type="float" office:value="0.351017" calcext:value-type="float">
            <text:p>0.351017</text:p>
          </table:table-cell>
          <table:table-cell office:value-type="float" office:value="0.74685" calcext:value-type="float">
            <text:p>0.74685</text:p>
          </table:table-cell>
          <table:table-cell office:value-type="float" office:value="1.0123" calcext:value-type="float">
            <text:p>1.0123</text:p>
          </table:table-cell>
          <table:table-cell office:value-type="float" office:value="0.364848" calcext:value-type="float">
            <text:p>0.364848</text:p>
          </table:table-cell>
          <table:table-cell office:value-type="float" office:value="0.225138" calcext:value-type="float">
            <text:p>0.225138</text:p>
          </table:table-cell>
          <table:table-cell office:value-type="float" office:value="0.316486" calcext:value-type="float">
            <text:p>0.316486</text:p>
          </table:table-cell>
          <table:table-cell table:number-columns-repeated="44"/>
          <table:table-cell table:formula="of:=MIN([.A117:.BL117])" office:value-type="float" office:value="0.225138" calcext:value-type="float">
            <text:p>0.225138</text:p>
          </table:table-cell>
          <table:table-cell table:formula="of:=MAX([.A117:.BL117])" office:value-type="float" office:value="1.0123" calcext:value-type="float">
            <text:p>1.0123</text:p>
          </table:table-cell>
          <table:table-cell table:number-columns-repeated="7"/>
        </table:table-row>
        <table:table-row table:style-name="ro2">
          <table:table-cell office:value-type="float" office:value="0.283655" calcext:value-type="float">
            <text:p>0.283655</text:p>
          </table:table-cell>
          <table:table-cell office:value-type="float" office:value="0.340626" calcext:value-type="float">
            <text:p>0.340626</text:p>
          </table:table-cell>
          <table:table-cell office:value-type="float" office:value="0.394647" calcext:value-type="float">
            <text:p>0.394647</text:p>
          </table:table-cell>
          <table:table-cell office:value-type="float" office:value="0.489715" calcext:value-type="float">
            <text:p>0.489715</text:p>
          </table:table-cell>
          <table:table-cell office:value-type="float" office:value="0.441348" calcext:value-type="float">
            <text:p>0.441348</text:p>
          </table:table-cell>
          <table:table-cell office:value-type="float" office:value="0.52017" calcext:value-type="float">
            <text:p>0.52017</text:p>
          </table:table-cell>
          <table:table-cell office:value-type="float" office:value="0.350131" calcext:value-type="float">
            <text:p>0.350131</text:p>
          </table:table-cell>
          <table:table-cell office:value-type="float" office:value="0.492037" calcext:value-type="float">
            <text:p>0.492037</text:p>
          </table:table-cell>
          <table:table-cell office:value-type="float" office:value="0.944008" calcext:value-type="float">
            <text:p>0.944008</text:p>
          </table:table-cell>
          <table:table-cell office:value-type="float" office:value="0.472182" calcext:value-type="float">
            <text:p>0.472182</text:p>
          </table:table-cell>
          <table:table-cell office:value-type="float" office:value="0.251078" calcext:value-type="float">
            <text:p>0.251078</text:p>
          </table:table-cell>
          <table:table-cell office:value-type="float" office:value="0.748658" calcext:value-type="float">
            <text:p>0.748658</text:p>
          </table:table-cell>
          <table:table-cell office:value-type="float" office:value="0.391438" calcext:value-type="float">
            <text:p>0.391438</text:p>
          </table:table-cell>
          <table:table-cell office:value-type="float" office:value="1.12047" calcext:value-type="float">
            <text:p>1.12047</text:p>
          </table:table-cell>
          <table:table-cell office:value-type="float" office:value="1.79398" calcext:value-type="float">
            <text:p>1.79398</text:p>
          </table:table-cell>
          <table:table-cell office:value-type="float" office:value="0.401946" calcext:value-type="float">
            <text:p>0.401946</text:p>
          </table:table-cell>
          <table:table-cell office:value-type="float" office:value="1.46427" calcext:value-type="float">
            <text:p>1.46427</text:p>
          </table:table-cell>
          <table:table-cell office:value-type="float" office:value="1.46789" calcext:value-type="float">
            <text:p>1.46789</text:p>
          </table:table-cell>
          <table:table-cell office:value-type="float" office:value="0.451041" calcext:value-type="float">
            <text:p>0.451041</text:p>
          </table:table-cell>
          <table:table-cell office:value-type="float" office:value="2.05202" calcext:value-type="float">
            <text:p>2.05202</text:p>
          </table:table-cell>
          <table:table-cell office:value-type="float" office:value="2.11985" calcext:value-type="float">
            <text:p>2.11985</text:p>
          </table:table-cell>
          <table:table-cell office:value-type="float" office:value="1.64092" calcext:value-type="float">
            <text:p>1.64092</text:p>
          </table:table-cell>
          <table:table-cell office:value-type="float" office:value="2.07429" calcext:value-type="float">
            <text:p>2.07429</text:p>
          </table:table-cell>
          <table:table-cell office:value-type="float" office:value="0.143057" calcext:value-type="float">
            <text:p>0.143057</text:p>
          </table:table-cell>
          <table:table-cell table:number-columns-repeated="44"/>
          <table:table-cell table:formula="of:=MIN([.A118:.BL118])" office:value-type="float" office:value="0.143057" calcext:value-type="float">
            <text:p>0.143057</text:p>
          </table:table-cell>
          <table:table-cell table:formula="of:=MAX([.A118:.BL118])" office:value-type="float" office:value="2.11985" calcext:value-type="float">
            <text:p>2.11985</text:p>
          </table:table-cell>
          <table:table-cell table:number-columns-repeated="7"/>
        </table:table-row>
        <table:table-row table:style-name="ro2">
          <table:table-cell office:value-type="float" office:value="0.373525" calcext:value-type="float">
            <text:p>0.373525</text:p>
          </table:table-cell>
          <table:table-cell office:value-type="float" office:value="0.470001" calcext:value-type="float">
            <text:p>0.470001</text:p>
          </table:table-cell>
          <table:table-cell office:value-type="float" office:value="0.375369" calcext:value-type="float">
            <text:p>0.375369</text:p>
          </table:table-cell>
          <table:table-cell office:value-type="float" office:value="0.443042" calcext:value-type="float">
            <text:p>0.443042</text:p>
          </table:table-cell>
          <table:table-cell office:value-type="float" office:value="0.826413" calcext:value-type="float">
            <text:p>0.826413</text:p>
          </table:table-cell>
          <table:table-cell office:value-type="float" office:value="0.479355" calcext:value-type="float">
            <text:p>0.479355</text:p>
          </table:table-cell>
          <table:table-cell office:value-type="float" office:value="0.434082" calcext:value-type="float">
            <text:p>0.434082</text:p>
          </table:table-cell>
          <table:table-cell office:value-type="float" office:value="0.407272" calcext:value-type="float">
            <text:p>0.407272</text:p>
          </table:table-cell>
          <table:table-cell office:value-type="float" office:value="1.36312" calcext:value-type="float">
            <text:p>1.36312</text:p>
          </table:table-cell>
          <table:table-cell office:value-type="float" office:value="0.997547" calcext:value-type="float">
            <text:p>0.997547</text:p>
          </table:table-cell>
          <table:table-cell office:value-type="float" office:value="0.483016" calcext:value-type="float">
            <text:p>0.483016</text:p>
          </table:table-cell>
          <table:table-cell office:value-type="float" office:value="0.354555" calcext:value-type="float">
            <text:p>0.354555</text:p>
          </table:table-cell>
          <table:table-cell office:value-type="float" office:value="0.390387" calcext:value-type="float">
            <text:p>0.390387</text:p>
          </table:table-cell>
          <table:table-cell office:value-type="float" office:value="0.594317" calcext:value-type="float">
            <text:p>0.594317</text:p>
          </table:table-cell>
          <table:table-cell office:value-type="float" office:value="0.479019" calcext:value-type="float">
            <text:p>0.479019</text:p>
          </table:table-cell>
          <table:table-cell office:value-type="float" office:value="0.985932" calcext:value-type="float">
            <text:p>0.985932</text:p>
          </table:table-cell>
          <table:table-cell office:value-type="float" office:value="0.831211" calcext:value-type="float">
            <text:p>0.831211</text:p>
          </table:table-cell>
          <table:table-cell office:value-type="float" office:value="1.42121" calcext:value-type="float">
            <text:p>1.42121</text:p>
          </table:table-cell>
          <table:table-cell office:value-type="float" office:value="1.41958" calcext:value-type="float">
            <text:p>1.41958</text:p>
          </table:table-cell>
          <table:table-cell office:value-type="float" office:value="0.434624" calcext:value-type="float">
            <text:p>0.434624</text:p>
          </table:table-cell>
          <table:table-cell office:value-type="float" office:value="0.588184" calcext:value-type="float">
            <text:p>0.588184</text:p>
          </table:table-cell>
          <table:table-cell office:value-type="float" office:value="1.68826" calcext:value-type="float">
            <text:p>1.68826</text:p>
          </table:table-cell>
          <table:table-cell office:value-type="float" office:value="1.20488" calcext:value-type="float">
            <text:p>1.20488</text:p>
          </table:table-cell>
          <table:table-cell office:value-type="float" office:value="0.638892" calcext:value-type="float">
            <text:p>0.638892</text:p>
          </table:table-cell>
          <table:table-cell table:number-columns-repeated="44"/>
          <table:table-cell table:formula="of:=MIN([.A119:.BL119])" office:value-type="float" office:value="0.354555" calcext:value-type="float">
            <text:p>0.354555</text:p>
          </table:table-cell>
          <table:table-cell table:formula="of:=MAX([.A119:.BL119])" office:value-type="float" office:value="1.68826" calcext:value-type="float">
            <text:p>1.68826</text:p>
          </table:table-cell>
          <table:table-cell table:number-columns-repeated="7"/>
        </table:table-row>
        <table:table-row table:style-name="ro2">
          <table:table-cell office:value-type="float" office:value="0.21665" calcext:value-type="float">
            <text:p>0.21665</text:p>
          </table:table-cell>
          <table:table-cell office:value-type="float" office:value="0.186862" calcext:value-type="float">
            <text:p>0.186862</text:p>
          </table:table-cell>
          <table:table-cell office:value-type="float" office:value="0.196123" calcext:value-type="float">
            <text:p>0.196123</text:p>
          </table:table-cell>
          <table:table-cell office:value-type="float" office:value="0.574627" calcext:value-type="float">
            <text:p>0.574627</text:p>
          </table:table-cell>
          <table:table-cell office:value-type="float" office:value="0.192798" calcext:value-type="float">
            <text:p>0.192798</text:p>
          </table:table-cell>
          <table:table-cell office:value-type="float" office:value="0.192359" calcext:value-type="float">
            <text:p>0.192359</text:p>
          </table:table-cell>
          <table:table-cell office:value-type="float" office:value="1.25594" calcext:value-type="float">
            <text:p>1.25594</text:p>
          </table:table-cell>
          <table:table-cell office:value-type="float" office:value="1.14597" calcext:value-type="float">
            <text:p>1.14597</text:p>
          </table:table-cell>
          <table:table-cell office:value-type="float" office:value="1.05921" calcext:value-type="float">
            <text:p>1.05921</text:p>
          </table:table-cell>
          <table:table-cell office:value-type="float" office:value="0.964331" calcext:value-type="float">
            <text:p>0.964331</text:p>
          </table:table-cell>
          <table:table-cell office:value-type="float" office:value="0.867033" calcext:value-type="float">
            <text:p>0.867033</text:p>
          </table:table-cell>
          <table:table-cell office:value-type="float" office:value="0.77354" calcext:value-type="float">
            <text:p>0.77354</text:p>
          </table:table-cell>
          <table:table-cell office:value-type="float" office:value="0.73463" calcext:value-type="float">
            <text:p>0.73463</text:p>
          </table:table-cell>
          <table:table-cell office:value-type="float" office:value="0.788182" calcext:value-type="float">
            <text:p>0.788182</text:p>
          </table:table-cell>
          <table:table-cell office:value-type="float" office:value="0.756879" calcext:value-type="float">
            <text:p>0.756879</text:p>
          </table:table-cell>
          <table:table-cell office:value-type="float" office:value="1.00185" calcext:value-type="float">
            <text:p>1.00185</text:p>
          </table:table-cell>
          <table:table-cell office:value-type="float" office:value="0.554445" calcext:value-type="float">
            <text:p>0.554445</text:p>
          </table:table-cell>
          <table:table-cell office:value-type="float" office:value="0.845984" calcext:value-type="float">
            <text:p>0.845984</text:p>
          </table:table-cell>
          <table:table-cell office:value-type="float" office:value="1.23676" calcext:value-type="float">
            <text:p>1.23676</text:p>
          </table:table-cell>
          <table:table-cell office:value-type="float" office:value="1.0508" calcext:value-type="float">
            <text:p>1.0508</text:p>
          </table:table-cell>
          <table:table-cell office:value-type="float" office:value="0.484311" calcext:value-type="float">
            <text:p>0.484311</text:p>
          </table:table-cell>
          <table:table-cell office:value-type="float" office:value="0.486457" calcext:value-type="float">
            <text:p>0.486457</text:p>
          </table:table-cell>
          <table:table-cell office:value-type="float" office:value="0.414239" calcext:value-type="float">
            <text:p>0.414239</text:p>
          </table:table-cell>
          <table:table-cell office:value-type="float" office:value="0.297614" calcext:value-type="float">
            <text:p>0.297614</text:p>
          </table:table-cell>
          <table:table-cell table:number-columns-repeated="44"/>
          <table:table-cell table:formula="of:=MIN([.A120:.BL120])" office:value-type="float" office:value="0.186862" calcext:value-type="float">
            <text:p>0.186862</text:p>
          </table:table-cell>
          <table:table-cell table:formula="of:=MAX([.A120:.BL120])" office:value-type="float" office:value="1.25594" calcext:value-type="float">
            <text:p>1.25594</text:p>
          </table:table-cell>
          <table:table-cell table:number-columns-repeated="7"/>
        </table:table-row>
        <table:table-row table:style-name="ro2">
          <table:table-cell office:value-type="float" office:value="0.274952" calcext:value-type="float">
            <text:p>0.274952</text:p>
          </table:table-cell>
          <table:table-cell office:value-type="float" office:value="0.343127" calcext:value-type="float">
            <text:p>0.343127</text:p>
          </table:table-cell>
          <table:table-cell office:value-type="float" office:value="0.413906" calcext:value-type="float">
            <text:p>0.413906</text:p>
          </table:table-cell>
          <table:table-cell office:value-type="float" office:value="0.372135" calcext:value-type="float">
            <text:p>0.372135</text:p>
          </table:table-cell>
          <table:table-cell office:value-type="float" office:value="0.372635" calcext:value-type="float">
            <text:p>0.372635</text:p>
          </table:table-cell>
          <table:table-cell office:value-type="float" office:value="0.401743" calcext:value-type="float">
            <text:p>0.401743</text:p>
          </table:table-cell>
          <table:table-cell office:value-type="float" office:value="0.377423" calcext:value-type="float">
            <text:p>0.377423</text:p>
          </table:table-cell>
          <table:table-cell office:value-type="float" office:value="0.383287" calcext:value-type="float">
            <text:p>0.383287</text:p>
          </table:table-cell>
          <table:table-cell office:value-type="float" office:value="1.09283" calcext:value-type="float">
            <text:p>1.09283</text:p>
          </table:table-cell>
          <table:table-cell office:value-type="float" office:value="0.836496" calcext:value-type="float">
            <text:p>0.836496</text:p>
          </table:table-cell>
          <table:table-cell office:value-type="float" office:value="0.544767" calcext:value-type="float">
            <text:p>0.544767</text:p>
          </table:table-cell>
          <table:table-cell office:value-type="float" office:value="0.871007" calcext:value-type="float">
            <text:p>0.871007</text:p>
          </table:table-cell>
          <table:table-cell office:value-type="float" office:value="0.499917" calcext:value-type="float">
            <text:p>0.499917</text:p>
          </table:table-cell>
          <table:table-cell office:value-type="float" office:value="1.08403" calcext:value-type="float">
            <text:p>1.08403</text:p>
          </table:table-cell>
          <table:table-cell office:value-type="float" office:value="0.460892" calcext:value-type="float">
            <text:p>0.460892</text:p>
          </table:table-cell>
          <table:table-cell office:value-type="float" office:value="1.25872" calcext:value-type="float">
            <text:p>1.25872</text:p>
          </table:table-cell>
          <table:table-cell office:value-type="float" office:value="0.853181" calcext:value-type="float">
            <text:p>0.853181</text:p>
          </table:table-cell>
          <table:table-cell office:value-type="float" office:value="0.493984" calcext:value-type="float">
            <text:p>0.493984</text:p>
          </table:table-cell>
          <table:table-cell office:value-type="float" office:value="0.806415" calcext:value-type="float">
            <text:p>0.806415</text:p>
          </table:table-cell>
          <table:table-cell office:value-type="float" office:value="1.39484" calcext:value-type="float">
            <text:p>1.39484</text:p>
          </table:table-cell>
          <table:table-cell office:value-type="float" office:value="1.07984" calcext:value-type="float">
            <text:p>1.07984</text:p>
          </table:table-cell>
          <table:table-cell office:value-type="float" office:value="0.374449" calcext:value-type="float">
            <text:p>0.374449</text:p>
          </table:table-cell>
          <table:table-cell office:value-type="float" office:value="0.291374" calcext:value-type="float">
            <text:p>0.291374</text:p>
          </table:table-cell>
          <table:table-cell office:value-type="float" office:value="0.153734" calcext:value-type="float">
            <text:p>0.153734</text:p>
          </table:table-cell>
          <table:table-cell table:number-columns-repeated="44"/>
          <table:table-cell table:formula="of:=MIN([.A121:.BL121])" office:value-type="float" office:value="0.153734" calcext:value-type="float">
            <text:p>0.153734</text:p>
          </table:table-cell>
          <table:table-cell table:formula="of:=MAX([.A121:.BL121])" office:value-type="float" office:value="1.39484" calcext:value-type="float">
            <text:p>1.39484</text:p>
          </table:table-cell>
          <table:table-cell table:number-columns-repeated="7"/>
        </table:table-row>
        <table:table-row table:style-name="ro2">
          <table:table-cell office:value-type="float" office:value="0.272717" calcext:value-type="float">
            <text:p>0.272717</text:p>
          </table:table-cell>
          <table:table-cell office:value-type="float" office:value="0.272594" calcext:value-type="float">
            <text:p>0.272594</text:p>
          </table:table-cell>
          <table:table-cell office:value-type="float" office:value="0.344884" calcext:value-type="float">
            <text:p>0.344884</text:p>
          </table:table-cell>
          <table:table-cell office:value-type="float" office:value="0.349133" calcext:value-type="float">
            <text:p>0.349133</text:p>
          </table:table-cell>
          <table:table-cell office:value-type="float" office:value="0.245325" calcext:value-type="float">
            <text:p>0.245325</text:p>
          </table:table-cell>
          <table:table-cell office:value-type="float" office:value="0.220903" calcext:value-type="float">
            <text:p>0.220903</text:p>
          </table:table-cell>
          <table:table-cell office:value-type="float" office:value="0.220811" calcext:value-type="float">
            <text:p>0.220811</text:p>
          </table:table-cell>
          <table:table-cell office:value-type="float" office:value="0.882118" calcext:value-type="float">
            <text:p>0.882118</text:p>
          </table:table-cell>
          <table:table-cell office:value-type="float" office:value="0.265586" calcext:value-type="float">
            <text:p>0.265586</text:p>
          </table:table-cell>
          <table:table-cell office:value-type="float" office:value="0.72286" calcext:value-type="float">
            <text:p>0.72286</text:p>
          </table:table-cell>
          <table:table-cell office:value-type="float" office:value="0.518631" calcext:value-type="float">
            <text:p>0.518631</text:p>
          </table:table-cell>
          <table:table-cell office:value-type="float" office:value="0.352599" calcext:value-type="float">
            <text:p>0.352599</text:p>
          </table:table-cell>
          <table:table-cell office:value-type="float" office:value="0.214435" calcext:value-type="float">
            <text:p>0.214435</text:p>
          </table:table-cell>
          <table:table-cell office:value-type="float" office:value="0.279552" calcext:value-type="float">
            <text:p>0.279552</text:p>
          </table:table-cell>
          <table:table-cell office:value-type="float" office:value="1.03269" calcext:value-type="float">
            <text:p>1.03269</text:p>
          </table:table-cell>
          <table:table-cell office:value-type="float" office:value="0.863406" calcext:value-type="float">
            <text:p>0.863406</text:p>
          </table:table-cell>
          <table:table-cell office:value-type="float" office:value="1.27824" calcext:value-type="float">
            <text:p>1.27824</text:p>
          </table:table-cell>
          <table:table-cell office:value-type="float" office:value="0.522562" calcext:value-type="float">
            <text:p>0.522562</text:p>
          </table:table-cell>
          <table:table-cell office:value-type="float" office:value="0.466865" calcext:value-type="float">
            <text:p>0.466865</text:p>
          </table:table-cell>
          <table:table-cell office:value-type="float" office:value="1.57404" calcext:value-type="float">
            <text:p>1.57404</text:p>
          </table:table-cell>
          <table:table-cell office:value-type="float" office:value="0.39935" calcext:value-type="float">
            <text:p>0.39935</text:p>
          </table:table-cell>
          <table:table-cell office:value-type="float" office:value="0.525779" calcext:value-type="float">
            <text:p>0.525779</text:p>
          </table:table-cell>
          <table:table-cell office:value-type="float" office:value="0.53406" calcext:value-type="float">
            <text:p>0.53406</text:p>
          </table:table-cell>
          <table:table-cell office:value-type="float" office:value="0.21421" calcext:value-type="float">
            <text:p>0.21421</text:p>
          </table:table-cell>
          <table:table-cell table:number-columns-repeated="44"/>
          <table:table-cell table:formula="of:=MIN([.A122:.BL122])" office:value-type="float" office:value="0.21421" calcext:value-type="float">
            <text:p>0.21421</text:p>
          </table:table-cell>
          <table:table-cell table:formula="of:=MAX([.A122:.BL122])" office:value-type="float" office:value="1.57404" calcext:value-type="float">
            <text:p>1.57404</text:p>
          </table:table-cell>
          <table:table-cell table:number-columns-repeated="7"/>
        </table:table-row>
        <table:table-row table:style-name="ro2">
          <table:table-cell office:value-type="float" office:value="0.274487" calcext:value-type="float">
            <text:p>0.274487</text:p>
          </table:table-cell>
          <table:table-cell office:value-type="float" office:value="0.27499" calcext:value-type="float">
            <text:p>0.27499</text:p>
          </table:table-cell>
          <table:table-cell office:value-type="float" office:value="0.376206" calcext:value-type="float">
            <text:p>0.376206</text:p>
          </table:table-cell>
          <table:table-cell office:value-type="float" office:value="0.323087" calcext:value-type="float">
            <text:p>0.323087</text:p>
          </table:table-cell>
          <table:table-cell office:value-type="float" office:value="0.358643" calcext:value-type="float">
            <text:p>0.358643</text:p>
          </table:table-cell>
          <table:table-cell office:value-type="float" office:value="0.423385" calcext:value-type="float">
            <text:p>0.423385</text:p>
          </table:table-cell>
          <table:table-cell office:value-type="float" office:value="0.351622" calcext:value-type="float">
            <text:p>0.351622</text:p>
          </table:table-cell>
          <table:table-cell office:value-type="float" office:value="0.332091" calcext:value-type="float">
            <text:p>0.332091</text:p>
          </table:table-cell>
          <table:table-cell office:value-type="float" office:value="0.817272" calcext:value-type="float">
            <text:p>0.817272</text:p>
          </table:table-cell>
          <table:table-cell office:value-type="float" office:value="0.40213" calcext:value-type="float">
            <text:p>0.40213</text:p>
          </table:table-cell>
          <table:table-cell office:value-type="float" office:value="1.13761" calcext:value-type="float">
            <text:p>1.13761</text:p>
          </table:table-cell>
          <table:table-cell office:value-type="float" office:value="0.437462" calcext:value-type="float">
            <text:p>0.437462</text:p>
          </table:table-cell>
          <table:table-cell office:value-type="float" office:value="0.963658" calcext:value-type="float">
            <text:p>0.963658</text:p>
          </table:table-cell>
          <table:table-cell office:value-type="float" office:value="0.438929" calcext:value-type="float">
            <text:p>0.438929</text:p>
          </table:table-cell>
          <table:table-cell office:value-type="float" office:value="0.749901" calcext:value-type="float">
            <text:p>0.749901</text:p>
          </table:table-cell>
          <table:table-cell office:value-type="float" office:value="1.13723" calcext:value-type="float">
            <text:p>1.13723</text:p>
          </table:table-cell>
          <table:table-cell office:value-type="float" office:value="1.28761" calcext:value-type="float">
            <text:p>1.28761</text:p>
          </table:table-cell>
          <table:table-cell office:value-type="float" office:value="0.488716" calcext:value-type="float">
            <text:p>0.488716</text:p>
          </table:table-cell>
          <table:table-cell office:value-type="float" office:value="1.06327" calcext:value-type="float">
            <text:p>1.06327</text:p>
          </table:table-cell>
          <table:table-cell office:value-type="float" office:value="1.0778" calcext:value-type="float">
            <text:p>1.0778</text:p>
          </table:table-cell>
          <table:table-cell office:value-type="float" office:value="0.643351" calcext:value-type="float">
            <text:p>0.643351</text:p>
          </table:table-cell>
          <table:table-cell office:value-type="float" office:value="0.171253" calcext:value-type="float">
            <text:p>0.171253</text:p>
          </table:table-cell>
          <table:table-cell office:value-type="float" office:value="0.545664" calcext:value-type="float">
            <text:p>0.545664</text:p>
          </table:table-cell>
          <table:table-cell office:value-type="float" office:value="0.0873301" calcext:value-type="float">
            <text:p>0.0873301</text:p>
          </table:table-cell>
          <table:table-cell table:number-columns-repeated="44"/>
          <table:table-cell table:formula="of:=MIN([.A123:.BL123])" office:value-type="float" office:value="0.0873301" calcext:value-type="float">
            <text:p>0.0873301</text:p>
          </table:table-cell>
          <table:table-cell table:formula="of:=MAX([.A123:.BL123])" office:value-type="float" office:value="1.28761" calcext:value-type="float">
            <text:p>1.28761</text:p>
          </table:table-cell>
          <table:table-cell table:number-columns-repeated="7"/>
        </table:table-row>
        <table:table-row table:style-name="ro2">
          <table:table-cell office:value-type="float" office:value="0.199558" calcext:value-type="float">
            <text:p>0.199558</text:p>
          </table:table-cell>
          <table:table-cell office:value-type="float" office:value="0.197005" calcext:value-type="float">
            <text:p>0.197005</text:p>
          </table:table-cell>
          <table:table-cell office:value-type="float" office:value="0.19503" calcext:value-type="float">
            <text:p>0.19503</text:p>
          </table:table-cell>
          <table:table-cell office:value-type="float" office:value="0.471483" calcext:value-type="float">
            <text:p>0.471483</text:p>
          </table:table-cell>
          <table:table-cell office:value-type="float" office:value="0.36832" calcext:value-type="float">
            <text:p>0.36832</text:p>
          </table:table-cell>
          <table:table-cell office:value-type="float" office:value="0.333166" calcext:value-type="float">
            <text:p>0.333166</text:p>
          </table:table-cell>
          <table:table-cell office:value-type="float" office:value="0.387359" calcext:value-type="float">
            <text:p>0.387359</text:p>
          </table:table-cell>
          <table:table-cell office:value-type="float" office:value="0.432064" calcext:value-type="float">
            <text:p>0.432064</text:p>
          </table:table-cell>
          <table:table-cell office:value-type="float" office:value="0.407781" calcext:value-type="float">
            <text:p>0.407781</text:p>
          </table:table-cell>
          <table:table-cell office:value-type="float" office:value="0.37799" calcext:value-type="float">
            <text:p>0.37799</text:p>
          </table:table-cell>
          <table:table-cell office:value-type="float" office:value="1.46825" calcext:value-type="float">
            <text:p>1.46825</text:p>
          </table:table-cell>
          <table:table-cell office:value-type="float" office:value="0.367271" calcext:value-type="float">
            <text:p>0.367271</text:p>
          </table:table-cell>
          <table:table-cell office:value-type="float" office:value="0.304182" calcext:value-type="float">
            <text:p>0.304182</text:p>
          </table:table-cell>
          <table:table-cell office:value-type="float" office:value="0.22534" calcext:value-type="float">
            <text:p>0.22534</text:p>
          </table:table-cell>
          <table:table-cell office:value-type="float" office:value="0.247227" calcext:value-type="float">
            <text:p>0.247227</text:p>
          </table:table-cell>
          <table:table-cell office:value-type="float" office:value="0.612995" calcext:value-type="float">
            <text:p>0.612995</text:p>
          </table:table-cell>
          <table:table-cell office:value-type="float" office:value="0.351186" calcext:value-type="float">
            <text:p>0.351186</text:p>
          </table:table-cell>
          <table:table-cell office:value-type="float" office:value="0.329456" calcext:value-type="float">
            <text:p>0.329456</text:p>
          </table:table-cell>
          <table:table-cell office:value-type="float" office:value="0.39325" calcext:value-type="float">
            <text:p>0.39325</text:p>
          </table:table-cell>
          <table:table-cell office:value-type="float" office:value="0.645206" calcext:value-type="float">
            <text:p>0.645206</text:p>
          </table:table-cell>
          <table:table-cell office:value-type="float" office:value="1.5042" calcext:value-type="float">
            <text:p>1.5042</text:p>
          </table:table-cell>
          <table:table-cell office:value-type="float" office:value="0.31756" calcext:value-type="float">
            <text:p>0.31756</text:p>
          </table:table-cell>
          <table:table-cell office:value-type="float" office:value="0.346975" calcext:value-type="float">
            <text:p>0.346975</text:p>
          </table:table-cell>
          <table:table-cell office:value-type="float" office:value="0.553575" calcext:value-type="float">
            <text:p>0.553575</text:p>
          </table:table-cell>
          <table:table-cell table:number-columns-repeated="44"/>
          <table:table-cell table:formula="of:=MIN([.A124:.BL124])" office:value-type="float" office:value="0.19503" calcext:value-type="float">
            <text:p>0.19503</text:p>
          </table:table-cell>
          <table:table-cell table:formula="of:=MAX([.A124:.BL124])" office:value-type="float" office:value="1.5042" calcext:value-type="float">
            <text:p>1.5042</text:p>
          </table:table-cell>
          <table:table-cell table:number-columns-repeated="7"/>
        </table:table-row>
        <table:table-row table:style-name="ro2">
          <table:table-cell office:value-type="float" office:value="0.279115" calcext:value-type="float">
            <text:p>0.279115</text:p>
          </table:table-cell>
          <table:table-cell office:value-type="float" office:value="0.280269" calcext:value-type="float">
            <text:p>0.280269</text:p>
          </table:table-cell>
          <table:table-cell office:value-type="float" office:value="0.351015" calcext:value-type="float">
            <text:p>0.351015</text:p>
          </table:table-cell>
          <table:table-cell office:value-type="float" office:value="0.302107" calcext:value-type="float">
            <text:p>0.302107</text:p>
          </table:table-cell>
          <table:table-cell office:value-type="float" office:value="0.353778" calcext:value-type="float">
            <text:p>0.353778</text:p>
          </table:table-cell>
          <table:table-cell office:value-type="float" office:value="0.254886" calcext:value-type="float">
            <text:p>0.254886</text:p>
          </table:table-cell>
          <table:table-cell office:value-type="float" office:value="0.315818" calcext:value-type="float">
            <text:p>0.315818</text:p>
          </table:table-cell>
          <table:table-cell office:value-type="float" office:value="0.625417" calcext:value-type="float">
            <text:p>0.625417</text:p>
          </table:table-cell>
          <table:table-cell office:value-type="float" office:value="0.464987" calcext:value-type="float">
            <text:p>0.464987</text:p>
          </table:table-cell>
          <table:table-cell office:value-type="float" office:value="0.289731" calcext:value-type="float">
            <text:p>0.289731</text:p>
          </table:table-cell>
          <table:table-cell office:value-type="float" office:value="0.341944" calcext:value-type="float">
            <text:p>0.341944</text:p>
          </table:table-cell>
          <table:table-cell office:value-type="float" office:value="1.38911" calcext:value-type="float">
            <text:p>1.38911</text:p>
          </table:table-cell>
          <table:table-cell office:value-type="float" office:value="0.46984" calcext:value-type="float">
            <text:p>0.46984</text:p>
          </table:table-cell>
          <table:table-cell office:value-type="float" office:value="1.09288" calcext:value-type="float">
            <text:p>1.09288</text:p>
          </table:table-cell>
          <table:table-cell office:value-type="float" office:value="0.470095" calcext:value-type="float">
            <text:p>0.470095</text:p>
          </table:table-cell>
          <table:table-cell office:value-type="float" office:value="0.587151" calcext:value-type="float">
            <text:p>0.587151</text:p>
          </table:table-cell>
          <table:table-cell office:value-type="float" office:value="0.347504" calcext:value-type="float">
            <text:p>0.347504</text:p>
          </table:table-cell>
          <table:table-cell office:value-type="float" office:value="0.953227" calcext:value-type="float">
            <text:p>0.953227</text:p>
          </table:table-cell>
          <table:table-cell office:value-type="float" office:value="0.373317" calcext:value-type="float">
            <text:p>0.373317</text:p>
          </table:table-cell>
          <table:table-cell office:value-type="float" office:value="1.16019" calcext:value-type="float">
            <text:p>1.16019</text:p>
          </table:table-cell>
          <table:table-cell office:value-type="float" office:value="0.931276" calcext:value-type="float">
            <text:p>0.931276</text:p>
          </table:table-cell>
          <table:table-cell office:value-type="float" office:value="0.218318" calcext:value-type="float">
            <text:p>0.218318</text:p>
          </table:table-cell>
          <table:table-cell office:value-type="float" office:value="1.55485" calcext:value-type="float">
            <text:p>1.55485</text:p>
          </table:table-cell>
          <table:table-cell office:value-type="float" office:value="0.232786" calcext:value-type="float">
            <text:p>0.232786</text:p>
          </table:table-cell>
          <table:table-cell table:number-columns-repeated="44"/>
          <table:table-cell table:formula="of:=MIN([.A125:.BL125])" office:value-type="float" office:value="0.218318" calcext:value-type="float">
            <text:p>0.218318</text:p>
          </table:table-cell>
          <table:table-cell table:formula="of:=MAX([.A125:.BL125])" office:value-type="float" office:value="1.55485" calcext:value-type="float">
            <text:p>1.55485</text:p>
          </table:table-cell>
          <table:table-cell table:number-columns-repeated="7"/>
        </table:table-row>
        <table:table-row table:style-name="ro2">
          <table:table-cell office:value-type="float" office:value="0.379136" calcext:value-type="float">
            <text:p>0.379136</text:p>
          </table:table-cell>
          <table:table-cell office:value-type="float" office:value="0.414456" calcext:value-type="float">
            <text:p>0.414456</text:p>
          </table:table-cell>
          <table:table-cell office:value-type="float" office:value="0.438784" calcext:value-type="float">
            <text:p>0.438784</text:p>
          </table:table-cell>
          <table:table-cell office:value-type="float" office:value="0.5026" calcext:value-type="float">
            <text:p>0.5026</text:p>
          </table:table-cell>
          <table:table-cell office:value-type="float" office:value="0.504703" calcext:value-type="float">
            <text:p>0.504703</text:p>
          </table:table-cell>
          <table:table-cell office:value-type="float" office:value="0.59227" calcext:value-type="float">
            <text:p>0.59227</text:p>
          </table:table-cell>
          <table:table-cell office:value-type="float" office:value="0.88206" calcext:value-type="float">
            <text:p>0.88206</text:p>
          </table:table-cell>
          <table:table-cell office:value-type="float" office:value="0.399967" calcext:value-type="float">
            <text:p>0.399967</text:p>
          </table:table-cell>
          <table:table-cell office:value-type="float" office:value="0.490793" calcext:value-type="float">
            <text:p>0.490793</text:p>
          </table:table-cell>
          <table:table-cell office:value-type="float" office:value="0.967576" calcext:value-type="float">
            <text:p>0.967576</text:p>
          </table:table-cell>
          <table:table-cell office:value-type="float" office:value="0.978735" calcext:value-type="float">
            <text:p>0.978735</text:p>
          </table:table-cell>
          <table:table-cell office:value-type="float" office:value="1.31127" calcext:value-type="float">
            <text:p>1.31127</text:p>
          </table:table-cell>
          <table:table-cell office:value-type="float" office:value="0.882897" calcext:value-type="float">
            <text:p>0.882897</text:p>
          </table:table-cell>
          <table:table-cell office:value-type="float" office:value="0.80421" calcext:value-type="float">
            <text:p>0.80421</text:p>
          </table:table-cell>
          <table:table-cell office:value-type="float" office:value="0.64633" calcext:value-type="float">
            <text:p>0.64633</text:p>
          </table:table-cell>
          <table:table-cell office:value-type="float" office:value="1.15662" calcext:value-type="float">
            <text:p>1.15662</text:p>
          </table:table-cell>
          <table:table-cell office:value-type="float" office:value="0.639386" calcext:value-type="float">
            <text:p>0.639386</text:p>
          </table:table-cell>
          <table:table-cell office:value-type="float" office:value="0.838755" calcext:value-type="float">
            <text:p>0.838755</text:p>
          </table:table-cell>
          <table:table-cell office:value-type="float" office:value="1.69197" calcext:value-type="float">
            <text:p>1.69197</text:p>
          </table:table-cell>
          <table:table-cell office:value-type="float" office:value="0.945969" calcext:value-type="float">
            <text:p>0.945969</text:p>
          </table:table-cell>
          <table:table-cell office:value-type="float" office:value="0.97939" calcext:value-type="float">
            <text:p>0.97939</text:p>
          </table:table-cell>
          <table:table-cell office:value-type="float" office:value="0.939761" calcext:value-type="float">
            <text:p>0.939761</text:p>
          </table:table-cell>
          <table:table-cell office:value-type="float" office:value="0.326041" calcext:value-type="float">
            <text:p>0.326041</text:p>
          </table:table-cell>
          <table:table-cell office:value-type="float" office:value="2.02" calcext:value-type="float">
            <text:p>2.02</text:p>
          </table:table-cell>
          <table:table-cell table:number-columns-repeated="44"/>
          <table:table-cell table:formula="of:=MIN([.A126:.BL126])" office:value-type="float" office:value="0.326041" calcext:value-type="float">
            <text:p>0.326041</text:p>
          </table:table-cell>
          <table:table-cell table:formula="of:=MAX([.A126:.BL126])" office:value-type="float" office:value="2.02" calcext:value-type="float">
            <text:p>2.0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office:value-type="float" office:value="0.286362" calcext:value-type="float">
            <text:p>0.286362</text:p>
          </table:table-cell>
          <table:table-cell office:value-type="float" office:value="0.310717" calcext:value-type="float">
            <text:p>0.310717</text:p>
          </table:table-cell>
          <table:table-cell office:value-type="float" office:value="0.415423" calcext:value-type="float">
            <text:p>0.415423</text:p>
          </table:table-cell>
          <table:table-cell office:value-type="float" office:value="0.467194" calcext:value-type="float">
            <text:p>0.467194</text:p>
          </table:table-cell>
          <table:table-cell office:value-type="float" office:value="0.39178" calcext:value-type="float">
            <text:p>0.39178</text:p>
          </table:table-cell>
          <table:table-cell office:value-type="float" office:value="0.393058" calcext:value-type="float">
            <text:p>0.393058</text:p>
          </table:table-cell>
          <table:table-cell office:value-type="float" office:value="0.582781" calcext:value-type="float">
            <text:p>0.582781</text:p>
          </table:table-cell>
          <table:table-cell office:value-type="float" office:value="0.297206" calcext:value-type="float">
            <text:p>0.297206</text:p>
          </table:table-cell>
          <table:table-cell office:value-type="float" office:value="0.8413" calcext:value-type="float">
            <text:p>0.8413</text:p>
          </table:table-cell>
          <table:table-cell office:value-type="float" office:value="0.448715" calcext:value-type="float">
            <text:p>0.448715</text:p>
          </table:table-cell>
          <table:table-cell office:value-type="float" office:value="1.00885" calcext:value-type="float">
            <text:p>1.00885</text:p>
          </table:table-cell>
          <table:table-cell office:value-type="float" office:value="0.311833" calcext:value-type="float">
            <text:p>0.311833</text:p>
          </table:table-cell>
          <table:table-cell office:value-type="float" office:value="0.621043" calcext:value-type="float">
            <text:p>0.621043</text:p>
          </table:table-cell>
          <table:table-cell office:value-type="float" office:value="0.34641" calcext:value-type="float">
            <text:p>0.34641</text:p>
          </table:table-cell>
          <table:table-cell office:value-type="float" office:value="0.30469" calcext:value-type="float">
            <text:p>0.30469</text:p>
          </table:table-cell>
          <table:table-cell office:value-type="float" office:value="0.286847" calcext:value-type="float">
            <text:p>0.286847</text:p>
          </table:table-cell>
          <table:table-cell office:value-type="float" office:value="1.46352" calcext:value-type="float">
            <text:p>1.46352</text:p>
          </table:table-cell>
          <table:table-cell office:value-type="float" office:value="1.43084" calcext:value-type="float">
            <text:p>1.43084</text:p>
          </table:table-cell>
          <table:table-cell office:value-type="float" office:value="0.483517" calcext:value-type="float">
            <text:p>0.483517</text:p>
          </table:table-cell>
          <table:table-cell office:value-type="float" office:value="1.62286" calcext:value-type="float">
            <text:p>1.62286</text:p>
          </table:table-cell>
          <table:table-cell office:value-type="float" office:value="0.504292" calcext:value-type="float">
            <text:p>0.504292</text:p>
          </table:table-cell>
          <table:table-cell office:value-type="float" office:value="0.332683" calcext:value-type="float">
            <text:p>0.332683</text:p>
          </table:table-cell>
          <table:table-cell office:value-type="float" office:value="1.76496" calcext:value-type="float">
            <text:p>1.76496</text:p>
          </table:table-cell>
          <table:table-cell office:value-type="float" office:value="1.71402" calcext:value-type="float">
            <text:p>1.71402</text:p>
          </table:table-cell>
          <table:table-cell office:value-type="float" office:value="0.909119" calcext:value-type="float">
            <text:p>0.909119</text:p>
          </table:table-cell>
          <table:table-cell office:value-type="float" office:value="0.321171" calcext:value-type="float">
            <text:p>0.321171</text:p>
          </table:table-cell>
          <table:table-cell office:value-type="float" office:value="0.761156" calcext:value-type="float">
            <text:p>0.761156</text:p>
          </table:table-cell>
          <table:table-cell office:value-type="float" office:value="1.72575" calcext:value-type="float">
            <text:p>1.72575</text:p>
          </table:table-cell>
          <table:table-cell office:value-type="float" office:value="0.549985" calcext:value-type="float">
            <text:p>0.549985</text:p>
          </table:table-cell>
          <table:table-cell office:value-type="float" office:value="0.352253" calcext:value-type="float">
            <text:p>0.352253</text:p>
          </table:table-cell>
          <table:table-cell office:value-type="float" office:value="1.54255" calcext:value-type="float">
            <text:p>1.54255</text:p>
          </table:table-cell>
          <table:table-cell office:value-type="float" office:value="0.234857" calcext:value-type="float">
            <text:p>0.234857</text:p>
          </table:table-cell>
          <table:table-cell table:number-columns-repeated="36"/>
          <table:table-cell table:formula="of:=MIN([.A128:.BL128])" office:value-type="float" office:value="0.234857" calcext:value-type="float">
            <text:p>0.234857</text:p>
          </table:table-cell>
          <table:table-cell table:formula="of:=MAX([.A128:.BL128])" office:value-type="float" office:value="1.76496" calcext:value-type="float">
            <text:p>1.76496</text:p>
          </table:table-cell>
          <table:table-cell table:number-columns-repeated="7"/>
        </table:table-row>
        <table:table-row table:style-name="ro2">
          <table:table-cell office:value-type="float" office:value="0.280977" calcext:value-type="float">
            <text:p>0.280977</text:p>
          </table:table-cell>
          <table:table-cell office:value-type="float" office:value="0.344861" calcext:value-type="float">
            <text:p>0.344861</text:p>
          </table:table-cell>
          <table:table-cell office:value-type="float" office:value="0.400311" calcext:value-type="float">
            <text:p>0.400311</text:p>
          </table:table-cell>
          <table:table-cell office:value-type="float" office:value="0.319851" calcext:value-type="float">
            <text:p>0.319851</text:p>
          </table:table-cell>
          <table:table-cell office:value-type="float" office:value="0.290928" calcext:value-type="float">
            <text:p>0.290928</text:p>
          </table:table-cell>
          <table:table-cell office:value-type="float" office:value="0.347092" calcext:value-type="float">
            <text:p>0.347092</text:p>
          </table:table-cell>
          <table:table-cell office:value-type="float" office:value="0.363713" calcext:value-type="float">
            <text:p>0.363713</text:p>
          </table:table-cell>
          <table:table-cell office:value-type="float" office:value="0.254691" calcext:value-type="float">
            <text:p>0.254691</text:p>
          </table:table-cell>
          <table:table-cell office:value-type="float" office:value="0.281298" calcext:value-type="float">
            <text:p>0.281298</text:p>
          </table:table-cell>
          <table:table-cell office:value-type="float" office:value="0.808726" calcext:value-type="float">
            <text:p>0.808726</text:p>
          </table:table-cell>
          <table:table-cell office:value-type="float" office:value="0.478289" calcext:value-type="float">
            <text:p>0.478289</text:p>
          </table:table-cell>
          <table:table-cell office:value-type="float" office:value="0.327804" calcext:value-type="float">
            <text:p>0.327804</text:p>
          </table:table-cell>
          <table:table-cell office:value-type="float" office:value="0.407981" calcext:value-type="float">
            <text:p>0.407981</text:p>
          </table:table-cell>
          <table:table-cell office:value-type="float" office:value="1.45738" calcext:value-type="float">
            <text:p>1.45738</text:p>
          </table:table-cell>
          <table:table-cell office:value-type="float" office:value="0.56288" calcext:value-type="float">
            <text:p>0.56288</text:p>
          </table:table-cell>
          <table:table-cell office:value-type="float" office:value="0.592064" calcext:value-type="float">
            <text:p>0.592064</text:p>
          </table:table-cell>
          <table:table-cell office:value-type="float" office:value="0.456596" calcext:value-type="float">
            <text:p>0.456596</text:p>
          </table:table-cell>
          <table:table-cell office:value-type="float" office:value="1.42405" calcext:value-type="float">
            <text:p>1.42405</text:p>
          </table:table-cell>
          <table:table-cell office:value-type="float" office:value="0.390687" calcext:value-type="float">
            <text:p>0.390687</text:p>
          </table:table-cell>
          <table:table-cell office:value-type="float" office:value="0.468924" calcext:value-type="float">
            <text:p>0.468924</text:p>
          </table:table-cell>
          <table:table-cell office:value-type="float" office:value="0.379576" calcext:value-type="float">
            <text:p>0.379576</text:p>
          </table:table-cell>
          <table:table-cell office:value-type="float" office:value="0.294772" calcext:value-type="float">
            <text:p>0.294772</text:p>
          </table:table-cell>
          <table:table-cell office:value-type="float" office:value="0.736054" calcext:value-type="float">
            <text:p>0.736054</text:p>
          </table:table-cell>
          <table:table-cell office:value-type="float" office:value="1.78614" calcext:value-type="float">
            <text:p>1.78614</text:p>
          </table:table-cell>
          <table:table-cell office:value-type="float" office:value="0.409538" calcext:value-type="float">
            <text:p>0.409538</text:p>
          </table:table-cell>
          <table:table-cell office:value-type="float" office:value="1.90574" calcext:value-type="float">
            <text:p>1.90574</text:p>
          </table:table-cell>
          <table:table-cell office:value-type="float" office:value="1.97776" calcext:value-type="float">
            <text:p>1.97776</text:p>
          </table:table-cell>
          <table:table-cell office:value-type="float" office:value="0.556264" calcext:value-type="float">
            <text:p>0.556264</text:p>
          </table:table-cell>
          <table:table-cell office:value-type="float" office:value="0.278248" calcext:value-type="float">
            <text:p>0.278248</text:p>
          </table:table-cell>
          <table:table-cell office:value-type="float" office:value="0.220086" calcext:value-type="float">
            <text:p>0.220086</text:p>
          </table:table-cell>
          <table:table-cell office:value-type="float" office:value="0.237996" calcext:value-type="float">
            <text:p>0.237996</text:p>
          </table:table-cell>
          <table:table-cell office:value-type="float" office:value="0.458711" calcext:value-type="float">
            <text:p>0.458711</text:p>
          </table:table-cell>
          <table:table-cell table:number-columns-repeated="36"/>
          <table:table-cell table:formula="of:=MIN([.A129:.BL129])" office:value-type="float" office:value="0.220086" calcext:value-type="float">
            <text:p>0.220086</text:p>
          </table:table-cell>
          <table:table-cell table:formula="of:=MAX([.A129:.BL129])" office:value-type="float" office:value="1.97776" calcext:value-type="float">
            <text:p>1.97776</text:p>
          </table:table-cell>
          <table:table-cell table:number-columns-repeated="7"/>
        </table:table-row>
        <table:table-row table:style-name="ro2">
          <table:table-cell office:value-type="float" office:value="0.208492" calcext:value-type="float">
            <text:p>0.208492</text:p>
          </table:table-cell>
          <table:table-cell office:value-type="float" office:value="0.210965" calcext:value-type="float">
            <text:p>0.210965</text:p>
          </table:table-cell>
          <table:table-cell office:value-type="float" office:value="0.279982" calcext:value-type="float">
            <text:p>0.279982</text:p>
          </table:table-cell>
          <table:table-cell office:value-type="float" office:value="0.205477" calcext:value-type="float">
            <text:p>0.205477</text:p>
          </table:table-cell>
          <table:table-cell office:value-type="float" office:value="0.555742" calcext:value-type="float">
            <text:p>0.555742</text:p>
          </table:table-cell>
          <table:table-cell office:value-type="float" office:value="0.37506" calcext:value-type="float">
            <text:p>0.37506</text:p>
          </table:table-cell>
          <table:table-cell office:value-type="float" office:value="0.283283" calcext:value-type="float">
            <text:p>0.283283</text:p>
          </table:table-cell>
          <table:table-cell office:value-type="float" office:value="0.383646" calcext:value-type="float">
            <text:p>0.383646</text:p>
          </table:table-cell>
          <table:table-cell office:value-type="float" office:value="0.351676" calcext:value-type="float">
            <text:p>0.351676</text:p>
          </table:table-cell>
          <table:table-cell office:value-type="float" office:value="0.343667" calcext:value-type="float">
            <text:p>0.343667</text:p>
          </table:table-cell>
          <table:table-cell office:value-type="float" office:value="0.452107" calcext:value-type="float">
            <text:p>0.452107</text:p>
          </table:table-cell>
          <table:table-cell office:value-type="float" office:value="0.930066" calcext:value-type="float">
            <text:p>0.930066</text:p>
          </table:table-cell>
          <table:table-cell office:value-type="float" office:value="0.789495" calcext:value-type="float">
            <text:p>0.789495</text:p>
          </table:table-cell>
          <table:table-cell office:value-type="float" office:value="0.456772" calcext:value-type="float">
            <text:p>0.456772</text:p>
          </table:table-cell>
          <table:table-cell office:value-type="float" office:value="1.00597" calcext:value-type="float">
            <text:p>1.00597</text:p>
          </table:table-cell>
          <table:table-cell office:value-type="float" office:value="0.780687" calcext:value-type="float">
            <text:p>0.780687</text:p>
          </table:table-cell>
          <table:table-cell office:value-type="float" office:value="0.800366" calcext:value-type="float">
            <text:p>0.800366</text:p>
          </table:table-cell>
          <table:table-cell office:value-type="float" office:value="0.674509" calcext:value-type="float">
            <text:p>0.674509</text:p>
          </table:table-cell>
          <table:table-cell office:value-type="float" office:value="0.923341" calcext:value-type="float">
            <text:p>0.923341</text:p>
          </table:table-cell>
          <table:table-cell office:value-type="float" office:value="1.33401" calcext:value-type="float">
            <text:p>1.33401</text:p>
          </table:table-cell>
          <table:table-cell office:value-type="float" office:value="0.959912" calcext:value-type="float">
            <text:p>0.959912</text:p>
          </table:table-cell>
          <table:table-cell office:value-type="float" office:value="0.745745" calcext:value-type="float">
            <text:p>0.745745</text:p>
          </table:table-cell>
          <table:table-cell office:value-type="float" office:value="1.11476" calcext:value-type="float">
            <text:p>1.11476</text:p>
          </table:table-cell>
          <table:table-cell office:value-type="float" office:value="1.11222" calcext:value-type="float">
            <text:p>1.11222</text:p>
          </table:table-cell>
          <table:table-cell office:value-type="float" office:value="1.15117" calcext:value-type="float">
            <text:p>1.15117</text:p>
          </table:table-cell>
          <table:table-cell office:value-type="float" office:value="0.813698" calcext:value-type="float">
            <text:p>0.813698</text:p>
          </table:table-cell>
          <table:table-cell office:value-type="float" office:value="0.337319" calcext:value-type="float">
            <text:p>0.337319</text:p>
          </table:table-cell>
          <table:table-cell office:value-type="float" office:value="0.91608" calcext:value-type="float">
            <text:p>0.91608</text:p>
          </table:table-cell>
          <table:table-cell office:value-type="float" office:value="0.775127" calcext:value-type="float">
            <text:p>0.775127</text:p>
          </table:table-cell>
          <table:table-cell office:value-type="float" office:value="0.271789" calcext:value-type="float">
            <text:p>0.271789</text:p>
          </table:table-cell>
          <table:table-cell office:value-type="float" office:value="0.113061" calcext:value-type="float">
            <text:p>0.113061</text:p>
          </table:table-cell>
          <table:table-cell office:value-type="float" office:value="0.119934" calcext:value-type="float">
            <text:p>0.119934</text:p>
          </table:table-cell>
          <table:table-cell table:number-columns-repeated="36"/>
          <table:table-cell table:formula="of:=MIN([.A130:.BL130])" office:value-type="float" office:value="0.113061" calcext:value-type="float">
            <text:p>0.113061</text:p>
          </table:table-cell>
          <table:table-cell table:formula="of:=MAX([.A130:.BL130])" office:value-type="float" office:value="1.33401" calcext:value-type="float">
            <text:p>1.33401</text:p>
          </table:table-cell>
          <table:table-cell table:number-columns-repeated="7"/>
        </table:table-row>
        <table:table-row table:style-name="ro2">
          <table:table-cell office:value-type="float" office:value="0.278158" calcext:value-type="float">
            <text:p>0.278158</text:p>
          </table:table-cell>
          <table:table-cell office:value-type="float" office:value="0.349009" calcext:value-type="float">
            <text:p>0.349009</text:p>
          </table:table-cell>
          <table:table-cell office:value-type="float" office:value="0.456427" calcext:value-type="float">
            <text:p>0.456427</text:p>
          </table:table-cell>
          <table:table-cell office:value-type="float" office:value="0.311179" calcext:value-type="float">
            <text:p>0.311179</text:p>
          </table:table-cell>
          <table:table-cell office:value-type="float" office:value="0.319817" calcext:value-type="float">
            <text:p>0.319817</text:p>
          </table:table-cell>
          <table:table-cell office:value-type="float" office:value="0.398734" calcext:value-type="float">
            <text:p>0.398734</text:p>
          </table:table-cell>
          <table:table-cell office:value-type="float" office:value="0.864528" calcext:value-type="float">
            <text:p>0.864528</text:p>
          </table:table-cell>
          <table:table-cell office:value-type="float" office:value="0.716702" calcext:value-type="float">
            <text:p>0.716702</text:p>
          </table:table-cell>
          <table:table-cell office:value-type="float" office:value="0.726171" calcext:value-type="float">
            <text:p>0.726171</text:p>
          </table:table-cell>
          <table:table-cell office:value-type="float" office:value="0.652283" calcext:value-type="float">
            <text:p>0.652283</text:p>
          </table:table-cell>
          <table:table-cell office:value-type="float" office:value="0.530595" calcext:value-type="float">
            <text:p>0.530595</text:p>
          </table:table-cell>
          <table:table-cell office:value-type="float" office:value="0.51213" calcext:value-type="float">
            <text:p>0.51213</text:p>
          </table:table-cell>
          <table:table-cell office:value-type="float" office:value="0.567794" calcext:value-type="float">
            <text:p>0.567794</text:p>
          </table:table-cell>
          <table:table-cell office:value-type="float" office:value="0.577997" calcext:value-type="float">
            <text:p>0.577997</text:p>
          </table:table-cell>
          <table:table-cell office:value-type="float" office:value="0.566325" calcext:value-type="float">
            <text:p>0.566325</text:p>
          </table:table-cell>
          <table:table-cell office:value-type="float" office:value="0.830276" calcext:value-type="float">
            <text:p>0.830276</text:p>
          </table:table-cell>
          <table:table-cell office:value-type="float" office:value="0.927063" calcext:value-type="float">
            <text:p>0.927063</text:p>
          </table:table-cell>
          <table:table-cell office:value-type="float" office:value="0.426984" calcext:value-type="float">
            <text:p>0.426984</text:p>
          </table:table-cell>
          <table:table-cell office:value-type="float" office:value="0.755643" calcext:value-type="float">
            <text:p>0.755643</text:p>
          </table:table-cell>
          <table:table-cell office:value-type="float" office:value="0.701807" calcext:value-type="float">
            <text:p>0.701807</text:p>
          </table:table-cell>
          <table:table-cell office:value-type="float" office:value="0.671589" calcext:value-type="float">
            <text:p>0.671589</text:p>
          </table:table-cell>
          <table:table-cell office:value-type="float" office:value="0.574771" calcext:value-type="float">
            <text:p>0.574771</text:p>
          </table:table-cell>
          <table:table-cell office:value-type="float" office:value="0.956104" calcext:value-type="float">
            <text:p>0.956104</text:p>
          </table:table-cell>
          <table:table-cell office:value-type="float" office:value="0.518565" calcext:value-type="float">
            <text:p>0.518565</text:p>
          </table:table-cell>
          <table:table-cell office:value-type="float" office:value="0.736669" calcext:value-type="float">
            <text:p>0.736669</text:p>
          </table:table-cell>
          <table:table-cell office:value-type="float" office:value="1.51093" calcext:value-type="float">
            <text:p>1.51093</text:p>
          </table:table-cell>
          <table:table-cell office:value-type="float" office:value="0.400723" calcext:value-type="float">
            <text:p>0.400723</text:p>
          </table:table-cell>
          <table:table-cell office:value-type="float" office:value="0.30702" calcext:value-type="float">
            <text:p>0.30702</text:p>
          </table:table-cell>
          <table:table-cell office:value-type="float" office:value="0.272803" calcext:value-type="float">
            <text:p>0.272803</text:p>
          </table:table-cell>
          <table:table-cell office:value-type="float" office:value="2.12163" calcext:value-type="float">
            <text:p>2.12163</text:p>
          </table:table-cell>
          <table:table-cell office:value-type="float" office:value="0.247675" calcext:value-type="float">
            <text:p>0.247675</text:p>
          </table:table-cell>
          <table:table-cell office:value-type="float" office:value="0.122588" calcext:value-type="float">
            <text:p>0.122588</text:p>
          </table:table-cell>
          <table:table-cell table:number-columns-repeated="36"/>
          <table:table-cell table:formula="of:=MIN([.A131:.BL131])" office:value-type="float" office:value="0.122588" calcext:value-type="float">
            <text:p>0.122588</text:p>
          </table:table-cell>
          <table:table-cell table:formula="of:=MAX([.A131:.BL131])" office:value-type="float" office:value="2.12163" calcext:value-type="float">
            <text:p>2.12163</text:p>
          </table:table-cell>
          <table:table-cell table:number-columns-repeated="7"/>
        </table:table-row>
        <table:table-row table:style-name="ro2">
          <table:table-cell office:value-type="float" office:value="0.279909" calcext:value-type="float">
            <text:p>0.279909</text:p>
          </table:table-cell>
          <table:table-cell office:value-type="float" office:value="0.313976" calcext:value-type="float">
            <text:p>0.313976</text:p>
          </table:table-cell>
          <table:table-cell office:value-type="float" office:value="0.359046" calcext:value-type="float">
            <text:p>0.359046</text:p>
          </table:table-cell>
          <table:table-cell office:value-type="float" office:value="0.409139" calcext:value-type="float">
            <text:p>0.409139</text:p>
          </table:table-cell>
          <table:table-cell office:value-type="float" office:value="0.259049" calcext:value-type="float">
            <text:p>0.259049</text:p>
          </table:table-cell>
          <table:table-cell office:value-type="float" office:value="0.29076" calcext:value-type="float">
            <text:p>0.29076</text:p>
          </table:table-cell>
          <table:table-cell office:value-type="float" office:value="0.33906" calcext:value-type="float">
            <text:p>0.33906</text:p>
          </table:table-cell>
          <table:table-cell office:value-type="float" office:value="0.343957" calcext:value-type="float">
            <text:p>0.343957</text:p>
          </table:table-cell>
          <table:table-cell office:value-type="float" office:value="0.29073" calcext:value-type="float">
            <text:p>0.29073</text:p>
          </table:table-cell>
          <table:table-cell office:value-type="float" office:value="0.335619" calcext:value-type="float">
            <text:p>0.335619</text:p>
          </table:table-cell>
          <table:table-cell office:value-type="float" office:value="0.263254" calcext:value-type="float">
            <text:p>0.263254</text:p>
          </table:table-cell>
          <table:table-cell office:value-type="float" office:value="0.287475" calcext:value-type="float">
            <text:p>0.287475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261573" calcext:value-type="float">
            <text:p>0.261573</text:p>
          </table:table-cell>
          <table:table-cell office:value-type="float" office:value="1.4294" calcext:value-type="float">
            <text:p>1.4294</text:p>
          </table:table-cell>
          <table:table-cell office:value-type="float" office:value="0.338378" calcext:value-type="float">
            <text:p>0.338378</text:p>
          </table:table-cell>
          <table:table-cell office:value-type="float" office:value="0.47662" calcext:value-type="float">
            <text:p>0.47662</text:p>
          </table:table-cell>
          <table:table-cell office:value-type="float" office:value="1.67758" calcext:value-type="float">
            <text:p>1.67758</text:p>
          </table:table-cell>
          <table:table-cell office:value-type="float" office:value="1.63397" calcext:value-type="float">
            <text:p>1.63397</text:p>
          </table:table-cell>
          <table:table-cell office:value-type="float" office:value="1.30077" calcext:value-type="float">
            <text:p>1.30077</text:p>
          </table:table-cell>
          <table:table-cell office:value-type="float" office:value="0.963493" calcext:value-type="float">
            <text:p>0.963493</text:p>
          </table:table-cell>
          <table:table-cell office:value-type="float" office:value="1.8061" calcext:value-type="float">
            <text:p>1.8061</text:p>
          </table:table-cell>
          <table:table-cell office:value-type="float" office:value="1.90331" calcext:value-type="float">
            <text:p>1.90331</text:p>
          </table:table-cell>
          <table:table-cell office:value-type="float" office:value="0.550038" calcext:value-type="float">
            <text:p>0.550038</text:p>
          </table:table-cell>
          <table:table-cell office:value-type="float" office:value="1.27388" calcext:value-type="float">
            <text:p>1.27388</text:p>
          </table:table-cell>
          <table:table-cell office:value-type="float" office:value="1.28298" calcext:value-type="float">
            <text:p>1.28298</text:p>
          </table:table-cell>
          <table:table-cell office:value-type="float" office:value="1.31084" calcext:value-type="float">
            <text:p>1.31084</text:p>
          </table:table-cell>
          <table:table-cell office:value-type="float" office:value="1.63958" calcext:value-type="float">
            <text:p>1.63958</text:p>
          </table:table-cell>
          <table:table-cell office:value-type="float" office:value="2.04891" calcext:value-type="float">
            <text:p>2.04891</text:p>
          </table:table-cell>
          <table:table-cell office:value-type="float" office:value="1.81273" calcext:value-type="float">
            <text:p>1.81273</text:p>
          </table:table-cell>
          <table:table-cell office:value-type="float" office:value="1.1109" calcext:value-type="float">
            <text:p>1.1109</text:p>
          </table:table-cell>
          <table:table-cell office:value-type="float" office:value="0.18502" calcext:value-type="float">
            <text:p>0.18502</text:p>
          </table:table-cell>
          <table:table-cell table:number-columns-repeated="36"/>
          <table:table-cell table:formula="of:=MIN([.A132:.BL132])" office:value-type="float" office:value="0.18502" calcext:value-type="float">
            <text:p>0.18502</text:p>
          </table:table-cell>
          <table:table-cell table:formula="of:=MAX([.A132:.BL132])" office:value-type="float" office:value="2.04891" calcext:value-type="float">
            <text:p>2.04891</text:p>
          </table:table-cell>
          <table:table-cell table:number-columns-repeated="7"/>
        </table:table-row>
        <table:table-row table:style-name="ro2">
          <table:table-cell office:value-type="float" office:value="0.20474" calcext:value-type="float">
            <text:p>0.20474</text:p>
          </table:table-cell>
          <table:table-cell office:value-type="float" office:value="0.211761" calcext:value-type="float">
            <text:p>0.211761</text:p>
          </table:table-cell>
          <table:table-cell office:value-type="float" office:value="0.28098" calcext:value-type="float">
            <text:p>0.28098</text:p>
          </table:table-cell>
          <table:table-cell office:value-type="float" office:value="0.379786" calcext:value-type="float">
            <text:p>0.379786</text:p>
          </table:table-cell>
          <table:table-cell office:value-type="float" office:value="0.254833" calcext:value-type="float">
            <text:p>0.254833</text:p>
          </table:table-cell>
          <table:table-cell office:value-type="float" office:value="0.435034" calcext:value-type="float">
            <text:p>0.435034</text:p>
          </table:table-cell>
          <table:table-cell office:value-type="float" office:value="0.473559" calcext:value-type="float">
            <text:p>0.473559</text:p>
          </table:table-cell>
          <table:table-cell office:value-type="float" office:value="0.433869" calcext:value-type="float">
            <text:p>0.433869</text:p>
          </table:table-cell>
          <table:table-cell office:value-type="float" office:value="0.393044" calcext:value-type="float">
            <text:p>0.393044</text:p>
          </table:table-cell>
          <table:table-cell office:value-type="float" office:value="0.373402" calcext:value-type="float">
            <text:p>0.373402</text:p>
          </table:table-cell>
          <table:table-cell office:value-type="float" office:value="0.855152" calcext:value-type="float">
            <text:p>0.855152</text:p>
          </table:table-cell>
          <table:table-cell office:value-type="float" office:value="0.725274" calcext:value-type="float">
            <text:p>0.725274</text:p>
          </table:table-cell>
          <table:table-cell office:value-type="float" office:value="0.347213" calcext:value-type="float">
            <text:p>0.347213</text:p>
          </table:table-cell>
          <table:table-cell office:value-type="float" office:value="0.58558" calcext:value-type="float">
            <text:p>0.58558</text:p>
          </table:table-cell>
          <table:table-cell office:value-type="float" office:value="1.06155" calcext:value-type="float">
            <text:p>1.06155</text:p>
          </table:table-cell>
          <table:table-cell office:value-type="float" office:value="1.03941" calcext:value-type="float">
            <text:p>1.03941</text:p>
          </table:table-cell>
          <table:table-cell office:value-type="float" office:value="0.80514" calcext:value-type="float">
            <text:p>0.80514</text:p>
          </table:table-cell>
          <table:table-cell office:value-type="float" office:value="0.261478" calcext:value-type="float">
            <text:p>0.261478</text:p>
          </table:table-cell>
          <table:table-cell office:value-type="float" office:value="0.314738" calcext:value-type="float">
            <text:p>0.314738</text:p>
          </table:table-cell>
          <table:table-cell office:value-type="float" office:value="0.282317" calcext:value-type="float">
            <text:p>0.282317</text:p>
          </table:table-cell>
          <table:table-cell office:value-type="float" office:value="1.26795" calcext:value-type="float">
            <text:p>1.26795</text:p>
          </table:table-cell>
          <table:table-cell office:value-type="float" office:value="1.01808" calcext:value-type="float">
            <text:p>1.01808</text:p>
          </table:table-cell>
          <table:table-cell office:value-type="float" office:value="0.849024" calcext:value-type="float">
            <text:p>0.849024</text:p>
          </table:table-cell>
          <table:table-cell office:value-type="float" office:value="0.86751" calcext:value-type="float">
            <text:p>0.86751</text:p>
          </table:table-cell>
          <table:table-cell office:value-type="float" office:value="1.47593" calcext:value-type="float">
            <text:p>1.47593</text:p>
          </table:table-cell>
          <table:table-cell office:value-type="float" office:value="0.353314" calcext:value-type="float">
            <text:p>0.353314</text:p>
          </table:table-cell>
          <table:table-cell office:value-type="float" office:value="0.223374" calcext:value-type="float">
            <text:p>0.223374</text:p>
          </table:table-cell>
          <table:table-cell office:value-type="float" office:value="0.394646" calcext:value-type="float">
            <text:p>0.394646</text:p>
          </table:table-cell>
          <table:table-cell office:value-type="float" office:value="0.299178" calcext:value-type="float">
            <text:p>0.299178</text:p>
          </table:table-cell>
          <table:table-cell office:value-type="float" office:value="0.972514" calcext:value-type="float">
            <text:p>0.972514</text:p>
          </table:table-cell>
          <table:table-cell office:value-type="float" office:value="0.161152" calcext:value-type="float">
            <text:p>0.161152</text:p>
          </table:table-cell>
          <table:table-cell office:value-type="float" office:value="0.256587" calcext:value-type="float">
            <text:p>0.256587</text:p>
          </table:table-cell>
          <table:table-cell table:number-columns-repeated="36"/>
          <table:table-cell table:formula="of:=MIN([.A133:.BL133])" office:value-type="float" office:value="0.161152" calcext:value-type="float">
            <text:p>0.161152</text:p>
          </table:table-cell>
          <table:table-cell table:formula="of:=MAX([.A133:.BL133])" office:value-type="float" office:value="1.47593" calcext:value-type="float">
            <text:p>1.47593</text:p>
          </table:table-cell>
          <table:table-cell table:number-columns-repeated="7"/>
        </table:table-row>
        <table:table-row table:style-name="ro2">
          <table:table-cell office:value-type="float" office:value="0.285985" calcext:value-type="float">
            <text:p>0.285985</text:p>
          </table:table-cell>
          <table:table-cell office:value-type="float" office:value="0.345701" calcext:value-type="float">
            <text:p>0.345701</text:p>
          </table:table-cell>
          <table:table-cell office:value-type="float" office:value="0.419008" calcext:value-type="float">
            <text:p>0.419008</text:p>
          </table:table-cell>
          <table:table-cell office:value-type="float" office:value="0.288427" calcext:value-type="float">
            <text:p>0.288427</text:p>
          </table:table-cell>
          <table:table-cell office:value-type="float" office:value="0.344861" calcext:value-type="float">
            <text:p>0.344861</text:p>
          </table:table-cell>
          <table:table-cell office:value-type="float" office:value="0.268442" calcext:value-type="float">
            <text:p>0.268442</text:p>
          </table:table-cell>
          <table:table-cell office:value-type="float" office:value="0.321026" calcext:value-type="float">
            <text:p>0.321026</text:p>
          </table:table-cell>
          <table:table-cell office:value-type="float" office:value="0.262944" calcext:value-type="float">
            <text:p>0.262944</text:p>
          </table:table-cell>
          <table:table-cell office:value-type="float" office:value="1.28202" calcext:value-type="float">
            <text:p>1.28202</text:p>
          </table:table-cell>
          <table:table-cell office:value-type="float" office:value="0.652716" calcext:value-type="float">
            <text:p>0.652716</text:p>
          </table:table-cell>
          <table:table-cell office:value-type="float" office:value="0.597586" calcext:value-type="float">
            <text:p>0.597586</text:p>
          </table:table-cell>
          <table:table-cell office:value-type="float" office:value="0.33293" calcext:value-type="float">
            <text:p>0.33293</text:p>
          </table:table-cell>
          <table:table-cell office:value-type="float" office:value="1.00281" calcext:value-type="float">
            <text:p>1.00281</text:p>
          </table:table-cell>
          <table:table-cell office:value-type="float" office:value="0.963016" calcext:value-type="float">
            <text:p>0.963016</text:p>
          </table:table-cell>
          <table:table-cell office:value-type="float" office:value="0.475154" calcext:value-type="float">
            <text:p>0.475154</text:p>
          </table:table-cell>
          <table:table-cell office:value-type="float" office:value="0.424784" calcext:value-type="float">
            <text:p>0.424784</text:p>
          </table:table-cell>
          <table:table-cell office:value-type="float" office:value="1.24952" calcext:value-type="float">
            <text:p>1.24952</text:p>
          </table:table-cell>
          <table:table-cell office:value-type="float" office:value="0.265619" calcext:value-type="float">
            <text:p>0.265619</text:p>
          </table:table-cell>
          <table:table-cell office:value-type="float" office:value="0.292873" calcext:value-type="float">
            <text:p>0.292873</text:p>
          </table:table-cell>
          <table:table-cell office:value-type="float" office:value="0.211521" calcext:value-type="float">
            <text:p>0.211521</text:p>
          </table:table-cell>
          <table:table-cell office:value-type="float" office:value="0.254523" calcext:value-type="float">
            <text:p>0.254523</text:p>
          </table:table-cell>
          <table:table-cell office:value-type="float" office:value="0.275642" calcext:value-type="float">
            <text:p>0.275642</text:p>
          </table:table-cell>
          <table:table-cell office:value-type="float" office:value="1.09971" calcext:value-type="float">
            <text:p>1.09971</text:p>
          </table:table-cell>
          <table:table-cell office:value-type="float" office:value="0.791624" calcext:value-type="float">
            <text:p>0.791624</text:p>
          </table:table-cell>
          <table:table-cell office:value-type="float" office:value="1.85226" calcext:value-type="float">
            <text:p>1.85226</text:p>
          </table:table-cell>
          <table:table-cell office:value-type="float" office:value="0.275019" calcext:value-type="float">
            <text:p>0.275019</text:p>
          </table:table-cell>
          <table:table-cell office:value-type="float" office:value="0.135433" calcext:value-type="float">
            <text:p>0.135433</text:p>
          </table:table-cell>
          <table:table-cell office:value-type="float" office:value="1.75159" calcext:value-type="float">
            <text:p>1.75159</text:p>
          </table:table-cell>
          <table:table-cell office:value-type="float" office:value="1.09788" calcext:value-type="float">
            <text:p>1.09788</text:p>
          </table:table-cell>
          <table:table-cell office:value-type="float" office:value="0.655569" calcext:value-type="float">
            <text:p>0.655569</text:p>
          </table:table-cell>
          <table:table-cell office:value-type="float" office:value="0.649682" calcext:value-type="float">
            <text:p>0.649682</text:p>
          </table:table-cell>
          <table:table-cell office:value-type="float" office:value="2.25513" calcext:value-type="float">
            <text:p>2.25513</text:p>
          </table:table-cell>
          <table:table-cell table:number-columns-repeated="36"/>
          <table:table-cell table:formula="of:=MIN([.A134:.BL134])" office:value-type="float" office:value="0.135433" calcext:value-type="float">
            <text:p>0.135433</text:p>
          </table:table-cell>
          <table:table-cell table:formula="of:=MAX([.A134:.BL134])" office:value-type="float" office:value="2.25513" calcext:value-type="float">
            <text:p>2.25513</text:p>
          </table:table-cell>
          <table:table-cell table:number-columns-repeated="7"/>
        </table:table-row>
        <table:table-row table:style-name="ro2">
          <table:table-cell office:value-type="float" office:value="0.212428" calcext:value-type="float">
            <text:p>0.212428</text:p>
          </table:table-cell>
          <table:table-cell office:value-type="float" office:value="0.263941" calcext:value-type="float">
            <text:p>0.263941</text:p>
          </table:table-cell>
          <table:table-cell office:value-type="float" office:value="0.333859" calcext:value-type="float">
            <text:p>0.333859</text:p>
          </table:table-cell>
          <table:table-cell office:value-type="float" office:value="0.402339" calcext:value-type="float">
            <text:p>0.402339</text:p>
          </table:table-cell>
          <table:table-cell office:value-type="float" office:value="0.220598" calcext:value-type="float">
            <text:p>0.220598</text:p>
          </table:table-cell>
          <table:table-cell office:value-type="float" office:value="0.432871" calcext:value-type="float">
            <text:p>0.432871</text:p>
          </table:table-cell>
          <table:table-cell office:value-type="float" office:value="0.384573" calcext:value-type="float">
            <text:p>0.384573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301314" calcext:value-type="float">
            <text:p>0.301314</text:p>
          </table:table-cell>
          <table:table-cell office:value-type="float" office:value="0.276929" calcext:value-type="float">
            <text:p>0.276929</text:p>
          </table:table-cell>
          <table:table-cell office:value-type="float" office:value="0.807025" calcext:value-type="float">
            <text:p>0.807025</text:p>
          </table:table-cell>
          <table:table-cell office:value-type="float" office:value="0.472269" calcext:value-type="float">
            <text:p>0.472269</text:p>
          </table:table-cell>
          <table:table-cell office:value-type="float" office:value="0.484967" calcext:value-type="float">
            <text:p>0.484967</text:p>
          </table:table-cell>
          <table:table-cell office:value-type="float" office:value="0.305155" calcext:value-type="float">
            <text:p>0.305155</text:p>
          </table:table-cell>
          <table:table-cell office:value-type="float" office:value="1.02353" calcext:value-type="float">
            <text:p>1.02353</text:p>
          </table:table-cell>
          <table:table-cell office:value-type="float" office:value="0.429936" calcext:value-type="float">
            <text:p>0.429936</text:p>
          </table:table-cell>
          <table:table-cell office:value-type="float" office:value="0.421641" calcext:value-type="float">
            <text:p>0.421641</text:p>
          </table:table-cell>
          <table:table-cell office:value-type="float" office:value="0.670751" calcext:value-type="float">
            <text:p>0.670751</text:p>
          </table:table-cell>
          <table:table-cell office:value-type="float" office:value="0.652294" calcext:value-type="float">
            <text:p>0.652294</text:p>
          </table:table-cell>
          <table:table-cell office:value-type="float" office:value="1.24373" calcext:value-type="float">
            <text:p>1.24373</text:p>
          </table:table-cell>
          <table:table-cell office:value-type="float" office:value="0.517376" calcext:value-type="float">
            <text:p>0.517376</text:p>
          </table:table-cell>
          <table:table-cell office:value-type="float" office:value="1.57357" calcext:value-type="float">
            <text:p>1.57357</text:p>
          </table:table-cell>
          <table:table-cell office:value-type="float" office:value="1.43218" calcext:value-type="float">
            <text:p>1.43218</text:p>
          </table:table-cell>
          <table:table-cell office:value-type="float" office:value="1.30242" calcext:value-type="float">
            <text:p>1.30242</text:p>
          </table:table-cell>
          <table:table-cell office:value-type="float" office:value="0.58631" calcext:value-type="float">
            <text:p>0.58631</text:p>
          </table:table-cell>
          <table:table-cell office:value-type="float" office:value="0.590289" calcext:value-type="float">
            <text:p>0.590289</text:p>
          </table:table-cell>
          <table:table-cell office:value-type="float" office:value="0.551384" calcext:value-type="float">
            <text:p>0.551384</text:p>
          </table:table-cell>
          <table:table-cell office:value-type="float" office:value="1.70946" calcext:value-type="float">
            <text:p>1.70946</text:p>
          </table:table-cell>
          <table:table-cell office:value-type="float" office:value="1.12251" calcext:value-type="float">
            <text:p>1.12251</text:p>
          </table:table-cell>
          <table:table-cell office:value-type="float" office:value="0.497878" calcext:value-type="float">
            <text:p>0.497878</text:p>
          </table:table-cell>
          <table:table-cell office:value-type="float" office:value="0.214825" calcext:value-type="float">
            <text:p>0.214825</text:p>
          </table:table-cell>
          <table:table-cell office:value-type="float" office:value="1.67288" calcext:value-type="float">
            <text:p>1.67288</text:p>
          </table:table-cell>
          <table:table-cell table:number-columns-repeated="36"/>
          <table:table-cell table:formula="of:=MIN([.A135:.BL135])" office:value-type="float" office:value="0.212428" calcext:value-type="float">
            <text:p>0.212428</text:p>
          </table:table-cell>
          <table:table-cell table:formula="of:=MAX([.A135:.BL135])" office:value-type="float" office:value="1.70946" calcext:value-type="float">
            <text:p>1.70946</text:p>
          </table:table-cell>
          <table:table-cell table:number-columns-repeated="7"/>
        </table:table-row>
        <table:table-row table:style-name="ro2">
          <table:table-cell office:value-type="float" office:value="0.300768" calcext:value-type="float">
            <text:p>0.300768</text:p>
          </table:table-cell>
          <table:table-cell office:value-type="float" office:value="0.328641" calcext:value-type="float">
            <text:p>0.328641</text:p>
          </table:table-cell>
          <table:table-cell office:value-type="float" office:value="0.387664" calcext:value-type="float">
            <text:p>0.387664</text:p>
          </table:table-cell>
          <table:table-cell office:value-type="float" office:value="0.260447" calcext:value-type="float">
            <text:p>0.260447</text:p>
          </table:table-cell>
          <table:table-cell office:value-type="float" office:value="0.289384" calcext:value-type="float">
            <text:p>0.289384</text:p>
          </table:table-cell>
          <table:table-cell office:value-type="float" office:value="0.347927" calcext:value-type="float">
            <text:p>0.347927</text:p>
          </table:table-cell>
          <table:table-cell office:value-type="float" office:value="0.733914" calcext:value-type="float">
            <text:p>0.733914</text:p>
          </table:table-cell>
          <table:table-cell office:value-type="float" office:value="0.618316" calcext:value-type="float">
            <text:p>0.618316</text:p>
          </table:table-cell>
          <table:table-cell office:value-type="float" office:value="0.607611" calcext:value-type="float">
            <text:p>0.607611</text:p>
          </table:table-cell>
          <table:table-cell office:value-type="float" office:value="0.28898" calcext:value-type="float">
            <text:p>0.28898</text:p>
          </table:table-cell>
          <table:table-cell office:value-type="float" office:value="0.687271" calcext:value-type="float">
            <text:p>0.687271</text:p>
          </table:table-cell>
          <table:table-cell office:value-type="float" office:value="0.533347" calcext:value-type="float">
            <text:p>0.533347</text:p>
          </table:table-cell>
          <table:table-cell office:value-type="float" office:value="1.11882" calcext:value-type="float">
            <text:p>1.11882</text:p>
          </table:table-cell>
          <table:table-cell office:value-type="float" office:value="0.347951" calcext:value-type="float">
            <text:p>0.347951</text:p>
          </table:table-cell>
          <table:table-cell office:value-type="float" office:value="0.34582" calcext:value-type="float">
            <text:p>0.34582</text:p>
          </table:table-cell>
          <table:table-cell office:value-type="float" office:value="0.462253" calcext:value-type="float">
            <text:p>0.462253</text:p>
          </table:table-cell>
          <table:table-cell office:value-type="float" office:value="0.987382" calcext:value-type="float">
            <text:p>0.987382</text:p>
          </table:table-cell>
          <table:table-cell office:value-type="float" office:value="0.858373" calcext:value-type="float">
            <text:p>0.858373</text:p>
          </table:table-cell>
          <table:table-cell office:value-type="float" office:value="1.04" calcext:value-type="float">
            <text:p>1.04</text:p>
          </table:table-cell>
          <table:table-cell office:value-type="float" office:value="0.948922" calcext:value-type="float">
            <text:p>0.948922</text:p>
          </table:table-cell>
          <table:table-cell office:value-type="float" office:value="0.606639" calcext:value-type="float">
            <text:p>0.606639</text:p>
          </table:table-cell>
          <table:table-cell office:value-type="float" office:value="0.625918" calcext:value-type="float">
            <text:p>0.625918</text:p>
          </table:table-cell>
          <table:table-cell office:value-type="float" office:value="1.24716" calcext:value-type="float">
            <text:p>1.24716</text:p>
          </table:table-cell>
          <table:table-cell office:value-type="float" office:value="0.817974" calcext:value-type="float">
            <text:p>0.817974</text:p>
          </table:table-cell>
          <table:table-cell office:value-type="float" office:value="1.20683" calcext:value-type="float">
            <text:p>1.20683</text:p>
          </table:table-cell>
          <table:table-cell office:value-type="float" office:value="0.552729" calcext:value-type="float">
            <text:p>0.552729</text:p>
          </table:table-cell>
          <table:table-cell office:value-type="float" office:value="2.0442" calcext:value-type="float">
            <text:p>2.0442</text:p>
          </table:table-cell>
          <table:table-cell office:value-type="float" office:value="1.71985" calcext:value-type="float">
            <text:p>1.71985</text:p>
          </table:table-cell>
          <table:table-cell office:value-type="float" office:value="1.38025" calcext:value-type="float">
            <text:p>1.38025</text:p>
          </table:table-cell>
          <table:table-cell office:value-type="float" office:value="2.11885" calcext:value-type="float">
            <text:p>2.11885</text:p>
          </table:table-cell>
          <table:table-cell office:value-type="float" office:value="1.0595" calcext:value-type="float">
            <text:p>1.0595</text:p>
          </table:table-cell>
          <table:table-cell office:value-type="float" office:value="0.0824618" calcext:value-type="float">
            <text:p>0.0824618</text:p>
          </table:table-cell>
          <table:table-cell table:number-columns-repeated="36"/>
          <table:table-cell table:formula="of:=MIN([.A136:.BL136])" office:value-type="float" office:value="0.0824618" calcext:value-type="float">
            <text:p>0.0824618</text:p>
          </table:table-cell>
          <table:table-cell table:formula="of:=MAX([.A136:.BL136])" office:value-type="float" office:value="2.11885" calcext:value-type="float">
            <text:p>2.11885</text:p>
          </table:table-cell>
          <table:table-cell table:number-columns-repeated="7"/>
        </table:table-row>
        <table:table-row table:style-name="ro2">
          <table:table-cell office:value-type="float" office:value="0.21521" calcext:value-type="float">
            <text:p>0.21521</text:p>
          </table:table-cell>
          <table:table-cell office:value-type="float" office:value="0.211819" calcext:value-type="float">
            <text:p>0.211819</text:p>
          </table:table-cell>
          <table:table-cell office:value-type="float" office:value="0.442387" calcext:value-type="float">
            <text:p>0.442387</text:p>
          </table:table-cell>
          <table:table-cell office:value-type="float" office:value="0.292699" calcext:value-type="float">
            <text:p>0.292699</text:p>
          </table:table-cell>
          <table:table-cell office:value-type="float" office:value="0.256003" calcext:value-type="float">
            <text:p>0.256003</text:p>
          </table:table-cell>
          <table:table-cell office:value-type="float" office:value="0.689637" calcext:value-type="float">
            <text:p>0.689637</text:p>
          </table:table-cell>
          <table:table-cell office:value-type="float" office:value="0.48516" calcext:value-type="float">
            <text:p>0.48516</text:p>
          </table:table-cell>
          <table:table-cell office:value-type="float" office:value="0.326185" calcext:value-type="float">
            <text:p>0.326185</text:p>
          </table:table-cell>
          <table:table-cell office:value-type="float" office:value="0.454549" calcext:value-type="float">
            <text:p>0.454549</text:p>
          </table:table-cell>
          <table:table-cell office:value-type="float" office:value="0.411626" calcext:value-type="float">
            <text:p>0.411626</text:p>
          </table:table-cell>
          <table:table-cell office:value-type="float" office:value="0.349426" calcext:value-type="float">
            <text:p>0.349426</text:p>
          </table:table-cell>
          <table:table-cell office:value-type="float" office:value="0.428373" calcext:value-type="float">
            <text:p>0.428373</text:p>
          </table:table-cell>
          <table:table-cell office:value-type="float" office:value="0.507566" calcext:value-type="float">
            <text:p>0.507566</text:p>
          </table:table-cell>
          <table:table-cell office:value-type="float" office:value="0.470746" calcext:value-type="float">
            <text:p>0.470746</text:p>
          </table:table-cell>
          <table:table-cell office:value-type="float" office:value="0.403186" calcext:value-type="float">
            <text:p>0.403186</text:p>
          </table:table-cell>
          <table:table-cell office:value-type="float" office:value="0.451497" calcext:value-type="float">
            <text:p>0.451497</text:p>
          </table:table-cell>
          <table:table-cell office:value-type="float" office:value="0.41342" calcext:value-type="float">
            <text:p>0.41342</text:p>
          </table:table-cell>
          <table:table-cell office:value-type="float" office:value="0.338635" calcext:value-type="float">
            <text:p>0.338635</text:p>
          </table:table-cell>
          <table:table-cell office:value-type="float" office:value="0.714919" calcext:value-type="float">
            <text:p>0.714919</text:p>
          </table:table-cell>
          <table:table-cell office:value-type="float" office:value="0.34872" calcext:value-type="float">
            <text:p>0.34872</text:p>
          </table:table-cell>
          <table:table-cell office:value-type="float" office:value="0.3104" calcext:value-type="float">
            <text:p>0.3104</text:p>
          </table:table-cell>
          <table:table-cell office:value-type="float" office:value="0.342469" calcext:value-type="float">
            <text:p>0.342469</text:p>
          </table:table-cell>
          <table:table-cell office:value-type="float" office:value="0.27878" calcext:value-type="float">
            <text:p>0.27878</text:p>
          </table:table-cell>
          <table:table-cell office:value-type="float" office:value="0.600515" calcext:value-type="float">
            <text:p>0.600515</text:p>
          </table:table-cell>
          <table:table-cell office:value-type="float" office:value="0.2475" calcext:value-type="float">
            <text:p>0.2475</text:p>
          </table:table-cell>
          <table:table-cell office:value-type="float" office:value="0.240464" calcext:value-type="float">
            <text:p>0.240464</text:p>
          </table:table-cell>
          <table:table-cell office:value-type="float" office:value="1.16808" calcext:value-type="float">
            <text:p>1.16808</text:p>
          </table:table-cell>
          <table:table-cell office:value-type="float" office:value="0.524516" calcext:value-type="float">
            <text:p>0.524516</text:p>
          </table:table-cell>
          <table:table-cell office:value-type="float" office:value="0.30682" calcext:value-type="float">
            <text:p>0.30682</text:p>
          </table:table-cell>
          <table:table-cell office:value-type="float" office:value="0.329192" calcext:value-type="float">
            <text:p>0.329192</text:p>
          </table:table-cell>
          <table:table-cell office:value-type="float" office:value="2.08118" calcext:value-type="float">
            <text:p>2.08118</text:p>
          </table:table-cell>
          <table:table-cell office:value-type="float" office:value="0.91803" calcext:value-type="float">
            <text:p>0.91803</text:p>
          </table:table-cell>
          <table:table-cell table:number-columns-repeated="36"/>
          <table:table-cell table:formula="of:=MIN([.A137:.BL137])" office:value-type="float" office:value="0.211819" calcext:value-type="float">
            <text:p>0.211819</text:p>
          </table:table-cell>
          <table:table-cell table:formula="of:=MAX([.A137:.BL137])" office:value-type="float" office:value="2.08118" calcext:value-type="float">
            <text:p>2.08118</text:p>
          </table:table-cell>
          <table:table-cell table:number-columns-repeated="7"/>
        </table:table-row>
        <table:table-row table:style-name="ro2">
          <table:table-cell office:value-type="float" office:value="0.275112" calcext:value-type="float">
            <text:p>0.275112</text:p>
          </table:table-cell>
          <table:table-cell office:value-type="float" office:value="0.331013" calcext:value-type="float">
            <text:p>0.331013</text:p>
          </table:table-cell>
          <table:table-cell office:value-type="float" office:value="0.194369" calcext:value-type="float">
            <text:p>0.194369</text:p>
          </table:table-cell>
          <table:table-cell office:value-type="float" office:value="0.208826" calcext:value-type="float">
            <text:p>0.208826</text:p>
          </table:table-cell>
          <table:table-cell office:value-type="float" office:value="0.257749" calcext:value-type="float">
            <text:p>0.257749</text:p>
          </table:table-cell>
          <table:table-cell office:value-type="float" office:value="0.420312" calcext:value-type="float">
            <text:p>0.420312</text:p>
          </table:table-cell>
          <table:table-cell office:value-type="float" office:value="0.255606" calcext:value-type="float">
            <text:p>0.255606</text:p>
          </table:table-cell>
          <table:table-cell office:value-type="float" office:value="0.257835" calcext:value-type="float">
            <text:p>0.257835</text:p>
          </table:table-cell>
          <table:table-cell office:value-type="float" office:value="0.258995" calcext:value-type="float">
            <text:p>0.258995</text:p>
          </table:table-cell>
          <table:table-cell office:value-type="float" office:value="1.10918" calcext:value-type="float">
            <text:p>1.10918</text:p>
          </table:table-cell>
          <table:table-cell office:value-type="float" office:value="0.237995" calcext:value-type="float">
            <text:p>0.237995</text:p>
          </table:table-cell>
          <table:table-cell office:value-type="float" office:value="0.201328" calcext:value-type="float">
            <text:p>0.201328</text:p>
          </table:table-cell>
          <table:table-cell office:value-type="float" office:value="0.272136" calcext:value-type="float">
            <text:p>0.272136</text:p>
          </table:table-cell>
          <table:table-cell office:value-type="float" office:value="0.126321" calcext:value-type="float">
            <text:p>0.126321</text:p>
          </table:table-cell>
          <table:table-cell office:value-type="float" office:value="1.49839" calcext:value-type="float">
            <text:p>1.49839</text:p>
          </table:table-cell>
          <table:table-cell office:value-type="float" office:value="0.248452" calcext:value-type="float">
            <text:p>0.248452</text:p>
          </table:table-cell>
          <table:table-cell office:value-type="float" office:value="1.00809" calcext:value-type="float">
            <text:p>1.00809</text:p>
          </table:table-cell>
          <table:table-cell office:value-type="float" office:value="0.921812" calcext:value-type="float">
            <text:p>0.921812</text:p>
          </table:table-cell>
          <table:table-cell office:value-type="float" office:value="0.81903" calcext:value-type="float">
            <text:p>0.81903</text:p>
          </table:table-cell>
          <table:table-cell office:value-type="float" office:value="0.72875" calcext:value-type="float">
            <text:p>0.72875</text:p>
          </table:table-cell>
          <table:table-cell office:value-type="float" office:value="0.647296" calcext:value-type="float">
            <text:p>0.647296</text:p>
          </table:table-cell>
          <table:table-cell office:value-type="float" office:value="0.611912" calcext:value-type="float">
            <text:p>0.611912</text:p>
          </table:table-cell>
          <table:table-cell office:value-type="float" office:value="1.24943" calcext:value-type="float">
            <text:p>1.24943</text:p>
          </table:table-cell>
          <table:table-cell office:value-type="float" office:value="1.56979" calcext:value-type="float">
            <text:p>1.56979</text:p>
          </table:table-cell>
          <table:table-cell office:value-type="float" office:value="1.15191" calcext:value-type="float">
            <text:p>1.15191</text:p>
          </table:table-cell>
          <table:table-cell office:value-type="float" office:value="0.913749" calcext:value-type="float">
            <text:p>0.913749</text:p>
          </table:table-cell>
          <table:table-cell office:value-type="float" office:value="1.0302" calcext:value-type="float">
            <text:p>1.0302</text:p>
          </table:table-cell>
          <table:table-cell office:value-type="float" office:value="1.42559" calcext:value-type="float">
            <text:p>1.42559</text:p>
          </table:table-cell>
          <table:table-cell office:value-type="float" office:value="1.42163" calcext:value-type="float">
            <text:p>1.42163</text:p>
          </table:table-cell>
          <table:table-cell office:value-type="float" office:value="1.46297" calcext:value-type="float">
            <text:p>1.46297</text:p>
          </table:table-cell>
          <table:table-cell office:value-type="float" office:value="0.747022" calcext:value-type="float">
            <text:p>0.747022</text:p>
          </table:table-cell>
          <table:table-cell office:value-type="float" office:value="0.376424" calcext:value-type="float">
            <text:p>0.376424</text:p>
          </table:table-cell>
          <table:table-cell table:number-columns-repeated="36"/>
          <table:table-cell table:formula="of:=MIN([.A138:.BL138])" office:value-type="float" office:value="0.126321" calcext:value-type="float">
            <text:p>0.126321</text:p>
          </table:table-cell>
          <table:table-cell table:formula="of:=MAX([.A138:.BL138])" office:value-type="float" office:value="1.56979" calcext:value-type="float">
            <text:p>1.56979</text:p>
          </table:table-cell>
          <table:table-cell table:number-columns-repeated="7"/>
        </table:table-row>
        <table:table-row table:style-name="ro2">
          <table:table-cell office:value-type="float" office:value="0.206499" calcext:value-type="float">
            <text:p>0.206499</text:p>
          </table:table-cell>
          <table:table-cell office:value-type="float" office:value="0.306313" calcext:value-type="float">
            <text:p>0.306313</text:p>
          </table:table-cell>
          <table:table-cell office:value-type="float" office:value="0.205475" calcext:value-type="float">
            <text:p>0.205475</text:p>
          </table:table-cell>
          <table:table-cell office:value-type="float" office:value="0.304073" calcext:value-type="float">
            <text:p>0.304073</text:p>
          </table:table-cell>
          <table:table-cell office:value-type="float" office:value="0.257175" calcext:value-type="float">
            <text:p>0.257175</text:p>
          </table:table-cell>
          <table:table-cell office:value-type="float" office:value="0.355243" calcext:value-type="float">
            <text:p>0.355243</text:p>
          </table:table-cell>
          <table:table-cell office:value-type="float" office:value="0.768398" calcext:value-type="float">
            <text:p>0.768398</text:p>
          </table:table-cell>
          <table:table-cell office:value-type="float" office:value="0.562971" calcext:value-type="float">
            <text:p>0.562971</text:p>
          </table:table-cell>
          <table:table-cell office:value-type="float" office:value="0.443839" calcext:value-type="float">
            <text:p>0.443839</text:p>
          </table:table-cell>
          <table:table-cell office:value-type="float" office:value="0.310501" calcext:value-type="float">
            <text:p>0.310501</text:p>
          </table:table-cell>
          <table:table-cell office:value-type="float" office:value="0.209266" calcext:value-type="float">
            <text:p>0.209266</text:p>
          </table:table-cell>
          <table:table-cell office:value-type="float" office:value="0.227091" calcext:value-type="float">
            <text:p>0.227091</text:p>
          </table:table-cell>
          <table:table-cell office:value-type="float" office:value="0.725358" calcext:value-type="float">
            <text:p>0.725358</text:p>
          </table:table-cell>
          <table:table-cell office:value-type="float" office:value="0.288176" calcext:value-type="float">
            <text:p>0.288176</text:p>
          </table:table-cell>
          <table:table-cell office:value-type="float" office:value="1.26892" calcext:value-type="float">
            <text:p>1.26892</text:p>
          </table:table-cell>
          <table:table-cell office:value-type="float" office:value="1.06333" calcext:value-type="float">
            <text:p>1.06333</text:p>
          </table:table-cell>
          <table:table-cell office:value-type="float" office:value="0.362255" calcext:value-type="float">
            <text:p>0.362255</text:p>
          </table:table-cell>
          <table:table-cell office:value-type="float" office:value="0.594386" calcext:value-type="float">
            <text:p>0.594386</text:p>
          </table:table-cell>
          <table:table-cell office:value-type="float" office:value="0.741577" calcext:value-type="float">
            <text:p>0.741577</text:p>
          </table:table-cell>
          <table:table-cell office:value-type="float" office:value="0.6621" calcext:value-type="float">
            <text:p>0.6621</text:p>
          </table:table-cell>
          <table:table-cell office:value-type="float" office:value="0.797488" calcext:value-type="float">
            <text:p>0.797488</text:p>
          </table:table-cell>
          <table:table-cell office:value-type="float" office:value="0.652271" calcext:value-type="float">
            <text:p>0.652271</text:p>
          </table:table-cell>
          <table:table-cell office:value-type="float" office:value="1.13399" calcext:value-type="float">
            <text:p>1.13399</text:p>
          </table:table-cell>
          <table:table-cell office:value-type="float" office:value="0.922785" calcext:value-type="float">
            <text:p>0.922785</text:p>
          </table:table-cell>
          <table:table-cell office:value-type="float" office:value="0.411044" calcext:value-type="float">
            <text:p>0.411044</text:p>
          </table:table-cell>
          <table:table-cell office:value-type="float" office:value="0.477476" calcext:value-type="float">
            <text:p>0.477476</text:p>
          </table:table-cell>
          <table:table-cell office:value-type="float" office:value="0.264827" calcext:value-type="float">
            <text:p>0.264827</text:p>
          </table:table-cell>
          <table:table-cell office:value-type="float" office:value="1.26265" calcext:value-type="float">
            <text:p>1.26265</text:p>
          </table:table-cell>
          <table:table-cell office:value-type="float" office:value="0.556988" calcext:value-type="float">
            <text:p>0.556988</text:p>
          </table:table-cell>
          <table:table-cell office:value-type="float" office:value="0.509709" calcext:value-type="float">
            <text:p>0.509709</text:p>
          </table:table-cell>
          <table:table-cell office:value-type="float" office:value="0.662908" calcext:value-type="float">
            <text:p>0.662908</text:p>
          </table:table-cell>
          <table:table-cell office:value-type="float" office:value="0.0750928" calcext:value-type="float">
            <text:p>0.0750928</text:p>
          </table:table-cell>
          <table:table-cell table:number-columns-repeated="36"/>
          <table:table-cell table:formula="of:=MIN([.A139:.BL139])" office:value-type="float" office:value="0.0750928" calcext:value-type="float">
            <text:p>0.0750928</text:p>
          </table:table-cell>
          <table:table-cell table:formula="of:=MAX([.A139:.BL139])" office:value-type="float" office:value="1.26892" calcext:value-type="float">
            <text:p>1.26892</text:p>
          </table:table-cell>
          <table:table-cell table:number-columns-repeated="7"/>
        </table:table-row>
        <table:table-row table:style-name="ro2">
          <table:table-cell office:value-type="float" office:value="0.285488" calcext:value-type="float">
            <text:p>0.285488</text:p>
          </table:table-cell>
          <table:table-cell office:value-type="float" office:value="0.286797" calcext:value-type="float">
            <text:p>0.286797</text:p>
          </table:table-cell>
          <table:table-cell office:value-type="float" office:value="0.577927" calcext:value-type="float">
            <text:p>0.577927</text:p>
          </table:table-cell>
          <table:table-cell office:value-type="float" office:value="0.380282" calcext:value-type="float">
            <text:p>0.380282</text:p>
          </table:table-cell>
          <table:table-cell office:value-type="float" office:value="0.316551" calcext:value-type="float">
            <text:p>0.316551</text:p>
          </table:table-cell>
          <table:table-cell office:value-type="float" office:value="0.492127" calcext:value-type="float">
            <text:p>0.492127</text:p>
          </table:table-cell>
          <table:table-cell office:value-type="float" office:value="0.422189" calcext:value-type="float">
            <text:p>0.422189</text:p>
          </table:table-cell>
          <table:table-cell office:value-type="float" office:value="0.323929" calcext:value-type="float">
            <text:p>0.323929</text:p>
          </table:table-cell>
          <table:table-cell office:value-type="float" office:value="1.22056" calcext:value-type="float">
            <text:p>1.22056</text:p>
          </table:table-cell>
          <table:table-cell office:value-type="float" office:value="0.938635" calcext:value-type="float">
            <text:p>0.938635</text:p>
          </table:table-cell>
          <table:table-cell office:value-type="float" office:value="0.659494" calcext:value-type="float">
            <text:p>0.659494</text:p>
          </table:table-cell>
          <table:table-cell office:value-type="float" office:value="0.362371" calcext:value-type="float">
            <text:p>0.362371</text:p>
          </table:table-cell>
          <table:table-cell office:value-type="float" office:value="0.571632" calcext:value-type="float">
            <text:p>0.571632</text:p>
          </table:table-cell>
          <table:table-cell office:value-type="float" office:value="1.46381" calcext:value-type="float">
            <text:p>1.46381</text:p>
          </table:table-cell>
          <table:table-cell office:value-type="float" office:value="1.18255" calcext:value-type="float">
            <text:p>1.18255</text:p>
          </table:table-cell>
          <table:table-cell office:value-type="float" office:value="0.899031" calcext:value-type="float">
            <text:p>0.899031</text:p>
          </table:table-cell>
          <table:table-cell office:value-type="float" office:value="0.588456" calcext:value-type="float">
            <text:p>0.588456</text:p>
          </table:table-cell>
          <table:table-cell office:value-type="float" office:value="0.366509" calcext:value-type="float">
            <text:p>0.366509</text:p>
          </table:table-cell>
          <table:table-cell office:value-type="float" office:value="0.294842" calcext:value-type="float">
            <text:p>0.294842</text:p>
          </table:table-cell>
          <table:table-cell office:value-type="float" office:value="0.570688" calcext:value-type="float">
            <text:p>0.570688</text:p>
          </table:table-cell>
          <table:table-cell office:value-type="float" office:value="0.42075" calcext:value-type="float">
            <text:p>0.42075</text:p>
          </table:table-cell>
          <table:table-cell office:value-type="float" office:value="1.47281" calcext:value-type="float">
            <text:p>1.47281</text:p>
          </table:table-cell>
          <table:table-cell office:value-type="float" office:value="0.603197" calcext:value-type="float">
            <text:p>0.603197</text:p>
          </table:table-cell>
          <table:table-cell office:value-type="float" office:value="0.847372" calcext:value-type="float">
            <text:p>0.847372</text:p>
          </table:table-cell>
          <table:table-cell office:value-type="float" office:value="0.368971" calcext:value-type="float">
            <text:p>0.368971</text:p>
          </table:table-cell>
          <table:table-cell office:value-type="float" office:value="0.380619" calcext:value-type="float">
            <text:p>0.380619</text:p>
          </table:table-cell>
          <table:table-cell office:value-type="float" office:value="0.621265" calcext:value-type="float">
            <text:p>0.621265</text:p>
          </table:table-cell>
          <table:table-cell office:value-type="float" office:value="0.296041" calcext:value-type="float">
            <text:p>0.296041</text:p>
          </table:table-cell>
          <table:table-cell office:value-type="float" office:value="0.626166" calcext:value-type="float">
            <text:p>0.626166</text:p>
          </table:table-cell>
          <table:table-cell office:value-type="float" office:value="0.28854" calcext:value-type="float">
            <text:p>0.28854</text:p>
          </table:table-cell>
          <table:table-cell office:value-type="float" office:value="0.948874" calcext:value-type="float">
            <text:p>0.948874</text:p>
          </table:table-cell>
          <table:table-cell office:value-type="float" office:value="0.394308" calcext:value-type="float">
            <text:p>0.394308</text:p>
          </table:table-cell>
          <table:table-cell table:number-columns-repeated="36"/>
          <table:table-cell table:formula="of:=MIN([.A140:.BL140])" office:value-type="float" office:value="0.285488" calcext:value-type="float">
            <text:p>0.285488</text:p>
          </table:table-cell>
          <table:table-cell table:formula="of:=MAX([.A140:.BL140])" office:value-type="float" office:value="1.47281" calcext:value-type="float">
            <text:p>1.47281</text:p>
          </table:table-cell>
          <table:table-cell table:number-columns-repeated="7"/>
        </table:table-row>
        <table:table-row table:style-name="ro2">
          <table:table-cell office:value-type="float" office:value="0.173902" calcext:value-type="float">
            <text:p>0.173902</text:p>
          </table:table-cell>
          <table:table-cell office:value-type="float" office:value="0.166706" calcext:value-type="float">
            <text:p>0.166706</text:p>
          </table:table-cell>
          <table:table-cell office:value-type="float" office:value="0.361023" calcext:value-type="float">
            <text:p>0.361023</text:p>
          </table:table-cell>
          <table:table-cell office:value-type="float" office:value="0.234218" calcext:value-type="float">
            <text:p>0.234218</text:p>
          </table:table-cell>
          <table:table-cell office:value-type="float" office:value="0.193841" calcext:value-type="float">
            <text:p>0.193841</text:p>
          </table:table-cell>
          <table:table-cell office:value-type="float" office:value="0.158091" calcext:value-type="float">
            <text:p>0.158091</text:p>
          </table:table-cell>
          <table:table-cell office:value-type="float" office:value="0.352346" calcext:value-type="float">
            <text:p>0.352346</text:p>
          </table:table-cell>
          <table:table-cell office:value-type="float" office:value="0.266182" calcext:value-type="float">
            <text:p>0.266182</text:p>
          </table:table-cell>
          <table:table-cell office:value-type="float" office:value="0.218155" calcext:value-type="float">
            <text:p>0.218155</text:p>
          </table:table-cell>
          <table:table-cell office:value-type="float" office:value="0.957603" calcext:value-type="float">
            <text:p>0.957603</text:p>
          </table:table-cell>
          <table:table-cell office:value-type="float" office:value="0.806626" calcext:value-type="float">
            <text:p>0.806626</text:p>
          </table:table-cell>
          <table:table-cell office:value-type="float" office:value="0.672633" calcext:value-type="float">
            <text:p>0.672633</text:p>
          </table:table-cell>
          <table:table-cell office:value-type="float" office:value="0.656101" calcext:value-type="float">
            <text:p>0.656101</text:p>
          </table:table-cell>
          <table:table-cell office:value-type="float" office:value="0.391875" calcext:value-type="float">
            <text:p>0.391875</text:p>
          </table:table-cell>
          <table:table-cell office:value-type="float" office:value="0.433026" calcext:value-type="float">
            <text:p>0.433026</text:p>
          </table:table-cell>
          <table:table-cell office:value-type="float" office:value="0.452214" calcext:value-type="float">
            <text:p>0.452214</text:p>
          </table:table-cell>
          <table:table-cell office:value-type="float" office:value="0.432616" calcext:value-type="float">
            <text:p>0.432616</text:p>
          </table:table-cell>
          <table:table-cell office:value-type="float" office:value="0.518123" calcext:value-type="float">
            <text:p>0.518123</text:p>
          </table:table-cell>
          <table:table-cell office:value-type="float" office:value="0.343997" calcext:value-type="float">
            <text:p>0.343997</text:p>
          </table:table-cell>
          <table:table-cell office:value-type="float" office:value="0.572961" calcext:value-type="float">
            <text:p>0.572961</text:p>
          </table:table-cell>
          <table:table-cell office:value-type="float" office:value="0.601658" calcext:value-type="float">
            <text:p>0.601658</text:p>
          </table:table-cell>
          <table:table-cell office:value-type="float" office:value="0.654622" calcext:value-type="float">
            <text:p>0.654622</text:p>
          </table:table-cell>
          <table:table-cell office:value-type="float" office:value="1.29863" calcext:value-type="float">
            <text:p>1.29863</text:p>
          </table:table-cell>
          <table:table-cell office:value-type="float" office:value="0.46158" calcext:value-type="float">
            <text:p>0.46158</text:p>
          </table:table-cell>
          <table:table-cell office:value-type="float" office:value="0.377229" calcext:value-type="float">
            <text:p>0.377229</text:p>
          </table:table-cell>
          <table:table-cell office:value-type="float" office:value="0.957477" calcext:value-type="float">
            <text:p>0.957477</text:p>
          </table:table-cell>
          <table:table-cell office:value-type="float" office:value="1.27809" calcext:value-type="float">
            <text:p>1.27809</text:p>
          </table:table-cell>
          <table:table-cell office:value-type="float" office:value="0.25225" calcext:value-type="float">
            <text:p>0.25225</text:p>
          </table:table-cell>
          <table:table-cell office:value-type="float" office:value="0.422764" calcext:value-type="float">
            <text:p>0.422764</text:p>
          </table:table-cell>
          <table:table-cell office:value-type="float" office:value="0.281369" calcext:value-type="float">
            <text:p>0.281369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84734" calcext:value-type="float">
            <text:p>0.184734</text:p>
          </table:table-cell>
          <table:table-cell table:number-columns-repeated="36"/>
          <table:table-cell table:formula="of:=MIN([.A141:.BL141])" office:value-type="float" office:value="0.11228" calcext:value-type="float">
            <text:p>0.11228</text:p>
          </table:table-cell>
          <table:table-cell table:formula="of:=MAX([.A141:.BL141])" office:value-type="float" office:value="1.29863" calcext:value-type="float">
            <text:p>1.29863</text:p>
          </table:table-cell>
          <table:table-cell table:number-columns-repeated="7"/>
        </table:table-row>
        <table:table-row table:style-name="ro2">
          <table:table-cell office:value-type="float" office:value="0.28299" calcext:value-type="float">
            <text:p>0.28299</text:p>
          </table:table-cell>
          <table:table-cell office:value-type="float" office:value="0.313983" calcext:value-type="float">
            <text:p>0.313983</text:p>
          </table:table-cell>
          <table:table-cell office:value-type="float" office:value="0.366744" calcext:value-type="float">
            <text:p>0.366744</text:p>
          </table:table-cell>
          <table:table-cell office:value-type="float" office:value="0.452049" calcext:value-type="float">
            <text:p>0.452049</text:p>
          </table:table-cell>
          <table:table-cell office:value-type="float" office:value="0.287991" calcext:value-type="float">
            <text:p>0.287991</text:p>
          </table:table-cell>
          <table:table-cell office:value-type="float" office:value="0.315048" calcext:value-type="float">
            <text:p>0.315048</text:p>
          </table:table-cell>
          <table:table-cell office:value-type="float" office:value="0.361522" calcext:value-type="float">
            <text:p>0.361522</text:p>
          </table:table-cell>
          <table:table-cell office:value-type="float" office:value="0.28855" calcext:value-type="float">
            <text:p>0.28855</text:p>
          </table:table-cell>
          <table:table-cell office:value-type="float" office:value="0.316205" calcext:value-type="float">
            <text:p>0.316205</text:p>
          </table:table-cell>
          <table:table-cell office:value-type="float" office:value="0.418485" calcext:value-type="float">
            <text:p>0.418485</text:p>
          </table:table-cell>
          <table:table-cell office:value-type="float" office:value="0.455739" calcext:value-type="float">
            <text:p>0.455739</text:p>
          </table:table-cell>
          <table:table-cell office:value-type="float" office:value="1.21156" calcext:value-type="float">
            <text:p>1.21156</text:p>
          </table:table-cell>
          <table:table-cell office:value-type="float" office:value="0.396046" calcext:value-type="float">
            <text:p>0.396046</text:p>
          </table:table-cell>
          <table:table-cell office:value-type="float" office:value="0.454398" calcext:value-type="float">
            <text:p>0.454398</text:p>
          </table:table-cell>
          <table:table-cell office:value-type="float" office:value="1.50403" calcext:value-type="float">
            <text:p>1.50403</text:p>
          </table:table-cell>
          <table:table-cell office:value-type="float" office:value="1.50515" calcext:value-type="float">
            <text:p>1.50515</text:p>
          </table:table-cell>
          <table:table-cell office:value-type="float" office:value="1.16405" calcext:value-type="float">
            <text:p>1.16405</text:p>
          </table:table-cell>
          <table:table-cell office:value-type="float" office:value="0.359632" calcext:value-type="float">
            <text:p>0.359632</text:p>
          </table:table-cell>
          <table:table-cell office:value-type="float" office:value="0.414711" calcext:value-type="float">
            <text:p>0.414711</text:p>
          </table:table-cell>
          <table:table-cell office:value-type="float" office:value="1.71168" calcext:value-type="float">
            <text:p>1.71168</text:p>
          </table:table-cell>
          <table:table-cell office:value-type="float" office:value="1.40941" calcext:value-type="float">
            <text:p>1.40941</text:p>
          </table:table-cell>
          <table:table-cell office:value-type="float" office:value="0.313942" calcext:value-type="float">
            <text:p>0.313942</text:p>
          </table:table-cell>
          <table:table-cell office:value-type="float" office:value="1.80729" calcext:value-type="float">
            <text:p>1.80729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460244" calcext:value-type="float">
            <text:p>0.460244</text:p>
          </table:table-cell>
          <table:table-cell office:value-type="float" office:value="2.04314" calcext:value-type="float">
            <text:p>2.04314</text:p>
          </table:table-cell>
          <table:table-cell office:value-type="float" office:value="1.26787" calcext:value-type="float">
            <text:p>1.26787</text:p>
          </table:table-cell>
          <table:table-cell office:value-type="float" office:value="1.24079" calcext:value-type="float">
            <text:p>1.24079</text:p>
          </table:table-cell>
          <table:table-cell office:value-type="float" office:value="1.71623" calcext:value-type="float">
            <text:p>1.71623</text:p>
          </table:table-cell>
          <table:table-cell office:value-type="float" office:value="1.37001" calcext:value-type="float">
            <text:p>1.37001</text:p>
          </table:table-cell>
          <table:table-cell office:value-type="float" office:value="1.41377" calcext:value-type="float">
            <text:p>1.41377</text:p>
          </table:table-cell>
          <table:table-cell office:value-type="float" office:value="2.15336" calcext:value-type="float">
            <text:p>2.15336</text:p>
          </table:table-cell>
          <table:table-cell table:number-columns-repeated="36"/>
          <table:table-cell table:formula="of:=MIN([.A142:.BL142])" office:value-type="float" office:value="0.28299" calcext:value-type="float">
            <text:p>0.28299</text:p>
          </table:table-cell>
          <table:table-cell table:formula="of:=MAX([.A142:.BL142])" office:value-type="float" office:value="2.15336" calcext:value-type="float">
            <text:p>2.15336</text:p>
          </table:table-cell>
          <table:table-cell table:number-columns-repeated="7"/>
        </table:table-row>
        <table:table-row table:style-name="ro2">
          <table:table-cell office:value-type="float" office:value="0.287406" calcext:value-type="float">
            <text:p>0.287406</text:p>
          </table:table-cell>
          <table:table-cell office:value-type="float" office:value="0.342786" calcext:value-type="float">
            <text:p>0.342786</text:p>
          </table:table-cell>
          <table:table-cell office:value-type="float" office:value="0.425309" calcext:value-type="float">
            <text:p>0.425309</text:p>
          </table:table-cell>
          <table:table-cell office:value-type="float" office:value="0.319896" calcext:value-type="float">
            <text:p>0.319896</text:p>
          </table:table-cell>
          <table:table-cell office:value-type="float" office:value="0.376599" calcext:value-type="float">
            <text:p>0.376599</text:p>
          </table:table-cell>
          <table:table-cell office:value-type="float" office:value="0.261912" calcext:value-type="float">
            <text:p>0.261912</text:p>
          </table:table-cell>
          <table:table-cell office:value-type="float" office:value="0.326611" calcext:value-type="float">
            <text:p>0.326611</text:p>
          </table:table-cell>
          <table:table-cell office:value-type="float" office:value="0.266058" calcext:value-type="float">
            <text:p>0.266058</text:p>
          </table:table-cell>
          <table:table-cell office:value-type="float" office:value="0.234794" calcext:value-type="float">
            <text:p>0.234794</text:p>
          </table:table-cell>
          <table:table-cell office:value-type="float" office:value="0.205582" calcext:value-type="float">
            <text:p>0.205582</text:p>
          </table:table-cell>
          <table:table-cell office:value-type="float" office:value="1.49346" calcext:value-type="float">
            <text:p>1.49346</text:p>
          </table:table-cell>
          <table:table-cell office:value-type="float" office:value="0.278469" calcext:value-type="float">
            <text:p>0.278469</text:p>
          </table:table-cell>
          <table:table-cell office:value-type="float" office:value="1.37875" calcext:value-type="float">
            <text:p>1.37875</text:p>
          </table:table-cell>
          <table:table-cell office:value-type="float" office:value="1.2518" calcext:value-type="float">
            <text:p>1.2518</text:p>
          </table:table-cell>
          <table:table-cell office:value-type="float" office:value="1.40274" calcext:value-type="float">
            <text:p>1.40274</text:p>
          </table:table-cell>
          <table:table-cell office:value-type="float" office:value="1.03568" calcext:value-type="float">
            <text:p>1.03568</text:p>
          </table:table-cell>
          <table:table-cell office:value-type="float" office:value="0.290754" calcext:value-type="float">
            <text:p>0.290754</text:p>
          </table:table-cell>
          <table:table-cell office:value-type="float" office:value="0.560144" calcext:value-type="float">
            <text:p>0.560144</text:p>
          </table:table-cell>
          <table:table-cell office:value-type="float" office:value="1.26087" calcext:value-type="float">
            <text:p>1.26087</text:p>
          </table:table-cell>
          <table:table-cell office:value-type="float" office:value="0.225039" calcext:value-type="float">
            <text:p>0.225039</text:p>
          </table:table-cell>
          <table:table-cell office:value-type="float" office:value="0.270229" calcext:value-type="float">
            <text:p>0.270229</text:p>
          </table:table-cell>
          <table:table-cell office:value-type="float" office:value="1.65794" calcext:value-type="float">
            <text:p>1.65794</text:p>
          </table:table-cell>
          <table:table-cell office:value-type="float" office:value="0.215255" calcext:value-type="float">
            <text:p>0.215255</text:p>
          </table:table-cell>
          <table:table-cell office:value-type="float" office:value="2.02095" calcext:value-type="float">
            <text:p>2.02095</text:p>
          </table:table-cell>
          <table:table-cell office:value-type="float" office:value="1.64651" calcext:value-type="float">
            <text:p>1.64651</text:p>
          </table:table-cell>
          <table:table-cell office:value-type="float" office:value="1.26436" calcext:value-type="float">
            <text:p>1.26436</text:p>
          </table:table-cell>
          <table:table-cell office:value-type="float" office:value="1.34254" calcext:value-type="float">
            <text:p>1.34254</text:p>
          </table:table-cell>
          <table:table-cell office:value-type="float" office:value="1.31219" calcext:value-type="float">
            <text:p>1.31219</text:p>
          </table:table-cell>
          <table:table-cell office:value-type="float" office:value="0.262922" calcext:value-type="float">
            <text:p>0.262922</text:p>
          </table:table-cell>
          <table:table-cell office:value-type="float" office:value="0.144557" calcext:value-type="float">
            <text:p>0.144557</text:p>
          </table:table-cell>
          <table:table-cell office:value-type="float" office:value="0.206597" calcext:value-type="float">
            <text:p>0.206597</text:p>
          </table:table-cell>
          <table:table-cell office:value-type="float" office:value="1.9242" calcext:value-type="float">
            <text:p>1.9242</text:p>
          </table:table-cell>
          <table:table-cell table:number-columns-repeated="36"/>
          <table:table-cell table:formula="of:=MIN([.A143:.BL143])" office:value-type="float" office:value="0.144557" calcext:value-type="float">
            <text:p>0.144557</text:p>
          </table:table-cell>
          <table:table-cell table:formula="of:=MAX([.A143:.BL143])" office:value-type="float" office:value="2.02095" calcext:value-type="float">
            <text:p>2.02095</text:p>
          </table:table-cell>
          <table:table-cell table:number-columns-repeated="7"/>
        </table:table-row>
        <table:table-row table:style-name="ro2">
          <table:table-cell office:value-type="float" office:value="0.20796" calcext:value-type="float">
            <text:p>0.20796</text:p>
          </table:table-cell>
          <table:table-cell office:value-type="float" office:value="0.266824" calcext:value-type="float">
            <text:p>0.266824</text:p>
          </table:table-cell>
          <table:table-cell office:value-type="float" office:value="0.286774" calcext:value-type="float">
            <text:p>0.286774</text:p>
          </table:table-cell>
          <table:table-cell office:value-type="float" office:value="0.343454" calcext:value-type="float">
            <text:p>0.343454</text:p>
          </table:table-cell>
          <table:table-cell office:value-type="float" office:value="0.396346" calcext:value-type="float">
            <text:p>0.396346</text:p>
          </table:table-cell>
          <table:table-cell office:value-type="float" office:value="0.690766" calcext:value-type="float">
            <text:p>0.690766</text:p>
          </table:table-cell>
          <table:table-cell office:value-type="float" office:value="0.196148" calcext:value-type="float">
            <text:p>0.196148</text:p>
          </table:table-cell>
          <table:table-cell office:value-type="float" office:value="0.363612" calcext:value-type="float">
            <text:p>0.363612</text:p>
          </table:table-cell>
          <table:table-cell office:value-type="float" office:value="0.31673" calcext:value-type="float">
            <text:p>0.31673</text:p>
          </table:table-cell>
          <table:table-cell office:value-type="float" office:value="0.50355" calcext:value-type="float">
            <text:p>0.50355</text:p>
          </table:table-cell>
          <table:table-cell office:value-type="float" office:value="0.282521" calcext:value-type="float">
            <text:p>0.282521</text:p>
          </table:table-cell>
          <table:table-cell office:value-type="float" office:value="0.499863" calcext:value-type="float">
            <text:p>0.499863</text:p>
          </table:table-cell>
          <table:table-cell office:value-type="float" office:value="0.436203" calcext:value-type="float">
            <text:p>0.436203</text:p>
          </table:table-cell>
          <table:table-cell office:value-type="float" office:value="0.358808" calcext:value-type="float">
            <text:p>0.358808</text:p>
          </table:table-cell>
          <table:table-cell office:value-type="float" office:value="0.340844" calcext:value-type="float">
            <text:p>0.340844</text:p>
          </table:table-cell>
          <table:table-cell office:value-type="float" office:value="1.34333" calcext:value-type="float">
            <text:p>1.34333</text:p>
          </table:table-cell>
          <table:table-cell office:value-type="float" office:value="1.41726" calcext:value-type="float">
            <text:p>1.41726</text:p>
          </table:table-cell>
          <table:table-cell office:value-type="float" office:value="0.392331" calcext:value-type="float">
            <text:p>0.392331</text:p>
          </table:table-cell>
          <table:table-cell office:value-type="float" office:value="0.427325" calcext:value-type="float">
            <text:p>0.427325</text:p>
          </table:table-cell>
          <table:table-cell office:value-type="float" office:value="0.27963" calcext:value-type="float">
            <text:p>0.27963</text:p>
          </table:table-cell>
          <table:table-cell office:value-type="float" office:value="0.635624" calcext:value-type="float">
            <text:p>0.635624</text:p>
          </table:table-cell>
          <table:table-cell office:value-type="float" office:value="0.4788" calcext:value-type="float">
            <text:p>0.4788</text:p>
          </table:table-cell>
          <table:table-cell office:value-type="float" office:value="1.1885" calcext:value-type="float">
            <text:p>1.1885</text:p>
          </table:table-cell>
          <table:table-cell office:value-type="float" office:value="1.48156" calcext:value-type="float">
            <text:p>1.48156</text:p>
          </table:table-cell>
          <table:table-cell office:value-type="float" office:value="0.489202" calcext:value-type="float">
            <text:p>0.489202</text:p>
          </table:table-cell>
          <table:table-cell office:value-type="float" office:value="0.328518" calcext:value-type="float">
            <text:p>0.328518</text:p>
          </table:table-cell>
          <table:table-cell office:value-type="float" office:value="1.66489" calcext:value-type="float">
            <text:p>1.66489</text:p>
          </table:table-cell>
          <table:table-cell office:value-type="float" office:value="0.291838" calcext:value-type="float">
            <text:p>0.291838</text:p>
          </table:table-cell>
          <table:table-cell office:value-type="float" office:value="1.41937" calcext:value-type="float">
            <text:p>1.41937</text:p>
          </table:table-cell>
          <table:table-cell office:value-type="float" office:value="0.208575" calcext:value-type="float">
            <text:p>0.208575</text:p>
          </table:table-cell>
          <table:table-cell office:value-type="float" office:value="0.245473" calcext:value-type="float">
            <text:p>0.245473</text:p>
          </table:table-cell>
          <table:table-cell office:value-type="float" office:value="0.100186" calcext:value-type="float">
            <text:p>0.100186</text:p>
          </table:table-cell>
          <table:table-cell table:number-columns-repeated="36"/>
          <table:table-cell table:formula="of:=MIN([.A144:.BL144])" office:value-type="float" office:value="0.100186" calcext:value-type="float">
            <text:p>0.100186</text:p>
          </table:table-cell>
          <table:table-cell table:formula="of:=MAX([.A144:.BL144])" office:value-type="float" office:value="1.66489" calcext:value-type="float">
            <text:p>1.66489</text:p>
          </table:table-cell>
          <table:table-cell table:number-columns-repeated="7"/>
        </table:table-row>
        <table:table-row table:style-name="ro2">
          <table:table-cell office:value-type="float" office:value="0.279" calcext:value-type="float">
            <text:p>0.279</text:p>
          </table:table-cell>
          <table:table-cell office:value-type="float" office:value="0.315048" calcext:value-type="float">
            <text:p>0.315048</text:p>
          </table:table-cell>
          <table:table-cell office:value-type="float" office:value="0.361419" calcext:value-type="float">
            <text:p>0.361419</text:p>
          </table:table-cell>
          <table:table-cell office:value-type="float" office:value="0.410302" calcext:value-type="float">
            <text:p>0.410302</text:p>
          </table:table-cell>
          <table:table-cell office:value-type="float" office:value="0.197041" calcext:value-type="float">
            <text:p>0.197041</text:p>
          </table:table-cell>
          <table:table-cell office:value-type="float" office:value="0.4049" calcext:value-type="float">
            <text:p>0.4049</text:p>
          </table:table-cell>
          <table:table-cell office:value-type="float" office:value="0.37216" calcext:value-type="float">
            <text:p>0.37216</text:p>
          </table:table-cell>
          <table:table-cell office:value-type="float" office:value="0.574816" calcext:value-type="float">
            <text:p>0.574816</text:p>
          </table:table-cell>
          <table:table-cell office:value-type="float" office:value="0.279064" calcext:value-type="float">
            <text:p>0.279064</text:p>
          </table:table-cell>
          <table:table-cell office:value-type="float" office:value="0.750428" calcext:value-type="float">
            <text:p>0.750428</text:p>
          </table:table-cell>
          <table:table-cell office:value-type="float" office:value="0.274648" calcext:value-type="float">
            <text:p>0.274648</text:p>
          </table:table-cell>
          <table:table-cell office:value-type="float" office:value="0.207078" calcext:value-type="float">
            <text:p>0.207078</text:p>
          </table:table-cell>
          <table:table-cell office:value-type="float" office:value="0.221444" calcext:value-type="float">
            <text:p>0.221444</text:p>
          </table:table-cell>
          <table:table-cell office:value-type="float" office:value="0.274951" calcext:value-type="float">
            <text:p>0.274951</text:p>
          </table:table-cell>
          <table:table-cell office:value-type="float" office:value="0.793923" calcext:value-type="float">
            <text:p>0.793923</text:p>
          </table:table-cell>
          <table:table-cell office:value-type="float" office:value="1.34992" calcext:value-type="float">
            <text:p>1.34992</text:p>
          </table:table-cell>
          <table:table-cell office:value-type="float" office:value="1.4658" calcext:value-type="float">
            <text:p>1.4658</text:p>
          </table:table-cell>
          <table:table-cell office:value-type="float" office:value="0.674084" calcext:value-type="float">
            <text:p>0.674084</text:p>
          </table:table-cell>
          <table:table-cell office:value-type="float" office:value="0.628577" calcext:value-type="float">
            <text:p>0.628577</text:p>
          </table:table-cell>
          <table:table-cell office:value-type="float" office:value="0.421175" calcext:value-type="float">
            <text:p>0.421175</text:p>
          </table:table-cell>
          <table:table-cell office:value-type="float" office:value="1.58134" calcext:value-type="float">
            <text:p>1.58134</text:p>
          </table:table-cell>
          <table:table-cell office:value-type="float" office:value="1.59978" calcext:value-type="float">
            <text:p>1.59978</text:p>
          </table:table-cell>
          <table:table-cell office:value-type="float" office:value="1.12373" calcext:value-type="float">
            <text:p>1.12373</text:p>
          </table:table-cell>
          <table:table-cell office:value-type="float" office:value="0.393758" calcext:value-type="float">
            <text:p>0.393758</text:p>
          </table:table-cell>
          <table:table-cell office:value-type="float" office:value="1.61011" calcext:value-type="float">
            <text:p>1.61011</text:p>
          </table:table-cell>
          <table:table-cell office:value-type="float" office:value="0.242393" calcext:value-type="float">
            <text:p>0.242393</text:p>
          </table:table-cell>
          <table:table-cell office:value-type="float" office:value="0.25478" calcext:value-type="float">
            <text:p>0.25478</text:p>
          </table:table-cell>
          <table:table-cell office:value-type="float" office:value="0.267219" calcext:value-type="float">
            <text:p>0.267219</text:p>
          </table:table-cell>
          <table:table-cell office:value-type="float" office:value="0.247585" calcext:value-type="float">
            <text:p>0.247585</text:p>
          </table:table-cell>
          <table:table-cell office:value-type="float" office:value="1.34032" calcext:value-type="float">
            <text:p>1.34032</text:p>
          </table:table-cell>
          <table:table-cell office:value-type="float" office:value="0.236856" calcext:value-type="float">
            <text:p>0.236856</text:p>
          </table:table-cell>
          <table:table-cell office:value-type="float" office:value="0.203185" calcext:value-type="float">
            <text:p>0.203185</text:p>
          </table:table-cell>
          <table:table-cell table:number-columns-repeated="36"/>
          <table:table-cell table:formula="of:=MIN([.A145:.BL145])" office:value-type="float" office:value="0.197041" calcext:value-type="float">
            <text:p>0.197041</text:p>
          </table:table-cell>
          <table:table-cell table:formula="of:=MAX([.A145:.BL145])" office:value-type="float" office:value="1.61011" calcext:value-type="float">
            <text:p>1.61011</text:p>
          </table:table-cell>
          <table:table-cell table:number-columns-repeated="7"/>
        </table:table-row>
        <table:table-row table:style-name="ro2">
          <table:table-cell office:value-type="float" office:value="0.274287" calcext:value-type="float">
            <text:p>0.274287</text:p>
          </table:table-cell>
          <table:table-cell office:value-type="float" office:value="0.374201" calcext:value-type="float">
            <text:p>0.374201</text:p>
          </table:table-cell>
          <table:table-cell office:value-type="float" office:value="0.288733" calcext:value-type="float">
            <text:p>0.288733</text:p>
          </table:table-cell>
          <table:table-cell office:value-type="float" office:value="0.673953" calcext:value-type="float">
            <text:p>0.673953</text:p>
          </table:table-cell>
          <table:table-cell office:value-type="float" office:value="0.377923" calcext:value-type="float">
            <text:p>0.377923</text:p>
          </table:table-cell>
          <table:table-cell office:value-type="float" office:value="0.457382" calcext:value-type="float">
            <text:p>0.457382</text:p>
          </table:table-cell>
          <table:table-cell office:value-type="float" office:value="0.30853" calcext:value-type="float">
            <text:p>0.30853</text:p>
          </table:table-cell>
          <table:table-cell office:value-type="float" office:value="0.397545" calcext:value-type="float">
            <text:p>0.397545</text:p>
          </table:table-cell>
          <table:table-cell office:value-type="float" office:value="0.589064" calcext:value-type="float">
            <text:p>0.589064</text:p>
          </table:table-cell>
          <table:table-cell office:value-type="float" office:value="0.680429" calcext:value-type="float">
            <text:p>0.680429</text:p>
          </table:table-cell>
          <table:table-cell office:value-type="float" office:value="0.7041" calcext:value-type="float">
            <text:p>0.7041</text:p>
          </table:table-cell>
          <table:table-cell office:value-type="float" office:value="0.557203" calcext:value-type="float">
            <text:p>0.557203</text:p>
          </table:table-cell>
          <table:table-cell office:value-type="float" office:value="0.314424" calcext:value-type="float">
            <text:p>0.314424</text:p>
          </table:table-cell>
          <table:table-cell office:value-type="float" office:value="0.395518" calcext:value-type="float">
            <text:p>0.395518</text:p>
          </table:table-cell>
          <table:table-cell office:value-type="float" office:value="0.609176" calcext:value-type="float">
            <text:p>0.609176</text:p>
          </table:table-cell>
          <table:table-cell office:value-type="float" office:value="0.529267" calcext:value-type="float">
            <text:p>0.529267</text:p>
          </table:table-cell>
          <table:table-cell office:value-type="float" office:value="0.280762" calcext:value-type="float">
            <text:p>0.280762</text:p>
          </table:table-cell>
          <table:table-cell office:value-type="float" office:value="1.59198" calcext:value-type="float">
            <text:p>1.59198</text:p>
          </table:table-cell>
          <table:table-cell office:value-type="float" office:value="1.33361" calcext:value-type="float">
            <text:p>1.33361</text:p>
          </table:table-cell>
          <table:table-cell office:value-type="float" office:value="0.533276" calcext:value-type="float">
            <text:p>0.533276</text:p>
          </table:table-cell>
          <table:table-cell office:value-type="float" office:value="0.396621" calcext:value-type="float">
            <text:p>0.396621</text:p>
          </table:table-cell>
          <table:table-cell office:value-type="float" office:value="2.07766" calcext:value-type="float">
            <text:p>2.07766</text:p>
          </table:table-cell>
          <table:table-cell office:value-type="float" office:value="1.01755" calcext:value-type="float">
            <text:p>1.01755</text:p>
          </table:table-cell>
          <table:table-cell office:value-type="float" office:value="1.79658" calcext:value-type="float">
            <text:p>1.79658</text:p>
          </table:table-cell>
          <table:table-cell office:value-type="float" office:value="1.82483" calcext:value-type="float">
            <text:p>1.82483</text:p>
          </table:table-cell>
          <table:table-cell office:value-type="float" office:value="1.91103" calcext:value-type="float">
            <text:p>1.91103</text:p>
          </table:table-cell>
          <table:table-cell office:value-type="float" office:value="0.558969" calcext:value-type="float">
            <text:p>0.558969</text:p>
          </table:table-cell>
          <table:table-cell office:value-type="float" office:value="0.455534" calcext:value-type="float">
            <text:p>0.455534</text:p>
          </table:table-cell>
          <table:table-cell office:value-type="float" office:value="0.595523" calcext:value-type="float">
            <text:p>0.595523</text:p>
          </table:table-cell>
          <table:table-cell office:value-type="float" office:value="0.413523" calcext:value-type="float">
            <text:p>0.413523</text:p>
          </table:table-cell>
          <table:table-cell office:value-type="float" office:value="0.434173" calcext:value-type="float">
            <text:p>0.434173</text:p>
          </table:table-cell>
          <table:table-cell office:value-type="float" office:value="0.199651" calcext:value-type="float">
            <text:p>0.199651</text:p>
          </table:table-cell>
          <table:table-cell table:number-columns-repeated="36"/>
          <table:table-cell table:formula="of:=MIN([.A146:.BL146])" office:value-type="float" office:value="0.199651" calcext:value-type="float">
            <text:p>0.199651</text:p>
          </table:table-cell>
          <table:table-cell table:formula="of:=MAX([.A146:.BL146])" office:value-type="float" office:value="2.07766" calcext:value-type="float">
            <text:p>2.07766</text:p>
          </table:table-cell>
          <table:table-cell table:number-columns-repeated="7"/>
        </table:table-row>
        <table:table-row table:style-name="ro2">
          <table:table-cell office:value-type="float" office:value="0.221494" calcext:value-type="float">
            <text:p>0.221494</text:p>
          </table:table-cell>
          <table:table-cell office:value-type="float" office:value="0.298239" calcext:value-type="float">
            <text:p>0.298239</text:p>
          </table:table-cell>
          <table:table-cell office:value-type="float" office:value="0.205232" calcext:value-type="float">
            <text:p>0.205232</text:p>
          </table:table-cell>
          <table:table-cell office:value-type="float" office:value="0.273165" calcext:value-type="float">
            <text:p>0.273165</text:p>
          </table:table-cell>
          <table:table-cell office:value-type="float" office:value="0.262481" calcext:value-type="float">
            <text:p>0.262481</text:p>
          </table:table-cell>
          <table:table-cell office:value-type="float" office:value="0.688382" calcext:value-type="float">
            <text:p>0.688382</text:p>
          </table:table-cell>
          <table:table-cell office:value-type="float" office:value="0.495249" calcext:value-type="float">
            <text:p>0.495249</text:p>
          </table:table-cell>
          <table:table-cell office:value-type="float" office:value="0.289902" calcext:value-type="float">
            <text:p>0.289902</text:p>
          </table:table-cell>
          <table:table-cell office:value-type="float" office:value="0.264463" calcext:value-type="float">
            <text:p>0.264463</text:p>
          </table:table-cell>
          <table:table-cell office:value-type="float" office:value="0.581057" calcext:value-type="float">
            <text:p>0.581057</text:p>
          </table:table-cell>
          <table:table-cell office:value-type="float" office:value="0.345829" calcext:value-type="float">
            <text:p>0.345829</text:p>
          </table:table-cell>
          <table:table-cell office:value-type="float" office:value="0.391288" calcext:value-type="float">
            <text:p>0.391288</text:p>
          </table:table-cell>
          <table:table-cell office:value-type="float" office:value="0.551825" calcext:value-type="float">
            <text:p>0.551825</text:p>
          </table:table-cell>
          <table:table-cell office:value-type="float" office:value="0.371412" calcext:value-type="float">
            <text:p>0.371412</text:p>
          </table:table-cell>
          <table:table-cell office:value-type="float" office:value="0.435624" calcext:value-type="float">
            <text:p>0.435624</text:p>
          </table:table-cell>
          <table:table-cell office:value-type="float" office:value="0.419441" calcext:value-type="float">
            <text:p>0.419441</text:p>
          </table:table-cell>
          <table:table-cell office:value-type="float" office:value="0.474661" calcext:value-type="float">
            <text:p>0.474661</text:p>
          </table:table-cell>
          <table:table-cell office:value-type="float" office:value="1.01241" calcext:value-type="float">
            <text:p>1.01241</text:p>
          </table:table-cell>
          <table:table-cell office:value-type="float" office:value="0.558273" calcext:value-type="float">
            <text:p>0.558273</text:p>
          </table:table-cell>
          <table:table-cell office:value-type="float" office:value="1.47373" calcext:value-type="float">
            <text:p>1.47373</text:p>
          </table:table-cell>
          <table:table-cell office:value-type="float" office:value="0.831211" calcext:value-type="float">
            <text:p>0.831211</text:p>
          </table:table-cell>
          <table:table-cell office:value-type="float" office:value="0.549976" calcext:value-type="float">
            <text:p>0.549976</text:p>
          </table:table-cell>
          <table:table-cell office:value-type="float" office:value="0.629214" calcext:value-type="float">
            <text:p>0.629214</text:p>
          </table:table-cell>
          <table:table-cell office:value-type="float" office:value="1.8628" calcext:value-type="float">
            <text:p>1.8628</text:p>
          </table:table-cell>
          <table:table-cell office:value-type="float" office:value="1.65799" calcext:value-type="float">
            <text:p>1.65799</text:p>
          </table:table-cell>
          <table:table-cell office:value-type="float" office:value="1.48368" calcext:value-type="float">
            <text:p>1.48368</text:p>
          </table:table-cell>
          <table:table-cell office:value-type="float" office:value="0.474576" calcext:value-type="float">
            <text:p>0.474576</text:p>
          </table:table-cell>
          <table:table-cell office:value-type="float" office:value="0.457805" calcext:value-type="float">
            <text:p>0.457805</text:p>
          </table:table-cell>
          <table:table-cell office:value-type="float" office:value="1.48805" calcext:value-type="float">
            <text:p>1.48805</text:p>
          </table:table-cell>
          <table:table-cell office:value-type="float" office:value="0.445419" calcext:value-type="float">
            <text:p>0.445419</text:p>
          </table:table-cell>
          <table:table-cell office:value-type="float" office:value="0.396521" calcext:value-type="float">
            <text:p>0.396521</text:p>
          </table:table-cell>
          <table:table-cell office:value-type="float" office:value="0.327976" calcext:value-type="float">
            <text:p>0.327976</text:p>
          </table:table-cell>
          <table:table-cell table:number-columns-repeated="36"/>
          <table:table-cell table:formula="of:=MIN([.A147:.BL147])" office:value-type="float" office:value="0.205232" calcext:value-type="float">
            <text:p>0.205232</text:p>
          </table:table-cell>
          <table:table-cell table:formula="of:=MAX([.A147:.BL147])" office:value-type="float" office:value="1.8628" calcext:value-type="float">
            <text:p>1.8628</text:p>
          </table:table-cell>
          <table:table-cell table:number-columns-repeated="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2">
          <table:table-cell office:value-type="float" office:value="0.189619" calcext:value-type="float">
            <text:p>0.189619</text:p>
          </table:table-cell>
          <table:table-cell office:value-type="float" office:value="0.245428" calcext:value-type="float">
            <text:p>0.245428</text:p>
          </table:table-cell>
          <table:table-cell office:value-type="float" office:value="0.281973" calcext:value-type="float">
            <text:p>0.281973</text:p>
          </table:table-cell>
          <table:table-cell office:value-type="float" office:value="0.166575" calcext:value-type="float">
            <text:p>0.166575</text:p>
          </table:table-cell>
          <table:table-cell office:value-type="float" office:value="0.226011" calcext:value-type="float">
            <text:p>0.226011</text:p>
          </table:table-cell>
          <table:table-cell office:value-type="float" office:value="0.254372" calcext:value-type="float">
            <text:p>0.254372</text:p>
          </table:table-cell>
          <table:table-cell office:value-type="float" office:value="0.166766" calcext:value-type="float">
            <text:p>0.166766</text:p>
          </table:table-cell>
          <table:table-cell office:value-type="float" office:value="0.222471" calcext:value-type="float">
            <text:p>0.222471</text:p>
          </table:table-cell>
          <table:table-cell office:value-type="float" office:value="0.297551" calcext:value-type="float">
            <text:p>0.297551</text:p>
          </table:table-cell>
          <table:table-cell office:value-type="float" office:value="0.19252" calcext:value-type="float">
            <text:p>0.19252</text:p>
          </table:table-cell>
          <table:table-cell office:value-type="float" office:value="0.247533" calcext:value-type="float">
            <text:p>0.247533</text:p>
          </table:table-cell>
          <table:table-cell office:value-type="float" office:value="0.893519" calcext:value-type="float">
            <text:p>0.893519</text:p>
          </table:table-cell>
          <table:table-cell office:value-type="float" office:value="1.09393" calcext:value-type="float">
            <text:p>1.09393</text:p>
          </table:table-cell>
          <table:table-cell office:value-type="float" office:value="0.982442" calcext:value-type="float">
            <text:p>0.982442</text:p>
          </table:table-cell>
          <table:table-cell office:value-type="float" office:value="0.96631" calcext:value-type="float">
            <text:p>0.96631</text:p>
          </table:table-cell>
          <table:table-cell office:value-type="float" office:value="0.829717" calcext:value-type="float">
            <text:p>0.829717</text:p>
          </table:table-cell>
          <table:table-cell office:value-type="float" office:value="0.817961" calcext:value-type="float">
            <text:p>0.817961</text:p>
          </table:table-cell>
          <table:table-cell office:value-type="float" office:value="0.945968" calcext:value-type="float">
            <text:p>0.945968</text:p>
          </table:table-cell>
          <table:table-cell office:value-type="float" office:value="0.656969" calcext:value-type="float">
            <text:p>0.656969</text:p>
          </table:table-cell>
          <table:table-cell office:value-type="float" office:value="0.768545" calcext:value-type="float">
            <text:p>0.768545</text:p>
          </table:table-cell>
          <table:table-cell office:value-type="float" office:value="0.629377" calcext:value-type="float">
            <text:p>0.629377</text:p>
          </table:table-cell>
          <table:table-cell office:value-type="float" office:value="0.689728" calcext:value-type="float">
            <text:p>0.689728</text:p>
          </table:table-cell>
          <table:table-cell office:value-type="float" office:value="0.703002" calcext:value-type="float">
            <text:p>0.703002</text:p>
          </table:table-cell>
          <table:table-cell office:value-type="float" office:value="1.00809" calcext:value-type="float">
            <text:p>1.00809</text:p>
          </table:table-cell>
          <table:table-cell office:value-type="float" office:value="0.899935" calcext:value-type="float">
            <text:p>0.899935</text:p>
          </table:table-cell>
          <table:table-cell office:value-type="float" office:value="0.753718" calcext:value-type="float">
            <text:p>0.753718</text:p>
          </table:table-cell>
          <table:table-cell office:value-type="float" office:value="0.721371" calcext:value-type="float">
            <text:p>0.721371</text:p>
          </table:table-cell>
          <table:table-cell office:value-type="float" office:value="0.550104" calcext:value-type="float">
            <text:p>0.550104</text:p>
          </table:table-cell>
          <table:table-cell office:value-type="float" office:value="0.738378" calcext:value-type="float">
            <text:p>0.738378</text:p>
          </table:table-cell>
          <table:table-cell office:value-type="float" office:value="0.834217" calcext:value-type="float">
            <text:p>0.834217</text:p>
          </table:table-cell>
          <table:table-cell office:value-type="float" office:value="0.675145" calcext:value-type="float">
            <text:p>0.675145</text:p>
          </table:table-cell>
          <table:table-cell office:value-type="float" office:value="0.769553" calcext:value-type="float">
            <text:p>0.769553</text:p>
          </table:table-cell>
          <table:table-cell office:value-type="float" office:value="0.589756" calcext:value-type="float">
            <text:p>0.589756</text:p>
          </table:table-cell>
          <table:table-cell office:value-type="float" office:value="1.18155" calcext:value-type="float">
            <text:p>1.18155</text:p>
          </table:table-cell>
          <table:table-cell office:value-type="float" office:value="1.33259" calcext:value-type="float">
            <text:p>1.33259</text:p>
          </table:table-cell>
          <table:table-cell office:value-type="float" office:value="0.411742" calcext:value-type="float">
            <text:p>0.411742</text:p>
          </table:table-cell>
          <table:table-cell office:value-type="float" office:value="0.495515" calcext:value-type="float">
            <text:p>0.495515</text:p>
          </table:table-cell>
          <table:table-cell office:value-type="float" office:value="0.323329" calcext:value-type="float">
            <text:p>0.323329</text:p>
          </table:table-cell>
          <table:table-cell office:value-type="float" office:value="0.178754" calcext:value-type="float">
            <text:p>0.178754</text:p>
          </table:table-cell>
          <table:table-cell office:value-type="float" office:value="0.893586" calcext:value-type="float">
            <text:p>0.893586</text:p>
          </table:table-cell>
          <table:table-cell office:value-type="float" office:value="0.257645" calcext:value-type="float">
            <text:p>0.257645</text:p>
          </table:table-cell>
          <table:table-cell office:value-type="float" office:value="0.627953" calcext:value-type="float">
            <text:p>0.627953</text:p>
          </table:table-cell>
          <table:table-cell office:value-type="float" office:value="0.224343" calcext:value-type="float">
            <text:p>0.224343</text:p>
          </table:table-cell>
          <table:table-cell office:value-type="float" office:value="0.214236" calcext:value-type="float">
            <text:p>0.214236</text:p>
          </table:table-cell>
          <table:table-cell office:value-type="float" office:value="0.212701" calcext:value-type="float">
            <text:p>0.212701</text:p>
          </table:table-cell>
          <table:table-cell office:value-type="float" office:value="0.164441" calcext:value-type="float">
            <text:p>0.164441</text:p>
          </table:table-cell>
          <table:table-cell office:value-type="float" office:value="0.0510981" calcext:value-type="float">
            <text:p>0.0510981</text:p>
          </table:table-cell>
          <table:table-cell office:value-type="float" office:value="0.130182" calcext:value-type="float">
            <text:p>0.130182</text:p>
          </table:table-cell>
          <table:table-cell table:number-columns-repeated="20"/>
          <table:table-cell table:formula="of:=MIN([.A149:.BL149])" office:value-type="float" office:value="0.0510981" calcext:value-type="float">
            <text:p>0.0510981</text:p>
          </table:table-cell>
          <table:table-cell table:formula="of:=MAX([.A149:.BL149])" office:value-type="float" office:value="1.33259" calcext:value-type="float">
            <text:p>1.33259</text:p>
          </table:table-cell>
          <table:table-cell table:number-columns-repeated="7"/>
        </table:table-row>
        <table:table-row table:style-name="ro2">
          <table:table-cell office:value-type="float" office:value="0.189166" calcext:value-type="float">
            <text:p>0.189166</text:p>
          </table:table-cell>
          <table:table-cell office:value-type="float" office:value="0.216265" calcext:value-type="float">
            <text:p>0.216265</text:p>
          </table:table-cell>
          <table:table-cell office:value-type="float" office:value="0.263373" calcext:value-type="float">
            <text:p>0.263373</text:p>
          </table:table-cell>
          <table:table-cell office:value-type="float" office:value="0.359037" calcext:value-type="float">
            <text:p>0.359037</text:p>
          </table:table-cell>
          <table:table-cell office:value-type="float" office:value="0.256741" calcext:value-type="float">
            <text:p>0.256741</text:p>
          </table:table-cell>
          <table:table-cell office:value-type="float" office:value="0.353342" calcext:value-type="float">
            <text:p>0.353342</text:p>
          </table:table-cell>
          <table:table-cell office:value-type="float" office:value="0.309604" calcext:value-type="float">
            <text:p>0.309604</text:p>
          </table:table-cell>
          <table:table-cell office:value-type="float" office:value="0.299295" calcext:value-type="float">
            <text:p>0.299295</text:p>
          </table:table-cell>
          <table:table-cell office:value-type="float" office:value="0.371217" calcext:value-type="float">
            <text:p>0.371217</text:p>
          </table:table-cell>
          <table:table-cell office:value-type="float" office:value="0.307536" calcext:value-type="float">
            <text:p>0.307536</text:p>
          </table:table-cell>
          <table:table-cell office:value-type="float" office:value="0.863888" calcext:value-type="float">
            <text:p>0.863888</text:p>
          </table:table-cell>
          <table:table-cell office:value-type="float" office:value="0.863817" calcext:value-type="float">
            <text:p>0.863817</text:p>
          </table:table-cell>
          <table:table-cell office:value-type="float" office:value="0.943451" calcext:value-type="float">
            <text:p>0.943451</text:p>
          </table:table-cell>
          <table:table-cell office:value-type="float" office:value="0.668193" calcext:value-type="float">
            <text:p>0.668193</text:p>
          </table:table-cell>
          <table:table-cell office:value-type="float" office:value="0.444782" calcext:value-type="float">
            <text:p>0.444782</text:p>
          </table:table-cell>
          <table:table-cell office:value-type="float" office:value="0.601358" calcext:value-type="float">
            <text:p>0.601358</text:p>
          </table:table-cell>
          <table:table-cell office:value-type="float" office:value="1.13248" calcext:value-type="float">
            <text:p>1.13248</text:p>
          </table:table-cell>
          <table:table-cell office:value-type="float" office:value="0.469485" calcext:value-type="float">
            <text:p>0.469485</text:p>
          </table:table-cell>
          <table:table-cell office:value-type="float" office:value="0.770464" calcext:value-type="float">
            <text:p>0.770464</text:p>
          </table:table-cell>
          <table:table-cell office:value-type="float" office:value="0.60752" calcext:value-type="float">
            <text:p>0.60752</text:p>
          </table:table-cell>
          <table:table-cell office:value-type="float" office:value="0.587865" calcext:value-type="float">
            <text:p>0.587865</text:p>
          </table:table-cell>
          <table:table-cell office:value-type="float" office:value="0.486799" calcext:value-type="float">
            <text:p>0.486799</text:p>
          </table:table-cell>
          <table:table-cell office:value-type="float" office:value="0.484982" calcext:value-type="float">
            <text:p>0.484982</text:p>
          </table:table-cell>
          <table:table-cell office:value-type="float" office:value="1.50423" calcext:value-type="float">
            <text:p>1.50423</text:p>
          </table:table-cell>
          <table:table-cell office:value-type="float" office:value="0.646008" calcext:value-type="float">
            <text:p>0.646008</text:p>
          </table:table-cell>
          <table:table-cell office:value-type="float" office:value="0.725063" calcext:value-type="float">
            <text:p>0.725063</text:p>
          </table:table-cell>
          <table:table-cell office:value-type="float" office:value="0.575943" calcext:value-type="float">
            <text:p>0.575943</text:p>
          </table:table-cell>
          <table:table-cell office:value-type="float" office:value="0.585263" calcext:value-type="float">
            <text:p>0.585263</text:p>
          </table:table-cell>
          <table:table-cell office:value-type="float" office:value="0.269066" calcext:value-type="float">
            <text:p>0.269066</text:p>
          </table:table-cell>
          <table:table-cell office:value-type="float" office:value="0.493509" calcext:value-type="float">
            <text:p>0.493509</text:p>
          </table:table-cell>
          <table:table-cell office:value-type="float" office:value="0.638317" calcext:value-type="float">
            <text:p>0.638317</text:p>
          </table:table-cell>
          <table:table-cell office:value-type="float" office:value="1.41365" calcext:value-type="float">
            <text:p>1.41365</text:p>
          </table:table-cell>
          <table:table-cell office:value-type="float" office:value="1.37725" calcext:value-type="float">
            <text:p>1.37725</text:p>
          </table:table-cell>
          <table:table-cell office:value-type="float" office:value="0.753765" calcext:value-type="float">
            <text:p>0.753765</text:p>
          </table:table-cell>
          <table:table-cell office:value-type="float" office:value="0.688379" calcext:value-type="float">
            <text:p>0.688379</text:p>
          </table:table-cell>
          <table:table-cell office:value-type="float" office:value="0.864313" calcext:value-type="float">
            <text:p>0.864313</text:p>
          </table:table-cell>
          <table:table-cell office:value-type="float" office:value="0.519674" calcext:value-type="float">
            <text:p>0.519674</text:p>
          </table:table-cell>
          <table:table-cell office:value-type="float" office:value="0.471062" calcext:value-type="float">
            <text:p>0.471062</text:p>
          </table:table-cell>
          <table:table-cell office:value-type="float" office:value="2.03097" calcext:value-type="float">
            <text:p>2.03097</text:p>
          </table:table-cell>
          <table:table-cell office:value-type="float" office:value="0.246849" calcext:value-type="float">
            <text:p>0.246849</text:p>
          </table:table-cell>
          <table:table-cell office:value-type="float" office:value="2.11249" calcext:value-type="float">
            <text:p>2.11249</text:p>
          </table:table-cell>
          <table:table-cell office:value-type="float" office:value="0.418819" calcext:value-type="float">
            <text:p>0.418819</text:p>
          </table:table-cell>
          <table:table-cell office:value-type="float" office:value="2.25132" calcext:value-type="float">
            <text:p>2.25132</text:p>
          </table:table-cell>
          <table:table-cell office:value-type="float" office:value="0.301395" calcext:value-type="float">
            <text:p>0.301395</text:p>
          </table:table-cell>
          <table:table-cell office:value-type="float" office:value="0.199136" calcext:value-type="float">
            <text:p>0.199136</text:p>
          </table:table-cell>
          <table:table-cell office:value-type="float" office:value="0.141128" calcext:value-type="float">
            <text:p>0.141128</text:p>
          </table:table-cell>
          <table:table-cell office:value-type="float" office:value="0.0968351" calcext:value-type="float">
            <text:p>0.0968351</text:p>
          </table:table-cell>
          <table:table-cell office:value-type="float" office:value="0.108999" calcext:value-type="float">
            <text:p>0.108999</text:p>
          </table:table-cell>
          <table:table-cell table:number-columns-repeated="20"/>
          <table:table-cell table:formula="of:=MIN([.A150:.BL150])" office:value-type="float" office:value="0.0968351" calcext:value-type="float">
            <text:p>0.0968351</text:p>
          </table:table-cell>
          <table:table-cell table:formula="of:=MAX([.A150:.BL150])" office:value-type="float" office:value="2.25132" calcext:value-type="float">
            <text:p>2.25132</text:p>
          </table:table-cell>
          <table:table-cell table:number-columns-repeated="7"/>
        </table:table-row>
        <table:table-row table:style-name="ro2">
          <table:table-cell office:value-type="float" office:value="0.191391" calcext:value-type="float">
            <text:p>0.191391</text:p>
          </table:table-cell>
          <table:table-cell office:value-type="float" office:value="0.193091" calcext:value-type="float">
            <text:p>0.193091</text:p>
          </table:table-cell>
          <table:table-cell office:value-type="float" office:value="0.190382" calcext:value-type="float">
            <text:p>0.190382</text:p>
          </table:table-cell>
          <table:table-cell office:value-type="float" office:value="0.193692" calcext:value-type="float">
            <text:p>0.193692</text:p>
          </table:table-cell>
          <table:table-cell office:value-type="float" office:value="0.774747" calcext:value-type="float">
            <text:p>0.774747</text:p>
          </table:table-cell>
          <table:table-cell office:value-type="float" office:value="0.591033" calcext:value-type="float">
            <text:p>0.591033</text:p>
          </table:table-cell>
          <table:table-cell office:value-type="float" office:value="0.410394" calcext:value-type="float">
            <text:p>0.410394</text:p>
          </table:table-cell>
          <table:table-cell office:value-type="float" office:value="0.296122" calcext:value-type="float">
            <text:p>0.296122</text:p>
          </table:table-cell>
          <table:table-cell office:value-type="float" office:value="0.208197" calcext:value-type="float">
            <text:p>0.208197</text:p>
          </table:table-cell>
          <table:table-cell office:value-type="float" office:value="0.989231" calcext:value-type="float">
            <text:p>0.989231</text:p>
          </table:table-cell>
          <table:table-cell office:value-type="float" office:value="0.804701" calcext:value-type="float">
            <text:p>0.804701</text:p>
          </table:table-cell>
          <table:table-cell office:value-type="float" office:value="0.623105" calcext:value-type="float">
            <text:p>0.623105</text:p>
          </table:table-cell>
          <table:table-cell office:value-type="float" office:value="0.451101" calcext:value-type="float">
            <text:p>0.451101</text:p>
          </table:table-cell>
          <table:table-cell office:value-type="float" office:value="1.0319" calcext:value-type="float">
            <text:p>1.0319</text:p>
          </table:table-cell>
          <table:table-cell office:value-type="float" office:value="0.843256" calcext:value-type="float">
            <text:p>0.843256</text:p>
          </table:table-cell>
          <table:table-cell office:value-type="float" office:value="0.65496" calcext:value-type="float">
            <text:p>0.65496</text:p>
          </table:table-cell>
          <table:table-cell office:value-type="float" office:value="0.466644" calcext:value-type="float">
            <text:p>0.466644</text:p>
          </table:table-cell>
          <table:table-cell office:value-type="float" office:value="0.323966" calcext:value-type="float">
            <text:p>0.323966</text:p>
          </table:table-cell>
          <table:table-cell office:value-type="float" office:value="0.492937" calcext:value-type="float">
            <text:p>0.492937</text:p>
          </table:table-cell>
          <table:table-cell office:value-type="float" office:value="0.322206" calcext:value-type="float">
            <text:p>0.322206</text:p>
          </table:table-cell>
          <table:table-cell office:value-type="float" office:value="0.493759" calcext:value-type="float">
            <text:p>0.493759</text:p>
          </table:table-cell>
          <table:table-cell office:value-type="float" office:value="0.665894" calcext:value-type="float">
            <text:p>0.665894</text:p>
          </table:table-cell>
          <table:table-cell office:value-type="float" office:value="0.821558" calcext:value-type="float">
            <text:p>0.821558</text:p>
          </table:table-cell>
          <table:table-cell office:value-type="float" office:value="0.891083" calcext:value-type="float">
            <text:p>0.891083</text:p>
          </table:table-cell>
          <table:table-cell office:value-type="float" office:value="0.83591" calcext:value-type="float">
            <text:p>0.83591</text:p>
          </table:table-cell>
          <table:table-cell office:value-type="float" office:value="1.14227" calcext:value-type="float">
            <text:p>1.14227</text:p>
          </table:table-cell>
          <table:table-cell office:value-type="float" office:value="0.847022" calcext:value-type="float">
            <text:p>0.847022</text:p>
          </table:table-cell>
          <table:table-cell office:value-type="float" office:value="0.646509" calcext:value-type="float">
            <text:p>0.646509</text:p>
          </table:table-cell>
          <table:table-cell office:value-type="float" office:value="0.647281" calcext:value-type="float">
            <text:p>0.647281</text:p>
          </table:table-cell>
          <table:table-cell office:value-type="float" office:value="0.651253" calcext:value-type="float">
            <text:p>0.651253</text:p>
          </table:table-cell>
          <table:table-cell office:value-type="float" office:value="0.485473" calcext:value-type="float">
            <text:p>0.485473</text:p>
          </table:table-cell>
          <table:table-cell office:value-type="float" office:value="1.00595" calcext:value-type="float">
            <text:p>1.00595</text:p>
          </table:table-cell>
          <table:table-cell office:value-type="float" office:value="0.561818" calcext:value-type="float">
            <text:p>0.561818</text:p>
          </table:table-cell>
          <table:table-cell office:value-type="float" office:value="1.30178" calcext:value-type="float">
            <text:p>1.30178</text:p>
          </table:table-cell>
          <table:table-cell office:value-type="float" office:value="0.611093" calcext:value-type="float">
            <text:p>0.611093</text:p>
          </table:table-cell>
          <table:table-cell office:value-type="float" office:value="0.483228" calcext:value-type="float">
            <text:p>0.483228</text:p>
          </table:table-cell>
          <table:table-cell office:value-type="float" office:value="1.16575" calcext:value-type="float">
            <text:p>1.16575</text:p>
          </table:table-cell>
          <table:table-cell office:value-type="float" office:value="1.43431" calcext:value-type="float">
            <text:p>1.43431</text:p>
          </table:table-cell>
          <table:table-cell office:value-type="float" office:value="1.26506" calcext:value-type="float">
            <text:p>1.26506</text:p>
          </table:table-cell>
          <table:table-cell office:value-type="float" office:value="0.800418" calcext:value-type="float">
            <text:p>0.800418</text:p>
          </table:table-cell>
          <table:table-cell office:value-type="float" office:value="0.492249" calcext:value-type="float">
            <text:p>0.492249</text:p>
          </table:table-cell>
          <table:table-cell office:value-type="float" office:value="0.517999" calcext:value-type="float">
            <text:p>0.517999</text:p>
          </table:table-cell>
          <table:table-cell office:value-type="float" office:value="1.3994" calcext:value-type="float">
            <text:p>1.3994</text:p>
          </table:table-cell>
          <table:table-cell office:value-type="float" office:value="1.4595" calcext:value-type="float">
            <text:p>1.4595</text:p>
          </table:table-cell>
          <table:table-cell office:value-type="float" office:value="0.267672" calcext:value-type="float">
            <text:p>0.267672</text:p>
          </table:table-cell>
          <table:table-cell office:value-type="float" office:value="0.665872" calcext:value-type="float">
            <text:p>0.665872</text:p>
          </table:table-cell>
          <table:table-cell office:value-type="float" office:value="1.51572" calcext:value-type="float">
            <text:p>1.51572</text:p>
          </table:table-cell>
          <table:table-cell office:value-type="float" office:value="1.49872" calcext:value-type="float">
            <text:p>1.49872</text:p>
          </table:table-cell>
          <table:table-cell table:number-columns-repeated="20"/>
          <table:table-cell table:formula="of:=MIN([.A151:.BL151])" office:value-type="float" office:value="0.190382" calcext:value-type="float">
            <text:p>0.190382</text:p>
          </table:table-cell>
          <table:table-cell table:formula="of:=MAX([.A151:.BL151])" office:value-type="float" office:value="1.51572" calcext:value-type="float">
            <text:p>1.51572</text:p>
          </table:table-cell>
          <table:table-cell table:number-columns-repeated="7"/>
        </table:table-row>
        <table:table-row table:style-name="ro2">
          <table:table-cell office:value-type="float" office:value="0.188536" calcext:value-type="float">
            <text:p>0.188536</text:p>
          </table:table-cell>
          <table:table-cell office:value-type="float" office:value="0.217821" calcext:value-type="float">
            <text:p>0.217821</text:p>
          </table:table-cell>
          <table:table-cell office:value-type="float" office:value="0.262811" calcext:value-type="float">
            <text:p>0.262811</text:p>
          </table:table-cell>
          <table:table-cell office:value-type="float" office:value="0.190246" calcext:value-type="float">
            <text:p>0.190246</text:p>
          </table:table-cell>
          <table:table-cell office:value-type="float" office:value="0.220391" calcext:value-type="float">
            <text:p>0.220391</text:p>
          </table:table-cell>
          <table:table-cell office:value-type="float" office:value="0.192299" calcext:value-type="float">
            <text:p>0.192299</text:p>
          </table:table-cell>
          <table:table-cell office:value-type="float" office:value="0.220496" calcext:value-type="float">
            <text:p>0.220496</text:p>
          </table:table-cell>
          <table:table-cell office:value-type="float" office:value="0.322417" calcext:value-type="float">
            <text:p>0.322417</text:p>
          </table:table-cell>
          <table:table-cell office:value-type="float" office:value="0.397985" calcext:value-type="float">
            <text:p>0.397985</text:p>
          </table:table-cell>
          <table:table-cell office:value-type="float" office:value="0.325252" calcext:value-type="float">
            <text:p>0.325252</text:p>
          </table:table-cell>
          <table:table-cell office:value-type="float" office:value="1.02688" calcext:value-type="float">
            <text:p>1.02688</text:p>
          </table:table-cell>
          <table:table-cell office:value-type="float" office:value="0.768825" calcext:value-type="float">
            <text:p>0.768825</text:p>
          </table:table-cell>
          <table:table-cell office:value-type="float" office:value="0.43184" calcext:value-type="float">
            <text:p>0.43184</text:p>
          </table:table-cell>
          <table:table-cell office:value-type="float" office:value="0.409835" calcext:value-type="float">
            <text:p>0.409835</text:p>
          </table:table-cell>
          <table:table-cell office:value-type="float" office:value="0.191837" calcext:value-type="float">
            <text:p>0.191837</text:p>
          </table:table-cell>
          <table:table-cell office:value-type="float" office:value="0.22048" calcext:value-type="float">
            <text:p>0.22048</text:p>
          </table:table-cell>
          <table:table-cell office:value-type="float" office:value="0.265889" calcext:value-type="float">
            <text:p>0.265889</text:p>
          </table:table-cell>
          <table:table-cell office:value-type="float" office:value="0.342004" calcext:value-type="float">
            <text:p>0.342004</text:p>
          </table:table-cell>
          <table:table-cell office:value-type="float" office:value="1.2693" calcext:value-type="float">
            <text:p>1.2693</text:p>
          </table:table-cell>
          <table:table-cell office:value-type="float" office:value="0.246797" calcext:value-type="float">
            <text:p>0.246797</text:p>
          </table:table-cell>
          <table:table-cell office:value-type="float" office:value="1.16844" calcext:value-type="float">
            <text:p>1.16844</text:p>
          </table:table-cell>
          <table:table-cell office:value-type="float" office:value="0.40923" calcext:value-type="float">
            <text:p>0.40923</text:p>
          </table:table-cell>
          <table:table-cell office:value-type="float" office:value="1.62816" calcext:value-type="float">
            <text:p>1.62816</text:p>
          </table:table-cell>
          <table:table-cell office:value-type="float" office:value="1.23509" calcext:value-type="float">
            <text:p>1.23509</text:p>
          </table:table-cell>
          <table:table-cell office:value-type="float" office:value="1.50788" calcext:value-type="float">
            <text:p>1.50788</text:p>
          </table:table-cell>
          <table:table-cell office:value-type="float" office:value="1.11383" calcext:value-type="float">
            <text:p>1.11383</text:p>
          </table:table-cell>
          <table:table-cell office:value-type="float" office:value="0.999214" calcext:value-type="float">
            <text:p>0.999214</text:p>
          </table:table-cell>
          <table:table-cell office:value-type="float" office:value="1.07474" calcext:value-type="float">
            <text:p>1.07474</text:p>
          </table:table-cell>
          <table:table-cell office:value-type="float" office:value="1.03929" calcext:value-type="float">
            <text:p>1.03929</text:p>
          </table:table-cell>
          <table:table-cell office:value-type="float" office:value="1.08431" calcext:value-type="float">
            <text:p>1.08431</text:p>
          </table:table-cell>
          <table:table-cell office:value-type="float" office:value="1.20312" calcext:value-type="float">
            <text:p>1.20312</text:p>
          </table:table-cell>
          <table:table-cell office:value-type="float" office:value="2.03797" calcext:value-type="float">
            <text:p>2.03797</text:p>
          </table:table-cell>
          <table:table-cell office:value-type="float" office:value="0.776264" calcext:value-type="float">
            <text:p>0.776264</text:p>
          </table:table-cell>
          <table:table-cell office:value-type="float" office:value="0.712557" calcext:value-type="float">
            <text:p>0.712557</text:p>
          </table:table-cell>
          <table:table-cell office:value-type="float" office:value="2.06162" calcext:value-type="float">
            <text:p>2.06162</text:p>
          </table:table-cell>
          <table:table-cell office:value-type="float" office:value="1.65366" calcext:value-type="float">
            <text:p>1.65366</text:p>
          </table:table-cell>
          <table:table-cell office:value-type="float" office:value="1.45914" calcext:value-type="float">
            <text:p>1.45914</text:p>
          </table:table-cell>
          <table:table-cell office:value-type="float" office:value="1.54762" calcext:value-type="float">
            <text:p>1.54762</text:p>
          </table:table-cell>
          <table:table-cell office:value-type="float" office:value="1.23096" calcext:value-type="float">
            <text:p>1.23096</text:p>
          </table:table-cell>
          <table:table-cell office:value-type="float" office:value="1.00617" calcext:value-type="float">
            <text:p>1.00617</text:p>
          </table:table-cell>
          <table:table-cell office:value-type="float" office:value="1.00647" calcext:value-type="float">
            <text:p>1.00647</text:p>
          </table:table-cell>
          <table:table-cell office:value-type="float" office:value="1.42328" calcext:value-type="float">
            <text:p>1.42328</text:p>
          </table:table-cell>
          <table:table-cell office:value-type="float" office:value="0.761732" calcext:value-type="float">
            <text:p>0.761732</text:p>
          </table:table-cell>
          <table:table-cell office:value-type="float" office:value="1.47687" calcext:value-type="float">
            <text:p>1.47687</text:p>
          </table:table-cell>
          <table:table-cell office:value-type="float" office:value="1.47918" calcext:value-type="float">
            <text:p>1.47918</text:p>
          </table:table-cell>
          <table:table-cell office:value-type="float" office:value="2.33201" calcext:value-type="float">
            <text:p>2.33201</text:p>
          </table:table-cell>
          <table:table-cell office:value-type="float" office:value="1.51426" calcext:value-type="float">
            <text:p>1.51426</text:p>
          </table:table-cell>
          <table:table-cell office:value-type="float" office:value="1.5305" calcext:value-type="float">
            <text:p>1.5305</text:p>
          </table:table-cell>
          <table:table-cell table:number-columns-repeated="20"/>
          <table:table-cell table:formula="of:=MIN([.A152:.BL152])" office:value-type="float" office:value="0.188536" calcext:value-type="float">
            <text:p>0.188536</text:p>
          </table:table-cell>
          <table:table-cell table:formula="of:=MAX([.A152:.BL152])" office:value-type="float" office:value="2.33201" calcext:value-type="float">
            <text:p>2.33201</text:p>
          </table:table-cell>
          <table:table-cell table:number-columns-repeated="7"/>
        </table:table-row>
        <table:table-row table:style-name="ro2">
          <table:table-cell office:value-type="float" office:value="0.186397" calcext:value-type="float">
            <text:p>0.186397</text:p>
          </table:table-cell>
          <table:table-cell office:value-type="float" office:value="0.219127" calcext:value-type="float">
            <text:p>0.219127</text:p>
          </table:table-cell>
          <table:table-cell office:value-type="float" office:value="0.250462" calcext:value-type="float">
            <text:p>0.250462</text:p>
          </table:table-cell>
          <table:table-cell office:value-type="float" office:value="0.305" calcext:value-type="float">
            <text:p>0.305</text:p>
          </table:table-cell>
          <table:table-cell office:value-type="float" office:value="0.175677" calcext:value-type="float">
            <text:p>0.175677</text:p>
          </table:table-cell>
          <table:table-cell office:value-type="float" office:value="0.228263" calcext:value-type="float">
            <text:p>0.228263</text:p>
          </table:table-cell>
          <table:table-cell office:value-type="float" office:value="0.449137" calcext:value-type="float">
            <text:p>0.449137</text:p>
          </table:table-cell>
          <table:table-cell office:value-type="float" office:value="0.191652" calcext:value-type="float">
            <text:p>0.191652</text:p>
          </table:table-cell>
          <table:table-cell office:value-type="float" office:value="0.369492" calcext:value-type="float">
            <text:p>0.369492</text:p>
          </table:table-cell>
          <table:table-cell office:value-type="float" office:value="0.35097" calcext:value-type="float">
            <text:p>0.35097</text:p>
          </table:table-cell>
          <table:table-cell office:value-type="float" office:value="0.326911" calcext:value-type="float">
            <text:p>0.326911</text:p>
          </table:table-cell>
          <table:table-cell office:value-type="float" office:value="0.354075" calcext:value-type="float">
            <text:p>0.354075</text:p>
          </table:table-cell>
          <table:table-cell office:value-type="float" office:value="0.358695" calcext:value-type="float">
            <text:p>0.358695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765564" calcext:value-type="float">
            <text:p>0.765564</text:p>
          </table:table-cell>
          <table:table-cell office:value-type="float" office:value="0.661386" calcext:value-type="float">
            <text:p>0.661386</text:p>
          </table:table-cell>
          <table:table-cell office:value-type="float" office:value="0.63591" calcext:value-type="float">
            <text:p>0.63591</text:p>
          </table:table-cell>
          <table:table-cell office:value-type="float" office:value="0.569733" calcext:value-type="float">
            <text:p>0.569733</text:p>
          </table:table-cell>
          <table:table-cell office:value-type="float" office:value="1.37589" calcext:value-type="float">
            <text:p>1.37589</text:p>
          </table:table-cell>
          <table:table-cell office:value-type="float" office:value="1.32131" calcext:value-type="float">
            <text:p>1.32131</text:p>
          </table:table-cell>
          <table:table-cell office:value-type="float" office:value="0.514819" calcext:value-type="float">
            <text:p>0.514819</text:p>
          </table:table-cell>
          <table:table-cell office:value-type="float" office:value="0.533194" calcext:value-type="float">
            <text:p>0.533194</text:p>
          </table:table-cell>
          <table:table-cell office:value-type="float" office:value="0.51094" calcext:value-type="float">
            <text:p>0.51094</text:p>
          </table:table-cell>
          <table:table-cell office:value-type="float" office:value="0.471363" calcext:value-type="float">
            <text:p>0.471363</text:p>
          </table:table-cell>
          <table:table-cell office:value-type="float" office:value="1.39802" calcext:value-type="float">
            <text:p>1.39802</text:p>
          </table:table-cell>
          <table:table-cell office:value-type="float" office:value="0.239218" calcext:value-type="float">
            <text:p>0.239218</text:p>
          </table:table-cell>
          <table:table-cell office:value-type="float" office:value="1.78644" calcext:value-type="float">
            <text:p>1.78644</text:p>
          </table:table-cell>
          <table:table-cell office:value-type="float" office:value="1.54405" calcext:value-type="float">
            <text:p>1.54405</text:p>
          </table:table-cell>
          <table:table-cell office:value-type="float" office:value="0.287046" calcext:value-type="float">
            <text:p>0.287046</text:p>
          </table:table-cell>
          <table:table-cell office:value-type="float" office:value="1.63431" calcext:value-type="float">
            <text:p>1.63431</text:p>
          </table:table-cell>
          <table:table-cell office:value-type="float" office:value="1.62461" calcext:value-type="float">
            <text:p>1.62461</text:p>
          </table:table-cell>
          <table:table-cell office:value-type="float" office:value="1.52438" calcext:value-type="float">
            <text:p>1.52438</text:p>
          </table:table-cell>
          <table:table-cell office:value-type="float" office:value="0.363124" calcext:value-type="float">
            <text:p>0.363124</text:p>
          </table:table-cell>
          <table:table-cell office:value-type="float" office:value="1.3341" calcext:value-type="float">
            <text:p>1.3341</text:p>
          </table:table-cell>
          <table:table-cell office:value-type="float" office:value="1.25689" calcext:value-type="float">
            <text:p>1.25689</text:p>
          </table:table-cell>
          <table:table-cell office:value-type="float" office:value="0.366647" calcext:value-type="float">
            <text:p>0.366647</text:p>
          </table:table-cell>
          <table:table-cell office:value-type="float" office:value="2.09526" calcext:value-type="float">
            <text:p>2.09526</text:p>
          </table:table-cell>
          <table:table-cell office:value-type="float" office:value="2.1848" calcext:value-type="float">
            <text:p>2.1848</text:p>
          </table:table-cell>
          <table:table-cell office:value-type="float" office:value="1.91861" calcext:value-type="float">
            <text:p>1.91861</text:p>
          </table:table-cell>
          <table:table-cell office:value-type="float" office:value="0.98989" calcext:value-type="float">
            <text:p>0.98989</text:p>
          </table:table-cell>
          <table:table-cell office:value-type="float" office:value="0.307132" calcext:value-type="float">
            <text:p>0.307132</text:p>
          </table:table-cell>
          <table:table-cell office:value-type="float" office:value="1.67366" calcext:value-type="float">
            <text:p>1.67366</text:p>
          </table:table-cell>
          <table:table-cell office:value-type="float" office:value="1.35102" calcext:value-type="float">
            <text:p>1.35102</text:p>
          </table:table-cell>
          <table:table-cell office:value-type="float" office:value="1.25448" calcext:value-type="float">
            <text:p>1.25448</text:p>
          </table:table-cell>
          <table:table-cell office:value-type="float" office:value="1.1653" calcext:value-type="float">
            <text:p>1.1653</text:p>
          </table:table-cell>
          <table:table-cell office:value-type="float" office:value="0.485734" calcext:value-type="float">
            <text:p>0.485734</text:p>
          </table:table-cell>
          <table:table-cell office:value-type="float" office:value="1.72837" calcext:value-type="float">
            <text:p>1.72837</text:p>
          </table:table-cell>
          <table:table-cell office:value-type="float" office:value="0.0797479" calcext:value-type="float">
            <text:p>0.0797479</text:p>
          </table:table-cell>
          <table:table-cell table:number-columns-repeated="20"/>
          <table:table-cell table:formula="of:=MIN([.A153:.BL153])" office:value-type="float" office:value="0.0797479" calcext:value-type="float">
            <text:p>0.0797479</text:p>
          </table:table-cell>
          <table:table-cell table:formula="of:=MAX([.A153:.BL153])" office:value-type="float" office:value="2.1848" calcext:value-type="float">
            <text:p>2.1848</text:p>
          </table:table-cell>
          <table:table-cell table:number-columns-repeated="7"/>
        </table:table-row>
        <table:table-row table:style-name="ro2">
          <table:table-cell office:value-type="float" office:value="0.198757" calcext:value-type="float">
            <text:p>0.198757</text:p>
          </table:table-cell>
          <table:table-cell office:value-type="float" office:value="0.254984" calcext:value-type="float">
            <text:p>0.254984</text:p>
          </table:table-cell>
          <table:table-cell office:value-type="float" office:value="0.329205" calcext:value-type="float">
            <text:p>0.329205</text:p>
          </table:table-cell>
          <table:table-cell office:value-type="float" office:value="0.19214" calcext:value-type="float">
            <text:p>0.19214</text:p>
          </table:table-cell>
          <table:table-cell office:value-type="float" office:value="0.247183" calcext:value-type="float">
            <text:p>0.247183</text:p>
          </table:table-cell>
          <table:table-cell office:value-type="float" office:value="0.355553" calcext:value-type="float">
            <text:p>0.355553</text:p>
          </table:table-cell>
          <table:table-cell office:value-type="float" office:value="0.165138" calcext:value-type="float">
            <text:p>0.165138</text:p>
          </table:table-cell>
          <table:table-cell office:value-type="float" office:value="0.862591" calcext:value-type="float">
            <text:p>0.862591</text:p>
          </table:table-cell>
          <table:table-cell office:value-type="float" office:value="0.223154" calcext:value-type="float">
            <text:p>0.223154</text:p>
          </table:table-cell>
          <table:table-cell office:value-type="float" office:value="0.726952" calcext:value-type="float">
            <text:p>0.726952</text:p>
          </table:table-cell>
          <table:table-cell office:value-type="float" office:value="0.651038" calcext:value-type="float">
            <text:p>0.651038</text:p>
          </table:table-cell>
          <table:table-cell office:value-type="float" office:value="0.438846" calcext:value-type="float">
            <text:p>0.438846</text:p>
          </table:table-cell>
          <table:table-cell office:value-type="float" office:value="0.530832" calcext:value-type="float">
            <text:p>0.530832</text:p>
          </table:table-cell>
          <table:table-cell office:value-type="float" office:value="0.433065" calcext:value-type="float">
            <text:p>0.433065</text:p>
          </table:table-cell>
          <table:table-cell office:value-type="float" office:value="0.222206" calcext:value-type="float">
            <text:p>0.222206</text:p>
          </table:table-cell>
          <table:table-cell office:value-type="float" office:value="0.455703" calcext:value-type="float">
            <text:p>0.455703</text:p>
          </table:table-cell>
          <table:table-cell office:value-type="float" office:value="0.351214" calcext:value-type="float">
            <text:p>0.351214</text:p>
          </table:table-cell>
          <table:table-cell office:value-type="float" office:value="0.168131" calcext:value-type="float">
            <text:p>0.168131</text:p>
          </table:table-cell>
          <table:table-cell office:value-type="float" office:value="0.22131" calcext:value-type="float">
            <text:p>0.22131</text:p>
          </table:table-cell>
          <table:table-cell office:value-type="float" office:value="1.07562" calcext:value-type="float">
            <text:p>1.07562</text:p>
          </table:table-cell>
          <table:table-cell office:value-type="float" office:value="1.46913" calcext:value-type="float">
            <text:p>1.46913</text:p>
          </table:table-cell>
          <table:table-cell office:value-type="float" office:value="0.704731" calcext:value-type="float">
            <text:p>0.704731</text:p>
          </table:table-cell>
          <table:table-cell office:value-type="float" office:value="0.528471" calcext:value-type="float">
            <text:p>0.528471</text:p>
          </table:table-cell>
          <table:table-cell office:value-type="float" office:value="0.872755" calcext:value-type="float">
            <text:p>0.872755</text:p>
          </table:table-cell>
          <table:table-cell office:value-type="float" office:value="0.904468" calcext:value-type="float">
            <text:p>0.904468</text:p>
          </table:table-cell>
          <table:table-cell office:value-type="float" office:value="1.63156" calcext:value-type="float">
            <text:p>1.63156</text:p>
          </table:table-cell>
          <table:table-cell office:value-type="float" office:value="0.364598" calcext:value-type="float">
            <text:p>0.364598</text:p>
          </table:table-cell>
          <table:table-cell office:value-type="float" office:value="1.41936" calcext:value-type="float">
            <text:p>1.41936</text:p>
          </table:table-cell>
          <table:table-cell office:value-type="float" office:value="1.82423" calcext:value-type="float">
            <text:p>1.82423</text:p>
          </table:table-cell>
          <table:table-cell office:value-type="float" office:value="0.45358" calcext:value-type="float">
            <text:p>0.45358</text:p>
          </table:table-cell>
          <table:table-cell office:value-type="float" office:value="1.23161" calcext:value-type="float">
            <text:p>1.23161</text:p>
          </table:table-cell>
          <table:table-cell office:value-type="float" office:value="1.93647" calcext:value-type="float">
            <text:p>1.93647</text:p>
          </table:table-cell>
          <table:table-cell office:value-type="float" office:value="0.493561" calcext:value-type="float">
            <text:p>0.493561</text:p>
          </table:table-cell>
          <table:table-cell office:value-type="float" office:value="1.65915" calcext:value-type="float">
            <text:p>1.65915</text:p>
          </table:table-cell>
          <table:table-cell office:value-type="float" office:value="0.502031" calcext:value-type="float">
            <text:p>0.502031</text:p>
          </table:table-cell>
          <table:table-cell office:value-type="float" office:value="0.546726" calcext:value-type="float">
            <text:p>0.546726</text:p>
          </table:table-cell>
          <table:table-cell office:value-type="float" office:value="1.74257" calcext:value-type="float">
            <text:p>1.74257</text:p>
          </table:table-cell>
          <table:table-cell office:value-type="float" office:value="0.272027" calcext:value-type="float">
            <text:p>0.272027</text:p>
          </table:table-cell>
          <table:table-cell office:value-type="float" office:value="1.77647" calcext:value-type="float">
            <text:p>1.77647</text:p>
          </table:table-cell>
          <table:table-cell office:value-type="float" office:value="0.81841" calcext:value-type="float">
            <text:p>0.81841</text:p>
          </table:table-cell>
          <table:table-cell office:value-type="float" office:value="1.05483" calcext:value-type="float">
            <text:p>1.05483</text:p>
          </table:table-cell>
          <table:table-cell office:value-type="float" office:value="1.15263" calcext:value-type="float">
            <text:p>1.15263</text:p>
          </table:table-cell>
          <table:table-cell office:value-type="float" office:value="0.687337" calcext:value-type="float">
            <text:p>0.687337</text:p>
          </table:table-cell>
          <table:table-cell office:value-type="float" office:value="0.165158" calcext:value-type="float">
            <text:p>0.165158</text:p>
          </table:table-cell>
          <table:table-cell office:value-type="float" office:value="0.140334" calcext:value-type="float">
            <text:p>0.140334</text:p>
          </table:table-cell>
          <table:table-cell office:value-type="float" office:value="0.281371" calcext:value-type="float">
            <text:p>0.281371</text:p>
          </table:table-cell>
          <table:table-cell office:value-type="float" office:value="0.062772" calcext:value-type="float">
            <text:p>0.062772</text:p>
          </table:table-cell>
          <table:table-cell office:value-type="float" office:value="0.050365" calcext:value-type="float">
            <text:p>0.050365</text:p>
          </table:table-cell>
          <table:table-cell table:number-columns-repeated="20"/>
          <table:table-cell table:formula="of:=MIN([.A154:.BL154])" office:value-type="float" office:value="0.050365" calcext:value-type="float">
            <text:p>0.050365</text:p>
          </table:table-cell>
          <table:table-cell table:formula="of:=MAX([.A154:.BL154])" office:value-type="float" office:value="1.93647" calcext:value-type="float">
            <text:p>1.93647</text:p>
          </table:table-cell>
          <table:table-cell table:number-columns-repeated="7"/>
        </table:table-row>
        <table:table-row table:style-name="ro2">
          <table:table-cell office:value-type="float" office:value="0.135933" calcext:value-type="float">
            <text:p>0.135933</text:p>
          </table:table-cell>
          <table:table-cell office:value-type="float" office:value="0.174575" calcext:value-type="float">
            <text:p>0.174575</text:p>
          </table:table-cell>
          <table:table-cell office:value-type="float" office:value="0.248218" calcext:value-type="float">
            <text:p>0.248218</text:p>
          </table:table-cell>
          <table:table-cell office:value-type="float" office:value="0.305291" calcext:value-type="float">
            <text:p>0.305291</text:p>
          </table:table-cell>
          <table:table-cell office:value-type="float" office:value="0.22355" calcext:value-type="float">
            <text:p>0.22355</text:p>
          </table:table-cell>
          <table:table-cell office:value-type="float" office:value="0.263414" calcext:value-type="float">
            <text:p>0.263414</text:p>
          </table:table-cell>
          <table:table-cell office:value-type="float" office:value="0.130406" calcext:value-type="float">
            <text:p>0.130406</text:p>
          </table:table-cell>
          <table:table-cell office:value-type="float" office:value="0.179368" calcext:value-type="float">
            <text:p>0.179368</text:p>
          </table:table-cell>
          <table:table-cell office:value-type="float" office:value="0.124872" calcext:value-type="float">
            <text:p>0.124872</text:p>
          </table:table-cell>
          <table:table-cell office:value-type="float" office:value="0.149764" calcext:value-type="float">
            <text:p>0.149764</text:p>
          </table:table-cell>
          <table:table-cell office:value-type="float" office:value="0.296511" calcext:value-type="float">
            <text:p>0.296511</text:p>
          </table:table-cell>
          <table:table-cell office:value-type="float" office:value="0.349153" calcext:value-type="float">
            <text:p>0.349153</text:p>
          </table:table-cell>
          <table:table-cell office:value-type="float" office:value="0.237759" calcext:value-type="float">
            <text:p>0.237759</text:p>
          </table:table-cell>
          <table:table-cell office:value-type="float" office:value="0.148094" calcext:value-type="float">
            <text:p>0.148094</text:p>
          </table:table-cell>
          <table:table-cell office:value-type="float" office:value="0.21385" calcext:value-type="float">
            <text:p>0.21385</text:p>
          </table:table-cell>
          <table:table-cell office:value-type="float" office:value="0.25452" calcext:value-type="float">
            <text:p>0.25452</text:p>
          </table:table-cell>
          <table:table-cell office:value-type="float" office:value="0.428378" calcext:value-type="float">
            <text:p>0.428378</text:p>
          </table:table-cell>
          <table:table-cell office:value-type="float" office:value="0.931448" calcext:value-type="float">
            <text:p>0.931448</text:p>
          </table:table-cell>
          <table:table-cell office:value-type="float" office:value="0.787722" calcext:value-type="float">
            <text:p>0.787722</text:p>
          </table:table-cell>
          <table:table-cell office:value-type="float" office:value="0.618903" calcext:value-type="float">
            <text:p>0.618903</text:p>
          </table:table-cell>
          <table:table-cell office:value-type="float" office:value="0.554585" calcext:value-type="float">
            <text:p>0.554585</text:p>
          </table:table-cell>
          <table:table-cell office:value-type="float" office:value="0.494297" calcext:value-type="float">
            <text:p>0.494297</text:p>
          </table:table-cell>
          <table:table-cell office:value-type="float" office:value="0.430097" calcext:value-type="float">
            <text:p>0.430097</text:p>
          </table:table-cell>
          <table:table-cell office:value-type="float" office:value="0.429489" calcext:value-type="float">
            <text:p>0.429489</text:p>
          </table:table-cell>
          <table:table-cell office:value-type="float" office:value="0.47467" calcext:value-type="float">
            <text:p>0.47467</text:p>
          </table:table-cell>
          <table:table-cell office:value-type="float" office:value="1.37004" calcext:value-type="float">
            <text:p>1.37004</text:p>
          </table:table-cell>
          <table:table-cell office:value-type="float" office:value="0.485278" calcext:value-type="float">
            <text:p>0.485278</text:p>
          </table:table-cell>
          <table:table-cell office:value-type="float" office:value="0.499966" calcext:value-type="float">
            <text:p>0.499966</text:p>
          </table:table-cell>
          <table:table-cell office:value-type="float" office:value="0.534196" calcext:value-type="float">
            <text:p>0.534196</text:p>
          </table:table-cell>
          <table:table-cell office:value-type="float" office:value="1.54809" calcext:value-type="float">
            <text:p>1.54809</text:p>
          </table:table-cell>
          <table:table-cell office:value-type="float" office:value="0.53705" calcext:value-type="float">
            <text:p>0.53705</text:p>
          </table:table-cell>
          <table:table-cell office:value-type="float" office:value="0.494571" calcext:value-type="float">
            <text:p>0.494571</text:p>
          </table:table-cell>
          <table:table-cell office:value-type="float" office:value="1.45732" calcext:value-type="float">
            <text:p>1.45732</text:p>
          </table:table-cell>
          <table:table-cell office:value-type="float" office:value="0.71095" calcext:value-type="float">
            <text:p>0.71095</text:p>
          </table:table-cell>
          <table:table-cell office:value-type="float" office:value="0.727978" calcext:value-type="float">
            <text:p>0.727978</text:p>
          </table:table-cell>
          <table:table-cell office:value-type="float" office:value="0.553626" calcext:value-type="float">
            <text:p>0.553626</text:p>
          </table:table-cell>
          <table:table-cell office:value-type="float" office:value="0.524634" calcext:value-type="float">
            <text:p>0.524634</text:p>
          </table:table-cell>
          <table:table-cell office:value-type="float" office:value="0.43985" calcext:value-type="float">
            <text:p>0.43985</text:p>
          </table:table-cell>
          <table:table-cell office:value-type="float" office:value="1.82742" calcext:value-type="float">
            <text:p>1.82742</text:p>
          </table:table-cell>
          <table:table-cell office:value-type="float" office:value="1.84106" calcext:value-type="float">
            <text:p>1.84106</text:p>
          </table:table-cell>
          <table:table-cell office:value-type="float" office:value="1.77899" calcext:value-type="float">
            <text:p>1.77899</text:p>
          </table:table-cell>
          <table:table-cell office:value-type="float" office:value="0.13928" calcext:value-type="float">
            <text:p>0.13928</text:p>
          </table:table-cell>
          <table:table-cell office:value-type="float" office:value="0.62979" calcext:value-type="float">
            <text:p>0.62979</text:p>
          </table:table-cell>
          <table:table-cell office:value-type="float" office:value="0.315264" calcext:value-type="float">
            <text:p>0.315264</text:p>
          </table:table-cell>
          <table:table-cell office:value-type="float" office:value="0.164793" calcext:value-type="float">
            <text:p>0.164793</text:p>
          </table:table-cell>
          <table:table-cell office:value-type="float" office:value="0.071615" calcext:value-type="float">
            <text:p>0.071615</text:p>
          </table:table-cell>
          <table:table-cell office:value-type="float" office:value="0.149745" calcext:value-type="float">
            <text:p>0.149745</text:p>
          </table:table-cell>
          <table:table-cell office:value-type="float" office:value="0.423951" calcext:value-type="float">
            <text:p>0.423951</text:p>
          </table:table-cell>
          <table:table-cell table:number-columns-repeated="20"/>
          <table:table-cell table:formula="of:=MIN([.A155:.BL155])" office:value-type="float" office:value="0.071615" calcext:value-type="float">
            <text:p>0.071615</text:p>
          </table:table-cell>
          <table:table-cell table:formula="of:=MAX([.A155:.BL155])" office:value-type="float" office:value="1.84106" calcext:value-type="float">
            <text:p>1.84106</text:p>
          </table:table-cell>
          <table:table-cell table:number-columns-repeated="7"/>
        </table:table-row>
        <table:table-row table:style-name="ro2">
          <table:table-cell office:value-type="float" office:value="0.188906" calcext:value-type="float">
            <text:p>0.188906</text:p>
          </table:table-cell>
          <table:table-cell office:value-type="float" office:value="0.280147" calcext:value-type="float">
            <text:p>0.280147</text:p>
          </table:table-cell>
          <table:table-cell office:value-type="float" office:value="0.203082" calcext:value-type="float">
            <text:p>0.203082</text:p>
          </table:table-cell>
          <table:table-cell office:value-type="float" office:value="0.281569" calcext:value-type="float">
            <text:p>0.281569</text:p>
          </table:table-cell>
          <table:table-cell office:value-type="float" office:value="0.191094" calcext:value-type="float">
            <text:p>0.191094</text:p>
          </table:table-cell>
          <table:table-cell office:value-type="float" office:value="0.261691" calcext:value-type="float">
            <text:p>0.261691</text:p>
          </table:table-cell>
          <table:table-cell office:value-type="float" office:value="0.187614" calcext:value-type="float">
            <text:p>0.187614</text:p>
          </table:table-cell>
          <table:table-cell office:value-type="float" office:value="0.167229" calcext:value-type="float">
            <text:p>0.167229</text:p>
          </table:table-cell>
          <table:table-cell office:value-type="float" office:value="0.944451" calcext:value-type="float">
            <text:p>0.944451</text:p>
          </table:table-cell>
          <table:table-cell office:value-type="float" office:value="0.714277" calcext:value-type="float">
            <text:p>0.714277</text:p>
          </table:table-cell>
          <table:table-cell office:value-type="float" office:value="0.607478" calcext:value-type="float">
            <text:p>0.607478</text:p>
          </table:table-cell>
          <table:table-cell office:value-type="float" office:value="0.425396" calcext:value-type="float">
            <text:p>0.425396</text:p>
          </table:table-cell>
          <table:table-cell office:value-type="float" office:value="0.388059" calcext:value-type="float">
            <text:p>0.388059</text:p>
          </table:table-cell>
          <table:table-cell office:value-type="float" office:value="0.355553" calcext:value-type="float">
            <text:p>0.355553</text:p>
          </table:table-cell>
          <table:table-cell office:value-type="float" office:value="0.269366" calcext:value-type="float">
            <text:p>0.269366</text:p>
          </table:table-cell>
          <table:table-cell office:value-type="float" office:value="0.362913" calcext:value-type="float">
            <text:p>0.362913</text:p>
          </table:table-cell>
          <table:table-cell office:value-type="float" office:value="0.348636" calcext:value-type="float">
            <text:p>0.348636</text:p>
          </table:table-cell>
          <table:table-cell office:value-type="float" office:value="0.406878" calcext:value-type="float">
            <text:p>0.406878</text:p>
          </table:table-cell>
          <table:table-cell office:value-type="float" office:value="0.405644" calcext:value-type="float">
            <text:p>0.405644</text:p>
          </table:table-cell>
          <table:table-cell office:value-type="float" office:value="1.41731" calcext:value-type="float">
            <text:p>1.41731</text:p>
          </table:table-cell>
          <table:table-cell office:value-type="float" office:value="1.23068" calcext:value-type="float">
            <text:p>1.23068</text:p>
          </table:table-cell>
          <table:table-cell office:value-type="float" office:value="1.03082" calcext:value-type="float">
            <text:p>1.03082</text:p>
          </table:table-cell>
          <table:table-cell office:value-type="float" office:value="0.84501" calcext:value-type="float">
            <text:p>0.84501</text:p>
          </table:table-cell>
          <table:table-cell office:value-type="float" office:value="0.659454" calcext:value-type="float">
            <text:p>0.659454</text:p>
          </table:table-cell>
          <table:table-cell office:value-type="float" office:value="0.506503" calcext:value-type="float">
            <text:p>0.506503</text:p>
          </table:table-cell>
          <table:table-cell office:value-type="float" office:value="0.270741" calcext:value-type="float">
            <text:p>0.270741</text:p>
          </table:table-cell>
          <table:table-cell office:value-type="float" office:value="0.321717" calcext:value-type="float">
            <text:p>0.321717</text:p>
          </table:table-cell>
          <table:table-cell office:value-type="float" office:value="0.181855" calcext:value-type="float">
            <text:p>0.181855</text:p>
          </table:table-cell>
          <table:table-cell office:value-type="float" office:value="0.33393" calcext:value-type="float">
            <text:p>0.33393</text:p>
          </table:table-cell>
          <table:table-cell office:value-type="float" office:value="0.308747" calcext:value-type="float">
            <text:p>0.308747</text:p>
          </table:table-cell>
          <table:table-cell office:value-type="float" office:value="0.248158" calcext:value-type="float">
            <text:p>0.248158</text:p>
          </table:table-cell>
          <table:table-cell office:value-type="float" office:value="0.315578" calcext:value-type="float">
            <text:p>0.315578</text:p>
          </table:table-cell>
          <table:table-cell office:value-type="float" office:value="1.57634" calcext:value-type="float">
            <text:p>1.57634</text:p>
          </table:table-cell>
          <table:table-cell office:value-type="float" office:value="0.517997" calcext:value-type="float">
            <text:p>0.517997</text:p>
          </table:table-cell>
          <table:table-cell office:value-type="float" office:value="0.286264" calcext:value-type="float">
            <text:p>0.286264</text:p>
          </table:table-cell>
          <table:table-cell office:value-type="float" office:value="0.436254" calcext:value-type="float">
            <text:p>0.436254</text:p>
          </table:table-cell>
          <table:table-cell office:value-type="float" office:value="0.813894" calcext:value-type="float">
            <text:p>0.813894</text:p>
          </table:table-cell>
          <table:table-cell office:value-type="float" office:value="0.585922" calcext:value-type="float">
            <text:p>0.585922</text:p>
          </table:table-cell>
          <table:table-cell office:value-type="float" office:value="0.78437" calcext:value-type="float">
            <text:p>0.78437</text:p>
          </table:table-cell>
          <table:table-cell office:value-type="float" office:value="0.537337" calcext:value-type="float">
            <text:p>0.537337</text:p>
          </table:table-cell>
          <table:table-cell office:value-type="float" office:value="0.397407" calcext:value-type="float">
            <text:p>0.397407</text:p>
          </table:table-cell>
          <table:table-cell office:value-type="float" office:value="0.744752" calcext:value-type="float">
            <text:p>0.744752</text:p>
          </table:table-cell>
          <table:table-cell office:value-type="float" office:value="2.15936" calcext:value-type="float">
            <text:p>2.15936</text:p>
          </table:table-cell>
          <table:table-cell office:value-type="float" office:value="0.206718" calcext:value-type="float">
            <text:p>0.206718</text:p>
          </table:table-cell>
          <table:table-cell office:value-type="float" office:value="1.52874" calcext:value-type="float">
            <text:p>1.52874</text:p>
          </table:table-cell>
          <table:table-cell office:value-type="float" office:value="0.406957" calcext:value-type="float">
            <text:p>0.406957</text:p>
          </table:table-cell>
          <table:table-cell office:value-type="float" office:value="0.587844" calcext:value-type="float">
            <text:p>0.587844</text:p>
          </table:table-cell>
          <table:table-cell office:value-type="float" office:value="0.111254" calcext:value-type="float">
            <text:p>0.111254</text:p>
          </table:table-cell>
          <table:table-cell table:number-columns-repeated="20"/>
          <table:table-cell table:formula="of:=MIN([.A156:.BL156])" office:value-type="float" office:value="0.111254" calcext:value-type="float">
            <text:p>0.111254</text:p>
          </table:table-cell>
          <table:table-cell table:formula="of:=MAX([.A156:.BL156])" office:value-type="float" office:value="2.15936" calcext:value-type="float">
            <text:p>2.15936</text:p>
          </table:table-cell>
          <table:table-cell table:number-columns-repeated="7"/>
        </table:table-row>
        <table:table-row table:style-name="ro2">
          <table:table-cell office:value-type="float" office:value="0.191315" calcext:value-type="float">
            <text:p>0.191315</text:p>
          </table:table-cell>
          <table:table-cell office:value-type="float" office:value="0.251275" calcext:value-type="float">
            <text:p>0.251275</text:p>
          </table:table-cell>
          <table:table-cell office:value-type="float" office:value="0.330161" calcext:value-type="float">
            <text:p>0.330161</text:p>
          </table:table-cell>
          <table:table-cell office:value-type="float" office:value="0.197379" calcext:value-type="float">
            <text:p>0.197379</text:p>
          </table:table-cell>
          <table:table-cell office:value-type="float" office:value="0.237857" calcext:value-type="float">
            <text:p>0.237857</text:p>
          </table:table-cell>
          <table:table-cell office:value-type="float" office:value="0.34128" calcext:value-type="float">
            <text:p>0.34128</text:p>
          </table:table-cell>
          <table:table-cell office:value-type="float" office:value="0.571504" calcext:value-type="float">
            <text:p>0.571504</text:p>
          </table:table-cell>
          <table:table-cell office:value-type="float" office:value="0.583059" calcext:value-type="float">
            <text:p>0.583059</text:p>
          </table:table-cell>
          <table:table-cell office:value-type="float" office:value="0.386914" calcext:value-type="float">
            <text:p>0.386914</text:p>
          </table:table-cell>
          <table:table-cell office:value-type="float" office:value="0.486047" calcext:value-type="float">
            <text:p>0.486047</text:p>
          </table:table-cell>
          <table:table-cell office:value-type="float" office:value="0.444233" calcext:value-type="float">
            <text:p>0.444233</text:p>
          </table:table-cell>
          <table:table-cell office:value-type="float" office:value="0.448483" calcext:value-type="float">
            <text:p>0.448483</text:p>
          </table:table-cell>
          <table:table-cell office:value-type="float" office:value="0.422638" calcext:value-type="float">
            <text:p>0.422638</text:p>
          </table:table-cell>
          <table:table-cell office:value-type="float" office:value="1.26203" calcext:value-type="float">
            <text:p>1.26203</text:p>
          </table:table-cell>
          <table:table-cell office:value-type="float" office:value="1.14296" calcext:value-type="float">
            <text:p>1.14296</text:p>
          </table:table-cell>
          <table:table-cell office:value-type="float" office:value="0.390797" calcext:value-type="float">
            <text:p>0.390797</text:p>
          </table:table-cell>
          <table:table-cell office:value-type="float" office:value="1.01619" calcext:value-type="float">
            <text:p>1.01619</text:p>
          </table:table-cell>
          <table:table-cell office:value-type="float" office:value="0.43965" calcext:value-type="float">
            <text:p>0.43965</text:p>
          </table:table-cell>
          <table:table-cell office:value-type="float" office:value="0.908617" calcext:value-type="float">
            <text:p>0.908617</text:p>
          </table:table-cell>
          <table:table-cell office:value-type="float" office:value="0.552846" calcext:value-type="float">
            <text:p>0.552846</text:p>
          </table:table-cell>
          <table:table-cell office:value-type="float" office:value="0.467539" calcext:value-type="float">
            <text:p>0.467539</text:p>
          </table:table-cell>
          <table:table-cell office:value-type="float" office:value="1.4034" calcext:value-type="float">
            <text:p>1.4034</text:p>
          </table:table-cell>
          <table:table-cell office:value-type="float" office:value="0.462252" calcext:value-type="float">
            <text:p>0.462252</text:p>
          </table:table-cell>
          <table:table-cell office:value-type="float" office:value="1.03742" calcext:value-type="float">
            <text:p>1.03742</text:p>
          </table:table-cell>
          <table:table-cell office:value-type="float" office:value="0.324123" calcext:value-type="float">
            <text:p>0.324123</text:p>
          </table:table-cell>
          <table:table-cell office:value-type="float" office:value="1.34591" calcext:value-type="float">
            <text:p>1.34591</text:p>
          </table:table-cell>
          <table:table-cell office:value-type="float" office:value="0.189125" calcext:value-type="float">
            <text:p>0.189125</text:p>
          </table:table-cell>
          <table:table-cell office:value-type="float" office:value="0.220684" calcext:value-type="float">
            <text:p>0.220684</text:p>
          </table:table-cell>
          <table:table-cell office:value-type="float" office:value="0.15058" calcext:value-type="float">
            <text:p>0.15058</text:p>
          </table:table-cell>
          <table:table-cell office:value-type="float" office:value="0.200368" calcext:value-type="float">
            <text:p>0.200368</text:p>
          </table:table-cell>
          <table:table-cell office:value-type="float" office:value="1.97215" calcext:value-type="float">
            <text:p>1.97215</text:p>
          </table:table-cell>
          <table:table-cell office:value-type="float" office:value="0.187991" calcext:value-type="float">
            <text:p>0.187991</text:p>
          </table:table-cell>
          <table:table-cell office:value-type="float" office:value="0.222775" calcext:value-type="float">
            <text:p>0.222775</text:p>
          </table:table-cell>
          <table:table-cell office:value-type="float" office:value="1.82443" calcext:value-type="float">
            <text:p>1.82443</text:p>
          </table:table-cell>
          <table:table-cell office:value-type="float" office:value="1.83557" calcext:value-type="float">
            <text:p>1.83557</text:p>
          </table:table-cell>
          <table:table-cell office:value-type="float" office:value="0.465541" calcext:value-type="float">
            <text:p>0.465541</text:p>
          </table:table-cell>
          <table:table-cell office:value-type="float" office:value="1.32331" calcext:value-type="float">
            <text:p>1.32331</text:p>
          </table:table-cell>
          <table:table-cell office:value-type="float" office:value="1.86912" calcext:value-type="float">
            <text:p>1.86912</text:p>
          </table:table-cell>
          <table:table-cell office:value-type="float" office:value="1.10703" calcext:value-type="float">
            <text:p>1.10703</text:p>
          </table:table-cell>
          <table:table-cell office:value-type="float" office:value="0.998268" calcext:value-type="float">
            <text:p>0.998268</text:p>
          </table:table-cell>
          <table:table-cell office:value-type="float" office:value="1.52546" calcext:value-type="float">
            <text:p>1.52546</text:p>
          </table:table-cell>
          <table:table-cell office:value-type="float" office:value="1.66595" calcext:value-type="float">
            <text:p>1.66595</text:p>
          </table:table-cell>
          <table:table-cell office:value-type="float" office:value="1.86359" calcext:value-type="float">
            <text:p>1.86359</text:p>
          </table:table-cell>
          <table:table-cell office:value-type="float" office:value="0.216524" calcext:value-type="float">
            <text:p>0.216524</text:p>
          </table:table-cell>
          <table:table-cell office:value-type="float" office:value="0.357913" calcext:value-type="float">
            <text:p>0.357913</text:p>
          </table:table-cell>
          <table:table-cell office:value-type="float" office:value="2.49999" calcext:value-type="float">
            <text:p>2.49999</text:p>
          </table:table-cell>
          <table:table-cell office:value-type="float" office:value="0.37653" calcext:value-type="float">
            <text:p>0.37653</text:p>
          </table:table-cell>
          <table:table-cell office:value-type="float" office:value="1.96004" calcext:value-type="float">
            <text:p>1.96004</text:p>
          </table:table-cell>
          <table:table-cell table:number-columns-repeated="20"/>
          <table:table-cell table:formula="of:=MIN([.A157:.BL157])" office:value-type="float" office:value="0.15058" calcext:value-type="float">
            <text:p>0.15058</text:p>
          </table:table-cell>
          <table:table-cell table:formula="of:=MAX([.A157:.BL157])" office:value-type="float" office:value="2.49999" calcext:value-type="float">
            <text:p>2.49999</text:p>
          </table:table-cell>
          <table:table-cell table:number-columns-repeated="7"/>
        </table:table-row>
        <table:table-row table:style-name="ro2">
          <table:table-cell office:value-type="float" office:value="0.150019" calcext:value-type="float">
            <text:p>0.150019</text:p>
          </table:table-cell>
          <table:table-cell office:value-type="float" office:value="0.140881" calcext:value-type="float">
            <text:p>0.140881</text:p>
          </table:table-cell>
          <table:table-cell office:value-type="float" office:value="0.24913" calcext:value-type="float">
            <text:p>0.24913</text:p>
          </table:table-cell>
          <table:table-cell office:value-type="float" office:value="0.304733" calcext:value-type="float">
            <text:p>0.304733</text:p>
          </table:table-cell>
          <table:table-cell office:value-type="float" office:value="0.11607" calcext:value-type="float">
            <text:p>0.11607</text:p>
          </table:table-cell>
          <table:table-cell office:value-type="float" office:value="0.248012" calcext:value-type="float">
            <text:p>0.248012</text:p>
          </table:table-cell>
          <table:table-cell office:value-type="float" office:value="0.307754" calcext:value-type="float">
            <text:p>0.307754</text:p>
          </table:table-cell>
          <table:table-cell office:value-type="float" office:value="0.269678" calcext:value-type="float">
            <text:p>0.269678</text:p>
          </table:table-cell>
          <table:table-cell office:value-type="float" office:value="0.137661" calcext:value-type="float">
            <text:p>0.137661</text:p>
          </table:table-cell>
          <table:table-cell office:value-type="float" office:value="0.173744" calcext:value-type="float">
            <text:p>0.173744</text:p>
          </table:table-cell>
          <table:table-cell office:value-type="float" office:value="0.38678" calcext:value-type="float">
            <text:p>0.38678</text:p>
          </table:table-cell>
          <table:table-cell office:value-type="float" office:value="0.385298" calcext:value-type="float">
            <text:p>0.385298</text:p>
          </table:table-cell>
          <table:table-cell office:value-type="float" office:value="0.23745" calcext:value-type="float">
            <text:p>0.23745</text:p>
          </table:table-cell>
          <table:table-cell office:value-type="float" office:value="0.826391" calcext:value-type="float">
            <text:p>0.826391</text:p>
          </table:table-cell>
          <table:table-cell office:value-type="float" office:value="0.306785" calcext:value-type="float">
            <text:p>0.306785</text:p>
          </table:table-cell>
          <table:table-cell office:value-type="float" office:value="0.247979" calcext:value-type="float">
            <text:p>0.247979</text:p>
          </table:table-cell>
          <table:table-cell office:value-type="float" office:value="0.242406" calcext:value-type="float">
            <text:p>0.242406</text:p>
          </table:table-cell>
          <table:table-cell office:value-type="float" office:value="0.663323" calcext:value-type="float">
            <text:p>0.663323</text:p>
          </table:table-cell>
          <table:table-cell office:value-type="float" office:value="0.250797" calcext:value-type="float">
            <text:p>0.250797</text:p>
          </table:table-cell>
          <table:table-cell office:value-type="float" office:value="0.619141" calcext:value-type="float">
            <text:p>0.619141</text:p>
          </table:table-cell>
          <table:table-cell office:value-type="float" office:value="0.341296" calcext:value-type="float">
            <text:p>0.341296</text:p>
          </table:table-cell>
          <table:table-cell office:value-type="float" office:value="0.527859" calcext:value-type="float">
            <text:p>0.527859</text:p>
          </table:table-cell>
          <table:table-cell office:value-type="float" office:value="0.275438" calcext:value-type="float">
            <text:p>0.275438</text:p>
          </table:table-cell>
          <table:table-cell office:value-type="float" office:value="0.271115" calcext:value-type="float">
            <text:p>0.271115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1.32911" calcext:value-type="float">
            <text:p>1.32911</text:p>
          </table:table-cell>
          <table:table-cell office:value-type="float" office:value="0.240359" calcext:value-type="float">
            <text:p>0.240359</text:p>
          </table:table-cell>
          <table:table-cell office:value-type="float" office:value="1.48884" calcext:value-type="float">
            <text:p>1.48884</text:p>
          </table:table-cell>
          <table:table-cell office:value-type="float" office:value="1.19506" calcext:value-type="float">
            <text:p>1.19506</text:p>
          </table:table-cell>
          <table:table-cell office:value-type="float" office:value="1.04631" calcext:value-type="float">
            <text:p>1.04631</text:p>
          </table:table-cell>
          <table:table-cell office:value-type="float" office:value="0.962262" calcext:value-type="float">
            <text:p>0.962262</text:p>
          </table:table-cell>
          <table:table-cell office:value-type="float" office:value="0.674194" calcext:value-type="float">
            <text:p>0.674194</text:p>
          </table:table-cell>
          <table:table-cell office:value-type="float" office:value="1.37867" calcext:value-type="float">
            <text:p>1.37867</text:p>
          </table:table-cell>
          <table:table-cell office:value-type="float" office:value="1.65217" calcext:value-type="float">
            <text:p>1.65217</text:p>
          </table:table-cell>
          <table:table-cell office:value-type="float" office:value="0.224014" calcext:value-type="float">
            <text:p>0.224014</text:p>
          </table:table-cell>
          <table:table-cell office:value-type="float" office:value="1.25925" calcext:value-type="float">
            <text:p>1.25925</text:p>
          </table:table-cell>
          <table:table-cell office:value-type="float" office:value="0.169767" calcext:value-type="float">
            <text:p>0.169767</text:p>
          </table:table-cell>
          <table:table-cell office:value-type="float" office:value="0.25626" calcext:value-type="float">
            <text:p>0.25626</text:p>
          </table:table-cell>
          <table:table-cell office:value-type="float" office:value="0.657002" calcext:value-type="float">
            <text:p>0.657002</text:p>
          </table:table-cell>
          <table:table-cell office:value-type="float" office:value="1.27313" calcext:value-type="float">
            <text:p>1.27313</text:p>
          </table:table-cell>
          <table:table-cell office:value-type="float" office:value="1.69899" calcext:value-type="float">
            <text:p>1.69899</text:p>
          </table:table-cell>
          <table:table-cell office:value-type="float" office:value="0.277824" calcext:value-type="float">
            <text:p>0.277824</text:p>
          </table:table-cell>
          <table:table-cell office:value-type="float" office:value="1.73283" calcext:value-type="float">
            <text:p>1.73283</text:p>
          </table:table-cell>
          <table:table-cell office:value-type="float" office:value="0.185809" calcext:value-type="float">
            <text:p>0.185809</text:p>
          </table:table-cell>
          <table:table-cell office:value-type="float" office:value="0.745272" calcext:value-type="float">
            <text:p>0.745272</text:p>
          </table:table-cell>
          <table:table-cell office:value-type="float" office:value="1.49734" calcext:value-type="float">
            <text:p>1.49734</text:p>
          </table:table-cell>
          <table:table-cell office:value-type="float" office:value="1.50714" calcext:value-type="float">
            <text:p>1.50714</text:p>
          </table:table-cell>
          <table:table-cell office:value-type="float" office:value="0.0761931" calcext:value-type="float">
            <text:p>0.0761931</text:p>
          </table:table-cell>
          <table:table-cell table:number-columns-repeated="20"/>
          <table:table-cell table:formula="of:=MIN([.A158:.BL158])" office:value-type="float" office:value="0.0761931" calcext:value-type="float">
            <text:p>0.0761931</text:p>
          </table:table-cell>
          <table:table-cell table:formula="of:=MAX([.A158:.BL158])" office:value-type="float" office:value="1.73283" calcext:value-type="float">
            <text:p>1.73283</text:p>
          </table:table-cell>
          <table:table-cell table:number-columns-repeated="7"/>
        </table:table-row>
        <table:table-row table:style-name="ro2">
          <table:table-cell office:value-type="float" office:value="0.144054" calcext:value-type="float">
            <text:p>0.144054</text:p>
          </table:table-cell>
          <table:table-cell office:value-type="float" office:value="0.214292" calcext:value-type="float">
            <text:p>0.214292</text:p>
          </table:table-cell>
          <table:table-cell office:value-type="float" office:value="0.31258" calcext:value-type="float">
            <text:p>0.31258</text:p>
          </table:table-cell>
          <table:table-cell office:value-type="float" office:value="0.191209" calcext:value-type="float">
            <text:p>0.191209</text:p>
          </table:table-cell>
          <table:table-cell office:value-type="float" office:value="0.263161" calcext:value-type="float">
            <text:p>0.263161</text:p>
          </table:table-cell>
          <table:table-cell office:value-type="float" office:value="0.41723" calcext:value-type="float">
            <text:p>0.41723</text:p>
          </table:table-cell>
          <table:table-cell office:value-type="float" office:value="0.399457" calcext:value-type="float">
            <text:p>0.399457</text:p>
          </table:table-cell>
          <table:table-cell office:value-type="float" office:value="0.386665" calcext:value-type="float">
            <text:p>0.386665</text:p>
          </table:table-cell>
          <table:table-cell office:value-type="float" office:value="0.359505" calcext:value-type="float">
            <text:p>0.359505</text:p>
          </table:table-cell>
          <table:table-cell office:value-type="float" office:value="0.343366" calcext:value-type="float">
            <text:p>0.343366</text:p>
          </table:table-cell>
          <table:table-cell office:value-type="float" office:value="0.419865" calcext:value-type="float">
            <text:p>0.419865</text:p>
          </table:table-cell>
          <table:table-cell office:value-type="float" office:value="0.797763" calcext:value-type="float">
            <text:p>0.797763</text:p>
          </table:table-cell>
          <table:table-cell office:value-type="float" office:value="0.585776" calcext:value-type="float">
            <text:p>0.585776</text:p>
          </table:table-cell>
          <table:table-cell office:value-type="float" office:value="0.494444" calcext:value-type="float">
            <text:p>0.494444</text:p>
          </table:table-cell>
          <table:table-cell office:value-type="float" office:value="0.495836" calcext:value-type="float">
            <text:p>0.495836</text:p>
          </table:table-cell>
          <table:table-cell office:value-type="float" office:value="1.11143" calcext:value-type="float">
            <text:p>1.11143</text:p>
          </table:table-cell>
          <table:table-cell office:value-type="float" office:value="1.03947" calcext:value-type="float">
            <text:p>1.03947</text:p>
          </table:table-cell>
          <table:table-cell office:value-type="float" office:value="0.313221" calcext:value-type="float">
            <text:p>0.313221</text:p>
          </table:table-cell>
          <table:table-cell office:value-type="float" office:value="0.963098" calcext:value-type="float">
            <text:p>0.963098</text:p>
          </table:table-cell>
          <table:table-cell office:value-type="float" office:value="0.591253" calcext:value-type="float">
            <text:p>0.591253</text:p>
          </table:table-cell>
          <table:table-cell office:value-type="float" office:value="0.574373" calcext:value-type="float">
            <text:p>0.574373</text:p>
          </table:table-cell>
          <table:table-cell office:value-type="float" office:value="0.554355" calcext:value-type="float">
            <text:p>0.554355</text:p>
          </table:table-cell>
          <table:table-cell office:value-type="float" office:value="1.18201" calcext:value-type="float">
            <text:p>1.18201</text:p>
          </table:table-cell>
          <table:table-cell office:value-type="float" office:value="0.515204" calcext:value-type="float">
            <text:p>0.515204</text:p>
          </table:table-cell>
          <table:table-cell office:value-type="float" office:value="1.00181" calcext:value-type="float">
            <text:p>1.00181</text:p>
          </table:table-cell>
          <table:table-cell office:value-type="float" office:value="0.700207" calcext:value-type="float">
            <text:p>0.700207</text:p>
          </table:table-cell>
          <table:table-cell office:value-type="float" office:value="0.538746" calcext:value-type="float">
            <text:p>0.538746</text:p>
          </table:table-cell>
          <table:table-cell office:value-type="float" office:value="0.634343" calcext:value-type="float">
            <text:p>0.634343</text:p>
          </table:table-cell>
          <table:table-cell office:value-type="float" office:value="0.973466" calcext:value-type="float">
            <text:p>0.973466</text:p>
          </table:table-cell>
          <table:table-cell office:value-type="float" office:value="0.545097" calcext:value-type="float">
            <text:p>0.545097</text:p>
          </table:table-cell>
          <table:table-cell office:value-type="float" office:value="1.21172" calcext:value-type="float">
            <text:p>1.21172</text:p>
          </table:table-cell>
          <table:table-cell office:value-type="float" office:value="1.09042" calcext:value-type="float">
            <text:p>1.09042</text:p>
          </table:table-cell>
          <table:table-cell office:value-type="float" office:value="0.441913" calcext:value-type="float">
            <text:p>0.441913</text:p>
          </table:table-cell>
          <table:table-cell office:value-type="float" office:value="1.50736" calcext:value-type="float">
            <text:p>1.50736</text:p>
          </table:table-cell>
          <table:table-cell office:value-type="float" office:value="0.106287" calcext:value-type="float">
            <text:p>0.106287</text:p>
          </table:table-cell>
          <table:table-cell office:value-type="float" office:value="0.796072" calcext:value-type="float">
            <text:p>0.796072</text:p>
          </table:table-cell>
          <table:table-cell office:value-type="float" office:value="0.111267" calcext:value-type="float">
            <text:p>0.111267</text:p>
          </table:table-cell>
          <table:table-cell office:value-type="float" office:value="0.243075" calcext:value-type="float">
            <text:p>0.243075</text:p>
          </table:table-cell>
          <table:table-cell office:value-type="float" office:value="1.20898" calcext:value-type="float">
            <text:p>1.20898</text:p>
          </table:table-cell>
          <table:table-cell office:value-type="float" office:value="1.02738" calcext:value-type="float">
            <text:p>1.02738</text:p>
          </table:table-cell>
          <table:table-cell office:value-type="float" office:value="0.205531" calcext:value-type="float">
            <text:p>0.205531</text:p>
          </table:table-cell>
          <table:table-cell office:value-type="float" office:value="0.173104" calcext:value-type="float">
            <text:p>0.173104</text:p>
          </table:table-cell>
          <table:table-cell office:value-type="float" office:value="0.071146" calcext:value-type="float">
            <text:p>0.071146</text:p>
          </table:table-cell>
          <table:table-cell office:value-type="float" office:value="0.257224" calcext:value-type="float">
            <text:p>0.257224</text:p>
          </table:table-cell>
          <table:table-cell office:value-type="float" office:value="2.03223" calcext:value-type="float">
            <text:p>2.03223</text:p>
          </table:table-cell>
          <table:table-cell office:value-type="float" office:value="1.18968" calcext:value-type="float">
            <text:p>1.18968</text:p>
          </table:table-cell>
          <table:table-cell office:value-type="float" office:value="0.405224" calcext:value-type="float">
            <text:p>0.405224</text:p>
          </table:table-cell>
          <table:table-cell office:value-type="float" office:value="0.0809259" calcext:value-type="float">
            <text:p>0.0809259</text:p>
          </table:table-cell>
          <table:table-cell table:number-columns-repeated="20"/>
          <table:table-cell table:formula="of:=MIN([.A159:.BL159])" office:value-type="float" office:value="0.071146" calcext:value-type="float">
            <text:p>0.071146</text:p>
          </table:table-cell>
          <table:table-cell table:formula="of:=MAX([.A159:.BL159])" office:value-type="float" office:value="2.03223" calcext:value-type="float">
            <text:p>2.03223</text:p>
          </table:table-cell>
          <table:table-cell table:number-columns-repeated="7"/>
        </table:table-row>
        <table:table-row table:style-name="ro2">
          <table:table-cell office:value-type="float" office:value="0.147038" calcext:value-type="float">
            <text:p>0.147038</text:p>
          </table:table-cell>
          <table:table-cell office:value-type="float" office:value="0.158194" calcext:value-type="float">
            <text:p>0.158194</text:p>
          </table:table-cell>
          <table:table-cell office:value-type="float" office:value="0.203876" calcext:value-type="float">
            <text:p>0.203876</text:p>
          </table:table-cell>
          <table:table-cell office:value-type="float" office:value="0.276676" calcext:value-type="float">
            <text:p>0.276676</text:p>
          </table:table-cell>
          <table:table-cell office:value-type="float" office:value="0.220435" calcext:value-type="float">
            <text:p>0.220435</text:p>
          </table:table-cell>
          <table:table-cell office:value-type="float" office:value="0.170872" calcext:value-type="float">
            <text:p>0.170872</text:p>
          </table:table-cell>
          <table:table-cell office:value-type="float" office:value="0.244116" calcext:value-type="float">
            <text:p>0.244116</text:p>
          </table:table-cell>
          <table:table-cell office:value-type="float" office:value="0.425495" calcext:value-type="float">
            <text:p>0.425495</text:p>
          </table:table-cell>
          <table:table-cell office:value-type="float" office:value="0.49087" calcext:value-type="float">
            <text:p>0.49087</text:p>
          </table:table-cell>
          <table:table-cell office:value-type="float" office:value="0.29911" calcext:value-type="float">
            <text:p>0.29911</text:p>
          </table:table-cell>
          <table:table-cell office:value-type="float" office:value="0.314509" calcext:value-type="float">
            <text:p>0.314509</text:p>
          </table:table-cell>
          <table:table-cell office:value-type="float" office:value="0.288573" calcext:value-type="float">
            <text:p>0.288573</text:p>
          </table:table-cell>
          <table:table-cell office:value-type="float" office:value="0.267485" calcext:value-type="float">
            <text:p>0.267485</text:p>
          </table:table-cell>
          <table:table-cell office:value-type="float" office:value="0.635278" calcext:value-type="float">
            <text:p>0.635278</text:p>
          </table:table-cell>
          <table:table-cell office:value-type="float" office:value="0.615888" calcext:value-type="float">
            <text:p>0.615888</text:p>
          </table:table-cell>
          <table:table-cell office:value-type="float" office:value="0.52614" calcext:value-type="float">
            <text:p>0.52614</text:p>
          </table:table-cell>
          <table:table-cell office:value-type="float" office:value="0.443946" calcext:value-type="float">
            <text:p>0.443946</text:p>
          </table:table-cell>
          <table:table-cell office:value-type="float" office:value="0.391058" calcext:value-type="float">
            <text:p>0.391058</text:p>
          </table:table-cell>
          <table:table-cell office:value-type="float" office:value="1.0761" calcext:value-type="float">
            <text:p>1.0761</text:p>
          </table:table-cell>
          <table:table-cell office:value-type="float" office:value="1.00562" calcext:value-type="float">
            <text:p>1.00562</text:p>
          </table:table-cell>
          <table:table-cell office:value-type="float" office:value="0.399691" calcext:value-type="float">
            <text:p>0.399691</text:p>
          </table:table-cell>
          <table:table-cell office:value-type="float" office:value="1.17732" calcext:value-type="float">
            <text:p>1.17732</text:p>
          </table:table-cell>
          <table:table-cell office:value-type="float" office:value="0.429637" calcext:value-type="float">
            <text:p>0.429637</text:p>
          </table:table-cell>
          <table:table-cell office:value-type="float" office:value="0.411017" calcext:value-type="float">
            <text:p>0.411017</text:p>
          </table:table-cell>
          <table:table-cell office:value-type="float" office:value="0.173957" calcext:value-type="float">
            <text:p>0.173957</text:p>
          </table:table-cell>
          <table:table-cell office:value-type="float" office:value="0.375825" calcext:value-type="float">
            <text:p>0.375825</text:p>
          </table:table-cell>
          <table:table-cell office:value-type="float" office:value="0.811633" calcext:value-type="float">
            <text:p>0.811633</text:p>
          </table:table-cell>
          <table:table-cell office:value-type="float" office:value="1.52954" calcext:value-type="float">
            <text:p>1.52954</text:p>
          </table:table-cell>
          <table:table-cell office:value-type="float" office:value="0.87456" calcext:value-type="float">
            <text:p>0.87456</text:p>
          </table:table-cell>
          <table:table-cell office:value-type="float" office:value="1.60536" calcext:value-type="float">
            <text:p>1.60536</text:p>
          </table:table-cell>
          <table:table-cell office:value-type="float" office:value="0.925086" calcext:value-type="float">
            <text:p>0.925086</text:p>
          </table:table-cell>
          <table:table-cell office:value-type="float" office:value="0.768904" calcext:value-type="float">
            <text:p>0.768904</text:p>
          </table:table-cell>
          <table:table-cell office:value-type="float" office:value="0.359402" calcext:value-type="float">
            <text:p>0.359402</text:p>
          </table:table-cell>
          <table:table-cell office:value-type="float" office:value="1.03875" calcext:value-type="float">
            <text:p>1.03875</text:p>
          </table:table-cell>
          <table:table-cell office:value-type="float" office:value="0.650762" calcext:value-type="float">
            <text:p>0.650762</text:p>
          </table:table-cell>
          <table:table-cell office:value-type="float" office:value="1.68205" calcext:value-type="float">
            <text:p>1.68205</text:p>
          </table:table-cell>
          <table:table-cell office:value-type="float" office:value="1.43981" calcext:value-type="float">
            <text:p>1.43981</text:p>
          </table:table-cell>
          <table:table-cell office:value-type="float" office:value="0.351744" calcext:value-type="float">
            <text:p>0.351744</text:p>
          </table:table-cell>
          <table:table-cell office:value-type="float" office:value="1.76274" calcext:value-type="float">
            <text:p>1.76274</text:p>
          </table:table-cell>
          <table:table-cell office:value-type="float" office:value="0.870234" calcext:value-type="float">
            <text:p>0.870234</text:p>
          </table:table-cell>
          <table:table-cell office:value-type="float" office:value="0.941557" calcext:value-type="float">
            <text:p>0.941557</text:p>
          </table:table-cell>
          <table:table-cell office:value-type="float" office:value="0.178136" calcext:value-type="float">
            <text:p>0.178136</text:p>
          </table:table-cell>
          <table:table-cell office:value-type="float" office:value="0.291343" calcext:value-type="float">
            <text:p>0.291343</text:p>
          </table:table-cell>
          <table:table-cell office:value-type="float" office:value="0.171921" calcext:value-type="float">
            <text:p>0.171921</text:p>
          </table:table-cell>
          <table:table-cell office:value-type="float" office:value="0.358472" calcext:value-type="float">
            <text:p>0.358472</text:p>
          </table:table-cell>
          <table:table-cell office:value-type="float" office:value="0.141013" calcext:value-type="float">
            <text:p>0.141013</text:p>
          </table:table-cell>
          <table:table-cell office:value-type="float" office:value="0.149878" calcext:value-type="float">
            <text:p>0.149878</text:p>
          </table:table-cell>
          <table:table-cell office:value-type="float" office:value="0.358426" calcext:value-type="float">
            <text:p>0.358426</text:p>
          </table:table-cell>
          <table:table-cell table:number-columns-repeated="20"/>
          <table:table-cell table:formula="of:=MIN([.A160:.BL160])" office:value-type="float" office:value="0.141013" calcext:value-type="float">
            <text:p>0.141013</text:p>
          </table:table-cell>
          <table:table-cell table:formula="of:=MAX([.A160:.BL160])" office:value-type="float" office:value="1.76274" calcext:value-type="float">
            <text:p>1.76274</text:p>
          </table:table-cell>
          <table:table-cell table:number-columns-repeated="7"/>
        </table:table-row>
        <table:table-row table:style-name="ro2">
          <table:table-cell office:value-type="float" office:value="0.188175" calcext:value-type="float">
            <text:p>0.188175</text:p>
          </table:table-cell>
          <table:table-cell office:value-type="float" office:value="0.277955" calcext:value-type="float">
            <text:p>0.277955</text:p>
          </table:table-cell>
          <table:table-cell office:value-type="float" office:value="0.190479" calcext:value-type="float">
            <text:p>0.190479</text:p>
          </table:table-cell>
          <table:table-cell office:value-type="float" office:value="0.279718" calcext:value-type="float">
            <text:p>0.279718</text:p>
          </table:table-cell>
          <table:table-cell office:value-type="float" office:value="0.192298" calcext:value-type="float">
            <text:p>0.192298</text:p>
          </table:table-cell>
          <table:table-cell office:value-type="float" office:value="0.625153" calcext:value-type="float">
            <text:p>0.625153</text:p>
          </table:table-cell>
          <table:table-cell office:value-type="float" office:value="0.539239" calcext:value-type="float">
            <text:p>0.539239</text:p>
          </table:table-cell>
          <table:table-cell office:value-type="float" office:value="0.397406" calcext:value-type="float">
            <text:p>0.397406</text:p>
          </table:table-cell>
          <table:table-cell office:value-type="float" office:value="0.341566" calcext:value-type="float">
            <text:p>0.341566</text:p>
          </table:table-cell>
          <table:table-cell office:value-type="float" office:value="0.370252" calcext:value-type="float">
            <text:p>0.370252</text:p>
          </table:table-cell>
          <table:table-cell office:value-type="float" office:value="0.190643" calcext:value-type="float">
            <text:p>0.190643</text:p>
          </table:table-cell>
          <table:table-cell office:value-type="float" office:value="0.380968" calcext:value-type="float">
            <text:p>0.380968</text:p>
          </table:table-cell>
          <table:table-cell office:value-type="float" office:value="0.326949" calcext:value-type="float">
            <text:p>0.326949</text:p>
          </table:table-cell>
          <table:table-cell office:value-type="float" office:value="0.512555" calcext:value-type="float">
            <text:p>0.512555</text:p>
          </table:table-cell>
          <table:table-cell office:value-type="float" office:value="0.492025" calcext:value-type="float">
            <text:p>0.492025</text:p>
          </table:table-cell>
          <table:table-cell office:value-type="float" office:value="0.372028" calcext:value-type="float">
            <text:p>0.372028</text:p>
          </table:table-cell>
          <table:table-cell office:value-type="float" office:value="0.288155" calcext:value-type="float">
            <text:p>0.288155</text:p>
          </table:table-cell>
          <table:table-cell office:value-type="float" office:value="1.54894" calcext:value-type="float">
            <text:p>1.54894</text:p>
          </table:table-cell>
          <table:table-cell office:value-type="float" office:value="0.409778" calcext:value-type="float">
            <text:p>0.409778</text:p>
          </table:table-cell>
          <table:table-cell office:value-type="float" office:value="0.38285" calcext:value-type="float">
            <text:p>0.38285</text:p>
          </table:table-cell>
          <table:table-cell office:value-type="float" office:value="0.577801" calcext:value-type="float">
            <text:p>0.577801</text:p>
          </table:table-cell>
          <table:table-cell office:value-type="float" office:value="0.269123" calcext:value-type="float">
            <text:p>0.269123</text:p>
          </table:table-cell>
          <table:table-cell office:value-type="float" office:value="1.82818" calcext:value-type="float">
            <text:p>1.82818</text:p>
          </table:table-cell>
          <table:table-cell office:value-type="float" office:value="1.27368" calcext:value-type="float">
            <text:p>1.27368</text:p>
          </table:table-cell>
          <table:table-cell office:value-type="float" office:value="1.71235" calcext:value-type="float">
            <text:p>1.71235</text:p>
          </table:table-cell>
          <table:table-cell office:value-type="float" office:value="1.08556" calcext:value-type="float">
            <text:p>1.08556</text:p>
          </table:table-cell>
          <table:table-cell office:value-type="float" office:value="1.63375" calcext:value-type="float">
            <text:p>1.63375</text:p>
          </table:table-cell>
          <table:table-cell office:value-type="float" office:value="0.985733" calcext:value-type="float">
            <text:p>0.985733</text:p>
          </table:table-cell>
          <table:table-cell office:value-type="float" office:value="1.78025" calcext:value-type="float">
            <text:p>1.78025</text:p>
          </table:table-cell>
          <table:table-cell office:value-type="float" office:value="1.50014" calcext:value-type="float">
            <text:p>1.50014</text:p>
          </table:table-cell>
          <table:table-cell office:value-type="float" office:value="1.13148" calcext:value-type="float">
            <text:p>1.13148</text:p>
          </table:table-cell>
          <table:table-cell office:value-type="float" office:value="1.26586" calcext:value-type="float">
            <text:p>1.26586</text:p>
          </table:table-cell>
          <table:table-cell office:value-type="float" office:value="0.411957" calcext:value-type="float">
            <text:p>0.411957</text:p>
          </table:table-cell>
          <table:table-cell office:value-type="float" office:value="0.625043" calcext:value-type="float">
            <text:p>0.625043</text:p>
          </table:table-cell>
          <table:table-cell office:value-type="float" office:value="0.613633" calcext:value-type="float">
            <text:p>0.613633</text:p>
          </table:table-cell>
          <table:table-cell office:value-type="float" office:value="0.523608" calcext:value-type="float">
            <text:p>0.523608</text:p>
          </table:table-cell>
          <table:table-cell office:value-type="float" office:value="1.69352" calcext:value-type="float">
            <text:p>1.69352</text:p>
          </table:table-cell>
          <table:table-cell office:value-type="float" office:value="1.41862" calcext:value-type="float">
            <text:p>1.41862</text:p>
          </table:table-cell>
          <table:table-cell office:value-type="float" office:value="0.403096" calcext:value-type="float">
            <text:p>0.403096</text:p>
          </table:table-cell>
          <table:table-cell office:value-type="float" office:value="1.11052" calcext:value-type="float">
            <text:p>1.11052</text:p>
          </table:table-cell>
          <table:table-cell office:value-type="float" office:value="0.833718" calcext:value-type="float">
            <text:p>0.833718</text:p>
          </table:table-cell>
          <table:table-cell office:value-type="float" office:value="0.206116" calcext:value-type="float">
            <text:p>0.206116</text:p>
          </table:table-cell>
          <table:table-cell office:value-type="float" office:value="0.154461" calcext:value-type="float">
            <text:p>0.154461</text:p>
          </table:table-cell>
          <table:table-cell office:value-type="float" office:value="0.468632" calcext:value-type="float">
            <text:p>0.468632</text:p>
          </table:table-cell>
          <table:table-cell office:value-type="float" office:value="0.64693" calcext:value-type="float">
            <text:p>0.64693</text:p>
          </table:table-cell>
          <table:table-cell office:value-type="float" office:value="0.263843" calcext:value-type="float">
            <text:p>0.263843</text:p>
          </table:table-cell>
          <table:table-cell office:value-type="float" office:value="0.133001" calcext:value-type="float">
            <text:p>0.133001</text:p>
          </table:table-cell>
          <table:table-cell office:value-type="float" office:value="0.106113" calcext:value-type="float">
            <text:p>0.106113</text:p>
          </table:table-cell>
          <table:table-cell table:number-columns-repeated="20"/>
          <table:table-cell table:formula="of:=MIN([.A161:.BL161])" office:value-type="float" office:value="0.106113" calcext:value-type="float">
            <text:p>0.106113</text:p>
          </table:table-cell>
          <table:table-cell table:formula="of:=MAX([.A161:.BL161])" office:value-type="float" office:value="1.82818" calcext:value-type="float">
            <text:p>1.82818</text:p>
          </table:table-cell>
          <table:table-cell table:number-columns-repeated="7"/>
        </table:table-row>
        <table:table-row table:style-name="ro2">
          <table:table-cell office:value-type="float" office:value="0.188234" calcext:value-type="float">
            <text:p>0.188234</text:p>
          </table:table-cell>
          <table:table-cell office:value-type="float" office:value="0.27455" calcext:value-type="float">
            <text:p>0.27455</text:p>
          </table:table-cell>
          <table:table-cell office:value-type="float" office:value="0.191732" calcext:value-type="float">
            <text:p>0.191732</text:p>
          </table:table-cell>
          <table:table-cell office:value-type="float" office:value="0.280672" calcext:value-type="float">
            <text:p>0.280672</text:p>
          </table:table-cell>
          <table:table-cell office:value-type="float" office:value="0.572404" calcext:value-type="float">
            <text:p>0.572404</text:p>
          </table:table-cell>
          <table:table-cell office:value-type="float" office:value="0.464468" calcext:value-type="float">
            <text:p>0.464468</text:p>
          </table:table-cell>
          <table:table-cell office:value-type="float" office:value="0.654474" calcext:value-type="float">
            <text:p>0.654474</text:p>
          </table:table-cell>
          <table:table-cell office:value-type="float" office:value="0.516138" calcext:value-type="float">
            <text:p>0.516138</text:p>
          </table:table-cell>
          <table:table-cell office:value-type="float" office:value="0.432375" calcext:value-type="float">
            <text:p>0.432375</text:p>
          </table:table-cell>
          <table:table-cell office:value-type="float" office:value="0.435165" calcext:value-type="float">
            <text:p>0.435165</text:p>
          </table:table-cell>
          <table:table-cell office:value-type="float" office:value="0.376533" calcext:value-type="float">
            <text:p>0.376533</text:p>
          </table:table-cell>
          <table:table-cell office:value-type="float" office:value="0.378506" calcext:value-type="float">
            <text:p>0.378506</text:p>
          </table:table-cell>
          <table:table-cell office:value-type="float" office:value="0.530861" calcext:value-type="float">
            <text:p>0.530861</text:p>
          </table:table-cell>
          <table:table-cell office:value-type="float" office:value="0.451553" calcext:value-type="float">
            <text:p>0.451553</text:p>
          </table:table-cell>
          <table:table-cell office:value-type="float" office:value="0.457419" calcext:value-type="float">
            <text:p>0.457419</text:p>
          </table:table-cell>
          <table:table-cell office:value-type="float" office:value="0.47251" calcext:value-type="float">
            <text:p>0.47251</text:p>
          </table:table-cell>
          <table:table-cell office:value-type="float" office:value="0.463367" calcext:value-type="float">
            <text:p>0.463367</text:p>
          </table:table-cell>
          <table:table-cell office:value-type="float" office:value="0.425384" calcext:value-type="float">
            <text:p>0.425384</text:p>
          </table:table-cell>
          <table:table-cell office:value-type="float" office:value="0.335293" calcext:value-type="float">
            <text:p>0.335293</text:p>
          </table:table-cell>
          <table:table-cell office:value-type="float" office:value="0.309993" calcext:value-type="float">
            <text:p>0.309993</text:p>
          </table:table-cell>
          <table:table-cell office:value-type="float" office:value="0.192475" calcext:value-type="float">
            <text:p>0.192475</text:p>
          </table:table-cell>
          <table:table-cell office:value-type="float" office:value="0.275155" calcext:value-type="float">
            <text:p>0.275155</text:p>
          </table:table-cell>
          <table:table-cell office:value-type="float" office:value="0.448413" calcext:value-type="float">
            <text:p>0.448413</text:p>
          </table:table-cell>
          <table:table-cell office:value-type="float" office:value="1.23464" calcext:value-type="float">
            <text:p>1.23464</text:p>
          </table:table-cell>
          <table:table-cell office:value-type="float" office:value="0.771711" calcext:value-type="float">
            <text:p>0.771711</text:p>
          </table:table-cell>
          <table:table-cell office:value-type="float" office:value="0.542379" calcext:value-type="float">
            <text:p>0.542379</text:p>
          </table:table-cell>
          <table:table-cell office:value-type="float" office:value="0.421405" calcext:value-type="float">
            <text:p>0.421405</text:p>
          </table:table-cell>
          <table:table-cell office:value-type="float" office:value="0.339887" calcext:value-type="float">
            <text:p>0.339887</text:p>
          </table:table-cell>
          <table:table-cell office:value-type="float" office:value="0.391303" calcext:value-type="float">
            <text:p>0.391303</text:p>
          </table:table-cell>
          <table:table-cell office:value-type="float" office:value="1.77111" calcext:value-type="float">
            <text:p>1.77111</text:p>
          </table:table-cell>
          <table:table-cell office:value-type="float" office:value="1.34469" calcext:value-type="float">
            <text:p>1.34469</text:p>
          </table:table-cell>
          <table:table-cell office:value-type="float" office:value="1.44706" calcext:value-type="float">
            <text:p>1.44706</text:p>
          </table:table-cell>
          <table:table-cell office:value-type="float" office:value="0.460795" calcext:value-type="float">
            <text:p>0.460795</text:p>
          </table:table-cell>
          <table:table-cell office:value-type="float" office:value="0.890626" calcext:value-type="float">
            <text:p>0.890626</text:p>
          </table:table-cell>
          <table:table-cell office:value-type="float" office:value="0.602225" calcext:value-type="float">
            <text:p>0.602225</text:p>
          </table:table-cell>
          <table:table-cell office:value-type="float" office:value="0.657368" calcext:value-type="float">
            <text:p>0.657368</text:p>
          </table:table-cell>
          <table:table-cell office:value-type="float" office:value="0.585227" calcext:value-type="float">
            <text:p>0.585227</text:p>
          </table:table-cell>
          <table:table-cell office:value-type="float" office:value="1.75971" calcext:value-type="float">
            <text:p>1.75971</text:p>
          </table:table-cell>
          <table:table-cell office:value-type="float" office:value="0.301575" calcext:value-type="float">
            <text:p>0.301575</text:p>
          </table:table-cell>
          <table:table-cell office:value-type="float" office:value="0.724857" calcext:value-type="float">
            <text:p>0.724857</text:p>
          </table:table-cell>
          <table:table-cell office:value-type="float" office:value="1.32914" calcext:value-type="float">
            <text:p>1.32914</text:p>
          </table:table-cell>
          <table:table-cell office:value-type="float" office:value="0.645156" calcext:value-type="float">
            <text:p>0.645156</text:p>
          </table:table-cell>
          <table:table-cell office:value-type="float" office:value="0.659643" calcext:value-type="float">
            <text:p>0.659643</text:p>
          </table:table-cell>
          <table:table-cell office:value-type="float" office:value="0.643039" calcext:value-type="float">
            <text:p>0.643039</text:p>
          </table:table-cell>
          <table:table-cell office:value-type="float" office:value="1.75528" calcext:value-type="float">
            <text:p>1.75528</text:p>
          </table:table-cell>
          <table:table-cell office:value-type="float" office:value="1.48808" calcext:value-type="float">
            <text:p>1.48808</text:p>
          </table:table-cell>
          <table:table-cell office:value-type="float" office:value="0.272463" calcext:value-type="float">
            <text:p>0.272463</text:p>
          </table:table-cell>
          <table:table-cell office:value-type="float" office:value="0.116012" calcext:value-type="float">
            <text:p>0.116012</text:p>
          </table:table-cell>
          <table:table-cell table:number-columns-repeated="20"/>
          <table:table-cell table:formula="of:=MIN([.A162:.BL162])" office:value-type="float" office:value="0.116012" calcext:value-type="float">
            <text:p>0.116012</text:p>
          </table:table-cell>
          <table:table-cell table:formula="of:=MAX([.A162:.BL162])" office:value-type="float" office:value="1.77111" calcext:value-type="float">
            <text:p>1.77111</text:p>
          </table:table-cell>
          <table:table-cell table:number-columns-repeated="7"/>
        </table:table-row>
        <table:table-row table:style-name="ro2">
          <table:table-cell office:value-type="float" office:value="0.18621" calcext:value-type="float">
            <text:p>0.18621</text:p>
          </table:table-cell>
          <table:table-cell office:value-type="float" office:value="0.249136" calcext:value-type="float">
            <text:p>0.249136</text:p>
          </table:table-cell>
          <table:table-cell office:value-type="float" office:value="0.298816" calcext:value-type="float">
            <text:p>0.298816</text:p>
          </table:table-cell>
          <table:table-cell office:value-type="float" office:value="0.169126" calcext:value-type="float">
            <text:p>0.169126</text:p>
          </table:table-cell>
          <table:table-cell office:value-type="float" office:value="0.224383" calcext:value-type="float">
            <text:p>0.224383</text:p>
          </table:table-cell>
          <table:table-cell office:value-type="float" office:value="0.541218" calcext:value-type="float">
            <text:p>0.541218</text:p>
          </table:table-cell>
          <table:table-cell office:value-type="float" office:value="0.423359" calcext:value-type="float">
            <text:p>0.423359</text:p>
          </table:table-cell>
          <table:table-cell office:value-type="float" office:value="0.443217" calcext:value-type="float">
            <text:p>0.443217</text:p>
          </table:table-cell>
          <table:table-cell office:value-type="float" office:value="0.401529" calcext:value-type="float">
            <text:p>0.401529</text:p>
          </table:table-cell>
          <table:table-cell office:value-type="float" office:value="0.337" calcext:value-type="float">
            <text:p>0.337</text:p>
          </table:table-cell>
          <table:table-cell office:value-type="float" office:value="0.326517" calcext:value-type="float">
            <text:p>0.326517</text:p>
          </table:table-cell>
          <table:table-cell office:value-type="float" office:value="0.384859" calcext:value-type="float">
            <text:p>0.384859</text:p>
          </table:table-cell>
          <table:table-cell office:value-type="float" office:value="0.379745" calcext:value-type="float">
            <text:p>0.379745</text:p>
          </table:table-cell>
          <table:table-cell office:value-type="float" office:value="0.267788" calcext:value-type="float">
            <text:p>0.267788</text:p>
          </table:table-cell>
          <table:table-cell office:value-type="float" office:value="0.471592" calcext:value-type="float">
            <text:p>0.471592</text:p>
          </table:table-cell>
          <table:table-cell office:value-type="float" office:value="0.704436" calcext:value-type="float">
            <text:p>0.704436</text:p>
          </table:table-cell>
          <table:table-cell office:value-type="float" office:value="0.458914" calcext:value-type="float">
            <text:p>0.458914</text:p>
          </table:table-cell>
          <table:table-cell office:value-type="float" office:value="0.556701" calcext:value-type="float">
            <text:p>0.556701</text:p>
          </table:table-cell>
          <table:table-cell office:value-type="float" office:value="0.406222" calcext:value-type="float">
            <text:p>0.406222</text:p>
          </table:table-cell>
          <table:table-cell office:value-type="float" office:value="0.527762" calcext:value-type="float">
            <text:p>0.527762</text:p>
          </table:table-cell>
          <table:table-cell office:value-type="float" office:value="0.423106" calcext:value-type="float">
            <text:p>0.423106</text:p>
          </table:table-cell>
          <table:table-cell office:value-type="float" office:value="0.382128" calcext:value-type="float">
            <text:p>0.382128</text:p>
          </table:table-cell>
          <table:table-cell office:value-type="float" office:value="0.537115" calcext:value-type="float">
            <text:p>0.537115</text:p>
          </table:table-cell>
          <table:table-cell office:value-type="float" office:value="0.499796" calcext:value-type="float">
            <text:p>0.499796</text:p>
          </table:table-cell>
          <table:table-cell office:value-type="float" office:value="0.353891" calcext:value-type="float">
            <text:p>0.353891</text:p>
          </table:table-cell>
          <table:table-cell office:value-type="float" office:value="0.255195" calcext:value-type="float">
            <text:p>0.255195</text:p>
          </table:table-cell>
          <table:table-cell office:value-type="float" office:value="0.331066" calcext:value-type="float">
            <text:p>0.331066</text:p>
          </table:table-cell>
          <table:table-cell office:value-type="float" office:value="1.64584" calcext:value-type="float">
            <text:p>1.64584</text:p>
          </table:table-cell>
          <table:table-cell office:value-type="float" office:value="0.531084" calcext:value-type="float">
            <text:p>0.531084</text:p>
          </table:table-cell>
          <table:table-cell office:value-type="float" office:value="1.43215" calcext:value-type="float">
            <text:p>1.43215</text:p>
          </table:table-cell>
          <table:table-cell office:value-type="float" office:value="1.72478" calcext:value-type="float">
            <text:p>1.72478</text:p>
          </table:table-cell>
          <table:table-cell office:value-type="float" office:value="0.631675" calcext:value-type="float">
            <text:p>0.631675</text:p>
          </table:table-cell>
          <table:table-cell office:value-type="float" office:value="0.587911" calcext:value-type="float">
            <text:p>0.587911</text:p>
          </table:table-cell>
          <table:table-cell office:value-type="float" office:value="1.49845" calcext:value-type="float">
            <text:p>1.49845</text:p>
          </table:table-cell>
          <table:table-cell office:value-type="float" office:value="1.81305" calcext:value-type="float">
            <text:p>1.81305</text:p>
          </table:table-cell>
          <table:table-cell office:value-type="float" office:value="0.282292" calcext:value-type="float">
            <text:p>0.282292</text:p>
          </table:table-cell>
          <table:table-cell office:value-type="float" office:value="0.478707" calcext:value-type="float">
            <text:p>0.478707</text:p>
          </table:table-cell>
          <table:table-cell office:value-type="float" office:value="0.659437" calcext:value-type="float">
            <text:p>0.659437</text:p>
          </table:table-cell>
          <table:table-cell office:value-type="float" office:value="0.310706" calcext:value-type="float">
            <text:p>0.310706</text:p>
          </table:table-cell>
          <table:table-cell office:value-type="float" office:value="0.59071" calcext:value-type="float">
            <text:p>0.59071</text:p>
          </table:table-cell>
          <table:table-cell office:value-type="float" office:value="0.478443" calcext:value-type="float">
            <text:p>0.478443</text:p>
          </table:table-cell>
          <table:table-cell office:value-type="float" office:value="0.273753" calcext:value-type="float">
            <text:p>0.273753</text:p>
          </table:table-cell>
          <table:table-cell office:value-type="float" office:value="0.222396" calcext:value-type="float">
            <text:p>0.222396</text:p>
          </table:table-cell>
          <table:table-cell office:value-type="float" office:value="0.0949299" calcext:value-type="float">
            <text:p>0.0949299</text:p>
          </table:table-cell>
          <table:table-cell office:value-type="float" office:value="0.169161" calcext:value-type="float">
            <text:p>0.169161</text:p>
          </table:table-cell>
          <table:table-cell office:value-type="float" office:value="0.460006" calcext:value-type="float">
            <text:p>0.460006</text:p>
          </table:table-cell>
          <table:table-cell office:value-type="float" office:value="0.096786" calcext:value-type="float">
            <text:p>0.096786</text:p>
          </table:table-cell>
          <table:table-cell office:value-type="float" office:value="0.199141" calcext:value-type="float">
            <text:p>0.199141</text:p>
          </table:table-cell>
          <table:table-cell table:number-columns-repeated="20"/>
          <table:table-cell table:formula="of:=MIN([.A163:.BL163])" office:value-type="float" office:value="0.0949299" calcext:value-type="float">
            <text:p>0.0949299</text:p>
          </table:table-cell>
          <table:table-cell table:formula="of:=MAX([.A163:.BL163])" office:value-type="float" office:value="1.81305" calcext:value-type="float">
            <text:p>1.81305</text:p>
          </table:table-cell>
          <table:table-cell table:number-columns-repeated="7"/>
        </table:table-row>
        <table:table-row table:style-name="ro2">
          <table:table-cell office:value-type="float" office:value="0.19077" calcext:value-type="float">
            <text:p>0.19077</text:p>
          </table:table-cell>
          <table:table-cell office:value-type="float" office:value="0.250942" calcext:value-type="float">
            <text:p>0.250942</text:p>
          </table:table-cell>
          <table:table-cell office:value-type="float" office:value="0.321638" calcext:value-type="float">
            <text:p>0.321638</text:p>
          </table:table-cell>
          <table:table-cell office:value-type="float" office:value="0.190732" calcext:value-type="float">
            <text:p>0.190732</text:p>
          </table:table-cell>
          <table:table-cell office:value-type="float" office:value="0.385136" calcext:value-type="float">
            <text:p>0.385136</text:p>
          </table:table-cell>
          <table:table-cell office:value-type="float" office:value="0.32889" calcext:value-type="float">
            <text:p>0.32889</text:p>
          </table:table-cell>
          <table:table-cell office:value-type="float" office:value="0.193612" calcext:value-type="float">
            <text:p>0.193612</text:p>
          </table:table-cell>
          <table:table-cell office:value-type="float" office:value="0.220701" calcext:value-type="float">
            <text:p>0.220701</text:p>
          </table:table-cell>
          <table:table-cell office:value-type="float" office:value="0.883218" calcext:value-type="float">
            <text:p>0.883218</text:p>
          </table:table-cell>
          <table:table-cell office:value-type="float" office:value="0.322664" calcext:value-type="float">
            <text:p>0.322664</text:p>
          </table:table-cell>
          <table:table-cell office:value-type="float" office:value="0.323322" calcext:value-type="float">
            <text:p>0.323322</text:p>
          </table:table-cell>
          <table:table-cell office:value-type="float" office:value="0.659561" calcext:value-type="float">
            <text:p>0.659561</text:p>
          </table:table-cell>
          <table:table-cell office:value-type="float" office:value="0.53405" calcext:value-type="float">
            <text:p>0.53405</text:p>
          </table:table-cell>
          <table:table-cell office:value-type="float" office:value="0.551568" calcext:value-type="float">
            <text:p>0.551568</text:p>
          </table:table-cell>
          <table:table-cell office:value-type="float" office:value="0.186295" calcext:value-type="float">
            <text:p>0.186295</text:p>
          </table:table-cell>
          <table:table-cell office:value-type="float" office:value="0.334608" calcext:value-type="float">
            <text:p>0.334608</text:p>
          </table:table-cell>
          <table:table-cell office:value-type="float" office:value="0.149497" calcext:value-type="float">
            <text:p>0.149497</text:p>
          </table:table-cell>
          <table:table-cell office:value-type="float" office:value="1.15229" calcext:value-type="float">
            <text:p>1.15229</text:p>
          </table:table-cell>
          <table:table-cell office:value-type="float" office:value="0.870394" calcext:value-type="float">
            <text:p>0.870394</text:p>
          </table:table-cell>
          <table:table-cell office:value-type="float" office:value="0.615131" calcext:value-type="float">
            <text:p>0.615131</text:p>
          </table:table-cell>
          <table:table-cell office:value-type="float" office:value="0.334031" calcext:value-type="float">
            <text:p>0.334031</text:p>
          </table:table-cell>
          <table:table-cell office:value-type="float" office:value="0.572552" calcext:value-type="float">
            <text:p>0.572552</text:p>
          </table:table-cell>
          <table:table-cell office:value-type="float" office:value="0.7535" calcext:value-type="float">
            <text:p>0.7535</text:p>
          </table:table-cell>
          <table:table-cell office:value-type="float" office:value="1.42557" calcext:value-type="float">
            <text:p>1.42557</text:p>
          </table:table-cell>
          <table:table-cell office:value-type="float" office:value="0.530199" calcext:value-type="float">
            <text:p>0.530199</text:p>
          </table:table-cell>
          <table:table-cell office:value-type="float" office:value="0.51165" calcext:value-type="float">
            <text:p>0.51165</text:p>
          </table:table-cell>
          <table:table-cell office:value-type="float" office:value="0.475438" calcext:value-type="float">
            <text:p>0.475438</text:p>
          </table:table-cell>
          <table:table-cell office:value-type="float" office:value="1.65895" calcext:value-type="float">
            <text:p>1.65895</text:p>
          </table:table-cell>
          <table:table-cell office:value-type="float" office:value="1.04171" calcext:value-type="float">
            <text:p>1.04171</text:p>
          </table:table-cell>
          <table:table-cell office:value-type="float" office:value="0.754503" calcext:value-type="float">
            <text:p>0.754503</text:p>
          </table:table-cell>
          <table:table-cell office:value-type="float" office:value="0.627387" calcext:value-type="float">
            <text:p>0.627387</text:p>
          </table:table-cell>
          <table:table-cell office:value-type="float" office:value="1.80515" calcext:value-type="float">
            <text:p>1.80515</text:p>
          </table:table-cell>
          <table:table-cell office:value-type="float" office:value="1.52309" calcext:value-type="float">
            <text:p>1.52309</text:p>
          </table:table-cell>
          <table:table-cell office:value-type="float" office:value="0.621758" calcext:value-type="float">
            <text:p>0.621758</text:p>
          </table:table-cell>
          <table:table-cell office:value-type="float" office:value="1.5142" calcext:value-type="float">
            <text:p>1.5142</text:p>
          </table:table-cell>
          <table:table-cell office:value-type="float" office:value="1.85708" calcext:value-type="float">
            <text:p>1.85708</text:p>
          </table:table-cell>
          <table:table-cell office:value-type="float" office:value="0.702331" calcext:value-type="float">
            <text:p>0.702331</text:p>
          </table:table-cell>
          <table:table-cell office:value-type="float" office:value="0.342796" calcext:value-type="float">
            <text:p>0.342796</text:p>
          </table:table-cell>
          <table:table-cell office:value-type="float" office:value="0.762478" calcext:value-type="float">
            <text:p>0.762478</text:p>
          </table:table-cell>
          <table:table-cell office:value-type="float" office:value="1.46487" calcext:value-type="float">
            <text:p>1.46487</text:p>
          </table:table-cell>
          <table:table-cell office:value-type="float" office:value="1.36458" calcext:value-type="float">
            <text:p>1.36458</text:p>
          </table:table-cell>
          <table:table-cell office:value-type="float" office:value="0.292678" calcext:value-type="float">
            <text:p>0.292678</text:p>
          </table:table-cell>
          <table:table-cell office:value-type="float" office:value="2.27181" calcext:value-type="float">
            <text:p>2.27181</text:p>
          </table:table-cell>
          <table:table-cell office:value-type="float" office:value="0.247119" calcext:value-type="float">
            <text:p>0.247119</text:p>
          </table:table-cell>
          <table:table-cell office:value-type="float" office:value="0.203854" calcext:value-type="float">
            <text:p>0.203854</text:p>
          </table:table-cell>
          <table:table-cell office:value-type="float" office:value="0.372369" calcext:value-type="float">
            <text:p>0.372369</text:p>
          </table:table-cell>
          <table:table-cell office:value-type="float" office:value="0.268391" calcext:value-type="float">
            <text:p>0.268391</text:p>
          </table:table-cell>
          <table:table-cell office:value-type="float" office:value="0.212332" calcext:value-type="float">
            <text:p>0.212332</text:p>
          </table:table-cell>
          <table:table-cell table:number-columns-repeated="20"/>
          <table:table-cell table:formula="of:=MIN([.A164:.BL164])" office:value-type="float" office:value="0.149497" calcext:value-type="float">
            <text:p>0.149497</text:p>
          </table:table-cell>
          <table:table-cell table:formula="of:=MAX([.A164:.BL164])" office:value-type="float" office:value="2.27181" calcext:value-type="float">
            <text:p>2.27181</text:p>
          </table:table-cell>
          <table:table-cell table:number-columns-repeated="7"/>
        </table:table-row>
        <table:table-row table:style-name="ro2">
          <table:table-cell office:value-type="float" office:value="0.114897" calcext:value-type="float">
            <text:p>0.114897</text:p>
          </table:table-cell>
          <table:table-cell office:value-type="float" office:value="0.177369" calcext:value-type="float">
            <text:p>0.177369</text:p>
          </table:table-cell>
          <table:table-cell office:value-type="float" office:value="0.114374" calcext:value-type="float">
            <text:p>0.114374</text:p>
          </table:table-cell>
          <table:table-cell office:value-type="float" office:value="0.188299" calcext:value-type="float">
            <text:p>0.188299</text:p>
          </table:table-cell>
          <table:table-cell office:value-type="float" office:value="0.256931" calcext:value-type="float">
            <text:p>0.256931</text:p>
          </table:table-cell>
          <table:table-cell office:value-type="float" office:value="0.434663" calcext:value-type="float">
            <text:p>0.434663</text:p>
          </table:table-cell>
          <table:table-cell office:value-type="float" office:value="0.178331" calcext:value-type="float">
            <text:p>0.178331</text:p>
          </table:table-cell>
          <table:table-cell office:value-type="float" office:value="0.253665" calcext:value-type="float">
            <text:p>0.253665</text:p>
          </table:table-cell>
          <table:table-cell office:value-type="float" office:value="0.174766" calcext:value-type="float">
            <text:p>0.174766</text:p>
          </table:table-cell>
          <table:table-cell office:value-type="float" office:value="0.235083" calcext:value-type="float">
            <text:p>0.235083</text:p>
          </table:table-cell>
          <table:table-cell office:value-type="float" office:value="0.383353" calcext:value-type="float">
            <text:p>0.383353</text:p>
          </table:table-cell>
          <table:table-cell office:value-type="float" office:value="0.325319" calcext:value-type="float">
            <text:p>0.325319</text:p>
          </table:table-cell>
          <table:table-cell office:value-type="float" office:value="0.300143" calcext:value-type="float">
            <text:p>0.300143</text:p>
          </table:table-cell>
          <table:table-cell office:value-type="float" office:value="0.310152" calcext:value-type="float">
            <text:p>0.310152</text:p>
          </table:table-cell>
          <table:table-cell office:value-type="float" office:value="0.328012" calcext:value-type="float">
            <text:p>0.328012</text:p>
          </table:table-cell>
          <table:table-cell office:value-type="float" office:value="0.48086" calcext:value-type="float">
            <text:p>0.48086</text:p>
          </table:table-cell>
          <table:table-cell office:value-type="float" office:value="0.282889" calcext:value-type="float">
            <text:p>0.282889</text:p>
          </table:table-cell>
          <table:table-cell office:value-type="float" office:value="0.277938" calcext:value-type="float">
            <text:p>0.277938</text:p>
          </table:table-cell>
          <table:table-cell office:value-type="float" office:value="1.10999" calcext:value-type="float">
            <text:p>1.10999</text:p>
          </table:table-cell>
          <table:table-cell office:value-type="float" office:value="1.1237" calcext:value-type="float">
            <text:p>1.1237</text:p>
          </table:table-cell>
          <table:table-cell office:value-type="float" office:value="1.07245" calcext:value-type="float">
            <text:p>1.07245</text:p>
          </table:table-cell>
          <table:table-cell office:value-type="float" office:value="0.377693" calcext:value-type="float">
            <text:p>0.377693</text:p>
          </table:table-cell>
          <table:table-cell office:value-type="float" office:value="0.497586" calcext:value-type="float">
            <text:p>0.497586</text:p>
          </table:table-cell>
          <table:table-cell office:value-type="float" office:value="0.385814" calcext:value-type="float">
            <text:p>0.385814</text:p>
          </table:table-cell>
          <table:table-cell office:value-type="float" office:value="0.934662" calcext:value-type="float">
            <text:p>0.934662</text:p>
          </table:table-cell>
          <table:table-cell office:value-type="float" office:value="0.846837" calcext:value-type="float">
            <text:p>0.846837</text:p>
          </table:table-cell>
          <table:table-cell office:value-type="float" office:value="0.743678" calcext:value-type="float">
            <text:p>0.743678</text:p>
          </table:table-cell>
          <table:table-cell office:value-type="float" office:value="0.681016" calcext:value-type="float">
            <text:p>0.681016</text:p>
          </table:table-cell>
          <table:table-cell office:value-type="float" office:value="0.636676" calcext:value-type="float">
            <text:p>0.636676</text:p>
          </table:table-cell>
          <table:table-cell office:value-type="float" office:value="1.18641" calcext:value-type="float">
            <text:p>1.18641</text:p>
          </table:table-cell>
          <table:table-cell office:value-type="float" office:value="1.60695" calcext:value-type="float">
            <text:p>1.60695</text:p>
          </table:table-cell>
          <table:table-cell office:value-type="float" office:value="1.2095" calcext:value-type="float">
            <text:p>1.2095</text:p>
          </table:table-cell>
          <table:table-cell office:value-type="float" office:value="0.638502" calcext:value-type="float">
            <text:p>0.638502</text:p>
          </table:table-cell>
          <table:table-cell office:value-type="float" office:value="0.512581" calcext:value-type="float">
            <text:p>0.512581</text:p>
          </table:table-cell>
          <table:table-cell office:value-type="float" office:value="0.605119" calcext:value-type="float">
            <text:p>0.605119</text:p>
          </table:table-cell>
          <table:table-cell office:value-type="float" office:value="0.598569" calcext:value-type="float">
            <text:p>0.598569</text:p>
          </table:table-cell>
          <table:table-cell office:value-type="float" office:value="0.597669" calcext:value-type="float">
            <text:p>0.597669</text:p>
          </table:table-cell>
          <table:table-cell office:value-type="float" office:value="0.561008" calcext:value-type="float">
            <text:p>0.561008</text:p>
          </table:table-cell>
          <table:table-cell office:value-type="float" office:value="0.507647" calcext:value-type="float">
            <text:p>0.507647</text:p>
          </table:table-cell>
          <table:table-cell office:value-type="float" office:value="0.871385" calcext:value-type="float">
            <text:p>0.871385</text:p>
          </table:table-cell>
          <table:table-cell office:value-type="float" office:value="2.05812" calcext:value-type="float">
            <text:p>2.05812</text:p>
          </table:table-cell>
          <table:table-cell office:value-type="float" office:value="0.490301" calcext:value-type="float">
            <text:p>0.490301</text:p>
          </table:table-cell>
          <table:table-cell office:value-type="float" office:value="0.517757" calcext:value-type="float">
            <text:p>0.517757</text:p>
          </table:table-cell>
          <table:table-cell office:value-type="float" office:value="0.483853" calcext:value-type="float">
            <text:p>0.483853</text:p>
          </table:table-cell>
          <table:table-cell office:value-type="float" office:value="0.100558" calcext:value-type="float">
            <text:p>0.100558</text:p>
          </table:table-cell>
          <table:table-cell office:value-type="float" office:value="0.591929" calcext:value-type="float">
            <text:p>0.591929</text:p>
          </table:table-cell>
          <table:table-cell office:value-type="float" office:value="0.47526" calcext:value-type="float">
            <text:p>0.47526</text:p>
          </table:table-cell>
          <table:table-cell office:value-type="float" office:value="0.041569" calcext:value-type="float">
            <text:p>0.041569</text:p>
          </table:table-cell>
          <table:table-cell table:number-columns-repeated="20"/>
          <table:table-cell table:formula="of:=MIN([.A165:.BL165])" office:value-type="float" office:value="0.041569" calcext:value-type="float">
            <text:p>0.041569</text:p>
          </table:table-cell>
          <table:table-cell table:formula="of:=MAX([.A165:.BL165])" office:value-type="float" office:value="2.05812" calcext:value-type="float">
            <text:p>2.05812</text:p>
          </table:table-cell>
          <table:table-cell table:number-columns-repeated="7"/>
        </table:table-row>
        <table:table-row table:style-name="ro2">
          <table:table-cell office:value-type="float" office:value="0.144162" calcext:value-type="float">
            <text:p>0.144162</text:p>
          </table:table-cell>
          <table:table-cell office:value-type="float" office:value="0.178646" calcext:value-type="float">
            <text:p>0.178646</text:p>
          </table:table-cell>
          <table:table-cell office:value-type="float" office:value="0.254524" calcext:value-type="float">
            <text:p>0.254524</text:p>
          </table:table-cell>
          <table:table-cell office:value-type="float" office:value="0.331437" calcext:value-type="float">
            <text:p>0.331437</text:p>
          </table:table-cell>
          <table:table-cell office:value-type="float" office:value="0.146456" calcext:value-type="float">
            <text:p>0.146456</text:p>
          </table:table-cell>
          <table:table-cell office:value-type="float" office:value="0.33268" calcext:value-type="float">
            <text:p>0.33268</text:p>
          </table:table-cell>
          <table:table-cell office:value-type="float" office:value="0.157029" calcext:value-type="float">
            <text:p>0.157029</text:p>
          </table:table-cell>
          <table:table-cell office:value-type="float" office:value="0.448169" calcext:value-type="float">
            <text:p>0.448169</text:p>
          </table:table-cell>
          <table:table-cell office:value-type="float" office:value="0.433012" calcext:value-type="float">
            <text:p>0.433012</text:p>
          </table:table-cell>
          <table:table-cell office:value-type="float" office:value="0.362804" calcext:value-type="float">
            <text:p>0.362804</text:p>
          </table:table-cell>
          <table:table-cell office:value-type="float" office:value="0.31064" calcext:value-type="float">
            <text:p>0.31064</text:p>
          </table:table-cell>
          <table:table-cell office:value-type="float" office:value="0.348294" calcext:value-type="float">
            <text:p>0.348294</text:p>
          </table:table-cell>
          <table:table-cell office:value-type="float" office:value="0.379139" calcext:value-type="float">
            <text:p>0.379139</text:p>
          </table:table-cell>
          <table:table-cell office:value-type="float" office:value="0.397451" calcext:value-type="float">
            <text:p>0.397451</text:p>
          </table:table-cell>
          <table:table-cell office:value-type="float" office:value="0.401591" calcext:value-type="float">
            <text:p>0.401591</text:p>
          </table:table-cell>
          <table:table-cell office:value-type="float" office:value="1.03439" calcext:value-type="float">
            <text:p>1.03439</text:p>
          </table:table-cell>
          <table:table-cell office:value-type="float" office:value="1.13038" calcext:value-type="float">
            <text:p>1.13038</text:p>
          </table:table-cell>
          <table:table-cell office:value-type="float" office:value="1.04006" calcext:value-type="float">
            <text:p>1.04006</text:p>
          </table:table-cell>
          <table:table-cell office:value-type="float" office:value="1.02201" calcext:value-type="float">
            <text:p>1.02201</text:p>
          </table:table-cell>
          <table:table-cell office:value-type="float" office:value="0.980492" calcext:value-type="float">
            <text:p>0.980492</text:p>
          </table:table-cell>
          <table:table-cell office:value-type="float" office:value="0.932076" calcext:value-type="float">
            <text:p>0.932076</text:p>
          </table:table-cell>
          <table:table-cell office:value-type="float" office:value="0.866983" calcext:value-type="float">
            <text:p>0.866983</text:p>
          </table:table-cell>
          <table:table-cell office:value-type="float" office:value="0.830712" calcext:value-type="float">
            <text:p>0.830712</text:p>
          </table:table-cell>
          <table:table-cell office:value-type="float" office:value="0.767572" calcext:value-type="float">
            <text:p>0.767572</text:p>
          </table:table-cell>
          <table:table-cell office:value-type="float" office:value="0.635123" calcext:value-type="float">
            <text:p>0.635123</text:p>
          </table:table-cell>
          <table:table-cell office:value-type="float" office:value="1.42562" calcext:value-type="float">
            <text:p>1.42562</text:p>
          </table:table-cell>
          <table:table-cell office:value-type="float" office:value="0.729183" calcext:value-type="float">
            <text:p>0.729183</text:p>
          </table:table-cell>
          <table:table-cell office:value-type="float" office:value="0.691799" calcext:value-type="float">
            <text:p>0.691799</text:p>
          </table:table-cell>
          <table:table-cell office:value-type="float" office:value="0.601137" calcext:value-type="float">
            <text:p>0.601137</text:p>
          </table:table-cell>
          <table:table-cell office:value-type="float" office:value="0.55307" calcext:value-type="float">
            <text:p>0.55307</text:p>
          </table:table-cell>
          <table:table-cell office:value-type="float" office:value="0.649839" calcext:value-type="float">
            <text:p>0.649839</text:p>
          </table:table-cell>
          <table:table-cell office:value-type="float" office:value="0.525483" calcext:value-type="float">
            <text:p>0.525483</text:p>
          </table:table-cell>
          <table:table-cell office:value-type="float" office:value="0.437008" calcext:value-type="float">
            <text:p>0.437008</text:p>
          </table:table-cell>
          <table:table-cell office:value-type="float" office:value="0.521956" calcext:value-type="float">
            <text:p>0.521956</text:p>
          </table:table-cell>
          <table:table-cell office:value-type="float" office:value="0.686849" calcext:value-type="float">
            <text:p>0.686849</text:p>
          </table:table-cell>
          <table:table-cell office:value-type="float" office:value="0.426493" calcext:value-type="float">
            <text:p>0.426493</text:p>
          </table:table-cell>
          <table:table-cell office:value-type="float" office:value="0.488442" calcext:value-type="float">
            <text:p>0.488442</text:p>
          </table:table-cell>
          <table:table-cell office:value-type="float" office:value="0.5884" calcext:value-type="float">
            <text:p>0.5884</text:p>
          </table:table-cell>
          <table:table-cell office:value-type="float" office:value="0.469187" calcext:value-type="float">
            <text:p>0.469187</text:p>
          </table:table-cell>
          <table:table-cell office:value-type="float" office:value="0.52706" calcext:value-type="float">
            <text:p>0.52706</text:p>
          </table:table-cell>
          <table:table-cell office:value-type="float" office:value="0.201877" calcext:value-type="float">
            <text:p>0.201877</text:p>
          </table:table-cell>
          <table:table-cell office:value-type="float" office:value="0.203626" calcext:value-type="float">
            <text:p>0.203626</text:p>
          </table:table-cell>
          <table:table-cell office:value-type="float" office:value="1.95886" calcext:value-type="float">
            <text:p>1.95886</text:p>
          </table:table-cell>
          <table:table-cell office:value-type="float" office:value="0.353344" calcext:value-type="float">
            <text:p>0.353344</text:p>
          </table:table-cell>
          <table:table-cell office:value-type="float" office:value="0.18395" calcext:value-type="float">
            <text:p>0.18395</text:p>
          </table:table-cell>
          <table:table-cell office:value-type="float" office:value="0.124533" calcext:value-type="float">
            <text:p>0.124533</text:p>
          </table:table-cell>
          <table:table-cell office:value-type="float" office:value="0.124907" calcext:value-type="float">
            <text:p>0.124907</text:p>
          </table:table-cell>
          <table:table-cell office:value-type="float" office:value="0.198057" calcext:value-type="float">
            <text:p>0.198057</text:p>
          </table:table-cell>
          <table:table-cell table:number-columns-repeated="20"/>
          <table:table-cell table:formula="of:=MIN([.A166:.BL166])" office:value-type="float" office:value="0.124533" calcext:value-type="float">
            <text:p>0.124533</text:p>
          </table:table-cell>
          <table:table-cell table:formula="of:=MAX([.A166:.BL166])" office:value-type="float" office:value="1.95886" calcext:value-type="float">
            <text:p>1.95886</text:p>
          </table:table-cell>
          <table:table-cell table:number-columns-repeated="7"/>
        </table:table-row>
        <table:table-row table:style-name="ro2">
          <table:table-cell office:value-type="float" office:value="0.179372" calcext:value-type="float">
            <text:p>0.179372</text:p>
          </table:table-cell>
          <table:table-cell office:value-type="float" office:value="0.237891" calcext:value-type="float">
            <text:p>0.237891</text:p>
          </table:table-cell>
          <table:table-cell office:value-type="float" office:value="0.321672" calcext:value-type="float">
            <text:p>0.321672</text:p>
          </table:table-cell>
          <table:table-cell office:value-type="float" office:value="0.19118" calcext:value-type="float">
            <text:p>0.19118</text:p>
          </table:table-cell>
          <table:table-cell office:value-type="float" office:value="0.567649" calcext:value-type="float">
            <text:p>0.567649</text:p>
          </table:table-cell>
          <table:table-cell office:value-type="float" office:value="0.344619" calcext:value-type="float">
            <text:p>0.344619</text:p>
          </table:table-cell>
          <table:table-cell office:value-type="float" office:value="0.37208" calcext:value-type="float">
            <text:p>0.37208</text:p>
          </table:table-cell>
          <table:table-cell office:value-type="float" office:value="0.247516" calcext:value-type="float">
            <text:p>0.247516</text:p>
          </table:table-cell>
          <table:table-cell office:value-type="float" office:value="0.298452" calcext:value-type="float">
            <text:p>0.298452</text:p>
          </table:table-cell>
          <table:table-cell office:value-type="float" office:value="0.32606" calcext:value-type="float">
            <text:p>0.32606</text:p>
          </table:table-cell>
          <table:table-cell office:value-type="float" office:value="0.645757" calcext:value-type="float">
            <text:p>0.645757</text:p>
          </table:table-cell>
          <table:table-cell office:value-type="float" office:value="0.648114" calcext:value-type="float">
            <text:p>0.648114</text:p>
          </table:table-cell>
          <table:table-cell office:value-type="float" office:value="0.195491" calcext:value-type="float">
            <text:p>0.195491</text:p>
          </table:table-cell>
          <table:table-cell office:value-type="float" office:value="0.27998" calcext:value-type="float">
            <text:p>0.27998</text:p>
          </table:table-cell>
          <table:table-cell office:value-type="float" office:value="0.783655" calcext:value-type="float">
            <text:p>0.783655</text:p>
          </table:table-cell>
          <table:table-cell office:value-type="float" office:value="0.480929" calcext:value-type="float">
            <text:p>0.480929</text:p>
          </table:table-cell>
          <table:table-cell office:value-type="float" office:value="0.426481" calcext:value-type="float">
            <text:p>0.426481</text:p>
          </table:table-cell>
          <table:table-cell office:value-type="float" office:value="0.256475" calcext:value-type="float">
            <text:p>0.256475</text:p>
          </table:table-cell>
          <table:table-cell office:value-type="float" office:value="0.420329" calcext:value-type="float">
            <text:p>0.420329</text:p>
          </table:table-cell>
          <table:table-cell office:value-type="float" office:value="0.391221" calcext:value-type="float">
            <text:p>0.391221</text:p>
          </table:table-cell>
          <table:table-cell office:value-type="float" office:value="0.856632" calcext:value-type="float">
            <text:p>0.856632</text:p>
          </table:table-cell>
          <table:table-cell office:value-type="float" office:value="0.424137" calcext:value-type="float">
            <text:p>0.424137</text:p>
          </table:table-cell>
          <table:table-cell office:value-type="float" office:value="0.258646" calcext:value-type="float">
            <text:p>0.258646</text:p>
          </table:table-cell>
          <table:table-cell office:value-type="float" office:value="1.08875" calcext:value-type="float">
            <text:p>1.08875</text:p>
          </table:table-cell>
          <table:table-cell office:value-type="float" office:value="0.471942" calcext:value-type="float">
            <text:p>0.471942</text:p>
          </table:table-cell>
          <table:table-cell office:value-type="float" office:value="0.366176" calcext:value-type="float">
            <text:p>0.366176</text:p>
          </table:table-cell>
          <table:table-cell office:value-type="float" office:value="0.384889" calcext:value-type="float">
            <text:p>0.384889</text:p>
          </table:table-cell>
          <table:table-cell office:value-type="float" office:value="0.175199" calcext:value-type="float">
            <text:p>0.175199</text:p>
          </table:table-cell>
          <table:table-cell office:value-type="float" office:value="0.225992" calcext:value-type="float">
            <text:p>0.225992</text:p>
          </table:table-cell>
          <table:table-cell office:value-type="float" office:value="0.147444" calcext:value-type="float">
            <text:p>0.147444</text:p>
          </table:table-cell>
          <table:table-cell office:value-type="float" office:value="0.164887" calcext:value-type="float">
            <text:p>0.164887</text:p>
          </table:table-cell>
          <table:table-cell office:value-type="float" office:value="1.12326" calcext:value-type="float">
            <text:p>1.12326</text:p>
          </table:table-cell>
          <table:table-cell office:value-type="float" office:value="1.31272" calcext:value-type="float">
            <text:p>1.31272</text:p>
          </table:table-cell>
          <table:table-cell office:value-type="float" office:value="0.830401" calcext:value-type="float">
            <text:p>0.830401</text:p>
          </table:table-cell>
          <table:table-cell office:value-type="float" office:value="0.803801" calcext:value-type="float">
            <text:p>0.803801</text:p>
          </table:table-cell>
          <table:table-cell office:value-type="float" office:value="0.632255" calcext:value-type="float">
            <text:p>0.632255</text:p>
          </table:table-cell>
          <table:table-cell office:value-type="float" office:value="1.32311" calcext:value-type="float">
            <text:p>1.32311</text:p>
          </table:table-cell>
          <table:table-cell office:value-type="float" office:value="1.03877" calcext:value-type="float">
            <text:p>1.03877</text:p>
          </table:table-cell>
          <table:table-cell office:value-type="float" office:value="0.624201" calcext:value-type="float">
            <text:p>0.624201</text:p>
          </table:table-cell>
          <table:table-cell office:value-type="float" office:value="1.4281" calcext:value-type="float">
            <text:p>1.4281</text:p>
          </table:table-cell>
          <table:table-cell office:value-type="float" office:value="0.737789" calcext:value-type="float">
            <text:p>0.737789</text:p>
          </table:table-cell>
          <table:table-cell office:value-type="float" office:value="0.441052" calcext:value-type="float">
            <text:p>0.441052</text:p>
          </table:table-cell>
          <table:table-cell office:value-type="float" office:value="0.19845" calcext:value-type="float">
            <text:p>0.19845</text:p>
          </table:table-cell>
          <table:table-cell office:value-type="float" office:value="0.183127" calcext:value-type="float">
            <text:p>0.183127</text:p>
          </table:table-cell>
          <table:table-cell office:value-type="float" office:value="0.486796" calcext:value-type="float">
            <text:p>0.486796</text:p>
          </table:table-cell>
          <table:table-cell office:value-type="float" office:value="1.90942" calcext:value-type="float">
            <text:p>1.90942</text:p>
          </table:table-cell>
          <table:table-cell office:value-type="float" office:value="0.166868" calcext:value-type="float">
            <text:p>0.166868</text:p>
          </table:table-cell>
          <table:table-cell office:value-type="float" office:value="0.308212" calcext:value-type="float">
            <text:p>0.308212</text:p>
          </table:table-cell>
          <table:table-cell table:number-columns-repeated="20"/>
          <table:table-cell table:formula="of:=MIN([.A167:.BL167])" office:value-type="float" office:value="0.147444" calcext:value-type="float">
            <text:p>0.147444</text:p>
          </table:table-cell>
          <table:table-cell table:formula="of:=MAX([.A167:.BL167])" office:value-type="float" office:value="1.90942" calcext:value-type="float">
            <text:p>1.90942</text:p>
          </table:table-cell>
          <table:table-cell table:number-columns-repeated="7"/>
        </table:table-row>
        <table:table-row table:style-name="ro2">
          <table:table-cell office:value-type="float" office:value="0.200024" calcext:value-type="float">
            <text:p>0.200024</text:p>
          </table:table-cell>
          <table:table-cell office:value-type="float" office:value="0.246316" calcext:value-type="float">
            <text:p>0.246316</text:p>
          </table:table-cell>
          <table:table-cell office:value-type="float" office:value="0.340863" calcext:value-type="float">
            <text:p>0.340863</text:p>
          </table:table-cell>
          <table:table-cell office:value-type="float" office:value="0.115784" calcext:value-type="float">
            <text:p>0.115784</text:p>
          </table:table-cell>
          <table:table-cell office:value-type="float" office:value="0.235427" calcext:value-type="float">
            <text:p>0.235427</text:p>
          </table:table-cell>
          <table:table-cell office:value-type="float" office:value="0.137877" calcext:value-type="float">
            <text:p>0.137877</text:p>
          </table:table-cell>
          <table:table-cell office:value-type="float" office:value="0.141553" calcext:value-type="float">
            <text:p>0.141553</text:p>
          </table:table-cell>
          <table:table-cell office:value-type="float" office:value="0.210922" calcext:value-type="float">
            <text:p>0.210922</text:p>
          </table:table-cell>
          <table:table-cell office:value-type="float" office:value="0.247853" calcext:value-type="float">
            <text:p>0.247853</text:p>
          </table:table-cell>
          <table:table-cell office:value-type="float" office:value="0.454949" calcext:value-type="float">
            <text:p>0.454949</text:p>
          </table:table-cell>
          <table:table-cell office:value-type="float" office:value="0.148133" calcext:value-type="float">
            <text:p>0.148133</text:p>
          </table:table-cell>
          <table:table-cell office:value-type="float" office:value="0.231958" calcext:value-type="float">
            <text:p>0.231958</text:p>
          </table:table-cell>
          <table:table-cell office:value-type="float" office:value="0.762341" calcext:value-type="float">
            <text:p>0.762341</text:p>
          </table:table-cell>
          <table:table-cell office:value-type="float" office:value="0.68907" calcext:value-type="float">
            <text:p>0.68907</text:p>
          </table:table-cell>
          <table:table-cell office:value-type="float" office:value="0.470451" calcext:value-type="float">
            <text:p>0.470451</text:p>
          </table:table-cell>
          <table:table-cell office:value-type="float" office:value="0.972212" calcext:value-type="float">
            <text:p>0.972212</text:p>
          </table:table-cell>
          <table:table-cell office:value-type="float" office:value="0.931457" calcext:value-type="float">
            <text:p>0.931457</text:p>
          </table:table-cell>
          <table:table-cell office:value-type="float" office:value="0.564268" calcext:value-type="float">
            <text:p>0.564268</text:p>
          </table:table-cell>
          <table:table-cell office:value-type="float" office:value="0.519267" calcext:value-type="float">
            <text:p>0.519267</text:p>
          </table:table-cell>
          <table:table-cell office:value-type="float" office:value="0.519226" calcext:value-type="float">
            <text:p>0.519226</text:p>
          </table:table-cell>
          <table:table-cell office:value-type="float" office:value="0.440521" calcext:value-type="float">
            <text:p>0.440521</text:p>
          </table:table-cell>
          <table:table-cell office:value-type="float" office:value="0.429852" calcext:value-type="float">
            <text:p>0.429852</text:p>
          </table:table-cell>
          <table:table-cell office:value-type="float" office:value="0.50826" calcext:value-type="float">
            <text:p>0.50826</text:p>
          </table:table-cell>
          <table:table-cell office:value-type="float" office:value="1.47258" calcext:value-type="float">
            <text:p>1.47258</text:p>
          </table:table-cell>
          <table:table-cell office:value-type="float" office:value="0.52469" calcext:value-type="float">
            <text:p>0.52469</text:p>
          </table:table-cell>
          <table:table-cell office:value-type="float" office:value="1.33226" calcext:value-type="float">
            <text:p>1.33226</text:p>
          </table:table-cell>
          <table:table-cell office:value-type="float" office:value="0.580075" calcext:value-type="float">
            <text:p>0.580075</text:p>
          </table:table-cell>
          <table:table-cell office:value-type="float" office:value="0.847333" calcext:value-type="float">
            <text:p>0.847333</text:p>
          </table:table-cell>
          <table:table-cell office:value-type="float" office:value="0.801109" calcext:value-type="float">
            <text:p>0.801109</text:p>
          </table:table-cell>
          <table:table-cell office:value-type="float" office:value="1.51066" calcext:value-type="float">
            <text:p>1.51066</text:p>
          </table:table-cell>
          <table:table-cell office:value-type="float" office:value="0.547886" calcext:value-type="float">
            <text:p>0.547886</text:p>
          </table:table-cell>
          <table:table-cell office:value-type="float" office:value="1.28336" calcext:value-type="float">
            <text:p>1.28336</text:p>
          </table:table-cell>
          <table:table-cell office:value-type="float" office:value="0.759876" calcext:value-type="float">
            <text:p>0.759876</text:p>
          </table:table-cell>
          <table:table-cell office:value-type="float" office:value="0.74613" calcext:value-type="float">
            <text:p>0.74613</text:p>
          </table:table-cell>
          <table:table-cell office:value-type="float" office:value="0.709184" calcext:value-type="float">
            <text:p>0.709184</text:p>
          </table:table-cell>
          <table:table-cell office:value-type="float" office:value="0.662128" calcext:value-type="float">
            <text:p>0.662128</text:p>
          </table:table-cell>
          <table:table-cell office:value-type="float" office:value="1.23632" calcext:value-type="float">
            <text:p>1.23632</text:p>
          </table:table-cell>
          <table:table-cell office:value-type="float" office:value="0.652253" calcext:value-type="float">
            <text:p>0.652253</text:p>
          </table:table-cell>
          <table:table-cell office:value-type="float" office:value="1.47991" calcext:value-type="float">
            <text:p>1.47991</text:p>
          </table:table-cell>
          <table:table-cell office:value-type="float" office:value="1.51582" calcext:value-type="float">
            <text:p>1.51582</text:p>
          </table:table-cell>
          <table:table-cell office:value-type="float" office:value="0.26161" calcext:value-type="float">
            <text:p>0.26161</text:p>
          </table:table-cell>
          <table:table-cell office:value-type="float" office:value="1.34045" calcext:value-type="float">
            <text:p>1.34045</text:p>
          </table:table-cell>
          <table:table-cell office:value-type="float" office:value="0.729584" calcext:value-type="float">
            <text:p>0.729584</text:p>
          </table:table-cell>
          <table:table-cell office:value-type="float" office:value="0.664281" calcext:value-type="float">
            <text:p>0.664281</text:p>
          </table:table-cell>
          <table:table-cell office:value-type="float" office:value="0.0884101" calcext:value-type="float">
            <text:p>0.0884101</text:p>
          </table:table-cell>
          <table:table-cell office:value-type="float" office:value="0.250298" calcext:value-type="float">
            <text:p>0.250298</text:p>
          </table:table-cell>
          <table:table-cell office:value-type="float" office:value="0.141383" calcext:value-type="float">
            <text:p>0.141383</text:p>
          </table:table-cell>
          <table:table-cell office:value-type="float" office:value="0.039489" calcext:value-type="float">
            <text:p>0.039489</text:p>
          </table:table-cell>
          <table:table-cell table:number-columns-repeated="20"/>
          <table:table-cell table:formula="of:=MIN([.A168:.BL168])" office:value-type="float" office:value="0.039489" calcext:value-type="float">
            <text:p>0.039489</text:p>
          </table:table-cell>
          <table:table-cell table:formula="of:=MAX([.A168:.BL168])" office:value-type="float" office:value="1.51582" calcext:value-type="float">
            <text:p>1.51582</text:p>
          </table:table-cell>
          <table:table-cell table:number-columns-repeated="7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office:value-type="float" office:value="0.106158" calcext:value-type="float">
            <text:p>0.106158</text:p>
          </table:table-cell>
          <table:table-cell office:value-type="float" office:value="0.204286" calcext:value-type="float">
            <text:p>0.204286</text:p>
          </table:table-cell>
          <table:table-cell office:value-type="float" office:value="0.102935" calcext:value-type="float">
            <text:p>0.102935</text:p>
          </table:table-cell>
          <table:table-cell office:value-type="float" office:value="0.176624" calcext:value-type="float">
            <text:p>0.176624</text:p>
          </table:table-cell>
          <table:table-cell office:value-type="float" office:value="0.104221" calcext:value-type="float">
            <text:p>0.104221</text:p>
          </table:table-cell>
          <table:table-cell office:value-type="float" office:value="0.416051" calcext:value-type="float">
            <text:p>0.416051</text:p>
          </table:table-cell>
          <table:table-cell office:value-type="float" office:value="0.324984" calcext:value-type="float">
            <text:p>0.324984</text:p>
          </table:table-cell>
          <table:table-cell office:value-type="float" office:value="0.186638" calcext:value-type="float">
            <text:p>0.186638</text:p>
          </table:table-cell>
          <table:table-cell office:value-type="float" office:value="0.260338" calcext:value-type="float">
            <text:p>0.260338</text:p>
          </table:table-cell>
          <table:table-cell office:value-type="float" office:value="0.116911" calcext:value-type="float">
            <text:p>0.116911</text:p>
          </table:table-cell>
          <table:table-cell office:value-type="float" office:value="0.096348" calcext:value-type="float">
            <text:p>0.096348</text:p>
          </table:table-cell>
          <table:table-cell office:value-type="float" office:value="0.083602" calcext:value-type="float">
            <text:p>0.083602</text:p>
          </table:table-cell>
          <table:table-cell office:value-type="float" office:value="0.084048" calcext:value-type="float">
            <text:p>0.084048</text:p>
          </table:table-cell>
          <table:table-cell office:value-type="float" office:value="0.669792" calcext:value-type="float">
            <text:p>0.669792</text:p>
          </table:table-cell>
          <table:table-cell office:value-type="float" office:value="0.32224" calcext:value-type="float">
            <text:p>0.32224</text:p>
          </table:table-cell>
          <table:table-cell office:value-type="float" office:value="0.249156" calcext:value-type="float">
            <text:p>0.249156</text:p>
          </table:table-cell>
          <table:table-cell office:value-type="float" office:value="0.740647" calcext:value-type="float">
            <text:p>0.740647</text:p>
          </table:table-cell>
          <table:table-cell office:value-type="float" office:value="0.629485" calcext:value-type="float">
            <text:p>0.629485</text:p>
          </table:table-cell>
          <table:table-cell office:value-type="float" office:value="0.638542" calcext:value-type="float">
            <text:p>0.638542</text:p>
          </table:table-cell>
          <table:table-cell office:value-type="float" office:value="0.264135" calcext:value-type="float">
            <text:p>0.264135</text:p>
          </table:table-cell>
          <table:table-cell office:value-type="float" office:value="0.693435" calcext:value-type="float">
            <text:p>0.693435</text:p>
          </table:table-cell>
          <table:table-cell office:value-type="float" office:value="0.112314" calcext:value-type="float">
            <text:p>0.112314</text:p>
          </table:table-cell>
          <table:table-cell office:value-type="float" office:value="0.50158" calcext:value-type="float">
            <text:p>0.50158</text:p>
          </table:table-cell>
          <table:table-cell office:value-type="float" office:value="1.27238" calcext:value-type="float">
            <text:p>1.27238</text:p>
          </table:table-cell>
          <table:table-cell office:value-type="float" office:value="1.17066" calcext:value-type="float">
            <text:p>1.17066</text:p>
          </table:table-cell>
          <table:table-cell office:value-type="float" office:value="0.458713" calcext:value-type="float">
            <text:p>0.458713</text:p>
          </table:table-cell>
          <table:table-cell office:value-type="float" office:value="1.02929" calcext:value-type="float">
            <text:p>1.02929</text:p>
          </table:table-cell>
          <table:table-cell office:value-type="float" office:value="0.663891" calcext:value-type="float">
            <text:p>0.663891</text:p>
          </table:table-cell>
          <table:table-cell office:value-type="float" office:value="0.453425" calcext:value-type="float">
            <text:p>0.453425</text:p>
          </table:table-cell>
          <table:table-cell office:value-type="float" office:value="0.463176" calcext:value-type="float">
            <text:p>0.463176</text:p>
          </table:table-cell>
          <table:table-cell office:value-type="float" office:value="1.19781" calcext:value-type="float">
            <text:p>1.19781</text:p>
          </table:table-cell>
          <table:table-cell office:value-type="float" office:value="0.480481" calcext:value-type="float">
            <text:p>0.480481</text:p>
          </table:table-cell>
          <table:table-cell office:value-type="float" office:value="0.22858" calcext:value-type="float">
            <text:p>0.22858</text:p>
          </table:table-cell>
          <table:table-cell office:value-type="float" office:value="0.441813" calcext:value-type="float">
            <text:p>0.441813</text:p>
          </table:table-cell>
          <table:table-cell office:value-type="float" office:value="0.201754" calcext:value-type="float">
            <text:p>0.201754</text:p>
          </table:table-cell>
          <table:table-cell office:value-type="float" office:value="0.428761" calcext:value-type="float">
            <text:p>0.428761</text:p>
          </table:table-cell>
          <table:table-cell office:value-type="float" office:value="0.0936949" calcext:value-type="float">
            <text:p>0.0936949</text:p>
          </table:table-cell>
          <table:table-cell office:value-type="float" office:value="1.2014" calcext:value-type="float">
            <text:p>1.2014</text:p>
          </table:table-cell>
          <table:table-cell office:value-type="float" office:value="1.10077" calcext:value-type="float">
            <text:p>1.10077</text:p>
          </table:table-cell>
          <table:table-cell office:value-type="float" office:value="1.53875" calcext:value-type="float">
            <text:p>1.53875</text:p>
          </table:table-cell>
          <table:table-cell office:value-type="float" office:value="0.540025" calcext:value-type="float">
            <text:p>0.540025</text:p>
          </table:table-cell>
          <table:table-cell office:value-type="float" office:value="1.24233" calcext:value-type="float">
            <text:p>1.24233</text:p>
          </table:table-cell>
          <table:table-cell office:value-type="float" office:value="1.19831" calcext:value-type="float">
            <text:p>1.19831</text:p>
          </table:table-cell>
          <table:table-cell office:value-type="float" office:value="1.00938" calcext:value-type="float">
            <text:p>1.00938</text:p>
          </table:table-cell>
          <table:table-cell office:value-type="float" office:value="0.952082" calcext:value-type="float">
            <text:p>0.952082</text:p>
          </table:table-cell>
          <table:table-cell office:value-type="float" office:value="0.218083" calcext:value-type="float">
            <text:p>0.218083</text:p>
          </table:table-cell>
          <table:table-cell office:value-type="float" office:value="0.512288" calcext:value-type="float">
            <text:p>0.512288</text:p>
          </table:table-cell>
          <table:table-cell office:value-type="float" office:value="0.237511" calcext:value-type="float">
            <text:p>0.237511</text:p>
          </table:table-cell>
          <table:table-cell office:value-type="float" office:value="0.0959539" calcext:value-type="float">
            <text:p>0.0959539</text:p>
          </table:table-cell>
          <table:table-cell office:value-type="float" office:value="0.843413" calcext:value-type="float">
            <text:p>0.843413</text:p>
          </table:table-cell>
          <table:table-cell office:value-type="float" office:value="0.856093" calcext:value-type="float">
            <text:p>0.856093</text:p>
          </table:table-cell>
          <table:table-cell office:value-type="float" office:value="0.154663" calcext:value-type="float">
            <text:p>0.154663</text:p>
          </table:table-cell>
          <table:table-cell office:value-type="float" office:value="0.27547" calcext:value-type="float">
            <text:p>0.27547</text:p>
          </table:table-cell>
          <table:table-cell office:value-type="float" office:value="0.491553" calcext:value-type="float">
            <text:p>0.491553</text:p>
          </table:table-cell>
          <table:table-cell office:value-type="float" office:value="0.581943" calcext:value-type="float">
            <text:p>0.581943</text:p>
          </table:table-cell>
          <table:table-cell office:value-type="float" office:value="0.389569" calcext:value-type="float">
            <text:p>0.389569</text:p>
          </table:table-cell>
          <table:table-cell office:value-type="float" office:value="0.271182" calcext:value-type="float">
            <text:p>0.271182</text:p>
          </table:table-cell>
          <table:table-cell office:value-type="float" office:value="0.0882459" calcext:value-type="float">
            <text:p>0.0882459</text:p>
          </table:table-cell>
          <table:table-cell office:value-type="float" office:value="0.227194" calcext:value-type="float">
            <text:p>0.227194</text:p>
          </table:table-cell>
          <table:table-cell office:value-type="float" office:value="0.11056" calcext:value-type="float">
            <text:p>0.11056</text:p>
          </table:table-cell>
          <table:table-cell office:value-type="float" office:value="0.266936" calcext:value-type="float">
            <text:p>0.266936</text:p>
          </table:table-cell>
          <table:table-cell office:value-type="float" office:value="0.576493" calcext:value-type="float">
            <text:p>0.576493</text:p>
          </table:table-cell>
          <table:table-cell office:value-type="float" office:value="0.133578" calcext:value-type="float">
            <text:p>0.133578</text:p>
          </table:table-cell>
          <table:table-cell office:value-type="float" office:value="0.057502" calcext:value-type="float">
            <text:p>0.057502</text:p>
          </table:table-cell>
          <table:table-cell table:number-columns-repeated="4"/>
          <table:table-cell table:formula="of:=MIN([.A170:.BL170])" office:value-type="float" office:value="0.057502" calcext:value-type="float">
            <text:p>0.057502</text:p>
          </table:table-cell>
          <table:table-cell table:formula="of:=MAX([.A170:.BL170])" office:value-type="float" office:value="1.53875" calcext:value-type="float">
            <text:p>1.53875</text:p>
          </table:table-cell>
          <table:table-cell table:number-columns-repeated="7"/>
        </table:table-row>
        <table:table-row table:style-name="ro2">
          <table:table-cell office:value-type="float" office:value="0.109184" calcext:value-type="float">
            <text:p>0.109184</text:p>
          </table:table-cell>
          <table:table-cell office:value-type="float" office:value="0.115618" calcext:value-type="float">
            <text:p>0.115618</text:p>
          </table:table-cell>
          <table:table-cell office:value-type="float" office:value="0.16392" calcext:value-type="float">
            <text:p>0.16392</text:p>
          </table:table-cell>
          <table:table-cell office:value-type="float" office:value="0.204104" calcext:value-type="float">
            <text:p>0.204104</text:p>
          </table:table-cell>
          <table:table-cell office:value-type="float" office:value="0.104147" calcext:value-type="float">
            <text:p>0.104147</text:p>
          </table:table-cell>
          <table:table-cell office:value-type="float" office:value="0.106398" calcext:value-type="float">
            <text:p>0.106398</text:p>
          </table:table-cell>
          <table:table-cell office:value-type="float" office:value="0.178183" calcext:value-type="float">
            <text:p>0.178183</text:p>
          </table:table-cell>
          <table:table-cell office:value-type="float" office:value="0.27928" calcext:value-type="float">
            <text:p>0.27928</text:p>
          </table:table-cell>
          <table:table-cell office:value-type="float" office:value="0.149928" calcext:value-type="float">
            <text:p>0.149928</text:p>
          </table:table-cell>
          <table:table-cell office:value-type="float" office:value="0.221707" calcext:value-type="float">
            <text:p>0.221707</text:p>
          </table:table-cell>
          <table:table-cell office:value-type="float" office:value="0.103447" calcext:value-type="float">
            <text:p>0.103447</text:p>
          </table:table-cell>
          <table:table-cell office:value-type="float" office:value="0.105077" calcext:value-type="float">
            <text:p>0.105077</text:p>
          </table:table-cell>
          <table:table-cell office:value-type="float" office:value="0.161397" calcext:value-type="float">
            <text:p>0.161397</text:p>
          </table:table-cell>
          <table:table-cell office:value-type="float" office:value="0.566137" calcext:value-type="float">
            <text:p>0.566137</text:p>
          </table:table-cell>
          <table:table-cell office:value-type="float" office:value="0.084718" calcext:value-type="float">
            <text:p>0.084718</text:p>
          </table:table-cell>
          <table:table-cell office:value-type="float" office:value="0.515554" calcext:value-type="float">
            <text:p>0.515554</text:p>
          </table:table-cell>
          <table:table-cell office:value-type="float" office:value="0.576551" calcext:value-type="float">
            <text:p>0.576551</text:p>
          </table:table-cell>
          <table:table-cell office:value-type="float" office:value="0.479407" calcext:value-type="float">
            <text:p>0.479407</text:p>
          </table:table-cell>
          <table:table-cell office:value-type="float" office:value="0.360735" calcext:value-type="float">
            <text:p>0.360735</text:p>
          </table:table-cell>
          <table:table-cell office:value-type="float" office:value="0.168604" calcext:value-type="float">
            <text:p>0.168604</text:p>
          </table:table-cell>
          <table:table-cell office:value-type="float" office:value="0.834705" calcext:value-type="float">
            <text:p>0.834705</text:p>
          </table:table-cell>
          <table:table-cell office:value-type="float" office:value="0.7662" calcext:value-type="float">
            <text:p>0.7662</text:p>
          </table:table-cell>
          <table:table-cell office:value-type="float" office:value="0.392557" calcext:value-type="float">
            <text:p>0.392557</text:p>
          </table:table-cell>
          <table:table-cell office:value-type="float" office:value="0.635541" calcext:value-type="float">
            <text:p>0.635541</text:p>
          </table:table-cell>
          <table:table-cell office:value-type="float" office:value="0.25703" calcext:value-type="float">
            <text:p>0.25703</text:p>
          </table:table-cell>
          <table:table-cell office:value-type="float" office:value="0.0897391" calcext:value-type="float">
            <text:p>0.0897391</text:p>
          </table:table-cell>
          <table:table-cell office:value-type="float" office:value="1.22393" calcext:value-type="float">
            <text:p>1.22393</text:p>
          </table:table-cell>
          <table:table-cell office:value-type="float" office:value="1.1859" calcext:value-type="float">
            <text:p>1.1859</text:p>
          </table:table-cell>
          <table:table-cell office:value-type="float" office:value="0.16638" calcext:value-type="float">
            <text:p>0.16638</text:p>
          </table:table-cell>
          <table:table-cell office:value-type="float" office:value="0.95191" calcext:value-type="float">
            <text:p>0.95191</text:p>
          </table:table-cell>
          <table:table-cell office:value-type="float" office:value="0.098716" calcext:value-type="float">
            <text:p>0.098716</text:p>
          </table:table-cell>
          <table:table-cell office:value-type="float" office:value="0.341386" calcext:value-type="float">
            <text:p>0.341386</text:p>
          </table:table-cell>
          <table:table-cell office:value-type="float" office:value="0.416308" calcext:value-type="float">
            <text:p>0.416308</text:p>
          </table:table-cell>
          <table:table-cell office:value-type="float" office:value="0.207999" calcext:value-type="float">
            <text:p>0.207999</text:p>
          </table:table-cell>
          <table:table-cell office:value-type="float" office:value="0.171414" calcext:value-type="float">
            <text:p>0.171414</text:p>
          </table:table-cell>
          <table:table-cell office:value-type="float" office:value="1.50296" calcext:value-type="float">
            <text:p>1.50296</text:p>
          </table:table-cell>
          <table:table-cell office:value-type="float" office:value="1.36059" calcext:value-type="float">
            <text:p>1.36059</text:p>
          </table:table-cell>
          <table:table-cell office:value-type="float" office:value="1.19209" calcext:value-type="float">
            <text:p>1.19209</text:p>
          </table:table-cell>
          <table:table-cell office:value-type="float" office:value="0.9288" calcext:value-type="float">
            <text:p>0.9288</text:p>
          </table:table-cell>
          <table:table-cell office:value-type="float" office:value="0.843584" calcext:value-type="float">
            <text:p>0.843584</text:p>
          </table:table-cell>
          <table:table-cell office:value-type="float" office:value="0.802058" calcext:value-type="float">
            <text:p>0.802058</text:p>
          </table:table-cell>
          <table:table-cell office:value-type="float" office:value="1.40311" calcext:value-type="float">
            <text:p>1.40311</text:p>
          </table:table-cell>
          <table:table-cell office:value-type="float" office:value="1.60934" calcext:value-type="float">
            <text:p>1.60934</text:p>
          </table:table-cell>
          <table:table-cell office:value-type="float" office:value="0.270424" calcext:value-type="float">
            <text:p>0.270424</text:p>
          </table:table-cell>
          <table:table-cell office:value-type="float" office:value="0.240722" calcext:value-type="float">
            <text:p>0.240722</text:p>
          </table:table-cell>
          <table:table-cell office:value-type="float" office:value="0.200706" calcext:value-type="float">
            <text:p>0.200706</text:p>
          </table:table-cell>
          <table:table-cell office:value-type="float" office:value="1.26499" calcext:value-type="float">
            <text:p>1.26499</text:p>
          </table:table-cell>
          <table:table-cell office:value-type="float" office:value="1.11807" calcext:value-type="float">
            <text:p>1.11807</text:p>
          </table:table-cell>
          <table:table-cell office:value-type="float" office:value="0.981077" calcext:value-type="float">
            <text:p>0.981077</text:p>
          </table:table-cell>
          <table:table-cell office:value-type="float" office:value="0.743041" calcext:value-type="float">
            <text:p>0.743041</text:p>
          </table:table-cell>
          <table:table-cell office:value-type="float" office:value="0.574741" calcext:value-type="float">
            <text:p>0.574741</text:p>
          </table:table-cell>
          <table:table-cell office:value-type="float" office:value="0.59079" calcext:value-type="float">
            <text:p>0.59079</text:p>
          </table:table-cell>
          <table:table-cell office:value-type="float" office:value="0.356303" calcext:value-type="float">
            <text:p>0.356303</text:p>
          </table:table-cell>
          <table:table-cell office:value-type="float" office:value="0.191181" calcext:value-type="float">
            <text:p>0.191181</text:p>
          </table:table-cell>
          <table:table-cell office:value-type="float" office:value="1.60948" calcext:value-type="float">
            <text:p>1.60948</text:p>
          </table:table-cell>
          <table:table-cell office:value-type="float" office:value="0.276111" calcext:value-type="float">
            <text:p>0.276111</text:p>
          </table:table-cell>
          <table:table-cell office:value-type="float" office:value="1.88397" calcext:value-type="float">
            <text:p>1.88397</text:p>
          </table:table-cell>
          <table:table-cell office:value-type="float" office:value="0.157857" calcext:value-type="float">
            <text:p>0.157857</text:p>
          </table:table-cell>
          <table:table-cell office:value-type="float" office:value="0.367817" calcext:value-type="float">
            <text:p>0.367817</text:p>
          </table:table-cell>
          <table:table-cell office:value-type="float" office:value="0.093843" calcext:value-type="float">
            <text:p>0.093843</text:p>
          </table:table-cell>
          <table:table-cell office:value-type="float" office:value="0.206607" calcext:value-type="float">
            <text:p>0.206607</text:p>
          </table:table-cell>
          <table:table-cell office:value-type="float" office:value="0.146587" calcext:value-type="float">
            <text:p>0.146587</text:p>
          </table:table-cell>
          <table:table-cell office:value-type="float" office:value="0.0643301" calcext:value-type="float">
            <text:p>0.0643301</text:p>
          </table:table-cell>
          <table:table-cell office:value-type="float" office:value="0.092504" calcext:value-type="float">
            <text:p>0.092504</text:p>
          </table:table-cell>
          <table:table-cell table:number-columns-repeated="4"/>
          <table:table-cell table:formula="of:=MIN([.A171:.BL171])" office:value-type="float" office:value="0.0643301" calcext:value-type="float">
            <text:p>0.0643301</text:p>
          </table:table-cell>
          <table:table-cell table:formula="of:=MAX([.A171:.BL171])" office:value-type="float" office:value="1.88397" calcext:value-type="float">
            <text:p>1.88397</text:p>
          </table:table-cell>
          <table:table-cell table:number-columns-repeated="7"/>
        </table:table-row>
        <table:table-row table:style-name="ro2">
          <table:table-cell office:value-type="float" office:value="0.111946" calcext:value-type="float">
            <text:p>0.111946</text:p>
          </table:table-cell>
          <table:table-cell office:value-type="float" office:value="0.210244" calcext:value-type="float">
            <text:p>0.210244</text:p>
          </table:table-cell>
          <table:table-cell office:value-type="float" office:value="0.131157" calcext:value-type="float">
            <text:p>0.131157</text:p>
          </table:table-cell>
          <table:table-cell office:value-type="float" office:value="0.105509" calcext:value-type="float">
            <text:p>0.105509</text:p>
          </table:table-cell>
          <table:table-cell office:value-type="float" office:value="0.1052" calcext:value-type="float">
            <text:p>0.1052</text:p>
          </table:table-cell>
          <table:table-cell office:value-type="float" office:value="0.106253" calcext:value-type="float">
            <text:p>0.106253</text:p>
          </table:table-cell>
          <table:table-cell office:value-type="float" office:value="0.102591" calcext:value-type="float">
            <text:p>0.102591</text:p>
          </table:table-cell>
          <table:table-cell office:value-type="float" office:value="0.107464" calcext:value-type="float">
            <text:p>0.107464</text:p>
          </table:table-cell>
          <table:table-cell office:value-type="float" office:value="0.107255" calcext:value-type="float">
            <text:p>0.107255</text:p>
          </table:table-cell>
          <table:table-cell office:value-type="float" office:value="0.102905" calcext:value-type="float">
            <text:p>0.102905</text:p>
          </table:table-cell>
          <table:table-cell office:value-type="float" office:value="0.105143" calcext:value-type="float">
            <text:p>0.105143</text:p>
          </table:table-cell>
          <table:table-cell office:value-type="float" office:value="0.814737" calcext:value-type="float">
            <text:p>0.814737</text:p>
          </table:table-cell>
          <table:table-cell office:value-type="float" office:value="0.830575" calcext:value-type="float">
            <text:p>0.830575</text:p>
          </table:table-cell>
          <table:table-cell office:value-type="float" office:value="0.750788" calcext:value-type="float">
            <text:p>0.750788</text:p>
          </table:table-cell>
          <table:table-cell office:value-type="float" office:value="0.752605" calcext:value-type="float">
            <text:p>0.752605</text:p>
          </table:table-cell>
          <table:table-cell office:value-type="float" office:value="0.687843" calcext:value-type="float">
            <text:p>0.687843</text:p>
          </table:table-cell>
          <table:table-cell office:value-type="float" office:value="0.587565" calcext:value-type="float">
            <text:p>0.587565</text:p>
          </table:table-cell>
          <table:table-cell office:value-type="float" office:value="0.83623" calcext:value-type="float">
            <text:p>0.83623</text:p>
          </table:table-cell>
          <table:table-cell office:value-type="float" office:value="0.522515" calcext:value-type="float">
            <text:p>0.522515</text:p>
          </table:table-cell>
          <table:table-cell office:value-type="float" office:value="0.738058" calcext:value-type="float">
            <text:p>0.738058</text:p>
          </table:table-cell>
          <table:table-cell office:value-type="float" office:value="0.565222" calcext:value-type="float">
            <text:p>0.565222</text:p>
          </table:table-cell>
          <table:table-cell office:value-type="float" office:value="0.514707" calcext:value-type="float">
            <text:p>0.514707</text:p>
          </table:table-cell>
          <table:table-cell office:value-type="float" office:value="0.54809" calcext:value-type="float">
            <text:p>0.54809</text:p>
          </table:table-cell>
          <table:table-cell office:value-type="float" office:value="0.594846" calcext:value-type="float">
            <text:p>0.594846</text:p>
          </table:table-cell>
          <table:table-cell office:value-type="float" office:value="0.531628" calcext:value-type="float">
            <text:p>0.531628</text:p>
          </table:table-cell>
          <table:table-cell office:value-type="float" office:value="0.596057" calcext:value-type="float">
            <text:p>0.596057</text:p>
          </table:table-cell>
          <table:table-cell office:value-type="float" office:value="0.569072" calcext:value-type="float">
            <text:p>0.569072</text:p>
          </table:table-cell>
          <table:table-cell office:value-type="float" office:value="1.12488" calcext:value-type="float">
            <text:p>1.12488</text:p>
          </table:table-cell>
          <table:table-cell office:value-type="float" office:value="1.02012" calcext:value-type="float">
            <text:p>1.02012</text:p>
          </table:table-cell>
          <table:table-cell office:value-type="float" office:value="0.636854" calcext:value-type="float">
            <text:p>0.636854</text:p>
          </table:table-cell>
          <table:table-cell office:value-type="float" office:value="0.254456" calcext:value-type="float">
            <text:p>0.254456</text:p>
          </table:table-cell>
          <table:table-cell office:value-type="float" office:value="0.204601" calcext:value-type="float">
            <text:p>0.204601</text:p>
          </table:table-cell>
          <table:table-cell office:value-type="float" office:value="0.672694" calcext:value-type="float">
            <text:p>0.672694</text:p>
          </table:table-cell>
          <table:table-cell office:value-type="float" office:value="0.714276" calcext:value-type="float">
            <text:p>0.714276</text:p>
          </table:table-cell>
          <table:table-cell office:value-type="float" office:value="0.717829" calcext:value-type="float">
            <text:p>0.717829</text:p>
          </table:table-cell>
          <table:table-cell office:value-type="float" office:value="0.757406" calcext:value-type="float">
            <text:p>0.757406</text:p>
          </table:table-cell>
          <table:table-cell office:value-type="float" office:value="0.825878" calcext:value-type="float">
            <text:p>0.825878</text:p>
          </table:table-cell>
          <table:table-cell office:value-type="float" office:value="0.765757" calcext:value-type="float">
            <text:p>0.765757</text:p>
          </table:table-cell>
          <table:table-cell office:value-type="float" office:value="0.793867" calcext:value-type="float">
            <text:p>0.793867</text:p>
          </table:table-cell>
          <table:table-cell office:value-type="float" office:value="0.791418" calcext:value-type="float">
            <text:p>0.791418</text:p>
          </table:table-cell>
          <table:table-cell office:value-type="float" office:value="0.801773" calcext:value-type="float">
            <text:p>0.801773</text:p>
          </table:table-cell>
          <table:table-cell office:value-type="float" office:value="0.802545" calcext:value-type="float">
            <text:p>0.802545</text:p>
          </table:table-cell>
          <table:table-cell office:value-type="float" office:value="0.75342" calcext:value-type="float">
            <text:p>0.75342</text:p>
          </table:table-cell>
          <table:table-cell office:value-type="float" office:value="1.33296" calcext:value-type="float">
            <text:p>1.33296</text:p>
          </table:table-cell>
          <table:table-cell office:value-type="float" office:value="1.22968" calcext:value-type="float">
            <text:p>1.22968</text:p>
          </table:table-cell>
          <table:table-cell office:value-type="float" office:value="0.633354" calcext:value-type="float">
            <text:p>0.633354</text:p>
          </table:table-cell>
          <table:table-cell office:value-type="float" office:value="1.02369" calcext:value-type="float">
            <text:p>1.02369</text:p>
          </table:table-cell>
          <table:table-cell office:value-type="float" office:value="0.712755" calcext:value-type="float">
            <text:p>0.712755</text:p>
          </table:table-cell>
          <table:table-cell office:value-type="float" office:value="0.937915" calcext:value-type="float">
            <text:p>0.937915</text:p>
          </table:table-cell>
          <table:table-cell office:value-type="float" office:value="0.940661" calcext:value-type="float">
            <text:p>0.940661</text:p>
          </table:table-cell>
          <table:table-cell office:value-type="float" office:value="0.991648" calcext:value-type="float">
            <text:p>0.991648</text:p>
          </table:table-cell>
          <table:table-cell office:value-type="float" office:value="1.66739" calcext:value-type="float">
            <text:p>1.66739</text:p>
          </table:table-cell>
          <table:table-cell office:value-type="float" office:value="1.01994" calcext:value-type="float">
            <text:p>1.01994</text:p>
          </table:table-cell>
          <table:table-cell office:value-type="float" office:value="0.91361" calcext:value-type="float">
            <text:p>0.91361</text:p>
          </table:table-cell>
          <table:table-cell office:value-type="float" office:value="0.910883" calcext:value-type="float">
            <text:p>0.910883</text:p>
          </table:table-cell>
          <table:table-cell office:value-type="float" office:value="0.857226" calcext:value-type="float">
            <text:p>0.857226</text:p>
          </table:table-cell>
          <table:table-cell office:value-type="float" office:value="0.173043" calcext:value-type="float">
            <text:p>0.173043</text:p>
          </table:table-cell>
          <table:table-cell office:value-type="float" office:value="0.0824881" calcext:value-type="float">
            <text:p>0.0824881</text:p>
          </table:table-cell>
          <table:table-cell office:value-type="float" office:value="0.107492" calcext:value-type="float">
            <text:p>0.107492</text:p>
          </table:table-cell>
          <table:table-cell office:value-type="float" office:value="0.133575" calcext:value-type="float">
            <text:p>0.133575</text:p>
          </table:table-cell>
          <table:table-cell office:value-type="float" office:value="0.082212" calcext:value-type="float">
            <text:p>0.082212</text:p>
          </table:table-cell>
          <table:table-cell office:value-type="float" office:value="0.251545" calcext:value-type="float">
            <text:p>0.251545</text:p>
          </table:table-cell>
          <table:table-cell office:value-type="float" office:value="0.259394" calcext:value-type="float">
            <text:p>0.259394</text:p>
          </table:table-cell>
          <table:table-cell office:value-type="float" office:value="0.0859048" calcext:value-type="float">
            <text:p>0.0859048</text:p>
          </table:table-cell>
          <table:table-cell table:number-columns-repeated="4"/>
          <table:table-cell table:formula="of:=MIN([.A172:.BL172])" office:value-type="float" office:value="0.082212" calcext:value-type="float">
            <text:p>0.082212</text:p>
          </table:table-cell>
          <table:table-cell table:formula="of:=MAX([.A172:.BL172])" office:value-type="float" office:value="1.66739" calcext:value-type="float">
            <text:p>1.66739</text:p>
          </table:table-cell>
          <table:table-cell table:number-columns-repeated="7"/>
        </table:table-row>
        <table:table-row table:style-name="ro2">
          <table:table-cell office:value-type="float" office:value="0.14605" calcext:value-type="float">
            <text:p>0.14605</text:p>
          </table:table-cell>
          <table:table-cell office:value-type="float" office:value="0.201559" calcext:value-type="float">
            <text:p>0.201559</text:p>
          </table:table-cell>
          <table:table-cell office:value-type="float" office:value="0.275656" calcext:value-type="float">
            <text:p>0.275656</text:p>
          </table:table-cell>
          <table:table-cell office:value-type="float" office:value="0.274483" calcext:value-type="float">
            <text:p>0.274483</text:p>
          </table:table-cell>
          <table:table-cell office:value-type="float" office:value="0.180512" calcext:value-type="float">
            <text:p>0.180512</text:p>
          </table:table-cell>
          <table:table-cell office:value-type="float" office:value="0.283657" calcext:value-type="float">
            <text:p>0.283657</text:p>
          </table:table-cell>
          <table:table-cell office:value-type="float" office:value="0.345987" calcext:value-type="float">
            <text:p>0.345987</text:p>
          </table:table-cell>
          <table:table-cell office:value-type="float" office:value="0.318115" calcext:value-type="float">
            <text:p>0.318115</text:p>
          </table:table-cell>
          <table:table-cell office:value-type="float" office:value="0.310713" calcext:value-type="float">
            <text:p>0.310713</text:p>
          </table:table-cell>
          <table:table-cell office:value-type="float" office:value="0.30327" calcext:value-type="float">
            <text:p>0.30327</text:p>
          </table:table-cell>
          <table:table-cell office:value-type="float" office:value="0.309652" calcext:value-type="float">
            <text:p>0.309652</text:p>
          </table:table-cell>
          <table:table-cell office:value-type="float" office:value="0.313252" calcext:value-type="float">
            <text:p>0.313252</text:p>
          </table:table-cell>
          <table:table-cell office:value-type="float" office:value="0.306604" calcext:value-type="float">
            <text:p>0.306604</text:p>
          </table:table-cell>
          <table:table-cell office:value-type="float" office:value="0.393046" calcext:value-type="float">
            <text:p>0.393046</text:p>
          </table:table-cell>
          <table:table-cell office:value-type="float" office:value="0.312656" calcext:value-type="float">
            <text:p>0.312656</text:p>
          </table:table-cell>
          <table:table-cell office:value-type="float" office:value="0.310191" calcext:value-type="float">
            <text:p>0.310191</text:p>
          </table:table-cell>
          <table:table-cell office:value-type="float" office:value="0.305318" calcext:value-type="float">
            <text:p>0.305318</text:p>
          </table:table-cell>
          <table:table-cell office:value-type="float" office:value="0.573994" calcext:value-type="float">
            <text:p>0.573994</text:p>
          </table:table-cell>
          <table:table-cell office:value-type="float" office:value="0.304205" calcext:value-type="float">
            <text:p>0.304205</text:p>
          </table:table-cell>
          <table:table-cell office:value-type="float" office:value="0.31225" calcext:value-type="float">
            <text:p>0.31225</text:p>
          </table:table-cell>
          <table:table-cell office:value-type="float" office:value="0.306203" calcext:value-type="float">
            <text:p>0.306203</text:p>
          </table:table-cell>
          <table:table-cell office:value-type="float" office:value="0.324075" calcext:value-type="float">
            <text:p>0.324075</text:p>
          </table:table-cell>
          <table:table-cell office:value-type="float" office:value="1.59528" calcext:value-type="float">
            <text:p>1.59528</text:p>
          </table:table-cell>
          <table:table-cell office:value-type="float" office:value="0.475753" calcext:value-type="float">
            <text:p>0.475753</text:p>
          </table:table-cell>
          <table:table-cell office:value-type="float" office:value="0.324061" calcext:value-type="float">
            <text:p>0.324061</text:p>
          </table:table-cell>
          <table:table-cell office:value-type="float" office:value="0.296607" calcext:value-type="float">
            <text:p>0.296607</text:p>
          </table:table-cell>
          <table:table-cell office:value-type="float" office:value="0.265477" calcext:value-type="float">
            <text:p>0.265477</text:p>
          </table:table-cell>
          <table:table-cell office:value-type="float" office:value="0.377655" calcext:value-type="float">
            <text:p>0.377655</text:p>
          </table:table-cell>
          <table:table-cell office:value-type="float" office:value="0.262307" calcext:value-type="float">
            <text:p>0.262307</text:p>
          </table:table-cell>
          <table:table-cell office:value-type="float" office:value="1.77912" calcext:value-type="float">
            <text:p>1.77912</text:p>
          </table:table-cell>
          <table:table-cell office:value-type="float" office:value="1.7031" calcext:value-type="float">
            <text:p>1.7031</text:p>
          </table:table-cell>
          <table:table-cell office:value-type="float" office:value="0.337946" calcext:value-type="float">
            <text:p>0.337946</text:p>
          </table:table-cell>
          <table:table-cell office:value-type="float" office:value="1.61737" calcext:value-type="float">
            <text:p>1.61737</text:p>
          </table:table-cell>
          <table:table-cell office:value-type="float" office:value="1.58584" calcext:value-type="float">
            <text:p>1.58584</text:p>
          </table:table-cell>
          <table:table-cell office:value-type="float" office:value="1.51448" calcext:value-type="float">
            <text:p>1.51448</text:p>
          </table:table-cell>
          <table:table-cell office:value-type="float" office:value="1.45305" calcext:value-type="float">
            <text:p>1.45305</text:p>
          </table:table-cell>
          <table:table-cell office:value-type="float" office:value="1.44091" calcext:value-type="float">
            <text:p>1.44091</text:p>
          </table:table-cell>
          <table:table-cell office:value-type="float" office:value="1.77534" calcext:value-type="float">
            <text:p>1.77534</text:p>
          </table:table-cell>
          <table:table-cell office:value-type="float" office:value="1.75455" calcext:value-type="float">
            <text:p>1.75455</text:p>
          </table:table-cell>
          <table:table-cell office:value-type="float" office:value="1.29152" calcext:value-type="float">
            <text:p>1.29152</text:p>
          </table:table-cell>
          <table:table-cell office:value-type="float" office:value="0.414802" calcext:value-type="float">
            <text:p>0.414802</text:p>
          </table:table-cell>
          <table:table-cell office:value-type="float" office:value="1.2003" calcext:value-type="float">
            <text:p>1.2003</text:p>
          </table:table-cell>
          <table:table-cell office:value-type="float" office:value="1.15966" calcext:value-type="float">
            <text:p>1.15966</text:p>
          </table:table-cell>
          <table:table-cell office:value-type="float" office:value="1.11337" calcext:value-type="float">
            <text:p>1.11337</text:p>
          </table:table-cell>
          <table:table-cell office:value-type="float" office:value="0.506834" calcext:value-type="float">
            <text:p>0.506834</text:p>
          </table:table-cell>
          <table:table-cell office:value-type="float" office:value="2.0236" calcext:value-type="float">
            <text:p>2.0236</text:p>
          </table:table-cell>
          <table:table-cell office:value-type="float" office:value="0.927258" calcext:value-type="float">
            <text:p>0.927258</text:p>
          </table:table-cell>
          <table:table-cell office:value-type="float" office:value="2.39502" calcext:value-type="float">
            <text:p>2.39502</text:p>
          </table:table-cell>
          <table:table-cell office:value-type="float" office:value="0.443666" calcext:value-type="float">
            <text:p>0.443666</text:p>
          </table:table-cell>
          <table:table-cell office:value-type="float" office:value="1.04029" calcext:value-type="float">
            <text:p>1.04029</text:p>
          </table:table-cell>
          <table:table-cell office:value-type="float" office:value="2.19123" calcext:value-type="float">
            <text:p>2.19123</text:p>
          </table:table-cell>
          <table:table-cell office:value-type="float" office:value="1.79051" calcext:value-type="float">
            <text:p>1.79051</text:p>
          </table:table-cell>
          <table:table-cell office:value-type="float" office:value="1.49746" calcext:value-type="float">
            <text:p>1.49746</text:p>
          </table:table-cell>
          <table:table-cell office:value-type="float" office:value="1.12855" calcext:value-type="float">
            <text:p>1.12855</text:p>
          </table:table-cell>
          <table:table-cell office:value-type="float" office:value="1.84414" calcext:value-type="float">
            <text:p>1.84414</text:p>
          </table:table-cell>
          <table:table-cell office:value-type="float" office:value="1.16" calcext:value-type="float">
            <text:p>1.16</text:p>
          </table:table-cell>
          <table:table-cell office:value-type="float" office:value="2.14435" calcext:value-type="float">
            <text:p>2.14435</text:p>
          </table:table-cell>
          <table:table-cell office:value-type="float" office:value="0.749718" calcext:value-type="float">
            <text:p>0.749718</text:p>
          </table:table-cell>
          <table:table-cell office:value-type="float" office:value="0.155855" calcext:value-type="float">
            <text:p>0.155855</text:p>
          </table:table-cell>
          <table:table-cell office:value-type="float" office:value="2.35207" calcext:value-type="float">
            <text:p>2.35207</text:p>
          </table:table-cell>
          <table:table-cell office:value-type="float" office:value="0.896474" calcext:value-type="float">
            <text:p>0.896474</text:p>
          </table:table-cell>
          <table:table-cell office:value-type="float" office:value="0.371348" calcext:value-type="float">
            <text:p>0.371348</text:p>
          </table:table-cell>
          <table:table-cell office:value-type="float" office:value="0.141902" calcext:value-type="float">
            <text:p>0.141902</text:p>
          </table:table-cell>
          <table:table-cell office:value-type="float" office:value="0.14257" calcext:value-type="float">
            <text:p>0.14257</text:p>
          </table:table-cell>
          <table:table-cell table:number-columns-repeated="4"/>
          <table:table-cell table:formula="of:=MIN([.A173:.BL173])" office:value-type="float" office:value="0.141902" calcext:value-type="float">
            <text:p>0.141902</text:p>
          </table:table-cell>
          <table:table-cell table:formula="of:=MAX([.A173:.BL173])" office:value-type="float" office:value="2.39502" calcext:value-type="float">
            <text:p>2.39502</text:p>
          </table:table-cell>
          <table:table-cell table:number-columns-repeated="7"/>
        </table:table-row>
        <table:table-row table:style-name="ro2">
          <table:table-cell office:value-type="float" office:value="0.110961" calcext:value-type="float">
            <text:p>0.110961</text:p>
          </table:table-cell>
          <table:table-cell office:value-type="float" office:value="0.165026" calcext:value-type="float">
            <text:p>0.165026</text:p>
          </table:table-cell>
          <table:table-cell office:value-type="float" office:value="0.112272" calcext:value-type="float">
            <text:p>0.112272</text:p>
          </table:table-cell>
          <table:table-cell office:value-type="float" office:value="0.168274" calcext:value-type="float">
            <text:p>0.168274</text:p>
          </table:table-cell>
          <table:table-cell office:value-type="float" office:value="0.114273" calcext:value-type="float">
            <text:p>0.114273</text:p>
          </table:table-cell>
          <table:table-cell office:value-type="float" office:value="0.165681" calcext:value-type="float">
            <text:p>0.165681</text:p>
          </table:table-cell>
          <table:table-cell office:value-type="float" office:value="0.184908" calcext:value-type="float">
            <text:p>0.184908</text:p>
          </table:table-cell>
          <table:table-cell office:value-type="float" office:value="0.107771" calcext:value-type="float">
            <text:p>0.107771</text:p>
          </table:table-cell>
          <table:table-cell office:value-type="float" office:value="0.170719" calcext:value-type="float">
            <text:p>0.170719</text:p>
          </table:table-cell>
          <table:table-cell office:value-type="float" office:value="0.110989" calcext:value-type="float">
            <text:p>0.110989</text:p>
          </table:table-cell>
          <table:table-cell office:value-type="float" office:value="0.170212" calcext:value-type="float">
            <text:p>0.170212</text:p>
          </table:table-cell>
          <table:table-cell office:value-type="float" office:value="0.864142" calcext:value-type="float">
            <text:p>0.864142</text:p>
          </table:table-cell>
          <table:table-cell office:value-type="float" office:value="0.812732" calcext:value-type="float">
            <text:p>0.812732</text:p>
          </table:table-cell>
          <table:table-cell office:value-type="float" office:value="0.758291" calcext:value-type="float">
            <text:p>0.758291</text:p>
          </table:table-cell>
          <table:table-cell office:value-type="float" office:value="0.682661" calcext:value-type="float">
            <text:p>0.682661</text:p>
          </table:table-cell>
          <table:table-cell office:value-type="float" office:value="0.553843" calcext:value-type="float">
            <text:p>0.553843</text:p>
          </table:table-cell>
          <table:table-cell office:value-type="float" office:value="0.575396" calcext:value-type="float">
            <text:p>0.575396</text:p>
          </table:table-cell>
          <table:table-cell office:value-type="float" office:value="0.563775" calcext:value-type="float">
            <text:p>0.563775</text:p>
          </table:table-cell>
          <table:table-cell office:value-type="float" office:value="0.497623" calcext:value-type="float">
            <text:p>0.497623</text:p>
          </table:table-cell>
          <table:table-cell office:value-type="float" office:value="0.454376" calcext:value-type="float">
            <text:p>0.454376</text:p>
          </table:table-cell>
          <table:table-cell office:value-type="float" office:value="0.345537" calcext:value-type="float">
            <text:p>0.345537</text:p>
          </table:table-cell>
          <table:table-cell office:value-type="float" office:value="1.12733" calcext:value-type="float">
            <text:p>1.12733</text:p>
          </table:table-cell>
          <table:table-cell office:value-type="float" office:value="0.983574" calcext:value-type="float">
            <text:p>0.983574</text:p>
          </table:table-cell>
          <table:table-cell office:value-type="float" office:value="0.838886" calcext:value-type="float">
            <text:p>0.838886</text:p>
          </table:table-cell>
          <table:table-cell office:value-type="float" office:value="0.683762" calcext:value-type="float">
            <text:p>0.683762</text:p>
          </table:table-cell>
          <table:table-cell office:value-type="float" office:value="0.558601" calcext:value-type="float">
            <text:p>0.558601</text:p>
          </table:table-cell>
          <table:table-cell office:value-type="float" office:value="0.398956" calcext:value-type="float">
            <text:p>0.398956</text:p>
          </table:table-cell>
          <table:table-cell office:value-type="float" office:value="0.65684" calcext:value-type="float">
            <text:p>0.65684</text:p>
          </table:table-cell>
          <table:table-cell office:value-type="float" office:value="0.676335" calcext:value-type="float">
            <text:p>0.676335</text:p>
          </table:table-cell>
          <table:table-cell office:value-type="float" office:value="0.710746" calcext:value-type="float">
            <text:p>0.710746</text:p>
          </table:table-cell>
          <table:table-cell office:value-type="float" office:value="0.720003" calcext:value-type="float">
            <text:p>0.720003</text:p>
          </table:table-cell>
          <table:table-cell office:value-type="float" office:value="0.776818" calcext:value-type="float">
            <text:p>0.776818</text:p>
          </table:table-cell>
          <table:table-cell office:value-type="float" office:value="0.781357" calcext:value-type="float">
            <text:p>0.781357</text:p>
          </table:table-cell>
          <table:table-cell office:value-type="float" office:value="0.729882" calcext:value-type="float">
            <text:p>0.729882</text:p>
          </table:table-cell>
          <table:table-cell office:value-type="float" office:value="0.777304" calcext:value-type="float">
            <text:p>0.777304</text:p>
          </table:table-cell>
          <table:table-cell office:value-type="float" office:value="0.606352" calcext:value-type="float">
            <text:p>0.606352</text:p>
          </table:table-cell>
          <table:table-cell office:value-type="float" office:value="0.700979" calcext:value-type="float">
            <text:p>0.700979</text:p>
          </table:table-cell>
          <table:table-cell office:value-type="float" office:value="0.882079" calcext:value-type="float">
            <text:p>0.882079</text:p>
          </table:table-cell>
          <table:table-cell office:value-type="float" office:value="1.92441" calcext:value-type="float">
            <text:p>1.92441</text:p>
          </table:table-cell>
          <table:table-cell office:value-type="float" office:value="0.935825" calcext:value-type="float">
            <text:p>0.935825</text:p>
          </table:table-cell>
          <table:table-cell office:value-type="float" office:value="0.910748" calcext:value-type="float">
            <text:p>0.910748</text:p>
          </table:table-cell>
          <table:table-cell office:value-type="float" office:value="0.930753" calcext:value-type="float">
            <text:p>0.930753</text:p>
          </table:table-cell>
          <table:table-cell office:value-type="float" office:value="0.921922" calcext:value-type="float">
            <text:p>0.921922</text:p>
          </table:table-cell>
          <table:table-cell office:value-type="float" office:value="2.10151" calcext:value-type="float">
            <text:p>2.10151</text:p>
          </table:table-cell>
          <table:table-cell office:value-type="float" office:value="0.9032" calcext:value-type="float">
            <text:p>0.9032</text:p>
          </table:table-cell>
          <table:table-cell office:value-type="float" office:value="0.782473" calcext:value-type="float">
            <text:p>0.782473</text:p>
          </table:table-cell>
          <table:table-cell office:value-type="float" office:value="0.75349" calcext:value-type="float">
            <text:p>0.75349</text:p>
          </table:table-cell>
          <table:table-cell office:value-type="float" office:value="0.702658" calcext:value-type="float">
            <text:p>0.702658</text:p>
          </table:table-cell>
          <table:table-cell office:value-type="float" office:value="1.74529" calcext:value-type="float">
            <text:p>1.74529</text:p>
          </table:table-cell>
          <table:table-cell office:value-type="float" office:value="0.64324" calcext:value-type="float">
            <text:p>0.64324</text:p>
          </table:table-cell>
          <table:table-cell office:value-type="float" office:value="1.89539" calcext:value-type="float">
            <text:p>1.89539</text:p>
          </table:table-cell>
          <table:table-cell office:value-type="float" office:value="0.575228" calcext:value-type="float">
            <text:p>0.575228</text:p>
          </table:table-cell>
          <table:table-cell office:value-type="float" office:value="0.51046" calcext:value-type="float">
            <text:p>0.51046</text:p>
          </table:table-cell>
          <table:table-cell office:value-type="float" office:value="1.19479" calcext:value-type="float">
            <text:p>1.19479</text:p>
          </table:table-cell>
          <table:table-cell office:value-type="float" office:value="0.358396" calcext:value-type="float">
            <text:p>0.358396</text:p>
          </table:table-cell>
          <table:table-cell office:value-type="float" office:value="1.73717" calcext:value-type="float">
            <text:p>1.73717</text:p>
          </table:table-cell>
          <table:table-cell office:value-type="float" office:value="0.750312" calcext:value-type="float">
            <text:p>0.750312</text:p>
          </table:table-cell>
          <table:table-cell office:value-type="float" office:value="0.507735" calcext:value-type="float">
            <text:p>0.507735</text:p>
          </table:table-cell>
          <table:table-cell office:value-type="float" office:value="0.827232" calcext:value-type="float">
            <text:p>0.827232</text:p>
          </table:table-cell>
          <table:table-cell office:value-type="float" office:value="0.369249" calcext:value-type="float">
            <text:p>0.369249</text:p>
          </table:table-cell>
          <table:table-cell office:value-type="float" office:value="1.02071" calcext:value-type="float">
            <text:p>1.02071</text:p>
          </table:table-cell>
          <table:table-cell office:value-type="float" office:value="0.738527" calcext:value-type="float">
            <text:p>0.738527</text:p>
          </table:table-cell>
          <table:table-cell office:value-type="float" office:value="0.0538261" calcext:value-type="float">
            <text:p>0.0538261</text:p>
          </table:table-cell>
          <table:table-cell office:value-type="float" office:value="0.234211" calcext:value-type="float">
            <text:p>0.234211</text:p>
          </table:table-cell>
          <table:table-cell table:number-columns-repeated="4"/>
          <table:table-cell table:formula="of:=MIN([.A174:.BL174])" office:value-type="float" office:value="0.0538261" calcext:value-type="float">
            <text:p>0.0538261</text:p>
          </table:table-cell>
          <table:table-cell table:formula="of:=MAX([.A174:.BL174])" office:value-type="float" office:value="2.10151" calcext:value-type="float">
            <text:p>2.10151</text:p>
          </table:table-cell>
          <table:table-cell table:number-columns-repeated="7"/>
        </table:table-row>
        <table:table-row table:style-name="ro2">
          <table:table-cell office:value-type="float" office:value="0.140294" calcext:value-type="float">
            <text:p>0.140294</text:p>
          </table:table-cell>
          <table:table-cell office:value-type="float" office:value="0.195957" calcext:value-type="float">
            <text:p>0.195957</text:p>
          </table:table-cell>
          <table:table-cell office:value-type="float" office:value="0.302154" calcext:value-type="float">
            <text:p>0.302154</text:p>
          </table:table-cell>
          <table:table-cell office:value-type="float" office:value="0.211073" calcext:value-type="float">
            <text:p>0.211073</text:p>
          </table:table-cell>
          <table:table-cell office:value-type="float" office:value="0.206312" calcext:value-type="float">
            <text:p>0.206312</text:p>
          </table:table-cell>
          <table:table-cell office:value-type="float" office:value="0.128864" calcext:value-type="float">
            <text:p>0.128864</text:p>
          </table:table-cell>
          <table:table-cell office:value-type="float" office:value="0.172721" calcext:value-type="float">
            <text:p>0.172721</text:p>
          </table:table-cell>
          <table:table-cell office:value-type="float" office:value="0.246905" calcext:value-type="float">
            <text:p>0.246905</text:p>
          </table:table-cell>
          <table:table-cell office:value-type="float" office:value="0.10912" calcext:value-type="float">
            <text:p>0.10912</text:p>
          </table:table-cell>
          <table:table-cell office:value-type="float" office:value="0.187475" calcext:value-type="float">
            <text:p>0.187475</text:p>
          </table:table-cell>
          <table:table-cell office:value-type="float" office:value="0.703241" calcext:value-type="float">
            <text:p>0.703241</text:p>
          </table:table-cell>
          <table:table-cell office:value-type="float" office:value="0.621951" calcext:value-type="float">
            <text:p>0.621951</text:p>
          </table:table-cell>
          <table:table-cell office:value-type="float" office:value="0.0984001" calcext:value-type="float">
            <text:p>0.0984001</text:p>
          </table:table-cell>
          <table:table-cell office:value-type="float" office:value="0.515139" calcext:value-type="float">
            <text:p>0.515139</text:p>
          </table:table-cell>
          <table:table-cell office:value-type="float" office:value="0.403485" calcext:value-type="float">
            <text:p>0.403485</text:p>
          </table:table-cell>
          <table:table-cell office:value-type="float" office:value="0.397994" calcext:value-type="float">
            <text:p>0.397994</text:p>
          </table:table-cell>
          <table:table-cell office:value-type="float" office:value="0.421378" calcext:value-type="float">
            <text:p>0.421378</text:p>
          </table:table-cell>
          <table:table-cell office:value-type="float" office:value="1.3283" calcext:value-type="float">
            <text:p>1.3283</text:p>
          </table:table-cell>
          <table:table-cell office:value-type="float" office:value="1.22859" calcext:value-type="float">
            <text:p>1.22859</text:p>
          </table:table-cell>
          <table:table-cell office:value-type="float" office:value="1.23795" calcext:value-type="float">
            <text:p>1.23795</text:p>
          </table:table-cell>
          <table:table-cell office:value-type="float" office:value="1.21628" calcext:value-type="float">
            <text:p>1.21628</text:p>
          </table:table-cell>
          <table:table-cell office:value-type="float" office:value="1.14185" calcext:value-type="float">
            <text:p>1.14185</text:p>
          </table:table-cell>
          <table:table-cell office:value-type="float" office:value="0.576506" calcext:value-type="float">
            <text:p>0.576506</text:p>
          </table:table-cell>
          <table:table-cell office:value-type="float" office:value="0.499166" calcext:value-type="float">
            <text:p>0.499166</text:p>
          </table:table-cell>
          <table:table-cell office:value-type="float" office:value="1.36363" calcext:value-type="float">
            <text:p>1.36363</text:p>
          </table:table-cell>
          <table:table-cell office:value-type="float" office:value="0.905907" calcext:value-type="float">
            <text:p>0.905907</text:p>
          </table:table-cell>
          <table:table-cell office:value-type="float" office:value="0.839587" calcext:value-type="float">
            <text:p>0.839587</text:p>
          </table:table-cell>
          <table:table-cell office:value-type="float" office:value="0.805417" calcext:value-type="float">
            <text:p>0.805417</text:p>
          </table:table-cell>
          <table:table-cell office:value-type="float" office:value="1.47775" calcext:value-type="float">
            <text:p>1.47775</text:p>
          </table:table-cell>
          <table:table-cell office:value-type="float" office:value="1.27977" calcext:value-type="float">
            <text:p>1.27977</text:p>
          </table:table-cell>
          <table:table-cell office:value-type="float" office:value="0.553722" calcext:value-type="float">
            <text:p>0.553722</text:p>
          </table:table-cell>
          <table:table-cell office:value-type="float" office:value="0.503638" calcext:value-type="float">
            <text:p>0.503638</text:p>
          </table:table-cell>
          <table:table-cell office:value-type="float" office:value="1.19679" calcext:value-type="float">
            <text:p>1.19679</text:p>
          </table:table-cell>
          <table:table-cell office:value-type="float" office:value="0.687892" calcext:value-type="float">
            <text:p>0.687892</text:p>
          </table:table-cell>
          <table:table-cell office:value-type="float" office:value="1.12964" calcext:value-type="float">
            <text:p>1.12964</text:p>
          </table:table-cell>
          <table:table-cell office:value-type="float" office:value="0.890022" calcext:value-type="float">
            <text:p>0.890022</text:p>
          </table:table-cell>
          <table:table-cell office:value-type="float" office:value="0.829901" calcext:value-type="float">
            <text:p>0.829901</text:p>
          </table:table-cell>
          <table:table-cell office:value-type="float" office:value="0.688456" calcext:value-type="float">
            <text:p>0.688456</text:p>
          </table:table-cell>
          <table:table-cell office:value-type="float" office:value="0.634659" calcext:value-type="float">
            <text:p>0.634659</text:p>
          </table:table-cell>
          <table:table-cell office:value-type="float" office:value="0.739333" calcext:value-type="float">
            <text:p>0.739333</text:p>
          </table:table-cell>
          <table:table-cell office:value-type="float" office:value="1.01291" calcext:value-type="float">
            <text:p>1.01291</text:p>
          </table:table-cell>
          <table:table-cell office:value-type="float" office:value="1.39193" calcext:value-type="float">
            <text:p>1.39193</text:p>
          </table:table-cell>
          <table:table-cell office:value-type="float" office:value="1.05536" calcext:value-type="float">
            <text:p>1.05536</text:p>
          </table:table-cell>
          <table:table-cell office:value-type="float" office:value="0.860757" calcext:value-type="float">
            <text:p>0.860757</text:p>
          </table:table-cell>
          <table:table-cell office:value-type="float" office:value="0.795385" calcext:value-type="float">
            <text:p>0.795385</text:p>
          </table:table-cell>
          <table:table-cell office:value-type="float" office:value="0.605744" calcext:value-type="float">
            <text:p>0.605744</text:p>
          </table:table-cell>
          <table:table-cell office:value-type="float" office:value="1.25179" calcext:value-type="float">
            <text:p>1.25179</text:p>
          </table:table-cell>
          <table:table-cell office:value-type="float" office:value="1.17581" calcext:value-type="float">
            <text:p>1.17581</text:p>
          </table:table-cell>
          <table:table-cell office:value-type="float" office:value="0.606202" calcext:value-type="float">
            <text:p>0.606202</text:p>
          </table:table-cell>
          <table:table-cell office:value-type="float" office:value="1.01431" calcext:value-type="float">
            <text:p>1.01431</text:p>
          </table:table-cell>
          <table:table-cell office:value-type="float" office:value="0.595419" calcext:value-type="float">
            <text:p>0.595419</text:p>
          </table:table-cell>
          <table:table-cell office:value-type="float" office:value="1.14999" calcext:value-type="float">
            <text:p>1.14999</text:p>
          </table:table-cell>
          <table:table-cell office:value-type="float" office:value="1.28661" calcext:value-type="float">
            <text:p>1.28661</text:p>
          </table:table-cell>
          <table:table-cell office:value-type="float" office:value="0.553992" calcext:value-type="float">
            <text:p>0.553992</text:p>
          </table:table-cell>
          <table:table-cell office:value-type="float" office:value="1.59122" calcext:value-type="float">
            <text:p>1.59122</text:p>
          </table:table-cell>
          <table:table-cell office:value-type="float" office:value="1.57391" calcext:value-type="float">
            <text:p>1.57391</text:p>
          </table:table-cell>
          <table:table-cell office:value-type="float" office:value="0.111437" calcext:value-type="float">
            <text:p>0.111437</text:p>
          </table:table-cell>
          <table:table-cell office:value-type="float" office:value="0.618576" calcext:value-type="float">
            <text:p>0.618576</text:p>
          </table:table-cell>
          <table:table-cell office:value-type="float" office:value="0.583137" calcext:value-type="float">
            <text:p>0.583137</text:p>
          </table:table-cell>
          <table:table-cell office:value-type="float" office:value="0.129637" calcext:value-type="float">
            <text:p>0.129637</text:p>
          </table:table-cell>
          <table:table-cell office:value-type="float" office:value="0.68125" calcext:value-type="float">
            <text:p>0.68125</text:p>
          </table:table-cell>
          <table:table-cell office:value-type="float" office:value="0.122991" calcext:value-type="float">
            <text:p>0.122991</text:p>
          </table:table-cell>
          <table:table-cell office:value-type="float" office:value="0.0845311" calcext:value-type="float">
            <text:p>0.0845311</text:p>
          </table:table-cell>
          <table:table-cell office:value-type="float" office:value="0.286147" calcext:value-type="float">
            <text:p>0.286147</text:p>
          </table:table-cell>
          <table:table-cell table:number-columns-repeated="4"/>
          <table:table-cell table:formula="of:=MIN([.A175:.BL175])" office:value-type="float" office:value="0.0845311" calcext:value-type="float">
            <text:p>0.0845311</text:p>
          </table:table-cell>
          <table:table-cell table:formula="of:=MAX([.A175:.BL175])" office:value-type="float" office:value="1.59122" calcext:value-type="float">
            <text:p>1.59122</text:p>
          </table:table-cell>
          <table:table-cell table:number-columns-repeated="7"/>
        </table:table-row>
        <table:table-row table:style-name="ro2">
          <table:table-cell office:value-type="float" office:value="0.109623" calcext:value-type="float">
            <text:p>0.109623</text:p>
          </table:table-cell>
          <table:table-cell office:value-type="float" office:value="0.130702" calcext:value-type="float">
            <text:p>0.130702</text:p>
          </table:table-cell>
          <table:table-cell office:value-type="float" office:value="0.228476" calcext:value-type="float">
            <text:p>0.228476</text:p>
          </table:table-cell>
          <table:table-cell office:value-type="float" office:value="0.229656" calcext:value-type="float">
            <text:p>0.229656</text:p>
          </table:table-cell>
          <table:table-cell office:value-type="float" office:value="0.0823829" calcext:value-type="float">
            <text:p>0.0823829</text:p>
          </table:table-cell>
          <table:table-cell office:value-type="float" office:value="0.205166" calcext:value-type="float">
            <text:p>0.205166</text:p>
          </table:table-cell>
          <table:table-cell office:value-type="float" office:value="0.106101" calcext:value-type="float">
            <text:p>0.106101</text:p>
          </table:table-cell>
          <table:table-cell office:value-type="float" office:value="0.20659" calcext:value-type="float">
            <text:p>0.20659</text:p>
          </table:table-cell>
          <table:table-cell office:value-type="float" office:value="0.12093" calcext:value-type="float">
            <text:p>0.12093</text:p>
          </table:table-cell>
          <table:table-cell office:value-type="float" office:value="0.218891" calcext:value-type="float">
            <text:p>0.218891</text:p>
          </table:table-cell>
          <table:table-cell office:value-type="float" office:value="0.248893" calcext:value-type="float">
            <text:p>0.248893</text:p>
          </table:table-cell>
          <table:table-cell office:value-type="float" office:value="0.20664" calcext:value-type="float">
            <text:p>0.20664</text:p>
          </table:table-cell>
          <table:table-cell office:value-type="float" office:value="0.180239" calcext:value-type="float">
            <text:p>0.180239</text:p>
          </table:table-cell>
          <table:table-cell office:value-type="float" office:value="0.250841" calcext:value-type="float">
            <text:p>0.250841</text:p>
          </table:table-cell>
          <table:table-cell office:value-type="float" office:value="0.224183" calcext:value-type="float">
            <text:p>0.224183</text:p>
          </table:table-cell>
          <table:table-cell office:value-type="float" office:value="0.10257" calcext:value-type="float">
            <text:p>0.10257</text:p>
          </table:table-cell>
          <table:table-cell office:value-type="float" office:value="0.17781" calcext:value-type="float">
            <text:p>0.17781</text:p>
          </table:table-cell>
          <table:table-cell office:value-type="float" office:value="1.05159" calcext:value-type="float">
            <text:p>1.05159</text:p>
          </table:table-cell>
          <table:table-cell office:value-type="float" office:value="0.232927" calcext:value-type="float">
            <text:p>0.232927</text:p>
          </table:table-cell>
          <table:table-cell office:value-type="float" office:value="1.07474" calcext:value-type="float">
            <text:p>1.07474</text:p>
          </table:table-cell>
          <table:table-cell office:value-type="float" office:value="0.98136" calcext:value-type="float">
            <text:p>0.98136</text:p>
          </table:table-cell>
          <table:table-cell office:value-type="float" office:value="0.767626" calcext:value-type="float">
            <text:p>0.767626</text:p>
          </table:table-cell>
          <table:table-cell office:value-type="float" office:value="0.148457" calcext:value-type="float">
            <text:p>0.148457</text:p>
          </table:table-cell>
          <table:table-cell office:value-type="float" office:value="0.733992" calcext:value-type="float">
            <text:p>0.733992</text:p>
          </table:table-cell>
          <table:table-cell office:value-type="float" office:value="0.659645" calcext:value-type="float">
            <text:p>0.659645</text:p>
          </table:table-cell>
          <table:table-cell office:value-type="float" office:value="1.30224" calcext:value-type="float">
            <text:p>1.30224</text:p>
          </table:table-cell>
          <table:table-cell office:value-type="float" office:value="0.598145" calcext:value-type="float">
            <text:p>0.598145</text:p>
          </table:table-cell>
          <table:table-cell office:value-type="float" office:value="0.256714" calcext:value-type="float">
            <text:p>0.256714</text:p>
          </table:table-cell>
          <table:table-cell office:value-type="float" office:value="1.05622" calcext:value-type="float">
            <text:p>1.05622</text:p>
          </table:table-cell>
          <table:table-cell office:value-type="float" office:value="0.542841" calcext:value-type="float">
            <text:p>0.542841</text:p>
          </table:table-cell>
          <table:table-cell office:value-type="float" office:value="0.978153" calcext:value-type="float">
            <text:p>0.978153</text:p>
          </table:table-cell>
          <table:table-cell office:value-type="float" office:value="0.464225" calcext:value-type="float">
            <text:p>0.464225</text:p>
          </table:table-cell>
          <table:table-cell office:value-type="float" office:value="0.120514" calcext:value-type="float">
            <text:p>0.120514</text:p>
          </table:table-cell>
          <table:table-cell office:value-type="float" office:value="0.835912" calcext:value-type="float">
            <text:p>0.835912</text:p>
          </table:table-cell>
          <table:table-cell office:value-type="float" office:value="0.741326" calcext:value-type="float">
            <text:p>0.741326</text:p>
          </table:table-cell>
          <table:table-cell office:value-type="float" office:value="0.407479" calcext:value-type="float">
            <text:p>0.407479</text:p>
          </table:table-cell>
          <table:table-cell office:value-type="float" office:value="0.743553" calcext:value-type="float">
            <text:p>0.743553</text:p>
          </table:table-cell>
          <table:table-cell office:value-type="float" office:value="0.603658" calcext:value-type="float">
            <text:p>0.603658</text:p>
          </table:table-cell>
          <table:table-cell office:value-type="float" office:value="0.375646" calcext:value-type="float">
            <text:p>0.375646</text:p>
          </table:table-cell>
          <table:table-cell office:value-type="float" office:value="0.285701" calcext:value-type="float">
            <text:p>0.285701</text:p>
          </table:table-cell>
          <table:table-cell office:value-type="float" office:value="1.13559" calcext:value-type="float">
            <text:p>1.13559</text:p>
          </table:table-cell>
          <table:table-cell office:value-type="float" office:value="0.70138" calcext:value-type="float">
            <text:p>0.70138</text:p>
          </table:table-cell>
          <table:table-cell office:value-type="float" office:value="0.44849" calcext:value-type="float">
            <text:p>0.44849</text:p>
          </table:table-cell>
          <table:table-cell office:value-type="float" office:value="1.18082" calcext:value-type="float">
            <text:p>1.18082</text:p>
          </table:table-cell>
          <table:table-cell office:value-type="float" office:value="1.71938" calcext:value-type="float">
            <text:p>1.71938</text:p>
          </table:table-cell>
          <table:table-cell office:value-type="float" office:value="1.64452" calcext:value-type="float">
            <text:p>1.64452</text:p>
          </table:table-cell>
          <table:table-cell office:value-type="float" office:value="1.54057" calcext:value-type="float">
            <text:p>1.54057</text:p>
          </table:table-cell>
          <table:table-cell office:value-type="float" office:value="1.31535" calcext:value-type="float">
            <text:p>1.31535</text:p>
          </table:table-cell>
          <table:table-cell office:value-type="float" office:value="1.11014" calcext:value-type="float">
            <text:p>1.11014</text:p>
          </table:table-cell>
          <table:table-cell office:value-type="float" office:value="1.01006" calcext:value-type="float">
            <text:p>1.01006</text:p>
          </table:table-cell>
          <table:table-cell office:value-type="float" office:value="0.712577" calcext:value-type="float">
            <text:p>0.712577</text:p>
          </table:table-cell>
          <table:table-cell office:value-type="float" office:value="1.59489" calcext:value-type="float">
            <text:p>1.59489</text:p>
          </table:table-cell>
          <table:table-cell office:value-type="float" office:value="0.608054" calcext:value-type="float">
            <text:p>0.608054</text:p>
          </table:table-cell>
          <table:table-cell office:value-type="float" office:value="0.998687" calcext:value-type="float">
            <text:p>0.998687</text:p>
          </table:table-cell>
          <table:table-cell office:value-type="float" office:value="0.810479" calcext:value-type="float">
            <text:p>0.810479</text:p>
          </table:table-cell>
          <table:table-cell office:value-type="float" office:value="1.458" calcext:value-type="float">
            <text:p>1.458</text:p>
          </table:table-cell>
          <table:table-cell office:value-type="float" office:value="0.709124" calcext:value-type="float">
            <text:p>0.709124</text:p>
          </table:table-cell>
          <table:table-cell office:value-type="float" office:value="0.690221" calcext:value-type="float">
            <text:p>0.690221</text:p>
          </table:table-cell>
          <table:table-cell office:value-type="float" office:value="1.91176" calcext:value-type="float">
            <text:p>1.91176</text:p>
          </table:table-cell>
          <table:table-cell office:value-type="float" office:value="1.80013" calcext:value-type="float">
            <text:p>1.80013</text:p>
          </table:table-cell>
          <table:table-cell office:value-type="float" office:value="0.218745" calcext:value-type="float">
            <text:p>0.218745</text:p>
          </table:table-cell>
          <table:table-cell office:value-type="float" office:value="0.282198" calcext:value-type="float">
            <text:p>0.282198</text:p>
          </table:table-cell>
          <table:table-cell office:value-type="float" office:value="0.881976" calcext:value-type="float">
            <text:p>0.881976</text:p>
          </table:table-cell>
          <table:table-cell office:value-type="float" office:value="0.119328" calcext:value-type="float">
            <text:p>0.119328</text:p>
          </table:table-cell>
          <table:table-cell table:number-columns-repeated="4"/>
          <table:table-cell table:formula="of:=MIN([.A176:.BL176])" office:value-type="float" office:value="0.0823829" calcext:value-type="float">
            <text:p>0.0823829</text:p>
          </table:table-cell>
          <table:table-cell table:formula="of:=MAX([.A176:.BL176])" office:value-type="float" office:value="1.91176" calcext:value-type="float">
            <text:p>1.91176</text:p>
          </table:table-cell>
          <table:table-cell table:number-columns-repeated="7"/>
        </table:table-row>
        <table:table-row table:style-name="ro2">
          <table:table-cell office:value-type="float" office:value="0.089334" calcext:value-type="float">
            <text:p>0.089334</text:p>
          </table:table-cell>
          <table:table-cell office:value-type="float" office:value="0.155937" calcext:value-type="float">
            <text:p>0.155937</text:p>
          </table:table-cell>
          <table:table-cell office:value-type="float" office:value="0.10992" calcext:value-type="float">
            <text:p>0.10992</text:p>
          </table:table-cell>
          <table:table-cell office:value-type="float" office:value="0.179131" calcext:value-type="float">
            <text:p>0.179131</text:p>
          </table:table-cell>
          <table:table-cell office:value-type="float" office:value="0.110145" calcext:value-type="float">
            <text:p>0.110145</text:p>
          </table:table-cell>
          <table:table-cell office:value-type="float" office:value="0.17517" calcext:value-type="float">
            <text:p>0.17517</text:p>
          </table:table-cell>
          <table:table-cell office:value-type="float" office:value="0.112508" calcext:value-type="float">
            <text:p>0.112508</text:p>
          </table:table-cell>
          <table:table-cell office:value-type="float" office:value="0.140562" calcext:value-type="float">
            <text:p>0.140562</text:p>
          </table:table-cell>
          <table:table-cell office:value-type="float" office:value="0.195481" calcext:value-type="float">
            <text:p>0.195481</text:p>
          </table:table-cell>
          <table:table-cell office:value-type="float" office:value="0.112236" calcext:value-type="float">
            <text:p>0.112236</text:p>
          </table:table-cell>
          <table:table-cell office:value-type="float" office:value="0.177734" calcext:value-type="float">
            <text:p>0.177734</text:p>
          </table:table-cell>
          <table:table-cell office:value-type="float" office:value="0.337535" calcext:value-type="float">
            <text:p>0.337535</text:p>
          </table:table-cell>
          <table:table-cell office:value-type="float" office:value="0.164231" calcext:value-type="float">
            <text:p>0.164231</text:p>
          </table:table-cell>
          <table:table-cell office:value-type="float" office:value="0.108196" calcext:value-type="float">
            <text:p>0.108196</text:p>
          </table:table-cell>
          <table:table-cell office:value-type="float" office:value="0.180919" calcext:value-type="float">
            <text:p>0.180919</text:p>
          </table:table-cell>
          <table:table-cell office:value-type="float" office:value="1.27817" calcext:value-type="float">
            <text:p>1.27817</text:p>
          </table:table-cell>
          <table:table-cell office:value-type="float" office:value="1.22088" calcext:value-type="float">
            <text:p>1.22088</text:p>
          </table:table-cell>
          <table:table-cell office:value-type="float" office:value="1.14125" calcext:value-type="float">
            <text:p>1.14125</text:p>
          </table:table-cell>
          <table:table-cell office:value-type="float" office:value="1.07575" calcext:value-type="float">
            <text:p>1.07575</text:p>
          </table:table-cell>
          <table:table-cell office:value-type="float" office:value="1.00901" calcext:value-type="float">
            <text:p>1.00901</text:p>
          </table:table-cell>
          <table:table-cell office:value-type="float" office:value="0.934211" calcext:value-type="float">
            <text:p>0.934211</text:p>
          </table:table-cell>
          <table:table-cell office:value-type="float" office:value="0.798752" calcext:value-type="float">
            <text:p>0.798752</text:p>
          </table:table-cell>
          <table:table-cell office:value-type="float" office:value="0.795357" calcext:value-type="float">
            <text:p>0.795357</text:p>
          </table:table-cell>
          <table:table-cell office:value-type="float" office:value="0.742095" calcext:value-type="float">
            <text:p>0.742095</text:p>
          </table:table-cell>
          <table:table-cell office:value-type="float" office:value="0.649911" calcext:value-type="float">
            <text:p>0.649911</text:p>
          </table:table-cell>
          <table:table-cell office:value-type="float" office:value="0.581494" calcext:value-type="float">
            <text:p>0.581494</text:p>
          </table:table-cell>
          <table:table-cell office:value-type="float" office:value="0.501466" calcext:value-type="float">
            <text:p>0.501466</text:p>
          </table:table-cell>
          <table:table-cell office:value-type="float" office:value="0.428572" calcext:value-type="float">
            <text:p>0.428572</text:p>
          </table:table-cell>
          <table:table-cell office:value-type="float" office:value="0.291277" calcext:value-type="float">
            <text:p>0.291277</text:p>
          </table:table-cell>
          <table:table-cell office:value-type="float" office:value="0.450094" calcext:value-type="float">
            <text:p>0.450094</text:p>
          </table:table-cell>
          <table:table-cell office:value-type="float" office:value="0.389669" calcext:value-type="float">
            <text:p>0.389669</text:p>
          </table:table-cell>
          <table:table-cell office:value-type="float" office:value="0.397578" calcext:value-type="float">
            <text:p>0.397578</text:p>
          </table:table-cell>
          <table:table-cell office:value-type="float" office:value="0.414491" calcext:value-type="float">
            <text:p>0.414491</text:p>
          </table:table-cell>
          <table:table-cell office:value-type="float" office:value="0.217694" calcext:value-type="float">
            <text:p>0.217694</text:p>
          </table:table-cell>
          <table:table-cell office:value-type="float" office:value="0.30515" calcext:value-type="float">
            <text:p>0.30515</text:p>
          </table:table-cell>
          <table:table-cell office:value-type="float" office:value="0.600197" calcext:value-type="float">
            <text:p>0.600197</text:p>
          </table:table-cell>
          <table:table-cell office:value-type="float" office:value="0.11944" calcext:value-type="float">
            <text:p>0.11944</text:p>
          </table:table-cell>
          <table:table-cell office:value-type="float" office:value="0.198636" calcext:value-type="float">
            <text:p>0.198636</text:p>
          </table:table-cell>
          <table:table-cell office:value-type="float" office:value="1.97805" calcext:value-type="float">
            <text:p>1.97805</text:p>
          </table:table-cell>
          <table:table-cell office:value-type="float" office:value="1.80329" calcext:value-type="float">
            <text:p>1.80329</text:p>
          </table:table-cell>
          <table:table-cell office:value-type="float" office:value="1.62925" calcext:value-type="float">
            <text:p>1.62925</text:p>
          </table:table-cell>
          <table:table-cell office:value-type="float" office:value="1.44506" calcext:value-type="float">
            <text:p>1.44506</text:p>
          </table:table-cell>
          <table:table-cell office:value-type="float" office:value="1.29837" calcext:value-type="float">
            <text:p>1.29837</text:p>
          </table:table-cell>
          <table:table-cell office:value-type="float" office:value="1.13101" calcext:value-type="float">
            <text:p>1.13101</text:p>
          </table:table-cell>
          <table:table-cell office:value-type="float" office:value="0.955105" calcext:value-type="float">
            <text:p>0.955105</text:p>
          </table:table-cell>
          <table:table-cell office:value-type="float" office:value="0.891924" calcext:value-type="float">
            <text:p>0.891924</text:p>
          </table:table-cell>
          <table:table-cell office:value-type="float" office:value="0.292392" calcext:value-type="float">
            <text:p>0.292392</text:p>
          </table:table-cell>
          <table:table-cell office:value-type="float" office:value="0.246145" calcext:value-type="float">
            <text:p>0.246145</text:p>
          </table:table-cell>
          <table:table-cell office:value-type="float" office:value="0.296964" calcext:value-type="float">
            <text:p>0.296964</text:p>
          </table:table-cell>
          <table:table-cell office:value-type="float" office:value="0.175417" calcext:value-type="float">
            <text:p>0.175417</text:p>
          </table:table-cell>
          <table:table-cell office:value-type="float" office:value="0.982083" calcext:value-type="float">
            <text:p>0.982083</text:p>
          </table:table-cell>
          <table:table-cell office:value-type="float" office:value="0.580747" calcext:value-type="float">
            <text:p>0.580747</text:p>
          </table:table-cell>
          <table:table-cell office:value-type="float" office:value="0.582469" calcext:value-type="float">
            <text:p>0.582469</text:p>
          </table:table-cell>
          <table:table-cell office:value-type="float" office:value="0.582718" calcext:value-type="float">
            <text:p>0.582718</text:p>
          </table:table-cell>
          <table:table-cell office:value-type="float" office:value="0.216731" calcext:value-type="float">
            <text:p>0.216731</text:p>
          </table:table-cell>
          <table:table-cell office:value-type="float" office:value="0.303118" calcext:value-type="float">
            <text:p>0.303118</text:p>
          </table:table-cell>
          <table:table-cell office:value-type="float" office:value="0.252476" calcext:value-type="float">
            <text:p>0.252476</text:p>
          </table:table-cell>
          <table:table-cell office:value-type="float" office:value="0.175249" calcext:value-type="float">
            <text:p>0.175249</text:p>
          </table:table-cell>
          <table:table-cell office:value-type="float" office:value="0.529024" calcext:value-type="float">
            <text:p>0.529024</text:p>
          </table:table-cell>
          <table:table-cell office:value-type="float" office:value="0.678028" calcext:value-type="float">
            <text:p>0.678028</text:p>
          </table:table-cell>
          <table:table-cell office:value-type="float" office:value="0.190674" calcext:value-type="float">
            <text:p>0.190674</text:p>
          </table:table-cell>
          <table:table-cell office:value-type="float" office:value="1.4001" calcext:value-type="float">
            <text:p>1.4001</text:p>
          </table:table-cell>
          <table:table-cell office:value-type="float" office:value="0.0846648" calcext:value-type="float">
            <text:p>0.0846648</text:p>
          </table:table-cell>
          <table:table-cell office:value-type="float" office:value="0.040545" calcext:value-type="float">
            <text:p>0.040545</text:p>
          </table:table-cell>
          <table:table-cell table:number-columns-repeated="4"/>
          <table:table-cell table:formula="of:=MIN([.A177:.BL177])" office:value-type="float" office:value="0.040545" calcext:value-type="float">
            <text:p>0.040545</text:p>
          </table:table-cell>
          <table:table-cell table:formula="of:=MAX([.A177:.BL177])" office:value-type="float" office:value="1.97805" calcext:value-type="float">
            <text:p>1.97805</text:p>
          </table:table-cell>
          <table:table-cell table:number-columns-repeated="7"/>
        </table:table-row>
        <table:table-row table:style-name="ro2">
          <table:table-cell office:value-type="float" office:value="0.102058" calcext:value-type="float">
            <text:p>0.102058</text:p>
          </table:table-cell>
          <table:table-cell office:value-type="float" office:value="0.199743" calcext:value-type="float">
            <text:p>0.199743</text:p>
          </table:table-cell>
          <table:table-cell office:value-type="float" office:value="0.176932" calcext:value-type="float">
            <text:p>0.176932</text:p>
          </table:table-cell>
          <table:table-cell office:value-type="float" office:value="0.348158" calcext:value-type="float">
            <text:p>0.348158</text:p>
          </table:table-cell>
          <table:table-cell office:value-type="float" office:value="0.295129" calcext:value-type="float">
            <text:p>0.295129</text:p>
          </table:table-cell>
          <table:table-cell office:value-type="float" office:value="0.247383" calcext:value-type="float">
            <text:p>0.247383</text:p>
          </table:table-cell>
          <table:table-cell office:value-type="float" office:value="0.222087" calcext:value-type="float">
            <text:p>0.222087</text:p>
          </table:table-cell>
          <table:table-cell office:value-type="float" office:value="0.526942" calcext:value-type="float">
            <text:p>0.526942</text:p>
          </table:table-cell>
          <table:table-cell office:value-type="float" office:value="0.454214" calcext:value-type="float">
            <text:p>0.454214</text:p>
          </table:table-cell>
          <table:table-cell office:value-type="float" office:value="0.41104" calcext:value-type="float">
            <text:p>0.41104</text:p>
          </table:table-cell>
          <table:table-cell office:value-type="float" office:value="0.150618" calcext:value-type="float">
            <text:p>0.150618</text:p>
          </table:table-cell>
          <table:table-cell office:value-type="float" office:value="0.385041" calcext:value-type="float">
            <text:p>0.385041</text:p>
          </table:table-cell>
          <table:table-cell office:value-type="float" office:value="0.383417" calcext:value-type="float">
            <text:p>0.383417</text:p>
          </table:table-cell>
          <table:table-cell office:value-type="float" office:value="0.392363" calcext:value-type="float">
            <text:p>0.392363</text:p>
          </table:table-cell>
          <table:table-cell office:value-type="float" office:value="0.60505" calcext:value-type="float">
            <text:p>0.60505</text:p>
          </table:table-cell>
          <table:table-cell office:value-type="float" office:value="0.285498" calcext:value-type="float">
            <text:p>0.285498</text:p>
          </table:table-cell>
          <table:table-cell office:value-type="float" office:value="0.566878" calcext:value-type="float">
            <text:p>0.566878</text:p>
          </table:table-cell>
          <table:table-cell office:value-type="float" office:value="0.139095" calcext:value-type="float">
            <text:p>0.139095</text:p>
          </table:table-cell>
          <table:table-cell office:value-type="float" office:value="0.475119" calcext:value-type="float">
            <text:p>0.475119</text:p>
          </table:table-cell>
          <table:table-cell office:value-type="float" office:value="0.657396" calcext:value-type="float">
            <text:p>0.657396</text:p>
          </table:table-cell>
          <table:table-cell office:value-type="float" office:value="0.643487" calcext:value-type="float">
            <text:p>0.643487</text:p>
          </table:table-cell>
          <table:table-cell office:value-type="float" office:value="0.177481" calcext:value-type="float">
            <text:p>0.177481</text:p>
          </table:table-cell>
          <table:table-cell office:value-type="float" office:value="0.710957" calcext:value-type="float">
            <text:p>0.710957</text:p>
          </table:table-cell>
          <table:table-cell office:value-type="float" office:value="0.614381" calcext:value-type="float">
            <text:p>0.614381</text:p>
          </table:table-cell>
          <table:table-cell office:value-type="float" office:value="0.11489" calcext:value-type="float">
            <text:p>0.11489</text:p>
          </table:table-cell>
          <table:table-cell office:value-type="float" office:value="0.524514" calcext:value-type="float">
            <text:p>0.524514</text:p>
          </table:table-cell>
          <table:table-cell office:value-type="float" office:value="0.48349" calcext:value-type="float">
            <text:p>0.48349</text:p>
          </table:table-cell>
          <table:table-cell office:value-type="float" office:value="0.608713" calcext:value-type="float">
            <text:p>0.608713</text:p>
          </table:table-cell>
          <table:table-cell office:value-type="float" office:value="0.396009" calcext:value-type="float">
            <text:p>0.396009</text:p>
          </table:table-cell>
          <table:table-cell office:value-type="float" office:value="0.458539" calcext:value-type="float">
            <text:p>0.458539</text:p>
          </table:table-cell>
          <table:table-cell office:value-type="float" office:value="0.242143" calcext:value-type="float">
            <text:p>0.242143</text:p>
          </table:table-cell>
          <table:table-cell office:value-type="float" office:value="0.364291" calcext:value-type="float">
            <text:p>0.364291</text:p>
          </table:table-cell>
          <table:table-cell office:value-type="float" office:value="0.0892348" calcext:value-type="float">
            <text:p>0.0892348</text:p>
          </table:table-cell>
          <table:table-cell office:value-type="float" office:value="0.147798" calcext:value-type="float">
            <text:p>0.147798</text:p>
          </table:table-cell>
          <table:table-cell office:value-type="float" office:value="0.081274" calcext:value-type="float">
            <text:p>0.081274</text:p>
          </table:table-cell>
          <table:table-cell office:value-type="float" office:value="1.19566" calcext:value-type="float">
            <text:p>1.19566</text:p>
          </table:table-cell>
          <table:table-cell office:value-type="float" office:value="1.70728" calcext:value-type="float">
            <text:p>1.70728</text:p>
          </table:table-cell>
          <table:table-cell office:value-type="float" office:value="1.63499" calcext:value-type="float">
            <text:p>1.63499</text:p>
          </table:table-cell>
          <table:table-cell office:value-type="float" office:value="1.58286" calcext:value-type="float">
            <text:p>1.58286</text:p>
          </table:table-cell>
          <table:table-cell office:value-type="float" office:value="1.5284" calcext:value-type="float">
            <text:p>1.5284</text:p>
          </table:table-cell>
          <table:table-cell office:value-type="float" office:value="1.50257" calcext:value-type="float">
            <text:p>1.50257</text:p>
          </table:table-cell>
          <table:table-cell office:value-type="float" office:value="1.40697" calcext:value-type="float">
            <text:p>1.40697</text:p>
          </table:table-cell>
          <table:table-cell office:value-type="float" office:value="1.138" calcext:value-type="float">
            <text:p>1.138</text:p>
          </table:table-cell>
          <table:table-cell office:value-type="float" office:value="0.816845" calcext:value-type="float">
            <text:p>0.816845</text:p>
          </table:table-cell>
          <table:table-cell office:value-type="float" office:value="0.769495" calcext:value-type="float">
            <text:p>0.769495</text:p>
          </table:table-cell>
          <table:table-cell office:value-type="float" office:value="0.393763" calcext:value-type="float">
            <text:p>0.393763</text:p>
          </table:table-cell>
          <table:table-cell office:value-type="float" office:value="0.374105" calcext:value-type="float">
            <text:p>0.374105</text:p>
          </table:table-cell>
          <table:table-cell office:value-type="float" office:value="0.339442" calcext:value-type="float">
            <text:p>0.339442</text:p>
          </table:table-cell>
          <table:table-cell office:value-type="float" office:value="0.311285" calcext:value-type="float">
            <text:p>0.311285</text:p>
          </table:table-cell>
          <table:table-cell office:value-type="float" office:value="0.223019" calcext:value-type="float">
            <text:p>0.223019</text:p>
          </table:table-cell>
          <table:table-cell office:value-type="float" office:value="0.246074" calcext:value-type="float">
            <text:p>0.246074</text:p>
          </table:table-cell>
          <table:table-cell office:value-type="float" office:value="0.922625" calcext:value-type="float">
            <text:p>0.922625</text:p>
          </table:table-cell>
          <table:table-cell office:value-type="float" office:value="1.19414" calcext:value-type="float">
            <text:p>1.19414</text:p>
          </table:table-cell>
          <table:table-cell office:value-type="float" office:value="0.682499" calcext:value-type="float">
            <text:p>0.682499</text:p>
          </table:table-cell>
          <table:table-cell office:value-type="float" office:value="0.608118" calcext:value-type="float">
            <text:p>0.608118</text:p>
          </table:table-cell>
          <table:table-cell office:value-type="float" office:value="0.357138" calcext:value-type="float">
            <text:p>0.357138</text:p>
          </table:table-cell>
          <table:table-cell office:value-type="float" office:value="0.233412" calcext:value-type="float">
            <text:p>0.233412</text:p>
          </table:table-cell>
          <table:table-cell office:value-type="float" office:value="0.345756" calcext:value-type="float">
            <text:p>0.345756</text:p>
          </table:table-cell>
          <table:table-cell office:value-type="float" office:value="0.311386" calcext:value-type="float">
            <text:p>0.311386</text:p>
          </table:table-cell>
          <table:table-cell office:value-type="float" office:value="0.429011" calcext:value-type="float">
            <text:p>0.429011</text:p>
          </table:table-cell>
          <table:table-cell office:value-type="float" office:value="0.325523" calcext:value-type="float">
            <text:p>0.325523</text:p>
          </table:table-cell>
          <table:table-cell office:value-type="float" office:value="1.99816" calcext:value-type="float">
            <text:p>1.99816</text:p>
          </table:table-cell>
          <table:table-cell office:value-type="float" office:value="0.392284" calcext:value-type="float">
            <text:p>0.392284</text:p>
          </table:table-cell>
          <table:table-cell office:value-type="float" office:value="0.040204" calcext:value-type="float">
            <text:p>0.040204</text:p>
          </table:table-cell>
          <table:table-cell table:number-columns-repeated="4"/>
          <table:table-cell table:formula="of:=MIN([.A178:.BL178])" office:value-type="float" office:value="0.040204" calcext:value-type="float">
            <text:p>0.040204</text:p>
          </table:table-cell>
          <table:table-cell table:formula="of:=MAX([.A178:.BL178])" office:value-type="float" office:value="1.99816" calcext:value-type="float">
            <text:p>1.99816</text:p>
          </table:table-cell>
          <table:table-cell table:number-columns-repeated="7"/>
        </table:table-row>
        <table:table-row table:style-name="ro2">
          <table:table-cell office:value-type="float" office:value="0.141088" calcext:value-type="float">
            <text:p>0.141088</text:p>
          </table:table-cell>
          <table:table-cell office:value-type="float" office:value="0.245369" calcext:value-type="float">
            <text:p>0.245369</text:p>
          </table:table-cell>
          <table:table-cell office:value-type="float" office:value="0.203777" calcext:value-type="float">
            <text:p>0.203777</text:p>
          </table:table-cell>
          <table:table-cell office:value-type="float" office:value="0.154561" calcext:value-type="float">
            <text:p>0.154561</text:p>
          </table:table-cell>
          <table:table-cell office:value-type="float" office:value="0.157711" calcext:value-type="float">
            <text:p>0.157711</text:p>
          </table:table-cell>
          <table:table-cell office:value-type="float" office:value="0.159862" calcext:value-type="float">
            <text:p>0.159862</text:p>
          </table:table-cell>
          <table:table-cell office:value-type="float" office:value="0.260533" calcext:value-type="float">
            <text:p>0.260533</text:p>
          </table:table-cell>
          <table:table-cell office:value-type="float" office:value="0.211393" calcext:value-type="float">
            <text:p>0.211393</text:p>
          </table:table-cell>
          <table:table-cell office:value-type="float" office:value="0.313116" calcext:value-type="float">
            <text:p>0.313116</text:p>
          </table:table-cell>
          <table:table-cell office:value-type="float" office:value="0.229388" calcext:value-type="float">
            <text:p>0.229388</text:p>
          </table:table-cell>
          <table:table-cell office:value-type="float" office:value="0.153821" calcext:value-type="float">
            <text:p>0.153821</text:p>
          </table:table-cell>
          <table:table-cell office:value-type="float" office:value="0.148607" calcext:value-type="float">
            <text:p>0.148607</text:p>
          </table:table-cell>
          <table:table-cell office:value-type="float" office:value="0.15038" calcext:value-type="float">
            <text:p>0.15038</text:p>
          </table:table-cell>
          <table:table-cell office:value-type="float" office:value="1.56093" calcext:value-type="float">
            <text:p>1.56093</text:p>
          </table:table-cell>
          <table:table-cell office:value-type="float" office:value="1.47408" calcext:value-type="float">
            <text:p>1.47408</text:p>
          </table:table-cell>
          <table:table-cell office:value-type="float" office:value="1.39533" calcext:value-type="float">
            <text:p>1.39533</text:p>
          </table:table-cell>
          <table:table-cell office:value-type="float" office:value="1.29617" calcext:value-type="float">
            <text:p>1.29617</text:p>
          </table:table-cell>
          <table:table-cell office:value-type="float" office:value="0.30877" calcext:value-type="float">
            <text:p>0.30877</text:p>
          </table:table-cell>
          <table:table-cell office:value-type="float" office:value="1.09234" calcext:value-type="float">
            <text:p>1.09234</text:p>
          </table:table-cell>
          <table:table-cell office:value-type="float" office:value="1.0043" calcext:value-type="float">
            <text:p>1.0043</text:p>
          </table:table-cell>
          <table:table-cell office:value-type="float" office:value="0.921073" calcext:value-type="float">
            <text:p>0.921073</text:p>
          </table:table-cell>
          <table:table-cell office:value-type="float" office:value="0.822333" calcext:value-type="float">
            <text:p>0.822333</text:p>
          </table:table-cell>
          <table:table-cell office:value-type="float" office:value="0.696722" calcext:value-type="float">
            <text:p>0.696722</text:p>
          </table:table-cell>
          <table:table-cell office:value-type="float" office:value="0.548718" calcext:value-type="float">
            <text:p>0.548718</text:p>
          </table:table-cell>
          <table:table-cell office:value-type="float" office:value="0.412789" calcext:value-type="float">
            <text:p>0.412789</text:p>
          </table:table-cell>
          <table:table-cell office:value-type="float" office:value="0.344555" calcext:value-type="float">
            <text:p>0.344555</text:p>
          </table:table-cell>
          <table:table-cell office:value-type="float" office:value="0.44299" calcext:value-type="float">
            <text:p>0.44299</text:p>
          </table:table-cell>
          <table:table-cell office:value-type="float" office:value="0.458948" calcext:value-type="float">
            <text:p>0.458948</text:p>
          </table:table-cell>
          <table:table-cell office:value-type="float" office:value="0.21821" calcext:value-type="float">
            <text:p>0.21821</text:p>
          </table:table-cell>
          <table:table-cell office:value-type="float" office:value="2.12391" calcext:value-type="float">
            <text:p>2.12391</text:p>
          </table:table-cell>
          <table:table-cell office:value-type="float" office:value="1.98085" calcext:value-type="float">
            <text:p>1.98085</text:p>
          </table:table-cell>
          <table:table-cell office:value-type="float" office:value="1.77908" calcext:value-type="float">
            <text:p>1.77908</text:p>
          </table:table-cell>
          <table:table-cell office:value-type="float" office:value="1.62753" calcext:value-type="float">
            <text:p>1.62753</text:p>
          </table:table-cell>
          <table:table-cell office:value-type="float" office:value="2.02343" calcext:value-type="float">
            <text:p>2.02343</text:p>
          </table:table-cell>
          <table:table-cell office:value-type="float" office:value="1.92783" calcext:value-type="float">
            <text:p>1.92783</text:p>
          </table:table-cell>
          <table:table-cell office:value-type="float" office:value="1.32238" calcext:value-type="float">
            <text:p>1.32238</text:p>
          </table:table-cell>
          <table:table-cell office:value-type="float" office:value="1.22341" calcext:value-type="float">
            <text:p>1.22341</text:p>
          </table:table-cell>
          <table:table-cell office:value-type="float" office:value="1.22437" calcext:value-type="float">
            <text:p>1.22437</text:p>
          </table:table-cell>
          <table:table-cell office:value-type="float" office:value="0.946338" calcext:value-type="float">
            <text:p>0.946338</text:p>
          </table:table-cell>
          <table:table-cell office:value-type="float" office:value="1.10283" calcext:value-type="float">
            <text:p>1.10283</text:p>
          </table:table-cell>
          <table:table-cell office:value-type="float" office:value="0.953914" calcext:value-type="float">
            <text:p>0.953914</text:p>
          </table:table-cell>
          <table:table-cell office:value-type="float" office:value="0.811382" calcext:value-type="float">
            <text:p>0.811382</text:p>
          </table:table-cell>
          <table:table-cell office:value-type="float" office:value="0.666685" calcext:value-type="float">
            <text:p>0.666685</text:p>
          </table:table-cell>
          <table:table-cell office:value-type="float" office:value="0.473629" calcext:value-type="float">
            <text:p>0.473629</text:p>
          </table:table-cell>
          <table:table-cell office:value-type="float" office:value="0.609662" calcext:value-type="float">
            <text:p>0.609662</text:p>
          </table:table-cell>
          <table:table-cell office:value-type="float" office:value="0.24669" calcext:value-type="float">
            <text:p>0.24669</text:p>
          </table:table-cell>
          <table:table-cell office:value-type="float" office:value="2.25383" calcext:value-type="float">
            <text:p>2.25383</text:p>
          </table:table-cell>
          <table:table-cell office:value-type="float" office:value="2.16352" calcext:value-type="float">
            <text:p>2.16352</text:p>
          </table:table-cell>
          <table:table-cell office:value-type="float" office:value="2.06374" calcext:value-type="float">
            <text:p>2.06374</text:p>
          </table:table-cell>
          <table:table-cell office:value-type="float" office:value="1.5463" calcext:value-type="float">
            <text:p>1.5463</text:p>
          </table:table-cell>
          <table:table-cell office:value-type="float" office:value="1.3177" calcext:value-type="float">
            <text:p>1.3177</text:p>
          </table:table-cell>
          <table:table-cell office:value-type="float" office:value="0.632949" calcext:value-type="float">
            <text:p>0.632949</text:p>
          </table:table-cell>
          <table:table-cell office:value-type="float" office:value="0.667823" calcext:value-type="float">
            <text:p>0.667823</text:p>
          </table:table-cell>
          <table:table-cell office:value-type="float" office:value="0.721933" calcext:value-type="float">
            <text:p>0.721933</text:p>
          </table:table-cell>
          <table:table-cell office:value-type="float" office:value="0.792319" calcext:value-type="float">
            <text:p>0.792319</text:p>
          </table:table-cell>
          <table:table-cell office:value-type="float" office:value="0.512585" calcext:value-type="float">
            <text:p>0.512585</text:p>
          </table:table-cell>
          <table:table-cell office:value-type="float" office:value="0.414698" calcext:value-type="float">
            <text:p>0.414698</text:p>
          </table:table-cell>
          <table:table-cell office:value-type="float" office:value="1.90506" calcext:value-type="float">
            <text:p>1.90506</text:p>
          </table:table-cell>
          <table:table-cell office:value-type="float" office:value="1.03153" calcext:value-type="float">
            <text:p>1.03153</text:p>
          </table:table-cell>
          <table:table-cell office:value-type="float" office:value="0.230223" calcext:value-type="float">
            <text:p>0.230223</text:p>
          </table:table-cell>
          <table:table-cell office:value-type="float" office:value="0.243174" calcext:value-type="float">
            <text:p>0.243174</text:p>
          </table:table-cell>
          <table:table-cell office:value-type="float" office:value="0.997832" calcext:value-type="float">
            <text:p>0.997832</text:p>
          </table:table-cell>
          <table:table-cell office:value-type="float" office:value="0.280005" calcext:value-type="float">
            <text:p>0.280005</text:p>
          </table:table-cell>
          <table:table-cell office:value-type="float" office:value="1.54248" calcext:value-type="float">
            <text:p>1.54248</text:p>
          </table:table-cell>
          <table:table-cell table:number-columns-repeated="4"/>
          <table:table-cell table:formula="of:=MIN([.A179:.BL179])" office:value-type="float" office:value="0.141088" calcext:value-type="float">
            <text:p>0.141088</text:p>
          </table:table-cell>
          <table:table-cell table:formula="of:=MAX([.A179:.BL179])" office:value-type="float" office:value="2.25383" calcext:value-type="float">
            <text:p>2.25383</text:p>
          </table:table-cell>
          <table:table-cell table:number-columns-repeated="7"/>
        </table:table-row>
        <table:table-row table:style-name="ro2">
          <table:table-cell office:value-type="float" office:value="0.104696" calcext:value-type="float">
            <text:p>0.104696</text:p>
          </table:table-cell>
          <table:table-cell office:value-type="float" office:value="0.152" calcext:value-type="float">
            <text:p>0.152</text:p>
          </table:table-cell>
          <table:table-cell office:value-type="float" office:value="0.082077" calcext:value-type="float">
            <text:p>0.082077</text:p>
          </table:table-cell>
          <table:table-cell office:value-type="float" office:value="0.093425" calcext:value-type="float">
            <text:p>0.093425</text:p>
          </table:table-cell>
          <table:table-cell office:value-type="float" office:value="0.0802379" calcext:value-type="float">
            <text:p>0.0802379</text:p>
          </table:table-cell>
          <table:table-cell office:value-type="float" office:value="0.101233" calcext:value-type="float">
            <text:p>0.101233</text:p>
          </table:table-cell>
          <table:table-cell office:value-type="float" office:value="0.0778351" calcext:value-type="float">
            <text:p>0.0778351</text:p>
          </table:table-cell>
          <table:table-cell office:value-type="float" office:value="0.099946" calcext:value-type="float">
            <text:p>0.099946</text:p>
          </table:table-cell>
          <table:table-cell office:value-type="float" office:value="0.0775189" calcext:value-type="float">
            <text:p>0.0775189</text:p>
          </table:table-cell>
          <table:table-cell office:value-type="float" office:value="0.098356" calcext:value-type="float">
            <text:p>0.098356</text:p>
          </table:table-cell>
          <table:table-cell office:value-type="float" office:value="0.518847" calcext:value-type="float">
            <text:p>0.518847</text:p>
          </table:table-cell>
          <table:table-cell office:value-type="float" office:value="0.130945" calcext:value-type="float">
            <text:p>0.130945</text:p>
          </table:table-cell>
          <table:table-cell office:value-type="float" office:value="0.74597" calcext:value-type="float">
            <text:p>0.74597</text:p>
          </table:table-cell>
          <table:table-cell office:value-type="float" office:value="0.420612" calcext:value-type="float">
            <text:p>0.420612</text:p>
          </table:table-cell>
          <table:table-cell office:value-type="float" office:value="0.139617" calcext:value-type="float">
            <text:p>0.139617</text:p>
          </table:table-cell>
          <table:table-cell office:value-type="float" office:value="0.379798" calcext:value-type="float">
            <text:p>0.379798</text:p>
          </table:table-cell>
          <table:table-cell office:value-type="float" office:value="0.223616" calcext:value-type="float">
            <text:p>0.223616</text:p>
          </table:table-cell>
          <table:table-cell office:value-type="float" office:value="0.970184" calcext:value-type="float">
            <text:p>0.970184</text:p>
          </table:table-cell>
          <table:table-cell office:value-type="float" office:value="0.937661" calcext:value-type="float">
            <text:p>0.937661</text:p>
          </table:table-cell>
          <table:table-cell office:value-type="float" office:value="0.91113" calcext:value-type="float">
            <text:p>0.91113</text:p>
          </table:table-cell>
          <table:table-cell office:value-type="float" office:value="0.837493" calcext:value-type="float">
            <text:p>0.837493</text:p>
          </table:table-cell>
          <table:table-cell office:value-type="float" office:value="0.346022" calcext:value-type="float">
            <text:p>0.346022</text:p>
          </table:table-cell>
          <table:table-cell office:value-type="float" office:value="0.755315" calcext:value-type="float">
            <text:p>0.755315</text:p>
          </table:table-cell>
          <table:table-cell office:value-type="float" office:value="0.444045" calcext:value-type="float">
            <text:p>0.444045</text:p>
          </table:table-cell>
          <table:table-cell office:value-type="float" office:value="0.67453" calcext:value-type="float">
            <text:p>0.67453</text:p>
          </table:table-cell>
          <table:table-cell office:value-type="float" office:value="0.796479" calcext:value-type="float">
            <text:p>0.796479</text:p>
          </table:table-cell>
          <table:table-cell office:value-type="float" office:value="0.165098" calcext:value-type="float">
            <text:p>0.165098</text:p>
          </table:table-cell>
          <table:table-cell office:value-type="float" office:value="0.540178" calcext:value-type="float">
            <text:p>0.540178</text:p>
          </table:table-cell>
          <table:table-cell office:value-type="float" office:value="0.211871" calcext:value-type="float">
            <text:p>0.211871</text:p>
          </table:table-cell>
          <table:table-cell office:value-type="float" office:value="0.380097" calcext:value-type="float">
            <text:p>0.380097</text:p>
          </table:table-cell>
          <table:table-cell office:value-type="float" office:value="0.102126" calcext:value-type="float">
            <text:p>0.102126</text:p>
          </table:table-cell>
          <table:table-cell office:value-type="float" office:value="0.179233" calcext:value-type="float">
            <text:p>0.179233</text:p>
          </table:table-cell>
          <table:table-cell office:value-type="float" office:value="0.104242" calcext:value-type="float">
            <text:p>0.104242</text:p>
          </table:table-cell>
          <table:table-cell office:value-type="float" office:value="1.26235" calcext:value-type="float">
            <text:p>1.26235</text:p>
          </table:table-cell>
          <table:table-cell office:value-type="float" office:value="0.979968" calcext:value-type="float">
            <text:p>0.979968</text:p>
          </table:table-cell>
          <table:table-cell office:value-type="float" office:value="0.66671" calcext:value-type="float">
            <text:p>0.66671</text:p>
          </table:table-cell>
          <table:table-cell office:value-type="float" office:value="0.603087" calcext:value-type="float">
            <text:p>0.603087</text:p>
          </table:table-cell>
          <table:table-cell office:value-type="float" office:value="0.202911" calcext:value-type="float">
            <text:p>0.202911</text:p>
          </table:table-cell>
          <table:table-cell office:value-type="float" office:value="0.204917" calcext:value-type="float">
            <text:p>0.204917</text:p>
          </table:table-cell>
          <table:table-cell office:value-type="float" office:value="0.27359" calcext:value-type="float">
            <text:p>0.27359</text:p>
          </table:table-cell>
          <table:table-cell office:value-type="float" office:value="0.976219" calcext:value-type="float">
            <text:p>0.976219</text:p>
          </table:table-cell>
          <table:table-cell office:value-type="float" office:value="0.816739" calcext:value-type="float">
            <text:p>0.816739</text:p>
          </table:table-cell>
          <table:table-cell office:value-type="float" office:value="0.14533" calcext:value-type="float">
            <text:p>0.14533</text:p>
          </table:table-cell>
          <table:table-cell office:value-type="float" office:value="0.461338" calcext:value-type="float">
            <text:p>0.461338</text:p>
          </table:table-cell>
          <table:table-cell office:value-type="float" office:value="0.647275" calcext:value-type="float">
            <text:p>0.647275</text:p>
          </table:table-cell>
          <table:table-cell office:value-type="float" office:value="0.229945" calcext:value-type="float">
            <text:p>0.229945</text:p>
          </table:table-cell>
          <table:table-cell office:value-type="float" office:value="0.0732291" calcext:value-type="float">
            <text:p>0.0732291</text:p>
          </table:table-cell>
          <table:table-cell office:value-type="float" office:value="0.189708" calcext:value-type="float">
            <text:p>0.189708</text:p>
          </table:table-cell>
          <table:table-cell office:value-type="float" office:value="0.098402" calcext:value-type="float">
            <text:p>0.098402</text:p>
          </table:table-cell>
          <table:table-cell office:value-type="float" office:value="0.514515" calcext:value-type="float">
            <text:p>0.514515</text:p>
          </table:table-cell>
          <table:table-cell office:value-type="float" office:value="1.17844" calcext:value-type="float">
            <text:p>1.17844</text:p>
          </table:table-cell>
          <table:table-cell office:value-type="float" office:value="0.759362" calcext:value-type="float">
            <text:p>0.759362</text:p>
          </table:table-cell>
          <table:table-cell office:value-type="float" office:value="0.605313" calcext:value-type="float">
            <text:p>0.605313</text:p>
          </table:table-cell>
          <table:table-cell office:value-type="float" office:value="0.297042" calcext:value-type="float">
            <text:p>0.297042</text:p>
          </table:table-cell>
          <table:table-cell office:value-type="float" office:value="0.636247" calcext:value-type="float">
            <text:p>0.636247</text:p>
          </table:table-cell>
          <table:table-cell office:value-type="float" office:value="1.03615" calcext:value-type="float">
            <text:p>1.03615</text:p>
          </table:table-cell>
          <table:table-cell office:value-type="float" office:value="0.472281" calcext:value-type="float">
            <text:p>0.472281</text:p>
          </table:table-cell>
          <table:table-cell office:value-type="float" office:value="0.060719" calcext:value-type="float">
            <text:p>0.060719</text:p>
          </table:table-cell>
          <table:table-cell office:value-type="float" office:value="0.530272" calcext:value-type="float">
            <text:p>0.530272</text:p>
          </table:table-cell>
          <table:table-cell office:value-type="float" office:value="0.536159" calcext:value-type="float">
            <text:p>0.536159</text:p>
          </table:table-cell>
          <table:table-cell office:value-type="float" office:value="0.695479" calcext:value-type="float">
            <text:p>0.695479</text:p>
          </table:table-cell>
          <table:table-cell office:value-type="float" office:value="0.192063" calcext:value-type="float">
            <text:p>0.192063</text:p>
          </table:table-cell>
          <table:table-cell office:value-type="float" office:value="0.170426" calcext:value-type="float">
            <text:p>0.170426</text:p>
          </table:table-cell>
          <table:table-cell office:value-type="float" office:value="0.403426" calcext:value-type="float">
            <text:p>0.403426</text:p>
          </table:table-cell>
          <table:table-cell table:number-columns-repeated="4"/>
          <table:table-cell table:formula="of:=MIN([.A180:.BL180])" office:value-type="float" office:value="0.060719" calcext:value-type="float">
            <text:p>0.060719</text:p>
          </table:table-cell>
          <table:table-cell table:formula="of:=MAX([.A180:.BL180])" office:value-type="float" office:value="1.26235" calcext:value-type="float">
            <text:p>1.26235</text:p>
          </table:table-cell>
          <table:table-cell table:number-columns-repeated="7"/>
        </table:table-row>
        <table:table-row table:style-name="ro2">
          <table:table-cell office:value-type="float" office:value="0.141837" calcext:value-type="float">
            <text:p>0.141837</text:p>
          </table:table-cell>
          <table:table-cell office:value-type="float" office:value="0.146473" calcext:value-type="float">
            <text:p>0.146473</text:p>
          </table:table-cell>
          <table:table-cell office:value-type="float" office:value="0.14726" calcext:value-type="float">
            <text:p>0.14726</text:p>
          </table:table-cell>
          <table:table-cell office:value-type="float" office:value="0.452058" calcext:value-type="float">
            <text:p>0.452058</text:p>
          </table:table-cell>
          <table:table-cell office:value-type="float" office:value="0.336678" calcext:value-type="float">
            <text:p>0.336678</text:p>
          </table:table-cell>
          <table:table-cell office:value-type="float" office:value="0.210859" calcext:value-type="float">
            <text:p>0.210859</text:p>
          </table:table-cell>
          <table:table-cell office:value-type="float" office:value="0.117464" calcext:value-type="float">
            <text:p>0.117464</text:p>
          </table:table-cell>
          <table:table-cell office:value-type="float" office:value="0.113098" calcext:value-type="float">
            <text:p>0.113098</text:p>
          </table:table-cell>
          <table:table-cell office:value-type="float" office:value="0.104087" calcext:value-type="float">
            <text:p>0.104087</text:p>
          </table:table-cell>
          <table:table-cell office:value-type="float" office:value="0.112656" calcext:value-type="float">
            <text:p>0.112656</text:p>
          </table:table-cell>
          <table:table-cell office:value-type="float" office:value="0.133268" calcext:value-type="float">
            <text:p>0.133268</text:p>
          </table:table-cell>
          <table:table-cell office:value-type="float" office:value="0.186074" calcext:value-type="float">
            <text:p>0.186074</text:p>
          </table:table-cell>
          <table:table-cell office:value-type="float" office:value="0.114656" calcext:value-type="float">
            <text:p>0.114656</text:p>
          </table:table-cell>
          <table:table-cell office:value-type="float" office:value="0.195354" calcext:value-type="float">
            <text:p>0.195354</text:p>
          </table:table-cell>
          <table:table-cell office:value-type="float" office:value="0.152332" calcext:value-type="float">
            <text:p>0.152332</text:p>
          </table:table-cell>
          <table:table-cell office:value-type="float" office:value="0.113678" calcext:value-type="float">
            <text:p>0.113678</text:p>
          </table:table-cell>
          <table:table-cell office:value-type="float" office:value="1.34352" calcext:value-type="float">
            <text:p>1.34352</text:p>
          </table:table-cell>
          <table:table-cell office:value-type="float" office:value="1.21329" calcext:value-type="float">
            <text:p>1.21329</text:p>
          </table:table-cell>
          <table:table-cell office:value-type="float" office:value="1.06838" calcext:value-type="float">
            <text:p>1.06838</text:p>
          </table:table-cell>
          <table:table-cell office:value-type="float" office:value="0.935012" calcext:value-type="float">
            <text:p>0.935012</text:p>
          </table:table-cell>
          <table:table-cell office:value-type="float" office:value="0.818723" calcext:value-type="float">
            <text:p>0.818723</text:p>
          </table:table-cell>
          <table:table-cell office:value-type="float" office:value="0.716813" calcext:value-type="float">
            <text:p>0.716813</text:p>
          </table:table-cell>
          <table:table-cell office:value-type="float" office:value="0.568096" calcext:value-type="float">
            <text:p>0.568096</text:p>
          </table:table-cell>
          <table:table-cell office:value-type="float" office:value="0.246022" calcext:value-type="float">
            <text:p>0.246022</text:p>
          </table:table-cell>
          <table:table-cell office:value-type="float" office:value="0.590228" calcext:value-type="float">
            <text:p>0.590228</text:p>
          </table:table-cell>
          <table:table-cell office:value-type="float" office:value="0.54265" calcext:value-type="float">
            <text:p>0.54265</text:p>
          </table:table-cell>
          <table:table-cell office:value-type="float" office:value="1.50446" calcext:value-type="float">
            <text:p>1.50446</text:p>
          </table:table-cell>
          <table:table-cell office:value-type="float" office:value="1.36227" calcext:value-type="float">
            <text:p>1.36227</text:p>
          </table:table-cell>
          <table:table-cell office:value-type="float" office:value="1.21869" calcext:value-type="float">
            <text:p>1.21869</text:p>
          </table:table-cell>
          <table:table-cell office:value-type="float" office:value="0.461925" calcext:value-type="float">
            <text:p>0.461925</text:p>
          </table:table-cell>
          <table:table-cell office:value-type="float" office:value="0.406836" calcext:value-type="float">
            <text:p>0.406836</text:p>
          </table:table-cell>
          <table:table-cell office:value-type="float" office:value="0.288668" calcext:value-type="float">
            <text:p>0.288668</text:p>
          </table:table-cell>
          <table:table-cell office:value-type="float" office:value="0.167223" calcext:value-type="float">
            <text:p>0.167223</text:p>
          </table:table-cell>
          <table:table-cell office:value-type="float" office:value="0.105041" calcext:value-type="float">
            <text:p>0.105041</text:p>
          </table:table-cell>
          <table:table-cell office:value-type="float" office:value="1.25333" calcext:value-type="float">
            <text:p>1.25333</text:p>
          </table:table-cell>
          <table:table-cell office:value-type="float" office:value="1.14511" calcext:value-type="float">
            <text:p>1.14511</text:p>
          </table:table-cell>
          <table:table-cell office:value-type="float" office:value="0.927749" calcext:value-type="float">
            <text:p>0.927749</text:p>
          </table:table-cell>
          <table:table-cell office:value-type="float" office:value="0.780323" calcext:value-type="float">
            <text:p>0.780323</text:p>
          </table:table-cell>
          <table:table-cell office:value-type="float" office:value="0.711284" calcext:value-type="float">
            <text:p>0.711284</text:p>
          </table:table-cell>
          <table:table-cell office:value-type="float" office:value="0.986305" calcext:value-type="float">
            <text:p>0.986305</text:p>
          </table:table-cell>
          <table:table-cell office:value-type="float" office:value="0.554505" calcext:value-type="float">
            <text:p>0.554505</text:p>
          </table:table-cell>
          <table:table-cell office:value-type="float" office:value="1.45793" calcext:value-type="float">
            <text:p>1.45793</text:p>
          </table:table-cell>
          <table:table-cell office:value-type="float" office:value="0.977423" calcext:value-type="float">
            <text:p>0.977423</text:p>
          </table:table-cell>
          <table:table-cell office:value-type="float" office:value="0.581714" calcext:value-type="float">
            <text:p>0.581714</text:p>
          </table:table-cell>
          <table:table-cell office:value-type="float" office:value="0.268443" calcext:value-type="float">
            <text:p>0.268443</text:p>
          </table:table-cell>
          <table:table-cell office:value-type="float" office:value="0.699426" calcext:value-type="float">
            <text:p>0.699426</text:p>
          </table:table-cell>
          <table:table-cell office:value-type="float" office:value="0.735891" calcext:value-type="float">
            <text:p>0.735891</text:p>
          </table:table-cell>
          <table:table-cell office:value-type="float" office:value="0.734246" calcext:value-type="float">
            <text:p>0.734246</text:p>
          </table:table-cell>
          <table:table-cell office:value-type="float" office:value="0.206161" calcext:value-type="float">
            <text:p>0.206161</text:p>
          </table:table-cell>
          <table:table-cell office:value-type="float" office:value="0.525474" calcext:value-type="float">
            <text:p>0.525474</text:p>
          </table:table-cell>
          <table:table-cell office:value-type="float" office:value="0.83393" calcext:value-type="float">
            <text:p>0.83393</text:p>
          </table:table-cell>
          <table:table-cell office:value-type="float" office:value="0.229472" calcext:value-type="float">
            <text:p>0.229472</text:p>
          </table:table-cell>
          <table:table-cell office:value-type="float" office:value="0.758253" calcext:value-type="float">
            <text:p>0.758253</text:p>
          </table:table-cell>
          <table:table-cell office:value-type="float" office:value="0.748705" calcext:value-type="float">
            <text:p>0.748705</text:p>
          </table:table-cell>
          <table:table-cell office:value-type="float" office:value="1.57035" calcext:value-type="float">
            <text:p>1.57035</text:p>
          </table:table-cell>
          <table:table-cell office:value-type="float" office:value="0.467962" calcext:value-type="float">
            <text:p>0.467962</text:p>
          </table:table-cell>
          <table:table-cell office:value-type="float" office:value="0.910286" calcext:value-type="float">
            <text:p>0.910286</text:p>
          </table:table-cell>
          <table:table-cell office:value-type="float" office:value="2.11094" calcext:value-type="float">
            <text:p>2.11094</text:p>
          </table:table-cell>
          <table:table-cell office:value-type="float" office:value="0.650313" calcext:value-type="float">
            <text:p>0.650313</text:p>
          </table:table-cell>
          <table:table-cell office:value-type="float" office:value="0.282631" calcext:value-type="float">
            <text:p>0.282631</text:p>
          </table:table-cell>
          <table:table-cell office:value-type="float" office:value="0.099875" calcext:value-type="float">
            <text:p>0.099875</text:p>
          </table:table-cell>
          <table:table-cell office:value-type="float" office:value="0.320555" calcext:value-type="float">
            <text:p>0.320555</text:p>
          </table:table-cell>
          <table:table-cell office:value-type="float" office:value="0.200235" calcext:value-type="float">
            <text:p>0.200235</text:p>
          </table:table-cell>
          <table:table-cell office:value-type="float" office:value="0.474953" calcext:value-type="float">
            <text:p>0.474953</text:p>
          </table:table-cell>
          <table:table-cell table:number-columns-repeated="4"/>
          <table:table-cell table:formula="of:=MIN([.A181:.BL181])" office:value-type="float" office:value="0.099875" calcext:value-type="float">
            <text:p>0.099875</text:p>
          </table:table-cell>
          <table:table-cell table:formula="of:=MAX([.A181:.BL181])" office:value-type="float" office:value="2.11094" calcext:value-type="float">
            <text:p>2.11094</text:p>
          </table:table-cell>
          <table:table-cell table:number-columns-repeated="7"/>
        </table:table-row>
        <table:table-row table:style-name="ro2">
          <table:table-cell office:value-type="float" office:value="0.133356" calcext:value-type="float">
            <text:p>0.133356</text:p>
          </table:table-cell>
          <table:table-cell office:value-type="float" office:value="0.113568" calcext:value-type="float">
            <text:p>0.113568</text:p>
          </table:table-cell>
          <table:table-cell office:value-type="float" office:value="0.113746" calcext:value-type="float">
            <text:p>0.113746</text:p>
          </table:table-cell>
          <table:table-cell office:value-type="float" office:value="0.453238" calcext:value-type="float">
            <text:p>0.453238</text:p>
          </table:table-cell>
          <table:table-cell office:value-type="float" office:value="0.144395" calcext:value-type="float">
            <text:p>0.144395</text:p>
          </table:table-cell>
          <table:table-cell office:value-type="float" office:value="0.22749" calcext:value-type="float">
            <text:p>0.22749</text:p>
          </table:table-cell>
          <table:table-cell office:value-type="float" office:value="0.37883" calcext:value-type="float">
            <text:p>0.37883</text:p>
          </table:table-cell>
          <table:table-cell office:value-type="float" office:value="0.261498" calcext:value-type="float">
            <text:p>0.261498</text:p>
          </table:table-cell>
          <table:table-cell office:value-type="float" office:value="0.278998" calcext:value-type="float">
            <text:p>0.278998</text:p>
          </table:table-cell>
          <table:table-cell office:value-type="float" office:value="0.290964" calcext:value-type="float">
            <text:p>0.290964</text:p>
          </table:table-cell>
          <table:table-cell office:value-type="float" office:value="0.283896" calcext:value-type="float">
            <text:p>0.283896</text:p>
          </table:table-cell>
          <table:table-cell office:value-type="float" office:value="0.277272" calcext:value-type="float">
            <text:p>0.277272</text:p>
          </table:table-cell>
          <table:table-cell office:value-type="float" office:value="0.283683" calcext:value-type="float">
            <text:p>0.283683</text:p>
          </table:table-cell>
          <table:table-cell office:value-type="float" office:value="1.31737" calcext:value-type="float">
            <text:p>1.31737</text:p>
          </table:table-cell>
          <table:table-cell office:value-type="float" office:value="1.19137" calcext:value-type="float">
            <text:p>1.19137</text:p>
          </table:table-cell>
          <table:table-cell office:value-type="float" office:value="1.0842" calcext:value-type="float">
            <text:p>1.0842</text:p>
          </table:table-cell>
          <table:table-cell office:value-type="float" office:value="0.995817" calcext:value-type="float">
            <text:p>0.995817</text:p>
          </table:table-cell>
          <table:table-cell office:value-type="float" office:value="0.910966" calcext:value-type="float">
            <text:p>0.910966</text:p>
          </table:table-cell>
          <table:table-cell office:value-type="float" office:value="0.803415" calcext:value-type="float">
            <text:p>0.803415</text:p>
          </table:table-cell>
          <table:table-cell office:value-type="float" office:value="0.776281" calcext:value-type="float">
            <text:p>0.776281</text:p>
          </table:table-cell>
          <table:table-cell office:value-type="float" office:value="0.747805" calcext:value-type="float">
            <text:p>0.747805</text:p>
          </table:table-cell>
          <table:table-cell office:value-type="float" office:value="0.671026" calcext:value-type="float">
            <text:p>0.671026</text:p>
          </table:table-cell>
          <table:table-cell office:value-type="float" office:value="0.616617" calcext:value-type="float">
            <text:p>0.616617</text:p>
          </table:table-cell>
          <table:table-cell office:value-type="float" office:value="0.573669" calcext:value-type="float">
            <text:p>0.573669</text:p>
          </table:table-cell>
          <table:table-cell office:value-type="float" office:value="0.541487" calcext:value-type="float">
            <text:p>0.541487</text:p>
          </table:table-cell>
          <table:table-cell office:value-type="float" office:value="1.62117" calcext:value-type="float">
            <text:p>1.62117</text:p>
          </table:table-cell>
          <table:table-cell office:value-type="float" office:value="0.551815" calcext:value-type="float">
            <text:p>0.551815</text:p>
          </table:table-cell>
          <table:table-cell office:value-type="float" office:value="0.611187" calcext:value-type="float">
            <text:p>0.611187</text:p>
          </table:table-cell>
          <table:table-cell office:value-type="float" office:value="1.84724" calcext:value-type="float">
            <text:p>1.84724</text:p>
          </table:table-cell>
          <table:table-cell office:value-type="float" office:value="1.7224" calcext:value-type="float">
            <text:p>1.7224</text:p>
          </table:table-cell>
          <table:table-cell office:value-type="float" office:value="1.61111" calcext:value-type="float">
            <text:p>1.61111</text:p>
          </table:table-cell>
          <table:table-cell office:value-type="float" office:value="1.51299" calcext:value-type="float">
            <text:p>1.51299</text:p>
          </table:table-cell>
          <table:table-cell office:value-type="float" office:value="1.42126" calcext:value-type="float">
            <text:p>1.42126</text:p>
          </table:table-cell>
          <table:table-cell office:value-type="float" office:value="1.30026" calcext:value-type="float">
            <text:p>1.30026</text:p>
          </table:table-cell>
          <table:table-cell office:value-type="float" office:value="0.629877" calcext:value-type="float">
            <text:p>0.629877</text:p>
          </table:table-cell>
          <table:table-cell office:value-type="float" office:value="1.20762" calcext:value-type="float">
            <text:p>1.20762</text:p>
          </table:table-cell>
          <table:table-cell office:value-type="float" office:value="1.10877" calcext:value-type="float">
            <text:p>1.10877</text:p>
          </table:table-cell>
          <table:table-cell office:value-type="float" office:value="1.03775" calcext:value-type="float">
            <text:p>1.03775</text:p>
          </table:table-cell>
          <table:table-cell office:value-type="float" office:value="0.637794" calcext:value-type="float">
            <text:p>0.637794</text:p>
          </table:table-cell>
          <table:table-cell office:value-type="float" office:value="0.886802" calcext:value-type="float">
            <text:p>0.886802</text:p>
          </table:table-cell>
          <table:table-cell office:value-type="float" office:value="1.37434" calcext:value-type="float">
            <text:p>1.37434</text:p>
          </table:table-cell>
          <table:table-cell office:value-type="float" office:value="0.643282" calcext:value-type="float">
            <text:p>0.643282</text:p>
          </table:table-cell>
          <table:table-cell office:value-type="float" office:value="0.738897" calcext:value-type="float">
            <text:p>0.738897</text:p>
          </table:table-cell>
          <table:table-cell office:value-type="float" office:value="0.87641" calcext:value-type="float">
            <text:p>0.87641</text:p>
          </table:table-cell>
          <table:table-cell office:value-type="float" office:value="0.926056" calcext:value-type="float">
            <text:p>0.926056</text:p>
          </table:table-cell>
          <table:table-cell office:value-type="float" office:value="0.669627" calcext:value-type="float">
            <text:p>0.669627</text:p>
          </table:table-cell>
          <table:table-cell office:value-type="float" office:value="0.952375" calcext:value-type="float">
            <text:p>0.952375</text:p>
          </table:table-cell>
          <table:table-cell office:value-type="float" office:value="0.947179" calcext:value-type="float">
            <text:p>0.947179</text:p>
          </table:table-cell>
          <table:table-cell office:value-type="float" office:value="0.891154" calcext:value-type="float">
            <text:p>0.891154</text:p>
          </table:table-cell>
          <table:table-cell office:value-type="float" office:value="0.854528" calcext:value-type="float">
            <text:p>0.854528</text:p>
          </table:table-cell>
          <table:table-cell office:value-type="float" office:value="1.70481" calcext:value-type="float">
            <text:p>1.70481</text:p>
          </table:table-cell>
          <table:table-cell office:value-type="float" office:value="1.35924" calcext:value-type="float">
            <text:p>1.35924</text:p>
          </table:table-cell>
          <table:table-cell office:value-type="float" office:value="1.1541" calcext:value-type="float">
            <text:p>1.1541</text:p>
          </table:table-cell>
          <table:table-cell office:value-type="float" office:value="0.720799" calcext:value-type="float">
            <text:p>0.720799</text:p>
          </table:table-cell>
          <table:table-cell office:value-type="float" office:value="0.672251" calcext:value-type="float">
            <text:p>0.672251</text:p>
          </table:table-cell>
          <table:table-cell office:value-type="float" office:value="0.86666" calcext:value-type="float">
            <text:p>0.86666</text:p>
          </table:table-cell>
          <table:table-cell office:value-type="float" office:value="0.669571" calcext:value-type="float">
            <text:p>0.669571</text:p>
          </table:table-cell>
          <table:table-cell office:value-type="float" office:value="1.1052" calcext:value-type="float">
            <text:p>1.1052</text:p>
          </table:table-cell>
          <table:table-cell office:value-type="float" office:value="1.13997" calcext:value-type="float">
            <text:p>1.13997</text:p>
          </table:table-cell>
          <table:table-cell office:value-type="float" office:value="1.16411" calcext:value-type="float">
            <text:p>1.16411</text:p>
          </table:table-cell>
          <table:table-cell office:value-type="float" office:value="1.03249" calcext:value-type="float">
            <text:p>1.03249</text:p>
          </table:table-cell>
          <table:table-cell office:value-type="float" office:value="1.17478" calcext:value-type="float">
            <text:p>1.17478</text:p>
          </table:table-cell>
          <table:table-cell office:value-type="float" office:value="1.18574" calcext:value-type="float">
            <text:p>1.18574</text:p>
          </table:table-cell>
          <table:table-cell office:value-type="float" office:value="1.1457" calcext:value-type="float">
            <text:p>1.1457</text:p>
          </table:table-cell>
          <table:table-cell table:number-columns-repeated="4"/>
          <table:table-cell table:formula="of:=MIN([.A182:.BL182])" office:value-type="float" office:value="0.113568" calcext:value-type="float">
            <text:p>0.113568</text:p>
          </table:table-cell>
          <table:table-cell table:formula="of:=MAX([.A182:.BL182])" office:value-type="float" office:value="1.84724" calcext:value-type="float">
            <text:p>1.84724</text:p>
          </table:table-cell>
          <table:table-cell table:number-columns-repeated="7"/>
        </table:table-row>
        <table:table-row table:style-name="ro2">
          <table:table-cell office:value-type="float" office:value="0.1449" calcext:value-type="float">
            <text:p>0.1449</text:p>
          </table:table-cell>
          <table:table-cell office:value-type="float" office:value="0.233565" calcext:value-type="float">
            <text:p>0.233565</text:p>
          </table:table-cell>
          <table:table-cell office:value-type="float" office:value="0.146337" calcext:value-type="float">
            <text:p>0.146337</text:p>
          </table:table-cell>
          <table:table-cell office:value-type="float" office:value="0.229653" calcext:value-type="float">
            <text:p>0.229653</text:p>
          </table:table-cell>
          <table:table-cell office:value-type="float" office:value="0.148739" calcext:value-type="float">
            <text:p>0.148739</text:p>
          </table:table-cell>
          <table:table-cell office:value-type="float" office:value="0.230341" calcext:value-type="float">
            <text:p>0.230341</text:p>
          </table:table-cell>
          <table:table-cell office:value-type="float" office:value="0.298305" calcext:value-type="float">
            <text:p>0.298305</text:p>
          </table:table-cell>
          <table:table-cell office:value-type="float" office:value="0.16446" calcext:value-type="float">
            <text:p>0.16446</text:p>
          </table:table-cell>
          <table:table-cell office:value-type="float" office:value="0.24942" calcext:value-type="float">
            <text:p>0.24942</text:p>
          </table:table-cell>
          <table:table-cell office:value-type="float" office:value="0.144072" calcext:value-type="float">
            <text:p>0.144072</text:p>
          </table:table-cell>
          <table:table-cell office:value-type="float" office:value="0.200012" calcext:value-type="float">
            <text:p>0.200012</text:p>
          </table:table-cell>
          <table:table-cell office:value-type="float" office:value="0.30217" calcext:value-type="float">
            <text:p>0.30217</text:p>
          </table:table-cell>
          <table:table-cell office:value-type="float" office:value="0.117805" calcext:value-type="float">
            <text:p>0.117805</text:p>
          </table:table-cell>
          <table:table-cell office:value-type="float" office:value="0.276905" calcext:value-type="float">
            <text:p>0.276905</text:p>
          </table:table-cell>
          <table:table-cell office:value-type="float" office:value="0.275995" calcext:value-type="float">
            <text:p>0.275995</text:p>
          </table:table-cell>
          <table:table-cell office:value-type="float" office:value="1.39945" calcext:value-type="float">
            <text:p>1.39945</text:p>
          </table:table-cell>
          <table:table-cell office:value-type="float" office:value="1.54872" calcext:value-type="float">
            <text:p>1.54872</text:p>
          </table:table-cell>
          <table:table-cell office:value-type="float" office:value="1.55187" calcext:value-type="float">
            <text:p>1.55187</text:p>
          </table:table-cell>
          <table:table-cell office:value-type="float" office:value="1.43264" calcext:value-type="float">
            <text:p>1.43264</text:p>
          </table:table-cell>
          <table:table-cell office:value-type="float" office:value="1.34538" calcext:value-type="float">
            <text:p>1.34538</text:p>
          </table:table-cell>
          <table:table-cell office:value-type="float" office:value="1.34676" calcext:value-type="float">
            <text:p>1.34676</text:p>
          </table:table-cell>
          <table:table-cell office:value-type="float" office:value="1.45416" calcext:value-type="float">
            <text:p>1.45416</text:p>
          </table:table-cell>
          <table:table-cell office:value-type="float" office:value="1.22927" calcext:value-type="float">
            <text:p>1.22927</text:p>
          </table:table-cell>
          <table:table-cell office:value-type="float" office:value="1.15005" calcext:value-type="float">
            <text:p>1.15005</text:p>
          </table:table-cell>
          <table:table-cell office:value-type="float" office:value="1.0241" calcext:value-type="float">
            <text:p>1.0241</text:p>
          </table:table-cell>
          <table:table-cell office:value-type="float" office:value="0.943583" calcext:value-type="float">
            <text:p>0.943583</text:p>
          </table:table-cell>
          <table:table-cell office:value-type="float" office:value="0.794817" calcext:value-type="float">
            <text:p>0.794817</text:p>
          </table:table-cell>
          <table:table-cell office:value-type="float" office:value="0.728015" calcext:value-type="float">
            <text:p>0.728015</text:p>
          </table:table-cell>
          <table:table-cell office:value-type="float" office:value="0.624172" calcext:value-type="float">
            <text:p>0.624172</text:p>
          </table:table-cell>
          <table:table-cell office:value-type="float" office:value="0.631495" calcext:value-type="float">
            <text:p>0.631495</text:p>
          </table:table-cell>
          <table:table-cell office:value-type="float" office:value="0.485481" calcext:value-type="float">
            <text:p>0.485481</text:p>
          </table:table-cell>
          <table:table-cell office:value-type="float" office:value="0.602549" calcext:value-type="float">
            <text:p>0.602549</text:p>
          </table:table-cell>
          <table:table-cell office:value-type="float" office:value="0.343979" calcext:value-type="float">
            <text:p>0.343979</text:p>
          </table:table-cell>
          <table:table-cell office:value-type="float" office:value="0.406459" calcext:value-type="float">
            <text:p>0.406459</text:p>
          </table:table-cell>
          <table:table-cell office:value-type="float" office:value="0.125741" calcext:value-type="float">
            <text:p>0.125741</text:p>
          </table:table-cell>
          <table:table-cell office:value-type="float" office:value="1.52261" calcext:value-type="float">
            <text:p>1.52261</text:p>
          </table:table-cell>
          <table:table-cell office:value-type="float" office:value="1.29379" calcext:value-type="float">
            <text:p>1.29379</text:p>
          </table:table-cell>
          <table:table-cell office:value-type="float" office:value="1.29459" calcext:value-type="float">
            <text:p>1.29459</text:p>
          </table:table-cell>
          <table:table-cell office:value-type="float" office:value="1.14788" calcext:value-type="float">
            <text:p>1.14788</text:p>
          </table:table-cell>
          <table:table-cell office:value-type="float" office:value="1.05645" calcext:value-type="float">
            <text:p>1.05645</text:p>
          </table:table-cell>
          <table:table-cell office:value-type="float" office:value="0.79505" calcext:value-type="float">
            <text:p>0.79505</text:p>
          </table:table-cell>
          <table:table-cell office:value-type="float" office:value="0.595627" calcext:value-type="float">
            <text:p>0.595627</text:p>
          </table:table-cell>
          <table:table-cell office:value-type="float" office:value="0.556232" calcext:value-type="float">
            <text:p>0.556232</text:p>
          </table:table-cell>
          <table:table-cell office:value-type="float" office:value="0.491787" calcext:value-type="float">
            <text:p>0.491787</text:p>
          </table:table-cell>
          <table:table-cell office:value-type="float" office:value="0.140487" calcext:value-type="float">
            <text:p>0.140487</text:p>
          </table:table-cell>
          <table:table-cell office:value-type="float" office:value="1.65837" calcext:value-type="float">
            <text:p>1.65837</text:p>
          </table:table-cell>
          <table:table-cell office:value-type="float" office:value="1.18292" calcext:value-type="float">
            <text:p>1.18292</text:p>
          </table:table-cell>
          <table:table-cell office:value-type="float" office:value="0.91661" calcext:value-type="float">
            <text:p>0.91661</text:p>
          </table:table-cell>
          <table:table-cell office:value-type="float" office:value="0.656363" calcext:value-type="float">
            <text:p>0.656363</text:p>
          </table:table-cell>
          <table:table-cell office:value-type="float" office:value="1.85993" calcext:value-type="float">
            <text:p>1.85993</text:p>
          </table:table-cell>
          <table:table-cell office:value-type="float" office:value="0.57536" calcext:value-type="float">
            <text:p>0.57536</text:p>
          </table:table-cell>
          <table:table-cell office:value-type="float" office:value="0.209936" calcext:value-type="float">
            <text:p>0.209936</text:p>
          </table:table-cell>
          <table:table-cell office:value-type="float" office:value="1.44864" calcext:value-type="float">
            <text:p>1.44864</text:p>
          </table:table-cell>
          <table:table-cell office:value-type="float" office:value="0.610132" calcext:value-type="float">
            <text:p>0.610132</text:p>
          </table:table-cell>
          <table:table-cell office:value-type="float" office:value="0.359583" calcext:value-type="float">
            <text:p>0.359583</text:p>
          </table:table-cell>
          <table:table-cell office:value-type="float" office:value="0.15679" calcext:value-type="float">
            <text:p>0.15679</text:p>
          </table:table-cell>
          <table:table-cell office:value-type="float" office:value="0.191049" calcext:value-type="float">
            <text:p>0.191049</text:p>
          </table:table-cell>
          <table:table-cell office:value-type="float" office:value="0.110068" calcext:value-type="float">
            <text:p>0.110068</text:p>
          </table:table-cell>
          <table:table-cell office:value-type="float" office:value="0.127081" calcext:value-type="float">
            <text:p>0.127081</text:p>
          </table:table-cell>
          <table:table-cell office:value-type="float" office:value="0.295703" calcext:value-type="float">
            <text:p>0.295703</text:p>
          </table:table-cell>
          <table:table-cell office:value-type="float" office:value="0.411476" calcext:value-type="float">
            <text:p>0.411476</text:p>
          </table:table-cell>
          <table:table-cell office:value-type="float" office:value="0.10726" calcext:value-type="float">
            <text:p>0.10726</text:p>
          </table:table-cell>
          <table:table-cell office:value-type="float" office:value="0.114218" calcext:value-type="float">
            <text:p>0.114218</text:p>
          </table:table-cell>
          <table:table-cell office:value-type="float" office:value="0.0891051" calcext:value-type="float">
            <text:p>0.0891051</text:p>
          </table:table-cell>
          <table:table-cell table:number-columns-repeated="4"/>
          <table:table-cell table:formula="of:=MIN([.A183:.BL183])" office:value-type="float" office:value="0.0891051" calcext:value-type="float">
            <text:p>0.0891051</text:p>
          </table:table-cell>
          <table:table-cell table:formula="of:=MAX([.A183:.BL183])" office:value-type="float" office:value="1.85993" calcext:value-type="float">
            <text:p>1.85993</text:p>
          </table:table-cell>
          <table:table-cell table:number-columns-repeated="7"/>
        </table:table-row>
        <table:table-row table:style-name="ro2">
          <table:table-cell office:value-type="float" office:value="0.103948" calcext:value-type="float">
            <text:p>0.103948</text:p>
          </table:table-cell>
          <table:table-cell office:value-type="float" office:value="0.148707" calcext:value-type="float">
            <text:p>0.148707</text:p>
          </table:table-cell>
          <table:table-cell office:value-type="float" office:value="0.232981" calcext:value-type="float">
            <text:p>0.232981</text:p>
          </table:table-cell>
          <table:table-cell office:value-type="float" office:value="0.136374" calcext:value-type="float">
            <text:p>0.136374</text:p>
          </table:table-cell>
          <table:table-cell office:value-type="float" office:value="0.218468" calcext:value-type="float">
            <text:p>0.218468</text:p>
          </table:table-cell>
          <table:table-cell office:value-type="float" office:value="0.0840721" calcext:value-type="float">
            <text:p>0.0840721</text:p>
          </table:table-cell>
          <table:table-cell office:value-type="float" office:value="0.107218" calcext:value-type="float">
            <text:p>0.107218</text:p>
          </table:table-cell>
          <table:table-cell office:value-type="float" office:value="0.181679" calcext:value-type="float">
            <text:p>0.181679</text:p>
          </table:table-cell>
          <table:table-cell office:value-type="float" office:value="0.181569" calcext:value-type="float">
            <text:p>0.181569</text:p>
          </table:table-cell>
          <table:table-cell office:value-type="float" office:value="0.13347" calcext:value-type="float">
            <text:p>0.13347</text:p>
          </table:table-cell>
          <table:table-cell office:value-type="float" office:value="0.162033" calcext:value-type="float">
            <text:p>0.162033</text:p>
          </table:table-cell>
          <table:table-cell office:value-type="float" office:value="0.228091" calcext:value-type="float">
            <text:p>0.228091</text:p>
          </table:table-cell>
          <table:table-cell office:value-type="float" office:value="0.781688" calcext:value-type="float">
            <text:p>0.781688</text:p>
          </table:table-cell>
          <table:table-cell office:value-type="float" office:value="0.72936" calcext:value-type="float">
            <text:p>0.72936</text:p>
          </table:table-cell>
          <table:table-cell office:value-type="float" office:value="0.703019" calcext:value-type="float">
            <text:p>0.703019</text:p>
          </table:table-cell>
          <table:table-cell office:value-type="float" office:value="0.647041" calcext:value-type="float">
            <text:p>0.647041</text:p>
          </table:table-cell>
          <table:table-cell office:value-type="float" office:value="0.597972" calcext:value-type="float">
            <text:p>0.597972</text:p>
          </table:table-cell>
          <table:table-cell office:value-type="float" office:value="0.502099" calcext:value-type="float">
            <text:p>0.502099</text:p>
          </table:table-cell>
          <table:table-cell office:value-type="float" office:value="0.261124" calcext:value-type="float">
            <text:p>0.261124</text:p>
          </table:table-cell>
          <table:table-cell office:value-type="float" office:value="0.435711" calcext:value-type="float">
            <text:p>0.435711</text:p>
          </table:table-cell>
          <table:table-cell office:value-type="float" office:value="0.46933" calcext:value-type="float">
            <text:p>0.46933</text:p>
          </table:table-cell>
          <table:table-cell office:value-type="float" office:value="0.486929" calcext:value-type="float">
            <text:p>0.486929</text:p>
          </table:table-cell>
          <table:table-cell office:value-type="float" office:value="0.276396" calcext:value-type="float">
            <text:p>0.276396</text:p>
          </table:table-cell>
          <table:table-cell office:value-type="float" office:value="0.561905" calcext:value-type="float">
            <text:p>0.561905</text:p>
          </table:table-cell>
          <table:table-cell office:value-type="float" office:value="0.174651" calcext:value-type="float">
            <text:p>0.174651</text:p>
          </table:table-cell>
          <table:table-cell office:value-type="float" office:value="0.654702" calcext:value-type="float">
            <text:p>0.654702</text:p>
          </table:table-cell>
          <table:table-cell office:value-type="float" office:value="0.661139" calcext:value-type="float">
            <text:p>0.661139</text:p>
          </table:table-cell>
          <table:table-cell office:value-type="float" office:value="0.617583" calcext:value-type="float">
            <text:p>0.617583</text:p>
          </table:table-cell>
          <table:table-cell office:value-type="float" office:value="0.558483" calcext:value-type="float">
            <text:p>0.558483</text:p>
          </table:table-cell>
          <table:table-cell office:value-type="float" office:value="0.513749" calcext:value-type="float">
            <text:p>0.513749</text:p>
          </table:table-cell>
          <table:table-cell office:value-type="float" office:value="0.331053" calcext:value-type="float">
            <text:p>0.331053</text:p>
          </table:table-cell>
          <table:table-cell office:value-type="float" office:value="0.496991" calcext:value-type="float">
            <text:p>0.496991</text:p>
          </table:table-cell>
          <table:table-cell office:value-type="float" office:value="0.487126" calcext:value-type="float">
            <text:p>0.487126</text:p>
          </table:table-cell>
          <table:table-cell office:value-type="float" office:value="0.384387" calcext:value-type="float">
            <text:p>0.384387</text:p>
          </table:table-cell>
          <table:table-cell office:value-type="float" office:value="0.299507" calcext:value-type="float">
            <text:p>0.299507</text:p>
          </table:table-cell>
          <table:table-cell office:value-type="float" office:value="0.997138" calcext:value-type="float">
            <text:p>0.997138</text:p>
          </table:table-cell>
          <table:table-cell office:value-type="float" office:value="1.40517" calcext:value-type="float">
            <text:p>1.40517</text:p>
          </table:table-cell>
          <table:table-cell office:value-type="float" office:value="0.379874" calcext:value-type="float">
            <text:p>0.379874</text:p>
          </table:table-cell>
          <table:table-cell office:value-type="float" office:value="1.24465" calcext:value-type="float">
            <text:p>1.24465</text:p>
          </table:table-cell>
          <table:table-cell office:value-type="float" office:value="1.29691" calcext:value-type="float">
            <text:p>1.29691</text:p>
          </table:table-cell>
          <table:table-cell office:value-type="float" office:value="1.1908" calcext:value-type="float">
            <text:p>1.1908</text:p>
          </table:table-cell>
          <table:table-cell office:value-type="float" office:value="1.12274" calcext:value-type="float">
            <text:p>1.12274</text:p>
          </table:table-cell>
          <table:table-cell office:value-type="float" office:value="0.485721" calcext:value-type="float">
            <text:p>0.485721</text:p>
          </table:table-cell>
          <table:table-cell office:value-type="float" office:value="0.354339" calcext:value-type="float">
            <text:p>0.354339</text:p>
          </table:table-cell>
          <table:table-cell office:value-type="float" office:value="1.29654" calcext:value-type="float">
            <text:p>1.29654</text:p>
          </table:table-cell>
          <table:table-cell office:value-type="float" office:value="0.306515" calcext:value-type="float">
            <text:p>0.306515</text:p>
          </table:table-cell>
          <table:table-cell office:value-type="float" office:value="0.154697" calcext:value-type="float">
            <text:p>0.154697</text:p>
          </table:table-cell>
          <table:table-cell office:value-type="float" office:value="1.88899" calcext:value-type="float">
            <text:p>1.88899</text:p>
          </table:table-cell>
          <table:table-cell office:value-type="float" office:value="0.305979" calcext:value-type="float">
            <text:p>0.305979</text:p>
          </table:table-cell>
          <table:table-cell office:value-type="float" office:value="0.243939" calcext:value-type="float">
            <text:p>0.243939</text:p>
          </table:table-cell>
          <table:table-cell office:value-type="float" office:value="2.14927" calcext:value-type="float">
            <text:p>2.14927</text:p>
          </table:table-cell>
          <table:table-cell office:value-type="float" office:value="0.105052" calcext:value-type="float">
            <text:p>0.105052</text:p>
          </table:table-cell>
          <table:table-cell office:value-type="float" office:value="0.058562" calcext:value-type="float">
            <text:p>0.058562</text:p>
          </table:table-cell>
          <table:table-cell office:value-type="float" office:value="0.192031" calcext:value-type="float">
            <text:p>0.192031</text:p>
          </table:table-cell>
          <table:table-cell office:value-type="float" office:value="0.366016" calcext:value-type="float">
            <text:p>0.366016</text:p>
          </table:table-cell>
          <table:table-cell office:value-type="float" office:value="0.2931" calcext:value-type="float">
            <text:p>0.2931</text:p>
          </table:table-cell>
          <table:table-cell office:value-type="float" office:value="0.365752" calcext:value-type="float">
            <text:p>0.365752</text:p>
          </table:table-cell>
          <table:table-cell office:value-type="float" office:value="0.652045" calcext:value-type="float">
            <text:p>0.652045</text:p>
          </table:table-cell>
          <table:table-cell office:value-type="float" office:value="0.445995" calcext:value-type="float">
            <text:p>0.445995</text:p>
          </table:table-cell>
          <table:table-cell office:value-type="float" office:value="0.178548" calcext:value-type="float">
            <text:p>0.178548</text:p>
          </table:table-cell>
          <table:table-cell office:value-type="float" office:value="0.150334" calcext:value-type="float">
            <text:p>0.150334</text:p>
          </table:table-cell>
          <table:table-cell office:value-type="float" office:value="0.134537" calcext:value-type="float">
            <text:p>0.134537</text:p>
          </table:table-cell>
          <table:table-cell office:value-type="float" office:value="0.280382" calcext:value-type="float">
            <text:p>0.280382</text:p>
          </table:table-cell>
          <table:table-cell office:value-type="float" office:value="0.110746" calcext:value-type="float">
            <text:p>0.110746</text:p>
          </table:table-cell>
          <table:table-cell table:number-columns-repeated="4"/>
          <table:table-cell table:formula="of:=MIN([.A184:.BL184])" office:value-type="float" office:value="0.058562" calcext:value-type="float">
            <text:p>0.058562</text:p>
          </table:table-cell>
          <table:table-cell table:formula="of:=MAX([.A184:.BL184])" office:value-type="float" office:value="2.14927" calcext:value-type="float">
            <text:p>2.14927</text:p>
          </table:table-cell>
          <table:table-cell table:number-columns-repeated="7"/>
        </table:table-row>
        <table:table-row table:style-name="ro2">
          <table:table-cell office:value-type="float" office:value="0.134427" calcext:value-type="float">
            <text:p>0.134427</text:p>
          </table:table-cell>
          <table:table-cell office:value-type="float" office:value="0.172927" calcext:value-type="float">
            <text:p>0.172927</text:p>
          </table:table-cell>
          <table:table-cell office:value-type="float" office:value="0.270554" calcext:value-type="float">
            <text:p>0.270554</text:p>
          </table:table-cell>
          <table:table-cell office:value-type="float" office:value="0.312266" calcext:value-type="float">
            <text:p>0.312266</text:p>
          </table:table-cell>
          <table:table-cell office:value-type="float" office:value="0.115107" calcext:value-type="float">
            <text:p>0.115107</text:p>
          </table:table-cell>
          <table:table-cell office:value-type="float" office:value="0.272168" calcext:value-type="float">
            <text:p>0.272168</text:p>
          </table:table-cell>
          <table:table-cell office:value-type="float" office:value="0.209217" calcext:value-type="float">
            <text:p>0.209217</text:p>
          </table:table-cell>
          <table:table-cell office:value-type="float" office:value="0.310504" calcext:value-type="float">
            <text:p>0.310504</text:p>
          </table:table-cell>
          <table:table-cell office:value-type="float" office:value="0.553792" calcext:value-type="float">
            <text:p>0.553792</text:p>
          </table:table-cell>
          <table:table-cell office:value-type="float" office:value="0.204306" calcext:value-type="float">
            <text:p>0.204306</text:p>
          </table:table-cell>
          <table:table-cell office:value-type="float" office:value="0.383382" calcext:value-type="float">
            <text:p>0.383382</text:p>
          </table:table-cell>
          <table:table-cell office:value-type="float" office:value="0.203799" calcext:value-type="float">
            <text:p>0.203799</text:p>
          </table:table-cell>
          <table:table-cell office:value-type="float" office:value="0.202296" calcext:value-type="float">
            <text:p>0.202296</text:p>
          </table:table-cell>
          <table:table-cell office:value-type="float" office:value="0.206466" calcext:value-type="float">
            <text:p>0.206466</text:p>
          </table:table-cell>
          <table:table-cell office:value-type="float" office:value="1.06295" calcext:value-type="float">
            <text:p>1.06295</text:p>
          </table:table-cell>
          <table:table-cell office:value-type="float" office:value="1.01244" calcext:value-type="float">
            <text:p>1.01244</text:p>
          </table:table-cell>
          <table:table-cell office:value-type="float" office:value="0.944834" calcext:value-type="float">
            <text:p>0.944834</text:p>
          </table:table-cell>
          <table:table-cell office:value-type="float" office:value="0.951906" calcext:value-type="float">
            <text:p>0.951906</text:p>
          </table:table-cell>
          <table:table-cell office:value-type="float" office:value="0.895469" calcext:value-type="float">
            <text:p>0.895469</text:p>
          </table:table-cell>
          <table:table-cell office:value-type="float" office:value="0.837643" calcext:value-type="float">
            <text:p>0.837643</text:p>
          </table:table-cell>
          <table:table-cell office:value-type="float" office:value="0.741542" calcext:value-type="float">
            <text:p>0.741542</text:p>
          </table:table-cell>
          <table:table-cell office:value-type="float" office:value="0.658064" calcext:value-type="float">
            <text:p>0.658064</text:p>
          </table:table-cell>
          <table:table-cell office:value-type="float" office:value="0.564021" calcext:value-type="float">
            <text:p>0.564021</text:p>
          </table:table-cell>
          <table:table-cell office:value-type="float" office:value="0.494944" calcext:value-type="float">
            <text:p>0.494944</text:p>
          </table:table-cell>
          <table:table-cell office:value-type="float" office:value="0.411363" calcext:value-type="float">
            <text:p>0.411363</text:p>
          </table:table-cell>
          <table:table-cell office:value-type="float" office:value="0.457724" calcext:value-type="float">
            <text:p>0.457724</text:p>
          </table:table-cell>
          <table:table-cell office:value-type="float" office:value="0.446922" calcext:value-type="float">
            <text:p>0.446922</text:p>
          </table:table-cell>
          <table:table-cell office:value-type="float" office:value="0.418824" calcext:value-type="float">
            <text:p>0.418824</text:p>
          </table:table-cell>
          <table:table-cell office:value-type="float" office:value="0.401798" calcext:value-type="float">
            <text:p>0.401798</text:p>
          </table:table-cell>
          <table:table-cell office:value-type="float" office:value="0.265898" calcext:value-type="float">
            <text:p>0.265898</text:p>
          </table:table-cell>
          <table:table-cell office:value-type="float" office:value="1.69385" calcext:value-type="float">
            <text:p>1.69385</text:p>
          </table:table-cell>
          <table:table-cell office:value-type="float" office:value="1.28904" calcext:value-type="float">
            <text:p>1.28904</text:p>
          </table:table-cell>
          <table:table-cell office:value-type="float" office:value="1.19098" calcext:value-type="float">
            <text:p>1.19098</text:p>
          </table:table-cell>
          <table:table-cell office:value-type="float" office:value="1.10838" calcext:value-type="float">
            <text:p>1.10838</text:p>
          </table:table-cell>
          <table:table-cell office:value-type="float" office:value="1.0115" calcext:value-type="float">
            <text:p>1.0115</text:p>
          </table:table-cell>
          <table:table-cell office:value-type="float" office:value="0.929862" calcext:value-type="float">
            <text:p>0.929862</text:p>
          </table:table-cell>
          <table:table-cell office:value-type="float" office:value="0.832536" calcext:value-type="float">
            <text:p>0.832536</text:p>
          </table:table-cell>
          <table:table-cell office:value-type="float" office:value="1.52646" calcext:value-type="float">
            <text:p>1.52646</text:p>
          </table:table-cell>
          <table:table-cell office:value-type="float" office:value="1.50989" calcext:value-type="float">
            <text:p>1.50989</text:p>
          </table:table-cell>
          <table:table-cell office:value-type="float" office:value="1.27397" calcext:value-type="float">
            <text:p>1.27397</text:p>
          </table:table-cell>
          <table:table-cell office:value-type="float" office:value="0.353253" calcext:value-type="float">
            <text:p>0.353253</text:p>
          </table:table-cell>
          <table:table-cell office:value-type="float" office:value="0.623164" calcext:value-type="float">
            <text:p>0.623164</text:p>
          </table:table-cell>
          <table:table-cell office:value-type="float" office:value="1.92488" calcext:value-type="float">
            <text:p>1.92488</text:p>
          </table:table-cell>
          <table:table-cell office:value-type="float" office:value="0.274352" calcext:value-type="float">
            <text:p>0.274352</text:p>
          </table:table-cell>
          <table:table-cell office:value-type="float" office:value="0.691285" calcext:value-type="float">
            <text:p>0.691285</text:p>
          </table:table-cell>
          <table:table-cell office:value-type="float" office:value="0.499549" calcext:value-type="float">
            <text:p>0.499549</text:p>
          </table:table-cell>
          <table:table-cell office:value-type="float" office:value="0.754288" calcext:value-type="float">
            <text:p>0.754288</text:p>
          </table:table-cell>
          <table:table-cell office:value-type="float" office:value="0.748607" calcext:value-type="float">
            <text:p>0.748607</text:p>
          </table:table-cell>
          <table:table-cell office:value-type="float" office:value="0.720914" calcext:value-type="float">
            <text:p>0.720914</text:p>
          </table:table-cell>
          <table:table-cell office:value-type="float" office:value="0.644864" calcext:value-type="float">
            <text:p>0.644864</text:p>
          </table:table-cell>
          <table:table-cell office:value-type="float" office:value="0.597081" calcext:value-type="float">
            <text:p>0.597081</text:p>
          </table:table-cell>
          <table:table-cell office:value-type="float" office:value="0.844313" calcext:value-type="float">
            <text:p>0.844313</text:p>
          </table:table-cell>
          <table:table-cell office:value-type="float" office:value="0.900383" calcext:value-type="float">
            <text:p>0.900383</text:p>
          </table:table-cell>
          <table:table-cell office:value-type="float" office:value="0.364562" calcext:value-type="float">
            <text:p>0.364562</text:p>
          </table:table-cell>
          <table:table-cell office:value-type="float" office:value="2.1742" calcext:value-type="float">
            <text:p>2.1742</text:p>
          </table:table-cell>
          <table:table-cell office:value-type="float" office:value="1.91803" calcext:value-type="float">
            <text:p>1.91803</text:p>
          </table:table-cell>
          <table:table-cell office:value-type="float" office:value="1.85702" calcext:value-type="float">
            <text:p>1.85702</text:p>
          </table:table-cell>
          <table:table-cell office:value-type="float" office:value="0.963869" calcext:value-type="float">
            <text:p>0.963869</text:p>
          </table:table-cell>
          <table:table-cell office:value-type="float" office:value="0.106334" calcext:value-type="float">
            <text:p>0.106334</text:p>
          </table:table-cell>
          <table:table-cell office:value-type="float" office:value="0.146712" calcext:value-type="float">
            <text:p>0.146712</text:p>
          </table:table-cell>
          <table:table-cell office:value-type="float" office:value="0.0593841" calcext:value-type="float">
            <text:p>0.0593841</text:p>
          </table:table-cell>
          <table:table-cell office:value-type="float" office:value="0.615357" calcext:value-type="float">
            <text:p>0.615357</text:p>
          </table:table-cell>
          <table:table-cell office:value-type="float" office:value="0.0859749" calcext:value-type="float">
            <text:p>0.0859749</text:p>
          </table:table-cell>
          <table:table-cell office:value-type="float" office:value="0.0864542" calcext:value-type="float">
            <text:p>0.0864542</text:p>
          </table:table-cell>
          <table:table-cell table:number-columns-repeated="4"/>
          <table:table-cell table:formula="of:=MIN([.A185:.BL185])" office:value-type="float" office:value="0.0593841" calcext:value-type="float">
            <text:p>0.0593841</text:p>
          </table:table-cell>
          <table:table-cell table:formula="of:=MAX([.A185:.BL185])" office:value-type="float" office:value="2.1742" calcext:value-type="float">
            <text:p>2.1742</text:p>
          </table:table-cell>
          <table:table-cell table:number-columns-repeated="7"/>
        </table:table-row>
        <table:table-row table:style-name="ro2">
          <table:table-cell office:value-type="float" office:value="0.102589" calcext:value-type="float">
            <text:p>0.102589</text:p>
          </table:table-cell>
          <table:table-cell office:value-type="float" office:value="0.20552" calcext:value-type="float">
            <text:p>0.20552</text:p>
          </table:table-cell>
          <table:table-cell office:value-type="float" office:value="0.150114" calcext:value-type="float">
            <text:p>0.150114</text:p>
          </table:table-cell>
          <table:table-cell office:value-type="float" office:value="0.249937" calcext:value-type="float">
            <text:p>0.249937</text:p>
          </table:table-cell>
          <table:table-cell office:value-type="float" office:value="0.299776" calcext:value-type="float">
            <text:p>0.299776</text:p>
          </table:table-cell>
          <table:table-cell office:value-type="float" office:value="0.200394" calcext:value-type="float">
            <text:p>0.200394</text:p>
          </table:table-cell>
          <table:table-cell office:value-type="float" office:value="0.273537" calcext:value-type="float">
            <text:p>0.273537</text:p>
          </table:table-cell>
          <table:table-cell office:value-type="float" office:value="0.12941" calcext:value-type="float">
            <text:p>0.12941</text:p>
          </table:table-cell>
          <table:table-cell office:value-type="float" office:value="0.0832071" calcext:value-type="float">
            <text:p>0.0832071</text:p>
          </table:table-cell>
          <table:table-cell office:value-type="float" office:value="0.11115" calcext:value-type="float">
            <text:p>0.11115</text:p>
          </table:table-cell>
          <table:table-cell office:value-type="float" office:value="0.301522" calcext:value-type="float">
            <text:p>0.301522</text:p>
          </table:table-cell>
          <table:table-cell office:value-type="float" office:value="0.633347" calcext:value-type="float">
            <text:p>0.633347</text:p>
          </table:table-cell>
          <table:table-cell office:value-type="float" office:value="0.23981" calcext:value-type="float">
            <text:p>0.23981</text:p>
          </table:table-cell>
          <table:table-cell office:value-type="float" office:value="0.253946" calcext:value-type="float">
            <text:p>0.253946</text:p>
          </table:table-cell>
          <table:table-cell office:value-type="float" office:value="0.94918" calcext:value-type="float">
            <text:p>0.94918</text:p>
          </table:table-cell>
          <table:table-cell office:value-type="float" office:value="0.855297" calcext:value-type="float">
            <text:p>0.855297</text:p>
          </table:table-cell>
          <table:table-cell office:value-type="float" office:value="0.302185" calcext:value-type="float">
            <text:p>0.302185</text:p>
          </table:table-cell>
          <table:table-cell office:value-type="float" office:value="0.767468" calcext:value-type="float">
            <text:p>0.767468</text:p>
          </table:table-cell>
          <table:table-cell office:value-type="float" office:value="0.728382" calcext:value-type="float">
            <text:p>0.728382</text:p>
          </table:table-cell>
          <table:table-cell office:value-type="float" office:value="0.600193" calcext:value-type="float">
            <text:p>0.600193</text:p>
          </table:table-cell>
          <table:table-cell office:value-type="float" office:value="0.701851" calcext:value-type="float">
            <text:p>0.701851</text:p>
          </table:table-cell>
          <table:table-cell office:value-type="float" office:value="0.676302" calcext:value-type="float">
            <text:p>0.676302</text:p>
          </table:table-cell>
          <table:table-cell office:value-type="float" office:value="0.639191" calcext:value-type="float">
            <text:p>0.639191</text:p>
          </table:table-cell>
          <table:table-cell office:value-type="float" office:value="0.370903" calcext:value-type="float">
            <text:p>0.370903</text:p>
          </table:table-cell>
          <table:table-cell office:value-type="float" office:value="0.621418" calcext:value-type="float">
            <text:p>0.621418</text:p>
          </table:table-cell>
          <table:table-cell office:value-type="float" office:value="0.585176" calcext:value-type="float">
            <text:p>0.585176</text:p>
          </table:table-cell>
          <table:table-cell office:value-type="float" office:value="1.16337" calcext:value-type="float">
            <text:p>1.16337</text:p>
          </table:table-cell>
          <table:table-cell office:value-type="float" office:value="1.01037" calcext:value-type="float">
            <text:p>1.01037</text:p>
          </table:table-cell>
          <table:table-cell office:value-type="float" office:value="0.481615" calcext:value-type="float">
            <text:p>0.481615</text:p>
          </table:table-cell>
          <table:table-cell office:value-type="float" office:value="0.700927" calcext:value-type="float">
            <text:p>0.700927</text:p>
          </table:table-cell>
          <table:table-cell office:value-type="float" office:value="0.69059" calcext:value-type="float">
            <text:p>0.69059</text:p>
          </table:table-cell>
          <table:table-cell office:value-type="float" office:value="0.179163" calcext:value-type="float">
            <text:p>0.179163</text:p>
          </table:table-cell>
          <table:table-cell office:value-type="float" office:value="0.69044" calcext:value-type="float">
            <text:p>0.69044</text:p>
          </table:table-cell>
          <table:table-cell office:value-type="float" office:value="0.795944" calcext:value-type="float">
            <text:p>0.795944</text:p>
          </table:table-cell>
          <table:table-cell office:value-type="float" office:value="0.826272" calcext:value-type="float">
            <text:p>0.826272</text:p>
          </table:table-cell>
          <table:table-cell office:value-type="float" office:value="1.38515" calcext:value-type="float">
            <text:p>1.38515</text:p>
          </table:table-cell>
          <table:table-cell office:value-type="float" office:value="0.82666" calcext:value-type="float">
            <text:p>0.82666</text:p>
          </table:table-cell>
          <table:table-cell office:value-type="float" office:value="0.763066" calcext:value-type="float">
            <text:p>0.763066</text:p>
          </table:table-cell>
          <table:table-cell office:value-type="float" office:value="0.519851" calcext:value-type="float">
            <text:p>0.519851</text:p>
          </table:table-cell>
          <table:table-cell office:value-type="float" office:value="0.77353" calcext:value-type="float">
            <text:p>0.77353</text:p>
          </table:table-cell>
          <table:table-cell office:value-type="float" office:value="0.43711" calcext:value-type="float">
            <text:p>0.43711</text:p>
          </table:table-cell>
          <table:table-cell office:value-type="float" office:value="0.725007" calcext:value-type="float">
            <text:p>0.725007</text:p>
          </table:table-cell>
          <table:table-cell office:value-type="float" office:value="0.728973" calcext:value-type="float">
            <text:p>0.728973</text:p>
          </table:table-cell>
          <table:table-cell office:value-type="float" office:value="0.551751" calcext:value-type="float">
            <text:p>0.551751</text:p>
          </table:table-cell>
          <table:table-cell office:value-type="float" office:value="0.380972" calcext:value-type="float">
            <text:p>0.380972</text:p>
          </table:table-cell>
          <table:table-cell office:value-type="float" office:value="0.701355" calcext:value-type="float">
            <text:p>0.701355</text:p>
          </table:table-cell>
          <table:table-cell office:value-type="float" office:value="0.329909" calcext:value-type="float">
            <text:p>0.329909</text:p>
          </table:table-cell>
          <table:table-cell office:value-type="float" office:value="0.0578091" calcext:value-type="float">
            <text:p>0.0578091</text:p>
          </table:table-cell>
          <table:table-cell office:value-type="float" office:value="2.04681" calcext:value-type="float">
            <text:p>2.04681</text:p>
          </table:table-cell>
          <table:table-cell office:value-type="float" office:value="1.79414" calcext:value-type="float">
            <text:p>1.79414</text:p>
          </table:table-cell>
          <table:table-cell office:value-type="float" office:value="1.86573" calcext:value-type="float">
            <text:p>1.86573</text:p>
          </table:table-cell>
          <table:table-cell office:value-type="float" office:value="1.73182" calcext:value-type="float">
            <text:p>1.73182</text:p>
          </table:table-cell>
          <table:table-cell office:value-type="float" office:value="1.69198" calcext:value-type="float">
            <text:p>1.69198</text:p>
          </table:table-cell>
          <table:table-cell office:value-type="float" office:value="1.34184" calcext:value-type="float">
            <text:p>1.34184</text:p>
          </table:table-cell>
          <table:table-cell office:value-type="float" office:value="0.558068" calcext:value-type="float">
            <text:p>0.558068</text:p>
          </table:table-cell>
          <table:table-cell office:value-type="float" office:value="0.819092" calcext:value-type="float">
            <text:p>0.819092</text:p>
          </table:table-cell>
          <table:table-cell office:value-type="float" office:value="1.15071" calcext:value-type="float">
            <text:p>1.15071</text:p>
          </table:table-cell>
          <table:table-cell office:value-type="float" office:value="1.2057" calcext:value-type="float">
            <text:p>1.2057</text:p>
          </table:table-cell>
          <table:table-cell office:value-type="float" office:value="0.197999" calcext:value-type="float">
            <text:p>0.197999</text:p>
          </table:table-cell>
          <table:table-cell office:value-type="float" office:value="0.262931" calcext:value-type="float">
            <text:p>0.262931</text:p>
          </table:table-cell>
          <table:table-cell office:value-type="float" office:value="1.54869" calcext:value-type="float">
            <text:p>1.54869</text:p>
          </table:table-cell>
          <table:table-cell office:value-type="float" office:value="0.078526" calcext:value-type="float">
            <text:p>0.078526</text:p>
          </table:table-cell>
          <table:table-cell office:value-type="float" office:value="0.162246" calcext:value-type="float">
            <text:p>0.162246</text:p>
          </table:table-cell>
          <table:table-cell office:value-type="float" office:value="0.194976" calcext:value-type="float">
            <text:p>0.194976</text:p>
          </table:table-cell>
          <table:table-cell table:number-columns-repeated="4"/>
          <table:table-cell table:formula="of:=MIN([.A186:.BL186])" office:value-type="float" office:value="0.0578091" calcext:value-type="float">
            <text:p>0.0578091</text:p>
          </table:table-cell>
          <table:table-cell table:formula="of:=MAX([.A186:.BL186])" office:value-type="float" office:value="2.04681" calcext:value-type="float">
            <text:p>2.04681</text:p>
          </table:table-cell>
          <table:table-cell table:number-columns-repeated="7"/>
        </table:table-row>
        <table:table-row table:style-name="ro2">
          <table:table-cell office:value-type="float" office:value="0.11263" calcext:value-type="float">
            <text:p>0.11263</text:p>
          </table:table-cell>
          <table:table-cell office:value-type="float" office:value="0.211649" calcext:value-type="float">
            <text:p>0.211649</text:p>
          </table:table-cell>
          <table:table-cell office:value-type="float" office:value="0.151164" calcext:value-type="float">
            <text:p>0.151164</text:p>
          </table:table-cell>
          <table:table-cell office:value-type="float" office:value="0.222313" calcext:value-type="float">
            <text:p>0.222313</text:p>
          </table:table-cell>
          <table:table-cell office:value-type="float" office:value="0.270614" calcext:value-type="float">
            <text:p>0.270614</text:p>
          </table:table-cell>
          <table:table-cell office:value-type="float" office:value="0.17519" calcext:value-type="float">
            <text:p>0.17519</text:p>
          </table:table-cell>
          <table:table-cell office:value-type="float" office:value="0.436619" calcext:value-type="float">
            <text:p>0.436619</text:p>
          </table:table-cell>
          <table:table-cell office:value-type="float" office:value="0.333525" calcext:value-type="float">
            <text:p>0.333525</text:p>
          </table:table-cell>
          <table:table-cell office:value-type="float" office:value="0.21651" calcext:value-type="float">
            <text:p>0.21651</text:p>
          </table:table-cell>
          <table:table-cell office:value-type="float" office:value="0.28259" calcext:value-type="float">
            <text:p>0.28259</text:p>
          </table:table-cell>
          <table:table-cell office:value-type="float" office:value="0.130097" calcext:value-type="float">
            <text:p>0.130097</text:p>
          </table:table-cell>
          <table:table-cell office:value-type="float" office:value="0.471408" calcext:value-type="float">
            <text:p>0.471408</text:p>
          </table:table-cell>
          <table:table-cell office:value-type="float" office:value="0.350599" calcext:value-type="float">
            <text:p>0.350599</text:p>
          </table:table-cell>
          <table:table-cell office:value-type="float" office:value="0.563631" calcext:value-type="float">
            <text:p>0.563631</text:p>
          </table:table-cell>
          <table:table-cell office:value-type="float" office:value="0.216953" calcext:value-type="float">
            <text:p>0.216953</text:p>
          </table:table-cell>
          <table:table-cell office:value-type="float" office:value="0.40293" calcext:value-type="float">
            <text:p>0.40293</text:p>
          </table:table-cell>
          <table:table-cell office:value-type="float" office:value="0.395572" calcext:value-type="float">
            <text:p>0.395572</text:p>
          </table:table-cell>
          <table:table-cell office:value-type="float" office:value="0.361986" calcext:value-type="float">
            <text:p>0.361986</text:p>
          </table:table-cell>
          <table:table-cell office:value-type="float" office:value="0.177065" calcext:value-type="float">
            <text:p>0.177065</text:p>
          </table:table-cell>
          <table:table-cell office:value-type="float" office:value="1.00657" calcext:value-type="float">
            <text:p>1.00657</text:p>
          </table:table-cell>
          <table:table-cell office:value-type="float" office:value="0.827854" calcext:value-type="float">
            <text:p>0.827854</text:p>
          </table:table-cell>
          <table:table-cell office:value-type="float" office:value="0.739321" calcext:value-type="float">
            <text:p>0.739321</text:p>
          </table:table-cell>
          <table:table-cell office:value-type="float" office:value="0.69712" calcext:value-type="float">
            <text:p>0.69712</text:p>
          </table:table-cell>
          <table:table-cell office:value-type="float" office:value="0.693837" calcext:value-type="float">
            <text:p>0.693837</text:p>
          </table:table-cell>
          <table:table-cell office:value-type="float" office:value="0.482826" calcext:value-type="float">
            <text:p>0.482826</text:p>
          </table:table-cell>
          <table:table-cell office:value-type="float" office:value="0.768443" calcext:value-type="float">
            <text:p>0.768443</text:p>
          </table:table-cell>
          <table:table-cell office:value-type="float" office:value="0.59047" calcext:value-type="float">
            <text:p>0.59047</text:p>
          </table:table-cell>
          <table:table-cell office:value-type="float" office:value="0.584174" calcext:value-type="float">
            <text:p>0.584174</text:p>
          </table:table-cell>
          <table:table-cell office:value-type="float" office:value="0.985232" calcext:value-type="float">
            <text:p>0.985232</text:p>
          </table:table-cell>
          <table:table-cell office:value-type="float" office:value="0.562625" calcext:value-type="float">
            <text:p>0.562625</text:p>
          </table:table-cell>
          <table:table-cell office:value-type="float" office:value="0.569159" calcext:value-type="float">
            <text:p>0.569159</text:p>
          </table:table-cell>
          <table:table-cell office:value-type="float" office:value="0.56651" calcext:value-type="float">
            <text:p>0.56651</text:p>
          </table:table-cell>
          <table:table-cell office:value-type="float" office:value="0.422799" calcext:value-type="float">
            <text:p>0.422799</text:p>
          </table:table-cell>
          <table:table-cell office:value-type="float" office:value="0.627055" calcext:value-type="float">
            <text:p>0.627055</text:p>
          </table:table-cell>
          <table:table-cell office:value-type="float" office:value="0.632754" calcext:value-type="float">
            <text:p>0.632754</text:p>
          </table:table-cell>
          <table:table-cell office:value-type="float" office:value="0.65801" calcext:value-type="float">
            <text:p>0.65801</text:p>
          </table:table-cell>
          <table:table-cell office:value-type="float" office:value="0.648423" calcext:value-type="float">
            <text:p>0.648423</text:p>
          </table:table-cell>
          <table:table-cell office:value-type="float" office:value="1.0992" calcext:value-type="float">
            <text:p>1.0992</text:p>
          </table:table-cell>
          <table:table-cell office:value-type="float" office:value="0.654754" calcext:value-type="float">
            <text:p>0.654754</text:p>
          </table:table-cell>
          <table:table-cell office:value-type="float" office:value="0.609242" calcext:value-type="float">
            <text:p>0.609242</text:p>
          </table:table-cell>
          <table:table-cell office:value-type="float" office:value="0.600942" calcext:value-type="float">
            <text:p>0.600942</text:p>
          </table:table-cell>
          <table:table-cell office:value-type="float" office:value="0.572533" calcext:value-type="float">
            <text:p>0.572533</text:p>
          </table:table-cell>
          <table:table-cell office:value-type="float" office:value="0.540745" calcext:value-type="float">
            <text:p>0.540745</text:p>
          </table:table-cell>
          <table:table-cell office:value-type="float" office:value="0.529645" calcext:value-type="float">
            <text:p>0.529645</text:p>
          </table:table-cell>
          <table:table-cell office:value-type="float" office:value="0.527316" calcext:value-type="float">
            <text:p>0.527316</text:p>
          </table:table-cell>
          <table:table-cell office:value-type="float" office:value="0.490564" calcext:value-type="float">
            <text:p>0.490564</text:p>
          </table:table-cell>
          <table:table-cell office:value-type="float" office:value="0.480812" calcext:value-type="float">
            <text:p>0.480812</text:p>
          </table:table-cell>
          <table:table-cell office:value-type="float" office:value="0.463893" calcext:value-type="float">
            <text:p>0.463893</text:p>
          </table:table-cell>
          <table:table-cell office:value-type="float" office:value="0.344143" calcext:value-type="float">
            <text:p>0.344143</text:p>
          </table:table-cell>
          <table:table-cell office:value-type="float" office:value="0.445933" calcext:value-type="float">
            <text:p>0.445933</text:p>
          </table:table-cell>
          <table:table-cell office:value-type="float" office:value="0.507177" calcext:value-type="float">
            <text:p>0.507177</text:p>
          </table:table-cell>
          <table:table-cell office:value-type="float" office:value="0.291118" calcext:value-type="float">
            <text:p>0.291118</text:p>
          </table:table-cell>
          <table:table-cell office:value-type="float" office:value="1.6561" calcext:value-type="float">
            <text:p>1.6561</text:p>
          </table:table-cell>
          <table:table-cell office:value-type="float" office:value="0.411289" calcext:value-type="float">
            <text:p>0.411289</text:p>
          </table:table-cell>
          <table:table-cell office:value-type="float" office:value="0.501075" calcext:value-type="float">
            <text:p>0.501075</text:p>
          </table:table-cell>
          <table:table-cell office:value-type="float" office:value="0.0781391" calcext:value-type="float">
            <text:p>0.0781391</text:p>
          </table:table-cell>
          <table:table-cell office:value-type="float" office:value="0.459109" calcext:value-type="float">
            <text:p>0.459109</text:p>
          </table:table-cell>
          <table:table-cell office:value-type="float" office:value="0.193942" calcext:value-type="float">
            <text:p>0.193942</text:p>
          </table:table-cell>
          <table:table-cell office:value-type="float" office:value="0.196993" calcext:value-type="float">
            <text:p>0.196993</text:p>
          </table:table-cell>
          <table:table-cell office:value-type="float" office:value="0.17608" calcext:value-type="float">
            <text:p>0.17608</text:p>
          </table:table-cell>
          <table:table-cell office:value-type="float" office:value="0.15581" calcext:value-type="float">
            <text:p>0.15581</text:p>
          </table:table-cell>
          <table:table-cell office:value-type="float" office:value="0.092792" calcext:value-type="float">
            <text:p>0.092792</text:p>
          </table:table-cell>
          <table:table-cell office:value-type="float" office:value="0.132174" calcext:value-type="float">
            <text:p>0.132174</text:p>
          </table:table-cell>
          <table:table-cell office:value-type="float" office:value="0.060472" calcext:value-type="float">
            <text:p>0.060472</text:p>
          </table:table-cell>
          <table:table-cell table:number-columns-repeated="4"/>
          <table:table-cell table:formula="of:=MIN([.A187:.BL187])" office:value-type="float" office:value="0.060472" calcext:value-type="float">
            <text:p>0.060472</text:p>
          </table:table-cell>
          <table:table-cell table:formula="of:=MAX([.A187:.BL187])" office:value-type="float" office:value="1.6561" calcext:value-type="float">
            <text:p>1.6561</text:p>
          </table:table-cell>
          <table:table-cell table:number-columns-repeated="7"/>
        </table:table-row>
        <table:table-row table:style-name="ro2">
          <table:table-cell office:value-type="float" office:value="0.141164" calcext:value-type="float">
            <text:p>0.141164</text:p>
          </table:table-cell>
          <table:table-cell office:value-type="float" office:value="0.228249" calcext:value-type="float">
            <text:p>0.228249</text:p>
          </table:table-cell>
          <table:table-cell office:value-type="float" office:value="0.144745" calcext:value-type="float">
            <text:p>0.144745</text:p>
          </table:table-cell>
          <table:table-cell office:value-type="float" office:value="0.230452" calcext:value-type="float">
            <text:p>0.230452</text:p>
          </table:table-cell>
          <table:table-cell office:value-type="float" office:value="0.147022" calcext:value-type="float">
            <text:p>0.147022</text:p>
          </table:table-cell>
          <table:table-cell office:value-type="float" office:value="0.611894" calcext:value-type="float">
            <text:p>0.611894</text:p>
          </table:table-cell>
          <table:table-cell office:value-type="float" office:value="0.499605" calcext:value-type="float">
            <text:p>0.499605</text:p>
          </table:table-cell>
          <table:table-cell office:value-type="float" office:value="0.426959" calcext:value-type="float">
            <text:p>0.426959</text:p>
          </table:table-cell>
          <table:table-cell office:value-type="float" office:value="0.334472" calcext:value-type="float">
            <text:p>0.334472</text:p>
          </table:table-cell>
          <table:table-cell office:value-type="float" office:value="0.300893" calcext:value-type="float">
            <text:p>0.300893</text:p>
          </table:table-cell>
          <table:table-cell office:value-type="float" office:value="0.352425" calcext:value-type="float">
            <text:p>0.352425</text:p>
          </table:table-cell>
          <table:table-cell office:value-type="float" office:value="0.33245" calcext:value-type="float">
            <text:p>0.33245</text:p>
          </table:table-cell>
          <table:table-cell office:value-type="float" office:value="0.195688" calcext:value-type="float">
            <text:p>0.195688</text:p>
          </table:table-cell>
          <table:table-cell office:value-type="float" office:value="0.288917" calcext:value-type="float">
            <text:p>0.288917</text:p>
          </table:table-cell>
          <table:table-cell office:value-type="float" office:value="0.483773" calcext:value-type="float">
            <text:p>0.483773</text:p>
          </table:table-cell>
          <table:table-cell office:value-type="float" office:value="0.482765" calcext:value-type="float">
            <text:p>0.482765</text:p>
          </table:table-cell>
          <table:table-cell office:value-type="float" office:value="0.879858" calcext:value-type="float">
            <text:p>0.879858</text:p>
          </table:table-cell>
          <table:table-cell office:value-type="float" office:value="0.205031" calcext:value-type="float">
            <text:p>0.205031</text:p>
          </table:table-cell>
          <table:table-cell office:value-type="float" office:value="0.357146" calcext:value-type="float">
            <text:p>0.357146</text:p>
          </table:table-cell>
          <table:table-cell office:value-type="float" office:value="0.298816" calcext:value-type="float">
            <text:p>0.298816</text:p>
          </table:table-cell>
          <table:table-cell office:value-type="float" office:value="1.40017" calcext:value-type="float">
            <text:p>1.40017</text:p>
          </table:table-cell>
          <table:table-cell office:value-type="float" office:value="1.28405" calcext:value-type="float">
            <text:p>1.28405</text:p>
          </table:table-cell>
          <table:table-cell office:value-type="float" office:value="1.2001" calcext:value-type="float">
            <text:p>1.2001</text:p>
          </table:table-cell>
          <table:table-cell office:value-type="float" office:value="1.07871" calcext:value-type="float">
            <text:p>1.07871</text:p>
          </table:table-cell>
          <table:table-cell office:value-type="float" office:value="0.994276" calcext:value-type="float">
            <text:p>0.994276</text:p>
          </table:table-cell>
          <table:table-cell office:value-type="float" office:value="0.449203" calcext:value-type="float">
            <text:p>0.449203</text:p>
          </table:table-cell>
          <table:table-cell office:value-type="float" office:value="0.950753" calcext:value-type="float">
            <text:p>0.950753</text:p>
          </table:table-cell>
          <table:table-cell office:value-type="float" office:value="0.377398" calcext:value-type="float">
            <text:p>0.377398</text:p>
          </table:table-cell>
          <table:table-cell office:value-type="float" office:value="0.206947" calcext:value-type="float">
            <text:p>0.206947</text:p>
          </table:table-cell>
          <table:table-cell office:value-type="float" office:value="0.439798" calcext:value-type="float">
            <text:p>0.439798</text:p>
          </table:table-cell>
          <table:table-cell office:value-type="float" office:value="1.10917" calcext:value-type="float">
            <text:p>1.10917</text:p>
          </table:table-cell>
          <table:table-cell office:value-type="float" office:value="0.309293" calcext:value-type="float">
            <text:p>0.309293</text:p>
          </table:table-cell>
          <table:table-cell office:value-type="float" office:value="0.198032" calcext:value-type="float">
            <text:p>0.198032</text:p>
          </table:table-cell>
          <table:table-cell office:value-type="float" office:value="1.27962" calcext:value-type="float">
            <text:p>1.27962</text:p>
          </table:table-cell>
          <table:table-cell office:value-type="float" office:value="0.281615" calcext:value-type="float">
            <text:p>0.281615</text:p>
          </table:table-cell>
          <table:table-cell office:value-type="float" office:value="0.733015" calcext:value-type="float">
            <text:p>0.733015</text:p>
          </table:table-cell>
          <table:table-cell office:value-type="float" office:value="0.666255" calcext:value-type="float">
            <text:p>0.666255</text:p>
          </table:table-cell>
          <table:table-cell office:value-type="float" office:value="1.42859" calcext:value-type="float">
            <text:p>1.42859</text:p>
          </table:table-cell>
          <table:table-cell office:value-type="float" office:value="0.133993" calcext:value-type="float">
            <text:p>0.133993</text:p>
          </table:table-cell>
          <table:table-cell office:value-type="float" office:value="1.95921" calcext:value-type="float">
            <text:p>1.95921</text:p>
          </table:table-cell>
          <table:table-cell office:value-type="float" office:value="1.75544" calcext:value-type="float">
            <text:p>1.75544</text:p>
          </table:table-cell>
          <table:table-cell office:value-type="float" office:value="0.309082" calcext:value-type="float">
            <text:p>0.309082</text:p>
          </table:table-cell>
          <table:table-cell office:value-type="float" office:value="1.56797" calcext:value-type="float">
            <text:p>1.56797</text:p>
          </table:table-cell>
          <table:table-cell office:value-type="float" office:value="1.55674" calcext:value-type="float">
            <text:p>1.55674</text:p>
          </table:table-cell>
          <table:table-cell office:value-type="float" office:value="1.51321" calcext:value-type="float">
            <text:p>1.51321</text:p>
          </table:table-cell>
          <table:table-cell office:value-type="float" office:value="1.77648" calcext:value-type="float">
            <text:p>1.77648</text:p>
          </table:table-cell>
          <table:table-cell office:value-type="float" office:value="1.04587" calcext:value-type="float">
            <text:p>1.04587</text:p>
          </table:table-cell>
          <table:table-cell office:value-type="float" office:value="1.24287" calcext:value-type="float">
            <text:p>1.24287</text:p>
          </table:table-cell>
          <table:table-cell office:value-type="float" office:value="0.969681" calcext:value-type="float">
            <text:p>0.969681</text:p>
          </table:table-cell>
          <table:table-cell office:value-type="float" office:value="0.633904" calcext:value-type="float">
            <text:p>0.633904</text:p>
          </table:table-cell>
          <table:table-cell office:value-type="float" office:value="0.539506" calcext:value-type="float">
            <text:p>0.539506</text:p>
          </table:table-cell>
          <table:table-cell office:value-type="float" office:value="0.361993" calcext:value-type="float">
            <text:p>0.361993</text:p>
          </table:table-cell>
          <table:table-cell office:value-type="float" office:value="1.08664" calcext:value-type="float">
            <text:p>1.08664</text:p>
          </table:table-cell>
          <table:table-cell office:value-type="float" office:value="0.306142" calcext:value-type="float">
            <text:p>0.306142</text:p>
          </table:table-cell>
          <table:table-cell office:value-type="float" office:value="0.191842" calcext:value-type="float">
            <text:p>0.191842</text:p>
          </table:table-cell>
          <table:table-cell office:value-type="float" office:value="0.0869231" calcext:value-type="float">
            <text:p>0.0869231</text:p>
          </table:table-cell>
          <table:table-cell office:value-type="float" office:value="0.895668" calcext:value-type="float">
            <text:p>0.895668</text:p>
          </table:table-cell>
          <table:table-cell office:value-type="float" office:value="1.95355" calcext:value-type="float">
            <text:p>1.95355</text:p>
          </table:table-cell>
          <table:table-cell office:value-type="float" office:value="0.291058" calcext:value-type="float">
            <text:p>0.291058</text:p>
          </table:table-cell>
          <table:table-cell office:value-type="float" office:value="0.360261" calcext:value-type="float">
            <text:p>0.360261</text:p>
          </table:table-cell>
          <table:table-cell office:value-type="float" office:value="0.432545" calcext:value-type="float">
            <text:p>0.432545</text:p>
          </table:table-cell>
          <table:table-cell office:value-type="float" office:value="0.0500381" calcext:value-type="float">
            <text:p>0.0500381</text:p>
          </table:table-cell>
          <table:table-cell office:value-type="float" office:value="0.178552" calcext:value-type="float">
            <text:p>0.178552</text:p>
          </table:table-cell>
          <table:table-cell office:value-type="float" office:value="0.0962901" calcext:value-type="float">
            <text:p>0.0962901</text:p>
          </table:table-cell>
          <table:table-cell table:number-columns-repeated="4"/>
          <table:table-cell table:formula="of:=MIN([.A188:.BL188])" office:value-type="float" office:value="0.0500381" calcext:value-type="float">
            <text:p>0.0500381</text:p>
          </table:table-cell>
          <table:table-cell table:formula="of:=MAX([.A188:.BL188])" office:value-type="float" office:value="1.95921" calcext:value-type="float">
            <text:p>1.95921</text:p>
          </table:table-cell>
          <table:table-cell table:number-columns-repeated="7"/>
        </table:table-row>
        <table:table-row table:style-name="ro2">
          <table:table-cell office:value-type="float" office:value="0.142997" calcext:value-type="float">
            <text:p>0.142997</text:p>
          </table:table-cell>
          <table:table-cell office:value-type="float" office:value="0.163701" calcext:value-type="float">
            <text:p>0.163701</text:p>
          </table:table-cell>
          <table:table-cell office:value-type="float" office:value="0.239962" calcext:value-type="float">
            <text:p>0.239962</text:p>
          </table:table-cell>
          <table:table-cell office:value-type="float" office:value="0.275751" calcext:value-type="float">
            <text:p>0.275751</text:p>
          </table:table-cell>
          <table:table-cell office:value-type="float" office:value="0.121266" calcext:value-type="float">
            <text:p>0.121266</text:p>
          </table:table-cell>
          <table:table-cell office:value-type="float" office:value="0.258859" calcext:value-type="float">
            <text:p>0.258859</text:p>
          </table:table-cell>
          <table:table-cell office:value-type="float" office:value="0.219423" calcext:value-type="float">
            <text:p>0.219423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435314" calcext:value-type="float">
            <text:p>0.435314</text:p>
          </table:table-cell>
          <table:table-cell office:value-type="float" office:value="0.407793" calcext:value-type="float">
            <text:p>0.407793</text:p>
          </table:table-cell>
          <table:table-cell office:value-type="float" office:value="0.568899" calcext:value-type="float">
            <text:p>0.568899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289647" calcext:value-type="float">
            <text:p>0.289647</text:p>
          </table:table-cell>
          <table:table-cell office:value-type="float" office:value="0.453289" calcext:value-type="float">
            <text:p>0.453289</text:p>
          </table:table-cell>
          <table:table-cell office:value-type="float" office:value="0.420724" calcext:value-type="float">
            <text:p>0.420724</text:p>
          </table:table-cell>
          <table:table-cell office:value-type="float" office:value="0.399156" calcext:value-type="float">
            <text:p>0.399156</text:p>
          </table:table-cell>
          <table:table-cell office:value-type="float" office:value="0.410541" calcext:value-type="float">
            <text:p>0.410541</text:p>
          </table:table-cell>
          <table:table-cell office:value-type="float" office:value="0.274775" calcext:value-type="float">
            <text:p>0.274775</text:p>
          </table:table-cell>
          <table:table-cell office:value-type="float" office:value="0.341285" calcext:value-type="float">
            <text:p>0.341285</text:p>
          </table:table-cell>
          <table:table-cell office:value-type="float" office:value="0.476522" calcext:value-type="float">
            <text:p>0.476522</text:p>
          </table:table-cell>
          <table:table-cell office:value-type="float" office:value="0.501801" calcext:value-type="float">
            <text:p>0.501801</text:p>
          </table:table-cell>
          <table:table-cell office:value-type="float" office:value="0.412779" calcext:value-type="float">
            <text:p>0.412779</text:p>
          </table:table-cell>
          <table:table-cell office:value-type="float" office:value="0.286432" calcext:value-type="float">
            <text:p>0.286432</text:p>
          </table:table-cell>
          <table:table-cell office:value-type="float" office:value="0.356021" calcext:value-type="float">
            <text:p>0.356021</text:p>
          </table:table-cell>
          <table:table-cell office:value-type="float" office:value="0.480948" calcext:value-type="float">
            <text:p>0.480948</text:p>
          </table:table-cell>
          <table:table-cell office:value-type="float" office:value="0.483314" calcext:value-type="float">
            <text:p>0.483314</text:p>
          </table:table-cell>
          <table:table-cell office:value-type="float" office:value="0.440527" calcext:value-type="float">
            <text:p>0.440527</text:p>
          </table:table-cell>
          <table:table-cell office:value-type="float" office:value="0.265762" calcext:value-type="float">
            <text:p>0.265762</text:p>
          </table:table-cell>
          <table:table-cell office:value-type="float" office:value="0.307527" calcext:value-type="float">
            <text:p>0.307527</text:p>
          </table:table-cell>
          <table:table-cell office:value-type="float" office:value="0.424044" calcext:value-type="float">
            <text:p>0.424044</text:p>
          </table:table-cell>
          <table:table-cell office:value-type="float" office:value="0.400464" calcext:value-type="float">
            <text:p>0.400464</text:p>
          </table:table-cell>
          <table:table-cell office:value-type="float" office:value="0.238293" calcext:value-type="float">
            <text:p>0.238293</text:p>
          </table:table-cell>
          <table:table-cell office:value-type="float" office:value="1.06393" calcext:value-type="float">
            <text:p>1.06393</text:p>
          </table:table-cell>
          <table:table-cell office:value-type="float" office:value="0.401731" calcext:value-type="float">
            <text:p>0.401731</text:p>
          </table:table-cell>
          <table:table-cell office:value-type="float" office:value="0.67432" calcext:value-type="float">
            <text:p>0.67432</text:p>
          </table:table-cell>
          <table:table-cell office:value-type="float" office:value="0.45396" calcext:value-type="float">
            <text:p>0.45396</text:p>
          </table:table-cell>
          <table:table-cell office:value-type="float" office:value="0.147358" calcext:value-type="float">
            <text:p>0.147358</text:p>
          </table:table-cell>
          <table:table-cell office:value-type="float" office:value="0.183442" calcext:value-type="float">
            <text:p>0.183442</text:p>
          </table:table-cell>
          <table:table-cell office:value-type="float" office:value="0.305339" calcext:value-type="float">
            <text:p>0.305339</text:p>
          </table:table-cell>
          <table:table-cell office:value-type="float" office:value="0.441915" calcext:value-type="float">
            <text:p>0.441915</text:p>
          </table:table-cell>
          <table:table-cell office:value-type="float" office:value="1.91508" calcext:value-type="float">
            <text:p>1.91508</text:p>
          </table:table-cell>
          <table:table-cell office:value-type="float" office:value="1.68798" calcext:value-type="float">
            <text:p>1.68798</text:p>
          </table:table-cell>
          <table:table-cell office:value-type="float" office:value="1.75141" calcext:value-type="float">
            <text:p>1.75141</text:p>
          </table:table-cell>
          <table:table-cell office:value-type="float" office:value="1.50707" calcext:value-type="float">
            <text:p>1.50707</text:p>
          </table:table-cell>
          <table:table-cell office:value-type="float" office:value="1.25297" calcext:value-type="float">
            <text:p>1.25297</text:p>
          </table:table-cell>
          <table:table-cell office:value-type="float" office:value="0.264134" calcext:value-type="float">
            <text:p>0.264134</text:p>
          </table:table-cell>
          <table:table-cell office:value-type="float" office:value="0.192629" calcext:value-type="float">
            <text:p>0.192629</text:p>
          </table:table-cell>
          <table:table-cell office:value-type="float" office:value="1.2427" calcext:value-type="float">
            <text:p>1.2427</text:p>
          </table:table-cell>
          <table:table-cell office:value-type="float" office:value="0.325295" calcext:value-type="float">
            <text:p>0.325295</text:p>
          </table:table-cell>
          <table:table-cell office:value-type="float" office:value="0.348967" calcext:value-type="float">
            <text:p>0.348967</text:p>
          </table:table-cell>
          <table:table-cell office:value-type="float" office:value="0.181315" calcext:value-type="float">
            <text:p>0.181315</text:p>
          </table:table-cell>
          <table:table-cell office:value-type="float" office:value="0.109694" calcext:value-type="float">
            <text:p>0.109694</text:p>
          </table:table-cell>
          <table:table-cell office:value-type="float" office:value="0.68281" calcext:value-type="float">
            <text:p>0.68281</text:p>
          </table:table-cell>
          <table:table-cell office:value-type="float" office:value="1.59768" calcext:value-type="float">
            <text:p>1.59768</text:p>
          </table:table-cell>
          <table:table-cell office:value-type="float" office:value="1.16976" calcext:value-type="float">
            <text:p>1.16976</text:p>
          </table:table-cell>
          <table:table-cell office:value-type="float" office:value="0.294297" calcext:value-type="float">
            <text:p>0.294297</text:p>
          </table:table-cell>
          <table:table-cell office:value-type="float" office:value="0.185943" calcext:value-type="float">
            <text:p>0.185943</text:p>
          </table:table-cell>
          <table:table-cell office:value-type="float" office:value="0.076962" calcext:value-type="float">
            <text:p>0.076962</text:p>
          </table:table-cell>
          <table:table-cell office:value-type="float" office:value="0.276739" calcext:value-type="float">
            <text:p>0.276739</text:p>
          </table:table-cell>
          <table:table-cell office:value-type="float" office:value="0.399899" calcext:value-type="float">
            <text:p>0.399899</text:p>
          </table:table-cell>
          <table:table-cell office:value-type="float" office:value="0.295936" calcext:value-type="float">
            <text:p>0.295936</text:p>
          </table:table-cell>
          <table:table-cell office:value-type="float" office:value="0.694578" calcext:value-type="float">
            <text:p>0.694578</text:p>
          </table:table-cell>
          <table:table-cell office:value-type="float" office:value="0.169704" calcext:value-type="float">
            <text:p>0.169704</text:p>
          </table:table-cell>
          <table:table-cell office:value-type="float" office:value="0.055702" calcext:value-type="float">
            <text:p>0.055702</text:p>
          </table:table-cell>
          <table:table-cell table:number-columns-repeated="4"/>
          <table:table-cell table:formula="of:=MIN([.A189:.BL189])" office:value-type="float" office:value="0.055702" calcext:value-type="float">
            <text:p>0.055702</text:p>
          </table:table-cell>
          <table:table-cell table:formula="of:=MAX([.A189:.BL189])" office:value-type="float" office:value="1.91508" calcext:value-type="float">
            <text:p>1.91508</text:p>
          </table:table-cell>
          <table:table-cell table:number-columns-repeated="2"/>
          <table:table-cell office:value-type="string" calcext:value-type="string">
            <text:p>Scoket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2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2.316567" calcext:value-type="float">
            <text:p>2.316567</text:p>
          </table:table-cell>
          <table:table-cell table:formula="of:=AVERAGE([.BR2:.BR21])" office:value-type="float" office:value="2.316567" calcext:value-type="float">
            <text:p>2.316567</text:p>
          </table:table-cell>
          <table:table-cell table:formula="of:=STDEV([.BQ2:.BQ21])/2" office:value-type="float" office:value="0.108119529543391" calcext:value-type="float">
            <text:p>0.1081195295</text:p>
          </table:table-cell>
          <table:table-cell table:formula="of:=STDEV([.BR2:.BR21])/2" office:value-type="float" office:value="0.108119529543391" calcext:value-type="float">
            <text:p>0.1081195295</text:p>
          </table:table-cell>
        </table:table-row>
        <table:table-row table:style-name="ro2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2.1245145" calcext:value-type="float">
            <text:p>2.1245145</text:p>
          </table:table-cell>
          <table:table-cell table:formula="of:=AVERAGE([.BR23:.BR42])" office:value-type="float" office:value="2.463267" calcext:value-type="float">
            <text:p>2.463267</text:p>
          </table:table-cell>
          <table:table-cell table:formula="of:=STDEV([.BQ23:.BQ42])/2" office:value-type="float" office:value="0.17344833663898" calcext:value-type="float">
            <text:p>0.1734483366</text:p>
          </table:table-cell>
          <table:table-cell table:formula="of:=STDEV([.BR23:.BR42])/2" office:value-type="float" office:value="0.23813052291758" calcext:value-type="float">
            <text:p>0.2381305229</text:p>
          </table:table-cell>
        </table:table-row>
        <table:table-row table:style-name="ro2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0.8905934" calcext:value-type="float">
            <text:p>0.8905934</text:p>
          </table:table-cell>
          <table:table-cell table:formula="of:=AVERAGE([.BR44:.BR63])" office:value-type="float" office:value="1.8393825" calcext:value-type="float">
            <text:p>1.8393825</text:p>
          </table:table-cell>
          <table:table-cell table:formula="of:=STDEV([.BQ44:.BQ63])/2" office:value-type="float" office:value="0.223775716910952" calcext:value-type="float">
            <text:p>0.2237757169</text:p>
          </table:table-cell>
          <table:table-cell table:formula="of:=STDEV([.BR44:.BR63])/2" office:value-type="float" office:value="0.141349036504405" calcext:value-type="float">
            <text:p>0.1413490365</text:p>
          </table:table-cell>
        </table:table-row>
        <table:table-row table:style-name="ro2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5229979" calcext:value-type="float">
            <text:p>0.5229979</text:p>
          </table:table-cell>
          <table:table-cell table:formula="of:=AVERAGE([.BR65:.BR84])" office:value-type="float" office:value="1.5891456" calcext:value-type="float">
            <text:p>1.5891456</text:p>
          </table:table-cell>
          <table:table-cell table:formula="of:=STDEV([.BQ65:.BQ84])/2" office:value-type="float" office:value="0.0959608707545479" calcext:value-type="float">
            <text:p>0.0959608708</text:p>
          </table:table-cell>
          <table:table-cell table:formula="of:=STDEV([.BR65:.BR84])/2" office:value-type="float" office:value="0.251978465137891" calcext:value-type="float">
            <text:p>0.2519784651</text:p>
          </table:table-cell>
        </table:table-row>
        <table:table-row table:style-name="ro2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32283435" calcext:value-type="float">
            <text:p>0.32283435</text:p>
          </table:table-cell>
          <table:table-cell table:formula="of:=AVERAGE([.BR86:.BR105])" office:value-type="float" office:value="1.5124414" calcext:value-type="float">
            <text:p>1.5124414</text:p>
          </table:table-cell>
          <table:table-cell table:formula="of:=STDEV([.BQ86:.BQ105])/2" office:value-type="float" office:value="0.0525763970783856" calcext:value-type="float">
            <text:p>0.0525763971</text:p>
          </table:table-cell>
          <table:table-cell table:formula="of:=STDEV([.BR86:.BR105])/2" office:value-type="float" office:value="0.138831167742125" calcext:value-type="float">
            <text:p>0.1388311677</text:p>
          </table:table-cell>
        </table:table-row>
        <table:table-row table:style-name="ro2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217367105" calcext:value-type="float">
            <text:p>0.217367105</text:p>
          </table:table-cell>
          <table:table-cell table:formula="of:=AVERAGE([.BR107:.BR126])" office:value-type="float" office:value="1.4788045" calcext:value-type="float">
            <text:p>1.4788045</text:p>
          </table:table-cell>
          <table:table-cell table:formula="of:=STDEV([.BQ107:.BQ126])/2" office:value-type="float" office:value="0.0382804016440716" calcext:value-type="float">
            <text:p>0.0382804016</text:p>
          </table:table-cell>
          <table:table-cell table:formula="of:=STDEV([.BR107:.BR126])/2" office:value-type="float" office:value="0.148624109615986" calcext:value-type="float">
            <text:p>0.1486241096</text:p>
          </table:table-cell>
        </table:table-row>
        <table:table-row table:style-name="ro2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7038723" calcext:value-type="float">
            <text:p>0.17038723</text:p>
          </table:table-cell>
          <table:table-cell table:formula="of:=AVERAGE([.BR128:.BR147])" office:value-type="float" office:value="1.794387" calcext:value-type="float">
            <text:p>1.794387</text:p>
          </table:table-cell>
          <table:table-cell table:formula="of:=STDEV([.BQ128:.BQ147])/2" office:value-type="float" office:value="0.0311272287753322" calcext:value-type="float">
            <text:p>0.0311272288</text:p>
          </table:table-cell>
          <table:table-cell table:formula="of:=STDEV([.BR128:.BR147])/2" office:value-type="float" office:value="0.158875014291274" calcext:value-type="float">
            <text:p>0.1588750143</text:p>
          </table:table-cell>
        </table:table-row>
        <table:table-row table:style-name="ro2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104917605" calcext:value-type="float">
            <text:p>0.104917605</text:p>
          </table:table-cell>
          <table:table-cell table:formula="of:=AVERAGE([.BR149:.BR168])" office:value-type="float" office:value="1.9353745" calcext:value-type="float">
            <text:p>1.9353745</text:p>
          </table:table-cell>
          <table:table-cell table:formula="of:=STDEV([.BQ149:.BQ168])/2" office:value-type="float" office:value="0.0229613882686295" calcext:value-type="float">
            <text:p>0.0229613883</text:p>
          </table:table-cell>
          <table:table-cell table:formula="of:=STDEV([.BR149:.BR168])/2" office:value-type="float" office:value="0.148493363022649" calcext:value-type="float">
            <text:p>0.148493363</text:p>
          </table:table-cell>
        </table:table-row>
        <table:table-row table:style-name="ro2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7468788" calcext:value-type="float">
            <text:p>0.07468788</text:p>
          </table:table-cell>
          <table:table-cell table:formula="of:=AVERAGE([.BR170:.BR189])" office:value-type="float" office:value="1.9150395" calcext:value-type="float">
            <text:p>1.9150395</text:p>
          </table:table-cell>
          <table:table-cell table:formula="of:=STDEV([.BQ170:.BQ189])/2" office:value-type="float" office:value="0.0148813309221885" calcext:value-type="float">
            <text:p>0.0148813309</text:p>
          </table:table-cell>
          <table:table-cell table:formula="of:=STDEV([.BR170:.BR189])/2" office:value-type="float" office:value="0.134750097446259" calcext:value-type="float">
            <text:p>0.1347500974</text:p>
          </table:table-cell>
        </table:table-row>
      </table:table>
      <table:table table:name="4 Threads" table:style-name="ta1">
        <table:table-column table:style-name="co2" table:default-cell-style-name="Default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2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1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2.42049" calcext:value-type="float">
            <text:p>2.42049</text:p>
          </table:table-cell>
          <table:table-cell table:number-columns-repeated="67"/>
          <table:table-cell table:formula="of:=MIN([.A2:.BL2])" office:value-type="float" office:value="2.42049" calcext:value-type="float">
            <text:p>2.42049</text:p>
          </table:table-cell>
          <table:table-cell table:formula="of:=MAX([.A2:.BL2])" office:value-type="float" office:value="2.42049" calcext:value-type="float">
            <text:p>2.42049</text:p>
          </table:table-cell>
          <table:table-cell table:number-columns-repeated="7"/>
        </table:table-row>
        <table:table-row table:style-name="ro2">
          <table:table-cell office:value-type="float" office:value="2.31417" calcext:value-type="float">
            <text:p>2.31417</text:p>
          </table:table-cell>
          <table:table-cell table:number-columns-repeated="67"/>
          <table:table-cell table:formula="of:=MIN([.A3:.BL3])" office:value-type="float" office:value="2.31417" calcext:value-type="float">
            <text:p>2.31417</text:p>
          </table:table-cell>
          <table:table-cell table:formula="of:=MAX([.A3:.BL3])" office:value-type="float" office:value="2.31417" calcext:value-type="float">
            <text:p>2.31417</text:p>
          </table:table-cell>
          <table:table-cell table:number-columns-repeated="7"/>
        </table:table-row>
        <table:table-row table:style-name="ro2">
          <table:table-cell office:value-type="float" office:value="2.48286" calcext:value-type="float">
            <text:p>2.48286</text:p>
          </table:table-cell>
          <table:table-cell table:number-columns-repeated="67"/>
          <table:table-cell table:formula="of:=MIN([.A4:.BL4])" office:value-type="float" office:value="2.48286" calcext:value-type="float">
            <text:p>2.48286</text:p>
          </table:table-cell>
          <table:table-cell table:formula="of:=MAX([.A4:.BL4])" office:value-type="float" office:value="2.48286" calcext:value-type="float">
            <text:p>2.48286</text:p>
          </table:table-cell>
          <table:table-cell table:number-columns-repeated="7"/>
        </table:table-row>
        <table:table-row table:style-name="ro2">
          <table:table-cell office:value-type="float" office:value="2.43184" calcext:value-type="float">
            <text:p>2.43184</text:p>
          </table:table-cell>
          <table:table-cell table:number-columns-repeated="67"/>
          <table:table-cell table:formula="of:=MIN([.A5:.BL5])" office:value-type="float" office:value="2.43184" calcext:value-type="float">
            <text:p>2.43184</text:p>
          </table:table-cell>
          <table:table-cell table:formula="of:=MAX([.A5:.BL5])" office:value-type="float" office:value="2.43184" calcext:value-type="float">
            <text:p>2.43184</text:p>
          </table:table-cell>
          <table:table-cell table:number-columns-repeated="7"/>
        </table:table-row>
        <table:table-row table:style-name="ro2">
          <table:table-cell office:value-type="float" office:value="1.96269" calcext:value-type="float">
            <text:p>1.96269</text:p>
          </table:table-cell>
          <table:table-cell table:number-columns-repeated="67"/>
          <table:table-cell table:formula="of:=MIN([.A6:.BL6])" office:value-type="float" office:value="1.96269" calcext:value-type="float">
            <text:p>1.96269</text:p>
          </table:table-cell>
          <table:table-cell table:formula="of:=MAX([.A6:.BL6])" office:value-type="float" office:value="1.96269" calcext:value-type="float">
            <text:p>1.96269</text:p>
          </table:table-cell>
          <table:table-cell table:number-columns-repeated="7"/>
        </table:table-row>
        <table:table-row table:style-name="ro2">
          <table:table-cell office:value-type="float" office:value="1.98329" calcext:value-type="float">
            <text:p>1.98329</text:p>
          </table:table-cell>
          <table:table-cell table:number-columns-repeated="67"/>
          <table:table-cell table:formula="of:=MIN([.A7:.BL7])" office:value-type="float" office:value="1.98329" calcext:value-type="float">
            <text:p>1.98329</text:p>
          </table:table-cell>
          <table:table-cell table:formula="of:=MAX([.A7:.BL7])" office:value-type="float" office:value="1.98329" calcext:value-type="float">
            <text:p>1.98329</text:p>
          </table:table-cell>
          <table:table-cell table:number-columns-repeated="7"/>
        </table:table-row>
        <table:table-row table:style-name="ro2">
          <table:table-cell office:value-type="float" office:value="2.38841" calcext:value-type="float">
            <text:p>2.38841</text:p>
          </table:table-cell>
          <table:table-cell table:number-columns-repeated="67"/>
          <table:table-cell table:formula="of:=MIN([.A8:.BL8])" office:value-type="float" office:value="2.38841" calcext:value-type="float">
            <text:p>2.38841</text:p>
          </table:table-cell>
          <table:table-cell table:formula="of:=MAX([.A8:.BL8])" office:value-type="float" office:value="2.38841" calcext:value-type="float">
            <text:p>2.38841</text:p>
          </table:table-cell>
          <table:table-cell table:number-columns-repeated="7"/>
        </table:table-row>
        <table:table-row table:style-name="ro2">
          <table:table-cell office:value-type="float" office:value="1.90677" calcext:value-type="float">
            <text:p>1.90677</text:p>
          </table:table-cell>
          <table:table-cell table:number-columns-repeated="67"/>
          <table:table-cell table:formula="of:=MIN([.A9:.BL9])" office:value-type="float" office:value="1.90677" calcext:value-type="float">
            <text:p>1.90677</text:p>
          </table:table-cell>
          <table:table-cell table:formula="of:=MAX([.A9:.BL9])" office:value-type="float" office:value="1.90677" calcext:value-type="float">
            <text:p>1.90677</text:p>
          </table:table-cell>
          <table:table-cell table:number-columns-repeated="7"/>
        </table:table-row>
        <table:table-row table:style-name="ro2">
          <table:table-cell office:value-type="float" office:value="2.43562" calcext:value-type="float">
            <text:p>2.43562</text:p>
          </table:table-cell>
          <table:table-cell table:number-columns-repeated="67"/>
          <table:table-cell table:formula="of:=MIN([.A10:.BL10])" office:value-type="float" office:value="2.43562" calcext:value-type="float">
            <text:p>2.43562</text:p>
          </table:table-cell>
          <table:table-cell table:formula="of:=MAX([.A10:.BL10])" office:value-type="float" office:value="2.43562" calcext:value-type="float">
            <text:p>2.43562</text:p>
          </table:table-cell>
          <table:table-cell table:number-columns-repeated="7"/>
        </table:table-row>
        <table:table-row table:style-name="ro2">
          <table:table-cell office:value-type="float" office:value="1.9485" calcext:value-type="float">
            <text:p>1.9485</text:p>
          </table:table-cell>
          <table:table-cell table:number-columns-repeated="67"/>
          <table:table-cell table:formula="of:=MIN([.A11:.BL11])" office:value-type="float" office:value="1.9485" calcext:value-type="float">
            <text:p>1.9485</text:p>
          </table:table-cell>
          <table:table-cell table:formula="of:=MAX([.A11:.BL11])" office:value-type="float" office:value="1.9485" calcext:value-type="float">
            <text:p>1.9485</text:p>
          </table:table-cell>
          <table:table-cell table:number-columns-repeated="7"/>
        </table:table-row>
        <table:table-row table:style-name="ro2">
          <table:table-cell office:value-type="float" office:value="2.42413" calcext:value-type="float">
            <text:p>2.42413</text:p>
          </table:table-cell>
          <table:table-cell table:number-columns-repeated="67"/>
          <table:table-cell table:formula="of:=MIN([.A12:.BL12])" office:value-type="float" office:value="2.42413" calcext:value-type="float">
            <text:p>2.42413</text:p>
          </table:table-cell>
          <table:table-cell table:formula="of:=MAX([.A12:.BL12])" office:value-type="float" office:value="2.42413" calcext:value-type="float">
            <text:p>2.42413</text:p>
          </table:table-cell>
          <table:table-cell table:number-columns-repeated="7"/>
        </table:table-row>
        <table:table-row table:style-name="ro2">
          <table:table-cell office:value-type="float" office:value="2.42229" calcext:value-type="float">
            <text:p>2.42229</text:p>
          </table:table-cell>
          <table:table-cell table:number-columns-repeated="67"/>
          <table:table-cell table:formula="of:=MIN([.A13:.BL13])" office:value-type="float" office:value="2.42229" calcext:value-type="float">
            <text:p>2.42229</text:p>
          </table:table-cell>
          <table:table-cell table:formula="of:=MAX([.A13:.BL13])" office:value-type="float" office:value="2.42229" calcext:value-type="float">
            <text:p>2.42229</text:p>
          </table:table-cell>
          <table:table-cell table:number-columns-repeated="7"/>
        </table:table-row>
        <table:table-row table:style-name="ro2">
          <table:table-cell office:value-type="float" office:value="1.9528" calcext:value-type="float">
            <text:p>1.9528</text:p>
          </table:table-cell>
          <table:table-cell table:number-columns-repeated="67"/>
          <table:table-cell table:formula="of:=MIN([.A14:.BL14])" office:value-type="float" office:value="1.9528" calcext:value-type="float">
            <text:p>1.9528</text:p>
          </table:table-cell>
          <table:table-cell table:formula="of:=MAX([.A14:.BL14])" office:value-type="float" office:value="1.9528" calcext:value-type="float">
            <text:p>1.9528</text:p>
          </table:table-cell>
          <table:table-cell table:number-columns-repeated="7"/>
        </table:table-row>
        <table:table-row table:style-name="ro2">
          <table:table-cell office:value-type="float" office:value="2.45766" calcext:value-type="float">
            <text:p>2.45766</text:p>
          </table:table-cell>
          <table:table-cell table:number-columns-repeated="67"/>
          <table:table-cell table:formula="of:=MIN([.A15:.BL15])" office:value-type="float" office:value="2.45766" calcext:value-type="float">
            <text:p>2.45766</text:p>
          </table:table-cell>
          <table:table-cell table:formula="of:=MAX([.A15:.BL15])" office:value-type="float" office:value="2.45766" calcext:value-type="float">
            <text:p>2.45766</text:p>
          </table:table-cell>
          <table:table-cell table:number-columns-repeated="7"/>
        </table:table-row>
        <table:table-row table:style-name="ro2">
          <table:table-cell office:value-type="float" office:value="2.43684" calcext:value-type="float">
            <text:p>2.43684</text:p>
          </table:table-cell>
          <table:table-cell table:number-columns-repeated="67"/>
          <table:table-cell table:formula="of:=MIN([.A16:.BL16])" office:value-type="float" office:value="2.43684" calcext:value-type="float">
            <text:p>2.43684</text:p>
          </table:table-cell>
          <table:table-cell table:formula="of:=MAX([.A16:.BL16])" office:value-type="float" office:value="2.43684" calcext:value-type="float">
            <text:p>2.43684</text:p>
          </table:table-cell>
          <table:table-cell table:number-columns-repeated="7"/>
        </table:table-row>
        <table:table-row table:style-name="ro2">
          <table:table-cell office:value-type="float" office:value="2.43521" calcext:value-type="float">
            <text:p>2.43521</text:p>
          </table:table-cell>
          <table:table-cell table:number-columns-repeated="67"/>
          <table:table-cell table:formula="of:=MIN([.A17:.BL17])" office:value-type="float" office:value="2.43521" calcext:value-type="float">
            <text:p>2.43521</text:p>
          </table:table-cell>
          <table:table-cell table:formula="of:=MAX([.A17:.BL17])" office:value-type="float" office:value="2.43521" calcext:value-type="float">
            <text:p>2.43521</text:p>
          </table:table-cell>
          <table:table-cell table:number-columns-repeated="7"/>
        </table:table-row>
        <table:table-row table:style-name="ro2">
          <table:table-cell office:value-type="float" office:value="2.47311" calcext:value-type="float">
            <text:p>2.47311</text:p>
          </table:table-cell>
          <table:table-cell table:number-columns-repeated="67"/>
          <table:table-cell table:formula="of:=MIN([.A18:.BL18])" office:value-type="float" office:value="2.47311" calcext:value-type="float">
            <text:p>2.47311</text:p>
          </table:table-cell>
          <table:table-cell table:formula="of:=MAX([.A18:.BL18])" office:value-type="float" office:value="2.47311" calcext:value-type="float">
            <text:p>2.47311</text:p>
          </table:table-cell>
          <table:table-cell table:number-columns-repeated="7"/>
        </table:table-row>
        <table:table-row table:style-name="ro2">
          <table:table-cell office:value-type="float" office:value="1.97293" calcext:value-type="float">
            <text:p>1.97293</text:p>
          </table:table-cell>
          <table:table-cell table:number-columns-repeated="67"/>
          <table:table-cell table:formula="of:=MIN([.A19:.BL19])" office:value-type="float" office:value="1.97293" calcext:value-type="float">
            <text:p>1.97293</text:p>
          </table:table-cell>
          <table:table-cell table:formula="of:=MAX([.A19:.BL19])" office:value-type="float" office:value="1.97293" calcext:value-type="float">
            <text:p>1.97293</text:p>
          </table:table-cell>
          <table:table-cell table:number-columns-repeated="7"/>
        </table:table-row>
        <table:table-row table:style-name="ro2">
          <table:table-cell office:value-type="float" office:value="2.43587" calcext:value-type="float">
            <text:p>2.43587</text:p>
          </table:table-cell>
          <table:table-cell table:number-columns-repeated="67"/>
          <table:table-cell table:formula="of:=MIN([.A20:.BL20])" office:value-type="float" office:value="2.43587" calcext:value-type="float">
            <text:p>2.43587</text:p>
          </table:table-cell>
          <table:table-cell table:formula="of:=MAX([.A20:.BL20])" office:value-type="float" office:value="2.43587" calcext:value-type="float">
            <text:p>2.43587</text:p>
          </table:table-cell>
          <table:table-cell table:number-columns-repeated="7"/>
        </table:table-row>
        <table:table-row table:style-name="ro2">
          <table:table-cell office:value-type="float" office:value="1.9545" calcext:value-type="float">
            <text:p>1.9545</text:p>
          </table:table-cell>
          <table:table-cell table:number-columns-repeated="67"/>
          <table:table-cell table:formula="of:=MIN([.A21:.BL21])" office:value-type="float" office:value="1.9545" calcext:value-type="float">
            <text:p>1.9545</text:p>
          </table:table-cell>
          <table:table-cell table:formula="of:=MAX([.A21:.BL21])" office:value-type="float" office:value="1.9545" calcext:value-type="float">
            <text:p>1.954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1.92814" calcext:value-type="float">
            <text:p>1.92814</text:p>
          </table:table-cell>
          <table:table-cell office:value-type="float" office:value="2.50867" calcext:value-type="float">
            <text:p>2.50867</text:p>
          </table:table-cell>
          <table:table-cell table:number-columns-repeated="66"/>
          <table:table-cell table:formula="of:=MIN([.A23:.BL23])" office:value-type="float" office:value="1.92814" calcext:value-type="float">
            <text:p>1.92814</text:p>
          </table:table-cell>
          <table:table-cell table:formula="of:=MAX([.A23:.BL23])" office:value-type="float" office:value="2.50867" calcext:value-type="float">
            <text:p>2.50867</text:p>
          </table:table-cell>
          <table:table-cell table:number-columns-repeated="7"/>
        </table:table-row>
        <table:table-row table:style-name="ro2">
          <table:table-cell office:value-type="float" office:value="1.95157" calcext:value-type="float">
            <text:p>1.95157</text:p>
          </table:table-cell>
          <table:table-cell office:value-type="float" office:value="2.46791" calcext:value-type="float">
            <text:p>2.46791</text:p>
          </table:table-cell>
          <table:table-cell table:number-columns-repeated="66"/>
          <table:table-cell table:formula="of:=MIN([.A24:.BL24])" office:value-type="float" office:value="1.95157" calcext:value-type="float">
            <text:p>1.95157</text:p>
          </table:table-cell>
          <table:table-cell table:formula="of:=MAX([.A24:.BL24])" office:value-type="float" office:value="2.46791" calcext:value-type="float">
            <text:p>2.46791</text:p>
          </table:table-cell>
          <table:table-cell table:number-columns-repeated="7"/>
        </table:table-row>
        <table:table-row table:style-name="ro2">
          <table:table-cell office:value-type="float" office:value="1.80158" calcext:value-type="float">
            <text:p>1.80158</text:p>
          </table:table-cell>
          <table:table-cell office:value-type="float" office:value="1.80831" calcext:value-type="float">
            <text:p>1.80831</text:p>
          </table:table-cell>
          <table:table-cell table:number-columns-repeated="66"/>
          <table:table-cell table:formula="of:=MIN([.A25:.BL25])" office:value-type="float" office:value="1.80158" calcext:value-type="float">
            <text:p>1.80158</text:p>
          </table:table-cell>
          <table:table-cell table:formula="of:=MAX([.A25:.BL25])" office:value-type="float" office:value="1.80831" calcext:value-type="float">
            <text:p>1.80831</text:p>
          </table:table-cell>
          <table:table-cell table:number-columns-repeated="7"/>
        </table:table-row>
        <table:table-row table:style-name="ro2">
          <table:table-cell office:value-type="float" office:value="1.95458" calcext:value-type="float">
            <text:p>1.95458</text:p>
          </table:table-cell>
          <table:table-cell office:value-type="float" office:value="2.10326" calcext:value-type="float">
            <text:p>2.10326</text:p>
          </table:table-cell>
          <table:table-cell table:number-columns-repeated="66"/>
          <table:table-cell table:formula="of:=MIN([.A26:.BL26])" office:value-type="float" office:value="1.95458" calcext:value-type="float">
            <text:p>1.95458</text:p>
          </table:table-cell>
          <table:table-cell table:formula="of:=MAX([.A26:.BL26])" office:value-type="float" office:value="2.10326" calcext:value-type="float">
            <text:p>2.10326</text:p>
          </table:table-cell>
          <table:table-cell table:number-columns-repeated="7"/>
        </table:table-row>
        <table:table-row table:style-name="ro2">
          <table:table-cell office:value-type="float" office:value="2.50233" calcext:value-type="float">
            <text:p>2.50233</text:p>
          </table:table-cell>
          <table:table-cell office:value-type="float" office:value="3.10248" calcext:value-type="float">
            <text:p>3.10248</text:p>
          </table:table-cell>
          <table:table-cell table:number-columns-repeated="66"/>
          <table:table-cell table:formula="of:=MIN([.A27:.BL27])" office:value-type="float" office:value="2.50233" calcext:value-type="float">
            <text:p>2.50233</text:p>
          </table:table-cell>
          <table:table-cell table:formula="of:=MAX([.A27:.BL27])" office:value-type="float" office:value="3.10248" calcext:value-type="float">
            <text:p>3.10248</text:p>
          </table:table-cell>
          <table:table-cell table:number-columns-repeated="7"/>
        </table:table-row>
        <table:table-row table:style-name="ro2">
          <table:table-cell office:value-type="float" office:value="2.48962" calcext:value-type="float">
            <text:p>2.48962</text:p>
          </table:table-cell>
          <table:table-cell office:value-type="float" office:value="2.4899" calcext:value-type="float">
            <text:p>2.4899</text:p>
          </table:table-cell>
          <table:table-cell table:number-columns-repeated="66"/>
          <table:table-cell table:formula="of:=MIN([.A28:.BL28])" office:value-type="float" office:value="2.48962" calcext:value-type="float">
            <text:p>2.48962</text:p>
          </table:table-cell>
          <table:table-cell table:formula="of:=MAX([.A28:.BL28])" office:value-type="float" office:value="2.4899" calcext:value-type="float">
            <text:p>2.4899</text:p>
          </table:table-cell>
          <table:table-cell table:number-columns-repeated="7"/>
        </table:table-row>
        <table:table-row table:style-name="ro2">
          <table:table-cell office:value-type="float" office:value="1.21404" calcext:value-type="float">
            <text:p>1.21404</text:p>
          </table:table-cell>
          <table:table-cell office:value-type="float" office:value="1.20159" calcext:value-type="float">
            <text:p>1.20159</text:p>
          </table:table-cell>
          <table:table-cell table:number-columns-repeated="66"/>
          <table:table-cell table:formula="of:=MIN([.A29:.BL29])" office:value-type="float" office:value="1.20159" calcext:value-type="float">
            <text:p>1.20159</text:p>
          </table:table-cell>
          <table:table-cell table:formula="of:=MAX([.A29:.BL29])" office:value-type="float" office:value="1.21404" calcext:value-type="float">
            <text:p>1.21404</text:p>
          </table:table-cell>
          <table:table-cell table:number-columns-repeated="7"/>
        </table:table-row>
        <table:table-row table:style-name="ro2">
          <table:table-cell office:value-type="float" office:value="1.82906" calcext:value-type="float">
            <text:p>1.82906</text:p>
          </table:table-cell>
          <table:table-cell office:value-type="float" office:value="1.82318" calcext:value-type="float">
            <text:p>1.82318</text:p>
          </table:table-cell>
          <table:table-cell table:number-columns-repeated="66"/>
          <table:table-cell table:formula="of:=MIN([.A30:.BL30])" office:value-type="float" office:value="1.82318" calcext:value-type="float">
            <text:p>1.82318</text:p>
          </table:table-cell>
          <table:table-cell table:formula="of:=MAX([.A30:.BL30])" office:value-type="float" office:value="1.82906" calcext:value-type="float">
            <text:p>1.82906</text:p>
          </table:table-cell>
          <table:table-cell table:number-columns-repeated="7"/>
        </table:table-row>
        <table:table-row table:style-name="ro2">
          <table:table-cell office:value-type="float" office:value="1.24319" calcext:value-type="float">
            <text:p>1.24319</text:p>
          </table:table-cell>
          <table:table-cell office:value-type="float" office:value="1.22836" calcext:value-type="float">
            <text:p>1.22836</text:p>
          </table:table-cell>
          <table:table-cell table:number-columns-repeated="66"/>
          <table:table-cell table:formula="of:=MIN([.A31:.BL31])" office:value-type="float" office:value="1.22836" calcext:value-type="float">
            <text:p>1.22836</text:p>
          </table:table-cell>
          <table:table-cell table:formula="of:=MAX([.A31:.BL31])" office:value-type="float" office:value="1.24319" calcext:value-type="float">
            <text:p>1.24319</text:p>
          </table:table-cell>
          <table:table-cell table:number-columns-repeated="7"/>
        </table:table-row>
        <table:table-row table:style-name="ro2">
          <table:table-cell office:value-type="float" office:value="2.90967" calcext:value-type="float">
            <text:p>2.90967</text:p>
          </table:table-cell>
          <table:table-cell office:value-type="float" office:value="3.48827" calcext:value-type="float">
            <text:p>3.48827</text:p>
          </table:table-cell>
          <table:table-cell table:number-columns-repeated="66"/>
          <table:table-cell table:formula="of:=MIN([.A32:.BL32])" office:value-type="float" office:value="2.90967" calcext:value-type="float">
            <text:p>2.90967</text:p>
          </table:table-cell>
          <table:table-cell table:formula="of:=MAX([.A32:.BL32])" office:value-type="float" office:value="3.48827" calcext:value-type="float">
            <text:p>3.48827</text:p>
          </table:table-cell>
          <table:table-cell table:number-columns-repeated="7"/>
        </table:table-row>
        <table:table-row table:style-name="ro2">
          <table:table-cell office:value-type="float" office:value="2.50795" calcext:value-type="float">
            <text:p>2.50795</text:p>
          </table:table-cell>
          <table:table-cell office:value-type="float" office:value="3.13323" calcext:value-type="float">
            <text:p>3.13323</text:p>
          </table:table-cell>
          <table:table-cell table:number-columns-repeated="66"/>
          <table:table-cell table:formula="of:=MIN([.A33:.BL33])" office:value-type="float" office:value="2.50795" calcext:value-type="float">
            <text:p>2.50795</text:p>
          </table:table-cell>
          <table:table-cell table:formula="of:=MAX([.A33:.BL33])" office:value-type="float" office:value="3.13323" calcext:value-type="float">
            <text:p>3.13323</text:p>
          </table:table-cell>
          <table:table-cell table:number-columns-repeated="7"/>
        </table:table-row>
        <table:table-row table:style-name="ro2">
          <table:table-cell office:value-type="float" office:value="2.44047" calcext:value-type="float">
            <text:p>2.44047</text:p>
          </table:table-cell>
          <table:table-cell office:value-type="float" office:value="3.01887" calcext:value-type="float">
            <text:p>3.01887</text:p>
          </table:table-cell>
          <table:table-cell table:number-columns-repeated="66"/>
          <table:table-cell table:formula="of:=MIN([.A34:.BL34])" office:value-type="float" office:value="2.44047" calcext:value-type="float">
            <text:p>2.44047</text:p>
          </table:table-cell>
          <table:table-cell table:formula="of:=MAX([.A34:.BL34])" office:value-type="float" office:value="3.01887" calcext:value-type="float">
            <text:p>3.01887</text:p>
          </table:table-cell>
          <table:table-cell table:number-columns-repeated="7"/>
        </table:table-row>
        <table:table-row table:style-name="ro2">
          <table:table-cell office:value-type="float" office:value="2.4589" calcext:value-type="float">
            <text:p>2.4589</text:p>
          </table:table-cell>
          <table:table-cell office:value-type="float" office:value="2.4749" calcext:value-type="float">
            <text:p>2.4749</text:p>
          </table:table-cell>
          <table:table-cell table:number-columns-repeated="66"/>
          <table:table-cell table:formula="of:=MIN([.A35:.BL35])" office:value-type="float" office:value="2.4589" calcext:value-type="float">
            <text:p>2.4589</text:p>
          </table:table-cell>
          <table:table-cell table:formula="of:=MAX([.A35:.BL35])" office:value-type="float" office:value="2.4749" calcext:value-type="float">
            <text:p>2.4749</text:p>
          </table:table-cell>
          <table:table-cell table:number-columns-repeated="7"/>
        </table:table-row>
        <table:table-row table:style-name="ro2">
          <table:table-cell office:value-type="float" office:value="2.41084" calcext:value-type="float">
            <text:p>2.41084</text:p>
          </table:table-cell>
          <table:table-cell office:value-type="float" office:value="2.42754" calcext:value-type="float">
            <text:p>2.42754</text:p>
          </table:table-cell>
          <table:table-cell table:number-columns-repeated="66"/>
          <table:table-cell table:formula="of:=MIN([.A36:.BL36])" office:value-type="float" office:value="2.41084" calcext:value-type="float">
            <text:p>2.41084</text:p>
          </table:table-cell>
          <table:table-cell table:formula="of:=MAX([.A36:.BL36])" office:value-type="float" office:value="2.42754" calcext:value-type="float">
            <text:p>2.42754</text:p>
          </table:table-cell>
          <table:table-cell table:number-columns-repeated="7"/>
        </table:table-row>
        <table:table-row table:style-name="ro2">
          <table:table-cell office:value-type="float" office:value="2.4437" calcext:value-type="float">
            <text:p>2.4437</text:p>
          </table:table-cell>
          <table:table-cell office:value-type="float" office:value="2.99356" calcext:value-type="float">
            <text:p>2.99356</text:p>
          </table:table-cell>
          <table:table-cell table:number-columns-repeated="66"/>
          <table:table-cell table:formula="of:=MIN([.A37:.BL37])" office:value-type="float" office:value="2.4437" calcext:value-type="float">
            <text:p>2.4437</text:p>
          </table:table-cell>
          <table:table-cell table:formula="of:=MAX([.A37:.BL37])" office:value-type="float" office:value="2.99356" calcext:value-type="float">
            <text:p>2.99356</text:p>
          </table:table-cell>
          <table:table-cell table:number-columns-repeated="7"/>
        </table:table-row>
        <table:table-row table:style-name="ro2">
          <table:table-cell office:value-type="float" office:value="1.22952" calcext:value-type="float">
            <text:p>1.22952</text:p>
          </table:table-cell>
          <table:table-cell office:value-type="float" office:value="1.22562" calcext:value-type="float">
            <text:p>1.22562</text:p>
          </table:table-cell>
          <table:table-cell table:number-columns-repeated="66"/>
          <table:table-cell table:formula="of:=MIN([.A38:.BL38])" office:value-type="float" office:value="1.22562" calcext:value-type="float">
            <text:p>1.22562</text:p>
          </table:table-cell>
          <table:table-cell table:formula="of:=MAX([.A38:.BL38])" office:value-type="float" office:value="1.22952" calcext:value-type="float">
            <text:p>1.22952</text:p>
          </table:table-cell>
          <table:table-cell table:number-columns-repeated="7"/>
        </table:table-row>
        <table:table-row table:style-name="ro2">
          <table:table-cell office:value-type="float" office:value="2.50033" calcext:value-type="float">
            <text:p>2.50033</text:p>
          </table:table-cell>
          <table:table-cell office:value-type="float" office:value="2.51049" calcext:value-type="float">
            <text:p>2.51049</text:p>
          </table:table-cell>
          <table:table-cell table:number-columns-repeated="66"/>
          <table:table-cell table:formula="of:=MIN([.A39:.BL39])" office:value-type="float" office:value="2.50033" calcext:value-type="float">
            <text:p>2.50033</text:p>
          </table:table-cell>
          <table:table-cell table:formula="of:=MAX([.A39:.BL39])" office:value-type="float" office:value="2.51049" calcext:value-type="float">
            <text:p>2.51049</text:p>
          </table:table-cell>
          <table:table-cell table:number-columns-repeated="7"/>
        </table:table-row>
        <table:table-row table:style-name="ro2">
          <table:table-cell office:value-type="float" office:value="2.91914" calcext:value-type="float">
            <text:p>2.91914</text:p>
          </table:table-cell>
          <table:table-cell office:value-type="float" office:value="3.48808" calcext:value-type="float">
            <text:p>3.48808</text:p>
          </table:table-cell>
          <table:table-cell table:number-columns-repeated="66"/>
          <table:table-cell table:formula="of:=MIN([.A40:.BL40])" office:value-type="float" office:value="2.91914" calcext:value-type="float">
            <text:p>2.91914</text:p>
          </table:table-cell>
          <table:table-cell table:formula="of:=MAX([.A40:.BL40])" office:value-type="float" office:value="3.48808" calcext:value-type="float">
            <text:p>3.48808</text:p>
          </table:table-cell>
          <table:table-cell table:number-columns-repeated="7"/>
        </table:table-row>
        <table:table-row table:style-name="ro2">
          <table:table-cell office:value-type="float" office:value="1.81186" calcext:value-type="float">
            <text:p>1.81186</text:p>
          </table:table-cell>
          <table:table-cell office:value-type="float" office:value="1.86843" calcext:value-type="float">
            <text:p>1.86843</text:p>
          </table:table-cell>
          <table:table-cell table:number-columns-repeated="66"/>
          <table:table-cell table:formula="of:=MIN([.A41:.BL41])" office:value-type="float" office:value="1.81186" calcext:value-type="float">
            <text:p>1.81186</text:p>
          </table:table-cell>
          <table:table-cell table:formula="of:=MAX([.A41:.BL41])" office:value-type="float" office:value="1.86843" calcext:value-type="float">
            <text:p>1.86843</text:p>
          </table:table-cell>
          <table:table-cell table:number-columns-repeated="7"/>
        </table:table-row>
        <table:table-row table:style-name="ro2">
          <table:table-cell office:value-type="float" office:value="2.84938" calcext:value-type="float">
            <text:p>2.84938</text:p>
          </table:table-cell>
          <table:table-cell office:value-type="float" office:value="3.44489" calcext:value-type="float">
            <text:p>3.44489</text:p>
          </table:table-cell>
          <table:table-cell table:number-columns-repeated="66"/>
          <table:table-cell table:formula="of:=MIN([.A42:.BL42])" office:value-type="float" office:value="2.84938" calcext:value-type="float">
            <text:p>2.84938</text:p>
          </table:table-cell>
          <table:table-cell table:formula="of:=MAX([.A42:.BL42])" office:value-type="float" office:value="3.44489" calcext:value-type="float">
            <text:p>3.4448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float" office:value="1.35216" calcext:value-type="float">
            <text:p>1.35216</text:p>
          </table:table-cell>
          <table:table-cell office:value-type="float" office:value="1.50554" calcext:value-type="float">
            <text:p>1.50554</text:p>
          </table:table-cell>
          <table:table-cell office:value-type="float" office:value="1.67358" calcext:value-type="float">
            <text:p>1.67358</text:p>
          </table:table-cell>
          <table:table-cell office:value-type="float" office:value="0.664545" calcext:value-type="float">
            <text:p>0.664545</text:p>
          </table:table-cell>
          <table:table-cell table:number-columns-repeated="64"/>
          <table:table-cell table:formula="of:=MIN([.A44:.BL44])" office:value-type="float" office:value="0.664545" calcext:value-type="float">
            <text:p>0.664545</text:p>
          </table:table-cell>
          <table:table-cell table:formula="of:=MAX([.A44:.BL44])" office:value-type="float" office:value="1.67358" calcext:value-type="float">
            <text:p>1.67358</text:p>
          </table:table-cell>
          <table:table-cell table:number-columns-repeated="7"/>
        </table:table-row>
        <table:table-row table:style-name="ro2">
          <table:table-cell office:value-type="float" office:value="2.0119" calcext:value-type="float">
            <text:p>2.0119</text:p>
          </table:table-cell>
          <table:table-cell office:value-type="float" office:value="2.02378" calcext:value-type="float">
            <text:p>2.02378</text:p>
          </table:table-cell>
          <table:table-cell office:value-type="float" office:value="2.02541" calcext:value-type="float">
            <text:p>2.02541</text:p>
          </table:table-cell>
          <table:table-cell office:value-type="float" office:value="2.0291" calcext:value-type="float">
            <text:p>2.0291</text:p>
          </table:table-cell>
          <table:table-cell table:number-columns-repeated="64"/>
          <table:table-cell table:formula="of:=MIN([.A45:.BL45])" office:value-type="float" office:value="2.0119" calcext:value-type="float">
            <text:p>2.0119</text:p>
          </table:table-cell>
          <table:table-cell table:formula="of:=MAX([.A45:.BL45])" office:value-type="float" office:value="2.0291" calcext:value-type="float">
            <text:p>2.0291</text:p>
          </table:table-cell>
          <table:table-cell table:number-columns-repeated="7"/>
        </table:table-row>
        <table:table-row table:style-name="ro2">
          <table:table-cell office:value-type="float" office:value="2.30181" calcext:value-type="float">
            <text:p>2.30181</text:p>
          </table:table-cell>
          <table:table-cell office:value-type="float" office:value="2.32744" calcext:value-type="float">
            <text:p>2.32744</text:p>
          </table:table-cell>
          <table:table-cell office:value-type="float" office:value="2.36369" calcext:value-type="float">
            <text:p>2.36369</text:p>
          </table:table-cell>
          <table:table-cell office:value-type="float" office:value="2.37049" calcext:value-type="float">
            <text:p>2.37049</text:p>
          </table:table-cell>
          <table:table-cell table:number-columns-repeated="64"/>
          <table:table-cell table:formula="of:=MIN([.A46:.BL46])" office:value-type="float" office:value="2.30181" calcext:value-type="float">
            <text:p>2.30181</text:p>
          </table:table-cell>
          <table:table-cell table:formula="of:=MAX([.A46:.BL46])" office:value-type="float" office:value="2.37049" calcext:value-type="float">
            <text:p>2.37049</text:p>
          </table:table-cell>
          <table:table-cell table:number-columns-repeated="7"/>
        </table:table-row>
        <table:table-row table:style-name="ro2">
          <table:table-cell office:value-type="float" office:value="1.16093" calcext:value-type="float">
            <text:p>1.16093</text:p>
          </table:table-cell>
          <table:table-cell office:value-type="float" office:value="1.24895" calcext:value-type="float">
            <text:p>1.24895</text:p>
          </table:table-cell>
          <table:table-cell office:value-type="float" office:value="1.22185" calcext:value-type="float">
            <text:p>1.22185</text:p>
          </table:table-cell>
          <table:table-cell office:value-type="float" office:value="1.16403" calcext:value-type="float">
            <text:p>1.16403</text:p>
          </table:table-cell>
          <table:table-cell table:number-columns-repeated="64"/>
          <table:table-cell table:formula="of:=MIN([.A47:.BL47])" office:value-type="float" office:value="1.16093" calcext:value-type="float">
            <text:p>1.16093</text:p>
          </table:table-cell>
          <table:table-cell table:formula="of:=MAX([.A47:.BL47])" office:value-type="float" office:value="1.24895" calcext:value-type="float">
            <text:p>1.24895</text:p>
          </table:table-cell>
          <table:table-cell table:number-columns-repeated="7"/>
        </table:table-row>
        <table:table-row table:style-name="ro2">
          <table:table-cell office:value-type="float" office:value="1.79994" calcext:value-type="float">
            <text:p>1.79994</text:p>
          </table:table-cell>
          <table:table-cell office:value-type="float" office:value="2.05198" calcext:value-type="float">
            <text:p>2.05198</text:p>
          </table:table-cell>
          <table:table-cell office:value-type="float" office:value="2.09498" calcext:value-type="float">
            <text:p>2.09498</text:p>
          </table:table-cell>
          <table:table-cell office:value-type="float" office:value="0.889399" calcext:value-type="float">
            <text:p>0.889399</text:p>
          </table:table-cell>
          <table:table-cell table:number-columns-repeated="64"/>
          <table:table-cell table:formula="of:=MIN([.A48:.BL48])" office:value-type="float" office:value="0.889399" calcext:value-type="float">
            <text:p>0.889399</text:p>
          </table:table-cell>
          <table:table-cell table:formula="of:=MAX([.A48:.BL48])" office:value-type="float" office:value="2.09498" calcext:value-type="float">
            <text:p>2.09498</text:p>
          </table:table-cell>
          <table:table-cell table:number-columns-repeated="7"/>
        </table:table-row>
        <table:table-row table:style-name="ro2">
          <table:table-cell office:value-type="float" office:value="1.27411" calcext:value-type="float">
            <text:p>1.27411</text:p>
          </table:table-cell>
          <table:table-cell office:value-type="float" office:value="1.22161" calcext:value-type="float">
            <text:p>1.22161</text:p>
          </table:table-cell>
          <table:table-cell office:value-type="float" office:value="2.5752" calcext:value-type="float">
            <text:p>2.5752</text:p>
          </table:table-cell>
          <table:table-cell office:value-type="float" office:value="0.58131" calcext:value-type="float">
            <text:p>0.58131</text:p>
          </table:table-cell>
          <table:table-cell table:number-columns-repeated="64"/>
          <table:table-cell table:formula="of:=MIN([.A49:.BL49])" office:value-type="float" office:value="0.58131" calcext:value-type="float">
            <text:p>0.58131</text:p>
          </table:table-cell>
          <table:table-cell table:formula="of:=MAX([.A49:.BL49])" office:value-type="float" office:value="2.5752" calcext:value-type="float">
            <text:p>2.5752</text:p>
          </table:table-cell>
          <table:table-cell table:number-columns-repeated="7"/>
        </table:table-row>
        <table:table-row table:style-name="ro2">
          <table:table-cell office:value-type="float" office:value="1.88517" calcext:value-type="float">
            <text:p>1.88517</text:p>
          </table:table-cell>
          <table:table-cell office:value-type="float" office:value="1.89399" calcext:value-type="float">
            <text:p>1.89399</text:p>
          </table:table-cell>
          <table:table-cell office:value-type="float" office:value="1.89558" calcext:value-type="float">
            <text:p>1.89558</text:p>
          </table:table-cell>
          <table:table-cell office:value-type="float" office:value="1.92013" calcext:value-type="float">
            <text:p>1.92013</text:p>
          </table:table-cell>
          <table:table-cell table:number-columns-repeated="64"/>
          <table:table-cell table:formula="of:=MIN([.A50:.BL50])" office:value-type="float" office:value="1.88517" calcext:value-type="float">
            <text:p>1.88517</text:p>
          </table:table-cell>
          <table:table-cell table:formula="of:=MAX([.A50:.BL50])" office:value-type="float" office:value="1.92013" calcext:value-type="float">
            <text:p>1.92013</text:p>
          </table:table-cell>
          <table:table-cell table:number-columns-repeated="7"/>
        </table:table-row>
        <table:table-row table:style-name="ro2">
          <table:table-cell office:value-type="float" office:value="1.49063" calcext:value-type="float">
            <text:p>1.49063</text:p>
          </table:table-cell>
          <table:table-cell office:value-type="float" office:value="1.94395" calcext:value-type="float">
            <text:p>1.94395</text:p>
          </table:table-cell>
          <table:table-cell office:value-type="float" office:value="1.98218" calcext:value-type="float">
            <text:p>1.98218</text:p>
          </table:table-cell>
          <table:table-cell office:value-type="float" office:value="0.811106" calcext:value-type="float">
            <text:p>0.811106</text:p>
          </table:table-cell>
          <table:table-cell table:number-columns-repeated="64"/>
          <table:table-cell table:formula="of:=MIN([.A51:.BL51])" office:value-type="float" office:value="0.811106" calcext:value-type="float">
            <text:p>0.811106</text:p>
          </table:table-cell>
          <table:table-cell table:formula="of:=MAX([.A51:.BL51])" office:value-type="float" office:value="1.98218" calcext:value-type="float">
            <text:p>1.98218</text:p>
          </table:table-cell>
          <table:table-cell table:number-columns-repeated="7"/>
        </table:table-row>
        <table:table-row table:style-name="ro2">
          <table:table-cell office:value-type="float" office:value="1.65304" calcext:value-type="float">
            <text:p>1.65304</text:p>
          </table:table-cell>
          <table:table-cell office:value-type="float" office:value="1.88487" calcext:value-type="float">
            <text:p>1.88487</text:p>
          </table:table-cell>
          <table:table-cell office:value-type="float" office:value="1.88929" calcext:value-type="float">
            <text:p>1.88929</text:p>
          </table:table-cell>
          <table:table-cell office:value-type="float" office:value="0.640371" calcext:value-type="float">
            <text:p>0.640371</text:p>
          </table:table-cell>
          <table:table-cell table:number-columns-repeated="64"/>
          <table:table-cell table:formula="of:=MIN([.A52:.BL52])" office:value-type="float" office:value="0.640371" calcext:value-type="float">
            <text:p>0.640371</text:p>
          </table:table-cell>
          <table:table-cell table:formula="of:=MAX([.A52:.BL52])" office:value-type="float" office:value="1.88929" calcext:value-type="float">
            <text:p>1.88929</text:p>
          </table:table-cell>
          <table:table-cell table:number-columns-repeated="7"/>
        </table:table-row>
        <table:table-row table:style-name="ro2">
          <table:table-cell office:value-type="float" office:value="1.83692" calcext:value-type="float">
            <text:p>1.83692</text:p>
          </table:table-cell>
          <table:table-cell office:value-type="float" office:value="2.01492" calcext:value-type="float">
            <text:p>2.01492</text:p>
          </table:table-cell>
          <table:table-cell office:value-type="float" office:value="2.10853" calcext:value-type="float">
            <text:p>2.10853</text:p>
          </table:table-cell>
          <table:table-cell office:value-type="float" office:value="0.784987" calcext:value-type="float">
            <text:p>0.784987</text:p>
          </table:table-cell>
          <table:table-cell table:number-columns-repeated="64"/>
          <table:table-cell table:formula="of:=MIN([.A53:.BL53])" office:value-type="float" office:value="0.784987" calcext:value-type="float">
            <text:p>0.784987</text:p>
          </table:table-cell>
          <table:table-cell table:formula="of:=MAX([.A53:.BL53])" office:value-type="float" office:value="2.10853" calcext:value-type="float">
            <text:p>2.10853</text:p>
          </table:table-cell>
          <table:table-cell table:number-columns-repeated="7"/>
        </table:table-row>
        <table:table-row table:style-name="ro2">
          <table:table-cell office:value-type="float" office:value="1.70443" calcext:value-type="float">
            <text:p>1.70443</text:p>
          </table:table-cell>
          <table:table-cell office:value-type="float" office:value="1.97401" calcext:value-type="float">
            <text:p>1.97401</text:p>
          </table:table-cell>
          <table:table-cell office:value-type="float" office:value="2.06414" calcext:value-type="float">
            <text:p>2.06414</text:p>
          </table:table-cell>
          <table:table-cell office:value-type="float" office:value="0.796671" calcext:value-type="float">
            <text:p>0.796671</text:p>
          </table:table-cell>
          <table:table-cell table:number-columns-repeated="64"/>
          <table:table-cell table:formula="of:=MIN([.A54:.BL54])" office:value-type="float" office:value="0.796671" calcext:value-type="float">
            <text:p>0.796671</text:p>
          </table:table-cell>
          <table:table-cell table:formula="of:=MAX([.A54:.BL54])" office:value-type="float" office:value="2.06414" calcext:value-type="float">
            <text:p>2.06414</text:p>
          </table:table-cell>
          <table:table-cell table:number-columns-repeated="7"/>
        </table:table-row>
        <table:table-row table:style-name="ro2">
          <table:table-cell office:value-type="float" office:value="2.03012" calcext:value-type="float">
            <text:p>2.03012</text:p>
          </table:table-cell>
          <table:table-cell office:value-type="float" office:value="2.28872" calcext:value-type="float">
            <text:p>2.28872</text:p>
          </table:table-cell>
          <table:table-cell office:value-type="float" office:value="2.32387" calcext:value-type="float">
            <text:p>2.32387</text:p>
          </table:table-cell>
          <table:table-cell office:value-type="float" office:value="0.78092" calcext:value-type="float">
            <text:p>0.78092</text:p>
          </table:table-cell>
          <table:table-cell table:number-columns-repeated="64"/>
          <table:table-cell table:formula="of:=MIN([.A55:.BL55])" office:value-type="float" office:value="0.78092" calcext:value-type="float">
            <text:p>0.78092</text:p>
          </table:table-cell>
          <table:table-cell table:formula="of:=MAX([.A55:.BL55])" office:value-type="float" office:value="2.32387" calcext:value-type="float">
            <text:p>2.32387</text:p>
          </table:table-cell>
          <table:table-cell table:number-columns-repeated="7"/>
        </table:table-row>
        <table:table-row table:style-name="ro2">
          <table:table-cell office:value-type="float" office:value="1.31429" calcext:value-type="float">
            <text:p>1.31429</text:p>
          </table:table-cell>
          <table:table-cell office:value-type="float" office:value="1.51387" calcext:value-type="float">
            <text:p>1.51387</text:p>
          </table:table-cell>
          <table:table-cell office:value-type="float" office:value="1.37381" calcext:value-type="float">
            <text:p>1.37381</text:p>
          </table:table-cell>
          <table:table-cell office:value-type="float" office:value="1.63125" calcext:value-type="float">
            <text:p>1.63125</text:p>
          </table:table-cell>
          <table:table-cell table:number-columns-repeated="64"/>
          <table:table-cell table:formula="of:=MIN([.A56:.BL56])" office:value-type="float" office:value="1.31429" calcext:value-type="float">
            <text:p>1.31429</text:p>
          </table:table-cell>
          <table:table-cell table:formula="of:=MAX([.A56:.BL56])" office:value-type="float" office:value="1.63125" calcext:value-type="float">
            <text:p>1.63125</text:p>
          </table:table-cell>
          <table:table-cell table:number-columns-repeated="7"/>
        </table:table-row>
        <table:table-row table:style-name="ro2">
          <table:table-cell office:value-type="float" office:value="1.03934" calcext:value-type="float">
            <text:p>1.03934</text:p>
          </table:table-cell>
          <table:table-cell office:value-type="float" office:value="0.540064" calcext:value-type="float">
            <text:p>0.540064</text:p>
          </table:table-cell>
          <table:table-cell office:value-type="float" office:value="0.577184" calcext:value-type="float">
            <text:p>0.577184</text:p>
          </table:table-cell>
          <table:table-cell office:value-type="float" office:value="2.49227" calcext:value-type="float">
            <text:p>2.49227</text:p>
          </table:table-cell>
          <table:table-cell table:number-columns-repeated="64"/>
          <table:table-cell table:formula="of:=MIN([.A57:.BL57])" office:value-type="float" office:value="0.540064" calcext:value-type="float">
            <text:p>0.540064</text:p>
          </table:table-cell>
          <table:table-cell table:formula="of:=MAX([.A57:.BL57])" office:value-type="float" office:value="2.49227" calcext:value-type="float">
            <text:p>2.49227</text:p>
          </table:table-cell>
          <table:table-cell table:number-columns-repeated="7"/>
        </table:table-row>
        <table:table-row table:style-name="ro2">
          <table:table-cell office:value-type="float" office:value="1.80975" calcext:value-type="float">
            <text:p>1.80975</text:p>
          </table:table-cell>
          <table:table-cell office:value-type="float" office:value="1.90514" calcext:value-type="float">
            <text:p>1.90514</text:p>
          </table:table-cell>
          <table:table-cell office:value-type="float" office:value="1.92005" calcext:value-type="float">
            <text:p>1.92005</text:p>
          </table:table-cell>
          <table:table-cell office:value-type="float" office:value="0.61361" calcext:value-type="float">
            <text:p>0.61361</text:p>
          </table:table-cell>
          <table:table-cell table:number-columns-repeated="64"/>
          <table:table-cell table:formula="of:=MIN([.A58:.BL58])" office:value-type="float" office:value="0.61361" calcext:value-type="float">
            <text:p>0.61361</text:p>
          </table:table-cell>
          <table:table-cell table:formula="of:=MAX([.A58:.BL58])" office:value-type="float" office:value="1.92005" calcext:value-type="float">
            <text:p>1.92005</text:p>
          </table:table-cell>
          <table:table-cell table:number-columns-repeated="7"/>
        </table:table-row>
        <table:table-row table:style-name="ro2">
          <table:table-cell office:value-type="float" office:value="1.17526" calcext:value-type="float">
            <text:p>1.17526</text:p>
          </table:table-cell>
          <table:table-cell office:value-type="float" office:value="2.29615" calcext:value-type="float">
            <text:p>2.29615</text:p>
          </table:table-cell>
          <table:table-cell office:value-type="float" office:value="1.51688" calcext:value-type="float">
            <text:p>1.51688</text:p>
          </table:table-cell>
          <table:table-cell office:value-type="float" office:value="1.57325" calcext:value-type="float">
            <text:p>1.57325</text:p>
          </table:table-cell>
          <table:table-cell table:number-columns-repeated="64"/>
          <table:table-cell table:formula="of:=MIN([.A59:.BL59])" office:value-type="float" office:value="1.17526" calcext:value-type="float">
            <text:p>1.17526</text:p>
          </table:table-cell>
          <table:table-cell table:formula="of:=MAX([.A59:.BL59])" office:value-type="float" office:value="2.29615" calcext:value-type="float">
            <text:p>2.29615</text:p>
          </table:table-cell>
          <table:table-cell table:number-columns-repeated="7"/>
        </table:table-row>
        <table:table-row table:style-name="ro2">
          <table:table-cell office:value-type="float" office:value="1.03587" calcext:value-type="float">
            <text:p>1.03587</text:p>
          </table:table-cell>
          <table:table-cell office:value-type="float" office:value="1.5385" calcext:value-type="float">
            <text:p>1.5385</text:p>
          </table:table-cell>
          <table:table-cell office:value-type="float" office:value="0.971724" calcext:value-type="float">
            <text:p>0.971724</text:p>
          </table:table-cell>
          <table:table-cell office:value-type="float" office:value="0.699199" calcext:value-type="float">
            <text:p>0.699199</text:p>
          </table:table-cell>
          <table:table-cell table:number-columns-repeated="64"/>
          <table:table-cell table:formula="of:=MIN([.A60:.BL60])" office:value-type="float" office:value="0.699199" calcext:value-type="float">
            <text:p>0.699199</text:p>
          </table:table-cell>
          <table:table-cell table:formula="of:=MAX([.A60:.BL60])" office:value-type="float" office:value="1.5385" calcext:value-type="float">
            <text:p>1.5385</text:p>
          </table:table-cell>
          <table:table-cell table:number-columns-repeated="7"/>
        </table:table-row>
        <table:table-row table:style-name="ro2">
          <table:table-cell office:value-type="float" office:value="1.79426" calcext:value-type="float">
            <text:p>1.79426</text:p>
          </table:table-cell>
          <table:table-cell office:value-type="float" office:value="1.99244" calcext:value-type="float">
            <text:p>1.99244</text:p>
          </table:table-cell>
          <table:table-cell office:value-type="float" office:value="2.07744" calcext:value-type="float">
            <text:p>2.07744</text:p>
          </table:table-cell>
          <table:table-cell office:value-type="float" office:value="0.784095" calcext:value-type="float">
            <text:p>0.784095</text:p>
          </table:table-cell>
          <table:table-cell table:number-columns-repeated="64"/>
          <table:table-cell table:formula="of:=MIN([.A61:.BL61])" office:value-type="float" office:value="0.784095" calcext:value-type="float">
            <text:p>0.784095</text:p>
          </table:table-cell>
          <table:table-cell table:formula="of:=MAX([.A61:.BL61])" office:value-type="float" office:value="2.07744" calcext:value-type="float">
            <text:p>2.07744</text:p>
          </table:table-cell>
          <table:table-cell table:number-columns-repeated="7"/>
        </table:table-row>
        <table:table-row table:style-name="ro2">
          <table:table-cell office:value-type="float" office:value="1.78857" calcext:value-type="float">
            <text:p>1.78857</text:p>
          </table:table-cell>
          <table:table-cell office:value-type="float" office:value="1.8873" calcext:value-type="float">
            <text:p>1.8873</text:p>
          </table:table-cell>
          <table:table-cell office:value-type="float" office:value="1.85517" calcext:value-type="float">
            <text:p>1.85517</text:p>
          </table:table-cell>
          <table:table-cell office:value-type="float" office:value="0.692564" calcext:value-type="float">
            <text:p>0.692564</text:p>
          </table:table-cell>
          <table:table-cell table:number-columns-repeated="64"/>
          <table:table-cell table:formula="of:=MIN([.A62:.BL62])" office:value-type="float" office:value="0.692564" calcext:value-type="float">
            <text:p>0.692564</text:p>
          </table:table-cell>
          <table:table-cell table:formula="of:=MAX([.A62:.BL62])" office:value-type="float" office:value="1.8873" calcext:value-type="float">
            <text:p>1.8873</text:p>
          </table:table-cell>
          <table:table-cell table:number-columns-repeated="7"/>
        </table:table-row>
        <table:table-row table:style-name="ro2">
          <table:table-cell office:value-type="float" office:value="1.82608" calcext:value-type="float">
            <text:p>1.82608</text:p>
          </table:table-cell>
          <table:table-cell office:value-type="float" office:value="1.8712" calcext:value-type="float">
            <text:p>1.8712</text:p>
          </table:table-cell>
          <table:table-cell office:value-type="float" office:value="1.9505" calcext:value-type="float">
            <text:p>1.9505</text:p>
          </table:table-cell>
          <table:table-cell office:value-type="float" office:value="0.723097" calcext:value-type="float">
            <text:p>0.723097</text:p>
          </table:table-cell>
          <table:table-cell table:number-columns-repeated="64"/>
          <table:table-cell table:formula="of:=MIN([.A63:.BL63])" office:value-type="float" office:value="0.723097" calcext:value-type="float">
            <text:p>0.723097</text:p>
          </table:table-cell>
          <table:table-cell table:formula="of:=MAX([.A63:.BL63])" office:value-type="float" office:value="1.9505" calcext:value-type="float">
            <text:p>1.95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1.00602" calcext:value-type="float">
            <text:p>1.00602</text:p>
          </table:table-cell>
          <table:table-cell office:value-type="float" office:value="1.10584" calcext:value-type="float">
            <text:p>1.10584</text:p>
          </table:table-cell>
          <table:table-cell office:value-type="float" office:value="1.05278" calcext:value-type="float">
            <text:p>1.05278</text:p>
          </table:table-cell>
          <table:table-cell office:value-type="float" office:value="2.06312" calcext:value-type="float">
            <text:p>2.06312</text:p>
          </table:table-cell>
          <table:table-cell office:value-type="float" office:value="1.16334" calcext:value-type="float">
            <text:p>1.16334</text:p>
          </table:table-cell>
          <table:table-cell office:value-type="float" office:value="1.25891" calcext:value-type="float">
            <text:p>1.25891</text:p>
          </table:table-cell>
          <table:table-cell office:value-type="float" office:value="1.73243" calcext:value-type="float">
            <text:p>1.73243</text:p>
          </table:table-cell>
          <table:table-cell office:value-type="float" office:value="0.826341" calcext:value-type="float">
            <text:p>0.826341</text:p>
          </table:table-cell>
          <table:table-cell table:number-columns-repeated="60"/>
          <table:table-cell table:formula="of:=MIN([.A65:.BL65])" office:value-type="float" office:value="0.826341" calcext:value-type="float">
            <text:p>0.826341</text:p>
          </table:table-cell>
          <table:table-cell table:formula="of:=MAX([.A65:.BL65])" office:value-type="float" office:value="2.06312" calcext:value-type="float">
            <text:p>2.06312</text:p>
          </table:table-cell>
          <table:table-cell table:number-columns-repeated="7"/>
        </table:table-row>
        <table:table-row table:style-name="ro2">
          <table:table-cell office:value-type="float" office:value="0.887291" calcext:value-type="float">
            <text:p>0.887291</text:p>
          </table:table-cell>
          <table:table-cell office:value-type="float" office:value="0.914378" calcext:value-type="float">
            <text:p>0.914378</text:p>
          </table:table-cell>
          <table:table-cell office:value-type="float" office:value="1.06477" calcext:value-type="float">
            <text:p>1.06477</text:p>
          </table:table-cell>
          <table:table-cell office:value-type="float" office:value="1.10961" calcext:value-type="float">
            <text:p>1.10961</text:p>
          </table:table-cell>
          <table:table-cell office:value-type="float" office:value="0.903031" calcext:value-type="float">
            <text:p>0.903031</text:p>
          </table:table-cell>
          <table:table-cell office:value-type="float" office:value="1.08751" calcext:value-type="float">
            <text:p>1.08751</text:p>
          </table:table-cell>
          <table:table-cell office:value-type="float" office:value="1.10108" calcext:value-type="float">
            <text:p>1.10108</text:p>
          </table:table-cell>
          <table:table-cell office:value-type="float" office:value="1.32254" calcext:value-type="float">
            <text:p>1.32254</text:p>
          </table:table-cell>
          <table:table-cell table:number-columns-repeated="60"/>
          <table:table-cell table:formula="of:=MIN([.A66:.BL66])" office:value-type="float" office:value="0.887291" calcext:value-type="float">
            <text:p>0.887291</text:p>
          </table:table-cell>
          <table:table-cell table:formula="of:=MAX([.A66:.BL66])" office:value-type="float" office:value="1.32254" calcext:value-type="float">
            <text:p>1.32254</text:p>
          </table:table-cell>
          <table:table-cell table:number-columns-repeated="7"/>
        </table:table-row>
        <table:table-row table:style-name="ro2">
          <table:table-cell office:value-type="float" office:value="1.18235" calcext:value-type="float">
            <text:p>1.18235</text:p>
          </table:table-cell>
          <table:table-cell office:value-type="float" office:value="1.27302" calcext:value-type="float">
            <text:p>1.27302</text:p>
          </table:table-cell>
          <table:table-cell office:value-type="float" office:value="1.2935" calcext:value-type="float">
            <text:p>1.2935</text:p>
          </table:table-cell>
          <table:table-cell office:value-type="float" office:value="1.29514" calcext:value-type="float">
            <text:p>1.29514</text:p>
          </table:table-cell>
          <table:table-cell office:value-type="float" office:value="0.690618" calcext:value-type="float">
            <text:p>0.690618</text:p>
          </table:table-cell>
          <table:table-cell office:value-type="float" office:value="1.38639" calcext:value-type="float">
            <text:p>1.38639</text:p>
          </table:table-cell>
          <table:table-cell office:value-type="float" office:value="1.32683" calcext:value-type="float">
            <text:p>1.32683</text:p>
          </table:table-cell>
          <table:table-cell office:value-type="float" office:value="0.322233" calcext:value-type="float">
            <text:p>0.322233</text:p>
          </table:table-cell>
          <table:table-cell table:number-columns-repeated="60"/>
          <table:table-cell table:formula="of:=MIN([.A67:.BL67])" office:value-type="float" office:value="0.322233" calcext:value-type="float">
            <text:p>0.322233</text:p>
          </table:table-cell>
          <table:table-cell table:formula="of:=MAX([.A67:.BL67])" office:value-type="float" office:value="1.38639" calcext:value-type="float">
            <text:p>1.38639</text:p>
          </table:table-cell>
          <table:table-cell table:number-columns-repeated="7"/>
        </table:table-row>
        <table:table-row table:style-name="ro2">
          <table:table-cell office:value-type="float" office:value="0.92256" calcext:value-type="float">
            <text:p>0.92256</text:p>
          </table:table-cell>
          <table:table-cell office:value-type="float" office:value="1.00068" calcext:value-type="float">
            <text:p>1.00068</text:p>
          </table:table-cell>
          <table:table-cell office:value-type="float" office:value="1.09164" calcext:value-type="float">
            <text:p>1.09164</text:p>
          </table:table-cell>
          <table:table-cell office:value-type="float" office:value="0.82831" calcext:value-type="float">
            <text:p>0.82831</text:p>
          </table:table-cell>
          <table:table-cell office:value-type="float" office:value="0.987753" calcext:value-type="float">
            <text:p>0.987753</text:p>
          </table:table-cell>
          <table:table-cell office:value-type="float" office:value="1.11009" calcext:value-type="float">
            <text:p>1.11009</text:p>
          </table:table-cell>
          <table:table-cell office:value-type="float" office:value="0.570878" calcext:value-type="float">
            <text:p>0.570878</text:p>
          </table:table-cell>
          <table:table-cell office:value-type="float" office:value="0.710384" calcext:value-type="float">
            <text:p>0.710384</text:p>
          </table:table-cell>
          <table:table-cell table:number-columns-repeated="60"/>
          <table:table-cell table:formula="of:=MIN([.A68:.BL68])" office:value-type="float" office:value="0.570878" calcext:value-type="float">
            <text:p>0.570878</text:p>
          </table:table-cell>
          <table:table-cell table:formula="of:=MAX([.A68:.BL68])" office:value-type="float" office:value="1.11009" calcext:value-type="float">
            <text:p>1.11009</text:p>
          </table:table-cell>
          <table:table-cell table:number-columns-repeated="7"/>
        </table:table-row>
        <table:table-row table:style-name="ro2">
          <table:table-cell office:value-type="float" office:value="0.662179" calcext:value-type="float">
            <text:p>0.662179</text:p>
          </table:table-cell>
          <table:table-cell office:value-type="float" office:value="0.920854" calcext:value-type="float">
            <text:p>0.920854</text:p>
          </table:table-cell>
          <table:table-cell office:value-type="float" office:value="0.781035" calcext:value-type="float">
            <text:p>0.781035</text:p>
          </table:table-cell>
          <table:table-cell office:value-type="float" office:value="0.711145" calcext:value-type="float">
            <text:p>0.711145</text:p>
          </table:table-cell>
          <table:table-cell office:value-type="float" office:value="1.78839" calcext:value-type="float">
            <text:p>1.78839</text:p>
          </table:table-cell>
          <table:table-cell office:value-type="float" office:value="1.00279" calcext:value-type="float">
            <text:p>1.00279</text:p>
          </table:table-cell>
          <table:table-cell office:value-type="float" office:value="1.49126" calcext:value-type="float">
            <text:p>1.49126</text:p>
          </table:table-cell>
          <table:table-cell office:value-type="float" office:value="0.761601" calcext:value-type="float">
            <text:p>0.761601</text:p>
          </table:table-cell>
          <table:table-cell table:number-columns-repeated="60"/>
          <table:table-cell table:formula="of:=MIN([.A69:.BL69])" office:value-type="float" office:value="0.662179" calcext:value-type="float">
            <text:p>0.662179</text:p>
          </table:table-cell>
          <table:table-cell table:formula="of:=MAX([.A69:.BL69])" office:value-type="float" office:value="1.78839" calcext:value-type="float">
            <text:p>1.78839</text:p>
          </table:table-cell>
          <table:table-cell table:number-columns-repeated="7"/>
        </table:table-row>
        <table:table-row table:style-name="ro2">
          <table:table-cell office:value-type="float" office:value="0.91554" calcext:value-type="float">
            <text:p>0.91554</text:p>
          </table:table-cell>
          <table:table-cell office:value-type="float" office:value="0.988612" calcext:value-type="float">
            <text:p>0.988612</text:p>
          </table:table-cell>
          <table:table-cell office:value-type="float" office:value="1.07718" calcext:value-type="float">
            <text:p>1.07718</text:p>
          </table:table-cell>
          <table:table-cell office:value-type="float" office:value="0.923009" calcext:value-type="float">
            <text:p>0.923009</text:p>
          </table:table-cell>
          <table:table-cell office:value-type="float" office:value="1.07531" calcext:value-type="float">
            <text:p>1.07531</text:p>
          </table:table-cell>
          <table:table-cell office:value-type="float" office:value="1.02288" calcext:value-type="float">
            <text:p>1.02288</text:p>
          </table:table-cell>
          <table:table-cell office:value-type="float" office:value="0.644062" calcext:value-type="float">
            <text:p>0.644062</text:p>
          </table:table-cell>
          <table:table-cell office:value-type="float" office:value="1.91371" calcext:value-type="float">
            <text:p>1.91371</text:p>
          </table:table-cell>
          <table:table-cell table:number-columns-repeated="60"/>
          <table:table-cell table:formula="of:=MIN([.A70:.BL70])" office:value-type="float" office:value="0.644062" calcext:value-type="float">
            <text:p>0.644062</text:p>
          </table:table-cell>
          <table:table-cell table:formula="of:=MAX([.A70:.BL70])" office:value-type="float" office:value="1.91371" calcext:value-type="float">
            <text:p>1.91371</text:p>
          </table:table-cell>
          <table:table-cell table:number-columns-repeated="7"/>
        </table:table-row>
        <table:table-row table:style-name="ro2">
          <table:table-cell office:value-type="float" office:value="1.14947" calcext:value-type="float">
            <text:p>1.14947</text:p>
          </table:table-cell>
          <table:table-cell office:value-type="float" office:value="1.23562" calcext:value-type="float">
            <text:p>1.23562</text:p>
          </table:table-cell>
          <table:table-cell office:value-type="float" office:value="1.27241" calcext:value-type="float">
            <text:p>1.27241</text:p>
          </table:table-cell>
          <table:table-cell office:value-type="float" office:value="1.3057" calcext:value-type="float">
            <text:p>1.3057</text:p>
          </table:table-cell>
          <table:table-cell office:value-type="float" office:value="0.996543" calcext:value-type="float">
            <text:p>0.996543</text:p>
          </table:table-cell>
          <table:table-cell office:value-type="float" office:value="1.05626" calcext:value-type="float">
            <text:p>1.05626</text:p>
          </table:table-cell>
          <table:table-cell office:value-type="float" office:value="1.01094" calcext:value-type="float">
            <text:p>1.01094</text:p>
          </table:table-cell>
          <table:table-cell office:value-type="float" office:value="0.412812" calcext:value-type="float">
            <text:p>0.412812</text:p>
          </table:table-cell>
          <table:table-cell table:number-columns-repeated="60"/>
          <table:table-cell table:formula="of:=MIN([.A71:.BL71])" office:value-type="float" office:value="0.412812" calcext:value-type="float">
            <text:p>0.412812</text:p>
          </table:table-cell>
          <table:table-cell table:formula="of:=MAX([.A71:.BL71])" office:value-type="float" office:value="1.3057" calcext:value-type="float">
            <text:p>1.3057</text:p>
          </table:table-cell>
          <table:table-cell table:number-columns-repeated="7"/>
        </table:table-row>
        <table:table-row table:style-name="ro2">
          <table:table-cell office:value-type="float" office:value="1.13089" calcext:value-type="float">
            <text:p>1.13089</text:p>
          </table:table-cell>
          <table:table-cell office:value-type="float" office:value="1.22202" calcext:value-type="float">
            <text:p>1.22202</text:p>
          </table:table-cell>
          <table:table-cell office:value-type="float" office:value="1.22415" calcext:value-type="float">
            <text:p>1.22415</text:p>
          </table:table-cell>
          <table:table-cell office:value-type="float" office:value="1.23062" calcext:value-type="float">
            <text:p>1.23062</text:p>
          </table:table-cell>
          <table:table-cell office:value-type="float" office:value="0.668008" calcext:value-type="float">
            <text:p>0.668008</text:p>
          </table:table-cell>
          <table:table-cell office:value-type="float" office:value="1.10731" calcext:value-type="float">
            <text:p>1.10731</text:p>
          </table:table-cell>
          <table:table-cell office:value-type="float" office:value="0.770188" calcext:value-type="float">
            <text:p>0.770188</text:p>
          </table:table-cell>
          <table:table-cell office:value-type="float" office:value="0.780742" calcext:value-type="float">
            <text:p>0.780742</text:p>
          </table:table-cell>
          <table:table-cell table:number-columns-repeated="60"/>
          <table:table-cell table:formula="of:=MIN([.A72:.BL72])" office:value-type="float" office:value="0.668008" calcext:value-type="float">
            <text:p>0.668008</text:p>
          </table:table-cell>
          <table:table-cell table:formula="of:=MAX([.A72:.BL72])" office:value-type="float" office:value="1.23062" calcext:value-type="float">
            <text:p>1.23062</text:p>
          </table:table-cell>
          <table:table-cell table:number-columns-repeated="7"/>
        </table:table-row>
        <table:table-row table:style-name="ro2">
          <table:table-cell office:value-type="float" office:value="0.897445" calcext:value-type="float">
            <text:p>0.897445</text:p>
          </table:table-cell>
          <table:table-cell office:value-type="float" office:value="0.60007" calcext:value-type="float">
            <text:p>0.60007</text:p>
          </table:table-cell>
          <table:table-cell office:value-type="float" office:value="0.665893" calcext:value-type="float">
            <text:p>0.665893</text:p>
          </table:table-cell>
          <table:table-cell office:value-type="float" office:value="1.56" calcext:value-type="float">
            <text:p>1.56</text:p>
          </table:table-cell>
          <table:table-cell office:value-type="float" office:value="1.63511" calcext:value-type="float">
            <text:p>1.63511</text:p>
          </table:table-cell>
          <table:table-cell office:value-type="float" office:value="0.762879" calcext:value-type="float">
            <text:p>0.762879</text:p>
          </table:table-cell>
          <table:table-cell office:value-type="float" office:value="1.00888" calcext:value-type="float">
            <text:p>1.00888</text:p>
          </table:table-cell>
          <table:table-cell office:value-type="float" office:value="0.532082" calcext:value-type="float">
            <text:p>0.532082</text:p>
          </table:table-cell>
          <table:table-cell table:number-columns-repeated="60"/>
          <table:table-cell table:formula="of:=MIN([.A73:.BL73])" office:value-type="float" office:value="0.532082" calcext:value-type="float">
            <text:p>0.532082</text:p>
          </table:table-cell>
          <table:table-cell table:formula="of:=MAX([.A73:.BL73])" office:value-type="float" office:value="1.63511" calcext:value-type="float">
            <text:p>1.63511</text:p>
          </table:table-cell>
          <table:table-cell table:number-columns-repeated="7"/>
        </table:table-row>
        <table:table-row table:style-name="ro2">
          <table:table-cell office:value-type="float" office:value="1.14187" calcext:value-type="float">
            <text:p>1.14187</text:p>
          </table:table-cell>
          <table:table-cell office:value-type="float" office:value="1.16799" calcext:value-type="float">
            <text:p>1.16799</text:p>
          </table:table-cell>
          <table:table-cell office:value-type="float" office:value="1.2705" calcext:value-type="float">
            <text:p>1.2705</text:p>
          </table:table-cell>
          <table:table-cell office:value-type="float" office:value="1.33958" calcext:value-type="float">
            <text:p>1.33958</text:p>
          </table:table-cell>
          <table:table-cell office:value-type="float" office:value="0.955234" calcext:value-type="float">
            <text:p>0.955234</text:p>
          </table:table-cell>
          <table:table-cell office:value-type="float" office:value="0.95611" calcext:value-type="float">
            <text:p>0.95611</text:p>
          </table:table-cell>
          <table:table-cell office:value-type="float" office:value="0.870275" calcext:value-type="float">
            <text:p>0.870275</text:p>
          </table:table-cell>
          <table:table-cell office:value-type="float" office:value="0.311474" calcext:value-type="float">
            <text:p>0.311474</text:p>
          </table:table-cell>
          <table:table-cell table:number-columns-repeated="60"/>
          <table:table-cell table:formula="of:=MIN([.A74:.BL74])" office:value-type="float" office:value="0.311474" calcext:value-type="float">
            <text:p>0.311474</text:p>
          </table:table-cell>
          <table:table-cell table:formula="of:=MAX([.A74:.BL74])" office:value-type="float" office:value="1.33958" calcext:value-type="float">
            <text:p>1.33958</text:p>
          </table:table-cell>
          <table:table-cell table:number-columns-repeated="7"/>
        </table:table-row>
        <table:table-row table:style-name="ro2">
          <table:table-cell office:value-type="float" office:value="0.887251" calcext:value-type="float">
            <text:p>0.887251</text:p>
          </table:table-cell>
          <table:table-cell office:value-type="float" office:value="0.932149" calcext:value-type="float">
            <text:p>0.932149</text:p>
          </table:table-cell>
          <table:table-cell office:value-type="float" office:value="0.984364" calcext:value-type="float">
            <text:p>0.984364</text:p>
          </table:table-cell>
          <table:table-cell office:value-type="float" office:value="0.851571" calcext:value-type="float">
            <text:p>0.851571</text:p>
          </table:table-cell>
          <table:table-cell office:value-type="float" office:value="0.988868" calcext:value-type="float">
            <text:p>0.988868</text:p>
          </table:table-cell>
          <table:table-cell office:value-type="float" office:value="1.02653" calcext:value-type="float">
            <text:p>1.02653</text:p>
          </table:table-cell>
          <table:table-cell office:value-type="float" office:value="0.713834" calcext:value-type="float">
            <text:p>0.713834</text:p>
          </table:table-cell>
          <table:table-cell office:value-type="float" office:value="0.714085" calcext:value-type="float">
            <text:p>0.714085</text:p>
          </table:table-cell>
          <table:table-cell table:number-columns-repeated="60"/>
          <table:table-cell table:formula="of:=MIN([.A75:.BL75])" office:value-type="float" office:value="0.713834" calcext:value-type="float">
            <text:p>0.713834</text:p>
          </table:table-cell>
          <table:table-cell table:formula="of:=MAX([.A75:.BL75])" office:value-type="float" office:value="1.02653" calcext:value-type="float">
            <text:p>1.02653</text:p>
          </table:table-cell>
          <table:table-cell table:number-columns-repeated="7"/>
        </table:table-row>
        <table:table-row table:style-name="ro2">
          <table:table-cell office:value-type="float" office:value="1.15276" calcext:value-type="float">
            <text:p>1.15276</text:p>
          </table:table-cell>
          <table:table-cell office:value-type="float" office:value="1.32351" calcext:value-type="float">
            <text:p>1.32351</text:p>
          </table:table-cell>
          <table:table-cell office:value-type="float" office:value="1.34357" calcext:value-type="float">
            <text:p>1.34357</text:p>
          </table:table-cell>
          <table:table-cell office:value-type="float" office:value="1.35362" calcext:value-type="float">
            <text:p>1.35362</text:p>
          </table:table-cell>
          <table:table-cell office:value-type="float" office:value="1.15347" calcext:value-type="float">
            <text:p>1.15347</text:p>
          </table:table-cell>
          <table:table-cell office:value-type="float" office:value="1.16685" calcext:value-type="float">
            <text:p>1.16685</text:p>
          </table:table-cell>
          <table:table-cell office:value-type="float" office:value="1.18421" calcext:value-type="float">
            <text:p>1.18421</text:p>
          </table:table-cell>
          <table:table-cell office:value-type="float" office:value="1.01833" calcext:value-type="float">
            <text:p>1.01833</text:p>
          </table:table-cell>
          <table:table-cell table:number-columns-repeated="60"/>
          <table:table-cell table:formula="of:=MIN([.A76:.BL76])" office:value-type="float" office:value="1.01833" calcext:value-type="float">
            <text:p>1.01833</text:p>
          </table:table-cell>
          <table:table-cell table:formula="of:=MAX([.A76:.BL76])" office:value-type="float" office:value="1.35362" calcext:value-type="float">
            <text:p>1.35362</text:p>
          </table:table-cell>
          <table:table-cell table:number-columns-repeated="7"/>
        </table:table-row>
        <table:table-row table:style-name="ro2">
          <table:table-cell office:value-type="float" office:value="0.879632" calcext:value-type="float">
            <text:p>0.879632</text:p>
          </table:table-cell>
          <table:table-cell office:value-type="float" office:value="0.928893" calcext:value-type="float">
            <text:p>0.928893</text:p>
          </table:table-cell>
          <table:table-cell office:value-type="float" office:value="1.00967" calcext:value-type="float">
            <text:p>1.00967</text:p>
          </table:table-cell>
          <table:table-cell office:value-type="float" office:value="0.544028" calcext:value-type="float">
            <text:p>0.544028</text:p>
          </table:table-cell>
          <table:table-cell office:value-type="float" office:value="1.02479" calcext:value-type="float">
            <text:p>1.02479</text:p>
          </table:table-cell>
          <table:table-cell office:value-type="float" office:value="1.30946" calcext:value-type="float">
            <text:p>1.30946</text:p>
          </table:table-cell>
          <table:table-cell office:value-type="float" office:value="0.698906" calcext:value-type="float">
            <text:p>0.698906</text:p>
          </table:table-cell>
          <table:table-cell office:value-type="float" office:value="0.825302" calcext:value-type="float">
            <text:p>0.825302</text:p>
          </table:table-cell>
          <table:table-cell table:number-columns-repeated="60"/>
          <table:table-cell table:formula="of:=MIN([.A77:.BL77])" office:value-type="float" office:value="0.544028" calcext:value-type="float">
            <text:p>0.544028</text:p>
          </table:table-cell>
          <table:table-cell table:formula="of:=MAX([.A77:.BL77])" office:value-type="float" office:value="1.30946" calcext:value-type="float">
            <text:p>1.30946</text:p>
          </table:table-cell>
          <table:table-cell table:number-columns-repeated="7"/>
        </table:table-row>
        <table:table-row table:style-name="ro2">
          <table:table-cell office:value-type="float" office:value="1.12089" calcext:value-type="float">
            <text:p>1.12089</text:p>
          </table:table-cell>
          <table:table-cell office:value-type="float" office:value="1.47357" calcext:value-type="float">
            <text:p>1.47357</text:p>
          </table:table-cell>
          <table:table-cell office:value-type="float" office:value="1.49957" calcext:value-type="float">
            <text:p>1.49957</text:p>
          </table:table-cell>
          <table:table-cell office:value-type="float" office:value="1.51177" calcext:value-type="float">
            <text:p>1.51177</text:p>
          </table:table-cell>
          <table:table-cell office:value-type="float" office:value="0.967333" calcext:value-type="float">
            <text:p>0.967333</text:p>
          </table:table-cell>
          <table:table-cell office:value-type="float" office:value="1.10691" calcext:value-type="float">
            <text:p>1.10691</text:p>
          </table:table-cell>
          <table:table-cell office:value-type="float" office:value="1.43159" calcext:value-type="float">
            <text:p>1.43159</text:p>
          </table:table-cell>
          <table:table-cell office:value-type="float" office:value="1.08002" calcext:value-type="float">
            <text:p>1.08002</text:p>
          </table:table-cell>
          <table:table-cell table:number-columns-repeated="60"/>
          <table:table-cell table:formula="of:=MIN([.A78:.BL78])" office:value-type="float" office:value="0.967333" calcext:value-type="float">
            <text:p>0.967333</text:p>
          </table:table-cell>
          <table:table-cell table:formula="of:=MAX([.A78:.BL78])" office:value-type="float" office:value="1.51177" calcext:value-type="float">
            <text:p>1.51177</text:p>
          </table:table-cell>
          <table:table-cell table:number-columns-repeated="7"/>
        </table:table-row>
        <table:table-row table:style-name="ro2">
          <table:table-cell office:value-type="float" office:value="0.883844" calcext:value-type="float">
            <text:p>0.883844</text:p>
          </table:table-cell>
          <table:table-cell office:value-type="float" office:value="0.945181" calcext:value-type="float">
            <text:p>0.945181</text:p>
          </table:table-cell>
          <table:table-cell office:value-type="float" office:value="1.04379" calcext:value-type="float">
            <text:p>1.04379</text:p>
          </table:table-cell>
          <table:table-cell office:value-type="float" office:value="0.613637" calcext:value-type="float">
            <text:p>0.613637</text:p>
          </table:table-cell>
          <table:table-cell office:value-type="float" office:value="1.55756" calcext:value-type="float">
            <text:p>1.55756</text:p>
          </table:table-cell>
          <table:table-cell office:value-type="float" office:value="0.83527" calcext:value-type="float">
            <text:p>0.83527</text:p>
          </table:table-cell>
          <table:table-cell office:value-type="float" office:value="0.817973" calcext:value-type="float">
            <text:p>0.817973</text:p>
          </table:table-cell>
          <table:table-cell office:value-type="float" office:value="0.268647" calcext:value-type="float">
            <text:p>0.268647</text:p>
          </table:table-cell>
          <table:table-cell table:number-columns-repeated="60"/>
          <table:table-cell table:formula="of:=MIN([.A79:.BL79])" office:value-type="float" office:value="0.268647" calcext:value-type="float">
            <text:p>0.268647</text:p>
          </table:table-cell>
          <table:table-cell table:formula="of:=MAX([.A79:.BL79])" office:value-type="float" office:value="1.55756" calcext:value-type="float">
            <text:p>1.55756</text:p>
          </table:table-cell>
          <table:table-cell table:number-columns-repeated="7"/>
        </table:table-row>
        <table:table-row table:style-name="ro2">
          <table:table-cell office:value-type="float" office:value="0.468852" calcext:value-type="float">
            <text:p>0.468852</text:p>
          </table:table-cell>
          <table:table-cell office:value-type="float" office:value="0.438976" calcext:value-type="float">
            <text:p>0.438976</text:p>
          </table:table-cell>
          <table:table-cell office:value-type="float" office:value="1.2957" calcext:value-type="float">
            <text:p>1.2957</text:p>
          </table:table-cell>
          <table:table-cell office:value-type="float" office:value="0.455987" calcext:value-type="float">
            <text:p>0.455987</text:p>
          </table:table-cell>
          <table:table-cell office:value-type="float" office:value="0.436529" calcext:value-type="float">
            <text:p>0.436529</text:p>
          </table:table-cell>
          <table:table-cell office:value-type="float" office:value="1.29054" calcext:value-type="float">
            <text:p>1.29054</text:p>
          </table:table-cell>
          <table:table-cell office:value-type="float" office:value="1.00563" calcext:value-type="float">
            <text:p>1.00563</text:p>
          </table:table-cell>
          <table:table-cell office:value-type="float" office:value="0.331201" calcext:value-type="float">
            <text:p>0.331201</text:p>
          </table:table-cell>
          <table:table-cell table:number-columns-repeated="60"/>
          <table:table-cell table:formula="of:=MIN([.A80:.BL80])" office:value-type="float" office:value="0.331201" calcext:value-type="float">
            <text:p>0.331201</text:p>
          </table:table-cell>
          <table:table-cell table:formula="of:=MAX([.A80:.BL80])" office:value-type="float" office:value="1.2957" calcext:value-type="float">
            <text:p>1.2957</text:p>
          </table:table-cell>
          <table:table-cell table:number-columns-repeated="7"/>
        </table:table-row>
        <table:table-row table:style-name="ro2">
          <table:table-cell office:value-type="float" office:value="0.672851" calcext:value-type="float">
            <text:p>0.672851</text:p>
          </table:table-cell>
          <table:table-cell office:value-type="float" office:value="0.787951" calcext:value-type="float">
            <text:p>0.787951</text:p>
          </table:table-cell>
          <table:table-cell office:value-type="float" office:value="0.660302" calcext:value-type="float">
            <text:p>0.660302</text:p>
          </table:table-cell>
          <table:table-cell office:value-type="float" office:value="0.88488" calcext:value-type="float">
            <text:p>0.88488</text:p>
          </table:table-cell>
          <table:table-cell office:value-type="float" office:value="0.42757" calcext:value-type="float">
            <text:p>0.42757</text:p>
          </table:table-cell>
          <table:table-cell office:value-type="float" office:value="1.37661" calcext:value-type="float">
            <text:p>1.37661</text:p>
          </table:table-cell>
          <table:table-cell office:value-type="float" office:value="0.368245" calcext:value-type="float">
            <text:p>0.368245</text:p>
          </table:table-cell>
          <table:table-cell office:value-type="float" office:value="2.16423" calcext:value-type="float">
            <text:p>2.16423</text:p>
          </table:table-cell>
          <table:table-cell table:number-columns-repeated="60"/>
          <table:table-cell table:formula="of:=MIN([.A81:.BL81])" office:value-type="float" office:value="0.368245" calcext:value-type="float">
            <text:p>0.368245</text:p>
          </table:table-cell>
          <table:table-cell table:formula="of:=MAX([.A81:.BL81])" office:value-type="float" office:value="2.16423" calcext:value-type="float">
            <text:p>2.16423</text:p>
          </table:table-cell>
          <table:table-cell table:number-columns-repeated="7"/>
        </table:table-row>
        <table:table-row table:style-name="ro2">
          <table:table-cell office:value-type="float" office:value="0.878802" calcext:value-type="float">
            <text:p>0.878802</text:p>
          </table:table-cell>
          <table:table-cell office:value-type="float" office:value="1.05127" calcext:value-type="float">
            <text:p>1.05127</text:p>
          </table:table-cell>
          <table:table-cell office:value-type="float" office:value="0.615216" calcext:value-type="float">
            <text:p>0.615216</text:p>
          </table:table-cell>
          <table:table-cell office:value-type="float" office:value="0.558701" calcext:value-type="float">
            <text:p>0.558701</text:p>
          </table:table-cell>
          <table:table-cell office:value-type="float" office:value="0.306705" calcext:value-type="float">
            <text:p>0.306705</text:p>
          </table:table-cell>
          <table:table-cell office:value-type="float" office:value="2.37856" calcext:value-type="float">
            <text:p>2.37856</text:p>
          </table:table-cell>
          <table:table-cell office:value-type="float" office:value="1.50462" calcext:value-type="float">
            <text:p>1.50462</text:p>
          </table:table-cell>
          <table:table-cell office:value-type="float" office:value="0.305945" calcext:value-type="float">
            <text:p>0.305945</text:p>
          </table:table-cell>
          <table:table-cell table:number-columns-repeated="60"/>
          <table:table-cell table:formula="of:=MIN([.A82:.BL82])" office:value-type="float" office:value="0.305945" calcext:value-type="float">
            <text:p>0.305945</text:p>
          </table:table-cell>
          <table:table-cell table:formula="of:=MAX([.A82:.BL82])" office:value-type="float" office:value="2.37856" calcext:value-type="float">
            <text:p>2.37856</text:p>
          </table:table-cell>
          <table:table-cell table:number-columns-repeated="7"/>
        </table:table-row>
        <table:table-row table:style-name="ro2">
          <table:table-cell office:value-type="float" office:value="1.10333" calcext:value-type="float">
            <text:p>1.10333</text:p>
          </table:table-cell>
          <table:table-cell office:value-type="float" office:value="1.24918" calcext:value-type="float">
            <text:p>1.24918</text:p>
          </table:table-cell>
          <table:table-cell office:value-type="float" office:value="1.3079" calcext:value-type="float">
            <text:p>1.3079</text:p>
          </table:table-cell>
          <table:table-cell office:value-type="float" office:value="1.42429" calcext:value-type="float">
            <text:p>1.42429</text:p>
          </table:table-cell>
          <table:table-cell office:value-type="float" office:value="1.06557" calcext:value-type="float">
            <text:p>1.06557</text:p>
          </table:table-cell>
          <table:table-cell office:value-type="float" office:value="1.00651" calcext:value-type="float">
            <text:p>1.00651</text:p>
          </table:table-cell>
          <table:table-cell office:value-type="float" office:value="0.999074" calcext:value-type="float">
            <text:p>0.999074</text:p>
          </table:table-cell>
          <table:table-cell office:value-type="float" office:value="1.40275" calcext:value-type="float">
            <text:p>1.40275</text:p>
          </table:table-cell>
          <table:table-cell table:number-columns-repeated="60"/>
          <table:table-cell table:formula="of:=MIN([.A83:.BL83])" office:value-type="float" office:value="0.999074" calcext:value-type="float">
            <text:p>0.999074</text:p>
          </table:table-cell>
          <table:table-cell table:formula="of:=MAX([.A83:.BL83])" office:value-type="float" office:value="1.42429" calcext:value-type="float">
            <text:p>1.42429</text:p>
          </table:table-cell>
          <table:table-cell table:number-columns-repeated="7"/>
        </table:table-row>
        <table:table-row table:style-name="ro2">
          <table:table-cell office:value-type="float" office:value="0.663726" calcext:value-type="float">
            <text:p>0.663726</text:p>
          </table:table-cell>
          <table:table-cell office:value-type="float" office:value="0.969836" calcext:value-type="float">
            <text:p>0.969836</text:p>
          </table:table-cell>
          <table:table-cell office:value-type="float" office:value="1.09667" calcext:value-type="float">
            <text:p>1.09667</text:p>
          </table:table-cell>
          <table:table-cell office:value-type="float" office:value="0.804426" calcext:value-type="float">
            <text:p>0.804426</text:p>
          </table:table-cell>
          <table:table-cell office:value-type="float" office:value="0.975791" calcext:value-type="float">
            <text:p>0.975791</text:p>
          </table:table-cell>
          <table:table-cell office:value-type="float" office:value="1.09124" calcext:value-type="float">
            <text:p>1.09124</text:p>
          </table:table-cell>
          <table:table-cell office:value-type="float" office:value="0.695062" calcext:value-type="float">
            <text:p>0.695062</text:p>
          </table:table-cell>
          <table:table-cell office:value-type="float" office:value="1.84972" calcext:value-type="float">
            <text:p>1.84972</text:p>
          </table:table-cell>
          <table:table-cell table:number-columns-repeated="60"/>
          <table:table-cell table:formula="of:=MIN([.A84:.BL84])" office:value-type="float" office:value="0.663726" calcext:value-type="float">
            <text:p>0.663726</text:p>
          </table:table-cell>
          <table:table-cell table:formula="of:=MAX([.A84:.BL84])" office:value-type="float" office:value="1.84972" calcext:value-type="float">
            <text:p>1.8497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office:value-type="float" office:value="0.56567" calcext:value-type="float">
            <text:p>0.56567</text:p>
          </table:table-cell>
          <table:table-cell office:value-type="float" office:value="0.67556" calcext:value-type="float">
            <text:p>0.67556</text:p>
          </table:table-cell>
          <table:table-cell office:value-type="float" office:value="0.842484" calcext:value-type="float">
            <text:p>0.842484</text:p>
          </table:table-cell>
          <table:table-cell office:value-type="float" office:value="0.500853" calcext:value-type="float">
            <text:p>0.500853</text:p>
          </table:table-cell>
          <table:table-cell office:value-type="float" office:value="1.21242" calcext:value-type="float">
            <text:p>1.21242</text:p>
          </table:table-cell>
          <table:table-cell office:value-type="float" office:value="0.80265" calcext:value-type="float">
            <text:p>0.80265</text:p>
          </table:table-cell>
          <table:table-cell office:value-type="float" office:value="0.968545" calcext:value-type="float">
            <text:p>0.968545</text:p>
          </table:table-cell>
          <table:table-cell office:value-type="float" office:value="0.923636" calcext:value-type="float">
            <text:p>0.923636</text:p>
          </table:table-cell>
          <table:table-cell office:value-type="float" office:value="1.17976" calcext:value-type="float">
            <text:p>1.17976</text:p>
          </table:table-cell>
          <table:table-cell office:value-type="float" office:value="1.30426" calcext:value-type="float">
            <text:p>1.30426</text:p>
          </table:table-cell>
          <table:table-cell office:value-type="float" office:value="0.751343" calcext:value-type="float">
            <text:p>0.751343</text:p>
          </table:table-cell>
          <table:table-cell office:value-type="float" office:value="0.568718" calcext:value-type="float">
            <text:p>0.568718</text:p>
          </table:table-cell>
          <table:table-cell office:value-type="float" office:value="0.567791" calcext:value-type="float">
            <text:p>0.567791</text:p>
          </table:table-cell>
          <table:table-cell office:value-type="float" office:value="0.522666" calcext:value-type="float">
            <text:p>0.522666</text:p>
          </table:table-cell>
          <table:table-cell office:value-type="float" office:value="0.423239" calcext:value-type="float">
            <text:p>0.423239</text:p>
          </table:table-cell>
          <table:table-cell office:value-type="float" office:value="0.256401" calcext:value-type="float">
            <text:p>0.256401</text:p>
          </table:table-cell>
          <table:table-cell table:number-columns-repeated="52"/>
          <table:table-cell table:formula="of:=MIN([.A86:.BL86])" office:value-type="float" office:value="0.256401" calcext:value-type="float">
            <text:p>0.256401</text:p>
          </table:table-cell>
          <table:table-cell table:formula="of:=MAX([.A86:.BL86])" office:value-type="float" office:value="1.30426" calcext:value-type="float">
            <text:p>1.30426</text:p>
          </table:table-cell>
          <table:table-cell table:number-columns-repeated="7"/>
        </table:table-row>
        <table:table-row table:style-name="ro2">
          <table:table-cell office:value-type="float" office:value="0.393936" calcext:value-type="float">
            <text:p>0.393936</text:p>
          </table:table-cell>
          <table:table-cell office:value-type="float" office:value="0.456751" calcext:value-type="float">
            <text:p>0.456751</text:p>
          </table:table-cell>
          <table:table-cell office:value-type="float" office:value="0.579949" calcext:value-type="float">
            <text:p>0.579949</text:p>
          </table:table-cell>
          <table:table-cell office:value-type="float" office:value="0.668485" calcext:value-type="float">
            <text:p>0.668485</text:p>
          </table:table-cell>
          <table:table-cell office:value-type="float" office:value="0.618575" calcext:value-type="float">
            <text:p>0.618575</text:p>
          </table:table-cell>
          <table:table-cell office:value-type="float" office:value="0.794922" calcext:value-type="float">
            <text:p>0.794922</text:p>
          </table:table-cell>
          <table:table-cell office:value-type="float" office:value="0.905328" calcext:value-type="float">
            <text:p>0.905328</text:p>
          </table:table-cell>
          <table:table-cell office:value-type="float" office:value="0.869105" calcext:value-type="float">
            <text:p>0.869105</text:p>
          </table:table-cell>
          <table:table-cell office:value-type="float" office:value="0.716039" calcext:value-type="float">
            <text:p>0.716039</text:p>
          </table:table-cell>
          <table:table-cell office:value-type="float" office:value="0.433229" calcext:value-type="float">
            <text:p>0.433229</text:p>
          </table:table-cell>
          <table:table-cell office:value-type="float" office:value="0.52055" calcext:value-type="float">
            <text:p>0.52055</text:p>
          </table:table-cell>
          <table:table-cell office:value-type="float" office:value="0.726125" calcext:value-type="float">
            <text:p>0.726125</text:p>
          </table:table-cell>
          <table:table-cell office:value-type="float" office:value="0.705262" calcext:value-type="float">
            <text:p>0.705262</text:p>
          </table:table-cell>
          <table:table-cell office:value-type="float" office:value="1.13023" calcext:value-type="float">
            <text:p>1.13023</text:p>
          </table:table-cell>
          <table:table-cell office:value-type="float" office:value="0.388317" calcext:value-type="float">
            <text:p>0.388317</text:p>
          </table:table-cell>
          <table:table-cell office:value-type="float" office:value="0.207041" calcext:value-type="float">
            <text:p>0.207041</text:p>
          </table:table-cell>
          <table:table-cell table:number-columns-repeated="52"/>
          <table:table-cell table:formula="of:=MIN([.A87:.BL87])" office:value-type="float" office:value="0.207041" calcext:value-type="float">
            <text:p>0.207041</text:p>
          </table:table-cell>
          <table:table-cell table:formula="of:=MAX([.A87:.BL87])" office:value-type="float" office:value="1.13023" calcext:value-type="float">
            <text:p>1.13023</text:p>
          </table:table-cell>
          <table:table-cell table:number-columns-repeated="7"/>
        </table:table-row>
        <table:table-row table:style-name="ro2">
          <table:table-cell office:value-type="float" office:value="0.428607" calcext:value-type="float">
            <text:p>0.428607</text:p>
          </table:table-cell>
          <table:table-cell office:value-type="float" office:value="0.544052" calcext:value-type="float">
            <text:p>0.544052</text:p>
          </table:table-cell>
          <table:table-cell office:value-type="float" office:value="0.535319" calcext:value-type="float">
            <text:p>0.535319</text:p>
          </table:table-cell>
          <table:table-cell office:value-type="float" office:value="0.537614" calcext:value-type="float">
            <text:p>0.537614</text:p>
          </table:table-cell>
          <table:table-cell office:value-type="float" office:value="0.732389" calcext:value-type="float">
            <text:p>0.732389</text:p>
          </table:table-cell>
          <table:table-cell office:value-type="float" office:value="1.06441" calcext:value-type="float">
            <text:p>1.06441</text:p>
          </table:table-cell>
          <table:table-cell office:value-type="float" office:value="1.40153" calcext:value-type="float">
            <text:p>1.40153</text:p>
          </table:table-cell>
          <table:table-cell office:value-type="float" office:value="1.92703" calcext:value-type="float">
            <text:p>1.92703</text:p>
          </table:table-cell>
          <table:table-cell office:value-type="float" office:value="1.5512" calcext:value-type="float">
            <text:p>1.5512</text:p>
          </table:table-cell>
          <table:table-cell office:value-type="float" office:value="0.6676" calcext:value-type="float">
            <text:p>0.6676</text:p>
          </table:table-cell>
          <table:table-cell office:value-type="float" office:value="1.21888" calcext:value-type="float">
            <text:p>1.21888</text:p>
          </table:table-cell>
          <table:table-cell office:value-type="float" office:value="0.761925" calcext:value-type="float">
            <text:p>0.761925</text:p>
          </table:table-cell>
          <table:table-cell office:value-type="float" office:value="0.582222" calcext:value-type="float">
            <text:p>0.582222</text:p>
          </table:table-cell>
          <table:table-cell office:value-type="float" office:value="0.555607" calcext:value-type="float">
            <text:p>0.555607</text:p>
          </table:table-cell>
          <table:table-cell office:value-type="float" office:value="0.238002" calcext:value-type="float">
            <text:p>0.238002</text:p>
          </table:table-cell>
          <table:table-cell office:value-type="float" office:value="0.678144" calcext:value-type="float">
            <text:p>0.678144</text:p>
          </table:table-cell>
          <table:table-cell table:number-columns-repeated="52"/>
          <table:table-cell table:formula="of:=MIN([.A88:.BL88])" office:value-type="float" office:value="0.238002" calcext:value-type="float">
            <text:p>0.238002</text:p>
          </table:table-cell>
          <table:table-cell table:formula="of:=MAX([.A88:.BL88])" office:value-type="float" office:value="1.92703" calcext:value-type="float">
            <text:p>1.92703</text:p>
          </table:table-cell>
          <table:table-cell table:number-columns-repeated="7"/>
        </table:table-row>
        <table:table-row table:style-name="ro2">
          <table:table-cell office:value-type="float" office:value="0.57034" calcext:value-type="float">
            <text:p>0.57034</text:p>
          </table:table-cell>
          <table:table-cell office:value-type="float" office:value="0.568544" calcext:value-type="float">
            <text:p>0.568544</text:p>
          </table:table-cell>
          <table:table-cell office:value-type="float" office:value="1.15332" calcext:value-type="float">
            <text:p>1.15332</text:p>
          </table:table-cell>
          <table:table-cell office:value-type="float" office:value="1.15534" calcext:value-type="float">
            <text:p>1.15534</text:p>
          </table:table-cell>
          <table:table-cell office:value-type="float" office:value="1.16247" calcext:value-type="float">
            <text:p>1.16247</text:p>
          </table:table-cell>
          <table:table-cell office:value-type="float" office:value="0.706448" calcext:value-type="float">
            <text:p>0.706448</text:p>
          </table:table-cell>
          <table:table-cell office:value-type="float" office:value="0.769067" calcext:value-type="float">
            <text:p>0.769067</text:p>
          </table:table-cell>
          <table:table-cell office:value-type="float" office:value="0.495958" calcext:value-type="float">
            <text:p>0.495958</text:p>
          </table:table-cell>
          <table:table-cell office:value-type="float" office:value="1.11046" calcext:value-type="float">
            <text:p>1.11046</text:p>
          </table:table-cell>
          <table:table-cell office:value-type="float" office:value="0.504439" calcext:value-type="float">
            <text:p>0.504439</text:p>
          </table:table-cell>
          <table:table-cell office:value-type="float" office:value="0.438123" calcext:value-type="float">
            <text:p>0.438123</text:p>
          </table:table-cell>
          <table:table-cell office:value-type="float" office:value="0.427767" calcext:value-type="float">
            <text:p>0.427767</text:p>
          </table:table-cell>
          <table:table-cell office:value-type="float" office:value="0.388295" calcext:value-type="float">
            <text:p>0.388295</text:p>
          </table:table-cell>
          <table:table-cell office:value-type="float" office:value="1.40601" calcext:value-type="float">
            <text:p>1.40601</text:p>
          </table:table-cell>
          <table:table-cell office:value-type="float" office:value="1.34342" calcext:value-type="float">
            <text:p>1.34342</text:p>
          </table:table-cell>
          <table:table-cell office:value-type="float" office:value="1.49771" calcext:value-type="float">
            <text:p>1.49771</text:p>
          </table:table-cell>
          <table:table-cell table:number-columns-repeated="52"/>
          <table:table-cell table:formula="of:=MIN([.A89:.BL89])" office:value-type="float" office:value="0.388295" calcext:value-type="float">
            <text:p>0.388295</text:p>
          </table:table-cell>
          <table:table-cell table:formula="of:=MAX([.A89:.BL89])" office:value-type="float" office:value="1.49771" calcext:value-type="float">
            <text:p>1.49771</text:p>
          </table:table-cell>
          <table:table-cell table:number-columns-repeated="7"/>
        </table:table-row>
        <table:table-row table:style-name="ro2">
          <table:table-cell office:value-type="float" office:value="0.564743" calcext:value-type="float">
            <text:p>0.564743</text:p>
          </table:table-cell>
          <table:table-cell office:value-type="float" office:value="0.684809" calcext:value-type="float">
            <text:p>0.684809</text:p>
          </table:table-cell>
          <table:table-cell office:value-type="float" office:value="0.842505" calcext:value-type="float">
            <text:p>0.842505</text:p>
          </table:table-cell>
          <table:table-cell office:value-type="float" office:value="0.893077" calcext:value-type="float">
            <text:p>0.893077</text:p>
          </table:table-cell>
          <table:table-cell office:value-type="float" office:value="0.50253" calcext:value-type="float">
            <text:p>0.50253</text:p>
          </table:table-cell>
          <table:table-cell office:value-type="float" office:value="0.551843" calcext:value-type="float">
            <text:p>0.551843</text:p>
          </table:table-cell>
          <table:table-cell office:value-type="float" office:value="0.391059" calcext:value-type="float">
            <text:p>0.391059</text:p>
          </table:table-cell>
          <table:table-cell office:value-type="float" office:value="1.23697" calcext:value-type="float">
            <text:p>1.23697</text:p>
          </table:table-cell>
          <table:table-cell office:value-type="float" office:value="1.39989" calcext:value-type="float">
            <text:p>1.39989</text:p>
          </table:table-cell>
          <table:table-cell office:value-type="float" office:value="1.19105" calcext:value-type="float">
            <text:p>1.19105</text:p>
          </table:table-cell>
          <table:table-cell office:value-type="float" office:value="0.835888" calcext:value-type="float">
            <text:p>0.835888</text:p>
          </table:table-cell>
          <table:table-cell office:value-type="float" office:value="0.914251" calcext:value-type="float">
            <text:p>0.914251</text:p>
          </table:table-cell>
          <table:table-cell office:value-type="float" office:value="0.667957" calcext:value-type="float">
            <text:p>0.667957</text:p>
          </table:table-cell>
          <table:table-cell office:value-type="float" office:value="1.81195" calcext:value-type="float">
            <text:p>1.81195</text:p>
          </table:table-cell>
          <table:table-cell office:value-type="float" office:value="0.456692" calcext:value-type="float">
            <text:p>0.456692</text:p>
          </table:table-cell>
          <table:table-cell office:value-type="float" office:value="0.21293" calcext:value-type="float">
            <text:p>0.21293</text:p>
          </table:table-cell>
          <table:table-cell table:number-columns-repeated="52"/>
          <table:table-cell table:formula="of:=MIN([.A90:.BL90])" office:value-type="float" office:value="0.21293" calcext:value-type="float">
            <text:p>0.21293</text:p>
          </table:table-cell>
          <table:table-cell table:formula="of:=MAX([.A90:.BL90])" office:value-type="float" office:value="1.81195" calcext:value-type="float">
            <text:p>1.81195</text:p>
          </table:table-cell>
          <table:table-cell table:number-columns-repeated="7"/>
        </table:table-row>
        <table:table-row table:style-name="ro2">
          <table:table-cell office:value-type="float" office:value="0.413422" calcext:value-type="float">
            <text:p>0.413422</text:p>
          </table:table-cell>
          <table:table-cell office:value-type="float" office:value="0.522845" calcext:value-type="float">
            <text:p>0.522845</text:p>
          </table:table-cell>
          <table:table-cell office:value-type="float" office:value="0.623543" calcext:value-type="float">
            <text:p>0.623543</text:p>
          </table:table-cell>
          <table:table-cell office:value-type="float" office:value="0.363301" calcext:value-type="float">
            <text:p>0.363301</text:p>
          </table:table-cell>
          <table:table-cell office:value-type="float" office:value="0.473599" calcext:value-type="float">
            <text:p>0.473599</text:p>
          </table:table-cell>
          <table:table-cell office:value-type="float" office:value="0.347849" calcext:value-type="float">
            <text:p>0.347849</text:p>
          </table:table-cell>
          <table:table-cell office:value-type="float" office:value="0.508802" calcext:value-type="float">
            <text:p>0.508802</text:p>
          </table:table-cell>
          <table:table-cell office:value-type="float" office:value="1.50084" calcext:value-type="float">
            <text:p>1.50084</text:p>
          </table:table-cell>
          <table:table-cell office:value-type="float" office:value="0.475601" calcext:value-type="float">
            <text:p>0.475601</text:p>
          </table:table-cell>
          <table:table-cell office:value-type="float" office:value="0.269707" calcext:value-type="float">
            <text:p>0.269707</text:p>
          </table:table-cell>
          <table:table-cell office:value-type="float" office:value="0.250476" calcext:value-type="float">
            <text:p>0.250476</text:p>
          </table:table-cell>
          <table:table-cell office:value-type="float" office:value="0.808086" calcext:value-type="float">
            <text:p>0.808086</text:p>
          </table:table-cell>
          <table:table-cell office:value-type="float" office:value="1.65535" calcext:value-type="float">
            <text:p>1.65535</text:p>
          </table:table-cell>
          <table:table-cell office:value-type="float" office:value="1.66899" calcext:value-type="float">
            <text:p>1.66899</text:p>
          </table:table-cell>
          <table:table-cell office:value-type="float" office:value="1.21611" calcext:value-type="float">
            <text:p>1.21611</text:p>
          </table:table-cell>
          <table:table-cell office:value-type="float" office:value="0.132858" calcext:value-type="float">
            <text:p>0.132858</text:p>
          </table:table-cell>
          <table:table-cell table:number-columns-repeated="52"/>
          <table:table-cell table:formula="of:=MIN([.A91:.BL91])" office:value-type="float" office:value="0.132858" calcext:value-type="float">
            <text:p>0.132858</text:p>
          </table:table-cell>
          <table:table-cell table:formula="of:=MAX([.A91:.BL91])" office:value-type="float" office:value="1.66899" calcext:value-type="float">
            <text:p>1.66899</text:p>
          </table:table-cell>
          <table:table-cell table:number-columns-repeated="7"/>
        </table:table-row>
        <table:table-row table:style-name="ro2">
          <table:table-cell office:value-type="float" office:value="0.421609" calcext:value-type="float">
            <text:p>0.421609</text:p>
          </table:table-cell>
          <table:table-cell office:value-type="float" office:value="0.529872" calcext:value-type="float">
            <text:p>0.529872</text:p>
          </table:table-cell>
          <table:table-cell office:value-type="float" office:value="0.691299" calcext:value-type="float">
            <text:p>0.691299</text:p>
          </table:table-cell>
          <table:table-cell office:value-type="float" office:value="0.437492" calcext:value-type="float">
            <text:p>0.437492</text:p>
          </table:table-cell>
          <table:table-cell office:value-type="float" office:value="0.435328" calcext:value-type="float">
            <text:p>0.435328</text:p>
          </table:table-cell>
          <table:table-cell office:value-type="float" office:value="1.43704" calcext:value-type="float">
            <text:p>1.43704</text:p>
          </table:table-cell>
          <table:table-cell office:value-type="float" office:value="1.17669" calcext:value-type="float">
            <text:p>1.17669</text:p>
          </table:table-cell>
          <table:table-cell office:value-type="float" office:value="0.746633" calcext:value-type="float">
            <text:p>0.746633</text:p>
          </table:table-cell>
          <table:table-cell office:value-type="float" office:value="0.496869" calcext:value-type="float">
            <text:p>0.496869</text:p>
          </table:table-cell>
          <table:table-cell office:value-type="float" office:value="0.56612" calcext:value-type="float">
            <text:p>0.56612</text:p>
          </table:table-cell>
          <table:table-cell office:value-type="float" office:value="1.46356" calcext:value-type="float">
            <text:p>1.46356</text:p>
          </table:table-cell>
          <table:table-cell office:value-type="float" office:value="1.03464" calcext:value-type="float">
            <text:p>1.03464</text:p>
          </table:table-cell>
          <table:table-cell office:value-type="float" office:value="1.85439" calcext:value-type="float">
            <text:p>1.85439</text:p>
          </table:table-cell>
          <table:table-cell office:value-type="float" office:value="1.8096" calcext:value-type="float">
            <text:p>1.8096</text:p>
          </table:table-cell>
          <table:table-cell office:value-type="float" office:value="0.586405" calcext:value-type="float">
            <text:p>0.586405</text:p>
          </table:table-cell>
          <table:table-cell office:value-type="float" office:value="0.323574" calcext:value-type="float">
            <text:p>0.323574</text:p>
          </table:table-cell>
          <table:table-cell table:number-columns-repeated="52"/>
          <table:table-cell table:formula="of:=MIN([.A92:.BL92])" office:value-type="float" office:value="0.323574" calcext:value-type="float">
            <text:p>0.323574</text:p>
          </table:table-cell>
          <table:table-cell table:formula="of:=MAX([.A92:.BL92])" office:value-type="float" office:value="1.85439" calcext:value-type="float">
            <text:p>1.85439</text:p>
          </table:table-cell>
          <table:table-cell table:number-columns-repeated="7"/>
        </table:table-row>
        <table:table-row table:style-name="ro2">
          <table:table-cell office:value-type="float" office:value="0.422301" calcext:value-type="float">
            <text:p>0.422301</text:p>
          </table:table-cell>
          <table:table-cell office:value-type="float" office:value="0.521858" calcext:value-type="float">
            <text:p>0.521858</text:p>
          </table:table-cell>
          <table:table-cell office:value-type="float" office:value="0.670255" calcext:value-type="float">
            <text:p>0.670255</text:p>
          </table:table-cell>
          <table:table-cell office:value-type="float" office:value="0.68165" calcext:value-type="float">
            <text:p>0.68165</text:p>
          </table:table-cell>
          <table:table-cell office:value-type="float" office:value="0.431826" calcext:value-type="float">
            <text:p>0.431826</text:p>
          </table:table-cell>
          <table:table-cell office:value-type="float" office:value="0.531322" calcext:value-type="float">
            <text:p>0.531322</text:p>
          </table:table-cell>
          <table:table-cell office:value-type="float" office:value="0.851808" calcext:value-type="float">
            <text:p>0.851808</text:p>
          </table:table-cell>
          <table:table-cell office:value-type="float" office:value="0.948814" calcext:value-type="float">
            <text:p>0.948814</text:p>
          </table:table-cell>
          <table:table-cell office:value-type="float" office:value="0.924065" calcext:value-type="float">
            <text:p>0.924065</text:p>
          </table:table-cell>
          <table:table-cell office:value-type="float" office:value="0.631746" calcext:value-type="float">
            <text:p>0.631746</text:p>
          </table:table-cell>
          <table:table-cell office:value-type="float" office:value="1.43846" calcext:value-type="float">
            <text:p>1.43846</text:p>
          </table:table-cell>
          <table:table-cell office:value-type="float" office:value="1.43878" calcext:value-type="float">
            <text:p>1.43878</text:p>
          </table:table-cell>
          <table:table-cell office:value-type="float" office:value="0.557133" calcext:value-type="float">
            <text:p>0.557133</text:p>
          </table:table-cell>
          <table:table-cell office:value-type="float" office:value="0.296474" calcext:value-type="float">
            <text:p>0.296474</text:p>
          </table:table-cell>
          <table:table-cell office:value-type="float" office:value="1.33252" calcext:value-type="float">
            <text:p>1.33252</text:p>
          </table:table-cell>
          <table:table-cell office:value-type="float" office:value="0.600993" calcext:value-type="float">
            <text:p>0.600993</text:p>
          </table:table-cell>
          <table:table-cell table:number-columns-repeated="52"/>
          <table:table-cell table:formula="of:=MIN([.A93:.BL93])" office:value-type="float" office:value="0.296474" calcext:value-type="float">
            <text:p>0.296474</text:p>
          </table:table-cell>
          <table:table-cell table:formula="of:=MAX([.A93:.BL93])" office:value-type="float" office:value="1.43878" calcext:value-type="float">
            <text:p>1.43878</text:p>
          </table:table-cell>
          <table:table-cell table:number-columns-repeated="7"/>
        </table:table-row>
        <table:table-row table:style-name="ro2">
          <table:table-cell office:value-type="float" office:value="0.38011" calcext:value-type="float">
            <text:p>0.38011</text:p>
          </table:table-cell>
          <table:table-cell office:value-type="float" office:value="0.540296" calcext:value-type="float">
            <text:p>0.540296</text:p>
          </table:table-cell>
          <table:table-cell office:value-type="float" office:value="0.325624" calcext:value-type="float">
            <text:p>0.325624</text:p>
          </table:table-cell>
          <table:table-cell office:value-type="float" office:value="0.547766" calcext:value-type="float">
            <text:p>0.547766</text:p>
          </table:table-cell>
          <table:table-cell office:value-type="float" office:value="1.10282" calcext:value-type="float">
            <text:p>1.10282</text:p>
          </table:table-cell>
          <table:table-cell office:value-type="float" office:value="0.595146" calcext:value-type="float">
            <text:p>0.595146</text:p>
          </table:table-cell>
          <table:table-cell office:value-type="float" office:value="0.907018" calcext:value-type="float">
            <text:p>0.907018</text:p>
          </table:table-cell>
          <table:table-cell office:value-type="float" office:value="0.549784" calcext:value-type="float">
            <text:p>0.549784</text:p>
          </table:table-cell>
          <table:table-cell office:value-type="float" office:value="0.452976" calcext:value-type="float">
            <text:p>0.452976</text:p>
          </table:table-cell>
          <table:table-cell office:value-type="float" office:value="0.552745" calcext:value-type="float">
            <text:p>0.552745</text:p>
          </table:table-cell>
          <table:table-cell office:value-type="float" office:value="0.802302" calcext:value-type="float">
            <text:p>0.802302</text:p>
          </table:table-cell>
          <table:table-cell office:value-type="float" office:value="0.762684" calcext:value-type="float">
            <text:p>0.762684</text:p>
          </table:table-cell>
          <table:table-cell office:value-type="float" office:value="0.989579" calcext:value-type="float">
            <text:p>0.989579</text:p>
          </table:table-cell>
          <table:table-cell office:value-type="float" office:value="0.503772" calcext:value-type="float">
            <text:p>0.503772</text:p>
          </table:table-cell>
          <table:table-cell office:value-type="float" office:value="0.499564" calcext:value-type="float">
            <text:p>0.499564</text:p>
          </table:table-cell>
          <table:table-cell office:value-type="float" office:value="0.353882" calcext:value-type="float">
            <text:p>0.353882</text:p>
          </table:table-cell>
          <table:table-cell table:number-columns-repeated="52"/>
          <table:table-cell table:formula="of:=MIN([.A94:.BL94])" office:value-type="float" office:value="0.325624" calcext:value-type="float">
            <text:p>0.325624</text:p>
          </table:table-cell>
          <table:table-cell table:formula="of:=MAX([.A94:.BL94])" office:value-type="float" office:value="1.10282" calcext:value-type="float">
            <text:p>1.10282</text:p>
          </table:table-cell>
          <table:table-cell table:number-columns-repeated="7"/>
        </table:table-row>
        <table:table-row table:style-name="ro2">
          <table:table-cell office:value-type="float" office:value="0.436605" calcext:value-type="float">
            <text:p>0.436605</text:p>
          </table:table-cell>
          <table:table-cell office:value-type="float" office:value="0.537731" calcext:value-type="float">
            <text:p>0.537731</text:p>
          </table:table-cell>
          <table:table-cell office:value-type="float" office:value="0.300175" calcext:value-type="float">
            <text:p>0.300175</text:p>
          </table:table-cell>
          <table:table-cell office:value-type="float" office:value="0.398206" calcext:value-type="float">
            <text:p>0.398206</text:p>
          </table:table-cell>
          <table:table-cell office:value-type="float" office:value="0.276324" calcext:value-type="float">
            <text:p>0.276324</text:p>
          </table:table-cell>
          <table:table-cell office:value-type="float" office:value="0.222264" calcext:value-type="float">
            <text:p>0.222264</text:p>
          </table:table-cell>
          <table:table-cell office:value-type="float" office:value="1.38762" calcext:value-type="float">
            <text:p>1.38762</text:p>
          </table:table-cell>
          <table:table-cell office:value-type="float" office:value="0.431989" calcext:value-type="float">
            <text:p>0.431989</text:p>
          </table:table-cell>
          <table:table-cell office:value-type="float" office:value="0.679418" calcext:value-type="float">
            <text:p>0.679418</text:p>
          </table:table-cell>
          <table:table-cell office:value-type="float" office:value="1.33041" calcext:value-type="float">
            <text:p>1.33041</text:p>
          </table:table-cell>
          <table:table-cell office:value-type="float" office:value="0.961482" calcext:value-type="float">
            <text:p>0.961482</text:p>
          </table:table-cell>
          <table:table-cell office:value-type="float" office:value="1.47362" calcext:value-type="float">
            <text:p>1.47362</text:p>
          </table:table-cell>
          <table:table-cell office:value-type="float" office:value="0.593053" calcext:value-type="float">
            <text:p>0.593053</text:p>
          </table:table-cell>
          <table:table-cell office:value-type="float" office:value="0.593305" calcext:value-type="float">
            <text:p>0.593305</text:p>
          </table:table-cell>
          <table:table-cell office:value-type="float" office:value="0.340658" calcext:value-type="float">
            <text:p>0.340658</text:p>
          </table:table-cell>
          <table:table-cell office:value-type="float" office:value="0.296212" calcext:value-type="float">
            <text:p>0.296212</text:p>
          </table:table-cell>
          <table:table-cell table:number-columns-repeated="52"/>
          <table:table-cell table:formula="of:=MIN([.A95:.BL95])" office:value-type="float" office:value="0.222264" calcext:value-type="float">
            <text:p>0.222264</text:p>
          </table:table-cell>
          <table:table-cell table:formula="of:=MAX([.A95:.BL95])" office:value-type="float" office:value="1.47362" calcext:value-type="float">
            <text:p>1.47362</text:p>
          </table:table-cell>
          <table:table-cell table:number-columns-repeated="7"/>
        </table:table-row>
        <table:table-row table:style-name="ro2">
          <table:table-cell office:value-type="float" office:value="0.423309" calcext:value-type="float">
            <text:p>0.423309</text:p>
          </table:table-cell>
          <table:table-cell office:value-type="float" office:value="0.520047" calcext:value-type="float">
            <text:p>0.520047</text:p>
          </table:table-cell>
          <table:table-cell office:value-type="float" office:value="0.619272" calcext:value-type="float">
            <text:p>0.619272</text:p>
          </table:table-cell>
          <table:table-cell office:value-type="float" office:value="0.387891" calcext:value-type="float">
            <text:p>0.387891</text:p>
          </table:table-cell>
          <table:table-cell office:value-type="float" office:value="1.01131" calcext:value-type="float">
            <text:p>1.01131</text:p>
          </table:table-cell>
          <table:table-cell office:value-type="float" office:value="0.39821" calcext:value-type="float">
            <text:p>0.39821</text:p>
          </table:table-cell>
          <table:table-cell office:value-type="float" office:value="0.740824" calcext:value-type="float">
            <text:p>0.740824</text:p>
          </table:table-cell>
          <table:table-cell office:value-type="float" office:value="0.745346" calcext:value-type="float">
            <text:p>0.745346</text:p>
          </table:table-cell>
          <table:table-cell office:value-type="float" office:value="0.374443" calcext:value-type="float">
            <text:p>0.374443</text:p>
          </table:table-cell>
          <table:table-cell office:value-type="float" office:value="0.449929" calcext:value-type="float">
            <text:p>0.449929</text:p>
          </table:table-cell>
          <table:table-cell office:value-type="float" office:value="0.291301" calcext:value-type="float">
            <text:p>0.291301</text:p>
          </table:table-cell>
          <table:table-cell office:value-type="float" office:value="1.35851" calcext:value-type="float">
            <text:p>1.35851</text:p>
          </table:table-cell>
          <table:table-cell office:value-type="float" office:value="0.464272" calcext:value-type="float">
            <text:p>0.464272</text:p>
          </table:table-cell>
          <table:table-cell office:value-type="float" office:value="0.768417" calcext:value-type="float">
            <text:p>0.768417</text:p>
          </table:table-cell>
          <table:table-cell office:value-type="float" office:value="1.53159" calcext:value-type="float">
            <text:p>1.53159</text:p>
          </table:table-cell>
          <table:table-cell office:value-type="float" office:value="0.679419" calcext:value-type="float">
            <text:p>0.679419</text:p>
          </table:table-cell>
          <table:table-cell table:number-columns-repeated="52"/>
          <table:table-cell table:formula="of:=MIN([.A96:.BL96])" office:value-type="float" office:value="0.291301" calcext:value-type="float">
            <text:p>0.291301</text:p>
          </table:table-cell>
          <table:table-cell table:formula="of:=MAX([.A96:.BL96])" office:value-type="float" office:value="1.53159" calcext:value-type="float">
            <text:p>1.53159</text:p>
          </table:table-cell>
          <table:table-cell table:number-columns-repeated="7"/>
        </table:table-row>
        <table:table-row table:style-name="ro2">
          <table:table-cell office:value-type="float" office:value="0.434782" calcext:value-type="float">
            <text:p>0.434782</text:p>
          </table:table-cell>
          <table:table-cell office:value-type="float" office:value="0.54395" calcext:value-type="float">
            <text:p>0.54395</text:p>
          </table:table-cell>
          <table:table-cell office:value-type="float" office:value="0.692643" calcext:value-type="float">
            <text:p>0.692643</text:p>
          </table:table-cell>
          <table:table-cell office:value-type="float" office:value="0.44408" calcext:value-type="float">
            <text:p>0.44408</text:p>
          </table:table-cell>
          <table:table-cell office:value-type="float" office:value="0.550782" calcext:value-type="float">
            <text:p>0.550782</text:p>
          </table:table-cell>
          <table:table-cell office:value-type="float" office:value="0.95329" calcext:value-type="float">
            <text:p>0.95329</text:p>
          </table:table-cell>
          <table:table-cell office:value-type="float" office:value="0.499832" calcext:value-type="float">
            <text:p>0.499832</text:p>
          </table:table-cell>
          <table:table-cell office:value-type="float" office:value="0.599184" calcext:value-type="float">
            <text:p>0.599184</text:p>
          </table:table-cell>
          <table:table-cell office:value-type="float" office:value="1.42683" calcext:value-type="float">
            <text:p>1.42683</text:p>
          </table:table-cell>
          <table:table-cell office:value-type="float" office:value="0.349715" calcext:value-type="float">
            <text:p>0.349715</text:p>
          </table:table-cell>
          <table:table-cell office:value-type="float" office:value="0.37826" calcext:value-type="float">
            <text:p>0.37826</text:p>
          </table:table-cell>
          <table:table-cell office:value-type="float" office:value="1.95825" calcext:value-type="float">
            <text:p>1.95825</text:p>
          </table:table-cell>
          <table:table-cell office:value-type="float" office:value="1.81091" calcext:value-type="float">
            <text:p>1.81091</text:p>
          </table:table-cell>
          <table:table-cell office:value-type="float" office:value="1.25974" calcext:value-type="float">
            <text:p>1.25974</text:p>
          </table:table-cell>
          <table:table-cell office:value-type="float" office:value="1.38503" calcext:value-type="float">
            <text:p>1.38503</text:p>
          </table:table-cell>
          <table:table-cell office:value-type="float" office:value="2.08906" calcext:value-type="float">
            <text:p>2.08906</text:p>
          </table:table-cell>
          <table:table-cell table:number-columns-repeated="52"/>
          <table:table-cell table:formula="of:=MIN([.A97:.BL97])" office:value-type="float" office:value="0.349715" calcext:value-type="float">
            <text:p>0.349715</text:p>
          </table:table-cell>
          <table:table-cell table:formula="of:=MAX([.A97:.BL97])" office:value-type="float" office:value="2.08906" calcext:value-type="float">
            <text:p>2.08906</text:p>
          </table:table-cell>
          <table:table-cell table:number-columns-repeated="7"/>
        </table:table-row>
        <table:table-row table:style-name="ro2">
          <table:table-cell office:value-type="float" office:value="0.576485" calcext:value-type="float">
            <text:p>0.576485</text:p>
          </table:table-cell>
          <table:table-cell office:value-type="float" office:value="0.590073" calcext:value-type="float">
            <text:p>0.590073</text:p>
          </table:table-cell>
          <table:table-cell office:value-type="float" office:value="0.705874" calcext:value-type="float">
            <text:p>0.705874</text:p>
          </table:table-cell>
          <table:table-cell office:value-type="float" office:value="0.717206" calcext:value-type="float">
            <text:p>0.717206</text:p>
          </table:table-cell>
          <table:table-cell office:value-type="float" office:value="0.471883" calcext:value-type="float">
            <text:p>0.471883</text:p>
          </table:table-cell>
          <table:table-cell office:value-type="float" office:value="0.566277" calcext:value-type="float">
            <text:p>0.566277</text:p>
          </table:table-cell>
          <table:table-cell office:value-type="float" office:value="0.566758" calcext:value-type="float">
            <text:p>0.566758</text:p>
          </table:table-cell>
          <table:table-cell office:value-type="float" office:value="1.11895" calcext:value-type="float">
            <text:p>1.11895</text:p>
          </table:table-cell>
          <table:table-cell office:value-type="float" office:value="0.804914" calcext:value-type="float">
            <text:p>0.804914</text:p>
          </table:table-cell>
          <table:table-cell office:value-type="float" office:value="1.43248" calcext:value-type="float">
            <text:p>1.43248</text:p>
          </table:table-cell>
          <table:table-cell office:value-type="float" office:value="0.898729" calcext:value-type="float">
            <text:p>0.898729</text:p>
          </table:table-cell>
          <table:table-cell office:value-type="float" office:value="0.593404" calcext:value-type="float">
            <text:p>0.593404</text:p>
          </table:table-cell>
          <table:table-cell office:value-type="float" office:value="0.576912" calcext:value-type="float">
            <text:p>0.576912</text:p>
          </table:table-cell>
          <table:table-cell office:value-type="float" office:value="1.75849" calcext:value-type="float">
            <text:p>1.75849</text:p>
          </table:table-cell>
          <table:table-cell office:value-type="float" office:value="0.549089" calcext:value-type="float">
            <text:p>0.549089</text:p>
          </table:table-cell>
          <table:table-cell office:value-type="float" office:value="0.720923" calcext:value-type="float">
            <text:p>0.720923</text:p>
          </table:table-cell>
          <table:table-cell table:number-columns-repeated="52"/>
          <table:table-cell table:formula="of:=MIN([.A98:.BL98])" office:value-type="float" office:value="0.471883" calcext:value-type="float">
            <text:p>0.471883</text:p>
          </table:table-cell>
          <table:table-cell table:formula="of:=MAX([.A98:.BL98])" office:value-type="float" office:value="1.75849" calcext:value-type="float">
            <text:p>1.75849</text:p>
          </table:table-cell>
          <table:table-cell table:number-columns-repeated="7"/>
        </table:table-row>
        <table:table-row table:style-name="ro2">
          <table:table-cell office:value-type="float" office:value="0.587571" calcext:value-type="float">
            <text:p>0.587571</text:p>
          </table:table-cell>
          <table:table-cell office:value-type="float" office:value="0.717333" calcext:value-type="float">
            <text:p>0.717333</text:p>
          </table:table-cell>
          <table:table-cell office:value-type="float" office:value="0.869371" calcext:value-type="float">
            <text:p>0.869371</text:p>
          </table:table-cell>
          <table:table-cell office:value-type="float" office:value="0.39709" calcext:value-type="float">
            <text:p>0.39709</text:p>
          </table:table-cell>
          <table:table-cell office:value-type="float" office:value="0.7462" calcext:value-type="float">
            <text:p>0.7462</text:p>
          </table:table-cell>
          <table:table-cell office:value-type="float" office:value="0.622572" calcext:value-type="float">
            <text:p>0.622572</text:p>
          </table:table-cell>
          <table:table-cell office:value-type="float" office:value="1.51822" calcext:value-type="float">
            <text:p>1.51822</text:p>
          </table:table-cell>
          <table:table-cell office:value-type="float" office:value="1.214" calcext:value-type="float">
            <text:p>1.214</text:p>
          </table:table-cell>
          <table:table-cell office:value-type="float" office:value="1.16376" calcext:value-type="float">
            <text:p>1.16376</text:p>
          </table:table-cell>
          <table:table-cell office:value-type="float" office:value="0.720283" calcext:value-type="float">
            <text:p>0.720283</text:p>
          </table:table-cell>
          <table:table-cell office:value-type="float" office:value="0.598918" calcext:value-type="float">
            <text:p>0.598918</text:p>
          </table:table-cell>
          <table:table-cell office:value-type="float" office:value="1.55994" calcext:value-type="float">
            <text:p>1.55994</text:p>
          </table:table-cell>
          <table:table-cell office:value-type="float" office:value="1.61307" calcext:value-type="float">
            <text:p>1.61307</text:p>
          </table:table-cell>
          <table:table-cell office:value-type="float" office:value="0.673672" calcext:value-type="float">
            <text:p>0.673672</text:p>
          </table:table-cell>
          <table:table-cell office:value-type="float" office:value="1.2946" calcext:value-type="float">
            <text:p>1.2946</text:p>
          </table:table-cell>
          <table:table-cell office:value-type="float" office:value="0.443528" calcext:value-type="float">
            <text:p>0.443528</text:p>
          </table:table-cell>
          <table:table-cell table:number-columns-repeated="52"/>
          <table:table-cell table:formula="of:=MIN([.A99:.BL99])" office:value-type="float" office:value="0.39709" calcext:value-type="float">
            <text:p>0.39709</text:p>
          </table:table-cell>
          <table:table-cell table:formula="of:=MAX([.A99:.BL99])" office:value-type="float" office:value="1.61307" calcext:value-type="float">
            <text:p>1.61307</text:p>
          </table:table-cell>
          <table:table-cell table:number-columns-repeated="7"/>
        </table:table-row>
        <table:table-row table:style-name="ro2">
          <table:table-cell office:value-type="float" office:value="0.568822" calcext:value-type="float">
            <text:p>0.568822</text:p>
          </table:table-cell>
          <table:table-cell office:value-type="float" office:value="0.682052" calcext:value-type="float">
            <text:p>0.682052</text:p>
          </table:table-cell>
          <table:table-cell office:value-type="float" office:value="0.838719" calcext:value-type="float">
            <text:p>0.838719</text:p>
          </table:table-cell>
          <table:table-cell office:value-type="float" office:value="0.522676" calcext:value-type="float">
            <text:p>0.522676</text:p>
          </table:table-cell>
          <table:table-cell office:value-type="float" office:value="1.36773" calcext:value-type="float">
            <text:p>1.36773</text:p>
          </table:table-cell>
          <table:table-cell office:value-type="float" office:value="0.645706" calcext:value-type="float">
            <text:p>0.645706</text:p>
          </table:table-cell>
          <table:table-cell office:value-type="float" office:value="1.08329" calcext:value-type="float">
            <text:p>1.08329</text:p>
          </table:table-cell>
          <table:table-cell office:value-type="float" office:value="1.32563" calcext:value-type="float">
            <text:p>1.32563</text:p>
          </table:table-cell>
          <table:table-cell office:value-type="float" office:value="1.06151" calcext:value-type="float">
            <text:p>1.06151</text:p>
          </table:table-cell>
          <table:table-cell office:value-type="float" office:value="1.42257" calcext:value-type="float">
            <text:p>1.42257</text:p>
          </table:table-cell>
          <table:table-cell office:value-type="float" office:value="0.868389" calcext:value-type="float">
            <text:p>0.868389</text:p>
          </table:table-cell>
          <table:table-cell office:value-type="float" office:value="0.881498" calcext:value-type="float">
            <text:p>0.881498</text:p>
          </table:table-cell>
          <table:table-cell office:value-type="float" office:value="1.56677" calcext:value-type="float">
            <text:p>1.56677</text:p>
          </table:table-cell>
          <table:table-cell office:value-type="float" office:value="1.68865" calcext:value-type="float">
            <text:p>1.68865</text:p>
          </table:table-cell>
          <table:table-cell office:value-type="float" office:value="0.579447" calcext:value-type="float">
            <text:p>0.579447</text:p>
          </table:table-cell>
          <table:table-cell office:value-type="float" office:value="0.216177" calcext:value-type="float">
            <text:p>0.216177</text:p>
          </table:table-cell>
          <table:table-cell table:number-columns-repeated="52"/>
          <table:table-cell table:formula="of:=MIN([.A100:.BL100])" office:value-type="float" office:value="0.216177" calcext:value-type="float">
            <text:p>0.216177</text:p>
          </table:table-cell>
          <table:table-cell table:formula="of:=MAX([.A100:.BL100])" office:value-type="float" office:value="1.68865" calcext:value-type="float">
            <text:p>1.68865</text:p>
          </table:table-cell>
          <table:table-cell table:number-columns-repeated="7"/>
        </table:table-row>
        <table:table-row table:style-name="ro2">
          <table:table-cell office:value-type="float" office:value="0.57457" calcext:value-type="float">
            <text:p>0.57457</text:p>
          </table:table-cell>
          <table:table-cell office:value-type="float" office:value="0.754745" calcext:value-type="float">
            <text:p>0.754745</text:p>
          </table:table-cell>
          <table:table-cell office:value-type="float" office:value="0.645919" calcext:value-type="float">
            <text:p>0.645919</text:p>
          </table:table-cell>
          <table:table-cell office:value-type="float" office:value="0.69868" calcext:value-type="float">
            <text:p>0.69868</text:p>
          </table:table-cell>
          <table:table-cell office:value-type="float" office:value="0.671737" calcext:value-type="float">
            <text:p>0.671737</text:p>
          </table:table-cell>
          <table:table-cell office:value-type="float" office:value="0.529882" calcext:value-type="float">
            <text:p>0.529882</text:p>
          </table:table-cell>
          <table:table-cell office:value-type="float" office:value="1.81611" calcext:value-type="float">
            <text:p>1.81611</text:p>
          </table:table-cell>
          <table:table-cell office:value-type="float" office:value="1.82494" calcext:value-type="float">
            <text:p>1.82494</text:p>
          </table:table-cell>
          <table:table-cell office:value-type="float" office:value="1.44543" calcext:value-type="float">
            <text:p>1.44543</text:p>
          </table:table-cell>
          <table:table-cell office:value-type="float" office:value="1.28329" calcext:value-type="float">
            <text:p>1.28329</text:p>
          </table:table-cell>
          <table:table-cell office:value-type="float" office:value="0.298461" calcext:value-type="float">
            <text:p>0.298461</text:p>
          </table:table-cell>
          <table:table-cell office:value-type="float" office:value="0.754933" calcext:value-type="float">
            <text:p>0.754933</text:p>
          </table:table-cell>
          <table:table-cell office:value-type="float" office:value="0.918476" calcext:value-type="float">
            <text:p>0.918476</text:p>
          </table:table-cell>
          <table:table-cell office:value-type="float" office:value="0.973745" calcext:value-type="float">
            <text:p>0.973745</text:p>
          </table:table-cell>
          <table:table-cell office:value-type="float" office:value="0.786264" calcext:value-type="float">
            <text:p>0.786264</text:p>
          </table:table-cell>
          <table:table-cell office:value-type="float" office:value="0.191084" calcext:value-type="float">
            <text:p>0.191084</text:p>
          </table:table-cell>
          <table:table-cell table:number-columns-repeated="52"/>
          <table:table-cell table:formula="of:=MIN([.A101:.BL101])" office:value-type="float" office:value="0.191084" calcext:value-type="float">
            <text:p>0.191084</text:p>
          </table:table-cell>
          <table:table-cell table:formula="of:=MAX([.A101:.BL101])" office:value-type="float" office:value="1.82494" calcext:value-type="float">
            <text:p>1.82494</text:p>
          </table:table-cell>
          <table:table-cell table:number-columns-repeated="7"/>
        </table:table-row>
        <table:table-row table:style-name="ro2">
          <table:table-cell office:value-type="float" office:value="0.44942" calcext:value-type="float">
            <text:p>0.44942</text:p>
          </table:table-cell>
          <table:table-cell office:value-type="float" office:value="0.438701" calcext:value-type="float">
            <text:p>0.438701</text:p>
          </table:table-cell>
          <table:table-cell office:value-type="float" office:value="0.442217" calcext:value-type="float">
            <text:p>0.442217</text:p>
          </table:table-cell>
          <table:table-cell office:value-type="float" office:value="1.34194" calcext:value-type="float">
            <text:p>1.34194</text:p>
          </table:table-cell>
          <table:table-cell office:value-type="float" office:value="0.897272" calcext:value-type="float">
            <text:p>0.897272</text:p>
          </table:table-cell>
          <table:table-cell office:value-type="float" office:value="0.897559" calcext:value-type="float">
            <text:p>0.897559</text:p>
          </table:table-cell>
          <table:table-cell office:value-type="float" office:value="0.440698" calcext:value-type="float">
            <text:p>0.440698</text:p>
          </table:table-cell>
          <table:table-cell office:value-type="float" office:value="0.972084" calcext:value-type="float">
            <text:p>0.972084</text:p>
          </table:table-cell>
          <table:table-cell office:value-type="float" office:value="1.87113" calcext:value-type="float">
            <text:p>1.87113</text:p>
          </table:table-cell>
          <table:table-cell office:value-type="float" office:value="1.06363" calcext:value-type="float">
            <text:p>1.06363</text:p>
          </table:table-cell>
          <table:table-cell office:value-type="float" office:value="0.642454" calcext:value-type="float">
            <text:p>0.642454</text:p>
          </table:table-cell>
          <table:table-cell office:value-type="float" office:value="0.865256" calcext:value-type="float">
            <text:p>0.865256</text:p>
          </table:table-cell>
          <table:table-cell office:value-type="float" office:value="0.156115" calcext:value-type="float">
            <text:p>0.156115</text:p>
          </table:table-cell>
          <table:table-cell office:value-type="float" office:value="1.0548" calcext:value-type="float">
            <text:p>1.0548</text:p>
          </table:table-cell>
          <table:table-cell office:value-type="float" office:value="1.11236" calcext:value-type="float">
            <text:p>1.11236</text:p>
          </table:table-cell>
          <table:table-cell office:value-type="float" office:value="0.155399" calcext:value-type="float">
            <text:p>0.155399</text:p>
          </table:table-cell>
          <table:table-cell table:number-columns-repeated="52"/>
          <table:table-cell table:formula="of:=MIN([.A102:.BL102])" office:value-type="float" office:value="0.155399" calcext:value-type="float">
            <text:p>0.155399</text:p>
          </table:table-cell>
          <table:table-cell table:formula="of:=MAX([.A102:.BL102])" office:value-type="float" office:value="1.87113" calcext:value-type="float">
            <text:p>1.87113</text:p>
          </table:table-cell>
          <table:table-cell table:number-columns-repeated="7"/>
        </table:table-row>
        <table:table-row table:style-name="ro2">
          <table:table-cell office:value-type="float" office:value="0.571476" calcext:value-type="float">
            <text:p>0.571476</text:p>
          </table:table-cell>
          <table:table-cell office:value-type="float" office:value="0.689242" calcext:value-type="float">
            <text:p>0.689242</text:p>
          </table:table-cell>
          <table:table-cell office:value-type="float" office:value="0.439901" calcext:value-type="float">
            <text:p>0.439901</text:p>
          </table:table-cell>
          <table:table-cell office:value-type="float" office:value="0.545206" calcext:value-type="float">
            <text:p>0.545206</text:p>
          </table:table-cell>
          <table:table-cell office:value-type="float" office:value="0.43991" calcext:value-type="float">
            <text:p>0.43991</text:p>
          </table:table-cell>
          <table:table-cell office:value-type="float" office:value="1.45561" calcext:value-type="float">
            <text:p>1.45561</text:p>
          </table:table-cell>
          <table:table-cell office:value-type="float" office:value="0.436774" calcext:value-type="float">
            <text:p>0.436774</text:p>
          </table:table-cell>
          <table:table-cell office:value-type="float" office:value="0.544457" calcext:value-type="float">
            <text:p>0.544457</text:p>
          </table:table-cell>
          <table:table-cell office:value-type="float" office:value="0.614654" calcext:value-type="float">
            <text:p>0.614654</text:p>
          </table:table-cell>
          <table:table-cell office:value-type="float" office:value="2.07715" calcext:value-type="float">
            <text:p>2.07715</text:p>
          </table:table-cell>
          <table:table-cell office:value-type="float" office:value="0.366409" calcext:value-type="float">
            <text:p>0.366409</text:p>
          </table:table-cell>
          <table:table-cell office:value-type="float" office:value="0.459943" calcext:value-type="float">
            <text:p>0.459943</text:p>
          </table:table-cell>
          <table:table-cell office:value-type="float" office:value="1.82009" calcext:value-type="float">
            <text:p>1.82009</text:p>
          </table:table-cell>
          <table:table-cell office:value-type="float" office:value="1.40139" calcext:value-type="float">
            <text:p>1.40139</text:p>
          </table:table-cell>
          <table:table-cell office:value-type="float" office:value="1.24871" calcext:value-type="float">
            <text:p>1.24871</text:p>
          </table:table-cell>
          <table:table-cell office:value-type="float" office:value="1.8554" calcext:value-type="float">
            <text:p>1.8554</text:p>
          </table:table-cell>
          <table:table-cell table:number-columns-repeated="52"/>
          <table:table-cell table:formula="of:=MIN([.A103:.BL103])" office:value-type="float" office:value="0.366409" calcext:value-type="float">
            <text:p>0.366409</text:p>
          </table:table-cell>
          <table:table-cell table:formula="of:=MAX([.A103:.BL103])" office:value-type="float" office:value="2.07715" calcext:value-type="float">
            <text:p>2.07715</text:p>
          </table:table-cell>
          <table:table-cell table:number-columns-repeated="7"/>
        </table:table-row>
        <table:table-row table:style-name="ro2">
          <table:table-cell office:value-type="float" office:value="0.301913" calcext:value-type="float">
            <text:p>0.301913</text:p>
          </table:table-cell>
          <table:table-cell office:value-type="float" office:value="0.410998" calcext:value-type="float">
            <text:p>0.410998</text:p>
          </table:table-cell>
          <table:table-cell office:value-type="float" office:value="0.360165" calcext:value-type="float">
            <text:p>0.360165</text:p>
          </table:table-cell>
          <table:table-cell office:value-type="float" office:value="0.29798" calcext:value-type="float">
            <text:p>0.29798</text:p>
          </table:table-cell>
          <table:table-cell office:value-type="float" office:value="0.355132" calcext:value-type="float">
            <text:p>0.355132</text:p>
          </table:table-cell>
          <table:table-cell office:value-type="float" office:value="0.986198" calcext:value-type="float">
            <text:p>0.986198</text:p>
          </table:table-cell>
          <table:table-cell office:value-type="float" office:value="1.30119" calcext:value-type="float">
            <text:p>1.30119</text:p>
          </table:table-cell>
          <table:table-cell office:value-type="float" office:value="0.816996" calcext:value-type="float">
            <text:p>0.816996</text:p>
          </table:table-cell>
          <table:table-cell office:value-type="float" office:value="0.870678" calcext:value-type="float">
            <text:p>0.870678</text:p>
          </table:table-cell>
          <table:table-cell office:value-type="float" office:value="0.670339" calcext:value-type="float">
            <text:p>0.670339</text:p>
          </table:table-cell>
          <table:table-cell office:value-type="float" office:value="1.58128" calcext:value-type="float">
            <text:p>1.58128</text:p>
          </table:table-cell>
          <table:table-cell office:value-type="float" office:value="1.36274" calcext:value-type="float">
            <text:p>1.36274</text:p>
          </table:table-cell>
          <table:table-cell office:value-type="float" office:value="0.692025" calcext:value-type="float">
            <text:p>0.692025</text:p>
          </table:table-cell>
          <table:table-cell office:value-type="float" office:value="0.606141" calcext:value-type="float">
            <text:p>0.606141</text:p>
          </table:table-cell>
          <table:table-cell office:value-type="float" office:value="0.775776" calcext:value-type="float">
            <text:p>0.775776</text:p>
          </table:table-cell>
          <table:table-cell office:value-type="float" office:value="1.66729" calcext:value-type="float">
            <text:p>1.66729</text:p>
          </table:table-cell>
          <table:table-cell table:number-columns-repeated="52"/>
          <table:table-cell table:formula="of:=MIN([.A104:.BL104])" office:value-type="float" office:value="0.29798" calcext:value-type="float">
            <text:p>0.29798</text:p>
          </table:table-cell>
          <table:table-cell table:formula="of:=MAX([.A104:.BL104])" office:value-type="float" office:value="1.66729" calcext:value-type="float">
            <text:p>1.66729</text:p>
          </table:table-cell>
          <table:table-cell table:number-columns-repeated="7"/>
        </table:table-row>
        <table:table-row table:style-name="ro2">
          <table:table-cell office:value-type="float" office:value="0.421627" calcext:value-type="float">
            <text:p>0.421627</text:p>
          </table:table-cell>
          <table:table-cell office:value-type="float" office:value="0.603584" calcext:value-type="float">
            <text:p>0.603584</text:p>
          </table:table-cell>
          <table:table-cell office:value-type="float" office:value="0.428017" calcext:value-type="float">
            <text:p>0.428017</text:p>
          </table:table-cell>
          <table:table-cell office:value-type="float" office:value="1.07797" calcext:value-type="float">
            <text:p>1.07797</text:p>
          </table:table-cell>
          <table:table-cell office:value-type="float" office:value="0.594234" calcext:value-type="float">
            <text:p>0.594234</text:p>
          </table:table-cell>
          <table:table-cell office:value-type="float" office:value="0.515023" calcext:value-type="float">
            <text:p>0.515023</text:p>
          </table:table-cell>
          <table:table-cell office:value-type="float" office:value="0.947922" calcext:value-type="float">
            <text:p>0.947922</text:p>
          </table:table-cell>
          <table:table-cell office:value-type="float" office:value="1.2266" calcext:value-type="float">
            <text:p>1.2266</text:p>
          </table:table-cell>
          <table:table-cell office:value-type="float" office:value="1.43374" calcext:value-type="float">
            <text:p>1.43374</text:p>
          </table:table-cell>
          <table:table-cell office:value-type="float" office:value="0.750471" calcext:value-type="float">
            <text:p>0.750471</text:p>
          </table:table-cell>
          <table:table-cell office:value-type="float" office:value="0.479893" calcext:value-type="float">
            <text:p>0.479893</text:p>
          </table:table-cell>
          <table:table-cell office:value-type="float" office:value="0.519066" calcext:value-type="float">
            <text:p>0.519066</text:p>
          </table:table-cell>
          <table:table-cell office:value-type="float" office:value="1.88845" calcext:value-type="float">
            <text:p>1.88845</text:p>
          </table:table-cell>
          <table:table-cell office:value-type="float" office:value="0.351656" calcext:value-type="float">
            <text:p>0.351656</text:p>
          </table:table-cell>
          <table:table-cell office:value-type="float" office:value="1.46481" calcext:value-type="float">
            <text:p>1.46481</text:p>
          </table:table-cell>
          <table:table-cell office:value-type="float" office:value="0.387348" calcext:value-type="float">
            <text:p>0.387348</text:p>
          </table:table-cell>
          <table:table-cell table:number-columns-repeated="52"/>
          <table:table-cell table:formula="of:=MIN([.A105:.BL105])" office:value-type="float" office:value="0.351656" calcext:value-type="float">
            <text:p>0.351656</text:p>
          </table:table-cell>
          <table:table-cell table:formula="of:=MAX([.A105:.BL105])" office:value-type="float" office:value="1.88845" calcext:value-type="float">
            <text:p>1.8884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float" office:value="0.290953" calcext:value-type="float">
            <text:p>0.290953</text:p>
          </table:table-cell>
          <table:table-cell office:value-type="float" office:value="0.398503" calcext:value-type="float">
            <text:p>0.398503</text:p>
          </table:table-cell>
          <table:table-cell office:value-type="float" office:value="0.281132" calcext:value-type="float">
            <text:p>0.281132</text:p>
          </table:table-cell>
          <table:table-cell office:value-type="float" office:value="0.397631" calcext:value-type="float">
            <text:p>0.397631</text:p>
          </table:table-cell>
          <table:table-cell office:value-type="float" office:value="0.283645" calcext:value-type="float">
            <text:p>0.283645</text:p>
          </table:table-cell>
          <table:table-cell office:value-type="float" office:value="0.406389" calcext:value-type="float">
            <text:p>0.406389</text:p>
          </table:table-cell>
          <table:table-cell office:value-type="float" office:value="1.06977" calcext:value-type="float">
            <text:p>1.06977</text:p>
          </table:table-cell>
          <table:table-cell office:value-type="float" office:value="0.784089" calcext:value-type="float">
            <text:p>0.784089</text:p>
          </table:table-cell>
          <table:table-cell office:value-type="float" office:value="1.47306" calcext:value-type="float">
            <text:p>1.47306</text:p>
          </table:table-cell>
          <table:table-cell office:value-type="float" office:value="1.28089" calcext:value-type="float">
            <text:p>1.28089</text:p>
          </table:table-cell>
          <table:table-cell office:value-type="float" office:value="1.19286" calcext:value-type="float">
            <text:p>1.19286</text:p>
          </table:table-cell>
          <table:table-cell office:value-type="float" office:value="0.99778" calcext:value-type="float">
            <text:p>0.99778</text:p>
          </table:table-cell>
          <table:table-cell office:value-type="float" office:value="0.883415" calcext:value-type="float">
            <text:p>0.883415</text:p>
          </table:table-cell>
          <table:table-cell office:value-type="float" office:value="0.671049" calcext:value-type="float">
            <text:p>0.671049</text:p>
          </table:table-cell>
          <table:table-cell office:value-type="float" office:value="0.534645" calcext:value-type="float">
            <text:p>0.534645</text:p>
          </table:table-cell>
          <table:table-cell office:value-type="float" office:value="0.877671" calcext:value-type="float">
            <text:p>0.877671</text:p>
          </table:table-cell>
          <table:table-cell office:value-type="float" office:value="0.311289" calcext:value-type="float">
            <text:p>0.311289</text:p>
          </table:table-cell>
          <table:table-cell office:value-type="float" office:value="0.88911" calcext:value-type="float">
            <text:p>0.88911</text:p>
          </table:table-cell>
          <table:table-cell office:value-type="float" office:value="0.909236" calcext:value-type="float">
            <text:p>0.909236</text:p>
          </table:table-cell>
          <table:table-cell office:value-type="float" office:value="0.513367" calcext:value-type="float">
            <text:p>0.513367</text:p>
          </table:table-cell>
          <table:table-cell office:value-type="float" office:value="0.304072" calcext:value-type="float">
            <text:p>0.304072</text:p>
          </table:table-cell>
          <table:table-cell office:value-type="float" office:value="0.428076" calcext:value-type="float">
            <text:p>0.428076</text:p>
          </table:table-cell>
          <table:table-cell office:value-type="float" office:value="0.19156" calcext:value-type="float">
            <text:p>0.19156</text:p>
          </table:table-cell>
          <table:table-cell office:value-type="float" office:value="0.361119" calcext:value-type="float">
            <text:p>0.361119</text:p>
          </table:table-cell>
          <table:table-cell table:number-columns-repeated="44"/>
          <table:table-cell table:formula="of:=MIN([.A107:.BL107])" office:value-type="float" office:value="0.19156" calcext:value-type="float">
            <text:p>0.19156</text:p>
          </table:table-cell>
          <table:table-cell table:formula="of:=MAX([.A107:.BL107])" office:value-type="float" office:value="1.47306" calcext:value-type="float">
            <text:p>1.47306</text:p>
          </table:table-cell>
          <table:table-cell table:number-columns-repeated="7"/>
        </table:table-row>
        <table:table-row table:style-name="ro2">
          <table:table-cell office:value-type="float" office:value="0.362466" calcext:value-type="float">
            <text:p>0.362466</text:p>
          </table:table-cell>
          <table:table-cell office:value-type="float" office:value="0.466209" calcext:value-type="float">
            <text:p>0.466209</text:p>
          </table:table-cell>
          <table:table-cell office:value-type="float" office:value="0.30878" calcext:value-type="float">
            <text:p>0.30878</text:p>
          </table:table-cell>
          <table:table-cell office:value-type="float" office:value="0.881357" calcext:value-type="float">
            <text:p>0.881357</text:p>
          </table:table-cell>
          <table:table-cell office:value-type="float" office:value="0.618762" calcext:value-type="float">
            <text:p>0.618762</text:p>
          </table:table-cell>
          <table:table-cell office:value-type="float" office:value="0.916719" calcext:value-type="float">
            <text:p>0.916719</text:p>
          </table:table-cell>
          <table:table-cell office:value-type="float" office:value="0.693703" calcext:value-type="float">
            <text:p>0.693703</text:p>
          </table:table-cell>
          <table:table-cell office:value-type="float" office:value="1.58269" calcext:value-type="float">
            <text:p>1.58269</text:p>
          </table:table-cell>
          <table:table-cell office:value-type="float" office:value="0.5948" calcext:value-type="float">
            <text:p>0.5948</text:p>
          </table:table-cell>
          <table:table-cell office:value-type="float" office:value="1.22252" calcext:value-type="float">
            <text:p>1.22252</text:p>
          </table:table-cell>
          <table:table-cell office:value-type="float" office:value="1.07719" calcext:value-type="float">
            <text:p>1.07719</text:p>
          </table:table-cell>
          <table:table-cell office:value-type="float" office:value="0.506808" calcext:value-type="float">
            <text:p>0.506808</text:p>
          </table:table-cell>
          <table:table-cell office:value-type="float" office:value="1.59734" calcext:value-type="float">
            <text:p>1.59734</text:p>
          </table:table-cell>
          <table:table-cell office:value-type="float" office:value="0.623111" calcext:value-type="float">
            <text:p>0.623111</text:p>
          </table:table-cell>
          <table:table-cell office:value-type="float" office:value="1.68469" calcext:value-type="float">
            <text:p>1.68469</text:p>
          </table:table-cell>
          <table:table-cell office:value-type="float" office:value="1.29624" calcext:value-type="float">
            <text:p>1.29624</text:p>
          </table:table-cell>
          <table:table-cell office:value-type="float" office:value="1.24702" calcext:value-type="float">
            <text:p>1.24702</text:p>
          </table:table-cell>
          <table:table-cell office:value-type="float" office:value="1.04724" calcext:value-type="float">
            <text:p>1.04724</text:p>
          </table:table-cell>
          <table:table-cell office:value-type="float" office:value="0.759306" calcext:value-type="float">
            <text:p>0.759306</text:p>
          </table:table-cell>
          <table:table-cell office:value-type="float" office:value="0.43294" calcext:value-type="float">
            <text:p>0.43294</text:p>
          </table:table-cell>
          <table:table-cell office:value-type="float" office:value="0.724784" calcext:value-type="float">
            <text:p>0.724784</text:p>
          </table:table-cell>
          <table:table-cell office:value-type="float" office:value="0.554943" calcext:value-type="float">
            <text:p>0.554943</text:p>
          </table:table-cell>
          <table:table-cell office:value-type="float" office:value="0.85445" calcext:value-type="float">
            <text:p>0.85445</text:p>
          </table:table-cell>
          <table:table-cell office:value-type="float" office:value="0.429789" calcext:value-type="float">
            <text:p>0.429789</text:p>
          </table:table-cell>
          <table:table-cell table:number-columns-repeated="44"/>
          <table:table-cell table:formula="of:=MIN([.A108:.BL108])" office:value-type="float" office:value="0.30878" calcext:value-type="float">
            <text:p>0.30878</text:p>
          </table:table-cell>
          <table:table-cell table:formula="of:=MAX([.A108:.BL108])" office:value-type="float" office:value="1.68469" calcext:value-type="float">
            <text:p>1.68469</text:p>
          </table:table-cell>
          <table:table-cell table:number-columns-repeated="7"/>
        </table:table-row>
        <table:table-row table:style-name="ro2">
          <table:table-cell office:value-type="float" office:value="0.38087" calcext:value-type="float">
            <text:p>0.38087</text:p>
          </table:table-cell>
          <table:table-cell office:value-type="float" office:value="0.413864" calcext:value-type="float">
            <text:p>0.413864</text:p>
          </table:table-cell>
          <table:table-cell office:value-type="float" office:value="0.502967" calcext:value-type="float">
            <text:p>0.502967</text:p>
          </table:table-cell>
          <table:table-cell office:value-type="float" office:value="0.656645" calcext:value-type="float">
            <text:p>0.656645</text:p>
          </table:table-cell>
          <table:table-cell office:value-type="float" office:value="0.384411" calcext:value-type="float">
            <text:p>0.384411</text:p>
          </table:table-cell>
          <table:table-cell office:value-type="float" office:value="0.433379" calcext:value-type="float">
            <text:p>0.433379</text:p>
          </table:table-cell>
          <table:table-cell office:value-type="float" office:value="0.582287" calcext:value-type="float">
            <text:p>0.582287</text:p>
          </table:table-cell>
          <table:table-cell office:value-type="float" office:value="0.645702" calcext:value-type="float">
            <text:p>0.645702</text:p>
          </table:table-cell>
          <table:table-cell office:value-type="float" office:value="0.994419" calcext:value-type="float">
            <text:p>0.994419</text:p>
          </table:table-cell>
          <table:table-cell office:value-type="float" office:value="0.672138" calcext:value-type="float">
            <text:p>0.672138</text:p>
          </table:table-cell>
          <table:table-cell office:value-type="float" office:value="0.55881" calcext:value-type="float">
            <text:p>0.55881</text:p>
          </table:table-cell>
          <table:table-cell office:value-type="float" office:value="1.45876" calcext:value-type="float">
            <text:p>1.45876</text:p>
          </table:table-cell>
          <table:table-cell office:value-type="float" office:value="1.55268" calcext:value-type="float">
            <text:p>1.55268</text:p>
          </table:table-cell>
          <table:table-cell office:value-type="float" office:value="0.780951" calcext:value-type="float">
            <text:p>0.780951</text:p>
          </table:table-cell>
          <table:table-cell office:value-type="float" office:value="1.65255" calcext:value-type="float">
            <text:p>1.65255</text:p>
          </table:table-cell>
          <table:table-cell office:value-type="float" office:value="1.11334" calcext:value-type="float">
            <text:p>1.11334</text:p>
          </table:table-cell>
          <table:table-cell office:value-type="float" office:value="0.901964" calcext:value-type="float">
            <text:p>0.901964</text:p>
          </table:table-cell>
          <table:table-cell office:value-type="float" office:value="1.86132" calcext:value-type="float">
            <text:p>1.86132</text:p>
          </table:table-cell>
          <table:table-cell office:value-type="float" office:value="0.807232" calcext:value-type="float">
            <text:p>0.807232</text:p>
          </table:table-cell>
          <table:table-cell office:value-type="float" office:value="1.99906" calcext:value-type="float">
            <text:p>1.99906</text:p>
          </table:table-cell>
          <table:table-cell office:value-type="float" office:value="1.17111" calcext:value-type="float">
            <text:p>1.17111</text:p>
          </table:table-cell>
          <table:table-cell office:value-type="float" office:value="1.11551" calcext:value-type="float">
            <text:p>1.11551</text:p>
          </table:table-cell>
          <table:table-cell office:value-type="float" office:value="1.78712" calcext:value-type="float">
            <text:p>1.78712</text:p>
          </table:table-cell>
          <table:table-cell office:value-type="float" office:value="0.119637" calcext:value-type="float">
            <text:p>0.119637</text:p>
          </table:table-cell>
          <table:table-cell table:number-columns-repeated="44"/>
          <table:table-cell table:formula="of:=MIN([.A109:.BL109])" office:value-type="float" office:value="0.119637" calcext:value-type="float">
            <text:p>0.119637</text:p>
          </table:table-cell>
          <table:table-cell table:formula="of:=MAX([.A109:.BL109])" office:value-type="float" office:value="1.99906" calcext:value-type="float">
            <text:p>1.99906</text:p>
          </table:table-cell>
          <table:table-cell table:number-columns-repeated="7"/>
        </table:table-row>
        <table:table-row table:style-name="ro2">
          <table:table-cell office:value-type="float" office:value="0.286324" calcext:value-type="float">
            <text:p>0.286324</text:p>
          </table:table-cell>
          <table:table-cell office:value-type="float" office:value="0.410492" calcext:value-type="float">
            <text:p>0.410492</text:p>
          </table:table-cell>
          <table:table-cell office:value-type="float" office:value="0.261203" calcext:value-type="float">
            <text:p>0.261203</text:p>
          </table:table-cell>
          <table:table-cell office:value-type="float" office:value="0.459125" calcext:value-type="float">
            <text:p>0.459125</text:p>
          </table:table-cell>
          <table:table-cell office:value-type="float" office:value="0.407707" calcext:value-type="float">
            <text:p>0.407707</text:p>
          </table:table-cell>
          <table:table-cell office:value-type="float" office:value="0.617837" calcext:value-type="float">
            <text:p>0.617837</text:p>
          </table:table-cell>
          <table:table-cell office:value-type="float" office:value="0.415056" calcext:value-type="float">
            <text:p>0.415056</text:p>
          </table:table-cell>
          <table:table-cell office:value-type="float" office:value="0.82973" calcext:value-type="float">
            <text:p>0.82973</text:p>
          </table:table-cell>
          <table:table-cell office:value-type="float" office:value="0.521793" calcext:value-type="float">
            <text:p>0.521793</text:p>
          </table:table-cell>
          <table:table-cell office:value-type="float" office:value="0.685208" calcext:value-type="float">
            <text:p>0.685208</text:p>
          </table:table-cell>
          <table:table-cell office:value-type="float" office:value="0.463703" calcext:value-type="float">
            <text:p>0.463703</text:p>
          </table:table-cell>
          <table:table-cell office:value-type="float" office:value="0.48512" calcext:value-type="float">
            <text:p>0.48512</text:p>
          </table:table-cell>
          <table:table-cell office:value-type="float" office:value="0.510973" calcext:value-type="float">
            <text:p>0.510973</text:p>
          </table:table-cell>
          <table:table-cell office:value-type="float" office:value="1.86302" calcext:value-type="float">
            <text:p>1.86302</text:p>
          </table:table-cell>
          <table:table-cell office:value-type="float" office:value="0.311529" calcext:value-type="float">
            <text:p>0.311529</text:p>
          </table:table-cell>
          <table:table-cell office:value-type="float" office:value="0.389313" calcext:value-type="float">
            <text:p>0.389313</text:p>
          </table:table-cell>
          <table:table-cell office:value-type="float" office:value="0.840263" calcext:value-type="float">
            <text:p>0.840263</text:p>
          </table:table-cell>
          <table:table-cell office:value-type="float" office:value="1.22642" calcext:value-type="float">
            <text:p>1.22642</text:p>
          </table:table-cell>
          <table:table-cell office:value-type="float" office:value="0.849464" calcext:value-type="float">
            <text:p>0.849464</text:p>
          </table:table-cell>
          <table:table-cell office:value-type="float" office:value="1.17201" calcext:value-type="float">
            <text:p>1.17201</text:p>
          </table:table-cell>
          <table:table-cell office:value-type="float" office:value="0.365602" calcext:value-type="float">
            <text:p>0.365602</text:p>
          </table:table-cell>
          <table:table-cell office:value-type="float" office:value="0.526421" calcext:value-type="float">
            <text:p>0.526421</text:p>
          </table:table-cell>
          <table:table-cell office:value-type="float" office:value="0.541135" calcext:value-type="float">
            <text:p>0.541135</text:p>
          </table:table-cell>
          <table:table-cell office:value-type="float" office:value="0.2956" calcext:value-type="float">
            <text:p>0.2956</text:p>
          </table:table-cell>
          <table:table-cell table:number-columns-repeated="44"/>
          <table:table-cell table:formula="of:=MIN([.A110:.BL110])" office:value-type="float" office:value="0.261203" calcext:value-type="float">
            <text:p>0.261203</text:p>
          </table:table-cell>
          <table:table-cell table:formula="of:=MAX([.A110:.BL110])" office:value-type="float" office:value="1.86302" calcext:value-type="float">
            <text:p>1.86302</text:p>
          </table:table-cell>
          <table:table-cell table:number-columns-repeated="7"/>
        </table:table-row>
        <table:table-row table:style-name="ro2">
          <table:table-cell office:value-type="float" office:value="0.270457" calcext:value-type="float">
            <text:p>0.270457</text:p>
          </table:table-cell>
          <table:table-cell office:value-type="float" office:value="0.286374" calcext:value-type="float">
            <text:p>0.286374</text:p>
          </table:table-cell>
          <table:table-cell office:value-type="float" office:value="0.481464" calcext:value-type="float">
            <text:p>0.481464</text:p>
          </table:table-cell>
          <table:table-cell office:value-type="float" office:value="0.329883" calcext:value-type="float">
            <text:p>0.329883</text:p>
          </table:table-cell>
          <table:table-cell office:value-type="float" office:value="0.22743" calcext:value-type="float">
            <text:p>0.22743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614704" calcext:value-type="float">
            <text:p>0.614704</text:p>
          </table:table-cell>
          <table:table-cell office:value-type="float" office:value="0.650197" calcext:value-type="float">
            <text:p>0.650197</text:p>
          </table:table-cell>
          <table:table-cell office:value-type="float" office:value="0.398315" calcext:value-type="float">
            <text:p>0.398315</text:p>
          </table:table-cell>
          <table:table-cell office:value-type="float" office:value="0.498653" calcext:value-type="float">
            <text:p>0.498653</text:p>
          </table:table-cell>
          <table:table-cell office:value-type="float" office:value="0.872995" calcext:value-type="float">
            <text:p>0.872995</text:p>
          </table:table-cell>
          <table:table-cell office:value-type="float" office:value="0.696757" calcext:value-type="float">
            <text:p>0.696757</text:p>
          </table:table-cell>
          <table:table-cell office:value-type="float" office:value="0.491669" calcext:value-type="float">
            <text:p>0.491669</text:p>
          </table:table-cell>
          <table:table-cell office:value-type="float" office:value="0.571573" calcext:value-type="float">
            <text:p>0.571573</text:p>
          </table:table-cell>
          <table:table-cell office:value-type="float" office:value="0.70041" calcext:value-type="float">
            <text:p>0.70041</text:p>
          </table:table-cell>
          <table:table-cell office:value-type="float" office:value="1.16809" calcext:value-type="float">
            <text:p>1.16809</text:p>
          </table:table-cell>
          <table:table-cell office:value-type="float" office:value="0.5463" calcext:value-type="float">
            <text:p>0.5463</text:p>
          </table:table-cell>
          <table:table-cell office:value-type="float" office:value="0.382125" calcext:value-type="float">
            <text:p>0.382125</text:p>
          </table:table-cell>
          <table:table-cell office:value-type="float" office:value="1.33908" calcext:value-type="float">
            <text:p>1.33908</text:p>
          </table:table-cell>
          <table:table-cell office:value-type="float" office:value="0.84021" calcext:value-type="float">
            <text:p>0.84021</text:p>
          </table:table-cell>
          <table:table-cell office:value-type="float" office:value="0.232374" calcext:value-type="float">
            <text:p>0.232374</text:p>
          </table:table-cell>
          <table:table-cell office:value-type="float" office:value="0.809403" calcext:value-type="float">
            <text:p>0.809403</text:p>
          </table:table-cell>
          <table:table-cell office:value-type="float" office:value="0.229577" calcext:value-type="float">
            <text:p>0.229577</text:p>
          </table:table-cell>
          <table:table-cell office:value-type="float" office:value="0.139896" calcext:value-type="float">
            <text:p>0.139896</text:p>
          </table:table-cell>
          <table:table-cell table:number-columns-repeated="44"/>
          <table:table-cell table:formula="of:=MIN([.A111:.BL111])" office:value-type="float" office:value="0.139896" calcext:value-type="float">
            <text:p>0.139896</text:p>
          </table:table-cell>
          <table:table-cell table:formula="of:=MAX([.A111:.BL111])" office:value-type="float" office:value="1.33908" calcext:value-type="float">
            <text:p>1.33908</text:p>
          </table:table-cell>
          <table:table-cell table:number-columns-repeated="7"/>
        </table:table-row>
        <table:table-row table:style-name="ro2">
          <table:table-cell office:value-type="float" office:value="0.26806" calcext:value-type="float">
            <text:p>0.26806</text:p>
          </table:table-cell>
          <table:table-cell office:value-type="float" office:value="0.303055" calcext:value-type="float">
            <text:p>0.303055</text:p>
          </table:table-cell>
          <table:table-cell office:value-type="float" office:value="0.438557" calcext:value-type="float">
            <text:p>0.438557</text:p>
          </table:table-cell>
          <table:table-cell office:value-type="float" office:value="0.580713" calcext:value-type="float">
            <text:p>0.580713</text:p>
          </table:table-cell>
          <table:table-cell office:value-type="float" office:value="0.24251" calcext:value-type="float">
            <text:p>0.24251</text:p>
          </table:table-cell>
          <table:table-cell office:value-type="float" office:value="0.318905" calcext:value-type="float">
            <text:p>0.318905</text:p>
          </table:table-cell>
          <table:table-cell office:value-type="float" office:value="0.371695" calcext:value-type="float">
            <text:p>0.371695</text:p>
          </table:table-cell>
          <table:table-cell office:value-type="float" office:value="0.659759" calcext:value-type="float">
            <text:p>0.659759</text:p>
          </table:table-cell>
          <table:table-cell office:value-type="float" office:value="0.335243" calcext:value-type="float">
            <text:p>0.335243</text:p>
          </table:table-cell>
          <table:table-cell office:value-type="float" office:value="0.925222" calcext:value-type="float">
            <text:p>0.925222</text:p>
          </table:table-cell>
          <table:table-cell office:value-type="float" office:value="1.07932" calcext:value-type="float">
            <text:p>1.07932</text:p>
          </table:table-cell>
          <table:table-cell office:value-type="float" office:value="0.458015" calcext:value-type="float">
            <text:p>0.458015</text:p>
          </table:table-cell>
          <table:table-cell office:value-type="float" office:value="1.16185" calcext:value-type="float">
            <text:p>1.16185</text:p>
          </table:table-cell>
          <table:table-cell office:value-type="float" office:value="1.03982" calcext:value-type="float">
            <text:p>1.03982</text:p>
          </table:table-cell>
          <table:table-cell office:value-type="float" office:value="0.836516" calcext:value-type="float">
            <text:p>0.836516</text:p>
          </table:table-cell>
          <table:table-cell office:value-type="float" office:value="1.39171" calcext:value-type="float">
            <text:p>1.39171</text:p>
          </table:table-cell>
          <table:table-cell office:value-type="float" office:value="0.568772" calcext:value-type="float">
            <text:p>0.568772</text:p>
          </table:table-cell>
          <table:table-cell office:value-type="float" office:value="0.232278" calcext:value-type="float">
            <text:p>0.232278</text:p>
          </table:table-cell>
          <table:table-cell office:value-type="float" office:value="0.814922" calcext:value-type="float">
            <text:p>0.814922</text:p>
          </table:table-cell>
          <table:table-cell office:value-type="float" office:value="0.356774" calcext:value-type="float">
            <text:p>0.356774</text:p>
          </table:table-cell>
          <table:table-cell office:value-type="float" office:value="0.259656" calcext:value-type="float">
            <text:p>0.259656</text:p>
          </table:table-cell>
          <table:table-cell office:value-type="float" office:value="0.324697" calcext:value-type="float">
            <text:p>0.324697</text:p>
          </table:table-cell>
          <table:table-cell office:value-type="float" office:value="0.220921" calcext:value-type="float">
            <text:p>0.220921</text:p>
          </table:table-cell>
          <table:table-cell office:value-type="float" office:value="0.361424" calcext:value-type="float">
            <text:p>0.361424</text:p>
          </table:table-cell>
          <table:table-cell table:number-columns-repeated="44"/>
          <table:table-cell table:formula="of:=MIN([.A112:.BL112])" office:value-type="float" office:value="0.220921" calcext:value-type="float">
            <text:p>0.220921</text:p>
          </table:table-cell>
          <table:table-cell table:formula="of:=MAX([.A112:.BL112])" office:value-type="float" office:value="1.39171" calcext:value-type="float">
            <text:p>1.39171</text:p>
          </table:table-cell>
          <table:table-cell table:number-columns-repeated="7"/>
        </table:table-row>
        <table:table-row table:style-name="ro2">
          <table:table-cell office:value-type="float" office:value="0.379555" calcext:value-type="float">
            <text:p>0.379555</text:p>
          </table:table-cell>
          <table:table-cell office:value-type="float" office:value="0.490987" calcext:value-type="float">
            <text:p>0.490987</text:p>
          </table:table-cell>
          <table:table-cell office:value-type="float" office:value="0.378804" calcext:value-type="float">
            <text:p>0.378804</text:p>
          </table:table-cell>
          <table:table-cell office:value-type="float" office:value="0.488778" calcext:value-type="float">
            <text:p>0.488778</text:p>
          </table:table-cell>
          <table:table-cell office:value-type="float" office:value="0.58506" calcext:value-type="float">
            <text:p>0.58506</text:p>
          </table:table-cell>
          <table:table-cell office:value-type="float" office:value="1.07778" calcext:value-type="float">
            <text:p>1.07778</text:p>
          </table:table-cell>
          <table:table-cell office:value-type="float" office:value="0.811978" calcext:value-type="float">
            <text:p>0.811978</text:p>
          </table:table-cell>
          <table:table-cell office:value-type="float" office:value="1.20356" calcext:value-type="float">
            <text:p>1.20356</text:p>
          </table:table-cell>
          <table:table-cell office:value-type="float" office:value="0.975134" calcext:value-type="float">
            <text:p>0.975134</text:p>
          </table:table-cell>
          <table:table-cell office:value-type="float" office:value="0.866897" calcext:value-type="float">
            <text:p>0.866897</text:p>
          </table:table-cell>
          <table:table-cell office:value-type="float" office:value="0.621183" calcext:value-type="float">
            <text:p>0.621183</text:p>
          </table:table-cell>
          <table:table-cell office:value-type="float" office:value="0.707102" calcext:value-type="float">
            <text:p>0.707102</text:p>
          </table:table-cell>
          <table:table-cell office:value-type="float" office:value="0.784097" calcext:value-type="float">
            <text:p>0.784097</text:p>
          </table:table-cell>
          <table:table-cell office:value-type="float" office:value="0.598593" calcext:value-type="float">
            <text:p>0.598593</text:p>
          </table:table-cell>
          <table:table-cell office:value-type="float" office:value="0.366323" calcext:value-type="float">
            <text:p>0.366323</text:p>
          </table:table-cell>
          <table:table-cell office:value-type="float" office:value="0.389626" calcext:value-type="float">
            <text:p>0.389626</text:p>
          </table:table-cell>
          <table:table-cell office:value-type="float" office:value="0.694425" calcext:value-type="float">
            <text:p>0.694425</text:p>
          </table:table-cell>
          <table:table-cell office:value-type="float" office:value="1.1127" calcext:value-type="float">
            <text:p>1.1127</text:p>
          </table:table-cell>
          <table:table-cell office:value-type="float" office:value="1.2321" calcext:value-type="float">
            <text:p>1.2321</text:p>
          </table:table-cell>
          <table:table-cell office:value-type="float" office:value="1.24522" calcext:value-type="float">
            <text:p>1.24522</text:p>
          </table:table-cell>
          <table:table-cell office:value-type="float" office:value="0.600396" calcext:value-type="float">
            <text:p>0.600396</text:p>
          </table:table-cell>
          <table:table-cell office:value-type="float" office:value="1.02465" calcext:value-type="float">
            <text:p>1.02465</text:p>
          </table:table-cell>
          <table:table-cell office:value-type="float" office:value="0.341923" calcext:value-type="float">
            <text:p>0.341923</text:p>
          </table:table-cell>
          <table:table-cell office:value-type="float" office:value="0.366496" calcext:value-type="float">
            <text:p>0.366496</text:p>
          </table:table-cell>
          <table:table-cell table:number-columns-repeated="44"/>
          <table:table-cell table:formula="of:=MIN([.A113:.BL113])" office:value-type="float" office:value="0.341923" calcext:value-type="float">
            <text:p>0.341923</text:p>
          </table:table-cell>
          <table:table-cell table:formula="of:=MAX([.A113:.BL113])" office:value-type="float" office:value="1.24522" calcext:value-type="float">
            <text:p>1.24522</text:p>
          </table:table-cell>
          <table:table-cell table:number-columns-repeated="7"/>
        </table:table-row>
        <table:table-row table:style-name="ro2">
          <table:table-cell office:value-type="float" office:value="0.379738" calcext:value-type="float">
            <text:p>0.379738</text:p>
          </table:table-cell>
          <table:table-cell office:value-type="float" office:value="0.428779" calcext:value-type="float">
            <text:p>0.428779</text:p>
          </table:table-cell>
          <table:table-cell office:value-type="float" office:value="0.53621" calcext:value-type="float">
            <text:p>0.53621</text:p>
          </table:table-cell>
          <table:table-cell office:value-type="float" office:value="0.701578" calcext:value-type="float">
            <text:p>0.701578</text:p>
          </table:table-cell>
          <table:table-cell office:value-type="float" office:value="0.414765" calcext:value-type="float">
            <text:p>0.414765</text:p>
          </table:table-cell>
          <table:table-cell office:value-type="float" office:value="0.571893" calcext:value-type="float">
            <text:p>0.571893</text:p>
          </table:table-cell>
          <table:table-cell office:value-type="float" office:value="0.662095" calcext:value-type="float">
            <text:p>0.662095</text:p>
          </table:table-cell>
          <table:table-cell office:value-type="float" office:value="0.874033" calcext:value-type="float">
            <text:p>0.874033</text:p>
          </table:table-cell>
          <table:table-cell office:value-type="float" office:value="1.0853" calcext:value-type="float">
            <text:p>1.0853</text:p>
          </table:table-cell>
          <table:table-cell office:value-type="float" office:value="0.601372" calcext:value-type="float">
            <text:p>0.601372</text:p>
          </table:table-cell>
          <table:table-cell office:value-type="float" office:value="0.688917" calcext:value-type="float">
            <text:p>0.688917</text:p>
          </table:table-cell>
          <table:table-cell office:value-type="float" office:value="1.10755" calcext:value-type="float">
            <text:p>1.10755</text:p>
          </table:table-cell>
          <table:table-cell office:value-type="float" office:value="0.591903" calcext:value-type="float">
            <text:p>0.591903</text:p>
          </table:table-cell>
          <table:table-cell office:value-type="float" office:value="0.388708" calcext:value-type="float">
            <text:p>0.388708</text:p>
          </table:table-cell>
          <table:table-cell office:value-type="float" office:value="1.59047" calcext:value-type="float">
            <text:p>1.59047</text:p>
          </table:table-cell>
          <table:table-cell office:value-type="float" office:value="0.911328" calcext:value-type="float">
            <text:p>0.911328</text:p>
          </table:table-cell>
          <table:table-cell office:value-type="float" office:value="0.305967" calcext:value-type="float">
            <text:p>0.305967</text:p>
          </table:table-cell>
          <table:table-cell office:value-type="float" office:value="0.493009" calcext:value-type="float">
            <text:p>0.493009</text:p>
          </table:table-cell>
          <table:table-cell office:value-type="float" office:value="0.465686" calcext:value-type="float">
            <text:p>0.465686</text:p>
          </table:table-cell>
          <table:table-cell office:value-type="float" office:value="0.93338" calcext:value-type="float">
            <text:p>0.93338</text:p>
          </table:table-cell>
          <table:table-cell office:value-type="float" office:value="0.400079" calcext:value-type="float">
            <text:p>0.400079</text:p>
          </table:table-cell>
          <table:table-cell office:value-type="float" office:value="0.488796" calcext:value-type="float">
            <text:p>0.488796</text:p>
          </table:table-cell>
          <table:table-cell office:value-type="float" office:value="1.01154" calcext:value-type="float">
            <text:p>1.01154</text:p>
          </table:table-cell>
          <table:table-cell office:value-type="float" office:value="2.39416" calcext:value-type="float">
            <text:p>2.39416</text:p>
          </table:table-cell>
          <table:table-cell table:number-columns-repeated="44"/>
          <table:table-cell table:formula="of:=MIN([.A114:.BL114])" office:value-type="float" office:value="0.305967" calcext:value-type="float">
            <text:p>0.305967</text:p>
          </table:table-cell>
          <table:table-cell table:formula="of:=MAX([.A114:.BL114])" office:value-type="float" office:value="2.39416" calcext:value-type="float">
            <text:p>2.39416</text:p>
          </table:table-cell>
          <table:table-cell table:number-columns-repeated="7"/>
        </table:table-row>
        <table:table-row table:style-name="ro2">
          <table:table-cell office:value-type="float" office:value="0.384573" calcext:value-type="float">
            <text:p>0.384573</text:p>
          </table:table-cell>
          <table:table-cell office:value-type="float" office:value="0.495106" calcext:value-type="float">
            <text:p>0.495106</text:p>
          </table:table-cell>
          <table:table-cell office:value-type="float" office:value="0.696989" calcext:value-type="float">
            <text:p>0.696989</text:p>
          </table:table-cell>
          <table:table-cell office:value-type="float" office:value="0.334547" calcext:value-type="float">
            <text:p>0.334547</text:p>
          </table:table-cell>
          <table:table-cell office:value-type="float" office:value="0.639393" calcext:value-type="float">
            <text:p>0.639393</text:p>
          </table:table-cell>
          <table:table-cell office:value-type="float" office:value="0.604872" calcext:value-type="float">
            <text:p>0.604872</text:p>
          </table:table-cell>
          <table:table-cell office:value-type="float" office:value="1.30612" calcext:value-type="float">
            <text:p>1.30612</text:p>
          </table:table-cell>
          <table:table-cell office:value-type="float" office:value="1.05314" calcext:value-type="float">
            <text:p>1.05314</text:p>
          </table:table-cell>
          <table:table-cell office:value-type="float" office:value="1.05535" calcext:value-type="float">
            <text:p>1.05535</text:p>
          </table:table-cell>
          <table:table-cell office:value-type="float" office:value="0.854301" calcext:value-type="float">
            <text:p>0.854301</text:p>
          </table:table-cell>
          <table:table-cell office:value-type="float" office:value="0.51997" calcext:value-type="float">
            <text:p>0.51997</text:p>
          </table:table-cell>
          <table:table-cell office:value-type="float" office:value="0.67746" calcext:value-type="float">
            <text:p>0.67746</text:p>
          </table:table-cell>
          <table:table-cell office:value-type="float" office:value="0.831831" calcext:value-type="float">
            <text:p>0.831831</text:p>
          </table:table-cell>
          <table:table-cell office:value-type="float" office:value="1.54269" calcext:value-type="float">
            <text:p>1.54269</text:p>
          </table:table-cell>
          <table:table-cell office:value-type="float" office:value="0.876266" calcext:value-type="float">
            <text:p>0.876266</text:p>
          </table:table-cell>
          <table:table-cell office:value-type="float" office:value="0.805782" calcext:value-type="float">
            <text:p>0.805782</text:p>
          </table:table-cell>
          <table:table-cell office:value-type="float" office:value="1.73114" calcext:value-type="float">
            <text:p>1.73114</text:p>
          </table:table-cell>
          <table:table-cell office:value-type="float" office:value="1.25113" calcext:value-type="float">
            <text:p>1.25113</text:p>
          </table:table-cell>
          <table:table-cell office:value-type="float" office:value="0.815293" calcext:value-type="float">
            <text:p>0.815293</text:p>
          </table:table-cell>
          <table:table-cell office:value-type="float" office:value="0.85419" calcext:value-type="float">
            <text:p>0.85419</text:p>
          </table:table-cell>
          <table:table-cell office:value-type="float" office:value="1.51148" calcext:value-type="float">
            <text:p>1.51148</text:p>
          </table:table-cell>
          <table:table-cell office:value-type="float" office:value="2.06686" calcext:value-type="float">
            <text:p>2.06686</text:p>
          </table:table-cell>
          <table:table-cell office:value-type="float" office:value="0.748317" calcext:value-type="float">
            <text:p>0.748317</text:p>
          </table:table-cell>
          <table:table-cell office:value-type="float" office:value="0.138642" calcext:value-type="float">
            <text:p>0.138642</text:p>
          </table:table-cell>
          <table:table-cell table:number-columns-repeated="44"/>
          <table:table-cell table:formula="of:=MIN([.A115:.BL115])" office:value-type="float" office:value="0.138642" calcext:value-type="float">
            <text:p>0.138642</text:p>
          </table:table-cell>
          <table:table-cell table:formula="of:=MAX([.A115:.BL115])" office:value-type="float" office:value="2.06686" calcext:value-type="float">
            <text:p>2.06686</text:p>
          </table:table-cell>
          <table:table-cell table:number-columns-repeated="7"/>
        </table:table-row>
        <table:table-row table:style-name="ro2">
          <table:table-cell office:value-type="float" office:value="0.210469" calcext:value-type="float">
            <text:p>0.210469</text:p>
          </table:table-cell>
          <table:table-cell office:value-type="float" office:value="0.215803" calcext:value-type="float">
            <text:p>0.215803</text:p>
          </table:table-cell>
          <table:table-cell office:value-type="float" office:value="0.178646" calcext:value-type="float">
            <text:p>0.178646</text:p>
          </table:table-cell>
          <table:table-cell office:value-type="float" office:value="0.510115" calcext:value-type="float">
            <text:p>0.510115</text:p>
          </table:table-cell>
          <table:table-cell office:value-type="float" office:value="0.218764" calcext:value-type="float">
            <text:p>0.218764</text:p>
          </table:table-cell>
          <table:table-cell office:value-type="float" office:value="0.97517" calcext:value-type="float">
            <text:p>0.97517</text:p>
          </table:table-cell>
          <table:table-cell office:value-type="float" office:value="0.814145" calcext:value-type="float">
            <text:p>0.814145</text:p>
          </table:table-cell>
          <table:table-cell office:value-type="float" office:value="0.685036" calcext:value-type="float">
            <text:p>0.685036</text:p>
          </table:table-cell>
          <table:table-cell office:value-type="float" office:value="0.614422" calcext:value-type="float">
            <text:p>0.614422</text:p>
          </table:table-cell>
          <table:table-cell office:value-type="float" office:value="0.575955" calcext:value-type="float">
            <text:p>0.575955</text:p>
          </table:table-cell>
          <table:table-cell office:value-type="float" office:value="0.71139" calcext:value-type="float">
            <text:p>0.71139</text:p>
          </table:table-cell>
          <table:table-cell office:value-type="float" office:value="0.492375" calcext:value-type="float">
            <text:p>0.492375</text:p>
          </table:table-cell>
          <table:table-cell office:value-type="float" office:value="0.890954" calcext:value-type="float">
            <text:p>0.890954</text:p>
          </table:table-cell>
          <table:table-cell office:value-type="float" office:value="0.55718" calcext:value-type="float">
            <text:p>0.55718</text:p>
          </table:table-cell>
          <table:table-cell office:value-type="float" office:value="0.656652" calcext:value-type="float">
            <text:p>0.656652</text:p>
          </table:table-cell>
          <table:table-cell office:value-type="float" office:value="1.99407" calcext:value-type="float">
            <text:p>1.99407</text:p>
          </table:table-cell>
          <table:table-cell office:value-type="float" office:value="1.29028" calcext:value-type="float">
            <text:p>1.29028</text:p>
          </table:table-cell>
          <table:table-cell office:value-type="float" office:value="1.45734" calcext:value-type="float">
            <text:p>1.45734</text:p>
          </table:table-cell>
          <table:table-cell office:value-type="float" office:value="0.444866" calcext:value-type="float">
            <text:p>0.444866</text:p>
          </table:table-cell>
          <table:table-cell office:value-type="float" office:value="1.14004" calcext:value-type="float">
            <text:p>1.14004</text:p>
          </table:table-cell>
          <table:table-cell office:value-type="float" office:value="1.18175" calcext:value-type="float">
            <text:p>1.18175</text:p>
          </table:table-cell>
          <table:table-cell office:value-type="float" office:value="1.21148" calcext:value-type="float">
            <text:p>1.21148</text:p>
          </table:table-cell>
          <table:table-cell office:value-type="float" office:value="0.82915" calcext:value-type="float">
            <text:p>0.82915</text:p>
          </table:table-cell>
          <table:table-cell office:value-type="float" office:value="1.16161" calcext:value-type="float">
            <text:p>1.16161</text:p>
          </table:table-cell>
          <table:table-cell table:number-columns-repeated="44"/>
          <table:table-cell table:formula="of:=MIN([.A116:.BL116])" office:value-type="float" office:value="0.178646" calcext:value-type="float">
            <text:p>0.178646</text:p>
          </table:table-cell>
          <table:table-cell table:formula="of:=MAX([.A116:.BL116])" office:value-type="float" office:value="1.99407" calcext:value-type="float">
            <text:p>1.99407</text:p>
          </table:table-cell>
          <table:table-cell table:number-columns-repeated="7"/>
        </table:table-row>
        <table:table-row table:style-name="ro2">
          <table:table-cell office:value-type="float" office:value="0.317278" calcext:value-type="float">
            <text:p>0.317278</text:p>
          </table:table-cell>
          <table:table-cell office:value-type="float" office:value="0.39115" calcext:value-type="float">
            <text:p>0.39115</text:p>
          </table:table-cell>
          <table:table-cell office:value-type="float" office:value="0.439636" calcext:value-type="float">
            <text:p>0.439636</text:p>
          </table:table-cell>
          <table:table-cell office:value-type="float" office:value="0.588702" calcext:value-type="float">
            <text:p>0.588702</text:p>
          </table:table-cell>
          <table:table-cell office:value-type="float" office:value="0.279686" calcext:value-type="float">
            <text:p>0.279686</text:p>
          </table:table-cell>
          <table:table-cell office:value-type="float" office:value="0.38262" calcext:value-type="float">
            <text:p>0.38262</text:p>
          </table:table-cell>
          <table:table-cell office:value-type="float" office:value="0.529749" calcext:value-type="float">
            <text:p>0.529749</text:p>
          </table:table-cell>
          <table:table-cell office:value-type="float" office:value="0.321447" calcext:value-type="float">
            <text:p>0.321447</text:p>
          </table:table-cell>
          <table:table-cell office:value-type="float" office:value="0.376359" calcext:value-type="float">
            <text:p>0.376359</text:p>
          </table:table-cell>
          <table:table-cell office:value-type="float" office:value="1.02221" calcext:value-type="float">
            <text:p>1.02221</text:p>
          </table:table-cell>
          <table:table-cell office:value-type="float" office:value="0.567862" calcext:value-type="float">
            <text:p>0.567862</text:p>
          </table:table-cell>
          <table:table-cell office:value-type="float" office:value="0.833714" calcext:value-type="float">
            <text:p>0.833714</text:p>
          </table:table-cell>
          <table:table-cell office:value-type="float" office:value="0.678624" calcext:value-type="float">
            <text:p>0.678624</text:p>
          </table:table-cell>
          <table:table-cell office:value-type="float" office:value="0.69738" calcext:value-type="float">
            <text:p>0.69738</text:p>
          </table:table-cell>
          <table:table-cell office:value-type="float" office:value="0.615303" calcext:value-type="float">
            <text:p>0.615303</text:p>
          </table:table-cell>
          <table:table-cell office:value-type="float" office:value="1.42807" calcext:value-type="float">
            <text:p>1.42807</text:p>
          </table:table-cell>
          <table:table-cell office:value-type="float" office:value="1.53267" calcext:value-type="float">
            <text:p>1.53267</text:p>
          </table:table-cell>
          <table:table-cell office:value-type="float" office:value="1.53338" calcext:value-type="float">
            <text:p>1.53338</text:p>
          </table:table-cell>
          <table:table-cell office:value-type="float" office:value="0.354515" calcext:value-type="float">
            <text:p>0.354515</text:p>
          </table:table-cell>
          <table:table-cell office:value-type="float" office:value="1.71212" calcext:value-type="float">
            <text:p>1.71212</text:p>
          </table:table-cell>
          <table:table-cell office:value-type="float" office:value="0.996848" calcext:value-type="float">
            <text:p>0.996848</text:p>
          </table:table-cell>
          <table:table-cell office:value-type="float" office:value="0.59528" calcext:value-type="float">
            <text:p>0.59528</text:p>
          </table:table-cell>
          <table:table-cell office:value-type="float" office:value="0.28281" calcext:value-type="float">
            <text:p>0.28281</text:p>
          </table:table-cell>
          <table:table-cell office:value-type="float" office:value="0.0794539" calcext:value-type="float">
            <text:p>0.0794539</text:p>
          </table:table-cell>
          <table:table-cell table:number-columns-repeated="44"/>
          <table:table-cell table:formula="of:=MIN([.A117:.BL117])" office:value-type="float" office:value="0.0794539" calcext:value-type="float">
            <text:p>0.0794539</text:p>
          </table:table-cell>
          <table:table-cell table:formula="of:=MAX([.A117:.BL117])" office:value-type="float" office:value="1.71212" calcext:value-type="float">
            <text:p>1.71212</text:p>
          </table:table-cell>
          <table:table-cell table:number-columns-repeated="7"/>
        </table:table-row>
        <table:table-row table:style-name="ro2">
          <table:table-cell office:value-type="float" office:value="0.3902" calcext:value-type="float">
            <text:p>0.3902</text:p>
          </table:table-cell>
          <table:table-cell office:value-type="float" office:value="0.499922" calcext:value-type="float">
            <text:p>0.499922</text:p>
          </table:table-cell>
          <table:table-cell office:value-type="float" office:value="0.598164" calcext:value-type="float">
            <text:p>0.598164</text:p>
          </table:table-cell>
          <table:table-cell office:value-type="float" office:value="0.450737" calcext:value-type="float">
            <text:p>0.450737</text:p>
          </table:table-cell>
          <table:table-cell office:value-type="float" office:value="0.444731" calcext:value-type="float">
            <text:p>0.444731</text:p>
          </table:table-cell>
          <table:table-cell office:value-type="float" office:value="0.947158" calcext:value-type="float">
            <text:p>0.947158</text:p>
          </table:table-cell>
          <table:table-cell office:value-type="float" office:value="0.562325" calcext:value-type="float">
            <text:p>0.562325</text:p>
          </table:table-cell>
          <table:table-cell office:value-type="float" office:value="0.846419" calcext:value-type="float">
            <text:p>0.846419</text:p>
          </table:table-cell>
          <table:table-cell office:value-type="float" office:value="0.724327" calcext:value-type="float">
            <text:p>0.724327</text:p>
          </table:table-cell>
          <table:table-cell office:value-type="float" office:value="0.562561" calcext:value-type="float">
            <text:p>0.562561</text:p>
          </table:table-cell>
          <table:table-cell office:value-type="float" office:value="0.37148" calcext:value-type="float">
            <text:p>0.37148</text:p>
          </table:table-cell>
          <table:table-cell office:value-type="float" office:value="0.481648" calcext:value-type="float">
            <text:p>0.481648</text:p>
          </table:table-cell>
          <table:table-cell office:value-type="float" office:value="0.335422" calcext:value-type="float">
            <text:p>0.335422</text:p>
          </table:table-cell>
          <table:table-cell office:value-type="float" office:value="0.600206" calcext:value-type="float">
            <text:p>0.600206</text:p>
          </table:table-cell>
          <table:table-cell office:value-type="float" office:value="0.510659" calcext:value-type="float">
            <text:p>0.510659</text:p>
          </table:table-cell>
          <table:table-cell office:value-type="float" office:value="0.529201" calcext:value-type="float">
            <text:p>0.529201</text:p>
          </table:table-cell>
          <table:table-cell office:value-type="float" office:value="1.27942" calcext:value-type="float">
            <text:p>1.27942</text:p>
          </table:table-cell>
          <table:table-cell office:value-type="float" office:value="1.21856" calcext:value-type="float">
            <text:p>1.21856</text:p>
          </table:table-cell>
          <table:table-cell office:value-type="float" office:value="0.782716" calcext:value-type="float">
            <text:p>0.782716</text:p>
          </table:table-cell>
          <table:table-cell office:value-type="float" office:value="0.181929" calcext:value-type="float">
            <text:p>0.181929</text:p>
          </table:table-cell>
          <table:table-cell office:value-type="float" office:value="1.03316" calcext:value-type="float">
            <text:p>1.03316</text:p>
          </table:table-cell>
          <table:table-cell office:value-type="float" office:value="0.646708" calcext:value-type="float">
            <text:p>0.646708</text:p>
          </table:table-cell>
          <table:table-cell office:value-type="float" office:value="0.37552" calcext:value-type="float">
            <text:p>0.37552</text:p>
          </table:table-cell>
          <table:table-cell office:value-type="float" office:value="1.27448" calcext:value-type="float">
            <text:p>1.27448</text:p>
          </table:table-cell>
          <table:table-cell table:number-columns-repeated="44"/>
          <table:table-cell table:formula="of:=MIN([.A118:.BL118])" office:value-type="float" office:value="0.181929" calcext:value-type="float">
            <text:p>0.181929</text:p>
          </table:table-cell>
          <table:table-cell table:formula="of:=MAX([.A118:.BL118])" office:value-type="float" office:value="1.27942" calcext:value-type="float">
            <text:p>1.27942</text:p>
          </table:table-cell>
          <table:table-cell table:number-columns-repeated="7"/>
        </table:table-row>
        <table:table-row table:style-name="ro2">
          <table:table-cell office:value-type="float" office:value="0.310283" calcext:value-type="float">
            <text:p>0.310283</text:p>
          </table:table-cell>
          <table:table-cell office:value-type="float" office:value="0.288386" calcext:value-type="float">
            <text:p>0.288386</text:p>
          </table:table-cell>
          <table:table-cell office:value-type="float" office:value="0.303936" calcext:value-type="float">
            <text:p>0.303936</text:p>
          </table:table-cell>
          <table:table-cell office:value-type="float" office:value="0.68701" calcext:value-type="float">
            <text:p>0.68701</text:p>
          </table:table-cell>
          <table:table-cell office:value-type="float" office:value="0.489859" calcext:value-type="float">
            <text:p>0.489859</text:p>
          </table:table-cell>
          <table:table-cell office:value-type="float" office:value="0.397859" calcext:value-type="float">
            <text:p>0.397859</text:p>
          </table:table-cell>
          <table:table-cell office:value-type="float" office:value="0.738932" calcext:value-type="float">
            <text:p>0.738932</text:p>
          </table:table-cell>
          <table:table-cell office:value-type="float" office:value="0.734327" calcext:value-type="float">
            <text:p>0.734327</text:p>
          </table:table-cell>
          <table:table-cell office:value-type="float" office:value="1.54877" calcext:value-type="float">
            <text:p>1.54877</text:p>
          </table:table-cell>
          <table:table-cell office:value-type="float" office:value="0.898455" calcext:value-type="float">
            <text:p>0.898455</text:p>
          </table:table-cell>
          <table:table-cell office:value-type="float" office:value="0.573723" calcext:value-type="float">
            <text:p>0.573723</text:p>
          </table:table-cell>
          <table:table-cell office:value-type="float" office:value="0.621962" calcext:value-type="float">
            <text:p>0.621962</text:p>
          </table:table-cell>
          <table:table-cell office:value-type="float" office:value="0.623351" calcext:value-type="float">
            <text:p>0.623351</text:p>
          </table:table-cell>
          <table:table-cell office:value-type="float" office:value="0.451981" calcext:value-type="float">
            <text:p>0.451981</text:p>
          </table:table-cell>
          <table:table-cell office:value-type="float" office:value="1.87938" calcext:value-type="float">
            <text:p>1.87938</text:p>
          </table:table-cell>
          <table:table-cell office:value-type="float" office:value="1.57431" calcext:value-type="float">
            <text:p>1.57431</text:p>
          </table:table-cell>
          <table:table-cell office:value-type="float" office:value="1.27811" calcext:value-type="float">
            <text:p>1.27811</text:p>
          </table:table-cell>
          <table:table-cell office:value-type="float" office:value="0.433419" calcext:value-type="float">
            <text:p>0.433419</text:p>
          </table:table-cell>
          <table:table-cell office:value-type="float" office:value="0.519292" calcext:value-type="float">
            <text:p>0.519292</text:p>
          </table:table-cell>
          <table:table-cell office:value-type="float" office:value="0.648583" calcext:value-type="float">
            <text:p>0.648583</text:p>
          </table:table-cell>
          <table:table-cell office:value-type="float" office:value="1.52257" calcext:value-type="float">
            <text:p>1.52257</text:p>
          </table:table-cell>
          <table:table-cell office:value-type="float" office:value="0.49575" calcext:value-type="float">
            <text:p>0.49575</text:p>
          </table:table-cell>
          <table:table-cell office:value-type="float" office:value="1.34512" calcext:value-type="float">
            <text:p>1.34512</text:p>
          </table:table-cell>
          <table:table-cell office:value-type="float" office:value="0.14541" calcext:value-type="float">
            <text:p>0.14541</text:p>
          </table:table-cell>
          <table:table-cell table:number-columns-repeated="44"/>
          <table:table-cell table:formula="of:=MIN([.A119:.BL119])" office:value-type="float" office:value="0.14541" calcext:value-type="float">
            <text:p>0.14541</text:p>
          </table:table-cell>
          <table:table-cell table:formula="of:=MAX([.A119:.BL119])" office:value-type="float" office:value="1.87938" calcext:value-type="float">
            <text:p>1.87938</text:p>
          </table:table-cell>
          <table:table-cell table:number-columns-repeated="7"/>
        </table:table-row>
        <table:table-row table:style-name="ro2">
          <table:table-cell office:value-type="float" office:value="0.388996" calcext:value-type="float">
            <text:p>0.388996</text:p>
          </table:table-cell>
          <table:table-cell office:value-type="float" office:value="0.379549" calcext:value-type="float">
            <text:p>0.379549</text:p>
          </table:table-cell>
          <table:table-cell office:value-type="float" office:value="0.386623" calcext:value-type="float">
            <text:p>0.386623</text:p>
          </table:table-cell>
          <table:table-cell office:value-type="float" office:value="0.392903" calcext:value-type="float">
            <text:p>0.392903</text:p>
          </table:table-cell>
          <table:table-cell office:value-type="float" office:value="0.397458" calcext:value-type="float">
            <text:p>0.397458</text:p>
          </table:table-cell>
          <table:table-cell office:value-type="float" office:value="1.9507" calcext:value-type="float">
            <text:p>1.9507</text:p>
          </table:table-cell>
          <table:table-cell office:value-type="float" office:value="1.94463" calcext:value-type="float">
            <text:p>1.94463</text:p>
          </table:table-cell>
          <table:table-cell office:value-type="float" office:value="1.56881" calcext:value-type="float">
            <text:p>1.56881</text:p>
          </table:table-cell>
          <table:table-cell office:value-type="float" office:value="1.19385" calcext:value-type="float">
            <text:p>1.19385</text:p>
          </table:table-cell>
          <table:table-cell office:value-type="float" office:value="1.19419" calcext:value-type="float">
            <text:p>1.19419</text:p>
          </table:table-cell>
          <table:table-cell office:value-type="float" office:value="0.810421" calcext:value-type="float">
            <text:p>0.810421</text:p>
          </table:table-cell>
          <table:table-cell office:value-type="float" office:value="1.58543" calcext:value-type="float">
            <text:p>1.58543</text:p>
          </table:table-cell>
          <table:table-cell office:value-type="float" office:value="0.514597" calcext:value-type="float">
            <text:p>0.514597</text:p>
          </table:table-cell>
          <table:table-cell office:value-type="float" office:value="0.907928" calcext:value-type="float">
            <text:p>0.907928</text:p>
          </table:table-cell>
          <table:table-cell office:value-type="float" office:value="0.535384" calcext:value-type="float">
            <text:p>0.535384</text:p>
          </table:table-cell>
          <table:table-cell office:value-type="float" office:value="0.372744" calcext:value-type="float">
            <text:p>0.372744</text:p>
          </table:table-cell>
          <table:table-cell office:value-type="float" office:value="2.32445" calcext:value-type="float">
            <text:p>2.32445</text:p>
          </table:table-cell>
          <table:table-cell office:value-type="float" office:value="0.776432" calcext:value-type="float">
            <text:p>0.776432</text:p>
          </table:table-cell>
          <table:table-cell office:value-type="float" office:value="1.17278" calcext:value-type="float">
            <text:p>1.17278</text:p>
          </table:table-cell>
          <table:table-cell office:value-type="float" office:value="1.94058" calcext:value-type="float">
            <text:p>1.94058</text:p>
          </table:table-cell>
          <table:table-cell office:value-type="float" office:value="1.56196" calcext:value-type="float">
            <text:p>1.56196</text:p>
          </table:table-cell>
          <table:table-cell office:value-type="float" office:value="0.454286" calcext:value-type="float">
            <text:p>0.454286</text:p>
          </table:table-cell>
          <table:table-cell office:value-type="float" office:value="0.511493" calcext:value-type="float">
            <text:p>0.511493</text:p>
          </table:table-cell>
          <table:table-cell office:value-type="float" office:value="0.411018" calcext:value-type="float">
            <text:p>0.411018</text:p>
          </table:table-cell>
          <table:table-cell table:number-columns-repeated="44"/>
          <table:table-cell table:formula="of:=MIN([.A120:.BL120])" office:value-type="float" office:value="0.372744" calcext:value-type="float">
            <text:p>0.372744</text:p>
          </table:table-cell>
          <table:table-cell table:formula="of:=MAX([.A120:.BL120])" office:value-type="float" office:value="2.32445" calcext:value-type="float">
            <text:p>2.32445</text:p>
          </table:table-cell>
          <table:table-cell table:number-columns-repeated="7"/>
        </table:table-row>
        <table:table-row table:style-name="ro2">
          <table:table-cell office:value-type="float" office:value="0.304532" calcext:value-type="float">
            <text:p>0.304532</text:p>
          </table:table-cell>
          <table:table-cell office:value-type="float" office:value="0.466457" calcext:value-type="float">
            <text:p>0.466457</text:p>
          </table:table-cell>
          <table:table-cell office:value-type="float" office:value="0.329751" calcext:value-type="float">
            <text:p>0.329751</text:p>
          </table:table-cell>
          <table:table-cell office:value-type="float" office:value="0.391344" calcext:value-type="float">
            <text:p>0.391344</text:p>
          </table:table-cell>
          <table:table-cell office:value-type="float" office:value="0.709175" calcext:value-type="float">
            <text:p>0.709175</text:p>
          </table:table-cell>
          <table:table-cell office:value-type="float" office:value="0.550355" calcext:value-type="float">
            <text:p>0.550355</text:p>
          </table:table-cell>
          <table:table-cell office:value-type="float" office:value="0.432746" calcext:value-type="float">
            <text:p>0.432746</text:p>
          </table:table-cell>
          <table:table-cell office:value-type="float" office:value="1.13345" calcext:value-type="float">
            <text:p>1.13345</text:p>
          </table:table-cell>
          <table:table-cell office:value-type="float" office:value="0.58212" calcext:value-type="float">
            <text:p>0.58212</text:p>
          </table:table-cell>
          <table:table-cell office:value-type="float" office:value="0.610707" calcext:value-type="float">
            <text:p>0.610707</text:p>
          </table:table-cell>
          <table:table-cell office:value-type="float" office:value="1.06861" calcext:value-type="float">
            <text:p>1.06861</text:p>
          </table:table-cell>
          <table:table-cell office:value-type="float" office:value="0.326674" calcext:value-type="float">
            <text:p>0.326674</text:p>
          </table:table-cell>
          <table:table-cell office:value-type="float" office:value="0.431705" calcext:value-type="float">
            <text:p>0.431705</text:p>
          </table:table-cell>
          <table:table-cell office:value-type="float" office:value="0.506939" calcext:value-type="float">
            <text:p>0.506939</text:p>
          </table:table-cell>
          <table:table-cell office:value-type="float" office:value="1.02294" calcext:value-type="float">
            <text:p>1.02294</text:p>
          </table:table-cell>
          <table:table-cell office:value-type="float" office:value="1.04063" calcext:value-type="float">
            <text:p>1.04063</text:p>
          </table:table-cell>
          <table:table-cell office:value-type="float" office:value="1.35439" calcext:value-type="float">
            <text:p>1.35439</text:p>
          </table:table-cell>
          <table:table-cell office:value-type="float" office:value="0.42075" calcext:value-type="float">
            <text:p>0.42075</text:p>
          </table:table-cell>
          <table:table-cell office:value-type="float" office:value="0.287941" calcext:value-type="float">
            <text:p>0.287941</text:p>
          </table:table-cell>
          <table:table-cell office:value-type="float" office:value="1.43152" calcext:value-type="float">
            <text:p>1.43152</text:p>
          </table:table-cell>
          <table:table-cell office:value-type="float" office:value="0.401704" calcext:value-type="float">
            <text:p>0.401704</text:p>
          </table:table-cell>
          <table:table-cell office:value-type="float" office:value="0.218955" calcext:value-type="float">
            <text:p>0.218955</text:p>
          </table:table-cell>
          <table:table-cell office:value-type="float" office:value="0.695209" calcext:value-type="float">
            <text:p>0.695209</text:p>
          </table:table-cell>
          <table:table-cell office:value-type="float" office:value="1.22835" calcext:value-type="float">
            <text:p>1.22835</text:p>
          </table:table-cell>
          <table:table-cell table:number-columns-repeated="44"/>
          <table:table-cell table:formula="of:=MIN([.A121:.BL121])" office:value-type="float" office:value="0.218955" calcext:value-type="float">
            <text:p>0.218955</text:p>
          </table:table-cell>
          <table:table-cell table:formula="of:=MAX([.A121:.BL121])" office:value-type="float" office:value="1.43152" calcext:value-type="float">
            <text:p>1.43152</text:p>
          </table:table-cell>
          <table:table-cell table:number-columns-repeated="7"/>
        </table:table-row>
        <table:table-row table:style-name="ro2">
          <table:table-cell office:value-type="float" office:value="0.330807" calcext:value-type="float">
            <text:p>0.330807</text:p>
          </table:table-cell>
          <table:table-cell office:value-type="float" office:value="0.341403" calcext:value-type="float">
            <text:p>0.341403</text:p>
          </table:table-cell>
          <table:table-cell office:value-type="float" office:value="0.403732" calcext:value-type="float">
            <text:p>0.403732</text:p>
          </table:table-cell>
          <table:table-cell office:value-type="float" office:value="0.555239" calcext:value-type="float">
            <text:p>0.555239</text:p>
          </table:table-cell>
          <table:table-cell office:value-type="float" office:value="0.232174" calcext:value-type="float">
            <text:p>0.232174</text:p>
          </table:table-cell>
          <table:table-cell office:value-type="float" office:value="0.337344" calcext:value-type="float">
            <text:p>0.337344</text:p>
          </table:table-cell>
          <table:table-cell office:value-type="float" office:value="0.748455" calcext:value-type="float">
            <text:p>0.748455</text:p>
          </table:table-cell>
          <table:table-cell office:value-type="float" office:value="0.321421" calcext:value-type="float">
            <text:p>0.321421</text:p>
          </table:table-cell>
          <table:table-cell office:value-type="float" office:value="0.899429" calcext:value-type="float">
            <text:p>0.899429</text:p>
          </table:table-cell>
          <table:table-cell office:value-type="float" office:value="0.763862" calcext:value-type="float">
            <text:p>0.763862</text:p>
          </table:table-cell>
          <table:table-cell office:value-type="float" office:value="0.673584" calcext:value-type="float">
            <text:p>0.673584</text:p>
          </table:table-cell>
          <table:table-cell office:value-type="float" office:value="0.59898" calcext:value-type="float">
            <text:p>0.59898</text:p>
          </table:table-cell>
          <table:table-cell office:value-type="float" office:value="0.358565" calcext:value-type="float">
            <text:p>0.358565</text:p>
          </table:table-cell>
          <table:table-cell office:value-type="float" office:value="0.416736" calcext:value-type="float">
            <text:p>0.416736</text:p>
          </table:table-cell>
          <table:table-cell office:value-type="float" office:value="0.658378" calcext:value-type="float">
            <text:p>0.658378</text:p>
          </table:table-cell>
          <table:table-cell office:value-type="float" office:value="1.36871" calcext:value-type="float">
            <text:p>1.36871</text:p>
          </table:table-cell>
          <table:table-cell office:value-type="float" office:value="1.12522" calcext:value-type="float">
            <text:p>1.12522</text:p>
          </table:table-cell>
          <table:table-cell office:value-type="float" office:value="1.58067" calcext:value-type="float">
            <text:p>1.58067</text:p>
          </table:table-cell>
          <table:table-cell office:value-type="float" office:value="0.517622" calcext:value-type="float">
            <text:p>0.517622</text:p>
          </table:table-cell>
          <table:table-cell office:value-type="float" office:value="0.448885" calcext:value-type="float">
            <text:p>0.448885</text:p>
          </table:table-cell>
          <table:table-cell office:value-type="float" office:value="0.495981" calcext:value-type="float">
            <text:p>0.495981</text:p>
          </table:table-cell>
          <table:table-cell office:value-type="float" office:value="1.95734" calcext:value-type="float">
            <text:p>1.95734</text:p>
          </table:table-cell>
          <table:table-cell office:value-type="float" office:value="0.373784" calcext:value-type="float">
            <text:p>0.373784</text:p>
          </table:table-cell>
          <table:table-cell office:value-type="float" office:value="0.2381" calcext:value-type="float">
            <text:p>0.2381</text:p>
          </table:table-cell>
          <table:table-cell table:number-columns-repeated="44"/>
          <table:table-cell table:formula="of:=MIN([.A122:.BL122])" office:value-type="float" office:value="0.232174" calcext:value-type="float">
            <text:p>0.232174</text:p>
          </table:table-cell>
          <table:table-cell table:formula="of:=MAX([.A122:.BL122])" office:value-type="float" office:value="1.95734" calcext:value-type="float">
            <text:p>1.95734</text:p>
          </table:table-cell>
          <table:table-cell table:number-columns-repeated="7"/>
        </table:table-row>
        <table:table-row table:style-name="ro2">
          <table:table-cell office:value-type="float" office:value="0.281611" calcext:value-type="float">
            <text:p>0.281611</text:p>
          </table:table-cell>
          <table:table-cell office:value-type="float" office:value="0.424119" calcext:value-type="float">
            <text:p>0.424119</text:p>
          </table:table-cell>
          <table:table-cell office:value-type="float" office:value="0.616417" calcext:value-type="float">
            <text:p>0.616417</text:p>
          </table:table-cell>
          <table:table-cell office:value-type="float" office:value="0.63472" calcext:value-type="float">
            <text:p>0.63472</text:p>
          </table:table-cell>
          <table:table-cell office:value-type="float" office:value="0.319453" calcext:value-type="float">
            <text:p>0.319453</text:p>
          </table:table-cell>
          <table:table-cell office:value-type="float" office:value="0.413144" calcext:value-type="float">
            <text:p>0.413144</text:p>
          </table:table-cell>
          <table:table-cell office:value-type="float" office:value="0.646693" calcext:value-type="float">
            <text:p>0.646693</text:p>
          </table:table-cell>
          <table:table-cell office:value-type="float" office:value="0.550864" calcext:value-type="float">
            <text:p>0.550864</text:p>
          </table:table-cell>
          <table:table-cell office:value-type="float" office:value="0.51473" calcext:value-type="float">
            <text:p>0.51473</text:p>
          </table:table-cell>
          <table:table-cell office:value-type="float" office:value="0.497247" calcext:value-type="float">
            <text:p>0.497247</text:p>
          </table:table-cell>
          <table:table-cell office:value-type="float" office:value="0.968976" calcext:value-type="float">
            <text:p>0.968976</text:p>
          </table:table-cell>
          <table:table-cell office:value-type="float" office:value="0.843623" calcext:value-type="float">
            <text:p>0.843623</text:p>
          </table:table-cell>
          <table:table-cell office:value-type="float" office:value="0.469708" calcext:value-type="float">
            <text:p>0.469708</text:p>
          </table:table-cell>
          <table:table-cell office:value-type="float" office:value="1.10445" calcext:value-type="float">
            <text:p>1.10445</text:p>
          </table:table-cell>
          <table:table-cell office:value-type="float" office:value="0.691155" calcext:value-type="float">
            <text:p>0.691155</text:p>
          </table:table-cell>
          <table:table-cell office:value-type="float" office:value="0.495679" calcext:value-type="float">
            <text:p>0.495679</text:p>
          </table:table-cell>
          <table:table-cell office:value-type="float" office:value="0.303203" calcext:value-type="float">
            <text:p>0.303203</text:p>
          </table:table-cell>
          <table:table-cell office:value-type="float" office:value="1.08903" calcext:value-type="float">
            <text:p>1.08903</text:p>
          </table:table-cell>
          <table:table-cell office:value-type="float" office:value="0.526123" calcext:value-type="float">
            <text:p>0.526123</text:p>
          </table:table-cell>
          <table:table-cell office:value-type="float" office:value="0.430876" calcext:value-type="float">
            <text:p>0.430876</text:p>
          </table:table-cell>
          <table:table-cell office:value-type="float" office:value="0.237116" calcext:value-type="float">
            <text:p>0.237116</text:p>
          </table:table-cell>
          <table:table-cell office:value-type="float" office:value="0.687829" calcext:value-type="float">
            <text:p>0.687829</text:p>
          </table:table-cell>
          <table:table-cell office:value-type="float" office:value="0.328159" calcext:value-type="float">
            <text:p>0.328159</text:p>
          </table:table-cell>
          <table:table-cell office:value-type="float" office:value="0.727526" calcext:value-type="float">
            <text:p>0.727526</text:p>
          </table:table-cell>
          <table:table-cell table:number-columns-repeated="44"/>
          <table:table-cell table:formula="of:=MIN([.A123:.BL123])" office:value-type="float" office:value="0.237116" calcext:value-type="float">
            <text:p>0.237116</text:p>
          </table:table-cell>
          <table:table-cell table:formula="of:=MAX([.A123:.BL123])" office:value-type="float" office:value="1.10445" calcext:value-type="float">
            <text:p>1.10445</text:p>
          </table:table-cell>
          <table:table-cell table:number-columns-repeated="7"/>
        </table:table-row>
        <table:table-row table:style-name="ro2">
          <table:table-cell office:value-type="float" office:value="0.277829" calcext:value-type="float">
            <text:p>0.277829</text:p>
          </table:table-cell>
          <table:table-cell office:value-type="float" office:value="0.375581" calcext:value-type="float">
            <text:p>0.375581</text:p>
          </table:table-cell>
          <table:table-cell office:value-type="float" office:value="0.427964" calcext:value-type="float">
            <text:p>0.427964</text:p>
          </table:table-cell>
          <table:table-cell office:value-type="float" office:value="0.590491" calcext:value-type="float">
            <text:p>0.590491</text:p>
          </table:table-cell>
          <table:table-cell office:value-type="float" office:value="0.300336" calcext:value-type="float">
            <text:p>0.300336</text:p>
          </table:table-cell>
          <table:table-cell office:value-type="float" office:value="0.447299" calcext:value-type="float">
            <text:p>0.447299</text:p>
          </table:table-cell>
          <table:table-cell office:value-type="float" office:value="0.268397" calcext:value-type="float">
            <text:p>0.268397</text:p>
          </table:table-cell>
          <table:table-cell office:value-type="float" office:value="0.384389" calcext:value-type="float">
            <text:p>0.384389</text:p>
          </table:table-cell>
          <table:table-cell office:value-type="float" office:value="1.11625" calcext:value-type="float">
            <text:p>1.11625</text:p>
          </table:table-cell>
          <table:table-cell office:value-type="float" office:value="0.791991" calcext:value-type="float">
            <text:p>0.791991</text:p>
          </table:table-cell>
          <table:table-cell office:value-type="float" office:value="0.515124" calcext:value-type="float">
            <text:p>0.515124</text:p>
          </table:table-cell>
          <table:table-cell office:value-type="float" office:value="0.448516" calcext:value-type="float">
            <text:p>0.448516</text:p>
          </table:table-cell>
          <table:table-cell office:value-type="float" office:value="0.454014" calcext:value-type="float">
            <text:p>0.454014</text:p>
          </table:table-cell>
          <table:table-cell office:value-type="float" office:value="1.64999" calcext:value-type="float">
            <text:p>1.64999</text:p>
          </table:table-cell>
          <table:table-cell office:value-type="float" office:value="1.50155" calcext:value-type="float">
            <text:p>1.50155</text:p>
          </table:table-cell>
          <table:table-cell office:value-type="float" office:value="1.24291" calcext:value-type="float">
            <text:p>1.24291</text:p>
          </table:table-cell>
          <table:table-cell office:value-type="float" office:value="0.737444" calcext:value-type="float">
            <text:p>0.737444</text:p>
          </table:table-cell>
          <table:table-cell office:value-type="float" office:value="0.915339" calcext:value-type="float">
            <text:p>0.915339</text:p>
          </table:table-cell>
          <table:table-cell office:value-type="float" office:value="0.566971" calcext:value-type="float">
            <text:p>0.566971</text:p>
          </table:table-cell>
          <table:table-cell office:value-type="float" office:value="0.443926" calcext:value-type="float">
            <text:p>0.443926</text:p>
          </table:table-cell>
          <table:table-cell office:value-type="float" office:value="1.69993" calcext:value-type="float">
            <text:p>1.69993</text:p>
          </table:table-cell>
          <table:table-cell office:value-type="float" office:value="1.83774" calcext:value-type="float">
            <text:p>1.83774</text:p>
          </table:table-cell>
          <table:table-cell office:value-type="float" office:value="1.63053" calcext:value-type="float">
            <text:p>1.63053</text:p>
          </table:table-cell>
          <table:table-cell office:value-type="float" office:value="0.293634" calcext:value-type="float">
            <text:p>0.293634</text:p>
          </table:table-cell>
          <table:table-cell table:number-columns-repeated="44"/>
          <table:table-cell table:formula="of:=MIN([.A124:.BL124])" office:value-type="float" office:value="0.268397" calcext:value-type="float">
            <text:p>0.268397</text:p>
          </table:table-cell>
          <table:table-cell table:formula="of:=MAX([.A124:.BL124])" office:value-type="float" office:value="1.83774" calcext:value-type="float">
            <text:p>1.83774</text:p>
          </table:table-cell>
          <table:table-cell table:number-columns-repeated="7"/>
        </table:table-row>
        <table:table-row table:style-name="ro2">
          <table:table-cell office:value-type="float" office:value="0.379981" calcext:value-type="float">
            <text:p>0.379981</text:p>
          </table:table-cell>
          <table:table-cell office:value-type="float" office:value="0.484079" calcext:value-type="float">
            <text:p>0.484079</text:p>
          </table:table-cell>
          <table:table-cell office:value-type="float" office:value="0.637098" calcext:value-type="float">
            <text:p>0.637098</text:p>
          </table:table-cell>
          <table:table-cell office:value-type="float" office:value="0.327141" calcext:value-type="float">
            <text:p>0.327141</text:p>
          </table:table-cell>
          <table:table-cell office:value-type="float" office:value="0.530873" calcext:value-type="float">
            <text:p>0.530873</text:p>
          </table:table-cell>
          <table:table-cell office:value-type="float" office:value="1.18236" calcext:value-type="float">
            <text:p>1.18236</text:p>
          </table:table-cell>
          <table:table-cell office:value-type="float" office:value="0.956158" calcext:value-type="float">
            <text:p>0.956158</text:p>
          </table:table-cell>
          <table:table-cell office:value-type="float" office:value="0.460524" calcext:value-type="float">
            <text:p>0.460524</text:p>
          </table:table-cell>
          <table:table-cell office:value-type="float" office:value="0.835729" calcext:value-type="float">
            <text:p>0.835729</text:p>
          </table:table-cell>
          <table:table-cell office:value-type="float" office:value="0.596651" calcext:value-type="float">
            <text:p>0.596651</text:p>
          </table:table-cell>
          <table:table-cell office:value-type="float" office:value="0.492253" calcext:value-type="float">
            <text:p>0.492253</text:p>
          </table:table-cell>
          <table:table-cell office:value-type="float" office:value="1.25912" calcext:value-type="float">
            <text:p>1.25912</text:p>
          </table:table-cell>
          <table:table-cell office:value-type="float" office:value="0.889065" calcext:value-type="float">
            <text:p>0.889065</text:p>
          </table:table-cell>
          <table:table-cell office:value-type="float" office:value="0.706779" calcext:value-type="float">
            <text:p>0.706779</text:p>
          </table:table-cell>
          <table:table-cell office:value-type="float" office:value="1.44083" calcext:value-type="float">
            <text:p>1.44083</text:p>
          </table:table-cell>
          <table:table-cell office:value-type="float" office:value="1.60412" calcext:value-type="float">
            <text:p>1.60412</text:p>
          </table:table-cell>
          <table:table-cell office:value-type="float" office:value="1.55921" calcext:value-type="float">
            <text:p>1.55921</text:p>
          </table:table-cell>
          <table:table-cell office:value-type="float" office:value="1.40815" calcext:value-type="float">
            <text:p>1.40815</text:p>
          </table:table-cell>
          <table:table-cell office:value-type="float" office:value="1.12705" calcext:value-type="float">
            <text:p>1.12705</text:p>
          </table:table-cell>
          <table:table-cell office:value-type="float" office:value="0.927132" calcext:value-type="float">
            <text:p>0.927132</text:p>
          </table:table-cell>
          <table:table-cell office:value-type="float" office:value="0.689371" calcext:value-type="float">
            <text:p>0.689371</text:p>
          </table:table-cell>
          <table:table-cell office:value-type="float" office:value="0.597914" calcext:value-type="float">
            <text:p>0.597914</text:p>
          </table:table-cell>
          <table:table-cell office:value-type="float" office:value="0.576646" calcext:value-type="float">
            <text:p>0.576646</text:p>
          </table:table-cell>
          <table:table-cell office:value-type="float" office:value="0.14642" calcext:value-type="float">
            <text:p>0.14642</text:p>
          </table:table-cell>
          <table:table-cell table:number-columns-repeated="44"/>
          <table:table-cell table:formula="of:=MIN([.A125:.BL125])" office:value-type="float" office:value="0.14642" calcext:value-type="float">
            <text:p>0.14642</text:p>
          </table:table-cell>
          <table:table-cell table:formula="of:=MAX([.A125:.BL125])" office:value-type="float" office:value="1.60412" calcext:value-type="float">
            <text:p>1.60412</text:p>
          </table:table-cell>
          <table:table-cell table:number-columns-repeated="7"/>
        </table:table-row>
        <table:table-row table:style-name="ro2">
          <table:table-cell office:value-type="float" office:value="0.277546" calcext:value-type="float">
            <text:p>0.277546</text:p>
          </table:table-cell>
          <table:table-cell office:value-type="float" office:value="0.375555" calcext:value-type="float">
            <text:p>0.375555</text:p>
          </table:table-cell>
          <table:table-cell office:value-type="float" office:value="0.403117" calcext:value-type="float">
            <text:p>0.403117</text:p>
          </table:table-cell>
          <table:table-cell office:value-type="float" office:value="0.531251" calcext:value-type="float">
            <text:p>0.531251</text:p>
          </table:table-cell>
          <table:table-cell office:value-type="float" office:value="0.195389" calcext:value-type="float">
            <text:p>0.195389</text:p>
          </table:table-cell>
          <table:table-cell office:value-type="float" office:value="0.259721" calcext:value-type="float">
            <text:p>0.259721</text:p>
          </table:table-cell>
          <table:table-cell office:value-type="float" office:value="0.164069" calcext:value-type="float">
            <text:p>0.164069</text:p>
          </table:table-cell>
          <table:table-cell office:value-type="float" office:value="0.252635" calcext:value-type="float">
            <text:p>0.252635</text:p>
          </table:table-cell>
          <table:table-cell office:value-type="float" office:value="0.744034" calcext:value-type="float">
            <text:p>0.744034</text:p>
          </table:table-cell>
          <table:table-cell office:value-type="float" office:value="0.957953" calcext:value-type="float">
            <text:p>0.957953</text:p>
          </table:table-cell>
          <table:table-cell office:value-type="float" office:value="0.335765" calcext:value-type="float">
            <text:p>0.335765</text:p>
          </table:table-cell>
          <table:table-cell office:value-type="float" office:value="0.719721" calcext:value-type="float">
            <text:p>0.719721</text:p>
          </table:table-cell>
          <table:table-cell office:value-type="float" office:value="0.551387" calcext:value-type="float">
            <text:p>0.551387</text:p>
          </table:table-cell>
          <table:table-cell office:value-type="float" office:value="0.463734" calcext:value-type="float">
            <text:p>0.463734</text:p>
          </table:table-cell>
          <table:table-cell office:value-type="float" office:value="1.14715" calcext:value-type="float">
            <text:p>1.14715</text:p>
          </table:table-cell>
          <table:table-cell office:value-type="float" office:value="0.351995" calcext:value-type="float">
            <text:p>0.351995</text:p>
          </table:table-cell>
          <table:table-cell office:value-type="float" office:value="0.40799" calcext:value-type="float">
            <text:p>0.40799</text:p>
          </table:table-cell>
          <table:table-cell office:value-type="float" office:value="0.389554" calcext:value-type="float">
            <text:p>0.389554</text:p>
          </table:table-cell>
          <table:table-cell office:value-type="float" office:value="0.290909" calcext:value-type="float">
            <text:p>0.290909</text:p>
          </table:table-cell>
          <table:table-cell office:value-type="float" office:value="0.330643" calcext:value-type="float">
            <text:p>0.330643</text:p>
          </table:table-cell>
          <table:table-cell office:value-type="float" office:value="0.27169" calcext:value-type="float">
            <text:p>0.27169</text:p>
          </table:table-cell>
          <table:table-cell office:value-type="float" office:value="0.17861" calcext:value-type="float">
            <text:p>0.17861</text:p>
          </table:table-cell>
          <table:table-cell office:value-type="float" office:value="0.346575" calcext:value-type="float">
            <text:p>0.346575</text:p>
          </table:table-cell>
          <table:table-cell office:value-type="float" office:value="0.211053" calcext:value-type="float">
            <text:p>0.211053</text:p>
          </table:table-cell>
          <table:table-cell table:number-columns-repeated="44"/>
          <table:table-cell table:formula="of:=MIN([.A126:.BL126])" office:value-type="float" office:value="0.164069" calcext:value-type="float">
            <text:p>0.164069</text:p>
          </table:table-cell>
          <table:table-cell table:formula="of:=MAX([.A126:.BL126])" office:value-type="float" office:value="1.14715" calcext:value-type="float">
            <text:p>1.1471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office:value-type="float" office:value="0.213052" calcext:value-type="float">
            <text:p>0.213052</text:p>
          </table:table-cell>
          <table:table-cell office:value-type="float" office:value="0.34905" calcext:value-type="float">
            <text:p>0.34905</text:p>
          </table:table-cell>
          <table:table-cell office:value-type="float" office:value="0.499446" calcext:value-type="float">
            <text:p>0.499446</text:p>
          </table:table-cell>
          <table:table-cell office:value-type="float" office:value="0.553131" calcext:value-type="float">
            <text:p>0.553131</text:p>
          </table:table-cell>
          <table:table-cell office:value-type="float" office:value="0.271367" calcext:value-type="float">
            <text:p>0.271367</text:p>
          </table:table-cell>
          <table:table-cell office:value-type="float" office:value="0.473037" calcext:value-type="float">
            <text:p>0.473037</text:p>
          </table:table-cell>
          <table:table-cell office:value-type="float" office:value="0.543684" calcext:value-type="float">
            <text:p>0.543684</text:p>
          </table:table-cell>
          <table:table-cell office:value-type="float" office:value="0.48798" calcext:value-type="float">
            <text:p>0.48798</text:p>
          </table:table-cell>
          <table:table-cell office:value-type="float" office:value="0.620536" calcext:value-type="float">
            <text:p>0.620536</text:p>
          </table:table-cell>
          <table:table-cell office:value-type="float" office:value="0.55446" calcext:value-type="float">
            <text:p>0.55446</text:p>
          </table:table-cell>
          <table:table-cell office:value-type="float" office:value="0.553138" calcext:value-type="float">
            <text:p>0.553138</text:p>
          </table:table-cell>
          <table:table-cell office:value-type="float" office:value="0.562358" calcext:value-type="float">
            <text:p>0.562358</text:p>
          </table:table-cell>
          <table:table-cell office:value-type="float" office:value="0.545672" calcext:value-type="float">
            <text:p>0.545672</text:p>
          </table:table-cell>
          <table:table-cell office:value-type="float" office:value="0.531913" calcext:value-type="float">
            <text:p>0.531913</text:p>
          </table:table-cell>
          <table:table-cell office:value-type="float" office:value="1.17495" calcext:value-type="float">
            <text:p>1.17495</text:p>
          </table:table-cell>
          <table:table-cell office:value-type="float" office:value="0.935145" calcext:value-type="float">
            <text:p>0.935145</text:p>
          </table:table-cell>
          <table:table-cell office:value-type="float" office:value="0.689163" calcext:value-type="float">
            <text:p>0.689163</text:p>
          </table:table-cell>
          <table:table-cell office:value-type="float" office:value="0.685216" calcext:value-type="float">
            <text:p>0.685216</text:p>
          </table:table-cell>
          <table:table-cell office:value-type="float" office:value="0.690984" calcext:value-type="float">
            <text:p>0.690984</text:p>
          </table:table-cell>
          <table:table-cell office:value-type="float" office:value="1.54392" calcext:value-type="float">
            <text:p>1.54392</text:p>
          </table:table-cell>
          <table:table-cell office:value-type="float" office:value="0.552113" calcext:value-type="float">
            <text:p>0.552113</text:p>
          </table:table-cell>
          <table:table-cell office:value-type="float" office:value="0.768169" calcext:value-type="float">
            <text:p>0.768169</text:p>
          </table:table-cell>
          <table:table-cell office:value-type="float" office:value="0.73458" calcext:value-type="float">
            <text:p>0.73458</text:p>
          </table:table-cell>
          <table:table-cell office:value-type="float" office:value="1.08959" calcext:value-type="float">
            <text:p>1.08959</text:p>
          </table:table-cell>
          <table:table-cell office:value-type="float" office:value="0.486869" calcext:value-type="float">
            <text:p>0.486869</text:p>
          </table:table-cell>
          <table:table-cell office:value-type="float" office:value="0.263225" calcext:value-type="float">
            <text:p>0.263225</text:p>
          </table:table-cell>
          <table:table-cell office:value-type="float" office:value="0.98692" calcext:value-type="float">
            <text:p>0.98692</text:p>
          </table:table-cell>
          <table:table-cell office:value-type="float" office:value="0.714964" calcext:value-type="float">
            <text:p>0.714964</text:p>
          </table:table-cell>
          <table:table-cell office:value-type="float" office:value="0.820501" calcext:value-type="float">
            <text:p>0.820501</text:p>
          </table:table-cell>
          <table:table-cell office:value-type="float" office:value="0.230414" calcext:value-type="float">
            <text:p>0.230414</text:p>
          </table:table-cell>
          <table:table-cell office:value-type="float" office:value="0.512093" calcext:value-type="float">
            <text:p>0.512093</text:p>
          </table:table-cell>
          <table:table-cell office:value-type="float" office:value="0.433363" calcext:value-type="float">
            <text:p>0.433363</text:p>
          </table:table-cell>
          <table:table-cell table:number-columns-repeated="36"/>
          <table:table-cell table:formula="of:=MIN([.A128:.BL128])" office:value-type="float" office:value="0.213052" calcext:value-type="float">
            <text:p>0.213052</text:p>
          </table:table-cell>
          <table:table-cell table:formula="of:=MAX([.A128:.BL128])" office:value-type="float" office:value="1.54392" calcext:value-type="float">
            <text:p>1.54392</text:p>
          </table:table-cell>
          <table:table-cell table:number-columns-repeated="7"/>
        </table:table-row>
        <table:table-row table:style-name="ro2">
          <table:table-cell office:value-type="float" office:value="0.284767" calcext:value-type="float">
            <text:p>0.284767</text:p>
          </table:table-cell>
          <table:table-cell office:value-type="float" office:value="0.39324" calcext:value-type="float">
            <text:p>0.39324</text:p>
          </table:table-cell>
          <table:table-cell office:value-type="float" office:value="0.597914" calcext:value-type="float">
            <text:p>0.597914</text:p>
          </table:table-cell>
          <table:table-cell office:value-type="float" office:value="0.705785" calcext:value-type="float">
            <text:p>0.705785</text:p>
          </table:table-cell>
          <table:table-cell office:value-type="float" office:value="0.552464" calcext:value-type="float">
            <text:p>0.552464</text:p>
          </table:table-cell>
          <table:table-cell office:value-type="float" office:value="0.523106" calcext:value-type="float">
            <text:p>0.523106</text:p>
          </table:table-cell>
          <table:table-cell office:value-type="float" office:value="0.498166" calcext:value-type="float">
            <text:p>0.498166</text:p>
          </table:table-cell>
          <table:table-cell office:value-type="float" office:value="0.501816" calcext:value-type="float">
            <text:p>0.501816</text:p>
          </table:table-cell>
          <table:table-cell office:value-type="float" office:value="0.366712" calcext:value-type="float">
            <text:p>0.366712</text:p>
          </table:table-cell>
          <table:table-cell office:value-type="float" office:value="0.520244" calcext:value-type="float">
            <text:p>0.520244</text:p>
          </table:table-cell>
          <table:table-cell office:value-type="float" office:value="0.545182" calcext:value-type="float">
            <text:p>0.545182</text:p>
          </table:table-cell>
          <table:table-cell office:value-type="float" office:value="0.310005" calcext:value-type="float">
            <text:p>0.310005</text:p>
          </table:table-cell>
          <table:table-cell office:value-type="float" office:value="0.412489" calcext:value-type="float">
            <text:p>0.412489</text:p>
          </table:table-cell>
          <table:table-cell office:value-type="float" office:value="0.468215" calcext:value-type="float">
            <text:p>0.468215</text:p>
          </table:table-cell>
          <table:table-cell office:value-type="float" office:value="1.58114" calcext:value-type="float">
            <text:p>1.58114</text:p>
          </table:table-cell>
          <table:table-cell office:value-type="float" office:value="1.59511" calcext:value-type="float">
            <text:p>1.59511</text:p>
          </table:table-cell>
          <table:table-cell office:value-type="float" office:value="1.38307" calcext:value-type="float">
            <text:p>1.38307</text:p>
          </table:table-cell>
          <table:table-cell office:value-type="float" office:value="0.877362" calcext:value-type="float">
            <text:p>0.877362</text:p>
          </table:table-cell>
          <table:table-cell office:value-type="float" office:value="1.95623" calcext:value-type="float">
            <text:p>1.95623</text:p>
          </table:table-cell>
          <table:table-cell office:value-type="float" office:value="0.965266" calcext:value-type="float">
            <text:p>0.965266</text:p>
          </table:table-cell>
          <table:table-cell office:value-type="float" office:value="0.576683" calcext:value-type="float">
            <text:p>0.576683</text:p>
          </table:table-cell>
          <table:table-cell office:value-type="float" office:value="1.99013" calcext:value-type="float">
            <text:p>1.99013</text:p>
          </table:table-cell>
          <table:table-cell office:value-type="float" office:value="1.50524" calcext:value-type="float">
            <text:p>1.50524</text:p>
          </table:table-cell>
          <table:table-cell office:value-type="float" office:value="1.32995" calcext:value-type="float">
            <text:p>1.32995</text:p>
          </table:table-cell>
          <table:table-cell office:value-type="float" office:value="1.17199" calcext:value-type="float">
            <text:p>1.17199</text:p>
          </table:table-cell>
          <table:table-cell office:value-type="float" office:value="0.593118" calcext:value-type="float">
            <text:p>0.593118</text:p>
          </table:table-cell>
          <table:table-cell office:value-type="float" office:value="0.76" calcext:value-type="float">
            <text:p>0.76</text:p>
          </table:table-cell>
          <table:table-cell office:value-type="float" office:value="1.59271" calcext:value-type="float">
            <text:p>1.59271</text:p>
          </table:table-cell>
          <table:table-cell office:value-type="float" office:value="0.383" calcext:value-type="float">
            <text:p>0.383</text:p>
          </table:table-cell>
          <table:table-cell office:value-type="float" office:value="0.902172" calcext:value-type="float">
            <text:p>0.902172</text:p>
          </table:table-cell>
          <table:table-cell office:value-type="float" office:value="1.70873" calcext:value-type="float">
            <text:p>1.70873</text:p>
          </table:table-cell>
          <table:table-cell office:value-type="float" office:value="0.0754662" calcext:value-type="float">
            <text:p>0.0754662</text:p>
          </table:table-cell>
          <table:table-cell table:number-columns-repeated="36"/>
          <table:table-cell table:formula="of:=MIN([.A129:.BL129])" office:value-type="float" office:value="0.0754662" calcext:value-type="float">
            <text:p>0.0754662</text:p>
          </table:table-cell>
          <table:table-cell table:formula="of:=MAX([.A129:.BL129])" office:value-type="float" office:value="1.99013" calcext:value-type="float">
            <text:p>1.99013</text:p>
          </table:table-cell>
          <table:table-cell table:number-columns-repeated="7"/>
        </table:table-row>
        <table:table-row table:style-name="ro2">
          <table:table-cell office:value-type="float" office:value="0.205849" calcext:value-type="float">
            <text:p>0.205849</text:p>
          </table:table-cell>
          <table:table-cell office:value-type="float" office:value="0.20831" calcext:value-type="float">
            <text:p>0.20831</text:p>
          </table:table-cell>
          <table:table-cell office:value-type="float" office:value="0.161379" calcext:value-type="float">
            <text:p>0.161379</text:p>
          </table:table-cell>
          <table:table-cell office:value-type="float" office:value="0.244992" calcext:value-type="float">
            <text:p>0.244992</text:p>
          </table:table-cell>
          <table:table-cell office:value-type="float" office:value="0.577096" calcext:value-type="float">
            <text:p>0.577096</text:p>
          </table:table-cell>
          <table:table-cell office:value-type="float" office:value="0.57817" calcext:value-type="float">
            <text:p>0.57817</text:p>
          </table:table-cell>
          <table:table-cell office:value-type="float" office:value="0.270736" calcext:value-type="float">
            <text:p>0.270736</text:p>
          </table:table-cell>
          <table:table-cell office:value-type="float" office:value="0.371666" calcext:value-type="float">
            <text:p>0.371666</text:p>
          </table:table-cell>
          <table:table-cell office:value-type="float" office:value="0.780887" calcext:value-type="float">
            <text:p>0.780887</text:p>
          </table:table-cell>
          <table:table-cell office:value-type="float" office:value="0.568556" calcext:value-type="float">
            <text:p>0.568556</text:p>
          </table:table-cell>
          <table:table-cell office:value-type="float" office:value="0.235449" calcext:value-type="float">
            <text:p>0.235449</text:p>
          </table:table-cell>
          <table:table-cell office:value-type="float" office:value="0.478392" calcext:value-type="float">
            <text:p>0.478392</text:p>
          </table:table-cell>
          <table:table-cell office:value-type="float" office:value="0.612848" calcext:value-type="float">
            <text:p>0.612848</text:p>
          </table:table-cell>
          <table:table-cell office:value-type="float" office:value="0.632333" calcext:value-type="float">
            <text:p>0.632333</text:p>
          </table:table-cell>
          <table:table-cell office:value-type="float" office:value="0.412562" calcext:value-type="float">
            <text:p>0.412562</text:p>
          </table:table-cell>
          <table:table-cell office:value-type="float" office:value="0.474053" calcext:value-type="float">
            <text:p>0.474053</text:p>
          </table:table-cell>
          <table:table-cell office:value-type="float" office:value="0.682426" calcext:value-type="float">
            <text:p>0.682426</text:p>
          </table:table-cell>
          <table:table-cell office:value-type="float" office:value="1.83064" calcext:value-type="float">
            <text:p>1.83064</text:p>
          </table:table-cell>
          <table:table-cell office:value-type="float" office:value="1.4264" calcext:value-type="float">
            <text:p>1.4264</text:p>
          </table:table-cell>
          <table:table-cell office:value-type="float" office:value="0.458163" calcext:value-type="float">
            <text:p>0.458163</text:p>
          </table:table-cell>
          <table:table-cell office:value-type="float" office:value="1.51177" calcext:value-type="float">
            <text:p>1.51177</text:p>
          </table:table-cell>
          <table:table-cell office:value-type="float" office:value="1.64683" calcext:value-type="float">
            <text:p>1.64683</text:p>
          </table:table-cell>
          <table:table-cell office:value-type="float" office:value="0.884249" calcext:value-type="float">
            <text:p>0.884249</text:p>
          </table:table-cell>
          <table:table-cell office:value-type="float" office:value="1.37359" calcext:value-type="float">
            <text:p>1.37359</text:p>
          </table:table-cell>
          <table:table-cell office:value-type="float" office:value="1.31478" calcext:value-type="float">
            <text:p>1.31478</text:p>
          </table:table-cell>
          <table:table-cell office:value-type="float" office:value="0.151378" calcext:value-type="float">
            <text:p>0.151378</text:p>
          </table:table-cell>
          <table:table-cell office:value-type="float" office:value="1.19124" calcext:value-type="float">
            <text:p>1.19124</text:p>
          </table:table-cell>
          <table:table-cell office:value-type="float" office:value="0.682687" calcext:value-type="float">
            <text:p>0.682687</text:p>
          </table:table-cell>
          <table:table-cell office:value-type="float" office:value="0.586312" calcext:value-type="float">
            <text:p>0.586312</text:p>
          </table:table-cell>
          <table:table-cell office:value-type="float" office:value="0.125088" calcext:value-type="float">
            <text:p>0.125088</text:p>
          </table:table-cell>
          <table:table-cell office:value-type="float" office:value="0.730514" calcext:value-type="float">
            <text:p>0.730514</text:p>
          </table:table-cell>
          <table:table-cell office:value-type="float" office:value="0.561122" calcext:value-type="float">
            <text:p>0.561122</text:p>
          </table:table-cell>
          <table:table-cell table:number-columns-repeated="36"/>
          <table:table-cell table:formula="of:=MIN([.A130:.BL130])" office:value-type="float" office:value="0.125088" calcext:value-type="float">
            <text:p>0.125088</text:p>
          </table:table-cell>
          <table:table-cell table:formula="of:=MAX([.A130:.BL130])" office:value-type="float" office:value="1.83064" calcext:value-type="float">
            <text:p>1.83064</text:p>
          </table:table-cell>
          <table:table-cell table:number-columns-repeated="7"/>
        </table:table-row>
        <table:table-row table:style-name="ro2">
          <table:table-cell office:value-type="float" office:value="0.275386" calcext:value-type="float">
            <text:p>0.275386</text:p>
          </table:table-cell>
          <table:table-cell office:value-type="float" office:value="0.293861" calcext:value-type="float">
            <text:p>0.293861</text:p>
          </table:table-cell>
          <table:table-cell office:value-type="float" office:value="0.394892" calcext:value-type="float">
            <text:p>0.394892</text:p>
          </table:table-cell>
          <table:table-cell office:value-type="float" office:value="0.222178" calcext:value-type="float">
            <text:p>0.222178</text:p>
          </table:table-cell>
          <table:table-cell office:value-type="float" office:value="0.240708" calcext:value-type="float">
            <text:p>0.240708</text:p>
          </table:table-cell>
          <table:table-cell office:value-type="float" office:value="0.332122" calcext:value-type="float">
            <text:p>0.332122</text:p>
          </table:table-cell>
          <table:table-cell office:value-type="float" office:value="0.549415" calcext:value-type="float">
            <text:p>0.549415</text:p>
          </table:table-cell>
          <table:table-cell office:value-type="float" office:value="0.972471" calcext:value-type="float">
            <text:p>0.972471</text:p>
          </table:table-cell>
          <table:table-cell office:value-type="float" office:value="0.884414" calcext:value-type="float">
            <text:p>0.884414</text:p>
          </table:table-cell>
          <table:table-cell office:value-type="float" office:value="0.963666" calcext:value-type="float">
            <text:p>0.963666</text:p>
          </table:table-cell>
          <table:table-cell office:value-type="float" office:value="0.758238" calcext:value-type="float">
            <text:p>0.758238</text:p>
          </table:table-cell>
          <table:table-cell office:value-type="float" office:value="0.50075" calcext:value-type="float">
            <text:p>0.50075</text:p>
          </table:table-cell>
          <table:table-cell office:value-type="float" office:value="0.608375" calcext:value-type="float">
            <text:p>0.608375</text:p>
          </table:table-cell>
          <table:table-cell office:value-type="float" office:value="0.951423" calcext:value-type="float">
            <text:p>0.951423</text:p>
          </table:table-cell>
          <table:table-cell office:value-type="float" office:value="0.954642" calcext:value-type="float">
            <text:p>0.954642</text:p>
          </table:table-cell>
          <table:table-cell office:value-type="float" office:value="0.427423" calcext:value-type="float">
            <text:p>0.427423</text:p>
          </table:table-cell>
          <table:table-cell office:value-type="float" office:value="1.41296" calcext:value-type="float">
            <text:p>1.41296</text:p>
          </table:table-cell>
          <table:table-cell office:value-type="float" office:value="0.924883" calcext:value-type="float">
            <text:p>0.924883</text:p>
          </table:table-cell>
          <table:table-cell office:value-type="float" office:value="0.377385" calcext:value-type="float">
            <text:p>0.377385</text:p>
          </table:table-cell>
          <table:table-cell office:value-type="float" office:value="1.66197" calcext:value-type="float">
            <text:p>1.66197</text:p>
          </table:table-cell>
          <table:table-cell office:value-type="float" office:value="1.66803" calcext:value-type="float">
            <text:p>1.66803</text:p>
          </table:table-cell>
          <table:table-cell office:value-type="float" office:value="1.20428" calcext:value-type="float">
            <text:p>1.20428</text:p>
          </table:table-cell>
          <table:table-cell office:value-type="float" office:value="1.06095" calcext:value-type="float">
            <text:p>1.06095</text:p>
          </table:table-cell>
          <table:table-cell office:value-type="float" office:value="0.582803" calcext:value-type="float">
            <text:p>0.582803</text:p>
          </table:table-cell>
          <table:table-cell office:value-type="float" office:value="0.93924" calcext:value-type="float">
            <text:p>0.93924</text:p>
          </table:table-cell>
          <table:table-cell office:value-type="float" office:value="0.86424" calcext:value-type="float">
            <text:p>0.86424</text:p>
          </table:table-cell>
          <table:table-cell office:value-type="float" office:value="0.786704" calcext:value-type="float">
            <text:p>0.786704</text:p>
          </table:table-cell>
          <table:table-cell office:value-type="float" office:value="0.576687" calcext:value-type="float">
            <text:p>0.576687</text:p>
          </table:table-cell>
          <table:table-cell office:value-type="float" office:value="0.500588" calcext:value-type="float">
            <text:p>0.500588</text:p>
          </table:table-cell>
          <table:table-cell office:value-type="float" office:value="0.461931" calcext:value-type="float">
            <text:p>0.461931</text:p>
          </table:table-cell>
          <table:table-cell office:value-type="float" office:value="0.481927" calcext:value-type="float">
            <text:p>0.481927</text:p>
          </table:table-cell>
          <table:table-cell office:value-type="float" office:value="0.489165" calcext:value-type="float">
            <text:p>0.489165</text:p>
          </table:table-cell>
          <table:table-cell table:number-columns-repeated="36"/>
          <table:table-cell table:formula="of:=MIN([.A131:.BL131])" office:value-type="float" office:value="0.222178" calcext:value-type="float">
            <text:p>0.222178</text:p>
          </table:table-cell>
          <table:table-cell table:formula="of:=MAX([.A131:.BL131])" office:value-type="float" office:value="1.66803" calcext:value-type="float">
            <text:p>1.66803</text:p>
          </table:table-cell>
          <table:table-cell table:number-columns-repeated="7"/>
        </table:table-row>
        <table:table-row table:style-name="ro2">
          <table:table-cell office:value-type="float" office:value="0.206803" calcext:value-type="float">
            <text:p>0.206803</text:p>
          </table:table-cell>
          <table:table-cell office:value-type="float" office:value="0.304055" calcext:value-type="float">
            <text:p>0.304055</text:p>
          </table:table-cell>
          <table:table-cell office:value-type="float" office:value="0.45491" calcext:value-type="float">
            <text:p>0.45491</text:p>
          </table:table-cell>
          <table:table-cell office:value-type="float" office:value="0.213982" calcext:value-type="float">
            <text:p>0.213982</text:p>
          </table:table-cell>
          <table:table-cell office:value-type="float" office:value="0.417386" calcext:value-type="float">
            <text:p>0.417386</text:p>
          </table:table-cell>
          <table:table-cell office:value-type="float" office:value="0.31601" calcext:value-type="float">
            <text:p>0.31601</text:p>
          </table:table-cell>
          <table:table-cell office:value-type="float" office:value="0.165034" calcext:value-type="float">
            <text:p>0.165034</text:p>
          </table:table-cell>
          <table:table-cell office:value-type="float" office:value="1.21825" calcext:value-type="float">
            <text:p>1.21825</text:p>
          </table:table-cell>
          <table:table-cell office:value-type="float" office:value="0.824243" calcext:value-type="float">
            <text:p>0.824243</text:p>
          </table:table-cell>
          <table:table-cell office:value-type="float" office:value="0.616955" calcext:value-type="float">
            <text:p>0.616955</text:p>
          </table:table-cell>
          <table:table-cell office:value-type="float" office:value="0.436448" calcext:value-type="float">
            <text:p>0.436448</text:p>
          </table:table-cell>
          <table:table-cell office:value-type="float" office:value="0.367047" calcext:value-type="float">
            <text:p>0.367047</text:p>
          </table:table-cell>
          <table:table-cell office:value-type="float" office:value="0.899154" calcext:value-type="float">
            <text:p>0.899154</text:p>
          </table:table-cell>
          <table:table-cell office:value-type="float" office:value="0.688066" calcext:value-type="float">
            <text:p>0.688066</text:p>
          </table:table-cell>
          <table:table-cell office:value-type="float" office:value="0.24817" calcext:value-type="float">
            <text:p>0.24817</text:p>
          </table:table-cell>
          <table:table-cell office:value-type="float" office:value="1.14278" calcext:value-type="float">
            <text:p>1.14278</text:p>
          </table:table-cell>
          <table:table-cell office:value-type="float" office:value="1.15257" calcext:value-type="float">
            <text:p>1.15257</text:p>
          </table:table-cell>
          <table:table-cell office:value-type="float" office:value="1.30335" calcext:value-type="float">
            <text:p>1.30335</text:p>
          </table:table-cell>
          <table:table-cell office:value-type="float" office:value="1.32592" calcext:value-type="float">
            <text:p>1.32592</text:p>
          </table:table-cell>
          <table:table-cell office:value-type="float" office:value="0.862019" calcext:value-type="float">
            <text:p>0.862019</text:p>
          </table:table-cell>
          <table:table-cell office:value-type="float" office:value="0.346682" calcext:value-type="float">
            <text:p>0.346682</text:p>
          </table:table-cell>
          <table:table-cell office:value-type="float" office:value="0.467915" calcext:value-type="float">
            <text:p>0.467915</text:p>
          </table:table-cell>
          <table:table-cell office:value-type="float" office:value="1.32766" calcext:value-type="float">
            <text:p>1.32766</text:p>
          </table:table-cell>
          <table:table-cell office:value-type="float" office:value="0.837181" calcext:value-type="float">
            <text:p>0.837181</text:p>
          </table:table-cell>
          <table:table-cell office:value-type="float" office:value="0.897167" calcext:value-type="float">
            <text:p>0.897167</text:p>
          </table:table-cell>
          <table:table-cell office:value-type="float" office:value="0.408869" calcext:value-type="float">
            <text:p>0.408869</text:p>
          </table:table-cell>
          <table:table-cell office:value-type="float" office:value="0.314289" calcext:value-type="float">
            <text:p>0.314289</text:p>
          </table:table-cell>
          <table:table-cell office:value-type="float" office:value="0.339723" calcext:value-type="float">
            <text:p>0.339723</text:p>
          </table:table-cell>
          <table:table-cell office:value-type="float" office:value="0.30108" calcext:value-type="float">
            <text:p>0.30108</text:p>
          </table:table-cell>
          <table:table-cell office:value-type="float" office:value="0.339812" calcext:value-type="float">
            <text:p>0.339812</text:p>
          </table:table-cell>
          <table:table-cell office:value-type="float" office:value="0.226174" calcext:value-type="float">
            <text:p>0.226174</text:p>
          </table:table-cell>
          <table:table-cell office:value-type="float" office:value="0.16481" calcext:value-type="float">
            <text:p>0.16481</text:p>
          </table:table-cell>
          <table:table-cell table:number-columns-repeated="36"/>
          <table:table-cell table:formula="of:=MIN([.A132:.BL132])" office:value-type="float" office:value="0.16481" calcext:value-type="float">
            <text:p>0.16481</text:p>
          </table:table-cell>
          <table:table-cell table:formula="of:=MAX([.A132:.BL132])" office:value-type="float" office:value="1.32766" calcext:value-type="float">
            <text:p>1.32766</text:p>
          </table:table-cell>
          <table:table-cell table:number-columns-repeated="7"/>
        </table:table-row>
        <table:table-row table:style-name="ro2">
          <table:table-cell office:value-type="float" office:value="0.284084" calcext:value-type="float">
            <text:p>0.284084</text:p>
          </table:table-cell>
          <table:table-cell office:value-type="float" office:value="0.446948" calcext:value-type="float">
            <text:p>0.446948</text:p>
          </table:table-cell>
          <table:table-cell office:value-type="float" office:value="0.552335" calcext:value-type="float">
            <text:p>0.552335</text:p>
          </table:table-cell>
          <table:table-cell office:value-type="float" office:value="0.440828" calcext:value-type="float">
            <text:p>0.440828</text:p>
          </table:table-cell>
          <table:table-cell office:value-type="float" office:value="0.351082" calcext:value-type="float">
            <text:p>0.351082</text:p>
          </table:table-cell>
          <table:table-cell office:value-type="float" office:value="0.342761" calcext:value-type="float">
            <text:p>0.342761</text:p>
          </table:table-cell>
          <table:table-cell office:value-type="float" office:value="1.08314" calcext:value-type="float">
            <text:p>1.08314</text:p>
          </table:table-cell>
          <table:table-cell office:value-type="float" office:value="0.862486" calcext:value-type="float">
            <text:p>0.862486</text:p>
          </table:table-cell>
          <table:table-cell office:value-type="float" office:value="0.773562" calcext:value-type="float">
            <text:p>0.773562</text:p>
          </table:table-cell>
          <table:table-cell office:value-type="float" office:value="0.697" calcext:value-type="float">
            <text:p>0.697</text:p>
          </table:table-cell>
          <table:table-cell office:value-type="float" office:value="0.396636" calcext:value-type="float">
            <text:p>0.396636</text:p>
          </table:table-cell>
          <table:table-cell office:value-type="float" office:value="0.628895" calcext:value-type="float">
            <text:p>0.628895</text:p>
          </table:table-cell>
          <table:table-cell office:value-type="float" office:value="0.389103" calcext:value-type="float">
            <text:p>0.389103</text:p>
          </table:table-cell>
          <table:table-cell office:value-type="float" office:value="1.23647" calcext:value-type="float">
            <text:p>1.23647</text:p>
          </table:table-cell>
          <table:table-cell office:value-type="float" office:value="1.08365" calcext:value-type="float">
            <text:p>1.08365</text:p>
          </table:table-cell>
          <table:table-cell office:value-type="float" office:value="0.813035" calcext:value-type="float">
            <text:p>0.813035</text:p>
          </table:table-cell>
          <table:table-cell office:value-type="float" office:value="0.57565" calcext:value-type="float">
            <text:p>0.57565</text:p>
          </table:table-cell>
          <table:table-cell office:value-type="float" office:value="0.242856" calcext:value-type="float">
            <text:p>0.242856</text:p>
          </table:table-cell>
          <table:table-cell office:value-type="float" office:value="0.404672" calcext:value-type="float">
            <text:p>0.404672</text:p>
          </table:table-cell>
          <table:table-cell office:value-type="float" office:value="0.267127" calcext:value-type="float">
            <text:p>0.267127</text:p>
          </table:table-cell>
          <table:table-cell office:value-type="float" office:value="1.27008" calcext:value-type="float">
            <text:p>1.27008</text:p>
          </table:table-cell>
          <table:table-cell office:value-type="float" office:value="0.769171" calcext:value-type="float">
            <text:p>0.769171</text:p>
          </table:table-cell>
          <table:table-cell office:value-type="float" office:value="0.774151" calcext:value-type="float">
            <text:p>0.774151</text:p>
          </table:table-cell>
          <table:table-cell office:value-type="float" office:value="0.638889" calcext:value-type="float">
            <text:p>0.638889</text:p>
          </table:table-cell>
          <table:table-cell office:value-type="float" office:value="0.773924" calcext:value-type="float">
            <text:p>0.773924</text:p>
          </table:table-cell>
          <table:table-cell office:value-type="float" office:value="0.434847" calcext:value-type="float">
            <text:p>0.434847</text:p>
          </table:table-cell>
          <table:table-cell office:value-type="float" office:value="1.08363" calcext:value-type="float">
            <text:p>1.08363</text:p>
          </table:table-cell>
          <table:table-cell office:value-type="float" office:value="1.03947" calcext:value-type="float">
            <text:p>1.03947</text:p>
          </table:table-cell>
          <table:table-cell office:value-type="float" office:value="1.01681" calcext:value-type="float">
            <text:p>1.01681</text:p>
          </table:table-cell>
          <table:table-cell office:value-type="float" office:value="0.223924" calcext:value-type="float">
            <text:p>0.223924</text:p>
          </table:table-cell>
          <table:table-cell office:value-type="float" office:value="0.364134" calcext:value-type="float">
            <text:p>0.364134</text:p>
          </table:table-cell>
          <table:table-cell office:value-type="float" office:value="0.216472" calcext:value-type="float">
            <text:p>0.216472</text:p>
          </table:table-cell>
          <table:table-cell table:number-columns-repeated="36"/>
          <table:table-cell table:formula="of:=MIN([.A133:.BL133])" office:value-type="float" office:value="0.216472" calcext:value-type="float">
            <text:p>0.216472</text:p>
          </table:table-cell>
          <table:table-cell table:formula="of:=MAX([.A133:.BL133])" office:value-type="float" office:value="1.27008" calcext:value-type="float">
            <text:p>1.27008</text:p>
          </table:table-cell>
          <table:table-cell table:number-columns-repeated="7"/>
        </table:table-row>
        <table:table-row table:style-name="ro2">
          <table:table-cell office:value-type="float" office:value="0.283065" calcext:value-type="float">
            <text:p>0.283065</text:p>
          </table:table-cell>
          <table:table-cell office:value-type="float" office:value="0.503464" calcext:value-type="float">
            <text:p>0.503464</text:p>
          </table:table-cell>
          <table:table-cell office:value-type="float" office:value="0.285416" calcext:value-type="float">
            <text:p>0.285416</text:p>
          </table:table-cell>
          <table:table-cell office:value-type="float" office:value="0.454358" calcext:value-type="float">
            <text:p>0.454358</text:p>
          </table:table-cell>
          <table:table-cell office:value-type="float" office:value="0.289955" calcext:value-type="float">
            <text:p>0.289955</text:p>
          </table:table-cell>
          <table:table-cell office:value-type="float" office:value="0.639774" calcext:value-type="float">
            <text:p>0.639774</text:p>
          </table:table-cell>
          <table:table-cell office:value-type="float" office:value="0.399194" calcext:value-type="float">
            <text:p>0.399194</text:p>
          </table:table-cell>
          <table:table-cell office:value-type="float" office:value="0.189799" calcext:value-type="float">
            <text:p>0.189799</text:p>
          </table:table-cell>
          <table:table-cell office:value-type="float" office:value="0.345665" calcext:value-type="float">
            <text:p>0.345665</text:p>
          </table:table-cell>
          <table:table-cell office:value-type="float" office:value="0.219389" calcext:value-type="float">
            <text:p>0.219389</text:p>
          </table:table-cell>
          <table:table-cell office:value-type="float" office:value="0.329448" calcext:value-type="float">
            <text:p>0.329448</text:p>
          </table:table-cell>
          <table:table-cell office:value-type="float" office:value="0.857101" calcext:value-type="float">
            <text:p>0.857101</text:p>
          </table:table-cell>
          <table:table-cell office:value-type="float" office:value="1.615" calcext:value-type="float">
            <text:p>1.615</text:p>
          </table:table-cell>
          <table:table-cell office:value-type="float" office:value="0.886509" calcext:value-type="float">
            <text:p>0.886509</text:p>
          </table:table-cell>
          <table:table-cell office:value-type="float" office:value="0.230022" calcext:value-type="float">
            <text:p>0.230022</text:p>
          </table:table-cell>
          <table:table-cell office:value-type="float" office:value="0.986945" calcext:value-type="float">
            <text:p>0.986945</text:p>
          </table:table-cell>
          <table:table-cell office:value-type="float" office:value="0.944705" calcext:value-type="float">
            <text:p>0.944705</text:p>
          </table:table-cell>
          <table:table-cell office:value-type="float" office:value="0.655242" calcext:value-type="float">
            <text:p>0.655242</text:p>
          </table:table-cell>
          <table:table-cell office:value-type="float" office:value="0.600103" calcext:value-type="float">
            <text:p>0.600103</text:p>
          </table:table-cell>
          <table:table-cell office:value-type="float" office:value="0.282904" calcext:value-type="float">
            <text:p>0.282904</text:p>
          </table:table-cell>
          <table:table-cell office:value-type="float" office:value="2.20715" calcext:value-type="float">
            <text:p>2.20715</text:p>
          </table:table-cell>
          <table:table-cell office:value-type="float" office:value="1.9201" calcext:value-type="float">
            <text:p>1.9201</text:p>
          </table:table-cell>
          <table:table-cell office:value-type="float" office:value="0.828123" calcext:value-type="float">
            <text:p>0.828123</text:p>
          </table:table-cell>
          <table:table-cell office:value-type="float" office:value="0.271363" calcext:value-type="float">
            <text:p>0.271363</text:p>
          </table:table-cell>
          <table:table-cell office:value-type="float" office:value="0.855874" calcext:value-type="float">
            <text:p>0.855874</text:p>
          </table:table-cell>
          <table:table-cell office:value-type="float" office:value="1.91203" calcext:value-type="float">
            <text:p>1.91203</text:p>
          </table:table-cell>
          <table:table-cell office:value-type="float" office:value="1.43678" calcext:value-type="float">
            <text:p>1.43678</text:p>
          </table:table-cell>
          <table:table-cell office:value-type="float" office:value="1.10764" calcext:value-type="float">
            <text:p>1.10764</text:p>
          </table:table-cell>
          <table:table-cell office:value-type="float" office:value="0.730121" calcext:value-type="float">
            <text:p>0.730121</text:p>
          </table:table-cell>
          <table:table-cell office:value-type="float" office:value="0.447518" calcext:value-type="float">
            <text:p>0.447518</text:p>
          </table:table-cell>
          <table:table-cell office:value-type="float" office:value="0.679832" calcext:value-type="float">
            <text:p>0.679832</text:p>
          </table:table-cell>
          <table:table-cell office:value-type="float" office:value="0.188545" calcext:value-type="float">
            <text:p>0.188545</text:p>
          </table:table-cell>
          <table:table-cell table:number-columns-repeated="36"/>
          <table:table-cell table:formula="of:=MIN([.A134:.BL134])" office:value-type="float" office:value="0.188545" calcext:value-type="float">
            <text:p>0.188545</text:p>
          </table:table-cell>
          <table:table-cell table:formula="of:=MAX([.A134:.BL134])" office:value-type="float" office:value="2.20715" calcext:value-type="float">
            <text:p>2.20715</text:p>
          </table:table-cell>
          <table:table-cell table:number-columns-repeated="7"/>
        </table:table-row>
        <table:table-row table:style-name="ro2">
          <table:table-cell office:value-type="float" office:value="0.283549" calcext:value-type="float">
            <text:p>0.283549</text:p>
          </table:table-cell>
          <table:table-cell office:value-type="float" office:value="0.432578" calcext:value-type="float">
            <text:p>0.432578</text:p>
          </table:table-cell>
          <table:table-cell office:value-type="float" office:value="0.539029" calcext:value-type="float">
            <text:p>0.539029</text:p>
          </table:table-cell>
          <table:table-cell office:value-type="float" office:value="0.548687" calcext:value-type="float">
            <text:p>0.548687</text:p>
          </table:table-cell>
          <table:table-cell office:value-type="float" office:value="0.394041" calcext:value-type="float">
            <text:p>0.394041</text:p>
          </table:table-cell>
          <table:table-cell office:value-type="float" office:value="0.280553" calcext:value-type="float">
            <text:p>0.280553</text:p>
          </table:table-cell>
          <table:table-cell office:value-type="float" office:value="0.575551" calcext:value-type="float">
            <text:p>0.575551</text:p>
          </table:table-cell>
          <table:table-cell office:value-type="float" office:value="0.222373" calcext:value-type="float">
            <text:p>0.222373</text:p>
          </table:table-cell>
          <table:table-cell office:value-type="float" office:value="0.27197" calcext:value-type="float">
            <text:p>0.27197</text:p>
          </table:table-cell>
          <table:table-cell office:value-type="float" office:value="0.432285" calcext:value-type="float">
            <text:p>0.432285</text:p>
          </table:table-cell>
          <table:table-cell office:value-type="float" office:value="0.804283" calcext:value-type="float">
            <text:p>0.804283</text:p>
          </table:table-cell>
          <table:table-cell office:value-type="float" office:value="0.680856" calcext:value-type="float">
            <text:p>0.680856</text:p>
          </table:table-cell>
          <table:table-cell office:value-type="float" office:value="0.954369" calcext:value-type="float">
            <text:p>0.954369</text:p>
          </table:table-cell>
          <table:table-cell office:value-type="float" office:value="0.502943" calcext:value-type="float">
            <text:p>0.502943</text:p>
          </table:table-cell>
          <table:table-cell office:value-type="float" office:value="0.478848" calcext:value-type="float">
            <text:p>0.478848</text:p>
          </table:table-cell>
          <table:table-cell office:value-type="float" office:value="0.370029" calcext:value-type="float">
            <text:p>0.370029</text:p>
          </table:table-cell>
          <table:table-cell office:value-type="float" office:value="0.637669" calcext:value-type="float">
            <text:p>0.637669</text:p>
          </table:table-cell>
          <table:table-cell office:value-type="float" office:value="0.600983" calcext:value-type="float">
            <text:p>0.600983</text:p>
          </table:table-cell>
          <table:table-cell office:value-type="float" office:value="0.543509" calcext:value-type="float">
            <text:p>0.543509</text:p>
          </table:table-cell>
          <table:table-cell office:value-type="float" office:value="0.388462" calcext:value-type="float">
            <text:p>0.388462</text:p>
          </table:table-cell>
          <table:table-cell office:value-type="float" office:value="2.06703" calcext:value-type="float">
            <text:p>2.06703</text:p>
          </table:table-cell>
          <table:table-cell office:value-type="float" office:value="1.95462" calcext:value-type="float">
            <text:p>1.95462</text:p>
          </table:table-cell>
          <table:table-cell office:value-type="float" office:value="2.03249" calcext:value-type="float">
            <text:p>2.03249</text:p>
          </table:table-cell>
          <table:table-cell office:value-type="float" office:value="0.766143" calcext:value-type="float">
            <text:p>0.766143</text:p>
          </table:table-cell>
          <table:table-cell office:value-type="float" office:value="1.18273" calcext:value-type="float">
            <text:p>1.18273</text:p>
          </table:table-cell>
          <table:table-cell office:value-type="float" office:value="1.84637" calcext:value-type="float">
            <text:p>1.84637</text:p>
          </table:table-cell>
          <table:table-cell office:value-type="float" office:value="1.51242" calcext:value-type="float">
            <text:p>1.51242</text:p>
          </table:table-cell>
          <table:table-cell office:value-type="float" office:value="0.738657" calcext:value-type="float">
            <text:p>0.738657</text:p>
          </table:table-cell>
          <table:table-cell office:value-type="float" office:value="1.17171" calcext:value-type="float">
            <text:p>1.17171</text:p>
          </table:table-cell>
          <table:table-cell office:value-type="float" office:value="0.50184" calcext:value-type="float">
            <text:p>0.50184</text:p>
          </table:table-cell>
          <table:table-cell office:value-type="float" office:value="0.611179" calcext:value-type="float">
            <text:p>0.611179</text:p>
          </table:table-cell>
          <table:table-cell office:value-type="float" office:value="0.469234" calcext:value-type="float">
            <text:p>0.469234</text:p>
          </table:table-cell>
          <table:table-cell table:number-columns-repeated="36"/>
          <table:table-cell table:formula="of:=MIN([.A135:.BL135])" office:value-type="float" office:value="0.222373" calcext:value-type="float">
            <text:p>0.222373</text:p>
          </table:table-cell>
          <table:table-cell table:formula="of:=MAX([.A135:.BL135])" office:value-type="float" office:value="2.06703" calcext:value-type="float">
            <text:p>2.06703</text:p>
          </table:table-cell>
          <table:table-cell table:number-columns-repeated="7"/>
        </table:table-row>
        <table:table-row table:style-name="ro2">
          <table:table-cell office:value-type="float" office:value="0.212527" calcext:value-type="float">
            <text:p>0.212527</text:p>
          </table:table-cell>
          <table:table-cell office:value-type="float" office:value="0.362752" calcext:value-type="float">
            <text:p>0.362752</text:p>
          </table:table-cell>
          <table:table-cell office:value-type="float" office:value="0.502452" calcext:value-type="float">
            <text:p>0.502452</text:p>
          </table:table-cell>
          <table:table-cell office:value-type="float" office:value="0.206551" calcext:value-type="float">
            <text:p>0.206551</text:p>
          </table:table-cell>
          <table:table-cell office:value-type="float" office:value="0.366344" calcext:value-type="float">
            <text:p>0.366344</text:p>
          </table:table-cell>
          <table:table-cell office:value-type="float" office:value="0.495443" calcext:value-type="float">
            <text:p>0.495443</text:p>
          </table:table-cell>
          <table:table-cell office:value-type="float" office:value="0.727296" calcext:value-type="float">
            <text:p>0.727296</text:p>
          </table:table-cell>
          <table:table-cell office:value-type="float" office:value="0.467637" calcext:value-type="float">
            <text:p>0.467637</text:p>
          </table:table-cell>
          <table:table-cell office:value-type="float" office:value="0.47156" calcext:value-type="float">
            <text:p>0.47156</text:p>
          </table:table-cell>
          <table:table-cell office:value-type="float" office:value="0.792335" calcext:value-type="float">
            <text:p>0.792335</text:p>
          </table:table-cell>
          <table:table-cell office:value-type="float" office:value="0.554185" calcext:value-type="float">
            <text:p>0.554185</text:p>
          </table:table-cell>
          <table:table-cell office:value-type="float" office:value="1.4981" calcext:value-type="float">
            <text:p>1.4981</text:p>
          </table:table-cell>
          <table:table-cell office:value-type="float" office:value="1.33751" calcext:value-type="float">
            <text:p>1.33751</text:p>
          </table:table-cell>
          <table:table-cell office:value-type="float" office:value="1.41223" calcext:value-type="float">
            <text:p>1.41223</text:p>
          </table:table-cell>
          <table:table-cell office:value-type="float" office:value="1.26773" calcext:value-type="float">
            <text:p>1.26773</text:p>
          </table:table-cell>
          <table:table-cell office:value-type="float" office:value="0.616126" calcext:value-type="float">
            <text:p>0.616126</text:p>
          </table:table-cell>
          <table:table-cell office:value-type="float" office:value="1.13045" calcext:value-type="float">
            <text:p>1.13045</text:p>
          </table:table-cell>
          <table:table-cell office:value-type="float" office:value="0.5582" calcext:value-type="float">
            <text:p>0.5582</text:p>
          </table:table-cell>
          <table:table-cell office:value-type="float" office:value="0.942132" calcext:value-type="float">
            <text:p>0.942132</text:p>
          </table:table-cell>
          <table:table-cell office:value-type="float" office:value="0.763577" calcext:value-type="float">
            <text:p>0.763577</text:p>
          </table:table-cell>
          <table:table-cell office:value-type="float" office:value="0.889345" calcext:value-type="float">
            <text:p>0.889345</text:p>
          </table:table-cell>
          <table:table-cell office:value-type="float" office:value="0.485819" calcext:value-type="float">
            <text:p>0.485819</text:p>
          </table:table-cell>
          <table:table-cell office:value-type="float" office:value="1.14533" calcext:value-type="float">
            <text:p>1.14533</text:p>
          </table:table-cell>
          <table:table-cell office:value-type="float" office:value="0.722908" calcext:value-type="float">
            <text:p>0.722908</text:p>
          </table:table-cell>
          <table:table-cell office:value-type="float" office:value="0.610501" calcext:value-type="float">
            <text:p>0.610501</text:p>
          </table:table-cell>
          <table:table-cell office:value-type="float" office:value="0.447393" calcext:value-type="float">
            <text:p>0.447393</text:p>
          </table:table-cell>
          <table:table-cell office:value-type="float" office:value="0.617238" calcext:value-type="float">
            <text:p>0.617238</text:p>
          </table:table-cell>
          <table:table-cell office:value-type="float" office:value="0.61996" calcext:value-type="float">
            <text:p>0.61996</text:p>
          </table:table-cell>
          <table:table-cell office:value-type="float" office:value="0.173461" calcext:value-type="float">
            <text:p>0.173461</text:p>
          </table:table-cell>
          <table:table-cell office:value-type="float" office:value="0.329026" calcext:value-type="float">
            <text:p>0.329026</text:p>
          </table:table-cell>
          <table:table-cell office:value-type="float" office:value="1.70319" calcext:value-type="float">
            <text:p>1.70319</text:p>
          </table:table-cell>
          <table:table-cell office:value-type="float" office:value="0.223408" calcext:value-type="float">
            <text:p>0.223408</text:p>
          </table:table-cell>
          <table:table-cell table:number-columns-repeated="36"/>
          <table:table-cell table:formula="of:=MIN([.A136:.BL136])" office:value-type="float" office:value="0.173461" calcext:value-type="float">
            <text:p>0.173461</text:p>
          </table:table-cell>
          <table:table-cell table:formula="of:=MAX([.A136:.BL136])" office:value-type="float" office:value="1.70319" calcext:value-type="float">
            <text:p>1.70319</text:p>
          </table:table-cell>
          <table:table-cell table:number-columns-repeated="7"/>
        </table:table-row>
        <table:table-row table:style-name="ro2">
          <table:table-cell office:value-type="float" office:value="0.281658" calcext:value-type="float">
            <text:p>0.281658</text:p>
          </table:table-cell>
          <table:table-cell office:value-type="float" office:value="0.501677" calcext:value-type="float">
            <text:p>0.501677</text:p>
          </table:table-cell>
          <table:table-cell office:value-type="float" office:value="0.339704" calcext:value-type="float">
            <text:p>0.339704</text:p>
          </table:table-cell>
          <table:table-cell office:value-type="float" office:value="0.286457" calcext:value-type="float">
            <text:p>0.286457</text:p>
          </table:table-cell>
          <table:table-cell office:value-type="float" office:value="0.285534" calcext:value-type="float">
            <text:p>0.285534</text:p>
          </table:table-cell>
          <table:table-cell office:value-type="float" office:value="0.296414" calcext:value-type="float">
            <text:p>0.296414</text:p>
          </table:table-cell>
          <table:table-cell office:value-type="float" office:value="0.298095" calcext:value-type="float">
            <text:p>0.298095</text:p>
          </table:table-cell>
          <table:table-cell office:value-type="float" office:value="1.29829" calcext:value-type="float">
            <text:p>1.29829</text:p>
          </table:table-cell>
          <table:table-cell office:value-type="float" office:value="1.18597" calcext:value-type="float">
            <text:p>1.18597</text:p>
          </table:table-cell>
          <table:table-cell office:value-type="float" office:value="1.06655" calcext:value-type="float">
            <text:p>1.06655</text:p>
          </table:table-cell>
          <table:table-cell office:value-type="float" office:value="0.784703" calcext:value-type="float">
            <text:p>0.784703</text:p>
          </table:table-cell>
          <table:table-cell office:value-type="float" office:value="0.577022" calcext:value-type="float">
            <text:p>0.577022</text:p>
          </table:table-cell>
          <table:table-cell office:value-type="float" office:value="0.393015" calcext:value-type="float">
            <text:p>0.393015</text:p>
          </table:table-cell>
          <table:table-cell office:value-type="float" office:value="1.89352" calcext:value-type="float">
            <text:p>1.89352</text:p>
          </table:table-cell>
          <table:table-cell office:value-type="float" office:value="1.6126" calcext:value-type="float">
            <text:p>1.6126</text:p>
          </table:table-cell>
          <table:table-cell office:value-type="float" office:value="1.27908" calcext:value-type="float">
            <text:p>1.27908</text:p>
          </table:table-cell>
          <table:table-cell office:value-type="float" office:value="1.00002" calcext:value-type="float">
            <text:p>1.00002</text:p>
          </table:table-cell>
          <table:table-cell office:value-type="float" office:value="0.509416" calcext:value-type="float">
            <text:p>0.509416</text:p>
          </table:table-cell>
          <table:table-cell office:value-type="float" office:value="0.581384" calcext:value-type="float">
            <text:p>0.581384</text:p>
          </table:table-cell>
          <table:table-cell office:value-type="float" office:value="0.658573" calcext:value-type="float">
            <text:p>0.658573</text:p>
          </table:table-cell>
          <table:table-cell office:value-type="float" office:value="0.33445" calcext:value-type="float">
            <text:p>0.33445</text:p>
          </table:table-cell>
          <table:table-cell office:value-type="float" office:value="0.437122" calcext:value-type="float">
            <text:p>0.437122</text:p>
          </table:table-cell>
          <table:table-cell office:value-type="float" office:value="0.813406" calcext:value-type="float">
            <text:p>0.813406</text:p>
          </table:table-cell>
          <table:table-cell office:value-type="float" office:value="1.94344" calcext:value-type="float">
            <text:p>1.94344</text:p>
          </table:table-cell>
          <table:table-cell office:value-type="float" office:value="0.260635" calcext:value-type="float">
            <text:p>0.260635</text:p>
          </table:table-cell>
          <table:table-cell office:value-type="float" office:value="2.49139" calcext:value-type="float">
            <text:p>2.49139</text:p>
          </table:table-cell>
          <table:table-cell office:value-type="float" office:value="2.20319" calcext:value-type="float">
            <text:p>2.20319</text:p>
          </table:table-cell>
          <table:table-cell office:value-type="float" office:value="1.86414" calcext:value-type="float">
            <text:p>1.86414</text:p>
          </table:table-cell>
          <table:table-cell office:value-type="float" office:value="1.58338" calcext:value-type="float">
            <text:p>1.58338</text:p>
          </table:table-cell>
          <table:table-cell office:value-type="float" office:value="1.29849" calcext:value-type="float">
            <text:p>1.29849</text:p>
          </table:table-cell>
          <table:table-cell office:value-type="float" office:value="0.324185" calcext:value-type="float">
            <text:p>0.324185</text:p>
          </table:table-cell>
          <table:table-cell office:value-type="float" office:value="0.867962" calcext:value-type="float">
            <text:p>0.867962</text:p>
          </table:table-cell>
          <table:table-cell table:number-columns-repeated="36"/>
          <table:table-cell table:formula="of:=MIN([.A137:.BL137])" office:value-type="float" office:value="0.260635" calcext:value-type="float">
            <text:p>0.260635</text:p>
          </table:table-cell>
          <table:table-cell table:formula="of:=MAX([.A137:.BL137])" office:value-type="float" office:value="2.49139" calcext:value-type="float">
            <text:p>2.49139</text:p>
          </table:table-cell>
          <table:table-cell table:number-columns-repeated="7"/>
        </table:table-row>
        <table:table-row table:style-name="ro2">
          <table:table-cell office:value-type="float" office:value="0.284079" calcext:value-type="float">
            <text:p>0.284079</text:p>
          </table:table-cell>
          <table:table-cell office:value-type="float" office:value="0.390382" calcext:value-type="float">
            <text:p>0.390382</text:p>
          </table:table-cell>
          <table:table-cell office:value-type="float" office:value="0.497498" calcext:value-type="float">
            <text:p>0.497498</text:p>
          </table:table-cell>
          <table:table-cell office:value-type="float" office:value="0.203897" calcext:value-type="float">
            <text:p>0.203897</text:p>
          </table:table-cell>
          <table:table-cell office:value-type="float" office:value="0.448954" calcext:value-type="float">
            <text:p>0.448954</text:p>
          </table:table-cell>
          <table:table-cell office:value-type="float" office:value="0.389743" calcext:value-type="float">
            <text:p>0.389743</text:p>
          </table:table-cell>
          <table:table-cell office:value-type="float" office:value="0.308811" calcext:value-type="float">
            <text:p>0.308811</text:p>
          </table:table-cell>
          <table:table-cell office:value-type="float" office:value="0.205413" calcext:value-type="float">
            <text:p>0.205413</text:p>
          </table:table-cell>
          <table:table-cell office:value-type="float" office:value="0.46776" calcext:value-type="float">
            <text:p>0.46776</text:p>
          </table:table-cell>
          <table:table-cell office:value-type="float" office:value="0.91471" calcext:value-type="float">
            <text:p>0.91471</text:p>
          </table:table-cell>
          <table:table-cell office:value-type="float" office:value="0.322607" calcext:value-type="float">
            <text:p>0.322607</text:p>
          </table:table-cell>
          <table:table-cell office:value-type="float" office:value="1.53945" calcext:value-type="float">
            <text:p>1.53945</text:p>
          </table:table-cell>
          <table:table-cell office:value-type="float" office:value="1.32051" calcext:value-type="float">
            <text:p>1.32051</text:p>
          </table:table-cell>
          <table:table-cell office:value-type="float" office:value="0.959038" calcext:value-type="float">
            <text:p>0.959038</text:p>
          </table:table-cell>
          <table:table-cell office:value-type="float" office:value="0.857538" calcext:value-type="float">
            <text:p>0.857538</text:p>
          </table:table-cell>
          <table:table-cell office:value-type="float" office:value="0.50999" calcext:value-type="float">
            <text:p>0.50999</text:p>
          </table:table-cell>
          <table:table-cell office:value-type="float" office:value="0.301082" calcext:value-type="float">
            <text:p>0.301082</text:p>
          </table:table-cell>
          <table:table-cell office:value-type="float" office:value="0.522052" calcext:value-type="float">
            <text:p>0.522052</text:p>
          </table:table-cell>
          <table:table-cell office:value-type="float" office:value="0.162319" calcext:value-type="float">
            <text:p>0.162319</text:p>
          </table:table-cell>
          <table:table-cell office:value-type="float" office:value="1.63581" calcext:value-type="float">
            <text:p>1.63581</text:p>
          </table:table-cell>
          <table:table-cell office:value-type="float" office:value="1.74657" calcext:value-type="float">
            <text:p>1.74657</text:p>
          </table:table-cell>
          <table:table-cell office:value-type="float" office:value="0.689364" calcext:value-type="float">
            <text:p>0.689364</text:p>
          </table:table-cell>
          <table:table-cell office:value-type="float" office:value="0.252219" calcext:value-type="float">
            <text:p>0.252219</text:p>
          </table:table-cell>
          <table:table-cell office:value-type="float" office:value="1.85694" calcext:value-type="float">
            <text:p>1.85694</text:p>
          </table:table-cell>
          <table:table-cell office:value-type="float" office:value="0.919045" calcext:value-type="float">
            <text:p>0.919045</text:p>
          </table:table-cell>
          <table:table-cell office:value-type="float" office:value="0.758478" calcext:value-type="float">
            <text:p>0.758478</text:p>
          </table:table-cell>
          <table:table-cell office:value-type="float" office:value="0.269083" calcext:value-type="float">
            <text:p>0.269083</text:p>
          </table:table-cell>
          <table:table-cell office:value-type="float" office:value="0.742458" calcext:value-type="float">
            <text:p>0.742458</text:p>
          </table:table-cell>
          <table:table-cell office:value-type="float" office:value="0.325549" calcext:value-type="float">
            <text:p>0.325549</text:p>
          </table:table-cell>
          <table:table-cell office:value-type="float" office:value="0.463075" calcext:value-type="float">
            <text:p>0.463075</text:p>
          </table:table-cell>
          <table:table-cell office:value-type="float" office:value="0.287258" calcext:value-type="float">
            <text:p>0.287258</text:p>
          </table:table-cell>
          <table:table-cell office:value-type="float" office:value="0.171468" calcext:value-type="float">
            <text:p>0.171468</text:p>
          </table:table-cell>
          <table:table-cell table:number-columns-repeated="36"/>
          <table:table-cell table:formula="of:=MIN([.A138:.BL138])" office:value-type="float" office:value="0.162319" calcext:value-type="float">
            <text:p>0.162319</text:p>
          </table:table-cell>
          <table:table-cell table:formula="of:=MAX([.A138:.BL138])" office:value-type="float" office:value="1.85694" calcext:value-type="float">
            <text:p>1.85694</text:p>
          </table:table-cell>
          <table:table-cell table:number-columns-repeated="7"/>
        </table:table-row>
        <table:table-row table:style-name="ro2">
          <table:table-cell office:value-type="float" office:value="0.289355" calcext:value-type="float">
            <text:p>0.289355</text:p>
          </table:table-cell>
          <table:table-cell office:value-type="float" office:value="0.290892" calcext:value-type="float">
            <text:p>0.290892</text:p>
          </table:table-cell>
          <table:table-cell office:value-type="float" office:value="0.325424" calcext:value-type="float">
            <text:p>0.325424</text:p>
          </table:table-cell>
          <table:table-cell office:value-type="float" office:value="0.427237" calcext:value-type="float">
            <text:p>0.427237</text:p>
          </table:table-cell>
          <table:table-cell office:value-type="float" office:value="0.216998" calcext:value-type="float">
            <text:p>0.216998</text:p>
          </table:table-cell>
          <table:table-cell office:value-type="float" office:value="0.317384" calcext:value-type="float">
            <text:p>0.317384</text:p>
          </table:table-cell>
          <table:table-cell office:value-type="float" office:value="0.636209" calcext:value-type="float">
            <text:p>0.636209</text:p>
          </table:table-cell>
          <table:table-cell office:value-type="float" office:value="0.659022" calcext:value-type="float">
            <text:p>0.659022</text:p>
          </table:table-cell>
          <table:table-cell office:value-type="float" office:value="0.307996" calcext:value-type="float">
            <text:p>0.307996</text:p>
          </table:table-cell>
          <table:table-cell office:value-type="float" office:value="0.770294" calcext:value-type="float">
            <text:p>0.770294</text:p>
          </table:table-cell>
          <table:table-cell office:value-type="float" office:value="0.905888" calcext:value-type="float">
            <text:p>0.905888</text:p>
          </table:table-cell>
          <table:table-cell office:value-type="float" office:value="0.971234" calcext:value-type="float">
            <text:p>0.971234</text:p>
          </table:table-cell>
          <table:table-cell office:value-type="float" office:value="0.620951" calcext:value-type="float">
            <text:p>0.620951</text:p>
          </table:table-cell>
          <table:table-cell office:value-type="float" office:value="0.564394" calcext:value-type="float">
            <text:p>0.564394</text:p>
          </table:table-cell>
          <table:table-cell office:value-type="float" office:value="0.65364" calcext:value-type="float">
            <text:p>0.65364</text:p>
          </table:table-cell>
          <table:table-cell office:value-type="float" office:value="0.644078" calcext:value-type="float">
            <text:p>0.644078</text:p>
          </table:table-cell>
          <table:table-cell office:value-type="float" office:value="0.666168" calcext:value-type="float">
            <text:p>0.666168</text:p>
          </table:table-cell>
          <table:table-cell office:value-type="float" office:value="0.652174" calcext:value-type="float">
            <text:p>0.652174</text:p>
          </table:table-cell>
          <table:table-cell office:value-type="float" office:value="0.619095" calcext:value-type="float">
            <text:p>0.619095</text:p>
          </table:table-cell>
          <table:table-cell office:value-type="float" office:value="0.610779" calcext:value-type="float">
            <text:p>0.610779</text:p>
          </table:table-cell>
          <table:table-cell office:value-type="float" office:value="0.744664" calcext:value-type="float">
            <text:p>0.744664</text:p>
          </table:table-cell>
          <table:table-cell office:value-type="float" office:value="0.660846" calcext:value-type="float">
            <text:p>0.660846</text:p>
          </table:table-cell>
          <table:table-cell office:value-type="float" office:value="0.548184" calcext:value-type="float">
            <text:p>0.548184</text:p>
          </table:table-cell>
          <table:table-cell office:value-type="float" office:value="1.4902" calcext:value-type="float">
            <text:p>1.4902</text:p>
          </table:table-cell>
          <table:table-cell office:value-type="float" office:value="0.176334" calcext:value-type="float">
            <text:p>0.176334</text:p>
          </table:table-cell>
          <table:table-cell office:value-type="float" office:value="0.515678" calcext:value-type="float">
            <text:p>0.515678</text:p>
          </table:table-cell>
          <table:table-cell office:value-type="float" office:value="0.811677" calcext:value-type="float">
            <text:p>0.811677</text:p>
          </table:table-cell>
          <table:table-cell office:value-type="float" office:value="1.48943" calcext:value-type="float">
            <text:p>1.48943</text:p>
          </table:table-cell>
          <table:table-cell office:value-type="float" office:value="0.210121" calcext:value-type="float">
            <text:p>0.210121</text:p>
          </table:table-cell>
          <table:table-cell office:value-type="float" office:value="0.694825" calcext:value-type="float">
            <text:p>0.694825</text:p>
          </table:table-cell>
          <table:table-cell office:value-type="float" office:value="0.227112" calcext:value-type="float">
            <text:p>0.227112</text:p>
          </table:table-cell>
          <table:table-cell office:value-type="float" office:value="0.112602" calcext:value-type="float">
            <text:p>0.112602</text:p>
          </table:table-cell>
          <table:table-cell table:number-columns-repeated="36"/>
          <table:table-cell table:formula="of:=MIN([.A139:.BL139])" office:value-type="float" office:value="0.112602" calcext:value-type="float">
            <text:p>0.112602</text:p>
          </table:table-cell>
          <table:table-cell table:formula="of:=MAX([.A139:.BL139])" office:value-type="float" office:value="1.4902" calcext:value-type="float">
            <text:p>1.4902</text:p>
          </table:table-cell>
          <table:table-cell table:number-columns-repeated="7"/>
        </table:table-row>
        <table:table-row table:style-name="ro2">
          <table:table-cell office:value-type="float" office:value="0.217087" calcext:value-type="float">
            <text:p>0.217087</text:p>
          </table:table-cell>
          <table:table-cell office:value-type="float" office:value="0.240829" calcext:value-type="float">
            <text:p>0.240829</text:p>
          </table:table-cell>
          <table:table-cell office:value-type="float" office:value="0.373263" calcext:value-type="float">
            <text:p>0.373263</text:p>
          </table:table-cell>
          <table:table-cell office:value-type="float" office:value="0.153149" calcext:value-type="float">
            <text:p>0.153149</text:p>
          </table:table-cell>
          <table:table-cell office:value-type="float" office:value="0.206963" calcext:value-type="float">
            <text:p>0.206963</text:p>
          </table:table-cell>
          <table:table-cell office:value-type="float" office:value="0.171286" calcext:value-type="float">
            <text:p>0.171286</text:p>
          </table:table-cell>
          <table:table-cell office:value-type="float" office:value="0.218036" calcext:value-type="float">
            <text:p>0.218036</text:p>
          </table:table-cell>
          <table:table-cell office:value-type="float" office:value="0.154667" calcext:value-type="float">
            <text:p>0.154667</text:p>
          </table:table-cell>
          <table:table-cell office:value-type="float" office:value="0.260385" calcext:value-type="float">
            <text:p>0.260385</text:p>
          </table:table-cell>
          <table:table-cell office:value-type="float" office:value="1.12364" calcext:value-type="float">
            <text:p>1.12364</text:p>
          </table:table-cell>
          <table:table-cell office:value-type="float" office:value="1.0106" calcext:value-type="float">
            <text:p>1.0106</text:p>
          </table:table-cell>
          <table:table-cell office:value-type="float" office:value="0.736624" calcext:value-type="float">
            <text:p>0.736624</text:p>
          </table:table-cell>
          <table:table-cell office:value-type="float" office:value="1.10244" calcext:value-type="float">
            <text:p>1.10244</text:p>
          </table:table-cell>
          <table:table-cell office:value-type="float" office:value="0.372149" calcext:value-type="float">
            <text:p>0.372149</text:p>
          </table:table-cell>
          <table:table-cell office:value-type="float" office:value="1.32356" calcext:value-type="float">
            <text:p>1.32356</text:p>
          </table:table-cell>
          <table:table-cell office:value-type="float" office:value="1.21277" calcext:value-type="float">
            <text:p>1.21277</text:p>
          </table:table-cell>
          <table:table-cell office:value-type="float" office:value="1.00724" calcext:value-type="float">
            <text:p>1.00724</text:p>
          </table:table-cell>
          <table:table-cell office:value-type="float" office:value="0.813101" calcext:value-type="float">
            <text:p>0.813101</text:p>
          </table:table-cell>
          <table:table-cell office:value-type="float" office:value="0.196172" calcext:value-type="float">
            <text:p>0.196172</text:p>
          </table:table-cell>
          <table:table-cell office:value-type="float" office:value="1.21748" calcext:value-type="float">
            <text:p>1.21748</text:p>
          </table:table-cell>
          <table:table-cell office:value-type="float" office:value="0.154026" calcext:value-type="float">
            <text:p>0.154026</text:p>
          </table:table-cell>
          <table:table-cell office:value-type="float" office:value="0.909798" calcext:value-type="float">
            <text:p>0.909798</text:p>
          </table:table-cell>
          <table:table-cell office:value-type="float" office:value="0.291049" calcext:value-type="float">
            <text:p>0.291049</text:p>
          </table:table-cell>
          <table:table-cell office:value-type="float" office:value="0.980318" calcext:value-type="float">
            <text:p>0.980318</text:p>
          </table:table-cell>
          <table:table-cell office:value-type="float" office:value="0.503143" calcext:value-type="float">
            <text:p>0.503143</text:p>
          </table:table-cell>
          <table:table-cell office:value-type="float" office:value="1.18639" calcext:value-type="float">
            <text:p>1.18639</text:p>
          </table:table-cell>
          <table:table-cell office:value-type="float" office:value="0.631402" calcext:value-type="float">
            <text:p>0.631402</text:p>
          </table:table-cell>
          <table:table-cell office:value-type="float" office:value="0.748396" calcext:value-type="float">
            <text:p>0.748396</text:p>
          </table:table-cell>
          <table:table-cell office:value-type="float" office:value="0.78599" calcext:value-type="float">
            <text:p>0.78599</text:p>
          </table:table-cell>
          <table:table-cell office:value-type="float" office:value="0.060684" calcext:value-type="float">
            <text:p>0.060684</text:p>
          </table:table-cell>
          <table:table-cell office:value-type="float" office:value="0.317129" calcext:value-type="float">
            <text:p>0.317129</text:p>
          </table:table-cell>
          <table:table-cell office:value-type="float" office:value="0.839058" calcext:value-type="float">
            <text:p>0.839058</text:p>
          </table:table-cell>
          <table:table-cell table:number-columns-repeated="36"/>
          <table:table-cell table:formula="of:=MIN([.A140:.BL140])" office:value-type="float" office:value="0.060684" calcext:value-type="float">
            <text:p>0.060684</text:p>
          </table:table-cell>
          <table:table-cell table:formula="of:=MAX([.A140:.BL140])" office:value-type="float" office:value="1.32356" calcext:value-type="float">
            <text:p>1.32356</text:p>
          </table:table-cell>
          <table:table-cell table:number-columns-repeated="7"/>
        </table:table-row>
        <table:table-row table:style-name="ro2">
          <table:table-cell office:value-type="float" office:value="0.221275" calcext:value-type="float">
            <text:p>0.221275</text:p>
          </table:table-cell>
          <table:table-cell office:value-type="float" office:value="0.327918" calcext:value-type="float">
            <text:p>0.327918</text:p>
          </table:table-cell>
          <table:table-cell office:value-type="float" office:value="0.246656" calcext:value-type="float">
            <text:p>0.246656</text:p>
          </table:table-cell>
          <table:table-cell office:value-type="float" office:value="0.153606" calcext:value-type="float">
            <text:p>0.153606</text:p>
          </table:table-cell>
          <table:table-cell office:value-type="float" office:value="0.179614" calcext:value-type="float">
            <text:p>0.179614</text:p>
          </table:table-cell>
          <table:table-cell office:value-type="float" office:value="0.437578" calcext:value-type="float">
            <text:p>0.437578</text:p>
          </table:table-cell>
          <table:table-cell office:value-type="float" office:value="0.720732" calcext:value-type="float">
            <text:p>0.720732</text:p>
          </table:table-cell>
          <table:table-cell office:value-type="float" office:value="0.532168" calcext:value-type="float">
            <text:p>0.532168</text:p>
          </table:table-cell>
          <table:table-cell office:value-type="float" office:value="0.251714" calcext:value-type="float">
            <text:p>0.251714</text:p>
          </table:table-cell>
          <table:table-cell office:value-type="float" office:value="0.183612" calcext:value-type="float">
            <text:p>0.183612</text:p>
          </table:table-cell>
          <table:table-cell office:value-type="float" office:value="0.671001" calcext:value-type="float">
            <text:p>0.671001</text:p>
          </table:table-cell>
          <table:table-cell office:value-type="float" office:value="0.21735" calcext:value-type="float">
            <text:p>0.21735</text:p>
          </table:table-cell>
          <table:table-cell office:value-type="float" office:value="0.219152" calcext:value-type="float">
            <text:p>0.219152</text:p>
          </table:table-cell>
          <table:table-cell office:value-type="float" office:value="0.815929" calcext:value-type="float">
            <text:p>0.815929</text:p>
          </table:table-cell>
          <table:table-cell office:value-type="float" office:value="0.773979" calcext:value-type="float">
            <text:p>0.773979</text:p>
          </table:table-cell>
          <table:table-cell office:value-type="float" office:value="0.654674" calcext:value-type="float">
            <text:p>0.654674</text:p>
          </table:table-cell>
          <table:table-cell office:value-type="float" office:value="0.549832" calcext:value-type="float">
            <text:p>0.549832</text:p>
          </table:table-cell>
          <table:table-cell office:value-type="float" office:value="0.814379" calcext:value-type="float">
            <text:p>0.814379</text:p>
          </table:table-cell>
          <table:table-cell office:value-type="float" office:value="0.660133" calcext:value-type="float">
            <text:p>0.660133</text:p>
          </table:table-cell>
          <table:table-cell office:value-type="float" office:value="0.572203" calcext:value-type="float">
            <text:p>0.572203</text:p>
          </table:table-cell>
          <table:table-cell office:value-type="float" office:value="1.68019" calcext:value-type="float">
            <text:p>1.68019</text:p>
          </table:table-cell>
          <table:table-cell office:value-type="float" office:value="1.672" calcext:value-type="float">
            <text:p>1.672</text:p>
          </table:table-cell>
          <table:table-cell office:value-type="float" office:value="0.798499" calcext:value-type="float">
            <text:p>0.798499</text:p>
          </table:table-cell>
          <table:table-cell office:value-type="float" office:value="0.593693" calcext:value-type="float">
            <text:p>0.593693</text:p>
          </table:table-cell>
          <table:table-cell office:value-type="float" office:value="1.25931" calcext:value-type="float">
            <text:p>1.25931</text:p>
          </table:table-cell>
          <table:table-cell office:value-type="float" office:value="0.711944" calcext:value-type="float">
            <text:p>0.711944</text:p>
          </table:table-cell>
          <table:table-cell office:value-type="float" office:value="0.65228" calcext:value-type="float">
            <text:p>0.65228</text:p>
          </table:table-cell>
          <table:table-cell office:value-type="float" office:value="1.7181" calcext:value-type="float">
            <text:p>1.7181</text:p>
          </table:table-cell>
          <table:table-cell office:value-type="float" office:value="0.909108" calcext:value-type="float">
            <text:p>0.909108</text:p>
          </table:table-cell>
          <table:table-cell office:value-type="float" office:value="0.867258" calcext:value-type="float">
            <text:p>0.867258</text:p>
          </table:table-cell>
          <table:table-cell office:value-type="float" office:value="0.584912" calcext:value-type="float">
            <text:p>0.584912</text:p>
          </table:table-cell>
          <table:table-cell office:value-type="float" office:value="0.67277" calcext:value-type="float">
            <text:p>0.67277</text:p>
          </table:table-cell>
          <table:table-cell table:number-columns-repeated="36"/>
          <table:table-cell table:formula="of:=MIN([.A141:.BL141])" office:value-type="float" office:value="0.153606" calcext:value-type="float">
            <text:p>0.153606</text:p>
          </table:table-cell>
          <table:table-cell table:formula="of:=MAX([.A141:.BL141])" office:value-type="float" office:value="1.7181" calcext:value-type="float">
            <text:p>1.7181</text:p>
          </table:table-cell>
          <table:table-cell table:number-columns-repeated="7"/>
        </table:table-row>
        <table:table-row table:style-name="ro2">
          <table:table-cell office:value-type="float" office:value="0.179911" calcext:value-type="float">
            <text:p>0.179911</text:p>
          </table:table-cell>
          <table:table-cell office:value-type="float" office:value="0.278317" calcext:value-type="float">
            <text:p>0.278317</text:p>
          </table:table-cell>
          <table:table-cell office:value-type="float" office:value="0.177969" calcext:value-type="float">
            <text:p>0.177969</text:p>
          </table:table-cell>
          <table:table-cell office:value-type="float" office:value="0.186184" calcext:value-type="float">
            <text:p>0.186184</text:p>
          </table:table-cell>
          <table:table-cell office:value-type="float" office:value="0.161319" calcext:value-type="float">
            <text:p>0.161319</text:p>
          </table:table-cell>
          <table:table-cell office:value-type="float" office:value="0.838719" calcext:value-type="float">
            <text:p>0.838719</text:p>
          </table:table-cell>
          <table:table-cell office:value-type="float" office:value="0.760188" calcext:value-type="float">
            <text:p>0.760188</text:p>
          </table:table-cell>
          <table:table-cell office:value-type="float" office:value="0.676784" calcext:value-type="float">
            <text:p>0.676784</text:p>
          </table:table-cell>
          <table:table-cell office:value-type="float" office:value="0.524678" calcext:value-type="float">
            <text:p>0.524678</text:p>
          </table:table-cell>
          <table:table-cell office:value-type="float" office:value="0.371857" calcext:value-type="float">
            <text:p>0.371857</text:p>
          </table:table-cell>
          <table:table-cell office:value-type="float" office:value="0.455293" calcext:value-type="float">
            <text:p>0.455293</text:p>
          </table:table-cell>
          <table:table-cell office:value-type="float" office:value="0.307432" calcext:value-type="float">
            <text:p>0.307432</text:p>
          </table:table-cell>
          <table:table-cell office:value-type="float" office:value="0.121379" calcext:value-type="float">
            <text:p>0.121379</text:p>
          </table:table-cell>
          <table:table-cell office:value-type="float" office:value="0.124451" calcext:value-type="float">
            <text:p>0.124451</text:p>
          </table:table-cell>
          <table:table-cell office:value-type="float" office:value="0.451942" calcext:value-type="float">
            <text:p>0.451942</text:p>
          </table:table-cell>
          <table:table-cell office:value-type="float" office:value="1.02127" calcext:value-type="float">
            <text:p>1.02127</text:p>
          </table:table-cell>
          <table:table-cell office:value-type="float" office:value="0.741955" calcext:value-type="float">
            <text:p>0.741955</text:p>
          </table:table-cell>
          <table:table-cell office:value-type="float" office:value="0.2326" calcext:value-type="float">
            <text:p>0.2326</text:p>
          </table:table-cell>
          <table:table-cell office:value-type="float" office:value="0.715481" calcext:value-type="float">
            <text:p>0.715481</text:p>
          </table:table-cell>
          <table:table-cell office:value-type="float" office:value="0.741402" calcext:value-type="float">
            <text:p>0.741402</text:p>
          </table:table-cell>
          <table:table-cell office:value-type="float" office:value="0.230892" calcext:value-type="float">
            <text:p>0.230892</text:p>
          </table:table-cell>
          <table:table-cell office:value-type="float" office:value="0.116168" calcext:value-type="float">
            <text:p>0.116168</text:p>
          </table:table-cell>
          <table:table-cell office:value-type="float" office:value="1.54219" calcext:value-type="float">
            <text:p>1.54219</text:p>
          </table:table-cell>
          <table:table-cell office:value-type="float" office:value="1.04135" calcext:value-type="float">
            <text:p>1.04135</text:p>
          </table:table-cell>
          <table:table-cell office:value-type="float" office:value="1.73635" calcext:value-type="float">
            <text:p>1.73635</text:p>
          </table:table-cell>
          <table:table-cell office:value-type="float" office:value="1.03134" calcext:value-type="float">
            <text:p>1.03134</text:p>
          </table:table-cell>
          <table:table-cell office:value-type="float" office:value="0.964408" calcext:value-type="float">
            <text:p>0.964408</text:p>
          </table:table-cell>
          <table:table-cell office:value-type="float" office:value="0.499178" calcext:value-type="float">
            <text:p>0.499178</text:p>
          </table:table-cell>
          <table:table-cell office:value-type="float" office:value="0.6156" calcext:value-type="float">
            <text:p>0.6156</text:p>
          </table:table-cell>
          <table:table-cell office:value-type="float" office:value="0.465001" calcext:value-type="float">
            <text:p>0.465001</text:p>
          </table:table-cell>
          <table:table-cell office:value-type="float" office:value="0.527353" calcext:value-type="float">
            <text:p>0.527353</text:p>
          </table:table-cell>
          <table:table-cell office:value-type="float" office:value="0.122503" calcext:value-type="float">
            <text:p>0.122503</text:p>
          </table:table-cell>
          <table:table-cell table:number-columns-repeated="36"/>
          <table:table-cell table:formula="of:=MIN([.A142:.BL142])" office:value-type="float" office:value="0.116168" calcext:value-type="float">
            <text:p>0.116168</text:p>
          </table:table-cell>
          <table:table-cell table:formula="of:=MAX([.A142:.BL142])" office:value-type="float" office:value="1.73635" calcext:value-type="float">
            <text:p>1.73635</text:p>
          </table:table-cell>
          <table:table-cell table:number-columns-repeated="7"/>
        </table:table-row>
        <table:table-row table:style-name="ro2">
          <table:table-cell office:value-type="float" office:value="0.163391" calcext:value-type="float">
            <text:p>0.163391</text:p>
          </table:table-cell>
          <table:table-cell office:value-type="float" office:value="0.226559" calcext:value-type="float">
            <text:p>0.226559</text:p>
          </table:table-cell>
          <table:table-cell office:value-type="float" office:value="0.158175" calcext:value-type="float">
            <text:p>0.158175</text:p>
          </table:table-cell>
          <table:table-cell office:value-type="float" office:value="0.355165" calcext:value-type="float">
            <text:p>0.355165</text:p>
          </table:table-cell>
          <table:table-cell office:value-type="float" office:value="0.208474" calcext:value-type="float">
            <text:p>0.208474</text:p>
          </table:table-cell>
          <table:table-cell office:value-type="float" office:value="0.408299" calcext:value-type="float">
            <text:p>0.408299</text:p>
          </table:table-cell>
          <table:table-cell office:value-type="float" office:value="0.160797" calcext:value-type="float">
            <text:p>0.160797</text:p>
          </table:table-cell>
          <table:table-cell office:value-type="float" office:value="0.413439" calcext:value-type="float">
            <text:p>0.413439</text:p>
          </table:table-cell>
          <table:table-cell office:value-type="float" office:value="0.207138" calcext:value-type="float">
            <text:p>0.207138</text:p>
          </table:table-cell>
          <table:table-cell office:value-type="float" office:value="0.354242" calcext:value-type="float">
            <text:p>0.354242</text:p>
          </table:table-cell>
          <table:table-cell office:value-type="float" office:value="1.09735" calcext:value-type="float">
            <text:p>1.09735</text:p>
          </table:table-cell>
          <table:table-cell office:value-type="float" office:value="0.938412" calcext:value-type="float">
            <text:p>0.938412</text:p>
          </table:table-cell>
          <table:table-cell office:value-type="float" office:value="0.937675" calcext:value-type="float">
            <text:p>0.937675</text:p>
          </table:table-cell>
          <table:table-cell office:value-type="float" office:value="0.770598" calcext:value-type="float">
            <text:p>0.770598</text:p>
          </table:table-cell>
          <table:table-cell office:value-type="float" office:value="0.558339" calcext:value-type="float">
            <text:p>0.558339</text:p>
          </table:table-cell>
          <table:table-cell office:value-type="float" office:value="0.215095" calcext:value-type="float">
            <text:p>0.215095</text:p>
          </table:table-cell>
          <table:table-cell office:value-type="float" office:value="1.42049" calcext:value-type="float">
            <text:p>1.42049</text:p>
          </table:table-cell>
          <table:table-cell office:value-type="float" office:value="1.27187" calcext:value-type="float">
            <text:p>1.27187</text:p>
          </table:table-cell>
          <table:table-cell office:value-type="float" office:value="1.06781" calcext:value-type="float">
            <text:p>1.06781</text:p>
          </table:table-cell>
          <table:table-cell office:value-type="float" office:value="0.45797" calcext:value-type="float">
            <text:p>0.45797</text:p>
          </table:table-cell>
          <table:table-cell office:value-type="float" office:value="0.512007" calcext:value-type="float">
            <text:p>0.512007</text:p>
          </table:table-cell>
          <table:table-cell office:value-type="float" office:value="1.57557" calcext:value-type="float">
            <text:p>1.57557</text:p>
          </table:table-cell>
          <table:table-cell office:value-type="float" office:value="0.98156" calcext:value-type="float">
            <text:p>0.98156</text:p>
          </table:table-cell>
          <table:table-cell office:value-type="float" office:value="0.616619" calcext:value-type="float">
            <text:p>0.616619</text:p>
          </table:table-cell>
          <table:table-cell office:value-type="float" office:value="0.507249" calcext:value-type="float">
            <text:p>0.507249</text:p>
          </table:table-cell>
          <table:table-cell office:value-type="float" office:value="1.28816" calcext:value-type="float">
            <text:p>1.28816</text:p>
          </table:table-cell>
          <table:table-cell office:value-type="float" office:value="0.520863" calcext:value-type="float">
            <text:p>0.520863</text:p>
          </table:table-cell>
          <table:table-cell office:value-type="float" office:value="0.971002" calcext:value-type="float">
            <text:p>0.971002</text:p>
          </table:table-cell>
          <table:table-cell office:value-type="float" office:value="1.93018" calcext:value-type="float">
            <text:p>1.93018</text:p>
          </table:table-cell>
          <table:table-cell office:value-type="float" office:value="0.43907" calcext:value-type="float">
            <text:p>0.43907</text:p>
          </table:table-cell>
          <table:table-cell office:value-type="float" office:value="0.412555" calcext:value-type="float">
            <text:p>0.412555</text:p>
          </table:table-cell>
          <table:table-cell office:value-type="float" office:value="0.166723" calcext:value-type="float">
            <text:p>0.166723</text:p>
          </table:table-cell>
          <table:table-cell table:number-columns-repeated="36"/>
          <table:table-cell table:formula="of:=MIN([.A143:.BL143])" office:value-type="float" office:value="0.158175" calcext:value-type="float">
            <text:p>0.158175</text:p>
          </table:table-cell>
          <table:table-cell table:formula="of:=MAX([.A143:.BL143])" office:value-type="float" office:value="1.93018" calcext:value-type="float">
            <text:p>1.93018</text:p>
          </table:table-cell>
          <table:table-cell table:number-columns-repeated="7"/>
        </table:table-row>
        <table:table-row table:style-name="ro2">
          <table:table-cell office:value-type="float" office:value="0.27856" calcext:value-type="float">
            <text:p>0.27856</text:p>
          </table:table-cell>
          <table:table-cell office:value-type="float" office:value="0.332886" calcext:value-type="float">
            <text:p>0.332886</text:p>
          </table:table-cell>
          <table:table-cell office:value-type="float" office:value="0.429671" calcext:value-type="float">
            <text:p>0.429671</text:p>
          </table:table-cell>
          <table:table-cell office:value-type="float" office:value="0.576552" calcext:value-type="float">
            <text:p>0.576552</text:p>
          </table:table-cell>
          <table:table-cell office:value-type="float" office:value="0.238555" calcext:value-type="float">
            <text:p>0.238555</text:p>
          </table:table-cell>
          <table:table-cell office:value-type="float" office:value="0.419398" calcext:value-type="float">
            <text:p>0.419398</text:p>
          </table:table-cell>
          <table:table-cell office:value-type="float" office:value="0.419278" calcext:value-type="float">
            <text:p>0.419278</text:p>
          </table:table-cell>
          <table:table-cell office:value-type="float" office:value="0.563985" calcext:value-type="float">
            <text:p>0.563985</text:p>
          </table:table-cell>
          <table:table-cell office:value-type="float" office:value="0.392751" calcext:value-type="float">
            <text:p>0.392751</text:p>
          </table:table-cell>
          <table:table-cell office:value-type="float" office:value="0.298113" calcext:value-type="float">
            <text:p>0.298113</text:p>
          </table:table-cell>
          <table:table-cell office:value-type="float" office:value="0.569745" calcext:value-type="float">
            <text:p>0.569745</text:p>
          </table:table-cell>
          <table:table-cell office:value-type="float" office:value="0.175497" calcext:value-type="float">
            <text:p>0.175497</text:p>
          </table:table-cell>
          <table:table-cell office:value-type="float" office:value="1.39852" calcext:value-type="float">
            <text:p>1.39852</text:p>
          </table:table-cell>
          <table:table-cell office:value-type="float" office:value="0.474112" calcext:value-type="float">
            <text:p>0.474112</text:p>
          </table:table-cell>
          <table:table-cell office:value-type="float" office:value="1.58172" calcext:value-type="float">
            <text:p>1.58172</text:p>
          </table:table-cell>
          <table:table-cell office:value-type="float" office:value="1.47529" calcext:value-type="float">
            <text:p>1.47529</text:p>
          </table:table-cell>
          <table:table-cell office:value-type="float" office:value="1.09756" calcext:value-type="float">
            <text:p>1.09756</text:p>
          </table:table-cell>
          <table:table-cell office:value-type="float" office:value="0.387939" calcext:value-type="float">
            <text:p>0.387939</text:p>
          </table:table-cell>
          <table:table-cell office:value-type="float" office:value="0.994795" calcext:value-type="float">
            <text:p>0.994795</text:p>
          </table:table-cell>
          <table:table-cell office:value-type="float" office:value="0.894488" calcext:value-type="float">
            <text:p>0.894488</text:p>
          </table:table-cell>
          <table:table-cell office:value-type="float" office:value="0.849468" calcext:value-type="float">
            <text:p>0.849468</text:p>
          </table:table-cell>
          <table:table-cell office:value-type="float" office:value="0.800988" calcext:value-type="float">
            <text:p>0.800988</text:p>
          </table:table-cell>
          <table:table-cell office:value-type="float" office:value="0.496102" calcext:value-type="float">
            <text:p>0.496102</text:p>
          </table:table-cell>
          <table:table-cell office:value-type="float" office:value="1.19175" calcext:value-type="float">
            <text:p>1.19175</text:p>
          </table:table-cell>
          <table:table-cell office:value-type="float" office:value="2.03404" calcext:value-type="float">
            <text:p>2.03404</text:p>
          </table:table-cell>
          <table:table-cell office:value-type="float" office:value="1.3893" calcext:value-type="float">
            <text:p>1.3893</text:p>
          </table:table-cell>
          <table:table-cell office:value-type="float" office:value="1.98915" calcext:value-type="float">
            <text:p>1.98915</text:p>
          </table:table-cell>
          <table:table-cell office:value-type="float" office:value="1.60132" calcext:value-type="float">
            <text:p>1.60132</text:p>
          </table:table-cell>
          <table:table-cell office:value-type="float" office:value="0.327821" calcext:value-type="float">
            <text:p>0.327821</text:p>
          </table:table-cell>
          <table:table-cell office:value-type="float" office:value="0.0729239" calcext:value-type="float">
            <text:p>0.0729239</text:p>
          </table:table-cell>
          <table:table-cell office:value-type="float" office:value="0.528099" calcext:value-type="float">
            <text:p>0.528099</text:p>
          </table:table-cell>
          <table:table-cell office:value-type="float" office:value="0.415733" calcext:value-type="float">
            <text:p>0.415733</text:p>
          </table:table-cell>
          <table:table-cell table:number-columns-repeated="36"/>
          <table:table-cell table:formula="of:=MIN([.A144:.BL144])" office:value-type="float" office:value="0.0729239" calcext:value-type="float">
            <text:p>0.0729239</text:p>
          </table:table-cell>
          <table:table-cell table:formula="of:=MAX([.A144:.BL144])" office:value-type="float" office:value="2.03404" calcext:value-type="float">
            <text:p>2.03404</text:p>
          </table:table-cell>
          <table:table-cell table:number-columns-repeated="7"/>
        </table:table-row>
        <table:table-row table:style-name="ro2">
          <table:table-cell office:value-type="float" office:value="0.291298" calcext:value-type="float">
            <text:p>0.291298</text:p>
          </table:table-cell>
          <table:table-cell office:value-type="float" office:value="0.400323" calcext:value-type="float">
            <text:p>0.400323</text:p>
          </table:table-cell>
          <table:table-cell office:value-type="float" office:value="0.501687" calcext:value-type="float">
            <text:p>0.501687</text:p>
          </table:table-cell>
          <table:table-cell office:value-type="float" office:value="0.245766" calcext:value-type="float">
            <text:p>0.245766</text:p>
          </table:table-cell>
          <table:table-cell office:value-type="float" office:value="0.576207" calcext:value-type="float">
            <text:p>0.576207</text:p>
          </table:table-cell>
          <table:table-cell office:value-type="float" office:value="0.571337" calcext:value-type="float">
            <text:p>0.571337</text:p>
          </table:table-cell>
          <table:table-cell office:value-type="float" office:value="0.57849" calcext:value-type="float">
            <text:p>0.57849</text:p>
          </table:table-cell>
          <table:table-cell office:value-type="float" office:value="0.249095" calcext:value-type="float">
            <text:p>0.249095</text:p>
          </table:table-cell>
          <table:table-cell office:value-type="float" office:value="0.559651" calcext:value-type="float">
            <text:p>0.559651</text:p>
          </table:table-cell>
          <table:table-cell office:value-type="float" office:value="0.534902" calcext:value-type="float">
            <text:p>0.534902</text:p>
          </table:table-cell>
          <table:table-cell office:value-type="float" office:value="0.485453" calcext:value-type="float">
            <text:p>0.485453</text:p>
          </table:table-cell>
          <table:table-cell office:value-type="float" office:value="0.764666" calcext:value-type="float">
            <text:p>0.764666</text:p>
          </table:table-cell>
          <table:table-cell office:value-type="float" office:value="0.706823" calcext:value-type="float">
            <text:p>0.706823</text:p>
          </table:table-cell>
          <table:table-cell office:value-type="float" office:value="0.6499" calcext:value-type="float">
            <text:p>0.6499</text:p>
          </table:table-cell>
          <table:table-cell office:value-type="float" office:value="0.649412" calcext:value-type="float">
            <text:p>0.649412</text:p>
          </table:table-cell>
          <table:table-cell office:value-type="float" office:value="0.665123" calcext:value-type="float">
            <text:p>0.665123</text:p>
          </table:table-cell>
          <table:table-cell office:value-type="float" office:value="1.97579" calcext:value-type="float">
            <text:p>1.97579</text:p>
          </table:table-cell>
          <table:table-cell office:value-type="float" office:value="1.74513" calcext:value-type="float">
            <text:p>1.74513</text:p>
          </table:table-cell>
          <table:table-cell office:value-type="float" office:value="1.71899" calcext:value-type="float">
            <text:p>1.71899</text:p>
          </table:table-cell>
          <table:table-cell office:value-type="float" office:value="1.62223" calcext:value-type="float">
            <text:p>1.62223</text:p>
          </table:table-cell>
          <table:table-cell office:value-type="float" office:value="0.729475" calcext:value-type="float">
            <text:p>0.729475</text:p>
          </table:table-cell>
          <table:table-cell office:value-type="float" office:value="0.706666" calcext:value-type="float">
            <text:p>0.706666</text:p>
          </table:table-cell>
          <table:table-cell office:value-type="float" office:value="0.707916" calcext:value-type="float">
            <text:p>0.707916</text:p>
          </table:table-cell>
          <table:table-cell office:value-type="float" office:value="0.651796" calcext:value-type="float">
            <text:p>0.651796</text:p>
          </table:table-cell>
          <table:table-cell office:value-type="float" office:value="1.93728" calcext:value-type="float">
            <text:p>1.93728</text:p>
          </table:table-cell>
          <table:table-cell office:value-type="float" office:value="0.47645" calcext:value-type="float">
            <text:p>0.47645</text:p>
          </table:table-cell>
          <table:table-cell office:value-type="float" office:value="0.36788" calcext:value-type="float">
            <text:p>0.36788</text:p>
          </table:table-cell>
          <table:table-cell office:value-type="float" office:value="0.240058" calcext:value-type="float">
            <text:p>0.240058</text:p>
          </table:table-cell>
          <table:table-cell office:value-type="float" office:value="0.193218" calcext:value-type="float">
            <text:p>0.193218</text:p>
          </table:table-cell>
          <table:table-cell office:value-type="float" office:value="0.242599" calcext:value-type="float">
            <text:p>0.242599</text:p>
          </table:table-cell>
          <table:table-cell office:value-type="float" office:value="0.0766091" calcext:value-type="float">
            <text:p>0.0766091</text:p>
          </table:table-cell>
          <table:table-cell office:value-type="float" office:value="0.229881" calcext:value-type="float">
            <text:p>0.229881</text:p>
          </table:table-cell>
          <table:table-cell table:number-columns-repeated="36"/>
          <table:table-cell table:formula="of:=MIN([.A145:.BL145])" office:value-type="float" office:value="0.0766091" calcext:value-type="float">
            <text:p>0.0766091</text:p>
          </table:table-cell>
          <table:table-cell table:formula="of:=MAX([.A145:.BL145])" office:value-type="float" office:value="1.97579" calcext:value-type="float">
            <text:p>1.97579</text:p>
          </table:table-cell>
          <table:table-cell table:number-columns-repeated="7"/>
        </table:table-row>
        <table:table-row table:style-name="ro2">
          <table:table-cell office:value-type="float" office:value="0.17933" calcext:value-type="float">
            <text:p>0.17933</text:p>
          </table:table-cell>
          <table:table-cell office:value-type="float" office:value="0.291436" calcext:value-type="float">
            <text:p>0.291436</text:p>
          </table:table-cell>
          <table:table-cell office:value-type="float" office:value="0.158064" calcext:value-type="float">
            <text:p>0.158064</text:p>
          </table:table-cell>
          <table:table-cell office:value-type="float" office:value="0.208971" calcext:value-type="float">
            <text:p>0.208971</text:p>
          </table:table-cell>
          <table:table-cell office:value-type="float" office:value="0.303236" calcext:value-type="float">
            <text:p>0.303236</text:p>
          </table:table-cell>
          <table:table-cell office:value-type="float" office:value="0.509133" calcext:value-type="float">
            <text:p>0.509133</text:p>
          </table:table-cell>
          <table:table-cell office:value-type="float" office:value="0.231331" calcext:value-type="float">
            <text:p>0.231331</text:p>
          </table:table-cell>
          <table:table-cell office:value-type="float" office:value="0.387226" calcext:value-type="float">
            <text:p>0.387226</text:p>
          </table:table-cell>
          <table:table-cell office:value-type="float" office:value="0.900602" calcext:value-type="float">
            <text:p>0.900602</text:p>
          </table:table-cell>
          <table:table-cell office:value-type="float" office:value="0.338536" calcext:value-type="float">
            <text:p>0.338536</text:p>
          </table:table-cell>
          <table:table-cell office:value-type="float" office:value="0.31791" calcext:value-type="float">
            <text:p>0.31791</text:p>
          </table:table-cell>
          <table:table-cell office:value-type="float" office:value="0.248478" calcext:value-type="float">
            <text:p>0.248478</text:p>
          </table:table-cell>
          <table:table-cell office:value-type="float" office:value="0.252435" calcext:value-type="float">
            <text:p>0.252435</text:p>
          </table:table-cell>
          <table:table-cell office:value-type="float" office:value="0.552702" calcext:value-type="float">
            <text:p>0.552702</text:p>
          </table:table-cell>
          <table:table-cell office:value-type="float" office:value="1.16051" calcext:value-type="float">
            <text:p>1.16051</text:p>
          </table:table-cell>
          <table:table-cell office:value-type="float" office:value="0.595622" calcext:value-type="float">
            <text:p>0.595622</text:p>
          </table:table-cell>
          <table:table-cell office:value-type="float" office:value="1.0583" calcext:value-type="float">
            <text:p>1.0583</text:p>
          </table:table-cell>
          <table:table-cell office:value-type="float" office:value="0.112834" calcext:value-type="float">
            <text:p>0.112834</text:p>
          </table:table-cell>
          <table:table-cell office:value-type="float" office:value="0.63845" calcext:value-type="float">
            <text:p>0.63845</text:p>
          </table:table-cell>
          <table:table-cell office:value-type="float" office:value="0.626193" calcext:value-type="float">
            <text:p>0.626193</text:p>
          </table:table-cell>
          <table:table-cell office:value-type="float" office:value="0.895058" calcext:value-type="float">
            <text:p>0.895058</text:p>
          </table:table-cell>
          <table:table-cell office:value-type="float" office:value="0.937344" calcext:value-type="float">
            <text:p>0.937344</text:p>
          </table:table-cell>
          <table:table-cell office:value-type="float" office:value="0.473395" calcext:value-type="float">
            <text:p>0.473395</text:p>
          </table:table-cell>
          <table:table-cell office:value-type="float" office:value="0.52399" calcext:value-type="float">
            <text:p>0.52399</text:p>
          </table:table-cell>
          <table:table-cell office:value-type="float" office:value="1.80897" calcext:value-type="float">
            <text:p>1.80897</text:p>
          </table:table-cell>
          <table:table-cell office:value-type="float" office:value="1.63282" calcext:value-type="float">
            <text:p>1.63282</text:p>
          </table:table-cell>
          <table:table-cell office:value-type="float" office:value="0.599499" calcext:value-type="float">
            <text:p>0.599499</text:p>
          </table:table-cell>
          <table:table-cell office:value-type="float" office:value="0.525143" calcext:value-type="float">
            <text:p>0.525143</text:p>
          </table:table-cell>
          <table:table-cell office:value-type="float" office:value="0.395798" calcext:value-type="float">
            <text:p>0.395798</text:p>
          </table:table-cell>
          <table:table-cell office:value-type="float" office:value="0.811838" calcext:value-type="float">
            <text:p>0.811838</text:p>
          </table:table-cell>
          <table:table-cell office:value-type="float" office:value="0.159216" calcext:value-type="float">
            <text:p>0.159216</text:p>
          </table:table-cell>
          <table:table-cell office:value-type="float" office:value="0.13037" calcext:value-type="float">
            <text:p>0.13037</text:p>
          </table:table-cell>
          <table:table-cell table:number-columns-repeated="36"/>
          <table:table-cell table:formula="of:=MIN([.A146:.BL146])" office:value-type="float" office:value="0.112834" calcext:value-type="float">
            <text:p>0.112834</text:p>
          </table:table-cell>
          <table:table-cell table:formula="of:=MAX([.A146:.BL146])" office:value-type="float" office:value="1.80897" calcext:value-type="float">
            <text:p>1.80897</text:p>
          </table:table-cell>
          <table:table-cell table:number-columns-repeated="7"/>
        </table:table-row>
        <table:table-row table:style-name="ro2">
          <table:table-cell office:value-type="float" office:value="0.20842" calcext:value-type="float">
            <text:p>0.20842</text:p>
          </table:table-cell>
          <table:table-cell office:value-type="float" office:value="0.305835" calcext:value-type="float">
            <text:p>0.305835</text:p>
          </table:table-cell>
          <table:table-cell office:value-type="float" office:value="0.357122" calcext:value-type="float">
            <text:p>0.357122</text:p>
          </table:table-cell>
          <table:table-cell office:value-type="float" office:value="0.181249" calcext:value-type="float">
            <text:p>0.181249</text:p>
          </table:table-cell>
          <table:table-cell office:value-type="float" office:value="0.327296" calcext:value-type="float">
            <text:p>0.327296</text:p>
          </table:table-cell>
          <table:table-cell office:value-type="float" office:value="0.691082" calcext:value-type="float">
            <text:p>0.691082</text:p>
          </table:table-cell>
          <table:table-cell office:value-type="float" office:value="0.506961" calcext:value-type="float">
            <text:p>0.506961</text:p>
          </table:table-cell>
          <table:table-cell office:value-type="float" office:value="0.408841" calcext:value-type="float">
            <text:p>0.408841</text:p>
          </table:table-cell>
          <table:table-cell office:value-type="float" office:value="0.388675" calcext:value-type="float">
            <text:p>0.388675</text:p>
          </table:table-cell>
          <table:table-cell office:value-type="float" office:value="0.471083" calcext:value-type="float">
            <text:p>0.471083</text:p>
          </table:table-cell>
          <table:table-cell office:value-type="float" office:value="0.459959" calcext:value-type="float">
            <text:p>0.459959</text:p>
          </table:table-cell>
          <table:table-cell office:value-type="float" office:value="0.482821" calcext:value-type="float">
            <text:p>0.482821</text:p>
          </table:table-cell>
          <table:table-cell office:value-type="float" office:value="0.428295" calcext:value-type="float">
            <text:p>0.428295</text:p>
          </table:table-cell>
          <table:table-cell office:value-type="float" office:value="0.417498" calcext:value-type="float">
            <text:p>0.417498</text:p>
          </table:table-cell>
          <table:table-cell office:value-type="float" office:value="0.472227" calcext:value-type="float">
            <text:p>0.472227</text:p>
          </table:table-cell>
          <table:table-cell office:value-type="float" office:value="1.2922" calcext:value-type="float">
            <text:p>1.2922</text:p>
          </table:table-cell>
          <table:table-cell office:value-type="float" office:value="1.33457" calcext:value-type="float">
            <text:p>1.33457</text:p>
          </table:table-cell>
          <table:table-cell office:value-type="float" office:value="1.27267" calcext:value-type="float">
            <text:p>1.27267</text:p>
          </table:table-cell>
          <table:table-cell office:value-type="float" office:value="0.534629" calcext:value-type="float">
            <text:p>0.534629</text:p>
          </table:table-cell>
          <table:table-cell office:value-type="float" office:value="0.549932" calcext:value-type="float">
            <text:p>0.549932</text:p>
          </table:table-cell>
          <table:table-cell office:value-type="float" office:value="0.312433" calcext:value-type="float">
            <text:p>0.312433</text:p>
          </table:table-cell>
          <table:table-cell office:value-type="float" office:value="0.618586" calcext:value-type="float">
            <text:p>0.618586</text:p>
          </table:table-cell>
          <table:table-cell office:value-type="float" office:value="0.217487" calcext:value-type="float">
            <text:p>0.217487</text:p>
          </table:table-cell>
          <table:table-cell office:value-type="float" office:value="0.470927" calcext:value-type="float">
            <text:p>0.470927</text:p>
          </table:table-cell>
          <table:table-cell office:value-type="float" office:value="0.379106" calcext:value-type="float">
            <text:p>0.379106</text:p>
          </table:table-cell>
          <table:table-cell office:value-type="float" office:value="0.19288" calcext:value-type="float">
            <text:p>0.19288</text:p>
          </table:table-cell>
          <table:table-cell office:value-type="float" office:value="0.162133" calcext:value-type="float">
            <text:p>0.162133</text:p>
          </table:table-cell>
          <table:table-cell office:value-type="float" office:value="0.462307" calcext:value-type="float">
            <text:p>0.462307</text:p>
          </table:table-cell>
          <table:table-cell office:value-type="float" office:value="0.507264" calcext:value-type="float">
            <text:p>0.507264</text:p>
          </table:table-cell>
          <table:table-cell office:value-type="float" office:value="0.248015" calcext:value-type="float">
            <text:p>0.248015</text:p>
          </table:table-cell>
          <table:table-cell office:value-type="float" office:value="0.145028" calcext:value-type="float">
            <text:p>0.145028</text:p>
          </table:table-cell>
          <table:table-cell office:value-type="float" office:value="1.42295" calcext:value-type="float">
            <text:p>1.42295</text:p>
          </table:table-cell>
          <table:table-cell table:number-columns-repeated="36"/>
          <table:table-cell table:formula="of:=MIN([.A147:.BL147])" office:value-type="float" office:value="0.145028" calcext:value-type="float">
            <text:p>0.145028</text:p>
          </table:table-cell>
          <table:table-cell table:formula="of:=MAX([.A147:.BL147])" office:value-type="float" office:value="1.42295" calcext:value-type="float">
            <text:p>1.42295</text:p>
          </table:table-cell>
          <table:table-cell table:number-columns-repeated="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2">
          <table:table-cell office:value-type="float" office:value="0.190106" calcext:value-type="float">
            <text:p>0.190106</text:p>
          </table:table-cell>
          <table:table-cell office:value-type="float" office:value="0.195462" calcext:value-type="float">
            <text:p>0.195462</text:p>
          </table:table-cell>
          <table:table-cell office:value-type="float" office:value="0.14611" calcext:value-type="float">
            <text:p>0.14611</text:p>
          </table:table-cell>
          <table:table-cell office:value-type="float" office:value="0.14891" calcext:value-type="float">
            <text:p>0.14891</text:p>
          </table:table-cell>
          <table:table-cell office:value-type="float" office:value="0.840219" calcext:value-type="float">
            <text:p>0.840219</text:p>
          </table:table-cell>
          <table:table-cell office:value-type="float" office:value="0.339927" calcext:value-type="float">
            <text:p>0.339927</text:p>
          </table:table-cell>
          <table:table-cell office:value-type="float" office:value="0.486689" calcext:value-type="float">
            <text:p>0.486689</text:p>
          </table:table-cell>
          <table:table-cell office:value-type="float" office:value="0.280061" calcext:value-type="float">
            <text:p>0.280061</text:p>
          </table:table-cell>
          <table:table-cell office:value-type="float" office:value="0.199304" calcext:value-type="float">
            <text:p>0.199304</text:p>
          </table:table-cell>
          <table:table-cell office:value-type="float" office:value="0.14657" calcext:value-type="float">
            <text:p>0.14657</text:p>
          </table:table-cell>
          <table:table-cell office:value-type="float" office:value="1.40497" calcext:value-type="float">
            <text:p>1.40497</text:p>
          </table:table-cell>
          <table:table-cell office:value-type="float" office:value="1.21456" calcext:value-type="float">
            <text:p>1.21456</text:p>
          </table:table-cell>
          <table:table-cell office:value-type="float" office:value="1.02065" calcext:value-type="float">
            <text:p>1.02065</text:p>
          </table:table-cell>
          <table:table-cell office:value-type="float" office:value="1.21664" calcext:value-type="float">
            <text:p>1.21664</text:p>
          </table:table-cell>
          <table:table-cell office:value-type="float" office:value="0.727552" calcext:value-type="float">
            <text:p>0.727552</text:p>
          </table:table-cell>
          <table:table-cell office:value-type="float" office:value="1.22314" calcext:value-type="float">
            <text:p>1.22314</text:p>
          </table:table-cell>
          <table:table-cell office:value-type="float" office:value="0.253299" calcext:value-type="float">
            <text:p>0.253299</text:p>
          </table:table-cell>
          <table:table-cell office:value-type="float" office:value="0.88235" calcext:value-type="float">
            <text:p>0.88235</text:p>
          </table:table-cell>
          <table:table-cell office:value-type="float" office:value="1.43054" calcext:value-type="float">
            <text:p>1.43054</text:p>
          </table:table-cell>
          <table:table-cell office:value-type="float" office:value="1.24734" calcext:value-type="float">
            <text:p>1.24734</text:p>
          </table:table-cell>
          <table:table-cell office:value-type="float" office:value="0.146913" calcext:value-type="float">
            <text:p>0.146913</text:p>
          </table:table-cell>
          <table:table-cell office:value-type="float" office:value="1.10805" calcext:value-type="float">
            <text:p>1.10805</text:p>
          </table:table-cell>
          <table:table-cell office:value-type="float" office:value="0.54963" calcext:value-type="float">
            <text:p>0.54963</text:p>
          </table:table-cell>
          <table:table-cell office:value-type="float" office:value="0.54996" calcext:value-type="float">
            <text:p>0.54996</text:p>
          </table:table-cell>
          <table:table-cell office:value-type="float" office:value="0.864818" calcext:value-type="float">
            <text:p>0.864818</text:p>
          </table:table-cell>
          <table:table-cell office:value-type="float" office:value="0.286131" calcext:value-type="float">
            <text:p>0.286131</text:p>
          </table:table-cell>
          <table:table-cell office:value-type="float" office:value="0.793368" calcext:value-type="float">
            <text:p>0.793368</text:p>
          </table:table-cell>
          <table:table-cell office:value-type="float" office:value="0.776277" calcext:value-type="float">
            <text:p>0.776277</text:p>
          </table:table-cell>
          <table:table-cell office:value-type="float" office:value="0.202602" calcext:value-type="float">
            <text:p>0.202602</text:p>
          </table:table-cell>
          <table:table-cell office:value-type="float" office:value="0.341725" calcext:value-type="float">
            <text:p>0.341725</text:p>
          </table:table-cell>
          <table:table-cell office:value-type="float" office:value="0.436614" calcext:value-type="float">
            <text:p>0.436614</text:p>
          </table:table-cell>
          <table:table-cell office:value-type="float" office:value="0.494791" calcext:value-type="float">
            <text:p>0.494791</text:p>
          </table:table-cell>
          <table:table-cell office:value-type="float" office:value="0.111083" calcext:value-type="float">
            <text:p>0.111083</text:p>
          </table:table-cell>
          <table:table-cell office:value-type="float" office:value="0.21818" calcext:value-type="float">
            <text:p>0.21818</text:p>
          </table:table-cell>
          <table:table-cell office:value-type="float" office:value="0.140942" calcext:value-type="float">
            <text:p>0.140942</text:p>
          </table:table-cell>
          <table:table-cell office:value-type="float" office:value="1.51439" calcext:value-type="float">
            <text:p>1.51439</text:p>
          </table:table-cell>
          <table:table-cell office:value-type="float" office:value="0.44454" calcext:value-type="float">
            <text:p>0.44454</text:p>
          </table:table-cell>
          <table:table-cell office:value-type="float" office:value="0.14676" calcext:value-type="float">
            <text:p>0.14676</text:p>
          </table:table-cell>
          <table:table-cell office:value-type="float" office:value="0.246143" calcext:value-type="float">
            <text:p>0.246143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153723" calcext:value-type="float">
            <text:p>0.153723</text:p>
          </table:table-cell>
          <table:table-cell office:value-type="float" office:value="0.856515" calcext:value-type="float">
            <text:p>0.856515</text:p>
          </table:table-cell>
          <table:table-cell office:value-type="float" office:value="0.699629" calcext:value-type="float">
            <text:p>0.699629</text:p>
          </table:table-cell>
          <table:table-cell office:value-type="float" office:value="0.117076" calcext:value-type="float">
            <text:p>0.117076</text:p>
          </table:table-cell>
          <table:table-cell office:value-type="float" office:value="0.809796" calcext:value-type="float">
            <text:p>0.809796</text:p>
          </table:table-cell>
          <table:table-cell office:value-type="float" office:value="0.172511" calcext:value-type="float">
            <text:p>0.172511</text:p>
          </table:table-cell>
          <table:table-cell office:value-type="float" office:value="0.570072" calcext:value-type="float">
            <text:p>0.570072</text:p>
          </table:table-cell>
          <table:table-cell office:value-type="float" office:value="0.24956" calcext:value-type="float">
            <text:p>0.24956</text:p>
          </table:table-cell>
          <table:table-cell table:number-columns-repeated="20"/>
          <table:table-cell table:formula="of:=MIN([.A149:.BL149])" office:value-type="float" office:value="0.111083" calcext:value-type="float">
            <text:p>0.111083</text:p>
          </table:table-cell>
          <table:table-cell table:formula="of:=MAX([.A149:.BL149])" office:value-type="float" office:value="1.51439" calcext:value-type="float">
            <text:p>1.51439</text:p>
          </table:table-cell>
          <table:table-cell table:number-columns-repeated="7"/>
        </table:table-row>
        <table:table-row table:style-name="ro2">
          <table:table-cell office:value-type="float" office:value="0.198059" calcext:value-type="float">
            <text:p>0.198059</text:p>
          </table:table-cell>
          <table:table-cell office:value-type="float" office:value="0.146178" calcext:value-type="float">
            <text:p>0.146178</text:p>
          </table:table-cell>
          <table:table-cell office:value-type="float" office:value="0.146127" calcext:value-type="float">
            <text:p>0.146127</text:p>
          </table:table-cell>
          <table:table-cell office:value-type="float" office:value="0.14526" calcext:value-type="float">
            <text:p>0.14526</text:p>
          </table:table-cell>
          <table:table-cell office:value-type="float" office:value="0.145066" calcext:value-type="float">
            <text:p>0.145066</text:p>
          </table:table-cell>
          <table:table-cell office:value-type="float" office:value="0.295057" calcext:value-type="float">
            <text:p>0.295057</text:p>
          </table:table-cell>
          <table:table-cell office:value-type="float" office:value="0.150403" calcext:value-type="float">
            <text:p>0.150403</text:p>
          </table:table-cell>
          <table:table-cell office:value-type="float" office:value="0.146522" calcext:value-type="float">
            <text:p>0.146522</text:p>
          </table:table-cell>
          <table:table-cell office:value-type="float" office:value="1.17886" calcext:value-type="float">
            <text:p>1.17886</text:p>
          </table:table-cell>
          <table:table-cell office:value-type="float" office:value="0.194798" calcext:value-type="float">
            <text:p>0.194798</text:p>
          </table:table-cell>
          <table:table-cell office:value-type="float" office:value="0.695846" calcext:value-type="float">
            <text:p>0.695846</text:p>
          </table:table-cell>
          <table:table-cell office:value-type="float" office:value="1.13364" calcext:value-type="float">
            <text:p>1.13364</text:p>
          </table:table-cell>
          <table:table-cell office:value-type="float" office:value="1.51941" calcext:value-type="float">
            <text:p>1.51941</text:p>
          </table:table-cell>
          <table:table-cell office:value-type="float" office:value="0.598361" calcext:value-type="float">
            <text:p>0.598361</text:p>
          </table:table-cell>
          <table:table-cell office:value-type="float" office:value="1.42898" calcext:value-type="float">
            <text:p>1.42898</text:p>
          </table:table-cell>
          <table:table-cell office:value-type="float" office:value="1.62779" calcext:value-type="float">
            <text:p>1.62779</text:p>
          </table:table-cell>
          <table:table-cell office:value-type="float" office:value="0.451875" calcext:value-type="float">
            <text:p>0.451875</text:p>
          </table:table-cell>
          <table:table-cell office:value-type="float" office:value="1.39006" calcext:value-type="float">
            <text:p>1.39006</text:p>
          </table:table-cell>
          <table:table-cell office:value-type="float" office:value="1.24862" calcext:value-type="float">
            <text:p>1.24862</text:p>
          </table:table-cell>
          <table:table-cell office:value-type="float" office:value="1.54115" calcext:value-type="float">
            <text:p>1.54115</text:p>
          </table:table-cell>
          <table:table-cell office:value-type="float" office:value="1.00768" calcext:value-type="float">
            <text:p>1.00768</text:p>
          </table:table-cell>
          <table:table-cell office:value-type="float" office:value="1.39566" calcext:value-type="float">
            <text:p>1.39566</text:p>
          </table:table-cell>
          <table:table-cell office:value-type="float" office:value="0.711163" calcext:value-type="float">
            <text:p>0.711163</text:p>
          </table:table-cell>
          <table:table-cell office:value-type="float" office:value="0.867568" calcext:value-type="float">
            <text:p>0.867568</text:p>
          </table:table-cell>
          <table:table-cell office:value-type="float" office:value="0.769484" calcext:value-type="float">
            <text:p>0.769484</text:p>
          </table:table-cell>
          <table:table-cell office:value-type="float" office:value="0.583444" calcext:value-type="float">
            <text:p>0.583444</text:p>
          </table:table-cell>
          <table:table-cell office:value-type="float" office:value="0.238552" calcext:value-type="float">
            <text:p>0.238552</text:p>
          </table:table-cell>
          <table:table-cell office:value-type="float" office:value="0.647474" calcext:value-type="float">
            <text:p>0.647474</text:p>
          </table:table-cell>
          <table:table-cell office:value-type="float" office:value="0.15193" calcext:value-type="float">
            <text:p>0.15193</text:p>
          </table:table-cell>
          <table:table-cell office:value-type="float" office:value="1.54649" calcext:value-type="float">
            <text:p>1.54649</text:p>
          </table:table-cell>
          <table:table-cell office:value-type="float" office:value="0.180239" calcext:value-type="float">
            <text:p>0.180239</text:p>
          </table:table-cell>
          <table:table-cell office:value-type="float" office:value="0.870928" calcext:value-type="float">
            <text:p>0.870928</text:p>
          </table:table-cell>
          <table:table-cell office:value-type="float" office:value="0.743128" calcext:value-type="float">
            <text:p>0.743128</text:p>
          </table:table-cell>
          <table:table-cell office:value-type="float" office:value="1.34578" calcext:value-type="float">
            <text:p>1.34578</text:p>
          </table:table-cell>
          <table:table-cell office:value-type="float" office:value="0.690033" calcext:value-type="float">
            <text:p>0.690033</text:p>
          </table:table-cell>
          <table:table-cell office:value-type="float" office:value="0.796198" calcext:value-type="float">
            <text:p>0.796198</text:p>
          </table:table-cell>
          <table:table-cell office:value-type="float" office:value="0.70223" calcext:value-type="float">
            <text:p>0.70223</text:p>
          </table:table-cell>
          <table:table-cell office:value-type="float" office:value="1.29272" calcext:value-type="float">
            <text:p>1.29272</text:p>
          </table:table-cell>
          <table:table-cell office:value-type="float" office:value="1.47831" calcext:value-type="float">
            <text:p>1.47831</text:p>
          </table:table-cell>
          <table:table-cell office:value-type="float" office:value="0.982776" calcext:value-type="float">
            <text:p>0.982776</text:p>
          </table:table-cell>
          <table:table-cell office:value-type="float" office:value="1.56603" calcext:value-type="float">
            <text:p>1.56603</text:p>
          </table:table-cell>
          <table:table-cell office:value-type="float" office:value="0.410921" calcext:value-type="float">
            <text:p>0.410921</text:p>
          </table:table-cell>
          <table:table-cell office:value-type="float" office:value="0.769295" calcext:value-type="float">
            <text:p>0.769295</text:p>
          </table:table-cell>
          <table:table-cell office:value-type="float" office:value="0.35165" calcext:value-type="float">
            <text:p>0.35165</text:p>
          </table:table-cell>
          <table:table-cell office:value-type="float" office:value="0.0812609" calcext:value-type="float">
            <text:p>0.0812609</text:p>
          </table:table-cell>
          <table:table-cell office:value-type="float" office:value="0.396875" calcext:value-type="float">
            <text:p>0.396875</text:p>
          </table:table-cell>
          <table:table-cell office:value-type="float" office:value="0.195488" calcext:value-type="float">
            <text:p>0.195488</text:p>
          </table:table-cell>
          <table:table-cell office:value-type="float" office:value="0.285841" calcext:value-type="float">
            <text:p>0.285841</text:p>
          </table:table-cell>
          <table:table-cell table:number-columns-repeated="20"/>
          <table:table-cell table:formula="of:=MIN([.A150:.BL150])" office:value-type="float" office:value="0.0812609" calcext:value-type="float">
            <text:p>0.0812609</text:p>
          </table:table-cell>
          <table:table-cell table:formula="of:=MAX([.A150:.BL150])" office:value-type="float" office:value="1.62779" calcext:value-type="float">
            <text:p>1.62779</text:p>
          </table:table-cell>
          <table:table-cell table:number-columns-repeated="7"/>
        </table:table-row>
        <table:table-row table:style-name="ro2">
          <table:table-cell office:value-type="float" office:value="0.188057" calcext:value-type="float">
            <text:p>0.188057</text:p>
          </table:table-cell>
          <table:table-cell office:value-type="float" office:value="0.277895" calcext:value-type="float">
            <text:p>0.277895</text:p>
          </table:table-cell>
          <table:table-cell office:value-type="float" office:value="0.149959" calcext:value-type="float">
            <text:p>0.149959</text:p>
          </table:table-cell>
          <table:table-cell office:value-type="float" office:value="0.255363" calcext:value-type="float">
            <text:p>0.255363</text:p>
          </table:table-cell>
          <table:table-cell office:value-type="float" office:value="0.305049" calcext:value-type="float">
            <text:p>0.305049</text:p>
          </table:table-cell>
          <table:table-cell office:value-type="float" office:value="0.145878" calcext:value-type="float">
            <text:p>0.145878</text:p>
          </table:table-cell>
          <table:table-cell office:value-type="float" office:value="0.146299" calcext:value-type="float">
            <text:p>0.146299</text:p>
          </table:table-cell>
          <table:table-cell office:value-type="float" office:value="0.146442" calcext:value-type="float">
            <text:p>0.146442</text:p>
          </table:table-cell>
          <table:table-cell office:value-type="float" office:value="0.19172" calcext:value-type="float">
            <text:p>0.19172</text:p>
          </table:table-cell>
          <table:table-cell office:value-type="float" office:value="0.945081" calcext:value-type="float">
            <text:p>0.945081</text:p>
          </table:table-cell>
          <table:table-cell office:value-type="float" office:value="0.25933" calcext:value-type="float">
            <text:p>0.25933</text:p>
          </table:table-cell>
          <table:table-cell office:value-type="float" office:value="0.561525" calcext:value-type="float">
            <text:p>0.561525</text:p>
          </table:table-cell>
          <table:table-cell office:value-type="float" office:value="0.712032" calcext:value-type="float">
            <text:p>0.712032</text:p>
          </table:table-cell>
          <table:table-cell office:value-type="float" office:value="0.158196" calcext:value-type="float">
            <text:p>0.158196</text:p>
          </table:table-cell>
          <table:table-cell office:value-type="float" office:value="0.50628" calcext:value-type="float">
            <text:p>0.50628</text:p>
          </table:table-cell>
          <table:table-cell office:value-type="float" office:value="0.509784" calcext:value-type="float">
            <text:p>0.509784</text:p>
          </table:table-cell>
          <table:table-cell office:value-type="float" office:value="0.429822" calcext:value-type="float">
            <text:p>0.429822</text:p>
          </table:table-cell>
          <table:table-cell office:value-type="float" office:value="0.527949" calcext:value-type="float">
            <text:p>0.527949</text:p>
          </table:table-cell>
          <table:table-cell office:value-type="float" office:value="0.153271" calcext:value-type="float">
            <text:p>0.153271</text:p>
          </table:table-cell>
          <table:table-cell office:value-type="float" office:value="1.64874" calcext:value-type="float">
            <text:p>1.64874</text:p>
          </table:table-cell>
          <table:table-cell office:value-type="float" office:value="1.49815" calcext:value-type="float">
            <text:p>1.49815</text:p>
          </table:table-cell>
          <table:table-cell office:value-type="float" office:value="1.27741" calcext:value-type="float">
            <text:p>1.27741</text:p>
          </table:table-cell>
          <table:table-cell office:value-type="float" office:value="1.55892" calcext:value-type="float">
            <text:p>1.55892</text:p>
          </table:table-cell>
          <table:table-cell office:value-type="float" office:value="0.513296" calcext:value-type="float">
            <text:p>0.513296</text:p>
          </table:table-cell>
          <table:table-cell office:value-type="float" office:value="0.305727" calcext:value-type="float">
            <text:p>0.305727</text:p>
          </table:table-cell>
          <table:table-cell office:value-type="float" office:value="0.259026" calcext:value-type="float">
            <text:p>0.259026</text:p>
          </table:table-cell>
          <table:table-cell office:value-type="float" office:value="0.118403" calcext:value-type="float">
            <text:p>0.118403</text:p>
          </table:table-cell>
          <table:table-cell office:value-type="float" office:value="0.289364" calcext:value-type="float">
            <text:p>0.289364</text:p>
          </table:table-cell>
          <table:table-cell office:value-type="float" office:value="1.19611" calcext:value-type="float">
            <text:p>1.19611</text:p>
          </table:table-cell>
          <table:table-cell office:value-type="float" office:value="0.782114" calcext:value-type="float">
            <text:p>0.782114</text:p>
          </table:table-cell>
          <table:table-cell office:value-type="float" office:value="0.367035" calcext:value-type="float">
            <text:p>0.367035</text:p>
          </table:table-cell>
          <table:table-cell office:value-type="float" office:value="1.6851" calcext:value-type="float">
            <text:p>1.6851</text:p>
          </table:table-cell>
          <table:table-cell office:value-type="float" office:value="0.252974" calcext:value-type="float">
            <text:p>0.252974</text:p>
          </table:table-cell>
          <table:table-cell office:value-type="float" office:value="0.311147" calcext:value-type="float">
            <text:p>0.311147</text:p>
          </table:table-cell>
          <table:table-cell office:value-type="float" office:value="1.12066" calcext:value-type="float">
            <text:p>1.12066</text:p>
          </table:table-cell>
          <table:table-cell office:value-type="float" office:value="1.16037" calcext:value-type="float">
            <text:p>1.16037</text:p>
          </table:table-cell>
          <table:table-cell office:value-type="float" office:value="1.98701" calcext:value-type="float">
            <text:p>1.98701</text:p>
          </table:table-cell>
          <table:table-cell office:value-type="float" office:value="2.35453" calcext:value-type="float">
            <text:p>2.35453</text:p>
          </table:table-cell>
          <table:table-cell office:value-type="float" office:value="0.314804" calcext:value-type="float">
            <text:p>0.314804</text:p>
          </table:table-cell>
          <table:table-cell office:value-type="float" office:value="1.45863" calcext:value-type="float">
            <text:p>1.45863</text:p>
          </table:table-cell>
          <table:table-cell office:value-type="float" office:value="0.272966" calcext:value-type="float">
            <text:p>0.272966</text:p>
          </table:table-cell>
          <table:table-cell office:value-type="float" office:value="0.690913" calcext:value-type="float">
            <text:p>0.690913</text:p>
          </table:table-cell>
          <table:table-cell office:value-type="float" office:value="0.451926" calcext:value-type="float">
            <text:p>0.451926</text:p>
          </table:table-cell>
          <table:table-cell office:value-type="float" office:value="0.839575" calcext:value-type="float">
            <text:p>0.839575</text:p>
          </table:table-cell>
          <table:table-cell office:value-type="float" office:value="0.880713" calcext:value-type="float">
            <text:p>0.880713</text:p>
          </table:table-cell>
          <table:table-cell office:value-type="float" office:value="0.432974" calcext:value-type="float">
            <text:p>0.432974</text:p>
          </table:table-cell>
          <table:table-cell office:value-type="float" office:value="0.552844" calcext:value-type="float">
            <text:p>0.552844</text:p>
          </table:table-cell>
          <table:table-cell office:value-type="float" office:value="0.121873" calcext:value-type="float">
            <text:p>0.121873</text:p>
          </table:table-cell>
          <table:table-cell table:number-columns-repeated="20"/>
          <table:table-cell table:formula="of:=MIN([.A151:.BL151])" office:value-type="float" office:value="0.118403" calcext:value-type="float">
            <text:p>0.118403</text:p>
          </table:table-cell>
          <table:table-cell table:formula="of:=MAX([.A151:.BL151])" office:value-type="float" office:value="2.35453" calcext:value-type="float">
            <text:p>2.35453</text:p>
          </table:table-cell>
          <table:table-cell table:number-columns-repeated="7"/>
        </table:table-row>
        <table:table-row table:style-name="ro2">
          <table:table-cell office:value-type="float" office:value="0.123301" calcext:value-type="float">
            <text:p>0.123301</text:p>
          </table:table-cell>
          <table:table-cell office:value-type="float" office:value="0.176398" calcext:value-type="float">
            <text:p>0.176398</text:p>
          </table:table-cell>
          <table:table-cell office:value-type="float" office:value="0.121043" calcext:value-type="float">
            <text:p>0.121043</text:p>
          </table:table-cell>
          <table:table-cell office:value-type="float" office:value="0.201507" calcext:value-type="float">
            <text:p>0.201507</text:p>
          </table:table-cell>
          <table:table-cell office:value-type="float" office:value="0.0811272" calcext:value-type="float">
            <text:p>0.0811272</text:p>
          </table:table-cell>
          <table:table-cell office:value-type="float" office:value="0.346459" calcext:value-type="float">
            <text:p>0.346459</text:p>
          </table:table-cell>
          <table:table-cell office:value-type="float" office:value="0.0717859" calcext:value-type="float">
            <text:p>0.0717859</text:p>
          </table:table-cell>
          <table:table-cell office:value-type="float" office:value="0.648502" calcext:value-type="float">
            <text:p>0.648502</text:p>
          </table:table-cell>
          <table:table-cell office:value-type="float" office:value="0.071068" calcext:value-type="float">
            <text:p>0.071068</text:p>
          </table:table-cell>
          <table:table-cell office:value-type="float" office:value="0.137589" calcext:value-type="float">
            <text:p>0.137589</text:p>
          </table:table-cell>
          <table:table-cell office:value-type="float" office:value="0.074039" calcext:value-type="float">
            <text:p>0.074039</text:p>
          </table:table-cell>
          <table:table-cell office:value-type="float" office:value="0.145615" calcext:value-type="float">
            <text:p>0.145615</text:p>
          </table:table-cell>
          <table:table-cell office:value-type="float" office:value="0.072454" calcext:value-type="float">
            <text:p>0.072454</text:p>
          </table:table-cell>
          <table:table-cell office:value-type="float" office:value="0.145464" calcext:value-type="float">
            <text:p>0.145464</text:p>
          </table:table-cell>
          <table:table-cell office:value-type="float" office:value="0.0712571" calcext:value-type="float">
            <text:p>0.0712571</text:p>
          </table:table-cell>
          <table:table-cell office:value-type="float" office:value="0.833404" calcext:value-type="float">
            <text:p>0.833404</text:p>
          </table:table-cell>
          <table:table-cell office:value-type="float" office:value="0.0742261" calcext:value-type="float">
            <text:p>0.0742261</text:p>
          </table:table-cell>
          <table:table-cell office:value-type="float" office:value="0.117338" calcext:value-type="float">
            <text:p>0.117338</text:p>
          </table:table-cell>
          <table:table-cell office:value-type="float" office:value="0.870945" calcext:value-type="float">
            <text:p>0.870945</text:p>
          </table:table-cell>
          <table:table-cell office:value-type="float" office:value="0.379519" calcext:value-type="float">
            <text:p>0.379519</text:p>
          </table:table-cell>
          <table:table-cell office:value-type="float" office:value="0.671419" calcext:value-type="float">
            <text:p>0.671419</text:p>
          </table:table-cell>
          <table:table-cell office:value-type="float" office:value="0.26087" calcext:value-type="float">
            <text:p>0.26087</text:p>
          </table:table-cell>
          <table:table-cell office:value-type="float" office:value="0.521346" calcext:value-type="float">
            <text:p>0.521346</text:p>
          </table:table-cell>
          <table:table-cell office:value-type="float" office:value="0.298733" calcext:value-type="float">
            <text:p>0.298733</text:p>
          </table:table-cell>
          <table:table-cell office:value-type="float" office:value="0.207753" calcext:value-type="float">
            <text:p>0.207753</text:p>
          </table:table-cell>
          <table:table-cell office:value-type="float" office:value="0.26832" calcext:value-type="float">
            <text:p>0.26832</text:p>
          </table:table-cell>
          <table:table-cell office:value-type="float" office:value="0.514895" calcext:value-type="float">
            <text:p>0.514895</text:p>
          </table:table-cell>
          <table:table-cell office:value-type="float" office:value="1.56756" calcext:value-type="float">
            <text:p>1.56756</text:p>
          </table:table-cell>
          <table:table-cell office:value-type="float" office:value="1.43592" calcext:value-type="float">
            <text:p>1.43592</text:p>
          </table:table-cell>
          <table:table-cell office:value-type="float" office:value="0.46494" calcext:value-type="float">
            <text:p>0.46494</text:p>
          </table:table-cell>
          <table:table-cell office:value-type="float" office:value="1.20308" calcext:value-type="float">
            <text:p>1.20308</text:p>
          </table:table-cell>
          <table:table-cell office:value-type="float" office:value="0.920514" calcext:value-type="float">
            <text:p>0.920514</text:p>
          </table:table-cell>
          <table:table-cell office:value-type="float" office:value="1.83726" calcext:value-type="float">
            <text:p>1.83726</text:p>
          </table:table-cell>
          <table:table-cell office:value-type="float" office:value="1.37015" calcext:value-type="float">
            <text:p>1.37015</text:p>
          </table:table-cell>
          <table:table-cell office:value-type="float" office:value="0.372853" calcext:value-type="float">
            <text:p>0.372853</text:p>
          </table:table-cell>
          <table:table-cell office:value-type="float" office:value="1.47996" calcext:value-type="float">
            <text:p>1.47996</text:p>
          </table:table-cell>
          <table:table-cell office:value-type="float" office:value="0.511829" calcext:value-type="float">
            <text:p>0.511829</text:p>
          </table:table-cell>
          <table:table-cell office:value-type="float" office:value="0.437987" calcext:value-type="float">
            <text:p>0.437987</text:p>
          </table:table-cell>
          <table:table-cell office:value-type="float" office:value="0.22276" calcext:value-type="float">
            <text:p>0.22276</text:p>
          </table:table-cell>
          <table:table-cell office:value-type="float" office:value="0.392509" calcext:value-type="float">
            <text:p>0.392509</text:p>
          </table:table-cell>
          <table:table-cell office:value-type="float" office:value="1.43231" calcext:value-type="float">
            <text:p>1.43231</text:p>
          </table:table-cell>
          <table:table-cell office:value-type="float" office:value="0.130196" calcext:value-type="float">
            <text:p>0.130196</text:p>
          </table:table-cell>
          <table:table-cell office:value-type="float" office:value="0.449048" calcext:value-type="float">
            <text:p>0.449048</text:p>
          </table:table-cell>
          <table:table-cell office:value-type="float" office:value="1.21673" calcext:value-type="float">
            <text:p>1.21673</text:p>
          </table:table-cell>
          <table:table-cell office:value-type="float" office:value="0.204794" calcext:value-type="float">
            <text:p>0.204794</text:p>
          </table:table-cell>
          <table:table-cell office:value-type="float" office:value="0.328019" calcext:value-type="float">
            <text:p>0.328019</text:p>
          </table:table-cell>
          <table:table-cell office:value-type="float" office:value="0.156189" calcext:value-type="float">
            <text:p>0.156189</text:p>
          </table:table-cell>
          <table:table-cell office:value-type="float" office:value="0.0955591" calcext:value-type="float">
            <text:p>0.0955591</text:p>
          </table:table-cell>
          <table:table-cell table:number-columns-repeated="20"/>
          <table:table-cell table:formula="of:=MIN([.A152:.BL152])" office:value-type="float" office:value="0.071068" calcext:value-type="float">
            <text:p>0.071068</text:p>
          </table:table-cell>
          <table:table-cell table:formula="of:=MAX([.A152:.BL152])" office:value-type="float" office:value="1.83726" calcext:value-type="float">
            <text:p>1.83726</text:p>
          </table:table-cell>
          <table:table-cell table:number-columns-repeated="7"/>
        </table:table-row>
        <table:table-row table:style-name="ro2">
          <table:table-cell office:value-type="float" office:value="0.145314" calcext:value-type="float">
            <text:p>0.145314</text:p>
          </table:table-cell>
          <table:table-cell office:value-type="float" office:value="0.103897" calcext:value-type="float">
            <text:p>0.103897</text:p>
          </table:table-cell>
          <table:table-cell office:value-type="float" office:value="0.107992" calcext:value-type="float">
            <text:p>0.107992</text:p>
          </table:table-cell>
          <table:table-cell office:value-type="float" office:value="0.115369" calcext:value-type="float">
            <text:p>0.115369</text:p>
          </table:table-cell>
          <table:table-cell office:value-type="float" office:value="0.473024" calcext:value-type="float">
            <text:p>0.473024</text:p>
          </table:table-cell>
          <table:table-cell office:value-type="float" office:value="0.473224" calcext:value-type="float">
            <text:p>0.473224</text:p>
          </table:table-cell>
          <table:table-cell office:value-type="float" office:value="0.213461" calcext:value-type="float">
            <text:p>0.213461</text:p>
          </table:table-cell>
          <table:table-cell office:value-type="float" office:value="0.109206" calcext:value-type="float">
            <text:p>0.109206</text:p>
          </table:table-cell>
          <table:table-cell office:value-type="float" office:value="0.487039" calcext:value-type="float">
            <text:p>0.487039</text:p>
          </table:table-cell>
          <table:table-cell office:value-type="float" office:value="0.172018" calcext:value-type="float">
            <text:p>0.172018</text:p>
          </table:table-cell>
          <table:table-cell office:value-type="float" office:value="0.600979" calcext:value-type="float">
            <text:p>0.600979</text:p>
          </table:table-cell>
          <table:table-cell office:value-type="float" office:value="0.253615" calcext:value-type="float">
            <text:p>0.253615</text:p>
          </table:table-cell>
          <table:table-cell office:value-type="float" office:value="0.519796" calcext:value-type="float">
            <text:p>0.519796</text:p>
          </table:table-cell>
          <table:table-cell office:value-type="float" office:value="0.203678" calcext:value-type="float">
            <text:p>0.203678</text:p>
          </table:table-cell>
          <table:table-cell office:value-type="float" office:value="0.355655" calcext:value-type="float">
            <text:p>0.355655</text:p>
          </table:table-cell>
          <table:table-cell office:value-type="float" office:value="1.10977" calcext:value-type="float">
            <text:p>1.10977</text:p>
          </table:table-cell>
          <table:table-cell office:value-type="float" office:value="1.00025" calcext:value-type="float">
            <text:p>1.00025</text:p>
          </table:table-cell>
          <table:table-cell office:value-type="float" office:value="0.490982" calcext:value-type="float">
            <text:p>0.490982</text:p>
          </table:table-cell>
          <table:table-cell office:value-type="float" office:value="0.171393" calcext:value-type="float">
            <text:p>0.171393</text:p>
          </table:table-cell>
          <table:table-cell office:value-type="float" office:value="0.397849" calcext:value-type="float">
            <text:p>0.397849</text:p>
          </table:table-cell>
          <table:table-cell office:value-type="float" office:value="0.144801" calcext:value-type="float">
            <text:p>0.144801</text:p>
          </table:table-cell>
          <table:table-cell office:value-type="float" office:value="0.0709312" calcext:value-type="float">
            <text:p>0.0709312</text:p>
          </table:table-cell>
          <table:table-cell office:value-type="float" office:value="0.0696981" calcext:value-type="float">
            <text:p>0.0696981</text:p>
          </table:table-cell>
          <table:table-cell office:value-type="float" office:value="0.492924" calcext:value-type="float">
            <text:p>0.492924</text:p>
          </table:table-cell>
          <table:table-cell office:value-type="float" office:value="0.466469" calcext:value-type="float">
            <text:p>0.466469</text:p>
          </table:table-cell>
          <table:table-cell office:value-type="float" office:value="1.61745" calcext:value-type="float">
            <text:p>1.61745</text:p>
          </table:table-cell>
          <table:table-cell office:value-type="float" office:value="0.403653" calcext:value-type="float">
            <text:p>0.403653</text:p>
          </table:table-cell>
          <table:table-cell office:value-type="float" office:value="1.4819" calcext:value-type="float">
            <text:p>1.4819</text:p>
          </table:table-cell>
          <table:table-cell office:value-type="float" office:value="1.40565" calcext:value-type="float">
            <text:p>1.40565</text:p>
          </table:table-cell>
          <table:table-cell office:value-type="float" office:value="1.52166" calcext:value-type="float">
            <text:p>1.52166</text:p>
          </table:table-cell>
          <table:table-cell office:value-type="float" office:value="0.400566" calcext:value-type="float">
            <text:p>0.400566</text:p>
          </table:table-cell>
          <table:table-cell office:value-type="float" office:value="0.870839" calcext:value-type="float">
            <text:p>0.870839</text:p>
          </table:table-cell>
          <table:table-cell office:value-type="float" office:value="0.374176" calcext:value-type="float">
            <text:p>0.374176</text:p>
          </table:table-cell>
          <table:table-cell office:value-type="float" office:value="0.331758" calcext:value-type="float">
            <text:p>0.331758</text:p>
          </table:table-cell>
          <table:table-cell office:value-type="float" office:value="1.66449" calcext:value-type="float">
            <text:p>1.66449</text:p>
          </table:table-cell>
          <table:table-cell office:value-type="float" office:value="1.09886" calcext:value-type="float">
            <text:p>1.09886</text:p>
          </table:table-cell>
          <table:table-cell office:value-type="float" office:value="0.455882" calcext:value-type="float">
            <text:p>0.455882</text:p>
          </table:table-cell>
          <table:table-cell office:value-type="float" office:value="0.189475" calcext:value-type="float">
            <text:p>0.189475</text:p>
          </table:table-cell>
          <table:table-cell office:value-type="float" office:value="0.140427" calcext:value-type="float">
            <text:p>0.140427</text:p>
          </table:table-cell>
          <table:table-cell office:value-type="float" office:value="0.372864" calcext:value-type="float">
            <text:p>0.372864</text:p>
          </table:table-cell>
          <table:table-cell office:value-type="float" office:value="0.254222" calcext:value-type="float">
            <text:p>0.254222</text:p>
          </table:table-cell>
          <table:table-cell office:value-type="float" office:value="0.928775" calcext:value-type="float">
            <text:p>0.928775</text:p>
          </table:table-cell>
          <table:table-cell office:value-type="float" office:value="0.265073" calcext:value-type="float">
            <text:p>0.265073</text:p>
          </table:table-cell>
          <table:table-cell office:value-type="float" office:value="0.155306" calcext:value-type="float">
            <text:p>0.155306</text:p>
          </table:table-cell>
          <table:table-cell office:value-type="float" office:value="0.26444" calcext:value-type="float">
            <text:p>0.26444</text:p>
          </table:table-cell>
          <table:table-cell office:value-type="float" office:value="0.194028" calcext:value-type="float">
            <text:p>0.194028</text:p>
          </table:table-cell>
          <table:table-cell office:value-type="float" office:value="0.572872" calcext:value-type="float">
            <text:p>0.572872</text:p>
          </table:table-cell>
          <table:table-cell office:value-type="float" office:value="0.526261" calcext:value-type="float">
            <text:p>0.526261</text:p>
          </table:table-cell>
          <table:table-cell table:number-columns-repeated="20"/>
          <table:table-cell table:formula="of:=MIN([.A153:.BL153])" office:value-type="float" office:value="0.0696981" calcext:value-type="float">
            <text:p>0.0696981</text:p>
          </table:table-cell>
          <table:table-cell table:formula="of:=MAX([.A153:.BL153])" office:value-type="float" office:value="1.66449" calcext:value-type="float">
            <text:p>1.66449</text:p>
          </table:table-cell>
          <table:table-cell table:number-columns-repeated="7"/>
        </table:table-row>
        <table:table-row table:style-name="ro2">
          <table:table-cell office:value-type="float" office:value="0.146053" calcext:value-type="float">
            <text:p>0.146053</text:p>
          </table:table-cell>
          <table:table-cell office:value-type="float" office:value="0.248222" calcext:value-type="float">
            <text:p>0.248222</text:p>
          </table:table-cell>
          <table:table-cell office:value-type="float" office:value="0.111185" calcext:value-type="float">
            <text:p>0.111185</text:p>
          </table:table-cell>
          <table:table-cell office:value-type="float" office:value="0.257889" calcext:value-type="float">
            <text:p>0.257889</text:p>
          </table:table-cell>
          <table:table-cell office:value-type="float" office:value="0.252956" calcext:value-type="float">
            <text:p>0.252956</text:p>
          </table:table-cell>
          <table:table-cell office:value-type="float" office:value="0.130884" calcext:value-type="float">
            <text:p>0.130884</text:p>
          </table:table-cell>
          <table:table-cell office:value-type="float" office:value="0.646091" calcext:value-type="float">
            <text:p>0.646091</text:p>
          </table:table-cell>
          <table:table-cell office:value-type="float" office:value="0.175326" calcext:value-type="float">
            <text:p>0.175326</text:p>
          </table:table-cell>
          <table:table-cell office:value-type="float" office:value="0.613965" calcext:value-type="float">
            <text:p>0.613965</text:p>
          </table:table-cell>
          <table:table-cell office:value-type="float" office:value="0.12273" calcext:value-type="float">
            <text:p>0.12273</text:p>
          </table:table-cell>
          <table:table-cell office:value-type="float" office:value="0.228288" calcext:value-type="float">
            <text:p>0.228288</text:p>
          </table:table-cell>
          <table:table-cell office:value-type="float" office:value="0.147736" calcext:value-type="float">
            <text:p>0.147736</text:p>
          </table:table-cell>
          <table:table-cell office:value-type="float" office:value="0.187009" calcext:value-type="float">
            <text:p>0.187009</text:p>
          </table:table-cell>
          <table:table-cell office:value-type="float" office:value="0.240435" calcext:value-type="float">
            <text:p>0.240435</text:p>
          </table:table-cell>
          <table:table-cell office:value-type="float" office:value="0.884769" calcext:value-type="float">
            <text:p>0.884769</text:p>
          </table:table-cell>
          <table:table-cell office:value-type="float" office:value="0.876111" calcext:value-type="float">
            <text:p>0.876111</text:p>
          </table:table-cell>
          <table:table-cell office:value-type="float" office:value="0.493994" calcext:value-type="float">
            <text:p>0.493994</text:p>
          </table:table-cell>
          <table:table-cell office:value-type="float" office:value="0.744889" calcext:value-type="float">
            <text:p>0.744889</text:p>
          </table:table-cell>
          <table:table-cell office:value-type="float" office:value="0.873085" calcext:value-type="float">
            <text:p>0.873085</text:p>
          </table:table-cell>
          <table:table-cell office:value-type="float" office:value="0.831265" calcext:value-type="float">
            <text:p>0.831265</text:p>
          </table:table-cell>
          <table:table-cell office:value-type="float" office:value="0.668902" calcext:value-type="float">
            <text:p>0.668902</text:p>
          </table:table-cell>
          <table:table-cell office:value-type="float" office:value="0.991131" calcext:value-type="float">
            <text:p>0.991131</text:p>
          </table:table-cell>
          <table:table-cell office:value-type="float" office:value="0.148436" calcext:value-type="float">
            <text:p>0.148436</text:p>
          </table:table-cell>
          <table:table-cell office:value-type="float" office:value="0.196794" calcext:value-type="float">
            <text:p>0.196794</text:p>
          </table:table-cell>
          <table:table-cell office:value-type="float" office:value="0.194747" calcext:value-type="float">
            <text:p>0.194747</text:p>
          </table:table-cell>
          <table:table-cell office:value-type="float" office:value="0.290766" calcext:value-type="float">
            <text:p>0.290766</text:p>
          </table:table-cell>
          <table:table-cell office:value-type="float" office:value="1.48087" calcext:value-type="float">
            <text:p>1.48087</text:p>
          </table:table-cell>
          <table:table-cell office:value-type="float" office:value="0.400768" calcext:value-type="float">
            <text:p>0.400768</text:p>
          </table:table-cell>
          <table:table-cell office:value-type="float" office:value="0.654088" calcext:value-type="float">
            <text:p>0.654088</text:p>
          </table:table-cell>
          <table:table-cell office:value-type="float" office:value="1.12896" calcext:value-type="float">
            <text:p>1.12896</text:p>
          </table:table-cell>
          <table:table-cell office:value-type="float" office:value="0.255502" calcext:value-type="float">
            <text:p>0.255502</text:p>
          </table:table-cell>
          <table:table-cell office:value-type="float" office:value="0.385008" calcext:value-type="float">
            <text:p>0.385008</text:p>
          </table:table-cell>
          <table:table-cell office:value-type="float" office:value="0.877289" calcext:value-type="float">
            <text:p>0.877289</text:p>
          </table:table-cell>
          <table:table-cell office:value-type="float" office:value="0.683947" calcext:value-type="float">
            <text:p>0.683947</text:p>
          </table:table-cell>
          <table:table-cell office:value-type="float" office:value="0.18973" calcext:value-type="float">
            <text:p>0.18973</text:p>
          </table:table-cell>
          <table:table-cell office:value-type="float" office:value="1.70586" calcext:value-type="float">
            <text:p>1.70586</text:p>
          </table:table-cell>
          <table:table-cell office:value-type="float" office:value="1.0884" calcext:value-type="float">
            <text:p>1.0884</text:p>
          </table:table-cell>
          <table:table-cell office:value-type="float" office:value="0.553041" calcext:value-type="float">
            <text:p>0.553041</text:p>
          </table:table-cell>
          <table:table-cell office:value-type="float" office:value="0.55311" calcext:value-type="float">
            <text:p>0.55311</text:p>
          </table:table-cell>
          <table:table-cell office:value-type="float" office:value="2.03479" calcext:value-type="float">
            <text:p>2.03479</text:p>
          </table:table-cell>
          <table:table-cell office:value-type="float" office:value="0.237964" calcext:value-type="float">
            <text:p>0.237964</text:p>
          </table:table-cell>
          <table:table-cell office:value-type="float" office:value="0.24747" calcext:value-type="float">
            <text:p>0.24747</text:p>
          </table:table-cell>
          <table:table-cell office:value-type="float" office:value="0.255997" calcext:value-type="float">
            <text:p>0.255997</text:p>
          </table:table-cell>
          <table:table-cell office:value-type="float" office:value="1.01297" calcext:value-type="float">
            <text:p>1.01297</text:p>
          </table:table-cell>
          <table:table-cell office:value-type="float" office:value="0.615373" calcext:value-type="float">
            <text:p>0.615373</text:p>
          </table:table-cell>
          <table:table-cell office:value-type="float" office:value="0.578816" calcext:value-type="float">
            <text:p>0.578816</text:p>
          </table:table-cell>
          <table:table-cell office:value-type="float" office:value="0.147222" calcext:value-type="float">
            <text:p>0.147222</text:p>
          </table:table-cell>
          <table:table-cell office:value-type="float" office:value="0.09077" calcext:value-type="float">
            <text:p>0.09077</text:p>
          </table:table-cell>
          <table:table-cell table:number-columns-repeated="20"/>
          <table:table-cell table:formula="of:=MIN([.A154:.BL154])" office:value-type="float" office:value="0.09077" calcext:value-type="float">
            <text:p>0.09077</text:p>
          </table:table-cell>
          <table:table-cell table:formula="of:=MAX([.A154:.BL154])" office:value-type="float" office:value="2.03479" calcext:value-type="float">
            <text:p>2.03479</text:p>
          </table:table-cell>
          <table:table-cell table:number-columns-repeated="7"/>
        </table:table-row>
        <table:table-row table:style-name="ro2">
          <table:table-cell office:value-type="float" office:value="0.195566" calcext:value-type="float">
            <text:p>0.195566</text:p>
          </table:table-cell>
          <table:table-cell office:value-type="float" office:value="0.295253" calcext:value-type="float">
            <text:p>0.295253</text:p>
          </table:table-cell>
          <table:table-cell office:value-type="float" office:value="0.340965" calcext:value-type="float">
            <text:p>0.340965</text:p>
          </table:table-cell>
          <table:table-cell office:value-type="float" office:value="0.226112" calcext:value-type="float">
            <text:p>0.226112</text:p>
          </table:table-cell>
          <table:table-cell office:value-type="float" office:value="0.493079" calcext:value-type="float">
            <text:p>0.493079</text:p>
          </table:table-cell>
          <table:table-cell office:value-type="float" office:value="0.228961" calcext:value-type="float">
            <text:p>0.228961</text:p>
          </table:table-cell>
          <table:table-cell office:value-type="float" office:value="0.301147" calcext:value-type="float">
            <text:p>0.301147</text:p>
          </table:table-cell>
          <table:table-cell office:value-type="float" office:value="0.162625" calcext:value-type="float">
            <text:p>0.162625</text:p>
          </table:table-cell>
          <table:table-cell office:value-type="float" office:value="0.187219" calcext:value-type="float">
            <text:p>0.187219</text:p>
          </table:table-cell>
          <table:table-cell office:value-type="float" office:value="0.460928" calcext:value-type="float">
            <text:p>0.460928</text:p>
          </table:table-cell>
          <table:table-cell office:value-type="float" office:value="0.224955" calcext:value-type="float">
            <text:p>0.224955</text:p>
          </table:table-cell>
          <table:table-cell office:value-type="float" office:value="0.325468" calcext:value-type="float">
            <text:p>0.325468</text:p>
          </table:table-cell>
          <table:table-cell office:value-type="float" office:value="0.454409" calcext:value-type="float">
            <text:p>0.454409</text:p>
          </table:table-cell>
          <table:table-cell office:value-type="float" office:value="0.259723" calcext:value-type="float">
            <text:p>0.259723</text:p>
          </table:table-cell>
          <table:table-cell office:value-type="float" office:value="0.274893" calcext:value-type="float">
            <text:p>0.274893</text:p>
          </table:table-cell>
          <table:table-cell office:value-type="float" office:value="0.143957" calcext:value-type="float">
            <text:p>0.143957</text:p>
          </table:table-cell>
          <table:table-cell office:value-type="float" office:value="0.14406" calcext:value-type="float">
            <text:p>0.14406</text:p>
          </table:table-cell>
          <table:table-cell office:value-type="float" office:value="1.44323" calcext:value-type="float">
            <text:p>1.44323</text:p>
          </table:table-cell>
          <table:table-cell office:value-type="float" office:value="1.36435" calcext:value-type="float">
            <text:p>1.36435</text:p>
          </table:table-cell>
          <table:table-cell office:value-type="float" office:value="1.24713" calcext:value-type="float">
            <text:p>1.24713</text:p>
          </table:table-cell>
          <table:table-cell office:value-type="float" office:value="1.10568" calcext:value-type="float">
            <text:p>1.10568</text:p>
          </table:table-cell>
          <table:table-cell office:value-type="float" office:value="0.210859" calcext:value-type="float">
            <text:p>0.210859</text:p>
          </table:table-cell>
          <table:table-cell office:value-type="float" office:value="0.357243" calcext:value-type="float">
            <text:p>0.357243</text:p>
          </table:table-cell>
          <table:table-cell office:value-type="float" office:value="0.144542" calcext:value-type="float">
            <text:p>0.144542</text:p>
          </table:table-cell>
          <table:table-cell office:value-type="float" office:value="0.152132" calcext:value-type="float">
            <text:p>0.152132</text:p>
          </table:table-cell>
          <table:table-cell office:value-type="float" office:value="0.144128" calcext:value-type="float">
            <text:p>0.144128</text:p>
          </table:table-cell>
          <table:table-cell office:value-type="float" office:value="0.150077" calcext:value-type="float">
            <text:p>0.150077</text:p>
          </table:table-cell>
          <table:table-cell office:value-type="float" office:value="0.212052" calcext:value-type="float">
            <text:p>0.212052</text:p>
          </table:table-cell>
          <table:table-cell office:value-type="float" office:value="0.143753" calcext:value-type="float">
            <text:p>0.143753</text:p>
          </table:table-cell>
          <table:table-cell office:value-type="float" office:value="0.725188" calcext:value-type="float">
            <text:p>0.725188</text:p>
          </table:table-cell>
          <table:table-cell office:value-type="float" office:value="1.48766" calcext:value-type="float">
            <text:p>1.48766</text:p>
          </table:table-cell>
          <table:table-cell office:value-type="float" office:value="0.678789" calcext:value-type="float">
            <text:p>0.678789</text:p>
          </table:table-cell>
          <table:table-cell office:value-type="float" office:value="1.08193" calcext:value-type="float">
            <text:p>1.08193</text:p>
          </table:table-cell>
          <table:table-cell office:value-type="float" office:value="0.600581" calcext:value-type="float">
            <text:p>0.600581</text:p>
          </table:table-cell>
          <table:table-cell office:value-type="float" office:value="1.32083" calcext:value-type="float">
            <text:p>1.32083</text:p>
          </table:table-cell>
          <table:table-cell office:value-type="float" office:value="0.288265" calcext:value-type="float">
            <text:p>0.288265</text:p>
          </table:table-cell>
          <table:table-cell office:value-type="float" office:value="1.25111" calcext:value-type="float">
            <text:p>1.25111</text:p>
          </table:table-cell>
          <table:table-cell office:value-type="float" office:value="1.55454" calcext:value-type="float">
            <text:p>1.55454</text:p>
          </table:table-cell>
          <table:table-cell office:value-type="float" office:value="0.913124" calcext:value-type="float">
            <text:p>0.913124</text:p>
          </table:table-cell>
          <table:table-cell office:value-type="float" office:value="0.5508" calcext:value-type="float">
            <text:p>0.5508</text:p>
          </table:table-cell>
          <table:table-cell office:value-type="float" office:value="0.26039" calcext:value-type="float">
            <text:p>0.26039</text:p>
          </table:table-cell>
          <table:table-cell office:value-type="float" office:value="0.625909" calcext:value-type="float">
            <text:p>0.625909</text:p>
          </table:table-cell>
          <table:table-cell office:value-type="float" office:value="0.490033" calcext:value-type="float">
            <text:p>0.490033</text:p>
          </table:table-cell>
          <table:table-cell office:value-type="float" office:value="1.37319" calcext:value-type="float">
            <text:p>1.37319</text:p>
          </table:table-cell>
          <table:table-cell office:value-type="float" office:value="0.17117" calcext:value-type="float">
            <text:p>0.17117</text:p>
          </table:table-cell>
          <table:table-cell office:value-type="float" office:value="0.088048" calcext:value-type="float">
            <text:p>0.088048</text:p>
          </table:table-cell>
          <table:table-cell office:value-type="float" office:value="0.218595" calcext:value-type="float">
            <text:p>0.218595</text:p>
          </table:table-cell>
          <table:table-cell office:value-type="float" office:value="0.143607" calcext:value-type="float">
            <text:p>0.143607</text:p>
          </table:table-cell>
          <table:table-cell table:number-columns-repeated="20"/>
          <table:table-cell table:formula="of:=MIN([.A155:.BL155])" office:value-type="float" office:value="0.088048" calcext:value-type="float">
            <text:p>0.088048</text:p>
          </table:table-cell>
          <table:table-cell table:formula="of:=MAX([.A155:.BL155])" office:value-type="float" office:value="1.55454" calcext:value-type="float">
            <text:p>1.55454</text:p>
          </table:table-cell>
          <table:table-cell table:number-columns-repeated="7"/>
        </table:table-row>
        <table:table-row table:style-name="ro2">
          <table:table-cell office:value-type="float" office:value="0.139287" calcext:value-type="float">
            <text:p>0.139287</text:p>
          </table:table-cell>
          <table:table-cell office:value-type="float" office:value="0.103197" calcext:value-type="float">
            <text:p>0.103197</text:p>
          </table:table-cell>
          <table:table-cell office:value-type="float" office:value="0.104632" calcext:value-type="float">
            <text:p>0.104632</text:p>
          </table:table-cell>
          <table:table-cell office:value-type="float" office:value="0.351726" calcext:value-type="float">
            <text:p>0.351726</text:p>
          </table:table-cell>
          <table:table-cell office:value-type="float" office:value="0.37532" calcext:value-type="float">
            <text:p>0.37532</text:p>
          </table:table-cell>
          <table:table-cell office:value-type="float" office:value="0.461289" calcext:value-type="float">
            <text:p>0.461289</text:p>
          </table:table-cell>
          <table:table-cell office:value-type="float" office:value="0.324886" calcext:value-type="float">
            <text:p>0.324886</text:p>
          </table:table-cell>
          <table:table-cell office:value-type="float" office:value="0.495559" calcext:value-type="float">
            <text:p>0.495559</text:p>
          </table:table-cell>
          <table:table-cell office:value-type="float" office:value="0.460004" calcext:value-type="float">
            <text:p>0.460004</text:p>
          </table:table-cell>
          <table:table-cell office:value-type="float" office:value="0.376394" calcext:value-type="float">
            <text:p>0.376394</text:p>
          </table:table-cell>
          <table:table-cell office:value-type="float" office:value="0.121196" calcext:value-type="float">
            <text:p>0.121196</text:p>
          </table:table-cell>
          <table:table-cell office:value-type="float" office:value="0.121725" calcext:value-type="float">
            <text:p>0.121725</text:p>
          </table:table-cell>
          <table:table-cell office:value-type="float" office:value="0.119274" calcext:value-type="float">
            <text:p>0.119274</text:p>
          </table:table-cell>
          <table:table-cell office:value-type="float" office:value="0.680792" calcext:value-type="float">
            <text:p>0.680792</text:p>
          </table:table-cell>
          <table:table-cell office:value-type="float" office:value="0.182489" calcext:value-type="float">
            <text:p>0.182489</text:p>
          </table:table-cell>
          <table:table-cell office:value-type="float" office:value="0.791312" calcext:value-type="float">
            <text:p>0.791312</text:p>
          </table:table-cell>
          <table:table-cell office:value-type="float" office:value="0.687788" calcext:value-type="float">
            <text:p>0.687788</text:p>
          </table:table-cell>
          <table:table-cell office:value-type="float" office:value="0.601615" calcext:value-type="float">
            <text:p>0.601615</text:p>
          </table:table-cell>
          <table:table-cell office:value-type="float" office:value="0.48266" calcext:value-type="float">
            <text:p>0.48266</text:p>
          </table:table-cell>
          <table:table-cell office:value-type="float" office:value="0.187454" calcext:value-type="float">
            <text:p>0.187454</text:p>
          </table:table-cell>
          <table:table-cell office:value-type="float" office:value="0.149748" calcext:value-type="float">
            <text:p>0.149748</text:p>
          </table:table-cell>
          <table:table-cell office:value-type="float" office:value="0.326472" calcext:value-type="float">
            <text:p>0.326472</text:p>
          </table:table-cell>
          <table:table-cell office:value-type="float" office:value="1.1772" calcext:value-type="float">
            <text:p>1.1772</text:p>
          </table:table-cell>
          <table:table-cell office:value-type="float" office:value="0.963296" calcext:value-type="float">
            <text:p>0.963296</text:p>
          </table:table-cell>
          <table:table-cell office:value-type="float" office:value="0.547066" calcext:value-type="float">
            <text:p>0.547066</text:p>
          </table:table-cell>
          <table:table-cell office:value-type="float" office:value="0.203608" calcext:value-type="float">
            <text:p>0.203608</text:p>
          </table:table-cell>
          <table:table-cell office:value-type="float" office:value="0.109247" calcext:value-type="float">
            <text:p>0.109247</text:p>
          </table:table-cell>
          <table:table-cell office:value-type="float" office:value="1.6859" calcext:value-type="float">
            <text:p>1.6859</text:p>
          </table:table-cell>
          <table:table-cell office:value-type="float" office:value="1.48379" calcext:value-type="float">
            <text:p>1.48379</text:p>
          </table:table-cell>
          <table:table-cell office:value-type="float" office:value="1.52952" calcext:value-type="float">
            <text:p>1.52952</text:p>
          </table:table-cell>
          <table:table-cell office:value-type="float" office:value="1.50673" calcext:value-type="float">
            <text:p>1.50673</text:p>
          </table:table-cell>
          <table:table-cell office:value-type="float" office:value="0.651446" calcext:value-type="float">
            <text:p>0.651446</text:p>
          </table:table-cell>
          <table:table-cell office:value-type="float" office:value="0.336103" calcext:value-type="float">
            <text:p>0.336103</text:p>
          </table:table-cell>
          <table:table-cell office:value-type="float" office:value="0.50325" calcext:value-type="float">
            <text:p>0.50325</text:p>
          </table:table-cell>
          <table:table-cell office:value-type="float" office:value="0.299421" calcext:value-type="float">
            <text:p>0.299421</text:p>
          </table:table-cell>
          <table:table-cell office:value-type="float" office:value="0.58209" calcext:value-type="float">
            <text:p>0.58209</text:p>
          </table:table-cell>
          <table:table-cell office:value-type="float" office:value="0.1939" calcext:value-type="float">
            <text:p>0.1939</text:p>
          </table:table-cell>
          <table:table-cell office:value-type="float" office:value="0.105163" calcext:value-type="float">
            <text:p>0.105163</text:p>
          </table:table-cell>
          <table:table-cell office:value-type="float" office:value="1.62896" calcext:value-type="float">
            <text:p>1.62896</text:p>
          </table:table-cell>
          <table:table-cell office:value-type="float" office:value="0.361837" calcext:value-type="float">
            <text:p>0.361837</text:p>
          </table:table-cell>
          <table:table-cell office:value-type="float" office:value="0.634634" calcext:value-type="float">
            <text:p>0.634634</text:p>
          </table:table-cell>
          <table:table-cell office:value-type="float" office:value="1.99972" calcext:value-type="float">
            <text:p>1.99972</text:p>
          </table:table-cell>
          <table:table-cell office:value-type="float" office:value="0.0604441" calcext:value-type="float">
            <text:p>0.0604441</text:p>
          </table:table-cell>
          <table:table-cell office:value-type="float" office:value="0.637457" calcext:value-type="float">
            <text:p>0.637457</text:p>
          </table:table-cell>
          <table:table-cell office:value-type="float" office:value="0.0925488" calcext:value-type="float">
            <text:p>0.0925488</text:p>
          </table:table-cell>
          <table:table-cell office:value-type="float" office:value="0.433946" calcext:value-type="float">
            <text:p>0.433946</text:p>
          </table:table-cell>
          <table:table-cell office:value-type="float" office:value="0.178044" calcext:value-type="float">
            <text:p>0.178044</text:p>
          </table:table-cell>
          <table:table-cell office:value-type="float" office:value="0.236622" calcext:value-type="float">
            <text:p>0.236622</text:p>
          </table:table-cell>
          <table:table-cell table:number-columns-repeated="20"/>
          <table:table-cell table:formula="of:=MIN([.A156:.BL156])" office:value-type="float" office:value="0.0604441" calcext:value-type="float">
            <text:p>0.0604441</text:p>
          </table:table-cell>
          <table:table-cell table:formula="of:=MAX([.A156:.BL156])" office:value-type="float" office:value="1.99972" calcext:value-type="float">
            <text:p>1.99972</text:p>
          </table:table-cell>
          <table:table-cell table:number-columns-repeated="7"/>
        </table:table-row>
        <table:table-row table:style-name="ro2">
          <table:table-cell office:value-type="float" office:value="0.19113" calcext:value-type="float">
            <text:p>0.19113</text:p>
          </table:table-cell>
          <table:table-cell office:value-type="float" office:value="0.296322" calcext:value-type="float">
            <text:p>0.296322</text:p>
          </table:table-cell>
          <table:table-cell office:value-type="float" office:value="0.149467" calcext:value-type="float">
            <text:p>0.149467</text:p>
          </table:table-cell>
          <table:table-cell office:value-type="float" office:value="0.592909" calcext:value-type="float">
            <text:p>0.592909</text:p>
          </table:table-cell>
          <table:table-cell office:value-type="float" office:value="0.64794" calcext:value-type="float">
            <text:p>0.64794</text:p>
          </table:table-cell>
          <table:table-cell office:value-type="float" office:value="0.258686" calcext:value-type="float">
            <text:p>0.258686</text:p>
          </table:table-cell>
          <table:table-cell office:value-type="float" office:value="0.30968" calcext:value-type="float">
            <text:p>0.30968</text:p>
          </table:table-cell>
          <table:table-cell office:value-type="float" office:value="0.496256" calcext:value-type="float">
            <text:p>0.496256</text:p>
          </table:table-cell>
          <table:table-cell office:value-type="float" office:value="0.637672" calcext:value-type="float">
            <text:p>0.637672</text:p>
          </table:table-cell>
          <table:table-cell office:value-type="float" office:value="0.388213" calcext:value-type="float">
            <text:p>0.388213</text:p>
          </table:table-cell>
          <table:table-cell office:value-type="float" office:value="0.592749" calcext:value-type="float">
            <text:p>0.592749</text:p>
          </table:table-cell>
          <table:table-cell office:value-type="float" office:value="0.727299" calcext:value-type="float">
            <text:p>0.727299</text:p>
          </table:table-cell>
          <table:table-cell office:value-type="float" office:value="0.186707" calcext:value-type="float">
            <text:p>0.186707</text:p>
          </table:table-cell>
          <table:table-cell office:value-type="float" office:value="0.133813" calcext:value-type="float">
            <text:p>0.133813</text:p>
          </table:table-cell>
          <table:table-cell office:value-type="float" office:value="0.526582" calcext:value-type="float">
            <text:p>0.526582</text:p>
          </table:table-cell>
          <table:table-cell office:value-type="float" office:value="0.982846" calcext:value-type="float">
            <text:p>0.982846</text:p>
          </table:table-cell>
          <table:table-cell office:value-type="float" office:value="0.215987" calcext:value-type="float">
            <text:p>0.215987</text:p>
          </table:table-cell>
          <table:table-cell office:value-type="float" office:value="0.523448" calcext:value-type="float">
            <text:p>0.523448</text:p>
          </table:table-cell>
          <table:table-cell office:value-type="float" office:value="0.607974" calcext:value-type="float">
            <text:p>0.607974</text:p>
          </table:table-cell>
          <table:table-cell office:value-type="float" office:value="1.14446" calcext:value-type="float">
            <text:p>1.14446</text:p>
          </table:table-cell>
          <table:table-cell office:value-type="float" office:value="0.238303" calcext:value-type="float">
            <text:p>0.238303</text:p>
          </table:table-cell>
          <table:table-cell office:value-type="float" office:value="0.455435" calcext:value-type="float">
            <text:p>0.455435</text:p>
          </table:table-cell>
          <table:table-cell office:value-type="float" office:value="0.132487" calcext:value-type="float">
            <text:p>0.132487</text:p>
          </table:table-cell>
          <table:table-cell office:value-type="float" office:value="0.171231" calcext:value-type="float">
            <text:p>0.171231</text:p>
          </table:table-cell>
          <table:table-cell office:value-type="float" office:value="1.32719" calcext:value-type="float">
            <text:p>1.32719</text:p>
          </table:table-cell>
          <table:table-cell office:value-type="float" office:value="0.297433" calcext:value-type="float">
            <text:p>0.297433</text:p>
          </table:table-cell>
          <table:table-cell office:value-type="float" office:value="0.119672" calcext:value-type="float">
            <text:p>0.119672</text:p>
          </table:table-cell>
          <table:table-cell office:value-type="float" office:value="0.112592" calcext:value-type="float">
            <text:p>0.112592</text:p>
          </table:table-cell>
          <table:table-cell office:value-type="float" office:value="0.133367" calcext:value-type="float">
            <text:p>0.133367</text:p>
          </table:table-cell>
          <table:table-cell office:value-type="float" office:value="0.732037" calcext:value-type="float">
            <text:p>0.732037</text:p>
          </table:table-cell>
          <table:table-cell office:value-type="float" office:value="1.35829" calcext:value-type="float">
            <text:p>1.35829</text:p>
          </table:table-cell>
          <table:table-cell office:value-type="float" office:value="0.959315" calcext:value-type="float">
            <text:p>0.959315</text:p>
          </table:table-cell>
          <table:table-cell office:value-type="float" office:value="1.39845" calcext:value-type="float">
            <text:p>1.39845</text:p>
          </table:table-cell>
          <table:table-cell office:value-type="float" office:value="1.71039" calcext:value-type="float">
            <text:p>1.71039</text:p>
          </table:table-cell>
          <table:table-cell office:value-type="float" office:value="1.17264" calcext:value-type="float">
            <text:p>1.17264</text:p>
          </table:table-cell>
          <table:table-cell office:value-type="float" office:value="1.55794" calcext:value-type="float">
            <text:p>1.55794</text:p>
          </table:table-cell>
          <table:table-cell office:value-type="float" office:value="2.13424" calcext:value-type="float">
            <text:p>2.13424</text:p>
          </table:table-cell>
          <table:table-cell office:value-type="float" office:value="0.984507" calcext:value-type="float">
            <text:p>0.984507</text:p>
          </table:table-cell>
          <table:table-cell office:value-type="float" office:value="0.596834" calcext:value-type="float">
            <text:p>0.596834</text:p>
          </table:table-cell>
          <table:table-cell office:value-type="float" office:value="0.831581" calcext:value-type="float">
            <text:p>0.831581</text:p>
          </table:table-cell>
          <table:table-cell office:value-type="float" office:value="0.749647" calcext:value-type="float">
            <text:p>0.749647</text:p>
          </table:table-cell>
          <table:table-cell office:value-type="float" office:value="0.394514" calcext:value-type="float">
            <text:p>0.394514</text:p>
          </table:table-cell>
          <table:table-cell office:value-type="float" office:value="0.581422" calcext:value-type="float">
            <text:p>0.581422</text:p>
          </table:table-cell>
          <table:table-cell office:value-type="float" office:value="1.96225" calcext:value-type="float">
            <text:p>1.96225</text:p>
          </table:table-cell>
          <table:table-cell office:value-type="float" office:value="0.264645" calcext:value-type="float">
            <text:p>0.264645</text:p>
          </table:table-cell>
          <table:table-cell office:value-type="float" office:value="0.397972" calcext:value-type="float">
            <text:p>0.397972</text:p>
          </table:table-cell>
          <table:table-cell office:value-type="float" office:value="0.371221" calcext:value-type="float">
            <text:p>0.371221</text:p>
          </table:table-cell>
          <table:table-cell office:value-type="float" office:value="0.539809" calcext:value-type="float">
            <text:p>0.539809</text:p>
          </table:table-cell>
          <table:table-cell table:number-columns-repeated="20"/>
          <table:table-cell table:formula="of:=MIN([.A157:.BL157])" office:value-type="float" office:value="0.112592" calcext:value-type="float">
            <text:p>0.112592</text:p>
          </table:table-cell>
          <table:table-cell table:formula="of:=MAX([.A157:.BL157])" office:value-type="float" office:value="2.13424" calcext:value-type="float">
            <text:p>2.13424</text:p>
          </table:table-cell>
          <table:table-cell table:number-columns-repeated="7"/>
        </table:table-row>
        <table:table-row table:style-name="ro2">
          <table:table-cell office:value-type="float" office:value="0.193408" calcext:value-type="float">
            <text:p>0.193408</text:p>
          </table:table-cell>
          <table:table-cell office:value-type="float" office:value="0.299366" calcext:value-type="float">
            <text:p>0.299366</text:p>
          </table:table-cell>
          <table:table-cell office:value-type="float" office:value="0.146888" calcext:value-type="float">
            <text:p>0.146888</text:p>
          </table:table-cell>
          <table:table-cell office:value-type="float" office:value="0.539351" calcext:value-type="float">
            <text:p>0.539351</text:p>
          </table:table-cell>
          <table:table-cell office:value-type="float" office:value="0.195795" calcext:value-type="float">
            <text:p>0.195795</text:p>
          </table:table-cell>
          <table:table-cell office:value-type="float" office:value="0.54191" calcext:value-type="float">
            <text:p>0.54191</text:p>
          </table:table-cell>
          <table:table-cell office:value-type="float" office:value="0.144874" calcext:value-type="float">
            <text:p>0.144874</text:p>
          </table:table-cell>
          <table:table-cell office:value-type="float" office:value="0.529799" calcext:value-type="float">
            <text:p>0.529799</text:p>
          </table:table-cell>
          <table:table-cell office:value-type="float" office:value="0.192999" calcext:value-type="float">
            <text:p>0.192999</text:p>
          </table:table-cell>
          <table:table-cell office:value-type="float" office:value="0.534313" calcext:value-type="float">
            <text:p>0.534313</text:p>
          </table:table-cell>
          <table:table-cell office:value-type="float" office:value="1.3248" calcext:value-type="float">
            <text:p>1.3248</text:p>
          </table:table-cell>
          <table:table-cell office:value-type="float" office:value="0.547079" calcext:value-type="float">
            <text:p>0.547079</text:p>
          </table:table-cell>
          <table:table-cell office:value-type="float" office:value="0.152467" calcext:value-type="float">
            <text:p>0.152467</text:p>
          </table:table-cell>
          <table:table-cell office:value-type="float" office:value="0.507555" calcext:value-type="float">
            <text:p>0.507555</text:p>
          </table:table-cell>
          <table:table-cell office:value-type="float" office:value="0.316413" calcext:value-type="float">
            <text:p>0.316413</text:p>
          </table:table-cell>
          <table:table-cell office:value-type="float" office:value="0.865987" calcext:value-type="float">
            <text:p>0.865987</text:p>
          </table:table-cell>
          <table:table-cell office:value-type="float" office:value="0.375248" calcext:value-type="float">
            <text:p>0.375248</text:p>
          </table:table-cell>
          <table:table-cell office:value-type="float" office:value="0.15624" calcext:value-type="float">
            <text:p>0.15624</text:p>
          </table:table-cell>
          <table:table-cell office:value-type="float" office:value="0.167847" calcext:value-type="float">
            <text:p>0.167847</text:p>
          </table:table-cell>
          <table:table-cell office:value-type="float" office:value="2.2658" calcext:value-type="float">
            <text:p>2.2658</text:p>
          </table:table-cell>
          <table:table-cell office:value-type="float" office:value="2.06935" calcext:value-type="float">
            <text:p>2.06935</text:p>
          </table:table-cell>
          <table:table-cell office:value-type="float" office:value="1.96963" calcext:value-type="float">
            <text:p>1.96963</text:p>
          </table:table-cell>
          <table:table-cell office:value-type="float" office:value="1.82757" calcext:value-type="float">
            <text:p>1.82757</text:p>
          </table:table-cell>
          <table:table-cell office:value-type="float" office:value="0.277348" calcext:value-type="float">
            <text:p>0.277348</text:p>
          </table:table-cell>
          <table:table-cell office:value-type="float" office:value="1.58167" calcext:value-type="float">
            <text:p>1.58167</text:p>
          </table:table-cell>
          <table:table-cell office:value-type="float" office:value="1.4838" calcext:value-type="float">
            <text:p>1.4838</text:p>
          </table:table-cell>
          <table:table-cell office:value-type="float" office:value="0.172805" calcext:value-type="float">
            <text:p>0.172805</text:p>
          </table:table-cell>
          <table:table-cell office:value-type="float" office:value="1.79367" calcext:value-type="float">
            <text:p>1.79367</text:p>
          </table:table-cell>
          <table:table-cell office:value-type="float" office:value="0.580683" calcext:value-type="float">
            <text:p>0.580683</text:p>
          </table:table-cell>
          <table:table-cell office:value-type="float" office:value="1.08783" calcext:value-type="float">
            <text:p>1.08783</text:p>
          </table:table-cell>
          <table:table-cell office:value-type="float" office:value="0.20393" calcext:value-type="float">
            <text:p>0.20393</text:p>
          </table:table-cell>
          <table:table-cell office:value-type="float" office:value="1.72223" calcext:value-type="float">
            <text:p>1.72223</text:p>
          </table:table-cell>
          <table:table-cell office:value-type="float" office:value="1.91862" calcext:value-type="float">
            <text:p>1.91862</text:p>
          </table:table-cell>
          <table:table-cell office:value-type="float" office:value="1.49405" calcext:value-type="float">
            <text:p>1.49405</text:p>
          </table:table-cell>
          <table:table-cell office:value-type="float" office:value="1.40668" calcext:value-type="float">
            <text:p>1.40668</text:p>
          </table:table-cell>
          <table:table-cell office:value-type="float" office:value="1.21415" calcext:value-type="float">
            <text:p>1.21415</text:p>
          </table:table-cell>
          <table:table-cell office:value-type="float" office:value="1.50146" calcext:value-type="float">
            <text:p>1.50146</text:p>
          </table:table-cell>
          <table:table-cell office:value-type="float" office:value="1.2288" calcext:value-type="float">
            <text:p>1.2288</text:p>
          </table:table-cell>
          <table:table-cell office:value-type="float" office:value="2.23039" calcext:value-type="float">
            <text:p>2.23039</text:p>
          </table:table-cell>
          <table:table-cell office:value-type="float" office:value="1.0292" calcext:value-type="float">
            <text:p>1.0292</text:p>
          </table:table-cell>
          <table:table-cell office:value-type="float" office:value="0.793587" calcext:value-type="float">
            <text:p>0.793587</text:p>
          </table:table-cell>
          <table:table-cell office:value-type="float" office:value="0.741085" calcext:value-type="float">
            <text:p>0.741085</text:p>
          </table:table-cell>
          <table:table-cell office:value-type="float" office:value="0.716961" calcext:value-type="float">
            <text:p>0.716961</text:p>
          </table:table-cell>
          <table:table-cell office:value-type="float" office:value="0.509106" calcext:value-type="float">
            <text:p>0.509106</text:p>
          </table:table-cell>
          <table:table-cell office:value-type="float" office:value="0.394009" calcext:value-type="float">
            <text:p>0.394009</text:p>
          </table:table-cell>
          <table:table-cell office:value-type="float" office:value="2.47998" calcext:value-type="float">
            <text:p>2.47998</text:p>
          </table:table-cell>
          <table:table-cell office:value-type="float" office:value="2.23552" calcext:value-type="float">
            <text:p>2.23552</text:p>
          </table:table-cell>
          <table:table-cell office:value-type="float" office:value="0.202295" calcext:value-type="float">
            <text:p>0.202295</text:p>
          </table:table-cell>
          <table:table-cell table:number-columns-repeated="20"/>
          <table:table-cell table:formula="of:=MIN([.A158:.BL158])" office:value-type="float" office:value="0.144874" calcext:value-type="float">
            <text:p>0.144874</text:p>
          </table:table-cell>
          <table:table-cell table:formula="of:=MAX([.A158:.BL158])" office:value-type="float" office:value="2.47998" calcext:value-type="float">
            <text:p>2.47998</text:p>
          </table:table-cell>
          <table:table-cell table:number-columns-repeated="7"/>
        </table:table-row>
        <table:table-row table:style-name="ro2">
          <table:table-cell office:value-type="float" office:value="0.144521" calcext:value-type="float">
            <text:p>0.144521</text:p>
          </table:table-cell>
          <table:table-cell office:value-type="float" office:value="0.112835" calcext:value-type="float">
            <text:p>0.112835</text:p>
          </table:table-cell>
          <table:table-cell office:value-type="float" office:value="0.083149" calcext:value-type="float">
            <text:p>0.083149</text:p>
          </table:table-cell>
          <table:table-cell office:value-type="float" office:value="0.101303" calcext:value-type="float">
            <text:p>0.101303</text:p>
          </table:table-cell>
          <table:table-cell office:value-type="float" office:value="0.53915" calcext:value-type="float">
            <text:p>0.53915</text:p>
          </table:table-cell>
          <table:table-cell office:value-type="float" office:value="0.149815" calcext:value-type="float">
            <text:p>0.149815</text:p>
          </table:table-cell>
          <table:table-cell office:value-type="float" office:value="0.095669" calcext:value-type="float">
            <text:p>0.095669</text:p>
          </table:table-cell>
          <table:table-cell office:value-type="float" office:value="0.0948441" calcext:value-type="float">
            <text:p>0.0948441</text:p>
          </table:table-cell>
          <table:table-cell office:value-type="float" office:value="0.0942001" calcext:value-type="float">
            <text:p>0.0942001</text:p>
          </table:table-cell>
          <table:table-cell office:value-type="float" office:value="0.105559" calcext:value-type="float">
            <text:p>0.105559</text:p>
          </table:table-cell>
          <table:table-cell office:value-type="float" office:value="0.708343" calcext:value-type="float">
            <text:p>0.708343</text:p>
          </table:table-cell>
          <table:table-cell office:value-type="float" office:value="0.65282" calcext:value-type="float">
            <text:p>0.65282</text:p>
          </table:table-cell>
          <table:table-cell office:value-type="float" office:value="0.681017" calcext:value-type="float">
            <text:p>0.681017</text:p>
          </table:table-cell>
          <table:table-cell office:value-type="float" office:value="0.117852" calcext:value-type="float">
            <text:p>0.117852</text:p>
          </table:table-cell>
          <table:table-cell office:value-type="float" office:value="0.204882" calcext:value-type="float">
            <text:p>0.204882</text:p>
          </table:table-cell>
          <table:table-cell office:value-type="float" office:value="0.125992" calcext:value-type="float">
            <text:p>0.125992</text:p>
          </table:table-cell>
          <table:table-cell office:value-type="float" office:value="0.408585" calcext:value-type="float">
            <text:p>0.408585</text:p>
          </table:table-cell>
          <table:table-cell office:value-type="float" office:value="1.30463" calcext:value-type="float">
            <text:p>1.30463</text:p>
          </table:table-cell>
          <table:table-cell office:value-type="float" office:value="1.15003" calcext:value-type="float">
            <text:p>1.15003</text:p>
          </table:table-cell>
          <table:table-cell office:value-type="float" office:value="0.287997" calcext:value-type="float">
            <text:p>0.287997</text:p>
          </table:table-cell>
          <table:table-cell office:value-type="float" office:value="0.181876" calcext:value-type="float">
            <text:p>0.181876</text:p>
          </table:table-cell>
          <table:table-cell office:value-type="float" office:value="0.256323" calcext:value-type="float">
            <text:p>0.256323</text:p>
          </table:table-cell>
          <table:table-cell office:value-type="float" office:value="0.267125" calcext:value-type="float">
            <text:p>0.267125</text:p>
          </table:table-cell>
          <table:table-cell office:value-type="float" office:value="1.09107" calcext:value-type="float">
            <text:p>1.09107</text:p>
          </table:table-cell>
          <table:table-cell office:value-type="float" office:value="0.770807" calcext:value-type="float">
            <text:p>0.770807</text:p>
          </table:table-cell>
          <table:table-cell office:value-type="float" office:value="0.123355" calcext:value-type="float">
            <text:p>0.123355</text:p>
          </table:table-cell>
          <table:table-cell office:value-type="float" office:value="2.45186" calcext:value-type="float">
            <text:p>2.45186</text:p>
          </table:table-cell>
          <table:table-cell office:value-type="float" office:value="2.35297" calcext:value-type="float">
            <text:p>2.35297</text:p>
          </table:table-cell>
          <table:table-cell office:value-type="float" office:value="0.32623" calcext:value-type="float">
            <text:p>0.32623</text:p>
          </table:table-cell>
          <table:table-cell office:value-type="float" office:value="2.28382" calcext:value-type="float">
            <text:p>2.28382</text:p>
          </table:table-cell>
          <table:table-cell office:value-type="float" office:value="2.25661" calcext:value-type="float">
            <text:p>2.25661</text:p>
          </table:table-cell>
          <table:table-cell office:value-type="float" office:value="0.662314" calcext:value-type="float">
            <text:p>0.662314</text:p>
          </table:table-cell>
          <table:table-cell office:value-type="float" office:value="0.626837" calcext:value-type="float">
            <text:p>0.626837</text:p>
          </table:table-cell>
          <table:table-cell office:value-type="float" office:value="2.55149" calcext:value-type="float">
            <text:p>2.55149</text:p>
          </table:table-cell>
          <table:table-cell office:value-type="float" office:value="2.07242" calcext:value-type="float">
            <text:p>2.07242</text:p>
          </table:table-cell>
          <table:table-cell office:value-type="float" office:value="2.18579" calcext:value-type="float">
            <text:p>2.18579</text:p>
          </table:table-cell>
          <table:table-cell office:value-type="float" office:value="2.62179" calcext:value-type="float">
            <text:p>2.62179</text:p>
          </table:table-cell>
          <table:table-cell office:value-type="float" office:value="2.20946" calcext:value-type="float">
            <text:p>2.20946</text:p>
          </table:table-cell>
          <table:table-cell office:value-type="float" office:value="1.82318" calcext:value-type="float">
            <text:p>1.82318</text:p>
          </table:table-cell>
          <table:table-cell office:value-type="float" office:value="2.02398" calcext:value-type="float">
            <text:p>2.02398</text:p>
          </table:table-cell>
          <table:table-cell office:value-type="float" office:value="1.75185" calcext:value-type="float">
            <text:p>1.75185</text:p>
          </table:table-cell>
          <table:table-cell office:value-type="float" office:value="1.93092" calcext:value-type="float">
            <text:p>1.93092</text:p>
          </table:table-cell>
          <table:table-cell office:value-type="float" office:value="0.375498" calcext:value-type="float">
            <text:p>0.375498</text:p>
          </table:table-cell>
          <table:table-cell office:value-type="float" office:value="0.777958" calcext:value-type="float">
            <text:p>0.777958</text:p>
          </table:table-cell>
          <table:table-cell office:value-type="float" office:value="0.116424" calcext:value-type="float">
            <text:p>0.116424</text:p>
          </table:table-cell>
          <table:table-cell office:value-type="float" office:value="0.323128" calcext:value-type="float">
            <text:p>0.323128</text:p>
          </table:table-cell>
          <table:table-cell office:value-type="float" office:value="0.261582" calcext:value-type="float">
            <text:p>0.261582</text:p>
          </table:table-cell>
          <table:table-cell office:value-type="float" office:value="0.108047" calcext:value-type="float">
            <text:p>0.108047</text:p>
          </table:table-cell>
          <table:table-cell table:number-columns-repeated="20"/>
          <table:table-cell table:formula="of:=MIN([.A159:.BL159])" office:value-type="float" office:value="0.083149" calcext:value-type="float">
            <text:p>0.083149</text:p>
          </table:table-cell>
          <table:table-cell table:formula="of:=MAX([.A159:.BL159])" office:value-type="float" office:value="2.62179" calcext:value-type="float">
            <text:p>2.62179</text:p>
          </table:table-cell>
          <table:table-cell table:number-columns-repeated="7"/>
        </table:table-row>
        <table:table-row table:style-name="ro2">
          <table:table-cell office:value-type="float" office:value="0.194545" calcext:value-type="float">
            <text:p>0.194545</text:p>
          </table:table-cell>
          <table:table-cell office:value-type="float" office:value="0.143644" calcext:value-type="float">
            <text:p>0.143644</text:p>
          </table:table-cell>
          <table:table-cell office:value-type="float" office:value="0.146942" calcext:value-type="float">
            <text:p>0.146942</text:p>
          </table:table-cell>
          <table:table-cell office:value-type="float" office:value="0.145044" calcext:value-type="float">
            <text:p>0.145044</text:p>
          </table:table-cell>
          <table:table-cell office:value-type="float" office:value="0.14811" calcext:value-type="float">
            <text:p>0.14811</text:p>
          </table:table-cell>
          <table:table-cell office:value-type="float" office:value="0.879338" calcext:value-type="float">
            <text:p>0.879338</text:p>
          </table:table-cell>
          <table:table-cell office:value-type="float" office:value="0.244357" calcext:value-type="float">
            <text:p>0.244357</text:p>
          </table:table-cell>
          <table:table-cell office:value-type="float" office:value="0.145147" calcext:value-type="float">
            <text:p>0.145147</text:p>
          </table:table-cell>
          <table:table-cell office:value-type="float" office:value="0.243276" calcext:value-type="float">
            <text:p>0.243276</text:p>
          </table:table-cell>
          <table:table-cell office:value-type="float" office:value="0.143724" calcext:value-type="float">
            <text:p>0.143724</text:p>
          </table:table-cell>
          <table:table-cell office:value-type="float" office:value="1.02192" calcext:value-type="float">
            <text:p>1.02192</text:p>
          </table:table-cell>
          <table:table-cell office:value-type="float" office:value="1.36304" calcext:value-type="float">
            <text:p>1.36304</text:p>
          </table:table-cell>
          <table:table-cell office:value-type="float" office:value="1.31414" calcext:value-type="float">
            <text:p>1.31414</text:p>
          </table:table-cell>
          <table:table-cell office:value-type="float" office:value="0.146174" calcext:value-type="float">
            <text:p>0.146174</text:p>
          </table:table-cell>
          <table:table-cell office:value-type="float" office:value="0.399889" calcext:value-type="float">
            <text:p>0.399889</text:p>
          </table:table-cell>
          <table:table-cell office:value-type="float" office:value="0.212888" calcext:value-type="float">
            <text:p>0.212888</text:p>
          </table:table-cell>
          <table:table-cell office:value-type="float" office:value="0.75497" calcext:value-type="float">
            <text:p>0.75497</text:p>
          </table:table-cell>
          <table:table-cell office:value-type="float" office:value="0.268154" calcext:value-type="float">
            <text:p>0.268154</text:p>
          </table:table-cell>
          <table:table-cell office:value-type="float" office:value="0.616193" calcext:value-type="float">
            <text:p>0.616193</text:p>
          </table:table-cell>
          <table:table-cell office:value-type="float" office:value="1.10436" calcext:value-type="float">
            <text:p>1.10436</text:p>
          </table:table-cell>
          <table:table-cell office:value-type="float" office:value="1.25161" calcext:value-type="float">
            <text:p>1.25161</text:p>
          </table:table-cell>
          <table:table-cell office:value-type="float" office:value="0.480691" calcext:value-type="float">
            <text:p>0.480691</text:p>
          </table:table-cell>
          <table:table-cell office:value-type="float" office:value="0.120213" calcext:value-type="float">
            <text:p>0.120213</text:p>
          </table:table-cell>
          <table:table-cell office:value-type="float" office:value="0.388182" calcext:value-type="float">
            <text:p>0.388182</text:p>
          </table:table-cell>
          <table:table-cell office:value-type="float" office:value="1.70436" calcext:value-type="float">
            <text:p>1.70436</text:p>
          </table:table-cell>
          <table:table-cell office:value-type="float" office:value="1.95866" calcext:value-type="float">
            <text:p>1.95866</text:p>
          </table:table-cell>
          <table:table-cell office:value-type="float" office:value="1.76192" calcext:value-type="float">
            <text:p>1.76192</text:p>
          </table:table-cell>
          <table:table-cell office:value-type="float" office:value="1.62036" calcext:value-type="float">
            <text:p>1.62036</text:p>
          </table:table-cell>
          <table:table-cell office:value-type="float" office:value="1.47618" calcext:value-type="float">
            <text:p>1.47618</text:p>
          </table:table-cell>
          <table:table-cell office:value-type="float" office:value="1.18325" calcext:value-type="float">
            <text:p>1.18325</text:p>
          </table:table-cell>
          <table:table-cell office:value-type="float" office:value="0.947687" calcext:value-type="float">
            <text:p>0.947687</text:p>
          </table:table-cell>
          <table:table-cell office:value-type="float" office:value="0.342672" calcext:value-type="float">
            <text:p>0.342672</text:p>
          </table:table-cell>
          <table:table-cell office:value-type="float" office:value="0.732506" calcext:value-type="float">
            <text:p>0.732506</text:p>
          </table:table-cell>
          <table:table-cell office:value-type="float" office:value="0.433803" calcext:value-type="float">
            <text:p>0.433803</text:p>
          </table:table-cell>
          <table:table-cell office:value-type="float" office:value="0.270407" calcext:value-type="float">
            <text:p>0.270407</text:p>
          </table:table-cell>
          <table:table-cell office:value-type="float" office:value="0.647754" calcext:value-type="float">
            <text:p>0.647754</text:p>
          </table:table-cell>
          <table:table-cell office:value-type="float" office:value="0.526507" calcext:value-type="float">
            <text:p>0.526507</text:p>
          </table:table-cell>
          <table:table-cell office:value-type="float" office:value="1.52153" calcext:value-type="float">
            <text:p>1.52153</text:p>
          </table:table-cell>
          <table:table-cell office:value-type="float" office:value="0.449427" calcext:value-type="float">
            <text:p>0.449427</text:p>
          </table:table-cell>
          <table:table-cell office:value-type="float" office:value="0.97339" calcext:value-type="float">
            <text:p>0.97339</text:p>
          </table:table-cell>
          <table:table-cell office:value-type="float" office:value="0.445008" calcext:value-type="float">
            <text:p>0.445008</text:p>
          </table:table-cell>
          <table:table-cell office:value-type="float" office:value="0.265023" calcext:value-type="float">
            <text:p>0.265023</text:p>
          </table:table-cell>
          <table:table-cell office:value-type="float" office:value="1.55944" calcext:value-type="float">
            <text:p>1.55944</text:p>
          </table:table-cell>
          <table:table-cell office:value-type="float" office:value="0.498464" calcext:value-type="float">
            <text:p>0.498464</text:p>
          </table:table-cell>
          <table:table-cell office:value-type="float" office:value="0.183527" calcext:value-type="float">
            <text:p>0.183527</text:p>
          </table:table-cell>
          <table:table-cell office:value-type="float" office:value="0.154384" calcext:value-type="float">
            <text:p>0.154384</text:p>
          </table:table-cell>
          <table:table-cell office:value-type="float" office:value="0.315011" calcext:value-type="float">
            <text:p>0.315011</text:p>
          </table:table-cell>
          <table:table-cell office:value-type="float" office:value="0.466872" calcext:value-type="float">
            <text:p>0.466872</text:p>
          </table:table-cell>
          <table:table-cell table:number-columns-repeated="20"/>
          <table:table-cell table:formula="of:=MIN([.A160:.BL160])" office:value-type="float" office:value="0.120213" calcext:value-type="float">
            <text:p>0.120213</text:p>
          </table:table-cell>
          <table:table-cell table:formula="of:=MAX([.A160:.BL160])" office:value-type="float" office:value="1.95866" calcext:value-type="float">
            <text:p>1.95866</text:p>
          </table:table-cell>
          <table:table-cell table:number-columns-repeated="7"/>
        </table:table-row>
        <table:table-row table:style-name="ro2">
          <table:table-cell office:value-type="float" office:value="0.194992" calcext:value-type="float">
            <text:p>0.194992</text:p>
          </table:table-cell>
          <table:table-cell office:value-type="float" office:value="0.101235" calcext:value-type="float">
            <text:p>0.101235</text:p>
          </table:table-cell>
          <table:table-cell office:value-type="float" office:value="0.347848" calcext:value-type="float">
            <text:p>0.347848</text:p>
          </table:table-cell>
          <table:table-cell office:value-type="float" office:value="0.349713" calcext:value-type="float">
            <text:p>0.349713</text:p>
          </table:table-cell>
          <table:table-cell office:value-type="float" office:value="0.192879" calcext:value-type="float">
            <text:p>0.192879</text:p>
          </table:table-cell>
          <table:table-cell office:value-type="float" office:value="0.295283" calcext:value-type="float">
            <text:p>0.295283</text:p>
          </table:table-cell>
          <table:table-cell office:value-type="float" office:value="0.143713" calcext:value-type="float">
            <text:p>0.143713</text:p>
          </table:table-cell>
          <table:table-cell office:value-type="float" office:value="0.540489" calcext:value-type="float">
            <text:p>0.540489</text:p>
          </table:table-cell>
          <table:table-cell office:value-type="float" office:value="0.191465" calcext:value-type="float">
            <text:p>0.191465</text:p>
          </table:table-cell>
          <table:table-cell office:value-type="float" office:value="0.290249" calcext:value-type="float">
            <text:p>0.290249</text:p>
          </table:table-cell>
          <table:table-cell office:value-type="float" office:value="0.187672" calcext:value-type="float">
            <text:p>0.187672</text:p>
          </table:table-cell>
          <table:table-cell office:value-type="float" office:value="0.292059" calcext:value-type="float">
            <text:p>0.292059</text:p>
          </table:table-cell>
          <table:table-cell office:value-type="float" office:value="0.145235" calcext:value-type="float">
            <text:p>0.145235</text:p>
          </table:table-cell>
          <table:table-cell office:value-type="float" office:value="1.65789" calcext:value-type="float">
            <text:p>1.65789</text:p>
          </table:table-cell>
          <table:table-cell office:value-type="float" office:value="0.484881" calcext:value-type="float">
            <text:p>0.484881</text:p>
          </table:table-cell>
          <table:table-cell office:value-type="float" office:value="1.07462" calcext:value-type="float">
            <text:p>1.07462</text:p>
          </table:table-cell>
          <table:table-cell office:value-type="float" office:value="1.07523" calcext:value-type="float">
            <text:p>1.07523</text:p>
          </table:table-cell>
          <table:table-cell office:value-type="float" office:value="0.831252" calcext:value-type="float">
            <text:p>0.831252</text:p>
          </table:table-cell>
          <table:table-cell office:value-type="float" office:value="0.250086" calcext:value-type="float">
            <text:p>0.250086</text:p>
          </table:table-cell>
          <table:table-cell office:value-type="float" office:value="1.23786" calcext:value-type="float">
            <text:p>1.23786</text:p>
          </table:table-cell>
          <table:table-cell office:value-type="float" office:value="0.896442" calcext:value-type="float">
            <text:p>0.896442</text:p>
          </table:table-cell>
          <table:table-cell office:value-type="float" office:value="1.00529" calcext:value-type="float">
            <text:p>1.00529</text:p>
          </table:table-cell>
          <table:table-cell office:value-type="float" office:value="1.44509" calcext:value-type="float">
            <text:p>1.44509</text:p>
          </table:table-cell>
          <table:table-cell office:value-type="float" office:value="0.323327" calcext:value-type="float">
            <text:p>0.323327</text:p>
          </table:table-cell>
          <table:table-cell office:value-type="float" office:value="0.758418" calcext:value-type="float">
            <text:p>0.758418</text:p>
          </table:table-cell>
          <table:table-cell office:value-type="float" office:value="0.674418" calcext:value-type="float">
            <text:p>0.674418</text:p>
          </table:table-cell>
          <table:table-cell office:value-type="float" office:value="0.192803" calcext:value-type="float">
            <text:p>0.192803</text:p>
          </table:table-cell>
          <table:table-cell office:value-type="float" office:value="0.18523" calcext:value-type="float">
            <text:p>0.18523</text:p>
          </table:table-cell>
          <table:table-cell office:value-type="float" office:value="0.378629" calcext:value-type="float">
            <text:p>0.378629</text:p>
          </table:table-cell>
          <table:table-cell office:value-type="float" office:value="0.428468" calcext:value-type="float">
            <text:p>0.428468</text:p>
          </table:table-cell>
          <table:table-cell office:value-type="float" office:value="0.172309" calcext:value-type="float">
            <text:p>0.172309</text:p>
          </table:table-cell>
          <table:table-cell office:value-type="float" office:value="0.574723" calcext:value-type="float">
            <text:p>0.574723</text:p>
          </table:table-cell>
          <table:table-cell office:value-type="float" office:value="0.184759" calcext:value-type="float">
            <text:p>0.184759</text:p>
          </table:table-cell>
          <table:table-cell office:value-type="float" office:value="2.17993" calcext:value-type="float">
            <text:p>2.17993</text:p>
          </table:table-cell>
          <table:table-cell office:value-type="float" office:value="0.180841" calcext:value-type="float">
            <text:p>0.180841</text:p>
          </table:table-cell>
          <table:table-cell office:value-type="float" office:value="0.613194" calcext:value-type="float">
            <text:p>0.613194</text:p>
          </table:table-cell>
          <table:table-cell office:value-type="float" office:value="2.03068" calcext:value-type="float">
            <text:p>2.03068</text:p>
          </table:table-cell>
          <table:table-cell office:value-type="float" office:value="1.81226" calcext:value-type="float">
            <text:p>1.81226</text:p>
          </table:table-cell>
          <table:table-cell office:value-type="float" office:value="1.27448" calcext:value-type="float">
            <text:p>1.27448</text:p>
          </table:table-cell>
          <table:table-cell office:value-type="float" office:value="1.61193" calcext:value-type="float">
            <text:p>1.61193</text:p>
          </table:table-cell>
          <table:table-cell office:value-type="float" office:value="2.42464" calcext:value-type="float">
            <text:p>2.42464</text:p>
          </table:table-cell>
          <table:table-cell office:value-type="float" office:value="2.4797" calcext:value-type="float">
            <text:p>2.4797</text:p>
          </table:table-cell>
          <table:table-cell office:value-type="float" office:value="1.42752" calcext:value-type="float">
            <text:p>1.42752</text:p>
          </table:table-cell>
          <table:table-cell office:value-type="float" office:value="0.875646" calcext:value-type="float">
            <text:p>0.875646</text:p>
          </table:table-cell>
          <table:table-cell office:value-type="float" office:value="0.663348" calcext:value-type="float">
            <text:p>0.663348</text:p>
          </table:table-cell>
          <table:table-cell office:value-type="float" office:value="0.508554" calcext:value-type="float">
            <text:p>0.508554</text:p>
          </table:table-cell>
          <table:table-cell office:value-type="float" office:value="1.06064" calcext:value-type="float">
            <text:p>1.06064</text:p>
          </table:table-cell>
          <table:table-cell office:value-type="float" office:value="0.125645" calcext:value-type="float">
            <text:p>0.125645</text:p>
          </table:table-cell>
          <table:table-cell table:number-columns-repeated="20"/>
          <table:table-cell table:formula="of:=MIN([.A161:.BL161])" office:value-type="float" office:value="0.101235" calcext:value-type="float">
            <text:p>0.101235</text:p>
          </table:table-cell>
          <table:table-cell table:formula="of:=MAX([.A161:.BL161])" office:value-type="float" office:value="2.4797" calcext:value-type="float">
            <text:p>2.4797</text:p>
          </table:table-cell>
          <table:table-cell table:number-columns-repeated="7"/>
        </table:table-row>
        <table:table-row table:style-name="ro2">
          <table:table-cell office:value-type="float" office:value="0.143224" calcext:value-type="float">
            <text:p>0.143224</text:p>
          </table:table-cell>
          <table:table-cell office:value-type="float" office:value="0.136126" calcext:value-type="float">
            <text:p>0.136126</text:p>
          </table:table-cell>
          <table:table-cell office:value-type="float" office:value="0.238372" calcext:value-type="float">
            <text:p>0.238372</text:p>
          </table:table-cell>
          <table:table-cell office:value-type="float" office:value="0.136077" calcext:value-type="float">
            <text:p>0.136077</text:p>
          </table:table-cell>
          <table:table-cell office:value-type="float" office:value="0.101764" calcext:value-type="float">
            <text:p>0.101764</text:p>
          </table:table-cell>
          <table:table-cell office:value-type="float" office:value="0.340879" calcext:value-type="float">
            <text:p>0.340879</text:p>
          </table:table-cell>
          <table:table-cell office:value-type="float" office:value="0.102481" calcext:value-type="float">
            <text:p>0.102481</text:p>
          </table:table-cell>
          <table:table-cell office:value-type="float" office:value="0.101507" calcext:value-type="float">
            <text:p>0.101507</text:p>
          </table:table-cell>
          <table:table-cell office:value-type="float" office:value="0.649693" calcext:value-type="float">
            <text:p>0.649693</text:p>
          </table:table-cell>
          <table:table-cell office:value-type="float" office:value="0.79252" calcext:value-type="float">
            <text:p>0.79252</text:p>
          </table:table-cell>
          <table:table-cell office:value-type="float" office:value="0.825598" calcext:value-type="float">
            <text:p>0.825598</text:p>
          </table:table-cell>
          <table:table-cell office:value-type="float" office:value="0.591965" calcext:value-type="float">
            <text:p>0.591965</text:p>
          </table:table-cell>
          <table:table-cell office:value-type="float" office:value="0.982698" calcext:value-type="float">
            <text:p>0.982698</text:p>
          </table:table-cell>
          <table:table-cell office:value-type="float" office:value="0.626727" calcext:value-type="float">
            <text:p>0.626727</text:p>
          </table:table-cell>
          <table:table-cell office:value-type="float" office:value="0.423131" calcext:value-type="float">
            <text:p>0.423131</text:p>
          </table:table-cell>
          <table:table-cell office:value-type="float" office:value="1.08082" calcext:value-type="float">
            <text:p>1.08082</text:p>
          </table:table-cell>
          <table:table-cell office:value-type="float" office:value="0.462739" calcext:value-type="float">
            <text:p>0.462739</text:p>
          </table:table-cell>
          <table:table-cell office:value-type="float" office:value="0.450956" calcext:value-type="float">
            <text:p>0.450956</text:p>
          </table:table-cell>
          <table:table-cell office:value-type="float" office:value="1.31177" calcext:value-type="float">
            <text:p>1.31177</text:p>
          </table:table-cell>
          <table:table-cell office:value-type="float" office:value="1.12669" calcext:value-type="float">
            <text:p>1.12669</text:p>
          </table:table-cell>
          <table:table-cell office:value-type="float" office:value="1.21044" calcext:value-type="float">
            <text:p>1.21044</text:p>
          </table:table-cell>
          <table:table-cell office:value-type="float" office:value="1.37429" calcext:value-type="float">
            <text:p>1.37429</text:p>
          </table:table-cell>
          <table:table-cell office:value-type="float" office:value="0.927746" calcext:value-type="float">
            <text:p>0.927746</text:p>
          </table:table-cell>
          <table:table-cell office:value-type="float" office:value="1.03494" calcext:value-type="float">
            <text:p>1.03494</text:p>
          </table:table-cell>
          <table:table-cell office:value-type="float" office:value="0.936421" calcext:value-type="float">
            <text:p>0.936421</text:p>
          </table:table-cell>
          <table:table-cell office:value-type="float" office:value="0.842468" calcext:value-type="float">
            <text:p>0.842468</text:p>
          </table:table-cell>
          <table:table-cell office:value-type="float" office:value="0.771067" calcext:value-type="float">
            <text:p>0.771067</text:p>
          </table:table-cell>
          <table:table-cell office:value-type="float" office:value="0.716424" calcext:value-type="float">
            <text:p>0.716424</text:p>
          </table:table-cell>
          <table:table-cell office:value-type="float" office:value="0.291841" calcext:value-type="float">
            <text:p>0.291841</text:p>
          </table:table-cell>
          <table:table-cell office:value-type="float" office:value="0.795473" calcext:value-type="float">
            <text:p>0.795473</text:p>
          </table:table-cell>
          <table:table-cell office:value-type="float" office:value="0.906414" calcext:value-type="float">
            <text:p>0.906414</text:p>
          </table:table-cell>
          <table:table-cell office:value-type="float" office:value="0.892681" calcext:value-type="float">
            <text:p>0.892681</text:p>
          </table:table-cell>
          <table:table-cell office:value-type="float" office:value="0.905727" calcext:value-type="float">
            <text:p>0.905727</text:p>
          </table:table-cell>
          <table:table-cell office:value-type="float" office:value="0.882108" calcext:value-type="float">
            <text:p>0.882108</text:p>
          </table:table-cell>
          <table:table-cell office:value-type="float" office:value="0.19991" calcext:value-type="float">
            <text:p>0.19991</text:p>
          </table:table-cell>
          <table:table-cell office:value-type="float" office:value="0.969163" calcext:value-type="float">
            <text:p>0.969163</text:p>
          </table:table-cell>
          <table:table-cell office:value-type="float" office:value="0.869007" calcext:value-type="float">
            <text:p>0.869007</text:p>
          </table:table-cell>
          <table:table-cell office:value-type="float" office:value="0.777511" calcext:value-type="float">
            <text:p>0.777511</text:p>
          </table:table-cell>
          <table:table-cell office:value-type="float" office:value="0.74826" calcext:value-type="float">
            <text:p>0.74826</text:p>
          </table:table-cell>
          <table:table-cell office:value-type="float" office:value="0.543248" calcext:value-type="float">
            <text:p>0.543248</text:p>
          </table:table-cell>
          <table:table-cell office:value-type="float" office:value="0.208679" calcext:value-type="float">
            <text:p>0.208679</text:p>
          </table:table-cell>
          <table:table-cell office:value-type="float" office:value="0.122757" calcext:value-type="float">
            <text:p>0.122757</text:p>
          </table:table-cell>
          <table:table-cell office:value-type="float" office:value="0.205457" calcext:value-type="float">
            <text:p>0.205457</text:p>
          </table:table-cell>
          <table:table-cell office:value-type="float" office:value="1.31068" calcext:value-type="float">
            <text:p>1.31068</text:p>
          </table:table-cell>
          <table:table-cell office:value-type="float" office:value="1.03509" calcext:value-type="float">
            <text:p>1.03509</text:p>
          </table:table-cell>
          <table:table-cell office:value-type="float" office:value="0.434531" calcext:value-type="float">
            <text:p>0.434531</text:p>
          </table:table-cell>
          <table:table-cell office:value-type="float" office:value="0.141882" calcext:value-type="float">
            <text:p>0.141882</text:p>
          </table:table-cell>
          <table:table-cell office:value-type="float" office:value="0.107207" calcext:value-type="float">
            <text:p>0.107207</text:p>
          </table:table-cell>
          <table:table-cell table:number-columns-repeated="20"/>
          <table:table-cell table:formula="of:=MIN([.A162:.BL162])" office:value-type="float" office:value="0.101507" calcext:value-type="float">
            <text:p>0.101507</text:p>
          </table:table-cell>
          <table:table-cell table:formula="of:=MAX([.A162:.BL162])" office:value-type="float" office:value="1.37429" calcext:value-type="float">
            <text:p>1.37429</text:p>
          </table:table-cell>
          <table:table-cell table:number-columns-repeated="7"/>
        </table:table-row>
        <table:table-row table:style-name="ro2">
          <table:table-cell office:value-type="float" office:value="0.191021" calcext:value-type="float">
            <text:p>0.191021</text:p>
          </table:table-cell>
          <table:table-cell office:value-type="float" office:value="0.216365" calcext:value-type="float">
            <text:p>0.216365</text:p>
          </table:table-cell>
          <table:table-cell office:value-type="float" office:value="0.365747" calcext:value-type="float">
            <text:p>0.365747</text:p>
          </table:table-cell>
          <table:table-cell office:value-type="float" office:value="0.382776" calcext:value-type="float">
            <text:p>0.382776</text:p>
          </table:table-cell>
          <table:table-cell office:value-type="float" office:value="0.192916" calcext:value-type="float">
            <text:p>0.192916</text:p>
          </table:table-cell>
          <table:table-cell office:value-type="float" office:value="0.228998" calcext:value-type="float">
            <text:p>0.228998</text:p>
          </table:table-cell>
          <table:table-cell office:value-type="float" office:value="0.145348" calcext:value-type="float">
            <text:p>0.145348</text:p>
          </table:table-cell>
          <table:table-cell office:value-type="float" office:value="0.150026" calcext:value-type="float">
            <text:p>0.150026</text:p>
          </table:table-cell>
          <table:table-cell office:value-type="float" office:value="0.146726" calcext:value-type="float">
            <text:p>0.146726</text:p>
          </table:table-cell>
          <table:table-cell office:value-type="float" office:value="0.781558" calcext:value-type="float">
            <text:p>0.781558</text:p>
          </table:table-cell>
          <table:table-cell office:value-type="float" office:value="0.248306" calcext:value-type="float">
            <text:p>0.248306</text:p>
          </table:table-cell>
          <table:table-cell office:value-type="float" office:value="0.728485" calcext:value-type="float">
            <text:p>0.728485</text:p>
          </table:table-cell>
          <table:table-cell office:value-type="float" office:value="0.885796" calcext:value-type="float">
            <text:p>0.885796</text:p>
          </table:table-cell>
          <table:table-cell office:value-type="float" office:value="0.905933" calcext:value-type="float">
            <text:p>0.905933</text:p>
          </table:table-cell>
          <table:table-cell office:value-type="float" office:value="0.696434" calcext:value-type="float">
            <text:p>0.696434</text:p>
          </table:table-cell>
          <table:table-cell office:value-type="float" office:value="1.13276" calcext:value-type="float">
            <text:p>1.13276</text:p>
          </table:table-cell>
          <table:table-cell office:value-type="float" office:value="0.440288" calcext:value-type="float">
            <text:p>0.440288</text:p>
          </table:table-cell>
          <table:table-cell office:value-type="float" office:value="0.442527" calcext:value-type="float">
            <text:p>0.442527</text:p>
          </table:table-cell>
          <table:table-cell office:value-type="float" office:value="0.75883" calcext:value-type="float">
            <text:p>0.75883</text:p>
          </table:table-cell>
          <table:table-cell office:value-type="float" office:value="0.486527" calcext:value-type="float">
            <text:p>0.486527</text:p>
          </table:table-cell>
          <table:table-cell office:value-type="float" office:value="0.569371" calcext:value-type="float">
            <text:p>0.569371</text:p>
          </table:table-cell>
          <table:table-cell office:value-type="float" office:value="0.841026" calcext:value-type="float">
            <text:p>0.841026</text:p>
          </table:table-cell>
          <table:table-cell office:value-type="float" office:value="0.411833" calcext:value-type="float">
            <text:p>0.411833</text:p>
          </table:table-cell>
          <table:table-cell office:value-type="float" office:value="0.400618" calcext:value-type="float">
            <text:p>0.400618</text:p>
          </table:table-cell>
          <table:table-cell office:value-type="float" office:value="0.468792" calcext:value-type="float">
            <text:p>0.468792</text:p>
          </table:table-cell>
          <table:table-cell office:value-type="float" office:value="1.7667" calcext:value-type="float">
            <text:p>1.7667</text:p>
          </table:table-cell>
          <table:table-cell office:value-type="float" office:value="0.69124" calcext:value-type="float">
            <text:p>0.69124</text:p>
          </table:table-cell>
          <table:table-cell office:value-type="float" office:value="1.21318" calcext:value-type="float">
            <text:p>1.21318</text:p>
          </table:table-cell>
          <table:table-cell office:value-type="float" office:value="2.02547" calcext:value-type="float">
            <text:p>2.02547</text:p>
          </table:table-cell>
          <table:table-cell office:value-type="float" office:value="1.39459" calcext:value-type="float">
            <text:p>1.39459</text:p>
          </table:table-cell>
          <table:table-cell office:value-type="float" office:value="0.556533" calcext:value-type="float">
            <text:p>0.556533</text:p>
          </table:table-cell>
          <table:table-cell office:value-type="float" office:value="1.08579" calcext:value-type="float">
            <text:p>1.08579</text:p>
          </table:table-cell>
          <table:table-cell office:value-type="float" office:value="2.25044" calcext:value-type="float">
            <text:p>2.25044</text:p>
          </table:table-cell>
          <table:table-cell office:value-type="float" office:value="1.21606" calcext:value-type="float">
            <text:p>1.21606</text:p>
          </table:table-cell>
          <table:table-cell office:value-type="float" office:value="1.18474" calcext:value-type="float">
            <text:p>1.18474</text:p>
          </table:table-cell>
          <table:table-cell office:value-type="float" office:value="0.855257" calcext:value-type="float">
            <text:p>0.855257</text:p>
          </table:table-cell>
          <table:table-cell office:value-type="float" office:value="1.08728" calcext:value-type="float">
            <text:p>1.08728</text:p>
          </table:table-cell>
          <table:table-cell office:value-type="float" office:value="2.1746" calcext:value-type="float">
            <text:p>2.1746</text:p>
          </table:table-cell>
          <table:table-cell office:value-type="float" office:value="2.21714" calcext:value-type="float">
            <text:p>2.21714</text:p>
          </table:table-cell>
          <table:table-cell office:value-type="float" office:value="0.998161" calcext:value-type="float">
            <text:p>0.998161</text:p>
          </table:table-cell>
          <table:table-cell office:value-type="float" office:value="1.51043" calcext:value-type="float">
            <text:p>1.51043</text:p>
          </table:table-cell>
          <table:table-cell office:value-type="float" office:value="1.10191" calcext:value-type="float">
            <text:p>1.10191</text:p>
          </table:table-cell>
          <table:table-cell office:value-type="float" office:value="0.592863" calcext:value-type="float">
            <text:p>0.592863</text:p>
          </table:table-cell>
          <table:table-cell office:value-type="float" office:value="2.07298" calcext:value-type="float">
            <text:p>2.07298</text:p>
          </table:table-cell>
          <table:table-cell office:value-type="float" office:value="2.29465" calcext:value-type="float">
            <text:p>2.29465</text:p>
          </table:table-cell>
          <table:table-cell office:value-type="float" office:value="0.181701" calcext:value-type="float">
            <text:p>0.181701</text:p>
          </table:table-cell>
          <table:table-cell office:value-type="float" office:value="0.040498" calcext:value-type="float">
            <text:p>0.040498</text:p>
          </table:table-cell>
          <table:table-cell office:value-type="float" office:value="0.139798" calcext:value-type="float">
            <text:p>0.139798</text:p>
          </table:table-cell>
          <table:table-cell table:number-columns-repeated="20"/>
          <table:table-cell table:formula="of:=MIN([.A163:.BL163])" office:value-type="float" office:value="0.040498" calcext:value-type="float">
            <text:p>0.040498</text:p>
          </table:table-cell>
          <table:table-cell table:formula="of:=MAX([.A163:.BL163])" office:value-type="float" office:value="2.29465" calcext:value-type="float">
            <text:p>2.29465</text:p>
          </table:table-cell>
          <table:table-cell table:number-columns-repeated="7"/>
        </table:table-row>
        <table:table-row table:style-name="ro2">
          <table:table-cell office:value-type="float" office:value="0.13961" calcext:value-type="float">
            <text:p>0.13961</text:p>
          </table:table-cell>
          <table:table-cell office:value-type="float" office:value="0.136957" calcext:value-type="float">
            <text:p>0.136957</text:p>
          </table:table-cell>
          <table:table-cell office:value-type="float" office:value="0.261762" calcext:value-type="float">
            <text:p>0.261762</text:p>
          </table:table-cell>
          <table:table-cell office:value-type="float" office:value="0.481622" calcext:value-type="float">
            <text:p>0.481622</text:p>
          </table:table-cell>
          <table:table-cell office:value-type="float" office:value="0.278664" calcext:value-type="float">
            <text:p>0.278664</text:p>
          </table:table-cell>
          <table:table-cell office:value-type="float" office:value="0.10372" calcext:value-type="float">
            <text:p>0.10372</text:p>
          </table:table-cell>
          <table:table-cell office:value-type="float" office:value="0.176163" calcext:value-type="float">
            <text:p>0.176163</text:p>
          </table:table-cell>
          <table:table-cell office:value-type="float" office:value="0.803835" calcext:value-type="float">
            <text:p>0.803835</text:p>
          </table:table-cell>
          <table:table-cell office:value-type="float" office:value="0.531909" calcext:value-type="float">
            <text:p>0.531909</text:p>
          </table:table-cell>
          <table:table-cell office:value-type="float" office:value="0.106566" calcext:value-type="float">
            <text:p>0.106566</text:p>
          </table:table-cell>
          <table:table-cell office:value-type="float" office:value="0.184032" calcext:value-type="float">
            <text:p>0.184032</text:p>
          </table:table-cell>
          <table:table-cell office:value-type="float" office:value="0.278092" calcext:value-type="float">
            <text:p>0.278092</text:p>
          </table:table-cell>
          <table:table-cell office:value-type="float" office:value="0.135754" calcext:value-type="float">
            <text:p>0.135754</text:p>
          </table:table-cell>
          <table:table-cell office:value-type="float" office:value="0.206868" calcext:value-type="float">
            <text:p>0.206868</text:p>
          </table:table-cell>
          <table:table-cell office:value-type="float" office:value="0.30685" calcext:value-type="float">
            <text:p>0.30685</text:p>
          </table:table-cell>
          <table:table-cell office:value-type="float" office:value="0.743739" calcext:value-type="float">
            <text:p>0.743739</text:p>
          </table:table-cell>
          <table:table-cell office:value-type="float" office:value="0.14794" calcext:value-type="float">
            <text:p>0.14794</text:p>
          </table:table-cell>
          <table:table-cell office:value-type="float" office:value="1.44711" calcext:value-type="float">
            <text:p>1.44711</text:p>
          </table:table-cell>
          <table:table-cell office:value-type="float" office:value="1.31373" calcext:value-type="float">
            <text:p>1.31373</text:p>
          </table:table-cell>
          <table:table-cell office:value-type="float" office:value="1.18737" calcext:value-type="float">
            <text:p>1.18737</text:p>
          </table:table-cell>
          <table:table-cell office:value-type="float" office:value="1.33749" calcext:value-type="float">
            <text:p>1.33749</text:p>
          </table:table-cell>
          <table:table-cell office:value-type="float" office:value="1.2052" calcext:value-type="float">
            <text:p>1.2052</text:p>
          </table:table-cell>
          <table:table-cell office:value-type="float" office:value="0.87989" calcext:value-type="float">
            <text:p>0.87989</text:p>
          </table:table-cell>
          <table:table-cell office:value-type="float" office:value="0.570261" calcext:value-type="float">
            <text:p>0.570261</text:p>
          </table:table-cell>
          <table:table-cell office:value-type="float" office:value="0.855275" calcext:value-type="float">
            <text:p>0.855275</text:p>
          </table:table-cell>
          <table:table-cell office:value-type="float" office:value="0.294464" calcext:value-type="float">
            <text:p>0.294464</text:p>
          </table:table-cell>
          <table:table-cell office:value-type="float" office:value="0.703777" calcext:value-type="float">
            <text:p>0.703777</text:p>
          </table:table-cell>
          <table:table-cell office:value-type="float" office:value="0.446006" calcext:value-type="float">
            <text:p>0.446006</text:p>
          </table:table-cell>
          <table:table-cell office:value-type="float" office:value="1.29245" calcext:value-type="float">
            <text:p>1.29245</text:p>
          </table:table-cell>
          <table:table-cell office:value-type="float" office:value="0.302298" calcext:value-type="float">
            <text:p>0.302298</text:p>
          </table:table-cell>
          <table:table-cell office:value-type="float" office:value="1.21523" calcext:value-type="float">
            <text:p>1.21523</text:p>
          </table:table-cell>
          <table:table-cell office:value-type="float" office:value="1.4026" calcext:value-type="float">
            <text:p>1.4026</text:p>
          </table:table-cell>
          <table:table-cell office:value-type="float" office:value="0.596776" calcext:value-type="float">
            <text:p>0.596776</text:p>
          </table:table-cell>
          <table:table-cell office:value-type="float" office:value="0.53851" calcext:value-type="float">
            <text:p>0.53851</text:p>
          </table:table-cell>
          <table:table-cell office:value-type="float" office:value="0.537523" calcext:value-type="float">
            <text:p>0.537523</text:p>
          </table:table-cell>
          <table:table-cell office:value-type="float" office:value="1.25578" calcext:value-type="float">
            <text:p>1.25578</text:p>
          </table:table-cell>
          <table:table-cell office:value-type="float" office:value="0.168093" calcext:value-type="float">
            <text:p>0.168093</text:p>
          </table:table-cell>
          <table:table-cell office:value-type="float" office:value="1.12949" calcext:value-type="float">
            <text:p>1.12949</text:p>
          </table:table-cell>
          <table:table-cell office:value-type="float" office:value="1.39628" calcext:value-type="float">
            <text:p>1.39628</text:p>
          </table:table-cell>
          <table:table-cell office:value-type="float" office:value="1.68534" calcext:value-type="float">
            <text:p>1.68534</text:p>
          </table:table-cell>
          <table:table-cell office:value-type="float" office:value="1.61254" calcext:value-type="float">
            <text:p>1.61254</text:p>
          </table:table-cell>
          <table:table-cell office:value-type="float" office:value="1.30214" calcext:value-type="float">
            <text:p>1.30214</text:p>
          </table:table-cell>
          <table:table-cell office:value-type="float" office:value="1.03854" calcext:value-type="float">
            <text:p>1.03854</text:p>
          </table:table-cell>
          <table:table-cell office:value-type="float" office:value="0.848243" calcext:value-type="float">
            <text:p>0.848243</text:p>
          </table:table-cell>
          <table:table-cell office:value-type="float" office:value="1.67111" calcext:value-type="float">
            <text:p>1.67111</text:p>
          </table:table-cell>
          <table:table-cell office:value-type="float" office:value="2.09846" calcext:value-type="float">
            <text:p>2.09846</text:p>
          </table:table-cell>
          <table:table-cell office:value-type="float" office:value="0.0985589" calcext:value-type="float">
            <text:p>0.0985589</text:p>
          </table:table-cell>
          <table:table-cell office:value-type="float" office:value="0.272817" calcext:value-type="float">
            <text:p>0.272817</text:p>
          </table:table-cell>
          <table:table-cell table:number-columns-repeated="20"/>
          <table:table-cell table:formula="of:=MIN([.A164:.BL164])" office:value-type="float" office:value="0.0985589" calcext:value-type="float">
            <text:p>0.0985589</text:p>
          </table:table-cell>
          <table:table-cell table:formula="of:=MAX([.A164:.BL164])" office:value-type="float" office:value="2.09846" calcext:value-type="float">
            <text:p>2.09846</text:p>
          </table:table-cell>
          <table:table-cell table:number-columns-repeated="7"/>
        </table:table-row>
        <table:table-row table:style-name="ro2">
          <table:table-cell office:value-type="float" office:value="0.193282" calcext:value-type="float">
            <text:p>0.193282</text:p>
          </table:table-cell>
          <table:table-cell office:value-type="float" office:value="0.195847" calcext:value-type="float">
            <text:p>0.195847</text:p>
          </table:table-cell>
          <table:table-cell office:value-type="float" office:value="0.247879" calcext:value-type="float">
            <text:p>0.247879</text:p>
          </table:table-cell>
          <table:table-cell office:value-type="float" office:value="0.442452" calcext:value-type="float">
            <text:p>0.442452</text:p>
          </table:table-cell>
          <table:table-cell office:value-type="float" office:value="0.443327" calcext:value-type="float">
            <text:p>0.443327</text:p>
          </table:table-cell>
          <table:table-cell office:value-type="float" office:value="0.442129" calcext:value-type="float">
            <text:p>0.442129</text:p>
          </table:table-cell>
          <table:table-cell office:value-type="float" office:value="0.221121" calcext:value-type="float">
            <text:p>0.221121</text:p>
          </table:table-cell>
          <table:table-cell office:value-type="float" office:value="0.317404" calcext:value-type="float">
            <text:p>0.317404</text:p>
          </table:table-cell>
          <table:table-cell office:value-type="float" office:value="0.350798" calcext:value-type="float">
            <text:p>0.350798</text:p>
          </table:table-cell>
          <table:table-cell office:value-type="float" office:value="0.222521" calcext:value-type="float">
            <text:p>0.222521</text:p>
          </table:table-cell>
          <table:table-cell office:value-type="float" office:value="0.455091" calcext:value-type="float">
            <text:p>0.455091</text:p>
          </table:table-cell>
          <table:table-cell office:value-type="float" office:value="0.35452" calcext:value-type="float">
            <text:p>0.35452</text:p>
          </table:table-cell>
          <table:table-cell office:value-type="float" office:value="0.635237" calcext:value-type="float">
            <text:p>0.635237</text:p>
          </table:table-cell>
          <table:table-cell office:value-type="float" office:value="0.124854" calcext:value-type="float">
            <text:p>0.124854</text:p>
          </table:table-cell>
          <table:table-cell office:value-type="float" office:value="0.433716" calcext:value-type="float">
            <text:p>0.433716</text:p>
          </table:table-cell>
          <table:table-cell office:value-type="float" office:value="0.28291" calcext:value-type="float">
            <text:p>0.28291</text:p>
          </table:table-cell>
          <table:table-cell office:value-type="float" office:value="1.11742" calcext:value-type="float">
            <text:p>1.11742</text:p>
          </table:table-cell>
          <table:table-cell office:value-type="float" office:value="1.12051" calcext:value-type="float">
            <text:p>1.12051</text:p>
          </table:table-cell>
          <table:table-cell office:value-type="float" office:value="0.115056" calcext:value-type="float">
            <text:p>0.115056</text:p>
          </table:table-cell>
          <table:table-cell office:value-type="float" office:value="0.721167" calcext:value-type="float">
            <text:p>0.721167</text:p>
          </table:table-cell>
          <table:table-cell office:value-type="float" office:value="0.753101" calcext:value-type="float">
            <text:p>0.753101</text:p>
          </table:table-cell>
          <table:table-cell office:value-type="float" office:value="0.695221" calcext:value-type="float">
            <text:p>0.695221</text:p>
          </table:table-cell>
          <table:table-cell office:value-type="float" office:value="0.679718" calcext:value-type="float">
            <text:p>0.679718</text:p>
          </table:table-cell>
          <table:table-cell office:value-type="float" office:value="0.187752" calcext:value-type="float">
            <text:p>0.187752</text:p>
          </table:table-cell>
          <table:table-cell office:value-type="float" office:value="0.630227" calcext:value-type="float">
            <text:p>0.630227</text:p>
          </table:table-cell>
          <table:table-cell office:value-type="float" office:value="0.560183" calcext:value-type="float">
            <text:p>0.560183</text:p>
          </table:table-cell>
          <table:table-cell office:value-type="float" office:value="0.482434" calcext:value-type="float">
            <text:p>0.482434</text:p>
          </table:table-cell>
          <table:table-cell office:value-type="float" office:value="0.124488" calcext:value-type="float">
            <text:p>0.124488</text:p>
          </table:table-cell>
          <table:table-cell office:value-type="float" office:value="0.116467" calcext:value-type="float">
            <text:p>0.116467</text:p>
          </table:table-cell>
          <table:table-cell office:value-type="float" office:value="0.198037" calcext:value-type="float">
            <text:p>0.198037</text:p>
          </table:table-cell>
          <table:table-cell office:value-type="float" office:value="0.109323" calcext:value-type="float">
            <text:p>0.109323</text:p>
          </table:table-cell>
          <table:table-cell office:value-type="float" office:value="0.110194" calcext:value-type="float">
            <text:p>0.110194</text:p>
          </table:table-cell>
          <table:table-cell office:value-type="float" office:value="0.163629" calcext:value-type="float">
            <text:p>0.163629</text:p>
          </table:table-cell>
          <table:table-cell office:value-type="float" office:value="0.369579" calcext:value-type="float">
            <text:p>0.369579</text:p>
          </table:table-cell>
          <table:table-cell office:value-type="float" office:value="0.29093" calcext:value-type="float">
            <text:p>0.29093</text:p>
          </table:table-cell>
          <table:table-cell office:value-type="float" office:value="0.980208" calcext:value-type="float">
            <text:p>0.980208</text:p>
          </table:table-cell>
          <table:table-cell office:value-type="float" office:value="0.626918" calcext:value-type="float">
            <text:p>0.626918</text:p>
          </table:table-cell>
          <table:table-cell office:value-type="float" office:value="0.677722" calcext:value-type="float">
            <text:p>0.677722</text:p>
          </table:table-cell>
          <table:table-cell office:value-type="float" office:value="0.112973" calcext:value-type="float">
            <text:p>0.112973</text:p>
          </table:table-cell>
          <table:table-cell office:value-type="float" office:value="0.672819" calcext:value-type="float">
            <text:p>0.672819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060663" calcext:value-type="float">
            <text:p>0.060663</text:p>
          </table:table-cell>
          <table:table-cell office:value-type="float" office:value="0.043164" calcext:value-type="float">
            <text:p>0.043164</text:p>
          </table:table-cell>
          <table:table-cell office:value-type="float" office:value="0.045598" calcext:value-type="float">
            <text:p>0.045598</text:p>
          </table:table-cell>
          <table:table-cell office:value-type="float" office:value="1.89936" calcext:value-type="float">
            <text:p>1.89936</text:p>
          </table:table-cell>
          <table:table-cell office:value-type="float" office:value="0.321365" calcext:value-type="float">
            <text:p>0.321365</text:p>
          </table:table-cell>
          <table:table-cell office:value-type="float" office:value="0.275598" calcext:value-type="float">
            <text:p>0.275598</text:p>
          </table:table-cell>
          <table:table-cell office:value-type="float" office:value="1.12241" calcext:value-type="float">
            <text:p>1.12241</text:p>
          </table:table-cell>
          <table:table-cell table:number-columns-repeated="20"/>
          <table:table-cell table:formula="of:=MIN([.A165:.BL165])" office:value-type="float" office:value="0.043164" calcext:value-type="float">
            <text:p>0.043164</text:p>
          </table:table-cell>
          <table:table-cell table:formula="of:=MAX([.A165:.BL165])" office:value-type="float" office:value="1.89936" calcext:value-type="float">
            <text:p>1.89936</text:p>
          </table:table-cell>
          <table:table-cell table:number-columns-repeated="7"/>
        </table:table-row>
        <table:table-row table:style-name="ro2">
          <table:table-cell office:value-type="float" office:value="0.143241" calcext:value-type="float">
            <text:p>0.143241</text:p>
          </table:table-cell>
          <table:table-cell office:value-type="float" office:value="0.103635" calcext:value-type="float">
            <text:p>0.103635</text:p>
          </table:table-cell>
          <table:table-cell office:value-type="float" office:value="0.137837" calcext:value-type="float">
            <text:p>0.137837</text:p>
          </table:table-cell>
          <table:table-cell office:value-type="float" office:value="0.102666" calcext:value-type="float">
            <text:p>0.102666</text:p>
          </table:table-cell>
          <table:table-cell office:value-type="float" office:value="0.207611" calcext:value-type="float">
            <text:p>0.207611</text:p>
          </table:table-cell>
          <table:table-cell office:value-type="float" office:value="0.518431" calcext:value-type="float">
            <text:p>0.518431</text:p>
          </table:table-cell>
          <table:table-cell office:value-type="float" office:value="0.138185" calcext:value-type="float">
            <text:p>0.138185</text:p>
          </table:table-cell>
          <table:table-cell office:value-type="float" office:value="0.208123" calcext:value-type="float">
            <text:p>0.208123</text:p>
          </table:table-cell>
          <table:table-cell office:value-type="float" office:value="0.350384" calcext:value-type="float">
            <text:p>0.350384</text:p>
          </table:table-cell>
          <table:table-cell office:value-type="float" office:value="0.599037" calcext:value-type="float">
            <text:p>0.599037</text:p>
          </table:table-cell>
          <table:table-cell office:value-type="float" office:value="1.09717" calcext:value-type="float">
            <text:p>1.09717</text:p>
          </table:table-cell>
          <table:table-cell office:value-type="float" office:value="0.227502" calcext:value-type="float">
            <text:p>0.227502</text:p>
          </table:table-cell>
          <table:table-cell office:value-type="float" office:value="0.475762" calcext:value-type="float">
            <text:p>0.475762</text:p>
          </table:table-cell>
          <table:table-cell office:value-type="float" office:value="0.187191" calcext:value-type="float">
            <text:p>0.187191</text:p>
          </table:table-cell>
          <table:table-cell office:value-type="float" office:value="0.280422" calcext:value-type="float">
            <text:p>0.280422</text:p>
          </table:table-cell>
          <table:table-cell office:value-type="float" office:value="1.56184" calcext:value-type="float">
            <text:p>1.56184</text:p>
          </table:table-cell>
          <table:table-cell office:value-type="float" office:value="1.44585" calcext:value-type="float">
            <text:p>1.44585</text:p>
          </table:table-cell>
          <table:table-cell office:value-type="float" office:value="1.36243" calcext:value-type="float">
            <text:p>1.36243</text:p>
          </table:table-cell>
          <table:table-cell office:value-type="float" office:value="1.29516" calcext:value-type="float">
            <text:p>1.29516</text:p>
          </table:table-cell>
          <table:table-cell office:value-type="float" office:value="1.16813" calcext:value-type="float">
            <text:p>1.16813</text:p>
          </table:table-cell>
          <table:table-cell office:value-type="float" office:value="1.09919" calcext:value-type="float">
            <text:p>1.09919</text:p>
          </table:table-cell>
          <table:table-cell office:value-type="float" office:value="1.04419" calcext:value-type="float">
            <text:p>1.04419</text:p>
          </table:table-cell>
          <table:table-cell office:value-type="float" office:value="0.78847" calcext:value-type="float">
            <text:p>0.78847</text:p>
          </table:table-cell>
          <table:table-cell office:value-type="float" office:value="0.79312" calcext:value-type="float">
            <text:p>0.79312</text:p>
          </table:table-cell>
          <table:table-cell office:value-type="float" office:value="1.6505" calcext:value-type="float">
            <text:p>1.6505</text:p>
          </table:table-cell>
          <table:table-cell office:value-type="float" office:value="0.592262" calcext:value-type="float">
            <text:p>0.592262</text:p>
          </table:table-cell>
          <table:table-cell office:value-type="float" office:value="0.419699" calcext:value-type="float">
            <text:p>0.419699</text:p>
          </table:table-cell>
          <table:table-cell office:value-type="float" office:value="0.336854" calcext:value-type="float">
            <text:p>0.336854</text:p>
          </table:table-cell>
          <table:table-cell office:value-type="float" office:value="1.15148" calcext:value-type="float">
            <text:p>1.15148</text:p>
          </table:table-cell>
          <table:table-cell office:value-type="float" office:value="1.01242" calcext:value-type="float">
            <text:p>1.01242</text:p>
          </table:table-cell>
          <table:table-cell office:value-type="float" office:value="0.837268" calcext:value-type="float">
            <text:p>0.837268</text:p>
          </table:table-cell>
          <table:table-cell office:value-type="float" office:value="0.731916" calcext:value-type="float">
            <text:p>0.731916</text:p>
          </table:table-cell>
          <table:table-cell office:value-type="float" office:value="0.555833" calcext:value-type="float">
            <text:p>0.555833</text:p>
          </table:table-cell>
          <table:table-cell office:value-type="float" office:value="0.493067" calcext:value-type="float">
            <text:p>0.493067</text:p>
          </table:table-cell>
          <table:table-cell office:value-type="float" office:value="1.59501" calcext:value-type="float">
            <text:p>1.59501</text:p>
          </table:table-cell>
          <table:table-cell office:value-type="float" office:value="0.441181" calcext:value-type="float">
            <text:p>0.441181</text:p>
          </table:table-cell>
          <table:table-cell office:value-type="float" office:value="0.442899" calcext:value-type="float">
            <text:p>0.442899</text:p>
          </table:table-cell>
          <table:table-cell office:value-type="float" office:value="0.410545" calcext:value-type="float">
            <text:p>0.410545</text:p>
          </table:table-cell>
          <table:table-cell office:value-type="float" office:value="1.21731" calcext:value-type="float">
            <text:p>1.21731</text:p>
          </table:table-cell>
          <table:table-cell office:value-type="float" office:value="1.13984" calcext:value-type="float">
            <text:p>1.13984</text:p>
          </table:table-cell>
          <table:table-cell office:value-type="float" office:value="1.67129" calcext:value-type="float">
            <text:p>1.67129</text:p>
          </table:table-cell>
          <table:table-cell office:value-type="float" office:value="1.52904" calcext:value-type="float">
            <text:p>1.52904</text:p>
          </table:table-cell>
          <table:table-cell office:value-type="float" office:value="1.95653" calcext:value-type="float">
            <text:p>1.95653</text:p>
          </table:table-cell>
          <table:table-cell office:value-type="float" office:value="0.15459" calcext:value-type="float">
            <text:p>0.15459</text:p>
          </table:table-cell>
          <table:table-cell office:value-type="float" office:value="0.38844" calcext:value-type="float">
            <text:p>0.38844</text:p>
          </table:table-cell>
          <table:table-cell office:value-type="float" office:value="1.489" calcext:value-type="float">
            <text:p>1.489</text:p>
          </table:table-cell>
          <table:table-cell office:value-type="float" office:value="0.551467" calcext:value-type="float">
            <text:p>0.551467</text:p>
          </table:table-cell>
          <table:table-cell office:value-type="float" office:value="0.545558" calcext:value-type="float">
            <text:p>0.545558</text:p>
          </table:table-cell>
          <table:table-cell table:number-columns-repeated="20"/>
          <table:table-cell table:formula="of:=MIN([.A166:.BL166])" office:value-type="float" office:value="0.102666" calcext:value-type="float">
            <text:p>0.102666</text:p>
          </table:table-cell>
          <table:table-cell table:formula="of:=MAX([.A166:.BL166])" office:value-type="float" office:value="1.95653" calcext:value-type="float">
            <text:p>1.95653</text:p>
          </table:table-cell>
          <table:table-cell table:number-columns-repeated="7"/>
        </table:table-row>
        <table:table-row table:style-name="ro2">
          <table:table-cell office:value-type="float" office:value="0.201864" calcext:value-type="float">
            <text:p>0.201864</text:p>
          </table:table-cell>
          <table:table-cell office:value-type="float" office:value="0.145465" calcext:value-type="float">
            <text:p>0.145465</text:p>
          </table:table-cell>
          <table:table-cell office:value-type="float" office:value="0.454033" calcext:value-type="float">
            <text:p>0.454033</text:p>
          </table:table-cell>
          <table:table-cell office:value-type="float" office:value="0.606563" calcext:value-type="float">
            <text:p>0.606563</text:p>
          </table:table-cell>
          <table:table-cell office:value-type="float" office:value="0.506707" calcext:value-type="float">
            <text:p>0.506707</text:p>
          </table:table-cell>
          <table:table-cell office:value-type="float" office:value="0.353743" calcext:value-type="float">
            <text:p>0.353743</text:p>
          </table:table-cell>
          <table:table-cell office:value-type="float" office:value="0.505206" calcext:value-type="float">
            <text:p>0.505206</text:p>
          </table:table-cell>
          <table:table-cell office:value-type="float" office:value="0.191116" calcext:value-type="float">
            <text:p>0.191116</text:p>
          </table:table-cell>
          <table:table-cell office:value-type="float" office:value="1.03299" calcext:value-type="float">
            <text:p>1.03299</text:p>
          </table:table-cell>
          <table:table-cell office:value-type="float" office:value="0.846131" calcext:value-type="float">
            <text:p>0.846131</text:p>
          </table:table-cell>
          <table:table-cell office:value-type="float" office:value="0.444047" calcext:value-type="float">
            <text:p>0.444047</text:p>
          </table:table-cell>
          <table:table-cell office:value-type="float" office:value="0.245352" calcext:value-type="float">
            <text:p>0.245352</text:p>
          </table:table-cell>
          <table:table-cell office:value-type="float" office:value="0.113454" calcext:value-type="float">
            <text:p>0.113454</text:p>
          </table:table-cell>
          <table:table-cell office:value-type="float" office:value="0.504755" calcext:value-type="float">
            <text:p>0.504755</text:p>
          </table:table-cell>
          <table:table-cell office:value-type="float" office:value="0.810553" calcext:value-type="float">
            <text:p>0.810553</text:p>
          </table:table-cell>
          <table:table-cell office:value-type="float" office:value="0.460758" calcext:value-type="float">
            <text:p>0.460758</text:p>
          </table:table-cell>
          <table:table-cell office:value-type="float" office:value="0.93496" calcext:value-type="float">
            <text:p>0.93496</text:p>
          </table:table-cell>
          <table:table-cell office:value-type="float" office:value="0.23345" calcext:value-type="float">
            <text:p>0.23345</text:p>
          </table:table-cell>
          <table:table-cell office:value-type="float" office:value="0.149962" calcext:value-type="float">
            <text:p>0.149962</text:p>
          </table:table-cell>
          <table:table-cell office:value-type="float" office:value="0.626296" calcext:value-type="float">
            <text:p>0.626296</text:p>
          </table:table-cell>
          <table:table-cell office:value-type="float" office:value="0.188457" calcext:value-type="float">
            <text:p>0.188457</text:p>
          </table:table-cell>
          <table:table-cell office:value-type="float" office:value="0.498098" calcext:value-type="float">
            <text:p>0.498098</text:p>
          </table:table-cell>
          <table:table-cell office:value-type="float" office:value="0.597138" calcext:value-type="float">
            <text:p>0.597138</text:p>
          </table:table-cell>
          <table:table-cell office:value-type="float" office:value="0.891998" calcext:value-type="float">
            <text:p>0.891998</text:p>
          </table:table-cell>
          <table:table-cell office:value-type="float" office:value="1.58419" calcext:value-type="float">
            <text:p>1.58419</text:p>
          </table:table-cell>
          <table:table-cell office:value-type="float" office:value="1.32512" calcext:value-type="float">
            <text:p>1.32512</text:p>
          </table:table-cell>
          <table:table-cell office:value-type="float" office:value="0.313658" calcext:value-type="float">
            <text:p>0.313658</text:p>
          </table:table-cell>
          <table:table-cell office:value-type="float" office:value="1.26889" calcext:value-type="float">
            <text:p>1.26889</text:p>
          </table:table-cell>
          <table:table-cell office:value-type="float" office:value="0.540763" calcext:value-type="float">
            <text:p>0.540763</text:p>
          </table:table-cell>
          <table:table-cell office:value-type="float" office:value="0.449923" calcext:value-type="float">
            <text:p>0.449923</text:p>
          </table:table-cell>
          <table:table-cell office:value-type="float" office:value="0.35653" calcext:value-type="float">
            <text:p>0.35653</text:p>
          </table:table-cell>
          <table:table-cell office:value-type="float" office:value="0.226966" calcext:value-type="float">
            <text:p>0.226966</text:p>
          </table:table-cell>
          <table:table-cell office:value-type="float" office:value="0.77261" calcext:value-type="float">
            <text:p>0.77261</text:p>
          </table:table-cell>
          <table:table-cell office:value-type="float" office:value="1.20082" calcext:value-type="float">
            <text:p>1.20082</text:p>
          </table:table-cell>
          <table:table-cell office:value-type="float" office:value="1.18403" calcext:value-type="float">
            <text:p>1.18403</text:p>
          </table:table-cell>
          <table:table-cell office:value-type="float" office:value="1.43222" calcext:value-type="float">
            <text:p>1.43222</text:p>
          </table:table-cell>
          <table:table-cell office:value-type="float" office:value="1.71741" calcext:value-type="float">
            <text:p>1.71741</text:p>
          </table:table-cell>
          <table:table-cell office:value-type="float" office:value="2.25852" calcext:value-type="float">
            <text:p>2.25852</text:p>
          </table:table-cell>
          <table:table-cell office:value-type="float" office:value="0.941047" calcext:value-type="float">
            <text:p>0.941047</text:p>
          </table:table-cell>
          <table:table-cell office:value-type="float" office:value="1.09202" calcext:value-type="float">
            <text:p>1.09202</text:p>
          </table:table-cell>
          <table:table-cell office:value-type="float" office:value="0.593414" calcext:value-type="float">
            <text:p>0.593414</text:p>
          </table:table-cell>
          <table:table-cell office:value-type="float" office:value="0.338708" calcext:value-type="float">
            <text:p>0.338708</text:p>
          </table:table-cell>
          <table:table-cell office:value-type="float" office:value="1.57257" calcext:value-type="float">
            <text:p>1.57257</text:p>
          </table:table-cell>
          <table:table-cell office:value-type="float" office:value="0.732829" calcext:value-type="float">
            <text:p>0.732829</text:p>
          </table:table-cell>
          <table:table-cell office:value-type="float" office:value="0.108703" calcext:value-type="float">
            <text:p>0.108703</text:p>
          </table:table-cell>
          <table:table-cell office:value-type="float" office:value="0.24924" calcext:value-type="float">
            <text:p>0.24924</text:p>
          </table:table-cell>
          <table:table-cell office:value-type="float" office:value="0.064173" calcext:value-type="float">
            <text:p>0.064173</text:p>
          </table:table-cell>
          <table:table-cell office:value-type="float" office:value="0.146558" calcext:value-type="float">
            <text:p>0.146558</text:p>
          </table:table-cell>
          <table:table-cell table:number-columns-repeated="20"/>
          <table:table-cell table:formula="of:=MIN([.A167:.BL167])" office:value-type="float" office:value="0.064173" calcext:value-type="float">
            <text:p>0.064173</text:p>
          </table:table-cell>
          <table:table-cell table:formula="of:=MAX([.A167:.BL167])" office:value-type="float" office:value="2.25852" calcext:value-type="float">
            <text:p>2.25852</text:p>
          </table:table-cell>
          <table:table-cell table:number-columns-repeated="7"/>
        </table:table-row>
        <table:table-row table:style-name="ro2">
          <table:table-cell office:value-type="float" office:value="0.167927" calcext:value-type="float">
            <text:p>0.167927</text:p>
          </table:table-cell>
          <table:table-cell office:value-type="float" office:value="0.282345" calcext:value-type="float">
            <text:p>0.282345</text:p>
          </table:table-cell>
          <table:table-cell office:value-type="float" office:value="0.148033" calcext:value-type="float">
            <text:p>0.148033</text:p>
          </table:table-cell>
          <table:table-cell office:value-type="float" office:value="0.246511" calcext:value-type="float">
            <text:p>0.246511</text:p>
          </table:table-cell>
          <table:table-cell office:value-type="float" office:value="0.127932" calcext:value-type="float">
            <text:p>0.127932</text:p>
          </table:table-cell>
          <table:table-cell office:value-type="float" office:value="0.101814" calcext:value-type="float">
            <text:p>0.101814</text:p>
          </table:table-cell>
          <table:table-cell office:value-type="float" office:value="0.141763" calcext:value-type="float">
            <text:p>0.141763</text:p>
          </table:table-cell>
          <table:table-cell office:value-type="float" office:value="0.101011" calcext:value-type="float">
            <text:p>0.101011</text:p>
          </table:table-cell>
          <table:table-cell office:value-type="float" office:value="0.11734" calcext:value-type="float">
            <text:p>0.11734</text:p>
          </table:table-cell>
          <table:table-cell office:value-type="float" office:value="0.962524" calcext:value-type="float">
            <text:p>0.962524</text:p>
          </table:table-cell>
          <table:table-cell office:value-type="float" office:value="0.684315" calcext:value-type="float">
            <text:p>0.684315</text:p>
          </table:table-cell>
          <table:table-cell office:value-type="float" office:value="0.798395" calcext:value-type="float">
            <text:p>0.798395</text:p>
          </table:table-cell>
          <table:table-cell office:value-type="float" office:value="0.554589" calcext:value-type="float">
            <text:p>0.554589</text:p>
          </table:table-cell>
          <table:table-cell office:value-type="float" office:value="0.718432" calcext:value-type="float">
            <text:p>0.718432</text:p>
          </table:table-cell>
          <table:table-cell office:value-type="float" office:value="0.128326" calcext:value-type="float">
            <text:p>0.128326</text:p>
          </table:table-cell>
          <table:table-cell office:value-type="float" office:value="1.1566" calcext:value-type="float">
            <text:p>1.1566</text:p>
          </table:table-cell>
          <table:table-cell office:value-type="float" office:value="0.352802" calcext:value-type="float">
            <text:p>0.352802</text:p>
          </table:table-cell>
          <table:table-cell office:value-type="float" office:value="0.105772" calcext:value-type="float">
            <text:p>0.105772</text:p>
          </table:table-cell>
          <table:table-cell office:value-type="float" office:value="0.14221" calcext:value-type="float">
            <text:p>0.14221</text:p>
          </table:table-cell>
          <table:table-cell office:value-type="float" office:value="0.10122" calcext:value-type="float">
            <text:p>0.10122</text:p>
          </table:table-cell>
          <table:table-cell office:value-type="float" office:value="0.299596" calcext:value-type="float">
            <text:p>0.299596</text:p>
          </table:table-cell>
          <table:table-cell office:value-type="float" office:value="1.41081" calcext:value-type="float">
            <text:p>1.41081</text:p>
          </table:table-cell>
          <table:table-cell office:value-type="float" office:value="0.364336" calcext:value-type="float">
            <text:p>0.364336</text:p>
          </table:table-cell>
          <table:table-cell office:value-type="float" office:value="1.10858" calcext:value-type="float">
            <text:p>1.10858</text:p>
          </table:table-cell>
          <table:table-cell office:value-type="float" office:value="0.990605" calcext:value-type="float">
            <text:p>0.990605</text:p>
          </table:table-cell>
          <table:table-cell office:value-type="float" office:value="0.869626" calcext:value-type="float">
            <text:p>0.869626</text:p>
          </table:table-cell>
          <table:table-cell office:value-type="float" office:value="0.961772" calcext:value-type="float">
            <text:p>0.961772</text:p>
          </table:table-cell>
          <table:table-cell office:value-type="float" office:value="0.745328" calcext:value-type="float">
            <text:p>0.745328</text:p>
          </table:table-cell>
          <table:table-cell office:value-type="float" office:value="0.38559" calcext:value-type="float">
            <text:p>0.38559</text:p>
          </table:table-cell>
          <table:table-cell office:value-type="float" office:value="0.722492" calcext:value-type="float">
            <text:p>0.722492</text:p>
          </table:table-cell>
          <table:table-cell office:value-type="float" office:value="0.268142" calcext:value-type="float">
            <text:p>0.268142</text:p>
          </table:table-cell>
          <table:table-cell office:value-type="float" office:value="0.438479" calcext:value-type="float">
            <text:p>0.438479</text:p>
          </table:table-cell>
          <table:table-cell office:value-type="float" office:value="0.252811" calcext:value-type="float">
            <text:p>0.252811</text:p>
          </table:table-cell>
          <table:table-cell office:value-type="float" office:value="1.01989" calcext:value-type="float">
            <text:p>1.01989</text:p>
          </table:table-cell>
          <table:table-cell office:value-type="float" office:value="0.931959" calcext:value-type="float">
            <text:p>0.931959</text:p>
          </table:table-cell>
          <table:table-cell office:value-type="float" office:value="0.432566" calcext:value-type="float">
            <text:p>0.432566</text:p>
          </table:table-cell>
          <table:table-cell office:value-type="float" office:value="0.753098" calcext:value-type="float">
            <text:p>0.753098</text:p>
          </table:table-cell>
          <table:table-cell office:value-type="float" office:value="0.112853" calcext:value-type="float">
            <text:p>0.112853</text:p>
          </table:table-cell>
          <table:table-cell office:value-type="float" office:value="0.993254" calcext:value-type="float">
            <text:p>0.993254</text:p>
          </table:table-cell>
          <table:table-cell office:value-type="float" office:value="0.479339" calcext:value-type="float">
            <text:p>0.479339</text:p>
          </table:table-cell>
          <table:table-cell office:value-type="float" office:value="0.560021" calcext:value-type="float">
            <text:p>0.560021</text:p>
          </table:table-cell>
          <table:table-cell office:value-type="float" office:value="0.532777" calcext:value-type="float">
            <text:p>0.532777</text:p>
          </table:table-cell>
          <table:table-cell office:value-type="float" office:value="1.99087" calcext:value-type="float">
            <text:p>1.99087</text:p>
          </table:table-cell>
          <table:table-cell office:value-type="float" office:value="1.90981" calcext:value-type="float">
            <text:p>1.90981</text:p>
          </table:table-cell>
          <table:table-cell office:value-type="float" office:value="0.0605729" calcext:value-type="float">
            <text:p>0.0605729</text:p>
          </table:table-cell>
          <table:table-cell office:value-type="float" office:value="0.473843" calcext:value-type="float">
            <text:p>0.473843</text:p>
          </table:table-cell>
          <table:table-cell office:value-type="float" office:value="1.38168" calcext:value-type="float">
            <text:p>1.38168</text:p>
          </table:table-cell>
          <table:table-cell office:value-type="float" office:value="0.0998051" calcext:value-type="float">
            <text:p>0.0998051</text:p>
          </table:table-cell>
          <table:table-cell table:number-columns-repeated="20"/>
          <table:table-cell table:formula="of:=MIN([.A168:.BL168])" office:value-type="float" office:value="0.0605729" calcext:value-type="float">
            <text:p>0.0605729</text:p>
          </table:table-cell>
          <table:table-cell table:formula="of:=MAX([.A168:.BL168])" office:value-type="float" office:value="1.99087" calcext:value-type="float">
            <text:p>1.99087</text:p>
          </table:table-cell>
          <table:table-cell table:number-columns-repeated="7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office:value-type="float" office:value="0.128218" calcext:value-type="float">
            <text:p>0.128218</text:p>
          </table:table-cell>
          <table:table-cell office:value-type="float" office:value="0.166342" calcext:value-type="float">
            <text:p>0.166342</text:p>
          </table:table-cell>
          <table:table-cell office:value-type="float" office:value="0.106302" calcext:value-type="float">
            <text:p>0.106302</text:p>
          </table:table-cell>
          <table:table-cell office:value-type="float" office:value="0.113952" calcext:value-type="float">
            <text:p>0.113952</text:p>
          </table:table-cell>
          <table:table-cell office:value-type="float" office:value="0.115387" calcext:value-type="float">
            <text:p>0.115387</text:p>
          </table:table-cell>
          <table:table-cell office:value-type="float" office:value="0.14147" calcext:value-type="float">
            <text:p>0.14147</text:p>
          </table:table-cell>
          <table:table-cell office:value-type="float" office:value="0.183325" calcext:value-type="float">
            <text:p>0.183325</text:p>
          </table:table-cell>
          <table:table-cell office:value-type="float" office:value="0.293074" calcext:value-type="float">
            <text:p>0.293074</text:p>
          </table:table-cell>
          <table:table-cell office:value-type="float" office:value="0.362472" calcext:value-type="float">
            <text:p>0.362472</text:p>
          </table:table-cell>
          <table:table-cell office:value-type="float" office:value="0.560036" calcext:value-type="float">
            <text:p>0.560036</text:p>
          </table:table-cell>
          <table:table-cell office:value-type="float" office:value="0.55842" calcext:value-type="float">
            <text:p>0.55842</text:p>
          </table:table-cell>
          <table:table-cell office:value-type="float" office:value="0.09903" calcext:value-type="float">
            <text:p>0.09903</text:p>
          </table:table-cell>
          <table:table-cell office:value-type="float" office:value="0.102942" calcext:value-type="float">
            <text:p>0.102942</text:p>
          </table:table-cell>
          <table:table-cell office:value-type="float" office:value="0.180431" calcext:value-type="float">
            <text:p>0.180431</text:p>
          </table:table-cell>
          <table:table-cell office:value-type="float" office:value="0.158793" calcext:value-type="float">
            <text:p>0.158793</text:p>
          </table:table-cell>
          <table:table-cell office:value-type="float" office:value="0.0770011" calcext:value-type="float">
            <text:p>0.0770011</text:p>
          </table:table-cell>
          <table:table-cell office:value-type="float" office:value="0.134731" calcext:value-type="float">
            <text:p>0.134731</text:p>
          </table:table-cell>
          <table:table-cell office:value-type="float" office:value="0.084903" calcext:value-type="float">
            <text:p>0.084903</text:p>
          </table:table-cell>
          <table:table-cell office:value-type="float" office:value="0.358316" calcext:value-type="float">
            <text:p>0.358316</text:p>
          </table:table-cell>
          <table:table-cell office:value-type="float" office:value="0.202222" calcext:value-type="float">
            <text:p>0.202222</text:p>
          </table:table-cell>
          <table:table-cell office:value-type="float" office:value="0.276229" calcext:value-type="float">
            <text:p>0.276229</text:p>
          </table:table-cell>
          <table:table-cell office:value-type="float" office:value="0.9034" calcext:value-type="float">
            <text:p>0.9034</text:p>
          </table:table-cell>
          <table:table-cell office:value-type="float" office:value="1.2355" calcext:value-type="float">
            <text:p>1.2355</text:p>
          </table:table-cell>
          <table:table-cell office:value-type="float" office:value="1.19391" calcext:value-type="float">
            <text:p>1.19391</text:p>
          </table:table-cell>
          <table:table-cell office:value-type="float" office:value="0.209052" calcext:value-type="float">
            <text:p>0.209052</text:p>
          </table:table-cell>
          <table:table-cell office:value-type="float" office:value="0.923331" calcext:value-type="float">
            <text:p>0.923331</text:p>
          </table:table-cell>
          <table:table-cell office:value-type="float" office:value="0.978075" calcext:value-type="float">
            <text:p>0.978075</text:p>
          </table:table-cell>
          <table:table-cell office:value-type="float" office:value="0.352253" calcext:value-type="float">
            <text:p>0.352253</text:p>
          </table:table-cell>
          <table:table-cell office:value-type="float" office:value="0.911747" calcext:value-type="float">
            <text:p>0.911747</text:p>
          </table:table-cell>
          <table:table-cell office:value-type="float" office:value="0.912222" calcext:value-type="float">
            <text:p>0.912222</text:p>
          </table:table-cell>
          <table:table-cell office:value-type="float" office:value="0.830595" calcext:value-type="float">
            <text:p>0.830595</text:p>
          </table:table-cell>
          <table:table-cell office:value-type="float" office:value="0.77892" calcext:value-type="float">
            <text:p>0.77892</text:p>
          </table:table-cell>
          <table:table-cell office:value-type="float" office:value="0.988214" calcext:value-type="float">
            <text:p>0.988214</text:p>
          </table:table-cell>
          <table:table-cell office:value-type="float" office:value="0.197381" calcext:value-type="float">
            <text:p>0.197381</text:p>
          </table:table-cell>
          <table:table-cell office:value-type="float" office:value="0.569614" calcext:value-type="float">
            <text:p>0.569614</text:p>
          </table:table-cell>
          <table:table-cell office:value-type="float" office:value="0.053627" calcext:value-type="float">
            <text:p>0.053627</text:p>
          </table:table-cell>
          <table:table-cell office:value-type="float" office:value="0.714729" calcext:value-type="float">
            <text:p>0.714729</text:p>
          </table:table-cell>
          <table:table-cell office:value-type="float" office:value="0.0811231" calcext:value-type="float">
            <text:p>0.0811231</text:p>
          </table:table-cell>
          <table:table-cell office:value-type="float" office:value="1.60796" calcext:value-type="float">
            <text:p>1.60796</text:p>
          </table:table-cell>
          <table:table-cell office:value-type="float" office:value="0.0637929" calcext:value-type="float">
            <text:p>0.0637929</text:p>
          </table:table-cell>
          <table:table-cell office:value-type="float" office:value="0.335252" calcext:value-type="float">
            <text:p>0.335252</text:p>
          </table:table-cell>
          <table:table-cell office:value-type="float" office:value="0.0597901" calcext:value-type="float">
            <text:p>0.0597901</text:p>
          </table:table-cell>
          <table:table-cell office:value-type="float" office:value="1.51925" calcext:value-type="float">
            <text:p>1.51925</text:p>
          </table:table-cell>
          <table:table-cell office:value-type="float" office:value="1.25095" calcext:value-type="float">
            <text:p>1.25095</text:p>
          </table:table-cell>
          <table:table-cell office:value-type="float" office:value="0.0773549" calcext:value-type="float">
            <text:p>0.0773549</text:p>
          </table:table-cell>
          <table:table-cell office:value-type="float" office:value="1.04711" calcext:value-type="float">
            <text:p>1.04711</text:p>
          </table:table-cell>
          <table:table-cell office:value-type="float" office:value="0.895851" calcext:value-type="float">
            <text:p>0.895851</text:p>
          </table:table-cell>
          <table:table-cell office:value-type="float" office:value="1.58197" calcext:value-type="float">
            <text:p>1.58197</text:p>
          </table:table-cell>
          <table:table-cell office:value-type="float" office:value="0.074085" calcext:value-type="float">
            <text:p>0.074085</text:p>
          </table:table-cell>
          <table:table-cell office:value-type="float" office:value="1.60162" calcext:value-type="float">
            <text:p>1.60162</text:p>
          </table:table-cell>
          <table:table-cell office:value-type="float" office:value="0.0849199" calcext:value-type="float">
            <text:p>0.0849199</text:p>
          </table:table-cell>
          <table:table-cell office:value-type="float" office:value="0.122842" calcext:value-type="float">
            <text:p>0.122842</text:p>
          </table:table-cell>
          <table:table-cell office:value-type="float" office:value="0.130338" calcext:value-type="float">
            <text:p>0.130338</text:p>
          </table:table-cell>
          <table:table-cell office:value-type="float" office:value="0.432898" calcext:value-type="float">
            <text:p>0.432898</text:p>
          </table:table-cell>
          <table:table-cell office:value-type="float" office:value="1.78214" calcext:value-type="float">
            <text:p>1.78214</text:p>
          </table:table-cell>
          <table:table-cell office:value-type="float" office:value="0.10519" calcext:value-type="float">
            <text:p>0.10519</text:p>
          </table:table-cell>
          <table:table-cell office:value-type="float" office:value="1.81365" calcext:value-type="float">
            <text:p>1.81365</text:p>
          </table:table-cell>
          <table:table-cell office:value-type="float" office:value="1.35727" calcext:value-type="float">
            <text:p>1.35727</text:p>
          </table:table-cell>
          <table:table-cell office:value-type="float" office:value="1.50499" calcext:value-type="float">
            <text:p>1.50499</text:p>
          </table:table-cell>
          <table:table-cell office:value-type="float" office:value="0.311004" calcext:value-type="float">
            <text:p>0.311004</text:p>
          </table:table-cell>
          <table:table-cell office:value-type="float" office:value="2.02638" calcext:value-type="float">
            <text:p>2.02638</text:p>
          </table:table-cell>
          <table:table-cell office:value-type="float" office:value="0.709574" calcext:value-type="float">
            <text:p>0.709574</text:p>
          </table:table-cell>
          <table:table-cell office:value-type="float" office:value="0.070112" calcext:value-type="float">
            <text:p>0.070112</text:p>
          </table:table-cell>
          <table:table-cell office:value-type="float" office:value="0.151502" calcext:value-type="float">
            <text:p>0.151502</text:p>
          </table:table-cell>
          <table:table-cell table:number-columns-repeated="4"/>
          <table:table-cell table:formula="of:=MIN([.A170:.BL170])" office:value-type="float" office:value="0.053627" calcext:value-type="float">
            <text:p>0.053627</text:p>
          </table:table-cell>
          <table:table-cell table:formula="of:=MAX([.A170:.BL170])" office:value-type="float" office:value="2.02638" calcext:value-type="float">
            <text:p>2.02638</text:p>
          </table:table-cell>
          <table:table-cell table:number-columns-repeated="7"/>
        </table:table-row>
        <table:table-row table:style-name="ro2">
          <table:table-cell office:value-type="float" office:value="0.141283" calcext:value-type="float">
            <text:p>0.141283</text:p>
          </table:table-cell>
          <table:table-cell office:value-type="float" office:value="0.108704" calcext:value-type="float">
            <text:p>0.108704</text:p>
          </table:table-cell>
          <table:table-cell office:value-type="float" office:value="0.109135" calcext:value-type="float">
            <text:p>0.109135</text:p>
          </table:table-cell>
          <table:table-cell office:value-type="float" office:value="0.109808" calcext:value-type="float">
            <text:p>0.109808</text:p>
          </table:table-cell>
          <table:table-cell office:value-type="float" office:value="0.110113" calcext:value-type="float">
            <text:p>0.110113</text:p>
          </table:table-cell>
          <table:table-cell office:value-type="float" office:value="0.332821" calcext:value-type="float">
            <text:p>0.332821</text:p>
          </table:table-cell>
          <table:table-cell office:value-type="float" office:value="0.112217" calcext:value-type="float">
            <text:p>0.112217</text:p>
          </table:table-cell>
          <table:table-cell office:value-type="float" office:value="0.589675" calcext:value-type="float">
            <text:p>0.589675</text:p>
          </table:table-cell>
          <table:table-cell office:value-type="float" office:value="0.107148" calcext:value-type="float">
            <text:p>0.107148</text:p>
          </table:table-cell>
          <table:table-cell office:value-type="float" office:value="0.248128" calcext:value-type="float">
            <text:p>0.248128</text:p>
          </table:table-cell>
          <table:table-cell office:value-type="float" office:value="0.671234" calcext:value-type="float">
            <text:p>0.671234</text:p>
          </table:table-cell>
          <table:table-cell office:value-type="float" office:value="0.820575" calcext:value-type="float">
            <text:p>0.820575</text:p>
          </table:table-cell>
          <table:table-cell office:value-type="float" office:value="0.455883" calcext:value-type="float">
            <text:p>0.455883</text:p>
          </table:table-cell>
          <table:table-cell office:value-type="float" office:value="0.346097" calcext:value-type="float">
            <text:p>0.346097</text:p>
          </table:table-cell>
          <table:table-cell office:value-type="float" office:value="0.495498" calcext:value-type="float">
            <text:p>0.495498</text:p>
          </table:table-cell>
          <table:table-cell office:value-type="float" office:value="0.143998" calcext:value-type="float">
            <text:p>0.143998</text:p>
          </table:table-cell>
          <table:table-cell office:value-type="float" office:value="0.815156" calcext:value-type="float">
            <text:p>0.815156</text:p>
          </table:table-cell>
          <table:table-cell office:value-type="float" office:value="0.0827999" calcext:value-type="float">
            <text:p>0.0827999</text:p>
          </table:table-cell>
          <table:table-cell office:value-type="float" office:value="0.079303" calcext:value-type="float">
            <text:p>0.079303</text:p>
          </table:table-cell>
          <table:table-cell office:value-type="float" office:value="0.547282" calcext:value-type="float">
            <text:p>0.547282</text:p>
          </table:table-cell>
          <table:table-cell office:value-type="float" office:value="0.090975" calcext:value-type="float">
            <text:p>0.090975</text:p>
          </table:table-cell>
          <table:table-cell office:value-type="float" office:value="0.116874" calcext:value-type="float">
            <text:p>0.116874</text:p>
          </table:table-cell>
          <table:table-cell office:value-type="float" office:value="0.191678" calcext:value-type="float">
            <text:p>0.191678</text:p>
          </table:table-cell>
          <table:table-cell office:value-type="float" office:value="0.148744" calcext:value-type="float">
            <text:p>0.148744</text:p>
          </table:table-cell>
          <table:table-cell office:value-type="float" office:value="0.168463" calcext:value-type="float">
            <text:p>0.168463</text:p>
          </table:table-cell>
          <table:table-cell office:value-type="float" office:value="1.489" calcext:value-type="float">
            <text:p>1.489</text:p>
          </table:table-cell>
          <table:table-cell office:value-type="float" office:value="1.34497" calcext:value-type="float">
            <text:p>1.34497</text:p>
          </table:table-cell>
          <table:table-cell office:value-type="float" office:value="1.12783" calcext:value-type="float">
            <text:p>1.12783</text:p>
          </table:table-cell>
          <table:table-cell office:value-type="float" office:value="0.119945" calcext:value-type="float">
            <text:p>0.119945</text:p>
          </table:table-cell>
          <table:table-cell office:value-type="float" office:value="0.264126" calcext:value-type="float">
            <text:p>0.264126</text:p>
          </table:table-cell>
          <table:table-cell office:value-type="float" office:value="0.185053" calcext:value-type="float">
            <text:p>0.185053</text:p>
          </table:table-cell>
          <table:table-cell office:value-type="float" office:value="0.921435" calcext:value-type="float">
            <text:p>0.921435</text:p>
          </table:table-cell>
          <table:table-cell office:value-type="float" office:value="0.377845" calcext:value-type="float">
            <text:p>0.377845</text:p>
          </table:table-cell>
          <table:table-cell office:value-type="float" office:value="0.979216" calcext:value-type="float">
            <text:p>0.979216</text:p>
          </table:table-cell>
          <table:table-cell office:value-type="float" office:value="0.920658" calcext:value-type="float">
            <text:p>0.920658</text:p>
          </table:table-cell>
          <table:table-cell office:value-type="float" office:value="0.90067" calcext:value-type="float">
            <text:p>0.90067</text:p>
          </table:table-cell>
          <table:table-cell office:value-type="float" office:value="0.89219" calcext:value-type="float">
            <text:p>0.89219</text:p>
          </table:table-cell>
          <table:table-cell office:value-type="float" office:value="1.29028" calcext:value-type="float">
            <text:p>1.29028</text:p>
          </table:table-cell>
          <table:table-cell office:value-type="float" office:value="0.158081" calcext:value-type="float">
            <text:p>0.158081</text:p>
          </table:table-cell>
          <table:table-cell office:value-type="float" office:value="0.144306" calcext:value-type="float">
            <text:p>0.144306</text:p>
          </table:table-cell>
          <table:table-cell office:value-type="float" office:value="1.46655" calcext:value-type="float">
            <text:p>1.46655</text:p>
          </table:table-cell>
          <table:table-cell office:value-type="float" office:value="0.464781" calcext:value-type="float">
            <text:p>0.464781</text:p>
          </table:table-cell>
          <table:table-cell office:value-type="float" office:value="0.390893" calcext:value-type="float">
            <text:p>0.390893</text:p>
          </table:table-cell>
          <table:table-cell office:value-type="float" office:value="0.32288" calcext:value-type="float">
            <text:p>0.32288</text:p>
          </table:table-cell>
          <table:table-cell office:value-type="float" office:value="0.669109" calcext:value-type="float">
            <text:p>0.669109</text:p>
          </table:table-cell>
          <table:table-cell office:value-type="float" office:value="0.179716" calcext:value-type="float">
            <text:p>0.179716</text:p>
          </table:table-cell>
          <table:table-cell office:value-type="float" office:value="0.122902" calcext:value-type="float">
            <text:p>0.122902</text:p>
          </table:table-cell>
          <table:table-cell office:value-type="float" office:value="0.637916" calcext:value-type="float">
            <text:p>0.637916</text:p>
          </table:table-cell>
          <table:table-cell office:value-type="float" office:value="0.850488" calcext:value-type="float">
            <text:p>0.850488</text:p>
          </table:table-cell>
          <table:table-cell office:value-type="float" office:value="1.47697" calcext:value-type="float">
            <text:p>1.47697</text:p>
          </table:table-cell>
          <table:table-cell office:value-type="float" office:value="1.88585" calcext:value-type="float">
            <text:p>1.88585</text:p>
          </table:table-cell>
          <table:table-cell office:value-type="float" office:value="1.40476" calcext:value-type="float">
            <text:p>1.40476</text:p>
          </table:table-cell>
          <table:table-cell office:value-type="float" office:value="1.6599" calcext:value-type="float">
            <text:p>1.6599</text:p>
          </table:table-cell>
          <table:table-cell office:value-type="float" office:value="0.601222" calcext:value-type="float">
            <text:p>0.601222</text:p>
          </table:table-cell>
          <table:table-cell office:value-type="float" office:value="1.34648" calcext:value-type="float">
            <text:p>1.34648</text:p>
          </table:table-cell>
          <table:table-cell office:value-type="float" office:value="1.16229" calcext:value-type="float">
            <text:p>1.16229</text:p>
          </table:table-cell>
          <table:table-cell office:value-type="float" office:value="1.59925" calcext:value-type="float">
            <text:p>1.59925</text:p>
          </table:table-cell>
          <table:table-cell office:value-type="float" office:value="0.308115" calcext:value-type="float">
            <text:p>0.308115</text:p>
          </table:table-cell>
          <table:table-cell office:value-type="float" office:value="0.111441" calcext:value-type="float">
            <text:p>0.111441</text:p>
          </table:table-cell>
          <table:table-cell office:value-type="float" office:value="0.415872" calcext:value-type="float">
            <text:p>0.415872</text:p>
          </table:table-cell>
          <table:table-cell office:value-type="float" office:value="0.72926" calcext:value-type="float">
            <text:p>0.72926</text:p>
          </table:table-cell>
          <table:table-cell office:value-type="float" office:value="1.4094" calcext:value-type="float">
            <text:p>1.4094</text:p>
          </table:table-cell>
          <table:table-cell office:value-type="float" office:value="0.083966" calcext:value-type="float">
            <text:p>0.083966</text:p>
          </table:table-cell>
          <table:table-cell office:value-type="float" office:value="0.049752" calcext:value-type="float">
            <text:p>0.049752</text:p>
          </table:table-cell>
          <table:table-cell table:number-columns-repeated="4"/>
          <table:table-cell table:formula="of:=MIN([.A171:.BL171])" office:value-type="float" office:value="0.049752" calcext:value-type="float">
            <text:p>0.049752</text:p>
          </table:table-cell>
          <table:table-cell table:formula="of:=MAX([.A171:.BL171])" office:value-type="float" office:value="1.88585" calcext:value-type="float">
            <text:p>1.88585</text:p>
          </table:table-cell>
          <table:table-cell table:number-columns-repeated="7"/>
        </table:table-row>
        <table:table-row table:style-name="ro2">
          <table:table-cell office:value-type="float" office:value="0.100985" calcext:value-type="float">
            <text:p>0.100985</text:p>
          </table:table-cell>
          <table:table-cell office:value-type="float" office:value="0.0671041" calcext:value-type="float">
            <text:p>0.0671041</text:p>
          </table:table-cell>
          <table:table-cell office:value-type="float" office:value="0.243019" calcext:value-type="float">
            <text:p>0.243019</text:p>
          </table:table-cell>
          <table:table-cell office:value-type="float" office:value="0.0965121" calcext:value-type="float">
            <text:p>0.0965121</text:p>
          </table:table-cell>
          <table:table-cell office:value-type="float" office:value="0.180138" calcext:value-type="float">
            <text:p>0.180138</text:p>
          </table:table-cell>
          <table:table-cell office:value-type="float" office:value="0.114461" calcext:value-type="float">
            <text:p>0.114461</text:p>
          </table:table-cell>
          <table:table-cell office:value-type="float" office:value="0.103683" calcext:value-type="float">
            <text:p>0.103683</text:p>
          </table:table-cell>
          <table:table-cell office:value-type="float" office:value="0.0820549" calcext:value-type="float">
            <text:p>0.0820549</text:p>
          </table:table-cell>
          <table:table-cell office:value-type="float" office:value="0.0725901" calcext:value-type="float">
            <text:p>0.0725901</text:p>
          </table:table-cell>
          <table:table-cell office:value-type="float" office:value="0.0718229" calcext:value-type="float">
            <text:p>0.0718229</text:p>
          </table:table-cell>
          <table:table-cell office:value-type="float" office:value="0.377064" calcext:value-type="float">
            <text:p>0.377064</text:p>
          </table:table-cell>
          <table:table-cell office:value-type="float" office:value="0.0987821" calcext:value-type="float">
            <text:p>0.0987821</text:p>
          </table:table-cell>
          <table:table-cell office:value-type="float" office:value="0.648459" calcext:value-type="float">
            <text:p>0.648459</text:p>
          </table:table-cell>
          <table:table-cell office:value-type="float" office:value="0.0408618" calcext:value-type="float">
            <text:p>0.0408618</text:p>
          </table:table-cell>
          <table:table-cell office:value-type="float" office:value="0.0400982" calcext:value-type="float">
            <text:p>0.0400982</text:p>
          </table:table-cell>
          <table:table-cell office:value-type="float" office:value="0.276861" calcext:value-type="float">
            <text:p>0.276861</text:p>
          </table:table-cell>
          <table:table-cell office:value-type="float" office:value="0.0599701" calcext:value-type="float">
            <text:p>0.0599701</text:p>
          </table:table-cell>
          <table:table-cell office:value-type="float" office:value="0.966012" calcext:value-type="float">
            <text:p>0.966012</text:p>
          </table:table-cell>
          <table:table-cell office:value-type="float" office:value="0.161966" calcext:value-type="float">
            <text:p>0.161966</text:p>
          </table:table-cell>
          <table:table-cell office:value-type="float" office:value="0.066673" calcext:value-type="float">
            <text:p>0.066673</text:p>
          </table:table-cell>
          <table:table-cell office:value-type="float" office:value="0.0421269" calcext:value-type="float">
            <text:p>0.0421269</text:p>
          </table:table-cell>
          <table:table-cell office:value-type="float" office:value="0.0411968" calcext:value-type="float">
            <text:p>0.0411968</text:p>
          </table:table-cell>
          <table:table-cell office:value-type="float" office:value="0.0458448" calcext:value-type="float">
            <text:p>0.0458448</text:p>
          </table:table-cell>
          <table:table-cell office:value-type="float" office:value="0.04006" calcext:value-type="float">
            <text:p>0.04006</text:p>
          </table:table-cell>
          <table:table-cell office:value-type="float" office:value="0.0382509" calcext:value-type="float">
            <text:p>0.0382509</text:p>
          </table:table-cell>
          <table:table-cell office:value-type="float" office:value="0.039495" calcext:value-type="float">
            <text:p>0.039495</text:p>
          </table:table-cell>
          <table:table-cell office:value-type="float" office:value="1.68118" calcext:value-type="float">
            <text:p>1.68118</text:p>
          </table:table-cell>
          <table:table-cell office:value-type="float" office:value="0.786573" calcext:value-type="float">
            <text:p>0.786573</text:p>
          </table:table-cell>
          <table:table-cell office:value-type="float" office:value="0.740636" calcext:value-type="float">
            <text:p>0.740636</text:p>
          </table:table-cell>
          <table:table-cell office:value-type="float" office:value="1.51782" calcext:value-type="float">
            <text:p>1.51782</text:p>
          </table:table-cell>
          <table:table-cell office:value-type="float" office:value="0.106815" calcext:value-type="float">
            <text:p>0.106815</text:p>
          </table:table-cell>
          <table:table-cell office:value-type="float" office:value="1.43425" calcext:value-type="float">
            <text:p>1.43425</text:p>
          </table:table-cell>
          <table:table-cell office:value-type="float" office:value="1.31651" calcext:value-type="float">
            <text:p>1.31651</text:p>
          </table:table-cell>
          <table:table-cell office:value-type="float" office:value="1.02961" calcext:value-type="float">
            <text:p>1.02961</text:p>
          </table:table-cell>
          <table:table-cell office:value-type="float" office:value="1.81339" calcext:value-type="float">
            <text:p>1.81339</text:p>
          </table:table-cell>
          <table:table-cell office:value-type="float" office:value="0.0766461" calcext:value-type="float">
            <text:p>0.0766461</text:p>
          </table:table-cell>
          <table:table-cell office:value-type="float" office:value="0.253605" calcext:value-type="float">
            <text:p>0.253605</text:p>
          </table:table-cell>
          <table:table-cell office:value-type="float" office:value="1.89605" calcext:value-type="float">
            <text:p>1.89605</text:p>
          </table:table-cell>
          <table:table-cell office:value-type="float" office:value="1.33807" calcext:value-type="float">
            <text:p>1.33807</text:p>
          </table:table-cell>
          <table:table-cell office:value-type="float" office:value="0.81245" calcext:value-type="float">
            <text:p>0.81245</text:p>
          </table:table-cell>
          <table:table-cell office:value-type="float" office:value="1.00763" calcext:value-type="float">
            <text:p>1.00763</text:p>
          </table:table-cell>
          <table:table-cell office:value-type="float" office:value="2.10397" calcext:value-type="float">
            <text:p>2.10397</text:p>
          </table:table-cell>
          <table:table-cell office:value-type="float" office:value="1.93981" calcext:value-type="float">
            <text:p>1.93981</text:p>
          </table:table-cell>
          <table:table-cell office:value-type="float" office:value="1.63853" calcext:value-type="float">
            <text:p>1.63853</text:p>
          </table:table-cell>
          <table:table-cell office:value-type="float" office:value="1.5646" calcext:value-type="float">
            <text:p>1.5646</text:p>
          </table:table-cell>
          <table:table-cell office:value-type="float" office:value="1.0934" calcext:value-type="float">
            <text:p>1.0934</text:p>
          </table:table-cell>
          <table:table-cell office:value-type="float" office:value="0.311175" calcext:value-type="float">
            <text:p>0.311175</text:p>
          </table:table-cell>
          <table:table-cell office:value-type="float" office:value="0.314402" calcext:value-type="float">
            <text:p>0.314402</text:p>
          </table:table-cell>
          <table:table-cell office:value-type="float" office:value="0.336007" calcext:value-type="float">
            <text:p>0.336007</text:p>
          </table:table-cell>
          <table:table-cell office:value-type="float" office:value="1.9889" calcext:value-type="float">
            <text:p>1.9889</text:p>
          </table:table-cell>
          <table:table-cell office:value-type="float" office:value="0.693959" calcext:value-type="float">
            <text:p>0.693959</text:p>
          </table:table-cell>
          <table:table-cell office:value-type="float" office:value="1.49456" calcext:value-type="float">
            <text:p>1.49456</text:p>
          </table:table-cell>
          <table:table-cell office:value-type="float" office:value="0.739359" calcext:value-type="float">
            <text:p>0.739359</text:p>
          </table:table-cell>
          <table:table-cell office:value-type="float" office:value="1.87113" calcext:value-type="float">
            <text:p>1.87113</text:p>
          </table:table-cell>
          <table:table-cell office:value-type="float" office:value="1.48509" calcext:value-type="float">
            <text:p>1.48509</text:p>
          </table:table-cell>
          <table:table-cell office:value-type="float" office:value="0.074116" calcext:value-type="float">
            <text:p>0.074116</text:p>
          </table:table-cell>
          <table:table-cell office:value-type="float" office:value="0.109162" calcext:value-type="float">
            <text:p>0.109162</text:p>
          </table:table-cell>
          <table:table-cell office:value-type="float" office:value="0.509165" calcext:value-type="float">
            <text:p>0.509165</text:p>
          </table:table-cell>
          <table:table-cell office:value-type="float" office:value="0.0703049" calcext:value-type="float">
            <text:p>0.0703049</text:p>
          </table:table-cell>
          <table:table-cell office:value-type="float" office:value="1.73121" calcext:value-type="float">
            <text:p>1.73121</text:p>
          </table:table-cell>
          <table:table-cell office:value-type="float" office:value="1.47792" calcext:value-type="float">
            <text:p>1.47792</text:p>
          </table:table-cell>
          <table:table-cell office:value-type="float" office:value="0.611357" calcext:value-type="float">
            <text:p>0.611357</text:p>
          </table:table-cell>
          <table:table-cell office:value-type="float" office:value="0.296149" calcext:value-type="float">
            <text:p>0.296149</text:p>
          </table:table-cell>
          <table:table-cell office:value-type="float" office:value="1.12931" calcext:value-type="float">
            <text:p>1.12931</text:p>
          </table:table-cell>
          <table:table-cell table:number-columns-repeated="4"/>
          <table:table-cell table:formula="of:=MIN([.A172:.BL172])" office:value-type="float" office:value="0.0382509" calcext:value-type="float">
            <text:p>0.0382509</text:p>
          </table:table-cell>
          <table:table-cell table:formula="of:=MAX([.A172:.BL172])" office:value-type="float" office:value="2.10397" calcext:value-type="float">
            <text:p>2.10397</text:p>
          </table:table-cell>
          <table:table-cell table:number-columns-repeated="7"/>
        </table:table-row>
        <table:table-row table:style-name="ro2">
          <table:table-cell office:value-type="float" office:value="0.145773" calcext:value-type="float">
            <text:p>0.145773</text:p>
          </table:table-cell>
          <table:table-cell office:value-type="float" office:value="0.175186" calcext:value-type="float">
            <text:p>0.175186</text:p>
          </table:table-cell>
          <table:table-cell office:value-type="float" office:value="0.0937588" calcext:value-type="float">
            <text:p>0.0937588</text:p>
          </table:table-cell>
          <table:table-cell office:value-type="float" office:value="0.0827279" calcext:value-type="float">
            <text:p>0.0827279</text:p>
          </table:table-cell>
          <table:table-cell office:value-type="float" office:value="0.079787" calcext:value-type="float">
            <text:p>0.079787</text:p>
          </table:table-cell>
          <table:table-cell office:value-type="float" office:value="0.523623" calcext:value-type="float">
            <text:p>0.523623</text:p>
          </table:table-cell>
          <table:table-cell office:value-type="float" office:value="0.113367" calcext:value-type="float">
            <text:p>0.113367</text:p>
          </table:table-cell>
          <table:table-cell office:value-type="float" office:value="0.119751" calcext:value-type="float">
            <text:p>0.119751</text:p>
          </table:table-cell>
          <table:table-cell office:value-type="float" office:value="0.109357" calcext:value-type="float">
            <text:p>0.109357</text:p>
          </table:table-cell>
          <table:table-cell office:value-type="float" office:value="0.126139" calcext:value-type="float">
            <text:p>0.126139</text:p>
          </table:table-cell>
          <table:table-cell office:value-type="float" office:value="0.10371" calcext:value-type="float">
            <text:p>0.10371</text:p>
          </table:table-cell>
          <table:table-cell office:value-type="float" office:value="0.360263" calcext:value-type="float">
            <text:p>0.360263</text:p>
          </table:table-cell>
          <table:table-cell office:value-type="float" office:value="0.107593" calcext:value-type="float">
            <text:p>0.107593</text:p>
          </table:table-cell>
          <table:table-cell office:value-type="float" office:value="0.182312" calcext:value-type="float">
            <text:p>0.182312</text:p>
          </table:table-cell>
          <table:table-cell office:value-type="float" office:value="0.0794568" calcext:value-type="float">
            <text:p>0.0794568</text:p>
          </table:table-cell>
          <table:table-cell office:value-type="float" office:value="0.328884" calcext:value-type="float">
            <text:p>0.328884</text:p>
          </table:table-cell>
          <table:table-cell office:value-type="float" office:value="1.10369" calcext:value-type="float">
            <text:p>1.10369</text:p>
          </table:table-cell>
          <table:table-cell office:value-type="float" office:value="0.674141" calcext:value-type="float">
            <text:p>0.674141</text:p>
          </table:table-cell>
          <table:table-cell office:value-type="float" office:value="0.492308" calcext:value-type="float">
            <text:p>0.492308</text:p>
          </table:table-cell>
          <table:table-cell office:value-type="float" office:value="0.698506" calcext:value-type="float">
            <text:p>0.698506</text:p>
          </table:table-cell>
          <table:table-cell office:value-type="float" office:value="0.388632" calcext:value-type="float">
            <text:p>0.388632</text:p>
          </table:table-cell>
          <table:table-cell office:value-type="float" office:value="0.967709" calcext:value-type="float">
            <text:p>0.967709</text:p>
          </table:table-cell>
          <table:table-cell office:value-type="float" office:value="0.176961" calcext:value-type="float">
            <text:p>0.176961</text:p>
          </table:table-cell>
          <table:table-cell office:value-type="float" office:value="0.074971" calcext:value-type="float">
            <text:p>0.074971</text:p>
          </table:table-cell>
          <table:table-cell office:value-type="float" office:value="0.074415" calcext:value-type="float">
            <text:p>0.074415</text:p>
          </table:table-cell>
          <table:table-cell office:value-type="float" office:value="0.074476" calcext:value-type="float">
            <text:p>0.074476</text:p>
          </table:table-cell>
          <table:table-cell office:value-type="float" office:value="0.0741231" calcext:value-type="float">
            <text:p>0.0741231</text:p>
          </table:table-cell>
          <table:table-cell office:value-type="float" office:value="0.108999" calcext:value-type="float">
            <text:p>0.108999</text:p>
          </table:table-cell>
          <table:table-cell office:value-type="float" office:value="0.184993" calcext:value-type="float">
            <text:p>0.184993</text:p>
          </table:table-cell>
          <table:table-cell office:value-type="float" office:value="0.121294" calcext:value-type="float">
            <text:p>0.121294</text:p>
          </table:table-cell>
          <table:table-cell office:value-type="float" office:value="0.0893841" calcext:value-type="float">
            <text:p>0.0893841</text:p>
          </table:table-cell>
          <table:table-cell office:value-type="float" office:value="0.320446" calcext:value-type="float">
            <text:p>0.320446</text:p>
          </table:table-cell>
          <table:table-cell office:value-type="float" office:value="0.089735" calcext:value-type="float">
            <text:p>0.089735</text:p>
          </table:table-cell>
          <table:table-cell office:value-type="float" office:value="0.254625" calcext:value-type="float">
            <text:p>0.254625</text:p>
          </table:table-cell>
          <table:table-cell office:value-type="float" office:value="0.974572" calcext:value-type="float">
            <text:p>0.974572</text:p>
          </table:table-cell>
          <table:table-cell office:value-type="float" office:value="0.611141" calcext:value-type="float">
            <text:p>0.611141</text:p>
          </table:table-cell>
          <table:table-cell office:value-type="float" office:value="1.5014" calcext:value-type="float">
            <text:p>1.5014</text:p>
          </table:table-cell>
          <table:table-cell office:value-type="float" office:value="0.572975" calcext:value-type="float">
            <text:p>0.572975</text:p>
          </table:table-cell>
          <table:table-cell office:value-type="float" office:value="0.513496" calcext:value-type="float">
            <text:p>0.513496</text:p>
          </table:table-cell>
          <table:table-cell office:value-type="float" office:value="0.255511" calcext:value-type="float">
            <text:p>0.255511</text:p>
          </table:table-cell>
          <table:table-cell office:value-type="float" office:value="0.260527" calcext:value-type="float">
            <text:p>0.260527</text:p>
          </table:table-cell>
          <table:table-cell office:value-type="float" office:value="1.77151" calcext:value-type="float">
            <text:p>1.77151</text:p>
          </table:table-cell>
          <table:table-cell office:value-type="float" office:value="1.65484" calcext:value-type="float">
            <text:p>1.65484</text:p>
          </table:table-cell>
          <table:table-cell office:value-type="float" office:value="1.54297" calcext:value-type="float">
            <text:p>1.54297</text:p>
          </table:table-cell>
          <table:table-cell office:value-type="float" office:value="1.24997" calcext:value-type="float">
            <text:p>1.24997</text:p>
          </table:table-cell>
          <table:table-cell office:value-type="float" office:value="0.266771" calcext:value-type="float">
            <text:p>0.266771</text:p>
          </table:table-cell>
          <table:table-cell office:value-type="float" office:value="0.061192" calcext:value-type="float">
            <text:p>0.061192</text:p>
          </table:table-cell>
          <table:table-cell office:value-type="float" office:value="0.077755" calcext:value-type="float">
            <text:p>0.077755</text:p>
          </table:table-cell>
          <table:table-cell office:value-type="float" office:value="0.076256" calcext:value-type="float">
            <text:p>0.076256</text:p>
          </table:table-cell>
          <table:table-cell office:value-type="float" office:value="0.042877" calcext:value-type="float">
            <text:p>0.042877</text:p>
          </table:table-cell>
          <table:table-cell office:value-type="float" office:value="0.0678489" calcext:value-type="float">
            <text:p>0.0678489</text:p>
          </table:table-cell>
          <table:table-cell office:value-type="float" office:value="0.41108" calcext:value-type="float">
            <text:p>0.41108</text:p>
          </table:table-cell>
          <table:table-cell office:value-type="float" office:value="0.376465" calcext:value-type="float">
            <text:p>0.376465</text:p>
          </table:table-cell>
          <table:table-cell office:value-type="float" office:value="0.136231" calcext:value-type="float">
            <text:p>0.136231</text:p>
          </table:table-cell>
          <table:table-cell office:value-type="float" office:value="0.117326" calcext:value-type="float">
            <text:p>0.117326</text:p>
          </table:table-cell>
          <table:table-cell office:value-type="float" office:value="0.984208" calcext:value-type="float">
            <text:p>0.984208</text:p>
          </table:table-cell>
          <table:table-cell office:value-type="float" office:value="0.327819" calcext:value-type="float">
            <text:p>0.327819</text:p>
          </table:table-cell>
          <table:table-cell office:value-type="float" office:value="0.118399" calcext:value-type="float">
            <text:p>0.118399</text:p>
          </table:table-cell>
          <table:table-cell office:value-type="float" office:value="0.773862" calcext:value-type="float">
            <text:p>0.773862</text:p>
          </table:table-cell>
          <table:table-cell office:value-type="float" office:value="0.85266" calcext:value-type="float">
            <text:p>0.85266</text:p>
          </table:table-cell>
          <table:table-cell office:value-type="float" office:value="0.151221" calcext:value-type="float">
            <text:p>0.151221</text:p>
          </table:table-cell>
          <table:table-cell office:value-type="float" office:value="0.599358" calcext:value-type="float">
            <text:p>0.599358</text:p>
          </table:table-cell>
          <table:table-cell office:value-type="float" office:value="0.481473" calcext:value-type="float">
            <text:p>0.481473</text:p>
          </table:table-cell>
          <table:table-cell office:value-type="float" office:value="2.61953" calcext:value-type="float">
            <text:p>2.61953</text:p>
          </table:table-cell>
          <table:table-cell table:number-columns-repeated="4"/>
          <table:table-cell table:formula="of:=MIN([.A173:.BL173])" office:value-type="float" office:value="0.042877" calcext:value-type="float">
            <text:p>0.042877</text:p>
          </table:table-cell>
          <table:table-cell table:formula="of:=MAX([.A173:.BL173])" office:value-type="float" office:value="2.61953" calcext:value-type="float">
            <text:p>2.61953</text:p>
          </table:table-cell>
          <table:table-cell table:number-columns-repeated="7"/>
        </table:table-row>
        <table:table-row table:style-name="ro2">
          <table:table-cell office:value-type="float" office:value="0.149857" calcext:value-type="float">
            <text:p>0.149857</text:p>
          </table:table-cell>
          <table:table-cell office:value-type="float" office:value="0.0796828" calcext:value-type="float">
            <text:p>0.0796828</text:p>
          </table:table-cell>
          <table:table-cell office:value-type="float" office:value="0.260546" calcext:value-type="float">
            <text:p>0.260546</text:p>
          </table:table-cell>
          <table:table-cell office:value-type="float" office:value="0.146119" calcext:value-type="float">
            <text:p>0.146119</text:p>
          </table:table-cell>
          <table:table-cell office:value-type="float" office:value="0.220849" calcext:value-type="float">
            <text:p>0.220849</text:p>
          </table:table-cell>
          <table:table-cell office:value-type="float" office:value="0.148776" calcext:value-type="float">
            <text:p>0.148776</text:p>
          </table:table-cell>
          <table:table-cell office:value-type="float" office:value="0.228526" calcext:value-type="float">
            <text:p>0.228526</text:p>
          </table:table-cell>
          <table:table-cell office:value-type="float" office:value="0.299253" calcext:value-type="float">
            <text:p>0.299253</text:p>
          </table:table-cell>
          <table:table-cell office:value-type="float" office:value="0.147562" calcext:value-type="float">
            <text:p>0.147562</text:p>
          </table:table-cell>
          <table:table-cell office:value-type="float" office:value="0.22503" calcext:value-type="float">
            <text:p>0.22503</text:p>
          </table:table-cell>
          <table:table-cell office:value-type="float" office:value="0.111649" calcext:value-type="float">
            <text:p>0.111649</text:p>
          </table:table-cell>
          <table:table-cell office:value-type="float" office:value="0.177572" calcext:value-type="float">
            <text:p>0.177572</text:p>
          </table:table-cell>
          <table:table-cell office:value-type="float" office:value="0.250176" calcext:value-type="float">
            <text:p>0.250176</text:p>
          </table:table-cell>
          <table:table-cell office:value-type="float" office:value="0.477799" calcext:value-type="float">
            <text:p>0.477799</text:p>
          </table:table-cell>
          <table:table-cell office:value-type="float" office:value="0.219979" calcext:value-type="float">
            <text:p>0.219979</text:p>
          </table:table-cell>
          <table:table-cell office:value-type="float" office:value="1.37396" calcext:value-type="float">
            <text:p>1.37396</text:p>
          </table:table-cell>
          <table:table-cell office:value-type="float" office:value="1.15043" calcext:value-type="float">
            <text:p>1.15043</text:p>
          </table:table-cell>
          <table:table-cell office:value-type="float" office:value="0.746332" calcext:value-type="float">
            <text:p>0.746332</text:p>
          </table:table-cell>
          <table:table-cell office:value-type="float" office:value="0.790548" calcext:value-type="float">
            <text:p>0.790548</text:p>
          </table:table-cell>
          <table:table-cell office:value-type="float" office:value="0.292306" calcext:value-type="float">
            <text:p>0.292306</text:p>
          </table:table-cell>
          <table:table-cell office:value-type="float" office:value="1.4541" calcext:value-type="float">
            <text:p>1.4541</text:p>
          </table:table-cell>
          <table:table-cell office:value-type="float" office:value="1.60769" calcext:value-type="float">
            <text:p>1.60769</text:p>
          </table:table-cell>
          <table:table-cell office:value-type="float" office:value="0.445153" calcext:value-type="float">
            <text:p>0.445153</text:p>
          </table:table-cell>
          <table:table-cell office:value-type="float" office:value="1.37177" calcext:value-type="float">
            <text:p>1.37177</text:p>
          </table:table-cell>
          <table:table-cell office:value-type="float" office:value="1.23036" calcext:value-type="float">
            <text:p>1.23036</text:p>
          </table:table-cell>
          <table:table-cell office:value-type="float" office:value="1.15595" calcext:value-type="float">
            <text:p>1.15595</text:p>
          </table:table-cell>
          <table:table-cell office:value-type="float" office:value="1.01295" calcext:value-type="float">
            <text:p>1.01295</text:p>
          </table:table-cell>
          <table:table-cell office:value-type="float" office:value="0.412613" calcext:value-type="float">
            <text:p>0.412613</text:p>
          </table:table-cell>
          <table:table-cell office:value-type="float" office:value="0.895663" calcext:value-type="float">
            <text:p>0.895663</text:p>
          </table:table-cell>
          <table:table-cell office:value-type="float" office:value="0.75249" calcext:value-type="float">
            <text:p>0.75249</text:p>
          </table:table-cell>
          <table:table-cell office:value-type="float" office:value="1.5799" calcext:value-type="float">
            <text:p>1.5799</text:p>
          </table:table-cell>
          <table:table-cell office:value-type="float" office:value="1.34246" calcext:value-type="float">
            <text:p>1.34246</text:p>
          </table:table-cell>
          <table:table-cell office:value-type="float" office:value="1.15616" calcext:value-type="float">
            <text:p>1.15616</text:p>
          </table:table-cell>
          <table:table-cell office:value-type="float" office:value="0.901652" calcext:value-type="float">
            <text:p>0.901652</text:p>
          </table:table-cell>
          <table:table-cell office:value-type="float" office:value="0.683187" calcext:value-type="float">
            <text:p>0.683187</text:p>
          </table:table-cell>
          <table:table-cell office:value-type="float" office:value="0.386655" calcext:value-type="float">
            <text:p>0.386655</text:p>
          </table:table-cell>
          <table:table-cell office:value-type="float" office:value="0.104965" calcext:value-type="float">
            <text:p>0.104965</text:p>
          </table:table-cell>
          <table:table-cell office:value-type="float" office:value="1.29044" calcext:value-type="float">
            <text:p>1.29044</text:p>
          </table:table-cell>
          <table:table-cell office:value-type="float" office:value="0.883362" calcext:value-type="float">
            <text:p>0.883362</text:p>
          </table:table-cell>
          <table:table-cell office:value-type="float" office:value="1.4435" calcext:value-type="float">
            <text:p>1.4435</text:p>
          </table:table-cell>
          <table:table-cell office:value-type="float" office:value="0.162039" calcext:value-type="float">
            <text:p>0.162039</text:p>
          </table:table-cell>
          <table:table-cell office:value-type="float" office:value="0.10688" calcext:value-type="float">
            <text:p>0.10688</text:p>
          </table:table-cell>
          <table:table-cell office:value-type="float" office:value="0.181393" calcext:value-type="float">
            <text:p>0.181393</text:p>
          </table:table-cell>
          <table:table-cell office:value-type="float" office:value="0.098392" calcext:value-type="float">
            <text:p>0.098392</text:p>
          </table:table-cell>
          <table:table-cell office:value-type="float" office:value="0.076426" calcext:value-type="float">
            <text:p>0.076426</text:p>
          </table:table-cell>
          <table:table-cell office:value-type="float" office:value="1.17375" calcext:value-type="float">
            <text:p>1.17375</text:p>
          </table:table-cell>
          <table:table-cell office:value-type="float" office:value="1.15051" calcext:value-type="float">
            <text:p>1.15051</text:p>
          </table:table-cell>
          <table:table-cell office:value-type="float" office:value="2.30108" calcext:value-type="float">
            <text:p>2.30108</text:p>
          </table:table-cell>
          <table:table-cell office:value-type="float" office:value="1.08354" calcext:value-type="float">
            <text:p>1.08354</text:p>
          </table:table-cell>
          <table:table-cell office:value-type="float" office:value="0.196423" calcext:value-type="float">
            <text:p>0.196423</text:p>
          </table:table-cell>
          <table:table-cell office:value-type="float" office:value="0.936017" calcext:value-type="float">
            <text:p>0.936017</text:p>
          </table:table-cell>
          <table:table-cell office:value-type="float" office:value="0.342879" calcext:value-type="float">
            <text:p>0.342879</text:p>
          </table:table-cell>
          <table:table-cell office:value-type="float" office:value="0.367599" calcext:value-type="float">
            <text:p>0.367599</text:p>
          </table:table-cell>
          <table:table-cell office:value-type="float" office:value="0.304724" calcext:value-type="float">
            <text:p>0.304724</text:p>
          </table:table-cell>
          <table:table-cell office:value-type="float" office:value="1.75766" calcext:value-type="float">
            <text:p>1.75766</text:p>
          </table:table-cell>
          <table:table-cell office:value-type="float" office:value="0.756616" calcext:value-type="float">
            <text:p>0.756616</text:p>
          </table:table-cell>
          <table:table-cell office:value-type="float" office:value="0.152729" calcext:value-type="float">
            <text:p>0.152729</text:p>
          </table:table-cell>
          <table:table-cell office:value-type="float" office:value="0.136324" calcext:value-type="float">
            <text:p>0.136324</text:p>
          </table:table-cell>
          <table:table-cell office:value-type="float" office:value="0.771168" calcext:value-type="float">
            <text:p>0.771168</text:p>
          </table:table-cell>
          <table:table-cell office:value-type="float" office:value="0.472295" calcext:value-type="float">
            <text:p>0.472295</text:p>
          </table:table-cell>
          <table:table-cell office:value-type="float" office:value="1.39323" calcext:value-type="float">
            <text:p>1.39323</text:p>
          </table:table-cell>
          <table:table-cell office:value-type="float" office:value="0.121284" calcext:value-type="float">
            <text:p>0.121284</text:p>
          </table:table-cell>
          <table:table-cell office:value-type="float" office:value="0.319827" calcext:value-type="float">
            <text:p>0.319827</text:p>
          </table:table-cell>
          <table:table-cell office:value-type="float" office:value="0.956573" calcext:value-type="float">
            <text:p>0.956573</text:p>
          </table:table-cell>
          <table:table-cell table:number-columns-repeated="4"/>
          <table:table-cell table:formula="of:=MIN([.A174:.BL174])" office:value-type="float" office:value="0.076426" calcext:value-type="float">
            <text:p>0.076426</text:p>
          </table:table-cell>
          <table:table-cell table:formula="of:=MAX([.A174:.BL174])" office:value-type="float" office:value="2.30108" calcext:value-type="float">
            <text:p>2.30108</text:p>
          </table:table-cell>
          <table:table-cell table:number-columns-repeated="7"/>
        </table:table-row>
        <table:table-row table:style-name="ro2">
          <table:table-cell office:value-type="float" office:value="0.143317" calcext:value-type="float">
            <text:p>0.143317</text:p>
          </table:table-cell>
          <table:table-cell office:value-type="float" office:value="0.112012" calcext:value-type="float">
            <text:p>0.112012</text:p>
          </table:table-cell>
          <table:table-cell office:value-type="float" office:value="0.107822" calcext:value-type="float">
            <text:p>0.107822</text:p>
          </table:table-cell>
          <table:table-cell office:value-type="float" office:value="0.108779" calcext:value-type="float">
            <text:p>0.108779</text:p>
          </table:table-cell>
          <table:table-cell office:value-type="float" office:value="0.110812" calcext:value-type="float">
            <text:p>0.110812</text:p>
          </table:table-cell>
          <table:table-cell office:value-type="float" office:value="0.106309" calcext:value-type="float">
            <text:p>0.106309</text:p>
          </table:table-cell>
          <table:table-cell office:value-type="float" office:value="0.10701" calcext:value-type="float">
            <text:p>0.10701</text:p>
          </table:table-cell>
          <table:table-cell office:value-type="float" office:value="0.324054" calcext:value-type="float">
            <text:p>0.324054</text:p>
          </table:table-cell>
          <table:table-cell office:value-type="float" office:value="0.150872" calcext:value-type="float">
            <text:p>0.150872</text:p>
          </table:table-cell>
          <table:table-cell office:value-type="float" office:value="0.353176" calcext:value-type="float">
            <text:p>0.353176</text:p>
          </table:table-cell>
          <table:table-cell office:value-type="float" office:value="0.867501" calcext:value-type="float">
            <text:p>0.867501</text:p>
          </table:table-cell>
          <table:table-cell office:value-type="float" office:value="0.668511" calcext:value-type="float">
            <text:p>0.668511</text:p>
          </table:table-cell>
          <table:table-cell office:value-type="float" office:value="0.230389" calcext:value-type="float">
            <text:p>0.230389</text:p>
          </table:table-cell>
          <table:table-cell office:value-type="float" office:value="0.95573" calcext:value-type="float">
            <text:p>0.95573</text:p>
          </table:table-cell>
          <table:table-cell office:value-type="float" office:value="0.918649" calcext:value-type="float">
            <text:p>0.918649</text:p>
          </table:table-cell>
          <table:table-cell office:value-type="float" office:value="0.737086" calcext:value-type="float">
            <text:p>0.737086</text:p>
          </table:table-cell>
          <table:table-cell office:value-type="float" office:value="0.631044" calcext:value-type="float">
            <text:p>0.631044</text:p>
          </table:table-cell>
          <table:table-cell office:value-type="float" office:value="0.5623" calcext:value-type="float">
            <text:p>0.5623</text:p>
          </table:table-cell>
          <table:table-cell office:value-type="float" office:value="0.508288" calcext:value-type="float">
            <text:p>0.508288</text:p>
          </table:table-cell>
          <table:table-cell office:value-type="float" office:value="1.33501" calcext:value-type="float">
            <text:p>1.33501</text:p>
          </table:table-cell>
          <table:table-cell office:value-type="float" office:value="0.495331" calcext:value-type="float">
            <text:p>0.495331</text:p>
          </table:table-cell>
          <table:table-cell office:value-type="float" office:value="1.09275" calcext:value-type="float">
            <text:p>1.09275</text:p>
          </table:table-cell>
          <table:table-cell office:value-type="float" office:value="0.532879" calcext:value-type="float">
            <text:p>0.532879</text:p>
          </table:table-cell>
          <table:table-cell office:value-type="float" office:value="1.3751" calcext:value-type="float">
            <text:p>1.3751</text:p>
          </table:table-cell>
          <table:table-cell office:value-type="float" office:value="0.899861" calcext:value-type="float">
            <text:p>0.899861</text:p>
          </table:table-cell>
          <table:table-cell office:value-type="float" office:value="1.38195" calcext:value-type="float">
            <text:p>1.38195</text:p>
          </table:table-cell>
          <table:table-cell office:value-type="float" office:value="1.17759" calcext:value-type="float">
            <text:p>1.17759</text:p>
          </table:table-cell>
          <table:table-cell office:value-type="float" office:value="0.795821" calcext:value-type="float">
            <text:p>0.795821</text:p>
          </table:table-cell>
          <table:table-cell office:value-type="float" office:value="0.687606" calcext:value-type="float">
            <text:p>0.687606</text:p>
          </table:table-cell>
          <table:table-cell office:value-type="float" office:value="0.5601" calcext:value-type="float">
            <text:p>0.5601</text:p>
          </table:table-cell>
          <table:table-cell office:value-type="float" office:value="0.288178" calcext:value-type="float">
            <text:p>0.288178</text:p>
          </table:table-cell>
          <table:table-cell office:value-type="float" office:value="0.213402" calcext:value-type="float">
            <text:p>0.213402</text:p>
          </table:table-cell>
          <table:table-cell office:value-type="float" office:value="0.699091" calcext:value-type="float">
            <text:p>0.699091</text:p>
          </table:table-cell>
          <table:table-cell office:value-type="float" office:value="0.271614" calcext:value-type="float">
            <text:p>0.271614</text:p>
          </table:table-cell>
          <table:table-cell office:value-type="float" office:value="0.0915029" calcext:value-type="float">
            <text:p>0.0915029</text:p>
          </table:table-cell>
          <table:table-cell office:value-type="float" office:value="0.696682" calcext:value-type="float">
            <text:p>0.696682</text:p>
          </table:table-cell>
          <table:table-cell office:value-type="float" office:value="0.147641" calcext:value-type="float">
            <text:p>0.147641</text:p>
          </table:table-cell>
          <table:table-cell office:value-type="float" office:value="0.746611" calcext:value-type="float">
            <text:p>0.746611</text:p>
          </table:table-cell>
          <table:table-cell office:value-type="float" office:value="0.105258" calcext:value-type="float">
            <text:p>0.105258</text:p>
          </table:table-cell>
          <table:table-cell office:value-type="float" office:value="0.164103" calcext:value-type="float">
            <text:p>0.164103</text:p>
          </table:table-cell>
          <table:table-cell office:value-type="float" office:value="1.50575" calcext:value-type="float">
            <text:p>1.50575</text:p>
          </table:table-cell>
          <table:table-cell office:value-type="float" office:value="0.924853" calcext:value-type="float">
            <text:p>0.924853</text:p>
          </table:table-cell>
          <table:table-cell office:value-type="float" office:value="0.0960941" calcext:value-type="float">
            <text:p>0.0960941</text:p>
          </table:table-cell>
          <table:table-cell office:value-type="float" office:value="0.188501" calcext:value-type="float">
            <text:p>0.188501</text:p>
          </table:table-cell>
          <table:table-cell office:value-type="float" office:value="1.3469" calcext:value-type="float">
            <text:p>1.3469</text:p>
          </table:table-cell>
          <table:table-cell office:value-type="float" office:value="1.13151" calcext:value-type="float">
            <text:p>1.13151</text:p>
          </table:table-cell>
          <table:table-cell office:value-type="float" office:value="0.109498" calcext:value-type="float">
            <text:p>0.109498</text:p>
          </table:table-cell>
          <table:table-cell office:value-type="float" office:value="0.0750389" calcext:value-type="float">
            <text:p>0.0750389</text:p>
          </table:table-cell>
          <table:table-cell office:value-type="float" office:value="0.0736239" calcext:value-type="float">
            <text:p>0.0736239</text:p>
          </table:table-cell>
          <table:table-cell office:value-type="float" office:value="0.073899" calcext:value-type="float">
            <text:p>0.073899</text:p>
          </table:table-cell>
          <table:table-cell office:value-type="float" office:value="0.827782" calcext:value-type="float">
            <text:p>0.827782</text:p>
          </table:table-cell>
          <table:table-cell office:value-type="float" office:value="0.661329" calcext:value-type="float">
            <text:p>0.661329</text:p>
          </table:table-cell>
          <table:table-cell office:value-type="float" office:value="0.957694" calcext:value-type="float">
            <text:p>0.957694</text:p>
          </table:table-cell>
          <table:table-cell office:value-type="float" office:value="0.184399" calcext:value-type="float">
            <text:p>0.184399</text:p>
          </table:table-cell>
          <table:table-cell office:value-type="float" office:value="0.521407" calcext:value-type="float">
            <text:p>0.521407</text:p>
          </table:table-cell>
          <table:table-cell office:value-type="float" office:value="0.569079" calcext:value-type="float">
            <text:p>0.569079</text:p>
          </table:table-cell>
          <table:table-cell office:value-type="float" office:value="0.0794852" calcext:value-type="float">
            <text:p>0.0794852</text:p>
          </table:table-cell>
          <table:table-cell office:value-type="float" office:value="0.160723" calcext:value-type="float">
            <text:p>0.160723</text:p>
          </table:table-cell>
          <table:table-cell office:value-type="float" office:value="0.516974" calcext:value-type="float">
            <text:p>0.516974</text:p>
          </table:table-cell>
          <table:table-cell office:value-type="float" office:value="0.465829" calcext:value-type="float">
            <text:p>0.465829</text:p>
          </table:table-cell>
          <table:table-cell office:value-type="float" office:value="0.315939" calcext:value-type="float">
            <text:p>0.315939</text:p>
          </table:table-cell>
          <table:table-cell office:value-type="float" office:value="0.651195" calcext:value-type="float">
            <text:p>0.651195</text:p>
          </table:table-cell>
          <table:table-cell office:value-type="float" office:value="1.02744" calcext:value-type="float">
            <text:p>1.02744</text:p>
          </table:table-cell>
          <table:table-cell office:value-type="float" office:value="0.073705" calcext:value-type="float">
            <text:p>0.073705</text:p>
          </table:table-cell>
          <table:table-cell table:number-columns-repeated="4"/>
          <table:table-cell table:formula="of:=MIN([.A175:.BL175])" office:value-type="float" office:value="0.0736239" calcext:value-type="float">
            <text:p>0.0736239</text:p>
          </table:table-cell>
          <table:table-cell table:formula="of:=MAX([.A175:.BL175])" office:value-type="float" office:value="1.50575" calcext:value-type="float">
            <text:p>1.50575</text:p>
          </table:table-cell>
          <table:table-cell table:number-columns-repeated="7"/>
        </table:table-row>
        <table:table-row table:style-name="ro2">
          <table:table-cell office:value-type="float" office:value="0.119949" calcext:value-type="float">
            <text:p>0.119949</text:p>
          </table:table-cell>
          <table:table-cell office:value-type="float" office:value="0.121076" calcext:value-type="float">
            <text:p>0.121076</text:p>
          </table:table-cell>
          <table:table-cell office:value-type="float" office:value="0.120525" calcext:value-type="float">
            <text:p>0.120525</text:p>
          </table:table-cell>
          <table:table-cell office:value-type="float" office:value="0.0800869" calcext:value-type="float">
            <text:p>0.0800869</text:p>
          </table:table-cell>
          <table:table-cell office:value-type="float" office:value="0.0788469" calcext:value-type="float">
            <text:p>0.0788469</text:p>
          </table:table-cell>
          <table:table-cell office:value-type="float" office:value="0.084383" calcext:value-type="float">
            <text:p>0.084383</text:p>
          </table:table-cell>
          <table:table-cell office:value-type="float" office:value="0.297187" calcext:value-type="float">
            <text:p>0.297187</text:p>
          </table:table-cell>
          <table:table-cell office:value-type="float" office:value="0.220237" calcext:value-type="float">
            <text:p>0.220237</text:p>
          </table:table-cell>
          <table:table-cell office:value-type="float" office:value="0.163483" calcext:value-type="float">
            <text:p>0.163483</text:p>
          </table:table-cell>
          <table:table-cell office:value-type="float" office:value="0.467402" calcext:value-type="float">
            <text:p>0.467402</text:p>
          </table:table-cell>
          <table:table-cell office:value-type="float" office:value="0.10451" calcext:value-type="float">
            <text:p>0.10451</text:p>
          </table:table-cell>
          <table:table-cell office:value-type="float" office:value="0.169779" calcext:value-type="float">
            <text:p>0.169779</text:p>
          </table:table-cell>
          <table:table-cell office:value-type="float" office:value="0.151796" calcext:value-type="float">
            <text:p>0.151796</text:p>
          </table:table-cell>
          <table:table-cell office:value-type="float" office:value="0.216948" calcext:value-type="float">
            <text:p>0.216948</text:p>
          </table:table-cell>
          <table:table-cell office:value-type="float" office:value="0.0861151" calcext:value-type="float">
            <text:p>0.0861151</text:p>
          </table:table-cell>
          <table:table-cell office:value-type="float" office:value="0.118779" calcext:value-type="float">
            <text:p>0.118779</text:p>
          </table:table-cell>
          <table:table-cell office:value-type="float" office:value="0.538935" calcext:value-type="float">
            <text:p>0.538935</text:p>
          </table:table-cell>
          <table:table-cell office:value-type="float" office:value="0.362213" calcext:value-type="float">
            <text:p>0.362213</text:p>
          </table:table-cell>
          <table:table-cell office:value-type="float" office:value="0.441499" calcext:value-type="float">
            <text:p>0.441499</text:p>
          </table:table-cell>
          <table:table-cell office:value-type="float" office:value="0.299671" calcext:value-type="float">
            <text:p>0.299671</text:p>
          </table:table-cell>
          <table:table-cell office:value-type="float" office:value="0.229105" calcext:value-type="float">
            <text:p>0.229105</text:p>
          </table:table-cell>
          <table:table-cell office:value-type="float" office:value="0.152775" calcext:value-type="float">
            <text:p>0.152775</text:p>
          </table:table-cell>
          <table:table-cell office:value-type="float" office:value="0.187757" calcext:value-type="float">
            <text:p>0.187757</text:p>
          </table:table-cell>
          <table:table-cell office:value-type="float" office:value="0.366223" calcext:value-type="float">
            <text:p>0.366223</text:p>
          </table:table-cell>
          <table:table-cell office:value-type="float" office:value="0.803265" calcext:value-type="float">
            <text:p>0.803265</text:p>
          </table:table-cell>
          <table:table-cell office:value-type="float" office:value="0.356538" calcext:value-type="float">
            <text:p>0.356538</text:p>
          </table:table-cell>
          <table:table-cell office:value-type="float" office:value="0.744242" calcext:value-type="float">
            <text:p>0.744242</text:p>
          </table:table-cell>
          <table:table-cell office:value-type="float" office:value="0.75977" calcext:value-type="float">
            <text:p>0.75977</text:p>
          </table:table-cell>
          <table:table-cell office:value-type="float" office:value="0.0975151" calcext:value-type="float">
            <text:p>0.0975151</text:p>
          </table:table-cell>
          <table:table-cell office:value-type="float" office:value="0.353867" calcext:value-type="float">
            <text:p>0.353867</text:p>
          </table:table-cell>
          <table:table-cell office:value-type="float" office:value="0.299715" calcext:value-type="float">
            <text:p>0.299715</text:p>
          </table:table-cell>
          <table:table-cell office:value-type="float" office:value="0.317516" calcext:value-type="float">
            <text:p>0.317516</text:p>
          </table:table-cell>
          <table:table-cell office:value-type="float" office:value="0.330542" calcext:value-type="float">
            <text:p>0.330542</text:p>
          </table:table-cell>
          <table:table-cell office:value-type="float" office:value="0.276179" calcext:value-type="float">
            <text:p>0.276179</text:p>
          </table:table-cell>
          <table:table-cell office:value-type="float" office:value="0.296418" calcext:value-type="float">
            <text:p>0.296418</text:p>
          </table:table-cell>
          <table:table-cell office:value-type="float" office:value="0.889492" calcext:value-type="float">
            <text:p>0.889492</text:p>
          </table:table-cell>
          <table:table-cell office:value-type="float" office:value="0.274953" calcext:value-type="float">
            <text:p>0.274953</text:p>
          </table:table-cell>
          <table:table-cell office:value-type="float" office:value="0.510884" calcext:value-type="float">
            <text:p>0.510884</text:p>
          </table:table-cell>
          <table:table-cell office:value-type="float" office:value="0.33036" calcext:value-type="float">
            <text:p>0.33036</text:p>
          </table:table-cell>
          <table:table-cell office:value-type="float" office:value="0.305274" calcext:value-type="float">
            <text:p>0.305274</text:p>
          </table:table-cell>
          <table:table-cell office:value-type="float" office:value="0.581683" calcext:value-type="float">
            <text:p>0.581683</text:p>
          </table:table-cell>
          <table:table-cell office:value-type="float" office:value="0.401853" calcext:value-type="float">
            <text:p>0.401853</text:p>
          </table:table-cell>
          <table:table-cell office:value-type="float" office:value="0.442005" calcext:value-type="float">
            <text:p>0.442005</text:p>
          </table:table-cell>
          <table:table-cell office:value-type="float" office:value="2.122" calcext:value-type="float">
            <text:p>2.122</text:p>
          </table:table-cell>
          <table:table-cell office:value-type="float" office:value="2.07578" calcext:value-type="float">
            <text:p>2.07578</text:p>
          </table:table-cell>
          <table:table-cell office:value-type="float" office:value="0.874458" calcext:value-type="float">
            <text:p>0.874458</text:p>
          </table:table-cell>
          <table:table-cell office:value-type="float" office:value="1.95098" calcext:value-type="float">
            <text:p>1.95098</text:p>
          </table:table-cell>
          <table:table-cell office:value-type="float" office:value="1.89243" calcext:value-type="float">
            <text:p>1.89243</text:p>
          </table:table-cell>
          <table:table-cell office:value-type="float" office:value="1.59389" calcext:value-type="float">
            <text:p>1.59389</text:p>
          </table:table-cell>
          <table:table-cell office:value-type="float" office:value="0.229072" calcext:value-type="float">
            <text:p>0.229072</text:p>
          </table:table-cell>
          <table:table-cell office:value-type="float" office:value="1.35174" calcext:value-type="float">
            <text:p>1.35174</text:p>
          </table:table-cell>
          <table:table-cell office:value-type="float" office:value="2.37695" calcext:value-type="float">
            <text:p>2.37695</text:p>
          </table:table-cell>
          <table:table-cell office:value-type="float" office:value="0.0853109" calcext:value-type="float">
            <text:p>0.0853109</text:p>
          </table:table-cell>
          <table:table-cell office:value-type="float" office:value="0.106418" calcext:value-type="float">
            <text:p>0.106418</text:p>
          </table:table-cell>
          <table:table-cell office:value-type="float" office:value="0.49266" calcext:value-type="float">
            <text:p>0.49266</text:p>
          </table:table-cell>
          <table:table-cell office:value-type="float" office:value="0.647458" calcext:value-type="float">
            <text:p>0.647458</text:p>
          </table:table-cell>
          <table:table-cell office:value-type="float" office:value="2.43944" calcext:value-type="float">
            <text:p>2.43944</text:p>
          </table:table-cell>
          <table:table-cell office:value-type="float" office:value="0.245503" calcext:value-type="float">
            <text:p>0.245503</text:p>
          </table:table-cell>
          <table:table-cell office:value-type="float" office:value="0.600629" calcext:value-type="float">
            <text:p>0.600629</text:p>
          </table:table-cell>
          <table:table-cell office:value-type="float" office:value="0.282418" calcext:value-type="float">
            <text:p>0.282418</text:p>
          </table:table-cell>
          <table:table-cell office:value-type="float" office:value="0.490029" calcext:value-type="float">
            <text:p>0.490029</text:p>
          </table:table-cell>
          <table:table-cell office:value-type="float" office:value="0.079515" calcext:value-type="float">
            <text:p>0.079515</text:p>
          </table:table-cell>
          <table:table-cell office:value-type="float" office:value="0.156777" calcext:value-type="float">
            <text:p>0.156777</text:p>
          </table:table-cell>
          <table:table-cell office:value-type="float" office:value="2.75564" calcext:value-type="float">
            <text:p>2.75564</text:p>
          </table:table-cell>
          <table:table-cell table:number-columns-repeated="4"/>
          <table:table-cell table:formula="of:=MIN([.A176:.BL176])" office:value-type="float" office:value="0.0788469" calcext:value-type="float">
            <text:p>0.0788469</text:p>
          </table:table-cell>
          <table:table-cell table:formula="of:=MAX([.A176:.BL176])" office:value-type="float" office:value="2.75564" calcext:value-type="float">
            <text:p>2.75564</text:p>
          </table:table-cell>
          <table:table-cell table:number-columns-repeated="7"/>
        </table:table-row>
        <table:table-row table:style-name="ro2">
          <table:table-cell office:value-type="float" office:value="0.115109" calcext:value-type="float">
            <text:p>0.115109</text:p>
          </table:table-cell>
          <table:table-cell office:value-type="float" office:value="0.163813" calcext:value-type="float">
            <text:p>0.163813</text:p>
          </table:table-cell>
          <table:table-cell office:value-type="float" office:value="0.078794" calcext:value-type="float">
            <text:p>0.078794</text:p>
          </table:table-cell>
          <table:table-cell office:value-type="float" office:value="0.31204" calcext:value-type="float">
            <text:p>0.31204</text:p>
          </table:table-cell>
          <table:table-cell office:value-type="float" office:value="0.0914168" calcext:value-type="float">
            <text:p>0.0914168</text:p>
          </table:table-cell>
          <table:table-cell office:value-type="float" office:value="0.085604" calcext:value-type="float">
            <text:p>0.085604</text:p>
          </table:table-cell>
          <table:table-cell office:value-type="float" office:value="0.081521" calcext:value-type="float">
            <text:p>0.081521</text:p>
          </table:table-cell>
          <table:table-cell office:value-type="float" office:value="0.078516" calcext:value-type="float">
            <text:p>0.078516</text:p>
          </table:table-cell>
          <table:table-cell office:value-type="float" office:value="0.0768721" calcext:value-type="float">
            <text:p>0.0768721</text:p>
          </table:table-cell>
          <table:table-cell office:value-type="float" office:value="0.0810189" calcext:value-type="float">
            <text:p>0.0810189</text:p>
          </table:table-cell>
          <table:table-cell office:value-type="float" office:value="0.0794451" calcext:value-type="float">
            <text:p>0.0794451</text:p>
          </table:table-cell>
          <table:table-cell office:value-type="float" office:value="0.135883" calcext:value-type="float">
            <text:p>0.135883</text:p>
          </table:table-cell>
          <table:table-cell office:value-type="float" office:value="0.235324" calcext:value-type="float">
            <text:p>0.235324</text:p>
          </table:table-cell>
          <table:table-cell office:value-type="float" office:value="0.691319" calcext:value-type="float">
            <text:p>0.691319</text:p>
          </table:table-cell>
          <table:table-cell office:value-type="float" office:value="0.673647" calcext:value-type="float">
            <text:p>0.673647</text:p>
          </table:table-cell>
          <table:table-cell office:value-type="float" office:value="0.638463" calcext:value-type="float">
            <text:p>0.638463</text:p>
          </table:table-cell>
          <table:table-cell office:value-type="float" office:value="0.599014" calcext:value-type="float">
            <text:p>0.599014</text:p>
          </table:table-cell>
          <table:table-cell office:value-type="float" office:value="0.571048" calcext:value-type="float">
            <text:p>0.571048</text:p>
          </table:table-cell>
          <table:table-cell office:value-type="float" office:value="0.373315" calcext:value-type="float">
            <text:p>0.373315</text:p>
          </table:table-cell>
          <table:table-cell office:value-type="float" office:value="0.343899" calcext:value-type="float">
            <text:p>0.343899</text:p>
          </table:table-cell>
          <table:table-cell office:value-type="float" office:value="0.42388" calcext:value-type="float">
            <text:p>0.42388</text:p>
          </table:table-cell>
          <table:table-cell office:value-type="float" office:value="0.421202" calcext:value-type="float">
            <text:p>0.421202</text:p>
          </table:table-cell>
          <table:table-cell office:value-type="float" office:value="0.387294" calcext:value-type="float">
            <text:p>0.387294</text:p>
          </table:table-cell>
          <table:table-cell office:value-type="float" office:value="1.40297" calcext:value-type="float">
            <text:p>1.40297</text:p>
          </table:table-cell>
          <table:table-cell office:value-type="float" office:value="1.38899" calcext:value-type="float">
            <text:p>1.38899</text:p>
          </table:table-cell>
          <table:table-cell office:value-type="float" office:value="1.36217" calcext:value-type="float">
            <text:p>1.36217</text:p>
          </table:table-cell>
          <table:table-cell office:value-type="float" office:value="1.617" calcext:value-type="float">
            <text:p>1.617</text:p>
          </table:table-cell>
          <table:table-cell office:value-type="float" office:value="0.858754" calcext:value-type="float">
            <text:p>0.858754</text:p>
          </table:table-cell>
          <table:table-cell office:value-type="float" office:value="1.53692" calcext:value-type="float">
            <text:p>1.53692</text:p>
          </table:table-cell>
          <table:table-cell office:value-type="float" office:value="0.543375" calcext:value-type="float">
            <text:p>0.543375</text:p>
          </table:table-cell>
          <table:table-cell office:value-type="float" office:value="0.412484" calcext:value-type="float">
            <text:p>0.412484</text:p>
          </table:table-cell>
          <table:table-cell office:value-type="float" office:value="1.34508" calcext:value-type="float">
            <text:p>1.34508</text:p>
          </table:table-cell>
          <table:table-cell office:value-type="float" office:value="0.329874" calcext:value-type="float">
            <text:p>0.329874</text:p>
          </table:table-cell>
          <table:table-cell office:value-type="float" office:value="1.45522" calcext:value-type="float">
            <text:p>1.45522</text:p>
          </table:table-cell>
          <table:table-cell office:value-type="float" office:value="1.2981" calcext:value-type="float">
            <text:p>1.2981</text:p>
          </table:table-cell>
          <table:table-cell office:value-type="float" office:value="1.55752" calcext:value-type="float">
            <text:p>1.55752</text:p>
          </table:table-cell>
          <table:table-cell office:value-type="float" office:value="1.17373" calcext:value-type="float">
            <text:p>1.17373</text:p>
          </table:table-cell>
          <table:table-cell office:value-type="float" office:value="1.10931" calcext:value-type="float">
            <text:p>1.10931</text:p>
          </table:table-cell>
          <table:table-cell office:value-type="float" office:value="1.04611" calcext:value-type="float">
            <text:p>1.04611</text:p>
          </table:table-cell>
          <table:table-cell office:value-type="float" office:value="0.677525" calcext:value-type="float">
            <text:p>0.677525</text:p>
          </table:table-cell>
          <table:table-cell office:value-type="float" office:value="1.01957" calcext:value-type="float">
            <text:p>1.01957</text:p>
          </table:table-cell>
          <table:table-cell office:value-type="float" office:value="0.830029" calcext:value-type="float">
            <text:p>0.830029</text:p>
          </table:table-cell>
          <table:table-cell office:value-type="float" office:value="1.65988" calcext:value-type="float">
            <text:p>1.65988</text:p>
          </table:table-cell>
          <table:table-cell office:value-type="float" office:value="0.595684" calcext:value-type="float">
            <text:p>0.595684</text:p>
          </table:table-cell>
          <table:table-cell office:value-type="float" office:value="0.602663" calcext:value-type="float">
            <text:p>0.602663</text:p>
          </table:table-cell>
          <table:table-cell office:value-type="float" office:value="0.552657" calcext:value-type="float">
            <text:p>0.552657</text:p>
          </table:table-cell>
          <table:table-cell office:value-type="float" office:value="0.757371" calcext:value-type="float">
            <text:p>0.757371</text:p>
          </table:table-cell>
          <table:table-cell office:value-type="float" office:value="1.77251" calcext:value-type="float">
            <text:p>1.77251</text:p>
          </table:table-cell>
          <table:table-cell office:value-type="float" office:value="0.242894" calcext:value-type="float">
            <text:p>0.242894</text:p>
          </table:table-cell>
          <table:table-cell office:value-type="float" office:value="0.0876961" calcext:value-type="float">
            <text:p>0.0876961</text:p>
          </table:table-cell>
          <table:table-cell office:value-type="float" office:value="0.085403" calcext:value-type="float">
            <text:p>0.085403</text:p>
          </table:table-cell>
          <table:table-cell office:value-type="float" office:value="0.324831" calcext:value-type="float">
            <text:p>0.324831</text:p>
          </table:table-cell>
          <table:table-cell office:value-type="float" office:value="2.1867" calcext:value-type="float">
            <text:p>2.1867</text:p>
          </table:table-cell>
          <table:table-cell office:value-type="float" office:value="0.345749" calcext:value-type="float">
            <text:p>0.345749</text:p>
          </table:table-cell>
          <table:table-cell office:value-type="float" office:value="0.056093" calcext:value-type="float">
            <text:p>0.056093</text:p>
          </table:table-cell>
          <table:table-cell office:value-type="float" office:value="0.226919" calcext:value-type="float">
            <text:p>0.226919</text:p>
          </table:table-cell>
          <table:table-cell office:value-type="float" office:value="0.595334" calcext:value-type="float">
            <text:p>0.595334</text:p>
          </table:table-cell>
          <table:table-cell office:value-type="float" office:value="0.0830369" calcext:value-type="float">
            <text:p>0.0830369</text:p>
          </table:table-cell>
          <table:table-cell office:value-type="float" office:value="0.183556" calcext:value-type="float">
            <text:p>0.183556</text:p>
          </table:table-cell>
          <table:table-cell office:value-type="float" office:value="0.0833549" calcext:value-type="float">
            <text:p>0.0833549</text:p>
          </table:table-cell>
          <table:table-cell office:value-type="float" office:value="0.21232" calcext:value-type="float">
            <text:p>0.21232</text:p>
          </table:table-cell>
          <table:table-cell office:value-type="float" office:value="0.657691" calcext:value-type="float">
            <text:p>0.657691</text:p>
          </table:table-cell>
          <table:table-cell office:value-type="float" office:value="0.13078" calcext:value-type="float">
            <text:p>0.13078</text:p>
          </table:table-cell>
          <table:table-cell office:value-type="float" office:value="0.414733" calcext:value-type="float">
            <text:p>0.414733</text:p>
          </table:table-cell>
          <table:table-cell table:number-columns-repeated="4"/>
          <table:table-cell table:formula="of:=MIN([.A177:.BL177])" office:value-type="float" office:value="0.056093" calcext:value-type="float">
            <text:p>0.056093</text:p>
          </table:table-cell>
          <table:table-cell table:formula="of:=MAX([.A177:.BL177])" office:value-type="float" office:value="2.1867" calcext:value-type="float">
            <text:p>2.1867</text:p>
          </table:table-cell>
          <table:table-cell table:number-columns-repeated="7"/>
        </table:table-row>
        <table:table-row table:style-name="ro2">
          <table:table-cell office:value-type="float" office:value="0.141412" calcext:value-type="float">
            <text:p>0.141412</text:p>
          </table:table-cell>
          <table:table-cell office:value-type="float" office:value="0.218821" calcext:value-type="float">
            <text:p>0.218821</text:p>
          </table:table-cell>
          <table:table-cell office:value-type="float" office:value="0.299356" calcext:value-type="float">
            <text:p>0.299356</text:p>
          </table:table-cell>
          <table:table-cell office:value-type="float" office:value="0.372874" calcext:value-type="float">
            <text:p>0.372874</text:p>
          </table:table-cell>
          <table:table-cell office:value-type="float" office:value="0.198615" calcext:value-type="float">
            <text:p>0.198615</text:p>
          </table:table-cell>
          <table:table-cell office:value-type="float" office:value="0.237828" calcext:value-type="float">
            <text:p>0.237828</text:p>
          </table:table-cell>
          <table:table-cell office:value-type="float" office:value="0.0851989" calcext:value-type="float">
            <text:p>0.0851989</text:p>
          </table:table-cell>
          <table:table-cell office:value-type="float" office:value="0.114156" calcext:value-type="float">
            <text:p>0.114156</text:p>
          </table:table-cell>
          <table:table-cell office:value-type="float" office:value="0.0840731" calcext:value-type="float">
            <text:p>0.0840731</text:p>
          </table:table-cell>
          <table:table-cell office:value-type="float" office:value="0.089184" calcext:value-type="float">
            <text:p>0.089184</text:p>
          </table:table-cell>
          <table:table-cell office:value-type="float" office:value="0.131483" calcext:value-type="float">
            <text:p>0.131483</text:p>
          </table:table-cell>
          <table:table-cell office:value-type="float" office:value="0.29789" calcext:value-type="float">
            <text:p>0.29789</text:p>
          </table:table-cell>
          <table:table-cell office:value-type="float" office:value="0.624799" calcext:value-type="float">
            <text:p>0.624799</text:p>
          </table:table-cell>
          <table:table-cell office:value-type="float" office:value="0.66184" calcext:value-type="float">
            <text:p>0.66184</text:p>
          </table:table-cell>
          <table:table-cell office:value-type="float" office:value="0.076432" calcext:value-type="float">
            <text:p>0.076432</text:p>
          </table:table-cell>
          <table:table-cell office:value-type="float" office:value="0.0849359" calcext:value-type="float">
            <text:p>0.0849359</text:p>
          </table:table-cell>
          <table:table-cell office:value-type="float" office:value="0.0758679" calcext:value-type="float">
            <text:p>0.0758679</text:p>
          </table:table-cell>
          <table:table-cell office:value-type="float" office:value="0.0756869" calcext:value-type="float">
            <text:p>0.0756869</text:p>
          </table:table-cell>
          <table:table-cell office:value-type="float" office:value="0.0752151" calcext:value-type="float">
            <text:p>0.0752151</text:p>
          </table:table-cell>
          <table:table-cell office:value-type="float" office:value="0.106856" calcext:value-type="float">
            <text:p>0.106856</text:p>
          </table:table-cell>
          <table:table-cell office:value-type="float" office:value="0.0760069" calcext:value-type="float">
            <text:p>0.0760069</text:p>
          </table:table-cell>
          <table:table-cell office:value-type="float" office:value="0.0829282" calcext:value-type="float">
            <text:p>0.0829282</text:p>
          </table:table-cell>
          <table:table-cell office:value-type="float" office:value="0.0746641" calcext:value-type="float">
            <text:p>0.0746641</text:p>
          </table:table-cell>
          <table:table-cell office:value-type="float" office:value="0.119395" calcext:value-type="float">
            <text:p>0.119395</text:p>
          </table:table-cell>
          <table:table-cell office:value-type="float" office:value="0.096427" calcext:value-type="float">
            <text:p>0.096427</text:p>
          </table:table-cell>
          <table:table-cell office:value-type="float" office:value="0.088207" calcext:value-type="float">
            <text:p>0.088207</text:p>
          </table:table-cell>
          <table:table-cell office:value-type="float" office:value="0.218209" calcext:value-type="float">
            <text:p>0.218209</text:p>
          </table:table-cell>
          <table:table-cell office:value-type="float" office:value="0.148778" calcext:value-type="float">
            <text:p>0.148778</text:p>
          </table:table-cell>
          <table:table-cell office:value-type="float" office:value="0.493359" calcext:value-type="float">
            <text:p>0.493359</text:p>
          </table:table-cell>
          <table:table-cell office:value-type="float" office:value="0.803958" calcext:value-type="float">
            <text:p>0.803958</text:p>
          </table:table-cell>
          <table:table-cell office:value-type="float" office:value="0.903177" calcext:value-type="float">
            <text:p>0.903177</text:p>
          </table:table-cell>
          <table:table-cell office:value-type="float" office:value="1.09354" calcext:value-type="float">
            <text:p>1.09354</text:p>
          </table:table-cell>
          <table:table-cell office:value-type="float" office:value="1.34041" calcext:value-type="float">
            <text:p>1.34041</text:p>
          </table:table-cell>
          <table:table-cell office:value-type="float" office:value="0.356416" calcext:value-type="float">
            <text:p>0.356416</text:p>
          </table:table-cell>
          <table:table-cell office:value-type="float" office:value="1.45755" calcext:value-type="float">
            <text:p>1.45755</text:p>
          </table:table-cell>
          <table:table-cell office:value-type="float" office:value="2.11673" calcext:value-type="float">
            <text:p>2.11673</text:p>
          </table:table-cell>
          <table:table-cell office:value-type="float" office:value="2.18286" calcext:value-type="float">
            <text:p>2.18286</text:p>
          </table:table-cell>
          <table:table-cell office:value-type="float" office:value="0.475503" calcext:value-type="float">
            <text:p>0.475503</text:p>
          </table:table-cell>
          <table:table-cell office:value-type="float" office:value="2.09895" calcext:value-type="float">
            <text:p>2.09895</text:p>
          </table:table-cell>
          <table:table-cell office:value-type="float" office:value="1.48093" calcext:value-type="float">
            <text:p>1.48093</text:p>
          </table:table-cell>
          <table:table-cell office:value-type="float" office:value="2.00524" calcext:value-type="float">
            <text:p>2.00524</text:p>
          </table:table-cell>
          <table:table-cell office:value-type="float" office:value="1.17018" calcext:value-type="float">
            <text:p>1.17018</text:p>
          </table:table-cell>
          <table:table-cell office:value-type="float" office:value="0.910235" calcext:value-type="float">
            <text:p>0.910235</text:p>
          </table:table-cell>
          <table:table-cell office:value-type="float" office:value="0.795145" calcext:value-type="float">
            <text:p>0.795145</text:p>
          </table:table-cell>
          <table:table-cell office:value-type="float" office:value="0.781049" calcext:value-type="float">
            <text:p>0.781049</text:p>
          </table:table-cell>
          <table:table-cell office:value-type="float" office:value="0.756281" calcext:value-type="float">
            <text:p>0.756281</text:p>
          </table:table-cell>
          <table:table-cell office:value-type="float" office:value="0.685441" calcext:value-type="float">
            <text:p>0.685441</text:p>
          </table:table-cell>
          <table:table-cell office:value-type="float" office:value="0.64408" calcext:value-type="float">
            <text:p>0.64408</text:p>
          </table:table-cell>
          <table:table-cell office:value-type="float" office:value="0.636772" calcext:value-type="float">
            <text:p>0.636772</text:p>
          </table:table-cell>
          <table:table-cell office:value-type="float" office:value="2.29875" calcext:value-type="float">
            <text:p>2.29875</text:p>
          </table:table-cell>
          <table:table-cell office:value-type="float" office:value="2.14577" calcext:value-type="float">
            <text:p>2.14577</text:p>
          </table:table-cell>
          <table:table-cell office:value-type="float" office:value="0.843023" calcext:value-type="float">
            <text:p>0.843023</text:p>
          </table:table-cell>
          <table:table-cell office:value-type="float" office:value="0.444717" calcext:value-type="float">
            <text:p>0.444717</text:p>
          </table:table-cell>
          <table:table-cell office:value-type="float" office:value="1.58541" calcext:value-type="float">
            <text:p>1.58541</text:p>
          </table:table-cell>
          <table:table-cell office:value-type="float" office:value="1.86022" calcext:value-type="float">
            <text:p>1.86022</text:p>
          </table:table-cell>
          <table:table-cell office:value-type="float" office:value="1.44452" calcext:value-type="float">
            <text:p>1.44452</text:p>
          </table:table-cell>
          <table:table-cell office:value-type="float" office:value="2.04878" calcext:value-type="float">
            <text:p>2.04878</text:p>
          </table:table-cell>
          <table:table-cell office:value-type="float" office:value="1.92643" calcext:value-type="float">
            <text:p>1.92643</text:p>
          </table:table-cell>
          <table:table-cell office:value-type="float" office:value="0.744265" calcext:value-type="float">
            <text:p>0.744265</text:p>
          </table:table-cell>
          <table:table-cell office:value-type="float" office:value="2.50651" calcext:value-type="float">
            <text:p>2.50651</text:p>
          </table:table-cell>
          <table:table-cell office:value-type="float" office:value="0.0952408" calcext:value-type="float">
            <text:p>0.0952408</text:p>
          </table:table-cell>
          <table:table-cell office:value-type="float" office:value="0.125163" calcext:value-type="float">
            <text:p>0.125163</text:p>
          </table:table-cell>
          <table:table-cell office:value-type="float" office:value="0.508117" calcext:value-type="float">
            <text:p>0.508117</text:p>
          </table:table-cell>
          <table:table-cell office:value-type="float" office:value="0.128883" calcext:value-type="float">
            <text:p>0.128883</text:p>
          </table:table-cell>
          <table:table-cell table:number-columns-repeated="4"/>
          <table:table-cell table:formula="of:=MIN([.A178:.BL178])" office:value-type="float" office:value="0.0746641" calcext:value-type="float">
            <text:p>0.0746641</text:p>
          </table:table-cell>
          <table:table-cell table:formula="of:=MAX([.A178:.BL178])" office:value-type="float" office:value="2.50651" calcext:value-type="float">
            <text:p>2.50651</text:p>
          </table:table-cell>
          <table:table-cell table:number-columns-repeated="7"/>
        </table:table-row>
        <table:table-row table:style-name="ro2">
          <table:table-cell office:value-type="float" office:value="0.103982" calcext:value-type="float">
            <text:p>0.103982</text:p>
          </table:table-cell>
          <table:table-cell office:value-type="float" office:value="0.133965" calcext:value-type="float">
            <text:p>0.133965</text:p>
          </table:table-cell>
          <table:table-cell office:value-type="float" office:value="0.103933" calcext:value-type="float">
            <text:p>0.103933</text:p>
          </table:table-cell>
          <table:table-cell office:value-type="float" office:value="0.153757" calcext:value-type="float">
            <text:p>0.153757</text:p>
          </table:table-cell>
          <table:table-cell office:value-type="float" office:value="0.103543" calcext:value-type="float">
            <text:p>0.103543</text:p>
          </table:table-cell>
          <table:table-cell office:value-type="float" office:value="0.185027" calcext:value-type="float">
            <text:p>0.185027</text:p>
          </table:table-cell>
          <table:table-cell office:value-type="float" office:value="0.104176" calcext:value-type="float">
            <text:p>0.104176</text:p>
          </table:table-cell>
          <table:table-cell office:value-type="float" office:value="0.133731" calcext:value-type="float">
            <text:p>0.133731</text:p>
          </table:table-cell>
          <table:table-cell office:value-type="float" office:value="0.226738" calcext:value-type="float">
            <text:p>0.226738</text:p>
          </table:table-cell>
          <table:table-cell office:value-type="float" office:value="0.122028" calcext:value-type="float">
            <text:p>0.122028</text:p>
          </table:table-cell>
          <table:table-cell office:value-type="float" office:value="0.621577" calcext:value-type="float">
            <text:p>0.621577</text:p>
          </table:table-cell>
          <table:table-cell office:value-type="float" office:value="0.366672" calcext:value-type="float">
            <text:p>0.366672</text:p>
          </table:table-cell>
          <table:table-cell office:value-type="float" office:value="0.470391" calcext:value-type="float">
            <text:p>0.470391</text:p>
          </table:table-cell>
          <table:table-cell office:value-type="float" office:value="0.786181" calcext:value-type="float">
            <text:p>0.786181</text:p>
          </table:table-cell>
          <table:table-cell office:value-type="float" office:value="0.190076" calcext:value-type="float">
            <text:p>0.190076</text:p>
          </table:table-cell>
          <table:table-cell office:value-type="float" office:value="0.839437" calcext:value-type="float">
            <text:p>0.839437</text:p>
          </table:table-cell>
          <table:table-cell office:value-type="float" office:value="0.298186" calcext:value-type="float">
            <text:p>0.298186</text:p>
          </table:table-cell>
          <table:table-cell office:value-type="float" office:value="0.774225" calcext:value-type="float">
            <text:p>0.774225</text:p>
          </table:table-cell>
          <table:table-cell office:value-type="float" office:value="0.532526" calcext:value-type="float">
            <text:p>0.532526</text:p>
          </table:table-cell>
          <table:table-cell office:value-type="float" office:value="0.667792" calcext:value-type="float">
            <text:p>0.667792</text:p>
          </table:table-cell>
          <table:table-cell office:value-type="float" office:value="0.601718" calcext:value-type="float">
            <text:p>0.601718</text:p>
          </table:table-cell>
          <table:table-cell office:value-type="float" office:value="0.896757" calcext:value-type="float">
            <text:p>0.896757</text:p>
          </table:table-cell>
          <table:table-cell office:value-type="float" office:value="0.838051" calcext:value-type="float">
            <text:p>0.838051</text:p>
          </table:table-cell>
          <table:table-cell office:value-type="float" office:value="0.54232" calcext:value-type="float">
            <text:p>0.54232</text:p>
          </table:table-cell>
          <table:table-cell office:value-type="float" office:value="0.515083" calcext:value-type="float">
            <text:p>0.515083</text:p>
          </table:table-cell>
          <table:table-cell office:value-type="float" office:value="0.423386" calcext:value-type="float">
            <text:p>0.423386</text:p>
          </table:table-cell>
          <table:table-cell office:value-type="float" office:value="0.276351" calcext:value-type="float">
            <text:p>0.276351</text:p>
          </table:table-cell>
          <table:table-cell office:value-type="float" office:value="0.680086" calcext:value-type="float">
            <text:p>0.680086</text:p>
          </table:table-cell>
          <table:table-cell office:value-type="float" office:value="0.091042" calcext:value-type="float">
            <text:p>0.091042</text:p>
          </table:table-cell>
          <table:table-cell office:value-type="float" office:value="0.530411" calcext:value-type="float">
            <text:p>0.530411</text:p>
          </table:table-cell>
          <table:table-cell office:value-type="float" office:value="0.55959" calcext:value-type="float">
            <text:p>0.55959</text:p>
          </table:table-cell>
          <table:table-cell office:value-type="float" office:value="0.338239" calcext:value-type="float">
            <text:p>0.338239</text:p>
          </table:table-cell>
          <table:table-cell office:value-type="float" office:value="0.0851259" calcext:value-type="float">
            <text:p>0.0851259</text:p>
          </table:table-cell>
          <table:table-cell office:value-type="float" office:value="0.124727" calcext:value-type="float">
            <text:p>0.124727</text:p>
          </table:table-cell>
          <table:table-cell office:value-type="float" office:value="1.15077" calcext:value-type="float">
            <text:p>1.15077</text:p>
          </table:table-cell>
          <table:table-cell office:value-type="float" office:value="0.441935" calcext:value-type="float">
            <text:p>0.441935</text:p>
          </table:table-cell>
          <table:table-cell office:value-type="float" office:value="0.353293" calcext:value-type="float">
            <text:p>0.353293</text:p>
          </table:table-cell>
          <table:table-cell office:value-type="float" office:value="0.118821" calcext:value-type="float">
            <text:p>0.118821</text:p>
          </table:table-cell>
          <table:table-cell office:value-type="float" office:value="0.391823" calcext:value-type="float">
            <text:p>0.391823</text:p>
          </table:table-cell>
          <table:table-cell office:value-type="float" office:value="0.0751421" calcext:value-type="float">
            <text:p>0.0751421</text:p>
          </table:table-cell>
          <table:table-cell office:value-type="float" office:value="0.10013" calcext:value-type="float">
            <text:p>0.10013</text:p>
          </table:table-cell>
          <table:table-cell office:value-type="float" office:value="0.178679" calcext:value-type="float">
            <text:p>0.178679</text:p>
          </table:table-cell>
          <table:table-cell office:value-type="float" office:value="0.0849218" calcext:value-type="float">
            <text:p>0.0849218</text:p>
          </table:table-cell>
          <table:table-cell office:value-type="float" office:value="1.20968" calcext:value-type="float">
            <text:p>1.20968</text:p>
          </table:table-cell>
          <table:table-cell office:value-type="float" office:value="0.366479" calcext:value-type="float">
            <text:p>0.366479</text:p>
          </table:table-cell>
          <table:table-cell office:value-type="float" office:value="1.28299" calcext:value-type="float">
            <text:p>1.28299</text:p>
          </table:table-cell>
          <table:table-cell office:value-type="float" office:value="0.363346" calcext:value-type="float">
            <text:p>0.363346</text:p>
          </table:table-cell>
          <table:table-cell office:value-type="float" office:value="0.143174" calcext:value-type="float">
            <text:p>0.143174</text:p>
          </table:table-cell>
          <table:table-cell office:value-type="float" office:value="0.598243" calcext:value-type="float">
            <text:p>0.598243</text:p>
          </table:table-cell>
          <table:table-cell office:value-type="float" office:value="0.50944" calcext:value-type="float">
            <text:p>0.50944</text:p>
          </table:table-cell>
          <table:table-cell office:value-type="float" office:value="0.447069" calcext:value-type="float">
            <text:p>0.447069</text:p>
          </table:table-cell>
          <table:table-cell office:value-type="float" office:value="0.310103" calcext:value-type="float">
            <text:p>0.310103</text:p>
          </table:table-cell>
          <table:table-cell office:value-type="float" office:value="0.128204" calcext:value-type="float">
            <text:p>0.128204</text:p>
          </table:table-cell>
          <table:table-cell office:value-type="float" office:value="1.39225" calcext:value-type="float">
            <text:p>1.39225</text:p>
          </table:table-cell>
          <table:table-cell office:value-type="float" office:value="0.32165" calcext:value-type="float">
            <text:p>0.32165</text:p>
          </table:table-cell>
          <table:table-cell office:value-type="float" office:value="1.92682" calcext:value-type="float">
            <text:p>1.92682</text:p>
          </table:table-cell>
          <table:table-cell office:value-type="float" office:value="1.01583" calcext:value-type="float">
            <text:p>1.01583</text:p>
          </table:table-cell>
          <table:table-cell office:value-type="float" office:value="2.07223" calcext:value-type="float">
            <text:p>2.07223</text:p>
          </table:table-cell>
          <table:table-cell office:value-type="float" office:value="1.30127" calcext:value-type="float">
            <text:p>1.30127</text:p>
          </table:table-cell>
          <table:table-cell office:value-type="float" office:value="1.41084" calcext:value-type="float">
            <text:p>1.41084</text:p>
          </table:table-cell>
          <table:table-cell office:value-type="float" office:value="0.783831" calcext:value-type="float">
            <text:p>0.783831</text:p>
          </table:table-cell>
          <table:table-cell office:value-type="float" office:value="0.963447" calcext:value-type="float">
            <text:p>0.963447</text:p>
          </table:table-cell>
          <table:table-cell office:value-type="float" office:value="0.753458" calcext:value-type="float">
            <text:p>0.753458</text:p>
          </table:table-cell>
          <table:table-cell office:value-type="float" office:value="0.0369821" calcext:value-type="float">
            <text:p>0.0369821</text:p>
          </table:table-cell>
          <table:table-cell table:number-columns-repeated="4"/>
          <table:table-cell table:formula="of:=MIN([.A179:.BL179])" office:value-type="float" office:value="0.0369821" calcext:value-type="float">
            <text:p>0.0369821</text:p>
          </table:table-cell>
          <table:table-cell table:formula="of:=MAX([.A179:.BL179])" office:value-type="float" office:value="2.07223" calcext:value-type="float">
            <text:p>2.07223</text:p>
          </table:table-cell>
          <table:table-cell table:number-columns-repeated="7"/>
        </table:table-row>
        <table:table-row table:style-name="ro2">
          <table:table-cell office:value-type="float" office:value="0.107126" calcext:value-type="float">
            <text:p>0.107126</text:p>
          </table:table-cell>
          <table:table-cell office:value-type="float" office:value="0.168371" calcext:value-type="float">
            <text:p>0.168371</text:p>
          </table:table-cell>
          <table:table-cell office:value-type="float" office:value="0.208045" calcext:value-type="float">
            <text:p>0.208045</text:p>
          </table:table-cell>
          <table:table-cell office:value-type="float" office:value="0.117105" calcext:value-type="float">
            <text:p>0.117105</text:p>
          </table:table-cell>
          <table:table-cell office:value-type="float" office:value="0.161407" calcext:value-type="float">
            <text:p>0.161407</text:p>
          </table:table-cell>
          <table:table-cell office:value-type="float" office:value="0.21708" calcext:value-type="float">
            <text:p>0.21708</text:p>
          </table:table-cell>
          <table:table-cell office:value-type="float" office:value="0.078378" calcext:value-type="float">
            <text:p>0.078378</text:p>
          </table:table-cell>
          <table:table-cell office:value-type="float" office:value="0.0984862" calcext:value-type="float">
            <text:p>0.0984862</text:p>
          </table:table-cell>
          <table:table-cell office:value-type="float" office:value="0.0807581" calcext:value-type="float">
            <text:p>0.0807581</text:p>
          </table:table-cell>
          <table:table-cell office:value-type="float" office:value="0.084738" calcext:value-type="float">
            <text:p>0.084738</text:p>
          </table:table-cell>
          <table:table-cell office:value-type="float" office:value="0.707862" calcext:value-type="float">
            <text:p>0.707862</text:p>
          </table:table-cell>
          <table:table-cell office:value-type="float" office:value="0.279221" calcext:value-type="float">
            <text:p>0.279221</text:p>
          </table:table-cell>
          <table:table-cell office:value-type="float" office:value="0.26718" calcext:value-type="float">
            <text:p>0.26718</text:p>
          </table:table-cell>
          <table:table-cell office:value-type="float" office:value="0.262868" calcext:value-type="float">
            <text:p>0.262868</text:p>
          </table:table-cell>
          <table:table-cell office:value-type="float" office:value="0.335842" calcext:value-type="float">
            <text:p>0.335842</text:p>
          </table:table-cell>
          <table:table-cell office:value-type="float" office:value="0.07967" calcext:value-type="float">
            <text:p>0.07967</text:p>
          </table:table-cell>
          <table:table-cell office:value-type="float" office:value="0.162289" calcext:value-type="float">
            <text:p>0.162289</text:p>
          </table:table-cell>
          <table:table-cell office:value-type="float" office:value="0.413187" calcext:value-type="float">
            <text:p>0.413187</text:p>
          </table:table-cell>
          <table:table-cell office:value-type="float" office:value="0.124636" calcext:value-type="float">
            <text:p>0.124636</text:p>
          </table:table-cell>
          <table:table-cell office:value-type="float" office:value="0.987531" calcext:value-type="float">
            <text:p>0.987531</text:p>
          </table:table-cell>
          <table:table-cell office:value-type="float" office:value="1.0243" calcext:value-type="float">
            <text:p>1.0243</text:p>
          </table:table-cell>
          <table:table-cell office:value-type="float" office:value="0.242277" calcext:value-type="float">
            <text:p>0.242277</text:p>
          </table:table-cell>
          <table:table-cell office:value-type="float" office:value="0.831434" calcext:value-type="float">
            <text:p>0.831434</text:p>
          </table:table-cell>
          <table:table-cell office:value-type="float" office:value="1.34067" calcext:value-type="float">
            <text:p>1.34067</text:p>
          </table:table-cell>
          <table:table-cell office:value-type="float" office:value="1.21706" calcext:value-type="float">
            <text:p>1.21706</text:p>
          </table:table-cell>
          <table:table-cell office:value-type="float" office:value="1.18005" calcext:value-type="float">
            <text:p>1.18005</text:p>
          </table:table-cell>
          <table:table-cell office:value-type="float" office:value="1.12865" calcext:value-type="float">
            <text:p>1.12865</text:p>
          </table:table-cell>
          <table:table-cell office:value-type="float" office:value="1.04493" calcext:value-type="float">
            <text:p>1.04493</text:p>
          </table:table-cell>
          <table:table-cell office:value-type="float" office:value="1.33055" calcext:value-type="float">
            <text:p>1.33055</text:p>
          </table:table-cell>
          <table:table-cell office:value-type="float" office:value="0.587023" calcext:value-type="float">
            <text:p>0.587023</text:p>
          </table:table-cell>
          <table:table-cell office:value-type="float" office:value="0.886934" calcext:value-type="float">
            <text:p>0.886934</text:p>
          </table:table-cell>
          <table:table-cell office:value-type="float" office:value="0.84925" calcext:value-type="float">
            <text:p>0.84925</text:p>
          </table:table-cell>
          <table:table-cell office:value-type="float" office:value="0.730527" calcext:value-type="float">
            <text:p>0.730527</text:p>
          </table:table-cell>
          <table:table-cell office:value-type="float" office:value="0.588426" calcext:value-type="float">
            <text:p>0.588426</text:p>
          </table:table-cell>
          <table:table-cell office:value-type="float" office:value="0.512529" calcext:value-type="float">
            <text:p>0.512529</text:p>
          </table:table-cell>
          <table:table-cell office:value-type="float" office:value="1.40091" calcext:value-type="float">
            <text:p>1.40091</text:p>
          </table:table-cell>
          <table:table-cell office:value-type="float" office:value="0.473598" calcext:value-type="float">
            <text:p>0.473598</text:p>
          </table:table-cell>
          <table:table-cell office:value-type="float" office:value="0.244568" calcext:value-type="float">
            <text:p>0.244568</text:p>
          </table:table-cell>
          <table:table-cell office:value-type="float" office:value="1.20415" calcext:value-type="float">
            <text:p>1.20415</text:p>
          </table:table-cell>
          <table:table-cell office:value-type="float" office:value="1.19913" calcext:value-type="float">
            <text:p>1.19913</text:p>
          </table:table-cell>
          <table:table-cell office:value-type="float" office:value="1.14553" calcext:value-type="float">
            <text:p>1.14553</text:p>
          </table:table-cell>
          <table:table-cell office:value-type="float" office:value="1.09227" calcext:value-type="float">
            <text:p>1.09227</text:p>
          </table:table-cell>
          <table:table-cell office:value-type="float" office:value="1.06442" calcext:value-type="float">
            <text:p>1.06442</text:p>
          </table:table-cell>
          <table:table-cell office:value-type="float" office:value="1.89478" calcext:value-type="float">
            <text:p>1.89478</text:p>
          </table:table-cell>
          <table:table-cell office:value-type="float" office:value="0.946925" calcext:value-type="float">
            <text:p>0.946925</text:p>
          </table:table-cell>
          <table:table-cell office:value-type="float" office:value="0.511191" calcext:value-type="float">
            <text:p>0.511191</text:p>
          </table:table-cell>
          <table:table-cell office:value-type="float" office:value="1.55342" calcext:value-type="float">
            <text:p>1.55342</text:p>
          </table:table-cell>
          <table:table-cell office:value-type="float" office:value="0.231775" calcext:value-type="float">
            <text:p>0.231775</text:p>
          </table:table-cell>
          <table:table-cell office:value-type="float" office:value="0.678954" calcext:value-type="float">
            <text:p>0.678954</text:p>
          </table:table-cell>
          <table:table-cell office:value-type="float" office:value="0.658021" calcext:value-type="float">
            <text:p>0.658021</text:p>
          </table:table-cell>
          <table:table-cell office:value-type="float" office:value="0.687985" calcext:value-type="float">
            <text:p>0.687985</text:p>
          </table:table-cell>
          <table:table-cell office:value-type="float" office:value="1.86683" calcext:value-type="float">
            <text:p>1.86683</text:p>
          </table:table-cell>
          <table:table-cell office:value-type="float" office:value="1.94056" calcext:value-type="float">
            <text:p>1.94056</text:p>
          </table:table-cell>
          <table:table-cell office:value-type="float" office:value="0.202616" calcext:value-type="float">
            <text:p>0.202616</text:p>
          </table:table-cell>
          <table:table-cell office:value-type="float" office:value="0.975152" calcext:value-type="float">
            <text:p>0.975152</text:p>
          </table:table-cell>
          <table:table-cell office:value-type="float" office:value="2.01051" calcext:value-type="float">
            <text:p>2.01051</text:p>
          </table:table-cell>
          <table:table-cell office:value-type="float" office:value="0.107147" calcext:value-type="float">
            <text:p>0.107147</text:p>
          </table:table-cell>
          <table:table-cell office:value-type="float" office:value="0.10791" calcext:value-type="float">
            <text:p>0.10791</text:p>
          </table:table-cell>
          <table:table-cell office:value-type="float" office:value="1.94802" calcext:value-type="float">
            <text:p>1.94802</text:p>
          </table:table-cell>
          <table:table-cell office:value-type="float" office:value="0.0994098" calcext:value-type="float">
            <text:p>0.0994098</text:p>
          </table:table-cell>
          <table:table-cell office:value-type="float" office:value="0.842761" calcext:value-type="float">
            <text:p>0.842761</text:p>
          </table:table-cell>
          <table:table-cell office:value-type="float" office:value="0.43103" calcext:value-type="float">
            <text:p>0.43103</text:p>
          </table:table-cell>
          <table:table-cell office:value-type="float" office:value="0.545756" calcext:value-type="float">
            <text:p>0.545756</text:p>
          </table:table-cell>
          <table:table-cell office:value-type="float" office:value="0.219677" calcext:value-type="float">
            <text:p>0.219677</text:p>
          </table:table-cell>
          <table:table-cell table:number-columns-repeated="4"/>
          <table:table-cell table:formula="of:=MIN([.A180:.BL180])" office:value-type="float" office:value="0.078378" calcext:value-type="float">
            <text:p>0.078378</text:p>
          </table:table-cell>
          <table:table-cell table:formula="of:=MAX([.A180:.BL180])" office:value-type="float" office:value="2.01051" calcext:value-type="float">
            <text:p>2.01051</text:p>
          </table:table-cell>
          <table:table-cell table:number-columns-repeated="7"/>
        </table:table-row>
        <table:table-row table:style-name="ro2">
          <table:table-cell office:value-type="float" office:value="0.155245" calcext:value-type="float">
            <text:p>0.155245</text:p>
          </table:table-cell>
          <table:table-cell office:value-type="float" office:value="0.23061" calcext:value-type="float">
            <text:p>0.23061</text:p>
          </table:table-cell>
          <table:table-cell office:value-type="float" office:value="0.250076" calcext:value-type="float">
            <text:p>0.250076</text:p>
          </table:table-cell>
          <table:table-cell office:value-type="float" office:value="0.14882" calcext:value-type="float">
            <text:p>0.14882</text:p>
          </table:table-cell>
          <table:table-cell office:value-type="float" office:value="0.229148" calcext:value-type="float">
            <text:p>0.229148</text:p>
          </table:table-cell>
          <table:table-cell office:value-type="float" office:value="0.322077" calcext:value-type="float">
            <text:p>0.322077</text:p>
          </table:table-cell>
          <table:table-cell office:value-type="float" office:value="0.46456" calcext:value-type="float">
            <text:p>0.46456</text:p>
          </table:table-cell>
          <table:table-cell office:value-type="float" office:value="0.291913" calcext:value-type="float">
            <text:p>0.291913</text:p>
          </table:table-cell>
          <table:table-cell office:value-type="float" office:value="0.300493" calcext:value-type="float">
            <text:p>0.300493</text:p>
          </table:table-cell>
          <table:table-cell office:value-type="float" office:value="0.300659" calcext:value-type="float">
            <text:p>0.300659</text:p>
          </table:table-cell>
          <table:table-cell office:value-type="float" office:value="0.70384" calcext:value-type="float">
            <text:p>0.70384</text:p>
          </table:table-cell>
          <table:table-cell office:value-type="float" office:value="0.963035" calcext:value-type="float">
            <text:p>0.963035</text:p>
          </table:table-cell>
          <table:table-cell office:value-type="float" office:value="0.587138" calcext:value-type="float">
            <text:p>0.587138</text:p>
          </table:table-cell>
          <table:table-cell office:value-type="float" office:value="0.592525" calcext:value-type="float">
            <text:p>0.592525</text:p>
          </table:table-cell>
          <table:table-cell office:value-type="float" office:value="0.114825" calcext:value-type="float">
            <text:p>0.114825</text:p>
          </table:table-cell>
          <table:table-cell office:value-type="float" office:value="0.123319" calcext:value-type="float">
            <text:p>0.123319</text:p>
          </table:table-cell>
          <table:table-cell office:value-type="float" office:value="0.109646" calcext:value-type="float">
            <text:p>0.109646</text:p>
          </table:table-cell>
          <table:table-cell office:value-type="float" office:value="0.121512" calcext:value-type="float">
            <text:p>0.121512</text:p>
          </table:table-cell>
          <table:table-cell office:value-type="float" office:value="0.195773" calcext:value-type="float">
            <text:p>0.195773</text:p>
          </table:table-cell>
          <table:table-cell office:value-type="float" office:value="0.396335" calcext:value-type="float">
            <text:p>0.396335</text:p>
          </table:table-cell>
          <table:table-cell office:value-type="float" office:value="0.577577" calcext:value-type="float">
            <text:p>0.577577</text:p>
          </table:table-cell>
          <table:table-cell office:value-type="float" office:value="1.10686" calcext:value-type="float">
            <text:p>1.10686</text:p>
          </table:table-cell>
          <table:table-cell office:value-type="float" office:value="0.931576" calcext:value-type="float">
            <text:p>0.931576</text:p>
          </table:table-cell>
          <table:table-cell office:value-type="float" office:value="0.863415" calcext:value-type="float">
            <text:p>0.863415</text:p>
          </table:table-cell>
          <table:table-cell office:value-type="float" office:value="0.339985" calcext:value-type="float">
            <text:p>0.339985</text:p>
          </table:table-cell>
          <table:table-cell office:value-type="float" office:value="0.708616" calcext:value-type="float">
            <text:p>0.708616</text:p>
          </table:table-cell>
          <table:table-cell office:value-type="float" office:value="1.61481" calcext:value-type="float">
            <text:p>1.61481</text:p>
          </table:table-cell>
          <table:table-cell office:value-type="float" office:value="1.3949" calcext:value-type="float">
            <text:p>1.3949</text:p>
          </table:table-cell>
          <table:table-cell office:value-type="float" office:value="0.930192" calcext:value-type="float">
            <text:p>0.930192</text:p>
          </table:table-cell>
          <table:table-cell office:value-type="float" office:value="0.623786" calcext:value-type="float">
            <text:p>0.623786</text:p>
          </table:table-cell>
          <table:table-cell office:value-type="float" office:value="0.18417" calcext:value-type="float">
            <text:p>0.18417</text:p>
          </table:table-cell>
          <table:table-cell office:value-type="float" office:value="0.613945" calcext:value-type="float">
            <text:p>0.613945</text:p>
          </table:table-cell>
          <table:table-cell office:value-type="float" office:value="1.7913" calcext:value-type="float">
            <text:p>1.7913</text:p>
          </table:table-cell>
          <table:table-cell office:value-type="float" office:value="0.56894" calcext:value-type="float">
            <text:p>0.56894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581892" calcext:value-type="float">
            <text:p>0.581892</text:p>
          </table:table-cell>
          <table:table-cell office:value-type="float" office:value="1.22309" calcext:value-type="float">
            <text:p>1.22309</text:p>
          </table:table-cell>
          <table:table-cell office:value-type="float" office:value="1.1438" calcext:value-type="float">
            <text:p>1.1438</text:p>
          </table:table-cell>
          <table:table-cell office:value-type="float" office:value="1.33367" calcext:value-type="float">
            <text:p>1.33367</text:p>
          </table:table-cell>
          <table:table-cell office:value-type="float" office:value="1.68106" calcext:value-type="float">
            <text:p>1.68106</text:p>
          </table:table-cell>
          <table:table-cell office:value-type="float" office:value="0.244473" calcext:value-type="float">
            <text:p>0.244473</text:p>
          </table:table-cell>
          <table:table-cell office:value-type="float" office:value="1.86999" calcext:value-type="float">
            <text:p>1.86999</text:p>
          </table:table-cell>
          <table:table-cell office:value-type="float" office:value="0.602531" calcext:value-type="float">
            <text:p>0.602531</text:p>
          </table:table-cell>
          <table:table-cell office:value-type="float" office:value="0.181057" calcext:value-type="float">
            <text:p>0.181057</text:p>
          </table:table-cell>
          <table:table-cell office:value-type="float" office:value="0.134614" calcext:value-type="float">
            <text:p>0.134614</text:p>
          </table:table-cell>
          <table:table-cell office:value-type="float" office:value="0.259724" calcext:value-type="float">
            <text:p>0.259724</text:p>
          </table:table-cell>
          <table:table-cell office:value-type="float" office:value="0.108123" calcext:value-type="float">
            <text:p>0.108123</text:p>
          </table:table-cell>
          <table:table-cell office:value-type="float" office:value="0.125215" calcext:value-type="float">
            <text:p>0.125215</text:p>
          </table:table-cell>
          <table:table-cell office:value-type="float" office:value="0.077141" calcext:value-type="float">
            <text:p>0.077141</text:p>
          </table:table-cell>
          <table:table-cell office:value-type="float" office:value="0.32088" calcext:value-type="float">
            <text:p>0.32088</text:p>
          </table:table-cell>
          <table:table-cell office:value-type="float" office:value="0.535557" calcext:value-type="float">
            <text:p>0.535557</text:p>
          </table:table-cell>
          <table:table-cell office:value-type="float" office:value="0.106273" calcext:value-type="float">
            <text:p>0.106273</text:p>
          </table:table-cell>
          <table:table-cell office:value-type="float" office:value="2.16155" calcext:value-type="float">
            <text:p>2.16155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0.69675" calcext:value-type="float">
            <text:p>0.69675</text:p>
          </table:table-cell>
          <table:table-cell office:value-type="float" office:value="1.53575" calcext:value-type="float">
            <text:p>1.53575</text:p>
          </table:table-cell>
          <table:table-cell office:value-type="float" office:value="1.55809" calcext:value-type="float">
            <text:p>1.55809</text:p>
          </table:table-cell>
          <table:table-cell office:value-type="float" office:value="2.05006" calcext:value-type="float">
            <text:p>2.05006</text:p>
          </table:table-cell>
          <table:table-cell office:value-type="float" office:value="2.8237" calcext:value-type="float">
            <text:p>2.8237</text:p>
          </table:table-cell>
          <table:table-cell office:value-type="float" office:value="0.571706" calcext:value-type="float">
            <text:p>0.571706</text:p>
          </table:table-cell>
          <table:table-cell office:value-type="float" office:value="0.164339" calcext:value-type="float">
            <text:p>0.164339</text:p>
          </table:table-cell>
          <table:table-cell office:value-type="float" office:value="0.037971" calcext:value-type="float">
            <text:p>0.037971</text:p>
          </table:table-cell>
          <table:table-cell office:value-type="float" office:value="0.101615" calcext:value-type="float">
            <text:p>0.101615</text:p>
          </table:table-cell>
          <table:table-cell office:value-type="float" office:value="1.09592" calcext:value-type="float">
            <text:p>1.09592</text:p>
          </table:table-cell>
          <table:table-cell table:number-columns-repeated="4"/>
          <table:table-cell table:formula="of:=MIN([.A181:.BL181])" office:value-type="float" office:value="0.037971" calcext:value-type="float">
            <text:p>0.037971</text:p>
          </table:table-cell>
          <table:table-cell table:formula="of:=MAX([.A181:.BL181])" office:value-type="float" office:value="2.8237" calcext:value-type="float">
            <text:p>2.8237</text:p>
          </table:table-cell>
          <table:table-cell table:number-columns-repeated="7"/>
        </table:table-row>
        <table:table-row table:style-name="ro2">
          <table:table-cell office:value-type="float" office:value="0.108439" calcext:value-type="float">
            <text:p>0.108439</text:p>
          </table:table-cell>
          <table:table-cell office:value-type="float" office:value="0.0824339" calcext:value-type="float">
            <text:p>0.0824339</text:p>
          </table:table-cell>
          <table:table-cell office:value-type="float" office:value="0.144083" calcext:value-type="float">
            <text:p>0.144083</text:p>
          </table:table-cell>
          <table:table-cell office:value-type="float" office:value="0.088212" calcext:value-type="float">
            <text:p>0.088212</text:p>
          </table:table-cell>
          <table:table-cell office:value-type="float" office:value="0.165293" calcext:value-type="float">
            <text:p>0.165293</text:p>
          </table:table-cell>
          <table:table-cell office:value-type="float" office:value="0.0983741" calcext:value-type="float">
            <text:p>0.0983741</text:p>
          </table:table-cell>
          <table:table-cell office:value-type="float" office:value="0.112009" calcext:value-type="float">
            <text:p>0.112009</text:p>
          </table:table-cell>
          <table:table-cell office:value-type="float" office:value="0.124117" calcext:value-type="float">
            <text:p>0.124117</text:p>
          </table:table-cell>
          <table:table-cell office:value-type="float" office:value="0.180846" calcext:value-type="float">
            <text:p>0.180846</text:p>
          </table:table-cell>
          <table:table-cell office:value-type="float" office:value="0.193633" calcext:value-type="float">
            <text:p>0.193633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183439" calcext:value-type="float">
            <text:p>0.183439</text:p>
          </table:table-cell>
          <table:table-cell office:value-type="float" office:value="0.107457" calcext:value-type="float">
            <text:p>0.107457</text:p>
          </table:table-cell>
          <table:table-cell office:value-type="float" office:value="0.365086" calcext:value-type="float">
            <text:p>0.365086</text:p>
          </table:table-cell>
          <table:table-cell office:value-type="float" office:value="0.537816" calcext:value-type="float">
            <text:p>0.537816</text:p>
          </table:table-cell>
          <table:table-cell office:value-type="float" office:value="1.23923" calcext:value-type="float">
            <text:p>1.23923</text:p>
          </table:table-cell>
          <table:table-cell office:value-type="float" office:value="0.542353" calcext:value-type="float">
            <text:p>0.542353</text:p>
          </table:table-cell>
          <table:table-cell office:value-type="float" office:value="1.12252" calcext:value-type="float">
            <text:p>1.12252</text:p>
          </table:table-cell>
          <table:table-cell office:value-type="float" office:value="0.399207" calcext:value-type="float">
            <text:p>0.399207</text:p>
          </table:table-cell>
          <table:table-cell office:value-type="float" office:value="0.350583" calcext:value-type="float">
            <text:p>0.350583</text:p>
          </table:table-cell>
          <table:table-cell office:value-type="float" office:value="0.954406" calcext:value-type="float">
            <text:p>0.954406</text:p>
          </table:table-cell>
          <table:table-cell office:value-type="float" office:value="0.344443" calcext:value-type="float">
            <text:p>0.344443</text:p>
          </table:table-cell>
          <table:table-cell office:value-type="float" office:value="0.337159" calcext:value-type="float">
            <text:p>0.337159</text:p>
          </table:table-cell>
          <table:table-cell office:value-type="float" office:value="0.352307" calcext:value-type="float">
            <text:p>0.352307</text:p>
          </table:table-cell>
          <table:table-cell office:value-type="float" office:value="1.68314" calcext:value-type="float">
            <text:p>1.68314</text:p>
          </table:table-cell>
          <table:table-cell office:value-type="float" office:value="1.53914" calcext:value-type="float">
            <text:p>1.53914</text:p>
          </table:table-cell>
          <table:table-cell office:value-type="float" office:value="1.44718" calcext:value-type="float">
            <text:p>1.44718</text:p>
          </table:table-cell>
          <table:table-cell office:value-type="float" office:value="1.38888" calcext:value-type="float">
            <text:p>1.38888</text:p>
          </table:table-cell>
          <table:table-cell office:value-type="float" office:value="0.455862" calcext:value-type="float">
            <text:p>0.455862</text:p>
          </table:table-cell>
          <table:table-cell office:value-type="float" office:value="0.942525" calcext:value-type="float">
            <text:p>0.942525</text:p>
          </table:table-cell>
          <table:table-cell office:value-type="float" office:value="0.871421" calcext:value-type="float">
            <text:p>0.871421</text:p>
          </table:table-cell>
          <table:table-cell office:value-type="float" office:value="0.449114" calcext:value-type="float">
            <text:p>0.449114</text:p>
          </table:table-cell>
          <table:table-cell office:value-type="float" office:value="0.376502" calcext:value-type="float">
            <text:p>0.376502</text:p>
          </table:table-cell>
          <table:table-cell office:value-type="float" office:value="1.87031" calcext:value-type="float">
            <text:p>1.87031</text:p>
          </table:table-cell>
          <table:table-cell office:value-type="float" office:value="1.73276" calcext:value-type="float">
            <text:p>1.73276</text:p>
          </table:table-cell>
          <table:table-cell office:value-type="float" office:value="1.66035" calcext:value-type="float">
            <text:p>1.66035</text:p>
          </table:table-cell>
          <table:table-cell office:value-type="float" office:value="0.0985661" calcext:value-type="float">
            <text:p>0.0985661</text:p>
          </table:table-cell>
          <table:table-cell office:value-type="float" office:value="0.0854461" calcext:value-type="float">
            <text:p>0.0854461</text:p>
          </table:table-cell>
          <table:table-cell office:value-type="float" office:value="0.500723" calcext:value-type="float">
            <text:p>0.500723</text:p>
          </table:table-cell>
          <table:table-cell office:value-type="float" office:value="0.486764" calcext:value-type="float">
            <text:p>0.486764</text:p>
          </table:table-cell>
          <table:table-cell office:value-type="float" office:value="0.0859499" calcext:value-type="float">
            <text:p>0.0859499</text:p>
          </table:table-cell>
          <table:table-cell office:value-type="float" office:value="1.03353" calcext:value-type="float">
            <text:p>1.03353</text:p>
          </table:table-cell>
          <table:table-cell office:value-type="float" office:value="0.322647" calcext:value-type="float">
            <text:p>0.322647</text:p>
          </table:table-cell>
          <table:table-cell office:value-type="float" office:value="1.22779" calcext:value-type="float">
            <text:p>1.22779</text:p>
          </table:table-cell>
          <table:table-cell office:value-type="float" office:value="2.2756" calcext:value-type="float">
            <text:p>2.2756</text:p>
          </table:table-cell>
          <table:table-cell office:value-type="float" office:value="2.56897" calcext:value-type="float">
            <text:p>2.56897</text:p>
          </table:table-cell>
          <table:table-cell office:value-type="float" office:value="1.2455" calcext:value-type="float">
            <text:p>1.2455</text:p>
          </table:table-cell>
          <table:table-cell office:value-type="float" office:value="0.329196" calcext:value-type="float">
            <text:p>0.329196</text:p>
          </table:table-cell>
          <table:table-cell office:value-type="float" office:value="1.27838" calcext:value-type="float">
            <text:p>1.27838</text:p>
          </table:table-cell>
          <table:table-cell office:value-type="float" office:value="2.05689" calcext:value-type="float">
            <text:p>2.05689</text:p>
          </table:table-cell>
          <table:table-cell office:value-type="float" office:value="0.702892" calcext:value-type="float">
            <text:p>0.702892</text:p>
          </table:table-cell>
          <table:table-cell office:value-type="float" office:value="1.54339" calcext:value-type="float">
            <text:p>1.54339</text:p>
          </table:table-cell>
          <table:table-cell office:value-type="float" office:value="0.217542" calcext:value-type="float">
            <text:p>0.217542</text:p>
          </table:table-cell>
          <table:table-cell office:value-type="float" office:value="1.10468" calcext:value-type="float">
            <text:p>1.10468</text:p>
          </table:table-cell>
          <table:table-cell office:value-type="float" office:value="0.376808" calcext:value-type="float">
            <text:p>0.376808</text:p>
          </table:table-cell>
          <table:table-cell office:value-type="float" office:value="0.660406" calcext:value-type="float">
            <text:p>0.660406</text:p>
          </table:table-cell>
          <table:table-cell office:value-type="float" office:value="0.335548" calcext:value-type="float">
            <text:p>0.335548</text:p>
          </table:table-cell>
          <table:table-cell office:value-type="float" office:value="1.40612" calcext:value-type="float">
            <text:p>1.40612</text:p>
          </table:table-cell>
          <table:table-cell office:value-type="float" office:value="1.75536" calcext:value-type="float">
            <text:p>1.75536</text:p>
          </table:table-cell>
          <table:table-cell office:value-type="float" office:value="1.14283" calcext:value-type="float">
            <text:p>1.14283</text:p>
          </table:table-cell>
          <table:table-cell office:value-type="float" office:value="0.702038" calcext:value-type="float">
            <text:p>0.702038</text:p>
          </table:table-cell>
          <table:table-cell office:value-type="float" office:value="0.43145" calcext:value-type="float">
            <text:p>0.43145</text:p>
          </table:table-cell>
          <table:table-cell office:value-type="float" office:value="0.163805" calcext:value-type="float">
            <text:p>0.163805</text:p>
          </table:table-cell>
          <table:table-cell office:value-type="float" office:value="0.120812" calcext:value-type="float">
            <text:p>0.120812</text:p>
          </table:table-cell>
          <table:table-cell table:number-columns-repeated="4"/>
          <table:table-cell table:formula="of:=MIN([.A182:.BL182])" office:value-type="float" office:value="0.0824339" calcext:value-type="float">
            <text:p>0.0824339</text:p>
          </table:table-cell>
          <table:table-cell table:formula="of:=MAX([.A182:.BL182])" office:value-type="float" office:value="2.56897" calcext:value-type="float">
            <text:p>2.56897</text:p>
          </table:table-cell>
          <table:table-cell table:number-columns-repeated="7"/>
        </table:table-row>
        <table:table-row table:style-name="ro2">
          <table:table-cell office:value-type="float" office:value="0.13628" calcext:value-type="float">
            <text:p>0.13628</text:p>
          </table:table-cell>
          <table:table-cell office:value-type="float" office:value="0.152004" calcext:value-type="float">
            <text:p>0.152004</text:p>
          </table:table-cell>
          <table:table-cell office:value-type="float" office:value="0.110455" calcext:value-type="float">
            <text:p>0.110455</text:p>
          </table:table-cell>
          <table:table-cell office:value-type="float" office:value="0.278995" calcext:value-type="float">
            <text:p>0.278995</text:p>
          </table:table-cell>
          <table:table-cell office:value-type="float" office:value="0.338132" calcext:value-type="float">
            <text:p>0.338132</text:p>
          </table:table-cell>
          <table:table-cell office:value-type="float" office:value="0.148964" calcext:value-type="float">
            <text:p>0.148964</text:p>
          </table:table-cell>
          <table:table-cell office:value-type="float" office:value="0.159415" calcext:value-type="float">
            <text:p>0.159415</text:p>
          </table:table-cell>
          <table:table-cell office:value-type="float" office:value="0.213709" calcext:value-type="float">
            <text:p>0.213709</text:p>
          </table:table-cell>
          <table:table-cell office:value-type="float" office:value="0.107237" calcext:value-type="float">
            <text:p>0.107237</text:p>
          </table:table-cell>
          <table:table-cell office:value-type="float" office:value="0.128336" calcext:value-type="float">
            <text:p>0.128336</text:p>
          </table:table-cell>
          <table:table-cell office:value-type="float" office:value="0.184577" calcext:value-type="float">
            <text:p>0.184577</text:p>
          </table:table-cell>
          <table:table-cell office:value-type="float" office:value="0.10888" calcext:value-type="float">
            <text:p>0.10888</text:p>
          </table:table-cell>
          <table:table-cell office:value-type="float" office:value="0.127935" calcext:value-type="float">
            <text:p>0.127935</text:p>
          </table:table-cell>
          <table:table-cell office:value-type="float" office:value="0.110823" calcext:value-type="float">
            <text:p>0.110823</text:p>
          </table:table-cell>
          <table:table-cell office:value-type="float" office:value="0.110602" calcext:value-type="float">
            <text:p>0.110602</text:p>
          </table:table-cell>
          <table:table-cell office:value-type="float" office:value="0.111554" calcext:value-type="float">
            <text:p>0.111554</text:p>
          </table:table-cell>
          <table:table-cell office:value-type="float" office:value="0.239574" calcext:value-type="float">
            <text:p>0.239574</text:p>
          </table:table-cell>
          <table:table-cell office:value-type="float" office:value="0.837565" calcext:value-type="float">
            <text:p>0.837565</text:p>
          </table:table-cell>
          <table:table-cell office:value-type="float" office:value="0.837843" calcext:value-type="float">
            <text:p>0.837843</text:p>
          </table:table-cell>
          <table:table-cell office:value-type="float" office:value="0.695282" calcext:value-type="float">
            <text:p>0.695282</text:p>
          </table:table-cell>
          <table:table-cell office:value-type="float" office:value="0.434053" calcext:value-type="float">
            <text:p>0.434053</text:p>
          </table:table-cell>
          <table:table-cell office:value-type="float" office:value="0.131616" calcext:value-type="float">
            <text:p>0.131616</text:p>
          </table:table-cell>
          <table:table-cell office:value-type="float" office:value="0.101082" calcext:value-type="float">
            <text:p>0.101082</text:p>
          </table:table-cell>
          <table:table-cell office:value-type="float" office:value="0.0740209" calcext:value-type="float">
            <text:p>0.0740209</text:p>
          </table:table-cell>
          <table:table-cell office:value-type="float" office:value="0.0663319" calcext:value-type="float">
            <text:p>0.0663319</text:p>
          </table:table-cell>
          <table:table-cell office:value-type="float" office:value="0.0625529" calcext:value-type="float">
            <text:p>0.0625529</text:p>
          </table:table-cell>
          <table:table-cell office:value-type="float" office:value="0.0581498" calcext:value-type="float">
            <text:p>0.0581498</text:p>
          </table:table-cell>
          <table:table-cell office:value-type="float" office:value="0.0386288" calcext:value-type="float">
            <text:p>0.0386288</text:p>
          </table:table-cell>
          <table:table-cell office:value-type="float" office:value="0.0376141" calcext:value-type="float">
            <text:p>0.0376141</text:p>
          </table:table-cell>
          <table:table-cell office:value-type="float" office:value="0.040946" calcext:value-type="float">
            <text:p>0.040946</text:p>
          </table:table-cell>
          <table:table-cell office:value-type="float" office:value="0.050436" calcext:value-type="float">
            <text:p>0.050436</text:p>
          </table:table-cell>
          <table:table-cell office:value-type="float" office:value="0.758671" calcext:value-type="float">
            <text:p>0.758671</text:p>
          </table:table-cell>
          <table:table-cell office:value-type="float" office:value="0.044579" calcext:value-type="float">
            <text:p>0.044579</text:p>
          </table:table-cell>
          <table:table-cell office:value-type="float" office:value="0.0429862" calcext:value-type="float">
            <text:p>0.0429862</text:p>
          </table:table-cell>
          <table:table-cell office:value-type="float" office:value="0.0415471" calcext:value-type="float">
            <text:p>0.0415471</text:p>
          </table:table-cell>
          <table:table-cell office:value-type="float" office:value="0.0389199" calcext:value-type="float">
            <text:p>0.0389199</text:p>
          </table:table-cell>
          <table:table-cell office:value-type="float" office:value="0.0401258" calcext:value-type="float">
            <text:p>0.0401258</text:p>
          </table:table-cell>
          <table:table-cell office:value-type="float" office:value="0.0717912" calcext:value-type="float">
            <text:p>0.0717912</text:p>
          </table:table-cell>
          <table:table-cell office:value-type="float" office:value="0.674595" calcext:value-type="float">
            <text:p>0.674595</text:p>
          </table:table-cell>
          <table:table-cell office:value-type="float" office:value="0.0651529" calcext:value-type="float">
            <text:p>0.0651529</text:p>
          </table:table-cell>
          <table:table-cell office:value-type="float" office:value="1.91387" calcext:value-type="float">
            <text:p>1.91387</text:p>
          </table:table-cell>
          <table:table-cell office:value-type="float" office:value="0.233614" calcext:value-type="float">
            <text:p>0.233614</text:p>
          </table:table-cell>
          <table:table-cell office:value-type="float" office:value="0.198319" calcext:value-type="float">
            <text:p>0.198319</text:p>
          </table:table-cell>
          <table:table-cell office:value-type="float" office:value="1.25821" calcext:value-type="float">
            <text:p>1.25821</text:p>
          </table:table-cell>
          <table:table-cell office:value-type="float" office:value="0.153624" calcext:value-type="float">
            <text:p>0.153624</text:p>
          </table:table-cell>
          <table:table-cell office:value-type="float" office:value="1.77263" calcext:value-type="float">
            <text:p>1.77263</text:p>
          </table:table-cell>
          <table:table-cell office:value-type="float" office:value="1.3172" calcext:value-type="float">
            <text:p>1.3172</text:p>
          </table:table-cell>
          <table:table-cell office:value-type="float" office:value="1.32799" calcext:value-type="float">
            <text:p>1.32799</text:p>
          </table:table-cell>
          <table:table-cell office:value-type="float" office:value="1.33684" calcext:value-type="float">
            <text:p>1.33684</text:p>
          </table:table-cell>
          <table:table-cell office:value-type="float" office:value="1.84302" calcext:value-type="float">
            <text:p>1.84302</text:p>
          </table:table-cell>
          <table:table-cell office:value-type="float" office:value="2.19585" calcext:value-type="float">
            <text:p>2.19585</text:p>
          </table:table-cell>
          <table:table-cell office:value-type="float" office:value="2.10154" calcext:value-type="float">
            <text:p>2.10154</text:p>
          </table:table-cell>
          <table:table-cell office:value-type="float" office:value="2.09522" calcext:value-type="float">
            <text:p>2.09522</text:p>
          </table:table-cell>
          <table:table-cell office:value-type="float" office:value="1.88683" calcext:value-type="float">
            <text:p>1.88683</text:p>
          </table:table-cell>
          <table:table-cell office:value-type="float" office:value="0.0654931" calcext:value-type="float">
            <text:p>0.0654931</text:p>
          </table:table-cell>
          <table:table-cell office:value-type="float" office:value="0.0754399" calcext:value-type="float">
            <text:p>0.0754399</text:p>
          </table:table-cell>
          <table:table-cell office:value-type="float" office:value="0.073355" calcext:value-type="float">
            <text:p>0.073355</text:p>
          </table:table-cell>
          <table:table-cell office:value-type="float" office:value="1.95292" calcext:value-type="float">
            <text:p>1.95292</text:p>
          </table:table-cell>
          <table:table-cell office:value-type="float" office:value="0.0455542" calcext:value-type="float">
            <text:p>0.0455542</text:p>
          </table:table-cell>
          <table:table-cell office:value-type="float" office:value="1.79972" calcext:value-type="float">
            <text:p>1.79972</text:p>
          </table:table-cell>
          <table:table-cell office:value-type="float" office:value="2.41951" calcext:value-type="float">
            <text:p>2.41951</text:p>
          </table:table-cell>
          <table:table-cell office:value-type="float" office:value="0.233563" calcext:value-type="float">
            <text:p>0.233563</text:p>
          </table:table-cell>
          <table:table-cell office:value-type="float" office:value="2.04542" calcext:value-type="float">
            <text:p>2.04542</text:p>
          </table:table-cell>
          <table:table-cell office:value-type="float" office:value="0.182912" calcext:value-type="float">
            <text:p>0.182912</text:p>
          </table:table-cell>
          <table:table-cell table:number-columns-repeated="4"/>
          <table:table-cell table:formula="of:=MIN([.A183:.BL183])" office:value-type="float" office:value="0.0376141" calcext:value-type="float">
            <text:p>0.0376141</text:p>
          </table:table-cell>
          <table:table-cell table:formula="of:=MAX([.A183:.BL183])" office:value-type="float" office:value="2.41951" calcext:value-type="float">
            <text:p>2.41951</text:p>
          </table:table-cell>
          <table:table-cell table:number-columns-repeated="7"/>
        </table:table-row>
        <table:table-row table:style-name="ro2">
          <table:table-cell office:value-type="float" office:value="0.146701" calcext:value-type="float">
            <text:p>0.146701</text:p>
          </table:table-cell>
          <table:table-cell office:value-type="float" office:value="0.140824" calcext:value-type="float">
            <text:p>0.140824</text:p>
          </table:table-cell>
          <table:table-cell office:value-type="float" office:value="0.209219" calcext:value-type="float">
            <text:p>0.209219</text:p>
          </table:table-cell>
          <table:table-cell office:value-type="float" office:value="0.148375" calcext:value-type="float">
            <text:p>0.148375</text:p>
          </table:table-cell>
          <table:table-cell office:value-type="float" office:value="0.446666" calcext:value-type="float">
            <text:p>0.446666</text:p>
          </table:table-cell>
          <table:table-cell office:value-type="float" office:value="0.110993" calcext:value-type="float">
            <text:p>0.110993</text:p>
          </table:table-cell>
          <table:table-cell office:value-type="float" office:value="0.411007" calcext:value-type="float">
            <text:p>0.411007</text:p>
          </table:table-cell>
          <table:table-cell office:value-type="float" office:value="0.14713" calcext:value-type="float">
            <text:p>0.14713</text:p>
          </table:table-cell>
          <table:table-cell office:value-type="float" office:value="0.191432" calcext:value-type="float">
            <text:p>0.191432</text:p>
          </table:table-cell>
          <table:table-cell office:value-type="float" office:value="0.108838" calcext:value-type="float">
            <text:p>0.108838</text:p>
          </table:table-cell>
          <table:table-cell office:value-type="float" office:value="0.172763" calcext:value-type="float">
            <text:p>0.172763</text:p>
          </table:table-cell>
          <table:table-cell office:value-type="float" office:value="0.244725" calcext:value-type="float">
            <text:p>0.244725</text:p>
          </table:table-cell>
          <table:table-cell office:value-type="float" office:value="0.923847" calcext:value-type="float">
            <text:p>0.923847</text:p>
          </table:table-cell>
          <table:table-cell office:value-type="float" office:value="0.586484" calcext:value-type="float">
            <text:p>0.586484</text:p>
          </table:table-cell>
          <table:table-cell office:value-type="float" office:value="0.139961" calcext:value-type="float">
            <text:p>0.139961</text:p>
          </table:table-cell>
          <table:table-cell office:value-type="float" office:value="0.156092" calcext:value-type="float">
            <text:p>0.156092</text:p>
          </table:table-cell>
          <table:table-cell office:value-type="float" office:value="0.230781" calcext:value-type="float">
            <text:p>0.230781</text:p>
          </table:table-cell>
          <table:table-cell office:value-type="float" office:value="0.316062" calcext:value-type="float">
            <text:p>0.316062</text:p>
          </table:table-cell>
          <table:table-cell office:value-type="float" office:value="1.08711" calcext:value-type="float">
            <text:p>1.08711</text:p>
          </table:table-cell>
          <table:table-cell office:value-type="float" office:value="1.12075" calcext:value-type="float">
            <text:p>1.12075</text:p>
          </table:table-cell>
          <table:table-cell office:value-type="float" office:value="0.675559" calcext:value-type="float">
            <text:p>0.675559</text:p>
          </table:table-cell>
          <table:table-cell office:value-type="float" office:value="0.599234" calcext:value-type="float">
            <text:p>0.599234</text:p>
          </table:table-cell>
          <table:table-cell office:value-type="float" office:value="0.787285" calcext:value-type="float">
            <text:p>0.787285</text:p>
          </table:table-cell>
          <table:table-cell office:value-type="float" office:value="0.618389" calcext:value-type="float">
            <text:p>0.618389</text:p>
          </table:table-cell>
          <table:table-cell office:value-type="float" office:value="0.429594" calcext:value-type="float">
            <text:p>0.429594</text:p>
          </table:table-cell>
          <table:table-cell office:value-type="float" office:value="1.09432" calcext:value-type="float">
            <text:p>1.09432</text:p>
          </table:table-cell>
          <table:table-cell office:value-type="float" office:value="0.427459" calcext:value-type="float">
            <text:p>0.427459</text:p>
          </table:table-cell>
          <table:table-cell office:value-type="float" office:value="1.65304" calcext:value-type="float">
            <text:p>1.65304</text:p>
          </table:table-cell>
          <table:table-cell office:value-type="float" office:value="1.51" calcext:value-type="float">
            <text:p>1.51</text:p>
          </table:table-cell>
          <table:table-cell office:value-type="float" office:value="1.73831" calcext:value-type="float">
            <text:p>1.73831</text:p>
          </table:table-cell>
          <table:table-cell office:value-type="float" office:value="1.25602" calcext:value-type="float">
            <text:p>1.25602</text:p>
          </table:table-cell>
          <table:table-cell office:value-type="float" office:value="1.33276" calcext:value-type="float">
            <text:p>1.33276</text:p>
          </table:table-cell>
          <table:table-cell office:value-type="float" office:value="0.476594" calcext:value-type="float">
            <text:p>0.476594</text:p>
          </table:table-cell>
          <table:table-cell office:value-type="float" office:value="1.17511" calcext:value-type="float">
            <text:p>1.17511</text:p>
          </table:table-cell>
          <table:table-cell office:value-type="float" office:value="1.61234" calcext:value-type="float">
            <text:p>1.61234</text:p>
          </table:table-cell>
          <table:table-cell office:value-type="float" office:value="0.401632" calcext:value-type="float">
            <text:p>0.401632</text:p>
          </table:table-cell>
          <table:table-cell office:value-type="float" office:value="1.49602" calcext:value-type="float">
            <text:p>1.49602</text:p>
          </table:table-cell>
          <table:table-cell office:value-type="float" office:value="0.931581" calcext:value-type="float">
            <text:p>0.931581</text:p>
          </table:table-cell>
          <table:table-cell office:value-type="float" office:value="1.96044" calcext:value-type="float">
            <text:p>1.96044</text:p>
          </table:table-cell>
          <table:table-cell office:value-type="float" office:value="0.506934" calcext:value-type="float">
            <text:p>0.506934</text:p>
          </table:table-cell>
          <table:table-cell office:value-type="float" office:value="1.78114" calcext:value-type="float">
            <text:p>1.78114</text:p>
          </table:table-cell>
          <table:table-cell office:value-type="float" office:value="1.69785" calcext:value-type="float">
            <text:p>1.69785</text:p>
          </table:table-cell>
          <table:table-cell office:value-type="float" office:value="0.968595" calcext:value-type="float">
            <text:p>0.968595</text:p>
          </table:table-cell>
          <table:table-cell office:value-type="float" office:value="0.96867" calcext:value-type="float">
            <text:p>0.96867</text:p>
          </table:table-cell>
          <table:table-cell office:value-type="float" office:value="0.827315" calcext:value-type="float">
            <text:p>0.827315</text:p>
          </table:table-cell>
          <table:table-cell office:value-type="float" office:value="2.00093" calcext:value-type="float">
            <text:p>2.00093</text:p>
          </table:table-cell>
          <table:table-cell office:value-type="float" office:value="0.653652" calcext:value-type="float">
            <text:p>0.653652</text:p>
          </table:table-cell>
          <table:table-cell office:value-type="float" office:value="1.60084" calcext:value-type="float">
            <text:p>1.60084</text:p>
          </table:table-cell>
          <table:table-cell office:value-type="float" office:value="0.670381" calcext:value-type="float">
            <text:p>0.670381</text:p>
          </table:table-cell>
          <table:table-cell office:value-type="float" office:value="2.2878" calcext:value-type="float">
            <text:p>2.2878</text:p>
          </table:table-cell>
          <table:table-cell office:value-type="float" office:value="0.33025" calcext:value-type="float">
            <text:p>0.33025</text:p>
          </table:table-cell>
          <table:table-cell office:value-type="float" office:value="0.30862" calcext:value-type="float">
            <text:p>0.30862</text:p>
          </table:table-cell>
          <table:table-cell office:value-type="float" office:value="0.112593" calcext:value-type="float">
            <text:p>0.112593</text:p>
          </table:table-cell>
          <table:table-cell office:value-type="float" office:value="0.115087" calcext:value-type="float">
            <text:p>0.115087</text:p>
          </table:table-cell>
          <table:table-cell office:value-type="float" office:value="0.115287" calcext:value-type="float">
            <text:p>0.115287</text:p>
          </table:table-cell>
          <table:table-cell office:value-type="float" office:value="0.888393" calcext:value-type="float">
            <text:p>0.888393</text:p>
          </table:table-cell>
          <table:table-cell office:value-type="float" office:value="0.135842" calcext:value-type="float">
            <text:p>0.135842</text:p>
          </table:table-cell>
          <table:table-cell office:value-type="float" office:value="0.0604661" calcext:value-type="float">
            <text:p>0.0604661</text:p>
          </table:table-cell>
          <table:table-cell office:value-type="float" office:value="0.593235" calcext:value-type="float">
            <text:p>0.593235</text:p>
          </table:table-cell>
          <table:table-cell office:value-type="float" office:value="0.573493" calcext:value-type="float">
            <text:p>0.573493</text:p>
          </table:table-cell>
          <table:table-cell office:value-type="float" office:value="2.74365" calcext:value-type="float">
            <text:p>2.74365</text:p>
          </table:table-cell>
          <table:table-cell office:value-type="float" office:value="0.188727" calcext:value-type="float">
            <text:p>0.188727</text:p>
          </table:table-cell>
          <table:table-cell office:value-type="float" office:value="0.323975" calcext:value-type="float">
            <text:p>0.323975</text:p>
          </table:table-cell>
          <table:table-cell office:value-type="float" office:value="0.0645599" calcext:value-type="float">
            <text:p>0.0645599</text:p>
          </table:table-cell>
          <table:table-cell table:number-columns-repeated="4"/>
          <table:table-cell table:formula="of:=MIN([.A184:.BL184])" office:value-type="float" office:value="0.0604661" calcext:value-type="float">
            <text:p>0.0604661</text:p>
          </table:table-cell>
          <table:table-cell table:formula="of:=MAX([.A184:.BL184])" office:value-type="float" office:value="2.74365" calcext:value-type="float">
            <text:p>2.74365</text:p>
          </table:table-cell>
          <table:table-cell table:number-columns-repeated="7"/>
        </table:table-row>
        <table:table-row table:style-name="ro2">
          <table:table-cell office:value-type="float" office:value="0.106305" calcext:value-type="float">
            <text:p>0.106305</text:p>
          </table:table-cell>
          <table:table-cell office:value-type="float" office:value="0.124838" calcext:value-type="float">
            <text:p>0.124838</text:p>
          </table:table-cell>
          <table:table-cell office:value-type="float" office:value="0.12089" calcext:value-type="float">
            <text:p>0.12089</text:p>
          </table:table-cell>
          <table:table-cell office:value-type="float" office:value="0.0834329" calcext:value-type="float">
            <text:p>0.0834329</text:p>
          </table:table-cell>
          <table:table-cell office:value-type="float" office:value="0.237337" calcext:value-type="float">
            <text:p>0.237337</text:p>
          </table:table-cell>
          <table:table-cell office:value-type="float" office:value="0.105179" calcext:value-type="float">
            <text:p>0.105179</text:p>
          </table:table-cell>
          <table:table-cell office:value-type="float" office:value="0.109782" calcext:value-type="float">
            <text:p>0.109782</text:p>
          </table:table-cell>
          <table:table-cell office:value-type="float" office:value="0.103453" calcext:value-type="float">
            <text:p>0.103453</text:p>
          </table:table-cell>
          <table:table-cell office:value-type="float" office:value="0.102358" calcext:value-type="float">
            <text:p>0.102358</text:p>
          </table:table-cell>
          <table:table-cell office:value-type="float" office:value="0.20557" calcext:value-type="float">
            <text:p>0.20557</text:p>
          </table:table-cell>
          <table:table-cell office:value-type="float" office:value="0.315625" calcext:value-type="float">
            <text:p>0.315625</text:p>
          </table:table-cell>
          <table:table-cell office:value-type="float" office:value="0.110797" calcext:value-type="float">
            <text:p>0.110797</text:p>
          </table:table-cell>
          <table:table-cell office:value-type="float" office:value="0.111483" calcext:value-type="float">
            <text:p>0.111483</text:p>
          </table:table-cell>
          <table:table-cell office:value-type="float" office:value="0.111731" calcext:value-type="float">
            <text:p>0.111731</text:p>
          </table:table-cell>
          <table:table-cell office:value-type="float" office:value="0.15029" calcext:value-type="float">
            <text:p>0.15029</text:p>
          </table:table-cell>
          <table:table-cell office:value-type="float" office:value="0.0946729" calcext:value-type="float">
            <text:p>0.0946729</text:p>
          </table:table-cell>
          <table:table-cell office:value-type="float" office:value="0.601888" calcext:value-type="float">
            <text:p>0.601888</text:p>
          </table:table-cell>
          <table:table-cell office:value-type="float" office:value="0.655987" calcext:value-type="float">
            <text:p>0.655987</text:p>
          </table:table-cell>
          <table:table-cell office:value-type="float" office:value="0.152336" calcext:value-type="float">
            <text:p>0.152336</text:p>
          </table:table-cell>
          <table:table-cell office:value-type="float" office:value="0.0951972" calcext:value-type="float">
            <text:p>0.0951972</text:p>
          </table:table-cell>
          <table:table-cell office:value-type="float" office:value="0.12662" calcext:value-type="float">
            <text:p>0.12662</text:p>
          </table:table-cell>
          <table:table-cell office:value-type="float" office:value="0.0832641" calcext:value-type="float">
            <text:p>0.0832641</text:p>
          </table:table-cell>
          <table:table-cell office:value-type="float" office:value="0.498434" calcext:value-type="float">
            <text:p>0.498434</text:p>
          </table:table-cell>
          <table:table-cell office:value-type="float" office:value="1.13066" calcext:value-type="float">
            <text:p>1.13066</text:p>
          </table:table-cell>
          <table:table-cell office:value-type="float" office:value="0.103497" calcext:value-type="float">
            <text:p>0.103497</text:p>
          </table:table-cell>
          <table:table-cell office:value-type="float" office:value="0.964216" calcext:value-type="float">
            <text:p>0.964216</text:p>
          </table:table-cell>
          <table:table-cell office:value-type="float" office:value="0.864027" calcext:value-type="float">
            <text:p>0.864027</text:p>
          </table:table-cell>
          <table:table-cell office:value-type="float" office:value="0.160602" calcext:value-type="float">
            <text:p>0.160602</text:p>
          </table:table-cell>
          <table:table-cell office:value-type="float" office:value="0.346046" calcext:value-type="float">
            <text:p>0.346046</text:p>
          </table:table-cell>
          <table:table-cell office:value-type="float" office:value="0.289095" calcext:value-type="float">
            <text:p>0.289095</text:p>
          </table:table-cell>
          <table:table-cell office:value-type="float" office:value="1.18031" calcext:value-type="float">
            <text:p>1.18031</text:p>
          </table:table-cell>
          <table:table-cell office:value-type="float" office:value="1.40091" calcext:value-type="float">
            <text:p>1.40091</text:p>
          </table:table-cell>
          <table:table-cell office:value-type="float" office:value="0.094044" calcext:value-type="float">
            <text:p>0.094044</text:p>
          </table:table-cell>
          <table:table-cell office:value-type="float" office:value="1.37646" calcext:value-type="float">
            <text:p>1.37646</text:p>
          </table:table-cell>
          <table:table-cell office:value-type="float" office:value="0.780047" calcext:value-type="float">
            <text:p>0.780047</text:p>
          </table:table-cell>
          <table:table-cell office:value-type="float" office:value="0.676467" calcext:value-type="float">
            <text:p>0.676467</text:p>
          </table:table-cell>
          <table:table-cell office:value-type="float" office:value="0.656379" calcext:value-type="float">
            <text:p>0.656379</text:p>
          </table:table-cell>
          <table:table-cell office:value-type="float" office:value="0.483687" calcext:value-type="float">
            <text:p>0.483687</text:p>
          </table:table-cell>
          <table:table-cell office:value-type="float" office:value="0.568739" calcext:value-type="float">
            <text:p>0.568739</text:p>
          </table:table-cell>
          <table:table-cell office:value-type="float" office:value="0.483626" calcext:value-type="float">
            <text:p>0.483626</text:p>
          </table:table-cell>
          <table:table-cell office:value-type="float" office:value="0.42734" calcext:value-type="float">
            <text:p>0.42734</text:p>
          </table:table-cell>
          <table:table-cell office:value-type="float" office:value="1.529" calcext:value-type="float">
            <text:p>1.529</text:p>
          </table:table-cell>
          <table:table-cell office:value-type="float" office:value="1.43051" calcext:value-type="float">
            <text:p>1.43051</text:p>
          </table:table-cell>
          <table:table-cell office:value-type="float" office:value="0.682223" calcext:value-type="float">
            <text:p>0.682223</text:p>
          </table:table-cell>
          <table:table-cell office:value-type="float" office:value="1.82084" calcext:value-type="float">
            <text:p>1.82084</text:p>
          </table:table-cell>
          <table:table-cell office:value-type="float" office:value="0.58073" calcext:value-type="float">
            <text:p>0.58073</text:p>
          </table:table-cell>
          <table:table-cell office:value-type="float" office:value="1.30985" calcext:value-type="float">
            <text:p>1.30985</text:p>
          </table:table-cell>
          <table:table-cell office:value-type="float" office:value="1.22046" calcext:value-type="float">
            <text:p>1.22046</text:p>
          </table:table-cell>
          <table:table-cell office:value-type="float" office:value="1.18762" calcext:value-type="float">
            <text:p>1.18762</text:p>
          </table:table-cell>
          <table:table-cell office:value-type="float" office:value="1.13265" calcext:value-type="float">
            <text:p>1.13265</text:p>
          </table:table-cell>
          <table:table-cell office:value-type="float" office:value="0.368891" calcext:value-type="float">
            <text:p>0.368891</text:p>
          </table:table-cell>
          <table:table-cell office:value-type="float" office:value="0.421955" calcext:value-type="float">
            <text:p>0.421955</text:p>
          </table:table-cell>
          <table:table-cell office:value-type="float" office:value="2.00972" calcext:value-type="float">
            <text:p>2.00972</text:p>
          </table:table-cell>
          <table:table-cell office:value-type="float" office:value="0.395728" calcext:value-type="float">
            <text:p>0.395728</text:p>
          </table:table-cell>
          <table:table-cell office:value-type="float" office:value="0.523418" calcext:value-type="float">
            <text:p>0.523418</text:p>
          </table:table-cell>
          <table:table-cell office:value-type="float" office:value="0.31885" calcext:value-type="float">
            <text:p>0.31885</text:p>
          </table:table-cell>
          <table:table-cell office:value-type="float" office:value="1.03867" calcext:value-type="float">
            <text:p>1.03867</text:p>
          </table:table-cell>
          <table:table-cell office:value-type="float" office:value="2.05357" calcext:value-type="float">
            <text:p>2.05357</text:p>
          </table:table-cell>
          <table:table-cell office:value-type="float" office:value="1.54285" calcext:value-type="float">
            <text:p>1.54285</text:p>
          </table:table-cell>
          <table:table-cell office:value-type="float" office:value="1.20414" calcext:value-type="float">
            <text:p>1.20414</text:p>
          </table:table-cell>
          <table:table-cell office:value-type="float" office:value="0.675647" calcext:value-type="float">
            <text:p>0.675647</text:p>
          </table:table-cell>
          <table:table-cell office:value-type="float" office:value="0.123702" calcext:value-type="float">
            <text:p>0.123702</text:p>
          </table:table-cell>
          <table:table-cell office:value-type="float" office:value="0.179475" calcext:value-type="float">
            <text:p>0.179475</text:p>
          </table:table-cell>
          <table:table-cell office:value-type="float" office:value="0.0926909" calcext:value-type="float">
            <text:p>0.0926909</text:p>
          </table:table-cell>
          <table:table-cell table:number-columns-repeated="4"/>
          <table:table-cell table:formula="of:=MIN([.A185:.BL185])" office:value-type="float" office:value="0.0832641" calcext:value-type="float">
            <text:p>0.0832641</text:p>
          </table:table-cell>
          <table:table-cell table:formula="of:=MAX([.A185:.BL185])" office:value-type="float" office:value="2.05357" calcext:value-type="float">
            <text:p>2.05357</text:p>
          </table:table-cell>
          <table:table-cell table:number-columns-repeated="7"/>
        </table:table-row>
        <table:table-row table:style-name="ro2">
          <table:table-cell office:value-type="float" office:value="0.123581" calcext:value-type="float">
            <text:p>0.123581</text:p>
          </table:table-cell>
          <table:table-cell office:value-type="float" office:value="0.116759" calcext:value-type="float">
            <text:p>0.116759</text:p>
          </table:table-cell>
          <table:table-cell office:value-type="float" office:value="0.118003" calcext:value-type="float">
            <text:p>0.118003</text:p>
          </table:table-cell>
          <table:table-cell office:value-type="float" office:value="0.179736" calcext:value-type="float">
            <text:p>0.179736</text:p>
          </table:table-cell>
          <table:table-cell office:value-type="float" office:value="0.114184" calcext:value-type="float">
            <text:p>0.114184</text:p>
          </table:table-cell>
          <table:table-cell office:value-type="float" office:value="0.119081" calcext:value-type="float">
            <text:p>0.119081</text:p>
          </table:table-cell>
          <table:table-cell office:value-type="float" office:value="0.204429" calcext:value-type="float">
            <text:p>0.204429</text:p>
          </table:table-cell>
          <table:table-cell office:value-type="float" office:value="0.317734" calcext:value-type="float">
            <text:p>0.317734</text:p>
          </table:table-cell>
          <table:table-cell office:value-type="float" office:value="0.237076" calcext:value-type="float">
            <text:p>0.237076</text:p>
          </table:table-cell>
          <table:table-cell office:value-type="float" office:value="0.465289" calcext:value-type="float">
            <text:p>0.465289</text:p>
          </table:table-cell>
          <table:table-cell office:value-type="float" office:value="0.824085" calcext:value-type="float">
            <text:p>0.824085</text:p>
          </table:table-cell>
          <table:table-cell office:value-type="float" office:value="0.704948" calcext:value-type="float">
            <text:p>0.704948</text:p>
          </table:table-cell>
          <table:table-cell office:value-type="float" office:value="0.865418" calcext:value-type="float">
            <text:p>0.865418</text:p>
          </table:table-cell>
          <table:table-cell office:value-type="float" office:value="0.315911" calcext:value-type="float">
            <text:p>0.315911</text:p>
          </table:table-cell>
          <table:table-cell office:value-type="float" office:value="0.475466" calcext:value-type="float">
            <text:p>0.475466</text:p>
          </table:table-cell>
          <table:table-cell office:value-type="float" office:value="0.394162" calcext:value-type="float">
            <text:p>0.394162</text:p>
          </table:table-cell>
          <table:table-cell office:value-type="float" office:value="1.0154" calcext:value-type="float">
            <text:p>1.0154</text:p>
          </table:table-cell>
          <table:table-cell office:value-type="float" office:value="0.508972" calcext:value-type="float">
            <text:p>0.508972</text:p>
          </table:table-cell>
          <table:table-cell office:value-type="float" office:value="0.3992" calcext:value-type="float">
            <text:p>0.3992</text:p>
          </table:table-cell>
          <table:table-cell office:value-type="float" office:value="0.126725" calcext:value-type="float">
            <text:p>0.126725</text:p>
          </table:table-cell>
          <table:table-cell office:value-type="float" office:value="0.0755289" calcext:value-type="float">
            <text:p>0.0755289</text:p>
          </table:table-cell>
          <table:table-cell office:value-type="float" office:value="0.360838" calcext:value-type="float">
            <text:p>0.360838</text:p>
          </table:table-cell>
          <table:table-cell office:value-type="float" office:value="0.401207" calcext:value-type="float">
            <text:p>0.401207</text:p>
          </table:table-cell>
          <table:table-cell office:value-type="float" office:value="0.487969" calcext:value-type="float">
            <text:p>0.487969</text:p>
          </table:table-cell>
          <table:table-cell office:value-type="float" office:value="0.196038" calcext:value-type="float">
            <text:p>0.196038</text:p>
          </table:table-cell>
          <table:table-cell office:value-type="float" office:value="0.951535" calcext:value-type="float">
            <text:p>0.951535</text:p>
          </table:table-cell>
          <table:table-cell office:value-type="float" office:value="0.760638" calcext:value-type="float">
            <text:p>0.760638</text:p>
          </table:table-cell>
          <table:table-cell office:value-type="float" office:value="0.682538" calcext:value-type="float">
            <text:p>0.682538</text:p>
          </table:table-cell>
          <table:table-cell office:value-type="float" office:value="0.201349" calcext:value-type="float">
            <text:p>0.201349</text:p>
          </table:table-cell>
          <table:table-cell office:value-type="float" office:value="0.0815029" calcext:value-type="float">
            <text:p>0.0815029</text:p>
          </table:table-cell>
          <table:table-cell office:value-type="float" office:value="0.740269" calcext:value-type="float">
            <text:p>0.740269</text:p>
          </table:table-cell>
          <table:table-cell office:value-type="float" office:value="0.153788" calcext:value-type="float">
            <text:p>0.153788</text:p>
          </table:table-cell>
          <table:table-cell office:value-type="float" office:value="1.18156" calcext:value-type="float">
            <text:p>1.18156</text:p>
          </table:table-cell>
          <table:table-cell office:value-type="float" office:value="0.104602" calcext:value-type="float">
            <text:p>0.104602</text:p>
          </table:table-cell>
          <table:table-cell office:value-type="float" office:value="1.26555" calcext:value-type="float">
            <text:p>1.26555</text:p>
          </table:table-cell>
          <table:table-cell office:value-type="float" office:value="0.084548" calcext:value-type="float">
            <text:p>0.084548</text:p>
          </table:table-cell>
          <table:table-cell office:value-type="float" office:value="0.0972819" calcext:value-type="float">
            <text:p>0.0972819</text:p>
          </table:table-cell>
          <table:table-cell office:value-type="float" office:value="0.951886" calcext:value-type="float">
            <text:p>0.951886</text:p>
          </table:table-cell>
          <table:table-cell office:value-type="float" office:value="0.136238" calcext:value-type="float">
            <text:p>0.136238</text:p>
          </table:table-cell>
          <table:table-cell office:value-type="float" office:value="0.107862" calcext:value-type="float">
            <text:p>0.107862</text:p>
          </table:table-cell>
          <table:table-cell office:value-type="float" office:value="0.135745" calcext:value-type="float">
            <text:p>0.135745</text:p>
          </table:table-cell>
          <table:table-cell office:value-type="float" office:value="0.36233" calcext:value-type="float">
            <text:p>0.36233</text:p>
          </table:table-cell>
          <table:table-cell office:value-type="float" office:value="1.89818" calcext:value-type="float">
            <text:p>1.89818</text:p>
          </table:table-cell>
          <table:table-cell office:value-type="float" office:value="0.152332" calcext:value-type="float">
            <text:p>0.152332</text:p>
          </table:table-cell>
          <table:table-cell office:value-type="float" office:value="0.0833678" calcext:value-type="float">
            <text:p>0.0833678</text:p>
          </table:table-cell>
          <table:table-cell office:value-type="float" office:value="0.699665" calcext:value-type="float">
            <text:p>0.699665</text:p>
          </table:table-cell>
          <table:table-cell office:value-type="float" office:value="0.128089" calcext:value-type="float">
            <text:p>0.128089</text:p>
          </table:table-cell>
          <table:table-cell office:value-type="float" office:value="1.86929" calcext:value-type="float">
            <text:p>1.86929</text:p>
          </table:table-cell>
          <table:table-cell office:value-type="float" office:value="2.04613" calcext:value-type="float">
            <text:p>2.04613</text:p>
          </table:table-cell>
          <table:table-cell office:value-type="float" office:value="1.87626" calcext:value-type="float">
            <text:p>1.87626</text:p>
          </table:table-cell>
          <table:table-cell office:value-type="float" office:value="0.475704" calcext:value-type="float">
            <text:p>0.475704</text:p>
          </table:table-cell>
          <table:table-cell office:value-type="float" office:value="2.01279" calcext:value-type="float">
            <text:p>2.01279</text:p>
          </table:table-cell>
          <table:table-cell office:value-type="float" office:value="1.57672" calcext:value-type="float">
            <text:p>1.57672</text:p>
          </table:table-cell>
          <table:table-cell office:value-type="float" office:value="0.285156" calcext:value-type="float">
            <text:p>0.285156</text:p>
          </table:table-cell>
          <table:table-cell office:value-type="float" office:value="1.02559" calcext:value-type="float">
            <text:p>1.02559</text:p>
          </table:table-cell>
          <table:table-cell office:value-type="float" office:value="0.15698" calcext:value-type="float">
            <text:p>0.15698</text:p>
          </table:table-cell>
          <table:table-cell office:value-type="float" office:value="0.675897" calcext:value-type="float">
            <text:p>0.675897</text:p>
          </table:table-cell>
          <table:table-cell office:value-type="float" office:value="0.104803" calcext:value-type="float">
            <text:p>0.104803</text:p>
          </table:table-cell>
          <table:table-cell office:value-type="float" office:value="0.88906" calcext:value-type="float">
            <text:p>0.88906</text:p>
          </table:table-cell>
          <table:table-cell office:value-type="float" office:value="2.16294" calcext:value-type="float">
            <text:p>2.16294</text:p>
          </table:table-cell>
          <table:table-cell office:value-type="float" office:value="0.445936" calcext:value-type="float">
            <text:p>0.445936</text:p>
          </table:table-cell>
          <table:table-cell office:value-type="float" office:value="1.17349" calcext:value-type="float">
            <text:p>1.17349</text:p>
          </table:table-cell>
          <table:table-cell office:value-type="float" office:value="0.131871" calcext:value-type="float">
            <text:p>0.131871</text:p>
          </table:table-cell>
          <table:table-cell office:value-type="float" office:value="0.088995" calcext:value-type="float">
            <text:p>0.088995</text:p>
          </table:table-cell>
          <table:table-cell table:number-columns-repeated="4"/>
          <table:table-cell table:formula="of:=MIN([.A186:.BL186])" office:value-type="float" office:value="0.0755289" calcext:value-type="float">
            <text:p>0.0755289</text:p>
          </table:table-cell>
          <table:table-cell table:formula="of:=MAX([.A186:.BL186])" office:value-type="float" office:value="2.16294" calcext:value-type="float">
            <text:p>2.16294</text:p>
          </table:table-cell>
          <table:table-cell table:number-columns-repeated="7"/>
        </table:table-row>
        <table:table-row table:style-name="ro2">
          <table:table-cell office:value-type="float" office:value="0.140587" calcext:value-type="float">
            <text:p>0.140587</text:p>
          </table:table-cell>
          <table:table-cell office:value-type="float" office:value="0.139646" calcext:value-type="float">
            <text:p>0.139646</text:p>
          </table:table-cell>
          <table:table-cell office:value-type="float" office:value="0.18562" calcext:value-type="float">
            <text:p>0.18562</text:p>
          </table:table-cell>
          <table:table-cell office:value-type="float" office:value="0.114586" calcext:value-type="float">
            <text:p>0.114586</text:p>
          </table:table-cell>
          <table:table-cell office:value-type="float" office:value="0.184273" calcext:value-type="float">
            <text:p>0.184273</text:p>
          </table:table-cell>
          <table:table-cell office:value-type="float" office:value="0.0958731" calcext:value-type="float">
            <text:p>0.0958731</text:p>
          </table:table-cell>
          <table:table-cell office:value-type="float" office:value="0.164336" calcext:value-type="float">
            <text:p>0.164336</text:p>
          </table:table-cell>
          <table:table-cell office:value-type="float" office:value="0.0765901" calcext:value-type="float">
            <text:p>0.0765901</text:p>
          </table:table-cell>
          <table:table-cell office:value-type="float" office:value="0.102867" calcext:value-type="float">
            <text:p>0.102867</text:p>
          </table:table-cell>
          <table:table-cell office:value-type="float" office:value="0.163154" calcext:value-type="float">
            <text:p>0.163154</text:p>
          </table:table-cell>
          <table:table-cell office:value-type="float" office:value="0.13553" calcext:value-type="float">
            <text:p>0.13553</text:p>
          </table:table-cell>
          <table:table-cell office:value-type="float" office:value="0.175572" calcext:value-type="float">
            <text:p>0.175572</text:p>
          </table:table-cell>
          <table:table-cell office:value-type="float" office:value="0.10948" calcext:value-type="float">
            <text:p>0.10948</text:p>
          </table:table-cell>
          <table:table-cell office:value-type="float" office:value="0.193938" calcext:value-type="float">
            <text:p>0.193938</text:p>
          </table:table-cell>
          <table:table-cell office:value-type="float" office:value="0.115585" calcext:value-type="float">
            <text:p>0.115585</text:p>
          </table:table-cell>
          <table:table-cell office:value-type="float" office:value="0.118803" calcext:value-type="float">
            <text:p>0.118803</text:p>
          </table:table-cell>
          <table:table-cell office:value-type="float" office:value="0.0875461" calcext:value-type="float">
            <text:p>0.0875461</text:p>
          </table:table-cell>
          <table:table-cell office:value-type="float" office:value="0.251541" calcext:value-type="float">
            <text:p>0.251541</text:p>
          </table:table-cell>
          <table:table-cell office:value-type="float" office:value="0.107437" calcext:value-type="float">
            <text:p>0.107437</text:p>
          </table:table-cell>
          <table:table-cell office:value-type="float" office:value="0.152643" calcext:value-type="float">
            <text:p>0.152643</text:p>
          </table:table-cell>
          <table:table-cell office:value-type="float" office:value="0.155149" calcext:value-type="float">
            <text:p>0.155149</text:p>
          </table:table-cell>
          <table:table-cell office:value-type="float" office:value="0.10784" calcext:value-type="float">
            <text:p>0.10784</text:p>
          </table:table-cell>
          <table:table-cell office:value-type="float" office:value="0.116793" calcext:value-type="float">
            <text:p>0.116793</text:p>
          </table:table-cell>
          <table:table-cell office:value-type="float" office:value="0.198417" calcext:value-type="float">
            <text:p>0.198417</text:p>
          </table:table-cell>
          <table:table-cell office:value-type="float" office:value="1.53511" calcext:value-type="float">
            <text:p>1.53511</text:p>
          </table:table-cell>
          <table:table-cell office:value-type="float" office:value="1.44384" calcext:value-type="float">
            <text:p>1.44384</text:p>
          </table:table-cell>
          <table:table-cell office:value-type="float" office:value="1.31852" calcext:value-type="float">
            <text:p>1.31852</text:p>
          </table:table-cell>
          <table:table-cell office:value-type="float" office:value="1.59856" calcext:value-type="float">
            <text:p>1.59856</text:p>
          </table:table-cell>
          <table:table-cell office:value-type="float" office:value="0.218071" calcext:value-type="float">
            <text:p>0.218071</text:p>
          </table:table-cell>
          <table:table-cell office:value-type="float" office:value="1.47748" calcext:value-type="float">
            <text:p>1.47748</text:p>
          </table:table-cell>
          <table:table-cell office:value-type="float" office:value="1.44363" calcext:value-type="float">
            <text:p>1.44363</text:p>
          </table:table-cell>
          <table:table-cell office:value-type="float" office:value="0.121442" calcext:value-type="float">
            <text:p>0.121442</text:p>
          </table:table-cell>
          <table:table-cell office:value-type="float" office:value="1.15203" calcext:value-type="float">
            <text:p>1.15203</text:p>
          </table:table-cell>
          <table:table-cell office:value-type="float" office:value="1.10968" calcext:value-type="float">
            <text:p>1.10968</text:p>
          </table:table-cell>
          <table:table-cell office:value-type="float" office:value="1.33968" calcext:value-type="float">
            <text:p>1.33968</text:p>
          </table:table-cell>
          <table:table-cell office:value-type="float" office:value="0.591982" calcext:value-type="float">
            <text:p>0.591982</text:p>
          </table:table-cell>
          <table:table-cell office:value-type="float" office:value="1.42734" calcext:value-type="float">
            <text:p>1.42734</text:p>
          </table:table-cell>
          <table:table-cell office:value-type="float" office:value="1.24026" calcext:value-type="float">
            <text:p>1.24026</text:p>
          </table:table-cell>
          <table:table-cell office:value-type="float" office:value="1.04549" calcext:value-type="float">
            <text:p>1.04549</text:p>
          </table:table-cell>
          <table:table-cell office:value-type="float" office:value="1.88361" calcext:value-type="float">
            <text:p>1.88361</text:p>
          </table:table-cell>
          <table:table-cell office:value-type="float" office:value="0.831677" calcext:value-type="float">
            <text:p>0.831677</text:p>
          </table:table-cell>
          <table:table-cell office:value-type="float" office:value="0.611739" calcext:value-type="float">
            <text:p>0.611739</text:p>
          </table:table-cell>
          <table:table-cell office:value-type="float" office:value="2.09301" calcext:value-type="float">
            <text:p>2.09301</text:p>
          </table:table-cell>
          <table:table-cell office:value-type="float" office:value="2.1055" calcext:value-type="float">
            <text:p>2.1055</text:p>
          </table:table-cell>
          <table:table-cell office:value-type="float" office:value="0.842113" calcext:value-type="float">
            <text:p>0.842113</text:p>
          </table:table-cell>
          <table:table-cell office:value-type="float" office:value="0.849742" calcext:value-type="float">
            <text:p>0.849742</text:p>
          </table:table-cell>
          <table:table-cell office:value-type="float" office:value="0.766124" calcext:value-type="float">
            <text:p>0.766124</text:p>
          </table:table-cell>
          <table:table-cell office:value-type="float" office:value="1.71487" calcext:value-type="float">
            <text:p>1.71487</text:p>
          </table:table-cell>
          <table:table-cell office:value-type="float" office:value="1.55352" calcext:value-type="float">
            <text:p>1.55352</text:p>
          </table:table-cell>
          <table:table-cell office:value-type="float" office:value="1.20826" calcext:value-type="float">
            <text:p>1.20826</text:p>
          </table:table-cell>
          <table:table-cell office:value-type="float" office:value="1.1359" calcext:value-type="float">
            <text:p>1.1359</text:p>
          </table:table-cell>
          <table:table-cell office:value-type="float" office:value="2.36457" calcext:value-type="float">
            <text:p>2.36457</text:p>
          </table:table-cell>
          <table:table-cell office:value-type="float" office:value="0.843945" calcext:value-type="float">
            <text:p>0.843945</text:p>
          </table:table-cell>
          <table:table-cell office:value-type="float" office:value="0.151069" calcext:value-type="float">
            <text:p>0.151069</text:p>
          </table:table-cell>
          <table:table-cell office:value-type="float" office:value="0.194949" calcext:value-type="float">
            <text:p>0.194949</text:p>
          </table:table-cell>
          <table:table-cell office:value-type="float" office:value="0.229936" calcext:value-type="float">
            <text:p>0.229936</text:p>
          </table:table-cell>
          <table:table-cell office:value-type="float" office:value="0.0805509" calcext:value-type="float">
            <text:p>0.0805509</text:p>
          </table:table-cell>
          <table:table-cell office:value-type="float" office:value="0.228383" calcext:value-type="float">
            <text:p>0.228383</text:p>
          </table:table-cell>
          <table:table-cell office:value-type="float" office:value="0.0956938" calcext:value-type="float">
            <text:p>0.0956938</text:p>
          </table:table-cell>
          <table:table-cell office:value-type="float" office:value="0.431895" calcext:value-type="float">
            <text:p>0.431895</text:p>
          </table:table-cell>
          <table:table-cell office:value-type="float" office:value="0.145113" calcext:value-type="float">
            <text:p>0.145113</text:p>
          </table:table-cell>
          <table:table-cell office:value-type="float" office:value="0.195014" calcext:value-type="float">
            <text:p>0.195014</text:p>
          </table:table-cell>
          <table:table-cell office:value-type="float" office:value="1.20252" calcext:value-type="float">
            <text:p>1.20252</text:p>
          </table:table-cell>
          <table:table-cell office:value-type="float" office:value="0.60321" calcext:value-type="float">
            <text:p>0.60321</text:p>
          </table:table-cell>
          <table:table-cell table:number-columns-repeated="4"/>
          <table:table-cell table:formula="of:=MIN([.A187:.BL187])" office:value-type="float" office:value="0.0765901" calcext:value-type="float">
            <text:p>0.0765901</text:p>
          </table:table-cell>
          <table:table-cell table:formula="of:=MAX([.A187:.BL187])" office:value-type="float" office:value="2.36457" calcext:value-type="float">
            <text:p>2.36457</text:p>
          </table:table-cell>
          <table:table-cell table:number-columns-repeated="7"/>
        </table:table-row>
        <table:table-row table:style-name="ro2">
          <table:table-cell office:value-type="float" office:value="0.154793" calcext:value-type="float">
            <text:p>0.154793</text:p>
          </table:table-cell>
          <table:table-cell office:value-type="float" office:value="0.100523" calcext:value-type="float">
            <text:p>0.100523</text:p>
          </table:table-cell>
          <table:table-cell office:value-type="float" office:value="0.101464" calcext:value-type="float">
            <text:p>0.101464</text:p>
          </table:table-cell>
          <table:table-cell office:value-type="float" office:value="0.415548" calcext:value-type="float">
            <text:p>0.415548</text:p>
          </table:table-cell>
          <table:table-cell office:value-type="float" office:value="0.426545" calcext:value-type="float">
            <text:p>0.426545</text:p>
          </table:table-cell>
          <table:table-cell office:value-type="float" office:value="0.125562" calcext:value-type="float">
            <text:p>0.125562</text:p>
          </table:table-cell>
          <table:table-cell office:value-type="float" office:value="0.0863359" calcext:value-type="float">
            <text:p>0.0863359</text:p>
          </table:table-cell>
          <table:table-cell office:value-type="float" office:value="0.0872939" calcext:value-type="float">
            <text:p>0.0872939</text:p>
          </table:table-cell>
          <table:table-cell office:value-type="float" office:value="0.281784" calcext:value-type="float">
            <text:p>0.281784</text:p>
          </table:table-cell>
          <table:table-cell office:value-type="float" office:value="0.398172" calcext:value-type="float">
            <text:p>0.398172</text:p>
          </table:table-cell>
          <table:table-cell office:value-type="float" office:value="0.537783" calcext:value-type="float">
            <text:p>0.537783</text:p>
          </table:table-cell>
          <table:table-cell office:value-type="float" office:value="0.444433" calcext:value-type="float">
            <text:p>0.444433</text:p>
          </table:table-cell>
          <table:table-cell office:value-type="float" office:value="0.396686" calcext:value-type="float">
            <text:p>0.396686</text:p>
          </table:table-cell>
          <table:table-cell office:value-type="float" office:value="0.216643" calcext:value-type="float">
            <text:p>0.216643</text:p>
          </table:table-cell>
          <table:table-cell office:value-type="float" office:value="0.394883" calcext:value-type="float">
            <text:p>0.394883</text:p>
          </table:table-cell>
          <table:table-cell office:value-type="float" office:value="0.105445" calcext:value-type="float">
            <text:p>0.105445</text:p>
          </table:table-cell>
          <table:table-cell office:value-type="float" office:value="0.317246" calcext:value-type="float">
            <text:p>0.317246</text:p>
          </table:table-cell>
          <table:table-cell office:value-type="float" office:value="0.178681" calcext:value-type="float">
            <text:p>0.178681</text:p>
          </table:table-cell>
          <table:table-cell office:value-type="float" office:value="0.561586" calcext:value-type="float">
            <text:p>0.561586</text:p>
          </table:table-cell>
          <table:table-cell office:value-type="float" office:value="0.538278" calcext:value-type="float">
            <text:p>0.538278</text:p>
          </table:table-cell>
          <table:table-cell office:value-type="float" office:value="1.63478" calcext:value-type="float">
            <text:p>1.63478</text:p>
          </table:table-cell>
          <table:table-cell office:value-type="float" office:value="1.55728" calcext:value-type="float">
            <text:p>1.55728</text:p>
          </table:table-cell>
          <table:table-cell office:value-type="float" office:value="1.49823" calcext:value-type="float">
            <text:p>1.49823</text:p>
          </table:table-cell>
          <table:table-cell office:value-type="float" office:value="1.45009" calcext:value-type="float">
            <text:p>1.45009</text:p>
          </table:table-cell>
          <table:table-cell office:value-type="float" office:value="1.22055" calcext:value-type="float">
            <text:p>1.22055</text:p>
          </table:table-cell>
          <table:table-cell office:value-type="float" office:value="1.18446" calcext:value-type="float">
            <text:p>1.18446</text:p>
          </table:table-cell>
          <table:table-cell office:value-type="float" office:value="1.1608" calcext:value-type="float">
            <text:p>1.1608</text:p>
          </table:table-cell>
          <table:table-cell office:value-type="float" office:value="1.0966" calcext:value-type="float">
            <text:p>1.0966</text:p>
          </table:table-cell>
          <table:table-cell office:value-type="float" office:value="0.900248" calcext:value-type="float">
            <text:p>0.900248</text:p>
          </table:table-cell>
          <table:table-cell office:value-type="float" office:value="1.76492" calcext:value-type="float">
            <text:p>1.76492</text:p>
          </table:table-cell>
          <table:table-cell office:value-type="float" office:value="1.72177" calcext:value-type="float">
            <text:p>1.72177</text:p>
          </table:table-cell>
          <table:table-cell office:value-type="float" office:value="1.65925" calcext:value-type="float">
            <text:p>1.65925</text:p>
          </table:table-cell>
          <table:table-cell office:value-type="float" office:value="0.660887" calcext:value-type="float">
            <text:p>0.660887</text:p>
          </table:table-cell>
          <table:table-cell office:value-type="float" office:value="1.53493" calcext:value-type="float">
            <text:p>1.53493</text:p>
          </table:table-cell>
          <table:table-cell office:value-type="float" office:value="1.46948" calcext:value-type="float">
            <text:p>1.46948</text:p>
          </table:table-cell>
          <table:table-cell office:value-type="float" office:value="1.07871" calcext:value-type="float">
            <text:p>1.07871</text:p>
          </table:table-cell>
          <table:table-cell office:value-type="float" office:value="1.30252" calcext:value-type="float">
            <text:p>1.30252</text:p>
          </table:table-cell>
          <table:table-cell office:value-type="float" office:value="1.20692" calcext:value-type="float">
            <text:p>1.20692</text:p>
          </table:table-cell>
          <table:table-cell office:value-type="float" office:value="1.12178" calcext:value-type="float">
            <text:p>1.12178</text:p>
          </table:table-cell>
          <table:table-cell office:value-type="float" office:value="0.670493" calcext:value-type="float">
            <text:p>0.670493</text:p>
          </table:table-cell>
          <table:table-cell office:value-type="float" office:value="1.03227" calcext:value-type="float">
            <text:p>1.03227</text:p>
          </table:table-cell>
          <table:table-cell office:value-type="float" office:value="1.42987" calcext:value-type="float">
            <text:p>1.42987</text:p>
          </table:table-cell>
          <table:table-cell office:value-type="float" office:value="0.833373" calcext:value-type="float">
            <text:p>0.833373</text:p>
          </table:table-cell>
          <table:table-cell office:value-type="float" office:value="2.10191" calcext:value-type="float">
            <text:p>2.10191</text:p>
          </table:table-cell>
          <table:table-cell office:value-type="float" office:value="0.799471" calcext:value-type="float">
            <text:p>0.799471</text:p>
          </table:table-cell>
          <table:table-cell office:value-type="float" office:value="0.73909" calcext:value-type="float">
            <text:p>0.73909</text:p>
          </table:table-cell>
          <table:table-cell office:value-type="float" office:value="0.665556" calcext:value-type="float">
            <text:p>0.665556</text:p>
          </table:table-cell>
          <table:table-cell office:value-type="float" office:value="0.58124" calcext:value-type="float">
            <text:p>0.58124</text:p>
          </table:table-cell>
          <table:table-cell office:value-type="float" office:value="0.634162" calcext:value-type="float">
            <text:p>0.634162</text:p>
          </table:table-cell>
          <table:table-cell office:value-type="float" office:value="0.505114" calcext:value-type="float">
            <text:p>0.505114</text:p>
          </table:table-cell>
          <table:table-cell office:value-type="float" office:value="0.56101" calcext:value-type="float">
            <text:p>0.56101</text:p>
          </table:table-cell>
          <table:table-cell office:value-type="float" office:value="0.738994" calcext:value-type="float">
            <text:p>0.738994</text:p>
          </table:table-cell>
          <table:table-cell office:value-type="float" office:value="1.97552" calcext:value-type="float">
            <text:p>1.97552</text:p>
          </table:table-cell>
          <table:table-cell office:value-type="float" office:value="1.7571" calcext:value-type="float">
            <text:p>1.7571</text:p>
          </table:table-cell>
          <table:table-cell office:value-type="float" office:value="0.097347" calcext:value-type="float">
            <text:p>0.097347</text:p>
          </table:table-cell>
          <table:table-cell office:value-type="float" office:value="0.209504" calcext:value-type="float">
            <text:p>0.209504</text:p>
          </table:table-cell>
          <table:table-cell office:value-type="float" office:value="0.18236" calcext:value-type="float">
            <text:p>0.18236</text:p>
          </table:table-cell>
          <table:table-cell office:value-type="float" office:value="0.111195" calcext:value-type="float">
            <text:p>0.111195</text:p>
          </table:table-cell>
          <table:table-cell office:value-type="float" office:value="0.0868559" calcext:value-type="float">
            <text:p>0.0868559</text:p>
          </table:table-cell>
          <table:table-cell office:value-type="float" office:value="1.40125" calcext:value-type="float">
            <text:p>1.40125</text:p>
          </table:table-cell>
          <table:table-cell office:value-type="float" office:value="0.722248" calcext:value-type="float">
            <text:p>0.722248</text:p>
          </table:table-cell>
          <table:table-cell office:value-type="float" office:value="0.332831" calcext:value-type="float">
            <text:p>0.332831</text:p>
          </table:table-cell>
          <table:table-cell office:value-type="float" office:value="0.0684829" calcext:value-type="float">
            <text:p>0.0684829</text:p>
          </table:table-cell>
          <table:table-cell office:value-type="float" office:value="0.0586591" calcext:value-type="float">
            <text:p>0.0586591</text:p>
          </table:table-cell>
          <table:table-cell table:number-columns-repeated="4"/>
          <table:table-cell table:formula="of:=MIN([.A188:.BL188])" office:value-type="float" office:value="0.0586591" calcext:value-type="float">
            <text:p>0.0586591</text:p>
          </table:table-cell>
          <table:table-cell table:formula="of:=MAX([.A188:.BL188])" office:value-type="float" office:value="2.10191" calcext:value-type="float">
            <text:p>2.10191</text:p>
          </table:table-cell>
          <table:table-cell table:number-columns-repeated="7"/>
        </table:table-row>
        <table:table-row table:style-name="ro2">
          <table:table-cell office:value-type="float" office:value="0.147511" calcext:value-type="float">
            <text:p>0.147511</text:p>
          </table:table-cell>
          <table:table-cell office:value-type="float" office:value="0.226002" calcext:value-type="float">
            <text:p>0.226002</text:p>
          </table:table-cell>
          <table:table-cell office:value-type="float" office:value="0.0949149" calcext:value-type="float">
            <text:p>0.0949149</text:p>
          </table:table-cell>
          <table:table-cell office:value-type="float" office:value="0.40117" calcext:value-type="float">
            <text:p>0.40117</text:p>
          </table:table-cell>
          <table:table-cell office:value-type="float" office:value="0.432052" calcext:value-type="float">
            <text:p>0.432052</text:p>
          </table:table-cell>
          <table:table-cell office:value-type="float" office:value="0.395468" calcext:value-type="float">
            <text:p>0.395468</text:p>
          </table:table-cell>
          <table:table-cell office:value-type="float" office:value="0.122119" calcext:value-type="float">
            <text:p>0.122119</text:p>
          </table:table-cell>
          <table:table-cell office:value-type="float" office:value="0.17876" calcext:value-type="float">
            <text:p>0.17876</text:p>
          </table:table-cell>
          <table:table-cell office:value-type="float" office:value="0.419949" calcext:value-type="float">
            <text:p>0.419949</text:p>
          </table:table-cell>
          <table:table-cell office:value-type="float" office:value="0.232705" calcext:value-type="float">
            <text:p>0.232705</text:p>
          </table:table-cell>
          <table:table-cell office:value-type="float" office:value="0.130383" calcext:value-type="float">
            <text:p>0.130383</text:p>
          </table:table-cell>
          <table:table-cell office:value-type="float" office:value="0.0941629" calcext:value-type="float">
            <text:p>0.0941629</text:p>
          </table:table-cell>
          <table:table-cell office:value-type="float" office:value="0.097255" calcext:value-type="float">
            <text:p>0.097255</text:p>
          </table:table-cell>
          <table:table-cell office:value-type="float" office:value="0.0841012" calcext:value-type="float">
            <text:p>0.0841012</text:p>
          </table:table-cell>
          <table:table-cell office:value-type="float" office:value="0.0779891" calcext:value-type="float">
            <text:p>0.0779891</text:p>
          </table:table-cell>
          <table:table-cell office:value-type="float" office:value="0.184594" calcext:value-type="float">
            <text:p>0.184594</text:p>
          </table:table-cell>
          <table:table-cell office:value-type="float" office:value="0.326564" calcext:value-type="float">
            <text:p>0.326564</text:p>
          </table:table-cell>
          <table:table-cell office:value-type="float" office:value="0.183207" calcext:value-type="float">
            <text:p>0.183207</text:p>
          </table:table-cell>
          <table:table-cell office:value-type="float" office:value="0.190866" calcext:value-type="float">
            <text:p>0.190866</text:p>
          </table:table-cell>
          <table:table-cell office:value-type="float" office:value="0.215194" calcext:value-type="float">
            <text:p>0.215194</text:p>
          </table:table-cell>
          <table:table-cell office:value-type="float" office:value="0.468441" calcext:value-type="float">
            <text:p>0.468441</text:p>
          </table:table-cell>
          <table:table-cell office:value-type="float" office:value="1.14491" calcext:value-type="float">
            <text:p>1.14491</text:p>
          </table:table-cell>
          <table:table-cell office:value-type="float" office:value="0.169035" calcext:value-type="float">
            <text:p>0.169035</text:p>
          </table:table-cell>
          <table:table-cell office:value-type="float" office:value="0.0821571" calcext:value-type="float">
            <text:p>0.0821571</text:p>
          </table:table-cell>
          <table:table-cell office:value-type="float" office:value="0.080755" calcext:value-type="float">
            <text:p>0.080755</text:p>
          </table:table-cell>
          <table:table-cell office:value-type="float" office:value="0.0754452" calcext:value-type="float">
            <text:p>0.0754452</text:p>
          </table:table-cell>
          <table:table-cell office:value-type="float" office:value="0.105805" calcext:value-type="float">
            <text:p>0.105805</text:p>
          </table:table-cell>
          <table:table-cell office:value-type="float" office:value="0.107646" calcext:value-type="float">
            <text:p>0.107646</text:p>
          </table:table-cell>
          <table:table-cell office:value-type="float" office:value="1.11473" calcext:value-type="float">
            <text:p>1.11473</text:p>
          </table:table-cell>
          <table:table-cell office:value-type="float" office:value="0.110093" calcext:value-type="float">
            <text:p>0.110093</text:p>
          </table:table-cell>
          <table:table-cell office:value-type="float" office:value="0.110326" calcext:value-type="float">
            <text:p>0.110326</text:p>
          </table:table-cell>
          <table:table-cell office:value-type="float" office:value="1.30257" calcext:value-type="float">
            <text:p>1.30257</text:p>
          </table:table-cell>
          <table:table-cell office:value-type="float" office:value="1.25153" calcext:value-type="float">
            <text:p>1.25153</text:p>
          </table:table-cell>
          <table:table-cell office:value-type="float" office:value="1.5525" calcext:value-type="float">
            <text:p>1.5525</text:p>
          </table:table-cell>
          <table:table-cell office:value-type="float" office:value="0.974246" calcext:value-type="float">
            <text:p>0.974246</text:p>
          </table:table-cell>
          <table:table-cell office:value-type="float" office:value="0.152409" calcext:value-type="float">
            <text:p>0.152409</text:p>
          </table:table-cell>
          <table:table-cell office:value-type="float" office:value="1.32284" calcext:value-type="float">
            <text:p>1.32284</text:p>
          </table:table-cell>
          <table:table-cell office:value-type="float" office:value="1.85293" calcext:value-type="float">
            <text:p>1.85293</text:p>
          </table:table-cell>
          <table:table-cell office:value-type="float" office:value="0.106153" calcext:value-type="float">
            <text:p>0.106153</text:p>
          </table:table-cell>
          <table:table-cell office:value-type="float" office:value="0.503183" calcext:value-type="float">
            <text:p>0.503183</text:p>
          </table:table-cell>
          <table:table-cell office:value-type="float" office:value="1.34267" calcext:value-type="float">
            <text:p>1.34267</text:p>
          </table:table-cell>
          <table:table-cell office:value-type="float" office:value="1.25613" calcext:value-type="float">
            <text:p>1.25613</text:p>
          </table:table-cell>
          <table:table-cell office:value-type="float" office:value="1.26762" calcext:value-type="float">
            <text:p>1.26762</text:p>
          </table:table-cell>
          <table:table-cell office:value-type="float" office:value="0.490785" calcext:value-type="float">
            <text:p>0.490785</text:p>
          </table:table-cell>
          <table:table-cell office:value-type="float" office:value="0.522221" calcext:value-type="float">
            <text:p>0.522221</text:p>
          </table:table-cell>
          <table:table-cell office:value-type="float" office:value="1.99956" calcext:value-type="float">
            <text:p>1.99956</text:p>
          </table:table-cell>
          <table:table-cell office:value-type="float" office:value="1.63138" calcext:value-type="float">
            <text:p>1.63138</text:p>
          </table:table-cell>
          <table:table-cell office:value-type="float" office:value="0.463764" calcext:value-type="float">
            <text:p>0.463764</text:p>
          </table:table-cell>
          <table:table-cell office:value-type="float" office:value="1.57277" calcext:value-type="float">
            <text:p>1.57277</text:p>
          </table:table-cell>
          <table:table-cell office:value-type="float" office:value="0.860596" calcext:value-type="float">
            <text:p>0.860596</text:p>
          </table:table-cell>
          <table:table-cell office:value-type="float" office:value="0.789355" calcext:value-type="float">
            <text:p>0.789355</text:p>
          </table:table-cell>
          <table:table-cell office:value-type="float" office:value="1.59077" calcext:value-type="float">
            <text:p>1.59077</text:p>
          </table:table-cell>
          <table:table-cell office:value-type="float" office:value="1.88984" calcext:value-type="float">
            <text:p>1.88984</text:p>
          </table:table-cell>
          <table:table-cell office:value-type="float" office:value="1.18687" calcext:value-type="float">
            <text:p>1.18687</text:p>
          </table:table-cell>
          <table:table-cell office:value-type="float" office:value="1.00218" calcext:value-type="float">
            <text:p>1.00218</text:p>
          </table:table-cell>
          <table:table-cell office:value-type="float" office:value="1.99705" calcext:value-type="float">
            <text:p>1.99705</text:p>
          </table:table-cell>
          <table:table-cell office:value-type="float" office:value="1.7707" calcext:value-type="float">
            <text:p>1.7707</text:p>
          </table:table-cell>
          <table:table-cell office:value-type="float" office:value="1.67405" calcext:value-type="float">
            <text:p>1.67405</text:p>
          </table:table-cell>
          <table:table-cell office:value-type="float" office:value="1.24339" calcext:value-type="float">
            <text:p>1.24339</text:p>
          </table:table-cell>
          <table:table-cell office:value-type="float" office:value="1.23428" calcext:value-type="float">
            <text:p>1.23428</text:p>
          </table:table-cell>
          <table:table-cell office:value-type="float" office:value="1.22728" calcext:value-type="float">
            <text:p>1.22728</text:p>
          </table:table-cell>
          <table:table-cell office:value-type="float" office:value="0.653522" calcext:value-type="float">
            <text:p>0.653522</text:p>
          </table:table-cell>
          <table:table-cell office:value-type="float" office:value="1.87759" calcext:value-type="float">
            <text:p>1.87759</text:p>
          </table:table-cell>
          <table:table-cell office:value-type="float" office:value="1.59323" calcext:value-type="float">
            <text:p>1.59323</text:p>
          </table:table-cell>
          <table:table-cell table:number-columns-repeated="4"/>
          <table:table-cell table:formula="of:=MIN([.A189:.BL189])" office:value-type="float" office:value="0.0754452" calcext:value-type="float">
            <text:p>0.0754452</text:p>
          </table:table-cell>
          <table:table-cell table:formula="of:=MAX([.A189:.BL189])" office:value-type="float" office:value="1.99956" calcext:value-type="float">
            <text:p>1.99956</text:p>
          </table:table-cell>
          <table:table-cell table:number-columns-repeated="2"/>
          <table:table-cell office:value-type="string" calcext:value-type="string">
            <text:p>Socket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2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2.261999" calcext:value-type="float">
            <text:p>2.261999</text:p>
          </table:table-cell>
          <table:table-cell table:formula="of:=AVERAGE([.BR2:.BR21])" office:value-type="float" office:value="2.261999" calcext:value-type="float">
            <text:p>2.261999</text:p>
          </table:table-cell>
          <table:table-cell table:formula="of:=STDEV([.BQ2:.BQ21])/2" office:value-type="float" office:value="0.117130069399926" calcext:value-type="float">
            <text:p>0.1171300694</text:p>
          </table:table-cell>
          <table:table-cell table:formula="of:=STDEV([.BR2:.BR21])/2" office:value-type="float" office:value="0.117130069399926" calcext:value-type="float">
            <text:p>0.1171300694</text:p>
          </table:table-cell>
        </table:table-row>
        <table:table-row table:style-name="ro2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2.1679405" calcext:value-type="float">
            <text:p>2.1679405</text:p>
          </table:table-cell>
          <table:table-cell table:formula="of:=AVERAGE([.BR23:.BR42])" office:value-type="float" office:value="2.44223" calcext:value-type="float">
            <text:p>2.44223</text:p>
          </table:table-cell>
          <table:table-cell table:formula="of:=STDEV([.BQ23:.BQ42])/2" office:value-type="float" office:value="0.270197507796928" calcext:value-type="float">
            <text:p>0.2701975078</text:p>
          </table:table-cell>
          <table:table-cell table:formula="of:=STDEV([.BR23:.BR42])/2" office:value-type="float" office:value="0.369838148743189" calcext:value-type="float">
            <text:p>0.3698381487</text:p>
          </table:table-cell>
        </table:table-row>
        <table:table-row table:style-name="ro2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0.9925649" calcext:value-type="float">
            <text:p>0.9925649</text:p>
          </table:table-cell>
          <table:table-cell table:formula="of:=AVERAGE([.BR44:.BR63])" office:value-type="float" office:value="2.003695" calcext:value-type="float">
            <text:p>2.003695</text:p>
          </table:table-cell>
          <table:table-cell table:formula="of:=STDEV([.BQ44:.BQ63])/2" office:value-type="float" office:value="0.254595600483441" calcext:value-type="float">
            <text:p>0.2545956005</text:p>
          </table:table-cell>
          <table:table-cell table:formula="of:=STDEV([.BR44:.BR63])/2" office:value-type="float" office:value="0.162002712115862" calcext:value-type="float">
            <text:p>0.1620027121</text:p>
          </table:table-cell>
        </table:table-row>
        <table:table-row table:style-name="ro2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60088615" calcext:value-type="float">
            <text:p>0.60088615</text:p>
          </table:table-cell>
          <table:table-cell table:formula="of:=AVERAGE([.BR65:.BR84])" office:value-type="float" office:value="1.5483345" calcext:value-type="float">
            <text:p>1.5483345</text:p>
          </table:table-cell>
          <table:table-cell table:formula="of:=STDEV([.BQ65:.BQ84])/2" office:value-type="float" office:value="0.123366033899794" calcext:value-type="float">
            <text:p>0.1233660339</text:p>
          </table:table-cell>
          <table:table-cell table:formula="of:=STDEV([.BR65:.BR84])/2" office:value-type="float" office:value="0.182945301355602" calcext:value-type="float">
            <text:p>0.1829453014</text:p>
          </table:table-cell>
        </table:table-row>
        <table:table-row table:style-name="ro2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28460785" calcext:value-type="float">
            <text:p>0.28460785</text:p>
          </table:table-cell>
          <table:table-cell table:formula="of:=AVERAGE([.BR86:.BR105])" office:value-type="float" office:value="1.66098" calcext:value-type="float">
            <text:p>1.66098</text:p>
          </table:table-cell>
          <table:table-cell table:formula="of:=STDEV([.BQ86:.BQ105])/2" office:value-type="float" office:value="0.0442224373546527" calcext:value-type="float">
            <text:p>0.0442224374</text:p>
          </table:table-cell>
          <table:table-cell table:formula="of:=STDEV([.BR86:.BR105])/2" office:value-type="float" office:value="0.139135317804382" calcext:value-type="float">
            <text:p>0.1391353178</text:p>
          </table:table-cell>
        </table:table-row>
        <table:table-row table:style-name="ro2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212692145" calcext:value-type="float">
            <text:p>0.212692145</text:p>
          </table:table-cell>
          <table:table-cell table:formula="of:=AVERAGE([.BR107:.BR126])" office:value-type="float" office:value="1.686431" calcext:value-type="float">
            <text:p>1.686431</text:p>
          </table:table-cell>
          <table:table-cell table:formula="of:=STDEV([.BQ107:.BQ126])/2" office:value-type="float" office:value="0.0393732458369809" calcext:value-type="float">
            <text:p>0.0393732458</text:p>
          </table:table-cell>
          <table:table-cell table:formula="of:=STDEV([.BR107:.BR126])/2" office:value-type="float" office:value="0.189356999515535" calcext:value-type="float">
            <text:p>0.1893569995</text:p>
          </table:table-cell>
        </table:table-row>
        <table:table-row table:style-name="ro2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5165146" calcext:value-type="float">
            <text:p>0.15165146</text:p>
          </table:table-cell>
          <table:table-cell table:formula="of:=AVERAGE([.BR128:.BR147])" office:value-type="float" office:value="1.769815" calcext:value-type="float">
            <text:p>1.769815</text:p>
          </table:table-cell>
          <table:table-cell table:formula="of:=STDEV([.BQ128:.BQ147])/2" office:value-type="float" office:value="0.028778568345172" calcext:value-type="float">
            <text:p>0.0287785683</text:p>
          </table:table-cell>
          <table:table-cell table:formula="of:=STDEV([.BR128:.BR147])/2" office:value-type="float" office:value="0.158616152612957" calcext:value-type="float">
            <text:p>0.1586161526</text:p>
          </table:table-cell>
        </table:table-row>
        <table:table-row table:style-name="ro2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088198895" calcext:value-type="float">
            <text:p>0.088198895</text:p>
          </table:table-cell>
          <table:table-cell table:formula="of:=AVERAGE([.BR149:.BR168])" office:value-type="float" office:value="2.006728" calcext:value-type="float">
            <text:p>2.006728</text:p>
          </table:table-cell>
          <table:table-cell table:formula="of:=STDEV([.BQ149:.BQ168])/2" office:value-type="float" office:value="0.0136024085190384" calcext:value-type="float">
            <text:p>0.0136024085</text:p>
          </table:table-cell>
          <table:table-cell table:formula="of:=STDEV([.BR149:.BR168])/2" office:value-type="float" office:value="0.172887433826936" calcext:value-type="float">
            <text:p>0.1728874338</text:p>
          </table:table-cell>
        </table:table-row>
        <table:table-row table:style-name="ro2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6237467" calcext:value-type="float">
            <text:p>0.06237467</text:p>
          </table:table-cell>
          <table:table-cell table:formula="of:=AVERAGE([.BR170:.BR189])" office:value-type="float" office:value="2.2606265" calcext:value-type="float">
            <text:p>2.2606265</text:p>
          </table:table-cell>
          <table:table-cell table:formula="of:=STDEV([.BQ170:.BQ189])/2" office:value-type="float" office:value="0.00850342965311954" calcext:value-type="float">
            <text:p>0.0085034297</text:p>
          </table:table-cell>
          <table:table-cell table:formula="of:=STDEV([.BR170:.BR189])/2" office:value-type="float" office:value="0.168445666269377" calcext:value-type="float">
            <text:p>0.1684456663</text:p>
          </table:table-cell>
        </table:table-row>
      </table:table>
      <table:table table:name="8 Thread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number-columns-repeated="13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table:number-columns-repeated="67"/>
          <table:table-cell table:formula="of:=MIN([.A1:.BL1])" office:value-type="float" office:value="1" calcext:value-type="float">
            <text:p>1</text:p>
          </table:table-cell>
          <table:table-cell table:formula="of:=MAX([.A1:.BL1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float" office:value="2.41616" calcext:value-type="float">
            <text:p>2.41616</text:p>
          </table:table-cell>
          <table:table-cell table:number-columns-repeated="67"/>
          <table:table-cell table:formula="of:=MIN([.A2:.BL2])" office:value-type="float" office:value="2.41616" calcext:value-type="float">
            <text:p>2.41616</text:p>
          </table:table-cell>
          <table:table-cell table:formula="of:=MAX([.A2:.BL2])" office:value-type="float" office:value="2.41616" calcext:value-type="float">
            <text:p>2.41616</text:p>
          </table:table-cell>
          <table:table-cell table:number-columns-repeated="7"/>
        </table:table-row>
        <table:table-row table:style-name="ro2">
          <table:table-cell office:value-type="float" office:value="2.41479" calcext:value-type="float">
            <text:p>2.41479</text:p>
          </table:table-cell>
          <table:table-cell table:number-columns-repeated="67"/>
          <table:table-cell table:formula="of:=MIN([.A3:.BL3])" office:value-type="float" office:value="2.41479" calcext:value-type="float">
            <text:p>2.41479</text:p>
          </table:table-cell>
          <table:table-cell table:formula="of:=MAX([.A3:.BL3])" office:value-type="float" office:value="2.41479" calcext:value-type="float">
            <text:p>2.41479</text:p>
          </table:table-cell>
          <table:table-cell table:number-columns-repeated="7"/>
        </table:table-row>
        <table:table-row table:style-name="ro2">
          <table:table-cell office:value-type="float" office:value="2.41626" calcext:value-type="float">
            <text:p>2.41626</text:p>
          </table:table-cell>
          <table:table-cell table:number-columns-repeated="67"/>
          <table:table-cell table:formula="of:=MIN([.A4:.BL4])" office:value-type="float" office:value="2.41626" calcext:value-type="float">
            <text:p>2.41626</text:p>
          </table:table-cell>
          <table:table-cell table:formula="of:=MAX([.A4:.BL4])" office:value-type="float" office:value="2.41626" calcext:value-type="float">
            <text:p>2.41626</text:p>
          </table:table-cell>
          <table:table-cell table:number-columns-repeated="7"/>
        </table:table-row>
        <table:table-row table:style-name="ro2">
          <table:table-cell office:value-type="float" office:value="1.89461" calcext:value-type="float">
            <text:p>1.89461</text:p>
          </table:table-cell>
          <table:table-cell table:number-columns-repeated="67"/>
          <table:table-cell table:formula="of:=MIN([.A5:.BL5])" office:value-type="float" office:value="1.89461" calcext:value-type="float">
            <text:p>1.89461</text:p>
          </table:table-cell>
          <table:table-cell table:formula="of:=MAX([.A5:.BL5])" office:value-type="float" office:value="1.89461" calcext:value-type="float">
            <text:p>1.89461</text:p>
          </table:table-cell>
          <table:table-cell table:number-columns-repeated="7"/>
        </table:table-row>
        <table:table-row table:style-name="ro2">
          <table:table-cell office:value-type="float" office:value="2.40736" calcext:value-type="float">
            <text:p>2.40736</text:p>
          </table:table-cell>
          <table:table-cell table:number-columns-repeated="67"/>
          <table:table-cell table:formula="of:=MIN([.A6:.BL6])" office:value-type="float" office:value="2.40736" calcext:value-type="float">
            <text:p>2.40736</text:p>
          </table:table-cell>
          <table:table-cell table:formula="of:=MAX([.A6:.BL6])" office:value-type="float" office:value="2.40736" calcext:value-type="float">
            <text:p>2.40736</text:p>
          </table:table-cell>
          <table:table-cell table:number-columns-repeated="7"/>
        </table:table-row>
        <table:table-row table:style-name="ro2">
          <table:table-cell office:value-type="float" office:value="2.41755" calcext:value-type="float">
            <text:p>2.41755</text:p>
          </table:table-cell>
          <table:table-cell table:number-columns-repeated="67"/>
          <table:table-cell table:formula="of:=MIN([.A7:.BL7])" office:value-type="float" office:value="2.41755" calcext:value-type="float">
            <text:p>2.41755</text:p>
          </table:table-cell>
          <table:table-cell table:formula="of:=MAX([.A7:.BL7])" office:value-type="float" office:value="2.41755" calcext:value-type="float">
            <text:p>2.41755</text:p>
          </table:table-cell>
          <table:table-cell table:number-columns-repeated="7"/>
        </table:table-row>
        <table:table-row table:style-name="ro2">
          <table:table-cell office:value-type="float" office:value="2.41939" calcext:value-type="float">
            <text:p>2.41939</text:p>
          </table:table-cell>
          <table:table-cell table:number-columns-repeated="67"/>
          <table:table-cell table:formula="of:=MIN([.A8:.BL8])" office:value-type="float" office:value="2.41939" calcext:value-type="float">
            <text:p>2.41939</text:p>
          </table:table-cell>
          <table:table-cell table:formula="of:=MAX([.A8:.BL8])" office:value-type="float" office:value="2.41939" calcext:value-type="float">
            <text:p>2.41939</text:p>
          </table:table-cell>
          <table:table-cell table:number-columns-repeated="7"/>
        </table:table-row>
        <table:table-row table:style-name="ro2">
          <table:table-cell office:value-type="float" office:value="2.42702" calcext:value-type="float">
            <text:p>2.42702</text:p>
          </table:table-cell>
          <table:table-cell table:number-columns-repeated="67"/>
          <table:table-cell table:formula="of:=MIN([.A9:.BL9])" office:value-type="float" office:value="2.42702" calcext:value-type="float">
            <text:p>2.42702</text:p>
          </table:table-cell>
          <table:table-cell table:formula="of:=MAX([.A9:.BL9])" office:value-type="float" office:value="2.42702" calcext:value-type="float">
            <text:p>2.42702</text:p>
          </table:table-cell>
          <table:table-cell table:number-columns-repeated="7"/>
        </table:table-row>
        <table:table-row table:style-name="ro2">
          <table:table-cell office:value-type="float" office:value="2.44469" calcext:value-type="float">
            <text:p>2.44469</text:p>
          </table:table-cell>
          <table:table-cell table:number-columns-repeated="67"/>
          <table:table-cell table:formula="of:=MIN([.A10:.BL10])" office:value-type="float" office:value="2.44469" calcext:value-type="float">
            <text:p>2.44469</text:p>
          </table:table-cell>
          <table:table-cell table:formula="of:=MAX([.A10:.BL10])" office:value-type="float" office:value="2.44469" calcext:value-type="float">
            <text:p>2.44469</text:p>
          </table:table-cell>
          <table:table-cell table:number-columns-repeated="7"/>
        </table:table-row>
        <table:table-row table:style-name="ro2">
          <table:table-cell office:value-type="float" office:value="2.06046" calcext:value-type="float">
            <text:p>2.06046</text:p>
          </table:table-cell>
          <table:table-cell table:number-columns-repeated="67"/>
          <table:table-cell table:formula="of:=MIN([.A11:.BL11])" office:value-type="float" office:value="2.06046" calcext:value-type="float">
            <text:p>2.06046</text:p>
          </table:table-cell>
          <table:table-cell table:formula="of:=MAX([.A11:.BL11])" office:value-type="float" office:value="2.06046" calcext:value-type="float">
            <text:p>2.06046</text:p>
          </table:table-cell>
          <table:table-cell table:number-columns-repeated="7"/>
        </table:table-row>
        <table:table-row table:style-name="ro2">
          <table:table-cell office:value-type="float" office:value="2.43643" calcext:value-type="float">
            <text:p>2.43643</text:p>
          </table:table-cell>
          <table:table-cell table:number-columns-repeated="67"/>
          <table:table-cell table:formula="of:=MIN([.A12:.BL12])" office:value-type="float" office:value="2.43643" calcext:value-type="float">
            <text:p>2.43643</text:p>
          </table:table-cell>
          <table:table-cell table:formula="of:=MAX([.A12:.BL12])" office:value-type="float" office:value="2.43643" calcext:value-type="float">
            <text:p>2.43643</text:p>
          </table:table-cell>
          <table:table-cell table:number-columns-repeated="7"/>
        </table:table-row>
        <table:table-row table:style-name="ro2">
          <table:table-cell office:value-type="float" office:value="2.09771" calcext:value-type="float">
            <text:p>2.09771</text:p>
          </table:table-cell>
          <table:table-cell table:number-columns-repeated="67"/>
          <table:table-cell table:formula="of:=MIN([.A13:.BL13])" office:value-type="float" office:value="2.09771" calcext:value-type="float">
            <text:p>2.09771</text:p>
          </table:table-cell>
          <table:table-cell table:formula="of:=MAX([.A13:.BL13])" office:value-type="float" office:value="2.09771" calcext:value-type="float">
            <text:p>2.09771</text:p>
          </table:table-cell>
          <table:table-cell table:number-columns-repeated="7"/>
        </table:table-row>
        <table:table-row table:style-name="ro2">
          <table:table-cell office:value-type="float" office:value="2.46502" calcext:value-type="float">
            <text:p>2.46502</text:p>
          </table:table-cell>
          <table:table-cell table:number-columns-repeated="67"/>
          <table:table-cell table:formula="of:=MIN([.A14:.BL14])" office:value-type="float" office:value="2.46502" calcext:value-type="float">
            <text:p>2.46502</text:p>
          </table:table-cell>
          <table:table-cell table:formula="of:=MAX([.A14:.BL14])" office:value-type="float" office:value="2.46502" calcext:value-type="float">
            <text:p>2.46502</text:p>
          </table:table-cell>
          <table:table-cell table:number-columns-repeated="7"/>
        </table:table-row>
        <table:table-row table:style-name="ro2">
          <table:table-cell office:value-type="float" office:value="2.4398" calcext:value-type="float">
            <text:p>2.4398</text:p>
          </table:table-cell>
          <table:table-cell table:number-columns-repeated="67"/>
          <table:table-cell table:formula="of:=MIN([.A15:.BL15])" office:value-type="float" office:value="2.4398" calcext:value-type="float">
            <text:p>2.4398</text:p>
          </table:table-cell>
          <table:table-cell table:formula="of:=MAX([.A15:.BL15])" office:value-type="float" office:value="2.4398" calcext:value-type="float">
            <text:p>2.4398</text:p>
          </table:table-cell>
          <table:table-cell table:number-columns-repeated="7"/>
        </table:table-row>
        <table:table-row table:style-name="ro2">
          <table:table-cell office:value-type="float" office:value="2.43188" calcext:value-type="float">
            <text:p>2.43188</text:p>
          </table:table-cell>
          <table:table-cell table:number-columns-repeated="67"/>
          <table:table-cell table:formula="of:=MIN([.A16:.BL16])" office:value-type="float" office:value="2.43188" calcext:value-type="float">
            <text:p>2.43188</text:p>
          </table:table-cell>
          <table:table-cell table:formula="of:=MAX([.A16:.BL16])" office:value-type="float" office:value="2.43188" calcext:value-type="float">
            <text:p>2.43188</text:p>
          </table:table-cell>
          <table:table-cell table:number-columns-repeated="7"/>
        </table:table-row>
        <table:table-row table:style-name="ro2">
          <table:table-cell office:value-type="float" office:value="2.42119" calcext:value-type="float">
            <text:p>2.42119</text:p>
          </table:table-cell>
          <table:table-cell table:number-columns-repeated="67"/>
          <table:table-cell table:formula="of:=MIN([.A17:.BL17])" office:value-type="float" office:value="2.42119" calcext:value-type="float">
            <text:p>2.42119</text:p>
          </table:table-cell>
          <table:table-cell table:formula="of:=MAX([.A17:.BL17])" office:value-type="float" office:value="2.42119" calcext:value-type="float">
            <text:p>2.42119</text:p>
          </table:table-cell>
          <table:table-cell table:number-columns-repeated="7"/>
        </table:table-row>
        <table:table-row table:style-name="ro2">
          <table:table-cell office:value-type="float" office:value="2.41994" calcext:value-type="float">
            <text:p>2.41994</text:p>
          </table:table-cell>
          <table:table-cell table:number-columns-repeated="67"/>
          <table:table-cell table:formula="of:=MIN([.A18:.BL18])" office:value-type="float" office:value="2.41994" calcext:value-type="float">
            <text:p>2.41994</text:p>
          </table:table-cell>
          <table:table-cell table:formula="of:=MAX([.A18:.BL18])" office:value-type="float" office:value="2.41994" calcext:value-type="float">
            <text:p>2.41994</text:p>
          </table:table-cell>
          <table:table-cell table:number-columns-repeated="7"/>
        </table:table-row>
        <table:table-row table:style-name="ro2">
          <table:table-cell office:value-type="float" office:value="2.42025" calcext:value-type="float">
            <text:p>2.42025</text:p>
          </table:table-cell>
          <table:table-cell table:number-columns-repeated="67"/>
          <table:table-cell table:formula="of:=MIN([.A19:.BL19])" office:value-type="float" office:value="2.42025" calcext:value-type="float">
            <text:p>2.42025</text:p>
          </table:table-cell>
          <table:table-cell table:formula="of:=MAX([.A19:.BL19])" office:value-type="float" office:value="2.42025" calcext:value-type="float">
            <text:p>2.42025</text:p>
          </table:table-cell>
          <table:table-cell table:number-columns-repeated="7"/>
        </table:table-row>
        <table:table-row table:style-name="ro2">
          <table:table-cell office:value-type="float" office:value="2.42462" calcext:value-type="float">
            <text:p>2.42462</text:p>
          </table:table-cell>
          <table:table-cell table:number-columns-repeated="67"/>
          <table:table-cell table:formula="of:=MIN([.A20:.BL20])" office:value-type="float" office:value="2.42462" calcext:value-type="float">
            <text:p>2.42462</text:p>
          </table:table-cell>
          <table:table-cell table:formula="of:=MAX([.A20:.BL20])" office:value-type="float" office:value="2.42462" calcext:value-type="float">
            <text:p>2.42462</text:p>
          </table:table-cell>
          <table:table-cell table:number-columns-repeated="7"/>
        </table:table-row>
        <table:table-row table:style-name="ro2">
          <table:table-cell office:value-type="float" office:value="2.436" calcext:value-type="float">
            <text:p>2.436</text:p>
          </table:table-cell>
          <table:table-cell table:number-columns-repeated="67"/>
          <table:table-cell table:formula="of:=MIN([.A21:.BL21])" office:value-type="float" office:value="2.436" calcext:value-type="float">
            <text:p>2.436</text:p>
          </table:table-cell>
          <table:table-cell table:formula="of:=MAX([.A21:.BL21])" office:value-type="float" office:value="2.436" calcext:value-type="float">
            <text:p>2.43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7"/>
          <table:table-cell table:formula="of:=MIN([.A22:.BL22])" office:value-type="float" office:value="2" calcext:value-type="float">
            <text:p>2</text:p>
          </table:table-cell>
          <table:table-cell table:formula="of:=MAX([.A22:.BL22])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2.04115" calcext:value-type="float">
            <text:p>2.04115</text:p>
          </table:table-cell>
          <table:table-cell office:value-type="float" office:value="2.05268" calcext:value-type="float">
            <text:p>2.05268</text:p>
          </table:table-cell>
          <table:table-cell table:number-columns-repeated="66"/>
          <table:table-cell table:formula="of:=MIN([.A23:.BL23])" office:value-type="float" office:value="2.04115" calcext:value-type="float">
            <text:p>2.04115</text:p>
          </table:table-cell>
          <table:table-cell table:formula="of:=MAX([.A23:.BL23])" office:value-type="float" office:value="2.05268" calcext:value-type="float">
            <text:p>2.05268</text:p>
          </table:table-cell>
          <table:table-cell table:number-columns-repeated="7"/>
        </table:table-row>
        <table:table-row table:style-name="ro2">
          <table:table-cell office:value-type="float" office:value="2.54923" calcext:value-type="float">
            <text:p>2.54923</text:p>
          </table:table-cell>
          <table:table-cell office:value-type="float" office:value="2.55874" calcext:value-type="float">
            <text:p>2.55874</text:p>
          </table:table-cell>
          <table:table-cell table:number-columns-repeated="66"/>
          <table:table-cell table:formula="of:=MIN([.A24:.BL24])" office:value-type="float" office:value="2.54923" calcext:value-type="float">
            <text:p>2.54923</text:p>
          </table:table-cell>
          <table:table-cell table:formula="of:=MAX([.A24:.BL24])" office:value-type="float" office:value="2.55874" calcext:value-type="float">
            <text:p>2.55874</text:p>
          </table:table-cell>
          <table:table-cell table:number-columns-repeated="7"/>
        </table:table-row>
        <table:table-row table:style-name="ro2">
          <table:table-cell office:value-type="float" office:value="2.05764" calcext:value-type="float">
            <text:p>2.05764</text:p>
          </table:table-cell>
          <table:table-cell office:value-type="float" office:value="2.19703" calcext:value-type="float">
            <text:p>2.19703</text:p>
          </table:table-cell>
          <table:table-cell table:number-columns-repeated="66"/>
          <table:table-cell table:formula="of:=MIN([.A25:.BL25])" office:value-type="float" office:value="2.05764" calcext:value-type="float">
            <text:p>2.05764</text:p>
          </table:table-cell>
          <table:table-cell table:formula="of:=MAX([.A25:.BL25])" office:value-type="float" office:value="2.19703" calcext:value-type="float">
            <text:p>2.19703</text:p>
          </table:table-cell>
          <table:table-cell table:number-columns-repeated="7"/>
        </table:table-row>
        <table:table-row table:style-name="ro2">
          <table:table-cell office:value-type="float" office:value="1.79967" calcext:value-type="float">
            <text:p>1.79967</text:p>
          </table:table-cell>
          <table:table-cell office:value-type="float" office:value="1.83309" calcext:value-type="float">
            <text:p>1.83309</text:p>
          </table:table-cell>
          <table:table-cell table:number-columns-repeated="66"/>
          <table:table-cell table:formula="of:=MIN([.A26:.BL26])" office:value-type="float" office:value="1.79967" calcext:value-type="float">
            <text:p>1.79967</text:p>
          </table:table-cell>
          <table:table-cell table:formula="of:=MAX([.A26:.BL26])" office:value-type="float" office:value="1.83309" calcext:value-type="float">
            <text:p>1.83309</text:p>
          </table:table-cell>
          <table:table-cell table:number-columns-repeated="7"/>
        </table:table-row>
        <table:table-row table:style-name="ro2">
          <table:table-cell office:value-type="float" office:value="1.21389" calcext:value-type="float">
            <text:p>1.21389</text:p>
          </table:table-cell>
          <table:table-cell office:value-type="float" office:value="1.20736" calcext:value-type="float">
            <text:p>1.20736</text:p>
          </table:table-cell>
          <table:table-cell table:number-columns-repeated="66"/>
          <table:table-cell table:formula="of:=MIN([.A27:.BL27])" office:value-type="float" office:value="1.20736" calcext:value-type="float">
            <text:p>1.20736</text:p>
          </table:table-cell>
          <table:table-cell table:formula="of:=MAX([.A27:.BL27])" office:value-type="float" office:value="1.21389" calcext:value-type="float">
            <text:p>1.21389</text:p>
          </table:table-cell>
          <table:table-cell table:number-columns-repeated="7"/>
        </table:table-row>
        <table:table-row table:style-name="ro2">
          <table:table-cell office:value-type="float" office:value="1.91409" calcext:value-type="float">
            <text:p>1.91409</text:p>
          </table:table-cell>
          <table:table-cell office:value-type="float" office:value="2.51315" calcext:value-type="float">
            <text:p>2.51315</text:p>
          </table:table-cell>
          <table:table-cell table:number-columns-repeated="66"/>
          <table:table-cell table:formula="of:=MIN([.A28:.BL28])" office:value-type="float" office:value="1.91409" calcext:value-type="float">
            <text:p>1.91409</text:p>
          </table:table-cell>
          <table:table-cell table:formula="of:=MAX([.A28:.BL28])" office:value-type="float" office:value="2.51315" calcext:value-type="float">
            <text:p>2.51315</text:p>
          </table:table-cell>
          <table:table-cell table:number-columns-repeated="7"/>
        </table:table-row>
        <table:table-row table:style-name="ro2">
          <table:table-cell office:value-type="float" office:value="0.952242" calcext:value-type="float">
            <text:p>0.952242</text:p>
          </table:table-cell>
          <table:table-cell office:value-type="float" office:value="0.947131" calcext:value-type="float">
            <text:p>0.947131</text:p>
          </table:table-cell>
          <table:table-cell table:number-columns-repeated="66"/>
          <table:table-cell table:formula="of:=MIN([.A29:.BL29])" office:value-type="float" office:value="0.947131" calcext:value-type="float">
            <text:p>0.947131</text:p>
          </table:table-cell>
          <table:table-cell table:formula="of:=MAX([.A29:.BL29])" office:value-type="float" office:value="0.952242" calcext:value-type="float">
            <text:p>0.952242</text:p>
          </table:table-cell>
          <table:table-cell table:number-columns-repeated="7"/>
        </table:table-row>
        <table:table-row table:style-name="ro2">
          <table:table-cell office:value-type="float" office:value="2.36926" calcext:value-type="float">
            <text:p>2.36926</text:p>
          </table:table-cell>
          <table:table-cell office:value-type="float" office:value="2.95337" calcext:value-type="float">
            <text:p>2.95337</text:p>
          </table:table-cell>
          <table:table-cell table:number-columns-repeated="66"/>
          <table:table-cell table:formula="of:=MIN([.A30:.BL30])" office:value-type="float" office:value="2.36926" calcext:value-type="float">
            <text:p>2.36926</text:p>
          </table:table-cell>
          <table:table-cell table:formula="of:=MAX([.A30:.BL30])" office:value-type="float" office:value="2.95337" calcext:value-type="float">
            <text:p>2.95337</text:p>
          </table:table-cell>
          <table:table-cell table:number-columns-repeated="7"/>
        </table:table-row>
        <table:table-row table:style-name="ro2">
          <table:table-cell office:value-type="float" office:value="2.37155" calcext:value-type="float">
            <text:p>2.37155</text:p>
          </table:table-cell>
          <table:table-cell office:value-type="float" office:value="2.95183" calcext:value-type="float">
            <text:p>2.95183</text:p>
          </table:table-cell>
          <table:table-cell table:number-columns-repeated="66"/>
          <table:table-cell table:formula="of:=MIN([.A31:.BL31])" office:value-type="float" office:value="2.37155" calcext:value-type="float">
            <text:p>2.37155</text:p>
          </table:table-cell>
          <table:table-cell table:formula="of:=MAX([.A31:.BL31])" office:value-type="float" office:value="2.95183" calcext:value-type="float">
            <text:p>2.95183</text:p>
          </table:table-cell>
          <table:table-cell table:number-columns-repeated="7"/>
        </table:table-row>
        <table:table-row table:style-name="ro2">
          <table:table-cell office:value-type="float" office:value="2.37476" calcext:value-type="float">
            <text:p>2.37476</text:p>
          </table:table-cell>
          <table:table-cell office:value-type="float" office:value="2.94211" calcext:value-type="float">
            <text:p>2.94211</text:p>
          </table:table-cell>
          <table:table-cell table:number-columns-repeated="66"/>
          <table:table-cell table:formula="of:=MIN([.A32:.BL32])" office:value-type="float" office:value="2.37476" calcext:value-type="float">
            <text:p>2.37476</text:p>
          </table:table-cell>
          <table:table-cell table:formula="of:=MAX([.A32:.BL32])" office:value-type="float" office:value="2.94211" calcext:value-type="float">
            <text:p>2.94211</text:p>
          </table:table-cell>
          <table:table-cell table:number-columns-repeated="7"/>
        </table:table-row>
        <table:table-row table:style-name="ro2">
          <table:table-cell office:value-type="float" office:value="2.37836" calcext:value-type="float">
            <text:p>2.37836</text:p>
          </table:table-cell>
          <table:table-cell office:value-type="float" office:value="2.91546" calcext:value-type="float">
            <text:p>2.91546</text:p>
          </table:table-cell>
          <table:table-cell table:number-columns-repeated="66"/>
          <table:table-cell table:formula="of:=MIN([.A33:.BL33])" office:value-type="float" office:value="2.37836" calcext:value-type="float">
            <text:p>2.37836</text:p>
          </table:table-cell>
          <table:table-cell table:formula="of:=MAX([.A33:.BL33])" office:value-type="float" office:value="2.91546" calcext:value-type="float">
            <text:p>2.91546</text:p>
          </table:table-cell>
          <table:table-cell table:number-columns-repeated="7"/>
        </table:table-row>
        <table:table-row table:style-name="ro2">
          <table:table-cell office:value-type="float" office:value="1.97716" calcext:value-type="float">
            <text:p>1.97716</text:p>
          </table:table-cell>
          <table:table-cell office:value-type="float" office:value="2.47313" calcext:value-type="float">
            <text:p>2.47313</text:p>
          </table:table-cell>
          <table:table-cell table:number-columns-repeated="66"/>
          <table:table-cell table:formula="of:=MIN([.A34:.BL34])" office:value-type="float" office:value="1.97716" calcext:value-type="float">
            <text:p>1.97716</text:p>
          </table:table-cell>
          <table:table-cell table:formula="of:=MAX([.A34:.BL34])" office:value-type="float" office:value="2.47313" calcext:value-type="float">
            <text:p>2.47313</text:p>
          </table:table-cell>
          <table:table-cell table:number-columns-repeated="7"/>
        </table:table-row>
        <table:table-row table:style-name="ro2">
          <table:table-cell office:value-type="float" office:value="2.38874" calcext:value-type="float">
            <text:p>2.38874</text:p>
          </table:table-cell>
          <table:table-cell office:value-type="float" office:value="2.39406" calcext:value-type="float">
            <text:p>2.39406</text:p>
          </table:table-cell>
          <table:table-cell table:number-columns-repeated="66"/>
          <table:table-cell table:formula="of:=MIN([.A35:.BL35])" office:value-type="float" office:value="2.38874" calcext:value-type="float">
            <text:p>2.38874</text:p>
          </table:table-cell>
          <table:table-cell table:formula="of:=MAX([.A35:.BL35])" office:value-type="float" office:value="2.39406" calcext:value-type="float">
            <text:p>2.39406</text:p>
          </table:table-cell>
          <table:table-cell table:number-columns-repeated="7"/>
        </table:table-row>
        <table:table-row table:style-name="ro2">
          <table:table-cell office:value-type="float" office:value="2.39228" calcext:value-type="float">
            <text:p>2.39228</text:p>
          </table:table-cell>
          <table:table-cell office:value-type="float" office:value="2.41232" calcext:value-type="float">
            <text:p>2.41232</text:p>
          </table:table-cell>
          <table:table-cell table:number-columns-repeated="66"/>
          <table:table-cell table:formula="of:=MIN([.A36:.BL36])" office:value-type="float" office:value="2.39228" calcext:value-type="float">
            <text:p>2.39228</text:p>
          </table:table-cell>
          <table:table-cell table:formula="of:=MAX([.A36:.BL36])" office:value-type="float" office:value="2.41232" calcext:value-type="float">
            <text:p>2.41232</text:p>
          </table:table-cell>
          <table:table-cell table:number-columns-repeated="7"/>
        </table:table-row>
        <table:table-row table:style-name="ro2">
          <table:table-cell office:value-type="float" office:value="1.89692" calcext:value-type="float">
            <text:p>1.89692</text:p>
          </table:table-cell>
          <table:table-cell office:value-type="float" office:value="2.43241" calcext:value-type="float">
            <text:p>2.43241</text:p>
          </table:table-cell>
          <table:table-cell table:number-columns-repeated="66"/>
          <table:table-cell table:formula="of:=MIN([.A37:.BL37])" office:value-type="float" office:value="1.89692" calcext:value-type="float">
            <text:p>1.89692</text:p>
          </table:table-cell>
          <table:table-cell table:formula="of:=MAX([.A37:.BL37])" office:value-type="float" office:value="2.43241" calcext:value-type="float">
            <text:p>2.43241</text:p>
          </table:table-cell>
          <table:table-cell table:number-columns-repeated="7"/>
        </table:table-row>
        <table:table-row table:style-name="ro2">
          <table:table-cell office:value-type="float" office:value="2.35503" calcext:value-type="float">
            <text:p>2.35503</text:p>
          </table:table-cell>
          <table:table-cell office:value-type="float" office:value="2.80763" calcext:value-type="float">
            <text:p>2.80763</text:p>
          </table:table-cell>
          <table:table-cell table:number-columns-repeated="66"/>
          <table:table-cell table:formula="of:=MIN([.A38:.BL38])" office:value-type="float" office:value="2.35503" calcext:value-type="float">
            <text:p>2.35503</text:p>
          </table:table-cell>
          <table:table-cell table:formula="of:=MAX([.A38:.BL38])" office:value-type="float" office:value="2.80763" calcext:value-type="float">
            <text:p>2.80763</text:p>
          </table:table-cell>
          <table:table-cell table:number-columns-repeated="7"/>
        </table:table-row>
        <table:table-row table:style-name="ro2">
          <table:table-cell office:value-type="float" office:value="1.21229" calcext:value-type="float">
            <text:p>1.21229</text:p>
          </table:table-cell>
          <table:table-cell office:value-type="float" office:value="1.20448" calcext:value-type="float">
            <text:p>1.20448</text:p>
          </table:table-cell>
          <table:table-cell table:number-columns-repeated="66"/>
          <table:table-cell table:formula="of:=MIN([.A39:.BL39])" office:value-type="float" office:value="1.20448" calcext:value-type="float">
            <text:p>1.20448</text:p>
          </table:table-cell>
          <table:table-cell table:formula="of:=MAX([.A39:.BL39])" office:value-type="float" office:value="1.21229" calcext:value-type="float">
            <text:p>1.21229</text:p>
          </table:table-cell>
          <table:table-cell table:number-columns-repeated="7"/>
        </table:table-row>
        <table:table-row table:style-name="ro2">
          <table:table-cell office:value-type="float" office:value="2.40829" calcext:value-type="float">
            <text:p>2.40829</text:p>
          </table:table-cell>
          <table:table-cell office:value-type="float" office:value="2.41127" calcext:value-type="float">
            <text:p>2.41127</text:p>
          </table:table-cell>
          <table:table-cell table:number-columns-repeated="66"/>
          <table:table-cell table:formula="of:=MIN([.A40:.BL40])" office:value-type="float" office:value="2.40829" calcext:value-type="float">
            <text:p>2.40829</text:p>
          </table:table-cell>
          <table:table-cell table:formula="of:=MAX([.A40:.BL40])" office:value-type="float" office:value="2.41127" calcext:value-type="float">
            <text:p>2.41127</text:p>
          </table:table-cell>
          <table:table-cell table:number-columns-repeated="7"/>
        </table:table-row>
        <table:table-row table:style-name="ro2">
          <table:table-cell office:value-type="float" office:value="1.77018" calcext:value-type="float">
            <text:p>1.77018</text:p>
          </table:table-cell>
          <table:table-cell office:value-type="float" office:value="2.06625" calcext:value-type="float">
            <text:p>2.06625</text:p>
          </table:table-cell>
          <table:table-cell table:number-columns-repeated="66"/>
          <table:table-cell table:formula="of:=MIN([.A41:.BL41])" office:value-type="float" office:value="1.77018" calcext:value-type="float">
            <text:p>1.77018</text:p>
          </table:table-cell>
          <table:table-cell table:formula="of:=MAX([.A41:.BL41])" office:value-type="float" office:value="2.06625" calcext:value-type="float">
            <text:p>2.06625</text:p>
          </table:table-cell>
          <table:table-cell table:number-columns-repeated="7"/>
        </table:table-row>
        <table:table-row table:style-name="ro2">
          <table:table-cell office:value-type="float" office:value="2.40168" calcext:value-type="float">
            <text:p>2.40168</text:p>
          </table:table-cell>
          <table:table-cell office:value-type="float" office:value="2.41319" calcext:value-type="float">
            <text:p>2.41319</text:p>
          </table:table-cell>
          <table:table-cell table:number-columns-repeated="66"/>
          <table:table-cell table:formula="of:=MIN([.A42:.BL42])" office:value-type="float" office:value="2.40168" calcext:value-type="float">
            <text:p>2.40168</text:p>
          </table:table-cell>
          <table:table-cell table:formula="of:=MAX([.A42:.BL42])" office:value-type="float" office:value="2.41319" calcext:value-type="float">
            <text:p>2.4131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7"/>
          <table:table-cell table:formula="of:=MIN([.A43:.BL43])" office:value-type="float" office:value="4" calcext:value-type="float">
            <text:p>4</text:p>
          </table:table-cell>
          <table:table-cell table:formula="of:=MAX([.A43:.BL43])" office:value-type="float" office:value="4" calcext:value-type="float">
            <text:p>4</text:p>
          </table:table-cell>
          <table:table-cell table:number-columns-repeated="7"/>
        </table:table-row>
        <table:table-row table:style-name="ro2">
          <table:table-cell office:value-type="float" office:value="1.20263" calcext:value-type="float">
            <text:p>1.20263</text:p>
          </table:table-cell>
          <table:table-cell office:value-type="float" office:value="1.86373" calcext:value-type="float">
            <text:p>1.86373</text:p>
          </table:table-cell>
          <table:table-cell office:value-type="float" office:value="1.62013" calcext:value-type="float">
            <text:p>1.62013</text:p>
          </table:table-cell>
          <table:table-cell office:value-type="float" office:value="1.02537" calcext:value-type="float">
            <text:p>1.02537</text:p>
          </table:table-cell>
          <table:table-cell table:number-columns-repeated="64"/>
          <table:table-cell table:formula="of:=MIN([.A44:.BL44])" office:value-type="float" office:value="1.02537" calcext:value-type="float">
            <text:p>1.02537</text:p>
          </table:table-cell>
          <table:table-cell table:formula="of:=MAX([.A44:.BL44])" office:value-type="float" office:value="1.86373" calcext:value-type="float">
            <text:p>1.86373</text:p>
          </table:table-cell>
          <table:table-cell table:number-columns-repeated="7"/>
        </table:table-row>
        <table:table-row table:style-name="ro2">
          <table:table-cell office:value-type="float" office:value="0.894684" calcext:value-type="float">
            <text:p>0.894684</text:p>
          </table:table-cell>
          <table:table-cell office:value-type="float" office:value="0.835174" calcext:value-type="float">
            <text:p>0.835174</text:p>
          </table:table-cell>
          <table:table-cell office:value-type="float" office:value="2.09812" calcext:value-type="float">
            <text:p>2.09812</text:p>
          </table:table-cell>
          <table:table-cell office:value-type="float" office:value="0.644464" calcext:value-type="float">
            <text:p>0.644464</text:p>
          </table:table-cell>
          <table:table-cell table:number-columns-repeated="64"/>
          <table:table-cell table:formula="of:=MIN([.A45:.BL45])" office:value-type="float" office:value="0.644464" calcext:value-type="float">
            <text:p>0.644464</text:p>
          </table:table-cell>
          <table:table-cell table:formula="of:=MAX([.A45:.BL45])" office:value-type="float" office:value="2.09812" calcext:value-type="float">
            <text:p>2.09812</text:p>
          </table:table-cell>
          <table:table-cell table:number-columns-repeated="7"/>
        </table:table-row>
        <table:table-row table:style-name="ro2">
          <table:table-cell office:value-type="float" office:value="1.19188" calcext:value-type="float">
            <text:p>1.19188</text:p>
          </table:table-cell>
          <table:table-cell office:value-type="float" office:value="1.09994" calcext:value-type="float">
            <text:p>1.09994</text:p>
          </table:table-cell>
          <table:table-cell office:value-type="float" office:value="2.53534" calcext:value-type="float">
            <text:p>2.53534</text:p>
          </table:table-cell>
          <table:table-cell office:value-type="float" office:value="0.787693" calcext:value-type="float">
            <text:p>0.787693</text:p>
          </table:table-cell>
          <table:table-cell table:number-columns-repeated="64"/>
          <table:table-cell table:formula="of:=MIN([.A46:.BL46])" office:value-type="float" office:value="0.787693" calcext:value-type="float">
            <text:p>0.787693</text:p>
          </table:table-cell>
          <table:table-cell table:formula="of:=MAX([.A46:.BL46])" office:value-type="float" office:value="2.53534" calcext:value-type="float">
            <text:p>2.53534</text:p>
          </table:table-cell>
          <table:table-cell table:number-columns-repeated="7"/>
        </table:table-row>
        <table:table-row table:style-name="ro2">
          <table:table-cell office:value-type="float" office:value="1.77726" calcext:value-type="float">
            <text:p>1.77726</text:p>
          </table:table-cell>
          <table:table-cell office:value-type="float" office:value="2.01996" calcext:value-type="float">
            <text:p>2.01996</text:p>
          </table:table-cell>
          <table:table-cell office:value-type="float" office:value="2.06823" calcext:value-type="float">
            <text:p>2.06823</text:p>
          </table:table-cell>
          <table:table-cell office:value-type="float" office:value="0.768997" calcext:value-type="float">
            <text:p>0.768997</text:p>
          </table:table-cell>
          <table:table-cell table:number-columns-repeated="64"/>
          <table:table-cell table:formula="of:=MIN([.A47:.BL47])" office:value-type="float" office:value="0.768997" calcext:value-type="float">
            <text:p>0.768997</text:p>
          </table:table-cell>
          <table:table-cell table:formula="of:=MAX([.A47:.BL47])" office:value-type="float" office:value="2.06823" calcext:value-type="float">
            <text:p>2.06823</text:p>
          </table:table-cell>
          <table:table-cell table:number-columns-repeated="7"/>
        </table:table-row>
        <table:table-row table:style-name="ro2">
          <table:table-cell office:value-type="float" office:value="1.32178" calcext:value-type="float">
            <text:p>1.32178</text:p>
          </table:table-cell>
          <table:table-cell office:value-type="float" office:value="1.37442" calcext:value-type="float">
            <text:p>1.37442</text:p>
          </table:table-cell>
          <table:table-cell office:value-type="float" office:value="1.46689" calcext:value-type="float">
            <text:p>1.46689</text:p>
          </table:table-cell>
          <table:table-cell office:value-type="float" office:value="0.474699" calcext:value-type="float">
            <text:p>0.474699</text:p>
          </table:table-cell>
          <table:table-cell table:number-columns-repeated="64"/>
          <table:table-cell table:formula="of:=MIN([.A48:.BL48])" office:value-type="float" office:value="0.474699" calcext:value-type="float">
            <text:p>0.474699</text:p>
          </table:table-cell>
          <table:table-cell table:formula="of:=MAX([.A48:.BL48])" office:value-type="float" office:value="1.46689" calcext:value-type="float">
            <text:p>1.46689</text:p>
          </table:table-cell>
          <table:table-cell table:number-columns-repeated="7"/>
        </table:table-row>
        <table:table-row table:style-name="ro2">
          <table:table-cell office:value-type="float" office:value="1.76957" calcext:value-type="float">
            <text:p>1.76957</text:p>
          </table:table-cell>
          <table:table-cell office:value-type="float" office:value="1.89529" calcext:value-type="float">
            <text:p>1.89529</text:p>
          </table:table-cell>
          <table:table-cell office:value-type="float" office:value="1.89761" calcext:value-type="float">
            <text:p>1.89761</text:p>
          </table:table-cell>
          <table:table-cell office:value-type="float" office:value="0.632099" calcext:value-type="float">
            <text:p>0.632099</text:p>
          </table:table-cell>
          <table:table-cell table:number-columns-repeated="64"/>
          <table:table-cell table:formula="of:=MIN([.A49:.BL49])" office:value-type="float" office:value="0.632099" calcext:value-type="float">
            <text:p>0.632099</text:p>
          </table:table-cell>
          <table:table-cell table:formula="of:=MAX([.A49:.BL49])" office:value-type="float" office:value="1.89761" calcext:value-type="float">
            <text:p>1.89761</text:p>
          </table:table-cell>
          <table:table-cell table:number-columns-repeated="7"/>
        </table:table-row>
        <table:table-row table:style-name="ro2">
          <table:table-cell office:value-type="float" office:value="1.61113" calcext:value-type="float">
            <text:p>1.61113</text:p>
          </table:table-cell>
          <table:table-cell office:value-type="float" office:value="1.8575" calcext:value-type="float">
            <text:p>1.8575</text:p>
          </table:table-cell>
          <table:table-cell office:value-type="float" office:value="1.86404" calcext:value-type="float">
            <text:p>1.86404</text:p>
          </table:table-cell>
          <table:table-cell office:value-type="float" office:value="0.595148" calcext:value-type="float">
            <text:p>0.595148</text:p>
          </table:table-cell>
          <table:table-cell table:number-columns-repeated="64"/>
          <table:table-cell table:formula="of:=MIN([.A50:.BL50])" office:value-type="float" office:value="0.595148" calcext:value-type="float">
            <text:p>0.595148</text:p>
          </table:table-cell>
          <table:table-cell table:formula="of:=MAX([.A50:.BL50])" office:value-type="float" office:value="1.86404" calcext:value-type="float">
            <text:p>1.86404</text:p>
          </table:table-cell>
          <table:table-cell table:number-columns-repeated="7"/>
        </table:table-row>
        <table:table-row table:style-name="ro2">
          <table:table-cell office:value-type="float" office:value="1.76669" calcext:value-type="float">
            <text:p>1.76669</text:p>
          </table:table-cell>
          <table:table-cell office:value-type="float" office:value="1.7636" calcext:value-type="float">
            <text:p>1.7636</text:p>
          </table:table-cell>
          <table:table-cell office:value-type="float" office:value="1.9707" calcext:value-type="float">
            <text:p>1.9707</text:p>
          </table:table-cell>
          <table:table-cell office:value-type="float" office:value="0.612784" calcext:value-type="float">
            <text:p>0.612784</text:p>
          </table:table-cell>
          <table:table-cell table:number-columns-repeated="64"/>
          <table:table-cell table:formula="of:=MIN([.A51:.BL51])" office:value-type="float" office:value="0.612784" calcext:value-type="float">
            <text:p>0.612784</text:p>
          </table:table-cell>
          <table:table-cell table:formula="of:=MAX([.A51:.BL51])" office:value-type="float" office:value="1.9707" calcext:value-type="float">
            <text:p>1.9707</text:p>
          </table:table-cell>
          <table:table-cell table:number-columns-repeated="7"/>
        </table:table-row>
        <table:table-row table:style-name="ro2">
          <table:table-cell office:value-type="float" office:value="1.79021" calcext:value-type="float">
            <text:p>1.79021</text:p>
          </table:table-cell>
          <table:table-cell office:value-type="float" office:value="1.85841" calcext:value-type="float">
            <text:p>1.85841</text:p>
          </table:table-cell>
          <table:table-cell office:value-type="float" office:value="2.00782" calcext:value-type="float">
            <text:p>2.00782</text:p>
          </table:table-cell>
          <table:table-cell office:value-type="float" office:value="0.6259" calcext:value-type="float">
            <text:p>0.6259</text:p>
          </table:table-cell>
          <table:table-cell table:number-columns-repeated="64"/>
          <table:table-cell table:formula="of:=MIN([.A52:.BL52])" office:value-type="float" office:value="0.6259" calcext:value-type="float">
            <text:p>0.6259</text:p>
          </table:table-cell>
          <table:table-cell table:formula="of:=MAX([.A52:.BL52])" office:value-type="float" office:value="2.00782" calcext:value-type="float">
            <text:p>2.00782</text:p>
          </table:table-cell>
          <table:table-cell table:number-columns-repeated="7"/>
        </table:table-row>
        <table:table-row table:style-name="ro2">
          <table:table-cell office:value-type="float" office:value="1.34942" calcext:value-type="float">
            <text:p>1.34942</text:p>
          </table:table-cell>
          <table:table-cell office:value-type="float" office:value="1.47937" calcext:value-type="float">
            <text:p>1.47937</text:p>
          </table:table-cell>
          <table:table-cell office:value-type="float" office:value="2.00346" calcext:value-type="float">
            <text:p>2.00346</text:p>
          </table:table-cell>
          <table:table-cell office:value-type="float" office:value="0.784012" calcext:value-type="float">
            <text:p>0.784012</text:p>
          </table:table-cell>
          <table:table-cell table:number-columns-repeated="64"/>
          <table:table-cell table:formula="of:=MIN([.A53:.BL53])" office:value-type="float" office:value="0.784012" calcext:value-type="float">
            <text:p>0.784012</text:p>
          </table:table-cell>
          <table:table-cell table:formula="of:=MAX([.A53:.BL53])" office:value-type="float" office:value="2.00346" calcext:value-type="float">
            <text:p>2.00346</text:p>
          </table:table-cell>
          <table:table-cell table:number-columns-repeated="7"/>
        </table:table-row>
        <table:table-row table:style-name="ro2">
          <table:table-cell office:value-type="float" office:value="1.78019" calcext:value-type="float">
            <text:p>1.78019</text:p>
          </table:table-cell>
          <table:table-cell office:value-type="float" office:value="1.86048" calcext:value-type="float">
            <text:p>1.86048</text:p>
          </table:table-cell>
          <table:table-cell office:value-type="float" office:value="1.97326" calcext:value-type="float">
            <text:p>1.97326</text:p>
          </table:table-cell>
          <table:table-cell office:value-type="float" office:value="0.604869" calcext:value-type="float">
            <text:p>0.604869</text:p>
          </table:table-cell>
          <table:table-cell table:number-columns-repeated="64"/>
          <table:table-cell table:formula="of:=MIN([.A54:.BL54])" office:value-type="float" office:value="0.604869" calcext:value-type="float">
            <text:p>0.604869</text:p>
          </table:table-cell>
          <table:table-cell table:formula="of:=MAX([.A54:.BL54])" office:value-type="float" office:value="1.97326" calcext:value-type="float">
            <text:p>1.97326</text:p>
          </table:table-cell>
          <table:table-cell table:number-columns-repeated="7"/>
        </table:table-row>
        <table:table-row table:style-name="ro2">
          <table:table-cell office:value-type="float" office:value="1.20242" calcext:value-type="float">
            <text:p>1.20242</text:p>
          </table:table-cell>
          <table:table-cell office:value-type="float" office:value="1.07904" calcext:value-type="float">
            <text:p>1.07904</text:p>
          </table:table-cell>
          <table:table-cell office:value-type="float" office:value="2.46963" calcext:value-type="float">
            <text:p>2.46963</text:p>
          </table:table-cell>
          <table:table-cell office:value-type="float" office:value="0.664909" calcext:value-type="float">
            <text:p>0.664909</text:p>
          </table:table-cell>
          <table:table-cell table:number-columns-repeated="64"/>
          <table:table-cell table:formula="of:=MIN([.A55:.BL55])" office:value-type="float" office:value="0.664909" calcext:value-type="float">
            <text:p>0.664909</text:p>
          </table:table-cell>
          <table:table-cell table:formula="of:=MAX([.A55:.BL55])" office:value-type="float" office:value="2.46963" calcext:value-type="float">
            <text:p>2.46963</text:p>
          </table:table-cell>
          <table:table-cell table:number-columns-repeated="7"/>
        </table:table-row>
        <table:table-row table:style-name="ro2">
          <table:table-cell office:value-type="float" office:value="0.924075" calcext:value-type="float">
            <text:p>0.924075</text:p>
          </table:table-cell>
          <table:table-cell office:value-type="float" office:value="1.50012" calcext:value-type="float">
            <text:p>1.50012</text:p>
          </table:table-cell>
          <table:table-cell office:value-type="float" office:value="1.33129" calcext:value-type="float">
            <text:p>1.33129</text:p>
          </table:table-cell>
          <table:table-cell office:value-type="float" office:value="1.09221" calcext:value-type="float">
            <text:p>1.09221</text:p>
          </table:table-cell>
          <table:table-cell table:number-columns-repeated="64"/>
          <table:table-cell table:formula="of:=MIN([.A56:.BL56])" office:value-type="float" office:value="0.924075" calcext:value-type="float">
            <text:p>0.924075</text:p>
          </table:table-cell>
          <table:table-cell table:formula="of:=MAX([.A56:.BL56])" office:value-type="float" office:value="1.50012" calcext:value-type="float">
            <text:p>1.50012</text:p>
          </table:table-cell>
          <table:table-cell table:number-columns-repeated="7"/>
        </table:table-row>
        <table:table-row table:style-name="ro2">
          <table:table-cell office:value-type="float" office:value="1.61757" calcext:value-type="float">
            <text:p>1.61757</text:p>
          </table:table-cell>
          <table:table-cell office:value-type="float" office:value="1.91513" calcext:value-type="float">
            <text:p>1.91513</text:p>
          </table:table-cell>
          <table:table-cell office:value-type="float" office:value="2.00244" calcext:value-type="float">
            <text:p>2.00244</text:p>
          </table:table-cell>
          <table:table-cell office:value-type="float" office:value="0.766688" calcext:value-type="float">
            <text:p>0.766688</text:p>
          </table:table-cell>
          <table:table-cell table:number-columns-repeated="64"/>
          <table:table-cell table:formula="of:=MIN([.A57:.BL57])" office:value-type="float" office:value="0.766688" calcext:value-type="float">
            <text:p>0.766688</text:p>
          </table:table-cell>
          <table:table-cell table:formula="of:=MAX([.A57:.BL57])" office:value-type="float" office:value="2.00244" calcext:value-type="float">
            <text:p>2.00244</text:p>
          </table:table-cell>
          <table:table-cell table:number-columns-repeated="7"/>
        </table:table-row>
        <table:table-row table:style-name="ro2">
          <table:table-cell office:value-type="float" office:value="1.34378" calcext:value-type="float">
            <text:p>1.34378</text:p>
          </table:table-cell>
          <table:table-cell office:value-type="float" office:value="1.46422" calcext:value-type="float">
            <text:p>1.46422</text:p>
          </table:table-cell>
          <table:table-cell office:value-type="float" office:value="1.66695" calcext:value-type="float">
            <text:p>1.66695</text:p>
          </table:table-cell>
          <table:table-cell office:value-type="float" office:value="0.692971" calcext:value-type="float">
            <text:p>0.692971</text:p>
          </table:table-cell>
          <table:table-cell table:number-columns-repeated="64"/>
          <table:table-cell table:formula="of:=MIN([.A58:.BL58])" office:value-type="float" office:value="0.692971" calcext:value-type="float">
            <text:p>0.692971</text:p>
          </table:table-cell>
          <table:table-cell table:formula="of:=MAX([.A58:.BL58])" office:value-type="float" office:value="1.66695" calcext:value-type="float">
            <text:p>1.66695</text:p>
          </table:table-cell>
          <table:table-cell table:number-columns-repeated="7"/>
        </table:table-row>
        <table:table-row table:style-name="ro2">
          <table:table-cell office:value-type="float" office:value="1.34602" calcext:value-type="float">
            <text:p>1.34602</text:p>
          </table:table-cell>
          <table:table-cell office:value-type="float" office:value="1.63989" calcext:value-type="float">
            <text:p>1.63989</text:p>
          </table:table-cell>
          <table:table-cell office:value-type="float" office:value="1.80694" calcext:value-type="float">
            <text:p>1.80694</text:p>
          </table:table-cell>
          <table:table-cell office:value-type="float" office:value="0.724721" calcext:value-type="float">
            <text:p>0.724721</text:p>
          </table:table-cell>
          <table:table-cell table:number-columns-repeated="64"/>
          <table:table-cell table:formula="of:=MIN([.A59:.BL59])" office:value-type="float" office:value="0.724721" calcext:value-type="float">
            <text:p>0.724721</text:p>
          </table:table-cell>
          <table:table-cell table:formula="of:=MAX([.A59:.BL59])" office:value-type="float" office:value="1.80694" calcext:value-type="float">
            <text:p>1.80694</text:p>
          </table:table-cell>
          <table:table-cell table:number-columns-repeated="7"/>
        </table:table-row>
        <table:table-row table:style-name="ro2">
          <table:table-cell office:value-type="float" office:value="1.27796" calcext:value-type="float">
            <text:p>1.27796</text:p>
          </table:table-cell>
          <table:table-cell office:value-type="float" office:value="1.61882" calcext:value-type="float">
            <text:p>1.61882</text:p>
          </table:table-cell>
          <table:table-cell office:value-type="float" office:value="1.71209" calcext:value-type="float">
            <text:p>1.71209</text:p>
          </table:table-cell>
          <table:table-cell office:value-type="float" office:value="0.730211" calcext:value-type="float">
            <text:p>0.730211</text:p>
          </table:table-cell>
          <table:table-cell table:number-columns-repeated="64"/>
          <table:table-cell table:formula="of:=MIN([.A60:.BL60])" office:value-type="float" office:value="0.730211" calcext:value-type="float">
            <text:p>0.730211</text:p>
          </table:table-cell>
          <table:table-cell table:formula="of:=MAX([.A60:.BL60])" office:value-type="float" office:value="1.71209" calcext:value-type="float">
            <text:p>1.71209</text:p>
          </table:table-cell>
          <table:table-cell table:number-columns-repeated="7"/>
        </table:table-row>
        <table:table-row table:style-name="ro2">
          <table:table-cell office:value-type="float" office:value="1.78909" calcext:value-type="float">
            <text:p>1.78909</text:p>
          </table:table-cell>
          <table:table-cell office:value-type="float" office:value="2.02132" calcext:value-type="float">
            <text:p>2.02132</text:p>
          </table:table-cell>
          <table:table-cell office:value-type="float" office:value="2.0552" calcext:value-type="float">
            <text:p>2.0552</text:p>
          </table:table-cell>
          <table:table-cell office:value-type="float" office:value="0.762359" calcext:value-type="float">
            <text:p>0.762359</text:p>
          </table:table-cell>
          <table:table-cell table:number-columns-repeated="64"/>
          <table:table-cell table:formula="of:=MIN([.A61:.BL61])" office:value-type="float" office:value="0.762359" calcext:value-type="float">
            <text:p>0.762359</text:p>
          </table:table-cell>
          <table:table-cell table:formula="of:=MAX([.A61:.BL61])" office:value-type="float" office:value="2.0552" calcext:value-type="float">
            <text:p>2.0552</text:p>
          </table:table-cell>
          <table:table-cell table:number-columns-repeated="7"/>
        </table:table-row>
        <table:table-row table:style-name="ro2">
          <table:table-cell office:value-type="float" office:value="1.14738" calcext:value-type="float">
            <text:p>1.14738</text:p>
          </table:table-cell>
          <table:table-cell office:value-type="float" office:value="1.51346" calcext:value-type="float">
            <text:p>1.51346</text:p>
          </table:table-cell>
          <table:table-cell office:value-type="float" office:value="1.30483" calcext:value-type="float">
            <text:p>1.30483</text:p>
          </table:table-cell>
          <table:table-cell office:value-type="float" office:value="1.31759" calcext:value-type="float">
            <text:p>1.31759</text:p>
          </table:table-cell>
          <table:table-cell table:number-columns-repeated="64"/>
          <table:table-cell table:formula="of:=MIN([.A62:.BL62])" office:value-type="float" office:value="1.14738" calcext:value-type="float">
            <text:p>1.14738</text:p>
          </table:table-cell>
          <table:table-cell table:formula="of:=MAX([.A62:.BL62])" office:value-type="float" office:value="1.51346" calcext:value-type="float">
            <text:p>1.51346</text:p>
          </table:table-cell>
          <table:table-cell table:number-columns-repeated="7"/>
        </table:table-row>
        <table:table-row table:style-name="ro2">
          <table:table-cell office:value-type="float" office:value="1.77063" calcext:value-type="float">
            <text:p>1.77063</text:p>
          </table:table-cell>
          <table:table-cell office:value-type="float" office:value="1.76815" calcext:value-type="float">
            <text:p>1.76815</text:p>
          </table:table-cell>
          <table:table-cell office:value-type="float" office:value="1.86685" calcext:value-type="float">
            <text:p>1.86685</text:p>
          </table:table-cell>
          <table:table-cell office:value-type="float" office:value="0.666773" calcext:value-type="float">
            <text:p>0.666773</text:p>
          </table:table-cell>
          <table:table-cell table:number-columns-repeated="64"/>
          <table:table-cell table:formula="of:=MIN([.A63:.BL63])" office:value-type="float" office:value="0.666773" calcext:value-type="float">
            <text:p>0.666773</text:p>
          </table:table-cell>
          <table:table-cell table:formula="of:=MAX([.A63:.BL63])" office:value-type="float" office:value="1.86685" calcext:value-type="float">
            <text:p>1.8668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7"/>
          <table:table-cell table:formula="of:=MIN([.A64:.BL64])" office:value-type="float" office:value="8" calcext:value-type="float">
            <text:p>8</text:p>
          </table:table-cell>
          <table:table-cell table:formula="of:=MAX([.A64:.BL64])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table-cell office:value-type="float" office:value="1.1461" calcext:value-type="float">
            <text:p>1.1461</text:p>
          </table:table-cell>
          <table:table-cell office:value-type="float" office:value="1.37544" calcext:value-type="float">
            <text:p>1.37544</text:p>
          </table:table-cell>
          <table:table-cell office:value-type="float" office:value="0.913423" calcext:value-type="float">
            <text:p>0.913423</text:p>
          </table:table-cell>
          <table:table-cell office:value-type="float" office:value="2.07356" calcext:value-type="float">
            <text:p>2.07356</text:p>
          </table:table-cell>
          <table:table-cell office:value-type="float" office:value="2.09738" calcext:value-type="float">
            <text:p>2.09738</text:p>
          </table:table-cell>
          <table:table-cell office:value-type="float" office:value="1.07147" calcext:value-type="float">
            <text:p>1.07147</text:p>
          </table:table-cell>
          <table:table-cell office:value-type="float" office:value="0.978545" calcext:value-type="float">
            <text:p>0.978545</text:p>
          </table:table-cell>
          <table:table-cell office:value-type="float" office:value="0.340464" calcext:value-type="float">
            <text:p>0.340464</text:p>
          </table:table-cell>
          <table:table-cell table:number-columns-repeated="60"/>
          <table:table-cell table:formula="of:=MIN([.A65:.BL65])" office:value-type="float" office:value="0.340464" calcext:value-type="float">
            <text:p>0.340464</text:p>
          </table:table-cell>
          <table:table-cell table:formula="of:=MAX([.A65:.BL65])" office:value-type="float" office:value="2.09738" calcext:value-type="float">
            <text:p>2.09738</text:p>
          </table:table-cell>
          <table:table-cell table:number-columns-repeated="7"/>
        </table:table-row>
        <table:table-row table:style-name="ro2">
          <table:table-cell office:value-type="float" office:value="0.885011" calcext:value-type="float">
            <text:p>0.885011</text:p>
          </table:table-cell>
          <table:table-cell office:value-type="float" office:value="1.06563" calcext:value-type="float">
            <text:p>1.06563</text:p>
          </table:table-cell>
          <table:table-cell office:value-type="float" office:value="1.17917" calcext:value-type="float">
            <text:p>1.17917</text:p>
          </table:table-cell>
          <table:table-cell office:value-type="float" office:value="1.20394" calcext:value-type="float">
            <text:p>1.20394</text:p>
          </table:table-cell>
          <table:table-cell office:value-type="float" office:value="1.31069" calcext:value-type="float">
            <text:p>1.31069</text:p>
          </table:table-cell>
          <table:table-cell office:value-type="float" office:value="1.30123" calcext:value-type="float">
            <text:p>1.30123</text:p>
          </table:table-cell>
          <table:table-cell office:value-type="float" office:value="1.1887" calcext:value-type="float">
            <text:p>1.1887</text:p>
          </table:table-cell>
          <table:table-cell office:value-type="float" office:value="0.488539" calcext:value-type="float">
            <text:p>0.488539</text:p>
          </table:table-cell>
          <table:table-cell table:number-columns-repeated="60"/>
          <table:table-cell table:formula="of:=MIN([.A66:.BL66])" office:value-type="float" office:value="0.488539" calcext:value-type="float">
            <text:p>0.488539</text:p>
          </table:table-cell>
          <table:table-cell table:formula="of:=MAX([.A66:.BL66])" office:value-type="float" office:value="1.31069" calcext:value-type="float">
            <text:p>1.31069</text:p>
          </table:table-cell>
          <table:table-cell table:number-columns-repeated="7"/>
        </table:table-row>
        <table:table-row table:style-name="ro2">
          <table:table-cell office:value-type="float" office:value="1.14727" calcext:value-type="float">
            <text:p>1.14727</text:p>
          </table:table-cell>
          <table:table-cell office:value-type="float" office:value="1.38304" calcext:value-type="float">
            <text:p>1.38304</text:p>
          </table:table-cell>
          <table:table-cell office:value-type="float" office:value="1.38417" calcext:value-type="float">
            <text:p>1.38417</text:p>
          </table:table-cell>
          <table:table-cell office:value-type="float" office:value="1.40143" calcext:value-type="float">
            <text:p>1.40143</text:p>
          </table:table-cell>
          <table:table-cell office:value-type="float" office:value="0.617537" calcext:value-type="float">
            <text:p>0.617537</text:p>
          </table:table-cell>
          <table:table-cell office:value-type="float" office:value="0.708292" calcext:value-type="float">
            <text:p>0.708292</text:p>
          </table:table-cell>
          <table:table-cell office:value-type="float" office:value="0.599933" calcext:value-type="float">
            <text:p>0.599933</text:p>
          </table:table-cell>
          <table:table-cell office:value-type="float" office:value="0.74081" calcext:value-type="float">
            <text:p>0.74081</text:p>
          </table:table-cell>
          <table:table-cell table:number-columns-repeated="60"/>
          <table:table-cell table:formula="of:=MIN([.A67:.BL67])" office:value-type="float" office:value="0.599933" calcext:value-type="float">
            <text:p>0.599933</text:p>
          </table:table-cell>
          <table:table-cell table:formula="of:=MAX([.A67:.BL67])" office:value-type="float" office:value="1.40143" calcext:value-type="float">
            <text:p>1.40143</text:p>
          </table:table-cell>
          <table:table-cell table:number-columns-repeated="7"/>
        </table:table-row>
        <table:table-row table:style-name="ro2">
          <table:table-cell office:value-type="float" office:value="0.879072" calcext:value-type="float">
            <text:p>0.879072</text:p>
          </table:table-cell>
          <table:table-cell office:value-type="float" office:value="0.903917" calcext:value-type="float">
            <text:p>0.903917</text:p>
          </table:table-cell>
          <table:table-cell office:value-type="float" office:value="1.13042" calcext:value-type="float">
            <text:p>1.13042</text:p>
          </table:table-cell>
          <table:table-cell office:value-type="float" office:value="0.903428" calcext:value-type="float">
            <text:p>0.903428</text:p>
          </table:table-cell>
          <table:table-cell office:value-type="float" office:value="0.906091" calcext:value-type="float">
            <text:p>0.906091</text:p>
          </table:table-cell>
          <table:table-cell office:value-type="float" office:value="0.744669" calcext:value-type="float">
            <text:p>0.744669</text:p>
          </table:table-cell>
          <table:table-cell office:value-type="float" office:value="0.701732" calcext:value-type="float">
            <text:p>0.701732</text:p>
          </table:table-cell>
          <table:table-cell office:value-type="float" office:value="0.848268" calcext:value-type="float">
            <text:p>0.848268</text:p>
          </table:table-cell>
          <table:table-cell table:number-columns-repeated="60"/>
          <table:table-cell table:formula="of:=MIN([.A68:.BL68])" office:value-type="float" office:value="0.701732" calcext:value-type="float">
            <text:p>0.701732</text:p>
          </table:table-cell>
          <table:table-cell table:formula="of:=MAX([.A68:.BL68])" office:value-type="float" office:value="1.13042" calcext:value-type="float">
            <text:p>1.13042</text:p>
          </table:table-cell>
          <table:table-cell table:number-columns-repeated="7"/>
        </table:table-row>
        <table:table-row table:style-name="ro2">
          <table:table-cell office:value-type="float" office:value="1.13037" calcext:value-type="float">
            <text:p>1.13037</text:p>
          </table:table-cell>
          <table:table-cell office:value-type="float" office:value="1.25656" calcext:value-type="float">
            <text:p>1.25656</text:p>
          </table:table-cell>
          <table:table-cell office:value-type="float" office:value="1.35893" calcext:value-type="float">
            <text:p>1.35893</text:p>
          </table:table-cell>
          <table:table-cell office:value-type="float" office:value="1.73799" calcext:value-type="float">
            <text:p>1.73799</text:p>
          </table:table-cell>
          <table:table-cell office:value-type="float" office:value="1.08111" calcext:value-type="float">
            <text:p>1.08111</text:p>
          </table:table-cell>
          <table:table-cell office:value-type="float" office:value="0.982725" calcext:value-type="float">
            <text:p>0.982725</text:p>
          </table:table-cell>
          <table:table-cell office:value-type="float" office:value="0.887288" calcext:value-type="float">
            <text:p>0.887288</text:p>
          </table:table-cell>
          <table:table-cell office:value-type="float" office:value="1.57135" calcext:value-type="float">
            <text:p>1.57135</text:p>
          </table:table-cell>
          <table:table-cell table:number-columns-repeated="60"/>
          <table:table-cell table:formula="of:=MIN([.A69:.BL69])" office:value-type="float" office:value="0.887288" calcext:value-type="float">
            <text:p>0.887288</text:p>
          </table:table-cell>
          <table:table-cell table:formula="of:=MAX([.A69:.BL69])" office:value-type="float" office:value="1.73799" calcext:value-type="float">
            <text:p>1.73799</text:p>
          </table:table-cell>
          <table:table-cell table:number-columns-repeated="7"/>
        </table:table-row>
        <table:table-row table:style-name="ro2">
          <table:table-cell office:value-type="float" office:value="0.605945" calcext:value-type="float">
            <text:p>0.605945</text:p>
          </table:table-cell>
          <table:table-cell office:value-type="float" office:value="0.823574" calcext:value-type="float">
            <text:p>0.823574</text:p>
          </table:table-cell>
          <table:table-cell office:value-type="float" office:value="0.895142" calcext:value-type="float">
            <text:p>0.895142</text:p>
          </table:table-cell>
          <table:table-cell office:value-type="float" office:value="1.41557" calcext:value-type="float">
            <text:p>1.41557</text:p>
          </table:table-cell>
          <table:table-cell office:value-type="float" office:value="1.27539" calcext:value-type="float">
            <text:p>1.27539</text:p>
          </table:table-cell>
          <table:table-cell office:value-type="float" office:value="0.694793" calcext:value-type="float">
            <text:p>0.694793</text:p>
          </table:table-cell>
          <table:table-cell office:value-type="float" office:value="0.689794" calcext:value-type="float">
            <text:p>0.689794</text:p>
          </table:table-cell>
          <table:table-cell office:value-type="float" office:value="0.667383" calcext:value-type="float">
            <text:p>0.667383</text:p>
          </table:table-cell>
          <table:table-cell table:number-columns-repeated="60"/>
          <table:table-cell table:formula="of:=MIN([.A70:.BL70])" office:value-type="float" office:value="0.605945" calcext:value-type="float">
            <text:p>0.605945</text:p>
          </table:table-cell>
          <table:table-cell table:formula="of:=MAX([.A70:.BL70])" office:value-type="float" office:value="1.41557" calcext:value-type="float">
            <text:p>1.41557</text:p>
          </table:table-cell>
          <table:table-cell table:number-columns-repeated="7"/>
        </table:table-row>
        <table:table-row table:style-name="ro2">
          <table:table-cell office:value-type="float" office:value="0.665825" calcext:value-type="float">
            <text:p>0.665825</text:p>
          </table:table-cell>
          <table:table-cell office:value-type="float" office:value="0.895257" calcext:value-type="float">
            <text:p>0.895257</text:p>
          </table:table-cell>
          <table:table-cell office:value-type="float" office:value="0.669029" calcext:value-type="float">
            <text:p>0.669029</text:p>
          </table:table-cell>
          <table:table-cell office:value-type="float" office:value="0.342203" calcext:value-type="float">
            <text:p>0.342203</text:p>
          </table:table-cell>
          <table:table-cell office:value-type="float" office:value="1.72946" calcext:value-type="float">
            <text:p>1.72946</text:p>
          </table:table-cell>
          <table:table-cell office:value-type="float" office:value="1.11794" calcext:value-type="float">
            <text:p>1.11794</text:p>
          </table:table-cell>
          <table:table-cell office:value-type="float" office:value="0.931762" calcext:value-type="float">
            <text:p>0.931762</text:p>
          </table:table-cell>
          <table:table-cell office:value-type="float" office:value="0.239371" calcext:value-type="float">
            <text:p>0.239371</text:p>
          </table:table-cell>
          <table:table-cell table:number-columns-repeated="60"/>
          <table:table-cell table:formula="of:=MIN([.A71:.BL71])" office:value-type="float" office:value="0.239371" calcext:value-type="float">
            <text:p>0.239371</text:p>
          </table:table-cell>
          <table:table-cell table:formula="of:=MAX([.A71:.BL71])" office:value-type="float" office:value="1.72946" calcext:value-type="float">
            <text:p>1.72946</text:p>
          </table:table-cell>
          <table:table-cell table:number-columns-repeated="7"/>
        </table:table-row>
        <table:table-row table:style-name="ro2">
          <table:table-cell office:value-type="float" office:value="0.841867" calcext:value-type="float">
            <text:p>0.841867</text:p>
          </table:table-cell>
          <table:table-cell office:value-type="float" office:value="1.22228" calcext:value-type="float">
            <text:p>1.22228</text:p>
          </table:table-cell>
          <table:table-cell office:value-type="float" office:value="1.41037" calcext:value-type="float">
            <text:p>1.41037</text:p>
          </table:table-cell>
          <table:table-cell office:value-type="float" office:value="1.18258" calcext:value-type="float">
            <text:p>1.18258</text:p>
          </table:table-cell>
          <table:table-cell office:value-type="float" office:value="0.842035" calcext:value-type="float">
            <text:p>0.842035</text:p>
          </table:table-cell>
          <table:table-cell office:value-type="float" office:value="0.96343" calcext:value-type="float">
            <text:p>0.96343</text:p>
          </table:table-cell>
          <table:table-cell office:value-type="float" office:value="1.46611" calcext:value-type="float">
            <text:p>1.46611</text:p>
          </table:table-cell>
          <table:table-cell office:value-type="float" office:value="0.456" calcext:value-type="float">
            <text:p>0.456</text:p>
          </table:table-cell>
          <table:table-cell table:number-columns-repeated="60"/>
          <table:table-cell table:formula="of:=MIN([.A72:.BL72])" office:value-type="float" office:value="0.456" calcext:value-type="float">
            <text:p>0.456</text:p>
          </table:table-cell>
          <table:table-cell table:formula="of:=MAX([.A72:.BL72])" office:value-type="float" office:value="1.46611" calcext:value-type="float">
            <text:p>1.46611</text:p>
          </table:table-cell>
          <table:table-cell table:number-columns-repeated="7"/>
        </table:table-row>
        <table:table-row table:style-name="ro2">
          <table:table-cell office:value-type="float" office:value="0.433659" calcext:value-type="float">
            <text:p>0.433659</text:p>
          </table:table-cell>
          <table:table-cell office:value-type="float" office:value="0.401946" calcext:value-type="float">
            <text:p>0.401946</text:p>
          </table:table-cell>
          <table:table-cell office:value-type="float" office:value="0.37867" calcext:value-type="float">
            <text:p>0.37867</text:p>
          </table:table-cell>
          <table:table-cell office:value-type="float" office:value="1.33387" calcext:value-type="float">
            <text:p>1.33387</text:p>
          </table:table-cell>
          <table:table-cell office:value-type="float" office:value="0.448194" calcext:value-type="float">
            <text:p>0.448194</text:p>
          </table:table-cell>
          <table:table-cell office:value-type="float" office:value="0.394973" calcext:value-type="float">
            <text:p>0.394973</text:p>
          </table:table-cell>
          <table:table-cell office:value-type="float" office:value="1.12081" calcext:value-type="float">
            <text:p>1.12081</text:p>
          </table:table-cell>
          <table:table-cell office:value-type="float" office:value="1.03815" calcext:value-type="float">
            <text:p>1.03815</text:p>
          </table:table-cell>
          <table:table-cell table:number-columns-repeated="60"/>
          <table:table-cell table:formula="of:=MIN([.A73:.BL73])" office:value-type="float" office:value="0.37867" calcext:value-type="float">
            <text:p>0.37867</text:p>
          </table:table-cell>
          <table:table-cell table:formula="of:=MAX([.A73:.BL73])" office:value-type="float" office:value="1.33387" calcext:value-type="float">
            <text:p>1.33387</text:p>
          </table:table-cell>
          <table:table-cell table:number-columns-repeated="7"/>
        </table:table-row>
        <table:table-row table:style-name="ro2">
          <table:table-cell office:value-type="float" office:value="0.667475" calcext:value-type="float">
            <text:p>0.667475</text:p>
          </table:table-cell>
          <table:table-cell office:value-type="float" office:value="0.847922" calcext:value-type="float">
            <text:p>0.847922</text:p>
          </table:table-cell>
          <table:table-cell office:value-type="float" office:value="1.324" calcext:value-type="float">
            <text:p>1.324</text:p>
          </table:table-cell>
          <table:table-cell office:value-type="float" office:value="0.99989" calcext:value-type="float">
            <text:p>0.99989</text:p>
          </table:table-cell>
          <table:table-cell office:value-type="float" office:value="0.635692" calcext:value-type="float">
            <text:p>0.635692</text:p>
          </table:table-cell>
          <table:table-cell office:value-type="float" office:value="1.23727" calcext:value-type="float">
            <text:p>1.23727</text:p>
          </table:table-cell>
          <table:table-cell office:value-type="float" office:value="1.23753" calcext:value-type="float">
            <text:p>1.23753</text:p>
          </table:table-cell>
          <table:table-cell office:value-type="float" office:value="0.823198" calcext:value-type="float">
            <text:p>0.823198</text:p>
          </table:table-cell>
          <table:table-cell table:number-columns-repeated="60"/>
          <table:table-cell table:formula="of:=MIN([.A74:.BL74])" office:value-type="float" office:value="0.635692" calcext:value-type="float">
            <text:p>0.635692</text:p>
          </table:table-cell>
          <table:table-cell table:formula="of:=MAX([.A74:.BL74])" office:value-type="float" office:value="1.324" calcext:value-type="float">
            <text:p>1.324</text:p>
          </table:table-cell>
          <table:table-cell table:number-columns-repeated="7"/>
        </table:table-row>
        <table:table-row table:style-name="ro2">
          <table:table-cell office:value-type="float" office:value="0.711872" calcext:value-type="float">
            <text:p>0.711872</text:p>
          </table:table-cell>
          <table:table-cell office:value-type="float" office:value="0.914406" calcext:value-type="float">
            <text:p>0.914406</text:p>
          </table:table-cell>
          <table:table-cell office:value-type="float" office:value="1.20187" calcext:value-type="float">
            <text:p>1.20187</text:p>
          </table:table-cell>
          <table:table-cell office:value-type="float" office:value="0.999038" calcext:value-type="float">
            <text:p>0.999038</text:p>
          </table:table-cell>
          <table:table-cell office:value-type="float" office:value="1.05845" calcext:value-type="float">
            <text:p>1.05845</text:p>
          </table:table-cell>
          <table:table-cell office:value-type="float" office:value="1.00576" calcext:value-type="float">
            <text:p>1.00576</text:p>
          </table:table-cell>
          <table:table-cell office:value-type="float" office:value="0.819565" calcext:value-type="float">
            <text:p>0.819565</text:p>
          </table:table-cell>
          <table:table-cell office:value-type="float" office:value="0.390639" calcext:value-type="float">
            <text:p>0.390639</text:p>
          </table:table-cell>
          <table:table-cell table:number-columns-repeated="60"/>
          <table:table-cell table:formula="of:=MIN([.A75:.BL75])" office:value-type="float" office:value="0.390639" calcext:value-type="float">
            <text:p>0.390639</text:p>
          </table:table-cell>
          <table:table-cell table:formula="of:=MAX([.A75:.BL75])" office:value-type="float" office:value="1.20187" calcext:value-type="float">
            <text:p>1.20187</text:p>
          </table:table-cell>
          <table:table-cell table:number-columns-repeated="7"/>
        </table:table-row>
        <table:table-row table:style-name="ro2">
          <table:table-cell office:value-type="float" office:value="0.735258" calcext:value-type="float">
            <text:p>0.735258</text:p>
          </table:table-cell>
          <table:table-cell office:value-type="float" office:value="0.869484" calcext:value-type="float">
            <text:p>0.869484</text:p>
          </table:table-cell>
          <table:table-cell office:value-type="float" office:value="0.737794" calcext:value-type="float">
            <text:p>0.737794</text:p>
          </table:table-cell>
          <table:table-cell office:value-type="float" office:value="1.6886" calcext:value-type="float">
            <text:p>1.6886</text:p>
          </table:table-cell>
          <table:table-cell office:value-type="float" office:value="0.821769" calcext:value-type="float">
            <text:p>0.821769</text:p>
          </table:table-cell>
          <table:table-cell office:value-type="float" office:value="0.972199" calcext:value-type="float">
            <text:p>0.972199</text:p>
          </table:table-cell>
          <table:table-cell office:value-type="float" office:value="1.1382" calcext:value-type="float">
            <text:p>1.1382</text:p>
          </table:table-cell>
          <table:table-cell office:value-type="float" office:value="0.360906" calcext:value-type="float">
            <text:p>0.360906</text:p>
          </table:table-cell>
          <table:table-cell table:number-columns-repeated="60"/>
          <table:table-cell table:formula="of:=MIN([.A76:.BL76])" office:value-type="float" office:value="0.360906" calcext:value-type="float">
            <text:p>0.360906</text:p>
          </table:table-cell>
          <table:table-cell table:formula="of:=MAX([.A76:.BL76])" office:value-type="float" office:value="1.6886" calcext:value-type="float">
            <text:p>1.6886</text:p>
          </table:table-cell>
          <table:table-cell table:number-columns-repeated="7"/>
        </table:table-row>
        <table:table-row table:style-name="ro2">
          <table:table-cell office:value-type="float" office:value="0.840561" calcext:value-type="float">
            <text:p>0.840561</text:p>
          </table:table-cell>
          <table:table-cell office:value-type="float" office:value="1.14393" calcext:value-type="float">
            <text:p>1.14393</text:p>
          </table:table-cell>
          <table:table-cell office:value-type="float" office:value="0.962132" calcext:value-type="float">
            <text:p>0.962132</text:p>
          </table:table-cell>
          <table:table-cell office:value-type="float" office:value="1.84496" calcext:value-type="float">
            <text:p>1.84496</text:p>
          </table:table-cell>
          <table:table-cell office:value-type="float" office:value="0.93421" calcext:value-type="float">
            <text:p>0.93421</text:p>
          </table:table-cell>
          <table:table-cell office:value-type="float" office:value="0.945725" calcext:value-type="float">
            <text:p>0.945725</text:p>
          </table:table-cell>
          <table:table-cell office:value-type="float" office:value="1.36905" calcext:value-type="float">
            <text:p>1.36905</text:p>
          </table:table-cell>
          <table:table-cell office:value-type="float" office:value="0.295973" calcext:value-type="float">
            <text:p>0.295973</text:p>
          </table:table-cell>
          <table:table-cell table:number-columns-repeated="60"/>
          <table:table-cell table:formula="of:=MIN([.A77:.BL77])" office:value-type="float" office:value="0.295973" calcext:value-type="float">
            <text:p>0.295973</text:p>
          </table:table-cell>
          <table:table-cell table:formula="of:=MAX([.A77:.BL77])" office:value-type="float" office:value="1.84496" calcext:value-type="float">
            <text:p>1.84496</text:p>
          </table:table-cell>
          <table:table-cell table:number-columns-repeated="7"/>
        </table:table-row>
        <table:table-row table:style-name="ro2">
          <table:table-cell office:value-type="float" office:value="0.46296" calcext:value-type="float">
            <text:p>0.46296</text:p>
          </table:table-cell>
          <table:table-cell office:value-type="float" office:value="0.44868" calcext:value-type="float">
            <text:p>0.44868</text:p>
          </table:table-cell>
          <table:table-cell office:value-type="float" office:value="1.03387" calcext:value-type="float">
            <text:p>1.03387</text:p>
          </table:table-cell>
          <table:table-cell office:value-type="float" office:value="0.973499" calcext:value-type="float">
            <text:p>0.973499</text:p>
          </table:table-cell>
          <table:table-cell office:value-type="float" office:value="0.996353" calcext:value-type="float">
            <text:p>0.996353</text:p>
          </table:table-cell>
          <table:table-cell office:value-type="float" office:value="0.981038" calcext:value-type="float">
            <text:p>0.981038</text:p>
          </table:table-cell>
          <table:table-cell office:value-type="float" office:value="1.08207" calcext:value-type="float">
            <text:p>1.08207</text:p>
          </table:table-cell>
          <table:table-cell office:value-type="float" office:value="0.285047" calcext:value-type="float">
            <text:p>0.285047</text:p>
          </table:table-cell>
          <table:table-cell table:number-columns-repeated="60"/>
          <table:table-cell table:formula="of:=MIN([.A78:.BL78])" office:value-type="float" office:value="0.285047" calcext:value-type="float">
            <text:p>0.285047</text:p>
          </table:table-cell>
          <table:table-cell table:formula="of:=MAX([.A78:.BL78])" office:value-type="float" office:value="1.08207" calcext:value-type="float">
            <text:p>1.08207</text:p>
          </table:table-cell>
          <table:table-cell table:number-columns-repeated="7"/>
        </table:table-row>
        <table:table-row table:style-name="ro2">
          <table:table-cell office:value-type="float" office:value="0.868004" calcext:value-type="float">
            <text:p>0.868004</text:p>
          </table:table-cell>
          <table:table-cell office:value-type="float" office:value="0.983467" calcext:value-type="float">
            <text:p>0.983467</text:p>
          </table:table-cell>
          <table:table-cell office:value-type="float" office:value="1.10655" calcext:value-type="float">
            <text:p>1.10655</text:p>
          </table:table-cell>
          <table:table-cell office:value-type="float" office:value="0.705529" calcext:value-type="float">
            <text:p>0.705529</text:p>
          </table:table-cell>
          <table:table-cell office:value-type="float" office:value="0.643932" calcext:value-type="float">
            <text:p>0.643932</text:p>
          </table:table-cell>
          <table:table-cell office:value-type="float" office:value="0.590494" calcext:value-type="float">
            <text:p>0.590494</text:p>
          </table:table-cell>
          <table:table-cell office:value-type="float" office:value="1.15244" calcext:value-type="float">
            <text:p>1.15244</text:p>
          </table:table-cell>
          <table:table-cell office:value-type="float" office:value="1.04299" calcext:value-type="float">
            <text:p>1.04299</text:p>
          </table:table-cell>
          <table:table-cell table:number-columns-repeated="60"/>
          <table:table-cell table:formula="of:=MIN([.A79:.BL79])" office:value-type="float" office:value="0.590494" calcext:value-type="float">
            <text:p>0.590494</text:p>
          </table:table-cell>
          <table:table-cell table:formula="of:=MAX([.A79:.BL79])" office:value-type="float" office:value="1.15244" calcext:value-type="float">
            <text:p>1.15244</text:p>
          </table:table-cell>
          <table:table-cell table:number-columns-repeated="7"/>
        </table:table-row>
        <table:table-row table:style-name="ro2">
          <table:table-cell office:value-type="float" office:value="1.04457" calcext:value-type="float">
            <text:p>1.04457</text:p>
          </table:table-cell>
          <table:table-cell office:value-type="float" office:value="1.17837" calcext:value-type="float">
            <text:p>1.17837</text:p>
          </table:table-cell>
          <table:table-cell office:value-type="float" office:value="1.29977" calcext:value-type="float">
            <text:p>1.29977</text:p>
          </table:table-cell>
          <table:table-cell office:value-type="float" office:value="1.55319" calcext:value-type="float">
            <text:p>1.55319</text:p>
          </table:table-cell>
          <table:table-cell office:value-type="float" office:value="0.766558" calcext:value-type="float">
            <text:p>0.766558</text:p>
          </table:table-cell>
          <table:table-cell office:value-type="float" office:value="0.976097" calcext:value-type="float">
            <text:p>0.976097</text:p>
          </table:table-cell>
          <table:table-cell office:value-type="float" office:value="1.3698" calcext:value-type="float">
            <text:p>1.3698</text:p>
          </table:table-cell>
          <table:table-cell office:value-type="float" office:value="1.6109" calcext:value-type="float">
            <text:p>1.6109</text:p>
          </table:table-cell>
          <table:table-cell table:number-columns-repeated="60"/>
          <table:table-cell table:formula="of:=MIN([.A80:.BL80])" office:value-type="float" office:value="0.766558" calcext:value-type="float">
            <text:p>0.766558</text:p>
          </table:table-cell>
          <table:table-cell table:formula="of:=MAX([.A80:.BL80])" office:value-type="float" office:value="1.6109" calcext:value-type="float">
            <text:p>1.6109</text:p>
          </table:table-cell>
          <table:table-cell table:number-columns-repeated="7"/>
        </table:table-row>
        <table:table-row table:style-name="ro2">
          <table:table-cell office:value-type="float" office:value="0.660144" calcext:value-type="float">
            <text:p>0.660144</text:p>
          </table:table-cell>
          <table:table-cell office:value-type="float" office:value="0.665522" calcext:value-type="float">
            <text:p>0.665522</text:p>
          </table:table-cell>
          <table:table-cell office:value-type="float" office:value="1.41845" calcext:value-type="float">
            <text:p>1.41845</text:p>
          </table:table-cell>
          <table:table-cell office:value-type="float" office:value="0.873022" calcext:value-type="float">
            <text:p>0.873022</text:p>
          </table:table-cell>
          <table:table-cell office:value-type="float" office:value="1.56056" calcext:value-type="float">
            <text:p>1.56056</text:p>
          </table:table-cell>
          <table:table-cell office:value-type="float" office:value="1.08606" calcext:value-type="float">
            <text:p>1.08606</text:p>
          </table:table-cell>
          <table:table-cell office:value-type="float" office:value="0.600555" calcext:value-type="float">
            <text:p>0.600555</text:p>
          </table:table-cell>
          <table:table-cell office:value-type="float" office:value="0.70532" calcext:value-type="float">
            <text:p>0.70532</text:p>
          </table:table-cell>
          <table:table-cell table:number-columns-repeated="60"/>
          <table:table-cell table:formula="of:=MIN([.A81:.BL81])" office:value-type="float" office:value="0.600555" calcext:value-type="float">
            <text:p>0.600555</text:p>
          </table:table-cell>
          <table:table-cell table:formula="of:=MAX([.A81:.BL81])" office:value-type="float" office:value="1.56056" calcext:value-type="float">
            <text:p>1.56056</text:p>
          </table:table-cell>
          <table:table-cell table:number-columns-repeated="7"/>
        </table:table-row>
        <table:table-row table:style-name="ro2">
          <table:table-cell office:value-type="float" office:value="0.88292" calcext:value-type="float">
            <text:p>0.88292</text:p>
          </table:table-cell>
          <table:table-cell office:value-type="float" office:value="1.23415" calcext:value-type="float">
            <text:p>1.23415</text:p>
          </table:table-cell>
          <table:table-cell office:value-type="float" office:value="1.28277" calcext:value-type="float">
            <text:p>1.28277</text:p>
          </table:table-cell>
          <table:table-cell office:value-type="float" office:value="1.2099" calcext:value-type="float">
            <text:p>1.2099</text:p>
          </table:table-cell>
          <table:table-cell office:value-type="float" office:value="1.21071" calcext:value-type="float">
            <text:p>1.21071</text:p>
          </table:table-cell>
          <table:table-cell office:value-type="float" office:value="1.21366" calcext:value-type="float">
            <text:p>1.21366</text:p>
          </table:table-cell>
          <table:table-cell office:value-type="float" office:value="1.02169" calcext:value-type="float">
            <text:p>1.02169</text:p>
          </table:table-cell>
          <table:table-cell office:value-type="float" office:value="0.451113" calcext:value-type="float">
            <text:p>0.451113</text:p>
          </table:table-cell>
          <table:table-cell table:number-columns-repeated="60"/>
          <table:table-cell table:formula="of:=MIN([.A82:.BL82])" office:value-type="float" office:value="0.451113" calcext:value-type="float">
            <text:p>0.451113</text:p>
          </table:table-cell>
          <table:table-cell table:formula="of:=MAX([.A82:.BL82])" office:value-type="float" office:value="1.28277" calcext:value-type="float">
            <text:p>1.28277</text:p>
          </table:table-cell>
          <table:table-cell table:number-columns-repeated="7"/>
        </table:table-row>
        <table:table-row table:style-name="ro2">
          <table:table-cell office:value-type="float" office:value="0.82676" calcext:value-type="float">
            <text:p>0.82676</text:p>
          </table:table-cell>
          <table:table-cell office:value-type="float" office:value="0.837462" calcext:value-type="float">
            <text:p>0.837462</text:p>
          </table:table-cell>
          <table:table-cell office:value-type="float" office:value="1.01716" calcext:value-type="float">
            <text:p>1.01716</text:p>
          </table:table-cell>
          <table:table-cell office:value-type="float" office:value="0.521799" calcext:value-type="float">
            <text:p>0.521799</text:p>
          </table:table-cell>
          <table:table-cell office:value-type="float" office:value="1.36214" calcext:value-type="float">
            <text:p>1.36214</text:p>
          </table:table-cell>
          <table:table-cell office:value-type="float" office:value="0.546393" calcext:value-type="float">
            <text:p>0.546393</text:p>
          </table:table-cell>
          <table:table-cell office:value-type="float" office:value="0.961576" calcext:value-type="float">
            <text:p>0.961576</text:p>
          </table:table-cell>
          <table:table-cell office:value-type="float" office:value="0.412091" calcext:value-type="float">
            <text:p>0.412091</text:p>
          </table:table-cell>
          <table:table-cell table:number-columns-repeated="60"/>
          <table:table-cell table:formula="of:=MIN([.A83:.BL83])" office:value-type="float" office:value="0.412091" calcext:value-type="float">
            <text:p>0.412091</text:p>
          </table:table-cell>
          <table:table-cell table:formula="of:=MAX([.A83:.BL83])" office:value-type="float" office:value="1.36214" calcext:value-type="float">
            <text:p>1.36214</text:p>
          </table:table-cell>
          <table:table-cell table:number-columns-repeated="7"/>
        </table:table-row>
        <table:table-row table:style-name="ro2">
          <table:table-cell office:value-type="float" office:value="0.885449" calcext:value-type="float">
            <text:p>0.885449</text:p>
          </table:table-cell>
          <table:table-cell office:value-type="float" office:value="0.997972" calcext:value-type="float">
            <text:p>0.997972</text:p>
          </table:table-cell>
          <table:table-cell office:value-type="float" office:value="1.21319" calcext:value-type="float">
            <text:p>1.21319</text:p>
          </table:table-cell>
          <table:table-cell office:value-type="float" office:value="1.06021" calcext:value-type="float">
            <text:p>1.06021</text:p>
          </table:table-cell>
          <table:table-cell office:value-type="float" office:value="1.22465" calcext:value-type="float">
            <text:p>1.22465</text:p>
          </table:table-cell>
          <table:table-cell office:value-type="float" office:value="1.01156" calcext:value-type="float">
            <text:p>1.01156</text:p>
          </table:table-cell>
          <table:table-cell office:value-type="float" office:value="1.3333" calcext:value-type="float">
            <text:p>1.3333</text:p>
          </table:table-cell>
          <table:table-cell office:value-type="float" office:value="0.504708" calcext:value-type="float">
            <text:p>0.504708</text:p>
          </table:table-cell>
          <table:table-cell table:number-columns-repeated="60"/>
          <table:table-cell table:formula="of:=MIN([.A84:.BL84])" office:value-type="float" office:value="0.504708" calcext:value-type="float">
            <text:p>0.504708</text:p>
          </table:table-cell>
          <table:table-cell table:formula="of:=MAX([.A84:.BL84])" office:value-type="float" office:value="1.3333" calcext:value-type="float">
            <text:p>1.333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7"/>
          <table:table-cell table:formula="of:=MIN([.A85:.BL85])" office:value-type="float" office:value="16" calcext:value-type="float">
            <text:p>16</text:p>
          </table:table-cell>
          <table:table-cell table:formula="of:=MAX([.A85:.BL85])" office:value-type="float" office:value="16" calcext:value-type="float">
            <text:p>16</text:p>
          </table:table-cell>
          <table:table-cell table:number-columns-repeated="7"/>
        </table:table-row>
        <table:table-row table:style-name="ro2">
          <table:table-cell office:value-type="float" office:value="0.579452" calcext:value-type="float">
            <text:p>0.579452</text:p>
          </table:table-cell>
          <table:table-cell office:value-type="float" office:value="0.673573" calcext:value-type="float">
            <text:p>0.673573</text:p>
          </table:table-cell>
          <table:table-cell office:value-type="float" office:value="0.886698" calcext:value-type="float">
            <text:p>0.886698</text:p>
          </table:table-cell>
          <table:table-cell office:value-type="float" office:value="0.994561" calcext:value-type="float">
            <text:p>0.994561</text:p>
          </table:table-cell>
          <table:table-cell office:value-type="float" office:value="0.602891" calcext:value-type="float">
            <text:p>0.602891</text:p>
          </table:table-cell>
          <table:table-cell office:value-type="float" office:value="0.808894" calcext:value-type="float">
            <text:p>0.808894</text:p>
          </table:table-cell>
          <table:table-cell office:value-type="float" office:value="0.504638" calcext:value-type="float">
            <text:p>0.504638</text:p>
          </table:table-cell>
          <table:table-cell office:value-type="float" office:value="1.37705" calcext:value-type="float">
            <text:p>1.37705</text:p>
          </table:table-cell>
          <table:table-cell office:value-type="float" office:value="1.21375" calcext:value-type="float">
            <text:p>1.21375</text:p>
          </table:table-cell>
          <table:table-cell office:value-type="float" office:value="0.833804" calcext:value-type="float">
            <text:p>0.833804</text:p>
          </table:table-cell>
          <table:table-cell office:value-type="float" office:value="1.66831" calcext:value-type="float">
            <text:p>1.66831</text:p>
          </table:table-cell>
          <table:table-cell office:value-type="float" office:value="1.392" calcext:value-type="float">
            <text:p>1.392</text:p>
          </table:table-cell>
          <table:table-cell office:value-type="float" office:value="0.583404" calcext:value-type="float">
            <text:p>0.583404</text:p>
          </table:table-cell>
          <table:table-cell office:value-type="float" office:value="1.81178" calcext:value-type="float">
            <text:p>1.81178</text:p>
          </table:table-cell>
          <table:table-cell office:value-type="float" office:value="0.611146" calcext:value-type="float">
            <text:p>0.611146</text:p>
          </table:table-cell>
          <table:table-cell office:value-type="float" office:value="0.472417" calcext:value-type="float">
            <text:p>0.472417</text:p>
          </table:table-cell>
          <table:table-cell table:number-columns-repeated="52"/>
          <table:table-cell table:formula="of:=MIN([.A86:.BL86])" office:value-type="float" office:value="0.472417" calcext:value-type="float">
            <text:p>0.472417</text:p>
          </table:table-cell>
          <table:table-cell table:formula="of:=MAX([.A86:.BL86])" office:value-type="float" office:value="1.81178" calcext:value-type="float">
            <text:p>1.81178</text:p>
          </table:table-cell>
          <table:table-cell table:number-columns-repeated="7"/>
        </table:table-row>
        <table:table-row table:style-name="ro2">
          <table:table-cell office:value-type="float" office:value="0.57855" calcext:value-type="float">
            <text:p>0.57855</text:p>
          </table:table-cell>
          <table:table-cell office:value-type="float" office:value="0.631751" calcext:value-type="float">
            <text:p>0.631751</text:p>
          </table:table-cell>
          <table:table-cell office:value-type="float" office:value="0.774425" calcext:value-type="float">
            <text:p>0.774425</text:p>
          </table:table-cell>
          <table:table-cell office:value-type="float" office:value="0.99518" calcext:value-type="float">
            <text:p>0.99518</text:p>
          </table:table-cell>
          <table:table-cell office:value-type="float" office:value="0.520114" calcext:value-type="float">
            <text:p>0.520114</text:p>
          </table:table-cell>
          <table:table-cell office:value-type="float" office:value="0.622188" calcext:value-type="float">
            <text:p>0.622188</text:p>
          </table:table-cell>
          <table:table-cell office:value-type="float" office:value="0.412823" calcext:value-type="float">
            <text:p>0.412823</text:p>
          </table:table-cell>
          <table:table-cell office:value-type="float" office:value="1.33588" calcext:value-type="float">
            <text:p>1.33588</text:p>
          </table:table-cell>
          <table:table-cell office:value-type="float" office:value="1.00611" calcext:value-type="float">
            <text:p>1.00611</text:p>
          </table:table-cell>
          <table:table-cell office:value-type="float" office:value="0.762625" calcext:value-type="float">
            <text:p>0.762625</text:p>
          </table:table-cell>
          <table:table-cell office:value-type="float" office:value="1.66624" calcext:value-type="float">
            <text:p>1.66624</text:p>
          </table:table-cell>
          <table:table-cell office:value-type="float" office:value="0.468084" calcext:value-type="float">
            <text:p>0.468084</text:p>
          </table:table-cell>
          <table:table-cell office:value-type="float" office:value="1.24172" calcext:value-type="float">
            <text:p>1.24172</text:p>
          </table:table-cell>
          <table:table-cell office:value-type="float" office:value="0.781905" calcext:value-type="float">
            <text:p>0.781905</text:p>
          </table:table-cell>
          <table:table-cell office:value-type="float" office:value="0.609943" calcext:value-type="float">
            <text:p>0.609943</text:p>
          </table:table-cell>
          <table:table-cell office:value-type="float" office:value="0.276082" calcext:value-type="float">
            <text:p>0.276082</text:p>
          </table:table-cell>
          <table:table-cell table:number-columns-repeated="52"/>
          <table:table-cell table:formula="of:=MIN([.A87:.BL87])" office:value-type="float" office:value="0.276082" calcext:value-type="float">
            <text:p>0.276082</text:p>
          </table:table-cell>
          <table:table-cell table:formula="of:=MAX([.A87:.BL87])" office:value-type="float" office:value="1.66624" calcext:value-type="float">
            <text:p>1.66624</text:p>
          </table:table-cell>
          <table:table-cell table:number-columns-repeated="7"/>
        </table:table-row>
        <table:table-row table:style-name="ro2">
          <table:table-cell office:value-type="float" office:value="0.356571" calcext:value-type="float">
            <text:p>0.356571</text:p>
          </table:table-cell>
          <table:table-cell office:value-type="float" office:value="0.576835" calcext:value-type="float">
            <text:p>0.576835</text:p>
          </table:table-cell>
          <table:table-cell office:value-type="float" office:value="0.70831" calcext:value-type="float">
            <text:p>0.70831</text:p>
          </table:table-cell>
          <table:table-cell office:value-type="float" office:value="0.310352" calcext:value-type="float">
            <text:p>0.310352</text:p>
          </table:table-cell>
          <table:table-cell office:value-type="float" office:value="0.584958" calcext:value-type="float">
            <text:p>0.584958</text:p>
          </table:table-cell>
          <table:table-cell office:value-type="float" office:value="0.620771" calcext:value-type="float">
            <text:p>0.620771</text:p>
          </table:table-cell>
          <table:table-cell office:value-type="float" office:value="1.33949" calcext:value-type="float">
            <text:p>1.33949</text:p>
          </table:table-cell>
          <table:table-cell office:value-type="float" office:value="0.993688" calcext:value-type="float">
            <text:p>0.993688</text:p>
          </table:table-cell>
          <table:table-cell office:value-type="float" office:value="0.467721" calcext:value-type="float">
            <text:p>0.467721</text:p>
          </table:table-cell>
          <table:table-cell office:value-type="float" office:value="1.87567" calcext:value-type="float">
            <text:p>1.87567</text:p>
          </table:table-cell>
          <table:table-cell office:value-type="float" office:value="0.728818" calcext:value-type="float">
            <text:p>0.728818</text:p>
          </table:table-cell>
          <table:table-cell office:value-type="float" office:value="1.70608" calcext:value-type="float">
            <text:p>1.70608</text:p>
          </table:table-cell>
          <table:table-cell office:value-type="float" office:value="1.12852" calcext:value-type="float">
            <text:p>1.12852</text:p>
          </table:table-cell>
          <table:table-cell office:value-type="float" office:value="1.59404" calcext:value-type="float">
            <text:p>1.59404</text:p>
          </table:table-cell>
          <table:table-cell office:value-type="float" office:value="0.354269" calcext:value-type="float">
            <text:p>0.354269</text:p>
          </table:table-cell>
          <table:table-cell office:value-type="float" office:value="0.493979" calcext:value-type="float">
            <text:p>0.493979</text:p>
          </table:table-cell>
          <table:table-cell table:number-columns-repeated="52"/>
          <table:table-cell table:formula="of:=MIN([.A88:.BL88])" office:value-type="float" office:value="0.310352" calcext:value-type="float">
            <text:p>0.310352</text:p>
          </table:table-cell>
          <table:table-cell table:formula="of:=MAX([.A88:.BL88])" office:value-type="float" office:value="1.87567" calcext:value-type="float">
            <text:p>1.87567</text:p>
          </table:table-cell>
          <table:table-cell table:number-columns-repeated="7"/>
        </table:table-row>
        <table:table-row table:style-name="ro2">
          <table:table-cell office:value-type="float" office:value="0.440175" calcext:value-type="float">
            <text:p>0.440175</text:p>
          </table:table-cell>
          <table:table-cell office:value-type="float" office:value="0.63817" calcext:value-type="float">
            <text:p>0.63817</text:p>
          </table:table-cell>
          <table:table-cell office:value-type="float" office:value="0.557948" calcext:value-type="float">
            <text:p>0.557948</text:p>
          </table:table-cell>
          <table:table-cell office:value-type="float" office:value="1.03421" calcext:value-type="float">
            <text:p>1.03421</text:p>
          </table:table-cell>
          <table:table-cell office:value-type="float" office:value="0.594296" calcext:value-type="float">
            <text:p>0.594296</text:p>
          </table:table-cell>
          <table:table-cell office:value-type="float" office:value="0.71435" calcext:value-type="float">
            <text:p>0.71435</text:p>
          </table:table-cell>
          <table:table-cell office:value-type="float" office:value="0.451103" calcext:value-type="float">
            <text:p>0.451103</text:p>
          </table:table-cell>
          <table:table-cell office:value-type="float" office:value="0.657813" calcext:value-type="float">
            <text:p>0.657813</text:p>
          </table:table-cell>
          <table:table-cell office:value-type="float" office:value="1.54364" calcext:value-type="float">
            <text:p>1.54364</text:p>
          </table:table-cell>
          <table:table-cell office:value-type="float" office:value="0.453325" calcext:value-type="float">
            <text:p>0.453325</text:p>
          </table:table-cell>
          <table:table-cell office:value-type="float" office:value="1.05902" calcext:value-type="float">
            <text:p>1.05902</text:p>
          </table:table-cell>
          <table:table-cell office:value-type="float" office:value="0.672769" calcext:value-type="float">
            <text:p>0.672769</text:p>
          </table:table-cell>
          <table:table-cell office:value-type="float" office:value="1.53523" calcext:value-type="float">
            <text:p>1.53523</text:p>
          </table:table-cell>
          <table:table-cell office:value-type="float" office:value="0.240852" calcext:value-type="float">
            <text:p>0.240852</text:p>
          </table:table-cell>
          <table:table-cell office:value-type="float" office:value="0.77799" calcext:value-type="float">
            <text:p>0.77799</text:p>
          </table:table-cell>
          <table:table-cell office:value-type="float" office:value="0.536497" calcext:value-type="float">
            <text:p>0.536497</text:p>
          </table:table-cell>
          <table:table-cell table:number-columns-repeated="52"/>
          <table:table-cell table:formula="of:=MIN([.A89:.BL89])" office:value-type="float" office:value="0.240852" calcext:value-type="float">
            <text:p>0.240852</text:p>
          </table:table-cell>
          <table:table-cell table:formula="of:=MAX([.A89:.BL89])" office:value-type="float" office:value="1.54364" calcext:value-type="float">
            <text:p>1.54364</text:p>
          </table:table-cell>
          <table:table-cell table:number-columns-repeated="7"/>
        </table:table-row>
        <table:table-row table:style-name="ro2">
          <table:table-cell office:value-type="float" office:value="0.347577" calcext:value-type="float">
            <text:p>0.347577</text:p>
          </table:table-cell>
          <table:table-cell office:value-type="float" office:value="0.227028" calcext:value-type="float">
            <text:p>0.227028</text:p>
          </table:table-cell>
          <table:table-cell office:value-type="float" office:value="0.794294" calcext:value-type="float">
            <text:p>0.794294</text:p>
          </table:table-cell>
          <table:table-cell office:value-type="float" office:value="0.522436" calcext:value-type="float">
            <text:p>0.522436</text:p>
          </table:table-cell>
          <table:table-cell office:value-type="float" office:value="1.09683" calcext:value-type="float">
            <text:p>1.09683</text:p>
          </table:table-cell>
          <table:table-cell office:value-type="float" office:value="0.377229" calcext:value-type="float">
            <text:p>0.377229</text:p>
          </table:table-cell>
          <table:table-cell office:value-type="float" office:value="1.13473" calcext:value-type="float">
            <text:p>1.13473</text:p>
          </table:table-cell>
          <table:table-cell office:value-type="float" office:value="0.323296" calcext:value-type="float">
            <text:p>0.323296</text:p>
          </table:table-cell>
          <table:table-cell office:value-type="float" office:value="0.87623" calcext:value-type="float">
            <text:p>0.87623</text:p>
          </table:table-cell>
          <table:table-cell office:value-type="float" office:value="0.911845" calcext:value-type="float">
            <text:p>0.911845</text:p>
          </table:table-cell>
          <table:table-cell office:value-type="float" office:value="0.577953" calcext:value-type="float">
            <text:p>0.577953</text:p>
          </table:table-cell>
          <table:table-cell office:value-type="float" office:value="1.24819" calcext:value-type="float">
            <text:p>1.24819</text:p>
          </table:table-cell>
          <table:table-cell office:value-type="float" office:value="1.29708" calcext:value-type="float">
            <text:p>1.29708</text:p>
          </table:table-cell>
          <table:table-cell office:value-type="float" office:value="0.586443" calcext:value-type="float">
            <text:p>0.586443</text:p>
          </table:table-cell>
          <table:table-cell office:value-type="float" office:value="0.401751" calcext:value-type="float">
            <text:p>0.401751</text:p>
          </table:table-cell>
          <table:table-cell office:value-type="float" office:value="0.312789" calcext:value-type="float">
            <text:p>0.312789</text:p>
          </table:table-cell>
          <table:table-cell table:number-columns-repeated="52"/>
          <table:table-cell table:formula="of:=MIN([.A90:.BL90])" office:value-type="float" office:value="0.227028" calcext:value-type="float">
            <text:p>0.227028</text:p>
          </table:table-cell>
          <table:table-cell table:formula="of:=MAX([.A90:.BL90])" office:value-type="float" office:value="1.29708" calcext:value-type="float">
            <text:p>1.29708</text:p>
          </table:table-cell>
          <table:table-cell table:number-columns-repeated="7"/>
        </table:table-row>
        <table:table-row table:style-name="ro2">
          <table:table-cell office:value-type="float" office:value="0.573701" calcext:value-type="float">
            <text:p>0.573701</text:p>
          </table:table-cell>
          <table:table-cell office:value-type="float" office:value="0.905135" calcext:value-type="float">
            <text:p>0.905135</text:p>
          </table:table-cell>
          <table:table-cell office:value-type="float" office:value="1.09828" calcext:value-type="float">
            <text:p>1.09828</text:p>
          </table:table-cell>
          <table:table-cell office:value-type="float" office:value="0.785368" calcext:value-type="float">
            <text:p>0.785368</text:p>
          </table:table-cell>
          <table:table-cell office:value-type="float" office:value="1.39073" calcext:value-type="float">
            <text:p>1.39073</text:p>
          </table:table-cell>
          <table:table-cell office:value-type="float" office:value="0.961921" calcext:value-type="float">
            <text:p>0.961921</text:p>
          </table:table-cell>
          <table:table-cell office:value-type="float" office:value="0.835927" calcext:value-type="float">
            <text:p>0.835927</text:p>
          </table:table-cell>
          <table:table-cell office:value-type="float" office:value="1.16701" calcext:value-type="float">
            <text:p>1.16701</text:p>
          </table:table-cell>
          <table:table-cell office:value-type="float" office:value="1.10824" calcext:value-type="float">
            <text:p>1.10824</text:p>
          </table:table-cell>
          <table:table-cell office:value-type="float" office:value="1.60705" calcext:value-type="float">
            <text:p>1.60705</text:p>
          </table:table-cell>
          <table:table-cell office:value-type="float" office:value="1.09294" calcext:value-type="float">
            <text:p>1.09294</text:p>
          </table:table-cell>
          <table:table-cell office:value-type="float" office:value="0.468699" calcext:value-type="float">
            <text:p>0.468699</text:p>
          </table:table-cell>
          <table:table-cell office:value-type="float" office:value="0.82635" calcext:value-type="float">
            <text:p>0.82635</text:p>
          </table:table-cell>
          <table:table-cell office:value-type="float" office:value="1.0832" calcext:value-type="float">
            <text:p>1.0832</text:p>
          </table:table-cell>
          <table:table-cell office:value-type="float" office:value="0.338918" calcext:value-type="float">
            <text:p>0.338918</text:p>
          </table:table-cell>
          <table:table-cell office:value-type="float" office:value="0.540509" calcext:value-type="float">
            <text:p>0.540509</text:p>
          </table:table-cell>
          <table:table-cell table:number-columns-repeated="52"/>
          <table:table-cell table:formula="of:=MIN([.A91:.BL91])" office:value-type="float" office:value="0.338918" calcext:value-type="float">
            <text:p>0.338918</text:p>
          </table:table-cell>
          <table:table-cell table:formula="of:=MAX([.A91:.BL91])" office:value-type="float" office:value="1.60705" calcext:value-type="float">
            <text:p>1.60705</text:p>
          </table:table-cell>
          <table:table-cell table:number-columns-repeated="7"/>
        </table:table-row>
        <table:table-row table:style-name="ro2">
          <table:table-cell office:value-type="float" office:value="0.407554" calcext:value-type="float">
            <text:p>0.407554</text:p>
          </table:table-cell>
          <table:table-cell office:value-type="float" office:value="0.350475" calcext:value-type="float">
            <text:p>0.350475</text:p>
          </table:table-cell>
          <table:table-cell office:value-type="float" office:value="0.999647" calcext:value-type="float">
            <text:p>0.999647</text:p>
          </table:table-cell>
          <table:table-cell office:value-type="float" office:value="1.09712" calcext:value-type="float">
            <text:p>1.09712</text:p>
          </table:table-cell>
          <table:table-cell office:value-type="float" office:value="0.934318" calcext:value-type="float">
            <text:p>0.934318</text:p>
          </table:table-cell>
          <table:table-cell office:value-type="float" office:value="0.638674" calcext:value-type="float">
            <text:p>0.638674</text:p>
          </table:table-cell>
          <table:table-cell office:value-type="float" office:value="0.258944" calcext:value-type="float">
            <text:p>0.258944</text:p>
          </table:table-cell>
          <table:table-cell office:value-type="float" office:value="1.08103" calcext:value-type="float">
            <text:p>1.08103</text:p>
          </table:table-cell>
          <table:table-cell office:value-type="float" office:value="1.19787" calcext:value-type="float">
            <text:p>1.19787</text:p>
          </table:table-cell>
          <table:table-cell office:value-type="float" office:value="1.55194" calcext:value-type="float">
            <text:p>1.55194</text:p>
          </table:table-cell>
          <table:table-cell office:value-type="float" office:value="1.01386" calcext:value-type="float">
            <text:p>1.01386</text:p>
          </table:table-cell>
          <table:table-cell office:value-type="float" office:value="0.554789" calcext:value-type="float">
            <text:p>0.554789</text:p>
          </table:table-cell>
          <table:table-cell office:value-type="float" office:value="1.17303" calcext:value-type="float">
            <text:p>1.17303</text:p>
          </table:table-cell>
          <table:table-cell office:value-type="float" office:value="0.439467" calcext:value-type="float">
            <text:p>0.439467</text:p>
          </table:table-cell>
          <table:table-cell office:value-type="float" office:value="1.82418" calcext:value-type="float">
            <text:p>1.82418</text:p>
          </table:table-cell>
          <table:table-cell office:value-type="float" office:value="0.162833" calcext:value-type="float">
            <text:p>0.162833</text:p>
          </table:table-cell>
          <table:table-cell table:number-columns-repeated="52"/>
          <table:table-cell table:formula="of:=MIN([.A92:.BL92])" office:value-type="float" office:value="0.162833" calcext:value-type="float">
            <text:p>0.162833</text:p>
          </table:table-cell>
          <table:table-cell table:formula="of:=MAX([.A92:.BL92])" office:value-type="float" office:value="1.82418" calcext:value-type="float">
            <text:p>1.82418</text:p>
          </table:table-cell>
          <table:table-cell table:number-columns-repeated="7"/>
        </table:table-row>
        <table:table-row table:style-name="ro2">
          <table:table-cell office:value-type="float" office:value="0.360187" calcext:value-type="float">
            <text:p>0.360187</text:p>
          </table:table-cell>
          <table:table-cell office:value-type="float" office:value="0.559183" calcext:value-type="float">
            <text:p>0.559183</text:p>
          </table:table-cell>
          <table:table-cell office:value-type="float" office:value="0.793629" calcext:value-type="float">
            <text:p>0.793629</text:p>
          </table:table-cell>
          <table:table-cell office:value-type="float" office:value="0.390561" calcext:value-type="float">
            <text:p>0.390561</text:p>
          </table:table-cell>
          <table:table-cell office:value-type="float" office:value="0.772061" calcext:value-type="float">
            <text:p>0.772061</text:p>
          </table:table-cell>
          <table:table-cell office:value-type="float" office:value="0.839949" calcext:value-type="float">
            <text:p>0.839949</text:p>
          </table:table-cell>
          <table:table-cell office:value-type="float" office:value="0.358919" calcext:value-type="float">
            <text:p>0.358919</text:p>
          </table:table-cell>
          <table:table-cell office:value-type="float" office:value="0.69803" calcext:value-type="float">
            <text:p>0.69803</text:p>
          </table:table-cell>
          <table:table-cell office:value-type="float" office:value="1.11093" calcext:value-type="float">
            <text:p>1.11093</text:p>
          </table:table-cell>
          <table:table-cell office:value-type="float" office:value="0.763887" calcext:value-type="float">
            <text:p>0.763887</text:p>
          </table:table-cell>
          <table:table-cell office:value-type="float" office:value="0.170537" calcext:value-type="float">
            <text:p>0.170537</text:p>
          </table:table-cell>
          <table:table-cell office:value-type="float" office:value="0.791399" calcext:value-type="float">
            <text:p>0.791399</text:p>
          </table:table-cell>
          <table:table-cell office:value-type="float" office:value="0.848856" calcext:value-type="float">
            <text:p>0.848856</text:p>
          </table:table-cell>
          <table:table-cell office:value-type="float" office:value="1.27459" calcext:value-type="float">
            <text:p>1.27459</text:p>
          </table:table-cell>
          <table:table-cell office:value-type="float" office:value="1.73334" calcext:value-type="float">
            <text:p>1.73334</text:p>
          </table:table-cell>
          <table:table-cell office:value-type="float" office:value="0.323111" calcext:value-type="float">
            <text:p>0.323111</text:p>
          </table:table-cell>
          <table:table-cell table:number-columns-repeated="52"/>
          <table:table-cell table:formula="of:=MIN([.A93:.BL93])" office:value-type="float" office:value="0.170537" calcext:value-type="float">
            <text:p>0.170537</text:p>
          </table:table-cell>
          <table:table-cell table:formula="of:=MAX([.A93:.BL93])" office:value-type="float" office:value="1.73334" calcext:value-type="float">
            <text:p>1.73334</text:p>
          </table:table-cell>
          <table:table-cell table:number-columns-repeated="7"/>
        </table:table-row>
        <table:table-row table:style-name="ro2">
          <table:table-cell office:value-type="float" office:value="0.423838" calcext:value-type="float">
            <text:p>0.423838</text:p>
          </table:table-cell>
          <table:table-cell office:value-type="float" office:value="0.529464" calcext:value-type="float">
            <text:p>0.529464</text:p>
          </table:table-cell>
          <table:table-cell office:value-type="float" office:value="0.528247" calcext:value-type="float">
            <text:p>0.528247</text:p>
          </table:table-cell>
          <table:table-cell office:value-type="float" office:value="0.820271" calcext:value-type="float">
            <text:p>0.820271</text:p>
          </table:table-cell>
          <table:table-cell office:value-type="float" office:value="0.472337" calcext:value-type="float">
            <text:p>0.472337</text:p>
          </table:table-cell>
          <table:table-cell office:value-type="float" office:value="0.982245" calcext:value-type="float">
            <text:p>0.982245</text:p>
          </table:table-cell>
          <table:table-cell office:value-type="float" office:value="0.75356" calcext:value-type="float">
            <text:p>0.75356</text:p>
          </table:table-cell>
          <table:table-cell office:value-type="float" office:value="1.24194" calcext:value-type="float">
            <text:p>1.24194</text:p>
          </table:table-cell>
          <table:table-cell office:value-type="float" office:value="0.777619" calcext:value-type="float">
            <text:p>0.777619</text:p>
          </table:table-cell>
          <table:table-cell office:value-type="float" office:value="0.540535" calcext:value-type="float">
            <text:p>0.540535</text:p>
          </table:table-cell>
          <table:table-cell office:value-type="float" office:value="1.42061" calcext:value-type="float">
            <text:p>1.42061</text:p>
          </table:table-cell>
          <table:table-cell office:value-type="float" office:value="1.45012" calcext:value-type="float">
            <text:p>1.45012</text:p>
          </table:table-cell>
          <table:table-cell office:value-type="float" office:value="0.626456" calcext:value-type="float">
            <text:p>0.626456</text:p>
          </table:table-cell>
          <table:table-cell office:value-type="float" office:value="1.03305" calcext:value-type="float">
            <text:p>1.03305</text:p>
          </table:table-cell>
          <table:table-cell office:value-type="float" office:value="1.68612" calcext:value-type="float">
            <text:p>1.68612</text:p>
          </table:table-cell>
          <table:table-cell office:value-type="float" office:value="0.233168" calcext:value-type="float">
            <text:p>0.233168</text:p>
          </table:table-cell>
          <table:table-cell table:number-columns-repeated="52"/>
          <table:table-cell table:formula="of:=MIN([.A94:.BL94])" office:value-type="float" office:value="0.233168" calcext:value-type="float">
            <text:p>0.233168</text:p>
          </table:table-cell>
          <table:table-cell table:formula="of:=MAX([.A94:.BL94])" office:value-type="float" office:value="1.68612" calcext:value-type="float">
            <text:p>1.68612</text:p>
          </table:table-cell>
          <table:table-cell table:number-columns-repeated="7"/>
        </table:table-row>
        <table:table-row table:style-name="ro2">
          <table:table-cell office:value-type="float" office:value="0.469291" calcext:value-type="float">
            <text:p>0.469291</text:p>
          </table:table-cell>
          <table:table-cell office:value-type="float" office:value="0.777878" calcext:value-type="float">
            <text:p>0.777878</text:p>
          </table:table-cell>
          <table:table-cell office:value-type="float" office:value="0.520037" calcext:value-type="float">
            <text:p>0.520037</text:p>
          </table:table-cell>
          <table:table-cell office:value-type="float" office:value="0.732013" calcext:value-type="float">
            <text:p>0.732013</text:p>
          </table:table-cell>
          <table:table-cell office:value-type="float" office:value="1.22799" calcext:value-type="float">
            <text:p>1.22799</text:p>
          </table:table-cell>
          <table:table-cell office:value-type="float" office:value="0.555336" calcext:value-type="float">
            <text:p>0.555336</text:p>
          </table:table-cell>
          <table:table-cell office:value-type="float" office:value="1.60009" calcext:value-type="float">
            <text:p>1.60009</text:p>
          </table:table-cell>
          <table:table-cell office:value-type="float" office:value="0.797411" calcext:value-type="float">
            <text:p>0.797411</text:p>
          </table:table-cell>
          <table:table-cell office:value-type="float" office:value="0.708902" calcext:value-type="float">
            <text:p>0.708902</text:p>
          </table:table-cell>
          <table:table-cell office:value-type="float" office:value="1.52612" calcext:value-type="float">
            <text:p>1.52612</text:p>
          </table:table-cell>
          <table:table-cell office:value-type="float" office:value="0.899638" calcext:value-type="float">
            <text:p>0.899638</text:p>
          </table:table-cell>
          <table:table-cell office:value-type="float" office:value="1.43595" calcext:value-type="float">
            <text:p>1.43595</text:p>
          </table:table-cell>
          <table:table-cell office:value-type="float" office:value="0.656924" calcext:value-type="float">
            <text:p>0.656924</text:p>
          </table:table-cell>
          <table:table-cell office:value-type="float" office:value="0.734847" calcext:value-type="float">
            <text:p>0.734847</text:p>
          </table:table-cell>
          <table:table-cell office:value-type="float" office:value="1.50716" calcext:value-type="float">
            <text:p>1.50716</text:p>
          </table:table-cell>
          <table:table-cell office:value-type="float" office:value="0.532603" calcext:value-type="float">
            <text:p>0.532603</text:p>
          </table:table-cell>
          <table:table-cell table:number-columns-repeated="52"/>
          <table:table-cell table:formula="of:=MIN([.A95:.BL95])" office:value-type="float" office:value="0.469291" calcext:value-type="float">
            <text:p>0.469291</text:p>
          </table:table-cell>
          <table:table-cell table:formula="of:=MAX([.A95:.BL95])" office:value-type="float" office:value="1.60009" calcext:value-type="float">
            <text:p>1.60009</text:p>
          </table:table-cell>
          <table:table-cell table:number-columns-repeated="7"/>
        </table:table-row>
        <table:table-row table:style-name="ro2">
          <table:table-cell office:value-type="float" office:value="0.577282" calcext:value-type="float">
            <text:p>0.577282</text:p>
          </table:table-cell>
          <table:table-cell office:value-type="float" office:value="0.783856" calcext:value-type="float">
            <text:p>0.783856</text:p>
          </table:table-cell>
          <table:table-cell office:value-type="float" office:value="0.974069" calcext:value-type="float">
            <text:p>0.974069</text:p>
          </table:table-cell>
          <table:table-cell office:value-type="float" office:value="1.09281" calcext:value-type="float">
            <text:p>1.09281</text:p>
          </table:table-cell>
          <table:table-cell office:value-type="float" office:value="0.494155" calcext:value-type="float">
            <text:p>0.494155</text:p>
          </table:table-cell>
          <table:table-cell office:value-type="float" office:value="0.602002" calcext:value-type="float">
            <text:p>0.602002</text:p>
          </table:table-cell>
          <table:table-cell office:value-type="float" office:value="1.13989" calcext:value-type="float">
            <text:p>1.13989</text:p>
          </table:table-cell>
          <table:table-cell office:value-type="float" office:value="0.835555" calcext:value-type="float">
            <text:p>0.835555</text:p>
          </table:table-cell>
          <table:table-cell office:value-type="float" office:value="1.44056" calcext:value-type="float">
            <text:p>1.44056</text:p>
          </table:table-cell>
          <table:table-cell office:value-type="float" office:value="1.28845" calcext:value-type="float">
            <text:p>1.28845</text:p>
          </table:table-cell>
          <table:table-cell office:value-type="float" office:value="1.69616" calcext:value-type="float">
            <text:p>1.69616</text:p>
          </table:table-cell>
          <table:table-cell office:value-type="float" office:value="0.734527" calcext:value-type="float">
            <text:p>0.734527</text:p>
          </table:table-cell>
          <table:table-cell office:value-type="float" office:value="1.56571" calcext:value-type="float">
            <text:p>1.56571</text:p>
          </table:table-cell>
          <table:table-cell office:value-type="float" office:value="0.6485" calcext:value-type="float">
            <text:p>0.6485</text:p>
          </table:table-cell>
          <table:table-cell office:value-type="float" office:value="1.10537" calcext:value-type="float">
            <text:p>1.10537</text:p>
          </table:table-cell>
          <table:table-cell office:value-type="float" office:value="0.367809" calcext:value-type="float">
            <text:p>0.367809</text:p>
          </table:table-cell>
          <table:table-cell table:number-columns-repeated="52"/>
          <table:table-cell table:formula="of:=MIN([.A96:.BL96])" office:value-type="float" office:value="0.367809" calcext:value-type="float">
            <text:p>0.367809</text:p>
          </table:table-cell>
          <table:table-cell table:formula="of:=MAX([.A96:.BL96])" office:value-type="float" office:value="1.69616" calcext:value-type="float">
            <text:p>1.69616</text:p>
          </table:table-cell>
          <table:table-cell table:number-columns-repeated="7"/>
        </table:table-row>
        <table:table-row table:style-name="ro2">
          <table:table-cell office:value-type="float" office:value="0.446618" calcext:value-type="float">
            <text:p>0.446618</text:p>
          </table:table-cell>
          <table:table-cell office:value-type="float" office:value="0.751582" calcext:value-type="float">
            <text:p>0.751582</text:p>
          </table:table-cell>
          <table:table-cell office:value-type="float" office:value="0.53326" calcext:value-type="float">
            <text:p>0.53326</text:p>
          </table:table-cell>
          <table:table-cell office:value-type="float" office:value="0.595038" calcext:value-type="float">
            <text:p>0.595038</text:p>
          </table:table-cell>
          <table:table-cell office:value-type="float" office:value="1.09505" calcext:value-type="float">
            <text:p>1.09505</text:p>
          </table:table-cell>
          <table:table-cell office:value-type="float" office:value="0.482563" calcext:value-type="float">
            <text:p>0.482563</text:p>
          </table:table-cell>
          <table:table-cell office:value-type="float" office:value="1.8889" calcext:value-type="float">
            <text:p>1.8889</text:p>
          </table:table-cell>
          <table:table-cell office:value-type="float" office:value="1.46783" calcext:value-type="float">
            <text:p>1.46783</text:p>
          </table:table-cell>
          <table:table-cell office:value-type="float" office:value="1.1106" calcext:value-type="float">
            <text:p>1.1106</text:p>
          </table:table-cell>
          <table:table-cell office:value-type="float" office:value="0.428759" calcext:value-type="float">
            <text:p>0.428759</text:p>
          </table:table-cell>
          <table:table-cell office:value-type="float" office:value="1.55022" calcext:value-type="float">
            <text:p>1.55022</text:p>
          </table:table-cell>
          <table:table-cell office:value-type="float" office:value="0.704168" calcext:value-type="float">
            <text:p>0.704168</text:p>
          </table:table-cell>
          <table:table-cell office:value-type="float" office:value="0.44348" calcext:value-type="float">
            <text:p>0.44348</text:p>
          </table:table-cell>
          <table:table-cell office:value-type="float" office:value="0.790287" calcext:value-type="float">
            <text:p>0.790287</text:p>
          </table:table-cell>
          <table:table-cell office:value-type="float" office:value="1.28329" calcext:value-type="float">
            <text:p>1.28329</text:p>
          </table:table-cell>
          <table:table-cell office:value-type="float" office:value="1.08296" calcext:value-type="float">
            <text:p>1.08296</text:p>
          </table:table-cell>
          <table:table-cell table:number-columns-repeated="52"/>
          <table:table-cell table:formula="of:=MIN([.A97:.BL97])" office:value-type="float" office:value="0.428759" calcext:value-type="float">
            <text:p>0.428759</text:p>
          </table:table-cell>
          <table:table-cell table:formula="of:=MAX([.A97:.BL97])" office:value-type="float" office:value="1.8889" calcext:value-type="float">
            <text:p>1.8889</text:p>
          </table:table-cell>
          <table:table-cell table:number-columns-repeated="7"/>
        </table:table-row>
        <table:table-row table:style-name="ro2">
          <table:table-cell office:value-type="float" office:value="0.578213" calcext:value-type="float">
            <text:p>0.578213</text:p>
          </table:table-cell>
          <table:table-cell office:value-type="float" office:value="0.795588" calcext:value-type="float">
            <text:p>0.795588</text:p>
          </table:table-cell>
          <table:table-cell office:value-type="float" office:value="0.871656" calcext:value-type="float">
            <text:p>0.871656</text:p>
          </table:table-cell>
          <table:table-cell office:value-type="float" office:value="1.00693" calcext:value-type="float">
            <text:p>1.00693</text:p>
          </table:table-cell>
          <table:table-cell office:value-type="float" office:value="0.591453" calcext:value-type="float">
            <text:p>0.591453</text:p>
          </table:table-cell>
          <table:table-cell office:value-type="float" office:value="0.680575" calcext:value-type="float">
            <text:p>0.680575</text:p>
          </table:table-cell>
          <table:table-cell office:value-type="float" office:value="0.98062" calcext:value-type="float">
            <text:p>0.98062</text:p>
          </table:table-cell>
          <table:table-cell office:value-type="float" office:value="0.590616" calcext:value-type="float">
            <text:p>0.590616</text:p>
          </table:table-cell>
          <table:table-cell office:value-type="float" office:value="1.20995" calcext:value-type="float">
            <text:p>1.20995</text:p>
          </table:table-cell>
          <table:table-cell office:value-type="float" office:value="1.46555" calcext:value-type="float">
            <text:p>1.46555</text:p>
          </table:table-cell>
          <table:table-cell office:value-type="float" office:value="0.443705" calcext:value-type="float">
            <text:p>0.443705</text:p>
          </table:table-cell>
          <table:table-cell office:value-type="float" office:value="0.456921" calcext:value-type="float">
            <text:p>0.456921</text:p>
          </table:table-cell>
          <table:table-cell office:value-type="float" office:value="1.54685" calcext:value-type="float">
            <text:p>1.54685</text:p>
          </table:table-cell>
          <table:table-cell office:value-type="float" office:value="1.36984" calcext:value-type="float">
            <text:p>1.36984</text:p>
          </table:table-cell>
          <table:table-cell office:value-type="float" office:value="0.236181" calcext:value-type="float">
            <text:p>0.236181</text:p>
          </table:table-cell>
          <table:table-cell office:value-type="float" office:value="0.882907" calcext:value-type="float">
            <text:p>0.882907</text:p>
          </table:table-cell>
          <table:table-cell table:number-columns-repeated="52"/>
          <table:table-cell table:formula="of:=MIN([.A98:.BL98])" office:value-type="float" office:value="0.236181" calcext:value-type="float">
            <text:p>0.236181</text:p>
          </table:table-cell>
          <table:table-cell table:formula="of:=MAX([.A98:.BL98])" office:value-type="float" office:value="1.54685" calcext:value-type="float">
            <text:p>1.54685</text:p>
          </table:table-cell>
          <table:table-cell table:number-columns-repeated="7"/>
        </table:table-row>
        <table:table-row table:style-name="ro2">
          <table:table-cell office:value-type="float" office:value="0.41194" calcext:value-type="float">
            <text:p>0.41194</text:p>
          </table:table-cell>
          <table:table-cell office:value-type="float" office:value="0.444854" calcext:value-type="float">
            <text:p>0.444854</text:p>
          </table:table-cell>
          <table:table-cell office:value-type="float" office:value="0.595504" calcext:value-type="float">
            <text:p>0.595504</text:p>
          </table:table-cell>
          <table:table-cell office:value-type="float" office:value="0.796104" calcext:value-type="float">
            <text:p>0.796104</text:p>
          </table:table-cell>
          <table:table-cell office:value-type="float" office:value="0.452727" calcext:value-type="float">
            <text:p>0.452727</text:p>
          </table:table-cell>
          <table:table-cell office:value-type="float" office:value="0.771138" calcext:value-type="float">
            <text:p>0.771138</text:p>
          </table:table-cell>
          <table:table-cell office:value-type="float" office:value="0.695803" calcext:value-type="float">
            <text:p>0.695803</text:p>
          </table:table-cell>
          <table:table-cell office:value-type="float" office:value="0.623671" calcext:value-type="float">
            <text:p>0.623671</text:p>
          </table:table-cell>
          <table:table-cell office:value-type="float" office:value="0.484663" calcext:value-type="float">
            <text:p>0.484663</text:p>
          </table:table-cell>
          <table:table-cell office:value-type="float" office:value="0.864331" calcext:value-type="float">
            <text:p>0.864331</text:p>
          </table:table-cell>
          <table:table-cell office:value-type="float" office:value="0.253137" calcext:value-type="float">
            <text:p>0.253137</text:p>
          </table:table-cell>
          <table:table-cell office:value-type="float" office:value="1.85885" calcext:value-type="float">
            <text:p>1.85885</text:p>
          </table:table-cell>
          <table:table-cell office:value-type="float" office:value="1.87176" calcext:value-type="float">
            <text:p>1.87176</text:p>
          </table:table-cell>
          <table:table-cell office:value-type="float" office:value="0.869326" calcext:value-type="float">
            <text:p>0.869326</text:p>
          </table:table-cell>
          <table:table-cell office:value-type="float" office:value="0.537422" calcext:value-type="float">
            <text:p>0.537422</text:p>
          </table:table-cell>
          <table:table-cell office:value-type="float" office:value="0.719647" calcext:value-type="float">
            <text:p>0.719647</text:p>
          </table:table-cell>
          <table:table-cell table:number-columns-repeated="52"/>
          <table:table-cell table:formula="of:=MIN([.A99:.BL99])" office:value-type="float" office:value="0.253137" calcext:value-type="float">
            <text:p>0.253137</text:p>
          </table:table-cell>
          <table:table-cell table:formula="of:=MAX([.A99:.BL99])" office:value-type="float" office:value="1.87176" calcext:value-type="float">
            <text:p>1.87176</text:p>
          </table:table-cell>
          <table:table-cell table:number-columns-repeated="7"/>
        </table:table-row>
        <table:table-row table:style-name="ro2">
          <table:table-cell office:value-type="float" office:value="0.413268" calcext:value-type="float">
            <text:p>0.413268</text:p>
          </table:table-cell>
          <table:table-cell office:value-type="float" office:value="0.610655" calcext:value-type="float">
            <text:p>0.610655</text:p>
          </table:table-cell>
          <table:table-cell office:value-type="float" office:value="0.810003" calcext:value-type="float">
            <text:p>0.810003</text:p>
          </table:table-cell>
          <table:table-cell office:value-type="float" office:value="0.987325" calcext:value-type="float">
            <text:p>0.987325</text:p>
          </table:table-cell>
          <table:table-cell office:value-type="float" office:value="0.414162" calcext:value-type="float">
            <text:p>0.414162</text:p>
          </table:table-cell>
          <table:table-cell office:value-type="float" office:value="0.545551" calcext:value-type="float">
            <text:p>0.545551</text:p>
          </table:table-cell>
          <table:table-cell office:value-type="float" office:value="1.03924" calcext:value-type="float">
            <text:p>1.03924</text:p>
          </table:table-cell>
          <table:table-cell office:value-type="float" office:value="0.845698" calcext:value-type="float">
            <text:p>0.845698</text:p>
          </table:table-cell>
          <table:table-cell office:value-type="float" office:value="0.899389" calcext:value-type="float">
            <text:p>0.899389</text:p>
          </table:table-cell>
          <table:table-cell office:value-type="float" office:value="0.807478" calcext:value-type="float">
            <text:p>0.807478</text:p>
          </table:table-cell>
          <table:table-cell office:value-type="float" office:value="1.31122" calcext:value-type="float">
            <text:p>1.31122</text:p>
          </table:table-cell>
          <table:table-cell office:value-type="float" office:value="0.913147" calcext:value-type="float">
            <text:p>0.913147</text:p>
          </table:table-cell>
          <table:table-cell office:value-type="float" office:value="0.291019" calcext:value-type="float">
            <text:p>0.291019</text:p>
          </table:table-cell>
          <table:table-cell office:value-type="float" office:value="1.24838" calcext:value-type="float">
            <text:p>1.24838</text:p>
          </table:table-cell>
          <table:table-cell office:value-type="float" office:value="0.552062" calcext:value-type="float">
            <text:p>0.552062</text:p>
          </table:table-cell>
          <table:table-cell office:value-type="float" office:value="0.569491" calcext:value-type="float">
            <text:p>0.569491</text:p>
          </table:table-cell>
          <table:table-cell table:number-columns-repeated="52"/>
          <table:table-cell table:formula="of:=MIN([.A100:.BL100])" office:value-type="float" office:value="0.291019" calcext:value-type="float">
            <text:p>0.291019</text:p>
          </table:table-cell>
          <table:table-cell table:formula="of:=MAX([.A100:.BL100])" office:value-type="float" office:value="1.31122" calcext:value-type="float">
            <text:p>1.31122</text:p>
          </table:table-cell>
          <table:table-cell table:number-columns-repeated="7"/>
        </table:table-row>
        <table:table-row table:style-name="ro2">
          <table:table-cell office:value-type="float" office:value="0.442678" calcext:value-type="float">
            <text:p>0.442678</text:p>
          </table:table-cell>
          <table:table-cell office:value-type="float" office:value="0.650424" calcext:value-type="float">
            <text:p>0.650424</text:p>
          </table:table-cell>
          <table:table-cell office:value-type="float" office:value="0.858476" calcext:value-type="float">
            <text:p>0.858476</text:p>
          </table:table-cell>
          <table:table-cell office:value-type="float" office:value="0.470114" calcext:value-type="float">
            <text:p>0.470114</text:p>
          </table:table-cell>
          <table:table-cell office:value-type="float" office:value="0.856842" calcext:value-type="float">
            <text:p>0.856842</text:p>
          </table:table-cell>
          <table:table-cell office:value-type="float" office:value="0.741223" calcext:value-type="float">
            <text:p>0.741223</text:p>
          </table:table-cell>
          <table:table-cell office:value-type="float" office:value="0.485437" calcext:value-type="float">
            <text:p>0.485437</text:p>
          </table:table-cell>
          <table:table-cell office:value-type="float" office:value="0.390131" calcext:value-type="float">
            <text:p>0.390131</text:p>
          </table:table-cell>
          <table:table-cell office:value-type="float" office:value="0.94023" calcext:value-type="float">
            <text:p>0.94023</text:p>
          </table:table-cell>
          <table:table-cell office:value-type="float" office:value="1.47556" calcext:value-type="float">
            <text:p>1.47556</text:p>
          </table:table-cell>
          <table:table-cell office:value-type="float" office:value="1.12077" calcext:value-type="float">
            <text:p>1.12077</text:p>
          </table:table-cell>
          <table:table-cell office:value-type="float" office:value="2.04775" calcext:value-type="float">
            <text:p>2.04775</text:p>
          </table:table-cell>
          <table:table-cell office:value-type="float" office:value="1.73894" calcext:value-type="float">
            <text:p>1.73894</text:p>
          </table:table-cell>
          <table:table-cell office:value-type="float" office:value="1.48622" calcext:value-type="float">
            <text:p>1.48622</text:p>
          </table:table-cell>
          <table:table-cell office:value-type="float" office:value="1.3168" calcext:value-type="float">
            <text:p>1.3168</text:p>
          </table:table-cell>
          <table:table-cell office:value-type="float" office:value="0.400633" calcext:value-type="float">
            <text:p>0.400633</text:p>
          </table:table-cell>
          <table:table-cell table:number-columns-repeated="52"/>
          <table:table-cell table:formula="of:=MIN([.A101:.BL101])" office:value-type="float" office:value="0.390131" calcext:value-type="float">
            <text:p>0.390131</text:p>
          </table:table-cell>
          <table:table-cell table:formula="of:=MAX([.A101:.BL101])" office:value-type="float" office:value="2.04775" calcext:value-type="float">
            <text:p>2.04775</text:p>
          </table:table-cell>
          <table:table-cell table:number-columns-repeated="7"/>
        </table:table-row>
        <table:table-row table:style-name="ro2">
          <table:table-cell office:value-type="float" office:value="0.574522" calcext:value-type="float">
            <text:p>0.574522</text:p>
          </table:table-cell>
          <table:table-cell office:value-type="float" office:value="0.666089" calcext:value-type="float">
            <text:p>0.666089</text:p>
          </table:table-cell>
          <table:table-cell office:value-type="float" office:value="0.81768" calcext:value-type="float">
            <text:p>0.81768</text:p>
          </table:table-cell>
          <table:table-cell office:value-type="float" office:value="1.12176" calcext:value-type="float">
            <text:p>1.12176</text:p>
          </table:table-cell>
          <table:table-cell office:value-type="float" office:value="0.558683" calcext:value-type="float">
            <text:p>0.558683</text:p>
          </table:table-cell>
          <table:table-cell office:value-type="float" office:value="0.84366" calcext:value-type="float">
            <text:p>0.84366</text:p>
          </table:table-cell>
          <table:table-cell office:value-type="float" office:value="1.18304" calcext:value-type="float">
            <text:p>1.18304</text:p>
          </table:table-cell>
          <table:table-cell office:value-type="float" office:value="1.45883" calcext:value-type="float">
            <text:p>1.45883</text:p>
          </table:table-cell>
          <table:table-cell office:value-type="float" office:value="0.769997" calcext:value-type="float">
            <text:p>0.769997</text:p>
          </table:table-cell>
          <table:table-cell office:value-type="float" office:value="1.48958" calcext:value-type="float">
            <text:p>1.48958</text:p>
          </table:table-cell>
          <table:table-cell office:value-type="float" office:value="0.815644" calcext:value-type="float">
            <text:p>0.815644</text:p>
          </table:table-cell>
          <table:table-cell office:value-type="float" office:value="1.66918" calcext:value-type="float">
            <text:p>1.66918</text:p>
          </table:table-cell>
          <table:table-cell office:value-type="float" office:value="1.83602" calcext:value-type="float">
            <text:p>1.83602</text:p>
          </table:table-cell>
          <table:table-cell office:value-type="float" office:value="0.732523" calcext:value-type="float">
            <text:p>0.732523</text:p>
          </table:table-cell>
          <table:table-cell office:value-type="float" office:value="0.575797" calcext:value-type="float">
            <text:p>0.575797</text:p>
          </table:table-cell>
          <table:table-cell office:value-type="float" office:value="0.457256" calcext:value-type="float">
            <text:p>0.457256</text:p>
          </table:table-cell>
          <table:table-cell table:number-columns-repeated="52"/>
          <table:table-cell table:formula="of:=MIN([.A102:.BL102])" office:value-type="float" office:value="0.457256" calcext:value-type="float">
            <text:p>0.457256</text:p>
          </table:table-cell>
          <table:table-cell table:formula="of:=MAX([.A102:.BL102])" office:value-type="float" office:value="1.83602" calcext:value-type="float">
            <text:p>1.83602</text:p>
          </table:table-cell>
          <table:table-cell table:number-columns-repeated="7"/>
        </table:table-row>
        <table:table-row table:style-name="ro2">
          <table:table-cell office:value-type="float" office:value="0.574165" calcext:value-type="float">
            <text:p>0.574165</text:p>
          </table:table-cell>
          <table:table-cell office:value-type="float" office:value="0.789198" calcext:value-type="float">
            <text:p>0.789198</text:p>
          </table:table-cell>
          <table:table-cell office:value-type="float" office:value="0.859843" calcext:value-type="float">
            <text:p>0.859843</text:p>
          </table:table-cell>
          <table:table-cell office:value-type="float" office:value="0.979144" calcext:value-type="float">
            <text:p>0.979144</text:p>
          </table:table-cell>
          <table:table-cell office:value-type="float" office:value="0.756113" calcext:value-type="float">
            <text:p>0.756113</text:p>
          </table:table-cell>
          <table:table-cell office:value-type="float" office:value="0.411558" calcext:value-type="float">
            <text:p>0.411558</text:p>
          </table:table-cell>
          <table:table-cell office:value-type="float" office:value="1.04541" calcext:value-type="float">
            <text:p>1.04541</text:p>
          </table:table-cell>
          <table:table-cell office:value-type="float" office:value="0.950832" calcext:value-type="float">
            <text:p>0.950832</text:p>
          </table:table-cell>
          <table:table-cell office:value-type="float" office:value="0.377789" calcext:value-type="float">
            <text:p>0.377789</text:p>
          </table:table-cell>
          <table:table-cell office:value-type="float" office:value="0.585294" calcext:value-type="float">
            <text:p>0.585294</text:p>
          </table:table-cell>
          <table:table-cell office:value-type="float" office:value="1.11055" calcext:value-type="float">
            <text:p>1.11055</text:p>
          </table:table-cell>
          <table:table-cell office:value-type="float" office:value="1.04983" calcext:value-type="float">
            <text:p>1.04983</text:p>
          </table:table-cell>
          <table:table-cell office:value-type="float" office:value="1.16568" calcext:value-type="float">
            <text:p>1.16568</text:p>
          </table:table-cell>
          <table:table-cell office:value-type="float" office:value="0.130789" calcext:value-type="float">
            <text:p>0.130789</text:p>
          </table:table-cell>
          <table:table-cell office:value-type="float" office:value="0.406087" calcext:value-type="float">
            <text:p>0.406087</text:p>
          </table:table-cell>
          <table:table-cell office:value-type="float" office:value="0.118602" calcext:value-type="float">
            <text:p>0.118602</text:p>
          </table:table-cell>
          <table:table-cell table:number-columns-repeated="52"/>
          <table:table-cell table:formula="of:=MIN([.A103:.BL103])" office:value-type="float" office:value="0.118602" calcext:value-type="float">
            <text:p>0.118602</text:p>
          </table:table-cell>
          <table:table-cell table:formula="of:=MAX([.A103:.BL103])" office:value-type="float" office:value="1.16568" calcext:value-type="float">
            <text:p>1.16568</text:p>
          </table:table-cell>
          <table:table-cell table:number-columns-repeated="7"/>
        </table:table-row>
        <table:table-row table:style-name="ro2">
          <table:table-cell office:value-type="float" office:value="0.443748" calcext:value-type="float">
            <text:p>0.443748</text:p>
          </table:table-cell>
          <table:table-cell office:value-type="float" office:value="0.81182" calcext:value-type="float">
            <text:p>0.81182</text:p>
          </table:table-cell>
          <table:table-cell office:value-type="float" office:value="0.419209" calcext:value-type="float">
            <text:p>0.419209</text:p>
          </table:table-cell>
          <table:table-cell office:value-type="float" office:value="0.508284" calcext:value-type="float">
            <text:p>0.508284</text:p>
          </table:table-cell>
          <table:table-cell office:value-type="float" office:value="1.32177" calcext:value-type="float">
            <text:p>1.32177</text:p>
          </table:table-cell>
          <table:table-cell office:value-type="float" office:value="0.917355" calcext:value-type="float">
            <text:p>0.917355</text:p>
          </table:table-cell>
          <table:table-cell office:value-type="float" office:value="0.316689" calcext:value-type="float">
            <text:p>0.316689</text:p>
          </table:table-cell>
          <table:table-cell office:value-type="float" office:value="1.68177" calcext:value-type="float">
            <text:p>1.68177</text:p>
          </table:table-cell>
          <table:table-cell office:value-type="float" office:value="1.23951" calcext:value-type="float">
            <text:p>1.23951</text:p>
          </table:table-cell>
          <table:table-cell office:value-type="float" office:value="0.490178" calcext:value-type="float">
            <text:p>0.490178</text:p>
          </table:table-cell>
          <table:table-cell office:value-type="float" office:value="1.00458" calcext:value-type="float">
            <text:p>1.00458</text:p>
          </table:table-cell>
          <table:table-cell office:value-type="float" office:value="0.466603" calcext:value-type="float">
            <text:p>0.466603</text:p>
          </table:table-cell>
          <table:table-cell office:value-type="float" office:value="0.123597" calcext:value-type="float">
            <text:p>0.123597</text:p>
          </table:table-cell>
          <table:table-cell office:value-type="float" office:value="1.50897" calcext:value-type="float">
            <text:p>1.50897</text:p>
          </table:table-cell>
          <table:table-cell office:value-type="float" office:value="0.763166" calcext:value-type="float">
            <text:p>0.763166</text:p>
          </table:table-cell>
          <table:table-cell office:value-type="float" office:value="1.2031" calcext:value-type="float">
            <text:p>1.2031</text:p>
          </table:table-cell>
          <table:table-cell table:number-columns-repeated="52"/>
          <table:table-cell table:formula="of:=MIN([.A104:.BL104])" office:value-type="float" office:value="0.123597" calcext:value-type="float">
            <text:p>0.123597</text:p>
          </table:table-cell>
          <table:table-cell table:formula="of:=MAX([.A104:.BL104])" office:value-type="float" office:value="1.68177" calcext:value-type="float">
            <text:p>1.68177</text:p>
          </table:table-cell>
          <table:table-cell table:number-columns-repeated="7"/>
        </table:table-row>
        <table:table-row table:style-name="ro2">
          <table:table-cell office:value-type="float" office:value="0.567749" calcext:value-type="float">
            <text:p>0.567749</text:p>
          </table:table-cell>
          <table:table-cell office:value-type="float" office:value="0.656588" calcext:value-type="float">
            <text:p>0.656588</text:p>
          </table:table-cell>
          <table:table-cell office:value-type="float" office:value="0.997229" calcext:value-type="float">
            <text:p>0.997229</text:p>
          </table:table-cell>
          <table:table-cell office:value-type="float" office:value="1.20389" calcext:value-type="float">
            <text:p>1.20389</text:p>
          </table:table-cell>
          <table:table-cell office:value-type="float" office:value="0.840116" calcext:value-type="float">
            <text:p>0.840116</text:p>
          </table:table-cell>
          <table:table-cell office:value-type="float" office:value="1.13175" calcext:value-type="float">
            <text:p>1.13175</text:p>
          </table:table-cell>
          <table:table-cell office:value-type="float" office:value="0.821102" calcext:value-type="float">
            <text:p>0.821102</text:p>
          </table:table-cell>
          <table:table-cell office:value-type="float" office:value="1.28951" calcext:value-type="float">
            <text:p>1.28951</text:p>
          </table:table-cell>
          <table:table-cell office:value-type="float" office:value="0.98032" calcext:value-type="float">
            <text:p>0.98032</text:p>
          </table:table-cell>
          <table:table-cell office:value-type="float" office:value="1.51059" calcext:value-type="float">
            <text:p>1.51059</text:p>
          </table:table-cell>
          <table:table-cell office:value-type="float" office:value="0.77593" calcext:value-type="float">
            <text:p>0.77593</text:p>
          </table:table-cell>
          <table:table-cell office:value-type="float" office:value="0.907878" calcext:value-type="float">
            <text:p>0.907878</text:p>
          </table:table-cell>
          <table:table-cell office:value-type="float" office:value="1.83646" calcext:value-type="float">
            <text:p>1.83646</text:p>
          </table:table-cell>
          <table:table-cell office:value-type="float" office:value="0.413911" calcext:value-type="float">
            <text:p>0.413911</text:p>
          </table:table-cell>
          <table:table-cell office:value-type="float" office:value="0.476087" calcext:value-type="float">
            <text:p>0.476087</text:p>
          </table:table-cell>
          <table:table-cell office:value-type="float" office:value="0.913424" calcext:value-type="float">
            <text:p>0.913424</text:p>
          </table:table-cell>
          <table:table-cell table:number-columns-repeated="52"/>
          <table:table-cell table:formula="of:=MIN([.A105:.BL105])" office:value-type="float" office:value="0.413911" calcext:value-type="float">
            <text:p>0.413911</text:p>
          </table:table-cell>
          <table:table-cell table:formula="of:=MAX([.A105:.BL105])" office:value-type="float" office:value="1.83646" calcext:value-type="float">
            <text:p>1.8364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7"/>
          <table:table-cell table:formula="of:=MIN([.A106:.BL106])" office:value-type="float" office:value="24" calcext:value-type="float">
            <text:p>24</text:p>
          </table:table-cell>
          <table:table-cell table:formula="of:=MAX([.A106:.BL106])" office:value-type="float" office:value="24" calcext:value-type="float">
            <text:p>24</text:p>
          </table:table-cell>
          <table:table-cell table:number-columns-repeated="7"/>
        </table:table-row>
        <table:table-row table:style-name="ro2">
          <table:table-cell office:value-type="float" office:value="0.283736" calcext:value-type="float">
            <text:p>0.283736</text:p>
          </table:table-cell>
          <table:table-cell office:value-type="float" office:value="0.514869" calcext:value-type="float">
            <text:p>0.514869</text:p>
          </table:table-cell>
          <table:table-cell office:value-type="float" office:value="0.212931" calcext:value-type="float">
            <text:p>0.212931</text:p>
          </table:table-cell>
          <table:table-cell office:value-type="float" office:value="0.220383" calcext:value-type="float">
            <text:p>0.220383</text:p>
          </table:table-cell>
          <table:table-cell office:value-type="float" office:value="1.02512" calcext:value-type="float">
            <text:p>1.02512</text:p>
          </table:table-cell>
          <table:table-cell office:value-type="float" office:value="0.903095" calcext:value-type="float">
            <text:p>0.903095</text:p>
          </table:table-cell>
          <table:table-cell office:value-type="float" office:value="0.660948" calcext:value-type="float">
            <text:p>0.660948</text:p>
          </table:table-cell>
          <table:table-cell office:value-type="float" office:value="1.27035" calcext:value-type="float">
            <text:p>1.27035</text:p>
          </table:table-cell>
          <table:table-cell office:value-type="float" office:value="0.549876" calcext:value-type="float">
            <text:p>0.549876</text:p>
          </table:table-cell>
          <table:table-cell office:value-type="float" office:value="0.57465" calcext:value-type="float">
            <text:p>0.57465</text:p>
          </table:table-cell>
          <table:table-cell office:value-type="float" office:value="0.874174" calcext:value-type="float">
            <text:p>0.874174</text:p>
          </table:table-cell>
          <table:table-cell office:value-type="float" office:value="0.567247" calcext:value-type="float">
            <text:p>0.567247</text:p>
          </table:table-cell>
          <table:table-cell office:value-type="float" office:value="0.225194" calcext:value-type="float">
            <text:p>0.225194</text:p>
          </table:table-cell>
          <table:table-cell office:value-type="float" office:value="0.292021" calcext:value-type="float">
            <text:p>0.292021</text:p>
          </table:table-cell>
          <table:table-cell office:value-type="float" office:value="0.709439" calcext:value-type="float">
            <text:p>0.709439</text:p>
          </table:table-cell>
          <table:table-cell office:value-type="float" office:value="2.16131" calcext:value-type="float">
            <text:p>2.16131</text:p>
          </table:table-cell>
          <table:table-cell office:value-type="float" office:value="1.74783" calcext:value-type="float">
            <text:p>1.74783</text:p>
          </table:table-cell>
          <table:table-cell office:value-type="float" office:value="0.524677" calcext:value-type="float">
            <text:p>0.524677</text:p>
          </table:table-cell>
          <table:table-cell office:value-type="float" office:value="0.972137" calcext:value-type="float">
            <text:p>0.972137</text:p>
          </table:table-cell>
          <table:table-cell office:value-type="float" office:value="1.15423" calcext:value-type="float">
            <text:p>1.15423</text:p>
          </table:table-cell>
          <table:table-cell office:value-type="float" office:value="0.983677" calcext:value-type="float">
            <text:p>0.983677</text:p>
          </table:table-cell>
          <table:table-cell office:value-type="float" office:value="0.540298" calcext:value-type="float">
            <text:p>0.540298</text:p>
          </table:table-cell>
          <table:table-cell office:value-type="float" office:value="0.103085" calcext:value-type="float">
            <text:p>0.103085</text:p>
          </table:table-cell>
          <table:table-cell office:value-type="float" office:value="0.884816" calcext:value-type="float">
            <text:p>0.884816</text:p>
          </table:table-cell>
          <table:table-cell table:number-columns-repeated="44"/>
          <table:table-cell table:formula="of:=MIN([.A107:.BL107])" office:value-type="float" office:value="0.103085" calcext:value-type="float">
            <text:p>0.103085</text:p>
          </table:table-cell>
          <table:table-cell table:formula="of:=MAX([.A107:.BL107])" office:value-type="float" office:value="2.16131" calcext:value-type="float">
            <text:p>2.16131</text:p>
          </table:table-cell>
          <table:table-cell table:number-columns-repeated="7"/>
        </table:table-row>
        <table:table-row table:style-name="ro2">
          <table:table-cell office:value-type="float" office:value="0.36324" calcext:value-type="float">
            <text:p>0.36324</text:p>
          </table:table-cell>
          <table:table-cell office:value-type="float" office:value="0.210066" calcext:value-type="float">
            <text:p>0.210066</text:p>
          </table:table-cell>
          <table:table-cell office:value-type="float" office:value="0.274736" calcext:value-type="float">
            <text:p>0.274736</text:p>
          </table:table-cell>
          <table:table-cell office:value-type="float" office:value="0.209867" calcext:value-type="float">
            <text:p>0.209867</text:p>
          </table:table-cell>
          <table:table-cell office:value-type="float" office:value="0.270638" calcext:value-type="float">
            <text:p>0.270638</text:p>
          </table:table-cell>
          <table:table-cell office:value-type="float" office:value="0.969188" calcext:value-type="float">
            <text:p>0.969188</text:p>
          </table:table-cell>
          <table:table-cell office:value-type="float" office:value="1.11122" calcext:value-type="float">
            <text:p>1.11122</text:p>
          </table:table-cell>
          <table:table-cell office:value-type="float" office:value="1.20087" calcext:value-type="float">
            <text:p>1.20087</text:p>
          </table:table-cell>
          <table:table-cell office:value-type="float" office:value="0.862615" calcext:value-type="float">
            <text:p>0.862615</text:p>
          </table:table-cell>
          <table:table-cell office:value-type="float" office:value="0.604757" calcext:value-type="float">
            <text:p>0.604757</text:p>
          </table:table-cell>
          <table:table-cell office:value-type="float" office:value="0.448915" calcext:value-type="float">
            <text:p>0.448915</text:p>
          </table:table-cell>
          <table:table-cell office:value-type="float" office:value="0.27508" calcext:value-type="float">
            <text:p>0.27508</text:p>
          </table:table-cell>
          <table:table-cell office:value-type="float" office:value="0.688213" calcext:value-type="float">
            <text:p>0.688213</text:p>
          </table:table-cell>
          <table:table-cell office:value-type="float" office:value="0.918089" calcext:value-type="float">
            <text:p>0.918089</text:p>
          </table:table-cell>
          <table:table-cell office:value-type="float" office:value="0.529908" calcext:value-type="float">
            <text:p>0.529908</text:p>
          </table:table-cell>
          <table:table-cell office:value-type="float" office:value="0.9093" calcext:value-type="float">
            <text:p>0.9093</text:p>
          </table:table-cell>
          <table:table-cell office:value-type="float" office:value="1.46062" calcext:value-type="float">
            <text:p>1.46062</text:p>
          </table:table-cell>
          <table:table-cell office:value-type="float" office:value="0.687303" calcext:value-type="float">
            <text:p>0.687303</text:p>
          </table:table-cell>
          <table:table-cell office:value-type="float" office:value="0.236195" calcext:value-type="float">
            <text:p>0.236195</text:p>
          </table:table-cell>
          <table:table-cell office:value-type="float" office:value="0.750826" calcext:value-type="float">
            <text:p>0.750826</text:p>
          </table:table-cell>
          <table:table-cell office:value-type="float" office:value="0.586163" calcext:value-type="float">
            <text:p>0.586163</text:p>
          </table:table-cell>
          <table:table-cell office:value-type="float" office:value="0.390012" calcext:value-type="float">
            <text:p>0.390012</text:p>
          </table:table-cell>
          <table:table-cell office:value-type="float" office:value="1.17108" calcext:value-type="float">
            <text:p>1.17108</text:p>
          </table:table-cell>
          <table:table-cell office:value-type="float" office:value="1.27242" calcext:value-type="float">
            <text:p>1.27242</text:p>
          </table:table-cell>
          <table:table-cell table:number-columns-repeated="44"/>
          <table:table-cell table:formula="of:=MIN([.A108:.BL108])" office:value-type="float" office:value="0.209867" calcext:value-type="float">
            <text:p>0.209867</text:p>
          </table:table-cell>
          <table:table-cell table:formula="of:=MAX([.A108:.BL108])" office:value-type="float" office:value="1.46062" calcext:value-type="float">
            <text:p>1.46062</text:p>
          </table:table-cell>
          <table:table-cell table:number-columns-repeated="7"/>
        </table:table-row>
        <table:table-row table:style-name="ro2">
          <table:table-cell office:value-type="float" office:value="0.282703" calcext:value-type="float">
            <text:p>0.282703</text:p>
          </table:table-cell>
          <table:table-cell office:value-type="float" office:value="0.206348" calcext:value-type="float">
            <text:p>0.206348</text:p>
          </table:table-cell>
          <table:table-cell office:value-type="float" office:value="0.204035" calcext:value-type="float">
            <text:p>0.204035</text:p>
          </table:table-cell>
          <table:table-cell office:value-type="float" office:value="0.283548" calcext:value-type="float">
            <text:p>0.283548</text:p>
          </table:table-cell>
          <table:table-cell office:value-type="float" office:value="0.588317" calcext:value-type="float">
            <text:p>0.588317</text:p>
          </table:table-cell>
          <table:table-cell office:value-type="float" office:value="0.928026" calcext:value-type="float">
            <text:p>0.928026</text:p>
          </table:table-cell>
          <table:table-cell office:value-type="float" office:value="0.93199" calcext:value-type="float">
            <text:p>0.93199</text:p>
          </table:table-cell>
          <table:table-cell office:value-type="float" office:value="1.10103" calcext:value-type="float">
            <text:p>1.10103</text:p>
          </table:table-cell>
          <table:table-cell office:value-type="float" office:value="0.658115" calcext:value-type="float">
            <text:p>0.658115</text:p>
          </table:table-cell>
          <table:table-cell office:value-type="float" office:value="0.374903" calcext:value-type="float">
            <text:p>0.374903</text:p>
          </table:table-cell>
          <table:table-cell office:value-type="float" office:value="1.05292" calcext:value-type="float">
            <text:p>1.05292</text:p>
          </table:table-cell>
          <table:table-cell office:value-type="float" office:value="0.464171" calcext:value-type="float">
            <text:p>0.464171</text:p>
          </table:table-cell>
          <table:table-cell office:value-type="float" office:value="0.761449" calcext:value-type="float">
            <text:p>0.761449</text:p>
          </table:table-cell>
          <table:table-cell office:value-type="float" office:value="0.708437" calcext:value-type="float">
            <text:p>0.708437</text:p>
          </table:table-cell>
          <table:table-cell office:value-type="float" office:value="0.213882" calcext:value-type="float">
            <text:p>0.213882</text:p>
          </table:table-cell>
          <table:table-cell office:value-type="float" office:value="0.902342" calcext:value-type="float">
            <text:p>0.902342</text:p>
          </table:table-cell>
          <table:table-cell office:value-type="float" office:value="0.862267" calcext:value-type="float">
            <text:p>0.862267</text:p>
          </table:table-cell>
          <table:table-cell office:value-type="float" office:value="1.25925" calcext:value-type="float">
            <text:p>1.25925</text:p>
          </table:table-cell>
          <table:table-cell office:value-type="float" office:value="0.49176" calcext:value-type="float">
            <text:p>0.49176</text:p>
          </table:table-cell>
          <table:table-cell office:value-type="float" office:value="0.929222" calcext:value-type="float">
            <text:p>0.929222</text:p>
          </table:table-cell>
          <table:table-cell office:value-type="float" office:value="0.329455" calcext:value-type="float">
            <text:p>0.329455</text:p>
          </table:table-cell>
          <table:table-cell office:value-type="float" office:value="0.168154" calcext:value-type="float">
            <text:p>0.168154</text:p>
          </table:table-cell>
          <table:table-cell office:value-type="float" office:value="0.431605" calcext:value-type="float">
            <text:p>0.431605</text:p>
          </table:table-cell>
          <table:table-cell office:value-type="float" office:value="0.12205" calcext:value-type="float">
            <text:p>0.12205</text:p>
          </table:table-cell>
          <table:table-cell table:number-columns-repeated="44"/>
          <table:table-cell table:formula="of:=MIN([.A109:.BL109])" office:value-type="float" office:value="0.12205" calcext:value-type="float">
            <text:p>0.12205</text:p>
          </table:table-cell>
          <table:table-cell table:formula="of:=MAX([.A109:.BL109])" office:value-type="float" office:value="1.25925" calcext:value-type="float">
            <text:p>1.25925</text:p>
          </table:table-cell>
          <table:table-cell table:number-columns-repeated="7"/>
        </table:table-row>
        <table:table-row table:style-name="ro2">
          <table:table-cell office:value-type="float" office:value="0.284023" calcext:value-type="float">
            <text:p>0.284023</text:p>
          </table:table-cell>
          <table:table-cell office:value-type="float" office:value="0.303463" calcext:value-type="float">
            <text:p>0.303463</text:p>
          </table:table-cell>
          <table:table-cell office:value-type="float" office:value="0.433793" calcext:value-type="float">
            <text:p>0.433793</text:p>
          </table:table-cell>
          <table:table-cell office:value-type="float" office:value="0.582443" calcext:value-type="float">
            <text:p>0.582443</text:p>
          </table:table-cell>
          <table:table-cell office:value-type="float" office:value="0.252845" calcext:value-type="float">
            <text:p>0.252845</text:p>
          </table:table-cell>
          <table:table-cell office:value-type="float" office:value="0.654497" calcext:value-type="float">
            <text:p>0.654497</text:p>
          </table:table-cell>
          <table:table-cell office:value-type="float" office:value="0.641358" calcext:value-type="float">
            <text:p>0.641358</text:p>
          </table:table-cell>
          <table:table-cell office:value-type="float" office:value="0.775261" calcext:value-type="float">
            <text:p>0.775261</text:p>
          </table:table-cell>
          <table:table-cell office:value-type="float" office:value="0.741415" calcext:value-type="float">
            <text:p>0.741415</text:p>
          </table:table-cell>
          <table:table-cell office:value-type="float" office:value="1.28529" calcext:value-type="float">
            <text:p>1.28529</text:p>
          </table:table-cell>
          <table:table-cell office:value-type="float" office:value="0.641931" calcext:value-type="float">
            <text:p>0.641931</text:p>
          </table:table-cell>
          <table:table-cell office:value-type="float" office:value="0.530202" calcext:value-type="float">
            <text:p>0.530202</text:p>
          </table:table-cell>
          <table:table-cell office:value-type="float" office:value="1.65087" calcext:value-type="float">
            <text:p>1.65087</text:p>
          </table:table-cell>
          <table:table-cell office:value-type="float" office:value="1.16934" calcext:value-type="float">
            <text:p>1.16934</text:p>
          </table:table-cell>
          <table:table-cell office:value-type="float" office:value="1.19025" calcext:value-type="float">
            <text:p>1.19025</text:p>
          </table:table-cell>
          <table:table-cell office:value-type="float" office:value="1.10649" calcext:value-type="float">
            <text:p>1.10649</text:p>
          </table:table-cell>
          <table:table-cell office:value-type="float" office:value="0.804414" calcext:value-type="float">
            <text:p>0.804414</text:p>
          </table:table-cell>
          <table:table-cell office:value-type="float" office:value="0.471004" calcext:value-type="float">
            <text:p>0.471004</text:p>
          </table:table-cell>
          <table:table-cell office:value-type="float" office:value="1.84195" calcext:value-type="float">
            <text:p>1.84195</text:p>
          </table:table-cell>
          <table:table-cell office:value-type="float" office:value="0.730802" calcext:value-type="float">
            <text:p>0.730802</text:p>
          </table:table-cell>
          <table:table-cell office:value-type="float" office:value="0.344048" calcext:value-type="float">
            <text:p>0.344048</text:p>
          </table:table-cell>
          <table:table-cell office:value-type="float" office:value="0.0800011" calcext:value-type="float">
            <text:p>0.0800011</text:p>
          </table:table-cell>
          <table:table-cell office:value-type="float" office:value="0.721963" calcext:value-type="float">
            <text:p>0.721963</text:p>
          </table:table-cell>
          <table:table-cell office:value-type="float" office:value="0.084805" calcext:value-type="float">
            <text:p>0.084805</text:p>
          </table:table-cell>
          <table:table-cell table:number-columns-repeated="44"/>
          <table:table-cell table:formula="of:=MIN([.A110:.BL110])" office:value-type="float" office:value="0.0800011" calcext:value-type="float">
            <text:p>0.0800011</text:p>
          </table:table-cell>
          <table:table-cell table:formula="of:=MAX([.A110:.BL110])" office:value-type="float" office:value="1.84195" calcext:value-type="float">
            <text:p>1.84195</text:p>
          </table:table-cell>
          <table:table-cell table:number-columns-repeated="7"/>
        </table:table-row>
        <table:table-row table:style-name="ro2">
          <table:table-cell office:value-type="float" office:value="0.276932" calcext:value-type="float">
            <text:p>0.276932</text:p>
          </table:table-cell>
          <table:table-cell office:value-type="float" office:value="0.487616" calcext:value-type="float">
            <text:p>0.487616</text:p>
          </table:table-cell>
          <table:table-cell office:value-type="float" office:value="0.274573" calcext:value-type="float">
            <text:p>0.274573</text:p>
          </table:table-cell>
          <table:table-cell office:value-type="float" office:value="0.272265" calcext:value-type="float">
            <text:p>0.272265</text:p>
          </table:table-cell>
          <table:table-cell office:value-type="float" office:value="0.476578" calcext:value-type="float">
            <text:p>0.476578</text:p>
          </table:table-cell>
          <table:table-cell office:value-type="float" office:value="0.754347" calcext:value-type="float">
            <text:p>0.754347</text:p>
          </table:table-cell>
          <table:table-cell office:value-type="float" office:value="0.279846" calcext:value-type="float">
            <text:p>0.279846</text:p>
          </table:table-cell>
          <table:table-cell office:value-type="float" office:value="0.758339" calcext:value-type="float">
            <text:p>0.758339</text:p>
          </table:table-cell>
          <table:table-cell office:value-type="float" office:value="1.09168" calcext:value-type="float">
            <text:p>1.09168</text:p>
          </table:table-cell>
          <table:table-cell office:value-type="float" office:value="1.09622" calcext:value-type="float">
            <text:p>1.09622</text:p>
          </table:table-cell>
          <table:table-cell office:value-type="float" office:value="1.65297" calcext:value-type="float">
            <text:p>1.65297</text:p>
          </table:table-cell>
          <table:table-cell office:value-type="float" office:value="1.16616" calcext:value-type="float">
            <text:p>1.16616</text:p>
          </table:table-cell>
          <table:table-cell office:value-type="float" office:value="1.16781" calcext:value-type="float">
            <text:p>1.16781</text:p>
          </table:table-cell>
          <table:table-cell office:value-type="float" office:value="1.65641" calcext:value-type="float">
            <text:p>1.65641</text:p>
          </table:table-cell>
          <table:table-cell office:value-type="float" office:value="0.428294" calcext:value-type="float">
            <text:p>0.428294</text:p>
          </table:table-cell>
          <table:table-cell office:value-type="float" office:value="0.448093" calcext:value-type="float">
            <text:p>0.448093</text:p>
          </table:table-cell>
          <table:table-cell office:value-type="float" office:value="1.47828" calcext:value-type="float">
            <text:p>1.47828</text:p>
          </table:table-cell>
          <table:table-cell office:value-type="float" office:value="0.745974" calcext:value-type="float">
            <text:p>0.745974</text:p>
          </table:table-cell>
          <table:table-cell office:value-type="float" office:value="0.755704" calcext:value-type="float">
            <text:p>0.755704</text:p>
          </table:table-cell>
          <table:table-cell office:value-type="float" office:value="1.5368" calcext:value-type="float">
            <text:p>1.5368</text:p>
          </table:table-cell>
          <table:table-cell office:value-type="float" office:value="0.317538" calcext:value-type="float">
            <text:p>0.317538</text:p>
          </table:table-cell>
          <table:table-cell office:value-type="float" office:value="0.304633" calcext:value-type="float">
            <text:p>0.304633</text:p>
          </table:table-cell>
          <table:table-cell office:value-type="float" office:value="0.853917" calcext:value-type="float">
            <text:p>0.853917</text:p>
          </table:table-cell>
          <table:table-cell office:value-type="float" office:value="1.63444" calcext:value-type="float">
            <text:p>1.63444</text:p>
          </table:table-cell>
          <table:table-cell table:number-columns-repeated="44"/>
          <table:table-cell table:formula="of:=MIN([.A111:.BL111])" office:value-type="float" office:value="0.272265" calcext:value-type="float">
            <text:p>0.272265</text:p>
          </table:table-cell>
          <table:table-cell table:formula="of:=MAX([.A111:.BL111])" office:value-type="float" office:value="1.65641" calcext:value-type="float">
            <text:p>1.65641</text:p>
          </table:table-cell>
          <table:table-cell table:number-columns-repeated="7"/>
        </table:table-row>
        <table:table-row table:style-name="ro2">
          <table:table-cell office:value-type="float" office:value="0.220633" calcext:value-type="float">
            <text:p>0.220633</text:p>
          </table:table-cell>
          <table:table-cell office:value-type="float" office:value="0.330408" calcext:value-type="float">
            <text:p>0.330408</text:p>
          </table:table-cell>
          <table:table-cell office:value-type="float" office:value="0.235079" calcext:value-type="float">
            <text:p>0.235079</text:p>
          </table:table-cell>
          <table:table-cell office:value-type="float" office:value="0.325659" calcext:value-type="float">
            <text:p>0.325659</text:p>
          </table:table-cell>
          <table:table-cell office:value-type="float" office:value="0.217228" calcext:value-type="float">
            <text:p>0.217228</text:p>
          </table:table-cell>
          <table:table-cell office:value-type="float" office:value="0.290717" calcext:value-type="float">
            <text:p>0.290717</text:p>
          </table:table-cell>
          <table:table-cell office:value-type="float" office:value="0.510849" calcext:value-type="float">
            <text:p>0.510849</text:p>
          </table:table-cell>
          <table:table-cell office:value-type="float" office:value="0.212278" calcext:value-type="float">
            <text:p>0.212278</text:p>
          </table:table-cell>
          <table:table-cell office:value-type="float" office:value="0.515133" calcext:value-type="float">
            <text:p>0.515133</text:p>
          </table:table-cell>
          <table:table-cell office:value-type="float" office:value="0.346461" calcext:value-type="float">
            <text:p>0.346461</text:p>
          </table:table-cell>
          <table:table-cell office:value-type="float" office:value="1.51594" calcext:value-type="float">
            <text:p>1.51594</text:p>
          </table:table-cell>
          <table:table-cell office:value-type="float" office:value="1.23208" calcext:value-type="float">
            <text:p>1.23208</text:p>
          </table:table-cell>
          <table:table-cell office:value-type="float" office:value="0.914741" calcext:value-type="float">
            <text:p>0.914741</text:p>
          </table:table-cell>
          <table:table-cell office:value-type="float" office:value="1.38559" calcext:value-type="float">
            <text:p>1.38559</text:p>
          </table:table-cell>
          <table:table-cell office:value-type="float" office:value="0.540295" calcext:value-type="float">
            <text:p>0.540295</text:p>
          </table:table-cell>
          <table:table-cell office:value-type="float" office:value="0.765979" calcext:value-type="float">
            <text:p>0.765979</text:p>
          </table:table-cell>
          <table:table-cell office:value-type="float" office:value="1.34808" calcext:value-type="float">
            <text:p>1.34808</text:p>
          </table:table-cell>
          <table:table-cell office:value-type="float" office:value="1.06327" calcext:value-type="float">
            <text:p>1.06327</text:p>
          </table:table-cell>
          <table:table-cell office:value-type="float" office:value="0.422634" calcext:value-type="float">
            <text:p>0.422634</text:p>
          </table:table-cell>
          <table:table-cell office:value-type="float" office:value="0.409779" calcext:value-type="float">
            <text:p>0.409779</text:p>
          </table:table-cell>
          <table:table-cell office:value-type="float" office:value="0.383336" calcext:value-type="float">
            <text:p>0.383336</text:p>
          </table:table-cell>
          <table:table-cell office:value-type="float" office:value="0.621483" calcext:value-type="float">
            <text:p>0.621483</text:p>
          </table:table-cell>
          <table:table-cell office:value-type="float" office:value="0.220002" calcext:value-type="float">
            <text:p>0.220002</text:p>
          </table:table-cell>
          <table:table-cell office:value-type="float" office:value="0.316242" calcext:value-type="float">
            <text:p>0.316242</text:p>
          </table:table-cell>
          <table:table-cell table:number-columns-repeated="44"/>
          <table:table-cell table:formula="of:=MIN([.A112:.BL112])" office:value-type="float" office:value="0.212278" calcext:value-type="float">
            <text:p>0.212278</text:p>
          </table:table-cell>
          <table:table-cell table:formula="of:=MAX([.A112:.BL112])" office:value-type="float" office:value="1.51594" calcext:value-type="float">
            <text:p>1.51594</text:p>
          </table:table-cell>
          <table:table-cell table:number-columns-repeated="7"/>
        </table:table-row>
        <table:table-row table:style-name="ro2">
          <table:table-cell office:value-type="float" office:value="0.292119" calcext:value-type="float">
            <text:p>0.292119</text:p>
          </table:table-cell>
          <table:table-cell office:value-type="float" office:value="0.209178" calcext:value-type="float">
            <text:p>0.209178</text:p>
          </table:table-cell>
          <table:table-cell office:value-type="float" office:value="0.652257" calcext:value-type="float">
            <text:p>0.652257</text:p>
          </table:table-cell>
          <table:table-cell office:value-type="float" office:value="0.289899" calcext:value-type="float">
            <text:p>0.289899</text:p>
          </table:table-cell>
          <table:table-cell office:value-type="float" office:value="0.979141" calcext:value-type="float">
            <text:p>0.979141</text:p>
          </table:table-cell>
          <table:table-cell office:value-type="float" office:value="0.330041" calcext:value-type="float">
            <text:p>0.330041</text:p>
          </table:table-cell>
          <table:table-cell office:value-type="float" office:value="0.377639" calcext:value-type="float">
            <text:p>0.377639</text:p>
          </table:table-cell>
          <table:table-cell office:value-type="float" office:value="0.736385" calcext:value-type="float">
            <text:p>0.736385</text:p>
          </table:table-cell>
          <table:table-cell office:value-type="float" office:value="1.10487" calcext:value-type="float">
            <text:p>1.10487</text:p>
          </table:table-cell>
          <table:table-cell office:value-type="float" office:value="0.559307" calcext:value-type="float">
            <text:p>0.559307</text:p>
          </table:table-cell>
          <table:table-cell office:value-type="float" office:value="0.799295" calcext:value-type="float">
            <text:p>0.799295</text:p>
          </table:table-cell>
          <table:table-cell office:value-type="float" office:value="0.397164" calcext:value-type="float">
            <text:p>0.397164</text:p>
          </table:table-cell>
          <table:table-cell office:value-type="float" office:value="1.25116" calcext:value-type="float">
            <text:p>1.25116</text:p>
          </table:table-cell>
          <table:table-cell office:value-type="float" office:value="0.140497" calcext:value-type="float">
            <text:p>0.140497</text:p>
          </table:table-cell>
          <table:table-cell office:value-type="float" office:value="0.107624" calcext:value-type="float">
            <text:p>0.107624</text:p>
          </table:table-cell>
          <table:table-cell office:value-type="float" office:value="0.101061" calcext:value-type="float">
            <text:p>0.101061</text:p>
          </table:table-cell>
          <table:table-cell office:value-type="float" office:value="0.0839212" calcext:value-type="float">
            <text:p>0.0839212</text:p>
          </table:table-cell>
          <table:table-cell office:value-type="float" office:value="0.945346" calcext:value-type="float">
            <text:p>0.945346</text:p>
          </table:table-cell>
          <table:table-cell office:value-type="float" office:value="1.05431" calcext:value-type="float">
            <text:p>1.05431</text:p>
          </table:table-cell>
          <table:table-cell office:value-type="float" office:value="1.50419" calcext:value-type="float">
            <text:p>1.50419</text:p>
          </table:table-cell>
          <table:table-cell office:value-type="float" office:value="1.04844" calcext:value-type="float">
            <text:p>1.04844</text:p>
          </table:table-cell>
          <table:table-cell office:value-type="float" office:value="0.673313" calcext:value-type="float">
            <text:p>0.673313</text:p>
          </table:table-cell>
          <table:table-cell office:value-type="float" office:value="0.146675" calcext:value-type="float">
            <text:p>0.146675</text:p>
          </table:table-cell>
          <table:table-cell office:value-type="float" office:value="0.0836029" calcext:value-type="float">
            <text:p>0.0836029</text:p>
          </table:table-cell>
          <table:table-cell table:number-columns-repeated="44"/>
          <table:table-cell table:formula="of:=MIN([.A113:.BL113])" office:value-type="float" office:value="0.0836029" calcext:value-type="float">
            <text:p>0.0836029</text:p>
          </table:table-cell>
          <table:table-cell table:formula="of:=MAX([.A113:.BL113])" office:value-type="float" office:value="1.50419" calcext:value-type="float">
            <text:p>1.50419</text:p>
          </table:table-cell>
          <table:table-cell table:number-columns-repeated="7"/>
        </table:table-row>
        <table:table-row table:style-name="ro2">
          <table:table-cell office:value-type="float" office:value="0.326704" calcext:value-type="float">
            <text:p>0.326704</text:p>
          </table:table-cell>
          <table:table-cell office:value-type="float" office:value="0.215688" calcext:value-type="float">
            <text:p>0.215688</text:p>
          </table:table-cell>
          <table:table-cell office:value-type="float" office:value="0.39437" calcext:value-type="float">
            <text:p>0.39437</text:p>
          </table:table-cell>
          <table:table-cell office:value-type="float" office:value="0.268365" calcext:value-type="float">
            <text:p>0.268365</text:p>
          </table:table-cell>
          <table:table-cell office:value-type="float" office:value="1.00721" calcext:value-type="float">
            <text:p>1.00721</text:p>
          </table:table-cell>
          <table:table-cell office:value-type="float" office:value="0.387102" calcext:value-type="float">
            <text:p>0.387102</text:p>
          </table:table-cell>
          <table:table-cell office:value-type="float" office:value="0.574457" calcext:value-type="float">
            <text:p>0.574457</text:p>
          </table:table-cell>
          <table:table-cell office:value-type="float" office:value="0.22747" calcext:value-type="float">
            <text:p>0.22747</text:p>
          </table:table-cell>
          <table:table-cell office:value-type="float" office:value="0.369408" calcext:value-type="float">
            <text:p>0.369408</text:p>
          </table:table-cell>
          <table:table-cell office:value-type="float" office:value="0.469535" calcext:value-type="float">
            <text:p>0.469535</text:p>
          </table:table-cell>
          <table:table-cell office:value-type="float" office:value="1.7837" calcext:value-type="float">
            <text:p>1.7837</text:p>
          </table:table-cell>
          <table:table-cell office:value-type="float" office:value="1.79339" calcext:value-type="float">
            <text:p>1.79339</text:p>
          </table:table-cell>
          <table:table-cell office:value-type="float" office:value="1.36228" calcext:value-type="float">
            <text:p>1.36228</text:p>
          </table:table-cell>
          <table:table-cell office:value-type="float" office:value="1.45793" calcext:value-type="float">
            <text:p>1.45793</text:p>
          </table:table-cell>
          <table:table-cell office:value-type="float" office:value="0.133944" calcext:value-type="float">
            <text:p>0.133944</text:p>
          </table:table-cell>
          <table:table-cell office:value-type="float" office:value="0.214697" calcext:value-type="float">
            <text:p>0.214697</text:p>
          </table:table-cell>
          <table:table-cell office:value-type="float" office:value="0.776839" calcext:value-type="float">
            <text:p>0.776839</text:p>
          </table:table-cell>
          <table:table-cell office:value-type="float" office:value="1.97659" calcext:value-type="float">
            <text:p>1.97659</text:p>
          </table:table-cell>
          <table:table-cell office:value-type="float" office:value="1.20097" calcext:value-type="float">
            <text:p>1.20097</text:p>
          </table:table-cell>
          <table:table-cell office:value-type="float" office:value="0.202681" calcext:value-type="float">
            <text:p>0.202681</text:p>
          </table:table-cell>
          <table:table-cell office:value-type="float" office:value="1.26573" calcext:value-type="float">
            <text:p>1.26573</text:p>
          </table:table-cell>
          <table:table-cell office:value-type="float" office:value="1.38866" calcext:value-type="float">
            <text:p>1.38866</text:p>
          </table:table-cell>
          <table:table-cell office:value-type="float" office:value="0.713931" calcext:value-type="float">
            <text:p>0.713931</text:p>
          </table:table-cell>
          <table:table-cell office:value-type="float" office:value="1.38974" calcext:value-type="float">
            <text:p>1.38974</text:p>
          </table:table-cell>
          <table:table-cell table:number-columns-repeated="44"/>
          <table:table-cell table:formula="of:=MIN([.A114:.BL114])" office:value-type="float" office:value="0.133944" calcext:value-type="float">
            <text:p>0.133944</text:p>
          </table:table-cell>
          <table:table-cell table:formula="of:=MAX([.A114:.BL114])" office:value-type="float" office:value="1.97659" calcext:value-type="float">
            <text:p>1.97659</text:p>
          </table:table-cell>
          <table:table-cell table:number-columns-repeated="7"/>
        </table:table-row>
        <table:table-row table:style-name="ro2">
          <table:table-cell office:value-type="float" office:value="0.124928" calcext:value-type="float">
            <text:p>0.124928</text:p>
          </table:table-cell>
          <table:table-cell office:value-type="float" office:value="0.124342" calcext:value-type="float">
            <text:p>0.124342</text:p>
          </table:table-cell>
          <table:table-cell office:value-type="float" office:value="0.115954" calcext:value-type="float">
            <text:p>0.115954</text:p>
          </table:table-cell>
          <table:table-cell office:value-type="float" office:value="0.126752" calcext:value-type="float">
            <text:p>0.126752</text:p>
          </table:table-cell>
          <table:table-cell office:value-type="float" office:value="0.615869" calcext:value-type="float">
            <text:p>0.615869</text:p>
          </table:table-cell>
          <table:table-cell office:value-type="float" office:value="0.611447" calcext:value-type="float">
            <text:p>0.611447</text:p>
          </table:table-cell>
          <table:table-cell office:value-type="float" office:value="0.600638" calcext:value-type="float">
            <text:p>0.600638</text:p>
          </table:table-cell>
          <table:table-cell office:value-type="float" office:value="0.597087" calcext:value-type="float">
            <text:p>0.597087</text:p>
          </table:table-cell>
          <table:table-cell office:value-type="float" office:value="0.540833" calcext:value-type="float">
            <text:p>0.540833</text:p>
          </table:table-cell>
          <table:table-cell office:value-type="float" office:value="0.485693" calcext:value-type="float">
            <text:p>0.485693</text:p>
          </table:table-cell>
          <table:table-cell office:value-type="float" office:value="0.418604" calcext:value-type="float">
            <text:p>0.418604</text:p>
          </table:table-cell>
          <table:table-cell office:value-type="float" office:value="0.156619" calcext:value-type="float">
            <text:p>0.156619</text:p>
          </table:table-cell>
          <table:table-cell office:value-type="float" office:value="0.617711" calcext:value-type="float">
            <text:p>0.617711</text:p>
          </table:table-cell>
          <table:table-cell office:value-type="float" office:value="0.228766" calcext:value-type="float">
            <text:p>0.228766</text:p>
          </table:table-cell>
          <table:table-cell office:value-type="float" office:value="0.375668" calcext:value-type="float">
            <text:p>0.375668</text:p>
          </table:table-cell>
          <table:table-cell office:value-type="float" office:value="0.506092" calcext:value-type="float">
            <text:p>0.506092</text:p>
          </table:table-cell>
          <table:table-cell office:value-type="float" office:value="0.864181" calcext:value-type="float">
            <text:p>0.864181</text:p>
          </table:table-cell>
          <table:table-cell office:value-type="float" office:value="0.33892" calcext:value-type="float">
            <text:p>0.33892</text:p>
          </table:table-cell>
          <table:table-cell office:value-type="float" office:value="0.271396" calcext:value-type="float">
            <text:p>0.271396</text:p>
          </table:table-cell>
          <table:table-cell office:value-type="float" office:value="0.814134" calcext:value-type="float">
            <text:p>0.814134</text:p>
          </table:table-cell>
          <table:table-cell office:value-type="float" office:value="1.04286" calcext:value-type="float">
            <text:p>1.04286</text:p>
          </table:table-cell>
          <table:table-cell office:value-type="float" office:value="0.396653" calcext:value-type="float">
            <text:p>0.396653</text:p>
          </table:table-cell>
          <table:table-cell office:value-type="float" office:value="0.348882" calcext:value-type="float">
            <text:p>0.348882</text:p>
          </table:table-cell>
          <table:table-cell office:value-type="float" office:value="0.274695" calcext:value-type="float">
            <text:p>0.274695</text:p>
          </table:table-cell>
          <table:table-cell table:number-columns-repeated="44"/>
          <table:table-cell table:formula="of:=MIN([.A115:.BL115])" office:value-type="float" office:value="0.115954" calcext:value-type="float">
            <text:p>0.115954</text:p>
          </table:table-cell>
          <table:table-cell table:formula="of:=MAX([.A115:.BL115])" office:value-type="float" office:value="1.04286" calcext:value-type="float">
            <text:p>1.04286</text:p>
          </table:table-cell>
          <table:table-cell table:number-columns-repeated="7"/>
        </table:table-row>
        <table:table-row table:style-name="ro2">
          <table:table-cell office:value-type="float" office:value="0.3948" calcext:value-type="float">
            <text:p>0.3948</text:p>
          </table:table-cell>
          <table:table-cell office:value-type="float" office:value="0.607345" calcext:value-type="float">
            <text:p>0.607345</text:p>
          </table:table-cell>
          <table:table-cell office:value-type="float" office:value="0.668648" calcext:value-type="float">
            <text:p>0.668648</text:p>
          </table:table-cell>
          <table:table-cell office:value-type="float" office:value="0.819261" calcext:value-type="float">
            <text:p>0.819261</text:p>
          </table:table-cell>
          <table:table-cell office:value-type="float" office:value="0.623683" calcext:value-type="float">
            <text:p>0.623683</text:p>
          </table:table-cell>
          <table:table-cell office:value-type="float" office:value="0.46932" calcext:value-type="float">
            <text:p>0.46932</text:p>
          </table:table-cell>
          <table:table-cell office:value-type="float" office:value="0.644079" calcext:value-type="float">
            <text:p>0.644079</text:p>
          </table:table-cell>
          <table:table-cell office:value-type="float" office:value="0.799784" calcext:value-type="float">
            <text:p>0.799784</text:p>
          </table:table-cell>
          <table:table-cell office:value-type="float" office:value="0.441663" calcext:value-type="float">
            <text:p>0.441663</text:p>
          </table:table-cell>
          <table:table-cell office:value-type="float" office:value="0.543621" calcext:value-type="float">
            <text:p>0.543621</text:p>
          </table:table-cell>
          <table:table-cell office:value-type="float" office:value="1.5635" calcext:value-type="float">
            <text:p>1.5635</text:p>
          </table:table-cell>
          <table:table-cell office:value-type="float" office:value="1.44887" calcext:value-type="float">
            <text:p>1.44887</text:p>
          </table:table-cell>
          <table:table-cell office:value-type="float" office:value="1.18271" calcext:value-type="float">
            <text:p>1.18271</text:p>
          </table:table-cell>
          <table:table-cell office:value-type="float" office:value="1.25381" calcext:value-type="float">
            <text:p>1.25381</text:p>
          </table:table-cell>
          <table:table-cell office:value-type="float" office:value="2.03818" calcext:value-type="float">
            <text:p>2.03818</text:p>
          </table:table-cell>
          <table:table-cell office:value-type="float" office:value="2.05456" calcext:value-type="float">
            <text:p>2.05456</text:p>
          </table:table-cell>
          <table:table-cell office:value-type="float" office:value="1.76223" calcext:value-type="float">
            <text:p>1.76223</text:p>
          </table:table-cell>
          <table:table-cell office:value-type="float" office:value="0.959983" calcext:value-type="float">
            <text:p>0.959983</text:p>
          </table:table-cell>
          <table:table-cell office:value-type="float" office:value="1.24813" calcext:value-type="float">
            <text:p>1.24813</text:p>
          </table:table-cell>
          <table:table-cell office:value-type="float" office:value="0.954965" calcext:value-type="float">
            <text:p>0.954965</text:p>
          </table:table-cell>
          <table:table-cell office:value-type="float" office:value="0.893726" calcext:value-type="float">
            <text:p>0.893726</text:p>
          </table:table-cell>
          <table:table-cell office:value-type="float" office:value="0.868063" calcext:value-type="float">
            <text:p>0.868063</text:p>
          </table:table-cell>
          <table:table-cell office:value-type="float" office:value="1.32041" calcext:value-type="float">
            <text:p>1.32041</text:p>
          </table:table-cell>
          <table:table-cell office:value-type="float" office:value="0.17891" calcext:value-type="float">
            <text:p>0.17891</text:p>
          </table:table-cell>
          <table:table-cell table:number-columns-repeated="44"/>
          <table:table-cell table:formula="of:=MIN([.A116:.BL116])" office:value-type="float" office:value="0.17891" calcext:value-type="float">
            <text:p>0.17891</text:p>
          </table:table-cell>
          <table:table-cell table:formula="of:=MAX([.A116:.BL116])" office:value-type="float" office:value="2.05456" calcext:value-type="float">
            <text:p>2.05456</text:p>
          </table:table-cell>
          <table:table-cell table:number-columns-repeated="7"/>
        </table:table-row>
        <table:table-row table:style-name="ro2">
          <table:table-cell office:value-type="float" office:value="0.38015" calcext:value-type="float">
            <text:p>0.38015</text:p>
          </table:table-cell>
          <table:table-cell office:value-type="float" office:value="0.387145" calcext:value-type="float">
            <text:p>0.387145</text:p>
          </table:table-cell>
          <table:table-cell office:value-type="float" office:value="0.389215" calcext:value-type="float">
            <text:p>0.389215</text:p>
          </table:table-cell>
          <table:table-cell office:value-type="float" office:value="0.288664" calcext:value-type="float">
            <text:p>0.288664</text:p>
          </table:table-cell>
          <table:table-cell office:value-type="float" office:value="1.7412" calcext:value-type="float">
            <text:p>1.7412</text:p>
          </table:table-cell>
          <table:table-cell office:value-type="float" office:value="0.29482" calcext:value-type="float">
            <text:p>0.29482</text:p>
          </table:table-cell>
          <table:table-cell office:value-type="float" office:value="0.777168" calcext:value-type="float">
            <text:p>0.777168</text:p>
          </table:table-cell>
          <table:table-cell office:value-type="float" office:value="1.5597" calcext:value-type="float">
            <text:p>1.5597</text:p>
          </table:table-cell>
          <table:table-cell office:value-type="float" office:value="1.27814" calcext:value-type="float">
            <text:p>1.27814</text:p>
          </table:table-cell>
          <table:table-cell office:value-type="float" office:value="1.66544" calcext:value-type="float">
            <text:p>1.66544</text:p>
          </table:table-cell>
          <table:table-cell office:value-type="float" office:value="1.28056" calcext:value-type="float">
            <text:p>1.28056</text:p>
          </table:table-cell>
          <table:table-cell office:value-type="float" office:value="1.28083" calcext:value-type="float">
            <text:p>1.28083</text:p>
          </table:table-cell>
          <table:table-cell office:value-type="float" office:value="0.892041" calcext:value-type="float">
            <text:p>0.892041</text:p>
          </table:table-cell>
          <table:table-cell office:value-type="float" office:value="0.604674" calcext:value-type="float">
            <text:p>0.604674</text:p>
          </table:table-cell>
          <table:table-cell office:value-type="float" office:value="2.13467" calcext:value-type="float">
            <text:p>2.13467</text:p>
          </table:table-cell>
          <table:table-cell office:value-type="float" office:value="2.14102" calcext:value-type="float">
            <text:p>2.14102</text:p>
          </table:table-cell>
          <table:table-cell office:value-type="float" office:value="1.765" calcext:value-type="float">
            <text:p>1.765</text:p>
          </table:table-cell>
          <table:table-cell office:value-type="float" office:value="0.405303" calcext:value-type="float">
            <text:p>0.405303</text:p>
          </table:table-cell>
          <table:table-cell office:value-type="float" office:value="0.716404" calcext:value-type="float">
            <text:p>0.716404</text:p>
          </table:table-cell>
          <table:table-cell office:value-type="float" office:value="0.607657" calcext:value-type="float">
            <text:p>0.607657</text:p>
          </table:table-cell>
          <table:table-cell office:value-type="float" office:value="0.708938" calcext:value-type="float">
            <text:p>0.708938</text:p>
          </table:table-cell>
          <table:table-cell office:value-type="float" office:value="0.400118" calcext:value-type="float">
            <text:p>0.400118</text:p>
          </table:table-cell>
          <table:table-cell office:value-type="float" office:value="0.386965" calcext:value-type="float">
            <text:p>0.386965</text:p>
          </table:table-cell>
          <table:table-cell office:value-type="float" office:value="0.102274" calcext:value-type="float">
            <text:p>0.102274</text:p>
          </table:table-cell>
          <table:table-cell table:number-columns-repeated="44"/>
          <table:table-cell table:formula="of:=MIN([.A117:.BL117])" office:value-type="float" office:value="0.102274" calcext:value-type="float">
            <text:p>0.102274</text:p>
          </table:table-cell>
          <table:table-cell table:formula="of:=MAX([.A117:.BL117])" office:value-type="float" office:value="2.14102" calcext:value-type="float">
            <text:p>2.14102</text:p>
          </table:table-cell>
          <table:table-cell table:number-columns-repeated="7"/>
        </table:table-row>
        <table:table-row table:style-name="ro2">
          <table:table-cell office:value-type="float" office:value="0.212971" calcext:value-type="float">
            <text:p>0.212971</text:p>
          </table:table-cell>
          <table:table-cell office:value-type="float" office:value="0.226472" calcext:value-type="float">
            <text:p>0.226472</text:p>
          </table:table-cell>
          <table:table-cell office:value-type="float" office:value="0.21878" calcext:value-type="float">
            <text:p>0.21878</text:p>
          </table:table-cell>
          <table:table-cell office:value-type="float" office:value="0.222484" calcext:value-type="float">
            <text:p>0.222484</text:p>
          </table:table-cell>
          <table:table-cell office:value-type="float" office:value="0.231836" calcext:value-type="float">
            <text:p>0.231836</text:p>
          </table:table-cell>
          <table:table-cell office:value-type="float" office:value="0.221065" calcext:value-type="float">
            <text:p>0.221065</text:p>
          </table:table-cell>
          <table:table-cell office:value-type="float" office:value="0.613776" calcext:value-type="float">
            <text:p>0.613776</text:p>
          </table:table-cell>
          <table:table-cell office:value-type="float" office:value="1.50748" calcext:value-type="float">
            <text:p>1.50748</text:p>
          </table:table-cell>
          <table:table-cell office:value-type="float" office:value="0.402626" calcext:value-type="float">
            <text:p>0.402626</text:p>
          </table:table-cell>
          <table:table-cell office:value-type="float" office:value="1.5251" calcext:value-type="float">
            <text:p>1.5251</text:p>
          </table:table-cell>
          <table:table-cell office:value-type="float" office:value="1.32373" calcext:value-type="float">
            <text:p>1.32373</text:p>
          </table:table-cell>
          <table:table-cell office:value-type="float" office:value="1.11536" calcext:value-type="float">
            <text:p>1.11536</text:p>
          </table:table-cell>
          <table:table-cell office:value-type="float" office:value="0.905035" calcext:value-type="float">
            <text:p>0.905035</text:p>
          </table:table-cell>
          <table:table-cell office:value-type="float" office:value="1.13595" calcext:value-type="float">
            <text:p>1.13595</text:p>
          </table:table-cell>
          <table:table-cell office:value-type="float" office:value="1.3886" calcext:value-type="float">
            <text:p>1.3886</text:p>
          </table:table-cell>
          <table:table-cell office:value-type="float" office:value="1.02617" calcext:value-type="float">
            <text:p>1.02617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0.700578" calcext:value-type="float">
            <text:p>0.700578</text:p>
          </table:table-cell>
          <table:table-cell office:value-type="float" office:value="0.503236" calcext:value-type="float">
            <text:p>0.503236</text:p>
          </table:table-cell>
          <table:table-cell office:value-type="float" office:value="0.379537" calcext:value-type="float">
            <text:p>0.379537</text:p>
          </table:table-cell>
          <table:table-cell office:value-type="float" office:value="0.809561" calcext:value-type="float">
            <text:p>0.809561</text:p>
          </table:table-cell>
          <table:table-cell office:value-type="float" office:value="0.681734" calcext:value-type="float">
            <text:p>0.681734</text:p>
          </table:table-cell>
          <table:table-cell office:value-type="float" office:value="0.226881" calcext:value-type="float">
            <text:p>0.226881</text:p>
          </table:table-cell>
          <table:table-cell office:value-type="float" office:value="0.179188" calcext:value-type="float">
            <text:p>0.179188</text:p>
          </table:table-cell>
          <table:table-cell table:number-columns-repeated="44"/>
          <table:table-cell table:formula="of:=MIN([.A118:.BL118])" office:value-type="float" office:value="0.179188" calcext:value-type="float">
            <text:p>0.179188</text:p>
          </table:table-cell>
          <table:table-cell table:formula="of:=MAX([.A118:.BL118])" office:value-type="float" office:value="1.5251" calcext:value-type="float">
            <text:p>1.5251</text:p>
          </table:table-cell>
          <table:table-cell table:number-columns-repeated="7"/>
        </table:table-row>
        <table:table-row table:style-name="ro2">
          <table:table-cell office:value-type="float" office:value="0.224923" calcext:value-type="float">
            <text:p>0.224923</text:p>
          </table:table-cell>
          <table:table-cell office:value-type="float" office:value="0.1244" calcext:value-type="float">
            <text:p>0.1244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133693" calcext:value-type="float">
            <text:p>0.133693</text:p>
          </table:table-cell>
          <table:table-cell office:value-type="float" office:value="0.117246" calcext:value-type="float">
            <text:p>0.117246</text:p>
          </table:table-cell>
          <table:table-cell office:value-type="float" office:value="0.115598" calcext:value-type="float">
            <text:p>0.115598</text:p>
          </table:table-cell>
          <table:table-cell office:value-type="float" office:value="0.30841" calcext:value-type="float">
            <text:p>0.30841</text:p>
          </table:table-cell>
          <table:table-cell office:value-type="float" office:value="0.265613" calcext:value-type="float">
            <text:p>0.265613</text:p>
          </table:table-cell>
          <table:table-cell office:value-type="float" office:value="0.295659" calcext:value-type="float">
            <text:p>0.295659</text:p>
          </table:table-cell>
          <table:table-cell office:value-type="float" office:value="0.343713" calcext:value-type="float">
            <text:p>0.343713</text:p>
          </table:table-cell>
          <table:table-cell office:value-type="float" office:value="1.37458" calcext:value-type="float">
            <text:p>1.37458</text:p>
          </table:table-cell>
          <table:table-cell office:value-type="float" office:value="0.23872" calcext:value-type="float">
            <text:p>0.23872</text:p>
          </table:table-cell>
          <table:table-cell office:value-type="float" office:value="0.571014" calcext:value-type="float">
            <text:p>0.571014</text:p>
          </table:table-cell>
          <table:table-cell office:value-type="float" office:value="0.465235" calcext:value-type="float">
            <text:p>0.465235</text:p>
          </table:table-cell>
          <table:table-cell office:value-type="float" office:value="1.99799" calcext:value-type="float">
            <text:p>1.99799</text:p>
          </table:table-cell>
          <table:table-cell office:value-type="float" office:value="1.60836" calcext:value-type="float">
            <text:p>1.60836</text:p>
          </table:table-cell>
          <table:table-cell office:value-type="float" office:value="1.7562" calcext:value-type="float">
            <text:p>1.7562</text:p>
          </table:table-cell>
          <table:table-cell office:value-type="float" office:value="1.90671" calcext:value-type="float">
            <text:p>1.90671</text:p>
          </table:table-cell>
          <table:table-cell office:value-type="float" office:value="0.310165" calcext:value-type="float">
            <text:p>0.310165</text:p>
          </table:table-cell>
          <table:table-cell office:value-type="float" office:value="1.16874" calcext:value-type="float">
            <text:p>1.16874</text:p>
          </table:table-cell>
          <table:table-cell office:value-type="float" office:value="0.462821" calcext:value-type="float">
            <text:p>0.462821</text:p>
          </table:table-cell>
          <table:table-cell office:value-type="float" office:value="1.03553" calcext:value-type="float">
            <text:p>1.03553</text:p>
          </table:table-cell>
          <table:table-cell office:value-type="float" office:value="0.843365" calcext:value-type="float">
            <text:p>0.843365</text:p>
          </table:table-cell>
          <table:table-cell office:value-type="float" office:value="0.54279" calcext:value-type="float">
            <text:p>0.54279</text:p>
          </table:table-cell>
          <table:table-cell table:number-columns-repeated="44"/>
          <table:table-cell table:formula="of:=MIN([.A119:.BL119])" office:value-type="float" office:value="0.115598" calcext:value-type="float">
            <text:p>0.115598</text:p>
          </table:table-cell>
          <table:table-cell table:formula="of:=MAX([.A119:.BL119])" office:value-type="float" office:value="1.99799" calcext:value-type="float">
            <text:p>1.99799</text:p>
          </table:table-cell>
          <table:table-cell table:number-columns-repeated="7"/>
        </table:table-row>
        <table:table-row table:style-name="ro2">
          <table:table-cell office:value-type="float" office:value="0.232578" calcext:value-type="float">
            <text:p>0.232578</text:p>
          </table:table-cell>
          <table:table-cell office:value-type="float" office:value="0.360852" calcext:value-type="float">
            <text:p>0.360852</text:p>
          </table:table-cell>
          <table:table-cell office:value-type="float" office:value="0.433417" calcext:value-type="float">
            <text:p>0.433417</text:p>
          </table:table-cell>
          <table:table-cell office:value-type="float" office:value="0.146235" calcext:value-type="float">
            <text:p>0.146235</text:p>
          </table:table-cell>
          <table:table-cell office:value-type="float" office:value="0.200612" calcext:value-type="float">
            <text:p>0.200612</text:p>
          </table:table-cell>
          <table:table-cell office:value-type="float" office:value="0.457585" calcext:value-type="float">
            <text:p>0.457585</text:p>
          </table:table-cell>
          <table:table-cell office:value-type="float" office:value="0.791272" calcext:value-type="float">
            <text:p>0.791272</text:p>
          </table:table-cell>
          <table:table-cell office:value-type="float" office:value="0.775751" calcext:value-type="float">
            <text:p>0.775751</text:p>
          </table:table-cell>
          <table:table-cell office:value-type="float" office:value="0.544981" calcext:value-type="float">
            <text:p>0.544981</text:p>
          </table:table-cell>
          <table:table-cell office:value-type="float" office:value="0.320293" calcext:value-type="float">
            <text:p>0.320293</text:p>
          </table:table-cell>
          <table:table-cell office:value-type="float" office:value="0.655941" calcext:value-type="float">
            <text:p>0.655941</text:p>
          </table:table-cell>
          <table:table-cell office:value-type="float" office:value="0.642233" calcext:value-type="float">
            <text:p>0.642233</text:p>
          </table:table-cell>
          <table:table-cell office:value-type="float" office:value="0.488735" calcext:value-type="float">
            <text:p>0.488735</text:p>
          </table:table-cell>
          <table:table-cell office:value-type="float" office:value="0.302875" calcext:value-type="float">
            <text:p>0.302875</text:p>
          </table:table-cell>
          <table:table-cell office:value-type="float" office:value="0.486613" calcext:value-type="float">
            <text:p>0.486613</text:p>
          </table:table-cell>
          <table:table-cell office:value-type="float" office:value="0.220988" calcext:value-type="float">
            <text:p>0.220988</text:p>
          </table:table-cell>
          <table:table-cell office:value-type="float" office:value="0.079093" calcext:value-type="float">
            <text:p>0.079093</text:p>
          </table:table-cell>
          <table:table-cell office:value-type="float" office:value="0.0784919" calcext:value-type="float">
            <text:p>0.0784919</text:p>
          </table:table-cell>
          <table:table-cell office:value-type="float" office:value="0.725486" calcext:value-type="float">
            <text:p>0.725486</text:p>
          </table:table-cell>
          <table:table-cell office:value-type="float" office:value="0.791375" calcext:value-type="float">
            <text:p>0.791375</text:p>
          </table:table-cell>
          <table:table-cell office:value-type="float" office:value="0.126993" calcext:value-type="float">
            <text:p>0.126993</text:p>
          </table:table-cell>
          <table:table-cell office:value-type="float" office:value="0.214279" calcext:value-type="float">
            <text:p>0.214279</text:p>
          </table:table-cell>
          <table:table-cell office:value-type="float" office:value="1.15159" calcext:value-type="float">
            <text:p>1.15159</text:p>
          </table:table-cell>
          <table:table-cell office:value-type="float" office:value="0.153935" calcext:value-type="float">
            <text:p>0.153935</text:p>
          </table:table-cell>
          <table:table-cell table:number-columns-repeated="44"/>
          <table:table-cell table:formula="of:=MIN([.A120:.BL120])" office:value-type="float" office:value="0.0784919" calcext:value-type="float">
            <text:p>0.0784919</text:p>
          </table:table-cell>
          <table:table-cell table:formula="of:=MAX([.A120:.BL120])" office:value-type="float" office:value="1.15159" calcext:value-type="float">
            <text:p>1.15159</text:p>
          </table:table-cell>
          <table:table-cell table:number-columns-repeated="7"/>
        </table:table-row>
        <table:table-row table:style-name="ro2">
          <table:table-cell office:value-type="float" office:value="0.386993" calcext:value-type="float">
            <text:p>0.386993</text:p>
          </table:table-cell>
          <table:table-cell office:value-type="float" office:value="0.297949" calcext:value-type="float">
            <text:p>0.297949</text:p>
          </table:table-cell>
          <table:table-cell office:value-type="float" office:value="0.197124" calcext:value-type="float">
            <text:p>0.197124</text:p>
          </table:table-cell>
          <table:table-cell office:value-type="float" office:value="0.591716" calcext:value-type="float">
            <text:p>0.591716</text:p>
          </table:table-cell>
          <table:table-cell office:value-type="float" office:value="0.885246" calcext:value-type="float">
            <text:p>0.885246</text:p>
          </table:table-cell>
          <table:table-cell office:value-type="float" office:value="1.28008" calcext:value-type="float">
            <text:p>1.28008</text:p>
          </table:table-cell>
          <table:table-cell office:value-type="float" office:value="1.46116" calcext:value-type="float">
            <text:p>1.46116</text:p>
          </table:table-cell>
          <table:table-cell office:value-type="float" office:value="0.614502" calcext:value-type="float">
            <text:p>0.614502</text:p>
          </table:table-cell>
          <table:table-cell office:value-type="float" office:value="1.69625" calcext:value-type="float">
            <text:p>1.69625</text:p>
          </table:table-cell>
          <table:table-cell office:value-type="float" office:value="0.717255" calcext:value-type="float">
            <text:p>0.717255</text:p>
          </table:table-cell>
          <table:table-cell office:value-type="float" office:value="0.808018" calcext:value-type="float">
            <text:p>0.808018</text:p>
          </table:table-cell>
          <table:table-cell office:value-type="float" office:value="1.11113" calcext:value-type="float">
            <text:p>1.11113</text:p>
          </table:table-cell>
          <table:table-cell office:value-type="float" office:value="0.521752" calcext:value-type="float">
            <text:p>0.521752</text:p>
          </table:table-cell>
          <table:table-cell office:value-type="float" office:value="0.749943" calcext:value-type="float">
            <text:p>0.749943</text:p>
          </table:table-cell>
          <table:table-cell office:value-type="float" office:value="0.98885" calcext:value-type="float">
            <text:p>0.98885</text:p>
          </table:table-cell>
          <table:table-cell office:value-type="float" office:value="0.681695" calcext:value-type="float">
            <text:p>0.681695</text:p>
          </table:table-cell>
          <table:table-cell office:value-type="float" office:value="0.600977" calcext:value-type="float">
            <text:p>0.600977</text:p>
          </table:table-cell>
          <table:table-cell office:value-type="float" office:value="1.63835" calcext:value-type="float">
            <text:p>1.63835</text:p>
          </table:table-cell>
          <table:table-cell office:value-type="float" office:value="1.07052" calcext:value-type="float">
            <text:p>1.07052</text:p>
          </table:table-cell>
          <table:table-cell office:value-type="float" office:value="1.85282" calcext:value-type="float">
            <text:p>1.85282</text:p>
          </table:table-cell>
          <table:table-cell office:value-type="float" office:value="0.614377" calcext:value-type="float">
            <text:p>0.614377</text:p>
          </table:table-cell>
          <table:table-cell office:value-type="float" office:value="0.255617" calcext:value-type="float">
            <text:p>0.255617</text:p>
          </table:table-cell>
          <table:table-cell office:value-type="float" office:value="0.26809" calcext:value-type="float">
            <text:p>0.26809</text:p>
          </table:table-cell>
          <table:table-cell office:value-type="float" office:value="0.152257" calcext:value-type="float">
            <text:p>0.152257</text:p>
          </table:table-cell>
          <table:table-cell table:number-columns-repeated="44"/>
          <table:table-cell table:formula="of:=MIN([.A121:.BL121])" office:value-type="float" office:value="0.152257" calcext:value-type="float">
            <text:p>0.152257</text:p>
          </table:table-cell>
          <table:table-cell table:formula="of:=MAX([.A121:.BL121])" office:value-type="float" office:value="1.85282" calcext:value-type="float">
            <text:p>1.85282</text:p>
          </table:table-cell>
          <table:table-cell table:number-columns-repeated="7"/>
        </table:table-row>
        <table:table-row table:style-name="ro2">
          <table:table-cell office:value-type="float" office:value="0.320667" calcext:value-type="float">
            <text:p>0.320667</text:p>
          </table:table-cell>
          <table:table-cell office:value-type="float" office:value="0.529386" calcext:value-type="float">
            <text:p>0.529386</text:p>
          </table:table-cell>
          <table:table-cell office:value-type="float" office:value="0.287619" calcext:value-type="float">
            <text:p>0.287619</text:p>
          </table:table-cell>
          <table:table-cell office:value-type="float" office:value="0.489946" calcext:value-type="float">
            <text:p>0.489946</text:p>
          </table:table-cell>
          <table:table-cell office:value-type="float" office:value="0.292626" calcext:value-type="float">
            <text:p>0.292626</text:p>
          </table:table-cell>
          <table:table-cell office:value-type="float" office:value="0.293278" calcext:value-type="float">
            <text:p>0.293278</text:p>
          </table:table-cell>
          <table:table-cell office:value-type="float" office:value="0.402815" calcext:value-type="float">
            <text:p>0.402815</text:p>
          </table:table-cell>
          <table:table-cell office:value-type="float" office:value="0.213623" calcext:value-type="float">
            <text:p>0.213623</text:p>
          </table:table-cell>
          <table:table-cell office:value-type="float" office:value="0.305363" calcext:value-type="float">
            <text:p>0.305363</text:p>
          </table:table-cell>
          <table:table-cell office:value-type="float" office:value="1.94617" calcext:value-type="float">
            <text:p>1.94617</text:p>
          </table:table-cell>
          <table:table-cell office:value-type="float" office:value="0.351491" calcext:value-type="float">
            <text:p>0.351491</text:p>
          </table:table-cell>
          <table:table-cell office:value-type="float" office:value="1.45861" calcext:value-type="float">
            <text:p>1.45861</text:p>
          </table:table-cell>
          <table:table-cell office:value-type="float" office:value="1.35048" calcext:value-type="float">
            <text:p>1.35048</text:p>
          </table:table-cell>
          <table:table-cell office:value-type="float" office:value="1.91705" calcext:value-type="float">
            <text:p>1.91705</text:p>
          </table:table-cell>
          <table:table-cell office:value-type="float" office:value="0.822394" calcext:value-type="float">
            <text:p>0.822394</text:p>
          </table:table-cell>
          <table:table-cell office:value-type="float" office:value="1.92875" calcext:value-type="float">
            <text:p>1.92875</text:p>
          </table:table-cell>
          <table:table-cell office:value-type="float" office:value="0.669476" calcext:value-type="float">
            <text:p>0.669476</text:p>
          </table:table-cell>
          <table:table-cell office:value-type="float" office:value="1.57507" calcext:value-type="float">
            <text:p>1.57507</text:p>
          </table:table-cell>
          <table:table-cell office:value-type="float" office:value="1.08189" calcext:value-type="float">
            <text:p>1.08189</text:p>
          </table:table-cell>
          <table:table-cell office:value-type="float" office:value="1.13448" calcext:value-type="float">
            <text:p>1.13448</text:p>
          </table:table-cell>
          <table:table-cell office:value-type="float" office:value="2.49639" calcext:value-type="float">
            <text:p>2.49639</text:p>
          </table:table-cell>
          <table:table-cell office:value-type="float" office:value="0.332719" calcext:value-type="float">
            <text:p>0.332719</text:p>
          </table:table-cell>
          <table:table-cell office:value-type="float" office:value="0.236678" calcext:value-type="float">
            <text:p>0.236678</text:p>
          </table:table-cell>
          <table:table-cell office:value-type="float" office:value="0.146278" calcext:value-type="float">
            <text:p>0.146278</text:p>
          </table:table-cell>
          <table:table-cell table:number-columns-repeated="44"/>
          <table:table-cell table:formula="of:=MIN([.A122:.BL122])" office:value-type="float" office:value="0.146278" calcext:value-type="float">
            <text:p>0.146278</text:p>
          </table:table-cell>
          <table:table-cell table:formula="of:=MAX([.A122:.BL122])" office:value-type="float" office:value="2.49639" calcext:value-type="float">
            <text:p>2.49639</text:p>
          </table:table-cell>
          <table:table-cell table:number-columns-repeated="7"/>
        </table:table-row>
        <table:table-row table:style-name="ro2">
          <table:table-cell office:value-type="float" office:value="0.279048" calcext:value-type="float">
            <text:p>0.279048</text:p>
          </table:table-cell>
          <table:table-cell office:value-type="float" office:value="0.417342" calcext:value-type="float">
            <text:p>0.417342</text:p>
          </table:table-cell>
          <table:table-cell office:value-type="float" office:value="0.632174" calcext:value-type="float">
            <text:p>0.632174</text:p>
          </table:table-cell>
          <table:table-cell office:value-type="float" office:value="0.640275" calcext:value-type="float">
            <text:p>0.640275</text:p>
          </table:table-cell>
          <table:table-cell office:value-type="float" office:value="0.227312" calcext:value-type="float">
            <text:p>0.227312</text:p>
          </table:table-cell>
          <table:table-cell office:value-type="float" office:value="0.211553" calcext:value-type="float">
            <text:p>0.211553</text:p>
          </table:table-cell>
          <table:table-cell office:value-type="float" office:value="0.227522" calcext:value-type="float">
            <text:p>0.227522</text:p>
          </table:table-cell>
          <table:table-cell office:value-type="float" office:value="0.210882" calcext:value-type="float">
            <text:p>0.210882</text:p>
          </table:table-cell>
          <table:table-cell office:value-type="float" office:value="0.529978" calcext:value-type="float">
            <text:p>0.529978</text:p>
          </table:table-cell>
          <table:table-cell office:value-type="float" office:value="0.370137" calcext:value-type="float">
            <text:p>0.370137</text:p>
          </table:table-cell>
          <table:table-cell office:value-type="float" office:value="0.949564" calcext:value-type="float">
            <text:p>0.949564</text:p>
          </table:table-cell>
          <table:table-cell office:value-type="float" office:value="0.246965" calcext:value-type="float">
            <text:p>0.246965</text:p>
          </table:table-cell>
          <table:table-cell office:value-type="float" office:value="1.54788" calcext:value-type="float">
            <text:p>1.54788</text:p>
          </table:table-cell>
          <table:table-cell office:value-type="float" office:value="0.19502" calcext:value-type="float">
            <text:p>0.19502</text:p>
          </table:table-cell>
          <table:table-cell office:value-type="float" office:value="1.41728" calcext:value-type="float">
            <text:p>1.41728</text:p>
          </table:table-cell>
          <table:table-cell office:value-type="float" office:value="0.524065" calcext:value-type="float">
            <text:p>0.524065</text:p>
          </table:table-cell>
          <table:table-cell office:value-type="float" office:value="1.29882" calcext:value-type="float">
            <text:p>1.29882</text:p>
          </table:table-cell>
          <table:table-cell office:value-type="float" office:value="1.74077" calcext:value-type="float">
            <text:p>1.74077</text:p>
          </table:table-cell>
          <table:table-cell office:value-type="float" office:value="1.098" calcext:value-type="float">
            <text:p>1.098</text:p>
          </table:table-cell>
          <table:table-cell office:value-type="float" office:value="1.919" calcext:value-type="float">
            <text:p>1.919</text:p>
          </table:table-cell>
          <table:table-cell office:value-type="float" office:value="0.907358" calcext:value-type="float">
            <text:p>0.907358</text:p>
          </table:table-cell>
          <table:table-cell office:value-type="float" office:value="0.825303" calcext:value-type="float">
            <text:p>0.825303</text:p>
          </table:table-cell>
          <table:table-cell office:value-type="float" office:value="0.767182" calcext:value-type="float">
            <text:p>0.767182</text:p>
          </table:table-cell>
          <table:table-cell office:value-type="float" office:value="1.94572" calcext:value-type="float">
            <text:p>1.94572</text:p>
          </table:table-cell>
          <table:table-cell table:number-columns-repeated="44"/>
          <table:table-cell table:formula="of:=MIN([.A123:.BL123])" office:value-type="float" office:value="0.19502" calcext:value-type="float">
            <text:p>0.19502</text:p>
          </table:table-cell>
          <table:table-cell table:formula="of:=MAX([.A123:.BL123])" office:value-type="float" office:value="1.94572" calcext:value-type="float">
            <text:p>1.94572</text:p>
          </table:table-cell>
          <table:table-cell table:number-columns-repeated="7"/>
        </table:table-row>
        <table:table-row table:style-name="ro2">
          <table:table-cell office:value-type="float" office:value="0.315027" calcext:value-type="float">
            <text:p>0.315027</text:p>
          </table:table-cell>
          <table:table-cell office:value-type="float" office:value="0.4245" calcext:value-type="float">
            <text:p>0.4245</text:p>
          </table:table-cell>
          <table:table-cell office:value-type="float" office:value="0.305669" calcext:value-type="float">
            <text:p>0.305669</text:p>
          </table:table-cell>
          <table:table-cell office:value-type="float" office:value="0.391589" calcext:value-type="float">
            <text:p>0.391589</text:p>
          </table:table-cell>
          <table:table-cell office:value-type="float" office:value="0.661902" calcext:value-type="float">
            <text:p>0.661902</text:p>
          </table:table-cell>
          <table:table-cell office:value-type="float" office:value="0.502289" calcext:value-type="float">
            <text:p>0.502289</text:p>
          </table:table-cell>
          <table:table-cell office:value-type="float" office:value="0.564065" calcext:value-type="float">
            <text:p>0.564065</text:p>
          </table:table-cell>
          <table:table-cell office:value-type="float" office:value="1.01428" calcext:value-type="float">
            <text:p>1.01428</text:p>
          </table:table-cell>
          <table:table-cell office:value-type="float" office:value="0.425836" calcext:value-type="float">
            <text:p>0.425836</text:p>
          </table:table-cell>
          <table:table-cell office:value-type="float" office:value="0.629983" calcext:value-type="float">
            <text:p>0.629983</text:p>
          </table:table-cell>
          <table:table-cell office:value-type="float" office:value="0.328054" calcext:value-type="float">
            <text:p>0.328054</text:p>
          </table:table-cell>
          <table:table-cell office:value-type="float" office:value="0.448929" calcext:value-type="float">
            <text:p>0.448929</text:p>
          </table:table-cell>
          <table:table-cell office:value-type="float" office:value="1.46513" calcext:value-type="float">
            <text:p>1.46513</text:p>
          </table:table-cell>
          <table:table-cell office:value-type="float" office:value="2.21256" calcext:value-type="float">
            <text:p>2.21256</text:p>
          </table:table-cell>
          <table:table-cell office:value-type="float" office:value="0.960761" calcext:value-type="float">
            <text:p>0.960761</text:p>
          </table:table-cell>
          <table:table-cell office:value-type="float" office:value="1.54868" calcext:value-type="float">
            <text:p>1.54868</text:p>
          </table:table-cell>
          <table:table-cell office:value-type="float" office:value="2.16609" calcext:value-type="float">
            <text:p>2.16609</text:p>
          </table:table-cell>
          <table:table-cell office:value-type="float" office:value="2.18105" calcext:value-type="float">
            <text:p>2.18105</text:p>
          </table:table-cell>
          <table:table-cell office:value-type="float" office:value="1.89458" calcext:value-type="float">
            <text:p>1.89458</text:p>
          </table:table-cell>
          <table:table-cell office:value-type="float" office:value="0.577031" calcext:value-type="float">
            <text:p>0.577031</text:p>
          </table:table-cell>
          <table:table-cell office:value-type="float" office:value="1.93598" calcext:value-type="float">
            <text:p>1.93598</text:p>
          </table:table-cell>
          <table:table-cell office:value-type="float" office:value="0.760261" calcext:value-type="float">
            <text:p>0.760261</text:p>
          </table:table-cell>
          <table:table-cell office:value-type="float" office:value="0.440286" calcext:value-type="float">
            <text:p>0.440286</text:p>
          </table:table-cell>
          <table:table-cell office:value-type="float" office:value="0.15567" calcext:value-type="float">
            <text:p>0.15567</text:p>
          </table:table-cell>
          <table:table-cell table:number-columns-repeated="44"/>
          <table:table-cell table:formula="of:=MIN([.A124:.BL124])" office:value-type="float" office:value="0.15567" calcext:value-type="float">
            <text:p>0.15567</text:p>
          </table:table-cell>
          <table:table-cell table:formula="of:=MAX([.A124:.BL124])" office:value-type="float" office:value="2.21256" calcext:value-type="float">
            <text:p>2.21256</text:p>
          </table:table-cell>
          <table:table-cell table:number-columns-repeated="7"/>
        </table:table-row>
        <table:table-row table:style-name="ro2">
          <table:table-cell office:value-type="float" office:value="0.296813" calcext:value-type="float">
            <text:p>0.296813</text:p>
          </table:table-cell>
          <table:table-cell office:value-type="float" office:value="0.32151" calcext:value-type="float">
            <text:p>0.32151</text:p>
          </table:table-cell>
          <table:table-cell office:value-type="float" office:value="0.212791" calcext:value-type="float">
            <text:p>0.212791</text:p>
          </table:table-cell>
          <table:table-cell office:value-type="float" office:value="0.270736" calcext:value-type="float">
            <text:p>0.270736</text:p>
          </table:table-cell>
          <table:table-cell office:value-type="float" office:value="0.208234" calcext:value-type="float">
            <text:p>0.208234</text:p>
          </table:table-cell>
          <table:table-cell office:value-type="float" office:value="0.553588" calcext:value-type="float">
            <text:p>0.553588</text:p>
          </table:table-cell>
          <table:table-cell office:value-type="float" office:value="1.04274" calcext:value-type="float">
            <text:p>1.04274</text:p>
          </table:table-cell>
          <table:table-cell office:value-type="float" office:value="1.04333" calcext:value-type="float">
            <text:p>1.04333</text:p>
          </table:table-cell>
          <table:table-cell office:value-type="float" office:value="0.903189" calcext:value-type="float">
            <text:p>0.903189</text:p>
          </table:table-cell>
          <table:table-cell office:value-type="float" office:value="0.812082" calcext:value-type="float">
            <text:p>0.812082</text:p>
          </table:table-cell>
          <table:table-cell office:value-type="float" office:value="0.674626" calcext:value-type="float">
            <text:p>0.674626</text:p>
          </table:table-cell>
          <table:table-cell office:value-type="float" office:value="0.613387" calcext:value-type="float">
            <text:p>0.613387</text:p>
          </table:table-cell>
          <table:table-cell office:value-type="float" office:value="0.483285" calcext:value-type="float">
            <text:p>0.483285</text:p>
          </table:table-cell>
          <table:table-cell office:value-type="float" office:value="0.885802" calcext:value-type="float">
            <text:p>0.885802</text:p>
          </table:table-cell>
          <table:table-cell office:value-type="float" office:value="1.31322" calcext:value-type="float">
            <text:p>1.31322</text:p>
          </table:table-cell>
          <table:table-cell office:value-type="float" office:value="0.59674" calcext:value-type="float">
            <text:p>0.59674</text:p>
          </table:table-cell>
          <table:table-cell office:value-type="float" office:value="1.00802" calcext:value-type="float">
            <text:p>1.00802</text:p>
          </table:table-cell>
          <table:table-cell office:value-type="float" office:value="1.11077" calcext:value-type="float">
            <text:p>1.11077</text:p>
          </table:table-cell>
          <table:table-cell office:value-type="float" office:value="0.535887" calcext:value-type="float">
            <text:p>0.535887</text:p>
          </table:table-cell>
          <table:table-cell office:value-type="float" office:value="2.00074" calcext:value-type="float">
            <text:p>2.00074</text:p>
          </table:table-cell>
          <table:table-cell office:value-type="float" office:value="1.15428" calcext:value-type="float">
            <text:p>1.15428</text:p>
          </table:table-cell>
          <table:table-cell office:value-type="float" office:value="0.374781" calcext:value-type="float">
            <text:p>0.374781</text:p>
          </table:table-cell>
          <table:table-cell office:value-type="float" office:value="0.179918" calcext:value-type="float">
            <text:p>0.179918</text:p>
          </table:table-cell>
          <table:table-cell office:value-type="float" office:value="0.609329" calcext:value-type="float">
            <text:p>0.609329</text:p>
          </table:table-cell>
          <table:table-cell table:number-columns-repeated="44"/>
          <table:table-cell table:formula="of:=MIN([.A125:.BL125])" office:value-type="float" office:value="0.179918" calcext:value-type="float">
            <text:p>0.179918</text:p>
          </table:table-cell>
          <table:table-cell table:formula="of:=MAX([.A125:.BL125])" office:value-type="float" office:value="2.00074" calcext:value-type="float">
            <text:p>2.00074</text:p>
          </table:table-cell>
          <table:table-cell table:number-columns-repeated="7"/>
        </table:table-row>
        <table:table-row table:style-name="ro2">
          <table:table-cell office:value-type="float" office:value="0.29715" calcext:value-type="float">
            <text:p>0.29715</text:p>
          </table:table-cell>
          <table:table-cell office:value-type="float" office:value="0.184267" calcext:value-type="float">
            <text:p>0.184267</text:p>
          </table:table-cell>
          <table:table-cell office:value-type="float" office:value="0.682303" calcext:value-type="float">
            <text:p>0.682303</text:p>
          </table:table-cell>
          <table:table-cell office:value-type="float" office:value="0.280532" calcext:value-type="float">
            <text:p>0.280532</text:p>
          </table:table-cell>
          <table:table-cell office:value-type="float" office:value="0.129157" calcext:value-type="float">
            <text:p>0.129157</text:p>
          </table:table-cell>
          <table:table-cell office:value-type="float" office:value="0.418237" calcext:value-type="float">
            <text:p>0.418237</text:p>
          </table:table-cell>
          <table:table-cell office:value-type="float" office:value="1.32136" calcext:value-type="float">
            <text:p>1.32136</text:p>
          </table:table-cell>
          <table:table-cell office:value-type="float" office:value="0.84772" calcext:value-type="float">
            <text:p>0.84772</text:p>
          </table:table-cell>
          <table:table-cell office:value-type="float" office:value="0.238239" calcext:value-type="float">
            <text:p>0.238239</text:p>
          </table:table-cell>
          <table:table-cell office:value-type="float" office:value="0.474696" calcext:value-type="float">
            <text:p>0.474696</text:p>
          </table:table-cell>
          <table:table-cell office:value-type="float" office:value="0.50011" calcext:value-type="float">
            <text:p>0.50011</text:p>
          </table:table-cell>
          <table:table-cell office:value-type="float" office:value="0.579335" calcext:value-type="float">
            <text:p>0.579335</text:p>
          </table:table-cell>
          <table:table-cell office:value-type="float" office:value="1.42908" calcext:value-type="float">
            <text:p>1.42908</text:p>
          </table:table-cell>
          <table:table-cell office:value-type="float" office:value="1.05689" calcext:value-type="float">
            <text:p>1.05689</text:p>
          </table:table-cell>
          <table:table-cell office:value-type="float" office:value="0.624144" calcext:value-type="float">
            <text:p>0.624144</text:p>
          </table:table-cell>
          <table:table-cell office:value-type="float" office:value="0.755348" calcext:value-type="float">
            <text:p>0.755348</text:p>
          </table:table-cell>
          <table:table-cell office:value-type="float" office:value="0.162941" calcext:value-type="float">
            <text:p>0.162941</text:p>
          </table:table-cell>
          <table:table-cell office:value-type="float" office:value="0.408125" calcext:value-type="float">
            <text:p>0.408125</text:p>
          </table:table-cell>
          <table:table-cell office:value-type="float" office:value="0.583268" calcext:value-type="float">
            <text:p>0.583268</text:p>
          </table:table-cell>
          <table:table-cell office:value-type="float" office:value="0.18279" calcext:value-type="float">
            <text:p>0.18279</text:p>
          </table:table-cell>
          <table:table-cell office:value-type="float" office:value="1.81822" calcext:value-type="float">
            <text:p>1.81822</text:p>
          </table:table-cell>
          <table:table-cell office:value-type="float" office:value="0.162447" calcext:value-type="float">
            <text:p>0.162447</text:p>
          </table:table-cell>
          <table:table-cell office:value-type="float" office:value="1.96117" calcext:value-type="float">
            <text:p>1.96117</text:p>
          </table:table-cell>
          <table:table-cell office:value-type="float" office:value="0.133953" calcext:value-type="float">
            <text:p>0.133953</text:p>
          </table:table-cell>
          <table:table-cell table:number-columns-repeated="44"/>
          <table:table-cell table:formula="of:=MIN([.A126:.BL126])" office:value-type="float" office:value="0.129157" calcext:value-type="float">
            <text:p>0.129157</text:p>
          </table:table-cell>
          <table:table-cell table:formula="of:=MAX([.A126:.BL126])" office:value-type="float" office:value="1.96117" calcext:value-type="float">
            <text:p>1.9611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7"/>
          <table:table-cell table:formula="of:=MIN([.A127:.BL127])" office:value-type="float" office:value="32" calcext:value-type="float">
            <text:p>32</text:p>
          </table:table-cell>
          <table:table-cell table:formula="of:=MAX([.A127:.BL127])" office:value-type="float" office:value="32" calcext:value-type="float">
            <text:p>32</text:p>
          </table:table-cell>
          <table:table-cell table:number-columns-repeated="7"/>
        </table:table-row>
        <table:table-row table:style-name="ro2">
          <table:table-cell office:value-type="float" office:value="0.228216" calcext:value-type="float">
            <text:p>0.228216</text:p>
          </table:table-cell>
          <table:table-cell office:value-type="float" office:value="0.241542" calcext:value-type="float">
            <text:p>0.241542</text:p>
          </table:table-cell>
          <table:table-cell office:value-type="float" office:value="0.359714" calcext:value-type="float">
            <text:p>0.359714</text:p>
          </table:table-cell>
          <table:table-cell office:value-type="float" office:value="0.160999" calcext:value-type="float">
            <text:p>0.160999</text:p>
          </table:table-cell>
          <table:table-cell office:value-type="float" office:value="0.253952" calcext:value-type="float">
            <text:p>0.253952</text:p>
          </table:table-cell>
          <table:table-cell office:value-type="float" office:value="0.172616" calcext:value-type="float">
            <text:p>0.172616</text:p>
          </table:table-cell>
          <table:table-cell office:value-type="float" office:value="0.612297" calcext:value-type="float">
            <text:p>0.612297</text:p>
          </table:table-cell>
          <table:table-cell office:value-type="float" office:value="0.373115" calcext:value-type="float">
            <text:p>0.373115</text:p>
          </table:table-cell>
          <table:table-cell office:value-type="float" office:value="0.1967" calcext:value-type="float">
            <text:p>0.1967</text:p>
          </table:table-cell>
          <table:table-cell office:value-type="float" office:value="0.754195" calcext:value-type="float">
            <text:p>0.754195</text:p>
          </table:table-cell>
          <table:table-cell office:value-type="float" office:value="1.1267" calcext:value-type="float">
            <text:p>1.1267</text:p>
          </table:table-cell>
          <table:table-cell office:value-type="float" office:value="0.189252" calcext:value-type="float">
            <text:p>0.189252</text:p>
          </table:table-cell>
          <table:table-cell office:value-type="float" office:value="0.284783" calcext:value-type="float">
            <text:p>0.284783</text:p>
          </table:table-cell>
          <table:table-cell office:value-type="float" office:value="0.90504" calcext:value-type="float">
            <text:p>0.90504</text:p>
          </table:table-cell>
          <table:table-cell office:value-type="float" office:value="0.637287" calcext:value-type="float">
            <text:p>0.637287</text:p>
          </table:table-cell>
          <table:table-cell office:value-type="float" office:value="0.63347" calcext:value-type="float">
            <text:p>0.63347</text:p>
          </table:table-cell>
          <table:table-cell office:value-type="float" office:value="0.388699" calcext:value-type="float">
            <text:p>0.388699</text:p>
          </table:table-cell>
          <table:table-cell office:value-type="float" office:value="1.42482" calcext:value-type="float">
            <text:p>1.42482</text:p>
          </table:table-cell>
          <table:table-cell office:value-type="float" office:value="2.15309" calcext:value-type="float">
            <text:p>2.15309</text:p>
          </table:table-cell>
          <table:table-cell office:value-type="float" office:value="0.16613" calcext:value-type="float">
            <text:p>0.16613</text:p>
          </table:table-cell>
          <table:table-cell office:value-type="float" office:value="0.318744" calcext:value-type="float">
            <text:p>0.318744</text:p>
          </table:table-cell>
          <table:table-cell office:value-type="float" office:value="0.413749" calcext:value-type="float">
            <text:p>0.413749</text:p>
          </table:table-cell>
          <table:table-cell office:value-type="float" office:value="2.42714" calcext:value-type="float">
            <text:p>2.42714</text:p>
          </table:table-cell>
          <table:table-cell office:value-type="float" office:value="2.44121" calcext:value-type="float">
            <text:p>2.44121</text:p>
          </table:table-cell>
          <table:table-cell office:value-type="float" office:value="2.16775" calcext:value-type="float">
            <text:p>2.16775</text:p>
          </table:table-cell>
          <table:table-cell office:value-type="float" office:value="0.234106" calcext:value-type="float">
            <text:p>0.234106</text:p>
          </table:table-cell>
          <table:table-cell office:value-type="float" office:value="0.774302" calcext:value-type="float">
            <text:p>0.774302</text:p>
          </table:table-cell>
          <table:table-cell office:value-type="float" office:value="0.457587" calcext:value-type="float">
            <text:p>0.457587</text:p>
          </table:table-cell>
          <table:table-cell office:value-type="float" office:value="2.28744" calcext:value-type="float">
            <text:p>2.28744</text:p>
          </table:table-cell>
          <table:table-cell office:value-type="float" office:value="0.49517" calcext:value-type="float">
            <text:p>0.49517</text:p>
          </table:table-cell>
          <table:table-cell office:value-type="float" office:value="0.248704" calcext:value-type="float">
            <text:p>0.248704</text:p>
          </table:table-cell>
          <table:table-cell office:value-type="float" office:value="0.776413" calcext:value-type="float">
            <text:p>0.776413</text:p>
          </table:table-cell>
          <table:table-cell table:number-columns-repeated="36"/>
          <table:table-cell table:formula="of:=MIN([.A128:.BL128])" office:value-type="float" office:value="0.160999" calcext:value-type="float">
            <text:p>0.160999</text:p>
          </table:table-cell>
          <table:table-cell table:formula="of:=MAX([.A128:.BL128])" office:value-type="float" office:value="2.44121" calcext:value-type="float">
            <text:p>2.44121</text:p>
          </table:table-cell>
          <table:table-cell table:number-columns-repeated="7"/>
        </table:table-row>
        <table:table-row table:style-name="ro2">
          <table:table-cell office:value-type="float" office:value="0.231099" calcext:value-type="float">
            <text:p>0.231099</text:p>
          </table:table-cell>
          <table:table-cell office:value-type="float" office:value="0.309768" calcext:value-type="float">
            <text:p>0.309768</text:p>
          </table:table-cell>
          <table:table-cell office:value-type="float" office:value="0.198591" calcext:value-type="float">
            <text:p>0.198591</text:p>
          </table:table-cell>
          <table:table-cell office:value-type="float" office:value="0.552247" calcext:value-type="float">
            <text:p>0.552247</text:p>
          </table:table-cell>
          <table:table-cell office:value-type="float" office:value="0.329625" calcext:value-type="float">
            <text:p>0.329625</text:p>
          </table:table-cell>
          <table:table-cell office:value-type="float" office:value="0.387796" calcext:value-type="float">
            <text:p>0.387796</text:p>
          </table:table-cell>
          <table:table-cell office:value-type="float" office:value="0.190943" calcext:value-type="float">
            <text:p>0.190943</text:p>
          </table:table-cell>
          <table:table-cell office:value-type="float" office:value="0.200091" calcext:value-type="float">
            <text:p>0.200091</text:p>
          </table:table-cell>
          <table:table-cell office:value-type="float" office:value="1.03421" calcext:value-type="float">
            <text:p>1.03421</text:p>
          </table:table-cell>
          <table:table-cell office:value-type="float" office:value="0.713233" calcext:value-type="float">
            <text:p>0.713233</text:p>
          </table:table-cell>
          <table:table-cell office:value-type="float" office:value="0.108034" calcext:value-type="float">
            <text:p>0.108034</text:p>
          </table:table-cell>
          <table:table-cell office:value-type="float" office:value="0.296655" calcext:value-type="float">
            <text:p>0.296655</text:p>
          </table:table-cell>
          <table:table-cell office:value-type="float" office:value="0.133726" calcext:value-type="float">
            <text:p>0.133726</text:p>
          </table:table-cell>
          <table:table-cell office:value-type="float" office:value="1.52744" calcext:value-type="float">
            <text:p>1.52744</text:p>
          </table:table-cell>
          <table:table-cell office:value-type="float" office:value="0.22424" calcext:value-type="float">
            <text:p>0.22424</text:p>
          </table:table-cell>
          <table:table-cell office:value-type="float" office:value="1.3052" calcext:value-type="float">
            <text:p>1.3052</text:p>
          </table:table-cell>
          <table:table-cell office:value-type="float" office:value="1.1229" calcext:value-type="float">
            <text:p>1.1229</text:p>
          </table:table-cell>
          <table:table-cell office:value-type="float" office:value="1.01663" calcext:value-type="float">
            <text:p>1.01663</text:p>
          </table:table-cell>
          <table:table-cell office:value-type="float" office:value="0.455663" calcext:value-type="float">
            <text:p>0.455663</text:p>
          </table:table-cell>
          <table:table-cell office:value-type="float" office:value="1.22351" calcext:value-type="float">
            <text:p>1.22351</text:p>
          </table:table-cell>
          <table:table-cell office:value-type="float" office:value="1.1791" calcext:value-type="float">
            <text:p>1.1791</text:p>
          </table:table-cell>
          <table:table-cell office:value-type="float" office:value="1.00384" calcext:value-type="float">
            <text:p>1.00384</text:p>
          </table:table-cell>
          <table:table-cell office:value-type="float" office:value="1.14118" calcext:value-type="float">
            <text:p>1.14118</text:p>
          </table:table-cell>
          <table:table-cell office:value-type="float" office:value="0.98095" calcext:value-type="float">
            <text:p>0.98095</text:p>
          </table:table-cell>
          <table:table-cell office:value-type="float" office:value="0.700745" calcext:value-type="float">
            <text:p>0.700745</text:p>
          </table:table-cell>
          <table:table-cell office:value-type="float" office:value="2.0408" calcext:value-type="float">
            <text:p>2.0408</text:p>
          </table:table-cell>
          <table:table-cell office:value-type="float" office:value="0.398376" calcext:value-type="float">
            <text:p>0.398376</text:p>
          </table:table-cell>
          <table:table-cell office:value-type="float" office:value="0.912121" calcext:value-type="float">
            <text:p>0.912121</text:p>
          </table:table-cell>
          <table:table-cell office:value-type="float" office:value="1.78749" calcext:value-type="float">
            <text:p>1.78749</text:p>
          </table:table-cell>
          <table:table-cell office:value-type="float" office:value="1.74516" calcext:value-type="float">
            <text:p>1.74516</text:p>
          </table:table-cell>
          <table:table-cell office:value-type="float" office:value="0.231428" calcext:value-type="float">
            <text:p>0.231428</text:p>
          </table:table-cell>
          <table:table-cell office:value-type="float" office:value="0.559816" calcext:value-type="float">
            <text:p>0.559816</text:p>
          </table:table-cell>
          <table:table-cell table:number-columns-repeated="36"/>
          <table:table-cell table:formula="of:=MIN([.A129:.BL129])" office:value-type="float" office:value="0.108034" calcext:value-type="float">
            <text:p>0.108034</text:p>
          </table:table-cell>
          <table:table-cell table:formula="of:=MAX([.A129:.BL129])" office:value-type="float" office:value="2.0408" calcext:value-type="float">
            <text:p>2.0408</text:p>
          </table:table-cell>
          <table:table-cell table:number-columns-repeated="7"/>
        </table:table-row>
        <table:table-row table:style-name="ro2">
          <table:table-cell office:value-type="float" office:value="0.223265" calcext:value-type="float">
            <text:p>0.223265</text:p>
          </table:table-cell>
          <table:table-cell office:value-type="float" office:value="0.370816" calcext:value-type="float">
            <text:p>0.370816</text:p>
          </table:table-cell>
          <table:table-cell office:value-type="float" office:value="0.445143" calcext:value-type="float">
            <text:p>0.445143</text:p>
          </table:table-cell>
          <table:table-cell office:value-type="float" office:value="0.179222" calcext:value-type="float">
            <text:p>0.179222</text:p>
          </table:table-cell>
          <table:table-cell office:value-type="float" office:value="0.319764" calcext:value-type="float">
            <text:p>0.319764</text:p>
          </table:table-cell>
          <table:table-cell office:value-type="float" office:value="0.329654" calcext:value-type="float">
            <text:p>0.329654</text:p>
          </table:table-cell>
          <table:table-cell office:value-type="float" office:value="0.336589" calcext:value-type="float">
            <text:p>0.336589</text:p>
          </table:table-cell>
          <table:table-cell office:value-type="float" office:value="0.857456" calcext:value-type="float">
            <text:p>0.857456</text:p>
          </table:table-cell>
          <table:table-cell office:value-type="float" office:value="1.02881" calcext:value-type="float">
            <text:p>1.02881</text:p>
          </table:table-cell>
          <table:table-cell office:value-type="float" office:value="0.178654" calcext:value-type="float">
            <text:p>0.178654</text:p>
          </table:table-cell>
          <table:table-cell office:value-type="float" office:value="0.308434" calcext:value-type="float">
            <text:p>0.308434</text:p>
          </table:table-cell>
          <table:table-cell office:value-type="float" office:value="0.720103" calcext:value-type="float">
            <text:p>0.720103</text:p>
          </table:table-cell>
          <table:table-cell office:value-type="float" office:value="0.703711" calcext:value-type="float">
            <text:p>0.703711</text:p>
          </table:table-cell>
          <table:table-cell office:value-type="float" office:value="1.91591" calcext:value-type="float">
            <text:p>1.91591</text:p>
          </table:table-cell>
          <table:table-cell office:value-type="float" office:value="0.160505" calcext:value-type="float">
            <text:p>0.160505</text:p>
          </table:table-cell>
          <table:table-cell office:value-type="float" office:value="0.319687" calcext:value-type="float">
            <text:p>0.319687</text:p>
          </table:table-cell>
          <table:table-cell office:value-type="float" office:value="0.159861" calcext:value-type="float">
            <text:p>0.159861</text:p>
          </table:table-cell>
          <table:table-cell office:value-type="float" office:value="2.17467" calcext:value-type="float">
            <text:p>2.17467</text:p>
          </table:table-cell>
          <table:table-cell office:value-type="float" office:value="1.29464" calcext:value-type="float">
            <text:p>1.29464</text:p>
          </table:table-cell>
          <table:table-cell office:value-type="float" office:value="0.142551" calcext:value-type="float">
            <text:p>0.142551</text:p>
          </table:table-cell>
          <table:table-cell office:value-type="float" office:value="0.419042" calcext:value-type="float">
            <text:p>0.419042</text:p>
          </table:table-cell>
          <table:table-cell office:value-type="float" office:value="0.157642" calcext:value-type="float">
            <text:p>0.157642</text:p>
          </table:table-cell>
          <table:table-cell office:value-type="float" office:value="0.245062" calcext:value-type="float">
            <text:p>0.245062</text:p>
          </table:table-cell>
          <table:table-cell office:value-type="float" office:value="0.647318" calcext:value-type="float">
            <text:p>0.647318</text:p>
          </table:table-cell>
          <table:table-cell office:value-type="float" office:value="2.41268" calcext:value-type="float">
            <text:p>2.41268</text:p>
          </table:table-cell>
          <table:table-cell office:value-type="float" office:value="1.48967" calcext:value-type="float">
            <text:p>1.48967</text:p>
          </table:table-cell>
          <table:table-cell office:value-type="float" office:value="1.41958" calcext:value-type="float">
            <text:p>1.41958</text:p>
          </table:table-cell>
          <table:table-cell office:value-type="float" office:value="0.442769" calcext:value-type="float">
            <text:p>0.442769</text:p>
          </table:table-cell>
          <table:table-cell office:value-type="float" office:value="0.0761778" calcext:value-type="float">
            <text:p>0.0761778</text:p>
          </table:table-cell>
          <table:table-cell office:value-type="float" office:value="2.0731" calcext:value-type="float">
            <text:p>2.0731</text:p>
          </table:table-cell>
          <table:table-cell office:value-type="float" office:value="1.37538" calcext:value-type="float">
            <text:p>1.37538</text:p>
          </table:table-cell>
          <table:table-cell office:value-type="float" office:value="1.10901" calcext:value-type="float">
            <text:p>1.10901</text:p>
          </table:table-cell>
          <table:table-cell table:number-columns-repeated="36"/>
          <table:table-cell table:formula="of:=MIN([.A130:.BL130])" office:value-type="float" office:value="0.0761778" calcext:value-type="float">
            <text:p>0.0761778</text:p>
          </table:table-cell>
          <table:table-cell table:formula="of:=MAX([.A130:.BL130])" office:value-type="float" office:value="2.41268" calcext:value-type="float">
            <text:p>2.41268</text:p>
          </table:table-cell>
          <table:table-cell table:number-columns-repeated="7"/>
        </table:table-row>
        <table:table-row table:style-name="ro2">
          <table:table-cell office:value-type="float" office:value="0.297752" calcext:value-type="float">
            <text:p>0.297752</text:p>
          </table:table-cell>
          <table:table-cell office:value-type="float" office:value="0.329676" calcext:value-type="float">
            <text:p>0.329676</text:p>
          </table:table-cell>
          <table:table-cell office:value-type="float" office:value="0.19204" calcext:value-type="float">
            <text:p>0.19204</text:p>
          </table:table-cell>
          <table:table-cell office:value-type="float" office:value="0.301455" calcext:value-type="float">
            <text:p>0.301455</text:p>
          </table:table-cell>
          <table:table-cell office:value-type="float" office:value="0.626525" calcext:value-type="float">
            <text:p>0.626525</text:p>
          </table:table-cell>
          <table:table-cell office:value-type="float" office:value="0.776773" calcext:value-type="float">
            <text:p>0.776773</text:p>
          </table:table-cell>
          <table:table-cell office:value-type="float" office:value="0.288114" calcext:value-type="float">
            <text:p>0.288114</text:p>
          </table:table-cell>
          <table:table-cell office:value-type="float" office:value="0.481717" calcext:value-type="float">
            <text:p>0.481717</text:p>
          </table:table-cell>
          <table:table-cell office:value-type="float" office:value="0.506391" calcext:value-type="float">
            <text:p>0.506391</text:p>
          </table:table-cell>
          <table:table-cell office:value-type="float" office:value="0.284985" calcext:value-type="float">
            <text:p>0.284985</text:p>
          </table:table-cell>
          <table:table-cell office:value-type="float" office:value="0.778999" calcext:value-type="float">
            <text:p>0.778999</text:p>
          </table:table-cell>
          <table:table-cell office:value-type="float" office:value="0.828799" calcext:value-type="float">
            <text:p>0.828799</text:p>
          </table:table-cell>
          <table:table-cell office:value-type="float" office:value="0.848554" calcext:value-type="float">
            <text:p>0.848554</text:p>
          </table:table-cell>
          <table:table-cell office:value-type="float" office:value="0.581396" calcext:value-type="float">
            <text:p>0.581396</text:p>
          </table:table-cell>
          <table:table-cell office:value-type="float" office:value="0.433803" calcext:value-type="float">
            <text:p>0.433803</text:p>
          </table:table-cell>
          <table:table-cell office:value-type="float" office:value="0.812451" calcext:value-type="float">
            <text:p>0.812451</text:p>
          </table:table-cell>
          <table:table-cell office:value-type="float" office:value="0.393607" calcext:value-type="float">
            <text:p>0.393607</text:p>
          </table:table-cell>
          <table:table-cell office:value-type="float" office:value="1.31528" calcext:value-type="float">
            <text:p>1.31528</text:p>
          </table:table-cell>
          <table:table-cell office:value-type="float" office:value="1.01601" calcext:value-type="float">
            <text:p>1.01601</text:p>
          </table:table-cell>
          <table:table-cell office:value-type="float" office:value="1.36995" calcext:value-type="float">
            <text:p>1.36995</text:p>
          </table:table-cell>
          <table:table-cell office:value-type="float" office:value="1.19808" calcext:value-type="float">
            <text:p>1.19808</text:p>
          </table:table-cell>
          <table:table-cell office:value-type="float" office:value="1.25438" calcext:value-type="float">
            <text:p>1.25438</text:p>
          </table:table-cell>
          <table:table-cell office:value-type="float" office:value="0.204655" calcext:value-type="float">
            <text:p>0.204655</text:p>
          </table:table-cell>
          <table:table-cell office:value-type="float" office:value="0.209055" calcext:value-type="float">
            <text:p>0.209055</text:p>
          </table:table-cell>
          <table:table-cell office:value-type="float" office:value="0.6493" calcext:value-type="float">
            <text:p>0.6493</text:p>
          </table:table-cell>
          <table:table-cell office:value-type="float" office:value="1.39023" calcext:value-type="float">
            <text:p>1.39023</text:p>
          </table:table-cell>
          <table:table-cell office:value-type="float" office:value="1.11913" calcext:value-type="float">
            <text:p>1.11913</text:p>
          </table:table-cell>
          <table:table-cell office:value-type="float" office:value="0.263637" calcext:value-type="float">
            <text:p>0.263637</text:p>
          </table:table-cell>
          <table:table-cell office:value-type="float" office:value="1.34125" calcext:value-type="float">
            <text:p>1.34125</text:p>
          </table:table-cell>
          <table:table-cell office:value-type="float" office:value="1.13233" calcext:value-type="float">
            <text:p>1.13233</text:p>
          </table:table-cell>
          <table:table-cell office:value-type="float" office:value="0.275424" calcext:value-type="float">
            <text:p>0.275424</text:p>
          </table:table-cell>
          <table:table-cell office:value-type="float" office:value="0.0902789" calcext:value-type="float">
            <text:p>0.0902789</text:p>
          </table:table-cell>
          <table:table-cell table:number-columns-repeated="36"/>
          <table:table-cell table:formula="of:=MIN([.A131:.BL131])" office:value-type="float" office:value="0.0902789" calcext:value-type="float">
            <text:p>0.0902789</text:p>
          </table:table-cell>
          <table:table-cell table:formula="of:=MAX([.A131:.BL131])" office:value-type="float" office:value="1.39023" calcext:value-type="float">
            <text:p>1.39023</text:p>
          </table:table-cell>
          <table:table-cell table:number-columns-repeated="7"/>
        </table:table-row>
        <table:table-row table:style-name="ro2">
          <table:table-cell office:value-type="float" office:value="0.296132" calcext:value-type="float">
            <text:p>0.296132</text:p>
          </table:table-cell>
          <table:table-cell office:value-type="float" office:value="0.226013" calcext:value-type="float">
            <text:p>0.226013</text:p>
          </table:table-cell>
          <table:table-cell office:value-type="float" office:value="0.238842" calcext:value-type="float">
            <text:p>0.238842</text:p>
          </table:table-cell>
          <table:table-cell office:value-type="float" office:value="0.221635" calcext:value-type="float">
            <text:p>0.221635</text:p>
          </table:table-cell>
          <table:table-cell office:value-type="float" office:value="0.355212" calcext:value-type="float">
            <text:p>0.355212</text:p>
          </table:table-cell>
          <table:table-cell office:value-type="float" office:value="0.218804" calcext:value-type="float">
            <text:p>0.218804</text:p>
          </table:table-cell>
          <table:table-cell office:value-type="float" office:value="0.22084" calcext:value-type="float">
            <text:p>0.22084</text:p>
          </table:table-cell>
          <table:table-cell office:value-type="float" office:value="0.29515" calcext:value-type="float">
            <text:p>0.29515</text:p>
          </table:table-cell>
          <table:table-cell office:value-type="float" office:value="0.22732" calcext:value-type="float">
            <text:p>0.22732</text:p>
          </table:table-cell>
          <table:table-cell office:value-type="float" office:value="1.61889" calcext:value-type="float">
            <text:p>1.61889</text:p>
          </table:table-cell>
          <table:table-cell office:value-type="float" office:value="1.33315" calcext:value-type="float">
            <text:p>1.33315</text:p>
          </table:table-cell>
          <table:table-cell office:value-type="float" office:value="1.09471" calcext:value-type="float">
            <text:p>1.09471</text:p>
          </table:table-cell>
          <table:table-cell office:value-type="float" office:value="0.695921" calcext:value-type="float">
            <text:p>0.695921</text:p>
          </table:table-cell>
          <table:table-cell office:value-type="float" office:value="0.517965" calcext:value-type="float">
            <text:p>0.517965</text:p>
          </table:table-cell>
          <table:table-cell office:value-type="float" office:value="1.18749" calcext:value-type="float">
            <text:p>1.18749</text:p>
          </table:table-cell>
          <table:table-cell office:value-type="float" office:value="1.94701" calcext:value-type="float">
            <text:p>1.94701</text:p>
          </table:table-cell>
          <table:table-cell office:value-type="float" office:value="0.241991" calcext:value-type="float">
            <text:p>0.241991</text:p>
          </table:table-cell>
          <table:table-cell office:value-type="float" office:value="1.42099" calcext:value-type="float">
            <text:p>1.42099</text:p>
          </table:table-cell>
          <table:table-cell office:value-type="float" office:value="0.910514" calcext:value-type="float">
            <text:p>0.910514</text:p>
          </table:table-cell>
          <table:table-cell office:value-type="float" office:value="2.20232" calcext:value-type="float">
            <text:p>2.20232</text:p>
          </table:table-cell>
          <table:table-cell office:value-type="float" office:value="0.211805" calcext:value-type="float">
            <text:p>0.211805</text:p>
          </table:table-cell>
          <table:table-cell office:value-type="float" office:value="2.06022" calcext:value-type="float">
            <text:p>2.06022</text:p>
          </table:table-cell>
          <table:table-cell office:value-type="float" office:value="1.27177" calcext:value-type="float">
            <text:p>1.27177</text:p>
          </table:table-cell>
          <table:table-cell office:value-type="float" office:value="0.904518" calcext:value-type="float">
            <text:p>0.904518</text:p>
          </table:table-cell>
          <table:table-cell office:value-type="float" office:value="1.36149" calcext:value-type="float">
            <text:p>1.36149</text:p>
          </table:table-cell>
          <table:table-cell office:value-type="float" office:value="0.88745" calcext:value-type="float">
            <text:p>0.88745</text:p>
          </table:table-cell>
          <table:table-cell office:value-type="float" office:value="1.12939" calcext:value-type="float">
            <text:p>1.12939</text:p>
          </table:table-cell>
          <table:table-cell office:value-type="float" office:value="0.987117" calcext:value-type="float">
            <text:p>0.987117</text:p>
          </table:table-cell>
          <table:table-cell office:value-type="float" office:value="1.03449" calcext:value-type="float">
            <text:p>1.03449</text:p>
          </table:table-cell>
          <table:table-cell office:value-type="float" office:value="1.70876" calcext:value-type="float">
            <text:p>1.70876</text:p>
          </table:table-cell>
          <table:table-cell office:value-type="float" office:value="2.16397" calcext:value-type="float">
            <text:p>2.16397</text:p>
          </table:table-cell>
          <table:table-cell office:value-type="float" office:value="0.339345" calcext:value-type="float">
            <text:p>0.339345</text:p>
          </table:table-cell>
          <table:table-cell table:number-columns-repeated="36"/>
          <table:table-cell table:formula="of:=MIN([.A132:.BL132])" office:value-type="float" office:value="0.211805" calcext:value-type="float">
            <text:p>0.211805</text:p>
          </table:table-cell>
          <table:table-cell table:formula="of:=MAX([.A132:.BL132])" office:value-type="float" office:value="2.20232" calcext:value-type="float">
            <text:p>2.20232</text:p>
          </table:table-cell>
          <table:table-cell table:number-columns-repeated="7"/>
        </table:table-row>
        <table:table-row table:style-name="ro2">
          <table:table-cell office:value-type="float" office:value="0.173332" calcext:value-type="float">
            <text:p>0.173332</text:p>
          </table:table-cell>
          <table:table-cell office:value-type="float" office:value="0.172249" calcext:value-type="float">
            <text:p>0.172249</text:p>
          </table:table-cell>
          <table:table-cell office:value-type="float" office:value="0.199981" calcext:value-type="float">
            <text:p>0.199981</text:p>
          </table:table-cell>
          <table:table-cell office:value-type="float" office:value="0.279025" calcext:value-type="float">
            <text:p>0.279025</text:p>
          </table:table-cell>
          <table:table-cell office:value-type="float" office:value="0.179485" calcext:value-type="float">
            <text:p>0.179485</text:p>
          </table:table-cell>
          <table:table-cell office:value-type="float" office:value="0.215373" calcext:value-type="float">
            <text:p>0.215373</text:p>
          </table:table-cell>
          <table:table-cell office:value-type="float" office:value="0.190279" calcext:value-type="float">
            <text:p>0.190279</text:p>
          </table:table-cell>
          <table:table-cell office:value-type="float" office:value="0.215565" calcext:value-type="float">
            <text:p>0.215565</text:p>
          </table:table-cell>
          <table:table-cell office:value-type="float" office:value="0.213667" calcext:value-type="float">
            <text:p>0.213667</text:p>
          </table:table-cell>
          <table:table-cell office:value-type="float" office:value="0.307392" calcext:value-type="float">
            <text:p>0.307392</text:p>
          </table:table-cell>
          <table:table-cell office:value-type="float" office:value="1.38323" calcext:value-type="float">
            <text:p>1.38323</text:p>
          </table:table-cell>
          <table:table-cell office:value-type="float" office:value="1.23849" calcext:value-type="float">
            <text:p>1.23849</text:p>
          </table:table-cell>
          <table:table-cell office:value-type="float" office:value="0.430477" calcext:value-type="float">
            <text:p>0.430477</text:p>
          </table:table-cell>
          <table:table-cell office:value-type="float" office:value="0.223491" calcext:value-type="float">
            <text:p>0.223491</text:p>
          </table:table-cell>
          <table:table-cell office:value-type="float" office:value="0.760214" calcext:value-type="float">
            <text:p>0.760214</text:p>
          </table:table-cell>
          <table:table-cell office:value-type="float" office:value="1.33847" calcext:value-type="float">
            <text:p>1.33847</text:p>
          </table:table-cell>
          <table:table-cell office:value-type="float" office:value="1.24914" calcext:value-type="float">
            <text:p>1.24914</text:p>
          </table:table-cell>
          <table:table-cell office:value-type="float" office:value="2.11866" calcext:value-type="float">
            <text:p>2.11866</text:p>
          </table:table-cell>
          <table:table-cell office:value-type="float" office:value="0.687639" calcext:value-type="float">
            <text:p>0.687639</text:p>
          </table:table-cell>
          <table:table-cell office:value-type="float" office:value="0.764581" calcext:value-type="float">
            <text:p>0.764581</text:p>
          </table:table-cell>
          <table:table-cell office:value-type="float" office:value="1.45562" calcext:value-type="float">
            <text:p>1.45562</text:p>
          </table:table-cell>
          <table:table-cell office:value-type="float" office:value="1.26139" calcext:value-type="float">
            <text:p>1.26139</text:p>
          </table:table-cell>
          <table:table-cell office:value-type="float" office:value="0.816338" calcext:value-type="float">
            <text:p>0.816338</text:p>
          </table:table-cell>
          <table:table-cell office:value-type="float" office:value="0.979014" calcext:value-type="float">
            <text:p>0.979014</text:p>
          </table:table-cell>
          <table:table-cell office:value-type="float" office:value="1.79702" calcext:value-type="float">
            <text:p>1.79702</text:p>
          </table:table-cell>
          <table:table-cell office:value-type="float" office:value="1.74418" calcext:value-type="float">
            <text:p>1.74418</text:p>
          </table:table-cell>
          <table:table-cell office:value-type="float" office:value="1.12191" calcext:value-type="float">
            <text:p>1.12191</text:p>
          </table:table-cell>
          <table:table-cell office:value-type="float" office:value="0.903704" calcext:value-type="float">
            <text:p>0.903704</text:p>
          </table:table-cell>
          <table:table-cell office:value-type="float" office:value="0.691938" calcext:value-type="float">
            <text:p>0.691938</text:p>
          </table:table-cell>
          <table:table-cell office:value-type="float" office:value="1.56183" calcext:value-type="float">
            <text:p>1.56183</text:p>
          </table:table-cell>
          <table:table-cell office:value-type="float" office:value="2.40181" calcext:value-type="float">
            <text:p>2.40181</text:p>
          </table:table-cell>
          <table:table-cell office:value-type="float" office:value="0.23606" calcext:value-type="float">
            <text:p>0.23606</text:p>
          </table:table-cell>
          <table:table-cell table:number-columns-repeated="36"/>
          <table:table-cell table:formula="of:=MIN([.A133:.BL133])" office:value-type="float" office:value="0.172249" calcext:value-type="float">
            <text:p>0.172249</text:p>
          </table:table-cell>
          <table:table-cell table:formula="of:=MAX([.A133:.BL133])" office:value-type="float" office:value="2.40181" calcext:value-type="float">
            <text:p>2.40181</text:p>
          </table:table-cell>
          <table:table-cell table:number-columns-repeated="7"/>
        </table:table-row>
        <table:table-row table:style-name="ro2">
          <table:table-cell office:value-type="float" office:value="0.294735" calcext:value-type="float">
            <text:p>0.294735</text:p>
          </table:table-cell>
          <table:table-cell office:value-type="float" office:value="0.453302" calcext:value-type="float">
            <text:p>0.453302</text:p>
          </table:table-cell>
          <table:table-cell office:value-type="float" office:value="0.617364" calcext:value-type="float">
            <text:p>0.617364</text:p>
          </table:table-cell>
          <table:table-cell office:value-type="float" office:value="0.616188" calcext:value-type="float">
            <text:p>0.616188</text:p>
          </table:table-cell>
          <table:table-cell office:value-type="float" office:value="0.5037" calcext:value-type="float">
            <text:p>0.5037</text:p>
          </table:table-cell>
          <table:table-cell office:value-type="float" office:value="0.391316" calcext:value-type="float">
            <text:p>0.391316</text:p>
          </table:table-cell>
          <table:table-cell office:value-type="float" office:value="0.430769" calcext:value-type="float">
            <text:p>0.430769</text:p>
          </table:table-cell>
          <table:table-cell office:value-type="float" office:value="0.752598" calcext:value-type="float">
            <text:p>0.752598</text:p>
          </table:table-cell>
          <table:table-cell office:value-type="float" office:value="0.194287" calcext:value-type="float">
            <text:p>0.194287</text:p>
          </table:table-cell>
          <table:table-cell office:value-type="float" office:value="1.04619" calcext:value-type="float">
            <text:p>1.04619</text:p>
          </table:table-cell>
          <table:table-cell office:value-type="float" office:value="0.401916" calcext:value-type="float">
            <text:p>0.401916</text:p>
          </table:table-cell>
          <table:table-cell office:value-type="float" office:value="0.171124" calcext:value-type="float">
            <text:p>0.171124</text:p>
          </table:table-cell>
          <table:table-cell office:value-type="float" office:value="0.170466" calcext:value-type="float">
            <text:p>0.170466</text:p>
          </table:table-cell>
          <table:table-cell office:value-type="float" office:value="0.474457" calcext:value-type="float">
            <text:p>0.474457</text:p>
          </table:table-cell>
          <table:table-cell office:value-type="float" office:value="1.54025" calcext:value-type="float">
            <text:p>1.54025</text:p>
          </table:table-cell>
          <table:table-cell office:value-type="float" office:value="0.287303" calcext:value-type="float">
            <text:p>0.287303</text:p>
          </table:table-cell>
          <table:table-cell office:value-type="float" office:value="0.743342" calcext:value-type="float">
            <text:p>0.743342</text:p>
          </table:table-cell>
          <table:table-cell office:value-type="float" office:value="0.369837" calcext:value-type="float">
            <text:p>0.369837</text:p>
          </table:table-cell>
          <table:table-cell office:value-type="float" office:value="1.39783" calcext:value-type="float">
            <text:p>1.39783</text:p>
          </table:table-cell>
          <table:table-cell office:value-type="float" office:value="0.41762" calcext:value-type="float">
            <text:p>0.41762</text:p>
          </table:table-cell>
          <table:table-cell office:value-type="float" office:value="1.93538" calcext:value-type="float">
            <text:p>1.93538</text:p>
          </table:table-cell>
          <table:table-cell office:value-type="float" office:value="0.314647" calcext:value-type="float">
            <text:p>0.314647</text:p>
          </table:table-cell>
          <table:table-cell office:value-type="float" office:value="1.65508" calcext:value-type="float">
            <text:p>1.65508</text:p>
          </table:table-cell>
          <table:table-cell office:value-type="float" office:value="1.65547" calcext:value-type="float">
            <text:p>1.65547</text:p>
          </table:table-cell>
          <table:table-cell office:value-type="float" office:value="0.927909" calcext:value-type="float">
            <text:p>0.927909</text:p>
          </table:table-cell>
          <table:table-cell office:value-type="float" office:value="0.94649" calcext:value-type="float">
            <text:p>0.94649</text:p>
          </table:table-cell>
          <table:table-cell office:value-type="float" office:value="1.32706" calcext:value-type="float">
            <text:p>1.32706</text:p>
          </table:table-cell>
          <table:table-cell office:value-type="float" office:value="1.159" calcext:value-type="float">
            <text:p>1.159</text:p>
          </table:table-cell>
          <table:table-cell office:value-type="float" office:value="0.875975" calcext:value-type="float">
            <text:p>0.875975</text:p>
          </table:table-cell>
          <table:table-cell office:value-type="float" office:value="0.51562" calcext:value-type="float">
            <text:p>0.51562</text:p>
          </table:table-cell>
          <table:table-cell office:value-type="float" office:value="0.203354" calcext:value-type="float">
            <text:p>0.203354</text:p>
          </table:table-cell>
          <table:table-cell office:value-type="float" office:value="0.430831" calcext:value-type="float">
            <text:p>0.430831</text:p>
          </table:table-cell>
          <table:table-cell table:number-columns-repeated="36"/>
          <table:table-cell table:formula="of:=MIN([.A134:.BL134])" office:value-type="float" office:value="0.170466" calcext:value-type="float">
            <text:p>0.170466</text:p>
          </table:table-cell>
          <table:table-cell table:formula="of:=MAX([.A134:.BL134])" office:value-type="float" office:value="1.93538" calcext:value-type="float">
            <text:p>1.93538</text:p>
          </table:table-cell>
          <table:table-cell table:number-columns-repeated="7"/>
        </table:table-row>
        <table:table-row table:style-name="ro2">
          <table:table-cell office:value-type="float" office:value="0.282668" calcext:value-type="float">
            <text:p>0.282668</text:p>
          </table:table-cell>
          <table:table-cell office:value-type="float" office:value="0.358383" calcext:value-type="float">
            <text:p>0.358383</text:p>
          </table:table-cell>
          <table:table-cell office:value-type="float" office:value="0.17535" calcext:value-type="float">
            <text:p>0.17535</text:p>
          </table:table-cell>
          <table:table-cell office:value-type="float" office:value="0.212467" calcext:value-type="float">
            <text:p>0.212467</text:p>
          </table:table-cell>
          <table:table-cell office:value-type="float" office:value="0.302361" calcext:value-type="float">
            <text:p>0.302361</text:p>
          </table:table-cell>
          <table:table-cell office:value-type="float" office:value="0.824882" calcext:value-type="float">
            <text:p>0.824882</text:p>
          </table:table-cell>
          <table:table-cell office:value-type="float" office:value="0.627667" calcext:value-type="float">
            <text:p>0.627667</text:p>
          </table:table-cell>
          <table:table-cell office:value-type="float" office:value="0.527294" calcext:value-type="float">
            <text:p>0.527294</text:p>
          </table:table-cell>
          <table:table-cell office:value-type="float" office:value="0.589164" calcext:value-type="float">
            <text:p>0.589164</text:p>
          </table:table-cell>
          <table:table-cell office:value-type="float" office:value="0.580141" calcext:value-type="float">
            <text:p>0.580141</text:p>
          </table:table-cell>
          <table:table-cell office:value-type="float" office:value="0.514542" calcext:value-type="float">
            <text:p>0.514542</text:p>
          </table:table-cell>
          <table:table-cell office:value-type="float" office:value="0.533447" calcext:value-type="float">
            <text:p>0.533447</text:p>
          </table:table-cell>
          <table:table-cell office:value-type="float" office:value="0.901313" calcext:value-type="float">
            <text:p>0.901313</text:p>
          </table:table-cell>
          <table:table-cell office:value-type="float" office:value="0.245301" calcext:value-type="float">
            <text:p>0.245301</text:p>
          </table:table-cell>
          <table:table-cell office:value-type="float" office:value="0.27188" calcext:value-type="float">
            <text:p>0.27188</text:p>
          </table:table-cell>
          <table:table-cell office:value-type="float" office:value="0.171205" calcext:value-type="float">
            <text:p>0.171205</text:p>
          </table:table-cell>
          <table:table-cell office:value-type="float" office:value="0.36928" calcext:value-type="float">
            <text:p>0.36928</text:p>
          </table:table-cell>
          <table:table-cell office:value-type="float" office:value="0.178738" calcext:value-type="float">
            <text:p>0.178738</text:p>
          </table:table-cell>
          <table:table-cell office:value-type="float" office:value="0.398449" calcext:value-type="float">
            <text:p>0.398449</text:p>
          </table:table-cell>
          <table:table-cell office:value-type="float" office:value="0.996977" calcext:value-type="float">
            <text:p>0.996977</text:p>
          </table:table-cell>
          <table:table-cell office:value-type="float" office:value="0.215847" calcext:value-type="float">
            <text:p>0.215847</text:p>
          </table:table-cell>
          <table:table-cell office:value-type="float" office:value="1.13299" calcext:value-type="float">
            <text:p>1.13299</text:p>
          </table:table-cell>
          <table:table-cell office:value-type="float" office:value="2.28045" calcext:value-type="float">
            <text:p>2.28045</text:p>
          </table:table-cell>
          <table:table-cell office:value-type="float" office:value="2.56418" calcext:value-type="float">
            <text:p>2.56418</text:p>
          </table:table-cell>
          <table:table-cell office:value-type="float" office:value="1.57027" calcext:value-type="float">
            <text:p>1.57027</text:p>
          </table:table-cell>
          <table:table-cell office:value-type="float" office:value="0.452267" calcext:value-type="float">
            <text:p>0.452267</text:p>
          </table:table-cell>
          <table:table-cell office:value-type="float" office:value="0.639133" calcext:value-type="float">
            <text:p>0.639133</text:p>
          </table:table-cell>
          <table:table-cell office:value-type="float" office:value="0.515659" calcext:value-type="float">
            <text:p>0.515659</text:p>
          </table:table-cell>
          <table:table-cell office:value-type="float" office:value="2.18661" calcext:value-type="float">
            <text:p>2.18661</text:p>
          </table:table-cell>
          <table:table-cell office:value-type="float" office:value="1.59986" calcext:value-type="float">
            <text:p>1.59986</text:p>
          </table:table-cell>
          <table:table-cell office:value-type="float" office:value="1.52197" calcext:value-type="float">
            <text:p>1.52197</text:p>
          </table:table-cell>
          <table:table-cell office:value-type="float" office:value="0.34502" calcext:value-type="float">
            <text:p>0.34502</text:p>
          </table:table-cell>
          <table:table-cell table:number-columns-repeated="36"/>
          <table:table-cell table:formula="of:=MIN([.A135:.BL135])" office:value-type="float" office:value="0.171205" calcext:value-type="float">
            <text:p>0.171205</text:p>
          </table:table-cell>
          <table:table-cell table:formula="of:=MAX([.A135:.BL135])" office:value-type="float" office:value="2.56418" calcext:value-type="float">
            <text:p>2.56418</text:p>
          </table:table-cell>
          <table:table-cell table:number-columns-repeated="7"/>
        </table:table-row>
        <table:table-row table:style-name="ro2">
          <table:table-cell office:value-type="float" office:value="0.296019" calcext:value-type="float">
            <text:p>0.296019</text:p>
          </table:table-cell>
          <table:table-cell office:value-type="float" office:value="0.438191" calcext:value-type="float">
            <text:p>0.438191</text:p>
          </table:table-cell>
          <table:table-cell office:value-type="float" office:value="0.220905" calcext:value-type="float">
            <text:p>0.220905</text:p>
          </table:table-cell>
          <table:table-cell office:value-type="float" office:value="0.539329" calcext:value-type="float">
            <text:p>0.539329</text:p>
          </table:table-cell>
          <table:table-cell office:value-type="float" office:value="0.645802" calcext:value-type="float">
            <text:p>0.645802</text:p>
          </table:table-cell>
          <table:table-cell office:value-type="float" office:value="1.01007" calcext:value-type="float">
            <text:p>1.01007</text:p>
          </table:table-cell>
          <table:table-cell office:value-type="float" office:value="0.578878" calcext:value-type="float">
            <text:p>0.578878</text:p>
          </table:table-cell>
          <table:table-cell office:value-type="float" office:value="0.639811" calcext:value-type="float">
            <text:p>0.639811</text:p>
          </table:table-cell>
          <table:table-cell office:value-type="float" office:value="1.18219" calcext:value-type="float">
            <text:p>1.18219</text:p>
          </table:table-cell>
          <table:table-cell office:value-type="float" office:value="0.680047" calcext:value-type="float">
            <text:p>0.680047</text:p>
          </table:table-cell>
          <table:table-cell office:value-type="float" office:value="0.443208" calcext:value-type="float">
            <text:p>0.443208</text:p>
          </table:table-cell>
          <table:table-cell office:value-type="float" office:value="0.922357" calcext:value-type="float">
            <text:p>0.922357</text:p>
          </table:table-cell>
          <table:table-cell office:value-type="float" office:value="0.643659" calcext:value-type="float">
            <text:p>0.643659</text:p>
          </table:table-cell>
          <table:table-cell office:value-type="float" office:value="0.759078" calcext:value-type="float">
            <text:p>0.759078</text:p>
          </table:table-cell>
          <table:table-cell office:value-type="float" office:value="0.808201" calcext:value-type="float">
            <text:p>0.808201</text:p>
          </table:table-cell>
          <table:table-cell office:value-type="float" office:value="0.326222" calcext:value-type="float">
            <text:p>0.326222</text:p>
          </table:table-cell>
          <table:table-cell office:value-type="float" office:value="0.156523" calcext:value-type="float">
            <text:p>0.156523</text:p>
          </table:table-cell>
          <table:table-cell office:value-type="float" office:value="0.307085" calcext:value-type="float">
            <text:p>0.307085</text:p>
          </table:table-cell>
          <table:table-cell office:value-type="float" office:value="0.242304" calcext:value-type="float">
            <text:p>0.242304</text:p>
          </table:table-cell>
          <table:table-cell office:value-type="float" office:value="0.18805" calcext:value-type="float">
            <text:p>0.18805</text:p>
          </table:table-cell>
          <table:table-cell office:value-type="float" office:value="0.07916" calcext:value-type="float">
            <text:p>0.07916</text:p>
          </table:table-cell>
          <table:table-cell office:value-type="float" office:value="2.21495" calcext:value-type="float">
            <text:p>2.21495</text:p>
          </table:table-cell>
          <table:table-cell office:value-type="float" office:value="0.33642" calcext:value-type="float">
            <text:p>0.33642</text:p>
          </table:table-cell>
          <table:table-cell office:value-type="float" office:value="1.73187" calcext:value-type="float">
            <text:p>1.73187</text:p>
          </table:table-cell>
          <table:table-cell office:value-type="float" office:value="1.61018" calcext:value-type="float">
            <text:p>1.61018</text:p>
          </table:table-cell>
          <table:table-cell office:value-type="float" office:value="1.77359" calcext:value-type="float">
            <text:p>1.77359</text:p>
          </table:table-cell>
          <table:table-cell office:value-type="float" office:value="0.543003" calcext:value-type="float">
            <text:p>0.543003</text:p>
          </table:table-cell>
          <table:table-cell office:value-type="float" office:value="1.9251" calcext:value-type="float">
            <text:p>1.9251</text:p>
          </table:table-cell>
          <table:table-cell office:value-type="float" office:value="1.3072" calcext:value-type="float">
            <text:p>1.3072</text:p>
          </table:table-cell>
          <table:table-cell office:value-type="float" office:value="0.733974" calcext:value-type="float">
            <text:p>0.733974</text:p>
          </table:table-cell>
          <table:table-cell office:value-type="float" office:value="0.898858" calcext:value-type="float">
            <text:p>0.898858</text:p>
          </table:table-cell>
          <table:table-cell office:value-type="float" office:value="0.105965" calcext:value-type="float">
            <text:p>0.105965</text:p>
          </table:table-cell>
          <table:table-cell table:number-columns-repeated="36"/>
          <table:table-cell table:formula="of:=MIN([.A136:.BL136])" office:value-type="float" office:value="0.07916" calcext:value-type="float">
            <text:p>0.07916</text:p>
          </table:table-cell>
          <table:table-cell table:formula="of:=MAX([.A136:.BL136])" office:value-type="float" office:value="2.21495" calcext:value-type="float">
            <text:p>2.21495</text:p>
          </table:table-cell>
          <table:table-cell table:number-columns-repeated="7"/>
        </table:table-row>
        <table:table-row table:style-name="ro2">
          <table:table-cell office:value-type="float" office:value="0.260154" calcext:value-type="float">
            <text:p>0.260154</text:p>
          </table:table-cell>
          <table:table-cell office:value-type="float" office:value="0.412982" calcext:value-type="float">
            <text:p>0.412982</text:p>
          </table:table-cell>
          <table:table-cell office:value-type="float" office:value="0.575183" calcext:value-type="float">
            <text:p>0.575183</text:p>
          </table:table-cell>
          <table:table-cell office:value-type="float" office:value="0.390322" calcext:value-type="float">
            <text:p>0.390322</text:p>
          </table:table-cell>
          <table:table-cell office:value-type="float" office:value="0.291559" calcext:value-type="float">
            <text:p>0.291559</text:p>
          </table:table-cell>
          <table:table-cell office:value-type="float" office:value="0.170309" calcext:value-type="float">
            <text:p>0.170309</text:p>
          </table:table-cell>
          <table:table-cell office:value-type="float" office:value="0.177104" calcext:value-type="float">
            <text:p>0.177104</text:p>
          </table:table-cell>
          <table:table-cell office:value-type="float" office:value="0.152994" calcext:value-type="float">
            <text:p>0.152994</text:p>
          </table:table-cell>
          <table:table-cell office:value-type="float" office:value="0.15168" calcext:value-type="float">
            <text:p>0.15168</text:p>
          </table:table-cell>
          <table:table-cell office:value-type="float" office:value="0.378941" calcext:value-type="float">
            <text:p>0.378941</text:p>
          </table:table-cell>
          <table:table-cell office:value-type="float" office:value="0.830776" calcext:value-type="float">
            <text:p>0.830776</text:p>
          </table:table-cell>
          <table:table-cell office:value-type="float" office:value="0.156447" calcext:value-type="float">
            <text:p>0.156447</text:p>
          </table:table-cell>
          <table:table-cell office:value-type="float" office:value="0.174172" calcext:value-type="float">
            <text:p>0.174172</text:p>
          </table:table-cell>
          <table:table-cell office:value-type="float" office:value="0.210058" calcext:value-type="float">
            <text:p>0.210058</text:p>
          </table:table-cell>
          <table:table-cell office:value-type="float" office:value="0.416938" calcext:value-type="float">
            <text:p>0.416938</text:p>
          </table:table-cell>
          <table:table-cell office:value-type="float" office:value="1.15674" calcext:value-type="float">
            <text:p>1.15674</text:p>
          </table:table-cell>
          <table:table-cell office:value-type="float" office:value="1.88888" calcext:value-type="float">
            <text:p>1.88888</text:p>
          </table:table-cell>
          <table:table-cell office:value-type="float" office:value="1.80058" calcext:value-type="float">
            <text:p>1.80058</text:p>
          </table:table-cell>
          <table:table-cell office:value-type="float" office:value="0.375633" calcext:value-type="float">
            <text:p>0.375633</text:p>
          </table:table-cell>
          <table:table-cell office:value-type="float" office:value="2.00837" calcext:value-type="float">
            <text:p>2.00837</text:p>
          </table:table-cell>
          <table:table-cell office:value-type="float" office:value="2.03572" calcext:value-type="float">
            <text:p>2.03572</text:p>
          </table:table-cell>
          <table:table-cell office:value-type="float" office:value="0.397684" calcext:value-type="float">
            <text:p>0.397684</text:p>
          </table:table-cell>
          <table:table-cell office:value-type="float" office:value="0.848575" calcext:value-type="float">
            <text:p>0.848575</text:p>
          </table:table-cell>
          <table:table-cell office:value-type="float" office:value="0.85" calcext:value-type="float">
            <text:p>0.85</text:p>
          </table:table-cell>
          <table:table-cell office:value-type="float" office:value="0.830685" calcext:value-type="float">
            <text:p>0.830685</text:p>
          </table:table-cell>
          <table:table-cell office:value-type="float" office:value="1.86308" calcext:value-type="float">
            <text:p>1.86308</text:p>
          </table:table-cell>
          <table:table-cell office:value-type="float" office:value="2.19692" calcext:value-type="float">
            <text:p>2.19692</text:p>
          </table:table-cell>
          <table:table-cell office:value-type="float" office:value="2.14745" calcext:value-type="float">
            <text:p>2.14745</text:p>
          </table:table-cell>
          <table:table-cell office:value-type="float" office:value="0.247365" calcext:value-type="float">
            <text:p>0.247365</text:p>
          </table:table-cell>
          <table:table-cell office:value-type="float" office:value="1.52747" calcext:value-type="float">
            <text:p>1.52747</text:p>
          </table:table-cell>
          <table:table-cell office:value-type="float" office:value="1.47772" calcext:value-type="float">
            <text:p>1.47772</text:p>
          </table:table-cell>
          <table:table-cell office:value-type="float" office:value="2.93159" calcext:value-type="float">
            <text:p>2.93159</text:p>
          </table:table-cell>
          <table:table-cell table:number-columns-repeated="36"/>
          <table:table-cell table:formula="of:=MIN([.A137:.BL137])" office:value-type="float" office:value="0.15168" calcext:value-type="float">
            <text:p>0.15168</text:p>
          </table:table-cell>
          <table:table-cell table:formula="of:=MAX([.A137:.BL137])" office:value-type="float" office:value="2.93159" calcext:value-type="float">
            <text:p>2.93159</text:p>
          </table:table-cell>
          <table:table-cell table:number-columns-repeated="7"/>
        </table:table-row>
        <table:table-row table:style-name="ro2">
          <table:table-cell office:value-type="float" office:value="0.287755" calcext:value-type="float">
            <text:p>0.287755</text:p>
          </table:table-cell>
          <table:table-cell office:value-type="float" office:value="0.222264" calcext:value-type="float">
            <text:p>0.222264</text:p>
          </table:table-cell>
          <table:table-cell office:value-type="float" office:value="0.661495" calcext:value-type="float">
            <text:p>0.661495</text:p>
          </table:table-cell>
          <table:table-cell office:value-type="float" office:value="0.721615" calcext:value-type="float">
            <text:p>0.721615</text:p>
          </table:table-cell>
          <table:table-cell office:value-type="float" office:value="0.218331" calcext:value-type="float">
            <text:p>0.218331</text:p>
          </table:table-cell>
          <table:table-cell office:value-type="float" office:value="0.836886" calcext:value-type="float">
            <text:p>0.836886</text:p>
          </table:table-cell>
          <table:table-cell office:value-type="float" office:value="0.441335" calcext:value-type="float">
            <text:p>0.441335</text:p>
          </table:table-cell>
          <table:table-cell office:value-type="float" office:value="0.460454" calcext:value-type="float">
            <text:p>0.460454</text:p>
          </table:table-cell>
          <table:table-cell office:value-type="float" office:value="1.30846" calcext:value-type="float">
            <text:p>1.30846</text:p>
          </table:table-cell>
          <table:table-cell office:value-type="float" office:value="1.16676" calcext:value-type="float">
            <text:p>1.16676</text:p>
          </table:table-cell>
          <table:table-cell office:value-type="float" office:value="1.00854" calcext:value-type="float">
            <text:p>1.00854</text:p>
          </table:table-cell>
          <table:table-cell office:value-type="float" office:value="1.02257" calcext:value-type="float">
            <text:p>1.02257</text:p>
          </table:table-cell>
          <table:table-cell office:value-type="float" office:value="0.666434" calcext:value-type="float">
            <text:p>0.666434</text:p>
          </table:table-cell>
          <table:table-cell office:value-type="float" office:value="0.711121" calcext:value-type="float">
            <text:p>0.711121</text:p>
          </table:table-cell>
          <table:table-cell office:value-type="float" office:value="0.993109" calcext:value-type="float">
            <text:p>0.993109</text:p>
          </table:table-cell>
          <table:table-cell office:value-type="float" office:value="1.07163" calcext:value-type="float">
            <text:p>1.07163</text:p>
          </table:table-cell>
          <table:table-cell office:value-type="float" office:value="0.649293" calcext:value-type="float">
            <text:p>0.649293</text:p>
          </table:table-cell>
          <table:table-cell office:value-type="float" office:value="0.516187" calcext:value-type="float">
            <text:p>0.516187</text:p>
          </table:table-cell>
          <table:table-cell office:value-type="float" office:value="0.940118" calcext:value-type="float">
            <text:p>0.940118</text:p>
          </table:table-cell>
          <table:table-cell office:value-type="float" office:value="0.29843" calcext:value-type="float">
            <text:p>0.29843</text:p>
          </table:table-cell>
          <table:table-cell office:value-type="float" office:value="0.219774" calcext:value-type="float">
            <text:p>0.219774</text:p>
          </table:table-cell>
          <table:table-cell office:value-type="float" office:value="0.219999" calcext:value-type="float">
            <text:p>0.219999</text:p>
          </table:table-cell>
          <table:table-cell office:value-type="float" office:value="0.830152" calcext:value-type="float">
            <text:p>0.830152</text:p>
          </table:table-cell>
          <table:table-cell office:value-type="float" office:value="0.524706" calcext:value-type="float">
            <text:p>0.524706</text:p>
          </table:table-cell>
          <table:table-cell office:value-type="float" office:value="0.0781009" calcext:value-type="float">
            <text:p>0.0781009</text:p>
          </table:table-cell>
          <table:table-cell office:value-type="float" office:value="0.373657" calcext:value-type="float">
            <text:p>0.373657</text:p>
          </table:table-cell>
          <table:table-cell office:value-type="float" office:value="0.0779228" calcext:value-type="float">
            <text:p>0.0779228</text:p>
          </table:table-cell>
          <table:table-cell office:value-type="float" office:value="0.0784881" calcext:value-type="float">
            <text:p>0.0784881</text:p>
          </table:table-cell>
          <table:table-cell office:value-type="float" office:value="0.0769792" calcext:value-type="float">
            <text:p>0.0769792</text:p>
          </table:table-cell>
          <table:table-cell office:value-type="float" office:value="1.51929" calcext:value-type="float">
            <text:p>1.51929</text:p>
          </table:table-cell>
          <table:table-cell office:value-type="float" office:value="0.980877" calcext:value-type="float">
            <text:p>0.980877</text:p>
          </table:table-cell>
          <table:table-cell office:value-type="float" office:value="1.18843" calcext:value-type="float">
            <text:p>1.18843</text:p>
          </table:table-cell>
          <table:table-cell table:number-columns-repeated="36"/>
          <table:table-cell table:formula="of:=MIN([.A138:.BL138])" office:value-type="float" office:value="0.0769792" calcext:value-type="float">
            <text:p>0.0769792</text:p>
          </table:table-cell>
          <table:table-cell table:formula="of:=MAX([.A138:.BL138])" office:value-type="float" office:value="1.51929" calcext:value-type="float">
            <text:p>1.51929</text:p>
          </table:table-cell>
          <table:table-cell table:number-columns-repeated="7"/>
        </table:table-row>
        <table:table-row table:style-name="ro2">
          <table:table-cell office:value-type="float" office:value="0.212335" calcext:value-type="float">
            <text:p>0.212335</text:p>
          </table:table-cell>
          <table:table-cell office:value-type="float" office:value="0.106091" calcext:value-type="float">
            <text:p>0.106091</text:p>
          </table:table-cell>
          <table:table-cell office:value-type="float" office:value="0.153105" calcext:value-type="float">
            <text:p>0.153105</text:p>
          </table:table-cell>
          <table:table-cell office:value-type="float" office:value="0.29359" calcext:value-type="float">
            <text:p>0.29359</text:p>
          </table:table-cell>
          <table:table-cell office:value-type="float" office:value="0.440143" calcext:value-type="float">
            <text:p>0.440143</text:p>
          </table:table-cell>
          <table:table-cell office:value-type="float" office:value="0.444091" calcext:value-type="float">
            <text:p>0.444091</text:p>
          </table:table-cell>
          <table:table-cell office:value-type="float" office:value="0.536918" calcext:value-type="float">
            <text:p>0.536918</text:p>
          </table:table-cell>
          <table:table-cell office:value-type="float" office:value="0.39637" calcext:value-type="float">
            <text:p>0.39637</text:p>
          </table:table-cell>
          <table:table-cell office:value-type="float" office:value="0.309425" calcext:value-type="float">
            <text:p>0.309425</text:p>
          </table:table-cell>
          <table:table-cell office:value-type="float" office:value="0.220979" calcext:value-type="float">
            <text:p>0.220979</text:p>
          </table:table-cell>
          <table:table-cell office:value-type="float" office:value="1.46884" calcext:value-type="float">
            <text:p>1.46884</text:p>
          </table:table-cell>
          <table:table-cell office:value-type="float" office:value="0.685605" calcext:value-type="float">
            <text:p>0.685605</text:p>
          </table:table-cell>
          <table:table-cell office:value-type="float" office:value="0.445507" calcext:value-type="float">
            <text:p>0.445507</text:p>
          </table:table-cell>
          <table:table-cell office:value-type="float" office:value="0.598771" calcext:value-type="float">
            <text:p>0.598771</text:p>
          </table:table-cell>
          <table:table-cell office:value-type="float" office:value="0.242163" calcext:value-type="float">
            <text:p>0.242163</text:p>
          </table:table-cell>
          <table:table-cell office:value-type="float" office:value="0.316638" calcext:value-type="float">
            <text:p>0.316638</text:p>
          </table:table-cell>
          <table:table-cell office:value-type="float" office:value="0.712118" calcext:value-type="float">
            <text:p>0.712118</text:p>
          </table:table-cell>
          <table:table-cell office:value-type="float" office:value="0.771894" calcext:value-type="float">
            <text:p>0.771894</text:p>
          </table:table-cell>
          <table:table-cell office:value-type="float" office:value="0.790982" calcext:value-type="float">
            <text:p>0.790982</text:p>
          </table:table-cell>
          <table:table-cell office:value-type="float" office:value="0.159378" calcext:value-type="float">
            <text:p>0.159378</text:p>
          </table:table-cell>
          <table:table-cell office:value-type="float" office:value="2.40307" calcext:value-type="float">
            <text:p>2.40307</text:p>
          </table:table-cell>
          <table:table-cell office:value-type="float" office:value="1.70637" calcext:value-type="float">
            <text:p>1.70637</text:p>
          </table:table-cell>
          <table:table-cell office:value-type="float" office:value="2.18525" calcext:value-type="float">
            <text:p>2.18525</text:p>
          </table:table-cell>
          <table:table-cell office:value-type="float" office:value="1.4453" calcext:value-type="float">
            <text:p>1.4453</text:p>
          </table:table-cell>
          <table:table-cell office:value-type="float" office:value="0.950095" calcext:value-type="float">
            <text:p>0.950095</text:p>
          </table:table-cell>
          <table:table-cell office:value-type="float" office:value="1.88999" calcext:value-type="float">
            <text:p>1.88999</text:p>
          </table:table-cell>
          <table:table-cell office:value-type="float" office:value="0.917147" calcext:value-type="float">
            <text:p>0.917147</text:p>
          </table:table-cell>
          <table:table-cell office:value-type="float" office:value="0.181465" calcext:value-type="float">
            <text:p>0.181465</text:p>
          </table:table-cell>
          <table:table-cell office:value-type="float" office:value="0.263382" calcext:value-type="float">
            <text:p>0.263382</text:p>
          </table:table-cell>
          <table:table-cell office:value-type="float" office:value="0.077147" calcext:value-type="float">
            <text:p>0.077147</text:p>
          </table:table-cell>
          <table:table-cell office:value-type="float" office:value="0.437885" calcext:value-type="float">
            <text:p>0.437885</text:p>
          </table:table-cell>
          <table:table-cell office:value-type="float" office:value="0.860053" calcext:value-type="float">
            <text:p>0.860053</text:p>
          </table:table-cell>
          <table:table-cell table:number-columns-repeated="36"/>
          <table:table-cell table:formula="of:=MIN([.A139:.BL139])" office:value-type="float" office:value="0.077147" calcext:value-type="float">
            <text:p>0.077147</text:p>
          </table:table-cell>
          <table:table-cell table:formula="of:=MAX([.A139:.BL139])" office:value-type="float" office:value="2.40307" calcext:value-type="float">
            <text:p>2.40307</text:p>
          </table:table-cell>
          <table:table-cell table:number-columns-repeated="7"/>
        </table:table-row>
        <table:table-row table:style-name="ro2">
          <table:table-cell office:value-type="float" office:value="0.297881" calcext:value-type="float">
            <text:p>0.297881</text:p>
          </table:table-cell>
          <table:table-cell office:value-type="float" office:value="0.300772" calcext:value-type="float">
            <text:p>0.300772</text:p>
          </table:table-cell>
          <table:table-cell office:value-type="float" office:value="0.299657" calcext:value-type="float">
            <text:p>0.299657</text:p>
          </table:table-cell>
          <table:table-cell office:value-type="float" office:value="0.294469" calcext:value-type="float">
            <text:p>0.294469</text:p>
          </table:table-cell>
          <table:table-cell office:value-type="float" office:value="0.441506" calcext:value-type="float">
            <text:p>0.441506</text:p>
          </table:table-cell>
          <table:table-cell office:value-type="float" office:value="0.744017" calcext:value-type="float">
            <text:p>0.744017</text:p>
          </table:table-cell>
          <table:table-cell office:value-type="float" office:value="1.04405" calcext:value-type="float">
            <text:p>1.04405</text:p>
          </table:table-cell>
          <table:table-cell office:value-type="float" office:value="0.747552" calcext:value-type="float">
            <text:p>0.747552</text:p>
          </table:table-cell>
          <table:table-cell office:value-type="float" office:value="0.451286" calcext:value-type="float">
            <text:p>0.451286</text:p>
          </table:table-cell>
          <table:table-cell office:value-type="float" office:value="0.752011" calcext:value-type="float">
            <text:p>0.752011</text:p>
          </table:table-cell>
          <table:table-cell office:value-type="float" office:value="0.752166" calcext:value-type="float">
            <text:p>0.752166</text:p>
          </table:table-cell>
          <table:table-cell office:value-type="float" office:value="1.05174" calcext:value-type="float">
            <text:p>1.05174</text:p>
          </table:table-cell>
          <table:table-cell office:value-type="float" office:value="0.292057" calcext:value-type="float">
            <text:p>0.292057</text:p>
          </table:table-cell>
          <table:table-cell office:value-type="float" office:value="0.411379" calcext:value-type="float">
            <text:p>0.411379</text:p>
          </table:table-cell>
          <table:table-cell office:value-type="float" office:value="0.146472" calcext:value-type="float">
            <text:p>0.146472</text:p>
          </table:table-cell>
          <table:table-cell office:value-type="float" office:value="0.259814" calcext:value-type="float">
            <text:p>0.259814</text:p>
          </table:table-cell>
          <table:table-cell office:value-type="float" office:value="0.227988" calcext:value-type="float">
            <text:p>0.227988</text:p>
          </table:table-cell>
          <table:table-cell office:value-type="float" office:value="0.97337" calcext:value-type="float">
            <text:p>0.97337</text:p>
          </table:table-cell>
          <table:table-cell office:value-type="float" office:value="0.222055" calcext:value-type="float">
            <text:p>0.222055</text:p>
          </table:table-cell>
          <table:table-cell office:value-type="float" office:value="0.863073" calcext:value-type="float">
            <text:p>0.863073</text:p>
          </table:table-cell>
          <table:table-cell office:value-type="float" office:value="0.864647" calcext:value-type="float">
            <text:p>0.864647</text:p>
          </table:table-cell>
          <table:table-cell office:value-type="float" office:value="0.523395" calcext:value-type="float">
            <text:p>0.523395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315822" calcext:value-type="float">
            <text:p>0.315822</text:p>
          </table:table-cell>
          <table:table-cell office:value-type="float" office:value="1.40251" calcext:value-type="float">
            <text:p>1.40251</text:p>
          </table:table-cell>
          <table:table-cell office:value-type="float" office:value="0.89486" calcext:value-type="float">
            <text:p>0.89486</text:p>
          </table:table-cell>
          <table:table-cell office:value-type="float" office:value="1.46491" calcext:value-type="float">
            <text:p>1.46491</text:p>
          </table:table-cell>
          <table:table-cell office:value-type="float" office:value="0.358101" calcext:value-type="float">
            <text:p>0.358101</text:p>
          </table:table-cell>
          <table:table-cell office:value-type="float" office:value="1.55014" calcext:value-type="float">
            <text:p>1.55014</text:p>
          </table:table-cell>
          <table:table-cell office:value-type="float" office:value="1.418" calcext:value-type="float">
            <text:p>1.418</text:p>
          </table:table-cell>
          <table:table-cell office:value-type="float" office:value="0.292325" calcext:value-type="float">
            <text:p>0.292325</text:p>
          </table:table-cell>
          <table:table-cell office:value-type="float" office:value="0.140163" calcext:value-type="float">
            <text:p>0.140163</text:p>
          </table:table-cell>
          <table:table-cell table:number-columns-repeated="36"/>
          <table:table-cell table:formula="of:=MIN([.A140:.BL140])" office:value-type="float" office:value="0.140163" calcext:value-type="float">
            <text:p>0.140163</text:p>
          </table:table-cell>
          <table:table-cell table:formula="of:=MAX([.A140:.BL140])" office:value-type="float" office:value="1.55014" calcext:value-type="float">
            <text:p>1.55014</text:p>
          </table:table-cell>
          <table:table-cell table:number-columns-repeated="7"/>
        </table:table-row>
        <table:table-row table:style-name="ro2">
          <table:table-cell office:value-type="float" office:value="0.22878" calcext:value-type="float">
            <text:p>0.22878</text:p>
          </table:table-cell>
          <table:table-cell office:value-type="float" office:value="0.220331" calcext:value-type="float">
            <text:p>0.220331</text:p>
          </table:table-cell>
          <table:table-cell office:value-type="float" office:value="0.086575" calcext:value-type="float">
            <text:p>0.086575</text:p>
          </table:table-cell>
          <table:table-cell office:value-type="float" office:value="0.077565" calcext:value-type="float">
            <text:p>0.077565</text:p>
          </table:table-cell>
          <table:table-cell office:value-type="float" office:value="0.0768011" calcext:value-type="float">
            <text:p>0.0768011</text:p>
          </table:table-cell>
          <table:table-cell office:value-type="float" office:value="0.46257" calcext:value-type="float">
            <text:p>0.46257</text:p>
          </table:table-cell>
          <table:table-cell office:value-type="float" office:value="0.224273" calcext:value-type="float">
            <text:p>0.224273</text:p>
          </table:table-cell>
          <table:table-cell office:value-type="float" office:value="0.148775" calcext:value-type="float">
            <text:p>0.148775</text:p>
          </table:table-cell>
          <table:table-cell office:value-type="float" office:value="0.431202" calcext:value-type="float">
            <text:p>0.431202</text:p>
          </table:table-cell>
          <table:table-cell office:value-type="float" office:value="0.806888" calcext:value-type="float">
            <text:p>0.806888</text:p>
          </table:table-cell>
          <table:table-cell office:value-type="float" office:value="0.392534" calcext:value-type="float">
            <text:p>0.392534</text:p>
          </table:table-cell>
          <table:table-cell office:value-type="float" office:value="0.830906" calcext:value-type="float">
            <text:p>0.830906</text:p>
          </table:table-cell>
          <table:table-cell office:value-type="float" office:value="0.184595" calcext:value-type="float">
            <text:p>0.184595</text:p>
          </table:table-cell>
          <table:table-cell office:value-type="float" office:value="1.57895" calcext:value-type="float">
            <text:p>1.57895</text:p>
          </table:table-cell>
          <table:table-cell office:value-type="float" office:value="0.48726" calcext:value-type="float">
            <text:p>0.48726</text:p>
          </table:table-cell>
          <table:table-cell office:value-type="float" office:value="0.175963" calcext:value-type="float">
            <text:p>0.175963</text:p>
          </table:table-cell>
          <table:table-cell office:value-type="float" office:value="0.176448" calcext:value-type="float">
            <text:p>0.176448</text:p>
          </table:table-cell>
          <table:table-cell office:value-type="float" office:value="1.70636" calcext:value-type="float">
            <text:p>1.70636</text:p>
          </table:table-cell>
          <table:table-cell office:value-type="float" office:value="1.0643" calcext:value-type="float">
            <text:p>1.0643</text:p>
          </table:table-cell>
          <table:table-cell office:value-type="float" office:value="0.742653" calcext:value-type="float">
            <text:p>0.742653</text:p>
          </table:table-cell>
          <table:table-cell office:value-type="float" office:value="2.10207" calcext:value-type="float">
            <text:p>2.10207</text:p>
          </table:table-cell>
          <table:table-cell office:value-type="float" office:value="0.488321" calcext:value-type="float">
            <text:p>0.488321</text:p>
          </table:table-cell>
          <table:table-cell office:value-type="float" office:value="0.601345" calcext:value-type="float">
            <text:p>0.601345</text:p>
          </table:table-cell>
          <table:table-cell office:value-type="float" office:value="0.612585" calcext:value-type="float">
            <text:p>0.612585</text:p>
          </table:table-cell>
          <table:table-cell office:value-type="float" office:value="0.205009" calcext:value-type="float">
            <text:p>0.205009</text:p>
          </table:table-cell>
          <table:table-cell office:value-type="float" office:value="1.52089" calcext:value-type="float">
            <text:p>1.52089</text:p>
          </table:table-cell>
          <table:table-cell office:value-type="float" office:value="0.134415" calcext:value-type="float">
            <text:p>0.134415</text:p>
          </table:table-cell>
          <table:table-cell office:value-type="float" office:value="2.17195" calcext:value-type="float">
            <text:p>2.17195</text:p>
          </table:table-cell>
          <table:table-cell office:value-type="float" office:value="0.645628" calcext:value-type="float">
            <text:p>0.645628</text:p>
          </table:table-cell>
          <table:table-cell office:value-type="float" office:value="1.09907" calcext:value-type="float">
            <text:p>1.09907</text:p>
          </table:table-cell>
          <table:table-cell office:value-type="float" office:value="0.116415" calcext:value-type="float">
            <text:p>0.116415</text:p>
          </table:table-cell>
          <table:table-cell office:value-type="float" office:value="0.118501" calcext:value-type="float">
            <text:p>0.118501</text:p>
          </table:table-cell>
          <table:table-cell table:number-columns-repeated="36"/>
          <table:table-cell table:formula="of:=MIN([.A141:.BL141])" office:value-type="float" office:value="0.0768011" calcext:value-type="float">
            <text:p>0.0768011</text:p>
          </table:table-cell>
          <table:table-cell table:formula="of:=MAX([.A141:.BL141])" office:value-type="float" office:value="2.17195" calcext:value-type="float">
            <text:p>2.17195</text:p>
          </table:table-cell>
          <table:table-cell table:number-columns-repeated="7"/>
        </table:table-row>
        <table:table-row table:style-name="ro2">
          <table:table-cell office:value-type="float" office:value="0.220904" calcext:value-type="float">
            <text:p>0.220904</text:p>
          </table:table-cell>
          <table:table-cell office:value-type="float" office:value="0.352509" calcext:value-type="float">
            <text:p>0.352509</text:p>
          </table:table-cell>
          <table:table-cell office:value-type="float" office:value="0.194823" calcext:value-type="float">
            <text:p>0.194823</text:p>
          </table:table-cell>
          <table:table-cell office:value-type="float" office:value="0.151089" calcext:value-type="float">
            <text:p>0.151089</text:p>
          </table:table-cell>
          <table:table-cell office:value-type="float" office:value="0.62001" calcext:value-type="float">
            <text:p>0.62001</text:p>
          </table:table-cell>
          <table:table-cell office:value-type="float" office:value="0.14826" calcext:value-type="float">
            <text:p>0.14826</text:p>
          </table:table-cell>
          <table:table-cell office:value-type="float" office:value="0.42545" calcext:value-type="float">
            <text:p>0.42545</text:p>
          </table:table-cell>
          <table:table-cell office:value-type="float" office:value="0.552259" calcext:value-type="float">
            <text:p>0.552259</text:p>
          </table:table-cell>
          <table:table-cell office:value-type="float" office:value="0.254274" calcext:value-type="float">
            <text:p>0.254274</text:p>
          </table:table-cell>
          <table:table-cell office:value-type="float" office:value="1.14138" calcext:value-type="float">
            <text:p>1.14138</text:p>
          </table:table-cell>
          <table:table-cell office:value-type="float" office:value="0.196468" calcext:value-type="float">
            <text:p>0.196468</text:p>
          </table:table-cell>
          <table:table-cell office:value-type="float" office:value="0.18789" calcext:value-type="float">
            <text:p>0.18789</text:p>
          </table:table-cell>
          <table:table-cell office:value-type="float" office:value="0.40928" calcext:value-type="float">
            <text:p>0.40928</text:p>
          </table:table-cell>
          <table:table-cell office:value-type="float" office:value="0.253428" calcext:value-type="float">
            <text:p>0.253428</text:p>
          </table:table-cell>
          <table:table-cell office:value-type="float" office:value="1.95164" calcext:value-type="float">
            <text:p>1.95164</text:p>
          </table:table-cell>
          <table:table-cell office:value-type="float" office:value="1.77731" calcext:value-type="float">
            <text:p>1.77731</text:p>
          </table:table-cell>
          <table:table-cell office:value-type="float" office:value="1.67602" calcext:value-type="float">
            <text:p>1.67602</text:p>
          </table:table-cell>
          <table:table-cell office:value-type="float" office:value="1.51584" calcext:value-type="float">
            <text:p>1.51584</text:p>
          </table:table-cell>
          <table:table-cell office:value-type="float" office:value="1.40895" calcext:value-type="float">
            <text:p>1.40895</text:p>
          </table:table-cell>
          <table:table-cell office:value-type="float" office:value="1.30074" calcext:value-type="float">
            <text:p>1.30074</text:p>
          </table:table-cell>
          <table:table-cell office:value-type="float" office:value="1.19014" calcext:value-type="float">
            <text:p>1.19014</text:p>
          </table:table-cell>
          <table:table-cell office:value-type="float" office:value="0.149021" calcext:value-type="float">
            <text:p>0.149021</text:p>
          </table:table-cell>
          <table:table-cell office:value-type="float" office:value="0.292388" calcext:value-type="float">
            <text:p>0.292388</text:p>
          </table:table-cell>
          <table:table-cell office:value-type="float" office:value="0.152477" calcext:value-type="float">
            <text:p>0.152477</text:p>
          </table:table-cell>
          <table:table-cell office:value-type="float" office:value="0.232981" calcext:value-type="float">
            <text:p>0.232981</text:p>
          </table:table-cell>
          <table:table-cell office:value-type="float" office:value="0.377041" calcext:value-type="float">
            <text:p>0.377041</text:p>
          </table:table-cell>
          <table:table-cell office:value-type="float" office:value="0.560174" calcext:value-type="float">
            <text:p>0.560174</text:p>
          </table:table-cell>
          <table:table-cell office:value-type="float" office:value="1.49056" calcext:value-type="float">
            <text:p>1.49056</text:p>
          </table:table-cell>
          <table:table-cell office:value-type="float" office:value="1.49441" calcext:value-type="float">
            <text:p>1.49441</text:p>
          </table:table-cell>
          <table:table-cell office:value-type="float" office:value="1.37576" calcext:value-type="float">
            <text:p>1.37576</text:p>
          </table:table-cell>
          <table:table-cell office:value-type="float" office:value="1.65284" calcext:value-type="float">
            <text:p>1.65284</text:p>
          </table:table-cell>
          <table:table-cell office:value-type="float" office:value="0.157901" calcext:value-type="float">
            <text:p>0.157901</text:p>
          </table:table-cell>
          <table:table-cell table:number-columns-repeated="36"/>
          <table:table-cell table:formula="of:=MIN([.A142:.BL142])" office:value-type="float" office:value="0.14826" calcext:value-type="float">
            <text:p>0.14826</text:p>
          </table:table-cell>
          <table:table-cell table:formula="of:=MAX([.A142:.BL142])" office:value-type="float" office:value="1.95164" calcext:value-type="float">
            <text:p>1.95164</text:p>
          </table:table-cell>
          <table:table-cell table:number-columns-repeated="7"/>
        </table:table-row>
        <table:table-row table:style-name="ro2">
          <table:table-cell office:value-type="float" office:value="0.292774" calcext:value-type="float">
            <text:p>0.292774</text:p>
          </table:table-cell>
          <table:table-cell office:value-type="float" office:value="0.291159" calcext:value-type="float">
            <text:p>0.291159</text:p>
          </table:table-cell>
          <table:table-cell office:value-type="float" office:value="0.213338" calcext:value-type="float">
            <text:p>0.213338</text:p>
          </table:table-cell>
          <table:table-cell office:value-type="float" office:value="0.216552" calcext:value-type="float">
            <text:p>0.216552</text:p>
          </table:table-cell>
          <table:table-cell office:value-type="float" office:value="0.218065" calcext:value-type="float">
            <text:p>0.218065</text:p>
          </table:table-cell>
          <table:table-cell office:value-type="float" office:value="1.06872" calcext:value-type="float">
            <text:p>1.06872</text:p>
          </table:table-cell>
          <table:table-cell office:value-type="float" office:value="0.263699" calcext:value-type="float">
            <text:p>0.263699</text:p>
          </table:table-cell>
          <table:table-cell office:value-type="float" office:value="0.243835" calcext:value-type="float">
            <text:p>0.243835</text:p>
          </table:table-cell>
          <table:table-cell office:value-type="float" office:value="0.658099" calcext:value-type="float">
            <text:p>0.658099</text:p>
          </table:table-cell>
          <table:table-cell office:value-type="float" office:value="0.914498" calcext:value-type="float">
            <text:p>0.914498</text:p>
          </table:table-cell>
          <table:table-cell office:value-type="float" office:value="1.1371" calcext:value-type="float">
            <text:p>1.1371</text:p>
          </table:table-cell>
          <table:table-cell office:value-type="float" office:value="0.48003" calcext:value-type="float">
            <text:p>0.48003</text:p>
          </table:table-cell>
          <table:table-cell office:value-type="float" office:value="1.18848" calcext:value-type="float">
            <text:p>1.18848</text:p>
          </table:table-cell>
          <table:table-cell office:value-type="float" office:value="2.02839" calcext:value-type="float">
            <text:p>2.02839</text:p>
          </table:table-cell>
          <table:table-cell office:value-type="float" office:value="1.01563" calcext:value-type="float">
            <text:p>1.01563</text:p>
          </table:table-cell>
          <table:table-cell office:value-type="float" office:value="1.45257" calcext:value-type="float">
            <text:p>1.45257</text:p>
          </table:table-cell>
          <table:table-cell office:value-type="float" office:value="2.03598" calcext:value-type="float">
            <text:p>2.03598</text:p>
          </table:table-cell>
          <table:table-cell office:value-type="float" office:value="2.038" calcext:value-type="float">
            <text:p>2.038</text:p>
          </table:table-cell>
          <table:table-cell office:value-type="float" office:value="0.808742" calcext:value-type="float">
            <text:p>0.808742</text:p>
          </table:table-cell>
          <table:table-cell office:value-type="float" office:value="0.645702" calcext:value-type="float">
            <text:p>0.645702</text:p>
          </table:table-cell>
          <table:table-cell office:value-type="float" office:value="1.8633" calcext:value-type="float">
            <text:p>1.8633</text:p>
          </table:table-cell>
          <table:table-cell office:value-type="float" office:value="0.48171" calcext:value-type="float">
            <text:p>0.48171</text:p>
          </table:table-cell>
          <table:table-cell office:value-type="float" office:value="0.147861" calcext:value-type="float">
            <text:p>0.147861</text:p>
          </table:table-cell>
          <table:table-cell office:value-type="float" office:value="1.78847" calcext:value-type="float">
            <text:p>1.78847</text:p>
          </table:table-cell>
          <table:table-cell office:value-type="float" office:value="2.08033" calcext:value-type="float">
            <text:p>2.08033</text:p>
          </table:table-cell>
          <table:table-cell office:value-type="float" office:value="0.666107" calcext:value-type="float">
            <text:p>0.666107</text:p>
          </table:table-cell>
          <table:table-cell office:value-type="float" office:value="0.227804" calcext:value-type="float">
            <text:p>0.227804</text:p>
          </table:table-cell>
          <table:table-cell office:value-type="float" office:value="2.19884" calcext:value-type="float">
            <text:p>2.19884</text:p>
          </table:table-cell>
          <table:table-cell office:value-type="float" office:value="0.507841" calcext:value-type="float">
            <text:p>0.507841</text:p>
          </table:table-cell>
          <table:table-cell office:value-type="float" office:value="1.18925" calcext:value-type="float">
            <text:p>1.18925</text:p>
          </table:table-cell>
          <table:table-cell office:value-type="float" office:value="0.713938" calcext:value-type="float">
            <text:p>0.713938</text:p>
          </table:table-cell>
          <table:table-cell office:value-type="float" office:value="0.143264" calcext:value-type="float">
            <text:p>0.143264</text:p>
          </table:table-cell>
          <table:table-cell table:number-columns-repeated="36"/>
          <table:table-cell table:formula="of:=MIN([.A143:.BL143])" office:value-type="float" office:value="0.143264" calcext:value-type="float">
            <text:p>0.143264</text:p>
          </table:table-cell>
          <table:table-cell table:formula="of:=MAX([.A143:.BL143])" office:value-type="float" office:value="2.19884" calcext:value-type="float">
            <text:p>2.19884</text:p>
          </table:table-cell>
          <table:table-cell table:number-columns-repeated="7"/>
        </table:table-row>
        <table:table-row table:style-name="ro2">
          <table:table-cell office:value-type="float" office:value="0.206232" calcext:value-type="float">
            <text:p>0.206232</text:p>
          </table:table-cell>
          <table:table-cell office:value-type="float" office:value="0.345233" calcext:value-type="float">
            <text:p>0.345233</text:p>
          </table:table-cell>
          <table:table-cell office:value-type="float" office:value="0.155867" calcext:value-type="float">
            <text:p>0.155867</text:p>
          </table:table-cell>
          <table:table-cell office:value-type="float" office:value="0.259239" calcext:value-type="float">
            <text:p>0.259239</text:p>
          </table:table-cell>
          <table:table-cell office:value-type="float" office:value="0.158397" calcext:value-type="float">
            <text:p>0.158397</text:p>
          </table:table-cell>
          <table:table-cell office:value-type="float" office:value="0.765576" calcext:value-type="float">
            <text:p>0.765576</text:p>
          </table:table-cell>
          <table:table-cell office:value-type="float" office:value="0.165468" calcext:value-type="float">
            <text:p>0.165468</text:p>
          </table:table-cell>
          <table:table-cell office:value-type="float" office:value="0.546659" calcext:value-type="float">
            <text:p>0.546659</text:p>
          </table:table-cell>
          <table:table-cell office:value-type="float" office:value="0.215687" calcext:value-type="float">
            <text:p>0.215687</text:p>
          </table:table-cell>
          <table:table-cell office:value-type="float" office:value="0.179369" calcext:value-type="float">
            <text:p>0.179369</text:p>
          </table:table-cell>
          <table:table-cell office:value-type="float" office:value="0.255329" calcext:value-type="float">
            <text:p>0.255329</text:p>
          </table:table-cell>
          <table:table-cell office:value-type="float" office:value="0.174627" calcext:value-type="float">
            <text:p>0.174627</text:p>
          </table:table-cell>
          <table:table-cell office:value-type="float" office:value="0.995658" calcext:value-type="float">
            <text:p>0.995658</text:p>
          </table:table-cell>
          <table:table-cell office:value-type="float" office:value="0.973798" calcext:value-type="float">
            <text:p>0.973798</text:p>
          </table:table-cell>
          <table:table-cell office:value-type="float" office:value="1.17114" calcext:value-type="float">
            <text:p>1.17114</text:p>
          </table:table-cell>
          <table:table-cell office:value-type="float" office:value="0.902936" calcext:value-type="float">
            <text:p>0.902936</text:p>
          </table:table-cell>
          <table:table-cell office:value-type="float" office:value="0.174987" calcext:value-type="float">
            <text:p>0.174987</text:p>
          </table:table-cell>
          <table:table-cell office:value-type="float" office:value="1.96476" calcext:value-type="float">
            <text:p>1.96476</text:p>
          </table:table-cell>
          <table:table-cell office:value-type="float" office:value="0.533089" calcext:value-type="float">
            <text:p>0.533089</text:p>
          </table:table-cell>
          <table:table-cell office:value-type="float" office:value="0.68537" calcext:value-type="float">
            <text:p>0.68537</text:p>
          </table:table-cell>
          <table:table-cell office:value-type="float" office:value="1.77519" calcext:value-type="float">
            <text:p>1.77519</text:p>
          </table:table-cell>
          <table:table-cell office:value-type="float" office:value="2.07694" calcext:value-type="float">
            <text:p>2.07694</text:p>
          </table:table-cell>
          <table:table-cell office:value-type="float" office:value="1.40663" calcext:value-type="float">
            <text:p>1.40663</text:p>
          </table:table-cell>
          <table:table-cell office:value-type="float" office:value="2.17017" calcext:value-type="float">
            <text:p>2.17017</text:p>
          </table:table-cell>
          <table:table-cell office:value-type="float" office:value="1.23073" calcext:value-type="float">
            <text:p>1.23073</text:p>
          </table:table-cell>
          <table:table-cell office:value-type="float" office:value="0.517286" calcext:value-type="float">
            <text:p>0.517286</text:p>
          </table:table-cell>
          <table:table-cell office:value-type="float" office:value="1.42407" calcext:value-type="float">
            <text:p>1.42407</text:p>
          </table:table-cell>
          <table:table-cell office:value-type="float" office:value="2.41814" calcext:value-type="float">
            <text:p>2.41814</text:p>
          </table:table-cell>
          <table:table-cell office:value-type="float" office:value="0.266599" calcext:value-type="float">
            <text:p>0.266599</text:p>
          </table:table-cell>
          <table:table-cell office:value-type="float" office:value="0.796586" calcext:value-type="float">
            <text:p>0.796586</text:p>
          </table:table-cell>
          <table:table-cell office:value-type="float" office:value="0.369761" calcext:value-type="float">
            <text:p>0.369761</text:p>
          </table:table-cell>
          <table:table-cell office:value-type="float" office:value="2.17284" calcext:value-type="float">
            <text:p>2.17284</text:p>
          </table:table-cell>
          <table:table-cell table:number-columns-repeated="36"/>
          <table:table-cell table:formula="of:=MIN([.A144:.BL144])" office:value-type="float" office:value="0.155867" calcext:value-type="float">
            <text:p>0.155867</text:p>
          </table:table-cell>
          <table:table-cell table:formula="of:=MAX([.A144:.BL144])" office:value-type="float" office:value="2.41814" calcext:value-type="float">
            <text:p>2.41814</text:p>
          </table:table-cell>
          <table:table-cell table:number-columns-repeated="7"/>
        </table:table-row>
        <table:table-row table:style-name="ro2">
          <table:table-cell office:value-type="float" office:value="0.295851" calcext:value-type="float">
            <text:p>0.295851</text:p>
          </table:table-cell>
          <table:table-cell office:value-type="float" office:value="0.219755" calcext:value-type="float">
            <text:p>0.219755</text:p>
          </table:table-cell>
          <table:table-cell office:value-type="float" office:value="0.219224" calcext:value-type="float">
            <text:p>0.219224</text:p>
          </table:table-cell>
          <table:table-cell office:value-type="float" office:value="0.217449" calcext:value-type="float">
            <text:p>0.217449</text:p>
          </table:table-cell>
          <table:table-cell office:value-type="float" office:value="0.216965" calcext:value-type="float">
            <text:p>0.216965</text:p>
          </table:table-cell>
          <table:table-cell office:value-type="float" office:value="0.217395" calcext:value-type="float">
            <text:p>0.217395</text:p>
          </table:table-cell>
          <table:table-cell office:value-type="float" office:value="0.489027" calcext:value-type="float">
            <text:p>0.489027</text:p>
          </table:table-cell>
          <table:table-cell office:value-type="float" office:value="0.277022" calcext:value-type="float">
            <text:p>0.277022</text:p>
          </table:table-cell>
          <table:table-cell office:value-type="float" office:value="0.420319" calcext:value-type="float">
            <text:p>0.420319</text:p>
          </table:table-cell>
          <table:table-cell office:value-type="float" office:value="0.856373" calcext:value-type="float">
            <text:p>0.856373</text:p>
          </table:table-cell>
          <table:table-cell office:value-type="float" office:value="1.59772" calcext:value-type="float">
            <text:p>1.59772</text:p>
          </table:table-cell>
          <table:table-cell office:value-type="float" office:value="1.08512" calcext:value-type="float">
            <text:p>1.08512</text:p>
          </table:table-cell>
          <table:table-cell office:value-type="float" office:value="0.648481" calcext:value-type="float">
            <text:p>0.648481</text:p>
          </table:table-cell>
          <table:table-cell office:value-type="float" office:value="1.30542" calcext:value-type="float">
            <text:p>1.30542</text:p>
          </table:table-cell>
          <table:table-cell office:value-type="float" office:value="1.74995" calcext:value-type="float">
            <text:p>1.74995</text:p>
          </table:table-cell>
          <table:table-cell office:value-type="float" office:value="1.45597" calcext:value-type="float">
            <text:p>1.45597</text:p>
          </table:table-cell>
          <table:table-cell office:value-type="float" office:value="1.75136" calcext:value-type="float">
            <text:p>1.75136</text:p>
          </table:table-cell>
          <table:table-cell office:value-type="float" office:value="1.34042" calcext:value-type="float">
            <text:p>1.34042</text:p>
          </table:table-cell>
          <table:table-cell office:value-type="float" office:value="1.12147" calcext:value-type="float">
            <text:p>1.12147</text:p>
          </table:table-cell>
          <table:table-cell office:value-type="float" office:value="0.465719" calcext:value-type="float">
            <text:p>0.465719</text:p>
          </table:table-cell>
          <table:table-cell office:value-type="float" office:value="0.496424" calcext:value-type="float">
            <text:p>0.496424</text:p>
          </table:table-cell>
          <table:table-cell office:value-type="float" office:value="0.553596" calcext:value-type="float">
            <text:p>0.553596</text:p>
          </table:table-cell>
          <table:table-cell office:value-type="float" office:value="0.772181" calcext:value-type="float">
            <text:p>0.772181</text:p>
          </table:table-cell>
          <table:table-cell office:value-type="float" office:value="0.501519" calcext:value-type="float">
            <text:p>0.501519</text:p>
          </table:table-cell>
          <table:table-cell office:value-type="float" office:value="0.900414" calcext:value-type="float">
            <text:p>0.900414</text:p>
          </table:table-cell>
          <table:table-cell office:value-type="float" office:value="0.414865" calcext:value-type="float">
            <text:p>0.414865</text:p>
          </table:table-cell>
          <table:table-cell office:value-type="float" office:value="0.284129" calcext:value-type="float">
            <text:p>0.284129</text:p>
          </table:table-cell>
          <table:table-cell office:value-type="float" office:value="0.243045" calcext:value-type="float">
            <text:p>0.243045</text:p>
          </table:table-cell>
          <table:table-cell office:value-type="float" office:value="0.145523" calcext:value-type="float">
            <text:p>0.145523</text:p>
          </table:table-cell>
          <table:table-cell office:value-type="float" office:value="0.681353" calcext:value-type="float">
            <text:p>0.681353</text:p>
          </table:table-cell>
          <table:table-cell office:value-type="float" office:value="0.159695" calcext:value-type="float">
            <text:p>0.159695</text:p>
          </table:table-cell>
          <table:table-cell office:value-type="float" office:value="0.68232" calcext:value-type="float">
            <text:p>0.68232</text:p>
          </table:table-cell>
          <table:table-cell table:number-columns-repeated="36"/>
          <table:table-cell table:formula="of:=MIN([.A145:.BL145])" office:value-type="float" office:value="0.145523" calcext:value-type="float">
            <text:p>0.145523</text:p>
          </table:table-cell>
          <table:table-cell table:formula="of:=MAX([.A145:.BL145])" office:value-type="float" office:value="1.75136" calcext:value-type="float">
            <text:p>1.75136</text:p>
          </table:table-cell>
          <table:table-cell table:number-columns-repeated="7"/>
        </table:table-row>
        <table:table-row table:style-name="ro2">
          <table:table-cell office:value-type="float" office:value="0.292891" calcext:value-type="float">
            <text:p>0.292891</text:p>
          </table:table-cell>
          <table:table-cell office:value-type="float" office:value="0.294339" calcext:value-type="float">
            <text:p>0.294339</text:p>
          </table:table-cell>
          <table:table-cell office:value-type="float" office:value="0.29086" calcext:value-type="float">
            <text:p>0.29086</text:p>
          </table:table-cell>
          <table:table-cell office:value-type="float" office:value="0.21984" calcext:value-type="float">
            <text:p>0.21984</text:p>
          </table:table-cell>
          <table:table-cell office:value-type="float" office:value="0.218527" calcext:value-type="float">
            <text:p>0.218527</text:p>
          </table:table-cell>
          <table:table-cell office:value-type="float" office:value="0.438357" calcext:value-type="float">
            <text:p>0.438357</text:p>
          </table:table-cell>
          <table:table-cell office:value-type="float" office:value="0.949055" calcext:value-type="float">
            <text:p>0.949055</text:p>
          </table:table-cell>
          <table:table-cell office:value-type="float" office:value="0.952714" calcext:value-type="float">
            <text:p>0.952714</text:p>
          </table:table-cell>
          <table:table-cell office:value-type="float" office:value="0.366229" calcext:value-type="float">
            <text:p>0.366229</text:p>
          </table:table-cell>
          <table:table-cell office:value-type="float" office:value="1.24269" calcext:value-type="float">
            <text:p>1.24269</text:p>
          </table:table-cell>
          <table:table-cell office:value-type="float" office:value="0.951927" calcext:value-type="float">
            <text:p>0.951927</text:p>
          </table:table-cell>
          <table:table-cell office:value-type="float" office:value="1.5368" calcext:value-type="float">
            <text:p>1.5368</text:p>
          </table:table-cell>
          <table:table-cell office:value-type="float" office:value="0.959768" calcext:value-type="float">
            <text:p>0.959768</text:p>
          </table:table-cell>
          <table:table-cell office:value-type="float" office:value="0.740291" calcext:value-type="float">
            <text:p>0.740291</text:p>
          </table:table-cell>
          <table:table-cell office:value-type="float" office:value="0.157435" calcext:value-type="float">
            <text:p>0.157435</text:p>
          </table:table-cell>
          <table:table-cell office:value-type="float" office:value="0.148398" calcext:value-type="float">
            <text:p>0.148398</text:p>
          </table:table-cell>
          <table:table-cell office:value-type="float" office:value="1.56072" calcext:value-type="float">
            <text:p>1.56072</text:p>
          </table:table-cell>
          <table:table-cell office:value-type="float" office:value="1.56638" calcext:value-type="float">
            <text:p>1.56638</text:p>
          </table:table-cell>
          <table:table-cell office:value-type="float" office:value="1.85887" calcext:value-type="float">
            <text:p>1.85887</text:p>
          </table:table-cell>
          <table:table-cell office:value-type="float" office:value="0.166483" calcext:value-type="float">
            <text:p>0.166483</text:p>
          </table:table-cell>
          <table:table-cell office:value-type="float" office:value="0.162462" calcext:value-type="float">
            <text:p>0.162462</text:p>
          </table:table-cell>
          <table:table-cell office:value-type="float" office:value="0.15444" calcext:value-type="float">
            <text:p>0.15444</text:p>
          </table:table-cell>
          <table:table-cell office:value-type="float" office:value="1.95593" calcext:value-type="float">
            <text:p>1.95593</text:p>
          </table:table-cell>
          <table:table-cell office:value-type="float" office:value="0.993009" calcext:value-type="float">
            <text:p>0.993009</text:p>
          </table:table-cell>
          <table:table-cell office:value-type="float" office:value="0.847908" calcext:value-type="float">
            <text:p>0.847908</text:p>
          </table:table-cell>
          <table:table-cell office:value-type="float" office:value="0.715369" calcext:value-type="float">
            <text:p>0.715369</text:p>
          </table:table-cell>
          <table:table-cell office:value-type="float" office:value="0.575283" calcext:value-type="float">
            <text:p>0.575283</text:p>
          </table:table-cell>
          <table:table-cell office:value-type="float" office:value="0.427242" calcext:value-type="float">
            <text:p>0.427242</text:p>
          </table:table-cell>
          <table:table-cell office:value-type="float" office:value="0.077091" calcext:value-type="float">
            <text:p>0.077091</text:p>
          </table:table-cell>
          <table:table-cell office:value-type="float" office:value="0.312968" calcext:value-type="float">
            <text:p>0.312968</text:p>
          </table:table-cell>
          <table:table-cell office:value-type="float" office:value="1.34076" calcext:value-type="float">
            <text:p>1.34076</text:p>
          </table:table-cell>
          <table:table-cell office:value-type="float" office:value="0.411346" calcext:value-type="float">
            <text:p>0.411346</text:p>
          </table:table-cell>
          <table:table-cell table:number-columns-repeated="36"/>
          <table:table-cell table:formula="of:=MIN([.A146:.BL146])" office:value-type="float" office:value="0.077091" calcext:value-type="float">
            <text:p>0.077091</text:p>
          </table:table-cell>
          <table:table-cell table:formula="of:=MAX([.A146:.BL146])" office:value-type="float" office:value="1.95593" calcext:value-type="float">
            <text:p>1.95593</text:p>
          </table:table-cell>
          <table:table-cell table:number-columns-repeated="7"/>
        </table:table-row>
        <table:table-row table:style-name="ro2">
          <table:table-cell office:value-type="float" office:value="0.209006" calcext:value-type="float">
            <text:p>0.209006</text:p>
          </table:table-cell>
          <table:table-cell office:value-type="float" office:value="0.243069" calcext:value-type="float">
            <text:p>0.243069</text:p>
          </table:table-cell>
          <table:table-cell office:value-type="float" office:value="0.157837" calcext:value-type="float">
            <text:p>0.157837</text:p>
          </table:table-cell>
          <table:table-cell office:value-type="float" office:value="0.492399" calcext:value-type="float">
            <text:p>0.492399</text:p>
          </table:table-cell>
          <table:table-cell office:value-type="float" office:value="0.154628" calcext:value-type="float">
            <text:p>0.154628</text:p>
          </table:table-cell>
          <table:table-cell office:value-type="float" office:value="0.155736" calcext:value-type="float">
            <text:p>0.155736</text:p>
          </table:table-cell>
          <table:table-cell office:value-type="float" office:value="0.657033" calcext:value-type="float">
            <text:p>0.657033</text:p>
          </table:table-cell>
          <table:table-cell office:value-type="float" office:value="0.252305" calcext:value-type="float">
            <text:p>0.252305</text:p>
          </table:table-cell>
          <table:table-cell office:value-type="float" office:value="0.216298" calcext:value-type="float">
            <text:p>0.216298</text:p>
          </table:table-cell>
          <table:table-cell office:value-type="float" office:value="0.327285" calcext:value-type="float">
            <text:p>0.327285</text:p>
          </table:table-cell>
          <table:table-cell office:value-type="float" office:value="1.23335" calcext:value-type="float">
            <text:p>1.23335</text:p>
          </table:table-cell>
          <table:table-cell office:value-type="float" office:value="0.40712" calcext:value-type="float">
            <text:p>0.40712</text:p>
          </table:table-cell>
          <table:table-cell office:value-type="float" office:value="1.11131" calcext:value-type="float">
            <text:p>1.11131</text:p>
          </table:table-cell>
          <table:table-cell office:value-type="float" office:value="1.1948" calcext:value-type="float">
            <text:p>1.1948</text:p>
          </table:table-cell>
          <table:table-cell office:value-type="float" office:value="0.917487" calcext:value-type="float">
            <text:p>0.917487</text:p>
          </table:table-cell>
          <table:table-cell office:value-type="float" office:value="0.787142" calcext:value-type="float">
            <text:p>0.787142</text:p>
          </table:table-cell>
          <table:table-cell office:value-type="float" office:value="0.688384" calcext:value-type="float">
            <text:p>0.688384</text:p>
          </table:table-cell>
          <table:table-cell office:value-type="float" office:value="1.09138" calcext:value-type="float">
            <text:p>1.09138</text:p>
          </table:table-cell>
          <table:table-cell office:value-type="float" office:value="0.596812" calcext:value-type="float">
            <text:p>0.596812</text:p>
          </table:table-cell>
          <table:table-cell office:value-type="float" office:value="0.469066" calcext:value-type="float">
            <text:p>0.469066</text:p>
          </table:table-cell>
          <table:table-cell office:value-type="float" office:value="1.40345" calcext:value-type="float">
            <text:p>1.40345</text:p>
          </table:table-cell>
          <table:table-cell office:value-type="float" office:value="1.24897" calcext:value-type="float">
            <text:p>1.24897</text:p>
          </table:table-cell>
          <table:table-cell office:value-type="float" office:value="0.0971379" calcext:value-type="float">
            <text:p>0.0971379</text:p>
          </table:table-cell>
          <table:table-cell office:value-type="float" office:value="0.0963471" calcext:value-type="float">
            <text:p>0.0963471</text:p>
          </table:table-cell>
          <table:table-cell office:value-type="float" office:value="0.261684" calcext:value-type="float">
            <text:p>0.261684</text:p>
          </table:table-cell>
          <table:table-cell office:value-type="float" office:value="1.43057" calcext:value-type="float">
            <text:p>1.43057</text:p>
          </table:table-cell>
          <table:table-cell office:value-type="float" office:value="1.03259" calcext:value-type="float">
            <text:p>1.03259</text:p>
          </table:table-cell>
          <table:table-cell office:value-type="float" office:value="1.17075" calcext:value-type="float">
            <text:p>1.17075</text:p>
          </table:table-cell>
          <table:table-cell office:value-type="float" office:value="0.871568" calcext:value-type="float">
            <text:p>0.871568</text:p>
          </table:table-cell>
          <table:table-cell office:value-type="float" office:value="1.23184" calcext:value-type="float">
            <text:p>1.23184</text:p>
          </table:table-cell>
          <table:table-cell office:value-type="float" office:value="0.200064" calcext:value-type="float">
            <text:p>0.200064</text:p>
          </table:table-cell>
          <table:table-cell office:value-type="float" office:value="0.173617" calcext:value-type="float">
            <text:p>0.173617</text:p>
          </table:table-cell>
          <table:table-cell table:number-columns-repeated="36"/>
          <table:table-cell table:formula="of:=MIN([.A147:.BL147])" office:value-type="float" office:value="0.0963471" calcext:value-type="float">
            <text:p>0.0963471</text:p>
          </table:table-cell>
          <table:table-cell table:formula="of:=MAX([.A147:.BL147])" office:value-type="float" office:value="1.43057" calcext:value-type="float">
            <text:p>1.43057</text:p>
          </table:table-cell>
          <table:table-cell table:number-columns-repeated="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7"/>
          <table:table-cell table:formula="of:=MIN([.A148:.BL148])" office:value-type="float" office:value="48" calcext:value-type="float">
            <text:p>48</text:p>
          </table:table-cell>
          <table:table-cell table:formula="of:=MAX([.A148:.BL148])" office:value-type="float" office:value="48" calcext:value-type="float">
            <text:p>48</text:p>
          </table:table-cell>
          <table:table-cell table:number-columns-repeated="7"/>
        </table:table-row>
        <table:table-row table:style-name="ro2">
          <table:table-cell office:value-type="float" office:value="0.142922" calcext:value-type="float">
            <text:p>0.142922</text:p>
          </table:table-cell>
          <table:table-cell office:value-type="float" office:value="0.219581" calcext:value-type="float">
            <text:p>0.219581</text:p>
          </table:table-cell>
          <table:table-cell office:value-type="float" office:value="0.245741" calcext:value-type="float">
            <text:p>0.245741</text:p>
          </table:table-cell>
          <table:table-cell office:value-type="float" office:value="0.140823" calcext:value-type="float">
            <text:p>0.140823</text:p>
          </table:table-cell>
          <table:table-cell office:value-type="float" office:value="0.140249" calcext:value-type="float">
            <text:p>0.140249</text:p>
          </table:table-cell>
          <table:table-cell office:value-type="float" office:value="0.249756" calcext:value-type="float">
            <text:p>0.249756</text:p>
          </table:table-cell>
          <table:table-cell office:value-type="float" office:value="0.14373" calcext:value-type="float">
            <text:p>0.14373</text:p>
          </table:table-cell>
          <table:table-cell office:value-type="float" office:value="0.643226" calcext:value-type="float">
            <text:p>0.643226</text:p>
          </table:table-cell>
          <table:table-cell office:value-type="float" office:value="0.32583" calcext:value-type="float">
            <text:p>0.32583</text:p>
          </table:table-cell>
          <table:table-cell office:value-type="float" office:value="0.10404" calcext:value-type="float">
            <text:p>0.10404</text:p>
          </table:table-cell>
          <table:table-cell office:value-type="float" office:value="0.10867" calcext:value-type="float">
            <text:p>0.10867</text:p>
          </table:table-cell>
          <table:table-cell office:value-type="float" office:value="0.148499" calcext:value-type="float">
            <text:p>0.148499</text:p>
          </table:table-cell>
          <table:table-cell office:value-type="float" office:value="0.313597" calcext:value-type="float">
            <text:p>0.313597</text:p>
          </table:table-cell>
          <table:table-cell office:value-type="float" office:value="0.215412" calcext:value-type="float">
            <text:p>0.215412</text:p>
          </table:table-cell>
          <table:table-cell office:value-type="float" office:value="0.0708709" calcext:value-type="float">
            <text:p>0.0708709</text:p>
          </table:table-cell>
          <table:table-cell office:value-type="float" office:value="1.00946" calcext:value-type="float">
            <text:p>1.00946</text:p>
          </table:table-cell>
          <table:table-cell office:value-type="float" office:value="0.913044" calcext:value-type="float">
            <text:p>0.913044</text:p>
          </table:table-cell>
          <table:table-cell office:value-type="float" office:value="0.697493" calcext:value-type="float">
            <text:p>0.697493</text:p>
          </table:table-cell>
          <table:table-cell office:value-type="float" office:value="0.88681" calcext:value-type="float">
            <text:p>0.88681</text:p>
          </table:table-cell>
          <table:table-cell office:value-type="float" office:value="1.56891" calcext:value-type="float">
            <text:p>1.56891</text:p>
          </table:table-cell>
          <table:table-cell office:value-type="float" office:value="0.329915" calcext:value-type="float">
            <text:p>0.329915</text:p>
          </table:table-cell>
          <table:table-cell office:value-type="float" office:value="0.0745261" calcext:value-type="float">
            <text:p>0.0745261</text:p>
          </table:table-cell>
          <table:table-cell office:value-type="float" office:value="0.776502" calcext:value-type="float">
            <text:p>0.776502</text:p>
          </table:table-cell>
          <table:table-cell office:value-type="float" office:value="1.49737" calcext:value-type="float">
            <text:p>1.49737</text:p>
          </table:table-cell>
          <table:table-cell office:value-type="float" office:value="1.36013" calcext:value-type="float">
            <text:p>1.36013</text:p>
          </table:table-cell>
          <table:table-cell office:value-type="float" office:value="1.24481" calcext:value-type="float">
            <text:p>1.24481</text:p>
          </table:table-cell>
          <table:table-cell office:value-type="float" office:value="1.13978" calcext:value-type="float">
            <text:p>1.13978</text:p>
          </table:table-cell>
          <table:table-cell office:value-type="float" office:value="1.01994" calcext:value-type="float">
            <text:p>1.01994</text:p>
          </table:table-cell>
          <table:table-cell office:value-type="float" office:value="0.205015" calcext:value-type="float">
            <text:p>0.205015</text:p>
          </table:table-cell>
          <table:table-cell office:value-type="float" office:value="0.599147" calcext:value-type="float">
            <text:p>0.599147</text:p>
          </table:table-cell>
          <table:table-cell office:value-type="float" office:value="0.613257" calcext:value-type="float">
            <text:p>0.613257</text:p>
          </table:table-cell>
          <table:table-cell office:value-type="float" office:value="0.550005" calcext:value-type="float">
            <text:p>0.550005</text:p>
          </table:table-cell>
          <table:table-cell office:value-type="float" office:value="0.533451" calcext:value-type="float">
            <text:p>0.533451</text:p>
          </table:table-cell>
          <table:table-cell office:value-type="float" office:value="0.783688" calcext:value-type="float">
            <text:p>0.783688</text:p>
          </table:table-cell>
          <table:table-cell office:value-type="float" office:value="0.165855" calcext:value-type="float">
            <text:p>0.165855</text:p>
          </table:table-cell>
          <table:table-cell office:value-type="float" office:value="0.707963" calcext:value-type="float">
            <text:p>0.707963</text:p>
          </table:table-cell>
          <table:table-cell office:value-type="float" office:value="1.76954" calcext:value-type="float">
            <text:p>1.76954</text:p>
          </table:table-cell>
          <table:table-cell office:value-type="float" office:value="1.8607" calcext:value-type="float">
            <text:p>1.8607</text:p>
          </table:table-cell>
          <table:table-cell office:value-type="float" office:value="1.87932" calcext:value-type="float">
            <text:p>1.87932</text:p>
          </table:table-cell>
          <table:table-cell office:value-type="float" office:value="1.24936" calcext:value-type="float">
            <text:p>1.24936</text:p>
          </table:table-cell>
          <table:table-cell office:value-type="float" office:value="0.875721" calcext:value-type="float">
            <text:p>0.875721</text:p>
          </table:table-cell>
          <table:table-cell office:value-type="float" office:value="1.80659" calcext:value-type="float">
            <text:p>1.80659</text:p>
          </table:table-cell>
          <table:table-cell office:value-type="float" office:value="1.53327" calcext:value-type="float">
            <text:p>1.53327</text:p>
          </table:table-cell>
          <table:table-cell office:value-type="float" office:value="0.593969" calcext:value-type="float">
            <text:p>0.593969</text:p>
          </table:table-cell>
          <table:table-cell office:value-type="float" office:value="1.19201" calcext:value-type="float">
            <text:p>1.19201</text:p>
          </table:table-cell>
          <table:table-cell office:value-type="float" office:value="0.933807" calcext:value-type="float">
            <text:p>0.933807</text:p>
          </table:table-cell>
          <table:table-cell office:value-type="float" office:value="1.26281" calcext:value-type="float">
            <text:p>1.26281</text:p>
          </table:table-cell>
          <table:table-cell office:value-type="float" office:value="0.0781131" calcext:value-type="float">
            <text:p>0.0781131</text:p>
          </table:table-cell>
          <table:table-cell table:number-columns-repeated="20"/>
          <table:table-cell table:formula="of:=MIN([.A149:.BL149])" office:value-type="float" office:value="0.0708709" calcext:value-type="float">
            <text:p>0.0708709</text:p>
          </table:table-cell>
          <table:table-cell table:formula="of:=MAX([.A149:.BL149])" office:value-type="float" office:value="1.87932" calcext:value-type="float">
            <text:p>1.87932</text:p>
          </table:table-cell>
          <table:table-cell table:number-columns-repeated="7"/>
        </table:table-row>
        <table:table-row table:style-name="ro2">
          <table:table-cell office:value-type="float" office:value="0.138491" calcext:value-type="float">
            <text:p>0.138491</text:p>
          </table:table-cell>
          <table:table-cell office:value-type="float" office:value="0.137725" calcext:value-type="float">
            <text:p>0.137725</text:p>
          </table:table-cell>
          <table:table-cell office:value-type="float" office:value="0.247674" calcext:value-type="float">
            <text:p>0.247674</text:p>
          </table:table-cell>
          <table:table-cell office:value-type="float" office:value="0.182217" calcext:value-type="float">
            <text:p>0.182217</text:p>
          </table:table-cell>
          <table:table-cell office:value-type="float" office:value="0.106118" calcext:value-type="float">
            <text:p>0.106118</text:p>
          </table:table-cell>
          <table:table-cell office:value-type="float" office:value="0.649778" calcext:value-type="float">
            <text:p>0.649778</text:p>
          </table:table-cell>
          <table:table-cell office:value-type="float" office:value="0.589944" calcext:value-type="float">
            <text:p>0.589944</text:p>
          </table:table-cell>
          <table:table-cell office:value-type="float" office:value="0.356598" calcext:value-type="float">
            <text:p>0.356598</text:p>
          </table:table-cell>
          <table:table-cell office:value-type="float" office:value="0.106673" calcext:value-type="float">
            <text:p>0.106673</text:p>
          </table:table-cell>
          <table:table-cell office:value-type="float" office:value="0.165803" calcext:value-type="float">
            <text:p>0.165803</text:p>
          </table:table-cell>
          <table:table-cell office:value-type="float" office:value="0.261901" calcext:value-type="float">
            <text:p>0.261901</text:p>
          </table:table-cell>
          <table:table-cell office:value-type="float" office:value="0.106186" calcext:value-type="float">
            <text:p>0.106186</text:p>
          </table:table-cell>
          <table:table-cell office:value-type="float" office:value="0.164499" calcext:value-type="float">
            <text:p>0.164499</text:p>
          </table:table-cell>
          <table:table-cell office:value-type="float" office:value="0.194072" calcext:value-type="float">
            <text:p>0.194072</text:p>
          </table:table-cell>
          <table:table-cell office:value-type="float" office:value="0.208474" calcext:value-type="float">
            <text:p>0.208474</text:p>
          </table:table-cell>
          <table:table-cell office:value-type="float" office:value="0.204055" calcext:value-type="float">
            <text:p>0.204055</text:p>
          </table:table-cell>
          <table:table-cell office:value-type="float" office:value="0.278779" calcext:value-type="float">
            <text:p>0.278779</text:p>
          </table:table-cell>
          <table:table-cell office:value-type="float" office:value="0.303945" calcext:value-type="float">
            <text:p>0.303945</text:p>
          </table:table-cell>
          <table:table-cell office:value-type="float" office:value="0.119639" calcext:value-type="float">
            <text:p>0.119639</text:p>
          </table:table-cell>
          <table:table-cell office:value-type="float" office:value="0.119083" calcext:value-type="float">
            <text:p>0.119083</text:p>
          </table:table-cell>
          <table:table-cell office:value-type="float" office:value="1.81649" calcext:value-type="float">
            <text:p>1.81649</text:p>
          </table:table-cell>
          <table:table-cell office:value-type="float" office:value="1.82423" calcext:value-type="float">
            <text:p>1.82423</text:p>
          </table:table-cell>
          <table:table-cell office:value-type="float" office:value="1.69276" calcext:value-type="float">
            <text:p>1.69276</text:p>
          </table:table-cell>
          <table:table-cell office:value-type="float" office:value="1.56072" calcext:value-type="float">
            <text:p>1.56072</text:p>
          </table:table-cell>
          <table:table-cell office:value-type="float" office:value="1.54549" calcext:value-type="float">
            <text:p>1.54549</text:p>
          </table:table-cell>
          <table:table-cell office:value-type="float" office:value="1.69022" calcext:value-type="float">
            <text:p>1.69022</text:p>
          </table:table-cell>
          <table:table-cell office:value-type="float" office:value="1.40613" calcext:value-type="float">
            <text:p>1.40613</text:p>
          </table:table-cell>
          <table:table-cell office:value-type="float" office:value="0.200727" calcext:value-type="float">
            <text:p>0.200727</text:p>
          </table:table-cell>
          <table:table-cell office:value-type="float" office:value="1.58752" calcext:value-type="float">
            <text:p>1.58752</text:p>
          </table:table-cell>
          <table:table-cell office:value-type="float" office:value="1.40238" calcext:value-type="float">
            <text:p>1.40238</text:p>
          </table:table-cell>
          <table:table-cell office:value-type="float" office:value="1.40466" calcext:value-type="float">
            <text:p>1.40466</text:p>
          </table:table-cell>
          <table:table-cell office:value-type="float" office:value="1.17107" calcext:value-type="float">
            <text:p>1.17107</text:p>
          </table:table-cell>
          <table:table-cell office:value-type="float" office:value="1.38219" calcext:value-type="float">
            <text:p>1.38219</text:p>
          </table:table-cell>
          <table:table-cell office:value-type="float" office:value="1.73063" calcext:value-type="float">
            <text:p>1.73063</text:p>
          </table:table-cell>
          <table:table-cell office:value-type="float" office:value="1.14437" calcext:value-type="float">
            <text:p>1.14437</text:p>
          </table:table-cell>
          <table:table-cell office:value-type="float" office:value="1.1489" calcext:value-type="float">
            <text:p>1.1489</text:p>
          </table:table-cell>
          <table:table-cell office:value-type="float" office:value="0.554583" calcext:value-type="float">
            <text:p>0.554583</text:p>
          </table:table-cell>
          <table:table-cell office:value-type="float" office:value="0.750426" calcext:value-type="float">
            <text:p>0.750426</text:p>
          </table:table-cell>
          <table:table-cell office:value-type="float" office:value="1.41482" calcext:value-type="float">
            <text:p>1.41482</text:p>
          </table:table-cell>
          <table:table-cell office:value-type="float" office:value="0.488907" calcext:value-type="float">
            <text:p>0.488907</text:p>
          </table:table-cell>
          <table:table-cell office:value-type="float" office:value="1.91797" calcext:value-type="float">
            <text:p>1.91797</text:p>
          </table:table-cell>
          <table:table-cell office:value-type="float" office:value="0.681626" calcext:value-type="float">
            <text:p>0.681626</text:p>
          </table:table-cell>
          <table:table-cell office:value-type="float" office:value="0.081512" calcext:value-type="float">
            <text:p>0.081512</text:p>
          </table:table-cell>
          <table:table-cell office:value-type="float" office:value="0.753111" calcext:value-type="float">
            <text:p>0.753111</text:p>
          </table:table-cell>
          <table:table-cell office:value-type="float" office:value="0.0955858" calcext:value-type="float">
            <text:p>0.0955858</text:p>
          </table:table-cell>
          <table:table-cell office:value-type="float" office:value="0.264146" calcext:value-type="float">
            <text:p>0.264146</text:p>
          </table:table-cell>
          <table:table-cell office:value-type="float" office:value="0.0484729" calcext:value-type="float">
            <text:p>0.0484729</text:p>
          </table:table-cell>
          <table:table-cell office:value-type="float" office:value="0.050735" calcext:value-type="float">
            <text:p>0.050735</text:p>
          </table:table-cell>
          <table:table-cell table:number-columns-repeated="20"/>
          <table:table-cell table:formula="of:=MIN([.A150:.BL150])" office:value-type="float" office:value="0.0484729" calcext:value-type="float">
            <text:p>0.0484729</text:p>
          </table:table-cell>
          <table:table-cell table:formula="of:=MAX([.A150:.BL150])" office:value-type="float" office:value="1.91797" calcext:value-type="float">
            <text:p>1.91797</text:p>
          </table:table-cell>
          <table:table-cell table:number-columns-repeated="7"/>
        </table:table-row>
        <table:table-row table:style-name="ro2">
          <table:table-cell office:value-type="float" office:value="0.14055" calcext:value-type="float">
            <text:p>0.14055</text:p>
          </table:table-cell>
          <table:table-cell office:value-type="float" office:value="0.190671" calcext:value-type="float">
            <text:p>0.190671</text:p>
          </table:table-cell>
          <table:table-cell office:value-type="float" office:value="0.139611" calcext:value-type="float">
            <text:p>0.139611</text:p>
          </table:table-cell>
          <table:table-cell office:value-type="float" office:value="0.284356" calcext:value-type="float">
            <text:p>0.284356</text:p>
          </table:table-cell>
          <table:table-cell office:value-type="float" office:value="0.22525" calcext:value-type="float">
            <text:p>0.22525</text:p>
          </table:table-cell>
          <table:table-cell office:value-type="float" office:value="0.135831" calcext:value-type="float">
            <text:p>0.135831</text:p>
          </table:table-cell>
          <table:table-cell office:value-type="float" office:value="0.146169" calcext:value-type="float">
            <text:p>0.146169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0089" calcext:value-type="float">
            <text:p>0.140089</text:p>
          </table:table-cell>
          <table:table-cell office:value-type="float" office:value="0.150485" calcext:value-type="float">
            <text:p>0.150485</text:p>
          </table:table-cell>
          <table:table-cell office:value-type="float" office:value="0.22343" calcext:value-type="float">
            <text:p>0.22343</text:p>
          </table:table-cell>
          <table:table-cell office:value-type="float" office:value="0.687318" calcext:value-type="float">
            <text:p>0.687318</text:p>
          </table:table-cell>
          <table:table-cell office:value-type="float" office:value="0.347752" calcext:value-type="float">
            <text:p>0.347752</text:p>
          </table:table-cell>
          <table:table-cell office:value-type="float" office:value="0.761878" calcext:value-type="float">
            <text:p>0.761878</text:p>
          </table:table-cell>
          <table:table-cell office:value-type="float" office:value="0.848784" calcext:value-type="float">
            <text:p>0.848784</text:p>
          </table:table-cell>
          <table:table-cell office:value-type="float" office:value="1.19385" calcext:value-type="float">
            <text:p>1.19385</text:p>
          </table:table-cell>
          <table:table-cell office:value-type="float" office:value="0.419708" calcext:value-type="float">
            <text:p>0.419708</text:p>
          </table:table-cell>
          <table:table-cell office:value-type="float" office:value="1.27785" calcext:value-type="float">
            <text:p>1.27785</text:p>
          </table:table-cell>
          <table:table-cell office:value-type="float" office:value="0.424235" calcext:value-type="float">
            <text:p>0.424235</text:p>
          </table:table-cell>
          <table:table-cell office:value-type="float" office:value="1.08922" calcext:value-type="float">
            <text:p>1.08922</text:p>
          </table:table-cell>
          <table:table-cell office:value-type="float" office:value="0.726244" calcext:value-type="float">
            <text:p>0.726244</text:p>
          </table:table-cell>
          <table:table-cell office:value-type="float" office:value="1.19368" calcext:value-type="float">
            <text:p>1.19368</text:p>
          </table:table-cell>
          <table:table-cell office:value-type="float" office:value="0.889923" calcext:value-type="float">
            <text:p>0.889923</text:p>
          </table:table-cell>
          <table:table-cell office:value-type="float" office:value="0.762639" calcext:value-type="float">
            <text:p>0.762639</text:p>
          </table:table-cell>
          <table:table-cell office:value-type="float" office:value="0.563982" calcext:value-type="float">
            <text:p>0.563982</text:p>
          </table:table-cell>
          <table:table-cell office:value-type="float" office:value="1.06015" calcext:value-type="float">
            <text:p>1.06015</text:p>
          </table:table-cell>
          <table:table-cell office:value-type="float" office:value="0.652895" calcext:value-type="float">
            <text:p>0.652895</text:p>
          </table:table-cell>
          <table:table-cell office:value-type="float" office:value="0.969979" calcext:value-type="float">
            <text:p>0.969979</text:p>
          </table:table-cell>
          <table:table-cell office:value-type="float" office:value="0.841199" calcext:value-type="float">
            <text:p>0.841199</text:p>
          </table:table-cell>
          <table:table-cell office:value-type="float" office:value="0.620552" calcext:value-type="float">
            <text:p>0.620552</text:p>
          </table:table-cell>
          <table:table-cell office:value-type="float" office:value="0.527747" calcext:value-type="float">
            <text:p>0.527747</text:p>
          </table:table-cell>
          <table:table-cell office:value-type="float" office:value="0.180694" calcext:value-type="float">
            <text:p>0.180694</text:p>
          </table:table-cell>
          <table:table-cell office:value-type="float" office:value="0.77641" calcext:value-type="float">
            <text:p>0.77641</text:p>
          </table:table-cell>
          <table:table-cell office:value-type="float" office:value="0.650227" calcext:value-type="float">
            <text:p>0.650227</text:p>
          </table:table-cell>
          <table:table-cell office:value-type="float" office:value="0.340377" calcext:value-type="float">
            <text:p>0.340377</text:p>
          </table:table-cell>
          <table:table-cell office:value-type="float" office:value="1.76377" calcext:value-type="float">
            <text:p>1.76377</text:p>
          </table:table-cell>
          <table:table-cell office:value-type="float" office:value="0.917772" calcext:value-type="float">
            <text:p>0.917772</text:p>
          </table:table-cell>
          <table:table-cell office:value-type="float" office:value="1.01242" calcext:value-type="float">
            <text:p>1.01242</text:p>
          </table:table-cell>
          <table:table-cell office:value-type="float" office:value="0.829968" calcext:value-type="float">
            <text:p>0.829968</text:p>
          </table:table-cell>
          <table:table-cell office:value-type="float" office:value="0.136293" calcext:value-type="float">
            <text:p>0.136293</text:p>
          </table:table-cell>
          <table:table-cell office:value-type="float" office:value="0.44248" calcext:value-type="float">
            <text:p>0.44248</text:p>
          </table:table-cell>
          <table:table-cell office:value-type="float" office:value="0.138927" calcext:value-type="float">
            <text:p>0.138927</text:p>
          </table:table-cell>
          <table:table-cell office:value-type="float" office:value="2.03584" calcext:value-type="float">
            <text:p>2.03584</text:p>
          </table:table-cell>
          <table:table-cell office:value-type="float" office:value="0.30738" calcext:value-type="float">
            <text:p>0.30738</text:p>
          </table:table-cell>
          <table:table-cell office:value-type="float" office:value="0.442062" calcext:value-type="float">
            <text:p>0.442062</text:p>
          </table:table-cell>
          <table:table-cell office:value-type="float" office:value="0.345014" calcext:value-type="float">
            <text:p>0.345014</text:p>
          </table:table-cell>
          <table:table-cell office:value-type="float" office:value="0.505695" calcext:value-type="float">
            <text:p>0.505695</text:p>
          </table:table-cell>
          <table:table-cell office:value-type="float" office:value="0.062604" calcext:value-type="float">
            <text:p>0.062604</text:p>
          </table:table-cell>
          <table:table-cell table:number-columns-repeated="20"/>
          <table:table-cell table:formula="of:=MIN([.A151:.BL151])" office:value-type="float" office:value="0.062604" calcext:value-type="float">
            <text:p>0.062604</text:p>
          </table:table-cell>
          <table:table-cell table:formula="of:=MAX([.A151:.BL151])" office:value-type="float" office:value="2.03584" calcext:value-type="float">
            <text:p>2.03584</text:p>
          </table:table-cell>
          <table:table-cell table:number-columns-repeated="7"/>
        </table:table-row>
        <table:table-row table:style-name="ro2">
          <table:table-cell office:value-type="float" office:value="0.188386" calcext:value-type="float">
            <text:p>0.188386</text:p>
          </table:table-cell>
          <table:table-cell office:value-type="float" office:value="0.147989" calcext:value-type="float">
            <text:p>0.147989</text:p>
          </table:table-cell>
          <table:table-cell office:value-type="float" office:value="0.149172" calcext:value-type="float">
            <text:p>0.149172</text:p>
          </table:table-cell>
          <table:table-cell table:number-columns-repeated="2" office:value-type="float" office:value="0.147704" calcext:value-type="float">
            <text:p>0.147704</text:p>
          </table:table-cell>
          <table:table-cell office:value-type="float" office:value="0.147611" calcext:value-type="float">
            <text:p>0.147611</text:p>
          </table:table-cell>
          <table:table-cell office:value-type="float" office:value="0.147172" calcext:value-type="float">
            <text:p>0.147172</text:p>
          </table:table-cell>
          <table:table-cell office:value-type="float" office:value="0.145731" calcext:value-type="float">
            <text:p>0.145731</text:p>
          </table:table-cell>
          <table:table-cell office:value-type="float" office:value="0.149119" calcext:value-type="float">
            <text:p>0.149119</text:p>
          </table:table-cell>
          <table:table-cell office:value-type="float" office:value="0.189035" calcext:value-type="float">
            <text:p>0.189035</text:p>
          </table:table-cell>
          <table:table-cell office:value-type="float" office:value="1.3244" calcext:value-type="float">
            <text:p>1.3244</text:p>
          </table:table-cell>
          <table:table-cell office:value-type="float" office:value="0.437824" calcext:value-type="float">
            <text:p>0.437824</text:p>
          </table:table-cell>
          <table:table-cell office:value-type="float" office:value="0.437894" calcext:value-type="float">
            <text:p>0.437894</text:p>
          </table:table-cell>
          <table:table-cell office:value-type="float" office:value="1.51786" calcext:value-type="float">
            <text:p>1.51786</text:p>
          </table:table-cell>
          <table:table-cell office:value-type="float" office:value="0.735301" calcext:value-type="float">
            <text:p>0.735301</text:p>
          </table:table-cell>
          <table:table-cell office:value-type="float" office:value="0.883106" calcext:value-type="float">
            <text:p>0.883106</text:p>
          </table:table-cell>
          <table:table-cell office:value-type="float" office:value="0.587989" calcext:value-type="float">
            <text:p>0.587989</text:p>
          </table:table-cell>
          <table:table-cell office:value-type="float" office:value="0.736011" calcext:value-type="float">
            <text:p>0.736011</text:p>
          </table:table-cell>
          <table:table-cell office:value-type="float" office:value="0.883783" calcext:value-type="float">
            <text:p>0.883783</text:p>
          </table:table-cell>
          <table:table-cell office:value-type="float" office:value="0.295406" calcext:value-type="float">
            <text:p>0.295406</text:p>
          </table:table-cell>
          <table:table-cell office:value-type="float" office:value="0.884249" calcext:value-type="float">
            <text:p>0.884249</text:p>
          </table:table-cell>
          <table:table-cell office:value-type="float" office:value="1.03245" calcext:value-type="float">
            <text:p>1.03245</text:p>
          </table:table-cell>
          <table:table-cell office:value-type="float" office:value="1.32983" calcext:value-type="float">
            <text:p>1.32983</text:p>
          </table:table-cell>
          <table:table-cell office:value-type="float" office:value="1.03265" calcext:value-type="float">
            <text:p>1.03265</text:p>
          </table:table-cell>
          <table:table-cell office:value-type="float" office:value="1.52305" calcext:value-type="float">
            <text:p>1.52305</text:p>
          </table:table-cell>
          <table:table-cell office:value-type="float" office:value="0.107253" calcext:value-type="float">
            <text:p>0.107253</text:p>
          </table:table-cell>
          <table:table-cell office:value-type="float" office:value="1.18295" calcext:value-type="float">
            <text:p>1.18295</text:p>
          </table:table-cell>
          <table:table-cell office:value-type="float" office:value="1.19662" calcext:value-type="float">
            <text:p>1.19662</text:p>
          </table:table-cell>
          <table:table-cell office:value-type="float" office:value="0.247101" calcext:value-type="float">
            <text:p>0.247101</text:p>
          </table:table-cell>
          <table:table-cell office:value-type="float" office:value="0.291287" calcext:value-type="float">
            <text:p>0.291287</text:p>
          </table:table-cell>
          <table:table-cell office:value-type="float" office:value="0.217122" calcext:value-type="float">
            <text:p>0.217122</text:p>
          </table:table-cell>
          <table:table-cell office:value-type="float" office:value="0.0988109" calcext:value-type="float">
            <text:p>0.0988109</text:p>
          </table:table-cell>
          <table:table-cell office:value-type="float" office:value="0.176586" calcext:value-type="float">
            <text:p>0.176586</text:p>
          </table:table-cell>
          <table:table-cell office:value-type="float" office:value="0.145169" calcext:value-type="float">
            <text:p>0.145169</text:p>
          </table:table-cell>
          <table:table-cell office:value-type="float" office:value="0.239821" calcext:value-type="float">
            <text:p>0.239821</text:p>
          </table:table-cell>
          <table:table-cell office:value-type="float" office:value="0.297566" calcext:value-type="float">
            <text:p>0.297566</text:p>
          </table:table-cell>
          <table:table-cell office:value-type="float" office:value="0.176972" calcext:value-type="float">
            <text:p>0.176972</text:p>
          </table:table-cell>
          <table:table-cell office:value-type="float" office:value="0.0966849" calcext:value-type="float">
            <text:p>0.0966849</text:p>
          </table:table-cell>
          <table:table-cell office:value-type="float" office:value="0.694585" calcext:value-type="float">
            <text:p>0.694585</text:p>
          </table:table-cell>
          <table:table-cell office:value-type="float" office:value="1.63673" calcext:value-type="float">
            <text:p>1.63673</text:p>
          </table:table-cell>
          <table:table-cell office:value-type="float" office:value="0.170116" calcext:value-type="float">
            <text:p>0.170116</text:p>
          </table:table-cell>
          <table:table-cell office:value-type="float" office:value="0.0526791" calcext:value-type="float">
            <text:p>0.0526791</text:p>
          </table:table-cell>
          <table:table-cell office:value-type="float" office:value="1.11639" calcext:value-type="float">
            <text:p>1.11639</text:p>
          </table:table-cell>
          <table:table-cell office:value-type="float" office:value="1.87457" calcext:value-type="float">
            <text:p>1.87457</text:p>
          </table:table-cell>
          <table:table-cell office:value-type="float" office:value="0.680006" calcext:value-type="float">
            <text:p>0.680006</text:p>
          </table:table-cell>
          <table:table-cell office:value-type="float" office:value="0.933772" calcext:value-type="float">
            <text:p>0.933772</text:p>
          </table:table-cell>
          <table:table-cell office:value-type="float" office:value="0.0848939" calcext:value-type="float">
            <text:p>0.0848939</text:p>
          </table:table-cell>
          <table:table-cell office:value-type="float" office:value="2.6225" calcext:value-type="float">
            <text:p>2.6225</text:p>
          </table:table-cell>
          <table:table-cell table:number-columns-repeated="20"/>
          <table:table-cell table:formula="of:=MIN([.A152:.BL152])" office:value-type="float" office:value="0.0526791" calcext:value-type="float">
            <text:p>0.0526791</text:p>
          </table:table-cell>
          <table:table-cell table:formula="of:=MAX([.A152:.BL152])" office:value-type="float" office:value="2.6225" calcext:value-type="float">
            <text:p>2.6225</text:p>
          </table:table-cell>
          <table:table-cell table:number-columns-repeated="7"/>
        </table:table-row>
        <table:table-row table:style-name="ro2">
          <table:table-cell office:value-type="float" office:value="0.193393" calcext:value-type="float">
            <text:p>0.193393</text:p>
          </table:table-cell>
          <table:table-cell office:value-type="float" office:value="0.206812" calcext:value-type="float">
            <text:p>0.206812</text:p>
          </table:table-cell>
          <table:table-cell office:value-type="float" office:value="0.34821" calcext:value-type="float">
            <text:p>0.34821</text:p>
          </table:table-cell>
          <table:table-cell office:value-type="float" office:value="0.147965" calcext:value-type="float">
            <text:p>0.147965</text:p>
          </table:table-cell>
          <table:table-cell office:value-type="float" office:value="0.248791" calcext:value-type="float">
            <text:p>0.248791</text:p>
          </table:table-cell>
          <table:table-cell office:value-type="float" office:value="0.619155" calcext:value-type="float">
            <text:p>0.619155</text:p>
          </table:table-cell>
          <table:table-cell office:value-type="float" office:value="0.508609" calcext:value-type="float">
            <text:p>0.508609</text:p>
          </table:table-cell>
          <table:table-cell office:value-type="float" office:value="0.264821" calcext:value-type="float">
            <text:p>0.264821</text:p>
          </table:table-cell>
          <table:table-cell office:value-type="float" office:value="0.673096" calcext:value-type="float">
            <text:p>0.673096</text:p>
          </table:table-cell>
          <table:table-cell office:value-type="float" office:value="0.207967" calcext:value-type="float">
            <text:p>0.207967</text:p>
          </table:table-cell>
          <table:table-cell office:value-type="float" office:value="0.632114" calcext:value-type="float">
            <text:p>0.632114</text:p>
          </table:table-cell>
          <table:table-cell office:value-type="float" office:value="0.138278" calcext:value-type="float">
            <text:p>0.138278</text:p>
          </table:table-cell>
          <table:table-cell office:value-type="float" office:value="0.457202" calcext:value-type="float">
            <text:p>0.457202</text:p>
          </table:table-cell>
          <table:table-cell office:value-type="float" office:value="0.101844" calcext:value-type="float">
            <text:p>0.101844</text:p>
          </table:table-cell>
          <table:table-cell office:value-type="float" office:value="0.101942" calcext:value-type="float">
            <text:p>0.101942</text:p>
          </table:table-cell>
          <table:table-cell office:value-type="float" office:value="0.0998628" calcext:value-type="float">
            <text:p>0.0998628</text:p>
          </table:table-cell>
          <table:table-cell office:value-type="float" office:value="0.0987091" calcext:value-type="float">
            <text:p>0.0987091</text:p>
          </table:table-cell>
          <table:table-cell office:value-type="float" office:value="0.400465" calcext:value-type="float">
            <text:p>0.400465</text:p>
          </table:table-cell>
          <table:table-cell office:value-type="float" office:value="0.50426" calcext:value-type="float">
            <text:p>0.50426</text:p>
          </table:table-cell>
          <table:table-cell office:value-type="float" office:value="0.202076" calcext:value-type="float">
            <text:p>0.202076</text:p>
          </table:table-cell>
          <table:table-cell office:value-type="float" office:value="0.146575" calcext:value-type="float">
            <text:p>0.146575</text:p>
          </table:table-cell>
          <table:table-cell office:value-type="float" office:value="0.149437" calcext:value-type="float">
            <text:p>0.149437</text:p>
          </table:table-cell>
          <table:table-cell office:value-type="float" office:value="0.150249" calcext:value-type="float">
            <text:p>0.150249</text:p>
          </table:table-cell>
          <table:table-cell office:value-type="float" office:value="1.15422" calcext:value-type="float">
            <text:p>1.15422</text:p>
          </table:table-cell>
          <table:table-cell office:value-type="float" office:value="0.601113" calcext:value-type="float">
            <text:p>0.601113</text:p>
          </table:table-cell>
          <table:table-cell office:value-type="float" office:value="1.81714" calcext:value-type="float">
            <text:p>1.81714</text:p>
          </table:table-cell>
          <table:table-cell office:value-type="float" office:value="1.82902" calcext:value-type="float">
            <text:p>1.82902</text:p>
          </table:table-cell>
          <table:table-cell office:value-type="float" office:value="1.04757" calcext:value-type="float">
            <text:p>1.04757</text:p>
          </table:table-cell>
          <table:table-cell office:value-type="float" office:value="0.910844" calcext:value-type="float">
            <text:p>0.910844</text:p>
          </table:table-cell>
          <table:table-cell office:value-type="float" office:value="0.713941" calcext:value-type="float">
            <text:p>0.713941</text:p>
          </table:table-cell>
          <table:table-cell office:value-type="float" office:value="0.313266" calcext:value-type="float">
            <text:p>0.313266</text:p>
          </table:table-cell>
          <table:table-cell office:value-type="float" office:value="1.6917" calcext:value-type="float">
            <text:p>1.6917</text:p>
          </table:table-cell>
          <table:table-cell office:value-type="float" office:value="0.3197" calcext:value-type="float">
            <text:p>0.3197</text:p>
          </table:table-cell>
          <table:table-cell office:value-type="float" office:value="0.173474" calcext:value-type="float">
            <text:p>0.173474</text:p>
          </table:table-cell>
          <table:table-cell office:value-type="float" office:value="1.09733" calcext:value-type="float">
            <text:p>1.09733</text:p>
          </table:table-cell>
          <table:table-cell office:value-type="float" office:value="1.59024" calcext:value-type="float">
            <text:p>1.59024</text:p>
          </table:table-cell>
          <table:table-cell office:value-type="float" office:value="1.47931" calcext:value-type="float">
            <text:p>1.47931</text:p>
          </table:table-cell>
          <table:table-cell office:value-type="float" office:value="1.58798" calcext:value-type="float">
            <text:p>1.58798</text:p>
          </table:table-cell>
          <table:table-cell office:value-type="float" office:value="0.124208" calcext:value-type="float">
            <text:p>0.124208</text:p>
          </table:table-cell>
          <table:table-cell office:value-type="float" office:value="0.102653" calcext:value-type="float">
            <text:p>0.102653</text:p>
          </table:table-cell>
          <table:table-cell office:value-type="float" office:value="0.106588" calcext:value-type="float">
            <text:p>0.106588</text:p>
          </table:table-cell>
          <table:table-cell office:value-type="float" office:value="0.870834" calcext:value-type="float">
            <text:p>0.870834</text:p>
          </table:table-cell>
          <table:table-cell office:value-type="float" office:value="0.336339" calcext:value-type="float">
            <text:p>0.336339</text:p>
          </table:table-cell>
          <table:table-cell office:value-type="float" office:value="1.82096" calcext:value-type="float">
            <text:p>1.82096</text:p>
          </table:table-cell>
          <table:table-cell office:value-type="float" office:value="0.119388" calcext:value-type="float">
            <text:p>0.119388</text:p>
          </table:table-cell>
          <table:table-cell office:value-type="float" office:value="0.08375" calcext:value-type="float">
            <text:p>0.08375</text:p>
          </table:table-cell>
          <table:table-cell office:value-type="float" office:value="0.554061" calcext:value-type="float">
            <text:p>0.554061</text:p>
          </table:table-cell>
          <table:table-cell office:value-type="float" office:value="0.136805" calcext:value-type="float">
            <text:p>0.136805</text:p>
          </table:table-cell>
          <table:table-cell table:number-columns-repeated="20"/>
          <table:table-cell table:formula="of:=MIN([.A153:.BL153])" office:value-type="float" office:value="0.08375" calcext:value-type="float">
            <text:p>0.08375</text:p>
          </table:table-cell>
          <table:table-cell table:formula="of:=MAX([.A153:.BL153])" office:value-type="float" office:value="1.82902" calcext:value-type="float">
            <text:p>1.82902</text:p>
          </table:table-cell>
          <table:table-cell table:number-columns-repeated="7"/>
        </table:table-row>
        <table:table-row table:style-name="ro2">
          <table:table-cell office:value-type="float" office:value="0.198872" calcext:value-type="float">
            <text:p>0.198872</text:p>
          </table:table-cell>
          <table:table-cell office:value-type="float" office:value="0.350652" calcext:value-type="float">
            <text:p>0.350652</text:p>
          </table:table-cell>
          <table:table-cell office:value-type="float" office:value="0.162869" calcext:value-type="float">
            <text:p>0.162869</text:p>
          </table:table-cell>
          <table:table-cell office:value-type="float" office:value="0.175254" calcext:value-type="float">
            <text:p>0.17525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28083" calcext:value-type="float">
            <text:p>0.28083</text:p>
          </table:table-cell>
          <table:table-cell office:value-type="float" office:value="0.150546" calcext:value-type="float">
            <text:p>0.150546</text:p>
          </table:table-cell>
          <table:table-cell office:value-type="float" office:value="0.169454" calcext:value-type="float">
            <text:p>0.169454</text:p>
          </table:table-cell>
          <table:table-cell office:value-type="float" office:value="0.150655" calcext:value-type="float">
            <text:p>0.150655</text:p>
          </table:table-cell>
          <table:table-cell office:value-type="float" office:value="0.16945" calcext:value-type="float">
            <text:p>0.16945</text:p>
          </table:table-cell>
          <table:table-cell office:value-type="float" office:value="0.149552" calcext:value-type="float">
            <text:p>0.149552</text:p>
          </table:table-cell>
          <table:table-cell office:value-type="float" office:value="0.251094" calcext:value-type="float">
            <text:p>0.251094</text:p>
          </table:table-cell>
          <table:table-cell office:value-type="float" office:value="0.72595" calcext:value-type="float">
            <text:p>0.72595</text:p>
          </table:table-cell>
          <table:table-cell office:value-type="float" office:value="0.142696" calcext:value-type="float">
            <text:p>0.142696</text:p>
          </table:table-cell>
          <table:table-cell office:value-type="float" office:value="0.197556" calcext:value-type="float">
            <text:p>0.197556</text:p>
          </table:table-cell>
          <table:table-cell office:value-type="float" office:value="0.164567" calcext:value-type="float">
            <text:p>0.164567</text:p>
          </table:table-cell>
          <table:table-cell office:value-type="float" office:value="0.148521" calcext:value-type="float">
            <text:p>0.148521</text:p>
          </table:table-cell>
          <table:table-cell office:value-type="float" office:value="0.284298" calcext:value-type="float">
            <text:p>0.284298</text:p>
          </table:table-cell>
          <table:table-cell office:value-type="float" office:value="0.751193" calcext:value-type="float">
            <text:p>0.751193</text:p>
          </table:table-cell>
          <table:table-cell office:value-type="float" office:value="0.199252" calcext:value-type="float">
            <text:p>0.199252</text:p>
          </table:table-cell>
          <table:table-cell office:value-type="float" office:value="1.45052" calcext:value-type="float">
            <text:p>1.45052</text:p>
          </table:table-cell>
          <table:table-cell office:value-type="float" office:value="0.307444" calcext:value-type="float">
            <text:p>0.307444</text:p>
          </table:table-cell>
          <table:table-cell office:value-type="float" office:value="1.19278" calcext:value-type="float">
            <text:p>1.19278</text:p>
          </table:table-cell>
          <table:table-cell office:value-type="float" office:value="1.84338" calcext:value-type="float">
            <text:p>1.84338</text:p>
          </table:table-cell>
          <table:table-cell office:value-type="float" office:value="1.45806" calcext:value-type="float">
            <text:p>1.45806</text:p>
          </table:table-cell>
          <table:table-cell office:value-type="float" office:value="0.966344" calcext:value-type="float">
            <text:p>0.966344</text:p>
          </table:table-cell>
          <table:table-cell office:value-type="float" office:value="0.733836" calcext:value-type="float">
            <text:p>0.733836</text:p>
          </table:table-cell>
          <table:table-cell office:value-type="float" office:value="0.368652" calcext:value-type="float">
            <text:p>0.368652</text:p>
          </table:table-cell>
          <table:table-cell office:value-type="float" office:value="0.344667" calcext:value-type="float">
            <text:p>0.344667</text:p>
          </table:table-cell>
          <table:table-cell office:value-type="float" office:value="0.620202" calcext:value-type="float">
            <text:p>0.620202</text:p>
          </table:table-cell>
          <table:table-cell office:value-type="float" office:value="0.299139" calcext:value-type="float">
            <text:p>0.299139</text:p>
          </table:table-cell>
          <table:table-cell office:value-type="float" office:value="0.100345" calcext:value-type="float">
            <text:p>0.100345</text:p>
          </table:table-cell>
          <table:table-cell office:value-type="float" office:value="0.102297" calcext:value-type="float">
            <text:p>0.102297</text:p>
          </table:table-cell>
          <table:table-cell office:value-type="float" office:value="2.40767" calcext:value-type="float">
            <text:p>2.40767</text:p>
          </table:table-cell>
          <table:table-cell office:value-type="float" office:value="1.96523" calcext:value-type="float">
            <text:p>1.96523</text:p>
          </table:table-cell>
          <table:table-cell office:value-type="float" office:value="2.11417" calcext:value-type="float">
            <text:p>2.11417</text:p>
          </table:table-cell>
          <table:table-cell office:value-type="float" office:value="2.11122" calcext:value-type="float">
            <text:p>2.11122</text:p>
          </table:table-cell>
          <table:table-cell office:value-type="float" office:value="1.85753" calcext:value-type="float">
            <text:p>1.85753</text:p>
          </table:table-cell>
          <table:table-cell office:value-type="float" office:value="1.7417" calcext:value-type="float">
            <text:p>1.7417</text:p>
          </table:table-cell>
          <table:table-cell office:value-type="float" office:value="1.49366" calcext:value-type="float">
            <text:p>1.49366</text:p>
          </table:table-cell>
          <table:table-cell office:value-type="float" office:value="1.38271" calcext:value-type="float">
            <text:p>1.38271</text:p>
          </table:table-cell>
          <table:table-cell office:value-type="float" office:value="0.909286" calcext:value-type="float">
            <text:p>0.909286</text:p>
          </table:table-cell>
          <table:table-cell office:value-type="float" office:value="0.618978" calcext:value-type="float">
            <text:p>0.618978</text:p>
          </table:table-cell>
          <table:table-cell office:value-type="float" office:value="0.889447" calcext:value-type="float">
            <text:p>0.889447</text:p>
          </table:table-cell>
          <table:table-cell office:value-type="float" office:value="2.25353" calcext:value-type="float">
            <text:p>2.25353</text:p>
          </table:table-cell>
          <table:table-cell office:value-type="float" office:value="0.218792" calcext:value-type="float">
            <text:p>0.218792</text:p>
          </table:table-cell>
          <table:table-cell office:value-type="float" office:value="0.127701" calcext:value-type="float">
            <text:p>0.127701</text:p>
          </table:table-cell>
          <table:table-cell office:value-type="float" office:value="1.0409" calcext:value-type="float">
            <text:p>1.0409</text:p>
          </table:table-cell>
          <table:table-cell table:number-columns-repeated="20"/>
          <table:table-cell table:formula="of:=MIN([.A154:.BL154])" office:value-type="float" office:value="0.100345" calcext:value-type="float">
            <text:p>0.100345</text:p>
          </table:table-cell>
          <table:table-cell table:formula="of:=MAX([.A154:.BL154])" office:value-type="float" office:value="2.40767" calcext:value-type="float">
            <text:p>2.40767</text:p>
          </table:table-cell>
          <table:table-cell table:number-columns-repeated="7"/>
        </table:table-row>
        <table:table-row table:style-name="ro2">
          <table:table-cell office:value-type="float" office:value="0.144005" calcext:value-type="float">
            <text:p>0.144005</text:p>
          </table:table-cell>
          <table:table-cell office:value-type="float" office:value="0.19495" calcext:value-type="float">
            <text:p>0.19495</text:p>
          </table:table-cell>
          <table:table-cell office:value-type="float" office:value="0.104445" calcext:value-type="float">
            <text:p>0.104445</text:p>
          </table:table-cell>
          <table:table-cell office:value-type="float" office:value="0.179898" calcext:value-type="float">
            <text:p>0.179898</text:p>
          </table:table-cell>
          <table:table-cell office:value-type="float" office:value="0.108142" calcext:value-type="float">
            <text:p>0.108142</text:p>
          </table:table-cell>
          <table:table-cell office:value-type="float" office:value="0.563848" calcext:value-type="float">
            <text:p>0.563848</text:p>
          </table:table-cell>
          <table:table-cell office:value-type="float" office:value="0.138939" calcext:value-type="float">
            <text:p>0.138939</text:p>
          </table:table-cell>
          <table:table-cell office:value-type="float" office:value="0.244451" calcext:value-type="float">
            <text:p>0.244451</text:p>
          </table:table-cell>
          <table:table-cell office:value-type="float" office:value="0.177252" calcext:value-type="float">
            <text:p>0.177252</text:p>
          </table:table-cell>
          <table:table-cell office:value-type="float" office:value="0.239632" calcext:value-type="float">
            <text:p>0.239632</text:p>
          </table:table-cell>
          <table:table-cell office:value-type="float" office:value="0.905494" calcext:value-type="float">
            <text:p>0.905494</text:p>
          </table:table-cell>
          <table:table-cell office:value-type="float" office:value="0.132791" calcext:value-type="float">
            <text:p>0.132791</text:p>
          </table:table-cell>
          <table:table-cell office:value-type="float" office:value="0.106146" calcext:value-type="float">
            <text:p>0.106146</text:p>
          </table:table-cell>
          <table:table-cell office:value-type="float" office:value="0.624731" calcext:value-type="float">
            <text:p>0.624731</text:p>
          </table:table-cell>
          <table:table-cell office:value-type="float" office:value="1.28184" calcext:value-type="float">
            <text:p>1.28184</text:p>
          </table:table-cell>
          <table:table-cell office:value-type="float" office:value="0.207566" calcext:value-type="float">
            <text:p>0.207566</text:p>
          </table:table-cell>
          <table:table-cell office:value-type="float" office:value="0.551911" calcext:value-type="float">
            <text:p>0.551911</text:p>
          </table:table-cell>
          <table:table-cell office:value-type="float" office:value="0.583287" calcext:value-type="float">
            <text:p>0.583287</text:p>
          </table:table-cell>
          <table:table-cell office:value-type="float" office:value="0.354461" calcext:value-type="float">
            <text:p>0.354461</text:p>
          </table:table-cell>
          <table:table-cell office:value-type="float" office:value="0.422828" calcext:value-type="float">
            <text:p>0.422828</text:p>
          </table:table-cell>
          <table:table-cell office:value-type="float" office:value="0.941891" calcext:value-type="float">
            <text:p>0.941891</text:p>
          </table:table-cell>
          <table:table-cell office:value-type="float" office:value="1.3061" calcext:value-type="float">
            <text:p>1.3061</text:p>
          </table:table-cell>
          <table:table-cell office:value-type="float" office:value="0.510667" calcext:value-type="float">
            <text:p>0.510667</text:p>
          </table:table-cell>
          <table:table-cell office:value-type="float" office:value="1.13594" calcext:value-type="float">
            <text:p>1.13594</text:p>
          </table:table-cell>
          <table:table-cell office:value-type="float" office:value="0.19579" calcext:value-type="float">
            <text:p>0.19579</text:p>
          </table:table-cell>
          <table:table-cell office:value-type="float" office:value="0.423573" calcext:value-type="float">
            <text:p>0.423573</text:p>
          </table:table-cell>
          <table:table-cell office:value-type="float" office:value="1.53266" calcext:value-type="float">
            <text:p>1.53266</text:p>
          </table:table-cell>
          <table:table-cell office:value-type="float" office:value="0.921932" calcext:value-type="float">
            <text:p>0.921932</text:p>
          </table:table-cell>
          <table:table-cell office:value-type="float" office:value="1.76508" calcext:value-type="float">
            <text:p>1.76508</text:p>
          </table:table-cell>
          <table:table-cell office:value-type="float" office:value="1.2043" calcext:value-type="float">
            <text:p>1.2043</text:p>
          </table:table-cell>
          <table:table-cell office:value-type="float" office:value="1.45011" calcext:value-type="float">
            <text:p>1.45011</text:p>
          </table:table-cell>
          <table:table-cell office:value-type="float" office:value="1.48324" calcext:value-type="float">
            <text:p>1.48324</text:p>
          </table:table-cell>
          <table:table-cell office:value-type="float" office:value="0.507757" calcext:value-type="float">
            <text:p>0.507757</text:p>
          </table:table-cell>
          <table:table-cell office:value-type="float" office:value="1.61731" calcext:value-type="float">
            <text:p>1.61731</text:p>
          </table:table-cell>
          <table:table-cell office:value-type="float" office:value="0.93474" calcext:value-type="float">
            <text:p>0.93474</text:p>
          </table:table-cell>
          <table:table-cell office:value-type="float" office:value="1.82485" calcext:value-type="float">
            <text:p>1.82485</text:p>
          </table:table-cell>
          <table:table-cell office:value-type="float" office:value="1.53965" calcext:value-type="float">
            <text:p>1.53965</text:p>
          </table:table-cell>
          <table:table-cell office:value-type="float" office:value="0.982714" calcext:value-type="float">
            <text:p>0.982714</text:p>
          </table:table-cell>
          <table:table-cell office:value-type="float" office:value="1.92912" calcext:value-type="float">
            <text:p>1.92912</text:p>
          </table:table-cell>
          <table:table-cell office:value-type="float" office:value="1.02778" calcext:value-type="float">
            <text:p>1.02778</text:p>
          </table:table-cell>
          <table:table-cell office:value-type="float" office:value="1.80394" calcext:value-type="float">
            <text:p>1.80394</text:p>
          </table:table-cell>
          <table:table-cell office:value-type="float" office:value="0.064986" calcext:value-type="float">
            <text:p>0.064986</text:p>
          </table:table-cell>
          <table:table-cell office:value-type="float" office:value="0.466138" calcext:value-type="float">
            <text:p>0.466138</text:p>
          </table:table-cell>
          <table:table-cell office:value-type="float" office:value="1.35199" calcext:value-type="float">
            <text:p>1.35199</text:p>
          </table:table-cell>
          <table:table-cell office:value-type="float" office:value="0.209235" calcext:value-type="float">
            <text:p>0.209235</text:p>
          </table:table-cell>
          <table:table-cell office:value-type="float" office:value="0.102217" calcext:value-type="float">
            <text:p>0.102217</text:p>
          </table:table-cell>
          <table:table-cell office:value-type="float" office:value="0.048234" calcext:value-type="float">
            <text:p>0.048234</text:p>
          </table:table-cell>
          <table:table-cell office:value-type="float" office:value="0.0798659" calcext:value-type="float">
            <text:p>0.0798659</text:p>
          </table:table-cell>
          <table:table-cell table:number-columns-repeated="20"/>
          <table:table-cell table:formula="of:=MIN([.A155:.BL155])" office:value-type="float" office:value="0.048234" calcext:value-type="float">
            <text:p>0.048234</text:p>
          </table:table-cell>
          <table:table-cell table:formula="of:=MAX([.A155:.BL155])" office:value-type="float" office:value="1.92912" calcext:value-type="float">
            <text:p>1.92912</text:p>
          </table:table-cell>
          <table:table-cell table:number-columns-repeated="7"/>
        </table:table-row>
        <table:table-row table:style-name="ro2">
          <table:table-cell office:value-type="float" office:value="0.200486" calcext:value-type="float">
            <text:p>0.200486</text:p>
          </table:table-cell>
          <table:table-cell office:value-type="float" office:value="0.204621" calcext:value-type="float">
            <text:p>0.204621</text:p>
          </table:table-cell>
          <table:table-cell office:value-type="float" office:value="0.306849" calcext:value-type="float">
            <text:p>0.306849</text:p>
          </table:table-cell>
          <table:table-cell office:value-type="float" office:value="0.211557" calcext:value-type="float">
            <text:p>0.211557</text:p>
          </table:table-cell>
          <table:table-cell office:value-type="float" office:value="0.214925" calcext:value-type="float">
            <text:p>0.214925</text:p>
          </table:table-cell>
          <table:table-cell office:value-type="float" office:value="0.566781" calcext:value-type="float">
            <text:p>0.566781</text:p>
          </table:table-cell>
          <table:table-cell office:value-type="float" office:value="0.178608" calcext:value-type="float">
            <text:p>0.178608</text:p>
          </table:table-cell>
          <table:table-cell office:value-type="float" office:value="0.193601" calcext:value-type="float">
            <text:p>0.193601</text:p>
          </table:table-cell>
          <table:table-cell office:value-type="float" office:value="0.108898" calcext:value-type="float">
            <text:p>0.108898</text:p>
          </table:table-cell>
          <table:table-cell office:value-type="float" office:value="0.401875" calcext:value-type="float">
            <text:p>0.401875</text:p>
          </table:table-cell>
          <table:table-cell office:value-type="float" office:value="0.923992" calcext:value-type="float">
            <text:p>0.923992</text:p>
          </table:table-cell>
          <table:table-cell office:value-type="float" office:value="0.252129" calcext:value-type="float">
            <text:p>0.252129</text:p>
          </table:table-cell>
          <table:table-cell office:value-type="float" office:value="0.156022" calcext:value-type="float">
            <text:p>0.156022</text:p>
          </table:table-cell>
          <table:table-cell office:value-type="float" office:value="0.148379" calcext:value-type="float">
            <text:p>0.148379</text:p>
          </table:table-cell>
          <table:table-cell office:value-type="float" office:value="0.130217" calcext:value-type="float">
            <text:p>0.130217</text:p>
          </table:table-cell>
          <table:table-cell office:value-type="float" office:value="0.136371" calcext:value-type="float">
            <text:p>0.136371</text:p>
          </table:table-cell>
          <table:table-cell office:value-type="float" office:value="0.227512" calcext:value-type="float">
            <text:p>0.227512</text:p>
          </table:table-cell>
          <table:table-cell office:value-type="float" office:value="0.109075" calcext:value-type="float">
            <text:p>0.109075</text:p>
          </table:table-cell>
          <table:table-cell office:value-type="float" office:value="0.621119" calcext:value-type="float">
            <text:p>0.621119</text:p>
          </table:table-cell>
          <table:table-cell office:value-type="float" office:value="0.215275" calcext:value-type="float">
            <text:p>0.215275</text:p>
          </table:table-cell>
          <table:table-cell office:value-type="float" office:value="0.674409" calcext:value-type="float">
            <text:p>0.674409</text:p>
          </table:table-cell>
          <table:table-cell office:value-type="float" office:value="1.02207" calcext:value-type="float">
            <text:p>1.02207</text:p>
          </table:table-cell>
          <table:table-cell office:value-type="float" office:value="0.117732" calcext:value-type="float">
            <text:p>0.117732</text:p>
          </table:table-cell>
          <table:table-cell office:value-type="float" office:value="1.55421" calcext:value-type="float">
            <text:p>1.55421</text:p>
          </table:table-cell>
          <table:table-cell office:value-type="float" office:value="1.3352" calcext:value-type="float">
            <text:p>1.3352</text:p>
          </table:table-cell>
          <table:table-cell office:value-type="float" office:value="1.24184" calcext:value-type="float">
            <text:p>1.24184</text:p>
          </table:table-cell>
          <table:table-cell office:value-type="float" office:value="1.92712" calcext:value-type="float">
            <text:p>1.92712</text:p>
          </table:table-cell>
          <table:table-cell office:value-type="float" office:value="0.288484" calcext:value-type="float">
            <text:p>0.288484</text:p>
          </table:table-cell>
          <table:table-cell office:value-type="float" office:value="1.65188" calcext:value-type="float">
            <text:p>1.65188</text:p>
          </table:table-cell>
          <table:table-cell office:value-type="float" office:value="1.76994" calcext:value-type="float">
            <text:p>1.76994</text:p>
          </table:table-cell>
          <table:table-cell office:value-type="float" office:value="1.49011" calcext:value-type="float">
            <text:p>1.49011</text:p>
          </table:table-cell>
          <table:table-cell office:value-type="float" office:value="0.191068" calcext:value-type="float">
            <text:p>0.191068</text:p>
          </table:table-cell>
          <table:table-cell office:value-type="float" office:value="0.173837" calcext:value-type="float">
            <text:p>0.173837</text:p>
          </table:table-cell>
          <table:table-cell office:value-type="float" office:value="0.219469" calcext:value-type="float">
            <text:p>0.219469</text:p>
          </table:table-cell>
          <table:table-cell office:value-type="float" office:value="0.186947" calcext:value-type="float">
            <text:p>0.186947</text:p>
          </table:table-cell>
          <table:table-cell office:value-type="float" office:value="2.12858" calcext:value-type="float">
            <text:p>2.12858</text:p>
          </table:table-cell>
          <table:table-cell office:value-type="float" office:value="1.42581" calcext:value-type="float">
            <text:p>1.42581</text:p>
          </table:table-cell>
          <table:table-cell office:value-type="float" office:value="1.01211" calcext:value-type="float">
            <text:p>1.01211</text:p>
          </table:table-cell>
          <table:table-cell office:value-type="float" office:value="2.25464" calcext:value-type="float">
            <text:p>2.25464</text:p>
          </table:table-cell>
          <table:table-cell office:value-type="float" office:value="2.37771" calcext:value-type="float">
            <text:p>2.37771</text:p>
          </table:table-cell>
          <table:table-cell office:value-type="float" office:value="0.848868" calcext:value-type="float">
            <text:p>0.848868</text:p>
          </table:table-cell>
          <table:table-cell office:value-type="float" office:value="0.753148" calcext:value-type="float">
            <text:p>0.753148</text:p>
          </table:table-cell>
          <table:table-cell office:value-type="float" office:value="0.263965" calcext:value-type="float">
            <text:p>0.263965</text:p>
          </table:table-cell>
          <table:table-cell office:value-type="float" office:value="0.190452" calcext:value-type="float">
            <text:p>0.190452</text:p>
          </table:table-cell>
          <table:table-cell office:value-type="float" office:value="2.14087" calcext:value-type="float">
            <text:p>2.14087</text:p>
          </table:table-cell>
          <table:table-cell office:value-type="float" office:value="0.133722" calcext:value-type="float">
            <text:p>0.133722</text:p>
          </table:table-cell>
          <table:table-cell office:value-type="float" office:value="1.18833" calcext:value-type="float">
            <text:p>1.18833</text:p>
          </table:table-cell>
          <table:table-cell office:value-type="float" office:value="0.058048" calcext:value-type="float">
            <text:p>0.058048</text:p>
          </table:table-cell>
          <table:table-cell table:number-columns-repeated="20"/>
          <table:table-cell table:formula="of:=MIN([.A156:.BL156])" office:value-type="float" office:value="0.058048" calcext:value-type="float">
            <text:p>0.058048</text:p>
          </table:table-cell>
          <table:table-cell table:formula="of:=MAX([.A156:.BL156])" office:value-type="float" office:value="2.37771" calcext:value-type="float">
            <text:p>2.37771</text:p>
          </table:table-cell>
          <table:table-cell table:number-columns-repeated="7"/>
        </table:table-row>
        <table:table-row table:style-name="ro2">
          <table:table-cell office:value-type="float" office:value="0.153581" calcext:value-type="float">
            <text:p>0.153581</text:p>
          </table:table-cell>
          <table:table-cell office:value-type="float" office:value="0.15692" calcext:value-type="float">
            <text:p>0.15692</text:p>
          </table:table-cell>
          <table:table-cell office:value-type="float" office:value="0.193697" calcext:value-type="float">
            <text:p>0.193697</text:p>
          </table:table-cell>
          <table:table-cell office:value-type="float" office:value="0.154076" calcext:value-type="float">
            <text:p>0.154076</text:p>
          </table:table-cell>
          <table:table-cell office:value-type="float" office:value="0.258349" calcext:value-type="float">
            <text:p>0.258349</text:p>
          </table:table-cell>
          <table:table-cell office:value-type="float" office:value="0.264282" calcext:value-type="float">
            <text:p>0.264282</text:p>
          </table:table-cell>
          <table:table-cell office:value-type="float" office:value="0.148766" calcext:value-type="float">
            <text:p>0.148766</text:p>
          </table:table-cell>
          <table:table-cell office:value-type="float" office:value="0.251609" calcext:value-type="float">
            <text:p>0.251609</text:p>
          </table:table-cell>
          <table:table-cell office:value-type="float" office:value="0.86098" calcext:value-type="float">
            <text:p>0.86098</text:p>
          </table:table-cell>
          <table:table-cell office:value-type="float" office:value="0.151648" calcext:value-type="float">
            <text:p>0.151648</text:p>
          </table:table-cell>
          <table:table-cell office:value-type="float" office:value="0.878199" calcext:value-type="float">
            <text:p>0.878199</text:p>
          </table:table-cell>
          <table:table-cell office:value-type="float" office:value="0.530426" calcext:value-type="float">
            <text:p>0.530426</text:p>
          </table:table-cell>
          <table:table-cell office:value-type="float" office:value="0.213266" calcext:value-type="float">
            <text:p>0.213266</text:p>
          </table:table-cell>
          <table:table-cell office:value-type="float" office:value="0.229244" calcext:value-type="float">
            <text:p>0.229244</text:p>
          </table:table-cell>
          <table:table-cell office:value-type="float" office:value="0.144567" calcext:value-type="float">
            <text:p>0.144567</text:p>
          </table:table-cell>
          <table:table-cell office:value-type="float" office:value="0.197895" calcext:value-type="float">
            <text:p>0.197895</text:p>
          </table:table-cell>
          <table:table-cell office:value-type="float" office:value="0.20103" calcext:value-type="float">
            <text:p>0.20103</text:p>
          </table:table-cell>
          <table:table-cell office:value-type="float" office:value="0.266154" calcext:value-type="float">
            <text:p>0.266154</text:p>
          </table:table-cell>
          <table:table-cell office:value-type="float" office:value="0.145633" calcext:value-type="float">
            <text:p>0.145633</text:p>
          </table:table-cell>
          <table:table-cell office:value-type="float" office:value="0.154648" calcext:value-type="float">
            <text:p>0.154648</text:p>
          </table:table-cell>
          <table:table-cell office:value-type="float" office:value="0.812039" calcext:value-type="float">
            <text:p>0.812039</text:p>
          </table:table-cell>
          <table:table-cell office:value-type="float" office:value="0.470108" calcext:value-type="float">
            <text:p>0.470108</text:p>
          </table:table-cell>
          <table:table-cell office:value-type="float" office:value="0.161224" calcext:value-type="float">
            <text:p>0.161224</text:p>
          </table:table-cell>
          <table:table-cell office:value-type="float" office:value="0.889652" calcext:value-type="float">
            <text:p>0.889652</text:p>
          </table:table-cell>
          <table:table-cell office:value-type="float" office:value="0.764919" calcext:value-type="float">
            <text:p>0.764919</text:p>
          </table:table-cell>
          <table:table-cell office:value-type="float" office:value="0.387932" calcext:value-type="float">
            <text:p>0.387932</text:p>
          </table:table-cell>
          <table:table-cell office:value-type="float" office:value="0.85254" calcext:value-type="float">
            <text:p>0.85254</text:p>
          </table:table-cell>
          <table:table-cell office:value-type="float" office:value="1.94168" calcext:value-type="float">
            <text:p>1.94168</text:p>
          </table:table-cell>
          <table:table-cell office:value-type="float" office:value="0.655222" calcext:value-type="float">
            <text:p>0.655222</text:p>
          </table:table-cell>
          <table:table-cell office:value-type="float" office:value="1.34056" calcext:value-type="float">
            <text:p>1.34056</text:p>
          </table:table-cell>
          <table:table-cell office:value-type="float" office:value="1.59981" calcext:value-type="float">
            <text:p>1.59981</text:p>
          </table:table-cell>
          <table:table-cell office:value-type="float" office:value="1.09917" calcext:value-type="float">
            <text:p>1.09917</text:p>
          </table:table-cell>
          <table:table-cell office:value-type="float" office:value="2.12374" calcext:value-type="float">
            <text:p>2.12374</text:p>
          </table:table-cell>
          <table:table-cell office:value-type="float" office:value="1.78573" calcext:value-type="float">
            <text:p>1.78573</text:p>
          </table:table-cell>
          <table:table-cell office:value-type="float" office:value="1.68618" calcext:value-type="float">
            <text:p>1.68618</text:p>
          </table:table-cell>
          <table:table-cell office:value-type="float" office:value="0.208668" calcext:value-type="float">
            <text:p>0.208668</text:p>
          </table:table-cell>
          <table:table-cell office:value-type="float" office:value="0.54675" calcext:value-type="float">
            <text:p>0.54675</text:p>
          </table:table-cell>
          <table:table-cell office:value-type="float" office:value="0.475225" calcext:value-type="float">
            <text:p>0.475225</text:p>
          </table:table-cell>
          <table:table-cell office:value-type="float" office:value="0.58863" calcext:value-type="float">
            <text:p>0.58863</text:p>
          </table:table-cell>
          <table:table-cell office:value-type="float" office:value="1.7901" calcext:value-type="float">
            <text:p>1.7901</text:p>
          </table:table-cell>
          <table:table-cell office:value-type="float" office:value="1.95083" calcext:value-type="float">
            <text:p>1.95083</text:p>
          </table:table-cell>
          <table:table-cell office:value-type="float" office:value="0.530705" calcext:value-type="float">
            <text:p>0.530705</text:p>
          </table:table-cell>
          <table:table-cell office:value-type="float" office:value="0.581293" calcext:value-type="float">
            <text:p>0.581293</text:p>
          </table:table-cell>
          <table:table-cell office:value-type="float" office:value="1.5848" calcext:value-type="float">
            <text:p>1.5848</text:p>
          </table:table-cell>
          <table:table-cell office:value-type="float" office:value="2.29067" calcext:value-type="float">
            <text:p>2.29067</text:p>
          </table:table-cell>
          <table:table-cell office:value-type="float" office:value="0.698633" calcext:value-type="float">
            <text:p>0.698633</text:p>
          </table:table-cell>
          <table:table-cell office:value-type="float" office:value="0.0945911" calcext:value-type="float">
            <text:p>0.0945911</text:p>
          </table:table-cell>
          <table:table-cell office:value-type="float" office:value="0.110453" calcext:value-type="float">
            <text:p>0.110453</text:p>
          </table:table-cell>
          <table:table-cell table:number-columns-repeated="20"/>
          <table:table-cell table:formula="of:=MIN([.A157:.BL157])" office:value-type="float" office:value="0.0945911" calcext:value-type="float">
            <text:p>0.0945911</text:p>
          </table:table-cell>
          <table:table-cell table:formula="of:=MAX([.A157:.BL157])" office:value-type="float" office:value="2.29067" calcext:value-type="float">
            <text:p>2.29067</text:p>
          </table:table-cell>
          <table:table-cell table:number-columns-repeated="7"/>
        </table:table-row>
        <table:table-row table:style-name="ro2">
          <table:table-cell office:value-type="float" office:value="0.169351" calcext:value-type="float">
            <text:p>0.169351</text:p>
          </table:table-cell>
          <table:table-cell office:value-type="float" office:value="0.206035" calcext:value-type="float">
            <text:p>0.206035</text:p>
          </table:table-cell>
          <table:table-cell office:value-type="float" office:value="0.349739" calcext:value-type="float">
            <text:p>0.349739</text:p>
          </table:table-cell>
          <table:table-cell office:value-type="float" office:value="0.099129" calcext:value-type="float">
            <text:p>0.099129</text:p>
          </table:table-cell>
          <table:table-cell office:value-type="float" office:value="0.131152" calcext:value-type="float">
            <text:p>0.131152</text:p>
          </table:table-cell>
          <table:table-cell office:value-type="float" office:value="0.167171" calcext:value-type="float">
            <text:p>0.167171</text:p>
          </table:table-cell>
          <table:table-cell office:value-type="float" office:value="0.739" calcext:value-type="float">
            <text:p>0.739</text:p>
          </table:table-cell>
          <table:table-cell office:value-type="float" office:value="0.0683589" calcext:value-type="float">
            <text:p>0.0683589</text:p>
          </table:table-cell>
          <table:table-cell office:value-type="float" office:value="0.081985" calcext:value-type="float">
            <text:p>0.081985</text:p>
          </table:table-cell>
          <table:table-cell office:value-type="float" office:value="0.086694" calcext:value-type="float">
            <text:p>0.086694</text:p>
          </table:table-cell>
          <table:table-cell office:value-type="float" office:value="0.086318" calcext:value-type="float">
            <text:p>0.086318</text:p>
          </table:table-cell>
          <table:table-cell office:value-type="float" office:value="0.705672" calcext:value-type="float">
            <text:p>0.705672</text:p>
          </table:table-cell>
          <table:table-cell office:value-type="float" office:value="0.552878" calcext:value-type="float">
            <text:p>0.552878</text:p>
          </table:table-cell>
          <table:table-cell office:value-type="float" office:value="0.559731" calcext:value-type="float">
            <text:p>0.559731</text:p>
          </table:table-cell>
          <table:table-cell office:value-type="float" office:value="0.814687" calcext:value-type="float">
            <text:p>0.814687</text:p>
          </table:table-cell>
          <table:table-cell office:value-type="float" office:value="0.162162" calcext:value-type="float">
            <text:p>0.162162</text:p>
          </table:table-cell>
          <table:table-cell office:value-type="float" office:value="0.078707" calcext:value-type="float">
            <text:p>0.078707</text:p>
          </table:table-cell>
          <table:table-cell office:value-type="float" office:value="0.0751641" calcext:value-type="float">
            <text:p>0.0751641</text:p>
          </table:table-cell>
          <table:table-cell office:value-type="float" office:value="0.0884011" calcext:value-type="float">
            <text:p>0.0884011</text:p>
          </table:table-cell>
          <table:table-cell office:value-type="float" office:value="0.483271" calcext:value-type="float">
            <text:p>0.483271</text:p>
          </table:table-cell>
          <table:table-cell office:value-type="float" office:value="1.51861" calcext:value-type="float">
            <text:p>1.51861</text:p>
          </table:table-cell>
          <table:table-cell office:value-type="float" office:value="1.39813" calcext:value-type="float">
            <text:p>1.39813</text:p>
          </table:table-cell>
          <table:table-cell office:value-type="float" office:value="1.59483" calcext:value-type="float">
            <text:p>1.59483</text:p>
          </table:table-cell>
          <table:table-cell office:value-type="float" office:value="0.376723" calcext:value-type="float">
            <text:p>0.376723</text:p>
          </table:table-cell>
          <table:table-cell office:value-type="float" office:value="1.27302" calcext:value-type="float">
            <text:p>1.27302</text:p>
          </table:table-cell>
          <table:table-cell office:value-type="float" office:value="1.56614" calcext:value-type="float">
            <text:p>1.56614</text:p>
          </table:table-cell>
          <table:table-cell office:value-type="float" office:value="0.949494" calcext:value-type="float">
            <text:p>0.949494</text:p>
          </table:table-cell>
          <table:table-cell office:value-type="float" office:value="1.69022" calcext:value-type="float">
            <text:p>1.69022</text:p>
          </table:table-cell>
          <table:table-cell office:value-type="float" office:value="0.91265" calcext:value-type="float">
            <text:p>0.91265</text:p>
          </table:table-cell>
          <table:table-cell office:value-type="float" office:value="0.927343" calcext:value-type="float">
            <text:p>0.927343</text:p>
          </table:table-cell>
          <table:table-cell office:value-type="float" office:value="0.26292" calcext:value-type="float">
            <text:p>0.26292</text:p>
          </table:table-cell>
          <table:table-cell office:value-type="float" office:value="0.298542" calcext:value-type="float">
            <text:p>0.298542</text:p>
          </table:table-cell>
          <table:table-cell office:value-type="float" office:value="0.306576" calcext:value-type="float">
            <text:p>0.306576</text:p>
          </table:table-cell>
          <table:table-cell office:value-type="float" office:value="0.175167" calcext:value-type="float">
            <text:p>0.175167</text:p>
          </table:table-cell>
          <table:table-cell office:value-type="float" office:value="1.99766" calcext:value-type="float">
            <text:p>1.99766</text:p>
          </table:table-cell>
          <table:table-cell office:value-type="float" office:value="0.323831" calcext:value-type="float">
            <text:p>0.323831</text:p>
          </table:table-cell>
          <table:table-cell office:value-type="float" office:value="0.180176" calcext:value-type="float">
            <text:p>0.180176</text:p>
          </table:table-cell>
          <table:table-cell office:value-type="float" office:value="0.32572" calcext:value-type="float">
            <text:p>0.32572</text:p>
          </table:table-cell>
          <table:table-cell office:value-type="float" office:value="0.326107" calcext:value-type="float">
            <text:p>0.326107</text:p>
          </table:table-cell>
          <table:table-cell office:value-type="float" office:value="1.32839" calcext:value-type="float">
            <text:p>1.32839</text:p>
          </table:table-cell>
          <table:table-cell office:value-type="float" office:value="0.227556" calcext:value-type="float">
            <text:p>0.227556</text:p>
          </table:table-cell>
          <table:table-cell office:value-type="float" office:value="0.405137" calcext:value-type="float">
            <text:p>0.405137</text:p>
          </table:table-cell>
          <table:table-cell office:value-type="float" office:value="0.739418" calcext:value-type="float">
            <text:p>0.739418</text:p>
          </table:table-cell>
          <table:table-cell office:value-type="float" office:value="0.668089" calcext:value-type="float">
            <text:p>0.668089</text:p>
          </table:table-cell>
          <table:table-cell office:value-type="float" office:value="0.676281" calcext:value-type="float">
            <text:p>0.676281</text:p>
          </table:table-cell>
          <table:table-cell office:value-type="float" office:value="0.669751" calcext:value-type="float">
            <text:p>0.669751</text:p>
          </table:table-cell>
          <table:table-cell office:value-type="float" office:value="0.0902832" calcext:value-type="float">
            <text:p>0.0902832</text:p>
          </table:table-cell>
          <table:table-cell office:value-type="float" office:value="0.446266" calcext:value-type="float">
            <text:p>0.446266</text:p>
          </table:table-cell>
          <table:table-cell table:number-columns-repeated="20"/>
          <table:table-cell table:formula="of:=MIN([.A158:.BL158])" office:value-type="float" office:value="0.0683589" calcext:value-type="float">
            <text:p>0.0683589</text:p>
          </table:table-cell>
          <table:table-cell table:formula="of:=MAX([.A158:.BL158])" office:value-type="float" office:value="1.99766" calcext:value-type="float">
            <text:p>1.99766</text:p>
          </table:table-cell>
          <table:table-cell table:number-columns-repeated="7"/>
        </table:table-row>
        <table:table-row table:style-name="ro2">
          <table:table-cell office:value-type="float" office:value="0.199967" calcext:value-type="float">
            <text:p>0.199967</text:p>
          </table:table-cell>
          <table:table-cell office:value-type="float" office:value="0.223504" calcext:value-type="float">
            <text:p>0.223504</text:p>
          </table:table-cell>
          <table:table-cell office:value-type="float" office:value="0.300237" calcext:value-type="float">
            <text:p>0.300237</text:p>
          </table:table-cell>
          <table:table-cell office:value-type="float" office:value="0.106911" calcext:value-type="float">
            <text:p>0.106911</text:p>
          </table:table-cell>
          <table:table-cell office:value-type="float" office:value="0.458482" calcext:value-type="float">
            <text:p>0.458482</text:p>
          </table:table-cell>
          <table:table-cell office:value-type="float" office:value="0.15272" calcext:value-type="float">
            <text:p>0.15272</text:p>
          </table:table-cell>
          <table:table-cell office:value-type="float" office:value="0.204578" calcext:value-type="float">
            <text:p>0.204578</text:p>
          </table:table-cell>
          <table:table-cell office:value-type="float" office:value="0.152075" calcext:value-type="float">
            <text:p>0.152075</text:p>
          </table:table-cell>
          <table:table-cell office:value-type="float" office:value="0.153138" calcext:value-type="float">
            <text:p>0.153138</text:p>
          </table:table-cell>
          <table:table-cell office:value-type="float" office:value="0.133239" calcext:value-type="float">
            <text:p>0.133239</text:p>
          </table:table-cell>
          <table:table-cell office:value-type="float" office:value="0.285116" calcext:value-type="float">
            <text:p>0.285116</text:p>
          </table:table-cell>
          <table:table-cell office:value-type="float" office:value="0.590865" calcext:value-type="float">
            <text:p>0.590865</text:p>
          </table:table-cell>
          <table:table-cell office:value-type="float" office:value="0.101589" calcext:value-type="float">
            <text:p>0.101589</text:p>
          </table:table-cell>
          <table:table-cell office:value-type="float" office:value="0.249612" calcext:value-type="float">
            <text:p>0.249612</text:p>
          </table:table-cell>
          <table:table-cell office:value-type="float" office:value="0.502793" calcext:value-type="float">
            <text:p>0.502793</text:p>
          </table:table-cell>
          <table:table-cell office:value-type="float" office:value="0.289104" calcext:value-type="float">
            <text:p>0.289104</text:p>
          </table:table-cell>
          <table:table-cell office:value-type="float" office:value="0.153005" calcext:value-type="float">
            <text:p>0.153005</text:p>
          </table:table-cell>
          <table:table-cell office:value-type="float" office:value="1.09666" calcext:value-type="float">
            <text:p>1.09666</text:p>
          </table:table-cell>
          <table:table-cell office:value-type="float" office:value="0.154602" calcext:value-type="float">
            <text:p>0.154602</text:p>
          </table:table-cell>
          <table:table-cell office:value-type="float" office:value="0.333172" calcext:value-type="float">
            <text:p>0.333172</text:p>
          </table:table-cell>
          <table:table-cell office:value-type="float" office:value="0.386208" calcext:value-type="float">
            <text:p>0.386208</text:p>
          </table:table-cell>
          <table:table-cell office:value-type="float" office:value="0.176369" calcext:value-type="float">
            <text:p>0.176369</text:p>
          </table:table-cell>
          <table:table-cell office:value-type="float" office:value="0.148508" calcext:value-type="float">
            <text:p>0.148508</text:p>
          </table:table-cell>
          <table:table-cell office:value-type="float" office:value="0.419205" calcext:value-type="float">
            <text:p>0.419205</text:p>
          </table:table-cell>
          <table:table-cell office:value-type="float" office:value="0.279165" calcext:value-type="float">
            <text:p>0.279165</text:p>
          </table:table-cell>
          <table:table-cell office:value-type="float" office:value="1.96582" calcext:value-type="float">
            <text:p>1.96582</text:p>
          </table:table-cell>
          <table:table-cell office:value-type="float" office:value="1.28299" calcext:value-type="float">
            <text:p>1.28299</text:p>
          </table:table-cell>
          <table:table-cell office:value-type="float" office:value="2.03396" calcext:value-type="float">
            <text:p>2.03396</text:p>
          </table:table-cell>
          <table:table-cell office:value-type="float" office:value="1.66197" calcext:value-type="float">
            <text:p>1.66197</text:p>
          </table:table-cell>
          <table:table-cell office:value-type="float" office:value="1.66209" calcext:value-type="float">
            <text:p>1.66209</text:p>
          </table:table-cell>
          <table:table-cell office:value-type="float" office:value="1.22625" calcext:value-type="float">
            <text:p>1.22625</text:p>
          </table:table-cell>
          <table:table-cell office:value-type="float" office:value="1.3539" calcext:value-type="float">
            <text:p>1.3539</text:p>
          </table:table-cell>
          <table:table-cell office:value-type="float" office:value="1.12792" calcext:value-type="float">
            <text:p>1.12792</text:p>
          </table:table-cell>
          <table:table-cell office:value-type="float" office:value="1.01582" calcext:value-type="float">
            <text:p>1.01582</text:p>
          </table:table-cell>
          <table:table-cell office:value-type="float" office:value="1.02986" calcext:value-type="float">
            <text:p>1.02986</text:p>
          </table:table-cell>
          <table:table-cell office:value-type="float" office:value="0.764644" calcext:value-type="float">
            <text:p>0.764644</text:p>
          </table:table-cell>
          <table:table-cell office:value-type="float" office:value="0.678022" calcext:value-type="float">
            <text:p>0.678022</text:p>
          </table:table-cell>
          <table:table-cell office:value-type="float" office:value="2.03929" calcext:value-type="float">
            <text:p>2.03929</text:p>
          </table:table-cell>
          <table:table-cell office:value-type="float" office:value="0.215458" calcext:value-type="float">
            <text:p>0.215458</text:p>
          </table:table-cell>
          <table:table-cell office:value-type="float" office:value="1.29648" calcext:value-type="float">
            <text:p>1.29648</text:p>
          </table:table-cell>
          <table:table-cell office:value-type="float" office:value="0.451907" calcext:value-type="float">
            <text:p>0.451907</text:p>
          </table:table-cell>
          <table:table-cell office:value-type="float" office:value="2.41252" calcext:value-type="float">
            <text:p>2.41252</text:p>
          </table:table-cell>
          <table:table-cell office:value-type="float" office:value="1.05603" calcext:value-type="float">
            <text:p>1.05603</text:p>
          </table:table-cell>
          <table:table-cell office:value-type="float" office:value="0.387391" calcext:value-type="float">
            <text:p>0.387391</text:p>
          </table:table-cell>
          <table:table-cell office:value-type="float" office:value="0.103479" calcext:value-type="float">
            <text:p>0.103479</text:p>
          </table:table-cell>
          <table:table-cell office:value-type="float" office:value="0.099308" calcext:value-type="float">
            <text:p>0.099308</text:p>
          </table:table-cell>
          <table:table-cell office:value-type="float" office:value="0.375958" calcext:value-type="float">
            <text:p>0.375958</text:p>
          </table:table-cell>
          <table:table-cell office:value-type="float" office:value="1.18939" calcext:value-type="float">
            <text:p>1.18939</text:p>
          </table:table-cell>
          <table:table-cell table:number-columns-repeated="20"/>
          <table:table-cell table:formula="of:=MIN([.A159:.BL159])" office:value-type="float" office:value="0.099308" calcext:value-type="float">
            <text:p>0.099308</text:p>
          </table:table-cell>
          <table:table-cell table:formula="of:=MAX([.A159:.BL159])" office:value-type="float" office:value="2.41252" calcext:value-type="float">
            <text:p>2.41252</text:p>
          </table:table-cell>
          <table:table-cell table:number-columns-repeated="7"/>
        </table:table-row>
        <table:table-row table:style-name="ro2">
          <table:table-cell office:value-type="float" office:value="0.140056" calcext:value-type="float">
            <text:p>0.140056</text:p>
          </table:table-cell>
          <table:table-cell office:value-type="float" office:value="0.259312" calcext:value-type="float">
            <text:p>0.259312</text:p>
          </table:table-cell>
          <table:table-cell office:value-type="float" office:value="0.338793" calcext:value-type="float">
            <text:p>0.338793</text:p>
          </table:table-cell>
          <table:table-cell office:value-type="float" office:value="0.298588" calcext:value-type="float">
            <text:p>0.298588</text:p>
          </table:table-cell>
          <table:table-cell office:value-type="float" office:value="0.119747" calcext:value-type="float">
            <text:p>0.119747</text:p>
          </table:table-cell>
          <table:table-cell office:value-type="float" office:value="0.16336" calcext:value-type="float">
            <text:p>0.16336</text:p>
          </table:table-cell>
          <table:table-cell office:value-type="float" office:value="0.150115" calcext:value-type="float">
            <text:p>0.150115</text:p>
          </table:table-cell>
          <table:table-cell office:value-type="float" office:value="0.298433" calcext:value-type="float">
            <text:p>0.298433</text:p>
          </table:table-cell>
          <table:table-cell office:value-type="float" office:value="0.390779" calcext:value-type="float">
            <text:p>0.390779</text:p>
          </table:table-cell>
          <table:table-cell office:value-type="float" office:value="0.261646" calcext:value-type="float">
            <text:p>0.261646</text:p>
          </table:table-cell>
          <table:table-cell office:value-type="float" office:value="0.149008" calcext:value-type="float">
            <text:p>0.149008</text:p>
          </table:table-cell>
          <table:table-cell office:value-type="float" office:value="0.150296" calcext:value-type="float">
            <text:p>0.150296</text:p>
          </table:table-cell>
          <table:table-cell office:value-type="float" office:value="1.24338" calcext:value-type="float">
            <text:p>1.24338</text:p>
          </table:table-cell>
          <table:table-cell office:value-type="float" office:value="1.11087" calcext:value-type="float">
            <text:p>1.11087</text:p>
          </table:table-cell>
          <table:table-cell office:value-type="float" office:value="0.266881" calcext:value-type="float">
            <text:p>0.266881</text:p>
          </table:table-cell>
          <table:table-cell office:value-type="float" office:value="0.529962" calcext:value-type="float">
            <text:p>0.529962</text:p>
          </table:table-cell>
          <table:table-cell office:value-type="float" office:value="0.871952" calcext:value-type="float">
            <text:p>0.871952</text:p>
          </table:table-cell>
          <table:table-cell office:value-type="float" office:value="0.569199" calcext:value-type="float">
            <text:p>0.569199</text:p>
          </table:table-cell>
          <table:table-cell office:value-type="float" office:value="0.219675" calcext:value-type="float">
            <text:p>0.219675</text:p>
          </table:table-cell>
          <table:table-cell office:value-type="float" office:value="0.332979" calcext:value-type="float">
            <text:p>0.332979</text:p>
          </table:table-cell>
          <table:table-cell office:value-type="float" office:value="0.664705" calcext:value-type="float">
            <text:p>0.664705</text:p>
          </table:table-cell>
          <table:table-cell office:value-type="float" office:value="0.220355" calcext:value-type="float">
            <text:p>0.220355</text:p>
          </table:table-cell>
          <table:table-cell office:value-type="float" office:value="1.61469" calcext:value-type="float">
            <text:p>1.61469</text:p>
          </table:table-cell>
          <table:table-cell office:value-type="float" office:value="0.370913" calcext:value-type="float">
            <text:p>0.370913</text:p>
          </table:table-cell>
          <table:table-cell office:value-type="float" office:value="1.46041" calcext:value-type="float">
            <text:p>1.46041</text:p>
          </table:table-cell>
          <table:table-cell office:value-type="float" office:value="1.55126" calcext:value-type="float">
            <text:p>1.55126</text:p>
          </table:table-cell>
          <table:table-cell office:value-type="float" office:value="1.5798" calcext:value-type="float">
            <text:p>1.5798</text:p>
          </table:table-cell>
          <table:table-cell office:value-type="float" office:value="1.50031" calcext:value-type="float">
            <text:p>1.50031</text:p>
          </table:table-cell>
          <table:table-cell office:value-type="float" office:value="1.29513" calcext:value-type="float">
            <text:p>1.29513</text:p>
          </table:table-cell>
          <table:table-cell office:value-type="float" office:value="0.954854" calcext:value-type="float">
            <text:p>0.954854</text:p>
          </table:table-cell>
          <table:table-cell office:value-type="float" office:value="0.980744" calcext:value-type="float">
            <text:p>0.980744</text:p>
          </table:table-cell>
          <table:table-cell office:value-type="float" office:value="0.13735" calcext:value-type="float">
            <text:p>0.13735</text:p>
          </table:table-cell>
          <table:table-cell office:value-type="float" office:value="0.149741" calcext:value-type="float">
            <text:p>0.149741</text:p>
          </table:table-cell>
          <table:table-cell office:value-type="float" office:value="0.149589" calcext:value-type="float">
            <text:p>0.149589</text:p>
          </table:table-cell>
          <table:table-cell office:value-type="float" office:value="0.153878" calcext:value-type="float">
            <text:p>0.153878</text:p>
          </table:table-cell>
          <table:table-cell office:value-type="float" office:value="0.304733" calcext:value-type="float">
            <text:p>0.304733</text:p>
          </table:table-cell>
          <table:table-cell office:value-type="float" office:value="0.155342" calcext:value-type="float">
            <text:p>0.155342</text:p>
          </table:table-cell>
          <table:table-cell office:value-type="float" office:value="0.379316" calcext:value-type="float">
            <text:p>0.379316</text:p>
          </table:table-cell>
          <table:table-cell office:value-type="float" office:value="1.2121" calcext:value-type="float">
            <text:p>1.2121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744553" calcext:value-type="float">
            <text:p>0.744553</text:p>
          </table:table-cell>
          <table:table-cell office:value-type="float" office:value="0.156744" calcext:value-type="float">
            <text:p>0.156744</text:p>
          </table:table-cell>
          <table:table-cell office:value-type="float" office:value="0.515878" calcext:value-type="float">
            <text:p>0.515878</text:p>
          </table:table-cell>
          <table:table-cell office:value-type="float" office:value="0.285825" calcext:value-type="float">
            <text:p>0.285825</text:p>
          </table:table-cell>
          <table:table-cell office:value-type="float" office:value="0.155114" calcext:value-type="float">
            <text:p>0.155114</text:p>
          </table:table-cell>
          <table:table-cell office:value-type="float" office:value="2.36056" calcext:value-type="float">
            <text:p>2.36056</text:p>
          </table:table-cell>
          <table:table-cell office:value-type="float" office:value="0.218327" calcext:value-type="float">
            <text:p>0.218327</text:p>
          </table:table-cell>
          <table:table-cell office:value-type="float" office:value="0.113406" calcext:value-type="float">
            <text:p>0.113406</text:p>
          </table:table-cell>
          <table:table-cell table:number-columns-repeated="20"/>
          <table:table-cell table:formula="of:=MIN([.A160:.BL160])" office:value-type="float" office:value="0.113406" calcext:value-type="float">
            <text:p>0.113406</text:p>
          </table:table-cell>
          <table:table-cell table:formula="of:=MAX([.A160:.BL160])" office:value-type="float" office:value="2.36056" calcext:value-type="float">
            <text:p>2.36056</text:p>
          </table:table-cell>
          <table:table-cell table:number-columns-repeated="7"/>
        </table:table-row>
        <table:table-row table:style-name="ro2">
          <table:table-cell office:value-type="float" office:value="0.195115" calcext:value-type="float">
            <text:p>0.195115</text:p>
          </table:table-cell>
          <table:table-cell office:value-type="float" office:value="0.104916" calcext:value-type="float">
            <text:p>0.104916</text:p>
          </table:table-cell>
          <table:table-cell office:value-type="float" office:value="0.358196" calcext:value-type="float">
            <text:p>0.358196</text:p>
          </table:table-cell>
          <table:table-cell office:value-type="float" office:value="0.148126" calcext:value-type="float">
            <text:p>0.148126</text:p>
          </table:table-cell>
          <table:table-cell office:value-type="float" office:value="0.249225" calcext:value-type="float">
            <text:p>0.249225</text:p>
          </table:table-cell>
          <table:table-cell office:value-type="float" office:value="0.263374" calcext:value-type="float">
            <text:p>0.263374</text:p>
          </table:table-cell>
          <table:table-cell office:value-type="float" office:value="0.149758" calcext:value-type="float">
            <text:p>0.149758</text:p>
          </table:table-cell>
          <table:table-cell office:value-type="float" office:value="0.249759" calcext:value-type="float">
            <text:p>0.249759</text:p>
          </table:table-cell>
          <table:table-cell office:value-type="float" office:value="0.294262" calcext:value-type="float">
            <text:p>0.294262</text:p>
          </table:table-cell>
          <table:table-cell office:value-type="float" office:value="0.147411" calcext:value-type="float">
            <text:p>0.147411</text:p>
          </table:table-cell>
          <table:table-cell office:value-type="float" office:value="0.153519" calcext:value-type="float">
            <text:p>0.153519</text:p>
          </table:table-cell>
          <table:table-cell office:value-type="float" office:value="0.153541" calcext:value-type="float">
            <text:p>0.153541</text:p>
          </table:table-cell>
          <table:table-cell office:value-type="float" office:value="0.308372" calcext:value-type="float">
            <text:p>0.308372</text:p>
          </table:table-cell>
          <table:table-cell office:value-type="float" office:value="0.452384" calcext:value-type="float">
            <text:p>0.452384</text:p>
          </table:table-cell>
          <table:table-cell office:value-type="float" office:value="1.22711" calcext:value-type="float">
            <text:p>1.22711</text:p>
          </table:table-cell>
          <table:table-cell office:value-type="float" office:value="0.13532" calcext:value-type="float">
            <text:p>0.13532</text:p>
          </table:table-cell>
          <table:table-cell office:value-type="float" office:value="0.139036" calcext:value-type="float">
            <text:p>0.139036</text:p>
          </table:table-cell>
          <table:table-cell office:value-type="float" office:value="0.347603" calcext:value-type="float">
            <text:p>0.347603</text:p>
          </table:table-cell>
          <table:table-cell office:value-type="float" office:value="0.157993" calcext:value-type="float">
            <text:p>0.157993</text:p>
          </table:table-cell>
          <table:table-cell office:value-type="float" office:value="0.516069" calcext:value-type="float">
            <text:p>0.516069</text:p>
          </table:table-cell>
          <table:table-cell office:value-type="float" office:value="0.987871" calcext:value-type="float">
            <text:p>0.987871</text:p>
          </table:table-cell>
          <table:table-cell office:value-type="float" office:value="0.142126" calcext:value-type="float">
            <text:p>0.142126</text:p>
          </table:table-cell>
          <table:table-cell office:value-type="float" office:value="0.824647" calcext:value-type="float">
            <text:p>0.824647</text:p>
          </table:table-cell>
          <table:table-cell office:value-type="float" office:value="1.68656" calcext:value-type="float">
            <text:p>1.68656</text:p>
          </table:table-cell>
          <table:table-cell office:value-type="float" office:value="1.91165" calcext:value-type="float">
            <text:p>1.91165</text:p>
          </table:table-cell>
          <table:table-cell office:value-type="float" office:value="0.132384" calcext:value-type="float">
            <text:p>0.132384</text:p>
          </table:table-cell>
          <table:table-cell office:value-type="float" office:value="1.49966" calcext:value-type="float">
            <text:p>1.49966</text:p>
          </table:table-cell>
          <table:table-cell office:value-type="float" office:value="0.877242" calcext:value-type="float">
            <text:p>0.877242</text:p>
          </table:table-cell>
          <table:table-cell office:value-type="float" office:value="0.58191" calcext:value-type="float">
            <text:p>0.58191</text:p>
          </table:table-cell>
          <table:table-cell office:value-type="float" office:value="0.559042" calcext:value-type="float">
            <text:p>0.559042</text:p>
          </table:table-cell>
          <table:table-cell office:value-type="float" office:value="0.49722" calcext:value-type="float">
            <text:p>0.49722</text:p>
          </table:table-cell>
          <table:table-cell office:value-type="float" office:value="0.461452" calcext:value-type="float">
            <text:p>0.461452</text:p>
          </table:table-cell>
          <table:table-cell office:value-type="float" office:value="0.460637" calcext:value-type="float">
            <text:p>0.460637</text:p>
          </table:table-cell>
          <table:table-cell office:value-type="float" office:value="0.430246" calcext:value-type="float">
            <text:p>0.430246</text:p>
          </table:table-cell>
          <table:table-cell office:value-type="float" office:value="0.401194" calcext:value-type="float">
            <text:p>0.401194</text:p>
          </table:table-cell>
          <table:table-cell office:value-type="float" office:value="0.375537" calcext:value-type="float">
            <text:p>0.375537</text:p>
          </table:table-cell>
          <table:table-cell office:value-type="float" office:value="0.1628" calcext:value-type="float">
            <text:p>0.1628</text:p>
          </table:table-cell>
          <table:table-cell office:value-type="float" office:value="0.138366" calcext:value-type="float">
            <text:p>0.138366</text:p>
          </table:table-cell>
          <table:table-cell office:value-type="float" office:value="1.70376" calcext:value-type="float">
            <text:p>1.70376</text:p>
          </table:table-cell>
          <table:table-cell office:value-type="float" office:value="1.4078" calcext:value-type="float">
            <text:p>1.4078</text:p>
          </table:table-cell>
          <table:table-cell office:value-type="float" office:value="1.3005" calcext:value-type="float">
            <text:p>1.3005</text:p>
          </table:table-cell>
          <table:table-cell office:value-type="float" office:value="1.26594" calcext:value-type="float">
            <text:p>1.26594</text:p>
          </table:table-cell>
          <table:table-cell office:value-type="float" office:value="2.29477" calcext:value-type="float">
            <text:p>2.29477</text:p>
          </table:table-cell>
          <table:table-cell office:value-type="float" office:value="1.99677" calcext:value-type="float">
            <text:p>1.99677</text:p>
          </table:table-cell>
          <table:table-cell office:value-type="float" office:value="1.89956" calcext:value-type="float">
            <text:p>1.89956</text:p>
          </table:table-cell>
          <table:table-cell office:value-type="float" office:value="1.64223" calcext:value-type="float">
            <text:p>1.64223</text:p>
          </table:table-cell>
          <table:table-cell office:value-type="float" office:value="2.20812" calcext:value-type="float">
            <text:p>2.20812</text:p>
          </table:table-cell>
          <table:table-cell office:value-type="float" office:value="0.047111" calcext:value-type="float">
            <text:p>0.047111</text:p>
          </table:table-cell>
          <table:table-cell table:number-columns-repeated="20"/>
          <table:table-cell table:formula="of:=MIN([.A161:.BL161])" office:value-type="float" office:value="0.047111" calcext:value-type="float">
            <text:p>0.047111</text:p>
          </table:table-cell>
          <table:table-cell table:formula="of:=MAX([.A161:.BL161])" office:value-type="float" office:value="2.29477" calcext:value-type="float">
            <text:p>2.29477</text:p>
          </table:table-cell>
          <table:table-cell table:number-columns-repeated="7"/>
        </table:table-row>
        <table:table-row table:style-name="ro2">
          <table:table-cell office:value-type="float" office:value="0.149801" calcext:value-type="float">
            <text:p>0.149801</text:p>
          </table:table-cell>
          <table:table-cell office:value-type="float" office:value="0.164348" calcext:value-type="float">
            <text:p>0.164348</text:p>
          </table:table-cell>
          <table:table-cell office:value-type="float" office:value="0.213701" calcext:value-type="float">
            <text:p>0.213701</text:p>
          </table:table-cell>
          <table:table-cell office:value-type="float" office:value="0.181733" calcext:value-type="float">
            <text:p>0.181733</text:p>
          </table:table-cell>
          <table:table-cell office:value-type="float" office:value="0.333666" calcext:value-type="float">
            <text:p>0.333666</text:p>
          </table:table-cell>
          <table:table-cell office:value-type="float" office:value="0.202815" calcext:value-type="float">
            <text:p>0.202815</text:p>
          </table:table-cell>
          <table:table-cell office:value-type="float" office:value="0.351142" calcext:value-type="float">
            <text:p>0.351142</text:p>
          </table:table-cell>
          <table:table-cell office:value-type="float" office:value="0.292583" calcext:value-type="float">
            <text:p>0.292583</text:p>
          </table:table-cell>
          <table:table-cell office:value-type="float" office:value="0.257935" calcext:value-type="float">
            <text:p>0.257935</text:p>
          </table:table-cell>
          <table:table-cell office:value-type="float" office:value="0.63283" calcext:value-type="float">
            <text:p>0.63283</text:p>
          </table:table-cell>
          <table:table-cell office:value-type="float" office:value="0.175648" calcext:value-type="float">
            <text:p>0.175648</text:p>
          </table:table-cell>
          <table:table-cell office:value-type="float" office:value="0.108718" calcext:value-type="float">
            <text:p>0.108718</text:p>
          </table:table-cell>
          <table:table-cell office:value-type="float" office:value="0.147464" calcext:value-type="float">
            <text:p>0.147464</text:p>
          </table:table-cell>
          <table:table-cell office:value-type="float" office:value="0.123692" calcext:value-type="float">
            <text:p>0.123692</text:p>
          </table:table-cell>
          <table:table-cell office:value-type="float" office:value="0.199099" calcext:value-type="float">
            <text:p>0.199099</text:p>
          </table:table-cell>
          <table:table-cell office:value-type="float" office:value="0.129041" calcext:value-type="float">
            <text:p>0.129041</text:p>
          </table:table-cell>
          <table:table-cell office:value-type="float" office:value="0.593428" calcext:value-type="float">
            <text:p>0.593428</text:p>
          </table:table-cell>
          <table:table-cell office:value-type="float" office:value="0.619815" calcext:value-type="float">
            <text:p>0.619815</text:p>
          </table:table-cell>
          <table:table-cell office:value-type="float" office:value="1.46691" calcext:value-type="float">
            <text:p>1.46691</text:p>
          </table:table-cell>
          <table:table-cell office:value-type="float" office:value="1.4761" calcext:value-type="float">
            <text:p>1.4761</text:p>
          </table:table-cell>
          <table:table-cell office:value-type="float" office:value="1.08017" calcext:value-type="float">
            <text:p>1.08017</text:p>
          </table:table-cell>
          <table:table-cell office:value-type="float" office:value="0.454171" calcext:value-type="float">
            <text:p>0.454171</text:p>
          </table:table-cell>
          <table:table-cell office:value-type="float" office:value="0.125065" calcext:value-type="float">
            <text:p>0.125065</text:p>
          </table:table-cell>
          <table:table-cell office:value-type="float" office:value="0.456805" calcext:value-type="float">
            <text:p>0.456805</text:p>
          </table:table-cell>
          <table:table-cell office:value-type="float" office:value="0.132873" calcext:value-type="float">
            <text:p>0.132873</text:p>
          </table:table-cell>
          <table:table-cell office:value-type="float" office:value="0.191482" calcext:value-type="float">
            <text:p>0.191482</text:p>
          </table:table-cell>
          <table:table-cell office:value-type="float" office:value="0.568797" calcext:value-type="float">
            <text:p>0.568797</text:p>
          </table:table-cell>
          <table:table-cell office:value-type="float" office:value="0.440226" calcext:value-type="float">
            <text:p>0.440226</text:p>
          </table:table-cell>
          <table:table-cell office:value-type="float" office:value="0.211688" calcext:value-type="float">
            <text:p>0.211688</text:p>
          </table:table-cell>
          <table:table-cell office:value-type="float" office:value="0.919523" calcext:value-type="float">
            <text:p>0.919523</text:p>
          </table:table-cell>
          <table:table-cell office:value-type="float" office:value="0.23841" calcext:value-type="float">
            <text:p>0.23841</text:p>
          </table:table-cell>
          <table:table-cell office:value-type="float" office:value="0.161321" calcext:value-type="float">
            <text:p>0.161321</text:p>
          </table:table-cell>
          <table:table-cell office:value-type="float" office:value="0.443329" calcext:value-type="float">
            <text:p>0.443329</text:p>
          </table:table-cell>
          <table:table-cell office:value-type="float" office:value="0.216932" calcext:value-type="float">
            <text:p>0.216932</text:p>
          </table:table-cell>
          <table:table-cell office:value-type="float" office:value="0.143594" calcext:value-type="float">
            <text:p>0.143594</text:p>
          </table:table-cell>
          <table:table-cell office:value-type="float" office:value="0.242342" calcext:value-type="float">
            <text:p>0.242342</text:p>
          </table:table-cell>
          <table:table-cell office:value-type="float" office:value="1.06495" calcext:value-type="float">
            <text:p>1.06495</text:p>
          </table:table-cell>
          <table:table-cell office:value-type="float" office:value="0.936571" calcext:value-type="float">
            <text:p>0.936571</text:p>
          </table:table-cell>
          <table:table-cell office:value-type="float" office:value="1.39224" calcext:value-type="float">
            <text:p>1.39224</text:p>
          </table:table-cell>
          <table:table-cell office:value-type="float" office:value="1.79737" calcext:value-type="float">
            <text:p>1.79737</text:p>
          </table:table-cell>
          <table:table-cell office:value-type="float" office:value="1.6355" calcext:value-type="float">
            <text:p>1.6355</text:p>
          </table:table-cell>
          <table:table-cell office:value-type="float" office:value="2.73591" calcext:value-type="float">
            <text:p>2.73591</text:p>
          </table:table-cell>
          <table:table-cell office:value-type="float" office:value="0.164838" calcext:value-type="float">
            <text:p>0.164838</text:p>
          </table:table-cell>
          <table:table-cell office:value-type="float" office:value="0.150848" calcext:value-type="float">
            <text:p>0.150848</text:p>
          </table:table-cell>
          <table:table-cell office:value-type="float" office:value="1.06135" calcext:value-type="float">
            <text:p>1.06135</text:p>
          </table:table-cell>
          <table:table-cell office:value-type="float" office:value="0.170202" calcext:value-type="float">
            <text:p>0.170202</text:p>
          </table:table-cell>
          <table:table-cell office:value-type="float" office:value="3.13365" calcext:value-type="float">
            <text:p>3.13365</text:p>
          </table:table-cell>
          <table:table-cell office:value-type="float" office:value="0.101539" calcext:value-type="float">
            <text:p>0.101539</text:p>
          </table:table-cell>
          <table:table-cell table:number-columns-repeated="20"/>
          <table:table-cell table:formula="of:=MIN([.A162:.BL162])" office:value-type="float" office:value="0.101539" calcext:value-type="float">
            <text:p>0.101539</text:p>
          </table:table-cell>
          <table:table-cell table:formula="of:=MAX([.A162:.BL162])" office:value-type="float" office:value="3.13365" calcext:value-type="float">
            <text:p>3.13365</text:p>
          </table:table-cell>
          <table:table-cell table:number-columns-repeated="7"/>
        </table:table-row>
        <table:table-row table:style-name="ro2">
          <table:table-cell office:value-type="float" office:value="0.151615" calcext:value-type="float">
            <text:p>0.151615</text:p>
          </table:table-cell>
          <table:table-cell office:value-type="float" office:value="0.106024" calcext:value-type="float">
            <text:p>0.106024</text:p>
          </table:table-cell>
          <table:table-cell office:value-type="float" office:value="0.111724" calcext:value-type="float">
            <text:p>0.111724</text:p>
          </table:table-cell>
          <table:table-cell office:value-type="float" office:value="0.130299" calcext:value-type="float">
            <text:p>0.130299</text:p>
          </table:table-cell>
          <table:table-cell office:value-type="float" office:value="0.498076" calcext:value-type="float">
            <text:p>0.498076</text:p>
          </table:table-cell>
          <table:table-cell office:value-type="float" office:value="0.143741" calcext:value-type="float">
            <text:p>0.143741</text:p>
          </table:table-cell>
          <table:table-cell office:value-type="float" office:value="0.218773" calcext:value-type="float">
            <text:p>0.218773</text:p>
          </table:table-cell>
          <table:table-cell office:value-type="float" office:value="0.750456" calcext:value-type="float">
            <text:p>0.750456</text:p>
          </table:table-cell>
          <table:table-cell office:value-type="float" office:value="0.449319" calcext:value-type="float">
            <text:p>0.449319</text:p>
          </table:table-cell>
          <table:table-cell office:value-type="float" office:value="0.449731" calcext:value-type="float">
            <text:p>0.449731</text:p>
          </table:table-cell>
          <table:table-cell office:value-type="float" office:value="0.686769" calcext:value-type="float">
            <text:p>0.686769</text:p>
          </table:table-cell>
          <table:table-cell office:value-type="float" office:value="0.406253" calcext:value-type="float">
            <text:p>0.406253</text:p>
          </table:table-cell>
          <table:table-cell office:value-type="float" office:value="1.00759" calcext:value-type="float">
            <text:p>1.00759</text:p>
          </table:table-cell>
          <table:table-cell office:value-type="float" office:value="0.650284" calcext:value-type="float">
            <text:p>0.650284</text:p>
          </table:table-cell>
          <table:table-cell office:value-type="float" office:value="0.725775" calcext:value-type="float">
            <text:p>0.725775</text:p>
          </table:table-cell>
          <table:table-cell office:value-type="float" office:value="0.125611" calcext:value-type="float">
            <text:p>0.125611</text:p>
          </table:table-cell>
          <table:table-cell office:value-type="float" office:value="0.638991" calcext:value-type="float">
            <text:p>0.638991</text:p>
          </table:table-cell>
          <table:table-cell office:value-type="float" office:value="0.487338" calcext:value-type="float">
            <text:p>0.487338</text:p>
          </table:table-cell>
          <table:table-cell office:value-type="float" office:value="0.490909" calcext:value-type="float">
            <text:p>0.490909</text:p>
          </table:table-cell>
          <table:table-cell office:value-type="float" office:value="0.877011" calcext:value-type="float">
            <text:p>0.877011</text:p>
          </table:table-cell>
          <table:table-cell office:value-type="float" office:value="1.00527" calcext:value-type="float">
            <text:p>1.00527</text:p>
          </table:table-cell>
          <table:table-cell office:value-type="float" office:value="0.419784" calcext:value-type="float">
            <text:p>0.419784</text:p>
          </table:table-cell>
          <table:table-cell office:value-type="float" office:value="0.802215" calcext:value-type="float">
            <text:p>0.802215</text:p>
          </table:table-cell>
          <table:table-cell office:value-type="float" office:value="1.04321" calcext:value-type="float">
            <text:p>1.04321</text:p>
          </table:table-cell>
          <table:table-cell office:value-type="float" office:value="0.934766" calcext:value-type="float">
            <text:p>0.934766</text:p>
          </table:table-cell>
          <table:table-cell office:value-type="float" office:value="1.34826" calcext:value-type="float">
            <text:p>1.34826</text:p>
          </table:table-cell>
          <table:table-cell office:value-type="float" office:value="0.790392" calcext:value-type="float">
            <text:p>0.790392</text:p>
          </table:table-cell>
          <table:table-cell office:value-type="float" office:value="1.31496" calcext:value-type="float">
            <text:p>1.31496</text:p>
          </table:table-cell>
          <table:table-cell office:value-type="float" office:value="0.456257" calcext:value-type="float">
            <text:p>0.456257</text:p>
          </table:table-cell>
          <table:table-cell office:value-type="float" office:value="0.853063" calcext:value-type="float">
            <text:p>0.853063</text:p>
          </table:table-cell>
          <table:table-cell office:value-type="float" office:value="1.29546" calcext:value-type="float">
            <text:p>1.29546</text:p>
          </table:table-cell>
          <table:table-cell office:value-type="float" office:value="1.87326" calcext:value-type="float">
            <text:p>1.87326</text:p>
          </table:table-cell>
          <table:table-cell office:value-type="float" office:value="0.566313" calcext:value-type="float">
            <text:p>0.566313</text:p>
          </table:table-cell>
          <table:table-cell office:value-type="float" office:value="0.822601" calcext:value-type="float">
            <text:p>0.822601</text:p>
          </table:table-cell>
          <table:table-cell office:value-type="float" office:value="0.561164" calcext:value-type="float">
            <text:p>0.561164</text:p>
          </table:table-cell>
          <table:table-cell office:value-type="float" office:value="0.328155" calcext:value-type="float">
            <text:p>0.328155</text:p>
          </table:table-cell>
          <table:table-cell office:value-type="float" office:value="2.27027" calcext:value-type="float">
            <text:p>2.27027</text:p>
          </table:table-cell>
          <table:table-cell office:value-type="float" office:value="2.16866" calcext:value-type="float">
            <text:p>2.16866</text:p>
          </table:table-cell>
          <table:table-cell office:value-type="float" office:value="1.74557" calcext:value-type="float">
            <text:p>1.74557</text:p>
          </table:table-cell>
          <table:table-cell office:value-type="float" office:value="0.653703" calcext:value-type="float">
            <text:p>0.653703</text:p>
          </table:table-cell>
          <table:table-cell office:value-type="float" office:value="1.36892" calcext:value-type="float">
            <text:p>1.36892</text:p>
          </table:table-cell>
          <table:table-cell office:value-type="float" office:value="0.603944" calcext:value-type="float">
            <text:p>0.603944</text:p>
          </table:table-cell>
          <table:table-cell office:value-type="float" office:value="0.127314" calcext:value-type="float">
            <text:p>0.127314</text:p>
          </table:table-cell>
          <table:table-cell office:value-type="float" office:value="0.061379" calcext:value-type="float">
            <text:p>0.061379</text:p>
          </table:table-cell>
          <table:table-cell office:value-type="float" office:value="1.69373" calcext:value-type="float">
            <text:p>1.69373</text:p>
          </table:table-cell>
          <table:table-cell office:value-type="float" office:value="0.399705" calcext:value-type="float">
            <text:p>0.399705</text:p>
          </table:table-cell>
          <table:table-cell office:value-type="float" office:value="0.394927" calcext:value-type="float">
            <text:p>0.394927</text:p>
          </table:table-cell>
          <table:table-cell office:value-type="float" office:value="0.158179" calcext:value-type="float">
            <text:p>0.158179</text:p>
          </table:table-cell>
          <table:table-cell table:number-columns-repeated="20"/>
          <table:table-cell table:formula="of:=MIN([.A163:.BL163])" office:value-type="float" office:value="0.061379" calcext:value-type="float">
            <text:p>0.061379</text:p>
          </table:table-cell>
          <table:table-cell table:formula="of:=MAX([.A163:.BL163])" office:value-type="float" office:value="2.27027" calcext:value-type="float">
            <text:p>2.27027</text:p>
          </table:table-cell>
          <table:table-cell table:number-columns-repeated="7"/>
        </table:table-row>
        <table:table-row table:style-name="ro2">
          <table:table-cell office:value-type="float" office:value="0.198153" calcext:value-type="float">
            <text:p>0.198153</text:p>
          </table:table-cell>
          <table:table-cell office:value-type="float" office:value="0.296136" calcext:value-type="float">
            <text:p>0.296136</text:p>
          </table:table-cell>
          <table:table-cell office:value-type="float" office:value="0.197802" calcext:value-type="float">
            <text:p>0.197802</text:p>
          </table:table-cell>
          <table:table-cell office:value-type="float" office:value="0.297423" calcext:value-type="float">
            <text:p>0.297423</text:p>
          </table:table-cell>
          <table:table-cell office:value-type="float" office:value="0.358304" calcext:value-type="float">
            <text:p>0.358304</text:p>
          </table:table-cell>
          <table:table-cell office:value-type="float" office:value="0.147824" calcext:value-type="float">
            <text:p>0.147824</text:p>
          </table:table-cell>
          <table:table-cell office:value-type="float" office:value="0.148534" calcext:value-type="float">
            <text:p>0.148534</text:p>
          </table:table-cell>
          <table:table-cell office:value-type="float" office:value="0.332914" calcext:value-type="float">
            <text:p>0.332914</text:p>
          </table:table-cell>
          <table:table-cell office:value-type="float" office:value="0.266099" calcext:value-type="float">
            <text:p>0.266099</text:p>
          </table:table-cell>
          <table:table-cell office:value-type="float" office:value="0.323342" calcext:value-type="float">
            <text:p>0.323342</text:p>
          </table:table-cell>
          <table:table-cell office:value-type="float" office:value="0.62228" calcext:value-type="float">
            <text:p>0.62228</text:p>
          </table:table-cell>
          <table:table-cell office:value-type="float" office:value="1.17813" calcext:value-type="float">
            <text:p>1.17813</text:p>
          </table:table-cell>
          <table:table-cell office:value-type="float" office:value="0.351611" calcext:value-type="float">
            <text:p>0.351611</text:p>
          </table:table-cell>
          <table:table-cell office:value-type="float" office:value="0.147549" calcext:value-type="float">
            <text:p>0.147549</text:p>
          </table:table-cell>
          <table:table-cell office:value-type="float" office:value="0.250747" calcext:value-type="float">
            <text:p>0.250747</text:p>
          </table:table-cell>
          <table:table-cell office:value-type="float" office:value="1.53977" calcext:value-type="float">
            <text:p>1.53977</text:p>
          </table:table-cell>
          <table:table-cell office:value-type="float" office:value="0.407175" calcext:value-type="float">
            <text:p>0.407175</text:p>
          </table:table-cell>
          <table:table-cell office:value-type="float" office:value="0.761613" calcext:value-type="float">
            <text:p>0.761613</text:p>
          </table:table-cell>
          <table:table-cell office:value-type="float" office:value="0.160537" calcext:value-type="float">
            <text:p>0.160537</text:p>
          </table:table-cell>
          <table:table-cell office:value-type="float" office:value="0.10539" calcext:value-type="float">
            <text:p>0.10539</text:p>
          </table:table-cell>
          <table:table-cell office:value-type="float" office:value="2.06513" calcext:value-type="float">
            <text:p>2.06513</text:p>
          </table:table-cell>
          <table:table-cell office:value-type="float" office:value="0.864531" calcext:value-type="float">
            <text:p>0.864531</text:p>
          </table:table-cell>
          <table:table-cell office:value-type="float" office:value="0.520312" calcext:value-type="float">
            <text:p>0.520312</text:p>
          </table:table-cell>
          <table:table-cell office:value-type="float" office:value="1.05596" calcext:value-type="float">
            <text:p>1.05596</text:p>
          </table:table-cell>
          <table:table-cell office:value-type="float" office:value="1.3271" calcext:value-type="float">
            <text:p>1.3271</text:p>
          </table:table-cell>
          <table:table-cell office:value-type="float" office:value="1.33027" calcext:value-type="float">
            <text:p>1.33027</text:p>
          </table:table-cell>
          <table:table-cell office:value-type="float" office:value="0.846751" calcext:value-type="float">
            <text:p>0.846751</text:p>
          </table:table-cell>
          <table:table-cell office:value-type="float" office:value="1.04813" calcext:value-type="float">
            <text:p>1.04813</text:p>
          </table:table-cell>
          <table:table-cell office:value-type="float" office:value="0.949532" calcext:value-type="float">
            <text:p>0.949532</text:p>
          </table:table-cell>
          <table:table-cell office:value-type="float" office:value="1.59156" calcext:value-type="float">
            <text:p>1.59156</text:p>
          </table:table-cell>
          <table:table-cell office:value-type="float" office:value="2.41751" calcext:value-type="float">
            <text:p>2.41751</text:p>
          </table:table-cell>
          <table:table-cell office:value-type="float" office:value="2.29678" calcext:value-type="float">
            <text:p>2.29678</text:p>
          </table:table-cell>
          <table:table-cell office:value-type="float" office:value="2.31708" calcext:value-type="float">
            <text:p>2.31708</text:p>
          </table:table-cell>
          <table:table-cell office:value-type="float" office:value="2.04411" calcext:value-type="float">
            <text:p>2.04411</text:p>
          </table:table-cell>
          <table:table-cell office:value-type="float" office:value="1.59604" calcext:value-type="float">
            <text:p>1.59604</text:p>
          </table:table-cell>
          <table:table-cell office:value-type="float" office:value="0.692084" calcext:value-type="float">
            <text:p>0.692084</text:p>
          </table:table-cell>
          <table:table-cell office:value-type="float" office:value="2.10474" calcext:value-type="float">
            <text:p>2.10474</text:p>
          </table:table-cell>
          <table:table-cell office:value-type="float" office:value="1.32198" calcext:value-type="float">
            <text:p>1.32198</text:p>
          </table:table-cell>
          <table:table-cell office:value-type="float" office:value="2.35262" calcext:value-type="float">
            <text:p>2.35262</text:p>
          </table:table-cell>
          <table:table-cell office:value-type="float" office:value="2.08689" calcext:value-type="float">
            <text:p>2.08689</text:p>
          </table:table-cell>
          <table:table-cell office:value-type="float" office:value="0.245211" calcext:value-type="float">
            <text:p>0.245211</text:p>
          </table:table-cell>
          <table:table-cell office:value-type="float" office:value="1.65459" calcext:value-type="float">
            <text:p>1.65459</text:p>
          </table:table-cell>
          <table:table-cell office:value-type="float" office:value="0.202045" calcext:value-type="float">
            <text:p>0.202045</text:p>
          </table:table-cell>
          <table:table-cell office:value-type="float" office:value="2.26138" calcext:value-type="float">
            <text:p>2.26138</text:p>
          </table:table-cell>
          <table:table-cell office:value-type="float" office:value="1.13593" calcext:value-type="float">
            <text:p>1.13593</text:p>
          </table:table-cell>
          <table:table-cell office:value-type="float" office:value="0.927066" calcext:value-type="float">
            <text:p>0.927066</text:p>
          </table:table-cell>
          <table:table-cell office:value-type="float" office:value="0.0733759" calcext:value-type="float">
            <text:p>0.0733759</text:p>
          </table:table-cell>
          <table:table-cell office:value-type="float" office:value="0.32114" calcext:value-type="float">
            <text:p>0.32114</text:p>
          </table:table-cell>
          <table:table-cell table:number-columns-repeated="20"/>
          <table:table-cell table:formula="of:=MIN([.A164:.BL164])" office:value-type="float" office:value="0.0733759" calcext:value-type="float">
            <text:p>0.0733759</text:p>
          </table:table-cell>
          <table:table-cell table:formula="of:=MAX([.A164:.BL164])" office:value-type="float" office:value="2.41751" calcext:value-type="float">
            <text:p>2.41751</text:p>
          </table:table-cell>
          <table:table-cell table:number-columns-repeated="7"/>
        </table:table-row>
        <table:table-row table:style-name="ro2">
          <table:table-cell office:value-type="float" office:value="0.114897" calcext:value-type="float">
            <text:p>0.114897</text:p>
          </table:table-cell>
          <table:table-cell office:value-type="float" office:value="0.152887" calcext:value-type="float">
            <text:p>0.152887</text:p>
          </table:table-cell>
          <table:table-cell office:value-type="float" office:value="0.125054" calcext:value-type="float">
            <text:p>0.125054</text:p>
          </table:table-cell>
          <table:table-cell office:value-type="float" office:value="0.189644" calcext:value-type="float">
            <text:p>0.189644</text:p>
          </table:table-cell>
          <table:table-cell office:value-type="float" office:value="0.128716" calcext:value-type="float">
            <text:p>0.128716</text:p>
          </table:table-cell>
          <table:table-cell office:value-type="float" office:value="0.177236" calcext:value-type="float">
            <text:p>0.177236</text:p>
          </table:table-cell>
          <table:table-cell office:value-type="float" office:value="0.126442" calcext:value-type="float">
            <text:p>0.126442</text:p>
          </table:table-cell>
          <table:table-cell office:value-type="float" office:value="0.19821" calcext:value-type="float">
            <text:p>0.19821</text:p>
          </table:table-cell>
          <table:table-cell office:value-type="float" office:value="0.127497" calcext:value-type="float">
            <text:p>0.127497</text:p>
          </table:table-cell>
          <table:table-cell office:value-type="float" office:value="0.166507" calcext:value-type="float">
            <text:p>0.166507</text:p>
          </table:table-cell>
          <table:table-cell office:value-type="float" office:value="0.117043" calcext:value-type="float">
            <text:p>0.117043</text:p>
          </table:table-cell>
          <table:table-cell office:value-type="float" office:value="0.118135" calcext:value-type="float">
            <text:p>0.118135</text:p>
          </table:table-cell>
          <table:table-cell office:value-type="float" office:value="0.117389" calcext:value-type="float">
            <text:p>0.117389</text:p>
          </table:table-cell>
          <table:table-cell office:value-type="float" office:value="0.121073" calcext:value-type="float">
            <text:p>0.121073</text:p>
          </table:table-cell>
          <table:table-cell office:value-type="float" office:value="0.101728" calcext:value-type="float">
            <text:p>0.101728</text:p>
          </table:table-cell>
          <table:table-cell office:value-type="float" office:value="0.119729" calcext:value-type="float">
            <text:p>0.119729</text:p>
          </table:table-cell>
          <table:table-cell office:value-type="float" office:value="0.117678" calcext:value-type="float">
            <text:p>0.117678</text:p>
          </table:table-cell>
          <table:table-cell office:value-type="float" office:value="1.52518" calcext:value-type="float">
            <text:p>1.52518</text:p>
          </table:table-cell>
          <table:table-cell office:value-type="float" office:value="0.166471" calcext:value-type="float">
            <text:p>0.166471</text:p>
          </table:table-cell>
          <table:table-cell office:value-type="float" office:value="1.3394" calcext:value-type="float">
            <text:p>1.3394</text:p>
          </table:table-cell>
          <table:table-cell office:value-type="float" office:value="1.88877" calcext:value-type="float">
            <text:p>1.88877</text:p>
          </table:table-cell>
          <table:table-cell office:value-type="float" office:value="1.21779" calcext:value-type="float">
            <text:p>1.21779</text:p>
          </table:table-cell>
          <table:table-cell office:value-type="float" office:value="1.18249" calcext:value-type="float">
            <text:p>1.18249</text:p>
          </table:table-cell>
          <table:table-cell office:value-type="float" office:value="1.06853" calcext:value-type="float">
            <text:p>1.06853</text:p>
          </table:table-cell>
          <table:table-cell office:value-type="float" office:value="0.143964" calcext:value-type="float">
            <text:p>0.143964</text:p>
          </table:table-cell>
          <table:table-cell office:value-type="float" office:value="1.62222" calcext:value-type="float">
            <text:p>1.62222</text:p>
          </table:table-cell>
          <table:table-cell office:value-type="float" office:value="0.145524" calcext:value-type="float">
            <text:p>0.145524</text:p>
          </table:table-cell>
          <table:table-cell office:value-type="float" office:value="1.13825" calcext:value-type="float">
            <text:p>1.13825</text:p>
          </table:table-cell>
          <table:table-cell office:value-type="float" office:value="0.151396" calcext:value-type="float">
            <text:p>0.151396</text:p>
          </table:table-cell>
          <table:table-cell office:value-type="float" office:value="1.07292" calcext:value-type="float">
            <text:p>1.07292</text:p>
          </table:table-cell>
          <table:table-cell office:value-type="float" office:value="1.19145" calcext:value-type="float">
            <text:p>1.19145</text:p>
          </table:table-cell>
          <table:table-cell office:value-type="float" office:value="0.98933" calcext:value-type="float">
            <text:p>0.98933</text:p>
          </table:table-cell>
          <table:table-cell office:value-type="float" office:value="2.16357" calcext:value-type="float">
            <text:p>2.16357</text:p>
          </table:table-cell>
          <table:table-cell office:value-type="float" office:value="0.137459" calcext:value-type="float">
            <text:p>0.137459</text:p>
          </table:table-cell>
          <table:table-cell office:value-type="float" office:value="0.824508" calcext:value-type="float">
            <text:p>0.824508</text:p>
          </table:table-cell>
          <table:table-cell office:value-type="float" office:value="0.522717" calcext:value-type="float">
            <text:p>0.522717</text:p>
          </table:table-cell>
          <table:table-cell office:value-type="float" office:value="0.439288" calcext:value-type="float">
            <text:p>0.439288</text:p>
          </table:table-cell>
          <table:table-cell office:value-type="float" office:value="1.93942" calcext:value-type="float">
            <text:p>1.93942</text:p>
          </table:table-cell>
          <table:table-cell office:value-type="float" office:value="0.127837" calcext:value-type="float">
            <text:p>0.127837</text:p>
          </table:table-cell>
          <table:table-cell office:value-type="float" office:value="2.61665" calcext:value-type="float">
            <text:p>2.61665</text:p>
          </table:table-cell>
          <table:table-cell office:value-type="float" office:value="2.65376" calcext:value-type="float">
            <text:p>2.65376</text:p>
          </table:table-cell>
          <table:table-cell office:value-type="float" office:value="0.130759" calcext:value-type="float">
            <text:p>0.130759</text:p>
          </table:table-cell>
          <table:table-cell office:value-type="float" office:value="0.278282" calcext:value-type="float">
            <text:p>0.278282</text:p>
          </table:table-cell>
          <table:table-cell office:value-type="float" office:value="0.0773661" calcext:value-type="float">
            <text:p>0.0773661</text:p>
          </table:table-cell>
          <table:table-cell office:value-type="float" office:value="0.055974" calcext:value-type="float">
            <text:p>0.055974</text:p>
          </table:table-cell>
          <table:table-cell office:value-type="float" office:value="0.416195" calcext:value-type="float">
            <text:p>0.416195</text:p>
          </table:table-cell>
          <table:table-cell office:value-type="float" office:value="0.562131" calcext:value-type="float">
            <text:p>0.562131</text:p>
          </table:table-cell>
          <table:table-cell office:value-type="float" office:value="0.27474" calcext:value-type="float">
            <text:p>0.27474</text:p>
          </table:table-cell>
          <table:table-cell table:number-columns-repeated="20"/>
          <table:table-cell table:formula="of:=MIN([.A165:.BL165])" office:value-type="float" office:value="0.055974" calcext:value-type="float">
            <text:p>0.055974</text:p>
          </table:table-cell>
          <table:table-cell table:formula="of:=MAX([.A165:.BL165])" office:value-type="float" office:value="2.65376" calcext:value-type="float">
            <text:p>2.65376</text:p>
          </table:table-cell>
          <table:table-cell table:number-columns-repeated="7"/>
        </table:table-row>
        <table:table-row table:style-name="ro2">
          <table:table-cell office:value-type="float" office:value="0.203706" calcext:value-type="float">
            <text:p>0.203706</text:p>
          </table:table-cell>
          <table:table-cell office:value-type="float" office:value="0.265008" calcext:value-type="float">
            <text:p>0.265008</text:p>
          </table:table-cell>
          <table:table-cell office:value-type="float" office:value="0.268819" calcext:value-type="float">
            <text:p>0.268819</text:p>
          </table:table-cell>
          <table:table-cell office:value-type="float" office:value="0.159342" calcext:value-type="float">
            <text:p>0.159342</text:p>
          </table:table-cell>
          <table:table-cell office:value-type="float" office:value="0.24685" calcext:value-type="float">
            <text:p>0.24685</text:p>
          </table:table-cell>
          <table:table-cell office:value-type="float" office:value="0.289183" calcext:value-type="float">
            <text:p>0.289183</text:p>
          </table:table-cell>
          <table:table-cell office:value-type="float" office:value="0.152569" calcext:value-type="float">
            <text:p>0.152569</text:p>
          </table:table-cell>
          <table:table-cell office:value-type="float" office:value="0.222801" calcext:value-type="float">
            <text:p>0.222801</text:p>
          </table:table-cell>
          <table:table-cell office:value-type="float" office:value="0.276471" calcext:value-type="float">
            <text:p>0.276471</text:p>
          </table:table-cell>
          <table:table-cell office:value-type="float" office:value="0.161738" calcext:value-type="float">
            <text:p>0.161738</text:p>
          </table:table-cell>
          <table:table-cell office:value-type="float" office:value="0.812783" calcext:value-type="float">
            <text:p>0.812783</text:p>
          </table:table-cell>
          <table:table-cell office:value-type="float" office:value="0.764878" calcext:value-type="float">
            <text:p>0.764878</text:p>
          </table:table-cell>
          <table:table-cell office:value-type="float" office:value="0.295112" calcext:value-type="float">
            <text:p>0.295112</text:p>
          </table:table-cell>
          <table:table-cell office:value-type="float" office:value="1.03302" calcext:value-type="float">
            <text:p>1.03302</text:p>
          </table:table-cell>
          <table:table-cell office:value-type="float" office:value="0.200207" calcext:value-type="float">
            <text:p>0.200207</text:p>
          </table:table-cell>
          <table:table-cell office:value-type="float" office:value="0.625443" calcext:value-type="float">
            <text:p>0.625443</text:p>
          </table:table-cell>
          <table:table-cell office:value-type="float" office:value="0.94074" calcext:value-type="float">
            <text:p>0.94074</text:p>
          </table:table-cell>
          <table:table-cell office:value-type="float" office:value="0.148955" calcext:value-type="float">
            <text:p>0.148955</text:p>
          </table:table-cell>
          <table:table-cell office:value-type="float" office:value="0.139638" calcext:value-type="float">
            <text:p>0.139638</text:p>
          </table:table-cell>
          <table:table-cell office:value-type="float" office:value="0.370862" calcext:value-type="float">
            <text:p>0.370862</text:p>
          </table:table-cell>
          <table:table-cell office:value-type="float" office:value="0.433599" calcext:value-type="float">
            <text:p>0.433599</text:p>
          </table:table-cell>
          <table:table-cell office:value-type="float" office:value="1.00174" calcext:value-type="float">
            <text:p>1.00174</text:p>
          </table:table-cell>
          <table:table-cell office:value-type="float" office:value="0.775011" calcext:value-type="float">
            <text:p>0.775011</text:p>
          </table:table-cell>
          <table:table-cell office:value-type="float" office:value="0.845893" calcext:value-type="float">
            <text:p>0.845893</text:p>
          </table:table-cell>
          <table:table-cell office:value-type="float" office:value="1.19157" calcext:value-type="float">
            <text:p>1.19157</text:p>
          </table:table-cell>
          <table:table-cell office:value-type="float" office:value="0.135622" calcext:value-type="float">
            <text:p>0.135622</text:p>
          </table:table-cell>
          <table:table-cell office:value-type="float" office:value="0.0666249" calcext:value-type="float">
            <text:p>0.0666249</text:p>
          </table:table-cell>
          <table:table-cell office:value-type="float" office:value="0.768859" calcext:value-type="float">
            <text:p>0.768859</text:p>
          </table:table-cell>
          <table:table-cell office:value-type="float" office:value="0.0689311" calcext:value-type="float">
            <text:p>0.0689311</text:p>
          </table:table-cell>
          <table:table-cell office:value-type="float" office:value="0.472757" calcext:value-type="float">
            <text:p>0.472757</text:p>
          </table:table-cell>
          <table:table-cell office:value-type="float" office:value="0.638986" calcext:value-type="float">
            <text:p>0.638986</text:p>
          </table:table-cell>
          <table:table-cell office:value-type="float" office:value="0.108328" calcext:value-type="float">
            <text:p>0.108328</text:p>
          </table:table-cell>
          <table:table-cell office:value-type="float" office:value="0.202221" calcext:value-type="float">
            <text:p>0.202221</text:p>
          </table:table-cell>
          <table:table-cell office:value-type="float" office:value="0.095124" calcext:value-type="float">
            <text:p>0.095124</text:p>
          </table:table-cell>
          <table:table-cell office:value-type="float" office:value="2.01215" calcext:value-type="float">
            <text:p>2.01215</text:p>
          </table:table-cell>
          <table:table-cell office:value-type="float" office:value="0.677296" calcext:value-type="float">
            <text:p>0.677296</text:p>
          </table:table-cell>
          <table:table-cell office:value-type="float" office:value="0.673079" calcext:value-type="float">
            <text:p>0.673079</text:p>
          </table:table-cell>
          <table:table-cell office:value-type="float" office:value="0.580954" calcext:value-type="float">
            <text:p>0.580954</text:p>
          </table:table-cell>
          <table:table-cell office:value-type="float" office:value="0.623135" calcext:value-type="float">
            <text:p>0.623135</text:p>
          </table:table-cell>
          <table:table-cell office:value-type="float" office:value="0.525518" calcext:value-type="float">
            <text:p>0.525518</text:p>
          </table:table-cell>
          <table:table-cell office:value-type="float" office:value="2.01504" calcext:value-type="float">
            <text:p>2.01504</text:p>
          </table:table-cell>
          <table:table-cell office:value-type="float" office:value="1.49603" calcext:value-type="float">
            <text:p>1.49603</text:p>
          </table:table-cell>
          <table:table-cell office:value-type="float" office:value="0.163141" calcext:value-type="float">
            <text:p>0.163141</text:p>
          </table:table-cell>
          <table:table-cell office:value-type="float" office:value="0.681924" calcext:value-type="float">
            <text:p>0.681924</text:p>
          </table:table-cell>
          <table:table-cell office:value-type="float" office:value="0.3085" calcext:value-type="float">
            <text:p>0.3085</text:p>
          </table:table-cell>
          <table:table-cell office:value-type="float" office:value="1.2079" calcext:value-type="float">
            <text:p>1.2079</text:p>
          </table:table-cell>
          <table:table-cell office:value-type="float" office:value="1.08476" calcext:value-type="float">
            <text:p>1.08476</text:p>
          </table:table-cell>
          <table:table-cell office:value-type="float" office:value="0.183319" calcext:value-type="float">
            <text:p>0.183319</text:p>
          </table:table-cell>
          <table:table-cell table:number-columns-repeated="20"/>
          <table:table-cell table:formula="of:=MIN([.A166:.BL166])" office:value-type="float" office:value="0.0666249" calcext:value-type="float">
            <text:p>0.0666249</text:p>
          </table:table-cell>
          <table:table-cell table:formula="of:=MAX([.A166:.BL166])" office:value-type="float" office:value="2.01504" calcext:value-type="float">
            <text:p>2.01504</text:p>
          </table:table-cell>
          <table:table-cell table:number-columns-repeated="7"/>
        </table:table-row>
        <table:table-row table:style-name="ro2">
          <table:table-cell office:value-type="float" office:value="0.185847" calcext:value-type="float">
            <text:p>0.185847</text:p>
          </table:table-cell>
          <table:table-cell office:value-type="float" office:value="0.122283" calcext:value-type="float">
            <text:p>0.122283</text:p>
          </table:table-cell>
          <table:table-cell office:value-type="float" office:value="0.130035" calcext:value-type="float">
            <text:p>0.130035</text:p>
          </table:table-cell>
          <table:table-cell office:value-type="float" office:value="0.255975" calcext:value-type="float">
            <text:p>0.255975</text:p>
          </table:table-cell>
          <table:table-cell office:value-type="float" office:value="0.125948" calcext:value-type="float">
            <text:p>0.125948</text:p>
          </table:table-cell>
          <table:table-cell office:value-type="float" office:value="0.112804" calcext:value-type="float">
            <text:p>0.112804</text:p>
          </table:table-cell>
          <table:table-cell office:value-type="float" office:value="0.201043" calcext:value-type="float">
            <text:p>0.201043</text:p>
          </table:table-cell>
          <table:table-cell office:value-type="float" office:value="0.0818322" calcext:value-type="float">
            <text:p>0.0818322</text:p>
          </table:table-cell>
          <table:table-cell office:value-type="float" office:value="0.931026" calcext:value-type="float">
            <text:p>0.931026</text:p>
          </table:table-cell>
          <table:table-cell office:value-type="float" office:value="0.0726981" calcext:value-type="float">
            <text:p>0.0726981</text:p>
          </table:table-cell>
          <table:table-cell office:value-type="float" office:value="0.068248" calcext:value-type="float">
            <text:p>0.068248</text:p>
          </table:table-cell>
          <table:table-cell office:value-type="float" office:value="0.0655501" calcext:value-type="float">
            <text:p>0.0655501</text:p>
          </table:table-cell>
          <table:table-cell office:value-type="float" office:value="0.068301" calcext:value-type="float">
            <text:p>0.068301</text:p>
          </table:table-cell>
          <table:table-cell office:value-type="float" office:value="0.0647631" calcext:value-type="float">
            <text:p>0.0647631</text:p>
          </table:table-cell>
          <table:table-cell office:value-type="float" office:value="0.89238" calcext:value-type="float">
            <text:p>0.89238</text:p>
          </table:table-cell>
          <table:table-cell office:value-type="float" office:value="0.068656" calcext:value-type="float">
            <text:p>0.068656</text:p>
          </table:table-cell>
          <table:table-cell office:value-type="float" office:value="0.076371" calcext:value-type="float">
            <text:p>0.076371</text:p>
          </table:table-cell>
          <table:table-cell office:value-type="float" office:value="0.0659628" calcext:value-type="float">
            <text:p>0.0659628</text:p>
          </table:table-cell>
          <table:table-cell office:value-type="float" office:value="0.0663259" calcext:value-type="float">
            <text:p>0.0663259</text:p>
          </table:table-cell>
          <table:table-cell office:value-type="float" office:value="0.337358" calcext:value-type="float">
            <text:p>0.337358</text:p>
          </table:table-cell>
          <table:table-cell office:value-type="float" office:value="0.0710351" calcext:value-type="float">
            <text:p>0.0710351</text:p>
          </table:table-cell>
          <table:table-cell office:value-type="float" office:value="0.063746" calcext:value-type="float">
            <text:p>0.063746</text:p>
          </table:table-cell>
          <table:table-cell office:value-type="float" office:value="1.80818" calcext:value-type="float">
            <text:p>1.80818</text:p>
          </table:table-cell>
          <table:table-cell office:value-type="float" office:value="1.63735" calcext:value-type="float">
            <text:p>1.63735</text:p>
          </table:table-cell>
          <table:table-cell office:value-type="float" office:value="1.39445" calcext:value-type="float">
            <text:p>1.39445</text:p>
          </table:table-cell>
          <table:table-cell office:value-type="float" office:value="0.0741951" calcext:value-type="float">
            <text:p>0.0741951</text:p>
          </table:table-cell>
          <table:table-cell office:value-type="float" office:value="0.58938" calcext:value-type="float">
            <text:p>0.58938</text:p>
          </table:table-cell>
          <table:table-cell office:value-type="float" office:value="0.325105" calcext:value-type="float">
            <text:p>0.325105</text:p>
          </table:table-cell>
          <table:table-cell office:value-type="float" office:value="0.155923" calcext:value-type="float">
            <text:p>0.155923</text:p>
          </table:table-cell>
          <table:table-cell office:value-type="float" office:value="0.876343" calcext:value-type="float">
            <text:p>0.876343</text:p>
          </table:table-cell>
          <table:table-cell office:value-type="float" office:value="1.71501" calcext:value-type="float">
            <text:p>1.71501</text:p>
          </table:table-cell>
          <table:table-cell office:value-type="float" office:value="1.36686" calcext:value-type="float">
            <text:p>1.36686</text:p>
          </table:table-cell>
          <table:table-cell office:value-type="float" office:value="0.541825" calcext:value-type="float">
            <text:p>0.541825</text:p>
          </table:table-cell>
          <table:table-cell office:value-type="float" office:value="0.376854" calcext:value-type="float">
            <text:p>0.376854</text:p>
          </table:table-cell>
          <table:table-cell office:value-type="float" office:value="1.63904" calcext:value-type="float">
            <text:p>1.63904</text:p>
          </table:table-cell>
          <table:table-cell office:value-type="float" office:value="0.339143" calcext:value-type="float">
            <text:p>0.339143</text:p>
          </table:table-cell>
          <table:table-cell office:value-type="float" office:value="0.182209" calcext:value-type="float">
            <text:p>0.182209</text:p>
          </table:table-cell>
          <table:table-cell office:value-type="float" office:value="0.135396" calcext:value-type="float">
            <text:p>0.135396</text:p>
          </table:table-cell>
          <table:table-cell office:value-type="float" office:value="0.143389" calcext:value-type="float">
            <text:p>0.143389</text:p>
          </table:table-cell>
          <table:table-cell office:value-type="float" office:value="0.744685" calcext:value-type="float">
            <text:p>0.744685</text:p>
          </table:table-cell>
          <table:table-cell office:value-type="float" office:value="0.0798762" calcext:value-type="float">
            <text:p>0.0798762</text:p>
          </table:table-cell>
          <table:table-cell office:value-type="float" office:value="2.86312" calcext:value-type="float">
            <text:p>2.86312</text:p>
          </table:table-cell>
          <table:table-cell office:value-type="float" office:value="0.373273" calcext:value-type="float">
            <text:p>0.373273</text:p>
          </table:table-cell>
          <table:table-cell office:value-type="float" office:value="0.460681" calcext:value-type="float">
            <text:p>0.460681</text:p>
          </table:table-cell>
          <table:table-cell office:value-type="float" office:value="1.45751" calcext:value-type="float">
            <text:p>1.45751</text:p>
          </table:table-cell>
          <table:table-cell office:value-type="float" office:value="0.0987818" calcext:value-type="float">
            <text:p>0.0987818</text:p>
          </table:table-cell>
          <table:table-cell office:value-type="float" office:value="0.067395" calcext:value-type="float">
            <text:p>0.067395</text:p>
          </table:table-cell>
          <table:table-cell office:value-type="float" office:value="0.726394" calcext:value-type="float">
            <text:p>0.726394</text:p>
          </table:table-cell>
          <table:table-cell table:number-columns-repeated="20"/>
          <table:table-cell table:formula="of:=MIN([.A167:.BL167])" office:value-type="float" office:value="0.063746" calcext:value-type="float">
            <text:p>0.063746</text:p>
          </table:table-cell>
          <table:table-cell table:formula="of:=MAX([.A167:.BL167])" office:value-type="float" office:value="2.86312" calcext:value-type="float">
            <text:p>2.86312</text:p>
          </table:table-cell>
          <table:table-cell table:number-columns-repeated="7"/>
        </table:table-row>
        <table:table-row table:style-name="ro2">
          <table:table-cell office:value-type="float" office:value="0.20533" calcext:value-type="float">
            <text:p>0.20533</text:p>
          </table:table-cell>
          <table:table-cell office:value-type="float" office:value="0.250695" calcext:value-type="float">
            <text:p>0.250695</text:p>
          </table:table-cell>
          <table:table-cell office:value-type="float" office:value="0.355353" calcext:value-type="float">
            <text:p>0.355353</text:p>
          </table:table-cell>
          <table:table-cell office:value-type="float" office:value="0.39915" calcext:value-type="float">
            <text:p>0.39915</text:p>
          </table:table-cell>
          <table:table-cell office:value-type="float" office:value="0.203359" calcext:value-type="float">
            <text:p>0.203359</text:p>
          </table:table-cell>
          <table:table-cell office:value-type="float" office:value="0.354911" calcext:value-type="float">
            <text:p>0.354911</text:p>
          </table:table-cell>
          <table:table-cell office:value-type="float" office:value="0.151686" calcext:value-type="float">
            <text:p>0.151686</text:p>
          </table:table-cell>
          <table:table-cell office:value-type="float" office:value="0.205728" calcext:value-type="float">
            <text:p>0.205728</text:p>
          </table:table-cell>
          <table:table-cell office:value-type="float" office:value="0.112316" calcext:value-type="float">
            <text:p>0.112316</text:p>
          </table:table-cell>
          <table:table-cell office:value-type="float" office:value="0.16059" calcext:value-type="float">
            <text:p>0.16059</text:p>
          </table:table-cell>
          <table:table-cell office:value-type="float" office:value="0.637166" calcext:value-type="float">
            <text:p>0.637166</text:p>
          </table:table-cell>
          <table:table-cell office:value-type="float" office:value="0.676584" calcext:value-type="float">
            <text:p>0.676584</text:p>
          </table:table-cell>
          <table:table-cell office:value-type="float" office:value="0.153362" calcext:value-type="float">
            <text:p>0.153362</text:p>
          </table:table-cell>
          <table:table-cell office:value-type="float" office:value="0.210285" calcext:value-type="float">
            <text:p>0.210285</text:p>
          </table:table-cell>
          <table:table-cell office:value-type="float" office:value="0.112081" calcext:value-type="float">
            <text:p>0.112081</text:p>
          </table:table-cell>
          <table:table-cell office:value-type="float" office:value="0.560833" calcext:value-type="float">
            <text:p>0.560833</text:p>
          </table:table-cell>
          <table:table-cell office:value-type="float" office:value="1.34304" calcext:value-type="float">
            <text:p>1.34304</text:p>
          </table:table-cell>
          <table:table-cell office:value-type="float" office:value="0.903238" calcext:value-type="float">
            <text:p>0.903238</text:p>
          </table:table-cell>
          <table:table-cell office:value-type="float" office:value="0.223358" calcext:value-type="float">
            <text:p>0.223358</text:p>
          </table:table-cell>
          <table:table-cell office:value-type="float" office:value="0.132509" calcext:value-type="float">
            <text:p>0.132509</text:p>
          </table:table-cell>
          <table:table-cell office:value-type="float" office:value="0.208401" calcext:value-type="float">
            <text:p>0.208401</text:p>
          </table:table-cell>
          <table:table-cell office:value-type="float" office:value="1.68941" calcext:value-type="float">
            <text:p>1.68941</text:p>
          </table:table-cell>
          <table:table-cell office:value-type="float" office:value="1.17013" calcext:value-type="float">
            <text:p>1.17013</text:p>
          </table:table-cell>
          <table:table-cell office:value-type="float" office:value="0.256301" calcext:value-type="float">
            <text:p>0.256301</text:p>
          </table:table-cell>
          <table:table-cell office:value-type="float" office:value="0.134331" calcext:value-type="float">
            <text:p>0.134331</text:p>
          </table:table-cell>
          <table:table-cell office:value-type="float" office:value="0.875902" calcext:value-type="float">
            <text:p>0.875902</text:p>
          </table:table-cell>
          <table:table-cell office:value-type="float" office:value="0.191419" calcext:value-type="float">
            <text:p>0.191419</text:p>
          </table:table-cell>
          <table:table-cell office:value-type="float" office:value="2.11828" calcext:value-type="float">
            <text:p>2.11828</text:p>
          </table:table-cell>
          <table:table-cell office:value-type="float" office:value="1.75615" calcext:value-type="float">
            <text:p>1.75615</text:p>
          </table:table-cell>
          <table:table-cell office:value-type="float" office:value="1.36364" calcext:value-type="float">
            <text:p>1.36364</text:p>
          </table:table-cell>
          <table:table-cell office:value-type="float" office:value="2.44559" calcext:value-type="float">
            <text:p>2.44559</text:p>
          </table:table-cell>
          <table:table-cell office:value-type="float" office:value="1.11023" calcext:value-type="float">
            <text:p>1.11023</text:p>
          </table:table-cell>
          <table:table-cell office:value-type="float" office:value="1.64352" calcext:value-type="float">
            <text:p>1.64352</text:p>
          </table:table-cell>
          <table:table-cell office:value-type="float" office:value="2.42532" calcext:value-type="float">
            <text:p>2.42532</text:p>
          </table:table-cell>
          <table:table-cell office:value-type="float" office:value="0.666985" calcext:value-type="float">
            <text:p>0.666985</text:p>
          </table:table-cell>
          <table:table-cell office:value-type="float" office:value="1.52943" calcext:value-type="float">
            <text:p>1.52943</text:p>
          </table:table-cell>
          <table:table-cell office:value-type="float" office:value="1.99783" calcext:value-type="float">
            <text:p>1.99783</text:p>
          </table:table-cell>
          <table:table-cell office:value-type="float" office:value="2.01637" calcext:value-type="float">
            <text:p>2.01637</text:p>
          </table:table-cell>
          <table:table-cell office:value-type="float" office:value="1.1189" calcext:value-type="float">
            <text:p>1.1189</text:p>
          </table:table-cell>
          <table:table-cell office:value-type="float" office:value="1.43614" calcext:value-type="float">
            <text:p>1.43614</text:p>
          </table:table-cell>
          <table:table-cell office:value-type="float" office:value="2.10649" calcext:value-type="float">
            <text:p>2.10649</text:p>
          </table:table-cell>
          <table:table-cell office:value-type="float" office:value="1.1163" calcext:value-type="float">
            <text:p>1.1163</text:p>
          </table:table-cell>
          <table:table-cell office:value-type="float" office:value="0.880493" calcext:value-type="float">
            <text:p>0.880493</text:p>
          </table:table-cell>
          <table:table-cell office:value-type="float" office:value="2.05638" calcext:value-type="float">
            <text:p>2.05638</text:p>
          </table:table-cell>
          <table:table-cell office:value-type="float" office:value="0.249933" calcext:value-type="float">
            <text:p>0.249933</text:p>
          </table:table-cell>
          <table:table-cell office:value-type="float" office:value="0.768235" calcext:value-type="float">
            <text:p>0.768235</text:p>
          </table:table-cell>
          <table:table-cell office:value-type="float" office:value="0.155802" calcext:value-type="float">
            <text:p>0.155802</text:p>
          </table:table-cell>
          <table:table-cell office:value-type="float" office:value="0.167074" calcext:value-type="float">
            <text:p>0.167074</text:p>
          </table:table-cell>
          <table:table-cell table:number-columns-repeated="20"/>
          <table:table-cell table:formula="of:=MIN([.A168:.BL168])" office:value-type="float" office:value="0.112081" calcext:value-type="float">
            <text:p>0.112081</text:p>
          </table:table-cell>
          <table:table-cell table:formula="of:=MAX([.A168:.BL168])" office:value-type="float" office:value="2.44559" calcext:value-type="float">
            <text:p>2.44559</text:p>
          </table:table-cell>
          <table:table-cell table:number-columns-repeated="7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7"/>
          <table:table-cell table:formula="of:=MIN([.A169:.BL169])" office:value-type="float" office:value="64" calcext:value-type="float">
            <text:p>64</text:p>
          </table:table-cell>
          <table:table-cell table:formula="of:=MAX([.A169:.BL169])" office:value-type="float" office:value="64" calcext:value-type="float">
            <text:p>64</text:p>
          </table:table-cell>
          <table:table-cell table:number-columns-repeated="7"/>
        </table:table-row>
        <table:table-row table:style-name="ro2">
          <table:table-cell office:value-type="float" office:value="0.143419" calcext:value-type="float">
            <text:p>0.143419</text:p>
          </table:table-cell>
          <table:table-cell office:value-type="float" office:value="0.111213" calcext:value-type="float">
            <text:p>0.111213</text:p>
          </table:table-cell>
          <table:table-cell office:value-type="float" office:value="0.119522" calcext:value-type="float">
            <text:p>0.119522</text:p>
          </table:table-cell>
          <table:table-cell office:value-type="float" office:value="0.111366" calcext:value-type="float">
            <text:p>0.111366</text:p>
          </table:table-cell>
          <table:table-cell office:value-type="float" office:value="0.112278" calcext:value-type="float">
            <text:p>0.112278</text:p>
          </table:table-cell>
          <table:table-cell office:value-type="float" office:value="0.11249" calcext:value-type="float">
            <text:p>0.11249</text:p>
          </table:table-cell>
          <table:table-cell office:value-type="float" office:value="0.110297" calcext:value-type="float">
            <text:p>0.110297</text:p>
          </table:table-cell>
          <table:table-cell office:value-type="float" office:value="0.116939" calcext:value-type="float">
            <text:p>0.116939</text:p>
          </table:table-cell>
          <table:table-cell office:value-type="float" office:value="0.229948" calcext:value-type="float">
            <text:p>0.229948</text:p>
          </table:table-cell>
          <table:table-cell office:value-type="float" office:value="0.466113" calcext:value-type="float">
            <text:p>0.466113</text:p>
          </table:table-cell>
          <table:table-cell office:value-type="float" office:value="0.192769" calcext:value-type="float">
            <text:p>0.192769</text:p>
          </table:table-cell>
          <table:table-cell office:value-type="float" office:value="0.206496" calcext:value-type="float">
            <text:p>0.206496</text:p>
          </table:table-cell>
          <table:table-cell office:value-type="float" office:value="0.115235" calcext:value-type="float">
            <text:p>0.115235</text:p>
          </table:table-cell>
          <table:table-cell office:value-type="float" office:value="0.115527" calcext:value-type="float">
            <text:p>0.115527</text:p>
          </table:table-cell>
          <table:table-cell office:value-type="float" office:value="0.111401" calcext:value-type="float">
            <text:p>0.111401</text:p>
          </table:table-cell>
          <table:table-cell office:value-type="float" office:value="0.122132" calcext:value-type="float">
            <text:p>0.122132</text:p>
          </table:table-cell>
          <table:table-cell office:value-type="float" office:value="0.113957" calcext:value-type="float">
            <text:p>0.113957</text:p>
          </table:table-cell>
          <table:table-cell office:value-type="float" office:value="0.112139" calcext:value-type="float">
            <text:p>0.112139</text:p>
          </table:table-cell>
          <table:table-cell office:value-type="float" office:value="0.114443" calcext:value-type="float">
            <text:p>0.114443</text:p>
          </table:table-cell>
          <table:table-cell office:value-type="float" office:value="0.115078" calcext:value-type="float">
            <text:p>0.115078</text:p>
          </table:table-cell>
          <table:table-cell office:value-type="float" office:value="0.153828" calcext:value-type="float">
            <text:p>0.153828</text:p>
          </table:table-cell>
          <table:table-cell office:value-type="float" office:value="0.150995" calcext:value-type="float">
            <text:p>0.150995</text:p>
          </table:table-cell>
          <table:table-cell office:value-type="float" office:value="0.110271" calcext:value-type="float">
            <text:p>0.110271</text:p>
          </table:table-cell>
          <table:table-cell office:value-type="float" office:value="0.339122" calcext:value-type="float">
            <text:p>0.339122</text:p>
          </table:table-cell>
          <table:table-cell office:value-type="float" office:value="0.212495" calcext:value-type="float">
            <text:p>0.212495</text:p>
          </table:table-cell>
          <table:table-cell office:value-type="float" office:value="0.376514" calcext:value-type="float">
            <text:p>0.376514</text:p>
          </table:table-cell>
          <table:table-cell office:value-type="float" office:value="0.530313" calcext:value-type="float">
            <text:p>0.530313</text:p>
          </table:table-cell>
          <table:table-cell office:value-type="float" office:value="0.531623" calcext:value-type="float">
            <text:p>0.531623</text:p>
          </table:table-cell>
          <table:table-cell office:value-type="float" office:value="0.378041" calcext:value-type="float">
            <text:p>0.378041</text:p>
          </table:table-cell>
          <table:table-cell office:value-type="float" office:value="1.45321" calcext:value-type="float">
            <text:p>1.45321</text:p>
          </table:table-cell>
          <table:table-cell office:value-type="float" office:value="0.793222" calcext:value-type="float">
            <text:p>0.793222</text:p>
          </table:table-cell>
          <table:table-cell office:value-type="float" office:value="0.563644" calcext:value-type="float">
            <text:p>0.563644</text:p>
          </table:table-cell>
          <table:table-cell office:value-type="float" office:value="1.04961" calcext:value-type="float">
            <text:p>1.04961</text:p>
          </table:table-cell>
          <table:table-cell office:value-type="float" office:value="0.164951" calcext:value-type="float">
            <text:p>0.164951</text:p>
          </table:table-cell>
          <table:table-cell office:value-type="float" office:value="1.76411" calcext:value-type="float">
            <text:p>1.76411</text:p>
          </table:table-cell>
          <table:table-cell office:value-type="float" office:value="1.76161" calcext:value-type="float">
            <text:p>1.76161</text:p>
          </table:table-cell>
          <table:table-cell office:value-type="float" office:value="1.48642" calcext:value-type="float">
            <text:p>1.48642</text:p>
          </table:table-cell>
          <table:table-cell office:value-type="float" office:value="1.61341" calcext:value-type="float">
            <text:p>1.61341</text:p>
          </table:table-cell>
          <table:table-cell office:value-type="float" office:value="0.147533" calcext:value-type="float">
            <text:p>0.147533</text:p>
          </table:table-cell>
          <table:table-cell office:value-type="float" office:value="0.127593" calcext:value-type="float">
            <text:p>0.127593</text:p>
          </table:table-cell>
          <table:table-cell office:value-type="float" office:value="0.109779" calcext:value-type="float">
            <text:p>0.109779</text:p>
          </table:table-cell>
          <table:table-cell office:value-type="float" office:value="0.150672" calcext:value-type="float">
            <text:p>0.150672</text:p>
          </table:table-cell>
          <table:table-cell office:value-type="float" office:value="0.152362" calcext:value-type="float">
            <text:p>0.152362</text:p>
          </table:table-cell>
          <table:table-cell office:value-type="float" office:value="0.165025" calcext:value-type="float">
            <text:p>0.165025</text:p>
          </table:table-cell>
          <table:table-cell office:value-type="float" office:value="0.113699" calcext:value-type="float">
            <text:p>0.113699</text:p>
          </table:table-cell>
          <table:table-cell office:value-type="float" office:value="0.283441" calcext:value-type="float">
            <text:p>0.283441</text:p>
          </table:table-cell>
          <table:table-cell office:value-type="float" office:value="0.234245" calcext:value-type="float">
            <text:p>0.234245</text:p>
          </table:table-cell>
          <table:table-cell office:value-type="float" office:value="0.243097" calcext:value-type="float">
            <text:p>0.243097</text:p>
          </table:table-cell>
          <table:table-cell office:value-type="float" office:value="0.250988" calcext:value-type="float">
            <text:p>0.250988</text:p>
          </table:table-cell>
          <table:table-cell office:value-type="float" office:value="0.972722" calcext:value-type="float">
            <text:p>0.972722</text:p>
          </table:table-cell>
          <table:table-cell office:value-type="float" office:value="0.141656" calcext:value-type="float">
            <text:p>0.141656</text:p>
          </table:table-cell>
          <table:table-cell office:value-type="float" office:value="0.18995" calcext:value-type="float">
            <text:p>0.18995</text:p>
          </table:table-cell>
          <table:table-cell office:value-type="float" office:value="1.91564" calcext:value-type="float">
            <text:p>1.91564</text:p>
          </table:table-cell>
          <table:table-cell office:value-type="float" office:value="1.36257" calcext:value-type="float">
            <text:p>1.36257</text:p>
          </table:table-cell>
          <table:table-cell office:value-type="float" office:value="0.359057" calcext:value-type="float">
            <text:p>0.359057</text:p>
          </table:table-cell>
          <table:table-cell office:value-type="float" office:value="1.09089" calcext:value-type="float">
            <text:p>1.09089</text:p>
          </table:table-cell>
          <table:table-cell office:value-type="float" office:value="0.249708" calcext:value-type="float">
            <text:p>0.249708</text:p>
          </table:table-cell>
          <table:table-cell office:value-type="float" office:value="0.515006" calcext:value-type="float">
            <text:p>0.515006</text:p>
          </table:table-cell>
          <table:table-cell office:value-type="float" office:value="1.13978" calcext:value-type="float">
            <text:p>1.13978</text:p>
          </table:table-cell>
          <table:table-cell office:value-type="float" office:value="0.94165" calcext:value-type="float">
            <text:p>0.94165</text:p>
          </table:table-cell>
          <table:table-cell office:value-type="float" office:value="1.04615" calcext:value-type="float">
            <text:p>1.04615</text:p>
          </table:table-cell>
          <table:table-cell office:value-type="float" office:value="0.760202" calcext:value-type="float">
            <text:p>0.760202</text:p>
          </table:table-cell>
          <table:table-cell office:value-type="float" office:value="2.02341" calcext:value-type="float">
            <text:p>2.02341</text:p>
          </table:table-cell>
          <table:table-cell office:value-type="float" office:value="2.02097" calcext:value-type="float">
            <text:p>2.02097</text:p>
          </table:table-cell>
          <table:table-cell table:number-columns-repeated="4"/>
          <table:table-cell table:formula="of:=MIN([.A170:.BL170])" office:value-type="float" office:value="0.109779" calcext:value-type="float">
            <text:p>0.109779</text:p>
          </table:table-cell>
          <table:table-cell table:formula="of:=MAX([.A170:.BL170])" office:value-type="float" office:value="2.02341" calcext:value-type="float">
            <text:p>2.02341</text:p>
          </table:table-cell>
          <table:table-cell table:number-columns-repeated="7"/>
        </table:table-row>
        <table:table-row table:style-name="ro2">
          <table:table-cell office:value-type="float" office:value="0.155506" calcext:value-type="float">
            <text:p>0.155506</text:p>
          </table:table-cell>
          <table:table-cell office:value-type="float" office:value="0.228147" calcext:value-type="float">
            <text:p>0.228147</text:p>
          </table:table-cell>
          <table:table-cell office:value-type="float" office:value="0.234505" calcext:value-type="float">
            <text:p>0.234505</text:p>
          </table:table-cell>
          <table:table-cell office:value-type="float" office:value="0.153341" calcext:value-type="float">
            <text:p>0.153341</text:p>
          </table:table-cell>
          <table:table-cell office:value-type="float" office:value="0.160152" calcext:value-type="float">
            <text:p>0.160152</text:p>
          </table:table-cell>
          <table:table-cell office:value-type="float" office:value="0.150527" calcext:value-type="float">
            <text:p>0.150527</text:p>
          </table:table-cell>
          <table:table-cell office:value-type="float" office:value="0.159195" calcext:value-type="float">
            <text:p>0.159195</text:p>
          </table:table-cell>
          <table:table-cell office:value-type="float" office:value="0.512402" calcext:value-type="float">
            <text:p>0.512402</text:p>
          </table:table-cell>
          <table:table-cell office:value-type="float" office:value="0.280249" calcext:value-type="float">
            <text:p>0.280249</text:p>
          </table:table-cell>
          <table:table-cell office:value-type="float" office:value="0.148427" calcext:value-type="float">
            <text:p>0.148427</text:p>
          </table:table-cell>
          <table:table-cell office:value-type="float" office:value="0.278076" calcext:value-type="float">
            <text:p>0.278076</text:p>
          </table:table-cell>
          <table:table-cell office:value-type="float" office:value="0.114643" calcext:value-type="float">
            <text:p>0.114643</text:p>
          </table:table-cell>
          <table:table-cell office:value-type="float" office:value="0.128736" calcext:value-type="float">
            <text:p>0.128736</text:p>
          </table:table-cell>
          <table:table-cell office:value-type="float" office:value="0.635618" calcext:value-type="float">
            <text:p>0.635618</text:p>
          </table:table-cell>
          <table:table-cell office:value-type="float" office:value="0.397671" calcext:value-type="float">
            <text:p>0.397671</text:p>
          </table:table-cell>
          <table:table-cell office:value-type="float" office:value="0.534424" calcext:value-type="float">
            <text:p>0.534424</text:p>
          </table:table-cell>
          <table:table-cell office:value-type="float" office:value="0.612507" calcext:value-type="float">
            <text:p>0.612507</text:p>
          </table:table-cell>
          <table:table-cell office:value-type="float" office:value="0.355477" calcext:value-type="float">
            <text:p>0.355477</text:p>
          </table:table-cell>
          <table:table-cell office:value-type="float" office:value="0.112781" calcext:value-type="float">
            <text:p>0.112781</text:p>
          </table:table-cell>
          <table:table-cell office:value-type="float" office:value="0.704754" calcext:value-type="float">
            <text:p>0.704754</text:p>
          </table:table-cell>
          <table:table-cell office:value-type="float" office:value="0.11637" calcext:value-type="float">
            <text:p>0.11637</text:p>
          </table:table-cell>
          <table:table-cell office:value-type="float" office:value="0.195972" calcext:value-type="float">
            <text:p>0.195972</text:p>
          </table:table-cell>
          <table:table-cell office:value-type="float" office:value="1.59468" calcext:value-type="float">
            <text:p>1.59468</text:p>
          </table:table-cell>
          <table:table-cell office:value-type="float" office:value="1.3693" calcext:value-type="float">
            <text:p>1.3693</text:p>
          </table:table-cell>
          <table:table-cell office:value-type="float" office:value="0.306955" calcext:value-type="float">
            <text:p>0.306955</text:p>
          </table:table-cell>
          <table:table-cell office:value-type="float" office:value="0.185654" calcext:value-type="float">
            <text:p>0.185654</text:p>
          </table:table-cell>
          <table:table-cell office:value-type="float" office:value="1.53859" calcext:value-type="float">
            <text:p>1.53859</text:p>
          </table:table-cell>
          <table:table-cell office:value-type="float" office:value="0.589827" calcext:value-type="float">
            <text:p>0.589827</text:p>
          </table:table-cell>
          <table:table-cell office:value-type="float" office:value="0.591008" calcext:value-type="float">
            <text:p>0.591008</text:p>
          </table:table-cell>
          <table:table-cell office:value-type="float" office:value="0.132252" calcext:value-type="float">
            <text:p>0.132252</text:p>
          </table:table-cell>
          <table:table-cell office:value-type="float" office:value="0.106262" calcext:value-type="float">
            <text:p>0.106262</text:p>
          </table:table-cell>
          <table:table-cell office:value-type="float" office:value="0.84816" calcext:value-type="float">
            <text:p>0.84816</text:p>
          </table:table-cell>
          <table:table-cell office:value-type="float" office:value="1.48971" calcext:value-type="float">
            <text:p>1.48971</text:p>
          </table:table-cell>
          <table:table-cell office:value-type="float" office:value="0.124411" calcext:value-type="float">
            <text:p>0.124411</text:p>
          </table:table-cell>
          <table:table-cell office:value-type="float" office:value="1.15507" calcext:value-type="float">
            <text:p>1.15507</text:p>
          </table:table-cell>
          <table:table-cell office:value-type="float" office:value="1.15909" calcext:value-type="float">
            <text:p>1.15909</text:p>
          </table:table-cell>
          <table:table-cell office:value-type="float" office:value="1.98763" calcext:value-type="float">
            <text:p>1.98763</text:p>
          </table:table-cell>
          <table:table-cell office:value-type="float" office:value="0.658402" calcext:value-type="float">
            <text:p>0.658402</text:p>
          </table:table-cell>
          <table:table-cell office:value-type="float" office:value="1.06895" calcext:value-type="float">
            <text:p>1.06895</text:p>
          </table:table-cell>
          <table:table-cell office:value-type="float" office:value="0.993329" calcext:value-type="float">
            <text:p>0.993329</text:p>
          </table:table-cell>
          <table:table-cell office:value-type="float" office:value="0.861524" calcext:value-type="float">
            <text:p>0.861524</text:p>
          </table:table-cell>
          <table:table-cell office:value-type="float" office:value="1.80754" calcext:value-type="float">
            <text:p>1.80754</text:p>
          </table:table-cell>
          <table:table-cell office:value-type="float" office:value="1.38685" calcext:value-type="float">
            <text:p>1.38685</text:p>
          </table:table-cell>
          <table:table-cell office:value-type="float" office:value="1.19565" calcext:value-type="float">
            <text:p>1.19565</text:p>
          </table:table-cell>
          <table:table-cell office:value-type="float" office:value="1.56142" calcext:value-type="float">
            <text:p>1.56142</text:p>
          </table:table-cell>
          <table:table-cell office:value-type="float" office:value="1.3027" calcext:value-type="float">
            <text:p>1.3027</text:p>
          </table:table-cell>
          <table:table-cell office:value-type="float" office:value="1.18921" calcext:value-type="float">
            <text:p>1.18921</text:p>
          </table:table-cell>
          <table:table-cell office:value-type="float" office:value="0.982816" calcext:value-type="float">
            <text:p>0.982816</text:p>
          </table:table-cell>
          <table:table-cell office:value-type="float" office:value="0.697912" calcext:value-type="float">
            <text:p>0.697912</text:p>
          </table:table-cell>
          <table:table-cell office:value-type="float" office:value="0.265599" calcext:value-type="float">
            <text:p>0.265599</text:p>
          </table:table-cell>
          <table:table-cell office:value-type="float" office:value="0.051542" calcext:value-type="float">
            <text:p>0.051542</text:p>
          </table:table-cell>
          <table:table-cell office:value-type="float" office:value="0.0482361" calcext:value-type="float">
            <text:p>0.0482361</text:p>
          </table:table-cell>
          <table:table-cell office:value-type="float" office:value="0.0967822" calcext:value-type="float">
            <text:p>0.0967822</text:p>
          </table:table-cell>
          <table:table-cell office:value-type="float" office:value="0.281742" calcext:value-type="float">
            <text:p>0.281742</text:p>
          </table:table-cell>
          <table:table-cell office:value-type="float" office:value="0.266865" calcext:value-type="float">
            <text:p>0.266865</text:p>
          </table:table-cell>
          <table:table-cell office:value-type="float" office:value="0.177856" calcext:value-type="float">
            <text:p>0.177856</text:p>
          </table:table-cell>
          <table:table-cell office:value-type="float" office:value="0.251606" calcext:value-type="float">
            <text:p>0.251606</text:p>
          </table:table-cell>
          <table:table-cell office:value-type="float" office:value="0.131643" calcext:value-type="float">
            <text:p>0.131643</text:p>
          </table:table-cell>
          <table:table-cell office:value-type="float" office:value="0.0829148" calcext:value-type="float">
            <text:p>0.0829148</text:p>
          </table:table-cell>
          <table:table-cell office:value-type="float" office:value="0.538102" calcext:value-type="float">
            <text:p>0.538102</text:p>
          </table:table-cell>
          <table:table-cell office:value-type="float" office:value="2.70148" calcext:value-type="float">
            <text:p>2.70148</text:p>
          </table:table-cell>
          <table:table-cell office:value-type="float" office:value="0.10643" calcext:value-type="float">
            <text:p>0.10643</text:p>
          </table:table-cell>
          <table:table-cell office:value-type="float" office:value="0.209495" calcext:value-type="float">
            <text:p>0.209495</text:p>
          </table:table-cell>
          <table:table-cell office:value-type="float" office:value="0.417183" calcext:value-type="float">
            <text:p>0.417183</text:p>
          </table:table-cell>
          <table:table-cell table:number-columns-repeated="4"/>
          <table:table-cell table:formula="of:=MIN([.A171:.BL171])" office:value-type="float" office:value="0.0482361" calcext:value-type="float">
            <text:p>0.0482361</text:p>
          </table:table-cell>
          <table:table-cell table:formula="of:=MAX([.A171:.BL171])" office:value-type="float" office:value="2.70148" calcext:value-type="float">
            <text:p>2.70148</text:p>
          </table:table-cell>
          <table:table-cell table:number-columns-repeated="7"/>
        </table:table-row>
        <table:table-row table:style-name="ro2">
          <table:table-cell office:value-type="float" office:value="0.125573" calcext:value-type="float">
            <text:p>0.125573</text:p>
          </table:table-cell>
          <table:table-cell office:value-type="float" office:value="0.13092" calcext:value-type="float">
            <text:p>0.13092</text:p>
          </table:table-cell>
          <table:table-cell office:value-type="float" office:value="0.0940051" calcext:value-type="float">
            <text:p>0.0940051</text:p>
          </table:table-cell>
          <table:table-cell office:value-type="float" office:value="0.248124" calcext:value-type="float">
            <text:p>0.248124</text:p>
          </table:table-cell>
          <table:table-cell office:value-type="float" office:value="0.194972" calcext:value-type="float">
            <text:p>0.194972</text:p>
          </table:table-cell>
          <table:table-cell office:value-type="float" office:value="0.0945361" calcext:value-type="float">
            <text:p>0.0945361</text:p>
          </table:table-cell>
          <table:table-cell office:value-type="float" office:value="0.225021" calcext:value-type="float">
            <text:p>0.225021</text:p>
          </table:table-cell>
          <table:table-cell office:value-type="float" office:value="0.138502" calcext:value-type="float">
            <text:p>0.138502</text:p>
          </table:table-cell>
          <table:table-cell office:value-type="float" office:value="0.461631" calcext:value-type="float">
            <text:p>0.461631</text:p>
          </table:table-cell>
          <table:table-cell office:value-type="float" office:value="0.443913" calcext:value-type="float">
            <text:p>0.443913</text:p>
          </table:table-cell>
          <table:table-cell office:value-type="float" office:value="0.443734" calcext:value-type="float">
            <text:p>0.443734</text:p>
          </table:table-cell>
          <table:table-cell office:value-type="float" office:value="0.198285" calcext:value-type="float">
            <text:p>0.198285</text:p>
          </table:table-cell>
          <table:table-cell office:value-type="float" office:value="0.220998" calcext:value-type="float">
            <text:p>0.220998</text:p>
          </table:table-cell>
          <table:table-cell office:value-type="float" office:value="0.247038" calcext:value-type="float">
            <text:p>0.247038</text:p>
          </table:table-cell>
          <table:table-cell office:value-type="float" office:value="0.101023" calcext:value-type="float">
            <text:p>0.101023</text:p>
          </table:table-cell>
          <table:table-cell office:value-type="float" office:value="0.091063" calcext:value-type="float">
            <text:p>0.091063</text:p>
          </table:table-cell>
          <table:table-cell office:value-type="float" office:value="0.205835" calcext:value-type="float">
            <text:p>0.205835</text:p>
          </table:table-cell>
          <table:table-cell office:value-type="float" office:value="0.215225" calcext:value-type="float">
            <text:p>0.215225</text:p>
          </table:table-cell>
          <table:table-cell office:value-type="float" office:value="0.143491" calcext:value-type="float">
            <text:p>0.143491</text:p>
          </table:table-cell>
          <table:table-cell office:value-type="float" office:value="0.427857" calcext:value-type="float">
            <text:p>0.427857</text:p>
          </table:table-cell>
          <table:table-cell office:value-type="float" office:value="0.087481" calcext:value-type="float">
            <text:p>0.087481</text:p>
          </table:table-cell>
          <table:table-cell office:value-type="float" office:value="0.915263" calcext:value-type="float">
            <text:p>0.915263</text:p>
          </table:table-cell>
          <table:table-cell office:value-type="float" office:value="0.11565" calcext:value-type="float">
            <text:p>0.11565</text:p>
          </table:table-cell>
          <table:table-cell office:value-type="float" office:value="0.086256" calcext:value-type="float">
            <text:p>0.086256</text:p>
          </table:table-cell>
          <table:table-cell office:value-type="float" office:value="0.089777" calcext:value-type="float">
            <text:p>0.089777</text:p>
          </table:table-cell>
          <table:table-cell office:value-type="float" office:value="0.622752" calcext:value-type="float">
            <text:p>0.622752</text:p>
          </table:table-cell>
          <table:table-cell office:value-type="float" office:value="0.53195" calcext:value-type="float">
            <text:p>0.53195</text:p>
          </table:table-cell>
          <table:table-cell office:value-type="float" office:value="0.411419" calcext:value-type="float">
            <text:p>0.411419</text:p>
          </table:table-cell>
          <table:table-cell office:value-type="float" office:value="0.935074" calcext:value-type="float">
            <text:p>0.935074</text:p>
          </table:table-cell>
          <table:table-cell office:value-type="float" office:value="0.112527" calcext:value-type="float">
            <text:p>0.112527</text:p>
          </table:table-cell>
          <table:table-cell office:value-type="float" office:value="1.18197" calcext:value-type="float">
            <text:p>1.18197</text:p>
          </table:table-cell>
          <table:table-cell office:value-type="float" office:value="1.04937" calcext:value-type="float">
            <text:p>1.04937</text:p>
          </table:table-cell>
          <table:table-cell office:value-type="float" office:value="0.243172" calcext:value-type="float">
            <text:p>0.243172</text:p>
          </table:table-cell>
          <table:table-cell office:value-type="float" office:value="0.3396" calcext:value-type="float">
            <text:p>0.3396</text:p>
          </table:table-cell>
          <table:table-cell office:value-type="float" office:value="0.626425" calcext:value-type="float">
            <text:p>0.626425</text:p>
          </table:table-cell>
          <table:table-cell office:value-type="float" office:value="0.218124" calcext:value-type="float">
            <text:p>0.218124</text:p>
          </table:table-cell>
          <table:table-cell office:value-type="float" office:value="0.193009" calcext:value-type="float">
            <text:p>0.193009</text:p>
          </table:table-cell>
          <table:table-cell office:value-type="float" office:value="0.196337" calcext:value-type="float">
            <text:p>0.196337</text:p>
          </table:table-cell>
          <table:table-cell office:value-type="float" office:value="1.414" calcext:value-type="float">
            <text:p>1.414</text:p>
          </table:table-cell>
          <table:table-cell office:value-type="float" office:value="1.31667" calcext:value-type="float">
            <text:p>1.31667</text:p>
          </table:table-cell>
          <table:table-cell office:value-type="float" office:value="0.73783" calcext:value-type="float">
            <text:p>0.73783</text:p>
          </table:table-cell>
          <table:table-cell office:value-type="float" office:value="0.118638" calcext:value-type="float">
            <text:p>0.118638</text:p>
          </table:table-cell>
          <table:table-cell office:value-type="float" office:value="0.083245" calcext:value-type="float">
            <text:p>0.083245</text:p>
          </table:table-cell>
          <table:table-cell office:value-type="float" office:value="0.0937881" calcext:value-type="float">
            <text:p>0.0937881</text:p>
          </table:table-cell>
          <table:table-cell office:value-type="float" office:value="0.118484" calcext:value-type="float">
            <text:p>0.118484</text:p>
          </table:table-cell>
          <table:table-cell office:value-type="float" office:value="0.117732" calcext:value-type="float">
            <text:p>0.117732</text:p>
          </table:table-cell>
          <table:table-cell office:value-type="float" office:value="0.0991199" calcext:value-type="float">
            <text:p>0.0991199</text:p>
          </table:table-cell>
          <table:table-cell office:value-type="float" office:value="0.801183" calcext:value-type="float">
            <text:p>0.801183</text:p>
          </table:table-cell>
          <table:table-cell office:value-type="float" office:value="0.103926" calcext:value-type="float">
            <text:p>0.103926</text:p>
          </table:table-cell>
          <table:table-cell office:value-type="float" office:value="0.828062" calcext:value-type="float">
            <text:p>0.828062</text:p>
          </table:table-cell>
          <table:table-cell office:value-type="float" office:value="0.0825529" calcext:value-type="float">
            <text:p>0.0825529</text:p>
          </table:table-cell>
          <table:table-cell office:value-type="float" office:value="1.36847" calcext:value-type="float">
            <text:p>1.36847</text:p>
          </table:table-cell>
          <table:table-cell office:value-type="float" office:value="1.2931" calcext:value-type="float">
            <text:p>1.2931</text:p>
          </table:table-cell>
          <table:table-cell office:value-type="float" office:value="1.21414" calcext:value-type="float">
            <text:p>1.21414</text:p>
          </table:table-cell>
          <table:table-cell office:value-type="float" office:value="0.915026" calcext:value-type="float">
            <text:p>0.915026</text:p>
          </table:table-cell>
          <table:table-cell office:value-type="float" office:value="0.921102" calcext:value-type="float">
            <text:p>0.921102</text:p>
          </table:table-cell>
          <table:table-cell office:value-type="float" office:value="0.734575" calcext:value-type="float">
            <text:p>0.734575</text:p>
          </table:table-cell>
          <table:table-cell office:value-type="float" office:value="1.24236" calcext:value-type="float">
            <text:p>1.24236</text:p>
          </table:table-cell>
          <table:table-cell office:value-type="float" office:value="1.50196" calcext:value-type="float">
            <text:p>1.50196</text:p>
          </table:table-cell>
          <table:table-cell office:value-type="float" office:value="0.654934" calcext:value-type="float">
            <text:p>0.654934</text:p>
          </table:table-cell>
          <table:table-cell office:value-type="float" office:value="2.29596" calcext:value-type="float">
            <text:p>2.29596</text:p>
          </table:table-cell>
          <table:table-cell office:value-type="float" office:value="1.19796" calcext:value-type="float">
            <text:p>1.19796</text:p>
          </table:table-cell>
          <table:table-cell office:value-type="float" office:value="1.12087" calcext:value-type="float">
            <text:p>1.12087</text:p>
          </table:table-cell>
          <table:table-cell office:value-type="float" office:value="0.157384" calcext:value-type="float">
            <text:p>0.157384</text:p>
          </table:table-cell>
          <table:table-cell table:number-columns-repeated="4"/>
          <table:table-cell table:formula="of:=MIN([.A172:.BL172])" office:value-type="float" office:value="0.0825529" calcext:value-type="float">
            <text:p>0.0825529</text:p>
          </table:table-cell>
          <table:table-cell table:formula="of:=MAX([.A172:.BL172])" office:value-type="float" office:value="2.29596" calcext:value-type="float">
            <text:p>2.29596</text:p>
          </table:table-cell>
          <table:table-cell table:number-columns-repeated="7"/>
        </table:table-row>
        <table:table-row table:style-name="ro2">
          <table:table-cell office:value-type="float" office:value="0.113278" calcext:value-type="float">
            <text:p>0.113278</text:p>
          </table:table-cell>
          <table:table-cell office:value-type="float" office:value="0.178536" calcext:value-type="float">
            <text:p>0.178536</text:p>
          </table:table-cell>
          <table:table-cell office:value-type="float" office:value="0.116062" calcext:value-type="float">
            <text:p>0.116062</text:p>
          </table:table-cell>
          <table:table-cell office:value-type="float" office:value="0.36295" calcext:value-type="float">
            <text:p>0.36295</text:p>
          </table:table-cell>
          <table:table-cell office:value-type="float" office:value="0.288214" calcext:value-type="float">
            <text:p>0.288214</text:p>
          </table:table-cell>
          <table:table-cell office:value-type="float" office:value="0.269568" calcext:value-type="float">
            <text:p>0.269568</text:p>
          </table:table-cell>
          <table:table-cell office:value-type="float" office:value="0.065316" calcext:value-type="float">
            <text:p>0.065316</text:p>
          </table:table-cell>
          <table:table-cell office:value-type="float" office:value="0.137083" calcext:value-type="float">
            <text:p>0.137083</text:p>
          </table:table-cell>
          <table:table-cell office:value-type="float" office:value="0.0619409" calcext:value-type="float">
            <text:p>0.0619409</text:p>
          </table:table-cell>
          <table:table-cell office:value-type="float" office:value="0.0737119" calcext:value-type="float">
            <text:p>0.0737119</text:p>
          </table:table-cell>
          <table:table-cell office:value-type="float" office:value="0.18391" calcext:value-type="float">
            <text:p>0.18391</text:p>
          </table:table-cell>
          <table:table-cell office:value-type="float" office:value="0.0600331" calcext:value-type="float">
            <text:p>0.0600331</text:p>
          </table:table-cell>
          <table:table-cell office:value-type="float" office:value="0.064853" calcext:value-type="float">
            <text:p>0.064853</text:p>
          </table:table-cell>
          <table:table-cell office:value-type="float" office:value="0.179023" calcext:value-type="float">
            <text:p>0.179023</text:p>
          </table:table-cell>
          <table:table-cell office:value-type="float" office:value="0.0567918" calcext:value-type="float">
            <text:p>0.0567918</text:p>
          </table:table-cell>
          <table:table-cell office:value-type="float" office:value="0.0631351" calcext:value-type="float">
            <text:p>0.0631351</text:p>
          </table:table-cell>
          <table:table-cell office:value-type="float" office:value="0.163502" calcext:value-type="float">
            <text:p>0.163502</text:p>
          </table:table-cell>
          <table:table-cell office:value-type="float" office:value="0.0609" calcext:value-type="float">
            <text:p>0.0609</text:p>
          </table:table-cell>
          <table:table-cell office:value-type="float" office:value="0.935688" calcext:value-type="float">
            <text:p>0.935688</text:p>
          </table:table-cell>
          <table:table-cell office:value-type="float" office:value="0.175246" calcext:value-type="float">
            <text:p>0.175246</text:p>
          </table:table-cell>
          <table:table-cell office:value-type="float" office:value="0.056807" calcext:value-type="float">
            <text:p>0.056807</text:p>
          </table:table-cell>
          <table:table-cell office:value-type="float" office:value="0.0702569" calcext:value-type="float">
            <text:p>0.0702569</text:p>
          </table:table-cell>
          <table:table-cell office:value-type="float" office:value="0.171551" calcext:value-type="float">
            <text:p>0.171551</text:p>
          </table:table-cell>
          <table:table-cell office:value-type="float" office:value="0.0575249" calcext:value-type="float">
            <text:p>0.0575249</text:p>
          </table:table-cell>
          <table:table-cell office:value-type="float" office:value="0.0628641" calcext:value-type="float">
            <text:p>0.0628641</text:p>
          </table:table-cell>
          <table:table-cell office:value-type="float" office:value="0.627774" calcext:value-type="float">
            <text:p>0.627774</text:p>
          </table:table-cell>
          <table:table-cell office:value-type="float" office:value="0.0495999" calcext:value-type="float">
            <text:p>0.0495999</text:p>
          </table:table-cell>
          <table:table-cell office:value-type="float" office:value="0.05724" calcext:value-type="float">
            <text:p>0.05724</text:p>
          </table:table-cell>
          <table:table-cell office:value-type="float" office:value="0.173733" calcext:value-type="float">
            <text:p>0.173733</text:p>
          </table:table-cell>
          <table:table-cell office:value-type="float" office:value="0.057775" calcext:value-type="float">
            <text:p>0.057775</text:p>
          </table:table-cell>
          <table:table-cell office:value-type="float" office:value="1.41203" calcext:value-type="float">
            <text:p>1.41203</text:p>
          </table:table-cell>
          <table:table-cell office:value-type="float" office:value="0.693386" calcext:value-type="float">
            <text:p>0.693386</text:p>
          </table:table-cell>
          <table:table-cell office:value-type="float" office:value="0.0558629" calcext:value-type="float">
            <text:p>0.0558629</text:p>
          </table:table-cell>
          <table:table-cell office:value-type="float" office:value="0.179197" calcext:value-type="float">
            <text:p>0.179197</text:p>
          </table:table-cell>
          <table:table-cell office:value-type="float" office:value="0.174641" calcext:value-type="float">
            <text:p>0.174641</text:p>
          </table:table-cell>
          <table:table-cell office:value-type="float" office:value="0.0571251" calcext:value-type="float">
            <text:p>0.0571251</text:p>
          </table:table-cell>
          <table:table-cell office:value-type="float" office:value="0.11731" calcext:value-type="float">
            <text:p>0.11731</text:p>
          </table:table-cell>
          <table:table-cell office:value-type="float" office:value="2.0982" calcext:value-type="float">
            <text:p>2.0982</text:p>
          </table:table-cell>
          <table:table-cell office:value-type="float" office:value="0.0844169" calcext:value-type="float">
            <text:p>0.0844169</text:p>
          </table:table-cell>
          <table:table-cell office:value-type="float" office:value="0.111457" calcext:value-type="float">
            <text:p>0.111457</text:p>
          </table:table-cell>
          <table:table-cell office:value-type="float" office:value="0.116114" calcext:value-type="float">
            <text:p>0.116114</text:p>
          </table:table-cell>
          <table:table-cell office:value-type="float" office:value="0.122904" calcext:value-type="float">
            <text:p>0.122904</text:p>
          </table:table-cell>
          <table:table-cell office:value-type="float" office:value="0.394935" calcext:value-type="float">
            <text:p>0.394935</text:p>
          </table:table-cell>
          <table:table-cell office:value-type="float" office:value="2.04008" calcext:value-type="float">
            <text:p>2.04008</text:p>
          </table:table-cell>
          <table:table-cell office:value-type="float" office:value="2.15733" calcext:value-type="float">
            <text:p>2.15733</text:p>
          </table:table-cell>
          <table:table-cell office:value-type="float" office:value="2.27701" calcext:value-type="float">
            <text:p>2.27701</text:p>
          </table:table-cell>
          <table:table-cell office:value-type="float" office:value="1.34937" calcext:value-type="float">
            <text:p>1.34937</text:p>
          </table:table-cell>
          <table:table-cell office:value-type="float" office:value="1.6981" calcext:value-type="float">
            <text:p>1.6981</text:p>
          </table:table-cell>
          <table:table-cell office:value-type="float" office:value="1.01836" calcext:value-type="float">
            <text:p>1.01836</text:p>
          </table:table-cell>
          <table:table-cell office:value-type="float" office:value="1.53439" calcext:value-type="float">
            <text:p>1.53439</text:p>
          </table:table-cell>
          <table:table-cell office:value-type="float" office:value="2.24268" calcext:value-type="float">
            <text:p>2.24268</text:p>
          </table:table-cell>
          <table:table-cell office:value-type="float" office:value="0.723789" calcext:value-type="float">
            <text:p>0.723789</text:p>
          </table:table-cell>
          <table:table-cell office:value-type="float" office:value="1.88624" calcext:value-type="float">
            <text:p>1.88624</text:p>
          </table:table-cell>
          <table:table-cell office:value-type="float" office:value="1.95472" calcext:value-type="float">
            <text:p>1.95472</text:p>
          </table:table-cell>
          <table:table-cell office:value-type="float" office:value="1.27102" calcext:value-type="float">
            <text:p>1.27102</text:p>
          </table:table-cell>
          <table:table-cell office:value-type="float" office:value="0.494147" calcext:value-type="float">
            <text:p>0.494147</text:p>
          </table:table-cell>
          <table:table-cell office:value-type="float" office:value="0.0712359" calcext:value-type="float">
            <text:p>0.0712359</text:p>
          </table:table-cell>
          <table:table-cell office:value-type="float" office:value="0.13798" calcext:value-type="float">
            <text:p>0.13798</text:p>
          </table:table-cell>
          <table:table-cell office:value-type="float" office:value="2.61456" calcext:value-type="float">
            <text:p>2.61456</text:p>
          </table:table-cell>
          <table:table-cell office:value-type="float" office:value="0.0673549" calcext:value-type="float">
            <text:p>0.0673549</text:p>
          </table:table-cell>
          <table:table-cell office:value-type="float" office:value="0.709003" calcext:value-type="float">
            <text:p>0.709003</text:p>
          </table:table-cell>
          <table:table-cell office:value-type="float" office:value="2.52391" calcext:value-type="float">
            <text:p>2.52391</text:p>
          </table:table-cell>
          <table:table-cell office:value-type="float" office:value="0.447572" calcext:value-type="float">
            <text:p>0.447572</text:p>
          </table:table-cell>
          <table:table-cell office:value-type="float" office:value="0.335192" calcext:value-type="float">
            <text:p>0.335192</text:p>
          </table:table-cell>
          <table:table-cell table:number-columns-repeated="4"/>
          <table:table-cell table:formula="of:=MIN([.A173:.BL173])" office:value-type="float" office:value="0.0495999" calcext:value-type="float">
            <text:p>0.0495999</text:p>
          </table:table-cell>
          <table:table-cell table:formula="of:=MAX([.A173:.BL173])" office:value-type="float" office:value="2.61456" calcext:value-type="float">
            <text:p>2.61456</text:p>
          </table:table-cell>
          <table:table-cell table:number-columns-repeated="7"/>
        </table:table-row>
        <table:table-row table:style-name="ro2">
          <table:table-cell office:value-type="float" office:value="0.11772" calcext:value-type="float">
            <text:p>0.11772</text:p>
          </table:table-cell>
          <table:table-cell office:value-type="float" office:value="0.114427" calcext:value-type="float">
            <text:p>0.114427</text:p>
          </table:table-cell>
          <table:table-cell office:value-type="float" office:value="0.148443" calcext:value-type="float">
            <text:p>0.148443</text:p>
          </table:table-cell>
          <table:table-cell office:value-type="float" office:value="0.206568" calcext:value-type="float">
            <text:p>0.206568</text:p>
          </table:table-cell>
          <table:table-cell office:value-type="float" office:value="0.110884" calcext:value-type="float">
            <text:p>0.110884</text:p>
          </table:table-cell>
          <table:table-cell office:value-type="float" office:value="0.168607" calcext:value-type="float">
            <text:p>0.168607</text:p>
          </table:table-cell>
          <table:table-cell office:value-type="float" office:value="0.11467" calcext:value-type="float">
            <text:p>0.11467</text:p>
          </table:table-cell>
          <table:table-cell office:value-type="float" office:value="0.436027" calcext:value-type="float">
            <text:p>0.436027</text:p>
          </table:table-cell>
          <table:table-cell office:value-type="float" office:value="0.28449" calcext:value-type="float">
            <text:p>0.28449</text:p>
          </table:table-cell>
          <table:table-cell office:value-type="float" office:value="0.128033" calcext:value-type="float">
            <text:p>0.128033</text:p>
          </table:table-cell>
          <table:table-cell office:value-type="float" office:value="0.0937901" calcext:value-type="float">
            <text:p>0.0937901</text:p>
          </table:table-cell>
          <table:table-cell office:value-type="float" office:value="0.102531" calcext:value-type="float">
            <text:p>0.102531</text:p>
          </table:table-cell>
          <table:table-cell office:value-type="float" office:value="0.0955551" calcext:value-type="float">
            <text:p>0.0955551</text:p>
          </table:table-cell>
          <table:table-cell office:value-type="float" office:value="0.109095" calcext:value-type="float">
            <text:p>0.109095</text:p>
          </table:table-cell>
          <table:table-cell office:value-type="float" office:value="0.092139" calcext:value-type="float">
            <text:p>0.092139</text:p>
          </table:table-cell>
          <table:table-cell office:value-type="float" office:value="0.102846" calcext:value-type="float">
            <text:p>0.102846</text:p>
          </table:table-cell>
          <table:table-cell office:value-type="float" office:value="0.0947411" calcext:value-type="float">
            <text:p>0.0947411</text:p>
          </table:table-cell>
          <table:table-cell office:value-type="float" office:value="0.114076" calcext:value-type="float">
            <text:p>0.114076</text:p>
          </table:table-cell>
          <table:table-cell office:value-type="float" office:value="0.887089" calcext:value-type="float">
            <text:p>0.887089</text:p>
          </table:table-cell>
          <table:table-cell office:value-type="float" office:value="0.190662" calcext:value-type="float">
            <text:p>0.190662</text:p>
          </table:table-cell>
          <table:table-cell office:value-type="float" office:value="0.754019" calcext:value-type="float">
            <text:p>0.754019</text:p>
          </table:table-cell>
          <table:table-cell office:value-type="float" office:value="0.174897" calcext:value-type="float">
            <text:p>0.174897</text:p>
          </table:table-cell>
          <table:table-cell office:value-type="float" office:value="1.16219" calcext:value-type="float">
            <text:p>1.16219</text:p>
          </table:table-cell>
          <table:table-cell office:value-type="float" office:value="1.12167" calcext:value-type="float">
            <text:p>1.12167</text:p>
          </table:table-cell>
          <table:table-cell office:value-type="float" office:value="1.46081" calcext:value-type="float">
            <text:p>1.46081</text:p>
          </table:table-cell>
          <table:table-cell office:value-type="float" office:value="1.46533" calcext:value-type="float">
            <text:p>1.46533</text:p>
          </table:table-cell>
          <table:table-cell office:value-type="float" office:value="1.40733" calcext:value-type="float">
            <text:p>1.40733</text:p>
          </table:table-cell>
          <table:table-cell office:value-type="float" office:value="0.847755" calcext:value-type="float">
            <text:p>0.847755</text:p>
          </table:table-cell>
          <table:table-cell office:value-type="float" office:value="0.639991" calcext:value-type="float">
            <text:p>0.639991</text:p>
          </table:table-cell>
          <table:table-cell office:value-type="float" office:value="0.541867" calcext:value-type="float">
            <text:p>0.541867</text:p>
          </table:table-cell>
          <table:table-cell office:value-type="float" office:value="0.764111" calcext:value-type="float">
            <text:p>0.764111</text:p>
          </table:table-cell>
          <table:table-cell office:value-type="float" office:value="0.441029" calcext:value-type="float">
            <text:p>0.441029</text:p>
          </table:table-cell>
          <table:table-cell office:value-type="float" office:value="1.33015" calcext:value-type="float">
            <text:p>1.33015</text:p>
          </table:table-cell>
          <table:table-cell office:value-type="float" office:value="1.16365" calcext:value-type="float">
            <text:p>1.16365</text:p>
          </table:table-cell>
          <table:table-cell office:value-type="float" office:value="1.01235" calcext:value-type="float">
            <text:p>1.01235</text:p>
          </table:table-cell>
          <table:table-cell office:value-type="float" office:value="0.185023" calcext:value-type="float">
            <text:p>0.185023</text:p>
          </table:table-cell>
          <table:table-cell office:value-type="float" office:value="0.394641" calcext:value-type="float">
            <text:p>0.394641</text:p>
          </table:table-cell>
          <table:table-cell office:value-type="float" office:value="0.273817" calcext:value-type="float">
            <text:p>0.273817</text:p>
          </table:table-cell>
          <table:table-cell office:value-type="float" office:value="0.382538" calcext:value-type="float">
            <text:p>0.382538</text:p>
          </table:table-cell>
          <table:table-cell office:value-type="float" office:value="0.426578" calcext:value-type="float">
            <text:p>0.426578</text:p>
          </table:table-cell>
          <table:table-cell office:value-type="float" office:value="0.831528" calcext:value-type="float">
            <text:p>0.831528</text:p>
          </table:table-cell>
          <table:table-cell office:value-type="float" office:value="1.79414" calcext:value-type="float">
            <text:p>1.79414</text:p>
          </table:table-cell>
          <table:table-cell office:value-type="float" office:value="1.43229" calcext:value-type="float">
            <text:p>1.43229</text:p>
          </table:table-cell>
          <table:table-cell office:value-type="float" office:value="0.613854" calcext:value-type="float">
            <text:p>0.613854</text:p>
          </table:table-cell>
          <table:table-cell office:value-type="float" office:value="0.142503" calcext:value-type="float">
            <text:p>0.142503</text:p>
          </table:table-cell>
          <table:table-cell office:value-type="float" office:value="0.211978" calcext:value-type="float">
            <text:p>0.211978</text:p>
          </table:table-cell>
          <table:table-cell office:value-type="float" office:value="0.0941379" calcext:value-type="float">
            <text:p>0.0941379</text:p>
          </table:table-cell>
          <table:table-cell office:value-type="float" office:value="0.432002" calcext:value-type="float">
            <text:p>0.432002</text:p>
          </table:table-cell>
          <table:table-cell office:value-type="float" office:value="0.101484" calcext:value-type="float">
            <text:p>0.101484</text:p>
          </table:table-cell>
          <table:table-cell office:value-type="float" office:value="0.116706" calcext:value-type="float">
            <text:p>0.116706</text:p>
          </table:table-cell>
          <table:table-cell office:value-type="float" office:value="0.287088" calcext:value-type="float">
            <text:p>0.287088</text:p>
          </table:table-cell>
          <table:table-cell office:value-type="float" office:value="0.15706" calcext:value-type="float">
            <text:p>0.15706</text:p>
          </table:table-cell>
          <table:table-cell office:value-type="float" office:value="0.131152" calcext:value-type="float">
            <text:p>0.131152</text:p>
          </table:table-cell>
          <table:table-cell office:value-type="float" office:value="0.325522" calcext:value-type="float">
            <text:p>0.325522</text:p>
          </table:table-cell>
          <table:table-cell office:value-type="float" office:value="2.11836" calcext:value-type="float">
            <text:p>2.11836</text:p>
          </table:table-cell>
          <table:table-cell office:value-type="float" office:value="0.146897" calcext:value-type="float">
            <text:p>0.146897</text:p>
          </table:table-cell>
          <table:table-cell office:value-type="float" office:value="0.274232" calcext:value-type="float">
            <text:p>0.274232</text:p>
          </table:table-cell>
          <table:table-cell office:value-type="float" office:value="0.038753" calcext:value-type="float">
            <text:p>0.038753</text:p>
          </table:table-cell>
          <table:table-cell office:value-type="float" office:value="0.362203" calcext:value-type="float">
            <text:p>0.362203</text:p>
          </table:table-cell>
          <table:table-cell office:value-type="float" office:value="0.359048" calcext:value-type="float">
            <text:p>0.359048</text:p>
          </table:table-cell>
          <table:table-cell office:value-type="float" office:value="0.684451" calcext:value-type="float">
            <text:p>0.684451</text:p>
          </table:table-cell>
          <table:table-cell office:value-type="float" office:value="0.141161" calcext:value-type="float">
            <text:p>0.141161</text:p>
          </table:table-cell>
          <table:table-cell office:value-type="float" office:value="0.42505" calcext:value-type="float">
            <text:p>0.42505</text:p>
          </table:table-cell>
          <table:table-cell office:value-type="float" office:value="0.125839" calcext:value-type="float">
            <text:p>0.125839</text:p>
          </table:table-cell>
          <table:table-cell table:number-columns-repeated="4"/>
          <table:table-cell table:formula="of:=MIN([.A174:.BL174])" office:value-type="float" office:value="0.038753" calcext:value-type="float">
            <text:p>0.038753</text:p>
          </table:table-cell>
          <table:table-cell table:formula="of:=MAX([.A174:.BL174])" office:value-type="float" office:value="2.11836" calcext:value-type="float">
            <text:p>2.11836</text:p>
          </table:table-cell>
          <table:table-cell table:number-columns-repeated="7"/>
        </table:table-row>
        <table:table-row table:style-name="ro2">
          <table:table-cell office:value-type="float" office:value="0.115285" calcext:value-type="float">
            <text:p>0.115285</text:p>
          </table:table-cell>
          <table:table-cell office:value-type="float" office:value="0.118212" calcext:value-type="float">
            <text:p>0.118212</text:p>
          </table:table-cell>
          <table:table-cell office:value-type="float" office:value="0.19621" calcext:value-type="float">
            <text:p>0.19621</text:p>
          </table:table-cell>
          <table:table-cell office:value-type="float" office:value="0.111211" calcext:value-type="float">
            <text:p>0.111211</text:p>
          </table:table-cell>
          <table:table-cell office:value-type="float" office:value="0.237874" calcext:value-type="float">
            <text:p>0.237874</text:p>
          </table:table-cell>
          <table:table-cell office:value-type="float" office:value="0.128256" calcext:value-type="float">
            <text:p>0.128256</text:p>
          </table:table-cell>
          <table:table-cell office:value-type="float" office:value="0.139014" calcext:value-type="float">
            <text:p>0.139014</text:p>
          </table:table-cell>
          <table:table-cell office:value-type="float" office:value="0.139791" calcext:value-type="float">
            <text:p>0.139791</text:p>
          </table:table-cell>
          <table:table-cell office:value-type="float" office:value="0.140004" calcext:value-type="float">
            <text:p>0.140004</text:p>
          </table:table-cell>
          <table:table-cell office:value-type="float" office:value="0.1196" calcext:value-type="float">
            <text:p>0.1196</text:p>
          </table:table-cell>
          <table:table-cell office:value-type="float" office:value="0.122229" calcext:value-type="float">
            <text:p>0.122229</text:p>
          </table:table-cell>
          <table:table-cell office:value-type="float" office:value="0.137223" calcext:value-type="float">
            <text:p>0.137223</text:p>
          </table:table-cell>
          <table:table-cell office:value-type="float" office:value="0.447256" calcext:value-type="float">
            <text:p>0.447256</text:p>
          </table:table-cell>
          <table:table-cell office:value-type="float" office:value="0.275884" calcext:value-type="float">
            <text:p>0.275884</text:p>
          </table:table-cell>
          <table:table-cell office:value-type="float" office:value="0.122452" calcext:value-type="float">
            <text:p>0.122452</text:p>
          </table:table-cell>
          <table:table-cell office:value-type="float" office:value="0.852264" calcext:value-type="float">
            <text:p>0.852264</text:p>
          </table:table-cell>
          <table:table-cell office:value-type="float" office:value="0.12902" calcext:value-type="float">
            <text:p>0.12902</text:p>
          </table:table-cell>
          <table:table-cell office:value-type="float" office:value="0.140321" calcext:value-type="float">
            <text:p>0.140321</text:p>
          </table:table-cell>
          <table:table-cell office:value-type="float" office:value="0.0952652" calcext:value-type="float">
            <text:p>0.0952652</text:p>
          </table:table-cell>
          <table:table-cell office:value-type="float" office:value="0.432585" calcext:value-type="float">
            <text:p>0.432585</text:p>
          </table:table-cell>
          <table:table-cell office:value-type="float" office:value="0.37757" calcext:value-type="float">
            <text:p>0.37757</text:p>
          </table:table-cell>
          <table:table-cell office:value-type="float" office:value="1.23223" calcext:value-type="float">
            <text:p>1.23223</text:p>
          </table:table-cell>
          <table:table-cell office:value-type="float" office:value="1.1273" calcext:value-type="float">
            <text:p>1.1273</text:p>
          </table:table-cell>
          <table:table-cell office:value-type="float" office:value="0.179126" calcext:value-type="float">
            <text:p>0.179126</text:p>
          </table:table-cell>
          <table:table-cell office:value-type="float" office:value="0.103675" calcext:value-type="float">
            <text:p>0.103675</text:p>
          </table:table-cell>
          <table:table-cell office:value-type="float" office:value="0.805602" calcext:value-type="float">
            <text:p>0.805602</text:p>
          </table:table-cell>
          <table:table-cell office:value-type="float" office:value="0.113732" calcext:value-type="float">
            <text:p>0.113732</text:p>
          </table:table-cell>
          <table:table-cell office:value-type="float" office:value="1.14432" calcext:value-type="float">
            <text:p>1.14432</text:p>
          </table:table-cell>
          <table:table-cell office:value-type="float" office:value="0.113631" calcext:value-type="float">
            <text:p>0.113631</text:p>
          </table:table-cell>
          <table:table-cell office:value-type="float" office:value="0.282865" calcext:value-type="float">
            <text:p>0.282865</text:p>
          </table:table-cell>
          <table:table-cell office:value-type="float" office:value="0.168789" calcext:value-type="float">
            <text:p>0.168789</text:p>
          </table:table-cell>
          <table:table-cell office:value-type="float" office:value="1.26294" calcext:value-type="float">
            <text:p>1.26294</text:p>
          </table:table-cell>
          <table:table-cell office:value-type="float" office:value="1.2676" calcext:value-type="float">
            <text:p>1.2676</text:p>
          </table:table-cell>
          <table:table-cell office:value-type="float" office:value="1.13331" calcext:value-type="float">
            <text:p>1.13331</text:p>
          </table:table-cell>
          <table:table-cell office:value-type="float" office:value="0.287054" calcext:value-type="float">
            <text:p>0.287054</text:p>
          </table:table-cell>
          <table:table-cell office:value-type="float" office:value="0.105228" calcext:value-type="float">
            <text:p>0.105228</text:p>
          </table:table-cell>
          <table:table-cell office:value-type="float" office:value="0.0978498" calcext:value-type="float">
            <text:p>0.0978498</text:p>
          </table:table-cell>
          <table:table-cell office:value-type="float" office:value="1.82548" calcext:value-type="float">
            <text:p>1.82548</text:p>
          </table:table-cell>
          <table:table-cell office:value-type="float" office:value="1.83242" calcext:value-type="float">
            <text:p>1.83242</text:p>
          </table:table-cell>
          <table:table-cell office:value-type="float" office:value="1.75469" calcext:value-type="float">
            <text:p>1.75469</text:p>
          </table:table-cell>
          <table:table-cell office:value-type="float" office:value="1.54115" calcext:value-type="float">
            <text:p>1.54115</text:p>
          </table:table-cell>
          <table:table-cell office:value-type="float" office:value="1.01934" calcext:value-type="float">
            <text:p>1.01934</text:p>
          </table:table-cell>
          <table:table-cell office:value-type="float" office:value="0.390178" calcext:value-type="float">
            <text:p>0.390178</text:p>
          </table:table-cell>
          <table:table-cell office:value-type="float" office:value="1.55699" calcext:value-type="float">
            <text:p>1.55699</text:p>
          </table:table-cell>
          <table:table-cell office:value-type="float" office:value="1.43665" calcext:value-type="float">
            <text:p>1.43665</text:p>
          </table:table-cell>
          <table:table-cell office:value-type="float" office:value="1.5873" calcext:value-type="float">
            <text:p>1.5873</text:p>
          </table:table-cell>
          <table:table-cell office:value-type="float" office:value="0.686468" calcext:value-type="float">
            <text:p>0.686468</text:p>
          </table:table-cell>
          <table:table-cell office:value-type="float" office:value="0.574815" calcext:value-type="float">
            <text:p>0.574815</text:p>
          </table:table-cell>
          <table:table-cell office:value-type="float" office:value="0.253764" calcext:value-type="float">
            <text:p>0.253764</text:p>
          </table:table-cell>
          <table:table-cell office:value-type="float" office:value="1.34312" calcext:value-type="float">
            <text:p>1.34312</text:p>
          </table:table-cell>
          <table:table-cell office:value-type="float" office:value="1.64481" calcext:value-type="float">
            <text:p>1.64481</text:p>
          </table:table-cell>
          <table:table-cell office:value-type="float" office:value="0.843451" calcext:value-type="float">
            <text:p>0.843451</text:p>
          </table:table-cell>
          <table:table-cell office:value-type="float" office:value="1.13564" calcext:value-type="float">
            <text:p>1.13564</text:p>
          </table:table-cell>
          <table:table-cell office:value-type="float" office:value="1.04273" calcext:value-type="float">
            <text:p>1.04273</text:p>
          </table:table-cell>
          <table:table-cell office:value-type="float" office:value="1.18046" calcext:value-type="float">
            <text:p>1.18046</text:p>
          </table:table-cell>
          <table:table-cell office:value-type="float" office:value="2.05356" calcext:value-type="float">
            <text:p>2.05356</text:p>
          </table:table-cell>
          <table:table-cell office:value-type="float" office:value="2.06178" calcext:value-type="float">
            <text:p>2.06178</text:p>
          </table:table-cell>
          <table:table-cell office:value-type="float" office:value="1.55821" calcext:value-type="float">
            <text:p>1.55821</text:p>
          </table:table-cell>
          <table:table-cell office:value-type="float" office:value="1.76613" calcext:value-type="float">
            <text:p>1.76613</text:p>
          </table:table-cell>
          <table:table-cell office:value-type="float" office:value="0.094171" calcext:value-type="float">
            <text:p>0.094171</text:p>
          </table:table-cell>
          <table:table-cell office:value-type="float" office:value="0.131301" calcext:value-type="float">
            <text:p>0.131301</text:p>
          </table:table-cell>
          <table:table-cell office:value-type="float" office:value="0.120721" calcext:value-type="float">
            <text:p>0.120721</text:p>
          </table:table-cell>
          <table:table-cell office:value-type="float" office:value="0.320132" calcext:value-type="float">
            <text:p>0.320132</text:p>
          </table:table-cell>
          <table:table-cell office:value-type="float" office:value="0.106184" calcext:value-type="float">
            <text:p>0.106184</text:p>
          </table:table-cell>
          <table:table-cell table:number-columns-repeated="4"/>
          <table:table-cell table:formula="of:=MIN([.A175:.BL175])" office:value-type="float" office:value="0.094171" calcext:value-type="float">
            <text:p>0.094171</text:p>
          </table:table-cell>
          <table:table-cell table:formula="of:=MAX([.A175:.BL175])" office:value-type="float" office:value="2.06178" calcext:value-type="float">
            <text:p>2.06178</text:p>
          </table:table-cell>
          <table:table-cell table:number-columns-repeated="7"/>
        </table:table-row>
        <table:table-row table:style-name="ro2">
          <table:table-cell office:value-type="float" office:value="0.15744" calcext:value-type="float">
            <text:p>0.15744</text:p>
          </table:table-cell>
          <table:table-cell office:value-type="float" office:value="0.160729" calcext:value-type="float">
            <text:p>0.160729</text:p>
          </table:table-cell>
          <table:table-cell office:value-type="float" office:value="0.113476" calcext:value-type="float">
            <text:p>0.113476</text:p>
          </table:table-cell>
          <table:table-cell office:value-type="float" office:value="0.226067" calcext:value-type="float">
            <text:p>0.226067</text:p>
          </table:table-cell>
          <table:table-cell office:value-type="float" office:value="0.115876" calcext:value-type="float">
            <text:p>0.115876</text:p>
          </table:table-cell>
          <table:table-cell office:value-type="float" office:value="0.150641" calcext:value-type="float">
            <text:p>0.150641</text:p>
          </table:table-cell>
          <table:table-cell office:value-type="float" office:value="0.151228" calcext:value-type="float">
            <text:p>0.151228</text:p>
          </table:table-cell>
          <table:table-cell office:value-type="float" office:value="0.342999" calcext:value-type="float">
            <text:p>0.342999</text:p>
          </table:table-cell>
          <table:table-cell office:value-type="float" office:value="0.456741" calcext:value-type="float">
            <text:p>0.456741</text:p>
          </table:table-cell>
          <table:table-cell office:value-type="float" office:value="0.480586" calcext:value-type="float">
            <text:p>0.480586</text:p>
          </table:table-cell>
          <table:table-cell office:value-type="float" office:value="0.251326" calcext:value-type="float">
            <text:p>0.251326</text:p>
          </table:table-cell>
          <table:table-cell office:value-type="float" office:value="0.116807" calcext:value-type="float">
            <text:p>0.116807</text:p>
          </table:table-cell>
          <table:table-cell office:value-type="float" office:value="0.151004" calcext:value-type="float">
            <text:p>0.151004</text:p>
          </table:table-cell>
          <table:table-cell office:value-type="float" office:value="0.111771" calcext:value-type="float">
            <text:p>0.111771</text:p>
          </table:table-cell>
          <table:table-cell office:value-type="float" office:value="0.112031" calcext:value-type="float">
            <text:p>0.112031</text:p>
          </table:table-cell>
          <table:table-cell office:value-type="float" office:value="0.175615" calcext:value-type="float">
            <text:p>0.175615</text:p>
          </table:table-cell>
          <table:table-cell office:value-type="float" office:value="0.181146" calcext:value-type="float">
            <text:p>0.181146</text:p>
          </table:table-cell>
          <table:table-cell office:value-type="float" office:value="0.0888388" calcext:value-type="float">
            <text:p>0.0888388</text:p>
          </table:table-cell>
          <table:table-cell office:value-type="float" office:value="0.509546" calcext:value-type="float">
            <text:p>0.509546</text:p>
          </table:table-cell>
          <table:table-cell office:value-type="float" office:value="0.512752" calcext:value-type="float">
            <text:p>0.512752</text:p>
          </table:table-cell>
          <table:table-cell office:value-type="float" office:value="0.512622" calcext:value-type="float">
            <text:p>0.512622</text:p>
          </table:table-cell>
          <table:table-cell office:value-type="float" office:value="0.0996499" calcext:value-type="float">
            <text:p>0.0996499</text:p>
          </table:table-cell>
          <table:table-cell office:value-type="float" office:value="0.116347" calcext:value-type="float">
            <text:p>0.116347</text:p>
          </table:table-cell>
          <table:table-cell office:value-type="float" office:value="0.3686" calcext:value-type="float">
            <text:p>0.3686</text:p>
          </table:table-cell>
          <table:table-cell office:value-type="float" office:value="0.390838" calcext:value-type="float">
            <text:p>0.390838</text:p>
          </table:table-cell>
          <table:table-cell office:value-type="float" office:value="0.460483" calcext:value-type="float">
            <text:p>0.460483</text:p>
          </table:table-cell>
          <table:table-cell office:value-type="float" office:value="0.40467" calcext:value-type="float">
            <text:p>0.40467</text:p>
          </table:table-cell>
          <table:table-cell office:value-type="float" office:value="0.11869" calcext:value-type="float">
            <text:p>0.11869</text:p>
          </table:table-cell>
          <table:table-cell office:value-type="float" office:value="0.123903" calcext:value-type="float">
            <text:p>0.123903</text:p>
          </table:table-cell>
          <table:table-cell office:value-type="float" office:value="0.124537" calcext:value-type="float">
            <text:p>0.124537</text:p>
          </table:table-cell>
          <table:table-cell office:value-type="float" office:value="0.111484" calcext:value-type="float">
            <text:p>0.111484</text:p>
          </table:table-cell>
          <table:table-cell office:value-type="float" office:value="1.23196" calcext:value-type="float">
            <text:p>1.23196</text:p>
          </table:table-cell>
          <table:table-cell office:value-type="float" office:value="0.500831" calcext:value-type="float">
            <text:p>0.500831</text:p>
          </table:table-cell>
          <table:table-cell office:value-type="float" office:value="1.37691" calcext:value-type="float">
            <text:p>1.37691</text:p>
          </table:table-cell>
          <table:table-cell office:value-type="float" office:value="0.338147" calcext:value-type="float">
            <text:p>0.338147</text:p>
          </table:table-cell>
          <table:table-cell office:value-type="float" office:value="2.04136" calcext:value-type="float">
            <text:p>2.04136</text:p>
          </table:table-cell>
          <table:table-cell office:value-type="float" office:value="2.03677" calcext:value-type="float">
            <text:p>2.03677</text:p>
          </table:table-cell>
          <table:table-cell office:value-type="float" office:value="1.91202" calcext:value-type="float">
            <text:p>1.91202</text:p>
          </table:table-cell>
          <table:table-cell office:value-type="float" office:value="1.52832" calcext:value-type="float">
            <text:p>1.52832</text:p>
          </table:table-cell>
          <table:table-cell office:value-type="float" office:value="0.330188" calcext:value-type="float">
            <text:p>0.330188</text:p>
          </table:table-cell>
          <table:table-cell office:value-type="float" office:value="1.12785" calcext:value-type="float">
            <text:p>1.12785</text:p>
          </table:table-cell>
          <table:table-cell office:value-type="float" office:value="0.990771" calcext:value-type="float">
            <text:p>0.990771</text:p>
          </table:table-cell>
          <table:table-cell office:value-type="float" office:value="0.997915" calcext:value-type="float">
            <text:p>0.997915</text:p>
          </table:table-cell>
          <table:table-cell office:value-type="float" office:value="0.33959" calcext:value-type="float">
            <text:p>0.33959</text:p>
          </table:table-cell>
          <table:table-cell office:value-type="float" office:value="0.944832" calcext:value-type="float">
            <text:p>0.944832</text:p>
          </table:table-cell>
          <table:table-cell office:value-type="float" office:value="0.753519" calcext:value-type="float">
            <text:p>0.753519</text:p>
          </table:table-cell>
          <table:table-cell office:value-type="float" office:value="0.855594" calcext:value-type="float">
            <text:p>0.855594</text:p>
          </table:table-cell>
          <table:table-cell office:value-type="float" office:value="1.72127" calcext:value-type="float">
            <text:p>1.72127</text:p>
          </table:table-cell>
          <table:table-cell office:value-type="float" office:value="0.630827" calcext:value-type="float">
            <text:p>0.630827</text:p>
          </table:table-cell>
          <table:table-cell office:value-type="float" office:value="0.64508" calcext:value-type="float">
            <text:p>0.64508</text:p>
          </table:table-cell>
          <table:table-cell office:value-type="float" office:value="0.552638" calcext:value-type="float">
            <text:p>0.552638</text:p>
          </table:table-cell>
          <table:table-cell office:value-type="float" office:value="1.95973" calcext:value-type="float">
            <text:p>1.95973</text:p>
          </table:table-cell>
          <table:table-cell office:value-type="float" office:value="1.38464" calcext:value-type="float">
            <text:p>1.38464</text:p>
          </table:table-cell>
          <table:table-cell office:value-type="float" office:value="1.0334" calcext:value-type="float">
            <text:p>1.0334</text:p>
          </table:table-cell>
          <table:table-cell office:value-type="float" office:value="1.39902" calcext:value-type="float">
            <text:p>1.39902</text:p>
          </table:table-cell>
          <table:table-cell office:value-type="float" office:value="1.15492" calcext:value-type="float">
            <text:p>1.15492</text:p>
          </table:table-cell>
          <table:table-cell office:value-type="float" office:value="0.234814" calcext:value-type="float">
            <text:p>0.234814</text:p>
          </table:table-cell>
          <table:table-cell office:value-type="float" office:value="0.135509" calcext:value-type="float">
            <text:p>0.135509</text:p>
          </table:table-cell>
          <table:table-cell office:value-type="float" office:value="0.0727241" calcext:value-type="float">
            <text:p>0.0727241</text:p>
          </table:table-cell>
          <table:table-cell office:value-type="float" office:value="0.0778759" calcext:value-type="float">
            <text:p>0.0778759</text:p>
          </table:table-cell>
          <table:table-cell office:value-type="float" office:value="0.0610919" calcext:value-type="float">
            <text:p>0.0610919</text:p>
          </table:table-cell>
          <table:table-cell office:value-type="float" office:value="0.329934" calcext:value-type="float">
            <text:p>0.329934</text:p>
          </table:table-cell>
          <table:table-cell office:value-type="float" office:value="2.13685" calcext:value-type="float">
            <text:p>2.13685</text:p>
          </table:table-cell>
          <table:table-cell office:value-type="float" office:value="1.00163" calcext:value-type="float">
            <text:p>1.00163</text:p>
          </table:table-cell>
          <table:table-cell table:number-columns-repeated="4"/>
          <table:table-cell table:formula="of:=MIN([.A176:.BL176])" office:value-type="float" office:value="0.0610919" calcext:value-type="float">
            <text:p>0.0610919</text:p>
          </table:table-cell>
          <table:table-cell table:formula="of:=MAX([.A176:.BL176])" office:value-type="float" office:value="2.13685" calcext:value-type="float">
            <text:p>2.13685</text:p>
          </table:table-cell>
          <table:table-cell table:number-columns-repeated="7"/>
        </table:table-row>
        <table:table-row table:style-name="ro2">
          <table:table-cell office:value-type="float" office:value="0.155463" calcext:value-type="float">
            <text:p>0.155463</text:p>
          </table:table-cell>
          <table:table-cell office:value-type="float" office:value="0.166676" calcext:value-type="float">
            <text:p>0.166676</text:p>
          </table:table-cell>
          <table:table-cell office:value-type="float" office:value="0.152665" calcext:value-type="float">
            <text:p>0.152665</text:p>
          </table:table-cell>
          <table:table-cell office:value-type="float" office:value="0.2673" calcext:value-type="float">
            <text:p>0.2673</text:p>
          </table:table-cell>
          <table:table-cell office:value-type="float" office:value="0.273314" calcext:value-type="float">
            <text:p>0.273314</text:p>
          </table:table-cell>
          <table:table-cell office:value-type="float" office:value="0.147774" calcext:value-type="float">
            <text:p>0.147774</text:p>
          </table:table-cell>
          <table:table-cell office:value-type="float" office:value="0.15261" calcext:value-type="float">
            <text:p>0.15261</text:p>
          </table:table-cell>
          <table:table-cell office:value-type="float" office:value="0.189154" calcext:value-type="float">
            <text:p>0.189154</text:p>
          </table:table-cell>
          <table:table-cell office:value-type="float" office:value="0.283659" calcext:value-type="float">
            <text:p>0.283659</text:p>
          </table:table-cell>
          <table:table-cell office:value-type="float" office:value="0.133917" calcext:value-type="float">
            <text:p>0.133917</text:p>
          </table:table-cell>
          <table:table-cell office:value-type="float" office:value="0.366115" calcext:value-type="float">
            <text:p>0.366115</text:p>
          </table:table-cell>
          <table:table-cell office:value-type="float" office:value="0.543497" calcext:value-type="float">
            <text:p>0.543497</text:p>
          </table:table-cell>
          <table:table-cell office:value-type="float" office:value="0.305354" calcext:value-type="float">
            <text:p>0.305354</text:p>
          </table:table-cell>
          <table:table-cell office:value-type="float" office:value="0.17294" calcext:value-type="float">
            <text:p>0.17294</text:p>
          </table:table-cell>
          <table:table-cell office:value-type="float" office:value="0.582317" calcext:value-type="float">
            <text:p>0.582317</text:p>
          </table:table-cell>
          <table:table-cell office:value-type="float" office:value="0.919881" calcext:value-type="float">
            <text:p>0.919881</text:p>
          </table:table-cell>
          <table:table-cell office:value-type="float" office:value="0.194564" calcext:value-type="float">
            <text:p>0.194564</text:p>
          </table:table-cell>
          <table:table-cell office:value-type="float" office:value="0.108791" calcext:value-type="float">
            <text:p>0.108791</text:p>
          </table:table-cell>
          <table:table-cell office:value-type="float" office:value="0.116574" calcext:value-type="float">
            <text:p>0.116574</text:p>
          </table:table-cell>
          <table:table-cell office:value-type="float" office:value="0.13924" calcext:value-type="float">
            <text:p>0.13924</text:p>
          </table:table-cell>
          <table:table-cell office:value-type="float" office:value="0.113709" calcext:value-type="float">
            <text:p>0.113709</text:p>
          </table:table-cell>
          <table:table-cell office:value-type="float" office:value="0.750548" calcext:value-type="float">
            <text:p>0.750548</text:p>
          </table:table-cell>
          <table:table-cell office:value-type="float" office:value="0.188335" calcext:value-type="float">
            <text:p>0.188335</text:p>
          </table:table-cell>
          <table:table-cell office:value-type="float" office:value="0.843452" calcext:value-type="float">
            <text:p>0.843452</text:p>
          </table:table-cell>
          <table:table-cell office:value-type="float" office:value="1.53676" calcext:value-type="float">
            <text:p>1.53676</text:p>
          </table:table-cell>
          <table:table-cell office:value-type="float" office:value="0.188781" calcext:value-type="float">
            <text:p>0.188781</text:p>
          </table:table-cell>
          <table:table-cell office:value-type="float" office:value="0.958852" calcext:value-type="float">
            <text:p>0.958852</text:p>
          </table:table-cell>
          <table:table-cell office:value-type="float" office:value="0.721876" calcext:value-type="float">
            <text:p>0.721876</text:p>
          </table:table-cell>
          <table:table-cell office:value-type="float" office:value="0.614615" calcext:value-type="float">
            <text:p>0.614615</text:p>
          </table:table-cell>
          <table:table-cell office:value-type="float" office:value="0.575934" calcext:value-type="float">
            <text:p>0.575934</text:p>
          </table:table-cell>
          <table:table-cell office:value-type="float" office:value="0.805319" calcext:value-type="float">
            <text:p>0.805319</text:p>
          </table:table-cell>
          <table:table-cell office:value-type="float" office:value="0.23183" calcext:value-type="float">
            <text:p>0.23183</text:p>
          </table:table-cell>
          <table:table-cell office:value-type="float" office:value="0.510254" calcext:value-type="float">
            <text:p>0.510254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436456" calcext:value-type="float">
            <text:p>0.436456</text:p>
          </table:table-cell>
          <table:table-cell office:value-type="float" office:value="0.442812" calcext:value-type="float">
            <text:p>0.442812</text:p>
          </table:table-cell>
          <table:table-cell office:value-type="float" office:value="0.4639" calcext:value-type="float">
            <text:p>0.4639</text:p>
          </table:table-cell>
          <table:table-cell office:value-type="float" office:value="1.86037" calcext:value-type="float">
            <text:p>1.86037</text:p>
          </table:table-cell>
          <table:table-cell office:value-type="float" office:value="1.90124" calcext:value-type="float">
            <text:p>1.90124</text:p>
          </table:table-cell>
          <table:table-cell office:value-type="float" office:value="1.26572" calcext:value-type="float">
            <text:p>1.26572</text:p>
          </table:table-cell>
          <table:table-cell office:value-type="float" office:value="1.18347" calcext:value-type="float">
            <text:p>1.18347</text:p>
          </table:table-cell>
          <table:table-cell office:value-type="float" office:value="1.04816" calcext:value-type="float">
            <text:p>1.04816</text:p>
          </table:table-cell>
          <table:table-cell office:value-type="float" office:value="1.36907" calcext:value-type="float">
            <text:p>1.36907</text:p>
          </table:table-cell>
          <table:table-cell office:value-type="float" office:value="0.514415" calcext:value-type="float">
            <text:p>0.514415</text:p>
          </table:table-cell>
          <table:table-cell office:value-type="float" office:value="1.43011" calcext:value-type="float">
            <text:p>1.43011</text:p>
          </table:table-cell>
          <table:table-cell office:value-type="float" office:value="1.07235" calcext:value-type="float">
            <text:p>1.07235</text:p>
          </table:table-cell>
          <table:table-cell office:value-type="float" office:value="0.728331" calcext:value-type="float">
            <text:p>0.728331</text:p>
          </table:table-cell>
          <table:table-cell office:value-type="float" office:value="1.50327" calcext:value-type="float">
            <text:p>1.50327</text:p>
          </table:table-cell>
          <table:table-cell office:value-type="float" office:value="0.695549" calcext:value-type="float">
            <text:p>0.695549</text:p>
          </table:table-cell>
          <table:table-cell office:value-type="float" office:value="1.98946" calcext:value-type="float">
            <text:p>1.98946</text:p>
          </table:table-cell>
          <table:table-cell office:value-type="float" office:value="0.727031" calcext:value-type="float">
            <text:p>0.727031</text:p>
          </table:table-cell>
          <table:table-cell office:value-type="float" office:value="0.660438" calcext:value-type="float">
            <text:p>0.660438</text:p>
          </table:table-cell>
          <table:table-cell office:value-type="float" office:value="0.119917" calcext:value-type="float">
            <text:p>0.119917</text:p>
          </table:table-cell>
          <table:table-cell office:value-type="float" office:value="0.67409" calcext:value-type="float">
            <text:p>0.67409</text:p>
          </table:table-cell>
          <table:table-cell office:value-type="float" office:value="0.684538" calcext:value-type="float">
            <text:p>0.684538</text:p>
          </table:table-cell>
          <table:table-cell office:value-type="float" office:value="0.127166" calcext:value-type="float">
            <text:p>0.127166</text:p>
          </table:table-cell>
          <table:table-cell office:value-type="float" office:value="0.892188" calcext:value-type="float">
            <text:p>0.892188</text:p>
          </table:table-cell>
          <table:table-cell office:value-type="float" office:value="0.228549" calcext:value-type="float">
            <text:p>0.228549</text:p>
          </table:table-cell>
          <table:table-cell office:value-type="float" office:value="0.187462" calcext:value-type="float">
            <text:p>0.187462</text:p>
          </table:table-cell>
          <table:table-cell office:value-type="float" office:value="0.11993" calcext:value-type="float">
            <text:p>0.11993</text:p>
          </table:table-cell>
          <table:table-cell office:value-type="float" office:value="0.800571" calcext:value-type="float">
            <text:p>0.800571</text:p>
          </table:table-cell>
          <table:table-cell office:value-type="float" office:value="0.901256" calcext:value-type="float">
            <text:p>0.901256</text:p>
          </table:table-cell>
          <table:table-cell office:value-type="float" office:value="0.0401061" calcext:value-type="float">
            <text:p>0.0401061</text:p>
          </table:table-cell>
          <table:table-cell office:value-type="float" office:value="0.090992" calcext:value-type="float">
            <text:p>0.090992</text:p>
          </table:table-cell>
          <table:table-cell table:number-columns-repeated="4"/>
          <table:table-cell table:formula="of:=MIN([.A177:.BL177])" office:value-type="float" office:value="0.0401061" calcext:value-type="float">
            <text:p>0.0401061</text:p>
          </table:table-cell>
          <table:table-cell table:formula="of:=MAX([.A177:.BL177])" office:value-type="float" office:value="1.98946" calcext:value-type="float">
            <text:p>1.98946</text:p>
          </table:table-cell>
          <table:table-cell table:number-columns-repeated="7"/>
        </table:table-row>
        <table:table-row table:style-name="ro2">
          <table:table-cell office:value-type="float" office:value="0.149613" calcext:value-type="float">
            <text:p>0.149613</text:p>
          </table:table-cell>
          <table:table-cell office:value-type="float" office:value="0.112357" calcext:value-type="float">
            <text:p>0.112357</text:p>
          </table:table-cell>
          <table:table-cell office:value-type="float" office:value="0.113074" calcext:value-type="float">
            <text:p>0.113074</text:p>
          </table:table-cell>
          <table:table-cell office:value-type="float" office:value="0.326448" calcext:value-type="float">
            <text:p>0.326448</text:p>
          </table:table-cell>
          <table:table-cell office:value-type="float" office:value="0.149844" calcext:value-type="float">
            <text:p>0.149844</text:p>
          </table:table-cell>
          <table:table-cell office:value-type="float" office:value="0.351817" calcext:value-type="float">
            <text:p>0.351817</text:p>
          </table:table-cell>
          <table:table-cell office:value-type="float" office:value="0.316434" calcext:value-type="float">
            <text:p>0.316434</text:p>
          </table:table-cell>
          <table:table-cell office:value-type="float" office:value="0.666528" calcext:value-type="float">
            <text:p>0.666528</text:p>
          </table:table-cell>
          <table:table-cell office:value-type="float" office:value="0.359751" calcext:value-type="float">
            <text:p>0.359751</text:p>
          </table:table-cell>
          <table:table-cell office:value-type="float" office:value="0.378243" calcext:value-type="float">
            <text:p>0.378243</text:p>
          </table:table-cell>
          <table:table-cell office:value-type="float" office:value="0.11393" calcext:value-type="float">
            <text:p>0.11393</text:p>
          </table:table-cell>
          <table:table-cell office:value-type="float" office:value="0.222102" calcext:value-type="float">
            <text:p>0.222102</text:p>
          </table:table-cell>
          <table:table-cell office:value-type="float" office:value="0.117696" calcext:value-type="float">
            <text:p>0.117696</text:p>
          </table:table-cell>
          <table:table-cell office:value-type="float" office:value="0.138517" calcext:value-type="float">
            <text:p>0.138517</text:p>
          </table:table-cell>
          <table:table-cell office:value-type="float" office:value="0.11043" calcext:value-type="float">
            <text:p>0.11043</text:p>
          </table:table-cell>
          <table:table-cell office:value-type="float" office:value="0.978622" calcext:value-type="float">
            <text:p>0.978622</text:p>
          </table:table-cell>
          <table:table-cell office:value-type="float" office:value="0.47902" calcext:value-type="float">
            <text:p>0.47902</text:p>
          </table:table-cell>
          <table:table-cell office:value-type="float" office:value="0.197514" calcext:value-type="float">
            <text:p>0.197514</text:p>
          </table:table-cell>
          <table:table-cell office:value-type="float" office:value="1.18144" calcext:value-type="float">
            <text:p>1.18144</text:p>
          </table:table-cell>
          <table:table-cell office:value-type="float" office:value="1.14289" calcext:value-type="float">
            <text:p>1.14289</text:p>
          </table:table-cell>
          <table:table-cell office:value-type="float" office:value="1.09194" calcext:value-type="float">
            <text:p>1.09194</text:p>
          </table:table-cell>
          <table:table-cell office:value-type="float" office:value="1.00772" calcext:value-type="float">
            <text:p>1.00772</text:p>
          </table:table-cell>
          <table:table-cell office:value-type="float" office:value="0.606813" calcext:value-type="float">
            <text:p>0.606813</text:p>
          </table:table-cell>
          <table:table-cell office:value-type="float" office:value="0.201497" calcext:value-type="float">
            <text:p>0.201497</text:p>
          </table:table-cell>
          <table:table-cell office:value-type="float" office:value="0.640431" calcext:value-type="float">
            <text:p>0.640431</text:p>
          </table:table-cell>
          <table:table-cell office:value-type="float" office:value="0.127385" calcext:value-type="float">
            <text:p>0.127385</text:p>
          </table:table-cell>
          <table:table-cell office:value-type="float" office:value="1.6819" calcext:value-type="float">
            <text:p>1.6819</text:p>
          </table:table-cell>
          <table:table-cell office:value-type="float" office:value="1.56867" calcext:value-type="float">
            <text:p>1.56867</text:p>
          </table:table-cell>
          <table:table-cell office:value-type="float" office:value="0.676087" calcext:value-type="float">
            <text:p>0.676087</text:p>
          </table:table-cell>
          <table:table-cell office:value-type="float" office:value="1.45627" calcext:value-type="float">
            <text:p>1.45627</text:p>
          </table:table-cell>
          <table:table-cell office:value-type="float" office:value="1.08532" calcext:value-type="float">
            <text:p>1.08532</text:p>
          </table:table-cell>
          <table:table-cell office:value-type="float" office:value="0.627435" calcext:value-type="float">
            <text:p>0.627435</text:p>
          </table:table-cell>
          <table:table-cell office:value-type="float" office:value="0.789005" calcext:value-type="float">
            <text:p>0.789005</text:p>
          </table:table-cell>
          <table:table-cell office:value-type="float" office:value="1.43219" calcext:value-type="float">
            <text:p>1.43219</text:p>
          </table:table-cell>
          <table:table-cell office:value-type="float" office:value="1.38271" calcext:value-type="float">
            <text:p>1.38271</text:p>
          </table:table-cell>
          <table:table-cell office:value-type="float" office:value="1.63584" calcext:value-type="float">
            <text:p>1.63584</text:p>
          </table:table-cell>
          <table:table-cell office:value-type="float" office:value="1.38075" calcext:value-type="float">
            <text:p>1.38075</text:p>
          </table:table-cell>
          <table:table-cell office:value-type="float" office:value="1.40728" calcext:value-type="float">
            <text:p>1.40728</text:p>
          </table:table-cell>
          <table:table-cell office:value-type="float" office:value="1.31323" calcext:value-type="float">
            <text:p>1.31323</text:p>
          </table:table-cell>
          <table:table-cell office:value-type="float" office:value="0.99408" calcext:value-type="float">
            <text:p>0.99408</text:p>
          </table:table-cell>
          <table:table-cell office:value-type="float" office:value="1.54402" calcext:value-type="float">
            <text:p>1.54402</text:p>
          </table:table-cell>
          <table:table-cell office:value-type="float" office:value="0.699584" calcext:value-type="float">
            <text:p>0.699584</text:p>
          </table:table-cell>
          <table:table-cell office:value-type="float" office:value="1.08998" calcext:value-type="float">
            <text:p>1.08998</text:p>
          </table:table-cell>
          <table:table-cell office:value-type="float" office:value="0.669385" calcext:value-type="float">
            <text:p>0.669385</text:p>
          </table:table-cell>
          <table:table-cell office:value-type="float" office:value="0.850572" calcext:value-type="float">
            <text:p>0.850572</text:p>
          </table:table-cell>
          <table:table-cell office:value-type="float" office:value="0.685467" calcext:value-type="float">
            <text:p>0.685467</text:p>
          </table:table-cell>
          <table:table-cell office:value-type="float" office:value="0.143698" calcext:value-type="float">
            <text:p>0.143698</text:p>
          </table:table-cell>
          <table:table-cell office:value-type="float" office:value="0.744646" calcext:value-type="float">
            <text:p>0.744646</text:p>
          </table:table-cell>
          <table:table-cell office:value-type="float" office:value="0.139403" calcext:value-type="float">
            <text:p>0.139403</text:p>
          </table:table-cell>
          <table:table-cell office:value-type="float" office:value="0.0941789" calcext:value-type="float">
            <text:p>0.0941789</text:p>
          </table:table-cell>
          <table:table-cell office:value-type="float" office:value="0.095181" calcext:value-type="float">
            <text:p>0.095181</text:p>
          </table:table-cell>
          <table:table-cell office:value-type="float" office:value="0.103115" calcext:value-type="float">
            <text:p>0.103115</text:p>
          </table:table-cell>
          <table:table-cell office:value-type="float" office:value="0.222476" calcext:value-type="float">
            <text:p>0.222476</text:p>
          </table:table-cell>
          <table:table-cell office:value-type="float" office:value="0.371734" calcext:value-type="float">
            <text:p>0.371734</text:p>
          </table:table-cell>
          <table:table-cell office:value-type="float" office:value="1.13001" calcext:value-type="float">
            <text:p>1.13001</text:p>
          </table:table-cell>
          <table:table-cell office:value-type="float" office:value="0.342467" calcext:value-type="float">
            <text:p>0.342467</text:p>
          </table:table-cell>
          <table:table-cell office:value-type="float" office:value="0.159293" calcext:value-type="float">
            <text:p>0.159293</text:p>
          </table:table-cell>
          <table:table-cell office:value-type="float" office:value="0.108366" calcext:value-type="float">
            <text:p>0.108366</text:p>
          </table:table-cell>
          <table:table-cell office:value-type="float" office:value="0.650772" calcext:value-type="float">
            <text:p>0.650772</text:p>
          </table:table-cell>
          <table:table-cell office:value-type="float" office:value="0.54294" calcext:value-type="float">
            <text:p>0.54294</text:p>
          </table:table-cell>
          <table:table-cell office:value-type="float" office:value="1.19444" calcext:value-type="float">
            <text:p>1.19444</text:p>
          </table:table-cell>
          <table:table-cell office:value-type="float" office:value="1.04365" calcext:value-type="float">
            <text:p>1.04365</text:p>
          </table:table-cell>
          <table:table-cell office:value-type="float" office:value="0.770369" calcext:value-type="float">
            <text:p>0.770369</text:p>
          </table:table-cell>
          <table:table-cell office:value-type="float" office:value="0.12125" calcext:value-type="float">
            <text:p>0.12125</text:p>
          </table:table-cell>
          <table:table-cell table:number-columns-repeated="4"/>
          <table:table-cell table:formula="of:=MIN([.A178:.BL178])" office:value-type="float" office:value="0.0941789" calcext:value-type="float">
            <text:p>0.0941789</text:p>
          </table:table-cell>
          <table:table-cell table:formula="of:=MAX([.A178:.BL178])" office:value-type="float" office:value="1.6819" calcext:value-type="float">
            <text:p>1.6819</text:p>
          </table:table-cell>
          <table:table-cell table:number-columns-repeated="7"/>
        </table:table-row>
        <table:table-row table:style-name="ro2">
          <table:table-cell office:value-type="float" office:value="0.115495" calcext:value-type="float">
            <text:p>0.115495</text:p>
          </table:table-cell>
          <table:table-cell office:value-type="float" office:value="0.113805" calcext:value-type="float">
            <text:p>0.113805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0867271" calcext:value-type="float">
            <text:p>0.0867271</text:p>
          </table:table-cell>
          <table:table-cell office:value-type="float" office:value="0.168513" calcext:value-type="float">
            <text:p>0.168513</text:p>
          </table:table-cell>
          <table:table-cell office:value-type="float" office:value="0.293394" calcext:value-type="float">
            <text:p>0.293394</text:p>
          </table:table-cell>
          <table:table-cell office:value-type="float" office:value="0.423204" calcext:value-type="float">
            <text:p>0.423204</text:p>
          </table:table-cell>
          <table:table-cell office:value-type="float" office:value="0.225541" calcext:value-type="float">
            <text:p>0.225541</text:p>
          </table:table-cell>
          <table:table-cell office:value-type="float" office:value="0.114854" calcext:value-type="float">
            <text:p>0.114854</text:p>
          </table:table-cell>
          <table:table-cell office:value-type="float" office:value="0.116031" calcext:value-type="float">
            <text:p>0.116031</text:p>
          </table:table-cell>
          <table:table-cell office:value-type="float" office:value="0.117302" calcext:value-type="float">
            <text:p>0.117302</text:p>
          </table:table-cell>
          <table:table-cell office:value-type="float" office:value="0.356461" calcext:value-type="float">
            <text:p>0.356461</text:p>
          </table:table-cell>
          <table:table-cell office:value-type="float" office:value="0.113567" calcext:value-type="float">
            <text:p>0.113567</text:p>
          </table:table-cell>
          <table:table-cell office:value-type="float" office:value="0.114146" calcext:value-type="float">
            <text:p>0.114146</text:p>
          </table:table-cell>
          <table:table-cell office:value-type="float" office:value="0.11243" calcext:value-type="float">
            <text:p>0.11243</text:p>
          </table:table-cell>
          <table:table-cell office:value-type="float" office:value="0.325898" calcext:value-type="float">
            <text:p>0.325898</text:p>
          </table:table-cell>
          <table:table-cell office:value-type="float" office:value="0.231178" calcext:value-type="float">
            <text:p>0.231178</text:p>
          </table:table-cell>
          <table:table-cell office:value-type="float" office:value="1.17446" calcext:value-type="float">
            <text:p>1.17446</text:p>
          </table:table-cell>
          <table:table-cell office:value-type="float" office:value="0.18647" calcext:value-type="float">
            <text:p>0.18647</text:p>
          </table:table-cell>
          <table:table-cell office:value-type="float" office:value="0.950753" calcext:value-type="float">
            <text:p>0.950753</text:p>
          </table:table-cell>
          <table:table-cell office:value-type="float" office:value="0.131725" calcext:value-type="float">
            <text:p>0.131725</text:p>
          </table:table-cell>
          <table:table-cell office:value-type="float" office:value="1.23927" calcext:value-type="float">
            <text:p>1.23927</text:p>
          </table:table-cell>
          <table:table-cell office:value-type="float" office:value="1.01307" calcext:value-type="float">
            <text:p>1.01307</text:p>
          </table:table-cell>
          <table:table-cell office:value-type="float" office:value="0.987319" calcext:value-type="float">
            <text:p>0.987319</text:p>
          </table:table-cell>
          <table:table-cell office:value-type="float" office:value="0.884943" calcext:value-type="float">
            <text:p>0.884943</text:p>
          </table:table-cell>
          <table:table-cell office:value-type="float" office:value="1.11444" calcext:value-type="float">
            <text:p>1.11444</text:p>
          </table:table-cell>
          <table:table-cell office:value-type="float" office:value="0.545756" calcext:value-type="float">
            <text:p>0.545756</text:p>
          </table:table-cell>
          <table:table-cell office:value-type="float" office:value="0.338942" calcext:value-type="float">
            <text:p>0.338942</text:p>
          </table:table-cell>
          <table:table-cell office:value-type="float" office:value="0.714074" calcext:value-type="float">
            <text:p>0.714074</text:p>
          </table:table-cell>
          <table:table-cell office:value-type="float" office:value="1.44603" calcext:value-type="float">
            <text:p>1.44603</text:p>
          </table:table-cell>
          <table:table-cell office:value-type="float" office:value="0.477796" calcext:value-type="float">
            <text:p>0.477796</text:p>
          </table:table-cell>
          <table:table-cell office:value-type="float" office:value="0.129252" calcext:value-type="float">
            <text:p>0.129252</text:p>
          </table:table-cell>
          <table:table-cell office:value-type="float" office:value="1.30016" calcext:value-type="float">
            <text:p>1.30016</text:p>
          </table:table-cell>
          <table:table-cell office:value-type="float" office:value="1.23647" calcext:value-type="float">
            <text:p>1.23647</text:p>
          </table:table-cell>
          <table:table-cell office:value-type="float" office:value="1.12964" calcext:value-type="float">
            <text:p>1.12964</text:p>
          </table:table-cell>
          <table:table-cell office:value-type="float" office:value="0.308222" calcext:value-type="float">
            <text:p>0.308222</text:p>
          </table:table-cell>
          <table:table-cell office:value-type="float" office:value="0.970991" calcext:value-type="float">
            <text:p>0.970991</text:p>
          </table:table-cell>
          <table:table-cell office:value-type="float" office:value="0.108433" calcext:value-type="float">
            <text:p>0.108433</text:p>
          </table:table-cell>
          <table:table-cell office:value-type="float" office:value="0.108432" calcext:value-type="float">
            <text:p>0.108432</text:p>
          </table:table-cell>
          <table:table-cell office:value-type="float" office:value="0.885102" calcext:value-type="float">
            <text:p>0.885102</text:p>
          </table:table-cell>
          <table:table-cell office:value-type="float" office:value="0.522597" calcext:value-type="float">
            <text:p>0.522597</text:p>
          </table:table-cell>
          <table:table-cell office:value-type="float" office:value="0.105545" calcext:value-type="float">
            <text:p>0.105545</text:p>
          </table:table-cell>
          <table:table-cell office:value-type="float" office:value="1.86064" calcext:value-type="float">
            <text:p>1.86064</text:p>
          </table:table-cell>
          <table:table-cell office:value-type="float" office:value="1.7699" calcext:value-type="float">
            <text:p>1.7699</text:p>
          </table:table-cell>
          <table:table-cell office:value-type="float" office:value="0.116128" calcext:value-type="float">
            <text:p>0.116128</text:p>
          </table:table-cell>
          <table:table-cell office:value-type="float" office:value="0.32353" calcext:value-type="float">
            <text:p>0.32353</text:p>
          </table:table-cell>
          <table:table-cell office:value-type="float" office:value="0.149964" calcext:value-type="float">
            <text:p>0.149964</text:p>
          </table:table-cell>
          <table:table-cell office:value-type="float" office:value="1.5063" calcext:value-type="float">
            <text:p>1.5063</text:p>
          </table:table-cell>
          <table:table-cell office:value-type="float" office:value="1.41198" calcext:value-type="float">
            <text:p>1.41198</text:p>
          </table:table-cell>
          <table:table-cell office:value-type="float" office:value="0.659094" calcext:value-type="float">
            <text:p>0.659094</text:p>
          </table:table-cell>
          <table:table-cell office:value-type="float" office:value="0.632486" calcext:value-type="float">
            <text:p>0.632486</text:p>
          </table:table-cell>
          <table:table-cell office:value-type="float" office:value="0.939233" calcext:value-type="float">
            <text:p>0.939233</text:p>
          </table:table-cell>
          <table:table-cell office:value-type="float" office:value="1.4883" calcext:value-type="float">
            <text:p>1.4883</text:p>
          </table:table-cell>
          <table:table-cell office:value-type="float" office:value="0.400061" calcext:value-type="float">
            <text:p>0.400061</text:p>
          </table:table-cell>
          <table:table-cell office:value-type="float" office:value="0.105754" calcext:value-type="float">
            <text:p>0.105754</text:p>
          </table:table-cell>
          <table:table-cell office:value-type="float" office:value="0.11447" calcext:value-type="float">
            <text:p>0.11447</text:p>
          </table:table-cell>
          <table:table-cell office:value-type="float" office:value="0.586345" calcext:value-type="float">
            <text:p>0.586345</text:p>
          </table:table-cell>
          <table:table-cell office:value-type="float" office:value="0.109788" calcext:value-type="float">
            <text:p>0.109788</text:p>
          </table:table-cell>
          <table:table-cell office:value-type="float" office:value="0.130219" calcext:value-type="float">
            <text:p>0.130219</text:p>
          </table:table-cell>
          <table:table-cell office:value-type="float" office:value="0.132682" calcext:value-type="float">
            <text:p>0.132682</text:p>
          </table:table-cell>
          <table:table-cell office:value-type="float" office:value="0.649112" calcext:value-type="float">
            <text:p>0.649112</text:p>
          </table:table-cell>
          <table:table-cell office:value-type="float" office:value="0.252109" calcext:value-type="float">
            <text:p>0.252109</text:p>
          </table:table-cell>
          <table:table-cell office:value-type="float" office:value="0.243293" calcext:value-type="float">
            <text:p>0.243293</text:p>
          </table:table-cell>
          <table:table-cell office:value-type="float" office:value="0.487849" calcext:value-type="float">
            <text:p>0.487849</text:p>
          </table:table-cell>
          <table:table-cell table:number-columns-repeated="4"/>
          <table:table-cell table:formula="of:=MIN([.A179:.BL179])" office:value-type="float" office:value="0.0867271" calcext:value-type="float">
            <text:p>0.0867271</text:p>
          </table:table-cell>
          <table:table-cell table:formula="of:=MAX([.A179:.BL179])" office:value-type="float" office:value="1.86064" calcext:value-type="float">
            <text:p>1.86064</text:p>
          </table:table-cell>
          <table:table-cell table:number-columns-repeated="7"/>
        </table:table-row>
        <table:table-row table:style-name="ro2">
          <table:table-cell office:value-type="float" office:value="0.117847" calcext:value-type="float">
            <text:p>0.117847</text:p>
          </table:table-cell>
          <table:table-cell office:value-type="float" office:value="0.0596089" calcext:value-type="float">
            <text:p>0.0596089</text:p>
          </table:table-cell>
          <table:table-cell office:value-type="float" office:value="0.0643151" calcext:value-type="float">
            <text:p>0.0643151</text:p>
          </table:table-cell>
          <table:table-cell office:value-type="float" office:value="0.0560131" calcext:value-type="float">
            <text:p>0.0560131</text:p>
          </table:table-cell>
          <table:table-cell office:value-type="float" office:value="0.0601561" calcext:value-type="float">
            <text:p>0.0601561</text:p>
          </table:table-cell>
          <table:table-cell office:value-type="float" office:value="0.0615289" calcext:value-type="float">
            <text:p>0.0615289</text:p>
          </table:table-cell>
          <table:table-cell office:value-type="float" office:value="0.479504" calcext:value-type="float">
            <text:p>0.479504</text:p>
          </table:table-cell>
          <table:table-cell office:value-type="float" office:value="0.0648241" calcext:value-type="float">
            <text:p>0.0648241</text:p>
          </table:table-cell>
          <table:table-cell office:value-type="float" office:value="0.112637" calcext:value-type="float">
            <text:p>0.112637</text:p>
          </table:table-cell>
          <table:table-cell office:value-type="float" office:value="0.0768149" calcext:value-type="float">
            <text:p>0.0768149</text:p>
          </table:table-cell>
          <table:table-cell office:value-type="float" office:value="0.0592771" calcext:value-type="float">
            <text:p>0.0592771</text:p>
          </table:table-cell>
          <table:table-cell office:value-type="float" office:value="0.249192" calcext:value-type="float">
            <text:p>0.249192</text:p>
          </table:table-cell>
          <table:table-cell office:value-type="float" office:value="0.064548" calcext:value-type="float">
            <text:p>0.064548</text:p>
          </table:table-cell>
          <table:table-cell office:value-type="float" office:value="0.0630908" calcext:value-type="float">
            <text:p>0.0630908</text:p>
          </table:table-cell>
          <table:table-cell office:value-type="float" office:value="0.864386" calcext:value-type="float">
            <text:p>0.864386</text:p>
          </table:table-cell>
          <table:table-cell office:value-type="float" office:value="0.164774" calcext:value-type="float">
            <text:p>0.164774</text:p>
          </table:table-cell>
          <table:table-cell office:value-type="float" office:value="0.773819" calcext:value-type="float">
            <text:p>0.773819</text:p>
          </table:table-cell>
          <table:table-cell office:value-type="float" office:value="0.399434" calcext:value-type="float">
            <text:p>0.399434</text:p>
          </table:table-cell>
          <table:table-cell office:value-type="float" office:value="0.678597" calcext:value-type="float">
            <text:p>0.678597</text:p>
          </table:table-cell>
          <table:table-cell office:value-type="float" office:value="0.872441" calcext:value-type="float">
            <text:p>0.872441</text:p>
          </table:table-cell>
          <table:table-cell office:value-type="float" office:value="0.204853" calcext:value-type="float">
            <text:p>0.204853</text:p>
          </table:table-cell>
          <table:table-cell office:value-type="float" office:value="0.112641" calcext:value-type="float">
            <text:p>0.112641</text:p>
          </table:table-cell>
          <table:table-cell office:value-type="float" office:value="0.119878" calcext:value-type="float">
            <text:p>0.119878</text:p>
          </table:table-cell>
          <table:table-cell office:value-type="float" office:value="0.111298" calcext:value-type="float">
            <text:p>0.111298</text:p>
          </table:table-cell>
          <table:table-cell office:value-type="float" office:value="0.123997" calcext:value-type="float">
            <text:p>0.123997</text:p>
          </table:table-cell>
          <table:table-cell office:value-type="float" office:value="0.111991" calcext:value-type="float">
            <text:p>0.111991</text:p>
          </table:table-cell>
          <table:table-cell office:value-type="float" office:value="0.115329" calcext:value-type="float">
            <text:p>0.115329</text:p>
          </table:table-cell>
          <table:table-cell office:value-type="float" office:value="0.112246" calcext:value-type="float">
            <text:p>0.112246</text:p>
          </table:table-cell>
          <table:table-cell office:value-type="float" office:value="0.127836" calcext:value-type="float">
            <text:p>0.127836</text:p>
          </table:table-cell>
          <table:table-cell office:value-type="float" office:value="0.113733" calcext:value-type="float">
            <text:p>0.113733</text:p>
          </table:table-cell>
          <table:table-cell office:value-type="float" office:value="0.113136" calcext:value-type="float">
            <text:p>0.113136</text:p>
          </table:table-cell>
          <table:table-cell office:value-type="float" office:value="0.165791" calcext:value-type="float">
            <text:p>0.165791</text:p>
          </table:table-cell>
          <table:table-cell office:value-type="float" office:value="0.165975" calcext:value-type="float">
            <text:p>0.165975</text:p>
          </table:table-cell>
          <table:table-cell office:value-type="float" office:value="0.444882" calcext:value-type="float">
            <text:p>0.444882</text:p>
          </table:table-cell>
          <table:table-cell office:value-type="float" office:value="0.317748" calcext:value-type="float">
            <text:p>0.317748</text:p>
          </table:table-cell>
          <table:table-cell office:value-type="float" office:value="0.597839" calcext:value-type="float">
            <text:p>0.597839</text:p>
          </table:table-cell>
          <table:table-cell office:value-type="float" office:value="1.05848" calcext:value-type="float">
            <text:p>1.05848</text:p>
          </table:table-cell>
          <table:table-cell office:value-type="float" office:value="1.67122" calcext:value-type="float">
            <text:p>1.67122</text:p>
          </table:table-cell>
          <table:table-cell office:value-type="float" office:value="1.73143" calcext:value-type="float">
            <text:p>1.73143</text:p>
          </table:table-cell>
          <table:table-cell office:value-type="float" office:value="1.01114" calcext:value-type="float">
            <text:p>1.01114</text:p>
          </table:table-cell>
          <table:table-cell office:value-type="float" office:value="0.0585601" calcext:value-type="float">
            <text:p>0.0585601</text:p>
          </table:table-cell>
          <table:table-cell office:value-type="float" office:value="0.262984" calcext:value-type="float">
            <text:p>0.262984</text:p>
          </table:table-cell>
          <table:table-cell office:value-type="float" office:value="0.138365" calcext:value-type="float">
            <text:p>0.138365</text:p>
          </table:table-cell>
          <table:table-cell office:value-type="float" office:value="0.09231" calcext:value-type="float">
            <text:p>0.09231</text:p>
          </table:table-cell>
          <table:table-cell office:value-type="float" office:value="1.02184" calcext:value-type="float">
            <text:p>1.02184</text:p>
          </table:table-cell>
          <table:table-cell office:value-type="float" office:value="0.915132" calcext:value-type="float">
            <text:p>0.915132</text:p>
          </table:table-cell>
          <table:table-cell office:value-type="float" office:value="0.68861" calcext:value-type="float">
            <text:p>0.68861</text:p>
          </table:table-cell>
          <table:table-cell office:value-type="float" office:value="2.20464" calcext:value-type="float">
            <text:p>2.20464</text:p>
          </table:table-cell>
          <table:table-cell office:value-type="float" office:value="0.538186" calcext:value-type="float">
            <text:p>0.538186</text:p>
          </table:table-cell>
          <table:table-cell office:value-type="float" office:value="2.33742" calcext:value-type="float">
            <text:p>2.33742</text:p>
          </table:table-cell>
          <table:table-cell office:value-type="float" office:value="2.46349" calcext:value-type="float">
            <text:p>2.46349</text:p>
          </table:table-cell>
          <table:table-cell office:value-type="float" office:value="0.221336" calcext:value-type="float">
            <text:p>0.221336</text:p>
          </table:table-cell>
          <table:table-cell office:value-type="float" office:value="0.581483" calcext:value-type="float">
            <text:p>0.581483</text:p>
          </table:table-cell>
          <table:table-cell office:value-type="float" office:value="0.547607" calcext:value-type="float">
            <text:p>0.547607</text:p>
          </table:table-cell>
          <table:table-cell office:value-type="float" office:value="0.901125" calcext:value-type="float">
            <text:p>0.901125</text:p>
          </table:table-cell>
          <table:table-cell office:value-type="float" office:value="2.2145" calcext:value-type="float">
            <text:p>2.2145</text:p>
          </table:table-cell>
          <table:table-cell office:value-type="float" office:value="1.96553" calcext:value-type="float">
            <text:p>1.96553</text:p>
          </table:table-cell>
          <table:table-cell office:value-type="float" office:value="2.28085" calcext:value-type="float">
            <text:p>2.28085</text:p>
          </table:table-cell>
          <table:table-cell office:value-type="float" office:value="0.548792" calcext:value-type="float">
            <text:p>0.548792</text:p>
          </table:table-cell>
          <table:table-cell office:value-type="float" office:value="1.64298" calcext:value-type="float">
            <text:p>1.64298</text:p>
          </table:table-cell>
          <table:table-cell office:value-type="float" office:value="1.31799" calcext:value-type="float">
            <text:p>1.31799</text:p>
          </table:table-cell>
          <table:table-cell office:value-type="float" office:value="1.8673" calcext:value-type="float">
            <text:p>1.8673</text:p>
          </table:table-cell>
          <table:table-cell office:value-type="float" office:value="0.493041" calcext:value-type="float">
            <text:p>0.493041</text:p>
          </table:table-cell>
          <table:table-cell office:value-type="float" office:value="0.0703399" calcext:value-type="float">
            <text:p>0.0703399</text:p>
          </table:table-cell>
          <table:table-cell table:number-columns-repeated="4"/>
          <table:table-cell table:formula="of:=MIN([.A180:.BL180])" office:value-type="float" office:value="0.0560131" calcext:value-type="float">
            <text:p>0.0560131</text:p>
          </table:table-cell>
          <table:table-cell table:formula="of:=MAX([.A180:.BL180])" office:value-type="float" office:value="2.46349" calcext:value-type="float">
            <text:p>2.46349</text:p>
          </table:table-cell>
          <table:table-cell table:number-columns-repeated="7"/>
        </table:table-row>
        <table:table-row table:style-name="ro2">
          <table:table-cell office:value-type="float" office:value="0.150788" calcext:value-type="float">
            <text:p>0.150788</text:p>
          </table:table-cell>
          <table:table-cell office:value-type="float" office:value="0.160362" calcext:value-type="float">
            <text:p>0.160362</text:p>
          </table:table-cell>
          <table:table-cell office:value-type="float" office:value="0.146807" calcext:value-type="float">
            <text:p>0.146807</text:p>
          </table:table-cell>
          <table:table-cell office:value-type="float" office:value="0.165447" calcext:value-type="float">
            <text:p>0.165447</text:p>
          </table:table-cell>
          <table:table-cell office:value-type="float" office:value="0.13859" calcext:value-type="float">
            <text:p>0.13859</text:p>
          </table:table-cell>
          <table:table-cell office:value-type="float" office:value="0.15365" calcext:value-type="float">
            <text:p>0.15365</text:p>
          </table:table-cell>
          <table:table-cell office:value-type="float" office:value="0.113283" calcext:value-type="float">
            <text:p>0.113283</text:p>
          </table:table-cell>
          <table:table-cell office:value-type="float" office:value="0.439185" calcext:value-type="float">
            <text:p>0.439185</text:p>
          </table:table-cell>
          <table:table-cell office:value-type="float" office:value="0.114221" calcext:value-type="float">
            <text:p>0.114221</text:p>
          </table:table-cell>
          <table:table-cell office:value-type="float" office:value="0.403431" calcext:value-type="float">
            <text:p>0.403431</text:p>
          </table:table-cell>
          <table:table-cell office:value-type="float" office:value="0.138088" calcext:value-type="float">
            <text:p>0.138088</text:p>
          </table:table-cell>
          <table:table-cell office:value-type="float" office:value="0.216525" calcext:value-type="float">
            <text:p>0.216525</text:p>
          </table:table-cell>
          <table:table-cell office:value-type="float" office:value="0.113925" calcext:value-type="float">
            <text:p>0.113925</text:p>
          </table:table-cell>
          <table:table-cell office:value-type="float" office:value="0.120072" calcext:value-type="float">
            <text:p>0.120072</text:p>
          </table:table-cell>
          <table:table-cell office:value-type="float" office:value="0.162889" calcext:value-type="float">
            <text:p>0.162889</text:p>
          </table:table-cell>
          <table:table-cell office:value-type="float" office:value="0.677615" calcext:value-type="float">
            <text:p>0.677615</text:p>
          </table:table-cell>
          <table:table-cell office:value-type="float" office:value="1.19456" calcext:value-type="float">
            <text:p>1.19456</text:p>
          </table:table-cell>
          <table:table-cell office:value-type="float" office:value="0.594531" calcext:value-type="float">
            <text:p>0.594531</text:p>
          </table:table-cell>
          <table:table-cell office:value-type="float" office:value="1.19579" calcext:value-type="float">
            <text:p>1.19579</text:p>
          </table:table-cell>
          <table:table-cell office:value-type="float" office:value="0.465155" calcext:value-type="float">
            <text:p>0.465155</text:p>
          </table:table-cell>
          <table:table-cell office:value-type="float" office:value="0.61929" calcext:value-type="float">
            <text:p>0.61929</text:p>
          </table:table-cell>
          <table:table-cell office:value-type="float" office:value="1.08844" calcext:value-type="float">
            <text:p>1.08844</text:p>
          </table:table-cell>
          <table:table-cell office:value-type="float" office:value="0.953796" calcext:value-type="float">
            <text:p>0.953796</text:p>
          </table:table-cell>
          <table:table-cell office:value-type="float" office:value="0.195413" calcext:value-type="float">
            <text:p>0.195413</text:p>
          </table:table-cell>
          <table:table-cell office:value-type="float" office:value="0.207011" calcext:value-type="float">
            <text:p>0.207011</text:p>
          </table:table-cell>
          <table:table-cell office:value-type="float" office:value="0.195741" calcext:value-type="float">
            <text:p>0.195741</text:p>
          </table:table-cell>
          <table:table-cell office:value-type="float" office:value="0.376588" calcext:value-type="float">
            <text:p>0.376588</text:p>
          </table:table-cell>
          <table:table-cell office:value-type="float" office:value="0.113986" calcext:value-type="float">
            <text:p>0.113986</text:p>
          </table:table-cell>
          <table:table-cell office:value-type="float" office:value="0.114601" calcext:value-type="float">
            <text:p>0.114601</text:p>
          </table:table-cell>
          <table:table-cell office:value-type="float" office:value="0.112825" calcext:value-type="float">
            <text:p>0.112825</text:p>
          </table:table-cell>
          <table:table-cell office:value-type="float" office:value="0.188096" calcext:value-type="float">
            <text:p>0.188096</text:p>
          </table:table-cell>
          <table:table-cell office:value-type="float" office:value="0.150884" calcext:value-type="float">
            <text:p>0.150884</text:p>
          </table:table-cell>
          <table:table-cell office:value-type="float" office:value="0.151453" calcext:value-type="float">
            <text:p>0.151453</text:p>
          </table:table-cell>
          <table:table-cell office:value-type="float" office:value="0.164525" calcext:value-type="float">
            <text:p>0.164525</text:p>
          </table:table-cell>
          <table:table-cell office:value-type="float" office:value="0.463645" calcext:value-type="float">
            <text:p>0.463645</text:p>
          </table:table-cell>
          <table:table-cell office:value-type="float" office:value="0.293329" calcext:value-type="float">
            <text:p>0.293329</text:p>
          </table:table-cell>
          <table:table-cell office:value-type="float" office:value="0.155422" calcext:value-type="float">
            <text:p>0.155422</text:p>
          </table:table-cell>
          <table:table-cell office:value-type="float" office:value="0.788275" calcext:value-type="float">
            <text:p>0.788275</text:p>
          </table:table-cell>
          <table:table-cell office:value-type="float" office:value="1.58752" calcext:value-type="float">
            <text:p>1.58752</text:p>
          </table:table-cell>
          <table:table-cell office:value-type="float" office:value="0.982781" calcext:value-type="float">
            <text:p>0.982781</text:p>
          </table:table-cell>
          <table:table-cell office:value-type="float" office:value="0.263094" calcext:value-type="float">
            <text:p>0.263094</text:p>
          </table:table-cell>
          <table:table-cell office:value-type="float" office:value="1.27723" calcext:value-type="float">
            <text:p>1.27723</text:p>
          </table:table-cell>
          <table:table-cell office:value-type="float" office:value="1.47692" calcext:value-type="float">
            <text:p>1.47692</text:p>
          </table:table-cell>
          <table:table-cell office:value-type="float" office:value="1.63632" calcext:value-type="float">
            <text:p>1.63632</text:p>
          </table:table-cell>
          <table:table-cell office:value-type="float" office:value="0.669455" calcext:value-type="float">
            <text:p>0.669455</text:p>
          </table:table-cell>
          <table:table-cell office:value-type="float" office:value="1.52146" calcext:value-type="float">
            <text:p>1.52146</text:p>
          </table:table-cell>
          <table:table-cell office:value-type="float" office:value="0.483685" calcext:value-type="float">
            <text:p>0.483685</text:p>
          </table:table-cell>
          <table:table-cell office:value-type="float" office:value="0.471538" calcext:value-type="float">
            <text:p>0.471538</text:p>
          </table:table-cell>
          <table:table-cell office:value-type="float" office:value="1.96536" calcext:value-type="float">
            <text:p>1.96536</text:p>
          </table:table-cell>
          <table:table-cell office:value-type="float" office:value="2.11869" calcext:value-type="float">
            <text:p>2.11869</text:p>
          </table:table-cell>
          <table:table-cell office:value-type="float" office:value="1.4054" calcext:value-type="float">
            <text:p>1.4054</text:p>
          </table:table-cell>
          <table:table-cell office:value-type="float" office:value="1.16735" calcext:value-type="float">
            <text:p>1.16735</text:p>
          </table:table-cell>
          <table:table-cell office:value-type="float" office:value="1.48895" calcext:value-type="float">
            <text:p>1.48895</text:p>
          </table:table-cell>
          <table:table-cell office:value-type="float" office:value="0.508503" calcext:value-type="float">
            <text:p>0.508503</text:p>
          </table:table-cell>
          <table:table-cell office:value-type="float" office:value="0.298964" calcext:value-type="float">
            <text:p>0.298964</text:p>
          </table:table-cell>
          <table:table-cell office:value-type="float" office:value="0.479639" calcext:value-type="float">
            <text:p>0.479639</text:p>
          </table:table-cell>
          <table:table-cell office:value-type="float" office:value="1.6006" calcext:value-type="float">
            <text:p>1.6006</text:p>
          </table:table-cell>
          <table:table-cell office:value-type="float" office:value="0.508207" calcext:value-type="float">
            <text:p>0.508207</text:p>
          </table:table-cell>
          <table:table-cell office:value-type="float" office:value="1.32976" calcext:value-type="float">
            <text:p>1.32976</text:p>
          </table:table-cell>
          <table:table-cell office:value-type="float" office:value="1.61902" calcext:value-type="float">
            <text:p>1.61902</text:p>
          </table:table-cell>
          <table:table-cell office:value-type="float" office:value="0.109323" calcext:value-type="float">
            <text:p>0.109323</text:p>
          </table:table-cell>
          <table:table-cell office:value-type="float" office:value="0.0889258" calcext:value-type="float">
            <text:p>0.0889258</text:p>
          </table:table-cell>
          <table:table-cell office:value-type="float" office:value="0.294683" calcext:value-type="float">
            <text:p>0.294683</text:p>
          </table:table-cell>
          <table:table-cell office:value-type="float" office:value="0.0507538" calcext:value-type="float">
            <text:p>0.0507538</text:p>
          </table:table-cell>
          <table:table-cell table:number-columns-repeated="4"/>
          <table:table-cell table:formula="of:=MIN([.A181:.BL181])" office:value-type="float" office:value="0.0507538" calcext:value-type="float">
            <text:p>0.0507538</text:p>
          </table:table-cell>
          <table:table-cell table:formula="of:=MAX([.A181:.BL181])" office:value-type="float" office:value="2.11869" calcext:value-type="float">
            <text:p>2.11869</text:p>
          </table:table-cell>
          <table:table-cell table:number-columns-repeated="7"/>
        </table:table-row>
        <table:table-row table:style-name="ro2">
          <table:table-cell office:value-type="float" office:value="0.125798" calcext:value-type="float">
            <text:p>0.125798</text:p>
          </table:table-cell>
          <table:table-cell office:value-type="float" office:value="0.127088" calcext:value-type="float">
            <text:p>0.127088</text:p>
          </table:table-cell>
          <table:table-cell office:value-type="float" office:value="0.095561" calcext:value-type="float">
            <text:p>0.095561</text:p>
          </table:table-cell>
          <table:table-cell office:value-type="float" office:value="0.111485" calcext:value-type="float">
            <text:p>0.111485</text:p>
          </table:table-cell>
          <table:table-cell office:value-type="float" office:value="0.341625" calcext:value-type="float">
            <text:p>0.341625</text:p>
          </table:table-cell>
          <table:table-cell office:value-type="float" office:value="0.123811" calcext:value-type="float">
            <text:p>0.123811</text:p>
          </table:table-cell>
          <table:table-cell office:value-type="float" office:value="0.326123" calcext:value-type="float">
            <text:p>0.326123</text:p>
          </table:table-cell>
          <table:table-cell office:value-type="float" office:value="0.23472" calcext:value-type="float">
            <text:p>0.23472</text:p>
          </table:table-cell>
          <table:table-cell office:value-type="float" office:value="0.645464" calcext:value-type="float">
            <text:p>0.645464</text:p>
          </table:table-cell>
          <table:table-cell office:value-type="float" office:value="0.382089" calcext:value-type="float">
            <text:p>0.382089</text:p>
          </table:table-cell>
          <table:table-cell office:value-type="float" office:value="0.27351" calcext:value-type="float">
            <text:p>0.27351</text:p>
          </table:table-cell>
          <table:table-cell office:value-type="float" office:value="0.207051" calcext:value-type="float">
            <text:p>0.207051</text:p>
          </table:table-cell>
          <table:table-cell office:value-type="float" office:value="0.116386" calcext:value-type="float">
            <text:p>0.116386</text:p>
          </table:table-cell>
          <table:table-cell office:value-type="float" office:value="0.228457" calcext:value-type="float">
            <text:p>0.228457</text:p>
          </table:table-cell>
          <table:table-cell office:value-type="float" office:value="0.120965" calcext:value-type="float">
            <text:p>0.120965</text:p>
          </table:table-cell>
          <table:table-cell office:value-type="float" office:value="0.190116" calcext:value-type="float">
            <text:p>0.190116</text:p>
          </table:table-cell>
          <table:table-cell office:value-type="float" office:value="0.051209" calcext:value-type="float">
            <text:p>0.051209</text:p>
          </table:table-cell>
          <table:table-cell office:value-type="float" office:value="0.301091" calcext:value-type="float">
            <text:p>0.301091</text:p>
          </table:table-cell>
          <table:table-cell office:value-type="float" office:value="0.0697691" calcext:value-type="float">
            <text:p>0.0697691</text:p>
          </table:table-cell>
          <table:table-cell office:value-type="float" office:value="1.17874" calcext:value-type="float">
            <text:p>1.17874</text:p>
          </table:table-cell>
          <table:table-cell office:value-type="float" office:value="0.164826" calcext:value-type="float">
            <text:p>0.164826</text:p>
          </table:table-cell>
          <table:table-cell office:value-type="float" office:value="0.054455" calcext:value-type="float">
            <text:p>0.054455</text:p>
          </table:table-cell>
          <table:table-cell office:value-type="float" office:value="0.0530941" calcext:value-type="float">
            <text:p>0.0530941</text:p>
          </table:table-cell>
          <table:table-cell office:value-type="float" office:value="0.155559" calcext:value-type="float">
            <text:p>0.155559</text:p>
          </table:table-cell>
          <table:table-cell office:value-type="float" office:value="0.0443099" calcext:value-type="float">
            <text:p>0.0443099</text:p>
          </table:table-cell>
          <table:table-cell office:value-type="float" office:value="0.053437" calcext:value-type="float">
            <text:p>0.053437</text:p>
          </table:table-cell>
          <table:table-cell office:value-type="float" office:value="1.50641" calcext:value-type="float">
            <text:p>1.50641</text:p>
          </table:table-cell>
          <table:table-cell office:value-type="float" office:value="0.778008" calcext:value-type="float">
            <text:p>0.778008</text:p>
          </table:table-cell>
          <table:table-cell office:value-type="float" office:value="0.0560319" calcext:value-type="float">
            <text:p>0.0560319</text:p>
          </table:table-cell>
          <table:table-cell office:value-type="float" office:value="0.785183" calcext:value-type="float">
            <text:p>0.785183</text:p>
          </table:table-cell>
          <table:table-cell office:value-type="float" office:value="0.0429361" calcext:value-type="float">
            <text:p>0.0429361</text:p>
          </table:table-cell>
          <table:table-cell office:value-type="float" office:value="0.457799" calcext:value-type="float">
            <text:p>0.457799</text:p>
          </table:table-cell>
          <table:table-cell office:value-type="float" office:value="1.50405" calcext:value-type="float">
            <text:p>1.50405</text:p>
          </table:table-cell>
          <table:table-cell office:value-type="float" office:value="1.26274" calcext:value-type="float">
            <text:p>1.26274</text:p>
          </table:table-cell>
          <table:table-cell office:value-type="float" office:value="0.250195" calcext:value-type="float">
            <text:p>0.250195</text:p>
          </table:table-cell>
          <table:table-cell office:value-type="float" office:value="1.25277" calcext:value-type="float">
            <text:p>1.25277</text:p>
          </table:table-cell>
          <table:table-cell office:value-type="float" office:value="0.128864" calcext:value-type="float">
            <text:p>0.128864</text:p>
          </table:table-cell>
          <table:table-cell office:value-type="float" office:value="1.21219" calcext:value-type="float">
            <text:p>1.21219</text:p>
          </table:table-cell>
          <table:table-cell office:value-type="float" office:value="1.00258" calcext:value-type="float">
            <text:p>1.00258</text:p>
          </table:table-cell>
          <table:table-cell office:value-type="float" office:value="0.794493" calcext:value-type="float">
            <text:p>0.794493</text:p>
          </table:table-cell>
          <table:table-cell office:value-type="float" office:value="0.0871551" calcext:value-type="float">
            <text:p>0.0871551</text:p>
          </table:table-cell>
          <table:table-cell office:value-type="float" office:value="0.109649" calcext:value-type="float">
            <text:p>0.109649</text:p>
          </table:table-cell>
          <table:table-cell office:value-type="float" office:value="0.218009" calcext:value-type="float">
            <text:p>0.218009</text:p>
          </table:table-cell>
          <table:table-cell office:value-type="float" office:value="1.8548" calcext:value-type="float">
            <text:p>1.8548</text:p>
          </table:table-cell>
          <table:table-cell office:value-type="float" office:value="1.63146" calcext:value-type="float">
            <text:p>1.63146</text:p>
          </table:table-cell>
          <table:table-cell office:value-type="float" office:value="0.111817" calcext:value-type="float">
            <text:p>0.111817</text:p>
          </table:table-cell>
          <table:table-cell office:value-type="float" office:value="1.09023" calcext:value-type="float">
            <text:p>1.09023</text:p>
          </table:table-cell>
          <table:table-cell office:value-type="float" office:value="0.125557" calcext:value-type="float">
            <text:p>0.125557</text:p>
          </table:table-cell>
          <table:table-cell office:value-type="float" office:value="0.788328" calcext:value-type="float">
            <text:p>0.788328</text:p>
          </table:table-cell>
          <table:table-cell office:value-type="float" office:value="0.183555" calcext:value-type="float">
            <text:p>0.183555</text:p>
          </table:table-cell>
          <table:table-cell office:value-type="float" office:value="0.312662" calcext:value-type="float">
            <text:p>0.312662</text:p>
          </table:table-cell>
          <table:table-cell office:value-type="float" office:value="1.73094" calcext:value-type="float">
            <text:p>1.73094</text:p>
          </table:table-cell>
          <table:table-cell office:value-type="float" office:value="1.74357" calcext:value-type="float">
            <text:p>1.74357</text:p>
          </table:table-cell>
          <table:table-cell office:value-type="float" office:value="1.04081" calcext:value-type="float">
            <text:p>1.04081</text:p>
          </table:table-cell>
          <table:table-cell office:value-type="float" office:value="0.761493" calcext:value-type="float">
            <text:p>0.761493</text:p>
          </table:table-cell>
          <table:table-cell office:value-type="float" office:value="0.257855" calcext:value-type="float">
            <text:p>0.257855</text:p>
          </table:table-cell>
          <table:table-cell office:value-type="float" office:value="1.74214" calcext:value-type="float">
            <text:p>1.74214</text:p>
          </table:table-cell>
          <table:table-cell office:value-type="float" office:value="1.90209" calcext:value-type="float">
            <text:p>1.90209</text:p>
          </table:table-cell>
          <table:table-cell office:value-type="float" office:value="0.745307" calcext:value-type="float">
            <text:p>0.745307</text:p>
          </table:table-cell>
          <table:table-cell office:value-type="float" office:value="0.928064" calcext:value-type="float">
            <text:p>0.928064</text:p>
          </table:table-cell>
          <table:table-cell office:value-type="float" office:value="0.595858" calcext:value-type="float">
            <text:p>0.595858</text:p>
          </table:table-cell>
          <table:table-cell office:value-type="float" office:value="0.842721" calcext:value-type="float">
            <text:p>0.842721</text:p>
          </table:table-cell>
          <table:table-cell office:value-type="float" office:value="0.118195" calcext:value-type="float">
            <text:p>0.118195</text:p>
          </table:table-cell>
          <table:table-cell office:value-type="float" office:value="0.04672" calcext:value-type="float">
            <text:p>0.04672</text:p>
          </table:table-cell>
          <table:table-cell table:number-columns-repeated="4"/>
          <table:table-cell table:formula="of:=MIN([.A182:.BL182])" office:value-type="float" office:value="0.0429361" calcext:value-type="float">
            <text:p>0.0429361</text:p>
          </table:table-cell>
          <table:table-cell table:formula="of:=MAX([.A182:.BL182])" office:value-type="float" office:value="1.90209" calcext:value-type="float">
            <text:p>1.90209</text:p>
          </table:table-cell>
          <table:table-cell table:number-columns-repeated="7"/>
        </table:table-row>
        <table:table-row table:style-name="ro2">
          <table:table-cell office:value-type="float" office:value="0.0812709" calcext:value-type="float">
            <text:p>0.0812709</text:p>
          </table:table-cell>
          <table:table-cell office:value-type="float" office:value="0.127036" calcext:value-type="float">
            <text:p>0.127036</text:p>
          </table:table-cell>
          <table:table-cell office:value-type="float" office:value="0.080272" calcext:value-type="float">
            <text:p>0.080272</text:p>
          </table:table-cell>
          <table:table-cell office:value-type="float" office:value="0.0799379" calcext:value-type="float">
            <text:p>0.0799379</text:p>
          </table:table-cell>
          <table:table-cell office:value-type="float" office:value="0.120577" calcext:value-type="float">
            <text:p>0.120577</text:p>
          </table:table-cell>
          <table:table-cell office:value-type="float" office:value="0.0783579" calcext:value-type="float">
            <text:p>0.0783579</text:p>
          </table:table-cell>
          <table:table-cell office:value-type="float" office:value="0.088913" calcext:value-type="float">
            <text:p>0.088913</text:p>
          </table:table-cell>
          <table:table-cell office:value-type="float" office:value="0.341148" calcext:value-type="float">
            <text:p>0.341148</text:p>
          </table:table-cell>
          <table:table-cell office:value-type="float" office:value="0.445244" calcext:value-type="float">
            <text:p>0.445244</text:p>
          </table:table-cell>
          <table:table-cell office:value-type="float" office:value="0.080668" calcext:value-type="float">
            <text:p>0.080668</text:p>
          </table:table-cell>
          <table:table-cell office:value-type="float" office:value="0.122017" calcext:value-type="float">
            <text:p>0.122017</text:p>
          </table:table-cell>
          <table:table-cell office:value-type="float" office:value="0.0803089" calcext:value-type="float">
            <text:p>0.0803089</text:p>
          </table:table-cell>
          <table:table-cell office:value-type="float" office:value="0.085891" calcext:value-type="float">
            <text:p>0.085891</text:p>
          </table:table-cell>
          <table:table-cell office:value-type="float" office:value="0.0756431" calcext:value-type="float">
            <text:p>0.0756431</text:p>
          </table:table-cell>
          <table:table-cell office:value-type="float" office:value="0.0805109" calcext:value-type="float">
            <text:p>0.0805109</text:p>
          </table:table-cell>
          <table:table-cell office:value-type="float" office:value="0.0798669" calcext:value-type="float">
            <text:p>0.0798669</text:p>
          </table:table-cell>
          <table:table-cell office:value-type="float" office:value="0.125464" calcext:value-type="float">
            <text:p>0.125464</text:p>
          </table:table-cell>
          <table:table-cell office:value-type="float" office:value="0.908657" calcext:value-type="float">
            <text:p>0.908657</text:p>
          </table:table-cell>
          <table:table-cell office:value-type="float" office:value="0.785211" calcext:value-type="float">
            <text:p>0.785211</text:p>
          </table:table-cell>
          <table:table-cell office:value-type="float" office:value="0.733849" calcext:value-type="float">
            <text:p>0.733849</text:p>
          </table:table-cell>
          <table:table-cell office:value-type="float" office:value="0.434963" calcext:value-type="float">
            <text:p>0.434963</text:p>
          </table:table-cell>
          <table:table-cell office:value-type="float" office:value="0.752149" calcext:value-type="float">
            <text:p>0.752149</text:p>
          </table:table-cell>
          <table:table-cell office:value-type="float" office:value="0.744043" calcext:value-type="float">
            <text:p>0.744043</text:p>
          </table:table-cell>
          <table:table-cell office:value-type="float" office:value="0.639994" calcext:value-type="float">
            <text:p>0.639994</text:p>
          </table:table-cell>
          <table:table-cell office:value-type="float" office:value="0.45726" calcext:value-type="float">
            <text:p>0.45726</text:p>
          </table:table-cell>
          <table:table-cell office:value-type="float" office:value="1.2012" calcext:value-type="float">
            <text:p>1.2012</text:p>
          </table:table-cell>
          <table:table-cell office:value-type="float" office:value="0.371491" calcext:value-type="float">
            <text:p>0.371491</text:p>
          </table:table-cell>
          <table:table-cell office:value-type="float" office:value="0.11029" calcext:value-type="float">
            <text:p>0.11029</text:p>
          </table:table-cell>
          <table:table-cell office:value-type="float" office:value="0.148501" calcext:value-type="float">
            <text:p>0.148501</text:p>
          </table:table-cell>
          <table:table-cell office:value-type="float" office:value="0.150372" calcext:value-type="float">
            <text:p>0.150372</text:p>
          </table:table-cell>
          <table:table-cell office:value-type="float" office:value="0.113988" calcext:value-type="float">
            <text:p>0.113988</text:p>
          </table:table-cell>
          <table:table-cell office:value-type="float" office:value="0.528996" calcext:value-type="float">
            <text:p>0.528996</text:p>
          </table:table-cell>
          <table:table-cell office:value-type="float" office:value="0.115147" calcext:value-type="float">
            <text:p>0.115147</text:p>
          </table:table-cell>
          <table:table-cell office:value-type="float" office:value="0.258865" calcext:value-type="float">
            <text:p>0.258865</text:p>
          </table:table-cell>
          <table:table-cell office:value-type="float" office:value="0.198805" calcext:value-type="float">
            <text:p>0.198805</text:p>
          </table:table-cell>
          <table:table-cell office:value-type="float" office:value="0.165066" calcext:value-type="float">
            <text:p>0.165066</text:p>
          </table:table-cell>
          <table:table-cell office:value-type="float" office:value="0.112882" calcext:value-type="float">
            <text:p>0.112882</text:p>
          </table:table-cell>
          <table:table-cell office:value-type="float" office:value="0.115878" calcext:value-type="float">
            <text:p>0.115878</text:p>
          </table:table-cell>
          <table:table-cell office:value-type="float" office:value="0.673774" calcext:value-type="float">
            <text:p>0.673774</text:p>
          </table:table-cell>
          <table:table-cell office:value-type="float" office:value="0.739657" calcext:value-type="float">
            <text:p>0.739657</text:p>
          </table:table-cell>
          <table:table-cell office:value-type="float" office:value="0.1108" calcext:value-type="float">
            <text:p>0.1108</text:p>
          </table:table-cell>
          <table:table-cell office:value-type="float" office:value="0.851081" calcext:value-type="float">
            <text:p>0.851081</text:p>
          </table:table-cell>
          <table:table-cell office:value-type="float" office:value="0.11157" calcext:value-type="float">
            <text:p>0.11157</text:p>
          </table:table-cell>
          <table:table-cell office:value-type="float" office:value="1.00229" calcext:value-type="float">
            <text:p>1.00229</text:p>
          </table:table-cell>
          <table:table-cell office:value-type="float" office:value="0.11914" calcext:value-type="float">
            <text:p>0.11914</text:p>
          </table:table-cell>
          <table:table-cell office:value-type="float" office:value="0.701905" calcext:value-type="float">
            <text:p>0.701905</text:p>
          </table:table-cell>
          <table:table-cell office:value-type="float" office:value="1.00377" calcext:value-type="float">
            <text:p>1.00377</text:p>
          </table:table-cell>
          <table:table-cell office:value-type="float" office:value="1.12276" calcext:value-type="float">
            <text:p>1.12276</text:p>
          </table:table-cell>
          <table:table-cell office:value-type="float" office:value="0.503278" calcext:value-type="float">
            <text:p>0.503278</text:p>
          </table:table-cell>
          <table:table-cell office:value-type="float" office:value="0.338535" calcext:value-type="float">
            <text:p>0.338535</text:p>
          </table:table-cell>
          <table:table-cell office:value-type="float" office:value="2.0121" calcext:value-type="float">
            <text:p>2.0121</text:p>
          </table:table-cell>
          <table:table-cell office:value-type="float" office:value="1.20157" calcext:value-type="float">
            <text:p>1.20157</text:p>
          </table:table-cell>
          <table:table-cell office:value-type="float" office:value="0.537503" calcext:value-type="float">
            <text:p>0.537503</text:p>
          </table:table-cell>
          <table:table-cell office:value-type="float" office:value="0.544438" calcext:value-type="float">
            <text:p>0.544438</text:p>
          </table:table-cell>
          <table:table-cell office:value-type="float" office:value="0.572487" calcext:value-type="float">
            <text:p>0.572487</text:p>
          </table:table-cell>
          <table:table-cell office:value-type="float" office:value="1.6527" calcext:value-type="float">
            <text:p>1.6527</text:p>
          </table:table-cell>
          <table:table-cell office:value-type="float" office:value="0.110972" calcext:value-type="float">
            <text:p>0.110972</text:p>
          </table:table-cell>
          <table:table-cell office:value-type="float" office:value="0.113825" calcext:value-type="float">
            <text:p>0.113825</text:p>
          </table:table-cell>
          <table:table-cell office:value-type="float" office:value="0.439537" calcext:value-type="float">
            <text:p>0.439537</text:p>
          </table:table-cell>
          <table:table-cell office:value-type="float" office:value="2.57058" calcext:value-type="float">
            <text:p>2.57058</text:p>
          </table:table-cell>
          <table:table-cell office:value-type="float" office:value="0.279584" calcext:value-type="float">
            <text:p>0.279584</text:p>
          </table:table-cell>
          <table:table-cell office:value-type="float" office:value="0.0447741" calcext:value-type="float">
            <text:p>0.0447741</text:p>
          </table:table-cell>
          <table:table-cell office:value-type="float" office:value="1.58846" calcext:value-type="float">
            <text:p>1.58846</text:p>
          </table:table-cell>
          <table:table-cell office:value-type="float" office:value="0.542725" calcext:value-type="float">
            <text:p>0.542725</text:p>
          </table:table-cell>
          <table:table-cell table:number-columns-repeated="4"/>
          <table:table-cell table:formula="of:=MIN([.A183:.BL183])" office:value-type="float" office:value="0.0447741" calcext:value-type="float">
            <text:p>0.0447741</text:p>
          </table:table-cell>
          <table:table-cell table:formula="of:=MAX([.A183:.BL183])" office:value-type="float" office:value="2.57058" calcext:value-type="float">
            <text:p>2.57058</text:p>
          </table:table-cell>
          <table:table-cell table:number-columns-repeated="7"/>
        </table:table-row>
        <table:table-row table:style-name="ro2">
          <table:table-cell office:value-type="float" office:value="0.153436" calcext:value-type="float">
            <text:p>0.153436</text:p>
          </table:table-cell>
          <table:table-cell office:value-type="float" office:value="0.150537" calcext:value-type="float">
            <text:p>0.150537</text:p>
          </table:table-cell>
          <table:table-cell office:value-type="float" office:value="0.116783" calcext:value-type="float">
            <text:p>0.116783</text:p>
          </table:table-cell>
          <table:table-cell office:value-type="float" office:value="0.284159" calcext:value-type="float">
            <text:p>0.284159</text:p>
          </table:table-cell>
          <table:table-cell office:value-type="float" office:value="0.213859" calcext:value-type="float">
            <text:p>0.213859</text:p>
          </table:table-cell>
          <table:table-cell office:value-type="float" office:value="0.519956" calcext:value-type="float">
            <text:p>0.519956</text:p>
          </table:table-cell>
          <table:table-cell office:value-type="float" office:value="0.113781" calcext:value-type="float">
            <text:p>0.113781</text:p>
          </table:table-cell>
          <table:table-cell office:value-type="float" office:value="0.132969" calcext:value-type="float">
            <text:p>0.132969</text:p>
          </table:table-cell>
          <table:table-cell office:value-type="float" office:value="0.153528" calcext:value-type="float">
            <text:p>0.153528</text:p>
          </table:table-cell>
          <table:table-cell office:value-type="float" office:value="0.226509" calcext:value-type="float">
            <text:p>0.226509</text:p>
          </table:table-cell>
          <table:table-cell office:value-type="float" office:value="0.359788" calcext:value-type="float">
            <text:p>0.359788</text:p>
          </table:table-cell>
          <table:table-cell office:value-type="float" office:value="0.108462" calcext:value-type="float">
            <text:p>0.108462</text:p>
          </table:table-cell>
          <table:table-cell office:value-type="float" office:value="0.116818" calcext:value-type="float">
            <text:p>0.116818</text:p>
          </table:table-cell>
          <table:table-cell office:value-type="float" office:value="0.918782" calcext:value-type="float">
            <text:p>0.918782</text:p>
          </table:table-cell>
          <table:table-cell office:value-type="float" office:value="0.516705" calcext:value-type="float">
            <text:p>0.516705</text:p>
          </table:table-cell>
          <table:table-cell office:value-type="float" office:value="0.113085" calcext:value-type="float">
            <text:p>0.113085</text:p>
          </table:table-cell>
          <table:table-cell office:value-type="float" office:value="0.122678" calcext:value-type="float">
            <text:p>0.122678</text:p>
          </table:table-cell>
          <table:table-cell office:value-type="float" office:value="0.186112" calcext:value-type="float">
            <text:p>0.186112</text:p>
          </table:table-cell>
          <table:table-cell office:value-type="float" office:value="1.08315" calcext:value-type="float">
            <text:p>1.08315</text:p>
          </table:table-cell>
          <table:table-cell office:value-type="float" office:value="1.38662" calcext:value-type="float">
            <text:p>1.38662</text:p>
          </table:table-cell>
          <table:table-cell office:value-type="float" office:value="1.23856" calcext:value-type="float">
            <text:p>1.23856</text:p>
          </table:table-cell>
          <table:table-cell office:value-type="float" office:value="1.39252" calcext:value-type="float">
            <text:p>1.39252</text:p>
          </table:table-cell>
          <table:table-cell office:value-type="float" office:value="1.04821" calcext:value-type="float">
            <text:p>1.04821</text:p>
          </table:table-cell>
          <table:table-cell office:value-type="float" office:value="0.952171" calcext:value-type="float">
            <text:p>0.952171</text:p>
          </table:table-cell>
          <table:table-cell office:value-type="float" office:value="1.31919" calcext:value-type="float">
            <text:p>1.31919</text:p>
          </table:table-cell>
          <table:table-cell office:value-type="float" office:value="0.400515" calcext:value-type="float">
            <text:p>0.400515</text:p>
          </table:table-cell>
          <table:table-cell office:value-type="float" office:value="0.903281" calcext:value-type="float">
            <text:p>0.903281</text:p>
          </table:table-cell>
          <table:table-cell office:value-type="float" office:value="0.916738" calcext:value-type="float">
            <text:p>0.916738</text:p>
          </table:table-cell>
          <table:table-cell office:value-type="float" office:value="0.571987" calcext:value-type="float">
            <text:p>0.571987</text:p>
          </table:table-cell>
          <table:table-cell office:value-type="float" office:value="0.290804" calcext:value-type="float">
            <text:p>0.290804</text:p>
          </table:table-cell>
          <table:table-cell office:value-type="float" office:value="0.650663" calcext:value-type="float">
            <text:p>0.650663</text:p>
          </table:table-cell>
          <table:table-cell office:value-type="float" office:value="0.182591" calcext:value-type="float">
            <text:p>0.182591</text:p>
          </table:table-cell>
          <table:table-cell office:value-type="float" office:value="1.34776" calcext:value-type="float">
            <text:p>1.34776</text:p>
          </table:table-cell>
          <table:table-cell office:value-type="float" office:value="0.178456" calcext:value-type="float">
            <text:p>0.178456</text:p>
          </table:table-cell>
          <table:table-cell office:value-type="float" office:value="1.04303" calcext:value-type="float">
            <text:p>1.04303</text:p>
          </table:table-cell>
          <table:table-cell office:value-type="float" office:value="0.210618" calcext:value-type="float">
            <text:p>0.210618</text:p>
          </table:table-cell>
          <table:table-cell office:value-type="float" office:value="0.790585" calcext:value-type="float">
            <text:p>0.790585</text:p>
          </table:table-cell>
          <table:table-cell office:value-type="float" office:value="0.590607" calcext:value-type="float">
            <text:p>0.590607</text:p>
          </table:table-cell>
          <table:table-cell office:value-type="float" office:value="1.46797" calcext:value-type="float">
            <text:p>1.46797</text:p>
          </table:table-cell>
          <table:table-cell office:value-type="float" office:value="1.38833" calcext:value-type="float">
            <text:p>1.38833</text:p>
          </table:table-cell>
          <table:table-cell office:value-type="float" office:value="1.10232" calcext:value-type="float">
            <text:p>1.10232</text:p>
          </table:table-cell>
          <table:table-cell office:value-type="float" office:value="0.939099" calcext:value-type="float">
            <text:p>0.939099</text:p>
          </table:table-cell>
          <table:table-cell office:value-type="float" office:value="1.38997" calcext:value-type="float">
            <text:p>1.38997</text:p>
          </table:table-cell>
          <table:table-cell office:value-type="float" office:value="0.285255" calcext:value-type="float">
            <text:p>0.285255</text:p>
          </table:table-cell>
          <table:table-cell office:value-type="float" office:value="0.12691" calcext:value-type="float">
            <text:p>0.12691</text:p>
          </table:table-cell>
          <table:table-cell office:value-type="float" office:value="0.110773" calcext:value-type="float">
            <text:p>0.110773</text:p>
          </table:table-cell>
          <table:table-cell office:value-type="float" office:value="0.108629" calcext:value-type="float">
            <text:p>0.108629</text:p>
          </table:table-cell>
          <table:table-cell office:value-type="float" office:value="0.627324" calcext:value-type="float">
            <text:p>0.627324</text:p>
          </table:table-cell>
          <table:table-cell office:value-type="float" office:value="1.19435" calcext:value-type="float">
            <text:p>1.19435</text:p>
          </table:table-cell>
          <table:table-cell office:value-type="float" office:value="0.427961" calcext:value-type="float">
            <text:p>0.427961</text:p>
          </table:table-cell>
          <table:table-cell office:value-type="float" office:value="1.65399" calcext:value-type="float">
            <text:p>1.65399</text:p>
          </table:table-cell>
          <table:table-cell office:value-type="float" office:value="0.384987" calcext:value-type="float">
            <text:p>0.384987</text:p>
          </table:table-cell>
          <table:table-cell office:value-type="float" office:value="0.284128" calcext:value-type="float">
            <text:p>0.284128</text:p>
          </table:table-cell>
          <table:table-cell office:value-type="float" office:value="0.276551" calcext:value-type="float">
            <text:p>0.276551</text:p>
          </table:table-cell>
          <table:table-cell office:value-type="float" office:value="0.312571" calcext:value-type="float">
            <text:p>0.312571</text:p>
          </table:table-cell>
          <table:table-cell office:value-type="float" office:value="0.169683" calcext:value-type="float">
            <text:p>0.169683</text:p>
          </table:table-cell>
          <table:table-cell office:value-type="float" office:value="0.326705" calcext:value-type="float">
            <text:p>0.326705</text:p>
          </table:table-cell>
          <table:table-cell office:value-type="float" office:value="0.137875" calcext:value-type="float">
            <text:p>0.137875</text:p>
          </table:table-cell>
          <table:table-cell office:value-type="float" office:value="0.970582" calcext:value-type="float">
            <text:p>0.970582</text:p>
          </table:table-cell>
          <table:table-cell office:value-type="float" office:value="0.944302" calcext:value-type="float">
            <text:p>0.944302</text:p>
          </table:table-cell>
          <table:table-cell office:value-type="float" office:value="0.0997369" calcext:value-type="float">
            <text:p>0.0997369</text:p>
          </table:table-cell>
          <table:table-cell office:value-type="float" office:value="1.04518" calcext:value-type="float">
            <text:p>1.04518</text:p>
          </table:table-cell>
          <table:table-cell office:value-type="float" office:value="0.058459" calcext:value-type="float">
            <text:p>0.058459</text:p>
          </table:table-cell>
          <table:table-cell office:value-type="float" office:value="0.243364" calcext:value-type="float">
            <text:p>0.243364</text:p>
          </table:table-cell>
          <table:table-cell table:number-columns-repeated="4"/>
          <table:table-cell table:formula="of:=MIN([.A184:.BL184])" office:value-type="float" office:value="0.058459" calcext:value-type="float">
            <text:p>0.058459</text:p>
          </table:table-cell>
          <table:table-cell table:formula="of:=MAX([.A184:.BL184])" office:value-type="float" office:value="1.65399" calcext:value-type="float">
            <text:p>1.65399</text:p>
          </table:table-cell>
          <table:table-cell table:number-columns-repeated="7"/>
        </table:table-row>
        <table:table-row table:style-name="ro2">
          <table:table-cell office:value-type="float" office:value="0.15407" calcext:value-type="float">
            <text:p>0.15407</text:p>
          </table:table-cell>
          <table:table-cell office:value-type="float" office:value="0.151269" calcext:value-type="float">
            <text:p>0.151269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532317" calcext:value-type="float">
            <text:p>0.532317</text:p>
          </table:table-cell>
          <table:table-cell office:value-type="float" office:value="0.155243" calcext:value-type="float">
            <text:p>0.155243</text:p>
          </table:table-cell>
          <table:table-cell office:value-type="float" office:value="0.235436" calcext:value-type="float">
            <text:p>0.235436</text:p>
          </table:table-cell>
          <table:table-cell office:value-type="float" office:value="0.463049" calcext:value-type="float">
            <text:p>0.463049</text:p>
          </table:table-cell>
          <table:table-cell office:value-type="float" office:value="0.149362" calcext:value-type="float">
            <text:p>0.149362</text:p>
          </table:table-cell>
          <table:table-cell office:value-type="float" office:value="0.692444" calcext:value-type="float">
            <text:p>0.692444</text:p>
          </table:table-cell>
          <table:table-cell office:value-type="float" office:value="0.112992" calcext:value-type="float">
            <text:p>0.112992</text:p>
          </table:table-cell>
          <table:table-cell office:value-type="float" office:value="0.124248" calcext:value-type="float">
            <text:p>0.124248</text:p>
          </table:table-cell>
          <table:table-cell office:value-type="float" office:value="0.426347" calcext:value-type="float">
            <text:p>0.426347</text:p>
          </table:table-cell>
          <table:table-cell office:value-type="float" office:value="0.111146" calcext:value-type="float">
            <text:p>0.111146</text:p>
          </table:table-cell>
          <table:table-cell office:value-type="float" office:value="0.11687" calcext:value-type="float">
            <text:p>0.11687</text:p>
          </table:table-cell>
          <table:table-cell office:value-type="float" office:value="0.124021" calcext:value-type="float">
            <text:p>0.124021</text:p>
          </table:table-cell>
          <table:table-cell office:value-type="float" office:value="0.9174" calcext:value-type="float">
            <text:p>0.9174</text:p>
          </table:table-cell>
          <table:table-cell office:value-type="float" office:value="0.605306" calcext:value-type="float">
            <text:p>0.605306</text:p>
          </table:table-cell>
          <table:table-cell office:value-type="float" office:value="0.959201" calcext:value-type="float">
            <text:p>0.959201</text:p>
          </table:table-cell>
          <table:table-cell office:value-type="float" office:value="0.296192" calcext:value-type="float">
            <text:p>0.296192</text:p>
          </table:table-cell>
          <table:table-cell office:value-type="float" office:value="0.400917" calcext:value-type="float">
            <text:p>0.400917</text:p>
          </table:table-cell>
          <table:table-cell office:value-type="float" office:value="0.447153" calcext:value-type="float">
            <text:p>0.447153</text:p>
          </table:table-cell>
          <table:table-cell office:value-type="float" office:value="1.22969" calcext:value-type="float">
            <text:p>1.22969</text:p>
          </table:table-cell>
          <table:table-cell office:value-type="float" office:value="0.88069" calcext:value-type="float">
            <text:p>0.88069</text:p>
          </table:table-cell>
          <table:table-cell office:value-type="float" office:value="1.46639" calcext:value-type="float">
            <text:p>1.46639</text:p>
          </table:table-cell>
          <table:table-cell office:value-type="float" office:value="1.84398" calcext:value-type="float">
            <text:p>1.84398</text:p>
          </table:table-cell>
          <table:table-cell office:value-type="float" office:value="1.01185" calcext:value-type="float">
            <text:p>1.01185</text:p>
          </table:table-cell>
          <table:table-cell office:value-type="float" office:value="0.650415" calcext:value-type="float">
            <text:p>0.650415</text:p>
          </table:table-cell>
          <table:table-cell office:value-type="float" office:value="0.215291" calcext:value-type="float">
            <text:p>0.215291</text:p>
          </table:table-cell>
          <table:table-cell office:value-type="float" office:value="0.410264" calcext:value-type="float">
            <text:p>0.410264</text:p>
          </table:table-cell>
          <table:table-cell office:value-type="float" office:value="0.529008" calcext:value-type="float">
            <text:p>0.529008</text:p>
          </table:table-cell>
          <table:table-cell office:value-type="float" office:value="0.642451" calcext:value-type="float">
            <text:p>0.642451</text:p>
          </table:table-cell>
          <table:table-cell office:value-type="float" office:value="0.825664" calcext:value-type="float">
            <text:p>0.825664</text:p>
          </table:table-cell>
          <table:table-cell office:value-type="float" office:value="0.839784" calcext:value-type="float">
            <text:p>0.839784</text:p>
          </table:table-cell>
          <table:table-cell office:value-type="float" office:value="0.270879" calcext:value-type="float">
            <text:p>0.270879</text:p>
          </table:table-cell>
          <table:table-cell office:value-type="float" office:value="0.123547" calcext:value-type="float">
            <text:p>0.123547</text:p>
          </table:table-cell>
          <table:table-cell office:value-type="float" office:value="0.112077" calcext:value-type="float">
            <text:p>0.112077</text:p>
          </table:table-cell>
          <table:table-cell office:value-type="float" office:value="0.392982" calcext:value-type="float">
            <text:p>0.392982</text:p>
          </table:table-cell>
          <table:table-cell office:value-type="float" office:value="2.10322" calcext:value-type="float">
            <text:p>2.10322</text:p>
          </table:table-cell>
          <table:table-cell office:value-type="float" office:value="2.27309" calcext:value-type="float">
            <text:p>2.27309</text:p>
          </table:table-cell>
          <table:table-cell office:value-type="float" office:value="0.475953" calcext:value-type="float">
            <text:p>0.475953</text:p>
          </table:table-cell>
          <table:table-cell office:value-type="float" office:value="0.252867" calcext:value-type="float">
            <text:p>0.252867</text:p>
          </table:table-cell>
          <table:table-cell office:value-type="float" office:value="1.45791" calcext:value-type="float">
            <text:p>1.45791</text:p>
          </table:table-cell>
          <table:table-cell office:value-type="float" office:value="1.88391" calcext:value-type="float">
            <text:p>1.88391</text:p>
          </table:table-cell>
          <table:table-cell office:value-type="float" office:value="1.66824" calcext:value-type="float">
            <text:p>1.66824</text:p>
          </table:table-cell>
          <table:table-cell office:value-type="float" office:value="1.3" calcext:value-type="float">
            <text:p>1.3</text:p>
          </table:table-cell>
          <table:table-cell office:value-type="float" office:value="2.1632" calcext:value-type="float">
            <text:p>2.1632</text:p>
          </table:table-cell>
          <table:table-cell office:value-type="float" office:value="0.234684" calcext:value-type="float">
            <text:p>0.234684</text:p>
          </table:table-cell>
          <table:table-cell office:value-type="float" office:value="0.875256" calcext:value-type="float">
            <text:p>0.875256</text:p>
          </table:table-cell>
          <table:table-cell office:value-type="float" office:value="0.208563" calcext:value-type="float">
            <text:p>0.208563</text:p>
          </table:table-cell>
          <table:table-cell office:value-type="float" office:value="2.25802" calcext:value-type="float">
            <text:p>2.25802</text:p>
          </table:table-cell>
          <table:table-cell office:value-type="float" office:value="0.824852" calcext:value-type="float">
            <text:p>0.824852</text:p>
          </table:table-cell>
          <table:table-cell office:value-type="float" office:value="1.45145" calcext:value-type="float">
            <text:p>1.45145</text:p>
          </table:table-cell>
          <table:table-cell office:value-type="float" office:value="2.1471" calcext:value-type="float">
            <text:p>2.1471</text:p>
          </table:table-cell>
          <table:table-cell office:value-type="float" office:value="1.91379" calcext:value-type="float">
            <text:p>1.91379</text:p>
          </table:table-cell>
          <table:table-cell office:value-type="float" office:value="0.133924" calcext:value-type="float">
            <text:p>0.133924</text:p>
          </table:table-cell>
          <table:table-cell office:value-type="float" office:value="1.0252" calcext:value-type="float">
            <text:p>1.0252</text:p>
          </table:table-cell>
          <table:table-cell office:value-type="float" office:value="0.12773" calcext:value-type="float">
            <text:p>0.12773</text:p>
          </table:table-cell>
          <table:table-cell office:value-type="float" office:value="1.58496" calcext:value-type="float">
            <text:p>1.58496</text:p>
          </table:table-cell>
          <table:table-cell office:value-type="float" office:value="2.22016" calcext:value-type="float">
            <text:p>2.22016</text:p>
          </table:table-cell>
          <table:table-cell office:value-type="float" office:value="1.78399" calcext:value-type="float">
            <text:p>1.78399</text:p>
          </table:table-cell>
          <table:table-cell office:value-type="float" office:value="0.345498" calcext:value-type="float">
            <text:p>0.345498</text:p>
          </table:table-cell>
          <table:table-cell office:value-type="float" office:value="0.177059" calcext:value-type="float">
            <text:p>0.177059</text:p>
          </table:table-cell>
          <table:table-cell office:value-type="float" office:value="0.141629" calcext:value-type="float">
            <text:p>0.141629</text:p>
          </table:table-cell>
          <table:table-cell office:value-type="float" office:value="0.48093" calcext:value-type="float">
            <text:p>0.48093</text:p>
          </table:table-cell>
          <table:table-cell table:number-columns-repeated="4"/>
          <table:table-cell table:formula="of:=MIN([.A185:.BL185])" office:value-type="float" office:value="0.111146" calcext:value-type="float">
            <text:p>0.111146</text:p>
          </table:table-cell>
          <table:table-cell table:formula="of:=MAX([.A185:.BL185])" office:value-type="float" office:value="2.27309" calcext:value-type="float">
            <text:p>2.27309</text:p>
          </table:table-cell>
          <table:table-cell table:number-columns-repeated="7"/>
        </table:table-row>
        <table:table-row table:style-name="ro2">
          <table:table-cell office:value-type="float" office:value="0.148004" calcext:value-type="float">
            <text:p>0.148004</text:p>
          </table:table-cell>
          <table:table-cell office:value-type="float" office:value="0.112892" calcext:value-type="float">
            <text:p>0.112892</text:p>
          </table:table-cell>
          <table:table-cell office:value-type="float" office:value="0.218553" calcext:value-type="float">
            <text:p>0.218553</text:p>
          </table:table-cell>
          <table:table-cell office:value-type="float" office:value="0.463264" calcext:value-type="float">
            <text:p>0.463264</text:p>
          </table:table-cell>
          <table:table-cell office:value-type="float" office:value="0.466226" calcext:value-type="float">
            <text:p>0.466226</text:p>
          </table:table-cell>
          <table:table-cell office:value-type="float" office:value="0.514322" calcext:value-type="float">
            <text:p>0.514322</text:p>
          </table:table-cell>
          <table:table-cell office:value-type="float" office:value="0.459492" calcext:value-type="float">
            <text:p>0.459492</text:p>
          </table:table-cell>
          <table:table-cell office:value-type="float" office:value="0.43489" calcext:value-type="float">
            <text:p>0.43489</text:p>
          </table:table-cell>
          <table:table-cell office:value-type="float" office:value="0.115267" calcext:value-type="float">
            <text:p>0.115267</text:p>
          </table:table-cell>
          <table:table-cell office:value-type="float" office:value="0.187069" calcext:value-type="float">
            <text:p>0.187069</text:p>
          </table:table-cell>
          <table:table-cell office:value-type="float" office:value="0.384513" calcext:value-type="float">
            <text:p>0.384513</text:p>
          </table:table-cell>
          <table:table-cell office:value-type="float" office:value="0.09971" calcext:value-type="float">
            <text:p>0.09971</text:p>
          </table:table-cell>
          <table:table-cell office:value-type="float" office:value="0.110908" calcext:value-type="float">
            <text:p>0.110908</text:p>
          </table:table-cell>
          <table:table-cell office:value-type="float" office:value="0.113566" calcext:value-type="float">
            <text:p>0.113566</text:p>
          </table:table-cell>
          <table:table-cell office:value-type="float" office:value="0.210604" calcext:value-type="float">
            <text:p>0.210604</text:p>
          </table:table-cell>
          <table:table-cell office:value-type="float" office:value="0.0970559" calcext:value-type="float">
            <text:p>0.0970559</text:p>
          </table:table-cell>
          <table:table-cell office:value-type="float" office:value="0.111388" calcext:value-type="float">
            <text:p>0.111388</text:p>
          </table:table-cell>
          <table:table-cell office:value-type="float" office:value="0.12226" calcext:value-type="float">
            <text:p>0.12226</text:p>
          </table:table-cell>
          <table:table-cell office:value-type="float" office:value="0.177312" calcext:value-type="float">
            <text:p>0.177312</text:p>
          </table:table-cell>
          <table:table-cell office:value-type="float" office:value="0.101985" calcext:value-type="float">
            <text:p>0.101985</text:p>
          </table:table-cell>
          <table:table-cell office:value-type="float" office:value="0.13578" calcext:value-type="float">
            <text:p>0.13578</text:p>
          </table:table-cell>
          <table:table-cell office:value-type="float" office:value="0.0914731" calcext:value-type="float">
            <text:p>0.0914731</text:p>
          </table:table-cell>
          <table:table-cell office:value-type="float" office:value="0.146294" calcext:value-type="float">
            <text:p>0.146294</text:p>
          </table:table-cell>
          <table:table-cell office:value-type="float" office:value="0.106363" calcext:value-type="float">
            <text:p>0.106363</text:p>
          </table:table-cell>
          <table:table-cell office:value-type="float" office:value="0.218242" calcext:value-type="float">
            <text:p>0.218242</text:p>
          </table:table-cell>
          <table:table-cell office:value-type="float" office:value="0.126329" calcext:value-type="float">
            <text:p>0.126329</text:p>
          </table:table-cell>
          <table:table-cell office:value-type="float" office:value="0.123369" calcext:value-type="float">
            <text:p>0.123369</text:p>
          </table:table-cell>
          <table:table-cell office:value-type="float" office:value="0.102321" calcext:value-type="float">
            <text:p>0.102321</text:p>
          </table:table-cell>
          <table:table-cell office:value-type="float" office:value="0.254755" calcext:value-type="float">
            <text:p>0.254755</text:p>
          </table:table-cell>
          <table:table-cell office:value-type="float" office:value="1.68828" calcext:value-type="float">
            <text:p>1.68828</text:p>
          </table:table-cell>
          <table:table-cell office:value-type="float" office:value="1.60745" calcext:value-type="float">
            <text:p>1.60745</text:p>
          </table:table-cell>
          <table:table-cell office:value-type="float" office:value="1.92336" calcext:value-type="float">
            <text:p>1.92336</text:p>
          </table:table-cell>
          <table:table-cell office:value-type="float" office:value="1.82207" calcext:value-type="float">
            <text:p>1.82207</text:p>
          </table:table-cell>
          <table:table-cell office:value-type="float" office:value="1.58586" calcext:value-type="float">
            <text:p>1.58586</text:p>
          </table:table-cell>
          <table:table-cell office:value-type="float" office:value="1.74915" calcext:value-type="float">
            <text:p>1.74915</text:p>
          </table:table-cell>
          <table:table-cell office:value-type="float" office:value="1.48185" calcext:value-type="float">
            <text:p>1.48185</text:p>
          </table:table-cell>
          <table:table-cell office:value-type="float" office:value="1.39325" calcext:value-type="float">
            <text:p>1.39325</text:p>
          </table:table-cell>
          <table:table-cell office:value-type="float" office:value="1.39637" calcext:value-type="float">
            <text:p>1.39637</text:p>
          </table:table-cell>
          <table:table-cell office:value-type="float" office:value="1.19748" calcext:value-type="float">
            <text:p>1.19748</text:p>
          </table:table-cell>
          <table:table-cell office:value-type="float" office:value="1.3044" calcext:value-type="float">
            <text:p>1.3044</text:p>
          </table:table-cell>
          <table:table-cell office:value-type="float" office:value="1.21044" calcext:value-type="float">
            <text:p>1.21044</text:p>
          </table:table-cell>
          <table:table-cell office:value-type="float" office:value="0.892625" calcext:value-type="float">
            <text:p>0.892625</text:p>
          </table:table-cell>
          <table:table-cell office:value-type="float" office:value="1.77609" calcext:value-type="float">
            <text:p>1.77609</text:p>
          </table:table-cell>
          <table:table-cell office:value-type="float" office:value="1.13375" calcext:value-type="float">
            <text:p>1.13375</text:p>
          </table:table-cell>
          <table:table-cell office:value-type="float" office:value="1.03834" calcext:value-type="float">
            <text:p>1.03834</text:p>
          </table:table-cell>
          <table:table-cell office:value-type="float" office:value="0.867007" calcext:value-type="float">
            <text:p>0.867007</text:p>
          </table:table-cell>
          <table:table-cell office:value-type="float" office:value="0.6337" calcext:value-type="float">
            <text:p>0.6337</text:p>
          </table:table-cell>
          <table:table-cell office:value-type="float" office:value="1.605" calcext:value-type="float">
            <text:p>1.605</text:p>
          </table:table-cell>
          <table:table-cell office:value-type="float" office:value="1.21985" calcext:value-type="float">
            <text:p>1.21985</text:p>
          </table:table-cell>
          <table:table-cell office:value-type="float" office:value="0.116895" calcext:value-type="float">
            <text:p>0.116895</text:p>
          </table:table-cell>
          <table:table-cell office:value-type="float" office:value="1.02595" calcext:value-type="float">
            <text:p>1.02595</text:p>
          </table:table-cell>
          <table:table-cell office:value-type="float" office:value="0.399647" calcext:value-type="float">
            <text:p>0.399647</text:p>
          </table:table-cell>
          <table:table-cell office:value-type="float" office:value="0.380014" calcext:value-type="float">
            <text:p>0.380014</text:p>
          </table:table-cell>
          <table:table-cell office:value-type="float" office:value="0.307586" calcext:value-type="float">
            <text:p>0.307586</text:p>
          </table:table-cell>
          <table:table-cell office:value-type="float" office:value="0.137414" calcext:value-type="float">
            <text:p>0.137414</text:p>
          </table:table-cell>
          <table:table-cell office:value-type="float" office:value="0.113969" calcext:value-type="float">
            <text:p>0.113969</text:p>
          </table:table-cell>
          <table:table-cell office:value-type="float" office:value="1.47224" calcext:value-type="float">
            <text:p>1.47224</text:p>
          </table:table-cell>
          <table:table-cell office:value-type="float" office:value="0.088443" calcext:value-type="float">
            <text:p>0.088443</text:p>
          </table:table-cell>
          <table:table-cell office:value-type="float" office:value="0.513537" calcext:value-type="float">
            <text:p>0.513537</text:p>
          </table:table-cell>
          <table:table-cell office:value-type="float" office:value="0.825618" calcext:value-type="float">
            <text:p>0.825618</text:p>
          </table:table-cell>
          <table:table-cell office:value-type="float" office:value="2.118" calcext:value-type="float">
            <text:p>2.118</text:p>
          </table:table-cell>
          <table:table-cell office:value-type="float" office:value="0.126805" calcext:value-type="float">
            <text:p>0.126805</text:p>
          </table:table-cell>
          <table:table-cell office:value-type="float" office:value="0.0631239" calcext:value-type="float">
            <text:p>0.0631239</text:p>
          </table:table-cell>
          <table:table-cell office:value-type="float" office:value="0.462995" calcext:value-type="float">
            <text:p>0.462995</text:p>
          </table:table-cell>
          <table:table-cell table:number-columns-repeated="4"/>
          <table:table-cell table:formula="of:=MIN([.A186:.BL186])" office:value-type="float" office:value="0.0631239" calcext:value-type="float">
            <text:p>0.0631239</text:p>
          </table:table-cell>
          <table:table-cell table:formula="of:=MAX([.A186:.BL186])" office:value-type="float" office:value="2.118" calcext:value-type="float">
            <text:p>2.118</text:p>
          </table:table-cell>
          <table:table-cell table:number-columns-repeated="7"/>
        </table:table-row>
        <table:table-row table:style-name="ro2">
          <table:table-cell office:value-type="float" office:value="0.156469" calcext:value-type="float">
            <text:p>0.156469</text:p>
          </table:table-cell>
          <table:table-cell office:value-type="float" office:value="0.151947" calcext:value-type="float">
            <text:p>0.151947</text:p>
          </table:table-cell>
          <table:table-cell office:value-type="float" office:value="0.151506" calcext:value-type="float">
            <text:p>0.151506</text:p>
          </table:table-cell>
          <table:table-cell office:value-type="float" office:value="0.154178" calcext:value-type="float">
            <text:p>0.154178</text:p>
          </table:table-cell>
          <table:table-cell office:value-type="float" office:value="0.150496" calcext:value-type="float">
            <text:p>0.150496</text:p>
          </table:table-cell>
          <table:table-cell office:value-type="float" office:value="0.268266" calcext:value-type="float">
            <text:p>0.268266</text:p>
          </table:table-cell>
          <table:table-cell office:value-type="float" office:value="0.105867" calcext:value-type="float">
            <text:p>0.105867</text:p>
          </table:table-cell>
          <table:table-cell office:value-type="float" office:value="0.175373" calcext:value-type="float">
            <text:p>0.175373</text:p>
          </table:table-cell>
          <table:table-cell office:value-type="float" office:value="0.088788" calcext:value-type="float">
            <text:p>0.088788</text:p>
          </table:table-cell>
          <table:table-cell office:value-type="float" office:value="0.903772" calcext:value-type="float">
            <text:p>0.903772</text:p>
          </table:table-cell>
          <table:table-cell office:value-type="float" office:value="0.919258" calcext:value-type="float">
            <text:p>0.919258</text:p>
          </table:table-cell>
          <table:table-cell office:value-type="float" office:value="1.22308" calcext:value-type="float">
            <text:p>1.22308</text:p>
          </table:table-cell>
          <table:table-cell office:value-type="float" office:value="0.920646" calcext:value-type="float">
            <text:p>0.920646</text:p>
          </table:table-cell>
          <table:table-cell office:value-type="float" office:value="0.617515" calcext:value-type="float">
            <text:p>0.617515</text:p>
          </table:table-cell>
          <table:table-cell office:value-type="float" office:value="0.776795" calcext:value-type="float">
            <text:p>0.776795</text:p>
          </table:table-cell>
          <table:table-cell office:value-type="float" office:value="0.354761" calcext:value-type="float">
            <text:p>0.354761</text:p>
          </table:table-cell>
          <table:table-cell office:value-type="float" office:value="0.203393" calcext:value-type="float">
            <text:p>0.203393</text:p>
          </table:table-cell>
          <table:table-cell office:value-type="float" office:value="0.563813" calcext:value-type="float">
            <text:p>0.563813</text:p>
          </table:table-cell>
          <table:table-cell office:value-type="float" office:value="1.02048" calcext:value-type="float">
            <text:p>1.02048</text:p>
          </table:table-cell>
          <table:table-cell office:value-type="float" office:value="1.17244" calcext:value-type="float">
            <text:p>1.17244</text:p>
          </table:table-cell>
          <table:table-cell office:value-type="float" office:value="0.271017" calcext:value-type="float">
            <text:p>0.271017</text:p>
          </table:table-cell>
          <table:table-cell office:value-type="float" office:value="0.727853" calcext:value-type="float">
            <text:p>0.727853</text:p>
          </table:table-cell>
          <table:table-cell office:value-type="float" office:value="0.966557" calcext:value-type="float">
            <text:p>0.966557</text:p>
          </table:table-cell>
          <table:table-cell office:value-type="float" office:value="1.34505" calcext:value-type="float">
            <text:p>1.34505</text:p>
          </table:table-cell>
          <table:table-cell office:value-type="float" office:value="1.12097" calcext:value-type="float">
            <text:p>1.12097</text:p>
          </table:table-cell>
          <table:table-cell office:value-type="float" office:value="0.893244" calcext:value-type="float">
            <text:p>0.893244</text:p>
          </table:table-cell>
          <table:table-cell office:value-type="float" office:value="1.72362" calcext:value-type="float">
            <text:p>1.72362</text:p>
          </table:table-cell>
          <table:table-cell office:value-type="float" office:value="0.111885" calcext:value-type="float">
            <text:p>0.111885</text:p>
          </table:table-cell>
          <table:table-cell office:value-type="float" office:value="1.15881" calcext:value-type="float">
            <text:p>1.15881</text:p>
          </table:table-cell>
          <table:table-cell office:value-type="float" office:value="1.9324" calcext:value-type="float">
            <text:p>1.9324</text:p>
          </table:table-cell>
          <table:table-cell office:value-type="float" office:value="0.751665" calcext:value-type="float">
            <text:p>0.751665</text:p>
          </table:table-cell>
          <table:table-cell office:value-type="float" office:value="0.783923" calcext:value-type="float">
            <text:p>0.783923</text:p>
          </table:table-cell>
          <table:table-cell office:value-type="float" office:value="0.981364" calcext:value-type="float">
            <text:p>0.981364</text:p>
          </table:table-cell>
          <table:table-cell office:value-type="float" office:value="0.908349" calcext:value-type="float">
            <text:p>0.908349</text:p>
          </table:table-cell>
          <table:table-cell office:value-type="float" office:value="0.165194" calcext:value-type="float">
            <text:p>0.165194</text:p>
          </table:table-cell>
          <table:table-cell office:value-type="float" office:value="0.979444" calcext:value-type="float">
            <text:p>0.979444</text:p>
          </table:table-cell>
          <table:table-cell office:value-type="float" office:value="0.535717" calcext:value-type="float">
            <text:p>0.535717</text:p>
          </table:table-cell>
          <table:table-cell office:value-type="float" office:value="1.03495" calcext:value-type="float">
            <text:p>1.03495</text:p>
          </table:table-cell>
          <table:table-cell office:value-type="float" office:value="1.04005" calcext:value-type="float">
            <text:p>1.04005</text:p>
          </table:table-cell>
          <table:table-cell office:value-type="float" office:value="2.17919" calcext:value-type="float">
            <text:p>2.17919</text:p>
          </table:table-cell>
          <table:table-cell office:value-type="float" office:value="0.415509" calcext:value-type="float">
            <text:p>0.415509</text:p>
          </table:table-cell>
          <table:table-cell office:value-type="float" office:value="1.01043" calcext:value-type="float">
            <text:p>1.01043</text:p>
          </table:table-cell>
          <table:table-cell office:value-type="float" office:value="0.101394" calcext:value-type="float">
            <text:p>0.101394</text:p>
          </table:table-cell>
          <table:table-cell office:value-type="float" office:value="0.624746" calcext:value-type="float">
            <text:p>0.624746</text:p>
          </table:table-cell>
          <table:table-cell office:value-type="float" office:value="0.822079" calcext:value-type="float">
            <text:p>0.822079</text:p>
          </table:table-cell>
          <table:table-cell office:value-type="float" office:value="1.14139" calcext:value-type="float">
            <text:p>1.14139</text:p>
          </table:table-cell>
          <table:table-cell office:value-type="float" office:value="2.32999" calcext:value-type="float">
            <text:p>2.32999</text:p>
          </table:table-cell>
          <table:table-cell office:value-type="float" office:value="0.951875" calcext:value-type="float">
            <text:p>0.951875</text:p>
          </table:table-cell>
          <table:table-cell office:value-type="float" office:value="0.694002" calcext:value-type="float">
            <text:p>0.694002</text:p>
          </table:table-cell>
          <table:table-cell office:value-type="float" office:value="1.30565" calcext:value-type="float">
            <text:p>1.30565</text:p>
          </table:table-cell>
          <table:table-cell office:value-type="float" office:value="0.24076" calcext:value-type="float">
            <text:p>0.24076</text:p>
          </table:table-cell>
          <table:table-cell office:value-type="float" office:value="1.43174" calcext:value-type="float">
            <text:p>1.43174</text:p>
          </table:table-cell>
          <table:table-cell office:value-type="float" office:value="1.37175" calcext:value-type="float">
            <text:p>1.37175</text:p>
          </table:table-cell>
          <table:table-cell office:value-type="float" office:value="1.58682" calcext:value-type="float">
            <text:p>1.58682</text:p>
          </table:table-cell>
          <table:table-cell office:value-type="float" office:value="1.10964" calcext:value-type="float">
            <text:p>1.10964</text:p>
          </table:table-cell>
          <table:table-cell office:value-type="float" office:value="0.19812" calcext:value-type="float">
            <text:p>0.19812</text:p>
          </table:table-cell>
          <table:table-cell office:value-type="float" office:value="0.184927" calcext:value-type="float">
            <text:p>0.184927</text:p>
          </table:table-cell>
          <table:table-cell office:value-type="float" office:value="1.707" calcext:value-type="float">
            <text:p>1.707</text:p>
          </table:table-cell>
          <table:table-cell office:value-type="float" office:value="0.15447" calcext:value-type="float">
            <text:p>0.15447</text:p>
          </table:table-cell>
          <table:table-cell office:value-type="float" office:value="1.54201" calcext:value-type="float">
            <text:p>1.54201</text:p>
          </table:table-cell>
          <table:table-cell office:value-type="float" office:value="1.54085" calcext:value-type="float">
            <text:p>1.54085</text:p>
          </table:table-cell>
          <table:table-cell office:value-type="float" office:value="1.77622" calcext:value-type="float">
            <text:p>1.77622</text:p>
          </table:table-cell>
          <table:table-cell office:value-type="float" office:value="0.0873029" calcext:value-type="float">
            <text:p>0.0873029</text:p>
          </table:table-cell>
          <table:table-cell office:value-type="float" office:value="0.254849" calcext:value-type="float">
            <text:p>0.254849</text:p>
          </table:table-cell>
          <table:table-cell table:number-columns-repeated="4"/>
          <table:table-cell table:formula="of:=MIN([.A187:.BL187])" office:value-type="float" office:value="0.0873029" calcext:value-type="float">
            <text:p>0.0873029</text:p>
          </table:table-cell>
          <table:table-cell table:formula="of:=MAX([.A187:.BL187])" office:value-type="float" office:value="2.32999" calcext:value-type="float">
            <text:p>2.32999</text:p>
          </table:table-cell>
          <table:table-cell table:number-columns-repeated="7"/>
        </table:table-row>
        <table:table-row table:style-name="ro2">
          <table:table-cell office:value-type="float" office:value="0.117731" calcext:value-type="float">
            <text:p>0.117731</text:p>
          </table:table-cell>
          <table:table-cell office:value-type="float" office:value="0.110233" calcext:value-type="float">
            <text:p>0.110233</text:p>
          </table:table-cell>
          <table:table-cell office:value-type="float" office:value="0.199757" calcext:value-type="float">
            <text:p>0.199757</text:p>
          </table:table-cell>
          <table:table-cell office:value-type="float" office:value="0.0911171" calcext:value-type="float">
            <text:p>0.0911171</text:p>
          </table:table-cell>
          <table:table-cell office:value-type="float" office:value="0.381137" calcext:value-type="float">
            <text:p>0.381137</text:p>
          </table:table-cell>
          <table:table-cell office:value-type="float" office:value="0.164622" calcext:value-type="float">
            <text:p>0.164622</text:p>
          </table:table-cell>
          <table:table-cell office:value-type="float" office:value="0.640703" calcext:value-type="float">
            <text:p>0.640703</text:p>
          </table:table-cell>
          <table:table-cell office:value-type="float" office:value="0.48562" calcext:value-type="float">
            <text:p>0.48562</text:p>
          </table:table-cell>
          <table:table-cell office:value-type="float" office:value="0.715419" calcext:value-type="float">
            <text:p>0.715419</text:p>
          </table:table-cell>
          <table:table-cell office:value-type="float" office:value="0.732739" calcext:value-type="float">
            <text:p>0.732739</text:p>
          </table:table-cell>
          <table:table-cell office:value-type="float" office:value="0.622975" calcext:value-type="float">
            <text:p>0.622975</text:p>
          </table:table-cell>
          <table:table-cell office:value-type="float" office:value="0.531723" calcext:value-type="float">
            <text:p>0.531723</text:p>
          </table:table-cell>
          <table:table-cell office:value-type="float" office:value="0.472293" calcext:value-type="float">
            <text:p>0.472293</text:p>
          </table:table-cell>
          <table:table-cell office:value-type="float" office:value="0.472859" calcext:value-type="float">
            <text:p>0.472859</text:p>
          </table:table-cell>
          <table:table-cell office:value-type="float" office:value="0.578088" calcext:value-type="float">
            <text:p>0.578088</text:p>
          </table:table-cell>
          <table:table-cell office:value-type="float" office:value="0.411367" calcext:value-type="float">
            <text:p>0.411367</text:p>
          </table:table-cell>
          <table:table-cell office:value-type="float" office:value="0.413748" calcext:value-type="float">
            <text:p>0.413748</text:p>
          </table:table-cell>
          <table:table-cell office:value-type="float" office:value="0.308746" calcext:value-type="float">
            <text:p>0.308746</text:p>
          </table:table-cell>
          <table:table-cell office:value-type="float" office:value="0.410232" calcext:value-type="float">
            <text:p>0.410232</text:p>
          </table:table-cell>
          <table:table-cell office:value-type="float" office:value="0.410389" calcext:value-type="float">
            <text:p>0.410389</text:p>
          </table:table-cell>
          <table:table-cell office:value-type="float" office:value="0.159553" calcext:value-type="float">
            <text:p>0.159553</text:p>
          </table:table-cell>
          <table:table-cell office:value-type="float" office:value="0.352523" calcext:value-type="float">
            <text:p>0.352523</text:p>
          </table:table-cell>
          <table:table-cell office:value-type="float" office:value="0.367474" calcext:value-type="float">
            <text:p>0.367474</text:p>
          </table:table-cell>
          <table:table-cell office:value-type="float" office:value="0.353693" calcext:value-type="float">
            <text:p>0.353693</text:p>
          </table:table-cell>
          <table:table-cell office:value-type="float" office:value="0.610727" calcext:value-type="float">
            <text:p>0.610727</text:p>
          </table:table-cell>
          <table:table-cell office:value-type="float" office:value="0.577642" calcext:value-type="float">
            <text:p>0.577642</text:p>
          </table:table-cell>
          <table:table-cell office:value-type="float" office:value="0.591093" calcext:value-type="float">
            <text:p>0.591093</text:p>
          </table:table-cell>
          <table:table-cell office:value-type="float" office:value="0.13016" calcext:value-type="float">
            <text:p>0.13016</text:p>
          </table:table-cell>
          <table:table-cell office:value-type="float" office:value="0.174732" calcext:value-type="float">
            <text:p>0.174732</text:p>
          </table:table-cell>
          <table:table-cell office:value-type="float" office:value="0.100522" calcext:value-type="float">
            <text:p>0.100522</text:p>
          </table:table-cell>
          <table:table-cell office:value-type="float" office:value="1.48115" calcext:value-type="float">
            <text:p>1.48115</text:p>
          </table:table-cell>
          <table:table-cell office:value-type="float" office:value="0.103493" calcext:value-type="float">
            <text:p>0.103493</text:p>
          </table:table-cell>
          <table:table-cell office:value-type="float" office:value="0.412207" calcext:value-type="float">
            <text:p>0.412207</text:p>
          </table:table-cell>
          <table:table-cell office:value-type="float" office:value="0.0980721" calcext:value-type="float">
            <text:p>0.0980721</text:p>
          </table:table-cell>
          <table:table-cell office:value-type="float" office:value="0.863782" calcext:value-type="float">
            <text:p>0.863782</text:p>
          </table:table-cell>
          <table:table-cell office:value-type="float" office:value="0.586119" calcext:value-type="float">
            <text:p>0.586119</text:p>
          </table:table-cell>
          <table:table-cell office:value-type="float" office:value="0.0943902" calcext:value-type="float">
            <text:p>0.0943902</text:p>
          </table:table-cell>
          <table:table-cell office:value-type="float" office:value="0.0973411" calcext:value-type="float">
            <text:p>0.0973411</text:p>
          </table:table-cell>
          <table:table-cell office:value-type="float" office:value="0.796201" calcext:value-type="float">
            <text:p>0.796201</text:p>
          </table:table-cell>
          <table:table-cell office:value-type="float" office:value="0.0925729" calcext:value-type="float">
            <text:p>0.0925729</text:p>
          </table:table-cell>
          <table:table-cell office:value-type="float" office:value="0.987991" calcext:value-type="float">
            <text:p>0.987991</text:p>
          </table:table-cell>
          <table:table-cell office:value-type="float" office:value="0.218206" calcext:value-type="float">
            <text:p>0.218206</text:p>
          </table:table-cell>
          <table:table-cell office:value-type="float" office:value="0.328809" calcext:value-type="float">
            <text:p>0.328809</text:p>
          </table:table-cell>
          <table:table-cell office:value-type="float" office:value="0.138947" calcext:value-type="float">
            <text:p>0.138947</text:p>
          </table:table-cell>
          <table:table-cell office:value-type="float" office:value="0.697236" calcext:value-type="float">
            <text:p>0.697236</text:p>
          </table:table-cell>
          <table:table-cell office:value-type="float" office:value="0.112926" calcext:value-type="float">
            <text:p>0.112926</text:p>
          </table:table-cell>
          <table:table-cell office:value-type="float" office:value="0.167201" calcext:value-type="float">
            <text:p>0.167201</text:p>
          </table:table-cell>
          <table:table-cell office:value-type="float" office:value="0.146186" calcext:value-type="float">
            <text:p>0.146186</text:p>
          </table:table-cell>
          <table:table-cell office:value-type="float" office:value="1.94743" calcext:value-type="float">
            <text:p>1.94743</text:p>
          </table:table-cell>
          <table:table-cell office:value-type="float" office:value="0.990683" calcext:value-type="float">
            <text:p>0.990683</text:p>
          </table:table-cell>
          <table:table-cell office:value-type="float" office:value="1.09407" calcext:value-type="float">
            <text:p>1.09407</text:p>
          </table:table-cell>
          <table:table-cell office:value-type="float" office:value="1.48639" calcext:value-type="float">
            <text:p>1.48639</text:p>
          </table:table-cell>
          <table:table-cell office:value-type="float" office:value="1.80615" calcext:value-type="float">
            <text:p>1.80615</text:p>
          </table:table-cell>
          <table:table-cell office:value-type="float" office:value="0.0985348" calcext:value-type="float">
            <text:p>0.0985348</text:p>
          </table:table-cell>
          <table:table-cell office:value-type="float" office:value="1.33248" calcext:value-type="float">
            <text:p>1.33248</text:p>
          </table:table-cell>
          <table:table-cell office:value-type="float" office:value="0.403555" calcext:value-type="float">
            <text:p>0.403555</text:p>
          </table:table-cell>
          <table:table-cell office:value-type="float" office:value="0.785047" calcext:value-type="float">
            <text:p>0.785047</text:p>
          </table:table-cell>
          <table:table-cell office:value-type="float" office:value="0.522997" calcext:value-type="float">
            <text:p>0.522997</text:p>
          </table:table-cell>
          <table:table-cell office:value-type="float" office:value="1.0024" calcext:value-type="float">
            <text:p>1.0024</text:p>
          </table:table-cell>
          <table:table-cell office:value-type="float" office:value="1.99676" calcext:value-type="float">
            <text:p>1.99676</text:p>
          </table:table-cell>
          <table:table-cell office:value-type="float" office:value="0.036895" calcext:value-type="float">
            <text:p>0.036895</text:p>
          </table:table-cell>
          <table:table-cell office:value-type="float" office:value="0.94347" calcext:value-type="float">
            <text:p>0.94347</text:p>
          </table:table-cell>
          <table:table-cell office:value-type="float" office:value="2.01636" calcext:value-type="float">
            <text:p>2.01636</text:p>
          </table:table-cell>
          <table:table-cell office:value-type="float" office:value="0.0353532" calcext:value-type="float">
            <text:p>0.0353532</text:p>
          </table:table-cell>
          <table:table-cell table:number-columns-repeated="4"/>
          <table:table-cell table:formula="of:=MIN([.A188:.BL188])" office:value-type="float" office:value="0.0353532" calcext:value-type="float">
            <text:p>0.0353532</text:p>
          </table:table-cell>
          <table:table-cell table:formula="of:=MAX([.A188:.BL188])" office:value-type="float" office:value="2.01636" calcext:value-type="float">
            <text:p>2.01636</text:p>
          </table:table-cell>
          <table:table-cell table:number-columns-repeated="7"/>
        </table:table-row>
        <table:table-row table:style-name="ro2">
          <table:table-cell office:value-type="float" office:value="0.120273" calcext:value-type="float">
            <text:p>0.120273</text:p>
          </table:table-cell>
          <table:table-cell office:value-type="float" office:value="0.133688" calcext:value-type="float">
            <text:p>0.133688</text:p>
          </table:table-cell>
          <table:table-cell office:value-type="float" office:value="0.137019" calcext:value-type="float">
            <text:p>0.137019</text:p>
          </table:table-cell>
          <table:table-cell office:value-type="float" office:value="0.116022" calcext:value-type="float">
            <text:p>0.116022</text:p>
          </table:table-cell>
          <table:table-cell office:value-type="float" office:value="0.115706" calcext:value-type="float">
            <text:p>0.115706</text:p>
          </table:table-cell>
          <table:table-cell office:value-type="float" office:value="0.247552" calcext:value-type="float">
            <text:p>0.247552</text:p>
          </table:table-cell>
          <table:table-cell office:value-type="float" office:value="0.145637" calcext:value-type="float">
            <text:p>0.145637</text:p>
          </table:table-cell>
          <table:table-cell office:value-type="float" office:value="0.161719" calcext:value-type="float">
            <text:p>0.161719</text:p>
          </table:table-cell>
          <table:table-cell office:value-type="float" office:value="0.11739" calcext:value-type="float">
            <text:p>0.11739</text:p>
          </table:table-cell>
          <table:table-cell office:value-type="float" office:value="0.193284" calcext:value-type="float">
            <text:p>0.193284</text:p>
          </table:table-cell>
          <table:table-cell office:value-type="float" office:value="0.116565" calcext:value-type="float">
            <text:p>0.116565</text:p>
          </table:table-cell>
          <table:table-cell office:value-type="float" office:value="0.11595" calcext:value-type="float">
            <text:p>0.11595</text:p>
          </table:table-cell>
          <table:table-cell office:value-type="float" office:value="0.540789" calcext:value-type="float">
            <text:p>0.540789</text:p>
          </table:table-cell>
          <table:table-cell office:value-type="float" office:value="0.266974" calcext:value-type="float">
            <text:p>0.266974</text:p>
          </table:table-cell>
          <table:table-cell office:value-type="float" office:value="0.61201" calcext:value-type="float">
            <text:p>0.61201</text:p>
          </table:table-cell>
          <table:table-cell office:value-type="float" office:value="0.874035" calcext:value-type="float">
            <text:p>0.874035</text:p>
          </table:table-cell>
          <table:table-cell office:value-type="float" office:value="0.674889" calcext:value-type="float">
            <text:p>0.674889</text:p>
          </table:table-cell>
          <table:table-cell office:value-type="float" office:value="0.694215" calcext:value-type="float">
            <text:p>0.694215</text:p>
          </table:table-cell>
          <table:table-cell office:value-type="float" office:value="0.581574" calcext:value-type="float">
            <text:p>0.581574</text:p>
          </table:table-cell>
          <table:table-cell office:value-type="float" office:value="0.519909" calcext:value-type="float">
            <text:p>0.519909</text:p>
          </table:table-cell>
          <table:table-cell office:value-type="float" office:value="0.268015" calcext:value-type="float">
            <text:p>0.268015</text:p>
          </table:table-cell>
          <table:table-cell office:value-type="float" office:value="0.116168" calcext:value-type="float">
            <text:p>0.116168</text:p>
          </table:table-cell>
          <table:table-cell office:value-type="float" office:value="0.117972" calcext:value-type="float">
            <text:p>0.117972</text:p>
          </table:table-cell>
          <table:table-cell office:value-type="float" office:value="0.124276" calcext:value-type="float">
            <text:p>0.124276</text:p>
          </table:table-cell>
          <table:table-cell office:value-type="float" office:value="0.533204" calcext:value-type="float">
            <text:p>0.533204</text:p>
          </table:table-cell>
          <table:table-cell office:value-type="float" office:value="0.506884" calcext:value-type="float">
            <text:p>0.506884</text:p>
          </table:table-cell>
          <table:table-cell office:value-type="float" office:value="0.562192" calcext:value-type="float">
            <text:p>0.562192</text:p>
          </table:table-cell>
          <table:table-cell office:value-type="float" office:value="0.309857" calcext:value-type="float">
            <text:p>0.309857</text:p>
          </table:table-cell>
          <table:table-cell office:value-type="float" office:value="0.0791872" calcext:value-type="float">
            <text:p>0.0791872</text:p>
          </table:table-cell>
          <table:table-cell office:value-type="float" office:value="1.75978" calcext:value-type="float">
            <text:p>1.75978</text:p>
          </table:table-cell>
          <table:table-cell office:value-type="float" office:value="0.103736" calcext:value-type="float">
            <text:p>0.103736</text:p>
          </table:table-cell>
          <table:table-cell office:value-type="float" office:value="1.08515" calcext:value-type="float">
            <text:p>1.08515</text:p>
          </table:table-cell>
          <table:table-cell office:value-type="float" office:value="1.12788" calcext:value-type="float">
            <text:p>1.12788</text:p>
          </table:table-cell>
          <table:table-cell office:value-type="float" office:value="0.9453" calcext:value-type="float">
            <text:p>0.9453</text:p>
          </table:table-cell>
          <table:table-cell office:value-type="float" office:value="1.95836" calcext:value-type="float">
            <text:p>1.95836</text:p>
          </table:table-cell>
          <table:table-cell office:value-type="float" office:value="0.159077" calcext:value-type="float">
            <text:p>0.159077</text:p>
          </table:table-cell>
          <table:table-cell office:value-type="float" office:value="1.2437" calcext:value-type="float">
            <text:p>1.2437</text:p>
          </table:table-cell>
          <table:table-cell office:value-type="float" office:value="1.09846" calcext:value-type="float">
            <text:p>1.09846</text:p>
          </table:table-cell>
          <table:table-cell office:value-type="float" office:value="1.01861" calcext:value-type="float">
            <text:p>1.01861</text:p>
          </table:table-cell>
          <table:table-cell office:value-type="float" office:value="0.745312" calcext:value-type="float">
            <text:p>0.745312</text:p>
          </table:table-cell>
          <table:table-cell office:value-type="float" office:value="0.121625" calcext:value-type="float">
            <text:p>0.121625</text:p>
          </table:table-cell>
          <table:table-cell office:value-type="float" office:value="0.0613852" calcext:value-type="float">
            <text:p>0.0613852</text:p>
          </table:table-cell>
          <table:table-cell office:value-type="float" office:value="0.367631" calcext:value-type="float">
            <text:p>0.367631</text:p>
          </table:table-cell>
          <table:table-cell office:value-type="float" office:value="1.1023" calcext:value-type="float">
            <text:p>1.1023</text:p>
          </table:table-cell>
          <table:table-cell office:value-type="float" office:value="0.683853" calcext:value-type="float">
            <text:p>0.683853</text:p>
          </table:table-cell>
          <table:table-cell office:value-type="float" office:value="1.90249" calcext:value-type="float">
            <text:p>1.90249</text:p>
          </table:table-cell>
          <table:table-cell office:value-type="float" office:value="0.612169" calcext:value-type="float">
            <text:p>0.612169</text:p>
          </table:table-cell>
          <table:table-cell office:value-type="float" office:value="2.16996" calcext:value-type="float">
            <text:p>2.16996</text:p>
          </table:table-cell>
          <table:table-cell office:value-type="float" office:value="1.93532" calcext:value-type="float">
            <text:p>1.93532</text:p>
          </table:table-cell>
          <table:table-cell office:value-type="float" office:value="1.96105" calcext:value-type="float">
            <text:p>1.96105</text:p>
          </table:table-cell>
          <table:table-cell office:value-type="float" office:value="1.93738" calcext:value-type="float">
            <text:p>1.93738</text:p>
          </table:table-cell>
          <table:table-cell office:value-type="float" office:value="0.0868671" calcext:value-type="float">
            <text:p>0.0868671</text:p>
          </table:table-cell>
          <table:table-cell office:value-type="float" office:value="0.149907" calcext:value-type="float">
            <text:p>0.149907</text:p>
          </table:table-cell>
          <table:table-cell office:value-type="float" office:value="0.16342" calcext:value-type="float">
            <text:p>0.16342</text:p>
          </table:table-cell>
          <table:table-cell office:value-type="float" office:value="0.0858691" calcext:value-type="float">
            <text:p>0.0858691</text:p>
          </table:table-cell>
          <table:table-cell office:value-type="float" office:value="0.171727" calcext:value-type="float">
            <text:p>0.171727</text:p>
          </table:table-cell>
          <table:table-cell office:value-type="float" office:value="0.191392" calcext:value-type="float">
            <text:p>0.191392</text:p>
          </table:table-cell>
          <table:table-cell office:value-type="float" office:value="0.109251" calcext:value-type="float">
            <text:p>0.109251</text:p>
          </table:table-cell>
          <table:table-cell office:value-type="float" office:value="0.37582" calcext:value-type="float">
            <text:p>0.37582</text:p>
          </table:table-cell>
          <table:table-cell office:value-type="float" office:value="0.32222" calcext:value-type="float">
            <text:p>0.32222</text:p>
          </table:table-cell>
          <table:table-cell office:value-type="float" office:value="0.3942" calcext:value-type="float">
            <text:p>0.3942</text:p>
          </table:table-cell>
          <table:table-cell office:value-type="float" office:value="1.01347" calcext:value-type="float">
            <text:p>1.01347</text:p>
          </table:table-cell>
          <table:table-cell office:value-type="float" office:value="0.153912" calcext:value-type="float">
            <text:p>0.153912</text:p>
          </table:table-cell>
          <table:table-cell office:value-type="float" office:value="2.86074" calcext:value-type="float">
            <text:p>2.86074</text:p>
          </table:table-cell>
          <table:table-cell table:number-columns-repeated="4"/>
          <table:table-cell table:formula="of:=MIN([.A189:.BL189])" office:value-type="float" office:value="0.0613852" calcext:value-type="float">
            <text:p>0.0613852</text:p>
          </table:table-cell>
          <table:table-cell table:formula="of:=MAX([.A189:.BL189])" office:value-type="float" office:value="2.86074" calcext:value-type="float">
            <text:p>2.86074</text:p>
          </table:table-cell>
          <table:table-cell table:number-columns-repeated="2"/>
          <table:table-cell office:value-type="string" calcext:value-type="string">
            <text:p>Sockets</text:p>
          </table:table-cell>
          <table:table-cell office:value-type="string" calcext:value-type="string">
            <text:p>promMin</text:p>
          </table:table-cell>
          <table:table-cell office:value-type="string" calcext:value-type="string">
            <text:p>promMax</text:p>
          </table:table-cell>
          <table:table-cell office:value-type="string" calcext:value-type="string">
            <text:p>stdevMin</text:p>
          </table:table-cell>
          <table:table-cell office:value-type="string" calcext:value-type="string">
            <text:p>stdevMax</text:p>
          </table:table-cell>
        </table:table-row>
        <table:table-row table:style-name="ro2">
          <table:table-cell table:number-columns-repeated="68"/>
          <table:table-cell office:value-type="string" calcext:value-type="string">
            <text:p>Minimo</text:p>
          </table:table-cell>
          <table:table-cell office:value-type="string" calcext:value-type="string">
            <text:p>Maximo</text:p>
          </table:table-cell>
          <table:table-cell table:number-columns-repeated="2"/>
          <table:table-cell table:formula="of:=[.BQ1]" office:value-type="float" office:value="1" calcext:value-type="float">
            <text:p>1</text:p>
          </table:table-cell>
          <table:table-cell table:formula="of:=AVERAGE([.BQ2:.BQ21])" office:value-type="float" office:value="2.3655565" calcext:value-type="float">
            <text:p>2.3655565</text:p>
          </table:table-cell>
          <table:table-cell table:formula="of:=AVERAGE([.BR2:.BR21])" office:value-type="float" office:value="2.3655565" calcext:value-type="float">
            <text:p>2.3655565</text:p>
          </table:table-cell>
          <table:table-cell table:formula="of:=STDEV([.BQ2:.BQ21])/2" office:value-type="float" office:value="0.077279589653669" calcext:value-type="float">
            <text:p>0.0772795897</text:p>
          </table:table-cell>
          <table:table-cell table:formula="of:=STDEV([.BR2:.BR21])/2" office:value-type="float" office:value="0.077279589653669" calcext:value-type="float">
            <text:p>0.0772795897</text:p>
          </table:table-cell>
        </table:table-row>
        <table:table-row table:style-name="ro2">
          <table:table-cell table:number-columns-repeated="72"/>
          <table:table-cell table:formula="of:=[.BQ22]" office:value-type="float" office:value="2" calcext:value-type="float">
            <text:p>2</text:p>
          </table:table-cell>
          <table:table-cell table:formula="of:=AVERAGE([.BQ23:.BQ42])" office:value-type="float" office:value="2.04024805" calcext:value-type="float">
            <text:p>2.04024805</text:p>
          </table:table-cell>
          <table:table-cell table:formula="of:=AVERAGE([.BR23:.BR42])" office:value-type="float" office:value="2.2853071" calcext:value-type="float">
            <text:p>2.2853071</text:p>
          </table:table-cell>
          <table:table-cell table:formula="of:=STDEV([.BQ23:.BQ42])/2" office:value-type="float" office:value="0.231485804318791" calcext:value-type="float">
            <text:p>0.2314858043</text:p>
          </table:table-cell>
          <table:table-cell table:formula="of:=STDEV([.BR23:.BR42])/2" office:value-type="float" office:value="0.295278569341861" calcext:value-type="float">
            <text:p>0.2952785693</text:p>
          </table:table-cell>
        </table:table-row>
        <table:table-row table:style-name="ro2">
          <table:table-cell table:number-columns-repeated="72"/>
          <table:table-cell table:formula="of:=[.BQ43]" office:value-type="float" office:value="4" calcext:value-type="float">
            <text:p>4</text:p>
          </table:table-cell>
          <table:table-cell table:formula="of:=AVERAGE([.BQ44:.BQ63])" office:value-type="float" office:value="0.7318061" calcext:value-type="float">
            <text:p>0.7318061</text:p>
          </table:table-cell>
          <table:table-cell table:formula="of:=AVERAGE([.BR44:.BR63])" office:value-type="float" office:value="1.917144" calcext:value-type="float">
            <text:p>1.917144</text:p>
          </table:table-cell>
          <table:table-cell table:formula="of:=STDEV([.BQ44:.BQ63])/2" office:value-type="float" office:value="0.0777429485751297" calcext:value-type="float">
            <text:p>0.0777429486</text:p>
          </table:table-cell>
          <table:table-cell table:formula="of:=STDEV([.BR44:.BR63])/2" office:value-type="float" office:value="0.138411228518498" calcext:value-type="float">
            <text:p>0.1384112285</text:p>
          </table:table-cell>
        </table:table-row>
        <table:table-row table:style-name="ro2">
          <table:table-cell table:number-columns-repeated="72"/>
          <table:table-cell table:formula="of:=[.BQ64]" office:value-type="float" office:value="8" calcext:value-type="float">
            <text:p>8</text:p>
          </table:table-cell>
          <table:table-cell table:formula="of:=AVERAGE([.BQ65:.BQ84])" office:value-type="float" office:value="0.4995859" calcext:value-type="float">
            <text:p>0.4995859</text:p>
          </table:table-cell>
          <table:table-cell table:formula="of:=AVERAGE([.BR65:.BR84])" office:value-type="float" office:value="1.4533265" calcext:value-type="float">
            <text:p>1.4533265</text:p>
          </table:table-cell>
          <table:table-cell table:formula="of:=STDEV([.BQ65:.BQ84])/2" office:value-type="float" office:value="0.0857710906825009" calcext:value-type="float">
            <text:p>0.0857710907</text:p>
          </table:table-cell>
          <table:table-cell table:formula="of:=STDEV([.BR65:.BR84])/2" office:value-type="float" office:value="0.131811432219977" calcext:value-type="float">
            <text:p>0.1318114322</text:p>
          </table:table-cell>
        </table:table-row>
        <table:table-row table:style-name="ro2">
          <table:table-cell table:number-columns-repeated="72"/>
          <table:table-cell table:formula="of:=[.BQ85]" office:value-type="float" office:value="16" calcext:value-type="float">
            <text:p>16</text:p>
          </table:table-cell>
          <table:table-cell table:formula="of:=AVERAGE([.BQ86:.BQ105])" office:value-type="float" office:value="0.299094" calcext:value-type="float">
            <text:p>0.299094</text:p>
          </table:table-cell>
          <table:table-cell table:formula="of:=AVERAGE([.BR86:.BR105])" office:value-type="float" office:value="1.676388" calcext:value-type="float">
            <text:p>1.676388</text:p>
          </table:table-cell>
          <table:table-cell table:formula="of:=STDEV([.BQ86:.BQ105])/2" office:value-type="float" office:value="0.0569866653672963" calcext:value-type="float">
            <text:p>0.0569866654</text:p>
          </table:table-cell>
          <table:table-cell table:formula="of:=STDEV([.BR86:.BR105])/2" office:value-type="float" office:value="0.111164339399875" calcext:value-type="float">
            <text:p>0.1111643394</text:p>
          </table:table-cell>
        </table:table-row>
        <table:table-row table:style-name="ro2">
          <table:table-cell table:number-columns-repeated="72"/>
          <table:table-cell table:formula="of:=[.BQ106]" office:value-type="float" office:value="24" calcext:value-type="float">
            <text:p>24</text:p>
          </table:table-cell>
          <table:table-cell table:formula="of:=AVERAGE([.BQ107:.BQ126])" office:value-type="float" office:value="0.147290445" calcext:value-type="float">
            <text:p>0.147290445</text:p>
          </table:table-cell>
          <table:table-cell table:formula="of:=AVERAGE([.BR107:.BR126])" office:value-type="float" office:value="1.787939" calcext:value-type="float">
            <text:p>1.787939</text:p>
          </table:table-cell>
          <table:table-cell table:formula="of:=STDEV([.BQ107:.BQ126])/2" office:value-type="float" office:value="0.0255574398979069" calcext:value-type="float">
            <text:p>0.0255574399</text:p>
          </table:table-cell>
          <table:table-cell table:formula="of:=STDEV([.BR107:.BR126])/2" office:value-type="float" office:value="0.191668705122722" calcext:value-type="float">
            <text:p>0.1916687051</text:p>
          </table:table-cell>
        </table:table-row>
        <table:table-row table:style-name="ro2">
          <table:table-cell table:number-columns-repeated="72"/>
          <table:table-cell table:formula="of:=[.BQ127]" office:value-type="float" office:value="32" calcext:value-type="float">
            <text:p>32</text:p>
          </table:table-cell>
          <table:table-cell table:formula="of:=AVERAGE([.BQ128:.BQ147])" office:value-type="float" office:value="0.126474855" calcext:value-type="float">
            <text:p>0.126474855</text:p>
          </table:table-cell>
          <table:table-cell table:formula="of:=AVERAGE([.BR128:.BR147])" office:value-type="float" office:value="2.094304" calcext:value-type="float">
            <text:p>2.094304</text:p>
          </table:table-cell>
          <table:table-cell table:formula="of:=STDEV([.BQ128:.BQ147])/2" office:value-type="float" office:value="0.0212831720225311" calcext:value-type="float">
            <text:p>0.021283172</text:p>
          </table:table-cell>
          <table:table-cell table:formula="of:=STDEV([.BR128:.BR147])/2" office:value-type="float" office:value="0.206146764986042" calcext:value-type="float">
            <text:p>0.206146765</text:p>
          </table:table-cell>
        </table:table-row>
        <table:table-row table:style-name="ro2">
          <table:table-cell table:number-columns-repeated="72"/>
          <table:table-cell table:formula="of:=[.BQ148]" office:value-type="float" office:value="48" calcext:value-type="float">
            <text:p>48</text:p>
          </table:table-cell>
          <table:table-cell table:formula="of:=AVERAGE([.BQ149:.BQ168])" office:value-type="float" office:value="0.074124935" calcext:value-type="float">
            <text:p>0.074124935</text:p>
          </table:table-cell>
          <table:table-cell table:formula="of:=AVERAGE([.BR149:.BR168])" office:value-type="float" office:value="2.3077135" calcext:value-type="float">
            <text:p>2.3077135</text:p>
          </table:table-cell>
          <table:table-cell table:formula="of:=STDEV([.BQ149:.BQ168])/2" office:value-type="float" office:value="0.0109891747266796" calcext:value-type="float">
            <text:p>0.0109891747</text:p>
          </table:table-cell>
          <table:table-cell table:formula="of:=STDEV([.BR149:.BR168])/2" office:value-type="float" office:value="0.171475295276601" calcext:value-type="float">
            <text:p>0.1714752953</text:p>
          </table:table-cell>
        </table:table-row>
        <table:table-row table:style-name="ro2">
          <table:table-cell table:number-columns-repeated="72"/>
          <table:table-cell table:formula="of:=[.BQ169]" office:value-type="float" office:value="64" calcext:value-type="float">
            <text:p>64</text:p>
          </table:table-cell>
          <table:table-cell table:formula="of:=AVERAGE([.BQ170:.BQ189])" office:value-type="float" office:value="0.06582216" calcext:value-type="float">
            <text:p>0.06582216</text:p>
          </table:table-cell>
          <table:table-cell table:formula="of:=AVERAGE([.BR170:.BR189])" office:value-type="float" office:value="2.189571" calcext:value-type="float">
            <text:p>2.189571</text:p>
          </table:table-cell>
          <table:table-cell table:formula="of:=STDEV([.BQ170:.BQ189])/2" office:value-type="float" office:value="0.0120639962282994" calcext:value-type="float">
            <text:p>0.0120639962</text:p>
          </table:table-cell>
          <table:table-cell table:formula="of:=STDEV([.BR170:.BR189])/2" office:value-type="float" office:value="0.162979923318794" calcext:value-type="float">
            <text:p>0.1629799233</text:p>
          </table:table-cell>
        </table:table-row>
      </table:table>
      <table:table table:name="summary" table:style-name="ta1">
        <table:shapes>
          <draw:frame draw:z-index="0" draw:style-name="gr1" draw:text-style-name="P1" svg:width="7.1098in" svg:height="4in" svg:x="18.311in" svg:y="0.1236in">
            <draw:object draw:notify-on-update-of-ranges="summary.L6:summary.L14 summary.M5:summary.M5 summary.M6:summary.M14 summary.Q6:summary.Q14 summary.Q6:summary.Q14 summary.N5:summary.N5 summary.N6:summary.N14 summary.R6:summary.R14 summary.R6:summary.R14 summary.O5:summary.O5 summary.O6:summary.O14 summary.S6:summary.S14 summary.S6:summary.S14 summary.P5:summary.P5 summary.P6:summary.P14 summary.T6:summary.T14 summary.T6:summary.T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1098in" svg:height="4in" svg:x="18.389in" svg:y="4.4465in">
            <draw:object draw:notify-on-update-of-ranges="summary.L21:summary.L29 summary.M20:summary.M20 summary.M21:summary.M29 summary.Q21:summary.Q29 summary.Q21:summary.Q29 summary.N20:summary.N20 summary.N21:summary.N29 summary.R21:summary.R29 summary.R21:summary.R29 summary.O20:summary.O20 summary.O21:summary.O29 summary.S21:summary.S29 summary.S21:summary.S29 summary.P20:summary.P20 summary.P21:summary.P29 summary.T21:summary.T29 summary.T21:summary.T2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7.1098in" svg:height="4in" svg:x="10.1457in" svg:y="5.639in">
            <draw:object draw:notify-on-update-of-ranges="summary.L6:summary.L14 summary.M5:summary.M5 summary.M6:summary.M14 summary.Q6:summary.Q14 summary.Q6:summary.Q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.1098in" svg:height="4in" svg:x="10.1335in" svg:y="9.9638in">
            <draw:object draw:notify-on-update-of-ranges="summary.L21:summary.L29 summary.M20:summary.M20 summary.M21:summary.M29 summary.Q21:summary.Q29 summary.Q21:summary.Q2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1 Thread</text:p>
          </table:table-cell>
          <table:table-cell table:number-columns-repeated="18"/>
        </table:table-row>
        <table:table-row table:style-name="ro1">
          <table:table-cell table:number-columns-repeated="11"/>
          <table:table-cell office:value-type="string" calcext:value-type="string">
            <text:p>Comparaciones Minimos</text:p>
          </table:table-cell>
          <table:table-cell table:number-columns-repeated="8"/>
        </table:table-row>
        <table:table-row table:style-name="ro1">
          <table:table-cell/>
          <table:table-cell table:formula="of:=['1 Thread'.BU189]" office:value-type="string" office:string-value="Sockets" calcext:value-type="string">
            <text:p>Sockets</text:p>
          </table:table-cell>
          <table:table-cell table:formula="of:=['1 Thread'.BV189]" office:value-type="string" office:string-value="promMin" calcext:value-type="string">
            <text:p>promMin</text:p>
          </table:table-cell>
          <table:table-cell table:formula="of:=['1 Thread'.BW189]" office:value-type="string" office:string-value="promMax" calcext:value-type="string">
            <text:p>promMax</text:p>
          </table:table-cell>
          <table:table-cell table:formula="of:=['1 Thread'.BX189]" office:value-type="string" office:string-value="stdevMin" calcext:value-type="string">
            <text:p>stdevMin</text:p>
          </table:table-cell>
          <table:table-cell table:formula="of:=['1 Thread'.BY189]" office:value-type="string" office:string-value="stdevMax" calcext:value-type="string">
            <text:p>stdevMax</text:p>
          </table:table-cell>
          <table:table-cell table:number-columns-repeated="14"/>
        </table:table-row>
        <table:table-row table:style-name="ro1">
          <table:table-cell/>
          <table:table-cell table:formula="of:=['1 Thread'.BU190]" office:value-type="float" office:value="1" calcext:value-type="float">
            <text:p>1</text:p>
          </table:table-cell>
          <table:table-cell table:formula="of:=['1 Thread'.BV190]" office:value-type="float" office:value="2.089579" calcext:value-type="float">
            <text:p>2.089579</text:p>
          </table:table-cell>
          <table:table-cell table:formula="of:=['1 Thread'.BW190]" office:value-type="float" office:value="2.089579" calcext:value-type="float">
            <text:p>2.089579</text:p>
          </table:table-cell>
          <table:table-cell table:formula="of:=['1 Thread'.BX190]" office:value-type="float" office:value="0.108552627097352" calcext:value-type="float">
            <text:p>0.1085526271</text:p>
          </table:table-cell>
          <table:table-cell table:formula="of:=['1 Thread'.BY190]" office:value-type="float" office:value="0.108552627097352" calcext:value-type="float">
            <text:p>0.1085526271</text:p>
          </table:table-cell>
          <table:table-cell table:number-columns-repeated="5"/>
          <table:table-cell table:formula="of:=[.B4]" office:value-type="string" office:string-value="Sockets" calcext:value-type="string">
            <text:p>Sockets</text:p>
          </table:table-cell>
          <table:table-cell table:formula="of:=[.B2]" office:value-type="string" office:string-value="1 Thread" calcext:value-type="string">
            <text:p>1 Thread</text:p>
          </table:table-cell>
          <table:table-cell table:formula="of:=[.B16]" office:value-type="string" office:string-value="2 Thread" calcext:value-type="string">
            <text:p>2 Thread</text:p>
          </table:table-cell>
          <table:table-cell table:formula="of:=[.B30]" office:value-type="string" office:string-value="4 Thread" calcext:value-type="string">
            <text:p>4 Thread</text:p>
          </table:table-cell>
          <table:table-cell table:formula="of:=[.B44]" office:value-type="string" office:string-value="8 Thread" calcext:value-type="string">
            <text:p>8 Thread</text:p>
          </table:table-cell>
          <table:table-cell office:value-type="string" calcext:value-type="string">
            <text:p>1t std</text:p>
          </table:table-cell>
          <table:table-cell office:value-type="string" calcext:value-type="string">
            <text:p>2t std</text:p>
          </table:table-cell>
          <table:table-cell office:value-type="string" calcext:value-type="string">
            <text:p>4t std</text:p>
          </table:table-cell>
          <table:table-cell office:value-type="string" calcext:value-type="string">
            <text:p>8t std</text:p>
          </table:table-cell>
        </table:table-row>
        <table:table-row table:style-name="ro1">
          <table:table-cell/>
          <table:table-cell table:formula="of:=['1 Thread'.BU191]" office:value-type="float" office:value="2" calcext:value-type="float">
            <text:p>2</text:p>
          </table:table-cell>
          <table:table-cell table:formula="of:=['1 Thread'.BV191]" office:value-type="float" office:value="2.0791293" calcext:value-type="float">
            <text:p>2.0791293</text:p>
          </table:table-cell>
          <table:table-cell table:formula="of:=['1 Thread'.BW191]" office:value-type="float" office:value="2.239299" calcext:value-type="float">
            <text:p>2.239299</text:p>
          </table:table-cell>
          <table:table-cell table:formula="of:=['1 Thread'.BX191]" office:value-type="float" office:value="0.28387531545108" calcext:value-type="float">
            <text:p>0.2838753155</text:p>
          </table:table-cell>
          <table:table-cell table:formula="of:=['1 Thread'.BY191]" office:value-type="float" office:value="0.328550630320423" calcext:value-type="float">
            <text:p>0.3285506303</text:p>
          </table:table-cell>
          <table:table-cell table:number-columns-repeated="5"/>
          <table:table-cell table:formula="of:=[.B5]" office:value-type="float" office:value="1" calcext:value-type="float">
            <text:p>1</text:p>
          </table:table-cell>
          <table:table-cell table:formula="of:=[.C5]" office:value-type="float" office:value="2.089579" calcext:value-type="float">
            <text:p>2.089579</text:p>
          </table:table-cell>
          <table:table-cell table:formula="of:=[.C19]" office:value-type="float" office:value="2.316567" calcext:value-type="float">
            <text:p>2.316567</text:p>
          </table:table-cell>
          <table:table-cell table:formula="of:=[.C33]" office:value-type="float" office:value="2.261999" calcext:value-type="float">
            <text:p>2.261999</text:p>
          </table:table-cell>
          <table:table-cell table:formula="of:=[.C47]" office:value-type="float" office:value="2.3655565" calcext:value-type="float">
            <text:p>2.3655565</text:p>
          </table:table-cell>
          <table:table-cell table:formula="of:=[.E5]" office:value-type="float" office:value="0.108552627097352" calcext:value-type="float">
            <text:p>0.1085526271</text:p>
          </table:table-cell>
          <table:table-cell table:formula="of:=[.E19]" office:value-type="float" office:value="0.108119529543391" calcext:value-type="float">
            <text:p>0.1081195295</text:p>
          </table:table-cell>
          <table:table-cell table:formula="of:=[.E33]" office:value-type="float" office:value="0.117130069399926" calcext:value-type="float">
            <text:p>0.1171300694</text:p>
          </table:table-cell>
          <table:table-cell table:formula="of:=[.E47]" office:value-type="float" office:value="0.077279589653669" calcext:value-type="float">
            <text:p>0.0772795897</text:p>
          </table:table-cell>
        </table:table-row>
        <table:table-row table:style-name="ro1">
          <table:table-cell/>
          <table:table-cell table:formula="of:=['1 Thread'.BU192]" office:value-type="float" office:value="4" calcext:value-type="float">
            <text:p>4</text:p>
          </table:table-cell>
          <table:table-cell table:formula="of:=['1 Thread'.BV192]" office:value-type="float" office:value="0.7568609" calcext:value-type="float">
            <text:p>0.7568609</text:p>
          </table:table-cell>
          <table:table-cell table:formula="of:=['1 Thread'.BW192]" office:value-type="float" office:value="1.8456745" calcext:value-type="float">
            <text:p>1.8456745</text:p>
          </table:table-cell>
          <table:table-cell table:formula="of:=['1 Thread'.BX192]" office:value-type="float" office:value="0.210625836147826" calcext:value-type="float">
            <text:p>0.2106258361</text:p>
          </table:table-cell>
          <table:table-cell table:formula="of:=['1 Thread'.BY192]" office:value-type="float" office:value="0.13828364784665" calcext:value-type="float">
            <text:p>0.1382836478</text:p>
          </table:table-cell>
          <table:table-cell table:number-columns-repeated="5"/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2.0791293" calcext:value-type="float">
            <text:p>2.0791293</text:p>
          </table:table-cell>
          <table:table-cell table:formula="of:=[.C20]" office:value-type="float" office:value="2.1245145" calcext:value-type="float">
            <text:p>2.1245145</text:p>
          </table:table-cell>
          <table:table-cell table:formula="of:=[.C34]" office:value-type="float" office:value="2.1679405" calcext:value-type="float">
            <text:p>2.1679405</text:p>
          </table:table-cell>
          <table:table-cell table:formula="of:=[.C48]" office:value-type="float" office:value="2.04024805" calcext:value-type="float">
            <text:p>2.04024805</text:p>
          </table:table-cell>
          <table:table-cell table:formula="of:=[.E6]" office:value-type="float" office:value="0.28387531545108" calcext:value-type="float">
            <text:p>0.2838753155</text:p>
          </table:table-cell>
          <table:table-cell table:formula="of:=[.E20]" office:value-type="float" office:value="0.17344833663898" calcext:value-type="float">
            <text:p>0.1734483366</text:p>
          </table:table-cell>
          <table:table-cell table:formula="of:=[.E34]" office:value-type="float" office:value="0.270197507796928" calcext:value-type="float">
            <text:p>0.2701975078</text:p>
          </table:table-cell>
          <table:table-cell table:formula="of:=[.E48]" office:value-type="float" office:value="0.231485804318791" calcext:value-type="float">
            <text:p>0.2314858043</text:p>
          </table:table-cell>
        </table:table-row>
        <table:table-row table:style-name="ro1">
          <table:table-cell/>
          <table:table-cell table:formula="of:=['1 Thread'.BU193]" office:value-type="float" office:value="8" calcext:value-type="float">
            <text:p>8</text:p>
          </table:table-cell>
          <table:table-cell table:formula="of:=['1 Thread'.BV193]" office:value-type="float" office:value="0.66584525" calcext:value-type="float">
            <text:p>0.66584525</text:p>
          </table:table-cell>
          <table:table-cell table:formula="of:=['1 Thread'.BW193]" office:value-type="float" office:value="1.50069275" calcext:value-type="float">
            <text:p>1.50069275</text:p>
          </table:table-cell>
          <table:table-cell table:formula="of:=['1 Thread'.BX193]" office:value-type="float" office:value="0.124908181752151" calcext:value-type="float">
            <text:p>0.1249081818</text:p>
          </table:table-cell>
          <table:table-cell table:formula="of:=['1 Thread'.BY193]" office:value-type="float" office:value="0.23309478601277" calcext:value-type="float">
            <text:p>0.233094786</text:p>
          </table:table-cell>
          <table:table-cell table:number-columns-repeated="5"/>
          <table:table-cell table:formula="of:=[.B7]" office:value-type="float" office:value="4" calcext:value-type="float">
            <text:p>4</text:p>
          </table:table-cell>
          <table:table-cell table:formula="of:=[.C7]" office:value-type="float" office:value="0.7568609" calcext:value-type="float">
            <text:p>0.7568609</text:p>
          </table:table-cell>
          <table:table-cell table:formula="of:=[.C21]" office:value-type="float" office:value="0.8905934" calcext:value-type="float">
            <text:p>0.8905934</text:p>
          </table:table-cell>
          <table:table-cell table:formula="of:=[.C35]" office:value-type="float" office:value="0.9925649" calcext:value-type="float">
            <text:p>0.9925649</text:p>
          </table:table-cell>
          <table:table-cell table:formula="of:=[.C49]" office:value-type="float" office:value="0.7318061" calcext:value-type="float">
            <text:p>0.7318061</text:p>
          </table:table-cell>
          <table:table-cell table:formula="of:=[.E7]" office:value-type="float" office:value="0.210625836147826" calcext:value-type="float">
            <text:p>0.2106258361</text:p>
          </table:table-cell>
          <table:table-cell table:formula="of:=[.E21]" office:value-type="float" office:value="0.223775716910952" calcext:value-type="float">
            <text:p>0.2237757169</text:p>
          </table:table-cell>
          <table:table-cell table:formula="of:=[.E35]" office:value-type="float" office:value="0.254595600483441" calcext:value-type="float">
            <text:p>0.2545956005</text:p>
          </table:table-cell>
          <table:table-cell table:formula="of:=[.E49]" office:value-type="float" office:value="0.0777429485751297" calcext:value-type="float">
            <text:p>0.0777429486</text:p>
          </table:table-cell>
        </table:table-row>
        <table:table-row table:style-name="ro1">
          <table:table-cell/>
          <table:table-cell table:formula="of:=['1 Thread'.BU194]" office:value-type="float" office:value="16" calcext:value-type="float">
            <text:p>16</text:p>
          </table:table-cell>
          <table:table-cell table:formula="of:=['1 Thread'.BV194]" office:value-type="float" office:value="0.29069835" calcext:value-type="float">
            <text:p>0.29069835</text:p>
          </table:table-cell>
          <table:table-cell table:formula="of:=['1 Thread'.BW194]" office:value-type="float" office:value="1.57786605" calcext:value-type="float">
            <text:p>1.57786605</text:p>
          </table:table-cell>
          <table:table-cell table:formula="of:=['1 Thread'.BX194]" office:value-type="float" office:value="0.0478144141626535" calcext:value-type="float">
            <text:p>0.0478144142</text:p>
          </table:table-cell>
          <table:table-cell table:formula="of:=['1 Thread'.BY194]" office:value-type="float" office:value="0.157732868865827" calcext:value-type="float">
            <text:p>0.1577328689</text:p>
          </table:table-cell>
          <table:table-cell table:number-columns-repeated="5"/>
          <table:table-cell table:formula="of:=[.B8]" office:value-type="float" office:value="8" calcext:value-type="float">
            <text:p>8</text:p>
          </table:table-cell>
          <table:table-cell table:formula="of:=[.C8]" office:value-type="float" office:value="0.66584525" calcext:value-type="float">
            <text:p>0.66584525</text:p>
          </table:table-cell>
          <table:table-cell table:formula="of:=[.C22]" office:value-type="float" office:value="0.5229979" calcext:value-type="float">
            <text:p>0.5229979</text:p>
          </table:table-cell>
          <table:table-cell table:formula="of:=[.C36]" office:value-type="float" office:value="0.60088615" calcext:value-type="float">
            <text:p>0.60088615</text:p>
          </table:table-cell>
          <table:table-cell table:formula="of:=[.C50]" office:value-type="float" office:value="0.4995859" calcext:value-type="float">
            <text:p>0.4995859</text:p>
          </table:table-cell>
          <table:table-cell table:formula="of:=[.E8]" office:value-type="float" office:value="0.124908181752151" calcext:value-type="float">
            <text:p>0.1249081818</text:p>
          </table:table-cell>
          <table:table-cell table:formula="of:=[.E22]" office:value-type="float" office:value="0.0959608707545479" calcext:value-type="float">
            <text:p>0.0959608708</text:p>
          </table:table-cell>
          <table:table-cell table:formula="of:=[.E36]" office:value-type="float" office:value="0.123366033899794" calcext:value-type="float">
            <text:p>0.1233660339</text:p>
          </table:table-cell>
          <table:table-cell table:formula="of:=[.E50]" office:value-type="float" office:value="0.0857710906825009" calcext:value-type="float">
            <text:p>0.0857710907</text:p>
          </table:table-cell>
        </table:table-row>
        <table:table-row table:style-name="ro1">
          <table:table-cell/>
          <table:table-cell table:formula="of:=['1 Thread'.BU195]" office:value-type="float" office:value="24" calcext:value-type="float">
            <text:p>24</text:p>
          </table:table-cell>
          <table:table-cell table:formula="of:=['1 Thread'.BV195]" office:value-type="float" office:value="0.191548395" calcext:value-type="float">
            <text:p>0.191548395</text:p>
          </table:table-cell>
          <table:table-cell table:formula="of:=['1 Thread'.BW195]" office:value-type="float" office:value="1.57714915" calcext:value-type="float">
            <text:p>1.57714915</text:p>
          </table:table-cell>
          <table:table-cell table:formula="of:=['1 Thread'.BX195]" office:value-type="float" office:value="0.0332297673483013" calcext:value-type="float">
            <text:p>0.0332297673</text:p>
          </table:table-cell>
          <table:table-cell table:formula="of:=['1 Thread'.BY195]" office:value-type="float" office:value="0.188978617640871" calcext:value-type="float">
            <text:p>0.1889786176</text:p>
          </table:table-cell>
          <table:table-cell table:number-columns-repeated="5"/>
          <table:table-cell table:formula="of:=[.B9]" office:value-type="float" office:value="16" calcext:value-type="float">
            <text:p>16</text:p>
          </table:table-cell>
          <table:table-cell table:formula="of:=[.C9]" office:value-type="float" office:value="0.29069835" calcext:value-type="float">
            <text:p>0.29069835</text:p>
          </table:table-cell>
          <table:table-cell table:formula="of:=[.C23]" office:value-type="float" office:value="0.32283435" calcext:value-type="float">
            <text:p>0.32283435</text:p>
          </table:table-cell>
          <table:table-cell table:formula="of:=[.C37]" office:value-type="float" office:value="0.28460785" calcext:value-type="float">
            <text:p>0.28460785</text:p>
          </table:table-cell>
          <table:table-cell table:formula="of:=[.C51]" office:value-type="float" office:value="0.299094" calcext:value-type="float">
            <text:p>0.299094</text:p>
          </table:table-cell>
          <table:table-cell table:formula="of:=[.E9]" office:value-type="float" office:value="0.0478144141626535" calcext:value-type="float">
            <text:p>0.0478144142</text:p>
          </table:table-cell>
          <table:table-cell table:formula="of:=[.E23]" office:value-type="float" office:value="0.0525763970783856" calcext:value-type="float">
            <text:p>0.0525763971</text:p>
          </table:table-cell>
          <table:table-cell table:formula="of:=[.E37]" office:value-type="float" office:value="0.0442224373546527" calcext:value-type="float">
            <text:p>0.0442224374</text:p>
          </table:table-cell>
          <table:table-cell table:formula="of:=[.E51]" office:value-type="float" office:value="0.0569866653672963" calcext:value-type="float">
            <text:p>0.0569866654</text:p>
          </table:table-cell>
        </table:table-row>
        <table:table-row table:style-name="ro1">
          <table:table-cell/>
          <table:table-cell table:formula="of:=['1 Thread'.BU196]" office:value-type="float" office:value="32" calcext:value-type="float">
            <text:p>32</text:p>
          </table:table-cell>
          <table:table-cell table:formula="of:=['1 Thread'.BV196]" office:value-type="float" office:value="0.16486227" calcext:value-type="float">
            <text:p>0.16486227</text:p>
          </table:table-cell>
          <table:table-cell table:formula="of:=['1 Thread'.BW196]" office:value-type="float" office:value="1.7607475" calcext:value-type="float">
            <text:p>1.7607475</text:p>
          </table:table-cell>
          <table:table-cell table:formula="of:=['1 Thread'.BX196]" office:value-type="float" office:value="0.0304764048544206" calcext:value-type="float">
            <text:p>0.0304764049</text:p>
          </table:table-cell>
          <table:table-cell table:formula="of:=['1 Thread'.BY196]" office:value-type="float" office:value="0.150183487808072" calcext:value-type="float">
            <text:p>0.1501834878</text:p>
          </table:table-cell>
          <table:table-cell table:number-columns-repeated="5"/>
          <table:table-cell table:formula="of:=[.B10]" office:value-type="float" office:value="24" calcext:value-type="float">
            <text:p>24</text:p>
          </table:table-cell>
          <table:table-cell table:formula="of:=[.C10]" office:value-type="float" office:value="0.191548395" calcext:value-type="float">
            <text:p>0.191548395</text:p>
          </table:table-cell>
          <table:table-cell table:formula="of:=[.C24]" office:value-type="float" office:value="0.217367105" calcext:value-type="float">
            <text:p>0.217367105</text:p>
          </table:table-cell>
          <table:table-cell table:formula="of:=[.C38]" office:value-type="float" office:value="0.212692145" calcext:value-type="float">
            <text:p>0.212692145</text:p>
          </table:table-cell>
          <table:table-cell table:formula="of:=[.C52]" office:value-type="float" office:value="0.147290445" calcext:value-type="float">
            <text:p>0.147290445</text:p>
          </table:table-cell>
          <table:table-cell table:formula="of:=[.E10]" office:value-type="float" office:value="0.0332297673483013" calcext:value-type="float">
            <text:p>0.0332297673</text:p>
          </table:table-cell>
          <table:table-cell table:formula="of:=[.E24]" office:value-type="float" office:value="0.0382804016440716" calcext:value-type="float">
            <text:p>0.0382804016</text:p>
          </table:table-cell>
          <table:table-cell table:formula="of:=[.E38]" office:value-type="float" office:value="0.0393732458369809" calcext:value-type="float">
            <text:p>0.0393732458</text:p>
          </table:table-cell>
          <table:table-cell table:formula="of:=[.E52]" office:value-type="float" office:value="0.0255574398979069" calcext:value-type="float">
            <text:p>0.0255574399</text:p>
          </table:table-cell>
        </table:table-row>
        <table:table-row table:style-name="ro1">
          <table:table-cell/>
          <table:table-cell table:formula="of:=['1 Thread'.BU197]" office:value-type="float" office:value="48" calcext:value-type="float">
            <text:p>48</text:p>
          </table:table-cell>
          <table:table-cell table:formula="of:=['1 Thread'.BV197]" office:value-type="float" office:value="0.108355285" calcext:value-type="float">
            <text:p>0.108355285</text:p>
          </table:table-cell>
          <table:table-cell table:formula="of:=['1 Thread'.BW197]" office:value-type="float" office:value="1.7545221" calcext:value-type="float">
            <text:p>1.7545221</text:p>
          </table:table-cell>
          <table:table-cell table:formula="of:=['1 Thread'.BX197]" office:value-type="float" office:value="0.0235617881625675" calcext:value-type="float">
            <text:p>0.0235617882</text:p>
          </table:table-cell>
          <table:table-cell table:formula="of:=['1 Thread'.BY197]" office:value-type="float" office:value="0.18066630723358" calcext:value-type="float">
            <text:p>0.1806663072</text:p>
          </table:table-cell>
          <table:table-cell table:number-columns-repeated="5"/>
          <table:table-cell table:formula="of:=[.B11]" office:value-type="float" office:value="32" calcext:value-type="float">
            <text:p>32</text:p>
          </table:table-cell>
          <table:table-cell table:formula="of:=[.C11]" office:value-type="float" office:value="0.16486227" calcext:value-type="float">
            <text:p>0.16486227</text:p>
          </table:table-cell>
          <table:table-cell table:formula="of:=[.C25]" office:value-type="float" office:value="0.17038723" calcext:value-type="float">
            <text:p>0.17038723</text:p>
          </table:table-cell>
          <table:table-cell table:formula="of:=[.C39]" office:value-type="float" office:value="0.15165146" calcext:value-type="float">
            <text:p>0.15165146</text:p>
          </table:table-cell>
          <table:table-cell table:formula="of:=[.C53]" office:value-type="float" office:value="0.126474855" calcext:value-type="float">
            <text:p>0.126474855</text:p>
          </table:table-cell>
          <table:table-cell table:formula="of:=[.E11]" office:value-type="float" office:value="0.0304764048544206" calcext:value-type="float">
            <text:p>0.0304764049</text:p>
          </table:table-cell>
          <table:table-cell table:formula="of:=[.E25]" office:value-type="float" office:value="0.0311272287753322" calcext:value-type="float">
            <text:p>0.0311272288</text:p>
          </table:table-cell>
          <table:table-cell table:formula="of:=[.E39]" office:value-type="float" office:value="0.028778568345172" calcext:value-type="float">
            <text:p>0.0287785683</text:p>
          </table:table-cell>
          <table:table-cell table:formula="of:=[.E53]" office:value-type="float" office:value="0.0212831720225311" calcext:value-type="float">
            <text:p>0.021283172</text:p>
          </table:table-cell>
        </table:table-row>
        <table:table-row table:style-name="ro1">
          <table:table-cell/>
          <table:table-cell table:formula="of:=['1 Thread'.BU198]" office:value-type="float" office:value="64" calcext:value-type="float">
            <text:p>64</text:p>
          </table:table-cell>
          <table:table-cell table:formula="of:=['1 Thread'.BV198]" office:value-type="float" office:value="0.065432025" calcext:value-type="float">
            <text:p>0.065432025</text:p>
          </table:table-cell>
          <table:table-cell table:formula="of:=['1 Thread'.BW198]" office:value-type="float" office:value="1.72846765" calcext:value-type="float">
            <text:p>1.72846765</text:p>
          </table:table-cell>
          <table:table-cell table:formula="of:=['1 Thread'.BX198]" office:value-type="float" office:value="0.0120767679813337" calcext:value-type="float">
            <text:p>0.012076768</text:p>
          </table:table-cell>
          <table:table-cell table:formula="of:=['1 Thread'.BY198]" office:value-type="float" office:value="0.166643422160776" calcext:value-type="float">
            <text:p>0.1666434222</text:p>
          </table:table-cell>
          <table:table-cell table:number-columns-repeated="5"/>
          <table:table-cell table:formula="of:=[.B12]" office:value-type="float" office:value="48" calcext:value-type="float">
            <text:p>48</text:p>
          </table:table-cell>
          <table:table-cell table:formula="of:=[.C12]" office:value-type="float" office:value="0.108355285" calcext:value-type="float">
            <text:p>0.108355285</text:p>
          </table:table-cell>
          <table:table-cell table:formula="of:=[.C26]" office:value-type="float" office:value="0.104917605" calcext:value-type="float">
            <text:p>0.104917605</text:p>
          </table:table-cell>
          <table:table-cell table:formula="of:=[.C40]" office:value-type="float" office:value="0.088198895" calcext:value-type="float">
            <text:p>0.088198895</text:p>
          </table:table-cell>
          <table:table-cell table:formula="of:=[.C54]" office:value-type="float" office:value="0.074124935" calcext:value-type="float">
            <text:p>0.074124935</text:p>
          </table:table-cell>
          <table:table-cell table:formula="of:=[.E12]" office:value-type="float" office:value="0.0235617881625675" calcext:value-type="float">
            <text:p>0.0235617882</text:p>
          </table:table-cell>
          <table:table-cell table:formula="of:=[.E26]" office:value-type="float" office:value="0.0229613882686295" calcext:value-type="float">
            <text:p>0.0229613883</text:p>
          </table:table-cell>
          <table:table-cell table:formula="of:=[.E40]" office:value-type="float" office:value="0.0136024085190384" calcext:value-type="float">
            <text:p>0.0136024085</text:p>
          </table:table-cell>
          <table:table-cell table:formula="of:=[.E54]" office:value-type="float" office:value="0.0109891747266796" calcext:value-type="float">
            <text:p>0.0109891747</text:p>
          </table:table-cell>
        </table:table-row>
        <table:table-row table:style-name="ro1">
          <table:table-cell table:number-columns-repeated="11"/>
          <table:table-cell table:formula="of:=[.B13]" office:value-type="float" office:value="64" calcext:value-type="float">
            <text:p>64</text:p>
          </table:table-cell>
          <table:table-cell table:formula="of:=[.C13]" office:value-type="float" office:value="0.065432025" calcext:value-type="float">
            <text:p>0.065432025</text:p>
          </table:table-cell>
          <table:table-cell table:formula="of:=[.C27]" office:value-type="float" office:value="0.07468788" calcext:value-type="float">
            <text:p>0.07468788</text:p>
          </table:table-cell>
          <table:table-cell table:formula="of:=[.C41]" office:value-type="float" office:value="0.06237467" calcext:value-type="float">
            <text:p>0.06237467</text:p>
          </table:table-cell>
          <table:table-cell table:formula="of:=[.C55]" office:value-type="float" office:value="0.06582216" calcext:value-type="float">
            <text:p>0.06582216</text:p>
          </table:table-cell>
          <table:table-cell table:formula="of:=[.E13]" office:value-type="float" office:value="0.0120767679813337" calcext:value-type="float">
            <text:p>0.012076768</text:p>
          </table:table-cell>
          <table:table-cell table:formula="of:=[.E27]" office:value-type="float" office:value="0.0148813309221885" calcext:value-type="float">
            <text:p>0.0148813309</text:p>
          </table:table-cell>
          <table:table-cell table:formula="of:=[.E41]" office:value-type="float" office:value="0.00850342965311954" calcext:value-type="float">
            <text:p>0.0085034297</text:p>
          </table:table-cell>
          <table:table-cell table:formula="of:=[.E55]" office:value-type="float" office:value="0.0120639962282994" calcext:value-type="float">
            <text:p>0.0120639962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2 Thread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formula="of:=['2 Threads'.BU189]" office:value-type="string" office:string-value="Scokets" calcext:value-type="string">
            <text:p>Scokets</text:p>
          </table:table-cell>
          <table:table-cell table:formula="of:=['2 Threads'.BV189]" office:value-type="string" office:string-value="promMin" calcext:value-type="string">
            <text:p>promMin</text:p>
          </table:table-cell>
          <table:table-cell table:formula="of:=['2 Threads'.BW189]" office:value-type="string" office:string-value="promMax" calcext:value-type="string">
            <text:p>promMax</text:p>
          </table:table-cell>
          <table:table-cell table:formula="of:=['2 Threads'.BX189]" office:value-type="string" office:string-value="stdevMin" calcext:value-type="string">
            <text:p>stdevMin</text:p>
          </table:table-cell>
          <table:table-cell table:formula="of:=['2 Threads'.BY189]" office:value-type="string" office:string-value="stdevMax" calcext:value-type="string">
            <text:p>stdevMax</text:p>
          </table:table-cell>
          <table:table-cell table:number-columns-repeated="5"/>
          <table:table-cell office:value-type="string" calcext:value-type="string">
            <text:p>Comparaciones Maximos</text:p>
          </table:table-cell>
          <table:table-cell table:number-columns-repeated="8"/>
        </table:table-row>
        <table:table-row table:style-name="ro1">
          <table:table-cell/>
          <table:table-cell table:formula="of:=['2 Threads'.BU190]" office:value-type="float" office:value="1" calcext:value-type="float">
            <text:p>1</text:p>
          </table:table-cell>
          <table:table-cell table:formula="of:=['2 Threads'.BV190]" office:value-type="float" office:value="2.316567" calcext:value-type="float">
            <text:p>2.316567</text:p>
          </table:table-cell>
          <table:table-cell table:formula="of:=['2 Threads'.BW190]" office:value-type="float" office:value="2.316567" calcext:value-type="float">
            <text:p>2.316567</text:p>
          </table:table-cell>
          <table:table-cell table:formula="of:=['2 Threads'.BX190]" office:value-type="float" office:value="0.108119529543391" calcext:value-type="float">
            <text:p>0.1081195295</text:p>
          </table:table-cell>
          <table:table-cell table:formula="of:=['2 Threads'.BY190]" office:value-type="float" office:value="0.108119529543391" calcext:value-type="float">
            <text:p>0.1081195295</text:p>
          </table:table-cell>
          <table:table-cell table:number-columns-repeated="14"/>
        </table:table-row>
        <table:table-row table:style-name="ro1">
          <table:table-cell/>
          <table:table-cell table:formula="of:=['2 Threads'.BU191]" office:value-type="float" office:value="2" calcext:value-type="float">
            <text:p>2</text:p>
          </table:table-cell>
          <table:table-cell table:formula="of:=['2 Threads'.BV191]" office:value-type="float" office:value="2.1245145" calcext:value-type="float">
            <text:p>2.1245145</text:p>
          </table:table-cell>
          <table:table-cell table:formula="of:=['2 Threads'.BW191]" office:value-type="float" office:value="2.463267" calcext:value-type="float">
            <text:p>2.463267</text:p>
          </table:table-cell>
          <table:table-cell table:formula="of:=['2 Threads'.BX191]" office:value-type="float" office:value="0.17344833663898" calcext:value-type="float">
            <text:p>0.1734483366</text:p>
          </table:table-cell>
          <table:table-cell table:formula="of:=['2 Threads'.BY191]" office:value-type="float" office:value="0.23813052291758" calcext:value-type="float">
            <text:p>0.2381305229</text:p>
          </table:table-cell>
          <table:table-cell table:number-columns-repeated="5"/>
          <table:table-cell table:formula="of:=[.L5]" office:value-type="string" office:string-value="Sockets" calcext:value-type="string">
            <text:p>Sockets</text:p>
          </table:table-cell>
          <table:table-cell table:formula="of:=[.M5]" office:value-type="string" office:string-value="1 Thread" calcext:value-type="string">
            <text:p>1 Thread</text:p>
          </table:table-cell>
          <table:table-cell table:formula="of:=[.N5]" office:value-type="string" office:string-value="2 Thread" calcext:value-type="string">
            <text:p>2 Thread</text:p>
          </table:table-cell>
          <table:table-cell table:formula="of:=[.O5]" office:value-type="string" office:string-value="4 Thread" calcext:value-type="string">
            <text:p>4 Thread</text:p>
          </table:table-cell>
          <table:table-cell table:formula="of:=[.P5]" office:value-type="string" office:string-value="8 Thread" calcext:value-type="string">
            <text:p>8 Thread</text:p>
          </table:table-cell>
          <table:table-cell table:formula="of:=[.Q5]" office:value-type="string" office:string-value="1t std" calcext:value-type="string">
            <text:p>1t std</text:p>
          </table:table-cell>
          <table:table-cell table:formula="of:=[.R5]" office:value-type="string" office:string-value="2t std" calcext:value-type="string">
            <text:p>2t std</text:p>
          </table:table-cell>
          <table:table-cell table:formula="of:=[.S5]" office:value-type="string" office:string-value="4t std" calcext:value-type="string">
            <text:p>4t std</text:p>
          </table:table-cell>
          <table:table-cell table:formula="of:=[.T5]" office:value-type="string" office:string-value="8t std" calcext:value-type="string">
            <text:p>8t std</text:p>
          </table:table-cell>
        </table:table-row>
        <table:table-row table:style-name="ro1">
          <table:table-cell/>
          <table:table-cell table:formula="of:=['2 Threads'.BU192]" office:value-type="float" office:value="4" calcext:value-type="float">
            <text:p>4</text:p>
          </table:table-cell>
          <table:table-cell table:formula="of:=['2 Threads'.BV192]" office:value-type="float" office:value="0.8905934" calcext:value-type="float">
            <text:p>0.8905934</text:p>
          </table:table-cell>
          <table:table-cell table:formula="of:=['2 Threads'.BW192]" office:value-type="float" office:value="1.8393825" calcext:value-type="float">
            <text:p>1.8393825</text:p>
          </table:table-cell>
          <table:table-cell table:formula="of:=['2 Threads'.BX192]" office:value-type="float" office:value="0.223775716910952" calcext:value-type="float">
            <text:p>0.2237757169</text:p>
          </table:table-cell>
          <table:table-cell table:formula="of:=['2 Threads'.BY192]" office:value-type="float" office:value="0.141349036504405" calcext:value-type="float">
            <text:p>0.1413490365</text:p>
          </table:table-cell>
          <table:table-cell table:number-columns-repeated="5"/>
          <table:table-cell table:formula="of:=[.L6]" office:value-type="float" office:value="1" calcext:value-type="float">
            <text:p>1</text:p>
          </table:table-cell>
          <table:table-cell table:formula="of:=[.D5]" office:value-type="float" office:value="2.089579" calcext:value-type="float">
            <text:p>2.089579</text:p>
          </table:table-cell>
          <table:table-cell table:formula="of:=[.D19]" office:value-type="float" office:value="2.316567" calcext:value-type="float">
            <text:p>2.316567</text:p>
          </table:table-cell>
          <table:table-cell table:formula="of:=[.D33]" office:value-type="float" office:value="2.261999" calcext:value-type="float">
            <text:p>2.261999</text:p>
          </table:table-cell>
          <table:table-cell table:formula="of:=[.D47]" office:value-type="float" office:value="2.3655565" calcext:value-type="float">
            <text:p>2.3655565</text:p>
          </table:table-cell>
          <table:table-cell table:formula="of:=[.F5]" office:value-type="float" office:value="0.108552627097352" calcext:value-type="float">
            <text:p>0.1085526271</text:p>
          </table:table-cell>
          <table:table-cell table:formula="of:=[.F19]" office:value-type="float" office:value="0.108119529543391" calcext:value-type="float">
            <text:p>0.1081195295</text:p>
          </table:table-cell>
          <table:table-cell table:formula="of:=[.F33]" office:value-type="float" office:value="0.117130069399926" calcext:value-type="float">
            <text:p>0.1171300694</text:p>
          </table:table-cell>
          <table:table-cell table:formula="of:=[.F47]" office:value-type="float" office:value="0.077279589653669" calcext:value-type="float">
            <text:p>0.0772795897</text:p>
          </table:table-cell>
        </table:table-row>
        <table:table-row table:style-name="ro1">
          <table:table-cell/>
          <table:table-cell table:formula="of:=['2 Threads'.BU193]" office:value-type="float" office:value="8" calcext:value-type="float">
            <text:p>8</text:p>
          </table:table-cell>
          <table:table-cell table:formula="of:=['2 Threads'.BV193]" office:value-type="float" office:value="0.5229979" calcext:value-type="float">
            <text:p>0.5229979</text:p>
          </table:table-cell>
          <table:table-cell table:formula="of:=['2 Threads'.BW193]" office:value-type="float" office:value="1.5891456" calcext:value-type="float">
            <text:p>1.5891456</text:p>
          </table:table-cell>
          <table:table-cell table:formula="of:=['2 Threads'.BX193]" office:value-type="float" office:value="0.0959608707545479" calcext:value-type="float">
            <text:p>0.0959608708</text:p>
          </table:table-cell>
          <table:table-cell table:formula="of:=['2 Threads'.BY193]" office:value-type="float" office:value="0.251978465137891" calcext:value-type="float">
            <text:p>0.2519784651</text:p>
          </table:table-cell>
          <table:table-cell table:number-columns-repeated="5"/>
          <table:table-cell table:formula="of:=[.L7]" office:value-type="float" office:value="2" calcext:value-type="float">
            <text:p>2</text:p>
          </table:table-cell>
          <table:table-cell table:formula="of:=[.D6]" office:value-type="float" office:value="2.239299" calcext:value-type="float">
            <text:p>2.239299</text:p>
          </table:table-cell>
          <table:table-cell table:formula="of:=[.D20]" office:value-type="float" office:value="2.463267" calcext:value-type="float">
            <text:p>2.463267</text:p>
          </table:table-cell>
          <table:table-cell table:formula="of:=[.D34]" office:value-type="float" office:value="2.44223" calcext:value-type="float">
            <text:p>2.44223</text:p>
          </table:table-cell>
          <table:table-cell table:formula="of:=[.D48]" office:value-type="float" office:value="2.2853071" calcext:value-type="float">
            <text:p>2.2853071</text:p>
          </table:table-cell>
          <table:table-cell table:formula="of:=[.F6]" office:value-type="float" office:value="0.328550630320423" calcext:value-type="float">
            <text:p>0.3285506303</text:p>
          </table:table-cell>
          <table:table-cell table:formula="of:=[.F20]" office:value-type="float" office:value="0.23813052291758" calcext:value-type="float">
            <text:p>0.2381305229</text:p>
          </table:table-cell>
          <table:table-cell table:formula="of:=[.F34]" office:value-type="float" office:value="0.369838148743189" calcext:value-type="float">
            <text:p>0.3698381487</text:p>
          </table:table-cell>
          <table:table-cell table:formula="of:=[.F48]" office:value-type="float" office:value="0.295278569341861" calcext:value-type="float">
            <text:p>0.2952785693</text:p>
          </table:table-cell>
        </table:table-row>
        <table:table-row table:style-name="ro1">
          <table:table-cell/>
          <table:table-cell table:formula="of:=['2 Threads'.BU194]" office:value-type="float" office:value="16" calcext:value-type="float">
            <text:p>16</text:p>
          </table:table-cell>
          <table:table-cell table:formula="of:=['2 Threads'.BV194]" office:value-type="float" office:value="0.32283435" calcext:value-type="float">
            <text:p>0.32283435</text:p>
          </table:table-cell>
          <table:table-cell table:formula="of:=['2 Threads'.BW194]" office:value-type="float" office:value="1.5124414" calcext:value-type="float">
            <text:p>1.5124414</text:p>
          </table:table-cell>
          <table:table-cell table:formula="of:=['2 Threads'.BX194]" office:value-type="float" office:value="0.0525763970783856" calcext:value-type="float">
            <text:p>0.0525763971</text:p>
          </table:table-cell>
          <table:table-cell table:formula="of:=['2 Threads'.BY194]" office:value-type="float" office:value="0.138831167742125" calcext:value-type="float">
            <text:p>0.1388311677</text:p>
          </table:table-cell>
          <table:table-cell table:number-columns-repeated="5"/>
          <table:table-cell table:formula="of:=[.L8]" office:value-type="float" office:value="4" calcext:value-type="float">
            <text:p>4</text:p>
          </table:table-cell>
          <table:table-cell table:formula="of:=[.D7]" office:value-type="float" office:value="1.8456745" calcext:value-type="float">
            <text:p>1.8456745</text:p>
          </table:table-cell>
          <table:table-cell table:formula="of:=[.D21]" office:value-type="float" office:value="1.8393825" calcext:value-type="float">
            <text:p>1.8393825</text:p>
          </table:table-cell>
          <table:table-cell table:formula="of:=[.D35]" office:value-type="float" office:value="2.003695" calcext:value-type="float">
            <text:p>2.003695</text:p>
          </table:table-cell>
          <table:table-cell table:formula="of:=[.D49]" office:value-type="float" office:value="1.917144" calcext:value-type="float">
            <text:p>1.917144</text:p>
          </table:table-cell>
          <table:table-cell table:formula="of:=[.F7]" office:value-type="float" office:value="0.13828364784665" calcext:value-type="float">
            <text:p>0.1382836478</text:p>
          </table:table-cell>
          <table:table-cell table:formula="of:=[.F21]" office:value-type="float" office:value="0.141349036504405" calcext:value-type="float">
            <text:p>0.1413490365</text:p>
          </table:table-cell>
          <table:table-cell table:formula="of:=[.F35]" office:value-type="float" office:value="0.162002712115862" calcext:value-type="float">
            <text:p>0.1620027121</text:p>
          </table:table-cell>
          <table:table-cell table:formula="of:=[.F49]" office:value-type="float" office:value="0.138411228518498" calcext:value-type="float">
            <text:p>0.1384112285</text:p>
          </table:table-cell>
        </table:table-row>
        <table:table-row table:style-name="ro1">
          <table:table-cell/>
          <table:table-cell table:formula="of:=['2 Threads'.BU195]" office:value-type="float" office:value="24" calcext:value-type="float">
            <text:p>24</text:p>
          </table:table-cell>
          <table:table-cell table:formula="of:=['2 Threads'.BV195]" office:value-type="float" office:value="0.217367105" calcext:value-type="float">
            <text:p>0.217367105</text:p>
          </table:table-cell>
          <table:table-cell table:formula="of:=['2 Threads'.BW195]" office:value-type="float" office:value="1.4788045" calcext:value-type="float">
            <text:p>1.4788045</text:p>
          </table:table-cell>
          <table:table-cell table:formula="of:=['2 Threads'.BX195]" office:value-type="float" office:value="0.0382804016440716" calcext:value-type="float">
            <text:p>0.0382804016</text:p>
          </table:table-cell>
          <table:table-cell table:formula="of:=['2 Threads'.BY195]" office:value-type="float" office:value="0.148624109615986" calcext:value-type="float">
            <text:p>0.1486241096</text:p>
          </table:table-cell>
          <table:table-cell table:number-columns-repeated="5"/>
          <table:table-cell table:formula="of:=[.L9]" office:value-type="float" office:value="8" calcext:value-type="float">
            <text:p>8</text:p>
          </table:table-cell>
          <table:table-cell table:formula="of:=[.D8]" office:value-type="float" office:value="1.50069275" calcext:value-type="float">
            <text:p>1.50069275</text:p>
          </table:table-cell>
          <table:table-cell table:formula="of:=[.D22]" office:value-type="float" office:value="1.5891456" calcext:value-type="float">
            <text:p>1.5891456</text:p>
          </table:table-cell>
          <table:table-cell table:formula="of:=[.D36]" office:value-type="float" office:value="1.5483345" calcext:value-type="float">
            <text:p>1.5483345</text:p>
          </table:table-cell>
          <table:table-cell table:formula="of:=[.D50]" office:value-type="float" office:value="1.4533265" calcext:value-type="float">
            <text:p>1.4533265</text:p>
          </table:table-cell>
          <table:table-cell table:formula="of:=[.F8]" office:value-type="float" office:value="0.23309478601277" calcext:value-type="float">
            <text:p>0.233094786</text:p>
          </table:table-cell>
          <table:table-cell table:formula="of:=[.F22]" office:value-type="float" office:value="0.251978465137891" calcext:value-type="float">
            <text:p>0.2519784651</text:p>
          </table:table-cell>
          <table:table-cell table:formula="of:=[.F36]" office:value-type="float" office:value="0.182945301355602" calcext:value-type="float">
            <text:p>0.1829453014</text:p>
          </table:table-cell>
          <table:table-cell table:formula="of:=[.F50]" office:value-type="float" office:value="0.131811432219977" calcext:value-type="float">
            <text:p>0.1318114322</text:p>
          </table:table-cell>
        </table:table-row>
        <table:table-row table:style-name="ro1">
          <table:table-cell/>
          <table:table-cell table:formula="of:=['2 Threads'.BU196]" office:value-type="float" office:value="32" calcext:value-type="float">
            <text:p>32</text:p>
          </table:table-cell>
          <table:table-cell table:formula="of:=['2 Threads'.BV196]" office:value-type="float" office:value="0.17038723" calcext:value-type="float">
            <text:p>0.17038723</text:p>
          </table:table-cell>
          <table:table-cell table:formula="of:=['2 Threads'.BW196]" office:value-type="float" office:value="1.794387" calcext:value-type="float">
            <text:p>1.794387</text:p>
          </table:table-cell>
          <table:table-cell table:formula="of:=['2 Threads'.BX196]" office:value-type="float" office:value="0.0311272287753322" calcext:value-type="float">
            <text:p>0.0311272288</text:p>
          </table:table-cell>
          <table:table-cell table:formula="of:=['2 Threads'.BY196]" office:value-type="float" office:value="0.158875014291274" calcext:value-type="float">
            <text:p>0.1588750143</text:p>
          </table:table-cell>
          <table:table-cell table:number-columns-repeated="5"/>
          <table:table-cell table:formula="of:=[.L10]" office:value-type="float" office:value="16" calcext:value-type="float">
            <text:p>16</text:p>
          </table:table-cell>
          <table:table-cell table:formula="of:=[.D9]" office:value-type="float" office:value="1.57786605" calcext:value-type="float">
            <text:p>1.57786605</text:p>
          </table:table-cell>
          <table:table-cell table:formula="of:=[.D23]" office:value-type="float" office:value="1.5124414" calcext:value-type="float">
            <text:p>1.5124414</text:p>
          </table:table-cell>
          <table:table-cell table:formula="of:=[.D37]" office:value-type="float" office:value="1.66098" calcext:value-type="float">
            <text:p>1.66098</text:p>
          </table:table-cell>
          <table:table-cell table:formula="of:=[.D51]" office:value-type="float" office:value="1.676388" calcext:value-type="float">
            <text:p>1.676388</text:p>
          </table:table-cell>
          <table:table-cell table:formula="of:=[.F9]" office:value-type="float" office:value="0.157732868865827" calcext:value-type="float">
            <text:p>0.1577328689</text:p>
          </table:table-cell>
          <table:table-cell table:formula="of:=[.F23]" office:value-type="float" office:value="0.138831167742125" calcext:value-type="float">
            <text:p>0.1388311677</text:p>
          </table:table-cell>
          <table:table-cell table:formula="of:=[.F37]" office:value-type="float" office:value="0.139135317804382" calcext:value-type="float">
            <text:p>0.1391353178</text:p>
          </table:table-cell>
          <table:table-cell table:formula="of:=[.F51]" office:value-type="float" office:value="0.111164339399875" calcext:value-type="float">
            <text:p>0.1111643394</text:p>
          </table:table-cell>
        </table:table-row>
        <table:table-row table:style-name="ro1">
          <table:table-cell/>
          <table:table-cell table:formula="of:=['2 Threads'.BU197]" office:value-type="float" office:value="48" calcext:value-type="float">
            <text:p>48</text:p>
          </table:table-cell>
          <table:table-cell table:formula="of:=['2 Threads'.BV197]" office:value-type="float" office:value="0.104917605" calcext:value-type="float">
            <text:p>0.104917605</text:p>
          </table:table-cell>
          <table:table-cell table:formula="of:=['2 Threads'.BW197]" office:value-type="float" office:value="1.9353745" calcext:value-type="float">
            <text:p>1.9353745</text:p>
          </table:table-cell>
          <table:table-cell table:formula="of:=['2 Threads'.BX197]" office:value-type="float" office:value="0.0229613882686295" calcext:value-type="float">
            <text:p>0.0229613883</text:p>
          </table:table-cell>
          <table:table-cell table:formula="of:=['2 Threads'.BY197]" office:value-type="float" office:value="0.148493363022649" calcext:value-type="float">
            <text:p>0.148493363</text:p>
          </table:table-cell>
          <table:table-cell table:number-columns-repeated="5"/>
          <table:table-cell table:formula="of:=[.L11]" office:value-type="float" office:value="24" calcext:value-type="float">
            <text:p>24</text:p>
          </table:table-cell>
          <table:table-cell table:formula="of:=[.D10]" office:value-type="float" office:value="1.57714915" calcext:value-type="float">
            <text:p>1.57714915</text:p>
          </table:table-cell>
          <table:table-cell table:formula="of:=[.D24]" office:value-type="float" office:value="1.4788045" calcext:value-type="float">
            <text:p>1.4788045</text:p>
          </table:table-cell>
          <table:table-cell table:formula="of:=[.D38]" office:value-type="float" office:value="1.686431" calcext:value-type="float">
            <text:p>1.686431</text:p>
          </table:table-cell>
          <table:table-cell table:formula="of:=[.D52]" office:value-type="float" office:value="1.787939" calcext:value-type="float">
            <text:p>1.787939</text:p>
          </table:table-cell>
          <table:table-cell table:formula="of:=[.F10]" office:value-type="float" office:value="0.188978617640871" calcext:value-type="float">
            <text:p>0.1889786176</text:p>
          </table:table-cell>
          <table:table-cell table:formula="of:=[.F24]" office:value-type="float" office:value="0.148624109615986" calcext:value-type="float">
            <text:p>0.1486241096</text:p>
          </table:table-cell>
          <table:table-cell table:formula="of:=[.F38]" office:value-type="float" office:value="0.189356999515535" calcext:value-type="float">
            <text:p>0.1893569995</text:p>
          </table:table-cell>
          <table:table-cell table:formula="of:=[.F52]" office:value-type="float" office:value="0.191668705122722" calcext:value-type="float">
            <text:p>0.1916687051</text:p>
          </table:table-cell>
        </table:table-row>
        <table:table-row table:style-name="ro1">
          <table:table-cell/>
          <table:table-cell table:formula="of:=['2 Threads'.BU198]" office:value-type="float" office:value="64" calcext:value-type="float">
            <text:p>64</text:p>
          </table:table-cell>
          <table:table-cell table:formula="of:=['2 Threads'.BV198]" office:value-type="float" office:value="0.07468788" calcext:value-type="float">
            <text:p>0.07468788</text:p>
          </table:table-cell>
          <table:table-cell table:formula="of:=['2 Threads'.BW198]" office:value-type="float" office:value="1.9150395" calcext:value-type="float">
            <text:p>1.9150395</text:p>
          </table:table-cell>
          <table:table-cell table:formula="of:=['2 Threads'.BX198]" office:value-type="float" office:value="0.0148813309221885" calcext:value-type="float">
            <text:p>0.0148813309</text:p>
          </table:table-cell>
          <table:table-cell table:formula="of:=['2 Threads'.BY198]" office:value-type="float" office:value="0.134750097446259" calcext:value-type="float">
            <text:p>0.1347500974</text:p>
          </table:table-cell>
          <table:table-cell table:number-columns-repeated="5"/>
          <table:table-cell table:formula="of:=[.L12]" office:value-type="float" office:value="32" calcext:value-type="float">
            <text:p>32</text:p>
          </table:table-cell>
          <table:table-cell table:formula="of:=[.D11]" office:value-type="float" office:value="1.7607475" calcext:value-type="float">
            <text:p>1.7607475</text:p>
          </table:table-cell>
          <table:table-cell table:formula="of:=[.D25]" office:value-type="float" office:value="1.794387" calcext:value-type="float">
            <text:p>1.794387</text:p>
          </table:table-cell>
          <table:table-cell table:formula="of:=[.D39]" office:value-type="float" office:value="1.769815" calcext:value-type="float">
            <text:p>1.769815</text:p>
          </table:table-cell>
          <table:table-cell table:formula="of:=[.D53]" office:value-type="float" office:value="2.094304" calcext:value-type="float">
            <text:p>2.094304</text:p>
          </table:table-cell>
          <table:table-cell table:formula="of:=[.F11]" office:value-type="float" office:value="0.150183487808072" calcext:value-type="float">
            <text:p>0.1501834878</text:p>
          </table:table-cell>
          <table:table-cell table:formula="of:=[.F25]" office:value-type="float" office:value="0.158875014291274" calcext:value-type="float">
            <text:p>0.1588750143</text:p>
          </table:table-cell>
          <table:table-cell table:formula="of:=[.F39]" office:value-type="float" office:value="0.158616152612957" calcext:value-type="float">
            <text:p>0.1586161526</text:p>
          </table:table-cell>
          <table:table-cell table:formula="of:=[.F53]" office:value-type="float" office:value="0.206146764986042" calcext:value-type="float">
            <text:p>0.206146765</text:p>
          </table:table-cell>
        </table:table-row>
        <table:table-row table:style-name="ro1">
          <table:table-cell table:number-columns-repeated="11"/>
          <table:table-cell table:formula="of:=[.L13]" office:value-type="float" office:value="48" calcext:value-type="float">
            <text:p>48</text:p>
          </table:table-cell>
          <table:table-cell table:formula="of:=[.D12]" office:value-type="float" office:value="1.7545221" calcext:value-type="float">
            <text:p>1.7545221</text:p>
          </table:table-cell>
          <table:table-cell table:formula="of:=[.D26]" office:value-type="float" office:value="1.9353745" calcext:value-type="float">
            <text:p>1.9353745</text:p>
          </table:table-cell>
          <table:table-cell table:formula="of:=[.D40]" office:value-type="float" office:value="2.006728" calcext:value-type="float">
            <text:p>2.006728</text:p>
          </table:table-cell>
          <table:table-cell table:formula="of:=[.D54]" office:value-type="float" office:value="2.3077135" calcext:value-type="float">
            <text:p>2.3077135</text:p>
          </table:table-cell>
          <table:table-cell table:formula="of:=[.F12]" office:value-type="float" office:value="0.18066630723358" calcext:value-type="float">
            <text:p>0.1806663072</text:p>
          </table:table-cell>
          <table:table-cell table:formula="of:=[.F26]" office:value-type="float" office:value="0.148493363022649" calcext:value-type="float">
            <text:p>0.148493363</text:p>
          </table:table-cell>
          <table:table-cell table:formula="of:=[.F40]" office:value-type="float" office:value="0.172887433826936" calcext:value-type="float">
            <text:p>0.1728874338</text:p>
          </table:table-cell>
          <table:table-cell table:formula="of:=[.F54]" office:value-type="float" office:value="0.171475295276601" calcext:value-type="float">
            <text:p>0.1714752953</text:p>
          </table:table-cell>
        </table:table-row>
        <table:table-row table:style-name="ro1">
          <table:table-cell table:number-columns-repeated="11"/>
          <table:table-cell table:formula="of:=[.L14]" office:value-type="float" office:value="64" calcext:value-type="float">
            <text:p>64</text:p>
          </table:table-cell>
          <table:table-cell table:formula="of:=[.D13]" office:value-type="float" office:value="1.72846765" calcext:value-type="float">
            <text:p>1.72846765</text:p>
          </table:table-cell>
          <table:table-cell table:formula="of:=[.D27]" office:value-type="float" office:value="1.9150395" calcext:value-type="float">
            <text:p>1.9150395</text:p>
          </table:table-cell>
          <table:table-cell table:formula="of:=[.D41]" office:value-type="float" office:value="2.2606265" calcext:value-type="float">
            <text:p>2.2606265</text:p>
          </table:table-cell>
          <table:table-cell table:formula="of:=[.D55]" office:value-type="float" office:value="2.189571" calcext:value-type="float">
            <text:p>2.189571</text:p>
          </table:table-cell>
          <table:table-cell table:formula="of:=[.F13]" office:value-type="float" office:value="0.166643422160776" calcext:value-type="float">
            <text:p>0.1666434222</text:p>
          </table:table-cell>
          <table:table-cell table:formula="of:=[.F27]" office:value-type="float" office:value="0.134750097446259" calcext:value-type="float">
            <text:p>0.1347500974</text:p>
          </table:table-cell>
          <table:table-cell table:formula="of:=[.F41]" office:value-type="float" office:value="0.168445666269377" calcext:value-type="float">
            <text:p>0.1684456663</text:p>
          </table:table-cell>
          <table:table-cell table:formula="of:=[.F55]" office:value-type="float" office:value="0.162979923318794" calcext:value-type="float">
            <text:p>0.1629799233</text:p>
          </table:table-cell>
        </table:table-row>
        <table:table-row table:style-name="ro1">
          <table:table-cell/>
          <table:table-cell office:value-type="string" calcext:value-type="string">
            <text:p>4 Thread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formula="of:=['4 Threads'.BU189]" office:value-type="string" office:string-value="Sockets" calcext:value-type="string">
            <text:p>Sockets</text:p>
          </table:table-cell>
          <table:table-cell table:formula="of:=['4 Threads'.BV189]" office:value-type="string" office:string-value="promMin" calcext:value-type="string">
            <text:p>promMin</text:p>
          </table:table-cell>
          <table:table-cell table:formula="of:=['4 Threads'.BW189]" office:value-type="string" office:string-value="promMax" calcext:value-type="string">
            <text:p>promMax</text:p>
          </table:table-cell>
          <table:table-cell table:formula="of:=['4 Threads'.BX189]" office:value-type="string" office:string-value="stdevMin" calcext:value-type="string">
            <text:p>stdevMin</text:p>
          </table:table-cell>
          <table:table-cell table:formula="of:=['4 Threads'.BY189]" office:value-type="string" office:string-value="stdevMax" calcext:value-type="string">
            <text:p>stdevMax</text:p>
          </table:table-cell>
          <table:table-cell table:number-columns-repeated="14"/>
        </table:table-row>
        <table:table-row table:style-name="ro1">
          <table:table-cell/>
          <table:table-cell table:formula="of:=['4 Threads'.BU190]" office:value-type="float" office:value="1" calcext:value-type="float">
            <text:p>1</text:p>
          </table:table-cell>
          <table:table-cell table:formula="of:=['4 Threads'.BV190]" office:value-type="float" office:value="2.261999" calcext:value-type="float">
            <text:p>2.261999</text:p>
          </table:table-cell>
          <table:table-cell table:formula="of:=['4 Threads'.BW190]" office:value-type="float" office:value="2.261999" calcext:value-type="float">
            <text:p>2.261999</text:p>
          </table:table-cell>
          <table:table-cell table:formula="of:=['4 Threads'.BX190]" office:value-type="float" office:value="0.117130069399926" calcext:value-type="float">
            <text:p>0.1171300694</text:p>
          </table:table-cell>
          <table:table-cell table:formula="of:=['4 Threads'.BY190]" office:value-type="float" office:value="0.117130069399926" calcext:value-type="float">
            <text:p>0.1171300694</text:p>
          </table:table-cell>
          <table:table-cell table:number-columns-repeated="14"/>
        </table:table-row>
        <table:table-row table:style-name="ro1">
          <table:table-cell/>
          <table:table-cell table:formula="of:=['4 Threads'.BU191]" office:value-type="float" office:value="2" calcext:value-type="float">
            <text:p>2</text:p>
          </table:table-cell>
          <table:table-cell table:formula="of:=['4 Threads'.BV191]" office:value-type="float" office:value="2.1679405" calcext:value-type="float">
            <text:p>2.1679405</text:p>
          </table:table-cell>
          <table:table-cell table:formula="of:=['4 Threads'.BW191]" office:value-type="float" office:value="2.44223" calcext:value-type="float">
            <text:p>2.44223</text:p>
          </table:table-cell>
          <table:table-cell table:formula="of:=['4 Threads'.BX191]" office:value-type="float" office:value="0.270197507796928" calcext:value-type="float">
            <text:p>0.2701975078</text:p>
          </table:table-cell>
          <table:table-cell table:formula="of:=['4 Threads'.BY191]" office:value-type="float" office:value="0.369838148743189" calcext:value-type="float">
            <text:p>0.3698381487</text:p>
          </table:table-cell>
          <table:table-cell table:number-columns-repeated="14"/>
        </table:table-row>
        <table:table-row table:style-name="ro1">
          <table:table-cell/>
          <table:table-cell table:formula="of:=['4 Threads'.BU192]" office:value-type="float" office:value="4" calcext:value-type="float">
            <text:p>4</text:p>
          </table:table-cell>
          <table:table-cell table:formula="of:=['4 Threads'.BV192]" office:value-type="float" office:value="0.9925649" calcext:value-type="float">
            <text:p>0.9925649</text:p>
          </table:table-cell>
          <table:table-cell table:formula="of:=['4 Threads'.BW192]" office:value-type="float" office:value="2.003695" calcext:value-type="float">
            <text:p>2.003695</text:p>
          </table:table-cell>
          <table:table-cell table:formula="of:=['4 Threads'.BX192]" office:value-type="float" office:value="0.254595600483441" calcext:value-type="float">
            <text:p>0.2545956005</text:p>
          </table:table-cell>
          <table:table-cell table:formula="of:=['4 Threads'.BY192]" office:value-type="float" office:value="0.162002712115862" calcext:value-type="float">
            <text:p>0.1620027121</text:p>
          </table:table-cell>
          <table:table-cell table:number-columns-repeated="14"/>
        </table:table-row>
        <table:table-row table:style-name="ro1">
          <table:table-cell/>
          <table:table-cell table:formula="of:=['4 Threads'.BU193]" office:value-type="float" office:value="8" calcext:value-type="float">
            <text:p>8</text:p>
          </table:table-cell>
          <table:table-cell table:formula="of:=['4 Threads'.BV193]" office:value-type="float" office:value="0.60088615" calcext:value-type="float">
            <text:p>0.60088615</text:p>
          </table:table-cell>
          <table:table-cell table:formula="of:=['4 Threads'.BW193]" office:value-type="float" office:value="1.5483345" calcext:value-type="float">
            <text:p>1.5483345</text:p>
          </table:table-cell>
          <table:table-cell table:formula="of:=['4 Threads'.BX193]" office:value-type="float" office:value="0.123366033899794" calcext:value-type="float">
            <text:p>0.1233660339</text:p>
          </table:table-cell>
          <table:table-cell table:formula="of:=['4 Threads'.BY193]" office:value-type="float" office:value="0.182945301355602" calcext:value-type="float">
            <text:p>0.1829453014</text:p>
          </table:table-cell>
          <table:table-cell table:number-columns-repeated="14"/>
        </table:table-row>
        <table:table-row table:style-name="ro1">
          <table:table-cell/>
          <table:table-cell table:formula="of:=['4 Threads'.BU194]" office:value-type="float" office:value="16" calcext:value-type="float">
            <text:p>16</text:p>
          </table:table-cell>
          <table:table-cell table:formula="of:=['4 Threads'.BV194]" office:value-type="float" office:value="0.28460785" calcext:value-type="float">
            <text:p>0.28460785</text:p>
          </table:table-cell>
          <table:table-cell table:formula="of:=['4 Threads'.BW194]" office:value-type="float" office:value="1.66098" calcext:value-type="float">
            <text:p>1.66098</text:p>
          </table:table-cell>
          <table:table-cell table:formula="of:=['4 Threads'.BX194]" office:value-type="float" office:value="0.0442224373546527" calcext:value-type="float">
            <text:p>0.0442224374</text:p>
          </table:table-cell>
          <table:table-cell table:formula="of:=['4 Threads'.BY194]" office:value-type="float" office:value="0.139135317804382" calcext:value-type="float">
            <text:p>0.1391353178</text:p>
          </table:table-cell>
          <table:table-cell table:number-columns-repeated="14"/>
        </table:table-row>
        <table:table-row table:style-name="ro1">
          <table:table-cell/>
          <table:table-cell table:formula="of:=['4 Threads'.BU195]" office:value-type="float" office:value="24" calcext:value-type="float">
            <text:p>24</text:p>
          </table:table-cell>
          <table:table-cell table:formula="of:=['4 Threads'.BV195]" office:value-type="float" office:value="0.212692145" calcext:value-type="float">
            <text:p>0.212692145</text:p>
          </table:table-cell>
          <table:table-cell table:formula="of:=['4 Threads'.BW195]" office:value-type="float" office:value="1.686431" calcext:value-type="float">
            <text:p>1.686431</text:p>
          </table:table-cell>
          <table:table-cell table:formula="of:=['4 Threads'.BX195]" office:value-type="float" office:value="0.0393732458369809" calcext:value-type="float">
            <text:p>0.0393732458</text:p>
          </table:table-cell>
          <table:table-cell table:formula="of:=['4 Threads'.BY195]" office:value-type="float" office:value="0.189356999515535" calcext:value-type="float">
            <text:p>0.1893569995</text:p>
          </table:table-cell>
          <table:table-cell table:number-columns-repeated="14"/>
        </table:table-row>
        <table:table-row table:style-name="ro1">
          <table:table-cell/>
          <table:table-cell table:formula="of:=['4 Threads'.BU196]" office:value-type="float" office:value="32" calcext:value-type="float">
            <text:p>32</text:p>
          </table:table-cell>
          <table:table-cell table:formula="of:=['4 Threads'.BV196]" office:value-type="float" office:value="0.15165146" calcext:value-type="float">
            <text:p>0.15165146</text:p>
          </table:table-cell>
          <table:table-cell table:formula="of:=['4 Threads'.BW196]" office:value-type="float" office:value="1.769815" calcext:value-type="float">
            <text:p>1.769815</text:p>
          </table:table-cell>
          <table:table-cell table:formula="of:=['4 Threads'.BX196]" office:value-type="float" office:value="0.028778568345172" calcext:value-type="float">
            <text:p>0.0287785683</text:p>
          </table:table-cell>
          <table:table-cell table:formula="of:=['4 Threads'.BY196]" office:value-type="float" office:value="0.158616152612957" calcext:value-type="float">
            <text:p>0.1586161526</text:p>
          </table:table-cell>
          <table:table-cell table:number-columns-repeated="14"/>
        </table:table-row>
        <table:table-row table:style-name="ro1">
          <table:table-cell/>
          <table:table-cell table:formula="of:=['4 Threads'.BU197]" office:value-type="float" office:value="48" calcext:value-type="float">
            <text:p>48</text:p>
          </table:table-cell>
          <table:table-cell table:formula="of:=['4 Threads'.BV197]" office:value-type="float" office:value="0.088198895" calcext:value-type="float">
            <text:p>0.088198895</text:p>
          </table:table-cell>
          <table:table-cell table:formula="of:=['4 Threads'.BW197]" office:value-type="float" office:value="2.006728" calcext:value-type="float">
            <text:p>2.006728</text:p>
          </table:table-cell>
          <table:table-cell table:formula="of:=['4 Threads'.BX197]" office:value-type="float" office:value="0.0136024085190384" calcext:value-type="float">
            <text:p>0.0136024085</text:p>
          </table:table-cell>
          <table:table-cell table:formula="of:=['4 Threads'.BY197]" office:value-type="float" office:value="0.172887433826936" calcext:value-type="float">
            <text:p>0.1728874338</text:p>
          </table:table-cell>
          <table:table-cell table:number-columns-repeated="14"/>
        </table:table-row>
        <table:table-row table:style-name="ro1">
          <table:table-cell/>
          <table:table-cell table:formula="of:=['4 Threads'.BU198]" office:value-type="float" office:value="64" calcext:value-type="float">
            <text:p>64</text:p>
          </table:table-cell>
          <table:table-cell table:formula="of:=['4 Threads'.BV198]" office:value-type="float" office:value="0.06237467" calcext:value-type="float">
            <text:p>0.06237467</text:p>
          </table:table-cell>
          <table:table-cell table:formula="of:=['4 Threads'.BW198]" office:value-type="float" office:value="2.2606265" calcext:value-type="float">
            <text:p>2.2606265</text:p>
          </table:table-cell>
          <table:table-cell table:formula="of:=['4 Threads'.BX198]" office:value-type="float" office:value="0.00850342965311954" calcext:value-type="float">
            <text:p>0.0085034297</text:p>
          </table:table-cell>
          <table:table-cell table:formula="of:=['4 Threads'.BY198]" office:value-type="float" office:value="0.168445666269377" calcext:value-type="float">
            <text:p>0.1684456663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8 Thread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formula="of:=['8 Threads'.BU189]" office:value-type="string" office:string-value="Sockets" calcext:value-type="string">
            <text:p>Sockets</text:p>
          </table:table-cell>
          <table:table-cell table:formula="of:=['8 Threads'.BV189]" office:value-type="string" office:string-value="promMin" calcext:value-type="string">
            <text:p>promMin</text:p>
          </table:table-cell>
          <table:table-cell table:formula="of:=['8 Threads'.BW189]" office:value-type="string" office:string-value="promMax" calcext:value-type="string">
            <text:p>promMax</text:p>
          </table:table-cell>
          <table:table-cell table:formula="of:=['8 Threads'.BX189]" office:value-type="string" office:string-value="stdevMin" calcext:value-type="string">
            <text:p>stdevMin</text:p>
          </table:table-cell>
          <table:table-cell table:formula="of:=['8 Threads'.BY189]" office:value-type="string" office:string-value="stdevMax" calcext:value-type="string">
            <text:p>stdevMax</text:p>
          </table:table-cell>
          <table:table-cell table:number-columns-repeated="14"/>
        </table:table-row>
        <table:table-row table:style-name="ro1">
          <table:table-cell/>
          <table:table-cell table:formula="of:=['8 Threads'.BU190]" office:value-type="float" office:value="1" calcext:value-type="float">
            <text:p>1</text:p>
          </table:table-cell>
          <table:table-cell table:formula="of:=['8 Threads'.BV190]" office:value-type="float" office:value="2.3655565" calcext:value-type="float">
            <text:p>2.3655565</text:p>
          </table:table-cell>
          <table:table-cell table:formula="of:=['8 Threads'.BW190]" office:value-type="float" office:value="2.3655565" calcext:value-type="float">
            <text:p>2.3655565</text:p>
          </table:table-cell>
          <table:table-cell table:formula="of:=['8 Threads'.BX190]" office:value-type="float" office:value="0.077279589653669" calcext:value-type="float">
            <text:p>0.0772795897</text:p>
          </table:table-cell>
          <table:table-cell table:formula="of:=['8 Threads'.BY190]" office:value-type="float" office:value="0.077279589653669" calcext:value-type="float">
            <text:p>0.0772795897</text:p>
          </table:table-cell>
          <table:table-cell table:number-columns-repeated="14"/>
        </table:table-row>
        <table:table-row table:style-name="ro1">
          <table:table-cell/>
          <table:table-cell table:formula="of:=['8 Threads'.BU191]" office:value-type="float" office:value="2" calcext:value-type="float">
            <text:p>2</text:p>
          </table:table-cell>
          <table:table-cell table:formula="of:=['8 Threads'.BV191]" office:value-type="float" office:value="2.04024805" calcext:value-type="float">
            <text:p>2.04024805</text:p>
          </table:table-cell>
          <table:table-cell table:formula="of:=['8 Threads'.BW191]" office:value-type="float" office:value="2.2853071" calcext:value-type="float">
            <text:p>2.2853071</text:p>
          </table:table-cell>
          <table:table-cell table:formula="of:=['8 Threads'.BX191]" office:value-type="float" office:value="0.231485804318791" calcext:value-type="float">
            <text:p>0.2314858043</text:p>
          </table:table-cell>
          <table:table-cell table:formula="of:=['8 Threads'.BY191]" office:value-type="float" office:value="0.295278569341861" calcext:value-type="float">
            <text:p>0.2952785693</text:p>
          </table:table-cell>
          <table:table-cell table:number-columns-repeated="14"/>
        </table:table-row>
        <table:table-row table:style-name="ro1">
          <table:table-cell/>
          <table:table-cell table:formula="of:=['8 Threads'.BU192]" office:value-type="float" office:value="4" calcext:value-type="float">
            <text:p>4</text:p>
          </table:table-cell>
          <table:table-cell table:formula="of:=['8 Threads'.BV192]" office:value-type="float" office:value="0.7318061" calcext:value-type="float">
            <text:p>0.7318061</text:p>
          </table:table-cell>
          <table:table-cell table:formula="of:=['8 Threads'.BW192]" office:value-type="float" office:value="1.917144" calcext:value-type="float">
            <text:p>1.917144</text:p>
          </table:table-cell>
          <table:table-cell table:formula="of:=['8 Threads'.BX192]" office:value-type="float" office:value="0.0777429485751297" calcext:value-type="float">
            <text:p>0.0777429486</text:p>
          </table:table-cell>
          <table:table-cell table:formula="of:=['8 Threads'.BY192]" office:value-type="float" office:value="0.138411228518498" calcext:value-type="float">
            <text:p>0.1384112285</text:p>
          </table:table-cell>
          <table:table-cell table:number-columns-repeated="14"/>
        </table:table-row>
        <table:table-row table:style-name="ro1">
          <table:table-cell/>
          <table:table-cell table:formula="of:=['8 Threads'.BU193]" office:value-type="float" office:value="8" calcext:value-type="float">
            <text:p>8</text:p>
          </table:table-cell>
          <table:table-cell table:formula="of:=['8 Threads'.BV193]" office:value-type="float" office:value="0.4995859" calcext:value-type="float">
            <text:p>0.4995859</text:p>
          </table:table-cell>
          <table:table-cell table:formula="of:=['8 Threads'.BW193]" office:value-type="float" office:value="1.4533265" calcext:value-type="float">
            <text:p>1.4533265</text:p>
          </table:table-cell>
          <table:table-cell table:formula="of:=['8 Threads'.BX193]" office:value-type="float" office:value="0.0857710906825009" calcext:value-type="float">
            <text:p>0.0857710907</text:p>
          </table:table-cell>
          <table:table-cell table:formula="of:=['8 Threads'.BY193]" office:value-type="float" office:value="0.131811432219977" calcext:value-type="float">
            <text:p>0.1318114322</text:p>
          </table:table-cell>
          <table:table-cell table:number-columns-repeated="14"/>
        </table:table-row>
        <table:table-row table:style-name="ro1">
          <table:table-cell/>
          <table:table-cell table:formula="of:=['8 Threads'.BU194]" office:value-type="float" office:value="16" calcext:value-type="float">
            <text:p>16</text:p>
          </table:table-cell>
          <table:table-cell table:formula="of:=['8 Threads'.BV194]" office:value-type="float" office:value="0.299094" calcext:value-type="float">
            <text:p>0.299094</text:p>
          </table:table-cell>
          <table:table-cell table:formula="of:=['8 Threads'.BW194]" office:value-type="float" office:value="1.676388" calcext:value-type="float">
            <text:p>1.676388</text:p>
          </table:table-cell>
          <table:table-cell table:formula="of:=['8 Threads'.BX194]" office:value-type="float" office:value="0.0569866653672963" calcext:value-type="float">
            <text:p>0.0569866654</text:p>
          </table:table-cell>
          <table:table-cell table:formula="of:=['8 Threads'.BY194]" office:value-type="float" office:value="0.111164339399875" calcext:value-type="float">
            <text:p>0.1111643394</text:p>
          </table:table-cell>
          <table:table-cell table:number-columns-repeated="14"/>
        </table:table-row>
        <table:table-row table:style-name="ro1">
          <table:table-cell/>
          <table:table-cell table:formula="of:=['8 Threads'.BU195]" office:value-type="float" office:value="24" calcext:value-type="float">
            <text:p>24</text:p>
          </table:table-cell>
          <table:table-cell table:formula="of:=['8 Threads'.BV195]" office:value-type="float" office:value="0.147290445" calcext:value-type="float">
            <text:p>0.147290445</text:p>
          </table:table-cell>
          <table:table-cell table:formula="of:=['8 Threads'.BW195]" office:value-type="float" office:value="1.787939" calcext:value-type="float">
            <text:p>1.787939</text:p>
          </table:table-cell>
          <table:table-cell table:formula="of:=['8 Threads'.BX195]" office:value-type="float" office:value="0.0255574398979069" calcext:value-type="float">
            <text:p>0.0255574399</text:p>
          </table:table-cell>
          <table:table-cell table:formula="of:=['8 Threads'.BY195]" office:value-type="float" office:value="0.191668705122722" calcext:value-type="float">
            <text:p>0.1916687051</text:p>
          </table:table-cell>
          <table:table-cell table:number-columns-repeated="14"/>
        </table:table-row>
        <table:table-row table:style-name="ro1">
          <table:table-cell/>
          <table:table-cell table:formula="of:=['8 Threads'.BU196]" office:value-type="float" office:value="32" calcext:value-type="float">
            <text:p>32</text:p>
          </table:table-cell>
          <table:table-cell table:formula="of:=['8 Threads'.BV196]" office:value-type="float" office:value="0.126474855" calcext:value-type="float">
            <text:p>0.126474855</text:p>
          </table:table-cell>
          <table:table-cell table:formula="of:=['8 Threads'.BW196]" office:value-type="float" office:value="2.094304" calcext:value-type="float">
            <text:p>2.094304</text:p>
          </table:table-cell>
          <table:table-cell table:formula="of:=['8 Threads'.BX196]" office:value-type="float" office:value="0.0212831720225311" calcext:value-type="float">
            <text:p>0.021283172</text:p>
          </table:table-cell>
          <table:table-cell table:formula="of:=['8 Threads'.BY196]" office:value-type="float" office:value="0.206146764986042" calcext:value-type="float">
            <text:p>0.206146765</text:p>
          </table:table-cell>
          <table:table-cell table:number-columns-repeated="14"/>
        </table:table-row>
        <table:table-row table:style-name="ro1">
          <table:table-cell/>
          <table:table-cell table:formula="of:=['8 Threads'.BU197]" office:value-type="float" office:value="48" calcext:value-type="float">
            <text:p>48</text:p>
          </table:table-cell>
          <table:table-cell table:formula="of:=['8 Threads'.BV197]" office:value-type="float" office:value="0.074124935" calcext:value-type="float">
            <text:p>0.074124935</text:p>
          </table:table-cell>
          <table:table-cell table:formula="of:=['8 Threads'.BW197]" office:value-type="float" office:value="2.3077135" calcext:value-type="float">
            <text:p>2.3077135</text:p>
          </table:table-cell>
          <table:table-cell table:formula="of:=['8 Threads'.BX197]" office:value-type="float" office:value="0.0109891747266796" calcext:value-type="float">
            <text:p>0.0109891747</text:p>
          </table:table-cell>
          <table:table-cell table:formula="of:=['8 Threads'.BY197]" office:value-type="float" office:value="0.171475295276601" calcext:value-type="float">
            <text:p>0.1714752953</text:p>
          </table:table-cell>
          <table:table-cell table:number-columns-repeated="14"/>
        </table:table-row>
        <table:table-row table:style-name="ro1">
          <table:table-cell/>
          <table:table-cell table:formula="of:=['8 Threads'.BU198]" office:value-type="float" office:value="64" calcext:value-type="float">
            <text:p>64</text:p>
          </table:table-cell>
          <table:table-cell table:formula="of:=['8 Threads'.BV198]" office:value-type="float" office:value="0.06582216" calcext:value-type="float">
            <text:p>0.06582216</text:p>
          </table:table-cell>
          <table:table-cell table:formula="of:=['8 Threads'.BW198]" office:value-type="float" office:value="2.189571" calcext:value-type="float">
            <text:p>2.189571</text:p>
          </table:table-cell>
          <table:table-cell table:formula="of:=['8 Threads'.BX198]" office:value-type="float" office:value="0.0120639962282994" calcext:value-type="float">
            <text:p>0.0120639962</text:p>
          </table:table-cell>
          <table:table-cell table:formula="of:=['8 Threads'.BY198]" office:value-type="float" office:value="0.162979923318794" calcext:value-type="float">
            <text:p>0.1629799233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21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 style:data-style-name="N2" text:time-value="15:14:19.900003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22:31:57</meta:creation-date>
    <dc:date>2015-11-04T14:50:17.906982160</dc:date>
    <meta:editing-duration>PT2H6M8S</meta:editing-duration>
    <meta:editing-cycles>7</meta:editing-cycles>
    <meta:generator>LibreOffice/4.2.8.2$Linux_X86_64 LibreOffice_project/420m0$Build-2</meta:generator>
    <meta:document-statistic meta:table-count="5" meta:cell-count="1806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Q6:summary.Q14" chart:error-lower-range="summary.Q6:summary.Q14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Q6:summary.Q14" chart:error-lower-range="summary.Q6:summary.Q14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R6:summary.R14" chart:error-lower-range="summary.R6:summary.R14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R6:summary.R14" chart:error-lower-range="summary.R6:summary.R14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S6:summary.S14" chart:error-lower-range="summary.S6:summary.S14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ummary.S6:summary.S14" chart:error-lower-range="summary.S6:summary.S14" char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summary.T6:summary.T14" chart:error-lower-range="summary.T6:summary.T14"/>
      <style:graphic-properties draw:stroke="none" draw:fill-color="#579d1c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ummary.T6:summary.T14" chart:error-lower-range="summary.T6:summary.T14" char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06cm" svg:height="10.161cm" xlink:href=".." xlink:type="simple" chart:class="chart:bar" chart:style-name="ch1">
        <chart:title svg:x="0.964cm" svg:y="0.338cm" chart:style-name="ch2">
          <text:p>Tiempos Mínimos de consumo multisocket con Reuseport usando multithreading</text:p>
        </chart:title>
        <chart:subtitle svg:x="4.061cm" svg:y="1.362cm" chart:style-name="ch3">
          <text:p>Distribuyendo una cuota de 1G de paquetes - All0Sched</text:p>
        </chart:subtitle>
        <chart:legend chart:legend-position="bottom" svg:x="5.038cm" svg:y="9.351cm" style:legend-expansion="wide" chart:style-name="ch4"/>
        <chart:plot-area chart:style-name="ch5" table:cell-range-address="summary.L5:summary.P14" chart:data-source-has-labels="both" svg:x="1.395cm" svg:y="2.252cm" svg:width="16.304cm" svg:height="5.892cm">
          <chartooo:coordinate-region svg:x="2.16cm" svg:y="2.465cm" svg:width="15.539cm" svg:height="5.005cm"/>
          <chart:axis chart:dimension="x" chart:name="primary-x" chart:style-name="ch6" chartooo:axis-type="auto">
            <chartooo:date-scale/>
            <chart:title svg:x="8.038cm" svg:y="8.348cm" chart:style-name="ch7">
              <text:p>Número de sockets</text:p>
            </chart:title>
            <chart:categories table:cell-range-address="summary.L6:summary.L14"/>
          </chart:axis>
          <chart:axis chart:dimension="y" chart:name="primary-y" chart:style-name="ch8">
            <chart:title svg:x="0.451cm" svg:y="6.011cm" chart:style-name="ch9">
              <text:p>Tiempo [s]</text:p>
            </chart:title>
            <chart:grid chart:style-name="ch10" chart:class="major"/>
          </chart:axis>
          <chart:series chart:style-name="ch11" chart:values-cell-range-address="summary.M6:summary.M14" chart:label-cell-address="summary.M5:summary.M5" chart:class="chart:bar">
            <chart:error-indicator chart:style-name="ch12" chart:dimension="y"/>
            <chart:data-point chart:repeated="9"/>
          </chart:series>
          <chart:series chart:style-name="ch13" chart:values-cell-range-address="summary.N6:summary.N14" chart:label-cell-address="summary.N5:summary.N5" chart:class="chart:bar">
            <chart:error-indicator chart:style-name="ch14" chart:dimension="y"/>
            <chart:data-point chart:repeated="9"/>
          </chart:series>
          <chart:series chart:style-name="ch15" chart:values-cell-range-address="summary.O6:summary.O14" chart:label-cell-address="summary.O5:summary.O5" chart:class="chart:bar">
            <chart:error-indicator chart:style-name="ch16" chart:dimension="y"/>
            <chart:data-point chart:repeated="9"/>
          </chart:series>
          <chart:series chart:style-name="ch17" chart:values-cell-range-address="summary.P6:summary.P14" chart:label-cell-address="summary.P5:summary.P5" chart:class="chart:bar">
            <chart:error-indicator chart:style-name="ch18" chart:dimension="y"/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5:summary.M5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2 Thread</text:p>
                <draw:g>
                  <svg:desc>summary.N5:summary.N5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  <table:table-cell office:value-type="string">
                <text:p>4 Thread</text:p>
                <draw:g>
                  <svg:desc>summary.O5:summary.O5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  <table:table-cell office:value-type="string">
                <text:p>8 Thread</text:p>
                <draw:g>
                  <svg:desc>summary.P5:summary.P5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6:summary.L14</svg:desc>
                </draw:g>
              </table:table-cell>
              <table:table-cell office:value-type="float" office:value="2.089579">
                <text:p>2.089579</text:p>
                <draw:g>
                  <svg:desc>summary.M6:summary.M14</svg:desc>
                </draw:g>
              </table:table-cell>
              <table:table-cell office:value-type="float" office:value="0.108552627097352">
                <text:p>0.108552627097352</text:p>
                <draw:g>
                  <svg:desc>summary.Q6:summary.Q14</svg:desc>
                </draw:g>
              </table:table-cell>
              <table:table-cell office:value-type="float" office:value="0.108552627097352">
                <text:p>0.108552627097352</text:p>
                <draw:g>
                  <svg:desc>summary.Q6:summary.Q14</svg:desc>
                </draw:g>
              </table:table-cell>
              <table:table-cell office:value-type="float" office:value="2.316567">
                <text:p>2.316567</text:p>
                <draw:g>
                  <svg:desc>summary.N6:summary.N14</svg:desc>
                </draw:g>
              </table:table-cell>
              <table:table-cell office:value-type="float" office:value="0.108119529543391">
                <text:p>0.108119529543391</text:p>
                <draw:g>
                  <svg:desc>summary.R6:summary.R14</svg:desc>
                </draw:g>
              </table:table-cell>
              <table:table-cell office:value-type="float" office:value="0.108119529543391">
                <text:p>0.108119529543391</text:p>
                <draw:g>
                  <svg:desc>summary.R6:summary.R14</svg:desc>
                </draw:g>
              </table:table-cell>
              <table:table-cell office:value-type="float" office:value="2.261999">
                <text:p>2.261999</text:p>
                <draw:g>
                  <svg:desc>summary.O6:summary.O14</svg:desc>
                </draw:g>
              </table:table-cell>
              <table:table-cell office:value-type="float" office:value="0.117130069399926">
                <text:p>0.117130069399926</text:p>
                <draw:g>
                  <svg:desc>summary.S6:summary.S14</svg:desc>
                </draw:g>
              </table:table-cell>
              <table:table-cell office:value-type="float" office:value="0.117130069399926">
                <text:p>0.117130069399926</text:p>
                <draw:g>
                  <svg:desc>summary.S6:summary.S14</svg:desc>
                </draw:g>
              </table:table-cell>
              <table:table-cell office:value-type="float" office:value="2.3655565">
                <text:p>2.3655565</text:p>
                <draw:g>
                  <svg:desc>summary.P6:summary.P14</svg:desc>
                </draw:g>
              </table:table-cell>
              <table:table-cell office:value-type="float" office:value="0.077279589653669">
                <text:p>0.077279589653669</text:p>
                <draw:g>
                  <svg:desc>summary.T6:summary.T14</svg:desc>
                </draw:g>
              </table:table-cell>
              <table:table-cell office:value-type="float" office:value="0.077279589653669">
                <text:p>0.077279589653669</text:p>
                <draw:g>
                  <svg:desc>summary.T6:summary.T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0791293">
                <text:p>2.0791293</text:p>
              </table:table-cell>
              <table:table-cell office:value-type="float" office:value="0.28387531545108">
                <text:p>0.28387531545108</text:p>
              </table:table-cell>
              <table:table-cell office:value-type="float" office:value="0.28387531545108">
                <text:p>0.28387531545108</text:p>
              </table:table-cell>
              <table:table-cell office:value-type="float" office:value="2.1245145">
                <text:p>2.1245145</text:p>
              </table:table-cell>
              <table:table-cell office:value-type="float" office:value="0.17344833663898">
                <text:p>0.17344833663898</text:p>
              </table:table-cell>
              <table:table-cell office:value-type="float" office:value="0.17344833663898">
                <text:p>0.17344833663898</text:p>
              </table:table-cell>
              <table:table-cell office:value-type="float" office:value="2.1679405">
                <text:p>2.1679405</text:p>
              </table:table-cell>
              <table:table-cell office:value-type="float" office:value="0.270197507796928">
                <text:p>0.270197507796928</text:p>
              </table:table-cell>
              <table:table-cell office:value-type="float" office:value="0.270197507796928">
                <text:p>0.270197507796928</text:p>
              </table:table-cell>
              <table:table-cell office:value-type="float" office:value="2.04024805">
                <text:p>2.04024805</text:p>
              </table:table-cell>
              <table:table-cell office:value-type="float" office:value="0.231485804318791">
                <text:p>0.231485804318791</text:p>
              </table:table-cell>
              <table:table-cell office:value-type="float" office:value="0.231485804318791">
                <text:p>0.2314858043187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7568609">
                <text:p>0.7568609</text:p>
              </table:table-cell>
              <table:table-cell office:value-type="float" office:value="0.210625836147826">
                <text:p>0.210625836147826</text:p>
              </table:table-cell>
              <table:table-cell office:value-type="float" office:value="0.210625836147826">
                <text:p>0.210625836147826</text:p>
              </table:table-cell>
              <table:table-cell office:value-type="float" office:value="0.8905934">
                <text:p>0.8905934</text:p>
              </table:table-cell>
              <table:table-cell office:value-type="float" office:value="0.223775716910952">
                <text:p>0.223775716910952</text:p>
              </table:table-cell>
              <table:table-cell office:value-type="float" office:value="0.223775716910952">
                <text:p>0.223775716910952</text:p>
              </table:table-cell>
              <table:table-cell office:value-type="float" office:value="0.9925649">
                <text:p>0.9925649</text:p>
              </table:table-cell>
              <table:table-cell office:value-type="float" office:value="0.254595600483441">
                <text:p>0.254595600483441</text:p>
              </table:table-cell>
              <table:table-cell office:value-type="float" office:value="0.254595600483441">
                <text:p>0.254595600483441</text:p>
              </table:table-cell>
              <table:table-cell office:value-type="float" office:value="0.7318061">
                <text:p>0.7318061</text:p>
              </table:table-cell>
              <table:table-cell office:value-type="float" office:value="0.0777429485751297">
                <text:p>0.0777429485751297</text:p>
              </table:table-cell>
              <table:table-cell office:value-type="float" office:value="0.0777429485751297">
                <text:p>0.077742948575129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6584525">
                <text:p>0.66584525</text:p>
              </table:table-cell>
              <table:table-cell office:value-type="float" office:value="0.124908181752151">
                <text:p>0.124908181752151</text:p>
              </table:table-cell>
              <table:table-cell office:value-type="float" office:value="0.124908181752151">
                <text:p>0.124908181752151</text:p>
              </table:table-cell>
              <table:table-cell office:value-type="float" office:value="0.5229979">
                <text:p>0.5229979</text:p>
              </table:table-cell>
              <table:table-cell office:value-type="float" office:value="0.0959608707545479">
                <text:p>0.0959608707545479</text:p>
              </table:table-cell>
              <table:table-cell office:value-type="float" office:value="0.0959608707545479">
                <text:p>0.0959608707545479</text:p>
              </table:table-cell>
              <table:table-cell office:value-type="float" office:value="0.60088615">
                <text:p>0.60088615</text:p>
              </table:table-cell>
              <table:table-cell office:value-type="float" office:value="0.123366033899794">
                <text:p>0.123366033899794</text:p>
              </table:table-cell>
              <table:table-cell office:value-type="float" office:value="0.123366033899794">
                <text:p>0.123366033899794</text:p>
              </table:table-cell>
              <table:table-cell office:value-type="float" office:value="0.4995859">
                <text:p>0.4995859</text:p>
              </table:table-cell>
              <table:table-cell office:value-type="float" office:value="0.0857710906825009">
                <text:p>0.0857710906825009</text:p>
              </table:table-cell>
              <table:table-cell office:value-type="float" office:value="0.0857710906825009">
                <text:p>0.085771090682500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9069835">
                <text:p>0.29069835</text:p>
              </table:table-cell>
              <table:table-cell office:value-type="float" office:value="0.0478144141626535">
                <text:p>0.0478144141626535</text:p>
              </table:table-cell>
              <table:table-cell office:value-type="float" office:value="0.0478144141626535">
                <text:p>0.0478144141626535</text:p>
              </table:table-cell>
              <table:table-cell office:value-type="float" office:value="0.32283435">
                <text:p>0.32283435</text:p>
              </table:table-cell>
              <table:table-cell office:value-type="float" office:value="0.0525763970783856">
                <text:p>0.0525763970783856</text:p>
              </table:table-cell>
              <table:table-cell office:value-type="float" office:value="0.0525763970783856">
                <text:p>0.0525763970783856</text:p>
              </table:table-cell>
              <table:table-cell office:value-type="float" office:value="0.28460785">
                <text:p>0.28460785</text:p>
              </table:table-cell>
              <table:table-cell office:value-type="float" office:value="0.0442224373546527">
                <text:p>0.0442224373546527</text:p>
              </table:table-cell>
              <table:table-cell office:value-type="float" office:value="0.0442224373546527">
                <text:p>0.0442224373546527</text:p>
              </table:table-cell>
              <table:table-cell office:value-type="float" office:value="0.299094">
                <text:p>0.299094</text:p>
              </table:table-cell>
              <table:table-cell office:value-type="float" office:value="0.0569866653672963">
                <text:p>0.0569866653672963</text:p>
              </table:table-cell>
              <table:table-cell office:value-type="float" office:value="0.0569866653672963">
                <text:p>0.056986665367296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91548395">
                <text:p>0.191548395</text:p>
              </table:table-cell>
              <table:table-cell office:value-type="float" office:value="0.0332297673483013">
                <text:p>0.0332297673483013</text:p>
              </table:table-cell>
              <table:table-cell office:value-type="float" office:value="0.0332297673483013">
                <text:p>0.0332297673483013</text:p>
              </table:table-cell>
              <table:table-cell office:value-type="float" office:value="0.217367105">
                <text:p>0.217367105</text:p>
              </table:table-cell>
              <table:table-cell office:value-type="float" office:value="0.0382804016440716">
                <text:p>0.0382804016440716</text:p>
              </table:table-cell>
              <table:table-cell office:value-type="float" office:value="0.0382804016440716">
                <text:p>0.0382804016440716</text:p>
              </table:table-cell>
              <table:table-cell office:value-type="float" office:value="0.212692145">
                <text:p>0.212692145</text:p>
              </table:table-cell>
              <table:table-cell office:value-type="float" office:value="0.0393732458369809">
                <text:p>0.0393732458369809</text:p>
              </table:table-cell>
              <table:table-cell office:value-type="float" office:value="0.0393732458369809">
                <text:p>0.0393732458369809</text:p>
              </table:table-cell>
              <table:table-cell office:value-type="float" office:value="0.147290445">
                <text:p>0.147290445</text:p>
              </table:table-cell>
              <table:table-cell office:value-type="float" office:value="0.0255574398979069">
                <text:p>0.0255574398979069</text:p>
              </table:table-cell>
              <table:table-cell office:value-type="float" office:value="0.0255574398979069">
                <text:p>0.025557439897906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6486227">
                <text:p>0.16486227</text:p>
              </table:table-cell>
              <table:table-cell office:value-type="float" office:value="0.0304764048544206">
                <text:p>0.0304764048544206</text:p>
              </table:table-cell>
              <table:table-cell office:value-type="float" office:value="0.0304764048544206">
                <text:p>0.0304764048544206</text:p>
              </table:table-cell>
              <table:table-cell office:value-type="float" office:value="0.17038723">
                <text:p>0.17038723</text:p>
              </table:table-cell>
              <table:table-cell office:value-type="float" office:value="0.0311272287753322">
                <text:p>0.0311272287753322</text:p>
              </table:table-cell>
              <table:table-cell office:value-type="float" office:value="0.0311272287753322">
                <text:p>0.0311272287753322</text:p>
              </table:table-cell>
              <table:table-cell office:value-type="float" office:value="0.15165146">
                <text:p>0.15165146</text:p>
              </table:table-cell>
              <table:table-cell office:value-type="float" office:value="0.028778568345172">
                <text:p>0.028778568345172</text:p>
              </table:table-cell>
              <table:table-cell office:value-type="float" office:value="0.028778568345172">
                <text:p>0.028778568345172</text:p>
              </table:table-cell>
              <table:table-cell office:value-type="float" office:value="0.126474855">
                <text:p>0.126474855</text:p>
              </table:table-cell>
              <table:table-cell office:value-type="float" office:value="0.0212831720225311">
                <text:p>0.0212831720225311</text:p>
              </table:table-cell>
              <table:table-cell office:value-type="float" office:value="0.0212831720225311">
                <text:p>0.021283172022531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108355285">
                <text:p>0.108355285</text:p>
              </table:table-cell>
              <table:table-cell office:value-type="float" office:value="0.0235617881625675">
                <text:p>0.0235617881625675</text:p>
              </table:table-cell>
              <table:table-cell office:value-type="float" office:value="0.0235617881625675">
                <text:p>0.0235617881625675</text:p>
              </table:table-cell>
              <table:table-cell office:value-type="float" office:value="0.104917605">
                <text:p>0.104917605</text:p>
              </table:table-cell>
              <table:table-cell office:value-type="float" office:value="0.0229613882686295">
                <text:p>0.0229613882686295</text:p>
              </table:table-cell>
              <table:table-cell office:value-type="float" office:value="0.0229613882686295">
                <text:p>0.0229613882686295</text:p>
              </table:table-cell>
              <table:table-cell office:value-type="float" office:value="0.088198895">
                <text:p>0.088198895</text:p>
              </table:table-cell>
              <table:table-cell office:value-type="float" office:value="0.0136024085190384">
                <text:p>0.0136024085190384</text:p>
              </table:table-cell>
              <table:table-cell office:value-type="float" office:value="0.0136024085190384">
                <text:p>0.0136024085190384</text:p>
              </table:table-cell>
              <table:table-cell office:value-type="float" office:value="0.074124935">
                <text:p>0.074124935</text:p>
              </table:table-cell>
              <table:table-cell office:value-type="float" office:value="0.0109891747266796">
                <text:p>0.0109891747266796</text:p>
              </table:table-cell>
              <table:table-cell office:value-type="float" office:value="0.0109891747266796">
                <text:p>0.010989174726679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65432025">
                <text:p>0.065432025</text:p>
              </table:table-cell>
              <table:table-cell office:value-type="float" office:value="0.0120767679813337">
                <text:p>0.0120767679813337</text:p>
              </table:table-cell>
              <table:table-cell office:value-type="float" office:value="0.0120767679813337">
                <text:p>0.0120767679813337</text:p>
              </table:table-cell>
              <table:table-cell office:value-type="float" office:value="0.07468788">
                <text:p>0.07468788</text:p>
              </table:table-cell>
              <table:table-cell office:value-type="float" office:value="0.0148813309221885">
                <text:p>0.0148813309221885</text:p>
              </table:table-cell>
              <table:table-cell office:value-type="float" office:value="0.0148813309221885">
                <text:p>0.0148813309221885</text:p>
              </table:table-cell>
              <table:table-cell office:value-type="float" office:value="0.06237467">
                <text:p>0.06237467</text:p>
              </table:table-cell>
              <table:table-cell office:value-type="float" office:value="0.00850342965311954">
                <text:p>0.00850342965311954</text:p>
              </table:table-cell>
              <table:table-cell office:value-type="float" office:value="0.00850342965311954">
                <text:p>0.00850342965311954</text:p>
              </table:table-cell>
              <table:table-cell office:value-type="float" office:value="0.06582216">
                <text:p>0.06582216</text:p>
              </table:table-cell>
              <table:table-cell office:value-type="float" office:value="0.0120639962282994">
                <text:p>0.0120639962282994</text:p>
              </table:table-cell>
              <table:table-cell office:value-type="float" office:value="0.0120639962282994">
                <text:p>0.01206399622829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Q21:summary.Q29" chart:error-lower-range="summary.Q21:summary.Q29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Q21:summary.Q29" chart:error-lower-range="summary.Q21:summary.Q29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R21:summary.R29" chart:error-lower-range="summary.R21:summary.R29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R21:summary.R29" chart:error-lower-range="summary.R21:summary.R29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S21:summary.S29" chart:error-lower-range="summary.S21:summary.S29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ummary.S21:summary.S29" chart:error-lower-range="summary.S21:summary.S29" char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summary.T21:summary.T29" chart:error-lower-range="summary.T21:summary.T29"/>
      <style:graphic-properties draw:stroke="none" draw:fill-color="#579d1c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ummary.T21:summary.T29" chart:error-lower-range="summary.T21:summary.T29" char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06cm" svg:height="10.161cm" xlink:href=".." xlink:type="simple" chart:class="chart:bar" chart:style-name="ch1">
        <chart:title svg:x="0.903cm" svg:y="0.338cm" chart:style-name="ch2">
          <text:p>Tiempos Máximos de consumo multisocket con Reuseport usando multithreading</text:p>
        </chart:title>
        <chart:subtitle svg:x="4.122cm" svg:y="1.362cm" chart:style-name="ch3">
          <text:p>Distribuyendo una cuota de 1G de paquetes- All0Sched</text:p>
        </chart:subtitle>
        <chart:legend chart:legend-position="bottom" svg:x="5.038cm" svg:y="9.351cm" style:legend-expansion="wide" chart:style-name="ch4"/>
        <chart:plot-area chart:style-name="ch5" table:cell-range-address="summary.L20:summary.P29" chart:data-source-has-labels="both" svg:x="1.395cm" svg:y="2.252cm" svg:width="16.304cm" svg:height="5.892cm">
          <chartooo:coordinate-region svg:x="2.16cm" svg:y="2.465cm" svg:width="15.539cm" svg:height="5.005cm"/>
          <chart:axis chart:dimension="x" chart:name="primary-x" chart:style-name="ch6" chartooo:axis-type="auto">
            <chartooo:date-scale/>
            <chart:title svg:x="8.023cm" svg:y="8.348cm" chart:style-name="ch7">
              <text:p>Número de Sockets</text:p>
            </chart:title>
            <chart:categories table:cell-range-address="summary.L21:summary.L29"/>
          </chart:axis>
          <chart:axis chart:dimension="y" chart:name="primary-y" chart:style-name="ch8">
            <chart:title svg:x="0.451cm" svg:y="6.011cm" chart:style-name="ch9">
              <text:p>Tiempo [s]</text:p>
            </chart:title>
            <chart:grid chart:style-name="ch10" chart:class="major"/>
          </chart:axis>
          <chart:series chart:style-name="ch11" chart:values-cell-range-address="summary.M21:summary.M29" chart:label-cell-address="summary.M20:summary.M20" chart:class="chart:bar">
            <chart:error-indicator chart:style-name="ch12" chart:dimension="y"/>
            <chart:data-point chart:repeated="9"/>
          </chart:series>
          <chart:series chart:style-name="ch13" chart:values-cell-range-address="summary.N21:summary.N29" chart:label-cell-address="summary.N20:summary.N20" chart:class="chart:bar">
            <chart:error-indicator chart:style-name="ch14" chart:dimension="y"/>
            <chart:data-point chart:repeated="9"/>
          </chart:series>
          <chart:series chart:style-name="ch15" chart:values-cell-range-address="summary.O21:summary.O29" chart:label-cell-address="summary.O20:summary.O20" chart:class="chart:bar">
            <chart:error-indicator chart:style-name="ch16" chart:dimension="y"/>
            <chart:data-point chart:repeated="9"/>
          </chart:series>
          <chart:series chart:style-name="ch17" chart:values-cell-range-address="summary.P21:summary.P29" chart:label-cell-address="summary.P20:summary.P20" chart:class="chart:bar">
            <chart:error-indicator chart:style-name="ch18" chart:dimension="y"/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20:summary.M20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2 Thread</text:p>
                <draw:g>
                  <svg:desc>summary.N20:summary.N20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Column R</text:p>
              </table:table-cell>
              <table:table-cell office:value-type="string">
                <text:p>4 Thread</text:p>
                <draw:g>
                  <svg:desc>summary.O20:summary.O20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  <table:table-cell office:value-type="string">
                <text:p>8 Thread</text:p>
                <draw:g>
                  <svg:desc>summary.P20:summary.P20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21:summary.L29</svg:desc>
                </draw:g>
              </table:table-cell>
              <table:table-cell office:value-type="float" office:value="2.089579">
                <text:p>2.089579</text:p>
                <draw:g>
                  <svg:desc>summary.M21:summary.M29</svg:desc>
                </draw:g>
              </table:table-cell>
              <table:table-cell office:value-type="float" office:value="0.108552627097352">
                <text:p>0.108552627097352</text:p>
                <draw:g>
                  <svg:desc>summary.Q21:summary.Q29</svg:desc>
                </draw:g>
              </table:table-cell>
              <table:table-cell office:value-type="float" office:value="0.108552627097352">
                <text:p>0.108552627097352</text:p>
                <draw:g>
                  <svg:desc>summary.Q21:summary.Q29</svg:desc>
                </draw:g>
              </table:table-cell>
              <table:table-cell office:value-type="float" office:value="2.316567">
                <text:p>2.316567</text:p>
                <draw:g>
                  <svg:desc>summary.N21:summary.N29</svg:desc>
                </draw:g>
              </table:table-cell>
              <table:table-cell office:value-type="float" office:value="0.108119529543391">
                <text:p>0.108119529543391</text:p>
                <draw:g>
                  <svg:desc>summary.R21:summary.R29</svg:desc>
                </draw:g>
              </table:table-cell>
              <table:table-cell office:value-type="float" office:value="0.108119529543391">
                <text:p>0.108119529543391</text:p>
                <draw:g>
                  <svg:desc>summary.R21:summary.R29</svg:desc>
                </draw:g>
              </table:table-cell>
              <table:table-cell office:value-type="float" office:value="2.261999">
                <text:p>2.261999</text:p>
                <draw:g>
                  <svg:desc>summary.O21:summary.O29</svg:desc>
                </draw:g>
              </table:table-cell>
              <table:table-cell office:value-type="float" office:value="0.117130069399926">
                <text:p>0.117130069399926</text:p>
                <draw:g>
                  <svg:desc>summary.S21:summary.S29</svg:desc>
                </draw:g>
              </table:table-cell>
              <table:table-cell office:value-type="float" office:value="0.117130069399926">
                <text:p>0.117130069399926</text:p>
                <draw:g>
                  <svg:desc>summary.S21:summary.S29</svg:desc>
                </draw:g>
              </table:table-cell>
              <table:table-cell office:value-type="float" office:value="2.3655565">
                <text:p>2.3655565</text:p>
                <draw:g>
                  <svg:desc>summary.P21:summary.P29</svg:desc>
                </draw:g>
              </table:table-cell>
              <table:table-cell office:value-type="float" office:value="0.077279589653669">
                <text:p>0.077279589653669</text:p>
                <draw:g>
                  <svg:desc>summary.T21:summary.T29</svg:desc>
                </draw:g>
              </table:table-cell>
              <table:table-cell office:value-type="float" office:value="0.077279589653669">
                <text:p>0.077279589653669</text:p>
                <draw:g>
                  <svg:desc>summary.T21:summary.T2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39299">
                <text:p>2.239299</text:p>
              </table:table-cell>
              <table:table-cell office:value-type="float" office:value="0.328550630320423">
                <text:p>0.328550630320423</text:p>
              </table:table-cell>
              <table:table-cell office:value-type="float" office:value="0.328550630320423">
                <text:p>0.328550630320423</text:p>
              </table:table-cell>
              <table:table-cell office:value-type="float" office:value="2.463267">
                <text:p>2.463267</text:p>
              </table:table-cell>
              <table:table-cell office:value-type="float" office:value="0.23813052291758">
                <text:p>0.23813052291758</text:p>
              </table:table-cell>
              <table:table-cell office:value-type="float" office:value="0.23813052291758">
                <text:p>0.23813052291758</text:p>
              </table:table-cell>
              <table:table-cell office:value-type="float" office:value="2.44223">
                <text:p>2.44223</text:p>
              </table:table-cell>
              <table:table-cell office:value-type="float" office:value="0.369838148743189">
                <text:p>0.369838148743189</text:p>
              </table:table-cell>
              <table:table-cell office:value-type="float" office:value="0.369838148743189">
                <text:p>0.369838148743189</text:p>
              </table:table-cell>
              <table:table-cell office:value-type="float" office:value="2.2853071">
                <text:p>2.2853071</text:p>
              </table:table-cell>
              <table:table-cell office:value-type="float" office:value="0.295278569341861">
                <text:p>0.295278569341861</text:p>
              </table:table-cell>
              <table:table-cell office:value-type="float" office:value="0.295278569341861">
                <text:p>0.2952785693418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8456745">
                <text:p>1.8456745</text:p>
              </table:table-cell>
              <table:table-cell office:value-type="float" office:value="0.13828364784665">
                <text:p>0.13828364784665</text:p>
              </table:table-cell>
              <table:table-cell office:value-type="float" office:value="0.13828364784665">
                <text:p>0.13828364784665</text:p>
              </table:table-cell>
              <table:table-cell office:value-type="float" office:value="1.8393825">
                <text:p>1.8393825</text:p>
              </table:table-cell>
              <table:table-cell office:value-type="float" office:value="0.141349036504405">
                <text:p>0.141349036504405</text:p>
              </table:table-cell>
              <table:table-cell office:value-type="float" office:value="0.141349036504405">
                <text:p>0.141349036504405</text:p>
              </table:table-cell>
              <table:table-cell office:value-type="float" office:value="2.003695">
                <text:p>2.003695</text:p>
              </table:table-cell>
              <table:table-cell office:value-type="float" office:value="0.162002712115862">
                <text:p>0.162002712115862</text:p>
              </table:table-cell>
              <table:table-cell office:value-type="float" office:value="0.162002712115862">
                <text:p>0.162002712115862</text:p>
              </table:table-cell>
              <table:table-cell office:value-type="float" office:value="1.917144">
                <text:p>1.917144</text:p>
              </table:table-cell>
              <table:table-cell office:value-type="float" office:value="0.138411228518498">
                <text:p>0.138411228518498</text:p>
              </table:table-cell>
              <table:table-cell office:value-type="float" office:value="0.138411228518498">
                <text:p>0.13841122851849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50069275">
                <text:p>1.50069275</text:p>
              </table:table-cell>
              <table:table-cell office:value-type="float" office:value="0.23309478601277">
                <text:p>0.23309478601277</text:p>
              </table:table-cell>
              <table:table-cell office:value-type="float" office:value="0.23309478601277">
                <text:p>0.23309478601277</text:p>
              </table:table-cell>
              <table:table-cell office:value-type="float" office:value="1.5891456">
                <text:p>1.5891456</text:p>
              </table:table-cell>
              <table:table-cell office:value-type="float" office:value="0.251978465137891">
                <text:p>0.251978465137891</text:p>
              </table:table-cell>
              <table:table-cell office:value-type="float" office:value="0.251978465137891">
                <text:p>0.251978465137891</text:p>
              </table:table-cell>
              <table:table-cell office:value-type="float" office:value="1.5483345">
                <text:p>1.5483345</text:p>
              </table:table-cell>
              <table:table-cell office:value-type="float" office:value="0.182945301355602">
                <text:p>0.182945301355602</text:p>
              </table:table-cell>
              <table:table-cell office:value-type="float" office:value="0.182945301355602">
                <text:p>0.182945301355602</text:p>
              </table:table-cell>
              <table:table-cell office:value-type="float" office:value="1.4533265">
                <text:p>1.4533265</text:p>
              </table:table-cell>
              <table:table-cell office:value-type="float" office:value="0.131811432219977">
                <text:p>0.131811432219977</text:p>
              </table:table-cell>
              <table:table-cell office:value-type="float" office:value="0.131811432219977">
                <text:p>0.13181143221997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57786605">
                <text:p>1.57786605</text:p>
              </table:table-cell>
              <table:table-cell office:value-type="float" office:value="0.157732868865827">
                <text:p>0.157732868865827</text:p>
              </table:table-cell>
              <table:table-cell office:value-type="float" office:value="0.157732868865827">
                <text:p>0.157732868865827</text:p>
              </table:table-cell>
              <table:table-cell office:value-type="float" office:value="1.5124414">
                <text:p>1.5124414</text:p>
              </table:table-cell>
              <table:table-cell office:value-type="float" office:value="0.138831167742125">
                <text:p>0.138831167742125</text:p>
              </table:table-cell>
              <table:table-cell office:value-type="float" office:value="0.138831167742125">
                <text:p>0.138831167742125</text:p>
              </table:table-cell>
              <table:table-cell office:value-type="float" office:value="1.66098">
                <text:p>1.66098</text:p>
              </table:table-cell>
              <table:table-cell office:value-type="float" office:value="0.139135317804382">
                <text:p>0.139135317804382</text:p>
              </table:table-cell>
              <table:table-cell office:value-type="float" office:value="0.139135317804382">
                <text:p>0.139135317804382</text:p>
              </table:table-cell>
              <table:table-cell office:value-type="float" office:value="1.676388">
                <text:p>1.676388</text:p>
              </table:table-cell>
              <table:table-cell office:value-type="float" office:value="0.111164339399875">
                <text:p>0.111164339399875</text:p>
              </table:table-cell>
              <table:table-cell office:value-type="float" office:value="0.111164339399875">
                <text:p>0.11116433939987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57714915">
                <text:p>1.57714915</text:p>
              </table:table-cell>
              <table:table-cell office:value-type="float" office:value="0.188978617640871">
                <text:p>0.188978617640871</text:p>
              </table:table-cell>
              <table:table-cell office:value-type="float" office:value="0.188978617640871">
                <text:p>0.188978617640871</text:p>
              </table:table-cell>
              <table:table-cell office:value-type="float" office:value="1.4788045">
                <text:p>1.4788045</text:p>
              </table:table-cell>
              <table:table-cell office:value-type="float" office:value="0.148624109615986">
                <text:p>0.148624109615986</text:p>
              </table:table-cell>
              <table:table-cell office:value-type="float" office:value="0.148624109615986">
                <text:p>0.148624109615986</text:p>
              </table:table-cell>
              <table:table-cell office:value-type="float" office:value="1.686431">
                <text:p>1.686431</text:p>
              </table:table-cell>
              <table:table-cell office:value-type="float" office:value="0.189356999515535">
                <text:p>0.189356999515535</text:p>
              </table:table-cell>
              <table:table-cell office:value-type="float" office:value="0.189356999515535">
                <text:p>0.189356999515535</text:p>
              </table:table-cell>
              <table:table-cell office:value-type="float" office:value="1.787939">
                <text:p>1.787939</text:p>
              </table:table-cell>
              <table:table-cell office:value-type="float" office:value="0.191668705122722">
                <text:p>0.191668705122722</text:p>
              </table:table-cell>
              <table:table-cell office:value-type="float" office:value="0.191668705122722">
                <text:p>0.19166870512272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7607475">
                <text:p>1.7607475</text:p>
              </table:table-cell>
              <table:table-cell office:value-type="float" office:value="0.150183487808072">
                <text:p>0.150183487808072</text:p>
              </table:table-cell>
              <table:table-cell office:value-type="float" office:value="0.150183487808072">
                <text:p>0.150183487808072</text:p>
              </table:table-cell>
              <table:table-cell office:value-type="float" office:value="1.794387">
                <text:p>1.794387</text:p>
              </table:table-cell>
              <table:table-cell office:value-type="float" office:value="0.158875014291274">
                <text:p>0.158875014291274</text:p>
              </table:table-cell>
              <table:table-cell office:value-type="float" office:value="0.158875014291274">
                <text:p>0.158875014291274</text:p>
              </table:table-cell>
              <table:table-cell office:value-type="float" office:value="1.769815">
                <text:p>1.769815</text:p>
              </table:table-cell>
              <table:table-cell office:value-type="float" office:value="0.158616152612957">
                <text:p>0.158616152612957</text:p>
              </table:table-cell>
              <table:table-cell office:value-type="float" office:value="0.158616152612957">
                <text:p>0.158616152612957</text:p>
              </table:table-cell>
              <table:table-cell office:value-type="float" office:value="2.094304">
                <text:p>2.094304</text:p>
              </table:table-cell>
              <table:table-cell office:value-type="float" office:value="0.206146764986042">
                <text:p>0.206146764986042</text:p>
              </table:table-cell>
              <table:table-cell office:value-type="float" office:value="0.206146764986042">
                <text:p>0.20614676498604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7545221">
                <text:p>1.7545221</text:p>
              </table:table-cell>
              <table:table-cell office:value-type="float" office:value="0.18066630723358">
                <text:p>0.18066630723358</text:p>
              </table:table-cell>
              <table:table-cell office:value-type="float" office:value="0.18066630723358">
                <text:p>0.18066630723358</text:p>
              </table:table-cell>
              <table:table-cell office:value-type="float" office:value="1.9353745">
                <text:p>1.9353745</text:p>
              </table:table-cell>
              <table:table-cell office:value-type="float" office:value="0.148493363022649">
                <text:p>0.148493363022649</text:p>
              </table:table-cell>
              <table:table-cell office:value-type="float" office:value="0.148493363022649">
                <text:p>0.148493363022649</text:p>
              </table:table-cell>
              <table:table-cell office:value-type="float" office:value="2.006728">
                <text:p>2.006728</text:p>
              </table:table-cell>
              <table:table-cell office:value-type="float" office:value="0.172887433826936">
                <text:p>0.172887433826936</text:p>
              </table:table-cell>
              <table:table-cell office:value-type="float" office:value="0.172887433826936">
                <text:p>0.172887433826936</text:p>
              </table:table-cell>
              <table:table-cell office:value-type="float" office:value="2.3077135">
                <text:p>2.3077135</text:p>
              </table:table-cell>
              <table:table-cell office:value-type="float" office:value="0.171475295276601">
                <text:p>0.171475295276601</text:p>
              </table:table-cell>
              <table:table-cell office:value-type="float" office:value="0.171475295276601">
                <text:p>0.17147529527660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72846765">
                <text:p>1.72846765</text:p>
              </table:table-cell>
              <table:table-cell office:value-type="float" office:value="0.166643422160776">
                <text:p>0.166643422160776</text:p>
              </table:table-cell>
              <table:table-cell office:value-type="float" office:value="0.166643422160776">
                <text:p>0.166643422160776</text:p>
              </table:table-cell>
              <table:table-cell office:value-type="float" office:value="1.9150395">
                <text:p>1.9150395</text:p>
              </table:table-cell>
              <table:table-cell office:value-type="float" office:value="0.134750097446259">
                <text:p>0.134750097446259</text:p>
              </table:table-cell>
              <table:table-cell office:value-type="float" office:value="0.134750097446259">
                <text:p>0.134750097446259</text:p>
              </table:table-cell>
              <table:table-cell office:value-type="float" office:value="2.2606265">
                <text:p>2.2606265</text:p>
              </table:table-cell>
              <table:table-cell office:value-type="float" office:value="0.168445666269377">
                <text:p>0.168445666269377</text:p>
              </table:table-cell>
              <table:table-cell office:value-type="float" office:value="0.168445666269377">
                <text:p>0.168445666269377</text:p>
              </table:table-cell>
              <table:table-cell office:value-type="float" office:value="2.189571">
                <text:p>2.189571</text:p>
              </table:table-cell>
              <table:table-cell office:value-type="float" office:value="0.162979923318794">
                <text:p>0.162979923318794</text:p>
              </table:table-cell>
              <table:table-cell office:value-type="float" office:value="0.162979923318794">
                <text:p>0.1629799233187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ummary.Q6:summary.Q14" chart:error-lower-range="summary.Q6:summary.Q14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ummary.Q6:summary.Q14" chart:error-lower-range="summary.Q6:summary.Q14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ummary.Q6:summary.Q14" chart:error-lower-range="summary.Q6:summary.Q14" char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6cm" svg:height="10.161cm" xlink:href=".." xlink:type="simple" chart:class="chart:bar" chart:style-name="ch1">
        <chart:title svg:x="3.307cm" svg:y="0.338cm" chart:style-name="ch2">
          <text:p>Tiempo Mínimos de consumo multisocket con Reuseport</text:p>
        </chart:title>
        <chart:subtitle svg:x="6.253cm" svg:y="1.362cm" chart:style-name="ch3">
          <text:p>Distribuyendo 1 G de paquetes</text:p>
        </chart:subtitle>
        <chart:plot-area chart:style-name="ch4" table:cell-range-address="summary.L5:summary.M14" chart:data-source-has-labels="both" svg:x="1.395cm" svg:y="2.252cm" svg:width="16.304cm" svg:height="6.702cm">
          <chartooo:coordinate-region svg:x="2.16cm" svg:y="2.465cm" svg:width="15.539cm" svg:height="5.815cm"/>
          <chart:axis chart:dimension="x" chart:name="primary-x" chart:style-name="ch5" chartooo:axis-type="auto">
            <chartooo:date-scale/>
            <chart:title svg:x="8.023cm" svg:y="9.158cm" chart:style-name="ch6">
              <text:p>Número de Sockets</text:p>
            </chart:title>
            <chart:categories table:cell-range-address="summary.L6:summary.L14"/>
          </chart:axis>
          <chart:axis chart:dimension="y" chart:name="primary-y" chart:style-name="ch7">
            <chart:title svg:x="0.451cm" svg:y="6.416cm" chart:style-name="ch8">
              <text:p>Tiempo [s]</text:p>
            </chart:title>
            <chart:grid chart:style-name="ch9" chart:class="major"/>
          </chart:axis>
          <chart:series chart:style-name="ch10" chart:values-cell-range-address="summary.M6:summary.M14" chart:label-cell-address="summary.M5:summary.M5" chart:class="chart:bar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5:summary.M5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6:summary.L14</svg:desc>
                </draw:g>
              </table:table-cell>
              <table:table-cell office:value-type="float" office:value="2.089579">
                <text:p>2.089579</text:p>
                <draw:g>
                  <svg:desc>summary.M6:summary.M14</svg:desc>
                </draw:g>
              </table:table-cell>
              <table:table-cell office:value-type="float" office:value="0.108552627097352">
                <text:p>0.108552627097352</text:p>
                <draw:g>
                  <svg:desc>summary.Q6:summary.Q14</svg:desc>
                </draw:g>
              </table:table-cell>
              <table:table-cell office:value-type="float" office:value="0.108552627097352">
                <text:p>0.108552627097352</text:p>
                <draw:g>
                  <svg:desc>summary.Q6:summary.Q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0791293">
                <text:p>2.0791293</text:p>
              </table:table-cell>
              <table:table-cell office:value-type="float" office:value="0.28387531545108">
                <text:p>0.28387531545108</text:p>
              </table:table-cell>
              <table:table-cell office:value-type="float" office:value="0.28387531545108">
                <text:p>0.283875315451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7568609">
                <text:p>0.7568609</text:p>
              </table:table-cell>
              <table:table-cell office:value-type="float" office:value="0.210625836147826">
                <text:p>0.210625836147826</text:p>
              </table:table-cell>
              <table:table-cell office:value-type="float" office:value="0.210625836147826">
                <text:p>0.21062583614782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6584525">
                <text:p>0.66584525</text:p>
              </table:table-cell>
              <table:table-cell office:value-type="float" office:value="0.124908181752151">
                <text:p>0.124908181752151</text:p>
              </table:table-cell>
              <table:table-cell office:value-type="float" office:value="0.124908181752151">
                <text:p>0.12490818175215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9069835">
                <text:p>0.29069835</text:p>
              </table:table-cell>
              <table:table-cell office:value-type="float" office:value="0.0478144141626535">
                <text:p>0.0478144141626535</text:p>
              </table:table-cell>
              <table:table-cell office:value-type="float" office:value="0.0478144141626535">
                <text:p>0.047814414162653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91548395">
                <text:p>0.191548395</text:p>
              </table:table-cell>
              <table:table-cell office:value-type="float" office:value="0.0332297673483013">
                <text:p>0.0332297673483013</text:p>
              </table:table-cell>
              <table:table-cell office:value-type="float" office:value="0.0332297673483013">
                <text:p>0.033229767348301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6486227">
                <text:p>0.16486227</text:p>
              </table:table-cell>
              <table:table-cell office:value-type="float" office:value="0.0304764048544206">
                <text:p>0.0304764048544206</text:p>
              </table:table-cell>
              <table:table-cell office:value-type="float" office:value="0.0304764048544206">
                <text:p>0.030476404854420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108355285">
                <text:p>0.108355285</text:p>
              </table:table-cell>
              <table:table-cell office:value-type="float" office:value="0.0235617881625675">
                <text:p>0.0235617881625675</text:p>
              </table:table-cell>
              <table:table-cell office:value-type="float" office:value="0.0235617881625675">
                <text:p>0.02356178816256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65432025">
                <text:p>0.065432025</text:p>
              </table:table-cell>
              <table:table-cell office:value-type="float" office:value="0.0120767679813337">
                <text:p>0.0120767679813337</text:p>
              </table:table-cell>
              <table:table-cell office:value-type="float" office:value="0.0120767679813337">
                <text:p>0.01207676798133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summary.Q21:summary.Q29" chart:error-lower-range="summary.Q21:summary.Q29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ummary.Q21:summary.Q29" chart:error-lower-range="summary.Q21:summary.Q29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ummary.Q21:summary.Q29" chart:error-lower-range="summary.Q21:summary.Q29" char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6cm" svg:height="10.161cm" xlink:href=".." xlink:type="simple" chart:class="chart:bar" chart:style-name="ch1">
        <chart:title svg:x="3.126cm" svg:y="0.338cm" chart:style-name="ch2">
          <text:p>Tiempos Máximos de consumo multisocket con Reuseport</text:p>
        </chart:title>
        <chart:subtitle svg:x="6.314cm" svg:y="1.362cm" chart:style-name="ch3">
          <text:p>Distribuyendo 1G de paquetes</text:p>
        </chart:subtitle>
        <chart:plot-area chart:style-name="ch4" table:cell-range-address="summary.L20:summary.M29" chart:data-source-has-labels="both" svg:x="1.395cm" svg:y="2.252cm" svg:width="16.304cm" svg:height="6.702cm">
          <chartooo:coordinate-region svg:x="2.16cm" svg:y="2.465cm" svg:width="15.539cm" svg:height="5.815cm"/>
          <chart:axis chart:dimension="x" chart:name="primary-x" chart:style-name="ch5" chartooo:axis-type="auto">
            <chartooo:date-scale/>
            <chart:title svg:x="8.023cm" svg:y="9.158cm" chart:style-name="ch6">
              <text:p>Número de Sockets</text:p>
            </chart:title>
            <chart:categories table:cell-range-address="summary.L21:summary.L29"/>
          </chart:axis>
          <chart:axis chart:dimension="y" chart:name="primary-y" chart:style-name="ch7">
            <chart:title svg:x="0.451cm" svg:y="6.416cm" chart:style-name="ch8">
              <text:p>Tiempo [s]</text:p>
            </chart:title>
            <chart:grid chart:style-name="ch9" chart:class="major"/>
          </chart:axis>
          <chart:series chart:style-name="ch10" chart:values-cell-range-address="summary.M21:summary.M29" chart:label-cell-address="summary.M20:summary.M20" chart:class="chart:bar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hread</text:p>
                <draw:g>
                  <svg:desc>summary.M20:summary.M20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L21:summary.L29</svg:desc>
                </draw:g>
              </table:table-cell>
              <table:table-cell office:value-type="float" office:value="2.089579">
                <text:p>2.089579</text:p>
                <draw:g>
                  <svg:desc>summary.M21:summary.M29</svg:desc>
                </draw:g>
              </table:table-cell>
              <table:table-cell office:value-type="float" office:value="0.108552627097352">
                <text:p>0.108552627097352</text:p>
                <draw:g>
                  <svg:desc>summary.Q21:summary.Q29</svg:desc>
                </draw:g>
              </table:table-cell>
              <table:table-cell office:value-type="float" office:value="0.108552627097352">
                <text:p>0.108552627097352</text:p>
                <draw:g>
                  <svg:desc>summary.Q21:summary.Q2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39299">
                <text:p>2.239299</text:p>
              </table:table-cell>
              <table:table-cell office:value-type="float" office:value="0.328550630320423">
                <text:p>0.328550630320423</text:p>
              </table:table-cell>
              <table:table-cell office:value-type="float" office:value="0.328550630320423">
                <text:p>0.32855063032042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8456745">
                <text:p>1.8456745</text:p>
              </table:table-cell>
              <table:table-cell office:value-type="float" office:value="0.13828364784665">
                <text:p>0.13828364784665</text:p>
              </table:table-cell>
              <table:table-cell office:value-type="float" office:value="0.13828364784665">
                <text:p>0.138283647846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50069275">
                <text:p>1.50069275</text:p>
              </table:table-cell>
              <table:table-cell office:value-type="float" office:value="0.23309478601277">
                <text:p>0.23309478601277</text:p>
              </table:table-cell>
              <table:table-cell office:value-type="float" office:value="0.23309478601277">
                <text:p>0.2330947860127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57786605">
                <text:p>1.57786605</text:p>
              </table:table-cell>
              <table:table-cell office:value-type="float" office:value="0.157732868865827">
                <text:p>0.157732868865827</text:p>
              </table:table-cell>
              <table:table-cell office:value-type="float" office:value="0.157732868865827">
                <text:p>0.15773286886582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57714915">
                <text:p>1.57714915</text:p>
              </table:table-cell>
              <table:table-cell office:value-type="float" office:value="0.188978617640871">
                <text:p>0.188978617640871</text:p>
              </table:table-cell>
              <table:table-cell office:value-type="float" office:value="0.188978617640871">
                <text:p>0.18897861764087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7607475">
                <text:p>1.7607475</text:p>
              </table:table-cell>
              <table:table-cell office:value-type="float" office:value="0.150183487808072">
                <text:p>0.150183487808072</text:p>
              </table:table-cell>
              <table:table-cell office:value-type="float" office:value="0.150183487808072">
                <text:p>0.15018348780807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7545221">
                <text:p>1.7545221</text:p>
              </table:table-cell>
              <table:table-cell office:value-type="float" office:value="0.18066630723358">
                <text:p>0.18066630723358</text:p>
              </table:table-cell>
              <table:table-cell office:value-type="float" office:value="0.18066630723358">
                <text:p>0.1806663072335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72846765">
                <text:p>1.72846765</text:p>
              </table:table-cell>
              <table:table-cell office:value-type="float" office:value="0.166643422160776">
                <text:p>0.166643422160776</text:p>
              </table:table-cell>
              <table:table-cell office:value-type="float" office:value="0.166643422160776">
                <text:p>0.1666434221607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